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4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a przestawna_select_mid_m100_1" table:style-name="ta1">
        <table:shapes>
          <draw:frame draw:z-index="0" draw:style-name="gr1" draw:text-style-name="P1" svg:width="22.361cm" svg:height="12.577cm" svg:x="16.06cm" svg:y="0.889cm">
            <draw:object draw:notify-on-update-of-ranges="'Tabela przestawna_select_mid_m100_1'.A3:'Tabela przestawna_select_mid_m100_1'.A102 'Tabela przestawna_select_mid_m100_1'.B2:'Tabela przestawna_select_mid_m100_1'.B2 'Tabela przestawna_select_mid_m100_1'.B3:'Tabela przestawna_select_mid_m100_1'.B102 'Tabela przestawna_select_mid_m100_1'.F2:'Tabela przestawna_select_mid_m100_1'.F2 'Tabela przestawna_select_mid_m100_1'.F3:'Tabela przestawna_select_mid_m100_1'.F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54cm" svg:height="13.288cm" svg:x="16.476cm" svg:y="14.192cm">
            <draw:object draw:notify-on-update-of-ranges="'Tabela przestawna_select_mid_m100_1'.A3:'Tabela przestawna_select_mid_m100_1'.A102 'Tabela przestawna_select_mid_m100_1'.C2:'Tabela przestawna_select_mid_m100_1'.C2 'Tabela przestawna_select_mid_m100_1'.C3:'Tabela przestawna_select_mid_m100_1'.C102 'Tabela przestawna_select_mid_m100_1'.G2:'Tabela przestawna_select_mid_m100_1'.G2 'Tabela przestawna_select_mid_m100_1'.G3:'Tabela przestawna_select_mid_m100_1'.G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1"/>
        <table:table-column table:style-name="co1" table:default-cell-style-name="ce26"/>
        <table:table-column table:style-name="co1" table:default-cell-style-name="ce32"/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row table:style-name="ro1">
          <table:table-cell table:style-name="ce18"/>
          <table:table-cell table:style-name="ce23" office:value-type="string" calcext:value-type="string">
            <text:p>Dane</text:p>
          </table:table-cell>
          <table:table-cell table:style-name="ce29"/>
          <table:table-cell/>
          <table:table-cell table:style-name="Default" table:number-columns-repeated="3"/>
        </table:table-row>
        <table:table-row table:style-name="ro1">
          <table:table-cell table:style-name="ce19" office:value-type="string" calcext:value-type="string">
            <text:p>n</text:p>
          </table:table-cell>
          <table:table-cell table:style-name="ce24" office:value-type="string" calcext:value-type="string">
            <text:p>Średnia – przestawienia-select</text:p>
          </table:table-cell>
          <table:table-cell table:style-name="ce30" office:value-type="string" calcext:value-type="string">
            <text:p>Średnia – porównania-select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Średnia – przestawienia-randomselect</text:p>
          </table:table-cell>
          <table:table-cell table:style-name="ce13" office:value-type="string" calcext:value-type="string">
            <text:p>Średnia – porównania-randomselect</text:p>
          </table:table-cell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25" office:value-type="float" office:value="564.58" calcext:value-type="float">
            <text:p>564,58</text:p>
          </table:table-cell>
          <table:table-cell table:style-name="ce31" office:value-type="float" office:value="600.19" calcext:value-type="float">
            <text:p>600,19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154.34" calcext:value-type="float">
            <text:p>154,34</text:p>
          </table:table-cell>
          <table:table-cell table:style-name="ce14" office:value-type="float" office:value="324.88" calcext:value-type="float">
            <text:p>324,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16" calcext:value-type="float">
            <text:p>1216</text:p>
          </table:table-cell>
          <table:table-cell office:value-type="float" office:value="1294.21" calcext:value-type="float">
            <text:p>1294,2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46.63" calcext:value-type="float">
            <text:p>346,63</text:p>
          </table:table-cell>
          <table:table-cell office:value-type="float" office:value="672.97" calcext:value-type="float">
            <text:p>672,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20.4" calcext:value-type="float">
            <text:p>1920,4</text:p>
          </table:table-cell>
          <table:table-cell office:value-type="float" office:value="2042.71" calcext:value-type="float">
            <text:p>2042,7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26.9" calcext:value-type="float">
            <text:p>526,9</text:p>
          </table:table-cell>
          <table:table-cell office:value-type="float" office:value="1024.66" calcext:value-type="float">
            <text:p>1024,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83.56" calcext:value-type="float">
            <text:p>2583,56</text:p>
          </table:table-cell>
          <table:table-cell office:value-type="float" office:value="2773.64" calcext:value-type="float">
            <text:p>2773,6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42.25" calcext:value-type="float">
            <text:p>642,25</text:p>
          </table:table-cell>
          <table:table-cell office:value-type="float" office:value="1303.5" calcext:value-type="float">
            <text:p>1303,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92.57" calcext:value-type="float">
            <text:p>3192,57</text:p>
          </table:table-cell>
          <table:table-cell office:value-type="float" office:value="3419.13" calcext:value-type="float">
            <text:p>3419,1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51.19" calcext:value-type="float">
            <text:p>851,19</text:p>
          </table:table-cell>
          <table:table-cell office:value-type="float" office:value="1688.42" calcext:value-type="float">
            <text:p>1688,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10.94" calcext:value-type="float">
            <text:p>3910,94</text:p>
          </table:table-cell>
          <table:table-cell office:value-type="float" office:value="4188.36" calcext:value-type="float">
            <text:p>4188,36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23.53" calcext:value-type="float">
            <text:p>1023,53</text:p>
          </table:table-cell>
          <table:table-cell office:value-type="float" office:value="1972.43" calcext:value-type="float">
            <text:p>1972,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33.93" calcext:value-type="float">
            <text:p>4633,93</text:p>
          </table:table-cell>
          <table:table-cell office:value-type="float" office:value="4949.7" calcext:value-type="float">
            <text:p>4949,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260.87" calcext:value-type="float">
            <text:p>1260,87</text:p>
          </table:table-cell>
          <table:table-cell office:value-type="float" office:value="2477.62" calcext:value-type="float">
            <text:p>2477,6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397.86" calcext:value-type="float">
            <text:p>5397,86</text:p>
          </table:table-cell>
          <table:table-cell office:value-type="float" office:value="5770.8" calcext:value-type="float">
            <text:p>5770,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271.97" calcext:value-type="float">
            <text:p>1271,97</text:p>
          </table:table-cell>
          <table:table-cell office:value-type="float" office:value="2590.53" calcext:value-type="float">
            <text:p>2590,5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0.85" calcext:value-type="float">
            <text:p>6000,85</text:p>
          </table:table-cell>
          <table:table-cell office:value-type="float" office:value="6415.53" calcext:value-type="float">
            <text:p>6415,5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539.61" calcext:value-type="float">
            <text:p>1539,61</text:p>
          </table:table-cell>
          <table:table-cell office:value-type="float" office:value="3101.41" calcext:value-type="float">
            <text:p>3101,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650.3" calcext:value-type="float">
            <text:p>6650,3</text:p>
          </table:table-cell>
          <table:table-cell office:value-type="float" office:value="7061.2" calcext:value-type="float">
            <text:p>7061,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859.76" calcext:value-type="float">
            <text:p>1859,76</text:p>
          </table:table-cell>
          <table:table-cell office:value-type="float" office:value="3546.5" calcext:value-type="float">
            <text:p>3546,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351.38" calcext:value-type="float">
            <text:p>7351,38</text:p>
          </table:table-cell>
          <table:table-cell office:value-type="float" office:value="7857.05" calcext:value-type="float">
            <text:p>7857,05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798.92" calcext:value-type="float">
            <text:p>1798,92</text:p>
          </table:table-cell>
          <table:table-cell office:value-type="float" office:value="3752.54" calcext:value-type="float">
            <text:p>3752,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112.44" calcext:value-type="float">
            <text:p>8112,44</text:p>
          </table:table-cell>
          <table:table-cell office:value-type="float" office:value="8667.74" calcext:value-type="float">
            <text:p>8667,7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2091.26" calcext:value-type="float">
            <text:p>2091,26</text:p>
          </table:table-cell>
          <table:table-cell office:value-type="float" office:value="4139.13" calcext:value-type="float">
            <text:p>4139,1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788.78" calcext:value-type="float">
            <text:p>8788,78</text:p>
          </table:table-cell>
          <table:table-cell office:value-type="float" office:value="9350.85" calcext:value-type="float">
            <text:p>9350,85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2226.88" calcext:value-type="float">
            <text:p>2226,88</text:p>
          </table:table-cell>
          <table:table-cell office:value-type="float" office:value="4352.93" calcext:value-type="float">
            <text:p>4352,9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260.81" calcext:value-type="float">
            <text:p>9260,81</text:p>
          </table:table-cell>
          <table:table-cell office:value-type="float" office:value="9894.49" calcext:value-type="float">
            <text:p>9894,49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2351.91" calcext:value-type="float">
            <text:p>2351,91</text:p>
          </table:table-cell>
          <table:table-cell office:value-type="float" office:value="4698.72" calcext:value-type="float">
            <text:p>4698,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251.2" calcext:value-type="float">
            <text:p>10251,2</text:p>
          </table:table-cell>
          <table:table-cell office:value-type="float" office:value="10897.25" calcext:value-type="float">
            <text:p>10897,2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567.87" calcext:value-type="float">
            <text:p>2567,87</text:p>
          </table:table-cell>
          <table:table-cell office:value-type="float" office:value="5176.32" calcext:value-type="float">
            <text:p>5176,3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844.83" calcext:value-type="float">
            <text:p>10844,83</text:p>
          </table:table-cell>
          <table:table-cell office:value-type="float" office:value="11539.8" calcext:value-type="float">
            <text:p>11539,8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2712.12" calcext:value-type="float">
            <text:p>2712,12</text:p>
          </table:table-cell>
          <table:table-cell office:value-type="float" office:value="5313.99" calcext:value-type="float">
            <text:p>5313,9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543.96" calcext:value-type="float">
            <text:p>11543,96</text:p>
          </table:table-cell>
          <table:table-cell office:value-type="float" office:value="12344.4" calcext:value-type="float">
            <text:p>12344,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2876.77" calcext:value-type="float">
            <text:p>2876,77</text:p>
          </table:table-cell>
          <table:table-cell office:value-type="float" office:value="5551.03" calcext:value-type="float">
            <text:p>5551,0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340.81" calcext:value-type="float">
            <text:p>12340,81</text:p>
          </table:table-cell>
          <table:table-cell office:value-type="float" office:value="13217.88" calcext:value-type="float">
            <text:p>13217,88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3087.72" calcext:value-type="float">
            <text:p>3087,72</text:p>
          </table:table-cell>
          <table:table-cell office:value-type="float" office:value="6119.42" calcext:value-type="float">
            <text:p>6119,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945.58" calcext:value-type="float">
            <text:p>12945,58</text:p>
          </table:table-cell>
          <table:table-cell office:value-type="float" office:value="13884.76" calcext:value-type="float">
            <text:p>13884,76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3372.32" calcext:value-type="float">
            <text:p>3372,32</text:p>
          </table:table-cell>
          <table:table-cell office:value-type="float" office:value="6589.79" calcext:value-type="float">
            <text:p>6589,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646.49" calcext:value-type="float">
            <text:p>13646,49</text:p>
          </table:table-cell>
          <table:table-cell office:value-type="float" office:value="14550.4" calcext:value-type="float">
            <text:p>14550,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409.87" calcext:value-type="float">
            <text:p>3409,87</text:p>
          </table:table-cell>
          <table:table-cell office:value-type="float" office:value="6705.95" calcext:value-type="float">
            <text:p>6705,9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379.18" calcext:value-type="float">
            <text:p>14379,18</text:p>
          </table:table-cell>
          <table:table-cell office:value-type="float" office:value="15196.07" calcext:value-type="float">
            <text:p>15196,07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3772.91" calcext:value-type="float">
            <text:p>3772,91</text:p>
          </table:table-cell>
          <table:table-cell office:value-type="float" office:value="7371.67" calcext:value-type="float">
            <text:p>7371,6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193.37" calcext:value-type="float">
            <text:p>15193,37</text:p>
          </table:table-cell>
          <table:table-cell office:value-type="float" office:value="16206.09" calcext:value-type="float">
            <text:p>16206,09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3632.84" calcext:value-type="float">
            <text:p>3632,84</text:p>
          </table:table-cell>
          <table:table-cell office:value-type="float" office:value="7496.77" calcext:value-type="float">
            <text:p>7496,7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001.79" calcext:value-type="float">
            <text:p>16001,79</text:p>
          </table:table-cell>
          <table:table-cell office:value-type="float" office:value="16908.05" calcext:value-type="float">
            <text:p>16908,05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3903.44" calcext:value-type="float">
            <text:p>3903,44</text:p>
          </table:table-cell>
          <table:table-cell office:value-type="float" office:value="7660.32" calcext:value-type="float">
            <text:p>7660,3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617.62" calcext:value-type="float">
            <text:p>16617,62</text:p>
          </table:table-cell>
          <table:table-cell office:value-type="float" office:value="17673.44" calcext:value-type="float">
            <text:p>17673,44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4157.66" calcext:value-type="float">
            <text:p>4157,66</text:p>
          </table:table-cell>
          <table:table-cell office:value-type="float" office:value="8252.29" calcext:value-type="float">
            <text:p>8252,2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193.07" calcext:value-type="float">
            <text:p>17193,07</text:p>
          </table:table-cell>
          <table:table-cell office:value-type="float" office:value="18487.34" calcext:value-type="float">
            <text:p>18487,34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4176.9" calcext:value-type="float">
            <text:p>4176,9</text:p>
          </table:table-cell>
          <table:table-cell office:value-type="float" office:value="8463.15" calcext:value-type="float">
            <text:p>8463,1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997.8" calcext:value-type="float">
            <text:p>17997,8</text:p>
          </table:table-cell>
          <table:table-cell office:value-type="float" office:value="19303.37" calcext:value-type="float">
            <text:p>19303,37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4399.8" calcext:value-type="float">
            <text:p>4399,8</text:p>
          </table:table-cell>
          <table:table-cell office:value-type="float" office:value="8793.84" calcext:value-type="float">
            <text:p>8793,8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548.04" calcext:value-type="float">
            <text:p>18548,04</text:p>
          </table:table-cell>
          <table:table-cell office:value-type="float" office:value="19963.89" calcext:value-type="float">
            <text:p>19963,89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4475.38" calcext:value-type="float">
            <text:p>4475,38</text:p>
          </table:table-cell>
          <table:table-cell office:value-type="float" office:value="8674.94" calcext:value-type="float">
            <text:p>8674,9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328.45" calcext:value-type="float">
            <text:p>19328,45</text:p>
          </table:table-cell>
          <table:table-cell office:value-type="float" office:value="20580.35" calcext:value-type="float">
            <text:p>20580,35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4850.6" calcext:value-type="float">
            <text:p>4850,6</text:p>
          </table:table-cell>
          <table:table-cell office:value-type="float" office:value="9593.27" calcext:value-type="float">
            <text:p>9593,2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9656.62" calcext:value-type="float">
            <text:p>19656,62</text:p>
          </table:table-cell>
          <table:table-cell office:value-type="float" office:value="20928.58" calcext:value-type="float">
            <text:p>20928,58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4743.84" calcext:value-type="float">
            <text:p>4743,84</text:p>
          </table:table-cell>
          <table:table-cell office:value-type="float" office:value="9377.72" calcext:value-type="float">
            <text:p>9377,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660.35" calcext:value-type="float">
            <text:p>20660,35</text:p>
          </table:table-cell>
          <table:table-cell office:value-type="float" office:value="22102.57" calcext:value-type="float">
            <text:p>22102,57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5248.12" calcext:value-type="float">
            <text:p>5248,12</text:p>
          </table:table-cell>
          <table:table-cell office:value-type="float" office:value="10480.3" calcext:value-type="float">
            <text:p>10480,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241.1" calcext:value-type="float">
            <text:p>21241,1</text:p>
          </table:table-cell>
          <table:table-cell office:value-type="float" office:value="22757.53" calcext:value-type="float">
            <text:p>22757,53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5208.3" calcext:value-type="float">
            <text:p>5208,3</text:p>
          </table:table-cell>
          <table:table-cell office:value-type="float" office:value="10266.07" calcext:value-type="float">
            <text:p>10266,0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2323.3" calcext:value-type="float">
            <text:p>22323,3</text:p>
          </table:table-cell>
          <table:table-cell office:value-type="float" office:value="23803.29" calcext:value-type="float">
            <text:p>23803,29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5335.12" calcext:value-type="float">
            <text:p>5335,12</text:p>
          </table:table-cell>
          <table:table-cell office:value-type="float" office:value="10587.26" calcext:value-type="float">
            <text:p>10587,2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2909.55" calcext:value-type="float">
            <text:p>22909,55</text:p>
          </table:table-cell>
          <table:table-cell office:value-type="float" office:value="24378.56" calcext:value-type="float">
            <text:p>24378,56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5390.11" calcext:value-type="float">
            <text:p>5390,11</text:p>
          </table:table-cell>
          <table:table-cell office:value-type="float" office:value="10780.34" calcext:value-type="float">
            <text:p>10780,3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3852.99" calcext:value-type="float">
            <text:p>23852,99</text:p>
          </table:table-cell>
          <table:table-cell office:value-type="float" office:value="25372.1" calcext:value-type="float">
            <text:p>25372,1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6061.69" calcext:value-type="float">
            <text:p>6061,69</text:p>
          </table:table-cell>
          <table:table-cell office:value-type="float" office:value="11951.31" calcext:value-type="float">
            <text:p>11951,3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390.87" calcext:value-type="float">
            <text:p>24390,87</text:p>
          </table:table-cell>
          <table:table-cell office:value-type="float" office:value="26151.9" calcext:value-type="float">
            <text:p>26151,9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5827.8" calcext:value-type="float">
            <text:p>5827,8</text:p>
          </table:table-cell>
          <table:table-cell office:value-type="float" office:value="11737.86" calcext:value-type="float">
            <text:p>11737,8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5188.23" calcext:value-type="float">
            <text:p>25188,23</text:p>
          </table:table-cell>
          <table:table-cell office:value-type="float" office:value="26819.93" calcext:value-type="float">
            <text:p>26819,93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6600.08" calcext:value-type="float">
            <text:p>6600,08</text:p>
          </table:table-cell>
          <table:table-cell office:value-type="float" office:value="12596.57" calcext:value-type="float">
            <text:p>12596,5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5457.94" calcext:value-type="float">
            <text:p>25457,94</text:p>
          </table:table-cell>
          <table:table-cell office:value-type="float" office:value="27150.7" calcext:value-type="float">
            <text:p>27150,7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6137.09" calcext:value-type="float">
            <text:p>6137,09</text:p>
          </table:table-cell>
          <table:table-cell office:value-type="float" office:value="11891.13" calcext:value-type="float">
            <text:p>11891,1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6574.06" calcext:value-type="float">
            <text:p>26574,06</text:p>
          </table:table-cell>
          <table:table-cell office:value-type="float" office:value="28458.41" calcext:value-type="float">
            <text:p>28458,41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6248.88" calcext:value-type="float">
            <text:p>6248,88</text:p>
          </table:table-cell>
          <table:table-cell office:value-type="float" office:value="12274.62" calcext:value-type="float">
            <text:p>12274,6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7254.26" calcext:value-type="float">
            <text:p>27254,26</text:p>
          </table:table-cell>
          <table:table-cell office:value-type="float" office:value="29256.71" calcext:value-type="float">
            <text:p>29256,71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6724.06" calcext:value-type="float">
            <text:p>6724,06</text:p>
          </table:table-cell>
          <table:table-cell office:value-type="float" office:value="13116.51" calcext:value-type="float">
            <text:p>13116,5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7747.39" calcext:value-type="float">
            <text:p>27747,39</text:p>
          </table:table-cell>
          <table:table-cell office:value-type="float" office:value="29830.97" calcext:value-type="float">
            <text:p>29830,97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6733.27" calcext:value-type="float">
            <text:p>6733,27</text:p>
          </table:table-cell>
          <table:table-cell office:value-type="float" office:value="13493.18" calcext:value-type="float">
            <text:p>13493,1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8500" calcext:value-type="float">
            <text:p>28500</text:p>
          </table:table-cell>
          <table:table-cell office:value-type="float" office:value="30464.56" calcext:value-type="float">
            <text:p>30464,56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6717.91" calcext:value-type="float">
            <text:p>6717,91</text:p>
          </table:table-cell>
          <table:table-cell office:value-type="float" office:value="13858.11" calcext:value-type="float">
            <text:p>13858,1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9097.81" calcext:value-type="float">
            <text:p>29097,81</text:p>
          </table:table-cell>
          <table:table-cell office:value-type="float" office:value="31067.83" calcext:value-type="float">
            <text:p>31067,83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7230.21" calcext:value-type="float">
            <text:p>7230,21</text:p>
          </table:table-cell>
          <table:table-cell office:value-type="float" office:value="14409.95" calcext:value-type="float">
            <text:p>14409,9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0104.06" calcext:value-type="float">
            <text:p>30104,06</text:p>
          </table:table-cell>
          <table:table-cell office:value-type="float" office:value="32002.02" calcext:value-type="float">
            <text:p>32002,02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7164.03" calcext:value-type="float">
            <text:p>7164,03</text:p>
          </table:table-cell>
          <table:table-cell office:value-type="float" office:value="14299.38" calcext:value-type="float">
            <text:p>14299,3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0549.97" calcext:value-type="float">
            <text:p>30549,97</text:p>
          </table:table-cell>
          <table:table-cell office:value-type="float" office:value="32562.67" calcext:value-type="float">
            <text:p>32562,67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7160.26" calcext:value-type="float">
            <text:p>7160,26</text:p>
          </table:table-cell>
          <table:table-cell office:value-type="float" office:value="14391.66" calcext:value-type="float">
            <text:p>14391,6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1263.64" calcext:value-type="float">
            <text:p>31263,64</text:p>
          </table:table-cell>
          <table:table-cell office:value-type="float" office:value="33431.29" calcext:value-type="float">
            <text:p>33431,29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7738.79" calcext:value-type="float">
            <text:p>7738,79</text:p>
          </table:table-cell>
          <table:table-cell office:value-type="float" office:value="15647.53" calcext:value-type="float">
            <text:p>15647,5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1875.58" calcext:value-type="float">
            <text:p>31875,58</text:p>
          </table:table-cell>
          <table:table-cell office:value-type="float" office:value="34128.89" calcext:value-type="float">
            <text:p>34128,89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7770.56" calcext:value-type="float">
            <text:p>7770,56</text:p>
          </table:table-cell>
          <table:table-cell office:value-type="float" office:value="15708.57" calcext:value-type="float">
            <text:p>15708,57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2561.35" calcext:value-type="float">
            <text:p>32561,35</text:p>
          </table:table-cell>
          <table:table-cell office:value-type="float" office:value="34735.19" calcext:value-type="float">
            <text:p>34735,19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8177.71" calcext:value-type="float">
            <text:p>8177,71</text:p>
          </table:table-cell>
          <table:table-cell office:value-type="float" office:value="16529.5" calcext:value-type="float">
            <text:p>16529,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3721.93" calcext:value-type="float">
            <text:p>33721,93</text:p>
          </table:table-cell>
          <table:table-cell office:value-type="float" office:value="36159.11" calcext:value-type="float">
            <text:p>36159,11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7846.91" calcext:value-type="float">
            <text:p>7846,91</text:p>
          </table:table-cell>
          <table:table-cell office:value-type="float" office:value="15514.16" calcext:value-type="float">
            <text:p>15514,1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4215.62" calcext:value-type="float">
            <text:p>34215,62</text:p>
          </table:table-cell>
          <table:table-cell office:value-type="float" office:value="36821.38" calcext:value-type="float">
            <text:p>36821,38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8431.22" calcext:value-type="float">
            <text:p>8431,22</text:p>
          </table:table-cell>
          <table:table-cell office:value-type="float" office:value="16383.03" calcext:value-type="float">
            <text:p>16383,0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4983.75" calcext:value-type="float">
            <text:p>34983,75</text:p>
          </table:table-cell>
          <table:table-cell office:value-type="float" office:value="37260.54" calcext:value-type="float">
            <text:p>37260,5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8742.66" calcext:value-type="float">
            <text:p>8742,66</text:p>
          </table:table-cell>
          <table:table-cell office:value-type="float" office:value="17305.76" calcext:value-type="float">
            <text:p>17305,76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35641.22" calcext:value-type="float">
            <text:p>35641,22</text:p>
          </table:table-cell>
          <table:table-cell office:value-type="float" office:value="38154.08" calcext:value-type="float">
            <text:p>38154,08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9219" calcext:value-type="float">
            <text:p>9219</text:p>
          </table:table-cell>
          <table:table-cell office:value-type="float" office:value="18045.97" calcext:value-type="float">
            <text:p>18045,97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36891.16" calcext:value-type="float">
            <text:p>36891,16</text:p>
          </table:table-cell>
          <table:table-cell office:value-type="float" office:value="39712.62" calcext:value-type="float">
            <text:p>39712,62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8577.8" calcext:value-type="float">
            <text:p>8577,8</text:p>
          </table:table-cell>
          <table:table-cell office:value-type="float" office:value="17212.5" calcext:value-type="float">
            <text:p>17212,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36866.34" calcext:value-type="float">
            <text:p>36866,34</text:p>
          </table:table-cell>
          <table:table-cell office:value-type="float" office:value="39354.65" calcext:value-type="float">
            <text:p>39354,65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8730.26" calcext:value-type="float">
            <text:p>8730,26</text:p>
          </table:table-cell>
          <table:table-cell office:value-type="float" office:value="17527.53" calcext:value-type="float">
            <text:p>17527,53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37759.73" calcext:value-type="float">
            <text:p>37759,73</text:p>
          </table:table-cell>
          <table:table-cell office:value-type="float" office:value="40212.62" calcext:value-type="float">
            <text:p>40212,62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9073.18" calcext:value-type="float">
            <text:p>9073,18</text:p>
          </table:table-cell>
          <table:table-cell office:value-type="float" office:value="18454.58" calcext:value-type="float">
            <text:p>18454,5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8725.47" calcext:value-type="float">
            <text:p>38725,47</text:p>
          </table:table-cell>
          <table:table-cell office:value-type="float" office:value="41211.46" calcext:value-type="float">
            <text:p>41211,46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9001.92" calcext:value-type="float">
            <text:p>9001,92</text:p>
          </table:table-cell>
          <table:table-cell office:value-type="float" office:value="18310.24" calcext:value-type="float">
            <text:p>18310,24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9090.42" calcext:value-type="float">
            <text:p>39090,42</text:p>
          </table:table-cell>
          <table:table-cell office:value-type="float" office:value="41716.32" calcext:value-type="float">
            <text:p>41716,32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9488.22" calcext:value-type="float">
            <text:p>9488,22</text:p>
          </table:table-cell>
          <table:table-cell office:value-type="float" office:value="18901.9" calcext:value-type="float">
            <text:p>18901,9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39858.36" calcext:value-type="float">
            <text:p>39858,36</text:p>
          </table:table-cell>
          <table:table-cell office:value-type="float" office:value="42481.14" calcext:value-type="float">
            <text:p>42481,14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0716.05" calcext:value-type="float">
            <text:p>10716,05</text:p>
          </table:table-cell>
          <table:table-cell office:value-type="float" office:value="20322.59" calcext:value-type="float">
            <text:p>20322,59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40435.6" calcext:value-type="float">
            <text:p>40435,6</text:p>
          </table:table-cell>
          <table:table-cell office:value-type="float" office:value="43086" calcext:value-type="float">
            <text:p>43086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9702.53" calcext:value-type="float">
            <text:p>9702,53</text:p>
          </table:table-cell>
          <table:table-cell office:value-type="float" office:value="19589.37" calcext:value-type="float">
            <text:p>19589,37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41220.76" calcext:value-type="float">
            <text:p>41220,76</text:p>
          </table:table-cell>
          <table:table-cell office:value-type="float" office:value="44177.69" calcext:value-type="float">
            <text:p>44177,69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9701.56" calcext:value-type="float">
            <text:p>9701,56</text:p>
          </table:table-cell>
          <table:table-cell office:value-type="float" office:value="20112.16" calcext:value-type="float">
            <text:p>20112,1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1844.59" calcext:value-type="float">
            <text:p>41844,59</text:p>
          </table:table-cell>
          <table:table-cell office:value-type="float" office:value="44543.63" calcext:value-type="float">
            <text:p>44543,63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9671.81" calcext:value-type="float">
            <text:p>9671,81</text:p>
          </table:table-cell>
          <table:table-cell office:value-type="float" office:value="19616.1" calcext:value-type="float">
            <text:p>19616,1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42793.31" calcext:value-type="float">
            <text:p>42793,31</text:p>
          </table:table-cell>
          <table:table-cell office:value-type="float" office:value="45522.16" calcext:value-type="float">
            <text:p>45522,16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10726.77" calcext:value-type="float">
            <text:p>10726,77</text:p>
          </table:table-cell>
          <table:table-cell office:value-type="float" office:value="20744.43" calcext:value-type="float">
            <text:p>20744,43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43799.59" calcext:value-type="float">
            <text:p>43799,59</text:p>
          </table:table-cell>
          <table:table-cell office:value-type="float" office:value="46930.97" calcext:value-type="float">
            <text:p>46930,97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10467.26" calcext:value-type="float">
            <text:p>10467,26</text:p>
          </table:table-cell>
          <table:table-cell office:value-type="float" office:value="20987.27" calcext:value-type="float">
            <text:p>20987,2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4476.55" calcext:value-type="float">
            <text:p>44476,55</text:p>
          </table:table-cell>
          <table:table-cell office:value-type="float" office:value="47343.76" calcext:value-type="float">
            <text:p>47343,76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10738.8" calcext:value-type="float">
            <text:p>10738,8</text:p>
          </table:table-cell>
          <table:table-cell office:value-type="float" office:value="21568.57" calcext:value-type="float">
            <text:p>21568,5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5408.39" calcext:value-type="float">
            <text:p>45408,39</text:p>
          </table:table-cell>
          <table:table-cell office:value-type="float" office:value="47933.21" calcext:value-type="float">
            <text:p>47933,21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1164.23" calcext:value-type="float">
            <text:p>11164,23</text:p>
          </table:table-cell>
          <table:table-cell office:value-type="float" office:value="22833.3" calcext:value-type="float">
            <text:p>22833,3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46087.36" calcext:value-type="float">
            <text:p>46087,36</text:p>
          </table:table-cell>
          <table:table-cell office:value-type="float" office:value="49273.17" calcext:value-type="float">
            <text:p>49273,17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10879.89" calcext:value-type="float">
            <text:p>10879,89</text:p>
          </table:table-cell>
          <table:table-cell office:value-type="float" office:value="22282.7" calcext:value-type="float">
            <text:p>22282,7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45962.09" calcext:value-type="float">
            <text:p>45962,09</text:p>
          </table:table-cell>
          <table:table-cell office:value-type="float" office:value="48620.06" calcext:value-type="float">
            <text:p>48620,06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11355.06" calcext:value-type="float">
            <text:p>11355,06</text:p>
          </table:table-cell>
          <table:table-cell office:value-type="float" office:value="21817.57" calcext:value-type="float">
            <text:p>21817,57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47218.55" calcext:value-type="float">
            <text:p>47218,55</text:p>
          </table:table-cell>
          <table:table-cell office:value-type="float" office:value="50540.99" calcext:value-type="float">
            <text:p>50540,99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11499.25" calcext:value-type="float">
            <text:p>11499,25</text:p>
          </table:table-cell>
          <table:table-cell office:value-type="float" office:value="22243.86" calcext:value-type="float">
            <text:p>22243,86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48242.09" calcext:value-type="float">
            <text:p>48242,09</text:p>
          </table:table-cell>
          <table:table-cell office:value-type="float" office:value="50932.26" calcext:value-type="float">
            <text:p>50932,26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11315.4" calcext:value-type="float">
            <text:p>11315,4</text:p>
          </table:table-cell>
          <table:table-cell office:value-type="float" office:value="22315.72" calcext:value-type="float">
            <text:p>22315,7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48896.08" calcext:value-type="float">
            <text:p>48896,08</text:p>
          </table:table-cell>
          <table:table-cell office:value-type="float" office:value="52032.08" calcext:value-type="float">
            <text:p>52032,08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11969.84" calcext:value-type="float">
            <text:p>11969,84</text:p>
          </table:table-cell>
          <table:table-cell office:value-type="float" office:value="23909.7" calcext:value-type="float">
            <text:p>23909,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575.64" calcext:value-type="float">
            <text:p>49575,64</text:p>
          </table:table-cell>
          <table:table-cell office:value-type="float" office:value="52941.28" calcext:value-type="float">
            <text:p>52941,28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11983.4" calcext:value-type="float">
            <text:p>11983,4</text:p>
          </table:table-cell>
          <table:table-cell office:value-type="float" office:value="23919.59" calcext:value-type="float">
            <text:p>23919,59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50356.57" calcext:value-type="float">
            <text:p>50356,57</text:p>
          </table:table-cell>
          <table:table-cell office:value-type="float" office:value="53943.18" calcext:value-type="float">
            <text:p>53943,18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2286.41" calcext:value-type="float">
            <text:p>12286,41</text:p>
          </table:table-cell>
          <table:table-cell office:value-type="float" office:value="25172.04" calcext:value-type="float">
            <text:p>25172,04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0760.26" calcext:value-type="float">
            <text:p>50760,26</text:p>
          </table:table-cell>
          <table:table-cell office:value-type="float" office:value="54155.06" calcext:value-type="float">
            <text:p>54155,06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12790.9" calcext:value-type="float">
            <text:p>12790,9</text:p>
          </table:table-cell>
          <table:table-cell office:value-type="float" office:value="25531.94" calcext:value-type="float">
            <text:p>25531,94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51540.41" calcext:value-type="float">
            <text:p>51540,41</text:p>
          </table:table-cell>
          <table:table-cell office:value-type="float" office:value="54917.54" calcext:value-type="float">
            <text:p>54917,54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11731.84" calcext:value-type="float">
            <text:p>11731,84</text:p>
          </table:table-cell>
          <table:table-cell office:value-type="float" office:value="24140.57" calcext:value-type="float">
            <text:p>24140,57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52206.23" calcext:value-type="float">
            <text:p>52206,23</text:p>
          </table:table-cell>
          <table:table-cell office:value-type="float" office:value="55608.83" calcext:value-type="float">
            <text:p>55608,83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12719.99" calcext:value-type="float">
            <text:p>12719,99</text:p>
          </table:table-cell>
          <table:table-cell office:value-type="float" office:value="25530.06" calcext:value-type="float">
            <text:p>25530,0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53375.45" calcext:value-type="float">
            <text:p>53375,45</text:p>
          </table:table-cell>
          <table:table-cell office:value-type="float" office:value="56895.43" calcext:value-type="float">
            <text:p>56895,43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3018.98" calcext:value-type="float">
            <text:p>13018,98</text:p>
          </table:table-cell>
          <table:table-cell office:value-type="float" office:value="25829.53" calcext:value-type="float">
            <text:p>25829,53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53472.28" calcext:value-type="float">
            <text:p>53472,28</text:p>
          </table:table-cell>
          <table:table-cell office:value-type="float" office:value="56997.69" calcext:value-type="float">
            <text:p>56997,69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12597.81" calcext:value-type="float">
            <text:p>12597,81</text:p>
          </table:table-cell>
          <table:table-cell office:value-type="float" office:value="26210.7" calcext:value-type="float">
            <text:p>26210,7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54409.12" calcext:value-type="float">
            <text:p>54409,12</text:p>
          </table:table-cell>
          <table:table-cell office:value-type="float" office:value="57973.91" calcext:value-type="float">
            <text:p>57973,91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13510.51" calcext:value-type="float">
            <text:p>13510,51</text:p>
          </table:table-cell>
          <table:table-cell office:value-type="float" office:value="27174.01" calcext:value-type="float">
            <text:p>27174,01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55126.07" calcext:value-type="float">
            <text:p>55126,07</text:p>
          </table:table-cell>
          <table:table-cell office:value-type="float" office:value="59165.25" calcext:value-type="float">
            <text:p>59165,25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3863.68" calcext:value-type="float">
            <text:p>13863,68</text:p>
          </table:table-cell>
          <table:table-cell office:value-type="float" office:value="26788.68" calcext:value-type="float">
            <text:p>26788,68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55920.06" calcext:value-type="float">
            <text:p>55920,06</text:p>
          </table:table-cell>
          <table:table-cell office:value-type="float" office:value="60130.79" calcext:value-type="float">
            <text:p>60130,79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13665.59" calcext:value-type="float">
            <text:p>13665,59</text:p>
          </table:table-cell>
          <table:table-cell office:value-type="float" office:value="27479.35" calcext:value-type="float">
            <text:p>27479,3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6523.71" calcext:value-type="float">
            <text:p>56523,71</text:p>
          </table:table-cell>
          <table:table-cell office:value-type="float" office:value="60433.43" calcext:value-type="float">
            <text:p>60433,43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3610.14" calcext:value-type="float">
            <text:p>13610,14</text:p>
          </table:table-cell>
          <table:table-cell office:value-type="float" office:value="26637.3" calcext:value-type="float">
            <text:p>26637,3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57558.27" calcext:value-type="float">
            <text:p>57558,27</text:p>
          </table:table-cell>
          <table:table-cell office:value-type="float" office:value="61412.8" calcext:value-type="float">
            <text:p>61412,8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13960.4" calcext:value-type="float">
            <text:p>13960,4</text:p>
          </table:table-cell>
          <table:table-cell office:value-type="float" office:value="27083.41" calcext:value-type="float">
            <text:p>27083,41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58452.11" calcext:value-type="float">
            <text:p>58452,11</text:p>
          </table:table-cell>
          <table:table-cell office:value-type="float" office:value="62175.42" calcext:value-type="float">
            <text:p>62175,42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13886.64" calcext:value-type="float">
            <text:p>13886,64</text:p>
          </table:table-cell>
          <table:table-cell office:value-type="float" office:value="27766.86" calcext:value-type="float">
            <text:p>27766,86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58686.62" calcext:value-type="float">
            <text:p>58686,62</text:p>
          </table:table-cell>
          <table:table-cell office:value-type="float" office:value="62441.2" calcext:value-type="float">
            <text:p>62441,2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14554.35" calcext:value-type="float">
            <text:p>14554,35</text:p>
          </table:table-cell>
          <table:table-cell office:value-type="float" office:value="28529.96" calcext:value-type="float">
            <text:p>28529,9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59158.2" calcext:value-type="float">
            <text:p>59158,2</text:p>
          </table:table-cell>
          <table:table-cell office:value-type="float" office:value="62913.87" calcext:value-type="float">
            <text:p>62913,87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14125.42" calcext:value-type="float">
            <text:p>14125,42</text:p>
          </table:table-cell>
          <table:table-cell office:value-type="float" office:value="27813.06" calcext:value-type="float">
            <text:p>27813,06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59878.7" calcext:value-type="float">
            <text:p>59878,7</text:p>
          </table:table-cell>
          <table:table-cell office:value-type="float" office:value="64069.43" calcext:value-type="float">
            <text:p>64069,43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4009.91" calcext:value-type="float">
            <text:p>14009,91</text:p>
          </table:table-cell>
          <table:table-cell office:value-type="float" office:value="28645.63" calcext:value-type="float">
            <text:p>28645,6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61138.71" calcext:value-type="float">
            <text:p>61138,71</text:p>
          </table:table-cell>
          <table:table-cell office:value-type="float" office:value="65321.66" calcext:value-type="float">
            <text:p>65321,66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14872.15" calcext:value-type="float">
            <text:p>14872,15</text:p>
          </table:table-cell>
          <table:table-cell office:value-type="float" office:value="29996.96" calcext:value-type="float">
            <text:p>29996,96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60182.38" calcext:value-type="float">
            <text:p>60182,38</text:p>
          </table:table-cell>
          <table:table-cell office:value-type="float" office:value="63997.76" calcext:value-type="float">
            <text:p>63997,76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15292.41" calcext:value-type="float">
            <text:p>15292,41</text:p>
          </table:table-cell>
          <table:table-cell office:value-type="float" office:value="29572.26" calcext:value-type="float">
            <text:p>29572,26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1864.56" calcext:value-type="float">
            <text:p>61864,56</text:p>
          </table:table-cell>
          <table:table-cell office:value-type="float" office:value="65695.78" calcext:value-type="float">
            <text:p>65695,78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16373.28" calcext:value-type="float">
            <text:p>16373,28</text:p>
          </table:table-cell>
          <table:table-cell office:value-type="float" office:value="31915.45" calcext:value-type="float">
            <text:p>31915,4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62977.76" calcext:value-type="float">
            <text:p>62977,76</text:p>
          </table:table-cell>
          <table:table-cell office:value-type="float" office:value="67258.43" calcext:value-type="float">
            <text:p>67258,43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5106.31" calcext:value-type="float">
            <text:p>15106,31</text:p>
          </table:table-cell>
          <table:table-cell office:value-type="float" office:value="29856.79" calcext:value-type="float">
            <text:p>29856,7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3851.94" calcext:value-type="float">
            <text:p>63851,94</text:p>
          </table:table-cell>
          <table:table-cell office:value-type="float" office:value="68162.12" calcext:value-type="float">
            <text:p>68162,12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4944.08" calcext:value-type="float">
            <text:p>14944,08</text:p>
          </table:table-cell>
          <table:table-cell office:value-type="float" office:value="29697.33" calcext:value-type="float">
            <text:p>29697,33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64924.87" calcext:value-type="float">
            <text:p>64924,87</text:p>
          </table:table-cell>
          <table:table-cell office:value-type="float" office:value="69654.24" calcext:value-type="float">
            <text:p>69654,24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15050.2" calcext:value-type="float">
            <text:p>15050,2</text:p>
          </table:table-cell>
          <table:table-cell office:value-type="float" office:value="29689.23" calcext:value-type="float">
            <text:p>29689,23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65148.31" calcext:value-type="float">
            <text:p>65148,31</text:p>
          </table:table-cell>
          <table:table-cell office:value-type="float" office:value="70142.52" calcext:value-type="float">
            <text:p>70142,52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4968.08" calcext:value-type="float">
            <text:p>14968,08</text:p>
          </table:table-cell>
          <table:table-cell office:value-type="float" office:value="30530.45" calcext:value-type="float">
            <text:p>30530,4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66184.53" calcext:value-type="float">
            <text:p>66184,53</text:p>
          </table:table-cell>
          <table:table-cell office:value-type="float" office:value="70550.67" calcext:value-type="float">
            <text:p>70550,67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15878.53" calcext:value-type="float">
            <text:p>15878,53</text:p>
          </table:table-cell>
          <table:table-cell office:value-type="float" office:value="32308.51" calcext:value-type="float">
            <text:p>32308,51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66531.39" calcext:value-type="float">
            <text:p>66531,39</text:p>
          </table:table-cell>
          <table:table-cell office:value-type="float" office:value="71275.55" calcext:value-type="float">
            <text:p>71275,55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16482.03" calcext:value-type="float">
            <text:p>16482,03</text:p>
          </table:table-cell>
          <table:table-cell office:value-type="float" office:value="32939.34" calcext:value-type="float">
            <text:p>32939,34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67747.89" calcext:value-type="float">
            <text:p>67747,89</text:p>
          </table:table-cell>
          <table:table-cell office:value-type="float" office:value="72126.03" calcext:value-type="float">
            <text:p>72126,03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15293.18" calcext:value-type="float">
            <text:p>15293,18</text:p>
          </table:table-cell>
          <table:table-cell office:value-type="float" office:value="31209.16" calcext:value-type="float">
            <text:p>31209,16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68099.08" calcext:value-type="float">
            <text:p>68099,08</text:p>
          </table:table-cell>
          <table:table-cell office:value-type="float" office:value="72304.97" calcext:value-type="float">
            <text:p>72304,97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16266.75" calcext:value-type="float">
            <text:p>16266,75</text:p>
          </table:table-cell>
          <table:table-cell office:value-type="float" office:value="31566.05" calcext:value-type="float">
            <text:p>31566,0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67985.26" calcext:value-type="float">
            <text:p>67985,26</text:p>
          </table:table-cell>
          <table:table-cell office:value-type="float" office:value="72554.44" calcext:value-type="float">
            <text:p>72554,44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16427.14" calcext:value-type="float">
            <text:p>16427,14</text:p>
          </table:table-cell>
          <table:table-cell office:value-type="float" office:value="32754.5" calcext:value-type="float">
            <text:p>32754,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69503.44" calcext:value-type="float">
            <text:p>69503,44</text:p>
          </table:table-cell>
          <table:table-cell office:value-type="float" office:value="74334.14" calcext:value-type="float">
            <text:p>74334,14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16943.87" calcext:value-type="float">
            <text:p>16943,87</text:p>
          </table:table-cell>
          <table:table-cell office:value-type="float" office:value="32871.11" calcext:value-type="float">
            <text:p>32871,1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70429.2" calcext:value-type="float">
            <text:p>70429,2</text:p>
          </table:table-cell>
          <table:table-cell office:value-type="float" office:value="74561.62" calcext:value-type="float">
            <text:p>74561,62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7329.85" calcext:value-type="float">
            <text:p>17329,85</text:p>
          </table:table-cell>
          <table:table-cell office:value-type="float" office:value="33788.34" calcext:value-type="float">
            <text:p>33788,3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7" office:value-type="float" office:value="69972.48" calcext:value-type="float">
            <text:p>69972,48</text:p>
          </table:table-cell>
          <table:table-cell table:style-name="ce33" office:value-type="float" office:value="75116.2" calcext:value-type="float">
            <text:p>75116,2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" office:value-type="float" office:value="16864.73" calcext:value-type="float">
            <text:p>16864,73</text:p>
          </table:table-cell>
          <table:table-cell table:style-name="ce16" office:value-type="float" office:value="33892.58" calcext:value-type="float">
            <text:p>33892,58</text:p>
          </table:table-cell>
        </table:table-row>
        <table:table-row table:style-name="ro1">
          <table:table-cell table:style-name="ce22" office:value-type="string" calcext:value-type="string">
            <text:p>Razem Wynik</text:p>
          </table:table-cell>
          <table:table-cell table:style-name="ce28" office:value-type="float" office:value="35453.0612" calcext:value-type="float">
            <text:p>35453,0612</text:p>
          </table:table-cell>
          <table:table-cell table:style-name="ce34" office:value-type="float" office:value="37836.9353" calcext:value-type="float">
            <text:p>37836,9353</text:p>
          </table:table-cell>
          <table:table-cell/>
          <table:table-cell table:style-name="Default" table:number-columns-repeated="3"/>
        </table:table-row>
      </table:table>
      <table:named-expressions/>
      <table:data-pilot-tables>
        <table:data-pilot-table table:name="DataPilot1" table:application-data="" table:target-range-address="'Tabela przestawna_select_mid_m100_1'.A1:'Tabela przestawna_select_mid_m100_1'.C103" table:buttons="'Tabela przestawna_select_mid_m100_1'.A2 'Tabela przestawna_select_mid_m100_1'.B1" table:show-filter-button="false" table:drill-down-on-double-click="false">
          <table:source-cell-range table:cell-range-address="'Tabela przestawna_select_mid_m100_1'.A1:'Tabela przestawna_select_mid_m100_1'.C10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200" table:display="true" table:show-details="true"/>
                <table:data-pilot-member table:name="300" table:display="true" table:show-details="true"/>
                <table:data-pilot-member table:name="400" table:display="true" table:show-details="true"/>
                <table:data-pilot-member table:name="500" table:display="true" table:show-details="true"/>
                <table:data-pilot-member table:name="600" table:display="true" table:show-details="true"/>
                <table:data-pilot-member table:name="700" table:display="true" table:show-details="true"/>
                <table:data-pilot-member table:name="800" table:display="true" table:show-details="true"/>
                <table:data-pilot-member table:name="900" table:display="true" table:show-details="true"/>
                <table:data-pilot-member table:name="1000" table:display="true" table:show-details="true"/>
                <table:data-pilot-member table:name="1100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400" table:display="true" table:show-details="true"/>
                <table:data-pilot-member table:name="1500" table:display="true" table:show-details="true"/>
                <table:data-pilot-member table:name="16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1900" table:display="true" table:show-details="true"/>
                <table:data-pilot-member table:name="2000" table:display="true" table:show-details="true"/>
                <table:data-pilot-member table:name="2100" table:display="true" table:show-details="true"/>
                <table:data-pilot-member table:name="2200" table:display="true" table:show-details="true"/>
                <table:data-pilot-member table:name="2300" table:display="true" table:show-details="true"/>
                <table:data-pilot-member table:name="2400" table:display="true" table:show-details="true"/>
                <table:data-pilot-member table:name="2500" table:display="true" table:show-details="true"/>
                <table:data-pilot-member table:name="2600" table:display="true" table:show-details="true"/>
                <table:data-pilot-member table:name="2700" table:display="true" table:show-details="true"/>
                <table:data-pilot-member table:name="2800" table:display="true" table:show-details="true"/>
                <table:data-pilot-member table:name="2900" table:display="true" table:show-details="true"/>
                <table:data-pilot-member table:name="3000" table:display="true" table:show-details="true"/>
                <table:data-pilot-member table:name="3100" table:display="true" table:show-details="true"/>
                <table:data-pilot-member table:name="3200" table:display="true" table:show-details="true"/>
                <table:data-pilot-member table:name="3300" table:display="true" table:show-details="true"/>
                <table:data-pilot-member table:name="3400" table:display="true" table:show-details="true"/>
                <table:data-pilot-member table:name="3500" table:display="true" table:show-details="true"/>
                <table:data-pilot-member table:name="3600" table:display="true" table:show-details="true"/>
                <table:data-pilot-member table:name="3700" table:display="true" table:show-details="true"/>
                <table:data-pilot-member table:name="3800" table:display="true" table:show-details="true"/>
                <table:data-pilot-member table:name="3900" table:display="true" table:show-details="true"/>
                <table:data-pilot-member table:name="4000" table:display="true" table:show-details="true"/>
                <table:data-pilot-member table:name="4100" table:display="true" table:show-details="true"/>
                <table:data-pilot-member table:name="4200" table:display="true" table:show-details="true"/>
                <table:data-pilot-member table:name="4300" table:display="true" table:show-details="true"/>
                <table:data-pilot-member table:name="4400" table:display="true" table:show-details="true"/>
                <table:data-pilot-member table:name="4500" table:display="true" table:show-details="true"/>
                <table:data-pilot-member table:name="4600" table:display="true" table:show-details="true"/>
                <table:data-pilot-member table:name="4700" table:display="true" table:show-details="true"/>
                <table:data-pilot-member table:name="4800" table:display="true" table:show-details="true"/>
                <table:data-pilot-member table:name="4900" table:display="true" table:show-details="true"/>
                <table:data-pilot-member table:name="5000" table:display="true" table:show-details="true"/>
                <table:data-pilot-member table:name="5100" table:display="true" table:show-details="true"/>
                <table:data-pilot-member table:name="5200" table:display="true" table:show-details="true"/>
                <table:data-pilot-member table:name="5300" table:display="true" table:show-details="true"/>
                <table:data-pilot-member table:name="5400" table:display="true" table:show-details="true"/>
                <table:data-pilot-member table:name="5500" table:display="true" table:show-details="true"/>
                <table:data-pilot-member table:name="5600" table:display="true" table:show-details="true"/>
                <table:data-pilot-member table:name="5700" table:display="true" table:show-details="true"/>
                <table:data-pilot-member table:name="5800" table:display="true" table:show-details="true"/>
                <table:data-pilot-member table:name="5900" table:display="true" table:show-details="true"/>
                <table:data-pilot-member table:name="6000" table:display="true" table:show-details="true"/>
                <table:data-pilot-member table:name="6100" table:display="true" table:show-details="true"/>
                <table:data-pilot-member table:name="6200" table:display="true" table:show-details="true"/>
                <table:data-pilot-member table:name="6300" table:display="true" table:show-details="true"/>
                <table:data-pilot-member table:name="6400" table:display="true" table:show-details="true"/>
                <table:data-pilot-member table:name="6500" table:display="true" table:show-details="true"/>
                <table:data-pilot-member table:name="6600" table:display="true" table:show-details="true"/>
                <table:data-pilot-member table:name="6700" table:display="true" table:show-details="true"/>
                <table:data-pilot-member table:name="6800" table:display="true" table:show-details="true"/>
                <table:data-pilot-member table:name="6900" table:display="true" table:show-details="true"/>
                <table:data-pilot-member table:name="7000" table:display="true" table:show-details="true"/>
                <table:data-pilot-member table:name="7100" table:display="true" table:show-details="true"/>
                <table:data-pilot-member table:name="7200" table:display="true" table:show-details="true"/>
                <table:data-pilot-member table:name="7300" table:display="true" table:show-details="true"/>
                <table:data-pilot-member table:name="7400" table:display="true" table:show-details="true"/>
                <table:data-pilot-member table:name="7500" table:display="true" table:show-details="true"/>
                <table:data-pilot-member table:name="7600" table:display="true" table:show-details="true"/>
                <table:data-pilot-member table:name="7700" table:display="true" table:show-details="true"/>
                <table:data-pilot-member table:name="7800" table:display="true" table:show-details="true"/>
                <table:data-pilot-member table:name="7900" table:display="true" table:show-details="true"/>
                <table:data-pilot-member table:name="8000" table:display="true" table:show-details="true"/>
                <table:data-pilot-member table:name="8100" table:display="true" table:show-details="true"/>
                <table:data-pilot-member table:name="8200" table:display="true" table:show-details="true"/>
                <table:data-pilot-member table:name="8300" table:display="true" table:show-details="true"/>
                <table:data-pilot-member table:name="8400" table:display="true" table:show-details="true"/>
                <table:data-pilot-member table:name="8500" table:display="true" table:show-details="true"/>
                <table:data-pilot-member table:name="8600" table:display="true" table:show-details="true"/>
                <table:data-pilot-member table:name="8700" table:display="true" table:show-details="true"/>
                <table:data-pilot-member table:name="8800" table:display="true" table:show-details="true"/>
                <table:data-pilot-member table:name="8900" table:display="true" table:show-details="true"/>
                <table:data-pilot-member table:name="9000" table:display="true" table:show-details="true"/>
                <table:data-pilot-member table:name="9100" table:display="true" table:show-details="true"/>
                <table:data-pilot-member table:name="9200" table:display="true" table:show-details="true"/>
                <table:data-pilot-member table:name="9300" table:display="true" table:show-details="true"/>
                <table:data-pilot-member table:name="9400" table:display="true" table:show-details="true"/>
                <table:data-pilot-member table:name="9500" table:display="true" table:show-details="true"/>
                <table:data-pilot-member table:name="9600" table:display="true" table:show-details="true"/>
                <table:data-pilot-member table:name="9700" table:display="true" table:show-details="true"/>
                <table:data-pilot-member table:name="9800" table:display="true" table:show-details="true"/>
                <table:data-pilot-member table:name="9900" table:display="true" table:show-details="true"/>
                <table:data-pilot-member table:name="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estawienia" tableooo:display-name="Średnia – przestawienia-select" table:orientation="data" table:used-hierarchy="0" table:function="average">
            <table:data-pilot-level table:show-empty="false" calcext:repeat-item-labels="false">
              <table:data-pilot-members>
                <table:data-pilot-member table:name="282" table:display="true" table:show-details="true"/>
                <table:data-pilot-member table:name="285" table:display="true" table:show-details="true"/>
                <table:data-pilot-member table:name="287" table:display="true" table:show-details="true"/>
                <table:data-pilot-member table:name="289" table:display="true" table:show-details="true"/>
                <table:data-pilot-member table:name="318" table:display="true" table:show-details="true"/>
                <table:data-pilot-member table:name="320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516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4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41" table:display="true" table:show-details="true"/>
                <table:data-pilot-member table:name="543" table:display="true" table:show-details="true"/>
                <table:data-pilot-member table:name="549" table:display="true" table:show-details="true"/>
                <table:data-pilot-member table:name="552" table:display="true" table:show-details="true"/>
                <table:data-pilot-member table:name="554" table:display="true" table:show-details="true"/>
                <table:data-pilot-member table:name="555" table:display="true" table:show-details="true"/>
                <table:data-pilot-member table:name="561" table:display="true" table:show-details="true"/>
                <table:data-pilot-member table:name="565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4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3" table:display="true" table:show-details="true"/>
                <table:data-pilot-member table:name="585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6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4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2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18" table:display="true" table:show-details="true"/>
                <table:data-pilot-member table:name="622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8" table:display="true" table:show-details="true"/>
                <table:data-pilot-member table:name="640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52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8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9" table:display="true" table:show-details="true"/>
                <table:data-pilot-member table:name="673" table:display="true" table:show-details="true"/>
                <table:data-pilot-member table:name="674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1" table:display="true" table:show-details="true"/>
                <table:data-pilot-member table:name="687" table:display="true" table:show-details="true"/>
                <table:data-pilot-member table:name="696" table:display="true" table:show-details="true"/>
                <table:data-pilot-member table:name="706" table:display="true" table:show-details="true"/>
                <table:data-pilot-member table:name="708" table:display="true" table:show-details="true"/>
                <table:data-pilot-member table:name="710" table:display="true" table:show-details="true"/>
                <table:data-pilot-member table:name="716" table:display="true" table:show-details="true"/>
                <table:data-pilot-member table:name="1044" table:display="true" table:show-details="true"/>
                <table:data-pilot-member table:name="1045" table:display="true" table:show-details="true"/>
                <table:data-pilot-member table:name="1047" table:display="true" table:show-details="true"/>
                <table:data-pilot-member table:name="1056" table:display="true" table:show-details="true"/>
                <table:data-pilot-member table:name="1113" table:display="true" table:show-details="true"/>
                <table:data-pilot-member table:name="1130" table:display="true" table:show-details="true"/>
                <table:data-pilot-member table:name="1149" table:display="true" table:show-details="true"/>
                <table:data-pilot-member table:name="1154" table:display="true" table:show-details="true"/>
                <table:data-pilot-member table:name="1157" table:display="true" table:show-details="true"/>
                <table:data-pilot-member table:name="1174" table:display="true" table:show-details="true"/>
                <table:data-pilot-member table:name="1176" table:display="true" table:show-details="true"/>
                <table:data-pilot-member table:name="1184" table:display="true" table:show-details="true"/>
                <table:data-pilot-member table:name="1191" table:display="true" table:show-details="true"/>
                <table:data-pilot-member table:name="1193" table:display="true" table:show-details="true"/>
                <table:data-pilot-member table:name="1196" table:display="true" table:show-details="true"/>
                <table:data-pilot-member table:name="1199" table:display="true" table:show-details="true"/>
                <table:data-pilot-member table:name="1200" table:display="true" table:show-details="true"/>
                <table:data-pilot-member table:name="1202" table:display="true" table:show-details="true"/>
                <table:data-pilot-member table:name="1206" table:display="true" table:show-details="true"/>
                <table:data-pilot-member table:name="1209" table:display="true" table:show-details="true"/>
                <table:data-pilot-member table:name="1212" table:display="true" table:show-details="true"/>
                <table:data-pilot-member table:name="1214" table:display="true" table:show-details="true"/>
                <table:data-pilot-member table:name="1221" table:display="true" table:show-details="true"/>
                <table:data-pilot-member table:name="1222" table:display="true" table:show-details="true"/>
                <table:data-pilot-member table:name="1228" table:display="true" table:show-details="true"/>
                <table:data-pilot-member table:name="1230" table:display="true" table:show-details="true"/>
                <table:data-pilot-member table:name="1235" table:display="true" table:show-details="true"/>
                <table:data-pilot-member table:name="1236" table:display="true" table:show-details="true"/>
                <table:data-pilot-member table:name="1241" table:display="true" table:show-details="true"/>
                <table:data-pilot-member table:name="1242" table:display="true" table:show-details="true"/>
                <table:data-pilot-member table:name="1247" table:display="true" table:show-details="true"/>
                <table:data-pilot-member table:name="1248" table:display="true" table:show-details="true"/>
                <table:data-pilot-member table:name="1249" table:display="true" table:show-details="true"/>
                <table:data-pilot-member table:name="1251" table:display="true" table:show-details="true"/>
                <table:data-pilot-member table:name="1253" table:display="true" table:show-details="true"/>
                <table:data-pilot-member table:name="1256" table:display="true" table:show-details="true"/>
                <table:data-pilot-member table:name="1259" table:display="true" table:show-details="true"/>
                <table:data-pilot-member table:name="1260" table:display="true" table:show-details="true"/>
                <table:data-pilot-member table:name="1261" table:display="true" table:show-details="true"/>
                <table:data-pilot-member table:name="1262" table:display="true" table:show-details="true"/>
                <table:data-pilot-member table:name="1263" table:display="true" table:show-details="true"/>
                <table:data-pilot-member table:name="1266" table:display="true" table:show-details="true"/>
                <table:data-pilot-member table:name="1267" table:display="true" table:show-details="true"/>
                <table:data-pilot-member table:name="1268" table:display="true" table:show-details="true"/>
                <table:data-pilot-member table:name="1273" table:display="true" table:show-details="true"/>
                <table:data-pilot-member table:name="1274" table:display="true" table:show-details="true"/>
                <table:data-pilot-member table:name="1277" table:display="true" table:show-details="true"/>
                <table:data-pilot-member table:name="1279" table:display="true" table:show-details="true"/>
                <table:data-pilot-member table:name="1280" table:display="true" table:show-details="true"/>
                <table:data-pilot-member table:name="1284" table:display="true" table:show-details="true"/>
                <table:data-pilot-member table:name="1290" table:display="true" table:show-details="true"/>
                <table:data-pilot-member table:name="1294" table:display="true" table:show-details="true"/>
                <table:data-pilot-member table:name="1298" table:display="true" table:show-details="true"/>
                <table:data-pilot-member table:name="1300" table:display="true" table:show-details="true"/>
                <table:data-pilot-member table:name="1301" table:display="true" table:show-details="true"/>
                <table:data-pilot-member table:name="1306" table:display="true" table:show-details="true"/>
                <table:data-pilot-member table:name="1311" table:display="true" table:show-details="true"/>
                <table:data-pilot-member table:name="1312" table:display="true" table:show-details="true"/>
                <table:data-pilot-member table:name="1314" table:display="true" table:show-details="true"/>
                <table:data-pilot-member table:name="1316" table:display="true" table:show-details="true"/>
                <table:data-pilot-member table:name="1328" table:display="true" table:show-details="true"/>
                <table:data-pilot-member table:name="1332" table:display="true" table:show-details="true"/>
                <table:data-pilot-member table:name="1334" table:display="true" table:show-details="true"/>
                <table:data-pilot-member table:name="1338" table:display="true" table:show-details="true"/>
                <table:data-pilot-member table:name="1340" table:display="true" table:show-details="true"/>
                <table:data-pilot-member table:name="1346" table:display="true" table:show-details="true"/>
                <table:data-pilot-member table:name="1348" table:display="true" table:show-details="true"/>
                <table:data-pilot-member table:name="1353" table:display="true" table:show-details="true"/>
                <table:data-pilot-member table:name="1354" table:display="true" table:show-details="true"/>
                <table:data-pilot-member table:name="1357" table:display="true" table:show-details="true"/>
                <table:data-pilot-member table:name="1369" table:display="true" table:show-details="true"/>
                <table:data-pilot-member table:name="1372" table:display="true" table:show-details="true"/>
                <table:data-pilot-member table:name="1380" table:display="true" table:show-details="true"/>
                <table:data-pilot-member table:name="1386" table:display="true" table:show-details="true"/>
                <table:data-pilot-member table:name="1388" table:display="true" table:show-details="true"/>
                <table:data-pilot-member table:name="1389" table:display="true" table:show-details="true"/>
                <table:data-pilot-member table:name="1391" table:display="true" table:show-details="true"/>
                <table:data-pilot-member table:name="1401" table:display="true" table:show-details="true"/>
                <table:data-pilot-member table:name="1405" table:display="true" table:show-details="true"/>
                <table:data-pilot-member table:name="1406" table:display="true" table:show-details="true"/>
                <table:data-pilot-member table:name="1419" table:display="true" table:show-details="true"/>
                <table:data-pilot-member table:name="1438" table:display="true" table:show-details="true"/>
                <table:data-pilot-member table:name="1479" table:display="true" table:show-details="true"/>
                <table:data-pilot-member table:name="1486" table:display="true" table:show-details="true"/>
                <table:data-pilot-member table:name="1687" table:display="true" table:show-details="true"/>
                <table:data-pilot-member table:name="1717" table:display="true" table:show-details="true"/>
                <table:data-pilot-member table:name="1728" table:display="true" table:show-details="true"/>
                <table:data-pilot-member table:name="1735" table:display="true" table:show-details="true"/>
                <table:data-pilot-member table:name="1746" table:display="true" table:show-details="true"/>
                <table:data-pilot-member table:name="1750" table:display="true" table:show-details="true"/>
                <table:data-pilot-member table:name="1757" table:display="true" table:show-details="true"/>
                <table:data-pilot-member table:name="1760" table:display="true" table:show-details="true"/>
                <table:data-pilot-member table:name="1761" table:display="true" table:show-details="true"/>
                <table:data-pilot-member table:name="1762" table:display="true" table:show-details="true"/>
                <table:data-pilot-member table:name="1781" table:display="true" table:show-details="true"/>
                <table:data-pilot-member table:name="1783" table:display="true" table:show-details="true"/>
                <table:data-pilot-member table:name="1789" table:display="true" table:show-details="true"/>
                <table:data-pilot-member table:name="1800" table:display="true" table:show-details="true"/>
                <table:data-pilot-member table:name="1811" table:display="true" table:show-details="true"/>
                <table:data-pilot-member table:name="1816" table:display="true" table:show-details="true"/>
                <table:data-pilot-member table:name="1819" table:display="true" table:show-details="true"/>
                <table:data-pilot-member table:name="1827" table:display="true" table:show-details="true"/>
                <table:data-pilot-member table:name="1830" table:display="true" table:show-details="true"/>
                <table:data-pilot-member table:name="1837" table:display="true" table:show-details="true"/>
                <table:data-pilot-member table:name="1855" table:display="true" table:show-details="true"/>
                <table:data-pilot-member table:name="1856" table:display="true" table:show-details="true"/>
                <table:data-pilot-member table:name="1861" table:display="true" table:show-details="true"/>
                <table:data-pilot-member table:name="1862" table:display="true" table:show-details="true"/>
                <table:data-pilot-member table:name="1867" table:display="true" table:show-details="true"/>
                <table:data-pilot-member table:name="1871" table:display="true" table:show-details="true"/>
                <table:data-pilot-member table:name="1872" table:display="true" table:show-details="true"/>
                <table:data-pilot-member table:name="1880" table:display="true" table:show-details="true"/>
                <table:data-pilot-member table:name="1903" table:display="true" table:show-details="true"/>
                <table:data-pilot-member table:name="1909" table:display="true" table:show-details="true"/>
                <table:data-pilot-member table:name="1910" table:display="true" table:show-details="true"/>
                <table:data-pilot-member table:name="1924" table:display="true" table:show-details="true"/>
                <table:data-pilot-member table:name="1925" table:display="true" table:show-details="true"/>
                <table:data-pilot-member table:name="1927" table:display="true" table:show-details="true"/>
                <table:data-pilot-member table:name="1934" table:display="true" table:show-details="true"/>
                <table:data-pilot-member table:name="1936" table:display="true" table:show-details="true"/>
                <table:data-pilot-member table:name="1938" table:display="true" table:show-details="true"/>
                <table:data-pilot-member table:name="1940" table:display="true" table:show-details="true"/>
                <table:data-pilot-member table:name="1943" table:display="true" table:show-details="true"/>
                <table:data-pilot-member table:name="1945" table:display="true" table:show-details="true"/>
                <table:data-pilot-member table:name="1948" table:display="true" table:show-details="true"/>
                <table:data-pilot-member table:name="1951" table:display="true" table:show-details="true"/>
                <table:data-pilot-member table:name="1953" table:display="true" table:show-details="true"/>
                <table:data-pilot-member table:name="1960" table:display="true" table:show-details="true"/>
                <table:data-pilot-member table:name="1961" table:display="true" table:show-details="true"/>
                <table:data-pilot-member table:name="1963" table:display="true" table:show-details="true"/>
                <table:data-pilot-member table:name="1964" table:display="true" table:show-details="true"/>
                <table:data-pilot-member table:name="1965" table:display="true" table:show-details="true"/>
                <table:data-pilot-member table:name="1967" table:display="true" table:show-details="true"/>
                <table:data-pilot-member table:name="1968" table:display="true" table:show-details="true"/>
                <table:data-pilot-member table:name="1970" table:display="true" table:show-details="true"/>
                <table:data-pilot-member table:name="1972" table:display="true" table:show-details="true"/>
                <table:data-pilot-member table:name="1973" table:display="true" table:show-details="true"/>
                <table:data-pilot-member table:name="1974" table:display="true" table:show-details="true"/>
                <table:data-pilot-member table:name="1978" table:display="true" table:show-details="true"/>
                <table:data-pilot-member table:name="1980" table:display="true" table:show-details="true"/>
                <table:data-pilot-member table:name="1983" table:display="true" table:show-details="true"/>
                <table:data-pilot-member table:name="1985" table:display="true" table:show-details="true"/>
                <table:data-pilot-member table:name="1988" table:display="true" table:show-details="true"/>
                <table:data-pilot-member table:name="1990" table:display="true" table:show-details="true"/>
                <table:data-pilot-member table:name="1993" table:display="true" table:show-details="true"/>
                <table:data-pilot-member table:name="1996" table:display="true" table:show-details="true"/>
                <table:data-pilot-member table:name="1998" table:display="true" table:show-details="true"/>
                <table:data-pilot-member table:name="2002" table:display="true" table:show-details="true"/>
                <table:data-pilot-member table:name="2008" table:display="true" table:show-details="true"/>
                <table:data-pilot-member table:name="2011" table:display="true" table:show-details="true"/>
                <table:data-pilot-member table:name="2013" table:display="true" table:show-details="true"/>
                <table:data-pilot-member table:name="2019" table:display="true" table:show-details="true"/>
                <table:data-pilot-member table:name="2025" table:display="true" table:show-details="true"/>
                <table:data-pilot-member table:name="2029" table:display="true" table:show-details="true"/>
                <table:data-pilot-member table:name="2035" table:display="true" table:show-details="true"/>
                <table:data-pilot-member table:name="2038" table:display="true" table:show-details="true"/>
                <table:data-pilot-member table:name="2047" table:display="true" table:show-details="true"/>
                <table:data-pilot-member table:name="2048" table:display="true" table:show-details="true"/>
                <table:data-pilot-member table:name="2059" table:display="true" table:show-details="true"/>
                <table:data-pilot-member table:name="2066" table:display="true" table:show-details="true"/>
                <table:data-pilot-member table:name="2070" table:display="true" table:show-details="true"/>
                <table:data-pilot-member table:name="2077" table:display="true" table:show-details="true"/>
                <table:data-pilot-member table:name="2078" table:display="true" table:show-details="true"/>
                <table:data-pilot-member table:name="2080" table:display="true" table:show-details="true"/>
                <table:data-pilot-member table:name="2081" table:display="true" table:show-details="true"/>
                <table:data-pilot-member table:name="2083" table:display="true" table:show-details="true"/>
                <table:data-pilot-member table:name="2086" table:display="true" table:show-details="true"/>
                <table:data-pilot-member table:name="2089" table:display="true" table:show-details="true"/>
                <table:data-pilot-member table:name="2092" table:display="true" table:show-details="true"/>
                <table:data-pilot-member table:name="2094" table:display="true" table:show-details="true"/>
                <table:data-pilot-member table:name="2101" table:display="true" table:show-details="true"/>
                <table:data-pilot-member table:name="2108" table:display="true" table:show-details="true"/>
                <table:data-pilot-member table:name="2112" table:display="true" table:show-details="true"/>
                <table:data-pilot-member table:name="2123" table:display="true" table:show-details="true"/>
                <table:data-pilot-member table:name="2128" table:display="true" table:show-details="true"/>
                <table:data-pilot-member table:name="2139" table:display="true" table:show-details="true"/>
                <table:data-pilot-member table:name="2144" table:display="true" table:show-details="true"/>
                <table:data-pilot-member table:name="2153" table:display="true" table:show-details="true"/>
                <table:data-pilot-member table:name="2154" table:display="true" table:show-details="true"/>
                <table:data-pilot-member table:name="2192" table:display="true" table:show-details="true"/>
                <table:data-pilot-member table:name="2204" table:display="true" table:show-details="true"/>
                <table:data-pilot-member table:name="2282" table:display="true" table:show-details="true"/>
                <table:data-pilot-member table:name="2361" table:display="true" table:show-details="true"/>
                <table:data-pilot-member table:name="2368" table:display="true" table:show-details="true"/>
                <table:data-pilot-member table:name="2369" table:display="true" table:show-details="true"/>
                <table:data-pilot-member table:name="2392" table:display="true" table:show-details="true"/>
                <table:data-pilot-member table:name="2395" table:display="true" table:show-details="true"/>
                <table:data-pilot-member table:name="2408" table:display="true" table:show-details="true"/>
                <table:data-pilot-member table:name="2410" table:display="true" table:show-details="true"/>
                <table:data-pilot-member table:name="2421" table:display="true" table:show-details="true"/>
                <table:data-pilot-member table:name="2429" table:display="true" table:show-details="true"/>
                <table:data-pilot-member table:name="2449" table:display="true" table:show-details="true"/>
                <table:data-pilot-member table:name="2450" table:display="true" table:show-details="true"/>
                <table:data-pilot-member table:name="2458" table:display="true" table:show-details="true"/>
                <table:data-pilot-member table:name="2475" table:display="true" table:show-details="true"/>
                <table:data-pilot-member table:name="2481" table:display="true" table:show-details="true"/>
                <table:data-pilot-member table:name="2483" table:display="true" table:show-details="true"/>
                <table:data-pilot-member table:name="2489" table:display="true" table:show-details="true"/>
                <table:data-pilot-member table:name="2498" table:display="true" table:show-details="true"/>
                <table:data-pilot-member table:name="2500" table:display="true" table:show-details="true"/>
                <table:data-pilot-member table:name="2506" table:display="true" table:show-details="true"/>
                <table:data-pilot-member table:name="2510" table:display="true" table:show-details="true"/>
                <table:data-pilot-member table:name="2513" table:display="true" table:show-details="true"/>
                <table:data-pilot-member table:name="2516" table:display="true" table:show-details="true"/>
                <table:data-pilot-member table:name="2535" table:display="true" table:show-details="true"/>
                <table:data-pilot-member table:name="2537" table:display="true" table:show-details="true"/>
                <table:data-pilot-member table:name="2548" table:display="true" table:show-details="true"/>
                <table:data-pilot-member table:name="2554" table:display="true" table:show-details="true"/>
                <table:data-pilot-member table:name="2558" table:display="true" table:show-details="true"/>
                <table:data-pilot-member table:name="2569" table:display="true" table:show-details="true"/>
                <table:data-pilot-member table:name="2571" table:display="true" table:show-details="true"/>
                <table:data-pilot-member table:name="2574" table:display="true" table:show-details="true"/>
                <table:data-pilot-member table:name="2578" table:display="true" table:show-details="true"/>
                <table:data-pilot-member table:name="2581" table:display="true" table:show-details="true"/>
                <table:data-pilot-member table:name="2588" table:display="true" table:show-details="true"/>
                <table:data-pilot-member table:name="2592" table:display="true" table:show-details="true"/>
                <table:data-pilot-member table:name="2594" table:display="true" table:show-details="true"/>
                <table:data-pilot-member table:name="2597" table:display="true" table:show-details="true"/>
                <table:data-pilot-member table:name="2598" table:display="true" table:show-details="true"/>
                <table:data-pilot-member table:name="2604" table:display="true" table:show-details="true"/>
                <table:data-pilot-member table:name="2610" table:display="true" table:show-details="true"/>
                <table:data-pilot-member table:name="2615" table:display="true" table:show-details="true"/>
                <table:data-pilot-member table:name="2617" table:display="true" table:show-details="true"/>
                <table:data-pilot-member table:name="2619" table:display="true" table:show-details="true"/>
                <table:data-pilot-member table:name="2620" table:display="true" table:show-details="true"/>
                <table:data-pilot-member table:name="2623" table:display="true" table:show-details="true"/>
                <table:data-pilot-member table:name="2624" table:display="true" table:show-details="true"/>
                <table:data-pilot-member table:name="2627" table:display="true" table:show-details="true"/>
                <table:data-pilot-member table:name="2628" table:display="true" table:show-details="true"/>
                <table:data-pilot-member table:name="2633" table:display="true" table:show-details="true"/>
                <table:data-pilot-member table:name="2636" table:display="true" table:show-details="true"/>
                <table:data-pilot-member table:name="2637" table:display="true" table:show-details="true"/>
                <table:data-pilot-member table:name="2638" table:display="true" table:show-details="true"/>
                <table:data-pilot-member table:name="2641" table:display="true" table:show-details="true"/>
                <table:data-pilot-member table:name="2642" table:display="true" table:show-details="true"/>
                <table:data-pilot-member table:name="2645" table:display="true" table:show-details="true"/>
                <table:data-pilot-member table:name="2646" table:display="true" table:show-details="true"/>
                <table:data-pilot-member table:name="2647" table:display="true" table:show-details="true"/>
                <table:data-pilot-member table:name="2650" table:display="true" table:show-details="true"/>
                <table:data-pilot-member table:name="2655" table:display="true" table:show-details="true"/>
                <table:data-pilot-member table:name="2659" table:display="true" table:show-details="true"/>
                <table:data-pilot-member table:name="2661" table:display="true" table:show-details="true"/>
                <table:data-pilot-member table:name="2667" table:display="true" table:show-details="true"/>
                <table:data-pilot-member table:name="2668" table:display="true" table:show-details="true"/>
                <table:data-pilot-member table:name="2680" table:display="true" table:show-details="true"/>
                <table:data-pilot-member table:name="2682" table:display="true" table:show-details="true"/>
                <table:data-pilot-member table:name="2685" table:display="true" table:show-details="true"/>
                <table:data-pilot-member table:name="2690" table:display="true" table:show-details="true"/>
                <table:data-pilot-member table:name="2693" table:display="true" table:show-details="true"/>
                <table:data-pilot-member table:name="2694" table:display="true" table:show-details="true"/>
                <table:data-pilot-member table:name="2699" table:display="true" table:show-details="true"/>
                <table:data-pilot-member table:name="2704" table:display="true" table:show-details="true"/>
                <table:data-pilot-member table:name="2710" table:display="true" table:show-details="true"/>
                <table:data-pilot-member table:name="2711" table:display="true" table:show-details="true"/>
                <table:data-pilot-member table:name="2715" table:display="true" table:show-details="true"/>
                <table:data-pilot-member table:name="2717" table:display="true" table:show-details="true"/>
                <table:data-pilot-member table:name="2726" table:display="true" table:show-details="true"/>
                <table:data-pilot-member table:name="2733" table:display="true" table:show-details="true"/>
                <table:data-pilot-member table:name="2738" table:display="true" table:show-details="true"/>
                <table:data-pilot-member table:name="2741" table:display="true" table:show-details="true"/>
                <table:data-pilot-member table:name="2755" table:display="true" table:show-details="true"/>
                <table:data-pilot-member table:name="2756" table:display="true" table:show-details="true"/>
                <table:data-pilot-member table:name="2757" table:display="true" table:show-details="true"/>
                <table:data-pilot-member table:name="2760" table:display="true" table:show-details="true"/>
                <table:data-pilot-member table:name="2769" table:display="true" table:show-details="true"/>
                <table:data-pilot-member table:name="2771" table:display="true" table:show-details="true"/>
                <table:data-pilot-member table:name="2783" table:display="true" table:show-details="true"/>
                <table:data-pilot-member table:name="2788" table:display="true" table:show-details="true"/>
                <table:data-pilot-member table:name="2790" table:display="true" table:show-details="true"/>
                <table:data-pilot-member table:name="2791" table:display="true" table:show-details="true"/>
                <table:data-pilot-member table:name="2818" table:display="true" table:show-details="true"/>
                <table:data-pilot-member table:name="2838" table:display="true" table:show-details="true"/>
                <table:data-pilot-member table:name="2853" table:display="true" table:show-details="true"/>
                <table:data-pilot-member table:name="2993" table:display="true" table:show-details="true"/>
                <table:data-pilot-member table:name="3008" table:display="true" table:show-details="true"/>
                <table:data-pilot-member table:name="3048" table:display="true" table:show-details="true"/>
                <table:data-pilot-member table:name="3064" table:display="true" table:show-details="true"/>
                <table:data-pilot-member table:name="3090" table:display="true" table:show-details="true"/>
                <table:data-pilot-member table:name="3096" table:display="true" table:show-details="true"/>
                <table:data-pilot-member table:name="3097" table:display="true" table:show-details="true"/>
                <table:data-pilot-member table:name="3115" table:display="true" table:show-details="true"/>
                <table:data-pilot-member table:name="3128" table:display="true" table:show-details="true"/>
                <table:data-pilot-member table:name="3129" table:display="true" table:show-details="true"/>
                <table:data-pilot-member table:name="3132" table:display="true" table:show-details="true"/>
                <table:data-pilot-member table:name="3154" table:display="true" table:show-details="true"/>
                <table:data-pilot-member table:name="3176" table:display="true" table:show-details="true"/>
                <table:data-pilot-member table:name="3181" table:display="true" table:show-details="true"/>
                <table:data-pilot-member table:name="3183" table:display="true" table:show-details="true"/>
                <table:data-pilot-member table:name="3185" table:display="true" table:show-details="true"/>
                <table:data-pilot-member table:name="3192" table:display="true" table:show-details="true"/>
                <table:data-pilot-member table:name="3195" table:display="true" table:show-details="true"/>
                <table:data-pilot-member table:name="3197" table:display="true" table:show-details="true"/>
                <table:data-pilot-member table:name="3199" table:display="true" table:show-details="true"/>
                <table:data-pilot-member table:name="3204" table:display="true" table:show-details="true"/>
                <table:data-pilot-member table:name="3219" table:display="true" table:show-details="true"/>
                <table:data-pilot-member table:name="3220" table:display="true" table:show-details="true"/>
                <table:data-pilot-member table:name="3222" table:display="true" table:show-details="true"/>
                <table:data-pilot-member table:name="3225" table:display="true" table:show-details="true"/>
                <table:data-pilot-member table:name="3231" table:display="true" table:show-details="true"/>
                <table:data-pilot-member table:name="3232" table:display="true" table:show-details="true"/>
                <table:data-pilot-member table:name="3237" table:display="true" table:show-details="true"/>
                <table:data-pilot-member table:name="3242" table:display="true" table:show-details="true"/>
                <table:data-pilot-member table:name="3245" table:display="true" table:show-details="true"/>
                <table:data-pilot-member table:name="3251" table:display="true" table:show-details="true"/>
                <table:data-pilot-member table:name="3252" table:display="true" table:show-details="true"/>
                <table:data-pilot-member table:name="3256" table:display="true" table:show-details="true"/>
                <table:data-pilot-member table:name="3264" table:display="true" table:show-details="true"/>
                <table:data-pilot-member table:name="3266" table:display="true" table:show-details="true"/>
                <table:data-pilot-member table:name="3276" table:display="true" table:show-details="true"/>
                <table:data-pilot-member table:name="3279" table:display="true" table:show-details="true"/>
                <table:data-pilot-member table:name="3280" table:display="true" table:show-details="true"/>
                <table:data-pilot-member table:name="3287" table:display="true" table:show-details="true"/>
                <table:data-pilot-member table:name="3291" table:display="true" table:show-details="true"/>
                <table:data-pilot-member table:name="3297" table:display="true" table:show-details="true"/>
                <table:data-pilot-member table:name="3298" table:display="true" table:show-details="true"/>
                <table:data-pilot-member table:name="3303" table:display="true" table:show-details="true"/>
                <table:data-pilot-member table:name="3311" table:display="true" table:show-details="true"/>
                <table:data-pilot-member table:name="3314" table:display="true" table:show-details="true"/>
                <table:data-pilot-member table:name="3318" table:display="true" table:show-details="true"/>
                <table:data-pilot-member table:name="3319" table:display="true" table:show-details="true"/>
                <table:data-pilot-member table:name="3322" table:display="true" table:show-details="true"/>
                <table:data-pilot-member table:name="3329" table:display="true" table:show-details="true"/>
                <table:data-pilot-member table:name="3331" table:display="true" table:show-details="true"/>
                <table:data-pilot-member table:name="3334" table:display="true" table:show-details="true"/>
                <table:data-pilot-member table:name="3342" table:display="true" table:show-details="true"/>
                <table:data-pilot-member table:name="3362" table:display="true" table:show-details="true"/>
                <table:data-pilot-member table:name="3363" table:display="true" table:show-details="true"/>
                <table:data-pilot-member table:name="3365" table:display="true" table:show-details="true"/>
                <table:data-pilot-member table:name="3370" table:display="true" table:show-details="true"/>
                <table:data-pilot-member table:name="3371" table:display="true" table:show-details="true"/>
                <table:data-pilot-member table:name="3372" table:display="true" table:show-details="true"/>
                <table:data-pilot-member table:name="3376" table:display="true" table:show-details="true"/>
                <table:data-pilot-member table:name="3379" table:display="true" table:show-details="true"/>
                <table:data-pilot-member table:name="3385" table:display="true" table:show-details="true"/>
                <table:data-pilot-member table:name="3397" table:display="true" table:show-details="true"/>
                <table:data-pilot-member table:name="3399" table:display="true" table:show-details="true"/>
                <table:data-pilot-member table:name="3401" table:display="true" table:show-details="true"/>
                <table:data-pilot-member table:name="3406" table:display="true" table:show-details="true"/>
                <table:data-pilot-member table:name="3408" table:display="true" table:show-details="true"/>
                <table:data-pilot-member table:name="3419" table:display="true" table:show-details="true"/>
                <table:data-pilot-member table:name="3423" table:display="true" table:show-details="true"/>
                <table:data-pilot-member table:name="3430" table:display="true" table:show-details="true"/>
                <table:data-pilot-member table:name="3433" table:display="true" table:show-details="true"/>
                <table:data-pilot-member table:name="3434" table:display="true" table:show-details="true"/>
                <table:data-pilot-member table:name="3446" table:display="true" table:show-details="true"/>
                <table:data-pilot-member table:name="3450" table:display="true" table:show-details="true"/>
                <table:data-pilot-member table:name="3453" table:display="true" table:show-details="true"/>
                <table:data-pilot-member table:name="3455" table:display="true" table:show-details="true"/>
                <table:data-pilot-member table:name="3456" table:display="true" table:show-details="true"/>
                <table:data-pilot-member table:name="3474" table:display="true" table:show-details="true"/>
                <table:data-pilot-member table:name="3476" table:display="true" table:show-details="true"/>
                <table:data-pilot-member table:name="3481" table:display="true" table:show-details="true"/>
                <table:data-pilot-member table:name="3490" table:display="true" table:show-details="true"/>
                <table:data-pilot-member table:name="3499" table:display="true" table:show-details="true"/>
                <table:data-pilot-member table:name="3510" table:display="true" table:show-details="true"/>
                <table:data-pilot-member table:name="3518" table:display="true" table:show-details="true"/>
                <table:data-pilot-member table:name="3526" table:display="true" table:show-details="true"/>
                <table:data-pilot-member table:name="3538" table:display="true" table:show-details="true"/>
                <table:data-pilot-member table:name="3541" table:display="true" table:show-details="true"/>
                <table:data-pilot-member table:name="3554" table:display="true" table:show-details="true"/>
                <table:data-pilot-member table:name="3575" table:display="true" table:show-details="true"/>
                <table:data-pilot-member table:name="3602" table:display="true" table:show-details="true"/>
                <table:data-pilot-member table:name="3608" table:display="true" table:show-details="true"/>
                <table:data-pilot-member table:name="3633" table:display="true" table:show-details="true"/>
                <table:data-pilot-member table:name="3677" table:display="true" table:show-details="true"/>
                <table:data-pilot-member table:name="3726" table:display="true" table:show-details="true"/>
                <table:data-pilot-member table:name="3739" table:display="true" table:show-details="true"/>
                <table:data-pilot-member table:name="3748" table:display="true" table:show-details="true"/>
                <table:data-pilot-member table:name="3760" table:display="true" table:show-details="true"/>
                <table:data-pilot-member table:name="3766" table:display="true" table:show-details="true"/>
                <table:data-pilot-member table:name="3775" table:display="true" table:show-details="true"/>
                <table:data-pilot-member table:name="3794" table:display="true" table:show-details="true"/>
                <table:data-pilot-member table:name="3811" table:display="true" table:show-details="true"/>
                <table:data-pilot-member table:name="3819" table:display="true" table:show-details="true"/>
                <table:data-pilot-member table:name="3828" table:display="true" table:show-details="true"/>
                <table:data-pilot-member table:name="3830" table:display="true" table:show-details="true"/>
                <table:data-pilot-member table:name="3848" table:display="true" table:show-details="true"/>
                <table:data-pilot-member table:name="3876" table:display="true" table:show-details="true"/>
                <table:data-pilot-member table:name="3878" table:display="true" table:show-details="true"/>
                <table:data-pilot-member table:name="3883" table:display="true" table:show-details="true"/>
                <table:data-pilot-member table:name="3884" table:display="true" table:show-details="true"/>
                <table:data-pilot-member table:name="3888" table:display="true" table:show-details="true"/>
                <table:data-pilot-member table:name="3897" table:display="true" table:show-details="true"/>
                <table:data-pilot-member table:name="3902" table:display="true" table:show-details="true"/>
                <table:data-pilot-member table:name="3905" table:display="true" table:show-details="true"/>
                <table:data-pilot-member table:name="3906" table:display="true" table:show-details="true"/>
                <table:data-pilot-member table:name="3913" table:display="true" table:show-details="true"/>
                <table:data-pilot-member table:name="3918" table:display="true" table:show-details="true"/>
                <table:data-pilot-member table:name="3923" table:display="true" table:show-details="true"/>
                <table:data-pilot-member table:name="3927" table:display="true" table:show-details="true"/>
                <table:data-pilot-member table:name="3939" table:display="true" table:show-details="true"/>
                <table:data-pilot-member table:name="3943" table:display="true" table:show-details="true"/>
                <table:data-pilot-member table:name="3950" table:display="true" table:show-details="true"/>
                <table:data-pilot-member table:name="3957" table:display="true" table:show-details="true"/>
                <table:data-pilot-member table:name="3963" table:display="true" table:show-details="true"/>
                <table:data-pilot-member table:name="3965" table:display="true" table:show-details="true"/>
                <table:data-pilot-member table:name="3974" table:display="true" table:show-details="true"/>
                <table:data-pilot-member table:name="3977" table:display="true" table:show-details="true"/>
                <table:data-pilot-member table:name="3978" table:display="true" table:show-details="true"/>
                <table:data-pilot-member table:name="3981" table:display="true" table:show-details="true"/>
                <table:data-pilot-member table:name="3982" table:display="true" table:show-details="true"/>
                <table:data-pilot-member table:name="3995" table:display="true" table:show-details="true"/>
                <table:data-pilot-member table:name="4000" table:display="true" table:show-details="true"/>
                <table:data-pilot-member table:name="4009" table:display="true" table:show-details="true"/>
                <table:data-pilot-member table:name="4013" table:display="true" table:show-details="true"/>
                <table:data-pilot-member table:name="4022" table:display="true" table:show-details="true"/>
                <table:data-pilot-member table:name="4025" table:display="true" table:show-details="true"/>
                <table:data-pilot-member table:name="4029" table:display="true" table:show-details="true"/>
                <table:data-pilot-member table:name="4030" table:display="true" table:show-details="true"/>
                <table:data-pilot-member table:name="4039" table:display="true" table:show-details="true"/>
                <table:data-pilot-member table:name="4040" table:display="true" table:show-details="true"/>
                <table:data-pilot-member table:name="4044" table:display="true" table:show-details="true"/>
                <table:data-pilot-member table:name="4051" table:display="true" table:show-details="true"/>
                <table:data-pilot-member table:name="4054" table:display="true" table:show-details="true"/>
                <table:data-pilot-member table:name="4061" table:display="true" table:show-details="true"/>
                <table:data-pilot-member table:name="4064" table:display="true" table:show-details="true"/>
                <table:data-pilot-member table:name="4066" table:display="true" table:show-details="true"/>
                <table:data-pilot-member table:name="4070" table:display="true" table:show-details="true"/>
                <table:data-pilot-member table:name="4071" table:display="true" table:show-details="true"/>
                <table:data-pilot-member table:name="4074" table:display="true" table:show-details="true"/>
                <table:data-pilot-member table:name="4075" table:display="true" table:show-details="true"/>
                <table:data-pilot-member table:name="4076" table:display="true" table:show-details="true"/>
                <table:data-pilot-member table:name="4077" table:display="true" table:show-details="true"/>
                <table:data-pilot-member table:name="4081" table:display="true" table:show-details="true"/>
                <table:data-pilot-member table:name="4083" table:display="true" table:show-details="true"/>
                <table:data-pilot-member table:name="4091" table:display="true" table:show-details="true"/>
                <table:data-pilot-member table:name="4095" table:display="true" table:show-details="true"/>
                <table:data-pilot-member table:name="4110" table:display="true" table:show-details="true"/>
                <table:data-pilot-member table:name="4115" table:display="true" table:show-details="true"/>
                <table:data-pilot-member table:name="4121" table:display="true" table:show-details="true"/>
                <table:data-pilot-member table:name="4129" table:display="true" table:show-details="true"/>
                <table:data-pilot-member table:name="4131" table:display="true" table:show-details="true"/>
                <table:data-pilot-member table:name="4140" table:display="true" table:show-details="true"/>
                <table:data-pilot-member table:name="4146" table:display="true" table:show-details="true"/>
                <table:data-pilot-member table:name="4150" table:display="true" table:show-details="true"/>
                <table:data-pilot-member table:name="4156" table:display="true" table:show-details="true"/>
                <table:data-pilot-member table:name="4158" table:display="true" table:show-details="true"/>
                <table:data-pilot-member table:name="4164" table:display="true" table:show-details="true"/>
                <table:data-pilot-member table:name="4171" table:display="true" table:show-details="true"/>
                <table:data-pilot-member table:name="4172" table:display="true" table:show-details="true"/>
                <table:data-pilot-member table:name="4173" table:display="true" table:show-details="true"/>
                <table:data-pilot-member table:name="4185" table:display="true" table:show-details="true"/>
                <table:data-pilot-member table:name="4195" table:display="true" table:show-details="true"/>
                <table:data-pilot-member table:name="4209" table:display="true" table:show-details="true"/>
                <table:data-pilot-member table:name="4210" table:display="true" table:show-details="true"/>
                <table:data-pilot-member table:name="4217" table:display="true" table:show-details="true"/>
                <table:data-pilot-member table:name="4219" table:display="true" table:show-details="true"/>
                <table:data-pilot-member table:name="4240" table:display="true" table:show-details="true"/>
                <table:data-pilot-member table:name="4254" table:display="true" table:show-details="true"/>
                <table:data-pilot-member table:name="4257" table:display="true" table:show-details="true"/>
                <table:data-pilot-member table:name="4258" table:display="true" table:show-details="true"/>
                <table:data-pilot-member table:name="4261" table:display="true" table:show-details="true"/>
                <table:data-pilot-member table:name="4268" table:display="true" table:show-details="true"/>
                <table:data-pilot-member table:name="4270" table:display="true" table:show-details="true"/>
                <table:data-pilot-member table:name="4271" table:display="true" table:show-details="true"/>
                <table:data-pilot-member table:name="4287" table:display="true" table:show-details="true"/>
                <table:data-pilot-member table:name="4296" table:display="true" table:show-details="true"/>
                <table:data-pilot-member table:name="4299" table:display="true" table:show-details="true"/>
                <table:data-pilot-member table:name="4312" table:display="true" table:show-details="true"/>
                <table:data-pilot-member table:name="4344" table:display="true" table:show-details="true"/>
                <table:data-pilot-member table:name="4346" table:display="true" table:show-details="true"/>
                <table:data-pilot-member table:name="4382" table:display="true" table:show-details="true"/>
                <table:data-pilot-member table:name="4393" table:display="true" table:show-details="true"/>
                <table:data-pilot-member table:name="4414" table:display="true" table:show-details="true"/>
                <table:data-pilot-member table:name="4436" table:display="true" table:show-details="true"/>
                <table:data-pilot-member table:name="4440" table:display="true" table:show-details="true"/>
                <table:data-pilot-member table:name="4441" table:display="true" table:show-details="true"/>
                <table:data-pilot-member table:name="4471" table:display="true" table:show-details="true"/>
                <table:data-pilot-member table:name="4479" table:display="true" table:show-details="true"/>
                <table:data-pilot-member table:name="4490" table:display="true" table:show-details="true"/>
                <table:data-pilot-member table:name="4546" table:display="true" table:show-details="true"/>
                <table:data-pilot-member table:name="4557" table:display="true" table:show-details="true"/>
                <table:data-pilot-member table:name="4565" table:display="true" table:show-details="true"/>
                <table:data-pilot-member table:name="4575" table:display="true" table:show-details="true"/>
                <table:data-pilot-member table:name="4580" table:display="true" table:show-details="true"/>
                <table:data-pilot-member table:name="4582" table:display="true" table:show-details="true"/>
                <table:data-pilot-member table:name="4592" table:display="true" table:show-details="true"/>
                <table:data-pilot-member table:name="4596" table:display="true" table:show-details="true"/>
                <table:data-pilot-member table:name="4600" table:display="true" table:show-details="true"/>
                <table:data-pilot-member table:name="4615" table:display="true" table:show-details="true"/>
                <table:data-pilot-member table:name="4617" table:display="true" table:show-details="true"/>
                <table:data-pilot-member table:name="4618" table:display="true" table:show-details="true"/>
                <table:data-pilot-member table:name="4624" table:display="true" table:show-details="true"/>
                <table:data-pilot-member table:name="4626" table:display="true" table:show-details="true"/>
                <table:data-pilot-member table:name="4629" table:display="true" table:show-details="true"/>
                <table:data-pilot-member table:name="4634" table:display="true" table:show-details="true"/>
                <table:data-pilot-member table:name="4647" table:display="true" table:show-details="true"/>
                <table:data-pilot-member table:name="4650" table:display="true" table:show-details="true"/>
                <table:data-pilot-member table:name="4664" table:display="true" table:show-details="true"/>
                <table:data-pilot-member table:name="4672" table:display="true" table:show-details="true"/>
                <table:data-pilot-member table:name="4678" table:display="true" table:show-details="true"/>
                <table:data-pilot-member table:name="4680" table:display="true" table:show-details="true"/>
                <table:data-pilot-member table:name="4681" table:display="true" table:show-details="true"/>
                <table:data-pilot-member table:name="4687" table:display="true" table:show-details="true"/>
                <table:data-pilot-member table:name="4698" table:display="true" table:show-details="true"/>
                <table:data-pilot-member table:name="4700" table:display="true" table:show-details="true"/>
                <table:data-pilot-member table:name="4708" table:display="true" table:show-details="true"/>
                <table:data-pilot-member table:name="4709" table:display="true" table:show-details="true"/>
                <table:data-pilot-member table:name="4710" table:display="true" table:show-details="true"/>
                <table:data-pilot-member table:name="4713" table:display="true" table:show-details="true"/>
                <table:data-pilot-member table:name="4719" table:display="true" table:show-details="true"/>
                <table:data-pilot-member table:name="4720" table:display="true" table:show-details="true"/>
                <table:data-pilot-member table:name="4723" table:display="true" table:show-details="true"/>
                <table:data-pilot-member table:name="4725" table:display="true" table:show-details="true"/>
                <table:data-pilot-member table:name="4729" table:display="true" table:show-details="true"/>
                <table:data-pilot-member table:name="4732" table:display="true" table:show-details="true"/>
                <table:data-pilot-member table:name="4735" table:display="true" table:show-details="true"/>
                <table:data-pilot-member table:name="4737" table:display="true" table:show-details="true"/>
                <table:data-pilot-member table:name="4741" table:display="true" table:show-details="true"/>
                <table:data-pilot-member table:name="4745" table:display="true" table:show-details="true"/>
                <table:data-pilot-member table:name="4750" table:display="true" table:show-details="true"/>
                <table:data-pilot-member table:name="4767" table:display="true" table:show-details="true"/>
                <table:data-pilot-member table:name="4774" table:display="true" table:show-details="true"/>
                <table:data-pilot-member table:name="4776" table:display="true" table:show-details="true"/>
                <table:data-pilot-member table:name="4783" table:display="true" table:show-details="true"/>
                <table:data-pilot-member table:name="4791" table:display="true" table:show-details="true"/>
                <table:data-pilot-member table:name="4796" table:display="true" table:show-details="true"/>
                <table:data-pilot-member table:name="4798" table:display="true" table:show-details="true"/>
                <table:data-pilot-member table:name="4803" table:display="true" table:show-details="true"/>
                <table:data-pilot-member table:name="4804" table:display="true" table:show-details="true"/>
                <table:data-pilot-member table:name="4805" table:display="true" table:show-details="true"/>
                <table:data-pilot-member table:name="4809" table:display="true" table:show-details="true"/>
                <table:data-pilot-member table:name="4812" table:display="true" table:show-details="true"/>
                <table:data-pilot-member table:name="4818" table:display="true" table:show-details="true"/>
                <table:data-pilot-member table:name="4821" table:display="true" table:show-details="true"/>
                <table:data-pilot-member table:name="4822" table:display="true" table:show-details="true"/>
                <table:data-pilot-member table:name="4830" table:display="true" table:show-details="true"/>
                <table:data-pilot-member table:name="4832" table:display="true" table:show-details="true"/>
                <table:data-pilot-member table:name="4835" table:display="true" table:show-details="true"/>
                <table:data-pilot-member table:name="4837" table:display="true" table:show-details="true"/>
                <table:data-pilot-member table:name="4843" table:display="true" table:show-details="true"/>
                <table:data-pilot-member table:name="4846" table:display="true" table:show-details="true"/>
                <table:data-pilot-member table:name="4851" table:display="true" table:show-details="true"/>
                <table:data-pilot-member table:name="4852" table:display="true" table:show-details="true"/>
                <table:data-pilot-member table:name="4854" table:display="true" table:show-details="true"/>
                <table:data-pilot-member table:name="4857" table:display="true" table:show-details="true"/>
                <table:data-pilot-member table:name="4861" table:display="true" table:show-details="true"/>
                <table:data-pilot-member table:name="4863" table:display="true" table:show-details="true"/>
                <table:data-pilot-member table:name="4871" table:display="true" table:show-details="true"/>
                <table:data-pilot-member table:name="4877" table:display="true" table:show-details="true"/>
                <table:data-pilot-member table:name="4886" table:display="true" table:show-details="true"/>
                <table:data-pilot-member table:name="4888" table:display="true" table:show-details="true"/>
                <table:data-pilot-member table:name="4895" table:display="true" table:show-details="true"/>
                <table:data-pilot-member table:name="4916" table:display="true" table:show-details="true"/>
                <table:data-pilot-member table:name="4928" table:display="true" table:show-details="true"/>
                <table:data-pilot-member table:name="4937" table:display="true" table:show-details="true"/>
                <table:data-pilot-member table:name="4939" table:display="true" table:show-details="true"/>
                <table:data-pilot-member table:name="4941" table:display="true" table:show-details="true"/>
                <table:data-pilot-member table:name="4968" table:display="true" table:show-details="true"/>
                <table:data-pilot-member table:name="4971" table:display="true" table:show-details="true"/>
                <table:data-pilot-member table:name="4977" table:display="true" table:show-details="true"/>
                <table:data-pilot-member table:name="4984" table:display="true" table:show-details="true"/>
                <table:data-pilot-member table:name="5032" table:display="true" table:show-details="true"/>
                <table:data-pilot-member table:name="5036" table:display="true" table:show-details="true"/>
                <table:data-pilot-member table:name="5047" table:display="true" table:show-details="true"/>
                <table:data-pilot-member table:name="5063" table:display="true" table:show-details="true"/>
                <table:data-pilot-member table:name="5117" table:display="true" table:show-details="true"/>
                <table:data-pilot-member table:name="5138" table:display="true" table:show-details="true"/>
                <table:data-pilot-member table:name="5156" table:display="true" table:show-details="true"/>
                <table:data-pilot-member table:name="5168" table:display="true" table:show-details="true"/>
                <table:data-pilot-member table:name="5169" table:display="true" table:show-details="true"/>
                <table:data-pilot-member table:name="5178" table:display="true" table:show-details="true"/>
                <table:data-pilot-member table:name="5187" table:display="true" table:show-details="true"/>
                <table:data-pilot-member table:name="5192" table:display="true" table:show-details="true"/>
                <table:data-pilot-member table:name="5193" table:display="true" table:show-details="true"/>
                <table:data-pilot-member table:name="5216" table:display="true" table:show-details="true"/>
                <table:data-pilot-member table:name="5244" table:display="true" table:show-details="true"/>
                <table:data-pilot-member table:name="5270" table:display="true" table:show-details="true"/>
                <table:data-pilot-member table:name="5281" table:display="true" table:show-details="true"/>
                <table:data-pilot-member table:name="5289" table:display="true" table:show-details="true"/>
                <table:data-pilot-member table:name="5292" table:display="true" table:show-details="true"/>
                <table:data-pilot-member table:name="5293" table:display="true" table:show-details="true"/>
                <table:data-pilot-member table:name="5296" table:display="true" table:show-details="true"/>
                <table:data-pilot-member table:name="5298" table:display="true" table:show-details="true"/>
                <table:data-pilot-member table:name="5304" table:display="true" table:show-details="true"/>
                <table:data-pilot-member table:name="5310" table:display="true" table:show-details="true"/>
                <table:data-pilot-member table:name="5312" table:display="true" table:show-details="true"/>
                <table:data-pilot-member table:name="5318" table:display="true" table:show-details="true"/>
                <table:data-pilot-member table:name="5339" table:display="true" table:show-details="true"/>
                <table:data-pilot-member table:name="5344" table:display="true" table:show-details="true"/>
                <table:data-pilot-member table:name="5348" table:display="true" table:show-details="true"/>
                <table:data-pilot-member table:name="5349" table:display="true" table:show-details="true"/>
                <table:data-pilot-member table:name="5350" table:display="true" table:show-details="true"/>
                <table:data-pilot-member table:name="5362" table:display="true" table:show-details="true"/>
                <table:data-pilot-member table:name="5367" table:display="true" table:show-details="true"/>
                <table:data-pilot-member table:name="5369" table:display="true" table:show-details="true"/>
                <table:data-pilot-member table:name="5373" table:display="true" table:show-details="true"/>
                <table:data-pilot-member table:name="5380" table:display="true" table:show-details="true"/>
                <table:data-pilot-member table:name="5386" table:display="true" table:show-details="true"/>
                <table:data-pilot-member table:name="5401" table:display="true" table:show-details="true"/>
                <table:data-pilot-member table:name="5403" table:display="true" table:show-details="true"/>
                <table:data-pilot-member table:name="5416" table:display="true" table:show-details="true"/>
                <table:data-pilot-member table:name="5422" table:display="true" table:show-details="true"/>
                <table:data-pilot-member table:name="5423" table:display="true" table:show-details="true"/>
                <table:data-pilot-member table:name="5431" table:display="true" table:show-details="true"/>
                <table:data-pilot-member table:name="5439" table:display="true" table:show-details="true"/>
                <table:data-pilot-member table:name="5440" table:display="true" table:show-details="true"/>
                <table:data-pilot-member table:name="5442" table:display="true" table:show-details="true"/>
                <table:data-pilot-member table:name="5443" table:display="true" table:show-details="true"/>
                <table:data-pilot-member table:name="5447" table:display="true" table:show-details="true"/>
                <table:data-pilot-member table:name="5456" table:display="true" table:show-details="true"/>
                <table:data-pilot-member table:name="5459" table:display="true" table:show-details="true"/>
                <table:data-pilot-member table:name="5467" table:display="true" table:show-details="true"/>
                <table:data-pilot-member table:name="5472" table:display="true" table:show-details="true"/>
                <table:data-pilot-member table:name="5473" table:display="true" table:show-details="true"/>
                <table:data-pilot-member table:name="5475" table:display="true" table:show-details="true"/>
                <table:data-pilot-member table:name="5482" table:display="true" table:show-details="true"/>
                <table:data-pilot-member table:name="5483" table:display="true" table:show-details="true"/>
                <table:data-pilot-member table:name="5486" table:display="true" table:show-details="true"/>
                <table:data-pilot-member table:name="5493" table:display="true" table:show-details="true"/>
                <table:data-pilot-member table:name="5495" table:display="true" table:show-details="true"/>
                <table:data-pilot-member table:name="5496" table:display="true" table:show-details="true"/>
                <table:data-pilot-member table:name="5499" table:display="true" table:show-details="true"/>
                <table:data-pilot-member table:name="5504" table:display="true" table:show-details="true"/>
                <table:data-pilot-member table:name="5506" table:display="true" table:show-details="true"/>
                <table:data-pilot-member table:name="5509" table:display="true" table:show-details="true"/>
                <table:data-pilot-member table:name="5529" table:display="true" table:show-details="true"/>
                <table:data-pilot-member table:name="5535" table:display="true" table:show-details="true"/>
                <table:data-pilot-member table:name="5537" table:display="true" table:show-details="true"/>
                <table:data-pilot-member table:name="5543" table:display="true" table:show-details="true"/>
                <table:data-pilot-member table:name="5547" table:display="true" table:show-details="true"/>
                <table:data-pilot-member table:name="5560" table:display="true" table:show-details="true"/>
                <table:data-pilot-member table:name="5563" table:display="true" table:show-details="true"/>
                <table:data-pilot-member table:name="5578" table:display="true" table:show-details="true"/>
                <table:data-pilot-member table:name="5584" table:display="true" table:show-details="true"/>
                <table:data-pilot-member table:name="5590" table:display="true" table:show-details="true"/>
                <table:data-pilot-member table:name="5594" table:display="true" table:show-details="true"/>
                <table:data-pilot-member table:name="5596" table:display="true" table:show-details="true"/>
                <table:data-pilot-member table:name="5598" table:display="true" table:show-details="true"/>
                <table:data-pilot-member table:name="5605" table:display="true" table:show-details="true"/>
                <table:data-pilot-member table:name="5609" table:display="true" table:show-details="true"/>
                <table:data-pilot-member table:name="5611" table:display="true" table:show-details="true"/>
                <table:data-pilot-member table:name="5619" table:display="true" table:show-details="true"/>
                <table:data-pilot-member table:name="5632" table:display="true" table:show-details="true"/>
                <table:data-pilot-member table:name="5633" table:display="true" table:show-details="true"/>
                <table:data-pilot-member table:name="5635" table:display="true" table:show-details="true"/>
                <table:data-pilot-member table:name="5636" table:display="true" table:show-details="true"/>
                <table:data-pilot-member table:name="5645" table:display="true" table:show-details="true"/>
                <table:data-pilot-member table:name="5648" table:display="true" table:show-details="true"/>
                <table:data-pilot-member table:name="5650" table:display="true" table:show-details="true"/>
                <table:data-pilot-member table:name="5651" table:display="true" table:show-details="true"/>
                <table:data-pilot-member table:name="5662" table:display="true" table:show-details="true"/>
                <table:data-pilot-member table:name="5665" table:display="true" table:show-details="true"/>
                <table:data-pilot-member table:name="5667" table:display="true" table:show-details="true"/>
                <table:data-pilot-member table:name="5670" table:display="true" table:show-details="true"/>
                <table:data-pilot-member table:name="5673" table:display="true" table:show-details="true"/>
                <table:data-pilot-member table:name="5678" table:display="true" table:show-details="true"/>
                <table:data-pilot-member table:name="5686" table:display="true" table:show-details="true"/>
                <table:data-pilot-member table:name="5701" table:display="true" table:show-details="true"/>
                <table:data-pilot-member table:name="5709" table:display="true" table:show-details="true"/>
                <table:data-pilot-member table:name="5712" table:display="true" table:show-details="true"/>
                <table:data-pilot-member table:name="5713" table:display="true" table:show-details="true"/>
                <table:data-pilot-member table:name="5716" table:display="true" table:show-details="true"/>
                <table:data-pilot-member table:name="5733" table:display="true" table:show-details="true"/>
                <table:data-pilot-member table:name="5735" table:display="true" table:show-details="true"/>
                <table:data-pilot-member table:name="5740" table:display="true" table:show-details="true"/>
                <table:data-pilot-member table:name="5788" table:display="true" table:show-details="true"/>
                <table:data-pilot-member table:name="5816" table:display="true" table:show-details="true"/>
                <table:data-pilot-member table:name="5850" table:display="true" table:show-details="true"/>
                <table:data-pilot-member table:name="5865" table:display="true" table:show-details="true"/>
                <table:data-pilot-member table:name="5876" table:display="true" table:show-details="true"/>
                <table:data-pilot-member table:name="5888" table:display="true" table:show-details="true"/>
                <table:data-pilot-member table:name="5902" table:display="true" table:show-details="true"/>
                <table:data-pilot-member table:name="5904" table:display="true" table:show-details="true"/>
                <table:data-pilot-member table:name="5911" table:display="true" table:show-details="true"/>
                <table:data-pilot-member table:name="5946" table:display="true" table:show-details="true"/>
                <table:data-pilot-member table:name="5951" table:display="true" table:show-details="true"/>
                <table:data-pilot-member table:name="5954" table:display="true" table:show-details="true"/>
                <table:data-pilot-member table:name="5955" table:display="true" table:show-details="true"/>
                <table:data-pilot-member table:name="5965" table:display="true" table:show-details="true"/>
                <table:data-pilot-member table:name="5972" table:display="true" table:show-details="true"/>
                <table:data-pilot-member table:name="5977" table:display="true" table:show-details="true"/>
                <table:data-pilot-member table:name="5984" table:display="true" table:show-details="true"/>
                <table:data-pilot-member table:name="5990" table:display="true" table:show-details="true"/>
                <table:data-pilot-member table:name="6005" table:display="true" table:show-details="true"/>
                <table:data-pilot-member table:name="6009" table:display="true" table:show-details="true"/>
                <table:data-pilot-member table:name="6016" table:display="true" table:show-details="true"/>
                <table:data-pilot-member table:name="6020" table:display="true" table:show-details="true"/>
                <table:data-pilot-member table:name="6027" table:display="true" table:show-details="true"/>
                <table:data-pilot-member table:name="6043" table:display="true" table:show-details="true"/>
                <table:data-pilot-member table:name="6044" table:display="true" table:show-details="true"/>
                <table:data-pilot-member table:name="6064" table:display="true" table:show-details="true"/>
                <table:data-pilot-member table:name="6068" table:display="true" table:show-details="true"/>
                <table:data-pilot-member table:name="6076" table:display="true" table:show-details="true"/>
                <table:data-pilot-member table:name="6082" table:display="true" table:show-details="true"/>
                <table:data-pilot-member table:name="6086" table:display="true" table:show-details="true"/>
                <table:data-pilot-member table:name="6090" table:display="true" table:show-details="true"/>
                <table:data-pilot-member table:name="6098" table:display="true" table:show-details="true"/>
                <table:data-pilot-member table:name="6099" table:display="true" table:show-details="true"/>
                <table:data-pilot-member table:name="6100" table:display="true" table:show-details="true"/>
                <table:data-pilot-member table:name="6108" table:display="true" table:show-details="true"/>
                <table:data-pilot-member table:name="6112" table:display="true" table:show-details="true"/>
                <table:data-pilot-member table:name="6114" table:display="true" table:show-details="true"/>
                <table:data-pilot-member table:name="6123" table:display="true" table:show-details="true"/>
                <table:data-pilot-member table:name="6128" table:display="true" table:show-details="true"/>
                <table:data-pilot-member table:name="6135" table:display="true" table:show-details="true"/>
                <table:data-pilot-member table:name="6136" table:display="true" table:show-details="true"/>
                <table:data-pilot-member table:name="6143" table:display="true" table:show-details="true"/>
                <table:data-pilot-member table:name="6144" table:display="true" table:show-details="true"/>
                <table:data-pilot-member table:name="6147" table:display="true" table:show-details="true"/>
                <table:data-pilot-member table:name="6158" table:display="true" table:show-details="true"/>
                <table:data-pilot-member table:name="6160" table:display="true" table:show-details="true"/>
                <table:data-pilot-member table:name="6163" table:display="true" table:show-details="true"/>
                <table:data-pilot-member table:name="6164" table:display="true" table:show-details="true"/>
                <table:data-pilot-member table:name="6165" table:display="true" table:show-details="true"/>
                <table:data-pilot-member table:name="6172" table:display="true" table:show-details="true"/>
                <table:data-pilot-member table:name="6178" table:display="true" table:show-details="true"/>
                <table:data-pilot-member table:name="6179" table:display="true" table:show-details="true"/>
                <table:data-pilot-member table:name="6181" table:display="true" table:show-details="true"/>
                <table:data-pilot-member table:name="6182" table:display="true" table:show-details="true"/>
                <table:data-pilot-member table:name="6183" table:display="true" table:show-details="true"/>
                <table:data-pilot-member table:name="6199" table:display="true" table:show-details="true"/>
                <table:data-pilot-member table:name="6200" table:display="true" table:show-details="true"/>
                <table:data-pilot-member table:name="6206" table:display="true" table:show-details="true"/>
                <table:data-pilot-member table:name="6209" table:display="true" table:show-details="true"/>
                <table:data-pilot-member table:name="6214" table:display="true" table:show-details="true"/>
                <table:data-pilot-member table:name="6221" table:display="true" table:show-details="true"/>
                <table:data-pilot-member table:name="6222" table:display="true" table:show-details="true"/>
                <table:data-pilot-member table:name="6223" table:display="true" table:show-details="true"/>
                <table:data-pilot-member table:name="6224" table:display="true" table:show-details="true"/>
                <table:data-pilot-member table:name="6234" table:display="true" table:show-details="true"/>
                <table:data-pilot-member table:name="6240" table:display="true" table:show-details="true"/>
                <table:data-pilot-member table:name="6246" table:display="true" table:show-details="true"/>
                <table:data-pilot-member table:name="6250" table:display="true" table:show-details="true"/>
                <table:data-pilot-member table:name="6258" table:display="true" table:show-details="true"/>
                <table:data-pilot-member table:name="6265" table:display="true" table:show-details="true"/>
                <table:data-pilot-member table:name="6267" table:display="true" table:show-details="true"/>
                <table:data-pilot-member table:name="6272" table:display="true" table:show-details="true"/>
                <table:data-pilot-member table:name="6280" table:display="true" table:show-details="true"/>
                <table:data-pilot-member table:name="6283" table:display="true" table:show-details="true"/>
                <table:data-pilot-member table:name="6284" table:display="true" table:show-details="true"/>
                <table:data-pilot-member table:name="6292" table:display="true" table:show-details="true"/>
                <table:data-pilot-member table:name="6304" table:display="true" table:show-details="true"/>
                <table:data-pilot-member table:name="6316" table:display="true" table:show-details="true"/>
                <table:data-pilot-member table:name="6321" table:display="true" table:show-details="true"/>
                <table:data-pilot-member table:name="6328" table:display="true" table:show-details="true"/>
                <table:data-pilot-member table:name="6329" table:display="true" table:show-details="true"/>
                <table:data-pilot-member table:name="6330" table:display="true" table:show-details="true"/>
                <table:data-pilot-member table:name="6332" table:display="true" table:show-details="true"/>
                <table:data-pilot-member table:name="6340" table:display="true" table:show-details="true"/>
                <table:data-pilot-member table:name="6343" table:display="true" table:show-details="true"/>
                <table:data-pilot-member table:name="6345" table:display="true" table:show-details="true"/>
                <table:data-pilot-member table:name="6383" table:display="true" table:show-details="true"/>
                <table:data-pilot-member table:name="6389" table:display="true" table:show-details="true"/>
                <table:data-pilot-member table:name="6390" table:display="true" table:show-details="true"/>
                <table:data-pilot-member table:name="6396" table:display="true" table:show-details="true"/>
                <table:data-pilot-member table:name="6405" table:display="true" table:show-details="true"/>
                <table:data-pilot-member table:name="6416" table:display="true" table:show-details="true"/>
                <table:data-pilot-member table:name="6422" table:display="true" table:show-details="true"/>
                <table:data-pilot-member table:name="6454" table:display="true" table:show-details="true"/>
                <table:data-pilot-member table:name="6463" table:display="true" table:show-details="true"/>
                <table:data-pilot-member table:name="6468" table:display="true" table:show-details="true"/>
                <table:data-pilot-member table:name="6483" table:display="true" table:show-details="true"/>
                <table:data-pilot-member table:name="6484" table:display="true" table:show-details="true"/>
                <table:data-pilot-member table:name="6492" table:display="true" table:show-details="true"/>
                <table:data-pilot-member table:name="6525" table:display="true" table:show-details="true"/>
                <table:data-pilot-member table:name="6560" table:display="true" table:show-details="true"/>
                <table:data-pilot-member table:name="6578" table:display="true" table:show-details="true"/>
                <table:data-pilot-member table:name="6584" table:display="true" table:show-details="true"/>
                <table:data-pilot-member table:name="6608" table:display="true" table:show-details="true"/>
                <table:data-pilot-member table:name="6624" table:display="true" table:show-details="true"/>
                <table:data-pilot-member table:name="6630" table:display="true" table:show-details="true"/>
                <table:data-pilot-member table:name="6641" table:display="true" table:show-details="true"/>
                <table:data-pilot-member table:name="6649" table:display="true" table:show-details="true"/>
                <table:data-pilot-member table:name="6657" table:display="true" table:show-details="true"/>
                <table:data-pilot-member table:name="6668" table:display="true" table:show-details="true"/>
                <table:data-pilot-member table:name="6676" table:display="true" table:show-details="true"/>
                <table:data-pilot-member table:name="6691" table:display="true" table:show-details="true"/>
                <table:data-pilot-member table:name="6716" table:display="true" table:show-details="true"/>
                <table:data-pilot-member table:name="6729" table:display="true" table:show-details="true"/>
                <table:data-pilot-member table:name="6740" table:display="true" table:show-details="true"/>
                <table:data-pilot-member table:name="6755" table:display="true" table:show-details="true"/>
                <table:data-pilot-member table:name="6756" table:display="true" table:show-details="true"/>
                <table:data-pilot-member table:name="6757" table:display="true" table:show-details="true"/>
                <table:data-pilot-member table:name="6760" table:display="true" table:show-details="true"/>
                <table:data-pilot-member table:name="6761" table:display="true" table:show-details="true"/>
                <table:data-pilot-member table:name="6784" table:display="true" table:show-details="true"/>
                <table:data-pilot-member table:name="6789" table:display="true" table:show-details="true"/>
                <table:data-pilot-member table:name="6791" table:display="true" table:show-details="true"/>
                <table:data-pilot-member table:name="6796" table:display="true" table:show-details="true"/>
                <table:data-pilot-member table:name="6802" table:display="true" table:show-details="true"/>
                <table:data-pilot-member table:name="6803" table:display="true" table:show-details="true"/>
                <table:data-pilot-member table:name="6806" table:display="true" table:show-details="true"/>
                <table:data-pilot-member table:name="6809" table:display="true" table:show-details="true"/>
                <table:data-pilot-member table:name="6810" table:display="true" table:show-details="true"/>
                <table:data-pilot-member table:name="6824" table:display="true" table:show-details="true"/>
                <table:data-pilot-member table:name="6825" table:display="true" table:show-details="true"/>
                <table:data-pilot-member table:name="6826" table:display="true" table:show-details="true"/>
                <table:data-pilot-member table:name="6830" table:display="true" table:show-details="true"/>
                <table:data-pilot-member table:name="6837" table:display="true" table:show-details="true"/>
                <table:data-pilot-member table:name="6839" table:display="true" table:show-details="true"/>
                <table:data-pilot-member table:name="6842" table:display="true" table:show-details="true"/>
                <table:data-pilot-member table:name="6884" table:display="true" table:show-details="true"/>
                <table:data-pilot-member table:name="6890" table:display="true" table:show-details="true"/>
                <table:data-pilot-member table:name="6893" table:display="true" table:show-details="true"/>
                <table:data-pilot-member table:name="6897" table:display="true" table:show-details="true"/>
                <table:data-pilot-member table:name="6899" table:display="true" table:show-details="true"/>
                <table:data-pilot-member table:name="6900" table:display="true" table:show-details="true"/>
                <table:data-pilot-member table:name="6907" table:display="true" table:show-details="true"/>
                <table:data-pilot-member table:name="6908" table:display="true" table:show-details="true"/>
                <table:data-pilot-member table:name="6911" table:display="true" table:show-details="true"/>
                <table:data-pilot-member table:name="6914" table:display="true" table:show-details="true"/>
                <table:data-pilot-member table:name="6915" table:display="true" table:show-details="true"/>
                <table:data-pilot-member table:name="6932" table:display="true" table:show-details="true"/>
                <table:data-pilot-member table:name="6933" table:display="true" table:show-details="true"/>
                <table:data-pilot-member table:name="6948" table:display="true" table:show-details="true"/>
                <table:data-pilot-member table:name="6950" table:display="true" table:show-details="true"/>
                <table:data-pilot-member table:name="6958" table:display="true" table:show-details="true"/>
                <table:data-pilot-member table:name="6961" table:display="true" table:show-details="true"/>
                <table:data-pilot-member table:name="6965" table:display="true" table:show-details="true"/>
                <table:data-pilot-member table:name="6967" table:display="true" table:show-details="true"/>
                <table:data-pilot-member table:name="6970" table:display="true" table:show-details="true"/>
                <table:data-pilot-member table:name="6975" table:display="true" table:show-details="true"/>
                <table:data-pilot-member table:name="6979" table:display="true" table:show-details="true"/>
                <table:data-pilot-member table:name="6980" table:display="true" table:show-details="true"/>
                <table:data-pilot-member table:name="6984" table:display="true" table:show-details="true"/>
                <table:data-pilot-member table:name="6985" table:display="true" table:show-details="true"/>
                <table:data-pilot-member table:name="6987" table:display="true" table:show-details="true"/>
                <table:data-pilot-member table:name="6989" table:display="true" table:show-details="true"/>
                <table:data-pilot-member table:name="7011" table:display="true" table:show-details="true"/>
                <table:data-pilot-member table:name="7014" table:display="true" table:show-details="true"/>
                <table:data-pilot-member table:name="7015" table:display="true" table:show-details="true"/>
                <table:data-pilot-member table:name="7030" table:display="true" table:show-details="true"/>
                <table:data-pilot-member table:name="7039" table:display="true" table:show-details="true"/>
                <table:data-pilot-member table:name="7044" table:display="true" table:show-details="true"/>
                <table:data-pilot-member table:name="7061" table:display="true" table:show-details="true"/>
                <table:data-pilot-member table:name="7066" table:display="true" table:show-details="true"/>
                <table:data-pilot-member table:name="7067" table:display="true" table:show-details="true"/>
                <table:data-pilot-member table:name="7079" table:display="true" table:show-details="true"/>
                <table:data-pilot-member table:name="7082" table:display="true" table:show-details="true"/>
                <table:data-pilot-member table:name="7099" table:display="true" table:show-details="true"/>
                <table:data-pilot-member table:name="7107" table:display="true" table:show-details="true"/>
                <table:data-pilot-member table:name="7123" table:display="true" table:show-details="true"/>
                <table:data-pilot-member table:name="7125" table:display="true" table:show-details="true"/>
                <table:data-pilot-member table:name="7139" table:display="true" table:show-details="true"/>
                <table:data-pilot-member table:name="7140" table:display="true" table:show-details="true"/>
                <table:data-pilot-member table:name="7185" table:display="true" table:show-details="true"/>
                <table:data-pilot-member table:name="7205" table:display="true" table:show-details="true"/>
                <table:data-pilot-member table:name="7208" table:display="true" table:show-details="true"/>
                <table:data-pilot-member table:name="7212" table:display="true" table:show-details="true"/>
                <table:data-pilot-member table:name="7214" table:display="true" table:show-details="true"/>
                <table:data-pilot-member table:name="7245" table:display="true" table:show-details="true"/>
                <table:data-pilot-member table:name="7256" table:display="true" table:show-details="true"/>
                <table:data-pilot-member table:name="7257" table:display="true" table:show-details="true"/>
                <table:data-pilot-member table:name="7269" table:display="true" table:show-details="true"/>
                <table:data-pilot-member table:name="7270" table:display="true" table:show-details="true"/>
                <table:data-pilot-member table:name="7283" table:display="true" table:show-details="true"/>
                <table:data-pilot-member table:name="7291" table:display="true" table:show-details="true"/>
                <table:data-pilot-member table:name="7295" table:display="true" table:show-details="true"/>
                <table:data-pilot-member table:name="7300" table:display="true" table:show-details="true"/>
                <table:data-pilot-member table:name="7303" table:display="true" table:show-details="true"/>
                <table:data-pilot-member table:name="7308" table:display="true" table:show-details="true"/>
                <table:data-pilot-member table:name="7320" table:display="true" table:show-details="true"/>
                <table:data-pilot-member table:name="7322" table:display="true" table:show-details="true"/>
                <table:data-pilot-member table:name="7341" table:display="true" table:show-details="true"/>
                <table:data-pilot-member table:name="7342" table:display="true" table:show-details="true"/>
                <table:data-pilot-member table:name="7377" table:display="true" table:show-details="true"/>
                <table:data-pilot-member table:name="7379" table:display="true" table:show-details="true"/>
                <table:data-pilot-member table:name="7383" table:display="true" table:show-details="true"/>
                <table:data-pilot-member table:name="7396" table:display="true" table:show-details="true"/>
                <table:data-pilot-member table:name="7403" table:display="true" table:show-details="true"/>
                <table:data-pilot-member table:name="7404" table:display="true" table:show-details="true"/>
                <table:data-pilot-member table:name="7409" table:display="true" table:show-details="true"/>
                <table:data-pilot-member table:name="7417" table:display="true" table:show-details="true"/>
                <table:data-pilot-member table:name="7418" table:display="true" table:show-details="true"/>
                <table:data-pilot-member table:name="7420" table:display="true" table:show-details="true"/>
                <table:data-pilot-member table:name="7423" table:display="true" table:show-details="true"/>
                <table:data-pilot-member table:name="7427" table:display="true" table:show-details="true"/>
                <table:data-pilot-member table:name="7433" table:display="true" table:show-details="true"/>
                <table:data-pilot-member table:name="7441" table:display="true" table:show-details="true"/>
                <table:data-pilot-member table:name="7442" table:display="true" table:show-details="true"/>
                <table:data-pilot-member table:name="7455" table:display="true" table:show-details="true"/>
                <table:data-pilot-member table:name="7463" table:display="true" table:show-details="true"/>
                <table:data-pilot-member table:name="7465" table:display="true" table:show-details="true"/>
                <table:data-pilot-member table:name="7472" table:display="true" table:show-details="true"/>
                <table:data-pilot-member table:name="7482" table:display="true" table:show-details="true"/>
                <table:data-pilot-member table:name="7488" table:display="true" table:show-details="true"/>
                <table:data-pilot-member table:name="7499" table:display="true" table:show-details="true"/>
                <table:data-pilot-member table:name="7500" table:display="true" table:show-details="true"/>
                <table:data-pilot-member table:name="7523" table:display="true" table:show-details="true"/>
                <table:data-pilot-member table:name="7533" table:display="true" table:show-details="true"/>
                <table:data-pilot-member table:name="7534" table:display="true" table:show-details="true"/>
                <table:data-pilot-member table:name="7540" table:display="true" table:show-details="true"/>
                <table:data-pilot-member table:name="7549" table:display="true" table:show-details="true"/>
                <table:data-pilot-member table:name="7555" table:display="true" table:show-details="true"/>
                <table:data-pilot-member table:name="7561" table:display="true" table:show-details="true"/>
                <table:data-pilot-member table:name="7563" table:display="true" table:show-details="true"/>
                <table:data-pilot-member table:name="7568" table:display="true" table:show-details="true"/>
                <table:data-pilot-member table:name="7569" table:display="true" table:show-details="true"/>
                <table:data-pilot-member table:name="7580" table:display="true" table:show-details="true"/>
                <table:data-pilot-member table:name="7582" table:display="true" table:show-details="true"/>
                <table:data-pilot-member table:name="7597" table:display="true" table:show-details="true"/>
                <table:data-pilot-member table:name="7603" table:display="true" table:show-details="true"/>
                <table:data-pilot-member table:name="7614" table:display="true" table:show-details="true"/>
                <table:data-pilot-member table:name="7615" table:display="true" table:show-details="true"/>
                <table:data-pilot-member table:name="7627" table:display="true" table:show-details="true"/>
                <table:data-pilot-member table:name="7628" table:display="true" table:show-details="true"/>
                <table:data-pilot-member table:name="7633" table:display="true" table:show-details="true"/>
                <table:data-pilot-member table:name="7636" table:display="true" table:show-details="true"/>
                <table:data-pilot-member table:name="7638" table:display="true" table:show-details="true"/>
                <table:data-pilot-member table:name="7644" table:display="true" table:show-details="true"/>
                <table:data-pilot-member table:name="7646" table:display="true" table:show-details="true"/>
                <table:data-pilot-member table:name="7648" table:display="true" table:show-details="true"/>
                <table:data-pilot-member table:name="7649" table:display="true" table:show-details="true"/>
                <table:data-pilot-member table:name="7652" table:display="true" table:show-details="true"/>
                <table:data-pilot-member table:name="7670" table:display="true" table:show-details="true"/>
                <table:data-pilot-member table:name="7673" table:display="true" table:show-details="true"/>
                <table:data-pilot-member table:name="7679" table:display="true" table:show-details="true"/>
                <table:data-pilot-member table:name="7680" table:display="true" table:show-details="true"/>
                <table:data-pilot-member table:name="7681" table:display="true" table:show-details="true"/>
                <table:data-pilot-member table:name="7693" table:display="true" table:show-details="true"/>
                <table:data-pilot-member table:name="7706" table:display="true" table:show-details="true"/>
                <table:data-pilot-member table:name="7709" table:display="true" table:show-details="true"/>
                <table:data-pilot-member table:name="7712" table:display="true" table:show-details="true"/>
                <table:data-pilot-member table:name="7717" table:display="true" table:show-details="true"/>
                <table:data-pilot-member table:name="7718" table:display="true" table:show-details="true"/>
                <table:data-pilot-member table:name="7721" table:display="true" table:show-details="true"/>
                <table:data-pilot-member table:name="7731" table:display="true" table:show-details="true"/>
                <table:data-pilot-member table:name="7734" table:display="true" table:show-details="true"/>
                <table:data-pilot-member table:name="7745" table:display="true" table:show-details="true"/>
                <table:data-pilot-member table:name="7746" table:display="true" table:show-details="true"/>
                <table:data-pilot-member table:name="7761" table:display="true" table:show-details="true"/>
                <table:data-pilot-member table:name="7776" table:display="true" table:show-details="true"/>
                <table:data-pilot-member table:name="7780" table:display="true" table:show-details="true"/>
                <table:data-pilot-member table:name="7785" table:display="true" table:show-details="true"/>
                <table:data-pilot-member table:name="7793" table:display="true" table:show-details="true"/>
                <table:data-pilot-member table:name="7801" table:display="true" table:show-details="true"/>
                <table:data-pilot-member table:name="7804" table:display="true" table:show-details="true"/>
                <table:data-pilot-member table:name="7822" table:display="true" table:show-details="true"/>
                <table:data-pilot-member table:name="7830" table:display="true" table:show-details="true"/>
                <table:data-pilot-member table:name="7834" table:display="true" table:show-details="true"/>
                <table:data-pilot-member table:name="7850" table:display="true" table:show-details="true"/>
                <table:data-pilot-member table:name="7857" table:display="true" table:show-details="true"/>
                <table:data-pilot-member table:name="7862" table:display="true" table:show-details="true"/>
                <table:data-pilot-member table:name="7884" table:display="true" table:show-details="true"/>
                <table:data-pilot-member table:name="7896" table:display="true" table:show-details="true"/>
                <table:data-pilot-member table:name="7908" table:display="true" table:show-details="true"/>
                <table:data-pilot-member table:name="7910" table:display="true" table:show-details="true"/>
                <table:data-pilot-member table:name="7931" table:display="true" table:show-details="true"/>
                <table:data-pilot-member table:name="7933" table:display="true" table:show-details="true"/>
                <table:data-pilot-member table:name="7935" table:display="true" table:show-details="true"/>
                <table:data-pilot-member table:name="7940" table:display="true" table:show-details="true"/>
                <table:data-pilot-member table:name="7954" table:display="true" table:show-details="true"/>
                <table:data-pilot-member table:name="7960" table:display="true" table:show-details="true"/>
                <table:data-pilot-member table:name="8016" table:display="true" table:show-details="true"/>
                <table:data-pilot-member table:name="8019" table:display="true" table:show-details="true"/>
                <table:data-pilot-member table:name="8031" table:display="true" table:show-details="true"/>
                <table:data-pilot-member table:name="8032" table:display="true" table:show-details="true"/>
                <table:data-pilot-member table:name="8041" table:display="true" table:show-details="true"/>
                <table:data-pilot-member table:name="8052" table:display="true" table:show-details="true"/>
                <table:data-pilot-member table:name="8060" table:display="true" table:show-details="true"/>
                <table:data-pilot-member table:name="8073" table:display="true" table:show-details="true"/>
                <table:data-pilot-member table:name="8082" table:display="true" table:show-details="true"/>
                <table:data-pilot-member table:name="8084" table:display="true" table:show-details="true"/>
                <table:data-pilot-member table:name="8095" table:display="true" table:show-details="true"/>
                <table:data-pilot-member table:name="8100" table:display="true" table:show-details="true"/>
                <table:data-pilot-member table:name="8110" table:display="true" table:show-details="true"/>
                <table:data-pilot-member table:name="8111" table:display="true" table:show-details="true"/>
                <table:data-pilot-member table:name="8113" table:display="true" table:show-details="true"/>
                <table:data-pilot-member table:name="8115" table:display="true" table:show-details="true"/>
                <table:data-pilot-member table:name="8118" table:display="true" table:show-details="true"/>
                <table:data-pilot-member table:name="8127" table:display="true" table:show-details="true"/>
                <table:data-pilot-member table:name="8134" table:display="true" table:show-details="true"/>
                <table:data-pilot-member table:name="8136" table:display="true" table:show-details="true"/>
                <table:data-pilot-member table:name="8157" table:display="true" table:show-details="true"/>
                <table:data-pilot-member table:name="8165" table:display="true" table:show-details="true"/>
                <table:data-pilot-member table:name="8166" table:display="true" table:show-details="true"/>
                <table:data-pilot-member table:name="8168" table:display="true" table:show-details="true"/>
                <table:data-pilot-member table:name="8170" table:display="true" table:show-details="true"/>
                <table:data-pilot-member table:name="8177" table:display="true" table:show-details="true"/>
                <table:data-pilot-member table:name="8182" table:display="true" table:show-details="true"/>
                <table:data-pilot-member table:name="8183" table:display="true" table:show-details="true"/>
                <table:data-pilot-member table:name="8204" table:display="true" table:show-details="true"/>
                <table:data-pilot-member table:name="8205" table:display="true" table:show-details="true"/>
                <table:data-pilot-member table:name="8206" table:display="true" table:show-details="true"/>
                <table:data-pilot-member table:name="8208" table:display="true" table:show-details="true"/>
                <table:data-pilot-member table:name="8215" table:display="true" table:show-details="true"/>
                <table:data-pilot-member table:name="8216" table:display="true" table:show-details="true"/>
                <table:data-pilot-member table:name="8218" table:display="true" table:show-details="true"/>
                <table:data-pilot-member table:name="8221" table:display="true" table:show-details="true"/>
                <table:data-pilot-member table:name="8227" table:display="true" table:show-details="true"/>
                <table:data-pilot-member table:name="8233" table:display="true" table:show-details="true"/>
                <table:data-pilot-member table:name="8241" table:display="true" table:show-details="true"/>
                <table:data-pilot-member table:name="8244" table:display="true" table:show-details="true"/>
                <table:data-pilot-member table:name="8250" table:display="true" table:show-details="true"/>
                <table:data-pilot-member table:name="8261" table:display="true" table:show-details="true"/>
                <table:data-pilot-member table:name="8266" table:display="true" table:show-details="true"/>
                <table:data-pilot-member table:name="8272" table:display="true" table:show-details="true"/>
                <table:data-pilot-member table:name="8286" table:display="true" table:show-details="true"/>
                <table:data-pilot-member table:name="8300" table:display="true" table:show-details="true"/>
                <table:data-pilot-member table:name="8302" table:display="true" table:show-details="true"/>
                <table:data-pilot-member table:name="8305" table:display="true" table:show-details="true"/>
                <table:data-pilot-member table:name="8308" table:display="true" table:show-details="true"/>
                <table:data-pilot-member table:name="8311" table:display="true" table:show-details="true"/>
                <table:data-pilot-member table:name="8319" table:display="true" table:show-details="true"/>
                <table:data-pilot-member table:name="8332" table:display="true" table:show-details="true"/>
                <table:data-pilot-member table:name="8359" table:display="true" table:show-details="true"/>
                <table:data-pilot-member table:name="8365" table:display="true" table:show-details="true"/>
                <table:data-pilot-member table:name="8369" table:display="true" table:show-details="true"/>
                <table:data-pilot-member table:name="8371" table:display="true" table:show-details="true"/>
                <table:data-pilot-member table:name="8377" table:display="true" table:show-details="true"/>
                <table:data-pilot-member table:name="8378" table:display="true" table:show-details="true"/>
                <table:data-pilot-member table:name="8381" table:display="true" table:show-details="true"/>
                <table:data-pilot-member table:name="8391" table:display="true" table:show-details="true"/>
                <table:data-pilot-member table:name="8399" table:display="true" table:show-details="true"/>
                <table:data-pilot-member table:name="8407" table:display="true" table:show-details="true"/>
                <table:data-pilot-member table:name="8415" table:display="true" table:show-details="true"/>
                <table:data-pilot-member table:name="8425" table:display="true" table:show-details="true"/>
                <table:data-pilot-member table:name="8431" table:display="true" table:show-details="true"/>
                <table:data-pilot-member table:name="8432" table:display="true" table:show-details="true"/>
                <table:data-pilot-member table:name="8439" table:display="true" table:show-details="true"/>
                <table:data-pilot-member table:name="8454" table:display="true" table:show-details="true"/>
                <table:data-pilot-member table:name="8464" table:display="true" table:show-details="true"/>
                <table:data-pilot-member table:name="8468" table:display="true" table:show-details="true"/>
                <table:data-pilot-member table:name="8470" table:display="true" table:show-details="true"/>
                <table:data-pilot-member table:name="8483" table:display="true" table:show-details="true"/>
                <table:data-pilot-member table:name="8484" table:display="true" table:show-details="true"/>
                <table:data-pilot-member table:name="8496" table:display="true" table:show-details="true"/>
                <table:data-pilot-member table:name="8500" table:display="true" table:show-details="true"/>
                <table:data-pilot-member table:name="8504" table:display="true" table:show-details="true"/>
                <table:data-pilot-member table:name="8509" table:display="true" table:show-details="true"/>
                <table:data-pilot-member table:name="8521" table:display="true" table:show-details="true"/>
                <table:data-pilot-member table:name="8523" table:display="true" table:show-details="true"/>
                <table:data-pilot-member table:name="8538" table:display="true" table:show-details="true"/>
                <table:data-pilot-member table:name="8542" table:display="true" table:show-details="true"/>
                <table:data-pilot-member table:name="8544" table:display="true" table:show-details="true"/>
                <table:data-pilot-member table:name="8555" table:display="true" table:show-details="true"/>
                <table:data-pilot-member table:name="8589" table:display="true" table:show-details="true"/>
                <table:data-pilot-member table:name="8593" table:display="true" table:show-details="true"/>
                <table:data-pilot-member table:name="8618" table:display="true" table:show-details="true"/>
                <table:data-pilot-member table:name="8628" table:display="true" table:show-details="true"/>
                <table:data-pilot-member table:name="8629" table:display="true" table:show-details="true"/>
                <table:data-pilot-member table:name="8637" table:display="true" table:show-details="true"/>
                <table:data-pilot-member table:name="8646" table:display="true" table:show-details="true"/>
                <table:data-pilot-member table:name="8656" table:display="true" table:show-details="true"/>
                <table:data-pilot-member table:name="8671" table:display="true" table:show-details="true"/>
                <table:data-pilot-member table:name="8680" table:display="true" table:show-details="true"/>
                <table:data-pilot-member table:name="8685" table:display="true" table:show-details="true"/>
                <table:data-pilot-member table:name="8688" table:display="true" table:show-details="true"/>
                <table:data-pilot-member table:name="8692" table:display="true" table:show-details="true"/>
                <table:data-pilot-member table:name="8703" table:display="true" table:show-details="true"/>
                <table:data-pilot-member table:name="8705" table:display="true" table:show-details="true"/>
                <table:data-pilot-member table:name="8711" table:display="true" table:show-details="true"/>
                <table:data-pilot-member table:name="8712" table:display="true" table:show-details="true"/>
                <table:data-pilot-member table:name="8724" table:display="true" table:show-details="true"/>
                <table:data-pilot-member table:name="8733" table:display="true" table:show-details="true"/>
                <table:data-pilot-member table:name="8739" table:display="true" table:show-details="true"/>
                <table:data-pilot-member table:name="8773" table:display="true" table:show-details="true"/>
                <table:data-pilot-member table:name="8780" table:display="true" table:show-details="true"/>
                <table:data-pilot-member table:name="8782" table:display="true" table:show-details="true"/>
                <table:data-pilot-member table:name="8789" table:display="true" table:show-details="true"/>
                <table:data-pilot-member table:name="8795" table:display="true" table:show-details="true"/>
                <table:data-pilot-member table:name="8813" table:display="true" table:show-details="true"/>
                <table:data-pilot-member table:name="8815" table:display="true" table:show-details="true"/>
                <table:data-pilot-member table:name="8819" table:display="true" table:show-details="true"/>
                <table:data-pilot-member table:name="8821" table:display="true" table:show-details="true"/>
                <table:data-pilot-member table:name="8822" table:display="true" table:show-details="true"/>
                <table:data-pilot-member table:name="8827" table:display="true" table:show-details="true"/>
                <table:data-pilot-member table:name="8855" table:display="true" table:show-details="true"/>
                <table:data-pilot-member table:name="8865" table:display="true" table:show-details="true"/>
                <table:data-pilot-member table:name="8866" table:display="true" table:show-details="true"/>
                <table:data-pilot-member table:name="8879" table:display="true" table:show-details="true"/>
                <table:data-pilot-member table:name="8912" table:display="true" table:show-details="true"/>
                <table:data-pilot-member table:name="8914" table:display="true" table:show-details="true"/>
                <table:data-pilot-member table:name="8918" table:display="true" table:show-details="true"/>
                <table:data-pilot-member table:name="8920" table:display="true" table:show-details="true"/>
                <table:data-pilot-member table:name="8921" table:display="true" table:show-details="true"/>
                <table:data-pilot-member table:name="8923" table:display="true" table:show-details="true"/>
                <table:data-pilot-member table:name="8924" table:display="true" table:show-details="true"/>
                <table:data-pilot-member table:name="8925" table:display="true" table:show-details="true"/>
                <table:data-pilot-member table:name="8926" table:display="true" table:show-details="true"/>
                <table:data-pilot-member table:name="8932" table:display="true" table:show-details="true"/>
                <table:data-pilot-member table:name="8939" table:display="true" table:show-details="true"/>
                <table:data-pilot-member table:name="8944" table:display="true" table:show-details="true"/>
                <table:data-pilot-member table:name="8948" table:display="true" table:show-details="true"/>
                <table:data-pilot-member table:name="8952" table:display="true" table:show-details="true"/>
                <table:data-pilot-member table:name="8954" table:display="true" table:show-details="true"/>
                <table:data-pilot-member table:name="8955" table:display="true" table:show-details="true"/>
                <table:data-pilot-member table:name="8965" table:display="true" table:show-details="true"/>
                <table:data-pilot-member table:name="8972" table:display="true" table:show-details="true"/>
                <table:data-pilot-member table:name="8977" table:display="true" table:show-details="true"/>
                <table:data-pilot-member table:name="8980" table:display="true" table:show-details="true"/>
                <table:data-pilot-member table:name="8988" table:display="true" table:show-details="true"/>
                <table:data-pilot-member table:name="8990" table:display="true" table:show-details="true"/>
                <table:data-pilot-member table:name="8996" table:display="true" table:show-details="true"/>
                <table:data-pilot-member table:name="8998" table:display="true" table:show-details="true"/>
                <table:data-pilot-member table:name="9013" table:display="true" table:show-details="true"/>
                <table:data-pilot-member table:name="9030" table:display="true" table:show-details="true"/>
                <table:data-pilot-member table:name="9045" table:display="true" table:show-details="true"/>
                <table:data-pilot-member table:name="9048" table:display="true" table:show-details="true"/>
                <table:data-pilot-member table:name="9055" table:display="true" table:show-details="true"/>
                <table:data-pilot-member table:name="9060" table:display="true" table:show-details="true"/>
                <table:data-pilot-member table:name="9070" table:display="true" table:show-details="true"/>
                <table:data-pilot-member table:name="9073" table:display="true" table:show-details="true"/>
                <table:data-pilot-member table:name="9081" table:display="true" table:show-details="true"/>
                <table:data-pilot-member table:name="9089" table:display="true" table:show-details="true"/>
                <table:data-pilot-member table:name="9107" table:display="true" table:show-details="true"/>
                <table:data-pilot-member table:name="9113" table:display="true" table:show-details="true"/>
                <table:data-pilot-member table:name="9118" table:display="true" table:show-details="true"/>
                <table:data-pilot-member table:name="9123" table:display="true" table:show-details="true"/>
                <table:data-pilot-member table:name="9141" table:display="true" table:show-details="true"/>
                <table:data-pilot-member table:name="9144" table:display="true" table:show-details="true"/>
                <table:data-pilot-member table:name="9153" table:display="true" table:show-details="true"/>
                <table:data-pilot-member table:name="9158" table:display="true" table:show-details="true"/>
                <table:data-pilot-member table:name="9159" table:display="true" table:show-details="true"/>
                <table:data-pilot-member table:name="9161" table:display="true" table:show-details="true"/>
                <table:data-pilot-member table:name="9164" table:display="true" table:show-details="true"/>
                <table:data-pilot-member table:name="9165" table:display="true" table:show-details="true"/>
                <table:data-pilot-member table:name="9168" table:display="true" table:show-details="true"/>
                <table:data-pilot-member table:name="9176" table:display="true" table:show-details="true"/>
                <table:data-pilot-member table:name="9182" table:display="true" table:show-details="true"/>
                <table:data-pilot-member table:name="9187" table:display="true" table:show-details="true"/>
                <table:data-pilot-member table:name="9199" table:display="true" table:show-details="true"/>
                <table:data-pilot-member table:name="9201" table:display="true" table:show-details="true"/>
                <table:data-pilot-member table:name="9206" table:display="true" table:show-details="true"/>
                <table:data-pilot-member table:name="9208" table:display="true" table:show-details="true"/>
                <table:data-pilot-member table:name="9214" table:display="true" table:show-details="true"/>
                <table:data-pilot-member table:name="9219" table:display="true" table:show-details="true"/>
                <table:data-pilot-member table:name="9225" table:display="true" table:show-details="true"/>
                <table:data-pilot-member table:name="9228" table:display="true" table:show-details="true"/>
                <table:data-pilot-member table:name="9231" table:display="true" table:show-details="true"/>
                <table:data-pilot-member table:name="9232" table:display="true" table:show-details="true"/>
                <table:data-pilot-member table:name="9237" table:display="true" table:show-details="true"/>
                <table:data-pilot-member table:name="9258" table:display="true" table:show-details="true"/>
                <table:data-pilot-member table:name="9263" table:display="true" table:show-details="true"/>
                <table:data-pilot-member table:name="9271" table:display="true" table:show-details="true"/>
                <table:data-pilot-member table:name="9297" table:display="true" table:show-details="true"/>
                <table:data-pilot-member table:name="9300" table:display="true" table:show-details="true"/>
                <table:data-pilot-member table:name="9317" table:display="true" table:show-details="true"/>
                <table:data-pilot-member table:name="9325" table:display="true" table:show-details="true"/>
                <table:data-pilot-member table:name="9334" table:display="true" table:show-details="true"/>
                <table:data-pilot-member table:name="9350" table:display="true" table:show-details="true"/>
                <table:data-pilot-member table:name="9375" table:display="true" table:show-details="true"/>
                <table:data-pilot-member table:name="9376" table:display="true" table:show-details="true"/>
                <table:data-pilot-member table:name="9378" table:display="true" table:show-details="true"/>
                <table:data-pilot-member table:name="9387" table:display="true" table:show-details="true"/>
                <table:data-pilot-member table:name="9397" table:display="true" table:show-details="true"/>
                <table:data-pilot-member table:name="9414" table:display="true" table:show-details="true"/>
                <table:data-pilot-member table:name="9415" table:display="true" table:show-details="true"/>
                <table:data-pilot-member table:name="9435" table:display="true" table:show-details="true"/>
                <table:data-pilot-member table:name="9438" table:display="true" table:show-details="true"/>
                <table:data-pilot-member table:name="9451" table:display="true" table:show-details="true"/>
                <table:data-pilot-member table:name="9455" table:display="true" table:show-details="true"/>
                <table:data-pilot-member table:name="9456" table:display="true" table:show-details="true"/>
                <table:data-pilot-member table:name="9471" table:display="true" table:show-details="true"/>
                <table:data-pilot-member table:name="9482" table:display="true" table:show-details="true"/>
                <table:data-pilot-member table:name="9513" table:display="true" table:show-details="true"/>
                <table:data-pilot-member table:name="9520" table:display="true" table:show-details="true"/>
                <table:data-pilot-member table:name="9522" table:display="true" table:show-details="true"/>
                <table:data-pilot-member table:name="9525" table:display="true" table:show-details="true"/>
                <table:data-pilot-member table:name="9537" table:display="true" table:show-details="true"/>
                <table:data-pilot-member table:name="9558" table:display="true" table:show-details="true"/>
                <table:data-pilot-member table:name="9560" table:display="true" table:show-details="true"/>
                <table:data-pilot-member table:name="9566" table:display="true" table:show-details="true"/>
                <table:data-pilot-member table:name="9591" table:display="true" table:show-details="true"/>
                <table:data-pilot-member table:name="9601" table:display="true" table:show-details="true"/>
                <table:data-pilot-member table:name="9605" table:display="true" table:show-details="true"/>
                <table:data-pilot-member table:name="9606" table:display="true" table:show-details="true"/>
                <table:data-pilot-member table:name="9613" table:display="true" table:show-details="true"/>
                <table:data-pilot-member table:name="9614" table:display="true" table:show-details="true"/>
                <table:data-pilot-member table:name="9617" table:display="true" table:show-details="true"/>
                <table:data-pilot-member table:name="9622" table:display="true" table:show-details="true"/>
                <table:data-pilot-member table:name="9630" table:display="true" table:show-details="true"/>
                <table:data-pilot-member table:name="9638" table:display="true" table:show-details="true"/>
                <table:data-pilot-member table:name="9639" table:display="true" table:show-details="true"/>
                <table:data-pilot-member table:name="9653" table:display="true" table:show-details="true"/>
                <table:data-pilot-member table:name="9655" table:display="true" table:show-details="true"/>
                <table:data-pilot-member table:name="9657" table:display="true" table:show-details="true"/>
                <table:data-pilot-member table:name="9665" table:display="true" table:show-details="true"/>
                <table:data-pilot-member table:name="9667" table:display="true" table:show-details="true"/>
                <table:data-pilot-member table:name="9677" table:display="true" table:show-details="true"/>
                <table:data-pilot-member table:name="9681" table:display="true" table:show-details="true"/>
                <table:data-pilot-member table:name="9686" table:display="true" table:show-details="true"/>
                <table:data-pilot-member table:name="9693" table:display="true" table:show-details="true"/>
                <table:data-pilot-member table:name="9695" table:display="true" table:show-details="true"/>
                <table:data-pilot-member table:name="9699" table:display="true" table:show-details="true"/>
                <table:data-pilot-member table:name="9709" table:display="true" table:show-details="true"/>
                <table:data-pilot-member table:name="9713" table:display="true" table:show-details="true"/>
                <table:data-pilot-member table:name="9714" table:display="true" table:show-details="true"/>
                <table:data-pilot-member table:name="9718" table:display="true" table:show-details="true"/>
                <table:data-pilot-member table:name="9733" table:display="true" table:show-details="true"/>
                <table:data-pilot-member table:name="9745" table:display="true" table:show-details="true"/>
                <table:data-pilot-member table:name="9765" table:display="true" table:show-details="true"/>
                <table:data-pilot-member table:name="9768" table:display="true" table:show-details="true"/>
                <table:data-pilot-member table:name="9769" table:display="true" table:show-details="true"/>
                <table:data-pilot-member table:name="9773" table:display="true" table:show-details="true"/>
                <table:data-pilot-member table:name="9781" table:display="true" table:show-details="true"/>
                <table:data-pilot-member table:name="9791" table:display="true" table:show-details="true"/>
                <table:data-pilot-member table:name="9804" table:display="true" table:show-details="true"/>
                <table:data-pilot-member table:name="9805" table:display="true" table:show-details="true"/>
                <table:data-pilot-member table:name="9807" table:display="true" table:show-details="true"/>
                <table:data-pilot-member table:name="9816" table:display="true" table:show-details="true"/>
                <table:data-pilot-member table:name="9819" table:display="true" table:show-details="true"/>
                <table:data-pilot-member table:name="9826" table:display="true" table:show-details="true"/>
                <table:data-pilot-member table:name="9835" table:display="true" table:show-details="true"/>
                <table:data-pilot-member table:name="9847" table:display="true" table:show-details="true"/>
                <table:data-pilot-member table:name="9848" table:display="true" table:show-details="true"/>
                <table:data-pilot-member table:name="9849" table:display="true" table:show-details="true"/>
                <table:data-pilot-member table:name="9855" table:display="true" table:show-details="true"/>
                <table:data-pilot-member table:name="9858" table:display="true" table:show-details="true"/>
                <table:data-pilot-member table:name="9866" table:display="true" table:show-details="true"/>
                <table:data-pilot-member table:name="9868" table:display="true" table:show-details="true"/>
                <table:data-pilot-member table:name="9871" table:display="true" table:show-details="true"/>
                <table:data-pilot-member table:name="9872" table:display="true" table:show-details="true"/>
                <table:data-pilot-member table:name="9878" table:display="true" table:show-details="true"/>
                <table:data-pilot-member table:name="9881" table:display="true" table:show-details="true"/>
                <table:data-pilot-member table:name="9885" table:display="true" table:show-details="true"/>
                <table:data-pilot-member table:name="9893" table:display="true" table:show-details="true"/>
                <table:data-pilot-member table:name="9914" table:display="true" table:show-details="true"/>
                <table:data-pilot-member table:name="9928" table:display="true" table:show-details="true"/>
                <table:data-pilot-member table:name="9946" table:display="true" table:show-details="true"/>
                <table:data-pilot-member table:name="9947" table:display="true" table:show-details="true"/>
                <table:data-pilot-member table:name="9965" table:display="true" table:show-details="true"/>
                <table:data-pilot-member table:name="9968" table:display="true" table:show-details="true"/>
                <table:data-pilot-member table:name="9979" table:display="true" table:show-details="true"/>
                <table:data-pilot-member table:name="9991" table:display="true" table:show-details="true"/>
                <table:data-pilot-member table:name="10010" table:display="true" table:show-details="true"/>
                <table:data-pilot-member table:name="10016" table:display="true" table:show-details="true"/>
                <table:data-pilot-member table:name="10017" table:display="true" table:show-details="true"/>
                <table:data-pilot-member table:name="10022" table:display="true" table:show-details="true"/>
                <table:data-pilot-member table:name="10039" table:display="true" table:show-details="true"/>
                <table:data-pilot-member table:name="10041" table:display="true" table:show-details="true"/>
                <table:data-pilot-member table:name="10045" table:display="true" table:show-details="true"/>
                <table:data-pilot-member table:name="10066" table:display="true" table:show-details="true"/>
                <table:data-pilot-member table:name="10069" table:display="true" table:show-details="true"/>
                <table:data-pilot-member table:name="10076" table:display="true" table:show-details="true"/>
                <table:data-pilot-member table:name="10081" table:display="true" table:show-details="true"/>
                <table:data-pilot-member table:name="10083" table:display="true" table:show-details="true"/>
                <table:data-pilot-member table:name="10085" table:display="true" table:show-details="true"/>
                <table:data-pilot-member table:name="10114" table:display="true" table:show-details="true"/>
                <table:data-pilot-member table:name="10132" table:display="true" table:show-details="true"/>
                <table:data-pilot-member table:name="10135" table:display="true" table:show-details="true"/>
                <table:data-pilot-member table:name="10143" table:display="true" table:show-details="true"/>
                <table:data-pilot-member table:name="10151" table:display="true" table:show-details="true"/>
                <table:data-pilot-member table:name="10159" table:display="true" table:show-details="true"/>
                <table:data-pilot-member table:name="10162" table:display="true" table:show-details="true"/>
                <table:data-pilot-member table:name="10165" table:display="true" table:show-details="true"/>
                <table:data-pilot-member table:name="10188" table:display="true" table:show-details="true"/>
                <table:data-pilot-member table:name="10192" table:display="true" table:show-details="true"/>
                <table:data-pilot-member table:name="10212" table:display="true" table:show-details="true"/>
                <table:data-pilot-member table:name="10214" table:display="true" table:show-details="true"/>
                <table:data-pilot-member table:name="10229" table:display="true" table:show-details="true"/>
                <table:data-pilot-member table:name="10230" table:display="true" table:show-details="true"/>
                <table:data-pilot-member table:name="10235" table:display="true" table:show-details="true"/>
                <table:data-pilot-member table:name="10239" table:display="true" table:show-details="true"/>
                <table:data-pilot-member table:name="10259" table:display="true" table:show-details="true"/>
                <table:data-pilot-member table:name="10270" table:display="true" table:show-details="true"/>
                <table:data-pilot-member table:name="10272" table:display="true" table:show-details="true"/>
                <table:data-pilot-member table:name="10275" table:display="true" table:show-details="true"/>
                <table:data-pilot-member table:name="10276" table:display="true" table:show-details="true"/>
                <table:data-pilot-member table:name="10280" table:display="true" table:show-details="true"/>
                <table:data-pilot-member table:name="10283" table:display="true" table:show-details="true"/>
                <table:data-pilot-member table:name="10294" table:display="true" table:show-details="true"/>
                <table:data-pilot-member table:name="10298" table:display="true" table:show-details="true"/>
                <table:data-pilot-member table:name="10303" table:display="true" table:show-details="true"/>
                <table:data-pilot-member table:name="10307" table:display="true" table:show-details="true"/>
                <table:data-pilot-member table:name="10314" table:display="true" table:show-details="true"/>
                <table:data-pilot-member table:name="10315" table:display="true" table:show-details="true"/>
                <table:data-pilot-member table:name="10321" table:display="true" table:show-details="true"/>
                <table:data-pilot-member table:name="10335" table:display="true" table:show-details="true"/>
                <table:data-pilot-member table:name="10344" table:display="true" table:show-details="true"/>
                <table:data-pilot-member table:name="10349" table:display="true" table:show-details="true"/>
                <table:data-pilot-member table:name="10350" table:display="true" table:show-details="true"/>
                <table:data-pilot-member table:name="10353" table:display="true" table:show-details="true"/>
                <table:data-pilot-member table:name="10356" table:display="true" table:show-details="true"/>
                <table:data-pilot-member table:name="10405" table:display="true" table:show-details="true"/>
                <table:data-pilot-member table:name="10407" table:display="true" table:show-details="true"/>
                <table:data-pilot-member table:name="10408" table:display="true" table:show-details="true"/>
                <table:data-pilot-member table:name="10417" table:display="true" table:show-details="true"/>
                <table:data-pilot-member table:name="10419" table:display="true" table:show-details="true"/>
                <table:data-pilot-member table:name="10422" table:display="true" table:show-details="true"/>
                <table:data-pilot-member table:name="10426" table:display="true" table:show-details="true"/>
                <table:data-pilot-member table:name="10430" table:display="true" table:show-details="true"/>
                <table:data-pilot-member table:name="10431" table:display="true" table:show-details="true"/>
                <table:data-pilot-member table:name="10442" table:display="true" table:show-details="true"/>
                <table:data-pilot-member table:name="10447" table:display="true" table:show-details="true"/>
                <table:data-pilot-member table:name="10448" table:display="true" table:show-details="true"/>
                <table:data-pilot-member table:name="10455" table:display="true" table:show-details="true"/>
                <table:data-pilot-member table:name="10457" table:display="true" table:show-details="true"/>
                <table:data-pilot-member table:name="10458" table:display="true" table:show-details="true"/>
                <table:data-pilot-member table:name="10459" table:display="true" table:show-details="true"/>
                <table:data-pilot-member table:name="10462" table:display="true" table:show-details="true"/>
                <table:data-pilot-member table:name="10464" table:display="true" table:show-details="true"/>
                <table:data-pilot-member table:name="10469" table:display="true" table:show-details="true"/>
                <table:data-pilot-member table:name="10479" table:display="true" table:show-details="true"/>
                <table:data-pilot-member table:name="10483" table:display="true" table:show-details="true"/>
                <table:data-pilot-member table:name="10484" table:display="true" table:show-details="true"/>
                <table:data-pilot-member table:name="10485" table:display="true" table:show-details="true"/>
                <table:data-pilot-member table:name="10497" table:display="true" table:show-details="true"/>
                <table:data-pilot-member table:name="10518" table:display="true" table:show-details="true"/>
                <table:data-pilot-member table:name="10520" table:display="true" table:show-details="true"/>
                <table:data-pilot-member table:name="10525" table:display="true" table:show-details="true"/>
                <table:data-pilot-member table:name="10530" table:display="true" table:show-details="true"/>
                <table:data-pilot-member table:name="10531" table:display="true" table:show-details="true"/>
                <table:data-pilot-member table:name="10534" table:display="true" table:show-details="true"/>
                <table:data-pilot-member table:name="10540" table:display="true" table:show-details="true"/>
                <table:data-pilot-member table:name="10542" table:display="true" table:show-details="true"/>
                <table:data-pilot-member table:name="10544" table:display="true" table:show-details="true"/>
                <table:data-pilot-member table:name="10545" table:display="true" table:show-details="true"/>
                <table:data-pilot-member table:name="10549" table:display="true" table:show-details="true"/>
                <table:data-pilot-member table:name="10552" table:display="true" table:show-details="true"/>
                <table:data-pilot-member table:name="10562" table:display="true" table:show-details="true"/>
                <table:data-pilot-member table:name="10573" table:display="true" table:show-details="true"/>
                <table:data-pilot-member table:name="10576" table:display="true" table:show-details="true"/>
                <table:data-pilot-member table:name="10577" table:display="true" table:show-details="true"/>
                <table:data-pilot-member table:name="10582" table:display="true" table:show-details="true"/>
                <table:data-pilot-member table:name="10583" table:display="true" table:show-details="true"/>
                <table:data-pilot-member table:name="10594" table:display="true" table:show-details="true"/>
                <table:data-pilot-member table:name="10597" table:display="true" table:show-details="true"/>
                <table:data-pilot-member table:name="10603" table:display="true" table:show-details="true"/>
                <table:data-pilot-member table:name="10604" table:display="true" table:show-details="true"/>
                <table:data-pilot-member table:name="10608" table:display="true" table:show-details="true"/>
                <table:data-pilot-member table:name="10611" table:display="true" table:show-details="true"/>
                <table:data-pilot-member table:name="10625" table:display="true" table:show-details="true"/>
                <table:data-pilot-member table:name="10628" table:display="true" table:show-details="true"/>
                <table:data-pilot-member table:name="10630" table:display="true" table:show-details="true"/>
                <table:data-pilot-member table:name="10639" table:display="true" table:show-details="true"/>
                <table:data-pilot-member table:name="10654" table:display="true" table:show-details="true"/>
                <table:data-pilot-member table:name="10680" table:display="true" table:show-details="true"/>
                <table:data-pilot-member table:name="10687" table:display="true" table:show-details="true"/>
                <table:data-pilot-member table:name="10694" table:display="true" table:show-details="true"/>
                <table:data-pilot-member table:name="10702" table:display="true" table:show-details="true"/>
                <table:data-pilot-member table:name="10713" table:display="true" table:show-details="true"/>
                <table:data-pilot-member table:name="10716" table:display="true" table:show-details="true"/>
                <table:data-pilot-member table:name="10722" table:display="true" table:show-details="true"/>
                <table:data-pilot-member table:name="10726" table:display="true" table:show-details="true"/>
                <table:data-pilot-member table:name="10737" table:display="true" table:show-details="true"/>
                <table:data-pilot-member table:name="10739" table:display="true" table:show-details="true"/>
                <table:data-pilot-member table:name="10757" table:display="true" table:show-details="true"/>
                <table:data-pilot-member table:name="10760" table:display="true" table:show-details="true"/>
                <table:data-pilot-member table:name="10774" table:display="true" table:show-details="true"/>
                <table:data-pilot-member table:name="10805" table:display="true" table:show-details="true"/>
                <table:data-pilot-member table:name="10816" table:display="true" table:show-details="true"/>
                <table:data-pilot-member table:name="10825" table:display="true" table:show-details="true"/>
                <table:data-pilot-member table:name="10834" table:display="true" table:show-details="true"/>
                <table:data-pilot-member table:name="10843" table:display="true" table:show-details="true"/>
                <table:data-pilot-member table:name="10856" table:display="true" table:show-details="true"/>
                <table:data-pilot-member table:name="10857" table:display="true" table:show-details="true"/>
                <table:data-pilot-member table:name="10874" table:display="true" table:show-details="true"/>
                <table:data-pilot-member table:name="10880" table:display="true" table:show-details="true"/>
                <table:data-pilot-member table:name="10890" table:display="true" table:show-details="true"/>
                <table:data-pilot-member table:name="10892" table:display="true" table:show-details="true"/>
                <table:data-pilot-member table:name="10895" table:display="true" table:show-details="true"/>
                <table:data-pilot-member table:name="10909" table:display="true" table:show-details="true"/>
                <table:data-pilot-member table:name="10916" table:display="true" table:show-details="true"/>
                <table:data-pilot-member table:name="10918" table:display="true" table:show-details="true"/>
                <table:data-pilot-member table:name="10924" table:display="true" table:show-details="true"/>
                <table:data-pilot-member table:name="10975" table:display="true" table:show-details="true"/>
                <table:data-pilot-member table:name="10977" table:display="true" table:show-details="true"/>
                <table:data-pilot-member table:name="10982" table:display="true" table:show-details="true"/>
                <table:data-pilot-member table:name="10984" table:display="true" table:show-details="true"/>
                <table:data-pilot-member table:name="10987" table:display="true" table:show-details="true"/>
                <table:data-pilot-member table:name="10993" table:display="true" table:show-details="true"/>
                <table:data-pilot-member table:name="10995" table:display="true" table:show-details="true"/>
                <table:data-pilot-member table:name="10999" table:display="true" table:show-details="true"/>
                <table:data-pilot-member table:name="11003" table:display="true" table:show-details="true"/>
                <table:data-pilot-member table:name="11005" table:display="true" table:show-details="true"/>
                <table:data-pilot-member table:name="11017" table:display="true" table:show-details="true"/>
                <table:data-pilot-member table:name="11020" table:display="true" table:show-details="true"/>
                <table:data-pilot-member table:name="11026" table:display="true" table:show-details="true"/>
                <table:data-pilot-member table:name="11037" table:display="true" table:show-details="true"/>
                <table:data-pilot-member table:name="11038" table:display="true" table:show-details="true"/>
                <table:data-pilot-member table:name="11046" table:display="true" table:show-details="true"/>
                <table:data-pilot-member table:name="11052" table:display="true" table:show-details="true"/>
                <table:data-pilot-member table:name="11055" table:display="true" table:show-details="true"/>
                <table:data-pilot-member table:name="11058" table:display="true" table:show-details="true"/>
                <table:data-pilot-member table:name="11063" table:display="true" table:show-details="true"/>
                <table:data-pilot-member table:name="11069" table:display="true" table:show-details="true"/>
                <table:data-pilot-member table:name="11086" table:display="true" table:show-details="true"/>
                <table:data-pilot-member table:name="11090" table:display="true" table:show-details="true"/>
                <table:data-pilot-member table:name="11097" table:display="true" table:show-details="true"/>
                <table:data-pilot-member table:name="11108" table:display="true" table:show-details="true"/>
                <table:data-pilot-member table:name="11114" table:display="true" table:show-details="true"/>
                <table:data-pilot-member table:name="11126" table:display="true" table:show-details="true"/>
                <table:data-pilot-member table:name="11131" table:display="true" table:show-details="true"/>
                <table:data-pilot-member table:name="11132" table:display="true" table:show-details="true"/>
                <table:data-pilot-member table:name="11148" table:display="true" table:show-details="true"/>
                <table:data-pilot-member table:name="11157" table:display="true" table:show-details="true"/>
                <table:data-pilot-member table:name="11158" table:display="true" table:show-details="true"/>
                <table:data-pilot-member table:name="11163" table:display="true" table:show-details="true"/>
                <table:data-pilot-member table:name="11169" table:display="true" table:show-details="true"/>
                <table:data-pilot-member table:name="11172" table:display="true" table:show-details="true"/>
                <table:data-pilot-member table:name="11175" table:display="true" table:show-details="true"/>
                <table:data-pilot-member table:name="11184" table:display="true" table:show-details="true"/>
                <table:data-pilot-member table:name="11190" table:display="true" table:show-details="true"/>
                <table:data-pilot-member table:name="11192" table:display="true" table:show-details="true"/>
                <table:data-pilot-member table:name="11195" table:display="true" table:show-details="true"/>
                <table:data-pilot-member table:name="11203" table:display="true" table:show-details="true"/>
                <table:data-pilot-member table:name="11211" table:display="true" table:show-details="true"/>
                <table:data-pilot-member table:name="11217" table:display="true" table:show-details="true"/>
                <table:data-pilot-member table:name="11218" table:display="true" table:show-details="true"/>
                <table:data-pilot-member table:name="11225" table:display="true" table:show-details="true"/>
                <table:data-pilot-member table:name="11226" table:display="true" table:show-details="true"/>
                <table:data-pilot-member table:name="11227" table:display="true" table:show-details="true"/>
                <table:data-pilot-member table:name="11239" table:display="true" table:show-details="true"/>
                <table:data-pilot-member table:name="11268" table:display="true" table:show-details="true"/>
                <table:data-pilot-member table:name="11269" table:display="true" table:show-details="true"/>
                <table:data-pilot-member table:name="11292" table:display="true" table:show-details="true"/>
                <table:data-pilot-member table:name="11293" table:display="true" table:show-details="true"/>
                <table:data-pilot-member table:name="11306" table:display="true" table:show-details="true"/>
                <table:data-pilot-member table:name="11310" table:display="true" table:show-details="true"/>
                <table:data-pilot-member table:name="11312" table:display="true" table:show-details="true"/>
                <table:data-pilot-member table:name="11335" table:display="true" table:show-details="true"/>
                <table:data-pilot-member table:name="11336" table:display="true" table:show-details="true"/>
                <table:data-pilot-member table:name="11345" table:display="true" table:show-details="true"/>
                <table:data-pilot-member table:name="11352" table:display="true" table:show-details="true"/>
                <table:data-pilot-member table:name="11362" table:display="true" table:show-details="true"/>
                <table:data-pilot-member table:name="11384" table:display="true" table:show-details="true"/>
                <table:data-pilot-member table:name="11388" table:display="true" table:show-details="true"/>
                <table:data-pilot-member table:name="11394" table:display="true" table:show-details="true"/>
                <table:data-pilot-member table:name="11404" table:display="true" table:show-details="true"/>
                <table:data-pilot-member table:name="11408" table:display="true" table:show-details="true"/>
                <table:data-pilot-member table:name="11442" table:display="true" table:show-details="true"/>
                <table:data-pilot-member table:name="11443" table:display="true" table:show-details="true"/>
                <table:data-pilot-member table:name="11459" table:display="true" table:show-details="true"/>
                <table:data-pilot-member table:name="11460" table:display="true" table:show-details="true"/>
                <table:data-pilot-member table:name="11466" table:display="true" table:show-details="true"/>
                <table:data-pilot-member table:name="11467" table:display="true" table:show-details="true"/>
                <table:data-pilot-member table:name="11499" table:display="true" table:show-details="true"/>
                <table:data-pilot-member table:name="11511" table:display="true" table:show-details="true"/>
                <table:data-pilot-member table:name="11515" table:display="true" table:show-details="true"/>
                <table:data-pilot-member table:name="11521" table:display="true" table:show-details="true"/>
                <table:data-pilot-member table:name="11529" table:display="true" table:show-details="true"/>
                <table:data-pilot-member table:name="11543" table:display="true" table:show-details="true"/>
                <table:data-pilot-member table:name="11552" table:display="true" table:show-details="true"/>
                <table:data-pilot-member table:name="11570" table:display="true" table:show-details="true"/>
                <table:data-pilot-member table:name="11573" table:display="true" table:show-details="true"/>
                <table:data-pilot-member table:name="11578" table:display="true" table:show-details="true"/>
                <table:data-pilot-member table:name="11580" table:display="true" table:show-details="true"/>
                <table:data-pilot-member table:name="11587" table:display="true" table:show-details="true"/>
                <table:data-pilot-member table:name="11594" table:display="true" table:show-details="true"/>
                <table:data-pilot-member table:name="11603" table:display="true" table:show-details="true"/>
                <table:data-pilot-member table:name="11604" table:display="true" table:show-details="true"/>
                <table:data-pilot-member table:name="11606" table:display="true" table:show-details="true"/>
                <table:data-pilot-member table:name="11607" table:display="true" table:show-details="true"/>
                <table:data-pilot-member table:name="11627" table:display="true" table:show-details="true"/>
                <table:data-pilot-member table:name="11630" table:display="true" table:show-details="true"/>
                <table:data-pilot-member table:name="11639" table:display="true" table:show-details="true"/>
                <table:data-pilot-member table:name="11649" table:display="true" table:show-details="true"/>
                <table:data-pilot-member table:name="11652" table:display="true" table:show-details="true"/>
                <table:data-pilot-member table:name="11665" table:display="true" table:show-details="true"/>
                <table:data-pilot-member table:name="11682" table:display="true" table:show-details="true"/>
                <table:data-pilot-member table:name="11687" table:display="true" table:show-details="true"/>
                <table:data-pilot-member table:name="11694" table:display="true" table:show-details="true"/>
                <table:data-pilot-member table:name="11697" table:display="true" table:show-details="true"/>
                <table:data-pilot-member table:name="11698" table:display="true" table:show-details="true"/>
                <table:data-pilot-member table:name="11704" table:display="true" table:show-details="true"/>
                <table:data-pilot-member table:name="11717" table:display="true" table:show-details="true"/>
                <table:data-pilot-member table:name="11719" table:display="true" table:show-details="true"/>
                <table:data-pilot-member table:name="11759" table:display="true" table:show-details="true"/>
                <table:data-pilot-member table:name="11761" table:display="true" table:show-details="true"/>
                <table:data-pilot-member table:name="11764" table:display="true" table:show-details="true"/>
                <table:data-pilot-member table:name="11765" table:display="true" table:show-details="true"/>
                <table:data-pilot-member table:name="11786" table:display="true" table:show-details="true"/>
                <table:data-pilot-member table:name="11787" table:display="true" table:show-details="true"/>
                <table:data-pilot-member table:name="11789" table:display="true" table:show-details="true"/>
                <table:data-pilot-member table:name="11793" table:display="true" table:show-details="true"/>
                <table:data-pilot-member table:name="11796" table:display="true" table:show-details="true"/>
                <table:data-pilot-member table:name="11823" table:display="true" table:show-details="true"/>
                <table:data-pilot-member table:name="11834" table:display="true" table:show-details="true"/>
                <table:data-pilot-member table:name="11837" table:display="true" table:show-details="true"/>
                <table:data-pilot-member table:name="11839" table:display="true" table:show-details="true"/>
                <table:data-pilot-member table:name="11844" table:display="true" table:show-details="true"/>
                <table:data-pilot-member table:name="11854" table:display="true" table:show-details="true"/>
                <table:data-pilot-member table:name="11855" table:display="true" table:show-details="true"/>
                <table:data-pilot-member table:name="11876" table:display="true" table:show-details="true"/>
                <table:data-pilot-member table:name="11882" table:display="true" table:show-details="true"/>
                <table:data-pilot-member table:name="11886" table:display="true" table:show-details="true"/>
                <table:data-pilot-member table:name="11887" table:display="true" table:show-details="true"/>
                <table:data-pilot-member table:name="11890" table:display="true" table:show-details="true"/>
                <table:data-pilot-member table:name="11903" table:display="true" table:show-details="true"/>
                <table:data-pilot-member table:name="11906" table:display="true" table:show-details="true"/>
                <table:data-pilot-member table:name="11909" table:display="true" table:show-details="true"/>
                <table:data-pilot-member table:name="11917" table:display="true" table:show-details="true"/>
                <table:data-pilot-member table:name="11922" table:display="true" table:show-details="true"/>
                <table:data-pilot-member table:name="11927" table:display="true" table:show-details="true"/>
                <table:data-pilot-member table:name="11932" table:display="true" table:show-details="true"/>
                <table:data-pilot-member table:name="11934" table:display="true" table:show-details="true"/>
                <table:data-pilot-member table:name="11935" table:display="true" table:show-details="true"/>
                <table:data-pilot-member table:name="11953" table:display="true" table:show-details="true"/>
                <table:data-pilot-member table:name="11963" table:display="true" table:show-details="true"/>
                <table:data-pilot-member table:name="11972" table:display="true" table:show-details="true"/>
                <table:data-pilot-member table:name="11977" table:display="true" table:show-details="true"/>
                <table:data-pilot-member table:name="11998" table:display="true" table:show-details="true"/>
                <table:data-pilot-member table:name="12002" table:display="true" table:show-details="true"/>
                <table:data-pilot-member table:name="12004" table:display="true" table:show-details="true"/>
                <table:data-pilot-member table:name="12008" table:display="true" table:show-details="true"/>
                <table:data-pilot-member table:name="12010" table:display="true" table:show-details="true"/>
                <table:data-pilot-member table:name="12017" table:display="true" table:show-details="true"/>
                <table:data-pilot-member table:name="12031" table:display="true" table:show-details="true"/>
                <table:data-pilot-member table:name="12033" table:display="true" table:show-details="true"/>
                <table:data-pilot-member table:name="12039" table:display="true" table:show-details="true"/>
                <table:data-pilot-member table:name="12041" table:display="true" table:show-details="true"/>
                <table:data-pilot-member table:name="12043" table:display="true" table:show-details="true"/>
                <table:data-pilot-member table:name="12047" table:display="true" table:show-details="true"/>
                <table:data-pilot-member table:name="12048" table:display="true" table:show-details="true"/>
                <table:data-pilot-member table:name="12060" table:display="true" table:show-details="true"/>
                <table:data-pilot-member table:name="12065" table:display="true" table:show-details="true"/>
                <table:data-pilot-member table:name="12069" table:display="true" table:show-details="true"/>
                <table:data-pilot-member table:name="12073" table:display="true" table:show-details="true"/>
                <table:data-pilot-member table:name="12098" table:display="true" table:show-details="true"/>
                <table:data-pilot-member table:name="12113" table:display="true" table:show-details="true"/>
                <table:data-pilot-member table:name="12119" table:display="true" table:show-details="true"/>
                <table:data-pilot-member table:name="12126" table:display="true" table:show-details="true"/>
                <table:data-pilot-member table:name="12131" table:display="true" table:show-details="true"/>
                <table:data-pilot-member table:name="12145" table:display="true" table:show-details="true"/>
                <table:data-pilot-member table:name="12161" table:display="true" table:show-details="true"/>
                <table:data-pilot-member table:name="12164" table:display="true" table:show-details="true"/>
                <table:data-pilot-member table:name="12168" table:display="true" table:show-details="true"/>
                <table:data-pilot-member table:name="12170" table:display="true" table:show-details="true"/>
                <table:data-pilot-member table:name="12179" table:display="true" table:show-details="true"/>
                <table:data-pilot-member table:name="12198" table:display="true" table:show-details="true"/>
                <table:data-pilot-member table:name="12208" table:display="true" table:show-details="true"/>
                <table:data-pilot-member table:name="12209" table:display="true" table:show-details="true"/>
                <table:data-pilot-member table:name="12219" table:display="true" table:show-details="true"/>
                <table:data-pilot-member table:name="12223" table:display="true" table:show-details="true"/>
                <table:data-pilot-member table:name="12235" table:display="true" table:show-details="true"/>
                <table:data-pilot-member table:name="12238" table:display="true" table:show-details="true"/>
                <table:data-pilot-member table:name="12239" table:display="true" table:show-details="true"/>
                <table:data-pilot-member table:name="12246" table:display="true" table:show-details="true"/>
                <table:data-pilot-member table:name="12254" table:display="true" table:show-details="true"/>
                <table:data-pilot-member table:name="12271" table:display="true" table:show-details="true"/>
                <table:data-pilot-member table:name="12295" table:display="true" table:show-details="true"/>
                <table:data-pilot-member table:name="12313" table:display="true" table:show-details="true"/>
                <table:data-pilot-member table:name="12315" table:display="true" table:show-details="true"/>
                <table:data-pilot-member table:name="12317" table:display="true" table:show-details="true"/>
                <table:data-pilot-member table:name="12318" table:display="true" table:show-details="true"/>
                <table:data-pilot-member table:name="12334" table:display="true" table:show-details="true"/>
                <table:data-pilot-member table:name="12341" table:display="true" table:show-details="true"/>
                <table:data-pilot-member table:name="12344" table:display="true" table:show-details="true"/>
                <table:data-pilot-member table:name="12360" table:display="true" table:show-details="true"/>
                <table:data-pilot-member table:name="12365" table:display="true" table:show-details="true"/>
                <table:data-pilot-member table:name="12368" table:display="true" table:show-details="true"/>
                <table:data-pilot-member table:name="12371" table:display="true" table:show-details="true"/>
                <table:data-pilot-member table:name="12388" table:display="true" table:show-details="true"/>
                <table:data-pilot-member table:name="12394" table:display="true" table:show-details="true"/>
                <table:data-pilot-member table:name="12402" table:display="true" table:show-details="true"/>
                <table:data-pilot-member table:name="12406" table:display="true" table:show-details="true"/>
                <table:data-pilot-member table:name="12407" table:display="true" table:show-details="true"/>
                <table:data-pilot-member table:name="12413" table:display="true" table:show-details="true"/>
                <table:data-pilot-member table:name="12419" table:display="true" table:show-details="true"/>
                <table:data-pilot-member table:name="12430" table:display="true" table:show-details="true"/>
                <table:data-pilot-member table:name="12440" table:display="true" table:show-details="true"/>
                <table:data-pilot-member table:name="12446" table:display="true" table:show-details="true"/>
                <table:data-pilot-member table:name="12455" table:display="true" table:show-details="true"/>
                <table:data-pilot-member table:name="12457" table:display="true" table:show-details="true"/>
                <table:data-pilot-member table:name="12465" table:display="true" table:show-details="true"/>
                <table:data-pilot-member table:name="12468" table:display="true" table:show-details="true"/>
                <table:data-pilot-member table:name="12469" table:display="true" table:show-details="true"/>
                <table:data-pilot-member table:name="12470" table:display="true" table:show-details="true"/>
                <table:data-pilot-member table:name="12489" table:display="true" table:show-details="true"/>
                <table:data-pilot-member table:name="12490" table:display="true" table:show-details="true"/>
                <table:data-pilot-member table:name="12495" table:display="true" table:show-details="true"/>
                <table:data-pilot-member table:name="12497" table:display="true" table:show-details="true"/>
                <table:data-pilot-member table:name="12509" table:display="true" table:show-details="true"/>
                <table:data-pilot-member table:name="12513" table:display="true" table:show-details="true"/>
                <table:data-pilot-member table:name="12517" table:display="true" table:show-details="true"/>
                <table:data-pilot-member table:name="12523" table:display="true" table:show-details="true"/>
                <table:data-pilot-member table:name="12526" table:display="true" table:show-details="true"/>
                <table:data-pilot-member table:name="12531" table:display="true" table:show-details="true"/>
                <table:data-pilot-member table:name="12537" table:display="true" table:show-details="true"/>
                <table:data-pilot-member table:name="12541" table:display="true" table:show-details="true"/>
                <table:data-pilot-member table:name="12547" table:display="true" table:show-details="true"/>
                <table:data-pilot-member table:name="12556" table:display="true" table:show-details="true"/>
                <table:data-pilot-member table:name="12562" table:display="true" table:show-details="true"/>
                <table:data-pilot-member table:name="12564" table:display="true" table:show-details="true"/>
                <table:data-pilot-member table:name="12566" table:display="true" table:show-details="true"/>
                <table:data-pilot-member table:name="12571" table:display="true" table:show-details="true"/>
                <table:data-pilot-member table:name="12573" table:display="true" table:show-details="true"/>
                <table:data-pilot-member table:name="12591" table:display="true" table:show-details="true"/>
                <table:data-pilot-member table:name="12593" table:display="true" table:show-details="true"/>
                <table:data-pilot-member table:name="12625" table:display="true" table:show-details="true"/>
                <table:data-pilot-member table:name="12631" table:display="true" table:show-details="true"/>
                <table:data-pilot-member table:name="12632" table:display="true" table:show-details="true"/>
                <table:data-pilot-member table:name="12635" table:display="true" table:show-details="true"/>
                <table:data-pilot-member table:name="12638" table:display="true" table:show-details="true"/>
                <table:data-pilot-member table:name="12650" table:display="true" table:show-details="true"/>
                <table:data-pilot-member table:name="12652" table:display="true" table:show-details="true"/>
                <table:data-pilot-member table:name="12657" table:display="true" table:show-details="true"/>
                <table:data-pilot-member table:name="12659" table:display="true" table:show-details="true"/>
                <table:data-pilot-member table:name="12670" table:display="true" table:show-details="true"/>
                <table:data-pilot-member table:name="12671" table:display="true" table:show-details="true"/>
                <table:data-pilot-member table:name="12674" table:display="true" table:show-details="true"/>
                <table:data-pilot-member table:name="12677" table:display="true" table:show-details="true"/>
                <table:data-pilot-member table:name="12697" table:display="true" table:show-details="true"/>
                <table:data-pilot-member table:name="12706" table:display="true" table:show-details="true"/>
                <table:data-pilot-member table:name="12713" table:display="true" table:show-details="true"/>
                <table:data-pilot-member table:name="12714" table:display="true" table:show-details="true"/>
                <table:data-pilot-member table:name="12764" table:display="true" table:show-details="true"/>
                <table:data-pilot-member table:name="12769" table:display="true" table:show-details="true"/>
                <table:data-pilot-member table:name="12770" table:display="true" table:show-details="true"/>
                <table:data-pilot-member table:name="12788" table:display="true" table:show-details="true"/>
                <table:data-pilot-member table:name="12797" table:display="true" table:show-details="true"/>
                <table:data-pilot-member table:name="12800" table:display="true" table:show-details="true"/>
                <table:data-pilot-member table:name="12807" table:display="true" table:show-details="true"/>
                <table:data-pilot-member table:name="12808" table:display="true" table:show-details="true"/>
                <table:data-pilot-member table:name="12809" table:display="true" table:show-details="true"/>
                <table:data-pilot-member table:name="12814" table:display="true" table:show-details="true"/>
                <table:data-pilot-member table:name="12824" table:display="true" table:show-details="true"/>
                <table:data-pilot-member table:name="12828" table:display="true" table:show-details="true"/>
                <table:data-pilot-member table:name="12834" table:display="true" table:show-details="true"/>
                <table:data-pilot-member table:name="12840" table:display="true" table:show-details="true"/>
                <table:data-pilot-member table:name="12849" table:display="true" table:show-details="true"/>
                <table:data-pilot-member table:name="12859" table:display="true" table:show-details="true"/>
                <table:data-pilot-member table:name="12869" table:display="true" table:show-details="true"/>
                <table:data-pilot-member table:name="12903" table:display="true" table:show-details="true"/>
                <table:data-pilot-member table:name="12905" table:display="true" table:show-details="true"/>
                <table:data-pilot-member table:name="12939" table:display="true" table:show-details="true"/>
                <table:data-pilot-member table:name="12945" table:display="true" table:show-details="true"/>
                <table:data-pilot-member table:name="12954" table:display="true" table:show-details="true"/>
                <table:data-pilot-member table:name="12965" table:display="true" table:show-details="true"/>
                <table:data-pilot-member table:name="12983" table:display="true" table:show-details="true"/>
                <table:data-pilot-member table:name="12986" table:display="true" table:show-details="true"/>
                <table:data-pilot-member table:name="13008" table:display="true" table:show-details="true"/>
                <table:data-pilot-member table:name="13041" table:display="true" table:show-details="true"/>
                <table:data-pilot-member table:name="13044" table:display="true" table:show-details="true"/>
                <table:data-pilot-member table:name="13048" table:display="true" table:show-details="true"/>
                <table:data-pilot-member table:name="13049" table:display="true" table:show-details="true"/>
                <table:data-pilot-member table:name="13060" table:display="true" table:show-details="true"/>
                <table:data-pilot-member table:name="13061" table:display="true" table:show-details="true"/>
                <table:data-pilot-member table:name="13065" table:display="true" table:show-details="true"/>
                <table:data-pilot-member table:name="13066" table:display="true" table:show-details="true"/>
                <table:data-pilot-member table:name="13070" table:display="true" table:show-details="true"/>
                <table:data-pilot-member table:name="13080" table:display="true" table:show-details="true"/>
                <table:data-pilot-member table:name="13095" table:display="true" table:show-details="true"/>
                <table:data-pilot-member table:name="13104" table:display="true" table:show-details="true"/>
                <table:data-pilot-member table:name="13120" table:display="true" table:show-details="true"/>
                <table:data-pilot-member table:name="13123" table:display="true" table:show-details="true"/>
                <table:data-pilot-member table:name="13127" table:display="true" table:show-details="true"/>
                <table:data-pilot-member table:name="13129" table:display="true" table:show-details="true"/>
                <table:data-pilot-member table:name="13138" table:display="true" table:show-details="true"/>
                <table:data-pilot-member table:name="13141" table:display="true" table:show-details="true"/>
                <table:data-pilot-member table:name="13143" table:display="true" table:show-details="true"/>
                <table:data-pilot-member table:name="13152" table:display="true" table:show-details="true"/>
                <table:data-pilot-member table:name="13160" table:display="true" table:show-details="true"/>
                <table:data-pilot-member table:name="13163" table:display="true" table:show-details="true"/>
                <table:data-pilot-member table:name="13175" table:display="true" table:show-details="true"/>
                <table:data-pilot-member table:name="13183" table:display="true" table:show-details="true"/>
                <table:data-pilot-member table:name="13193" table:display="true" table:show-details="true"/>
                <table:data-pilot-member table:name="13196" table:display="true" table:show-details="true"/>
                <table:data-pilot-member table:name="13202" table:display="true" table:show-details="true"/>
                <table:data-pilot-member table:name="13206" table:display="true" table:show-details="true"/>
                <table:data-pilot-member table:name="13207" table:display="true" table:show-details="true"/>
                <table:data-pilot-member table:name="13219" table:display="true" table:show-details="true"/>
                <table:data-pilot-member table:name="13226" table:display="true" table:show-details="true"/>
                <table:data-pilot-member table:name="13237" table:display="true" table:show-details="true"/>
                <table:data-pilot-member table:name="13238" table:display="true" table:show-details="true"/>
                <table:data-pilot-member table:name="13244" table:display="true" table:show-details="true"/>
                <table:data-pilot-member table:name="13249" table:display="true" table:show-details="true"/>
                <table:data-pilot-member table:name="13262" table:display="true" table:show-details="true"/>
                <table:data-pilot-member table:name="13265" table:display="true" table:show-details="true"/>
                <table:data-pilot-member table:name="13271" table:display="true" table:show-details="true"/>
                <table:data-pilot-member table:name="13274" table:display="true" table:show-details="true"/>
                <table:data-pilot-member table:name="13290" table:display="true" table:show-details="true"/>
                <table:data-pilot-member table:name="13297" table:display="true" table:show-details="true"/>
                <table:data-pilot-member table:name="13302" table:display="true" table:show-details="true"/>
                <table:data-pilot-member table:name="13305" table:display="true" table:show-details="true"/>
                <table:data-pilot-member table:name="13314" table:display="true" table:show-details="true"/>
                <table:data-pilot-member table:name="13318" table:display="true" table:show-details="true"/>
                <table:data-pilot-member table:name="13324" table:display="true" table:show-details="true"/>
                <table:data-pilot-member table:name="13325" table:display="true" table:show-details="true"/>
                <table:data-pilot-member table:name="13332" table:display="true" table:show-details="true"/>
                <table:data-pilot-member table:name="13333" table:display="true" table:show-details="true"/>
                <table:data-pilot-member table:name="13340" table:display="true" table:show-details="true"/>
                <table:data-pilot-member table:name="13342" table:display="true" table:show-details="true"/>
                <table:data-pilot-member table:name="13354" table:display="true" table:show-details="true"/>
                <table:data-pilot-member table:name="13358" table:display="true" table:show-details="true"/>
                <table:data-pilot-member table:name="13371" table:display="true" table:show-details="true"/>
                <table:data-pilot-member table:name="13374" table:display="true" table:show-details="true"/>
                <table:data-pilot-member table:name="13380" table:display="true" table:show-details="true"/>
                <table:data-pilot-member table:name="13384" table:display="true" table:show-details="true"/>
                <table:data-pilot-member table:name="13387" table:display="true" table:show-details="true"/>
                <table:data-pilot-member table:name="13397" table:display="true" table:show-details="true"/>
                <table:data-pilot-member table:name="13405" table:display="true" table:show-details="true"/>
                <table:data-pilot-member table:name="13416" table:display="true" table:show-details="true"/>
                <table:data-pilot-member table:name="13419" table:display="true" table:show-details="true"/>
                <table:data-pilot-member table:name="13429" table:display="true" table:show-details="true"/>
                <table:data-pilot-member table:name="13433" table:display="true" table:show-details="true"/>
                <table:data-pilot-member table:name="13434" table:display="true" table:show-details="true"/>
                <table:data-pilot-member table:name="13435" table:display="true" table:show-details="true"/>
                <table:data-pilot-member table:name="13459" table:display="true" table:show-details="true"/>
                <table:data-pilot-member table:name="13461" table:display="true" table:show-details="true"/>
                <table:data-pilot-member table:name="13462" table:display="true" table:show-details="true"/>
                <table:data-pilot-member table:name="13468" table:display="true" table:show-details="true"/>
                <table:data-pilot-member table:name="13474" table:display="true" table:show-details="true"/>
                <table:data-pilot-member table:name="13503" table:display="true" table:show-details="true"/>
                <table:data-pilot-member table:name="13508" table:display="true" table:show-details="true"/>
                <table:data-pilot-member table:name="13510" table:display="true" table:show-details="true"/>
                <table:data-pilot-member table:name="13523" table:display="true" table:show-details="true"/>
                <table:data-pilot-member table:name="13528" table:display="true" table:show-details="true"/>
                <table:data-pilot-member table:name="13538" table:display="true" table:show-details="true"/>
                <table:data-pilot-member table:name="13547" table:display="true" table:show-details="true"/>
                <table:data-pilot-member table:name="13553" table:display="true" table:show-details="true"/>
                <table:data-pilot-member table:name="13555" table:display="true" table:show-details="true"/>
                <table:data-pilot-member table:name="13568" table:display="true" table:show-details="true"/>
                <table:data-pilot-member table:name="13575" table:display="true" table:show-details="true"/>
                <table:data-pilot-member table:name="13576" table:display="true" table:show-details="true"/>
                <table:data-pilot-member table:name="13586" table:display="true" table:show-details="true"/>
                <table:data-pilot-member table:name="13588" table:display="true" table:show-details="true"/>
                <table:data-pilot-member table:name="13600" table:display="true" table:show-details="true"/>
                <table:data-pilot-member table:name="13604" table:display="true" table:show-details="true"/>
                <table:data-pilot-member table:name="13609" table:display="true" table:show-details="true"/>
                <table:data-pilot-member table:name="13611" table:display="true" table:show-details="true"/>
                <table:data-pilot-member table:name="13622" table:display="true" table:show-details="true"/>
                <table:data-pilot-member table:name="13641" table:display="true" table:show-details="true"/>
                <table:data-pilot-member table:name="13648" table:display="true" table:show-details="true"/>
                <table:data-pilot-member table:name="13651" table:display="true" table:show-details="true"/>
                <table:data-pilot-member table:name="13654" table:display="true" table:show-details="true"/>
                <table:data-pilot-member table:name="13665" table:display="true" table:show-details="true"/>
                <table:data-pilot-member table:name="13667" table:display="true" table:show-details="true"/>
                <table:data-pilot-member table:name="13673" table:display="true" table:show-details="true"/>
                <table:data-pilot-member table:name="13680" table:display="true" table:show-details="true"/>
                <table:data-pilot-member table:name="13686" table:display="true" table:show-details="true"/>
                <table:data-pilot-member table:name="13708" table:display="true" table:show-details="true"/>
                <table:data-pilot-member table:name="13709" table:display="true" table:show-details="true"/>
                <table:data-pilot-member table:name="13712" table:display="true" table:show-details="true"/>
                <table:data-pilot-member table:name="13721" table:display="true" table:show-details="true"/>
                <table:data-pilot-member table:name="13723" table:display="true" table:show-details="true"/>
                <table:data-pilot-member table:name="13743" table:display="true" table:show-details="true"/>
                <table:data-pilot-member table:name="13800" table:display="true" table:show-details="true"/>
                <table:data-pilot-member table:name="13806" table:display="true" table:show-details="true"/>
                <table:data-pilot-member table:name="13808" table:display="true" table:show-details="true"/>
                <table:data-pilot-member table:name="13824" table:display="true" table:show-details="true"/>
                <table:data-pilot-member table:name="13837" table:display="true" table:show-details="true"/>
                <table:data-pilot-member table:name="13840" table:display="true" table:show-details="true"/>
                <table:data-pilot-member table:name="13850" table:display="true" table:show-details="true"/>
                <table:data-pilot-member table:name="13856" table:display="true" table:show-details="true"/>
                <table:data-pilot-member table:name="13861" table:display="true" table:show-details="true"/>
                <table:data-pilot-member table:name="13869" table:display="true" table:show-details="true"/>
                <table:data-pilot-member table:name="13874" table:display="true" table:show-details="true"/>
                <table:data-pilot-member table:name="13876" table:display="true" table:show-details="true"/>
                <table:data-pilot-member table:name="13892" table:display="true" table:show-details="true"/>
                <table:data-pilot-member table:name="13900" table:display="true" table:show-details="true"/>
                <table:data-pilot-member table:name="13913" table:display="true" table:show-details="true"/>
                <table:data-pilot-member table:name="13915" table:display="true" table:show-details="true"/>
                <table:data-pilot-member table:name="13918" table:display="true" table:show-details="true"/>
                <table:data-pilot-member table:name="13924" table:display="true" table:show-details="true"/>
                <table:data-pilot-member table:name="13927" table:display="true" table:show-details="true"/>
                <table:data-pilot-member table:name="13930" table:display="true" table:show-details="true"/>
                <table:data-pilot-member table:name="13931" table:display="true" table:show-details="true"/>
                <table:data-pilot-member table:name="13932" table:display="true" table:show-details="true"/>
                <table:data-pilot-member table:name="13934" table:display="true" table:show-details="true"/>
                <table:data-pilot-member table:name="13945" table:display="true" table:show-details="true"/>
                <table:data-pilot-member table:name="13952" table:display="true" table:show-details="true"/>
                <table:data-pilot-member table:name="13963" table:display="true" table:show-details="true"/>
                <table:data-pilot-member table:name="13968" table:display="true" table:show-details="true"/>
                <table:data-pilot-member table:name="13972" table:display="true" table:show-details="true"/>
                <table:data-pilot-member table:name="13977" table:display="true" table:show-details="true"/>
                <table:data-pilot-member table:name="13979" table:display="true" table:show-details="true"/>
                <table:data-pilot-member table:name="13984" table:display="true" table:show-details="true"/>
                <table:data-pilot-member table:name="13988" table:display="true" table:show-details="true"/>
                <table:data-pilot-member table:name="13995" table:display="true" table:show-details="true"/>
                <table:data-pilot-member table:name="14002" table:display="true" table:show-details="true"/>
                <table:data-pilot-member table:name="14003" table:display="true" table:show-details="true"/>
                <table:data-pilot-member table:name="14013" table:display="true" table:show-details="true"/>
                <table:data-pilot-member table:name="14024" table:display="true" table:show-details="true"/>
                <table:data-pilot-member table:name="14038" table:display="true" table:show-details="true"/>
                <table:data-pilot-member table:name="14059" table:display="true" table:show-details="true"/>
                <table:data-pilot-member table:name="14067" table:display="true" table:show-details="true"/>
                <table:data-pilot-member table:name="14068" table:display="true" table:show-details="true"/>
                <table:data-pilot-member table:name="14070" table:display="true" table:show-details="true"/>
                <table:data-pilot-member table:name="14071" table:display="true" table:show-details="true"/>
                <table:data-pilot-member table:name="14078" table:display="true" table:show-details="true"/>
                <table:data-pilot-member table:name="14081" table:display="true" table:show-details="true"/>
                <table:data-pilot-member table:name="14098" table:display="true" table:show-details="true"/>
                <table:data-pilot-member table:name="14103" table:display="true" table:show-details="true"/>
                <table:data-pilot-member table:name="14109" table:display="true" table:show-details="true"/>
                <table:data-pilot-member table:name="14134" table:display="true" table:show-details="true"/>
                <table:data-pilot-member table:name="14140" table:display="true" table:show-details="true"/>
                <table:data-pilot-member table:name="14145" table:display="true" table:show-details="true"/>
                <table:data-pilot-member table:name="14150" table:display="true" table:show-details="true"/>
                <table:data-pilot-member table:name="14181" table:display="true" table:show-details="true"/>
                <table:data-pilot-member table:name="14183" table:display="true" table:show-details="true"/>
                <table:data-pilot-member table:name="14185" table:display="true" table:show-details="true"/>
                <table:data-pilot-member table:name="14194" table:display="true" table:show-details="true"/>
                <table:data-pilot-member table:name="14195" table:display="true" table:show-details="true"/>
                <table:data-pilot-member table:name="14201" table:display="true" table:show-details="true"/>
                <table:data-pilot-member table:name="14208" table:display="true" table:show-details="true"/>
                <table:data-pilot-member table:name="14210" table:display="true" table:show-details="true"/>
                <table:data-pilot-member table:name="14214" table:display="true" table:show-details="true"/>
                <table:data-pilot-member table:name="14220" table:display="true" table:show-details="true"/>
                <table:data-pilot-member table:name="14234" table:display="true" table:show-details="true"/>
                <table:data-pilot-member table:name="14238" table:display="true" table:show-details="true"/>
                <table:data-pilot-member table:name="14240" table:display="true" table:show-details="true"/>
                <table:data-pilot-member table:name="14242" table:display="true" table:show-details="true"/>
                <table:data-pilot-member table:name="14248" table:display="true" table:show-details="true"/>
                <table:data-pilot-member table:name="14258" table:display="true" table:show-details="true"/>
                <table:data-pilot-member table:name="14263" table:display="true" table:show-details="true"/>
                <table:data-pilot-member table:name="14269" table:display="true" table:show-details="true"/>
                <table:data-pilot-member table:name="14279" table:display="true" table:show-details="true"/>
                <table:data-pilot-member table:name="14287" table:display="true" table:show-details="true"/>
                <table:data-pilot-member table:name="14292" table:display="true" table:show-details="true"/>
                <table:data-pilot-member table:name="14301" table:display="true" table:show-details="true"/>
                <table:data-pilot-member table:name="14315" table:display="true" table:show-details="true"/>
                <table:data-pilot-member table:name="14325" table:display="true" table:show-details="true"/>
                <table:data-pilot-member table:name="14327" table:display="true" table:show-details="true"/>
                <table:data-pilot-member table:name="14328" table:display="true" table:show-details="true"/>
                <table:data-pilot-member table:name="14344" table:display="true" table:show-details="true"/>
                <table:data-pilot-member table:name="14359" table:display="true" table:show-details="true"/>
                <table:data-pilot-member table:name="14361" table:display="true" table:show-details="true"/>
                <table:data-pilot-member table:name="14367" table:display="true" table:show-details="true"/>
                <table:data-pilot-member table:name="14372" table:display="true" table:show-details="true"/>
                <table:data-pilot-member table:name="14379" table:display="true" table:show-details="true"/>
                <table:data-pilot-member table:name="14381" table:display="true" table:show-details="true"/>
                <table:data-pilot-member table:name="14383" table:display="true" table:show-details="true"/>
                <table:data-pilot-member table:name="14385" table:display="true" table:show-details="true"/>
                <table:data-pilot-member table:name="14393" table:display="true" table:show-details="true"/>
                <table:data-pilot-member table:name="14403" table:display="true" table:show-details="true"/>
                <table:data-pilot-member table:name="14408" table:display="true" table:show-details="true"/>
                <table:data-pilot-member table:name="14428" table:display="true" table:show-details="true"/>
                <table:data-pilot-member table:name="14439" table:display="true" table:show-details="true"/>
                <table:data-pilot-member table:name="14447" table:display="true" table:show-details="true"/>
                <table:data-pilot-member table:name="14452" table:display="true" table:show-details="true"/>
                <table:data-pilot-member table:name="14464" table:display="true" table:show-details="true"/>
                <table:data-pilot-member table:name="14466" table:display="true" table:show-details="true"/>
                <table:data-pilot-member table:name="14468" table:display="true" table:show-details="true"/>
                <table:data-pilot-member table:name="14488" table:display="true" table:show-details="true"/>
                <table:data-pilot-member table:name="14491" table:display="true" table:show-details="true"/>
                <table:data-pilot-member table:name="14493" table:display="true" table:show-details="true"/>
                <table:data-pilot-member table:name="14520" table:display="true" table:show-details="true"/>
                <table:data-pilot-member table:name="14523" table:display="true" table:show-details="true"/>
                <table:data-pilot-member table:name="14524" table:display="true" table:show-details="true"/>
                <table:data-pilot-member table:name="14525" table:display="true" table:show-details="true"/>
                <table:data-pilot-member table:name="14536" table:display="true" table:show-details="true"/>
                <table:data-pilot-member table:name="14540" table:display="true" table:show-details="true"/>
                <table:data-pilot-member table:name="14563" table:display="true" table:show-details="true"/>
                <table:data-pilot-member table:name="14574" table:display="true" table:show-details="true"/>
                <table:data-pilot-member table:name="14575" table:display="true" table:show-details="true"/>
                <table:data-pilot-member table:name="14582" table:display="true" table:show-details="true"/>
                <table:data-pilot-member table:name="14590" table:display="true" table:show-details="true"/>
                <table:data-pilot-member table:name="14602" table:display="true" table:show-details="true"/>
                <table:data-pilot-member table:name="14622" table:display="true" table:show-details="true"/>
                <table:data-pilot-member table:name="14625" table:display="true" table:show-details="true"/>
                <table:data-pilot-member table:name="14630" table:display="true" table:show-details="true"/>
                <table:data-pilot-member table:name="14635" table:display="true" table:show-details="true"/>
                <table:data-pilot-member table:name="14637" table:display="true" table:show-details="true"/>
                <table:data-pilot-member table:name="14640" table:display="true" table:show-details="true"/>
                <table:data-pilot-member table:name="14648" table:display="true" table:show-details="true"/>
                <table:data-pilot-member table:name="14656" table:display="true" table:show-details="true"/>
                <table:data-pilot-member table:name="14700" table:display="true" table:show-details="true"/>
                <table:data-pilot-member table:name="14709" table:display="true" table:show-details="true"/>
                <table:data-pilot-member table:name="14724" table:display="true" table:show-details="true"/>
                <table:data-pilot-member table:name="14725" table:display="true" table:show-details="true"/>
                <table:data-pilot-member table:name="14734" table:display="true" table:show-details="true"/>
                <table:data-pilot-member table:name="14736" table:display="true" table:show-details="true"/>
                <table:data-pilot-member table:name="14738" table:display="true" table:show-details="true"/>
                <table:data-pilot-member table:name="14750" table:display="true" table:show-details="true"/>
                <table:data-pilot-member table:name="14754" table:display="true" table:show-details="true"/>
                <table:data-pilot-member table:name="14755" table:display="true" table:show-details="true"/>
                <table:data-pilot-member table:name="14764" table:display="true" table:show-details="true"/>
                <table:data-pilot-member table:name="14770" table:display="true" table:show-details="true"/>
                <table:data-pilot-member table:name="14771" table:display="true" table:show-details="true"/>
                <table:data-pilot-member table:name="14776" table:display="true" table:show-details="true"/>
                <table:data-pilot-member table:name="14781" table:display="true" table:show-details="true"/>
                <table:data-pilot-member table:name="14786" table:display="true" table:show-details="true"/>
                <table:data-pilot-member table:name="14809" table:display="true" table:show-details="true"/>
                <table:data-pilot-member table:name="14823" table:display="true" table:show-details="true"/>
                <table:data-pilot-member table:name="14825" table:display="true" table:show-details="true"/>
                <table:data-pilot-member table:name="14839" table:display="true" table:show-details="true"/>
                <table:data-pilot-member table:name="14840" table:display="true" table:show-details="true"/>
                <table:data-pilot-member table:name="14845" table:display="true" table:show-details="true"/>
                <table:data-pilot-member table:name="14851" table:display="true" table:show-details="true"/>
                <table:data-pilot-member table:name="14868" table:display="true" table:show-details="true"/>
                <table:data-pilot-member table:name="14873" table:display="true" table:show-details="true"/>
                <table:data-pilot-member table:name="14874" table:display="true" table:show-details="true"/>
                <table:data-pilot-member table:name="14876" table:display="true" table:show-details="true"/>
                <table:data-pilot-member table:name="14879" table:display="true" table:show-details="true"/>
                <table:data-pilot-member table:name="14883" table:display="true" table:show-details="true"/>
                <table:data-pilot-member table:name="14894" table:display="true" table:show-details="true"/>
                <table:data-pilot-member table:name="14895" table:display="true" table:show-details="true"/>
                <table:data-pilot-member table:name="14903" table:display="true" table:show-details="true"/>
                <table:data-pilot-member table:name="14933" table:display="true" table:show-details="true"/>
                <table:data-pilot-member table:name="14935" table:display="true" table:show-details="true"/>
                <table:data-pilot-member table:name="14936" table:display="true" table:show-details="true"/>
                <table:data-pilot-member table:name="14939" table:display="true" table:show-details="true"/>
                <table:data-pilot-member table:name="14940" table:display="true" table:show-details="true"/>
                <table:data-pilot-member table:name="14947" table:display="true" table:show-details="true"/>
                <table:data-pilot-member table:name="14951" table:display="true" table:show-details="true"/>
                <table:data-pilot-member table:name="14959" table:display="true" table:show-details="true"/>
                <table:data-pilot-member table:name="14967" table:display="true" table:show-details="true"/>
                <table:data-pilot-member table:name="14980" table:display="true" table:show-details="true"/>
                <table:data-pilot-member table:name="15000" table:display="true" table:show-details="true"/>
                <table:data-pilot-member table:name="15003" table:display="true" table:show-details="true"/>
                <table:data-pilot-member table:name="15005" table:display="true" table:show-details="true"/>
                <table:data-pilot-member table:name="15012" table:display="true" table:show-details="true"/>
                <table:data-pilot-member table:name="15022" table:display="true" table:show-details="true"/>
                <table:data-pilot-member table:name="15023" table:display="true" table:show-details="true"/>
                <table:data-pilot-member table:name="15026" table:display="true" table:show-details="true"/>
                <table:data-pilot-member table:name="15034" table:display="true" table:show-details="true"/>
                <table:data-pilot-member table:name="15041" table:display="true" table:show-details="true"/>
                <table:data-pilot-member table:name="15063" table:display="true" table:show-details="true"/>
                <table:data-pilot-member table:name="15065" table:display="true" table:show-details="true"/>
                <table:data-pilot-member table:name="15068" table:display="true" table:show-details="true"/>
                <table:data-pilot-member table:name="15076" table:display="true" table:show-details="true"/>
                <table:data-pilot-member table:name="15082" table:display="true" table:show-details="true"/>
                <table:data-pilot-member table:name="15092" table:display="true" table:show-details="true"/>
                <table:data-pilot-member table:name="15109" table:display="true" table:show-details="true"/>
                <table:data-pilot-member table:name="15124" table:display="true" table:show-details="true"/>
                <table:data-pilot-member table:name="15133" table:display="true" table:show-details="true"/>
                <table:data-pilot-member table:name="15153" table:display="true" table:show-details="true"/>
                <table:data-pilot-member table:name="15154" table:display="true" table:show-details="true"/>
                <table:data-pilot-member table:name="15170" table:display="true" table:show-details="true"/>
                <table:data-pilot-member table:name="15174" table:display="true" table:show-details="true"/>
                <table:data-pilot-member table:name="15192" table:display="true" table:show-details="true"/>
                <table:data-pilot-member table:name="15193" table:display="true" table:show-details="true"/>
                <table:data-pilot-member table:name="15208" table:display="true" table:show-details="true"/>
                <table:data-pilot-member table:name="15212" table:display="true" table:show-details="true"/>
                <table:data-pilot-member table:name="15215" table:display="true" table:show-details="true"/>
                <table:data-pilot-member table:name="15230" table:display="true" table:show-details="true"/>
                <table:data-pilot-member table:name="15244" table:display="true" table:show-details="true"/>
                <table:data-pilot-member table:name="15250" table:display="true" table:show-details="true"/>
                <table:data-pilot-member table:name="15261" table:display="true" table:show-details="true"/>
                <table:data-pilot-member table:name="15296" table:display="true" table:show-details="true"/>
                <table:data-pilot-member table:name="15299" table:display="true" table:show-details="true"/>
                <table:data-pilot-member table:name="15303" table:display="true" table:show-details="true"/>
                <table:data-pilot-member table:name="15308" table:display="true" table:show-details="true"/>
                <table:data-pilot-member table:name="15335" table:display="true" table:show-details="true"/>
                <table:data-pilot-member table:name="15338" table:display="true" table:show-details="true"/>
                <table:data-pilot-member table:name="15340" table:display="true" table:show-details="true"/>
                <table:data-pilot-member table:name="15342" table:display="true" table:show-details="true"/>
                <table:data-pilot-member table:name="15348" table:display="true" table:show-details="true"/>
                <table:data-pilot-member table:name="15385" table:display="true" table:show-details="true"/>
                <table:data-pilot-member table:name="15390" table:display="true" table:show-details="true"/>
                <table:data-pilot-member table:name="15397" table:display="true" table:show-details="true"/>
                <table:data-pilot-member table:name="15407" table:display="true" table:show-details="true"/>
                <table:data-pilot-member table:name="15419" table:display="true" table:show-details="true"/>
                <table:data-pilot-member table:name="15423" table:display="true" table:show-details="true"/>
                <table:data-pilot-member table:name="15428" table:display="true" table:show-details="true"/>
                <table:data-pilot-member table:name="15441" table:display="true" table:show-details="true"/>
                <table:data-pilot-member table:name="15442" table:display="true" table:show-details="true"/>
                <table:data-pilot-member table:name="15443" table:display="true" table:show-details="true"/>
                <table:data-pilot-member table:name="15444" table:display="true" table:show-details="true"/>
                <table:data-pilot-member table:name="15455" table:display="true" table:show-details="true"/>
                <table:data-pilot-member table:name="15461" table:display="true" table:show-details="true"/>
                <table:data-pilot-member table:name="15463" table:display="true" table:show-details="true"/>
                <table:data-pilot-member table:name="15474" table:display="true" table:show-details="true"/>
                <table:data-pilot-member table:name="15476" table:display="true" table:show-details="true"/>
                <table:data-pilot-member table:name="15482" table:display="true" table:show-details="true"/>
                <table:data-pilot-member table:name="15495" table:display="true" table:show-details="true"/>
                <table:data-pilot-member table:name="15497" table:display="true" table:show-details="true"/>
                <table:data-pilot-member table:name="15509" table:display="true" table:show-details="true"/>
                <table:data-pilot-member table:name="15518" table:display="true" table:show-details="true"/>
                <table:data-pilot-member table:name="15535" table:display="true" table:show-details="true"/>
                <table:data-pilot-member table:name="15542" table:display="true" table:show-details="true"/>
                <table:data-pilot-member table:name="15544" table:display="true" table:show-details="true"/>
                <table:data-pilot-member table:name="15552" table:display="true" table:show-details="true"/>
                <table:data-pilot-member table:name="15554" table:display="true" table:show-details="true"/>
                <table:data-pilot-member table:name="15556" table:display="true" table:show-details="true"/>
                <table:data-pilot-member table:name="15575" table:display="true" table:show-details="true"/>
                <table:data-pilot-member table:name="15580" table:display="true" table:show-details="true"/>
                <table:data-pilot-member table:name="15587" table:display="true" table:show-details="true"/>
                <table:data-pilot-member table:name="15596" table:display="true" table:show-details="true"/>
                <table:data-pilot-member table:name="15604" table:display="true" table:show-details="true"/>
                <table:data-pilot-member table:name="15606" table:display="true" table:show-details="true"/>
                <table:data-pilot-member table:name="15616" table:display="true" table:show-details="true"/>
                <table:data-pilot-member table:name="15620" table:display="true" table:show-details="true"/>
                <table:data-pilot-member table:name="15625" table:display="true" table:show-details="true"/>
                <table:data-pilot-member table:name="15627" table:display="true" table:show-details="true"/>
                <table:data-pilot-member table:name="15634" table:display="true" table:show-details="true"/>
                <table:data-pilot-member table:name="15640" table:display="true" table:show-details="true"/>
                <table:data-pilot-member table:name="15644" table:display="true" table:show-details="true"/>
                <table:data-pilot-member table:name="15652" table:display="true" table:show-details="true"/>
                <table:data-pilot-member table:name="15653" table:display="true" table:show-details="true"/>
                <table:data-pilot-member table:name="15663" table:display="true" table:show-details="true"/>
                <table:data-pilot-member table:name="15665" table:display="true" table:show-details="true"/>
                <table:data-pilot-member table:name="15675" table:display="true" table:show-details="true"/>
                <table:data-pilot-member table:name="15677" table:display="true" table:show-details="true"/>
                <table:data-pilot-member table:name="15686" table:display="true" table:show-details="true"/>
                <table:data-pilot-member table:name="15694" table:display="true" table:show-details="true"/>
                <table:data-pilot-member table:name="15729" table:display="true" table:show-details="true"/>
                <table:data-pilot-member table:name="15733" table:display="true" table:show-details="true"/>
                <table:data-pilot-member table:name="15737" table:display="true" table:show-details="true"/>
                <table:data-pilot-member table:name="15740" table:display="true" table:show-details="true"/>
                <table:data-pilot-member table:name="15749" table:display="true" table:show-details="true"/>
                <table:data-pilot-member table:name="15750" table:display="true" table:show-details="true"/>
                <table:data-pilot-member table:name="15768" table:display="true" table:show-details="true"/>
                <table:data-pilot-member table:name="15769" table:display="true" table:show-details="true"/>
                <table:data-pilot-member table:name="15770" table:display="true" table:show-details="true"/>
                <table:data-pilot-member table:name="15775" table:display="true" table:show-details="true"/>
                <table:data-pilot-member table:name="15792" table:display="true" table:show-details="true"/>
                <table:data-pilot-member table:name="15793" table:display="true" table:show-details="true"/>
                <table:data-pilot-member table:name="15797" table:display="true" table:show-details="true"/>
                <table:data-pilot-member table:name="15801" table:display="true" table:show-details="true"/>
                <table:data-pilot-member table:name="15807" table:display="true" table:show-details="true"/>
                <table:data-pilot-member table:name="15811" table:display="true" table:show-details="true"/>
                <table:data-pilot-member table:name="15813" table:display="true" table:show-details="true"/>
                <table:data-pilot-member table:name="15818" table:display="true" table:show-details="true"/>
                <table:data-pilot-member table:name="15819" table:display="true" table:show-details="true"/>
                <table:data-pilot-member table:name="15831" table:display="true" table:show-details="true"/>
                <table:data-pilot-member table:name="15844" table:display="true" table:show-details="true"/>
                <table:data-pilot-member table:name="15865" table:display="true" table:show-details="true"/>
                <table:data-pilot-member table:name="15866" table:display="true" table:show-details="true"/>
                <table:data-pilot-member table:name="15869" table:display="true" table:show-details="true"/>
                <table:data-pilot-member table:name="15872" table:display="true" table:show-details="true"/>
                <table:data-pilot-member table:name="15878" table:display="true" table:show-details="true"/>
                <table:data-pilot-member table:name="15879" table:display="true" table:show-details="true"/>
                <table:data-pilot-member table:name="15884" table:display="true" table:show-details="true"/>
                <table:data-pilot-member table:name="15903" table:display="true" table:show-details="true"/>
                <table:data-pilot-member table:name="15931" table:display="true" table:show-details="true"/>
                <table:data-pilot-member table:name="15935" table:display="true" table:show-details="true"/>
                <table:data-pilot-member table:name="15945" table:display="true" table:show-details="true"/>
                <table:data-pilot-member table:name="15957" table:display="true" table:show-details="true"/>
                <table:data-pilot-member table:name="15964" table:display="true" table:show-details="true"/>
                <table:data-pilot-member table:name="15986" table:display="true" table:show-details="true"/>
                <table:data-pilot-member table:name="16006" table:display="true" table:show-details="true"/>
                <table:data-pilot-member table:name="16033" table:display="true" table:show-details="true"/>
                <table:data-pilot-member table:name="16038" table:display="true" table:show-details="true"/>
                <table:data-pilot-member table:name="16046" table:display="true" table:show-details="true"/>
                <table:data-pilot-member table:name="16047" table:display="true" table:show-details="true"/>
                <table:data-pilot-member table:name="16050" table:display="true" table:show-details="true"/>
                <table:data-pilot-member table:name="16052" table:display="true" table:show-details="true"/>
                <table:data-pilot-member table:name="16060" table:display="true" table:show-details="true"/>
                <table:data-pilot-member table:name="16074" table:display="true" table:show-details="true"/>
                <table:data-pilot-member table:name="16084" table:display="true" table:show-details="true"/>
                <table:data-pilot-member table:name="16085" table:display="true" table:show-details="true"/>
                <table:data-pilot-member table:name="16088" table:display="true" table:show-details="true"/>
                <table:data-pilot-member table:name="16090" table:display="true" table:show-details="true"/>
                <table:data-pilot-member table:name="16094" table:display="true" table:show-details="true"/>
                <table:data-pilot-member table:name="16114" table:display="true" table:show-details="true"/>
                <table:data-pilot-member table:name="16116" table:display="true" table:show-details="true"/>
                <table:data-pilot-member table:name="16121" table:display="true" table:show-details="true"/>
                <table:data-pilot-member table:name="16149" table:display="true" table:show-details="true"/>
                <table:data-pilot-member table:name="16154" table:display="true" table:show-details="true"/>
                <table:data-pilot-member table:name="16155" table:display="true" table:show-details="true"/>
                <table:data-pilot-member table:name="16156" table:display="true" table:show-details="true"/>
                <table:data-pilot-member table:name="16163" table:display="true" table:show-details="true"/>
                <table:data-pilot-member table:name="16170" table:display="true" table:show-details="true"/>
                <table:data-pilot-member table:name="16179" table:display="true" table:show-details="true"/>
                <table:data-pilot-member table:name="16181" table:display="true" table:show-details="true"/>
                <table:data-pilot-member table:name="16185" table:display="true" table:show-details="true"/>
                <table:data-pilot-member table:name="16189" table:display="true" table:show-details="true"/>
                <table:data-pilot-member table:name="16191" table:display="true" table:show-details="true"/>
                <table:data-pilot-member table:name="16192" table:display="true" table:show-details="true"/>
                <table:data-pilot-member table:name="16212" table:display="true" table:show-details="true"/>
                <table:data-pilot-member table:name="16223" table:display="true" table:show-details="true"/>
                <table:data-pilot-member table:name="16226" table:display="true" table:show-details="true"/>
                <table:data-pilot-member table:name="16227" table:display="true" table:show-details="true"/>
                <table:data-pilot-member table:name="16234" table:display="true" table:show-details="true"/>
                <table:data-pilot-member table:name="16243" table:display="true" table:show-details="true"/>
                <table:data-pilot-member table:name="16245" table:display="true" table:show-details="true"/>
                <table:data-pilot-member table:name="16251" table:display="true" table:show-details="true"/>
                <table:data-pilot-member table:name="16253" table:display="true" table:show-details="true"/>
                <table:data-pilot-member table:name="16257" table:display="true" table:show-details="true"/>
                <table:data-pilot-member table:name="16268" table:display="true" table:show-details="true"/>
                <table:data-pilot-member table:name="16271" table:display="true" table:show-details="true"/>
                <table:data-pilot-member table:name="16279" table:display="true" table:show-details="true"/>
                <table:data-pilot-member table:name="16287" table:display="true" table:show-details="true"/>
                <table:data-pilot-member table:name="16291" table:display="true" table:show-details="true"/>
                <table:data-pilot-member table:name="16292" table:display="true" table:show-details="true"/>
                <table:data-pilot-member table:name="16304" table:display="true" table:show-details="true"/>
                <table:data-pilot-member table:name="16310" table:display="true" table:show-details="true"/>
                <table:data-pilot-member table:name="16326" table:display="true" table:show-details="true"/>
                <table:data-pilot-member table:name="16339" table:display="true" table:show-details="true"/>
                <table:data-pilot-member table:name="16350" table:display="true" table:show-details="true"/>
                <table:data-pilot-member table:name="16354" table:display="true" table:show-details="true"/>
                <table:data-pilot-member table:name="16356" table:display="true" table:show-details="true"/>
                <table:data-pilot-member table:name="16366" table:display="true" table:show-details="true"/>
                <table:data-pilot-member table:name="16368" table:display="true" table:show-details="true"/>
                <table:data-pilot-member table:name="16371" table:display="true" table:show-details="true"/>
                <table:data-pilot-member table:name="16375" table:display="true" table:show-details="true"/>
                <table:data-pilot-member table:name="16381" table:display="true" table:show-details="true"/>
                <table:data-pilot-member table:name="16392" table:display="true" table:show-details="true"/>
                <table:data-pilot-member table:name="16399" table:display="true" table:show-details="true"/>
                <table:data-pilot-member table:name="16431" table:display="true" table:show-details="true"/>
                <table:data-pilot-member table:name="16440" table:display="true" table:show-details="true"/>
                <table:data-pilot-member table:name="16443" table:display="true" table:show-details="true"/>
                <table:data-pilot-member table:name="16452" table:display="true" table:show-details="true"/>
                <table:data-pilot-member table:name="16460" table:display="true" table:show-details="true"/>
                <table:data-pilot-member table:name="16463" table:display="true" table:show-details="true"/>
                <table:data-pilot-member table:name="16477" table:display="true" table:show-details="true"/>
                <table:data-pilot-member table:name="16503" table:display="true" table:show-details="true"/>
                <table:data-pilot-member table:name="16517" table:display="true" table:show-details="true"/>
                <table:data-pilot-member table:name="16518" table:display="true" table:show-details="true"/>
                <table:data-pilot-member table:name="16527" table:display="true" table:show-details="true"/>
                <table:data-pilot-member table:name="16546" table:display="true" table:show-details="true"/>
                <table:data-pilot-member table:name="16548" table:display="true" table:show-details="true"/>
                <table:data-pilot-member table:name="16560" table:display="true" table:show-details="true"/>
                <table:data-pilot-member table:name="16562" table:display="true" table:show-details="true"/>
                <table:data-pilot-member table:name="16569" table:display="true" table:show-details="true"/>
                <table:data-pilot-member table:name="16573" table:display="true" table:show-details="true"/>
                <table:data-pilot-member table:name="16576" table:display="true" table:show-details="true"/>
                <table:data-pilot-member table:name="16582" table:display="true" table:show-details="true"/>
                <table:data-pilot-member table:name="16584" table:display="true" table:show-details="true"/>
                <table:data-pilot-member table:name="16588" table:display="true" table:show-details="true"/>
                <table:data-pilot-member table:name="16596" table:display="true" table:show-details="true"/>
                <table:data-pilot-member table:name="16599" table:display="true" table:show-details="true"/>
                <table:data-pilot-member table:name="16607" table:display="true" table:show-details="true"/>
                <table:data-pilot-member table:name="16632" table:display="true" table:show-details="true"/>
                <table:data-pilot-member table:name="16634" table:display="true" table:show-details="true"/>
                <table:data-pilot-member table:name="16640" table:display="true" table:show-details="true"/>
                <table:data-pilot-member table:name="16646" table:display="true" table:show-details="true"/>
                <table:data-pilot-member table:name="16647" table:display="true" table:show-details="true"/>
                <table:data-pilot-member table:name="16653" table:display="true" table:show-details="true"/>
                <table:data-pilot-member table:name="16656" table:display="true" table:show-details="true"/>
                <table:data-pilot-member table:name="16661" table:display="true" table:show-details="true"/>
                <table:data-pilot-member table:name="16682" table:display="true" table:show-details="true"/>
                <table:data-pilot-member table:name="16690" table:display="true" table:show-details="true"/>
                <table:data-pilot-member table:name="16696" table:display="true" table:show-details="true"/>
                <table:data-pilot-member table:name="16697" table:display="true" table:show-details="true"/>
                <table:data-pilot-member table:name="16704" table:display="true" table:show-details="true"/>
                <table:data-pilot-member table:name="16717" table:display="true" table:show-details="true"/>
                <table:data-pilot-member table:name="16745" table:display="true" table:show-details="true"/>
                <table:data-pilot-member table:name="16748" table:display="true" table:show-details="true"/>
                <table:data-pilot-member table:name="16749" table:display="true" table:show-details="true"/>
                <table:data-pilot-member table:name="16758" table:display="true" table:show-details="true"/>
                <table:data-pilot-member table:name="16769" table:display="true" table:show-details="true"/>
                <table:data-pilot-member table:name="16771" table:display="true" table:show-details="true"/>
                <table:data-pilot-member table:name="16773" table:display="true" table:show-details="true"/>
                <table:data-pilot-member table:name="16782" table:display="true" table:show-details="true"/>
                <table:data-pilot-member table:name="16791" table:display="true" table:show-details="true"/>
                <table:data-pilot-member table:name="16792" table:display="true" table:show-details="true"/>
                <table:data-pilot-member table:name="16798" table:display="true" table:show-details="true"/>
                <table:data-pilot-member table:name="16799" table:display="true" table:show-details="true"/>
                <table:data-pilot-member table:name="16807" table:display="true" table:show-details="true"/>
                <table:data-pilot-member table:name="16815" table:display="true" table:show-details="true"/>
                <table:data-pilot-member table:name="16827" table:display="true" table:show-details="true"/>
                <table:data-pilot-member table:name="16840" table:display="true" table:show-details="true"/>
                <table:data-pilot-member table:name="16872" table:display="true" table:show-details="true"/>
                <table:data-pilot-member table:name="16885" table:display="true" table:show-details="true"/>
                <table:data-pilot-member table:name="16887" table:display="true" table:show-details="true"/>
                <table:data-pilot-member table:name="16891" table:display="true" table:show-details="true"/>
                <table:data-pilot-member table:name="16896" table:display="true" table:show-details="true"/>
                <table:data-pilot-member table:name="16898" table:display="true" table:show-details="true"/>
                <table:data-pilot-member table:name="16900" table:display="true" table:show-details="true"/>
                <table:data-pilot-member table:name="16922" table:display="true" table:show-details="true"/>
                <table:data-pilot-member table:name="16926" table:display="true" table:show-details="true"/>
                <table:data-pilot-member table:name="16929" table:display="true" table:show-details="true"/>
                <table:data-pilot-member table:name="16930" table:display="true" table:show-details="true"/>
                <table:data-pilot-member table:name="16944" table:display="true" table:show-details="true"/>
                <table:data-pilot-member table:name="16946" table:display="true" table:show-details="true"/>
                <table:data-pilot-member table:name="16959" table:display="true" table:show-details="true"/>
                <table:data-pilot-member table:name="16968" table:display="true" table:show-details="true"/>
                <table:data-pilot-member table:name="16969" table:display="true" table:show-details="true"/>
                <table:data-pilot-member table:name="16973" table:display="true" table:show-details="true"/>
                <table:data-pilot-member table:name="16978" table:display="true" table:show-details="true"/>
                <table:data-pilot-member table:name="16984" table:display="true" table:show-details="true"/>
                <table:data-pilot-member table:name="16988" table:display="true" table:show-details="true"/>
                <table:data-pilot-member table:name="16992" table:display="true" table:show-details="true"/>
                <table:data-pilot-member table:name="16998" table:display="true" table:show-details="true"/>
                <table:data-pilot-member table:name="17005" table:display="true" table:show-details="true"/>
                <table:data-pilot-member table:name="17006" table:display="true" table:show-details="true"/>
                <table:data-pilot-member table:name="17009" table:display="true" table:show-details="true"/>
                <table:data-pilot-member table:name="17011" table:display="true" table:show-details="true"/>
                <table:data-pilot-member table:name="17028" table:display="true" table:show-details="true"/>
                <table:data-pilot-member table:name="17031" table:display="true" table:show-details="true"/>
                <table:data-pilot-member table:name="17038" table:display="true" table:show-details="true"/>
                <table:data-pilot-member table:name="17044" table:display="true" table:show-details="true"/>
                <table:data-pilot-member table:name="17074" table:display="true" table:show-details="true"/>
                <table:data-pilot-member table:name="17087" table:display="true" table:show-details="true"/>
                <table:data-pilot-member table:name="17096" table:display="true" table:show-details="true"/>
                <table:data-pilot-member table:name="17125" table:display="true" table:show-details="true"/>
                <table:data-pilot-member table:name="17126" table:display="true" table:show-details="true"/>
                <table:data-pilot-member table:name="17132" table:display="true" table:show-details="true"/>
                <table:data-pilot-member table:name="17133" table:display="true" table:show-details="true"/>
                <table:data-pilot-member table:name="17144" table:display="true" table:show-details="true"/>
                <table:data-pilot-member table:name="17148" table:display="true" table:show-details="true"/>
                <table:data-pilot-member table:name="17154" table:display="true" table:show-details="true"/>
                <table:data-pilot-member table:name="17161" table:display="true" table:show-details="true"/>
                <table:data-pilot-member table:name="17166" table:display="true" table:show-details="true"/>
                <table:data-pilot-member table:name="17167" table:display="true" table:show-details="true"/>
                <table:data-pilot-member table:name="17174" table:display="true" table:show-details="true"/>
                <table:data-pilot-member table:name="17175" table:display="true" table:show-details="true"/>
                <table:data-pilot-member table:name="17177" table:display="true" table:show-details="true"/>
                <table:data-pilot-member table:name="17184" table:display="true" table:show-details="true"/>
                <table:data-pilot-member table:name="17189" table:display="true" table:show-details="true"/>
                <table:data-pilot-member table:name="17206" table:display="true" table:show-details="true"/>
                <table:data-pilot-member table:name="17226" table:display="true" table:show-details="true"/>
                <table:data-pilot-member table:name="17233" table:display="true" table:show-details="true"/>
                <table:data-pilot-member table:name="17234" table:display="true" table:show-details="true"/>
                <table:data-pilot-member table:name="17235" table:display="true" table:show-details="true"/>
                <table:data-pilot-member table:name="17246" table:display="true" table:show-details="true"/>
                <table:data-pilot-member table:name="17249" table:display="true" table:show-details="true"/>
                <table:data-pilot-member table:name="17257" table:display="true" table:show-details="true"/>
                <table:data-pilot-member table:name="17265" table:display="true" table:show-details="true"/>
                <table:data-pilot-member table:name="17267" table:display="true" table:show-details="true"/>
                <table:data-pilot-member table:name="17271" table:display="true" table:show-details="true"/>
                <table:data-pilot-member table:name="17281" table:display="true" table:show-details="true"/>
                <table:data-pilot-member table:name="17287" table:display="true" table:show-details="true"/>
                <table:data-pilot-member table:name="17303" table:display="true" table:show-details="true"/>
                <table:data-pilot-member table:name="17312" table:display="true" table:show-details="true"/>
                <table:data-pilot-member table:name="17314" table:display="true" table:show-details="true"/>
                <table:data-pilot-member table:name="17331" table:display="true" table:show-details="true"/>
                <table:data-pilot-member table:name="17332" table:display="true" table:show-details="true"/>
                <table:data-pilot-member table:name="17340" table:display="true" table:show-details="true"/>
                <table:data-pilot-member table:name="17342" table:display="true" table:show-details="true"/>
                <table:data-pilot-member table:name="17348" table:display="true" table:show-details="true"/>
                <table:data-pilot-member table:name="17357" table:display="true" table:show-details="true"/>
                <table:data-pilot-member table:name="17358" table:display="true" table:show-details="true"/>
                <table:data-pilot-member table:name="17386" table:display="true" table:show-details="true"/>
                <table:data-pilot-member table:name="17393" table:display="true" table:show-details="true"/>
                <table:data-pilot-member table:name="17399" table:display="true" table:show-details="true"/>
                <table:data-pilot-member table:name="17401" table:display="true" table:show-details="true"/>
                <table:data-pilot-member table:name="17407" table:display="true" table:show-details="true"/>
                <table:data-pilot-member table:name="17414" table:display="true" table:show-details="true"/>
                <table:data-pilot-member table:name="17422" table:display="true" table:show-details="true"/>
                <table:data-pilot-member table:name="17459" table:display="true" table:show-details="true"/>
                <table:data-pilot-member table:name="17464" table:display="true" table:show-details="true"/>
                <table:data-pilot-member table:name="17465" table:display="true" table:show-details="true"/>
                <table:data-pilot-member table:name="17466" table:display="true" table:show-details="true"/>
                <table:data-pilot-member table:name="17480" table:display="true" table:show-details="true"/>
                <table:data-pilot-member table:name="17500" table:display="true" table:show-details="true"/>
                <table:data-pilot-member table:name="17506" table:display="true" table:show-details="true"/>
                <table:data-pilot-member table:name="17518" table:display="true" table:show-details="true"/>
                <table:data-pilot-member table:name="17537" table:display="true" table:show-details="true"/>
                <table:data-pilot-member table:name="17538" table:display="true" table:show-details="true"/>
                <table:data-pilot-member table:name="17550" table:display="true" table:show-details="true"/>
                <table:data-pilot-member table:name="17563" table:display="true" table:show-details="true"/>
                <table:data-pilot-member table:name="17565" table:display="true" table:show-details="true"/>
                <table:data-pilot-member table:name="17574" table:display="true" table:show-details="true"/>
                <table:data-pilot-member table:name="17596" table:display="true" table:show-details="true"/>
                <table:data-pilot-member table:name="17602" table:display="true" table:show-details="true"/>
                <table:data-pilot-member table:name="17603" table:display="true" table:show-details="true"/>
                <table:data-pilot-member table:name="17609" table:display="true" table:show-details="true"/>
                <table:data-pilot-member table:name="17614" table:display="true" table:show-details="true"/>
                <table:data-pilot-member table:name="17621" table:display="true" table:show-details="true"/>
                <table:data-pilot-member table:name="17624" table:display="true" table:show-details="true"/>
                <table:data-pilot-member table:name="17631" table:display="true" table:show-details="true"/>
                <table:data-pilot-member table:name="17635" table:display="true" table:show-details="true"/>
                <table:data-pilot-member table:name="17638" table:display="true" table:show-details="true"/>
                <table:data-pilot-member table:name="17639" table:display="true" table:show-details="true"/>
                <table:data-pilot-member table:name="17640" table:display="true" table:show-details="true"/>
                <table:data-pilot-member table:name="17642" table:display="true" table:show-details="true"/>
                <table:data-pilot-member table:name="17655" table:display="true" table:show-details="true"/>
                <table:data-pilot-member table:name="17656" table:display="true" table:show-details="true"/>
                <table:data-pilot-member table:name="17659" table:display="true" table:show-details="true"/>
                <table:data-pilot-member table:name="17660" table:display="true" table:show-details="true"/>
                <table:data-pilot-member table:name="17662" table:display="true" table:show-details="true"/>
                <table:data-pilot-member table:name="17668" table:display="true" table:show-details="true"/>
                <table:data-pilot-member table:name="17679" table:display="true" table:show-details="true"/>
                <table:data-pilot-member table:name="17680" table:display="true" table:show-details="true"/>
                <table:data-pilot-member table:name="17682" table:display="true" table:show-details="true"/>
                <table:data-pilot-member table:name="17684" table:display="true" table:show-details="true"/>
                <table:data-pilot-member table:name="17686" table:display="true" table:show-details="true"/>
                <table:data-pilot-member table:name="17702" table:display="true" table:show-details="true"/>
                <table:data-pilot-member table:name="17708" table:display="true" table:show-details="true"/>
                <table:data-pilot-member table:name="17712" table:display="true" table:show-details="true"/>
                <table:data-pilot-member table:name="17727" table:display="true" table:show-details="true"/>
                <table:data-pilot-member table:name="17737" table:display="true" table:show-details="true"/>
                <table:data-pilot-member table:name="17743" table:display="true" table:show-details="true"/>
                <table:data-pilot-member table:name="17747" table:display="true" table:show-details="true"/>
                <table:data-pilot-member table:name="17759" table:display="true" table:show-details="true"/>
                <table:data-pilot-member table:name="17760" table:display="true" table:show-details="true"/>
                <table:data-pilot-member table:name="17767" table:display="true" table:show-details="true"/>
                <table:data-pilot-member table:name="17771" table:display="true" table:show-details="true"/>
                <table:data-pilot-member table:name="17782" table:display="true" table:show-details="true"/>
                <table:data-pilot-member table:name="17787" table:display="true" table:show-details="true"/>
                <table:data-pilot-member table:name="17788" table:display="true" table:show-details="true"/>
                <table:data-pilot-member table:name="17789" table:display="true" table:show-details="true"/>
                <table:data-pilot-member table:name="17792" table:display="true" table:show-details="true"/>
                <table:data-pilot-member table:name="17794" table:display="true" table:show-details="true"/>
                <table:data-pilot-member table:name="17798" table:display="true" table:show-details="true"/>
                <table:data-pilot-member table:name="17809" table:display="true" table:show-details="true"/>
                <table:data-pilot-member table:name="17813" table:display="true" table:show-details="true"/>
                <table:data-pilot-member table:name="17823" table:display="true" table:show-details="true"/>
                <table:data-pilot-member table:name="17826" table:display="true" table:show-details="true"/>
                <table:data-pilot-member table:name="17831" table:display="true" table:show-details="true"/>
                <table:data-pilot-member table:name="17832" table:display="true" table:show-details="true"/>
                <table:data-pilot-member table:name="17835" table:display="true" table:show-details="true"/>
                <table:data-pilot-member table:name="17840" table:display="true" table:show-details="true"/>
                <table:data-pilot-member table:name="17847" table:display="true" table:show-details="true"/>
                <table:data-pilot-member table:name="17853" table:display="true" table:show-details="true"/>
                <table:data-pilot-member table:name="17863" table:display="true" table:show-details="true"/>
                <table:data-pilot-member table:name="17866" table:display="true" table:show-details="true"/>
                <table:data-pilot-member table:name="17868" table:display="true" table:show-details="true"/>
                <table:data-pilot-member table:name="17871" table:display="true" table:show-details="true"/>
                <table:data-pilot-member table:name="17896" table:display="true" table:show-details="true"/>
                <table:data-pilot-member table:name="17902" table:display="true" table:show-details="true"/>
                <table:data-pilot-member table:name="17907" table:display="true" table:show-details="true"/>
                <table:data-pilot-member table:name="17909" table:display="true" table:show-details="true"/>
                <table:data-pilot-member table:name="17925" table:display="true" table:show-details="true"/>
                <table:data-pilot-member table:name="17928" table:display="true" table:show-details="true"/>
                <table:data-pilot-member table:name="17934" table:display="true" table:show-details="true"/>
                <table:data-pilot-member table:name="17936" table:display="true" table:show-details="true"/>
                <table:data-pilot-member table:name="17946" table:display="true" table:show-details="true"/>
                <table:data-pilot-member table:name="17955" table:display="true" table:show-details="true"/>
                <table:data-pilot-member table:name="17958" table:display="true" table:show-details="true"/>
                <table:data-pilot-member table:name="17962" table:display="true" table:show-details="true"/>
                <table:data-pilot-member table:name="17966" table:display="true" table:show-details="true"/>
                <table:data-pilot-member table:name="17975" table:display="true" table:show-details="true"/>
                <table:data-pilot-member table:name="17978" table:display="true" table:show-details="true"/>
                <table:data-pilot-member table:name="18002" table:display="true" table:show-details="true"/>
                <table:data-pilot-member table:name="18020" table:display="true" table:show-details="true"/>
                <table:data-pilot-member table:name="18024" table:display="true" table:show-details="true"/>
                <table:data-pilot-member table:name="18027" table:display="true" table:show-details="true"/>
                <table:data-pilot-member table:name="18068" table:display="true" table:show-details="true"/>
                <table:data-pilot-member table:name="18083" table:display="true" table:show-details="true"/>
                <table:data-pilot-member table:name="18095" table:display="true" table:show-details="true"/>
                <table:data-pilot-member table:name="18097" table:display="true" table:show-details="true"/>
                <table:data-pilot-member table:name="18103" table:display="true" table:show-details="true"/>
                <table:data-pilot-member table:name="18105" table:display="true" table:show-details="true"/>
                <table:data-pilot-member table:name="18114" table:display="true" table:show-details="true"/>
                <table:data-pilot-member table:name="18156" table:display="true" table:show-details="true"/>
                <table:data-pilot-member table:name="18164" table:display="true" table:show-details="true"/>
                <table:data-pilot-member table:name="18169" table:display="true" table:show-details="true"/>
                <table:data-pilot-member table:name="18172" table:display="true" table:show-details="true"/>
                <table:data-pilot-member table:name="18188" table:display="true" table:show-details="true"/>
                <table:data-pilot-member table:name="18191" table:display="true" table:show-details="true"/>
                <table:data-pilot-member table:name="18193" table:display="true" table:show-details="true"/>
                <table:data-pilot-member table:name="18205" table:display="true" table:show-details="true"/>
                <table:data-pilot-member table:name="18209" table:display="true" table:show-details="true"/>
                <table:data-pilot-member table:name="18212" table:display="true" table:show-details="true"/>
                <table:data-pilot-member table:name="18220" table:display="true" table:show-details="true"/>
                <table:data-pilot-member table:name="18223" table:display="true" table:show-details="true"/>
                <table:data-pilot-member table:name="18228" table:display="true" table:show-details="true"/>
                <table:data-pilot-member table:name="18232" table:display="true" table:show-details="true"/>
                <table:data-pilot-member table:name="18235" table:display="true" table:show-details="true"/>
                <table:data-pilot-member table:name="18236" table:display="true" table:show-details="true"/>
                <table:data-pilot-member table:name="18243" table:display="true" table:show-details="true"/>
                <table:data-pilot-member table:name="18263" table:display="true" table:show-details="true"/>
                <table:data-pilot-member table:name="18266" table:display="true" table:show-details="true"/>
                <table:data-pilot-member table:name="18275" table:display="true" table:show-details="true"/>
                <table:data-pilot-member table:name="18276" table:display="true" table:show-details="true"/>
                <table:data-pilot-member table:name="18278" table:display="true" table:show-details="true"/>
                <table:data-pilot-member table:name="18283" table:display="true" table:show-details="true"/>
                <table:data-pilot-member table:name="18292" table:display="true" table:show-details="true"/>
                <table:data-pilot-member table:name="18304" table:display="true" table:show-details="true"/>
                <table:data-pilot-member table:name="18306" table:display="true" table:show-details="true"/>
                <table:data-pilot-member table:name="18310" table:display="true" table:show-details="true"/>
                <table:data-pilot-member table:name="18315" table:display="true" table:show-details="true"/>
                <table:data-pilot-member table:name="18345" table:display="true" table:show-details="true"/>
                <table:data-pilot-member table:name="18346" table:display="true" table:show-details="true"/>
                <table:data-pilot-member table:name="18352" table:display="true" table:show-details="true"/>
                <table:data-pilot-member table:name="18356" table:display="true" table:show-details="true"/>
                <table:data-pilot-member table:name="18365" table:display="true" table:show-details="true"/>
                <table:data-pilot-member table:name="18372" table:display="true" table:show-details="true"/>
                <table:data-pilot-member table:name="18375" table:display="true" table:show-details="true"/>
                <table:data-pilot-member table:name="18377" table:display="true" table:show-details="true"/>
                <table:data-pilot-member table:name="18390" table:display="true" table:show-details="true"/>
                <table:data-pilot-member table:name="18393" table:display="true" table:show-details="true"/>
                <table:data-pilot-member table:name="18398" table:display="true" table:show-details="true"/>
                <table:data-pilot-member table:name="18402" table:display="true" table:show-details="true"/>
                <table:data-pilot-member table:name="18408" table:display="true" table:show-details="true"/>
                <table:data-pilot-member table:name="18409" table:display="true" table:show-details="true"/>
                <table:data-pilot-member table:name="18412" table:display="true" table:show-details="true"/>
                <table:data-pilot-member table:name="18414" table:display="true" table:show-details="true"/>
                <table:data-pilot-member table:name="18423" table:display="true" table:show-details="true"/>
                <table:data-pilot-member table:name="18425" table:display="true" table:show-details="true"/>
                <table:data-pilot-member table:name="18427" table:display="true" table:show-details="true"/>
                <table:data-pilot-member table:name="18432" table:display="true" table:show-details="true"/>
                <table:data-pilot-member table:name="18434" table:display="true" table:show-details="true"/>
                <table:data-pilot-member table:name="18471" table:display="true" table:show-details="true"/>
                <table:data-pilot-member table:name="18475" table:display="true" table:show-details="true"/>
                <table:data-pilot-member table:name="18481" table:display="true" table:show-details="true"/>
                <table:data-pilot-member table:name="18492" table:display="true" table:show-details="true"/>
                <table:data-pilot-member table:name="18493" table:display="true" table:show-details="true"/>
                <table:data-pilot-member table:name="18499" table:display="true" table:show-details="true"/>
                <table:data-pilot-member table:name="18514" table:display="true" table:show-details="true"/>
                <table:data-pilot-member table:name="18520" table:display="true" table:show-details="true"/>
                <table:data-pilot-member table:name="18527" table:display="true" table:show-details="true"/>
                <table:data-pilot-member table:name="18530" table:display="true" table:show-details="true"/>
                <table:data-pilot-member table:name="18537" table:display="true" table:show-details="true"/>
                <table:data-pilot-member table:name="18545" table:display="true" table:show-details="true"/>
                <table:data-pilot-member table:name="18548" table:display="true" table:show-details="true"/>
                <table:data-pilot-member table:name="18565" table:display="true" table:show-details="true"/>
                <table:data-pilot-member table:name="18572" table:display="true" table:show-details="true"/>
                <table:data-pilot-member table:name="18586" table:display="true" table:show-details="true"/>
                <table:data-pilot-member table:name="18592" table:display="true" table:show-details="true"/>
                <table:data-pilot-member table:name="18596" table:display="true" table:show-details="true"/>
                <table:data-pilot-member table:name="18602" table:display="true" table:show-details="true"/>
                <table:data-pilot-member table:name="18624" table:display="true" table:show-details="true"/>
                <table:data-pilot-member table:name="18633" table:display="true" table:show-details="true"/>
                <table:data-pilot-member table:name="18651" table:display="true" table:show-details="true"/>
                <table:data-pilot-member table:name="18656" table:display="true" table:show-details="true"/>
                <table:data-pilot-member table:name="18659" table:display="true" table:show-details="true"/>
                <table:data-pilot-member table:name="18661" table:display="true" table:show-details="true"/>
                <table:data-pilot-member table:name="18673" table:display="true" table:show-details="true"/>
                <table:data-pilot-member table:name="18676" table:display="true" table:show-details="true"/>
                <table:data-pilot-member table:name="18680" table:display="true" table:show-details="true"/>
                <table:data-pilot-member table:name="18682" table:display="true" table:show-details="true"/>
                <table:data-pilot-member table:name="18687" table:display="true" table:show-details="true"/>
                <table:data-pilot-member table:name="18693" table:display="true" table:show-details="true"/>
                <table:data-pilot-member table:name="18694" table:display="true" table:show-details="true"/>
                <table:data-pilot-member table:name="18697" table:display="true" table:show-details="true"/>
                <table:data-pilot-member table:name="18714" table:display="true" table:show-details="true"/>
                <table:data-pilot-member table:name="18717" table:display="true" table:show-details="true"/>
                <table:data-pilot-member table:name="18728" table:display="true" table:show-details="true"/>
                <table:data-pilot-member table:name="18729" table:display="true" table:show-details="true"/>
                <table:data-pilot-member table:name="18734" table:display="true" table:show-details="true"/>
                <table:data-pilot-member table:name="18737" table:display="true" table:show-details="true"/>
                <table:data-pilot-member table:name="18740" table:display="true" table:show-details="true"/>
                <table:data-pilot-member table:name="18741" table:display="true" table:show-details="true"/>
                <table:data-pilot-member table:name="18743" table:display="true" table:show-details="true"/>
                <table:data-pilot-member table:name="18746" table:display="true" table:show-details="true"/>
                <table:data-pilot-member table:name="18747" table:display="true" table:show-details="true"/>
                <table:data-pilot-member table:name="18750" table:display="true" table:show-details="true"/>
                <table:data-pilot-member table:name="18752" table:display="true" table:show-details="true"/>
                <table:data-pilot-member table:name="18760" table:display="true" table:show-details="true"/>
                <table:data-pilot-member table:name="18773" table:display="true" table:show-details="true"/>
                <table:data-pilot-member table:name="18776" table:display="true" table:show-details="true"/>
                <table:data-pilot-member table:name="18796" table:display="true" table:show-details="true"/>
                <table:data-pilot-member table:name="18803" table:display="true" table:show-details="true"/>
                <table:data-pilot-member table:name="18807" table:display="true" table:show-details="true"/>
                <table:data-pilot-member table:name="18815" table:display="true" table:show-details="true"/>
                <table:data-pilot-member table:name="18820" table:display="true" table:show-details="true"/>
                <table:data-pilot-member table:name="18822" table:display="true" table:show-details="true"/>
                <table:data-pilot-member table:name="18824" table:display="true" table:show-details="true"/>
                <table:data-pilot-member table:name="18829" table:display="true" table:show-details="true"/>
                <table:data-pilot-member table:name="18841" table:display="true" table:show-details="true"/>
                <table:data-pilot-member table:name="18852" table:display="true" table:show-details="true"/>
                <table:data-pilot-member table:name="18861" table:display="true" table:show-details="true"/>
                <table:data-pilot-member table:name="18863" table:display="true" table:show-details="true"/>
                <table:data-pilot-member table:name="18866" table:display="true" table:show-details="true"/>
                <table:data-pilot-member table:name="18881" table:display="true" table:show-details="true"/>
                <table:data-pilot-member table:name="18887" table:display="true" table:show-details="true"/>
                <table:data-pilot-member table:name="18892" table:display="true" table:show-details="true"/>
                <table:data-pilot-member table:name="18899" table:display="true" table:show-details="true"/>
                <table:data-pilot-member table:name="18903" table:display="true" table:show-details="true"/>
                <table:data-pilot-member table:name="18918" table:display="true" table:show-details="true"/>
                <table:data-pilot-member table:name="18926" table:display="true" table:show-details="true"/>
                <table:data-pilot-member table:name="18935" table:display="true" table:show-details="true"/>
                <table:data-pilot-member table:name="18939" table:display="true" table:show-details="true"/>
                <table:data-pilot-member table:name="18951" table:display="true" table:show-details="true"/>
                <table:data-pilot-member table:name="18955" table:display="true" table:show-details="true"/>
                <table:data-pilot-member table:name="18963" table:display="true" table:show-details="true"/>
                <table:data-pilot-member table:name="18966" table:display="true" table:show-details="true"/>
                <table:data-pilot-member table:name="18971" table:display="true" table:show-details="true"/>
                <table:data-pilot-member table:name="18983" table:display="true" table:show-details="true"/>
                <table:data-pilot-member table:name="19000" table:display="true" table:show-details="true"/>
                <table:data-pilot-member table:name="19007" table:display="true" table:show-details="true"/>
                <table:data-pilot-member table:name="19009" table:display="true" table:show-details="true"/>
                <table:data-pilot-member table:name="19011" table:display="true" table:show-details="true"/>
                <table:data-pilot-member table:name="19020" table:display="true" table:show-details="true"/>
                <table:data-pilot-member table:name="19022" table:display="true" table:show-details="true"/>
                <table:data-pilot-member table:name="19023" table:display="true" table:show-details="true"/>
                <table:data-pilot-member table:name="19025" table:display="true" table:show-details="true"/>
                <table:data-pilot-member table:name="19027" table:display="true" table:show-details="true"/>
                <table:data-pilot-member table:name="19037" table:display="true" table:show-details="true"/>
                <table:data-pilot-member table:name="19040" table:display="true" table:show-details="true"/>
                <table:data-pilot-member table:name="19044" table:display="true" table:show-details="true"/>
                <table:data-pilot-member table:name="19052" table:display="true" table:show-details="true"/>
                <table:data-pilot-member table:name="19057" table:display="true" table:show-details="true"/>
                <table:data-pilot-member table:name="19075" table:display="true" table:show-details="true"/>
                <table:data-pilot-member table:name="19085" table:display="true" table:show-details="true"/>
                <table:data-pilot-member table:name="19086" table:display="true" table:show-details="true"/>
                <table:data-pilot-member table:name="19095" table:display="true" table:show-details="true"/>
                <table:data-pilot-member table:name="19108" table:display="true" table:show-details="true"/>
                <table:data-pilot-member table:name="19120" table:display="true" table:show-details="true"/>
                <table:data-pilot-member table:name="19122" table:display="true" table:show-details="true"/>
                <table:data-pilot-member table:name="19133" table:display="true" table:show-details="true"/>
                <table:data-pilot-member table:name="19139" table:display="true" table:show-details="true"/>
                <table:data-pilot-member table:name="19141" table:display="true" table:show-details="true"/>
                <table:data-pilot-member table:name="19147" table:display="true" table:show-details="true"/>
                <table:data-pilot-member table:name="19149" table:display="true" table:show-details="true"/>
                <table:data-pilot-member table:name="19152" table:display="true" table:show-details="true"/>
                <table:data-pilot-member table:name="19156" table:display="true" table:show-details="true"/>
                <table:data-pilot-member table:name="19179" table:display="true" table:show-details="true"/>
                <table:data-pilot-member table:name="19180" table:display="true" table:show-details="true"/>
                <table:data-pilot-member table:name="19186" table:display="true" table:show-details="true"/>
                <table:data-pilot-member table:name="19190" table:display="true" table:show-details="true"/>
                <table:data-pilot-member table:name="19192" table:display="true" table:show-details="true"/>
                <table:data-pilot-member table:name="19200" table:display="true" table:show-details="true"/>
                <table:data-pilot-member table:name="19202" table:display="true" table:show-details="true"/>
                <table:data-pilot-member table:name="19206" table:display="true" table:show-details="true"/>
                <table:data-pilot-member table:name="19221" table:display="true" table:show-details="true"/>
                <table:data-pilot-member table:name="19222" table:display="true" table:show-details="true"/>
                <table:data-pilot-member table:name="19229" table:display="true" table:show-details="true"/>
                <table:data-pilot-member table:name="19233" table:display="true" table:show-details="true"/>
                <table:data-pilot-member table:name="19242" table:display="true" table:show-details="true"/>
                <table:data-pilot-member table:name="19247" table:display="true" table:show-details="true"/>
                <table:data-pilot-member table:name="19257" table:display="true" table:show-details="true"/>
                <table:data-pilot-member table:name="19268" table:display="true" table:show-details="true"/>
                <table:data-pilot-member table:name="19269" table:display="true" table:show-details="true"/>
                <table:data-pilot-member table:name="19286" table:display="true" table:show-details="true"/>
                <table:data-pilot-member table:name="19288" table:display="true" table:show-details="true"/>
                <table:data-pilot-member table:name="19305" table:display="true" table:show-details="true"/>
                <table:data-pilot-member table:name="19347" table:display="true" table:show-details="true"/>
                <table:data-pilot-member table:name="19361" table:display="true" table:show-details="true"/>
                <table:data-pilot-member table:name="19362" table:display="true" table:show-details="true"/>
                <table:data-pilot-member table:name="19367" table:display="true" table:show-details="true"/>
                <table:data-pilot-member table:name="19373" table:display="true" table:show-details="true"/>
                <table:data-pilot-member table:name="19377" table:display="true" table:show-details="true"/>
                <table:data-pilot-member table:name="19389" table:display="true" table:show-details="true"/>
                <table:data-pilot-member table:name="19390" table:display="true" table:show-details="true"/>
                <table:data-pilot-member table:name="19397" table:display="true" table:show-details="true"/>
                <table:data-pilot-member table:name="19414" table:display="true" table:show-details="true"/>
                <table:data-pilot-member table:name="19449" table:display="true" table:show-details="true"/>
                <table:data-pilot-member table:name="19453" table:display="true" table:show-details="true"/>
                <table:data-pilot-member table:name="19454" table:display="true" table:show-details="true"/>
                <table:data-pilot-member table:name="19458" table:display="true" table:show-details="true"/>
                <table:data-pilot-member table:name="19487" table:display="true" table:show-details="true"/>
                <table:data-pilot-member table:name="19494" table:display="true" table:show-details="true"/>
                <table:data-pilot-member table:name="19500" table:display="true" table:show-details="true"/>
                <table:data-pilot-member table:name="19504" table:display="true" table:show-details="true"/>
                <table:data-pilot-member table:name="19508" table:display="true" table:show-details="true"/>
                <table:data-pilot-member table:name="19513" table:display="true" table:show-details="true"/>
                <table:data-pilot-member table:name="19517" table:display="true" table:show-details="true"/>
                <table:data-pilot-member table:name="19530" table:display="true" table:show-details="true"/>
                <table:data-pilot-member table:name="19540" table:display="true" table:show-details="true"/>
                <table:data-pilot-member table:name="19557" table:display="true" table:show-details="true"/>
                <table:data-pilot-member table:name="19564" table:display="true" table:show-details="true"/>
                <table:data-pilot-member table:name="19567" table:display="true" table:show-details="true"/>
                <table:data-pilot-member table:name="19572" table:display="true" table:show-details="true"/>
                <table:data-pilot-member table:name="19574" table:display="true" table:show-details="true"/>
                <table:data-pilot-member table:name="19579" table:display="true" table:show-details="true"/>
                <table:data-pilot-member table:name="19584" table:display="true" table:show-details="true"/>
                <table:data-pilot-member table:name="19608" table:display="true" table:show-details="true"/>
                <table:data-pilot-member table:name="19613" table:display="true" table:show-details="true"/>
                <table:data-pilot-member table:name="19618" table:display="true" table:show-details="true"/>
                <table:data-pilot-member table:name="19623" table:display="true" table:show-details="true"/>
                <table:data-pilot-member table:name="19643" table:display="true" table:show-details="true"/>
                <table:data-pilot-member table:name="19653" table:display="true" table:show-details="true"/>
                <table:data-pilot-member table:name="19661" table:display="true" table:show-details="true"/>
                <table:data-pilot-member table:name="19671" table:display="true" table:show-details="true"/>
                <table:data-pilot-member table:name="19672" table:display="true" table:show-details="true"/>
                <table:data-pilot-member table:name="19677" table:display="true" table:show-details="true"/>
                <table:data-pilot-member table:name="19678" table:display="true" table:show-details="true"/>
                <table:data-pilot-member table:name="19707" table:display="true" table:show-details="true"/>
                <table:data-pilot-member table:name="19709" table:display="true" table:show-details="true"/>
                <table:data-pilot-member table:name="19710" table:display="true" table:show-details="true"/>
                <table:data-pilot-member table:name="19718" table:display="true" table:show-details="true"/>
                <table:data-pilot-member table:name="19740" table:display="true" table:show-details="true"/>
                <table:data-pilot-member table:name="19742" table:display="true" table:show-details="true"/>
                <table:data-pilot-member table:name="19756" table:display="true" table:show-details="true"/>
                <table:data-pilot-member table:name="19760" table:display="true" table:show-details="true"/>
                <table:data-pilot-member table:name="19765" table:display="true" table:show-details="true"/>
                <table:data-pilot-member table:name="19782" table:display="true" table:show-details="true"/>
                <table:data-pilot-member table:name="19799" table:display="true" table:show-details="true"/>
                <table:data-pilot-member table:name="19801" table:display="true" table:show-details="true"/>
                <table:data-pilot-member table:name="19813" table:display="true" table:show-details="true"/>
                <table:data-pilot-member table:name="19827" table:display="true" table:show-details="true"/>
                <table:data-pilot-member table:name="19829" table:display="true" table:show-details="true"/>
                <table:data-pilot-member table:name="19835" table:display="true" table:show-details="true"/>
                <table:data-pilot-member table:name="19856" table:display="true" table:show-details="true"/>
                <table:data-pilot-member table:name="19860" table:display="true" table:show-details="true"/>
                <table:data-pilot-member table:name="19864" table:display="true" table:show-details="true"/>
                <table:data-pilot-member table:name="19875" table:display="true" table:show-details="true"/>
                <table:data-pilot-member table:name="19886" table:display="true" table:show-details="true"/>
                <table:data-pilot-member table:name="19887" table:display="true" table:show-details="true"/>
                <table:data-pilot-member table:name="19900" table:display="true" table:show-details="true"/>
                <table:data-pilot-member table:name="19908" table:display="true" table:show-details="true"/>
                <table:data-pilot-member table:name="19913" table:display="true" table:show-details="true"/>
                <table:data-pilot-member table:name="19917" table:display="true" table:show-details="true"/>
                <table:data-pilot-member table:name="19922" table:display="true" table:show-details="true"/>
                <table:data-pilot-member table:name="19945" table:display="true" table:show-details="true"/>
                <table:data-pilot-member table:name="19952" table:display="true" table:show-details="true"/>
                <table:data-pilot-member table:name="19968" table:display="true" table:show-details="true"/>
                <table:data-pilot-member table:name="19971" table:display="true" table:show-details="true"/>
                <table:data-pilot-member table:name="19977" table:display="true" table:show-details="true"/>
                <table:data-pilot-member table:name="19990" table:display="true" table:show-details="true"/>
                <table:data-pilot-member table:name="19996" table:display="true" table:show-details="true"/>
                <table:data-pilot-member table:name="20026" table:display="true" table:show-details="true"/>
                <table:data-pilot-member table:name="20032" table:display="true" table:show-details="true"/>
                <table:data-pilot-member table:name="20033" table:display="true" table:show-details="true"/>
                <table:data-pilot-member table:name="20038" table:display="true" table:show-details="true"/>
                <table:data-pilot-member table:name="20054" table:display="true" table:show-details="true"/>
                <table:data-pilot-member table:name="20068" table:display="true" table:show-details="true"/>
                <table:data-pilot-member table:name="20077" table:display="true" table:show-details="true"/>
                <table:data-pilot-member table:name="20087" table:display="true" table:show-details="true"/>
                <table:data-pilot-member table:name="20089" table:display="true" table:show-details="true"/>
                <table:data-pilot-member table:name="20090" table:display="true" table:show-details="true"/>
                <table:data-pilot-member table:name="20100" table:display="true" table:show-details="true"/>
                <table:data-pilot-member table:name="20104" table:display="true" table:show-details="true"/>
                <table:data-pilot-member table:name="20116" table:display="true" table:show-details="true"/>
                <table:data-pilot-member table:name="20129" table:display="true" table:show-details="true"/>
                <table:data-pilot-member table:name="20134" table:display="true" table:show-details="true"/>
                <table:data-pilot-member table:name="20137" table:display="true" table:show-details="true"/>
                <table:data-pilot-member table:name="20138" table:display="true" table:show-details="true"/>
                <table:data-pilot-member table:name="20140" table:display="true" table:show-details="true"/>
                <table:data-pilot-member table:name="20143" table:display="true" table:show-details="true"/>
                <table:data-pilot-member table:name="20147" table:display="true" table:show-details="true"/>
                <table:data-pilot-member table:name="20175" table:display="true" table:show-details="true"/>
                <table:data-pilot-member table:name="20203" table:display="true" table:show-details="true"/>
                <table:data-pilot-member table:name="20208" table:display="true" table:show-details="true"/>
                <table:data-pilot-member table:name="20214" table:display="true" table:show-details="true"/>
                <table:data-pilot-member table:name="20222" table:display="true" table:show-details="true"/>
                <table:data-pilot-member table:name="20224" table:display="true" table:show-details="true"/>
                <table:data-pilot-member table:name="20228" table:display="true" table:show-details="true"/>
                <table:data-pilot-member table:name="20232" table:display="true" table:show-details="true"/>
                <table:data-pilot-member table:name="20238" table:display="true" table:show-details="true"/>
                <table:data-pilot-member table:name="20239" table:display="true" table:show-details="true"/>
                <table:data-pilot-member table:name="20245" table:display="true" table:show-details="true"/>
                <table:data-pilot-member table:name="20254" table:display="true" table:show-details="true"/>
                <table:data-pilot-member table:name="20255" table:display="true" table:show-details="true"/>
                <table:data-pilot-member table:name="20256" table:display="true" table:show-details="true"/>
                <table:data-pilot-member table:name="20258" table:display="true" table:show-details="true"/>
                <table:data-pilot-member table:name="20269" table:display="true" table:show-details="true"/>
                <table:data-pilot-member table:name="20274" table:display="true" table:show-details="true"/>
                <table:data-pilot-member table:name="20279" table:display="true" table:show-details="true"/>
                <table:data-pilot-member table:name="20285" table:display="true" table:show-details="true"/>
                <table:data-pilot-member table:name="20288" table:display="true" table:show-details="true"/>
                <table:data-pilot-member table:name="20296" table:display="true" table:show-details="true"/>
                <table:data-pilot-member table:name="20303" table:display="true" table:show-details="true"/>
                <table:data-pilot-member table:name="20305" table:display="true" table:show-details="true"/>
                <table:data-pilot-member table:name="20313" table:display="true" table:show-details="true"/>
                <table:data-pilot-member table:name="20322" table:display="true" table:show-details="true"/>
                <table:data-pilot-member table:name="20336" table:display="true" table:show-details="true"/>
                <table:data-pilot-member table:name="20346" table:display="true" table:show-details="true"/>
                <table:data-pilot-member table:name="20352" table:display="true" table:show-details="true"/>
                <table:data-pilot-member table:name="20355" table:display="true" table:show-details="true"/>
                <table:data-pilot-member table:name="20362" table:display="true" table:show-details="true"/>
                <table:data-pilot-member table:name="20365" table:display="true" table:show-details="true"/>
                <table:data-pilot-member table:name="20367" table:display="true" table:show-details="true"/>
                <table:data-pilot-member table:name="20371" table:display="true" table:show-details="true"/>
                <table:data-pilot-member table:name="20384" table:display="true" table:show-details="true"/>
                <table:data-pilot-member table:name="20386" table:display="true" table:show-details="true"/>
                <table:data-pilot-member table:name="20387" table:display="true" table:show-details="true"/>
                <table:data-pilot-member table:name="20388" table:display="true" table:show-details="true"/>
                <table:data-pilot-member table:name="20389" table:display="true" table:show-details="true"/>
                <table:data-pilot-member table:name="20398" table:display="true" table:show-details="true"/>
                <table:data-pilot-member table:name="20405" table:display="true" table:show-details="true"/>
                <table:data-pilot-member table:name="20432" table:display="true" table:show-details="true"/>
                <table:data-pilot-member table:name="20433" table:display="true" table:show-details="true"/>
                <table:data-pilot-member table:name="20446" table:display="true" table:show-details="true"/>
                <table:data-pilot-member table:name="20451" table:display="true" table:show-details="true"/>
                <table:data-pilot-member table:name="20463" table:display="true" table:show-details="true"/>
                <table:data-pilot-member table:name="20464" table:display="true" table:show-details="true"/>
                <table:data-pilot-member table:name="20480" table:display="true" table:show-details="true"/>
                <table:data-pilot-member table:name="20496" table:display="true" table:show-details="true"/>
                <table:data-pilot-member table:name="20497" table:display="true" table:show-details="true"/>
                <table:data-pilot-member table:name="20499" table:display="true" table:show-details="true"/>
                <table:data-pilot-member table:name="20509" table:display="true" table:show-details="true"/>
                <table:data-pilot-member table:name="20510" table:display="true" table:show-details="true"/>
                <table:data-pilot-member table:name="20511" table:display="true" table:show-details="true"/>
                <table:data-pilot-member table:name="20514" table:display="true" table:show-details="true"/>
                <table:data-pilot-member table:name="20521" table:display="true" table:show-details="true"/>
                <table:data-pilot-member table:name="20522" table:display="true" table:show-details="true"/>
                <table:data-pilot-member table:name="20523" table:display="true" table:show-details="true"/>
                <table:data-pilot-member table:name="20526" table:display="true" table:show-details="true"/>
                <table:data-pilot-member table:name="20536" table:display="true" table:show-details="true"/>
                <table:data-pilot-member table:name="20548" table:display="true" table:show-details="true"/>
                <table:data-pilot-member table:name="20550" table:display="true" table:show-details="true"/>
                <table:data-pilot-member table:name="20559" table:display="true" table:show-details="true"/>
                <table:data-pilot-member table:name="20564" table:display="true" table:show-details="true"/>
                <table:data-pilot-member table:name="20577" table:display="true" table:show-details="true"/>
                <table:data-pilot-member table:name="20589" table:display="true" table:show-details="true"/>
                <table:data-pilot-member table:name="20590" table:display="true" table:show-details="true"/>
                <table:data-pilot-member table:name="20600" table:display="true" table:show-details="true"/>
                <table:data-pilot-member table:name="20608" table:display="true" table:show-details="true"/>
                <table:data-pilot-member table:name="20622" table:display="true" table:show-details="true"/>
                <table:data-pilot-member table:name="20623" table:display="true" table:show-details="true"/>
                <table:data-pilot-member table:name="20629" table:display="true" table:show-details="true"/>
                <table:data-pilot-member table:name="20648" table:display="true" table:show-details="true"/>
                <table:data-pilot-member table:name="20680" table:display="true" table:show-details="true"/>
                <table:data-pilot-member table:name="20683" table:display="true" table:show-details="true"/>
                <table:data-pilot-member table:name="20695" table:display="true" table:show-details="true"/>
                <table:data-pilot-member table:name="20727" table:display="true" table:show-details="true"/>
                <table:data-pilot-member table:name="20737" table:display="true" table:show-details="true"/>
                <table:data-pilot-member table:name="20740" table:display="true" table:show-details="true"/>
                <table:data-pilot-member table:name="20746" table:display="true" table:show-details="true"/>
                <table:data-pilot-member table:name="20751" table:display="true" table:show-details="true"/>
                <table:data-pilot-member table:name="20753" table:display="true" table:show-details="true"/>
                <table:data-pilot-member table:name="20755" table:display="true" table:show-details="true"/>
                <table:data-pilot-member table:name="20761" table:display="true" table:show-details="true"/>
                <table:data-pilot-member table:name="20765" table:display="true" table:show-details="true"/>
                <table:data-pilot-member table:name="20770" table:display="true" table:show-details="true"/>
                <table:data-pilot-member table:name="20771" table:display="true" table:show-details="true"/>
                <table:data-pilot-member table:name="20805" table:display="true" table:show-details="true"/>
                <table:data-pilot-member table:name="20815" table:display="true" table:show-details="true"/>
                <table:data-pilot-member table:name="20839" table:display="true" table:show-details="true"/>
                <table:data-pilot-member table:name="20874" table:display="true" table:show-details="true"/>
                <table:data-pilot-member table:name="20880" table:display="true" table:show-details="true"/>
                <table:data-pilot-member table:name="20893" table:display="true" table:show-details="true"/>
                <table:data-pilot-member table:name="20896" table:display="true" table:show-details="true"/>
                <table:data-pilot-member table:name="20924" table:display="true" table:show-details="true"/>
                <table:data-pilot-member table:name="20928" table:display="true" table:show-details="true"/>
                <table:data-pilot-member table:name="20935" table:display="true" table:show-details="true"/>
                <table:data-pilot-member table:name="20941" table:display="true" table:show-details="true"/>
                <table:data-pilot-member table:name="20945" table:display="true" table:show-details="true"/>
                <table:data-pilot-member table:name="20947" table:display="true" table:show-details="true"/>
                <table:data-pilot-member table:name="20951" table:display="true" table:show-details="true"/>
                <table:data-pilot-member table:name="20953" table:display="true" table:show-details="true"/>
                <table:data-pilot-member table:name="20975" table:display="true" table:show-details="true"/>
                <table:data-pilot-member table:name="20978" table:display="true" table:show-details="true"/>
                <table:data-pilot-member table:name="20981" table:display="true" table:show-details="true"/>
                <table:data-pilot-member table:name="20984" table:display="true" table:show-details="true"/>
                <table:data-pilot-member table:name="21010" table:display="true" table:show-details="true"/>
                <table:data-pilot-member table:name="21013" table:display="true" table:show-details="true"/>
                <table:data-pilot-member table:name="21025" table:display="true" table:show-details="true"/>
                <table:data-pilot-member table:name="21034" table:display="true" table:show-details="true"/>
                <table:data-pilot-member table:name="21046" table:display="true" table:show-details="true"/>
                <table:data-pilot-member table:name="21047" table:display="true" table:show-details="true"/>
                <table:data-pilot-member table:name="21054" table:display="true" table:show-details="true"/>
                <table:data-pilot-member table:name="21065" table:display="true" table:show-details="true"/>
                <table:data-pilot-member table:name="21088" table:display="true" table:show-details="true"/>
                <table:data-pilot-member table:name="21098" table:display="true" table:show-details="true"/>
                <table:data-pilot-member table:name="21103" table:display="true" table:show-details="true"/>
                <table:data-pilot-member table:name="21105" table:display="true" table:show-details="true"/>
                <table:data-pilot-member table:name="21109" table:display="true" table:show-details="true"/>
                <table:data-pilot-member table:name="21128" table:display="true" table:show-details="true"/>
                <table:data-pilot-member table:name="21129" table:display="true" table:show-details="true"/>
                <table:data-pilot-member table:name="21130" table:display="true" table:show-details="true"/>
                <table:data-pilot-member table:name="21132" table:display="true" table:show-details="true"/>
                <table:data-pilot-member table:name="21134" table:display="true" table:show-details="true"/>
                <table:data-pilot-member table:name="21136" table:display="true" table:show-details="true"/>
                <table:data-pilot-member table:name="21143" table:display="true" table:show-details="true"/>
                <table:data-pilot-member table:name="21148" table:display="true" table:show-details="true"/>
                <table:data-pilot-member table:name="21149" table:display="true" table:show-details="true"/>
                <table:data-pilot-member table:name="21150" table:display="true" table:show-details="true"/>
                <table:data-pilot-member table:name="21153" table:display="true" table:show-details="true"/>
                <table:data-pilot-member table:name="21198" table:display="true" table:show-details="true"/>
                <table:data-pilot-member table:name="21200" table:display="true" table:show-details="true"/>
                <table:data-pilot-member table:name="21205" table:display="true" table:show-details="true"/>
                <table:data-pilot-member table:name="21213" table:display="true" table:show-details="true"/>
                <table:data-pilot-member table:name="21221" table:display="true" table:show-details="true"/>
                <table:data-pilot-member table:name="21225" table:display="true" table:show-details="true"/>
                <table:data-pilot-member table:name="21231" table:display="true" table:show-details="true"/>
                <table:data-pilot-member table:name="21234" table:display="true" table:show-details="true"/>
                <table:data-pilot-member table:name="21245" table:display="true" table:show-details="true"/>
                <table:data-pilot-member table:name="21246" table:display="true" table:show-details="true"/>
                <table:data-pilot-member table:name="21265" table:display="true" table:show-details="true"/>
                <table:data-pilot-member table:name="21271" table:display="true" table:show-details="true"/>
                <table:data-pilot-member table:name="21273" table:display="true" table:show-details="true"/>
                <table:data-pilot-member table:name="21274" table:display="true" table:show-details="true"/>
                <table:data-pilot-member table:name="21281" table:display="true" table:show-details="true"/>
                <table:data-pilot-member table:name="21284" table:display="true" table:show-details="true"/>
                <table:data-pilot-member table:name="21290" table:display="true" table:show-details="true"/>
                <table:data-pilot-member table:name="21291" table:display="true" table:show-details="true"/>
                <table:data-pilot-member table:name="21293" table:display="true" table:show-details="true"/>
                <table:data-pilot-member table:name="21301" table:display="true" table:show-details="true"/>
                <table:data-pilot-member table:name="21319" table:display="true" table:show-details="true"/>
                <table:data-pilot-member table:name="21323" table:display="true" table:show-details="true"/>
                <table:data-pilot-member table:name="21338" table:display="true" table:show-details="true"/>
                <table:data-pilot-member table:name="21344" table:display="true" table:show-details="true"/>
                <table:data-pilot-member table:name="21346" table:display="true" table:show-details="true"/>
                <table:data-pilot-member table:name="21351" table:display="true" table:show-details="true"/>
                <table:data-pilot-member table:name="21354" table:display="true" table:show-details="true"/>
                <table:data-pilot-member table:name="21358" table:display="true" table:show-details="true"/>
                <table:data-pilot-member table:name="21365" table:display="true" table:show-details="true"/>
                <table:data-pilot-member table:name="21367" table:display="true" table:show-details="true"/>
                <table:data-pilot-member table:name="21369" table:display="true" table:show-details="true"/>
                <table:data-pilot-member table:name="21371" table:display="true" table:show-details="true"/>
                <table:data-pilot-member table:name="21375" table:display="true" table:show-details="true"/>
                <table:data-pilot-member table:name="21382" table:display="true" table:show-details="true"/>
                <table:data-pilot-member table:name="21384" table:display="true" table:show-details="true"/>
                <table:data-pilot-member table:name="21387" table:display="true" table:show-details="true"/>
                <table:data-pilot-member table:name="21401" table:display="true" table:show-details="true"/>
                <table:data-pilot-member table:name="21413" table:display="true" table:show-details="true"/>
                <table:data-pilot-member table:name="21416" table:display="true" table:show-details="true"/>
                <table:data-pilot-member table:name="21429" table:display="true" table:show-details="true"/>
                <table:data-pilot-member table:name="21436" table:display="true" table:show-details="true"/>
                <table:data-pilot-member table:name="21438" table:display="true" table:show-details="true"/>
                <table:data-pilot-member table:name="21446" table:display="true" table:show-details="true"/>
                <table:data-pilot-member table:name="21449" table:display="true" table:show-details="true"/>
                <table:data-pilot-member table:name="21461" table:display="true" table:show-details="true"/>
                <table:data-pilot-member table:name="21480" table:display="true" table:show-details="true"/>
                <table:data-pilot-member table:name="21486" table:display="true" table:show-details="true"/>
                <table:data-pilot-member table:name="21494" table:display="true" table:show-details="true"/>
                <table:data-pilot-member table:name="21496" table:display="true" table:show-details="true"/>
                <table:data-pilot-member table:name="21497" table:display="true" table:show-details="true"/>
                <table:data-pilot-member table:name="21499" table:display="true" table:show-details="true"/>
                <table:data-pilot-member table:name="21506" table:display="true" table:show-details="true"/>
                <table:data-pilot-member table:name="21510" table:display="true" table:show-details="true"/>
                <table:data-pilot-member table:name="21513" table:display="true" table:show-details="true"/>
                <table:data-pilot-member table:name="21515" table:display="true" table:show-details="true"/>
                <table:data-pilot-member table:name="21521" table:display="true" table:show-details="true"/>
                <table:data-pilot-member table:name="21523" table:display="true" table:show-details="true"/>
                <table:data-pilot-member table:name="21536" table:display="true" table:show-details="true"/>
                <table:data-pilot-member table:name="21540" table:display="true" table:show-details="true"/>
                <table:data-pilot-member table:name="21544" table:display="true" table:show-details="true"/>
                <table:data-pilot-member table:name="21546" table:display="true" table:show-details="true"/>
                <table:data-pilot-member table:name="21556" table:display="true" table:show-details="true"/>
                <table:data-pilot-member table:name="21559" table:display="true" table:show-details="true"/>
                <table:data-pilot-member table:name="21563" table:display="true" table:show-details="true"/>
                <table:data-pilot-member table:name="21565" table:display="true" table:show-details="true"/>
                <table:data-pilot-member table:name="21568" table:display="true" table:show-details="true"/>
                <table:data-pilot-member table:name="21570" table:display="true" table:show-details="true"/>
                <table:data-pilot-member table:name="21572" table:display="true" table:show-details="true"/>
                <table:data-pilot-member table:name="21574" table:display="true" table:show-details="true"/>
                <table:data-pilot-member table:name="21581" table:display="true" table:show-details="true"/>
                <table:data-pilot-member table:name="21589" table:display="true" table:show-details="true"/>
                <table:data-pilot-member table:name="21602" table:display="true" table:show-details="true"/>
                <table:data-pilot-member table:name="21611" table:display="true" table:show-details="true"/>
                <table:data-pilot-member table:name="21615" table:display="true" table:show-details="true"/>
                <table:data-pilot-member table:name="21617" table:display="true" table:show-details="true"/>
                <table:data-pilot-member table:name="21628" table:display="true" table:show-details="true"/>
                <table:data-pilot-member table:name="21629" table:display="true" table:show-details="true"/>
                <table:data-pilot-member table:name="21631" table:display="true" table:show-details="true"/>
                <table:data-pilot-member table:name="21665" table:display="true" table:show-details="true"/>
                <table:data-pilot-member table:name="21672" table:display="true" table:show-details="true"/>
                <table:data-pilot-member table:name="21675" table:display="true" table:show-details="true"/>
                <table:data-pilot-member table:name="21683" table:display="true" table:show-details="true"/>
                <table:data-pilot-member table:name="21708" table:display="true" table:show-details="true"/>
                <table:data-pilot-member table:name="21722" table:display="true" table:show-details="true"/>
                <table:data-pilot-member table:name="21724" table:display="true" table:show-details="true"/>
                <table:data-pilot-member table:name="21726" table:display="true" table:show-details="true"/>
                <table:data-pilot-member table:name="21741" table:display="true" table:show-details="true"/>
                <table:data-pilot-member table:name="21754" table:display="true" table:show-details="true"/>
                <table:data-pilot-member table:name="21758" table:display="true" table:show-details="true"/>
                <table:data-pilot-member table:name="21767" table:display="true" table:show-details="true"/>
                <table:data-pilot-member table:name="21782" table:display="true" table:show-details="true"/>
                <table:data-pilot-member table:name="21786" table:display="true" table:show-details="true"/>
                <table:data-pilot-member table:name="21789" table:display="true" table:show-details="true"/>
                <table:data-pilot-member table:name="21791" table:display="true" table:show-details="true"/>
                <table:data-pilot-member table:name="21802" table:display="true" table:show-details="true"/>
                <table:data-pilot-member table:name="21826" table:display="true" table:show-details="true"/>
                <table:data-pilot-member table:name="21836" table:display="true" table:show-details="true"/>
                <table:data-pilot-member table:name="21841" table:display="true" table:show-details="true"/>
                <table:data-pilot-member table:name="21855" table:display="true" table:show-details="true"/>
                <table:data-pilot-member table:name="21867" table:display="true" table:show-details="true"/>
                <table:data-pilot-member table:name="21881" table:display="true" table:show-details="true"/>
                <table:data-pilot-member table:name="21882" table:display="true" table:show-details="true"/>
                <table:data-pilot-member table:name="21887" table:display="true" table:show-details="true"/>
                <table:data-pilot-member table:name="21901" table:display="true" table:show-details="true"/>
                <table:data-pilot-member table:name="21902" table:display="true" table:show-details="true"/>
                <table:data-pilot-member table:name="21907" table:display="true" table:show-details="true"/>
                <table:data-pilot-member table:name="21911" table:display="true" table:show-details="true"/>
                <table:data-pilot-member table:name="21920" table:display="true" table:show-details="true"/>
                <table:data-pilot-member table:name="21922" table:display="true" table:show-details="true"/>
                <table:data-pilot-member table:name="21925" table:display="true" table:show-details="true"/>
                <table:data-pilot-member table:name="21929" table:display="true" table:show-details="true"/>
                <table:data-pilot-member table:name="21937" table:display="true" table:show-details="true"/>
                <table:data-pilot-member table:name="21941" table:display="true" table:show-details="true"/>
                <table:data-pilot-member table:name="21948" table:display="true" table:show-details="true"/>
                <table:data-pilot-member table:name="21951" table:display="true" table:show-details="true"/>
                <table:data-pilot-member table:name="21952" table:display="true" table:show-details="true"/>
                <table:data-pilot-member table:name="21963" table:display="true" table:show-details="true"/>
                <table:data-pilot-member table:name="21964" table:display="true" table:show-details="true"/>
                <table:data-pilot-member table:name="21969" table:display="true" table:show-details="true"/>
                <table:data-pilot-member table:name="21975" table:display="true" table:show-details="true"/>
                <table:data-pilot-member table:name="21978" table:display="true" table:show-details="true"/>
                <table:data-pilot-member table:name="21986" table:display="true" table:show-details="true"/>
                <table:data-pilot-member table:name="21989" table:display="true" table:show-details="true"/>
                <table:data-pilot-member table:name="21995" table:display="true" table:show-details="true"/>
                <table:data-pilot-member table:name="21998" table:display="true" table:show-details="true"/>
                <table:data-pilot-member table:name="22015" table:display="true" table:show-details="true"/>
                <table:data-pilot-member table:name="22036" table:display="true" table:show-details="true"/>
                <table:data-pilot-member table:name="22041" table:display="true" table:show-details="true"/>
                <table:data-pilot-member table:name="22044" table:display="true" table:show-details="true"/>
                <table:data-pilot-member table:name="22068" table:display="true" table:show-details="true"/>
                <table:data-pilot-member table:name="22074" table:display="true" table:show-details="true"/>
                <table:data-pilot-member table:name="22080" table:display="true" table:show-details="true"/>
                <table:data-pilot-member table:name="22083" table:display="true" table:show-details="true"/>
                <table:data-pilot-member table:name="22091" table:display="true" table:show-details="true"/>
                <table:data-pilot-member table:name="22096" table:display="true" table:show-details="true"/>
                <table:data-pilot-member table:name="22101" table:display="true" table:show-details="true"/>
                <table:data-pilot-member table:name="22107" table:display="true" table:show-details="true"/>
                <table:data-pilot-member table:name="22113" table:display="true" table:show-details="true"/>
                <table:data-pilot-member table:name="22128" table:display="true" table:show-details="true"/>
                <table:data-pilot-member table:name="22134" table:display="true" table:show-details="true"/>
                <table:data-pilot-member table:name="22136" table:display="true" table:show-details="true"/>
                <table:data-pilot-member table:name="22137" table:display="true" table:show-details="true"/>
                <table:data-pilot-member table:name="22153" table:display="true" table:show-details="true"/>
                <table:data-pilot-member table:name="22155" table:display="true" table:show-details="true"/>
                <table:data-pilot-member table:name="22163" table:display="true" table:show-details="true"/>
                <table:data-pilot-member table:name="22175" table:display="true" table:show-details="true"/>
                <table:data-pilot-member table:name="22184" table:display="true" table:show-details="true"/>
                <table:data-pilot-member table:name="22196" table:display="true" table:show-details="true"/>
                <table:data-pilot-member table:name="22200" table:display="true" table:show-details="true"/>
                <table:data-pilot-member table:name="22204" table:display="true" table:show-details="true"/>
                <table:data-pilot-member table:name="22215" table:display="true" table:show-details="true"/>
                <table:data-pilot-member table:name="22232" table:display="true" table:show-details="true"/>
                <table:data-pilot-member table:name="22239" table:display="true" table:show-details="true"/>
                <table:data-pilot-member table:name="22253" table:display="true" table:show-details="true"/>
                <table:data-pilot-member table:name="22260" table:display="true" table:show-details="true"/>
                <table:data-pilot-member table:name="22278" table:display="true" table:show-details="true"/>
                <table:data-pilot-member table:name="22281" table:display="true" table:show-details="true"/>
                <table:data-pilot-member table:name="22283" table:display="true" table:show-details="true"/>
                <table:data-pilot-member table:name="22285" table:display="true" table:show-details="true"/>
                <table:data-pilot-member table:name="22287" table:display="true" table:show-details="true"/>
                <table:data-pilot-member table:name="22309" table:display="true" table:show-details="true"/>
                <table:data-pilot-member table:name="22310" table:display="true" table:show-details="true"/>
                <table:data-pilot-member table:name="22313" table:display="true" table:show-details="true"/>
                <table:data-pilot-member table:name="22316" table:display="true" table:show-details="true"/>
                <table:data-pilot-member table:name="22342" table:display="true" table:show-details="true"/>
                <table:data-pilot-member table:name="22344" table:display="true" table:show-details="true"/>
                <table:data-pilot-member table:name="22349" table:display="true" table:show-details="true"/>
                <table:data-pilot-member table:name="22360" table:display="true" table:show-details="true"/>
                <table:data-pilot-member table:name="22362" table:display="true" table:show-details="true"/>
                <table:data-pilot-member table:name="22390" table:display="true" table:show-details="true"/>
                <table:data-pilot-member table:name="22399" table:display="true" table:show-details="true"/>
                <table:data-pilot-member table:name="22403" table:display="true" table:show-details="true"/>
                <table:data-pilot-member table:name="22430" table:display="true" table:show-details="true"/>
                <table:data-pilot-member table:name="22432" table:display="true" table:show-details="true"/>
                <table:data-pilot-member table:name="22437" table:display="true" table:show-details="true"/>
                <table:data-pilot-member table:name="22441" table:display="true" table:show-details="true"/>
                <table:data-pilot-member table:name="22446" table:display="true" table:show-details="true"/>
                <table:data-pilot-member table:name="22452" table:display="true" table:show-details="true"/>
                <table:data-pilot-member table:name="22454" table:display="true" table:show-details="true"/>
                <table:data-pilot-member table:name="22458" table:display="true" table:show-details="true"/>
                <table:data-pilot-member table:name="22464" table:display="true" table:show-details="true"/>
                <table:data-pilot-member table:name="22469" table:display="true" table:show-details="true"/>
                <table:data-pilot-member table:name="22487" table:display="true" table:show-details="true"/>
                <table:data-pilot-member table:name="22490" table:display="true" table:show-details="true"/>
                <table:data-pilot-member table:name="22493" table:display="true" table:show-details="true"/>
                <table:data-pilot-member table:name="22508" table:display="true" table:show-details="true"/>
                <table:data-pilot-member table:name="22515" table:display="true" table:show-details="true"/>
                <table:data-pilot-member table:name="22522" table:display="true" table:show-details="true"/>
                <table:data-pilot-member table:name="22526" table:display="true" table:show-details="true"/>
                <table:data-pilot-member table:name="22528" table:display="true" table:show-details="true"/>
                <table:data-pilot-member table:name="22531" table:display="true" table:show-details="true"/>
                <table:data-pilot-member table:name="22538" table:display="true" table:show-details="true"/>
                <table:data-pilot-member table:name="22554" table:display="true" table:show-details="true"/>
                <table:data-pilot-member table:name="22559" table:display="true" table:show-details="true"/>
                <table:data-pilot-member table:name="22560" table:display="true" table:show-details="true"/>
                <table:data-pilot-member table:name="22563" table:display="true" table:show-details="true"/>
                <table:data-pilot-member table:name="22567" table:display="true" table:show-details="true"/>
                <table:data-pilot-member table:name="22569" table:display="true" table:show-details="true"/>
                <table:data-pilot-member table:name="22571" table:display="true" table:show-details="true"/>
                <table:data-pilot-member table:name="22580" table:display="true" table:show-details="true"/>
                <table:data-pilot-member table:name="22592" table:display="true" table:show-details="true"/>
                <table:data-pilot-member table:name="22607" table:display="true" table:show-details="true"/>
                <table:data-pilot-member table:name="22612" table:display="true" table:show-details="true"/>
                <table:data-pilot-member table:name="22615" table:display="true" table:show-details="true"/>
                <table:data-pilot-member table:name="22616" table:display="true" table:show-details="true"/>
                <table:data-pilot-member table:name="22626" table:display="true" table:show-details="true"/>
                <table:data-pilot-member table:name="22644" table:display="true" table:show-details="true"/>
                <table:data-pilot-member table:name="22654" table:display="true" table:show-details="true"/>
                <table:data-pilot-member table:name="22655" table:display="true" table:show-details="true"/>
                <table:data-pilot-member table:name="22657" table:display="true" table:show-details="true"/>
                <table:data-pilot-member table:name="22659" table:display="true" table:show-details="true"/>
                <table:data-pilot-member table:name="22670" table:display="true" table:show-details="true"/>
                <table:data-pilot-member table:name="22677" table:display="true" table:show-details="true"/>
                <table:data-pilot-member table:name="22680" table:display="true" table:show-details="true"/>
                <table:data-pilot-member table:name="22686" table:display="true" table:show-details="true"/>
                <table:data-pilot-member table:name="22693" table:display="true" table:show-details="true"/>
                <table:data-pilot-member table:name="22704" table:display="true" table:show-details="true"/>
                <table:data-pilot-member table:name="22720" table:display="true" table:show-details="true"/>
                <table:data-pilot-member table:name="22722" table:display="true" table:show-details="true"/>
                <table:data-pilot-member table:name="22728" table:display="true" table:show-details="true"/>
                <table:data-pilot-member table:name="22741" table:display="true" table:show-details="true"/>
                <table:data-pilot-member table:name="22750" table:display="true" table:show-details="true"/>
                <table:data-pilot-member table:name="22755" table:display="true" table:show-details="true"/>
                <table:data-pilot-member table:name="22758" table:display="true" table:show-details="true"/>
                <table:data-pilot-member table:name="22766" table:display="true" table:show-details="true"/>
                <table:data-pilot-member table:name="22771" table:display="true" table:show-details="true"/>
                <table:data-pilot-member table:name="22788" table:display="true" table:show-details="true"/>
                <table:data-pilot-member table:name="22789" table:display="true" table:show-details="true"/>
                <table:data-pilot-member table:name="22799" table:display="true" table:show-details="true"/>
                <table:data-pilot-member table:name="22801" table:display="true" table:show-details="true"/>
                <table:data-pilot-member table:name="22804" table:display="true" table:show-details="true"/>
                <table:data-pilot-member table:name="22808" table:display="true" table:show-details="true"/>
                <table:data-pilot-member table:name="22809" table:display="true" table:show-details="true"/>
                <table:data-pilot-member table:name="22816" table:display="true" table:show-details="true"/>
                <table:data-pilot-member table:name="22823" table:display="true" table:show-details="true"/>
                <table:data-pilot-member table:name="22826" table:display="true" table:show-details="true"/>
                <table:data-pilot-member table:name="22835" table:display="true" table:show-details="true"/>
                <table:data-pilot-member table:name="22841" table:display="true" table:show-details="true"/>
                <table:data-pilot-member table:name="22842" table:display="true" table:show-details="true"/>
                <table:data-pilot-member table:name="22853" table:display="true" table:show-details="true"/>
                <table:data-pilot-member table:name="22855" table:display="true" table:show-details="true"/>
                <table:data-pilot-member table:name="22856" table:display="true" table:show-details="true"/>
                <table:data-pilot-member table:name="22862" table:display="true" table:show-details="true"/>
                <table:data-pilot-member table:name="22866" table:display="true" table:show-details="true"/>
                <table:data-pilot-member table:name="22867" table:display="true" table:show-details="true"/>
                <table:data-pilot-member table:name="22874" table:display="true" table:show-details="true"/>
                <table:data-pilot-member table:name="22900" table:display="true" table:show-details="true"/>
                <table:data-pilot-member table:name="22901" table:display="true" table:show-details="true"/>
                <table:data-pilot-member table:name="22904" table:display="true" table:show-details="true"/>
                <table:data-pilot-member table:name="22910" table:display="true" table:show-details="true"/>
                <table:data-pilot-member table:name="22912" table:display="true" table:show-details="true"/>
                <table:data-pilot-member table:name="22924" table:display="true" table:show-details="true"/>
                <table:data-pilot-member table:name="22925" table:display="true" table:show-details="true"/>
                <table:data-pilot-member table:name="22929" table:display="true" table:show-details="true"/>
                <table:data-pilot-member table:name="22938" table:display="true" table:show-details="true"/>
                <table:data-pilot-member table:name="22948" table:display="true" table:show-details="true"/>
                <table:data-pilot-member table:name="22958" table:display="true" table:show-details="true"/>
                <table:data-pilot-member table:name="22966" table:display="true" table:show-details="true"/>
                <table:data-pilot-member table:name="22977" table:display="true" table:show-details="true"/>
                <table:data-pilot-member table:name="22978" table:display="true" table:show-details="true"/>
                <table:data-pilot-member table:name="22981" table:display="true" table:show-details="true"/>
                <table:data-pilot-member table:name="22985" table:display="true" table:show-details="true"/>
                <table:data-pilot-member table:name="23001" table:display="true" table:show-details="true"/>
                <table:data-pilot-member table:name="23002" table:display="true" table:show-details="true"/>
                <table:data-pilot-member table:name="23018" table:display="true" table:show-details="true"/>
                <table:data-pilot-member table:name="23019" table:display="true" table:show-details="true"/>
                <table:data-pilot-member table:name="23025" table:display="true" table:show-details="true"/>
                <table:data-pilot-member table:name="23038" table:display="true" table:show-details="true"/>
                <table:data-pilot-member table:name="23044" table:display="true" table:show-details="true"/>
                <table:data-pilot-member table:name="23045" table:display="true" table:show-details="true"/>
                <table:data-pilot-member table:name="23060" table:display="true" table:show-details="true"/>
                <table:data-pilot-member table:name="23077" table:display="true" table:show-details="true"/>
                <table:data-pilot-member table:name="23080" table:display="true" table:show-details="true"/>
                <table:data-pilot-member table:name="23083" table:display="true" table:show-details="true"/>
                <table:data-pilot-member table:name="23087" table:display="true" table:show-details="true"/>
                <table:data-pilot-member table:name="23095" table:display="true" table:show-details="true"/>
                <table:data-pilot-member table:name="23096" table:display="true" table:show-details="true"/>
                <table:data-pilot-member table:name="23104" table:display="true" table:show-details="true"/>
                <table:data-pilot-member table:name="23117" table:display="true" table:show-details="true"/>
                <table:data-pilot-member table:name="23127" table:display="true" table:show-details="true"/>
                <table:data-pilot-member table:name="23128" table:display="true" table:show-details="true"/>
                <table:data-pilot-member table:name="23132" table:display="true" table:show-details="true"/>
                <table:data-pilot-member table:name="23167" table:display="true" table:show-details="true"/>
                <table:data-pilot-member table:name="23172" table:display="true" table:show-details="true"/>
                <table:data-pilot-member table:name="23185" table:display="true" table:show-details="true"/>
                <table:data-pilot-member table:name="23190" table:display="true" table:show-details="true"/>
                <table:data-pilot-member table:name="23192" table:display="true" table:show-details="true"/>
                <table:data-pilot-member table:name="23196" table:display="true" table:show-details="true"/>
                <table:data-pilot-member table:name="23210" table:display="true" table:show-details="true"/>
                <table:data-pilot-member table:name="23220" table:display="true" table:show-details="true"/>
                <table:data-pilot-member table:name="23224" table:display="true" table:show-details="true"/>
                <table:data-pilot-member table:name="23241" table:display="true" table:show-details="true"/>
                <table:data-pilot-member table:name="23259" table:display="true" table:show-details="true"/>
                <table:data-pilot-member table:name="23265" table:display="true" table:show-details="true"/>
                <table:data-pilot-member table:name="23271" table:display="true" table:show-details="true"/>
                <table:data-pilot-member table:name="23272" table:display="true" table:show-details="true"/>
                <table:data-pilot-member table:name="23276" table:display="true" table:show-details="true"/>
                <table:data-pilot-member table:name="23282" table:display="true" table:show-details="true"/>
                <table:data-pilot-member table:name="23289" table:display="true" table:show-details="true"/>
                <table:data-pilot-member table:name="23299" table:display="true" table:show-details="true"/>
                <table:data-pilot-member table:name="23300" table:display="true" table:show-details="true"/>
                <table:data-pilot-member table:name="23306" table:display="true" table:show-details="true"/>
                <table:data-pilot-member table:name="23311" table:display="true" table:show-details="true"/>
                <table:data-pilot-member table:name="23316" table:display="true" table:show-details="true"/>
                <table:data-pilot-member table:name="23317" table:display="true" table:show-details="true"/>
                <table:data-pilot-member table:name="23318" table:display="true" table:show-details="true"/>
                <table:data-pilot-member table:name="23322" table:display="true" table:show-details="true"/>
                <table:data-pilot-member table:name="23336" table:display="true" table:show-details="true"/>
                <table:data-pilot-member table:name="23337" table:display="true" table:show-details="true"/>
                <table:data-pilot-member table:name="23338" table:display="true" table:show-details="true"/>
                <table:data-pilot-member table:name="23350" table:display="true" table:show-details="true"/>
                <table:data-pilot-member table:name="23357" table:display="true" table:show-details="true"/>
                <table:data-pilot-member table:name="23379" table:display="true" table:show-details="true"/>
                <table:data-pilot-member table:name="23382" table:display="true" table:show-details="true"/>
                <table:data-pilot-member table:name="23389" table:display="true" table:show-details="true"/>
                <table:data-pilot-member table:name="23390" table:display="true" table:show-details="true"/>
                <table:data-pilot-member table:name="23409" table:display="true" table:show-details="true"/>
                <table:data-pilot-member table:name="23412" table:display="true" table:show-details="true"/>
                <table:data-pilot-member table:name="23415" table:display="true" table:show-details="true"/>
                <table:data-pilot-member table:name="23426" table:display="true" table:show-details="true"/>
                <table:data-pilot-member table:name="23430" table:display="true" table:show-details="true"/>
                <table:data-pilot-member table:name="23436" table:display="true" table:show-details="true"/>
                <table:data-pilot-member table:name="23459" table:display="true" table:show-details="true"/>
                <table:data-pilot-member table:name="23473" table:display="true" table:show-details="true"/>
                <table:data-pilot-member table:name="23474" table:display="true" table:show-details="true"/>
                <table:data-pilot-member table:name="23478" table:display="true" table:show-details="true"/>
                <table:data-pilot-member table:name="23503" table:display="true" table:show-details="true"/>
                <table:data-pilot-member table:name="23509" table:display="true" table:show-details="true"/>
                <table:data-pilot-member table:name="23516" table:display="true" table:show-details="true"/>
                <table:data-pilot-member table:name="23525" table:display="true" table:show-details="true"/>
                <table:data-pilot-member table:name="23548" table:display="true" table:show-details="true"/>
                <table:data-pilot-member table:name="23551" table:display="true" table:show-details="true"/>
                <table:data-pilot-member table:name="23552" table:display="true" table:show-details="true"/>
                <table:data-pilot-member table:name="23553" table:display="true" table:show-details="true"/>
                <table:data-pilot-member table:name="23554" table:display="true" table:show-details="true"/>
                <table:data-pilot-member table:name="23565" table:display="true" table:show-details="true"/>
                <table:data-pilot-member table:name="23573" table:display="true" table:show-details="true"/>
                <table:data-pilot-member table:name="23575" table:display="true" table:show-details="true"/>
                <table:data-pilot-member table:name="23580" table:display="true" table:show-details="true"/>
                <table:data-pilot-member table:name="23596" table:display="true" table:show-details="true"/>
                <table:data-pilot-member table:name="23600" table:display="true" table:show-details="true"/>
                <table:data-pilot-member table:name="23606" table:display="true" table:show-details="true"/>
                <table:data-pilot-member table:name="23619" table:display="true" table:show-details="true"/>
                <table:data-pilot-member table:name="23634" table:display="true" table:show-details="true"/>
                <table:data-pilot-member table:name="23665" table:display="true" table:show-details="true"/>
                <table:data-pilot-member table:name="23675" table:display="true" table:show-details="true"/>
                <table:data-pilot-member table:name="23690" table:display="true" table:show-details="true"/>
                <table:data-pilot-member table:name="23694" table:display="true" table:show-details="true"/>
                <table:data-pilot-member table:name="23696" table:display="true" table:show-details="true"/>
                <table:data-pilot-member table:name="23706" table:display="true" table:show-details="true"/>
                <table:data-pilot-member table:name="23714" table:display="true" table:show-details="true"/>
                <table:data-pilot-member table:name="23722" table:display="true" table:show-details="true"/>
                <table:data-pilot-member table:name="23728" table:display="true" table:show-details="true"/>
                <table:data-pilot-member table:name="23734" table:display="true" table:show-details="true"/>
                <table:data-pilot-member table:name="23742" table:display="true" table:show-details="true"/>
                <table:data-pilot-member table:name="23751" table:display="true" table:show-details="true"/>
                <table:data-pilot-member table:name="23752" table:display="true" table:show-details="true"/>
                <table:data-pilot-member table:name="23761" table:display="true" table:show-details="true"/>
                <table:data-pilot-member table:name="23791" table:display="true" table:show-details="true"/>
                <table:data-pilot-member table:name="23798" table:display="true" table:show-details="true"/>
                <table:data-pilot-member table:name="23799" table:display="true" table:show-details="true"/>
                <table:data-pilot-member table:name="23805" table:display="true" table:show-details="true"/>
                <table:data-pilot-member table:name="23813" table:display="true" table:show-details="true"/>
                <table:data-pilot-member table:name="23824" table:display="true" table:show-details="true"/>
                <table:data-pilot-member table:name="23825" table:display="true" table:show-details="true"/>
                <table:data-pilot-member table:name="23827" table:display="true" table:show-details="true"/>
                <table:data-pilot-member table:name="23834" table:display="true" table:show-details="true"/>
                <table:data-pilot-member table:name="23840" table:display="true" table:show-details="true"/>
                <table:data-pilot-member table:name="23842" table:display="true" table:show-details="true"/>
                <table:data-pilot-member table:name="23843" table:display="true" table:show-details="true"/>
                <table:data-pilot-member table:name="23858" table:display="true" table:show-details="true"/>
                <table:data-pilot-member table:name="23859" table:display="true" table:show-details="true"/>
                <table:data-pilot-member table:name="23865" table:display="true" table:show-details="true"/>
                <table:data-pilot-member table:name="23875" table:display="true" table:show-details="true"/>
                <table:data-pilot-member table:name="23878" table:display="true" table:show-details="true"/>
                <table:data-pilot-member table:name="23898" table:display="true" table:show-details="true"/>
                <table:data-pilot-member table:name="23908" table:display="true" table:show-details="true"/>
                <table:data-pilot-member table:name="23918" table:display="true" table:show-details="true"/>
                <table:data-pilot-member table:name="23920" table:display="true" table:show-details="true"/>
                <table:data-pilot-member table:name="23924" table:display="true" table:show-details="true"/>
                <table:data-pilot-member table:name="23925" table:display="true" table:show-details="true"/>
                <table:data-pilot-member table:name="23934" table:display="true" table:show-details="true"/>
                <table:data-pilot-member table:name="23935" table:display="true" table:show-details="true"/>
                <table:data-pilot-member table:name="23956" table:display="true" table:show-details="true"/>
                <table:data-pilot-member table:name="23965" table:display="true" table:show-details="true"/>
                <table:data-pilot-member table:name="23974" table:display="true" table:show-details="true"/>
                <table:data-pilot-member table:name="23981" table:display="true" table:show-details="true"/>
                <table:data-pilot-member table:name="23986" table:display="true" table:show-details="true"/>
                <table:data-pilot-member table:name="23987" table:display="true" table:show-details="true"/>
                <table:data-pilot-member table:name="23990" table:display="true" table:show-details="true"/>
                <table:data-pilot-member table:name="24002" table:display="true" table:show-details="true"/>
                <table:data-pilot-member table:name="24011" table:display="true" table:show-details="true"/>
                <table:data-pilot-member table:name="24012" table:display="true" table:show-details="true"/>
                <table:data-pilot-member table:name="24028" table:display="true" table:show-details="true"/>
                <table:data-pilot-member table:name="24042" table:display="true" table:show-details="true"/>
                <table:data-pilot-member table:name="24044" table:display="true" table:show-details="true"/>
                <table:data-pilot-member table:name="24065" table:display="true" table:show-details="true"/>
                <table:data-pilot-member table:name="24066" table:display="true" table:show-details="true"/>
                <table:data-pilot-member table:name="24075" table:display="true" table:show-details="true"/>
                <table:data-pilot-member table:name="24081" table:display="true" table:show-details="true"/>
                <table:data-pilot-member table:name="24089" table:display="true" table:show-details="true"/>
                <table:data-pilot-member table:name="24090" table:display="true" table:show-details="true"/>
                <table:data-pilot-member table:name="24091" table:display="true" table:show-details="true"/>
                <table:data-pilot-member table:name="24099" table:display="true" table:show-details="true"/>
                <table:data-pilot-member table:name="24102" table:display="true" table:show-details="true"/>
                <table:data-pilot-member table:name="24108" table:display="true" table:show-details="true"/>
                <table:data-pilot-member table:name="24112" table:display="true" table:show-details="true"/>
                <table:data-pilot-member table:name="24113" table:display="true" table:show-details="true"/>
                <table:data-pilot-member table:name="24114" table:display="true" table:show-details="true"/>
                <table:data-pilot-member table:name="24116" table:display="true" table:show-details="true"/>
                <table:data-pilot-member table:name="24134" table:display="true" table:show-details="true"/>
                <table:data-pilot-member table:name="24138" table:display="true" table:show-details="true"/>
                <table:data-pilot-member table:name="24145" table:display="true" table:show-details="true"/>
                <table:data-pilot-member table:name="24160" table:display="true" table:show-details="true"/>
                <table:data-pilot-member table:name="24161" table:display="true" table:show-details="true"/>
                <table:data-pilot-member table:name="24163" table:display="true" table:show-details="true"/>
                <table:data-pilot-member table:name="24173" table:display="true" table:show-details="true"/>
                <table:data-pilot-member table:name="24178" table:display="true" table:show-details="true"/>
                <table:data-pilot-member table:name="24190" table:display="true" table:show-details="true"/>
                <table:data-pilot-member table:name="24191" table:display="true" table:show-details="true"/>
                <table:data-pilot-member table:name="24192" table:display="true" table:show-details="true"/>
                <table:data-pilot-member table:name="24199" table:display="true" table:show-details="true"/>
                <table:data-pilot-member table:name="24227" table:display="true" table:show-details="true"/>
                <table:data-pilot-member table:name="24233" table:display="true" table:show-details="true"/>
                <table:data-pilot-member table:name="24235" table:display="true" table:show-details="true"/>
                <table:data-pilot-member table:name="24237" table:display="true" table:show-details="true"/>
                <table:data-pilot-member table:name="24239" table:display="true" table:show-details="true"/>
                <table:data-pilot-member table:name="24241" table:display="true" table:show-details="true"/>
                <table:data-pilot-member table:name="24246" table:display="true" table:show-details="true"/>
                <table:data-pilot-member table:name="24249" table:display="true" table:show-details="true"/>
                <table:data-pilot-member table:name="24271" table:display="true" table:show-details="true"/>
                <table:data-pilot-member table:name="24279" table:display="true" table:show-details="true"/>
                <table:data-pilot-member table:name="24281" table:display="true" table:show-details="true"/>
                <table:data-pilot-member table:name="24285" table:display="true" table:show-details="true"/>
                <table:data-pilot-member table:name="24298" table:display="true" table:show-details="true"/>
                <table:data-pilot-member table:name="24324" table:display="true" table:show-details="true"/>
                <table:data-pilot-member table:name="24325" table:display="true" table:show-details="true"/>
                <table:data-pilot-member table:name="24334" table:display="true" table:show-details="true"/>
                <table:data-pilot-member table:name="24336" table:display="true" table:show-details="true"/>
                <table:data-pilot-member table:name="24341" table:display="true" table:show-details="true"/>
                <table:data-pilot-member table:name="24346" table:display="true" table:show-details="true"/>
                <table:data-pilot-member table:name="24351" table:display="true" table:show-details="true"/>
                <table:data-pilot-member table:name="24357" table:display="true" table:show-details="true"/>
                <table:data-pilot-member table:name="24358" table:display="true" table:show-details="true"/>
                <table:data-pilot-member table:name="24364" table:display="true" table:show-details="true"/>
                <table:data-pilot-member table:name="24370" table:display="true" table:show-details="true"/>
                <table:data-pilot-member table:name="24376" table:display="true" table:show-details="true"/>
                <table:data-pilot-member table:name="24381" table:display="true" table:show-details="true"/>
                <table:data-pilot-member table:name="24382" table:display="true" table:show-details="true"/>
                <table:data-pilot-member table:name="24398" table:display="true" table:show-details="true"/>
                <table:data-pilot-member table:name="24399" table:display="true" table:show-details="true"/>
                <table:data-pilot-member table:name="24407" table:display="true" table:show-details="true"/>
                <table:data-pilot-member table:name="24414" table:display="true" table:show-details="true"/>
                <table:data-pilot-member table:name="24422" table:display="true" table:show-details="true"/>
                <table:data-pilot-member table:name="24439" table:display="true" table:show-details="true"/>
                <table:data-pilot-member table:name="24441" table:display="true" table:show-details="true"/>
                <table:data-pilot-member table:name="24450" table:display="true" table:show-details="true"/>
                <table:data-pilot-member table:name="24451" table:display="true" table:show-details="true"/>
                <table:data-pilot-member table:name="24452" table:display="true" table:show-details="true"/>
                <table:data-pilot-member table:name="24454" table:display="true" table:show-details="true"/>
                <table:data-pilot-member table:name="24460" table:display="true" table:show-details="true"/>
                <table:data-pilot-member table:name="24463" table:display="true" table:show-details="true"/>
                <table:data-pilot-member table:name="24465" table:display="true" table:show-details="true"/>
                <table:data-pilot-member table:name="24476" table:display="true" table:show-details="true"/>
                <table:data-pilot-member table:name="24486" table:display="true" table:show-details="true"/>
                <table:data-pilot-member table:name="24495" table:display="true" table:show-details="true"/>
                <table:data-pilot-member table:name="24504" table:display="true" table:show-details="true"/>
                <table:data-pilot-member table:name="24527" table:display="true" table:show-details="true"/>
                <table:data-pilot-member table:name="24540" table:display="true" table:show-details="true"/>
                <table:data-pilot-member table:name="24560" table:display="true" table:show-details="true"/>
                <table:data-pilot-member table:name="24563" table:display="true" table:show-details="true"/>
                <table:data-pilot-member table:name="24565" table:display="true" table:show-details="true"/>
                <table:data-pilot-member table:name="24574" table:display="true" table:show-details="true"/>
                <table:data-pilot-member table:name="24590" table:display="true" table:show-details="true"/>
                <table:data-pilot-member table:name="24596" table:display="true" table:show-details="true"/>
                <table:data-pilot-member table:name="24597" table:display="true" table:show-details="true"/>
                <table:data-pilot-member table:name="24598" table:display="true" table:show-details="true"/>
                <table:data-pilot-member table:name="24607" table:display="true" table:show-details="true"/>
                <table:data-pilot-member table:name="24610" table:display="true" table:show-details="true"/>
                <table:data-pilot-member table:name="24616" table:display="true" table:show-details="true"/>
                <table:data-pilot-member table:name="24621" table:display="true" table:show-details="true"/>
                <table:data-pilot-member table:name="24624" table:display="true" table:show-details="true"/>
                <table:data-pilot-member table:name="24632" table:display="true" table:show-details="true"/>
                <table:data-pilot-member table:name="24644" table:display="true" table:show-details="true"/>
                <table:data-pilot-member table:name="24645" table:display="true" table:show-details="true"/>
                <table:data-pilot-member table:name="24651" table:display="true" table:show-details="true"/>
                <table:data-pilot-member table:name="24652" table:display="true" table:show-details="true"/>
                <table:data-pilot-member table:name="24657" table:display="true" table:show-details="true"/>
                <table:data-pilot-member table:name="24695" table:display="true" table:show-details="true"/>
                <table:data-pilot-member table:name="24705" table:display="true" table:show-details="true"/>
                <table:data-pilot-member table:name="24708" table:display="true" table:show-details="true"/>
                <table:data-pilot-member table:name="24710" table:display="true" table:show-details="true"/>
                <table:data-pilot-member table:name="24715" table:display="true" table:show-details="true"/>
                <table:data-pilot-member table:name="24716" table:display="true" table:show-details="true"/>
                <table:data-pilot-member table:name="24723" table:display="true" table:show-details="true"/>
                <table:data-pilot-member table:name="24726" table:display="true" table:show-details="true"/>
                <table:data-pilot-member table:name="24731" table:display="true" table:show-details="true"/>
                <table:data-pilot-member table:name="24746" table:display="true" table:show-details="true"/>
                <table:data-pilot-member table:name="24748" table:display="true" table:show-details="true"/>
                <table:data-pilot-member table:name="24749" table:display="true" table:show-details="true"/>
                <table:data-pilot-member table:name="24757" table:display="true" table:show-details="true"/>
                <table:data-pilot-member table:name="24771" table:display="true" table:show-details="true"/>
                <table:data-pilot-member table:name="24781" table:display="true" table:show-details="true"/>
                <table:data-pilot-member table:name="24783" table:display="true" table:show-details="true"/>
                <table:data-pilot-member table:name="24784" table:display="true" table:show-details="true"/>
                <table:data-pilot-member table:name="24794" table:display="true" table:show-details="true"/>
                <table:data-pilot-member table:name="24795" table:display="true" table:show-details="true"/>
                <table:data-pilot-member table:name="24796" table:display="true" table:show-details="true"/>
                <table:data-pilot-member table:name="24797" table:display="true" table:show-details="true"/>
                <table:data-pilot-member table:name="24798" table:display="true" table:show-details="true"/>
                <table:data-pilot-member table:name="24799" table:display="true" table:show-details="true"/>
                <table:data-pilot-member table:name="24808" table:display="true" table:show-details="true"/>
                <table:data-pilot-member table:name="24815" table:display="true" table:show-details="true"/>
                <table:data-pilot-member table:name="24823" table:display="true" table:show-details="true"/>
                <table:data-pilot-member table:name="24846" table:display="true" table:show-details="true"/>
                <table:data-pilot-member table:name="24848" table:display="true" table:show-details="true"/>
                <table:data-pilot-member table:name="24852" table:display="true" table:show-details="true"/>
                <table:data-pilot-member table:name="24861" table:display="true" table:show-details="true"/>
                <table:data-pilot-member table:name="24883" table:display="true" table:show-details="true"/>
                <table:data-pilot-member table:name="24885" table:display="true" table:show-details="true"/>
                <table:data-pilot-member table:name="24886" table:display="true" table:show-details="true"/>
                <table:data-pilot-member table:name="24890" table:display="true" table:show-details="true"/>
                <table:data-pilot-member table:name="24894" table:display="true" table:show-details="true"/>
                <table:data-pilot-member table:name="24895" table:display="true" table:show-details="true"/>
                <table:data-pilot-member table:name="24914" table:display="true" table:show-details="true"/>
                <table:data-pilot-member table:name="24926" table:display="true" table:show-details="true"/>
                <table:data-pilot-member table:name="24929" table:display="true" table:show-details="true"/>
                <table:data-pilot-member table:name="24938" table:display="true" table:show-details="true"/>
                <table:data-pilot-member table:name="24942" table:display="true" table:show-details="true"/>
                <table:data-pilot-member table:name="24949" table:display="true" table:show-details="true"/>
                <table:data-pilot-member table:name="24951" table:display="true" table:show-details="true"/>
                <table:data-pilot-member table:name="24957" table:display="true" table:show-details="true"/>
                <table:data-pilot-member table:name="24963" table:display="true" table:show-details="true"/>
                <table:data-pilot-member table:name="24969" table:display="true" table:show-details="true"/>
                <table:data-pilot-member table:name="24985" table:display="true" table:show-details="true"/>
                <table:data-pilot-member table:name="24991" table:display="true" table:show-details="true"/>
                <table:data-pilot-member table:name="24997" table:display="true" table:show-details="true"/>
                <table:data-pilot-member table:name="25002" table:display="true" table:show-details="true"/>
                <table:data-pilot-member table:name="25012" table:display="true" table:show-details="true"/>
                <table:data-pilot-member table:name="25013" table:display="true" table:show-details="true"/>
                <table:data-pilot-member table:name="25023" table:display="true" table:show-details="true"/>
                <table:data-pilot-member table:name="25039" table:display="true" table:show-details="true"/>
                <table:data-pilot-member table:name="25047" table:display="true" table:show-details="true"/>
                <table:data-pilot-member table:name="25052" table:display="true" table:show-details="true"/>
                <table:data-pilot-member table:name="25059" table:display="true" table:show-details="true"/>
                <table:data-pilot-member table:name="25067" table:display="true" table:show-details="true"/>
                <table:data-pilot-member table:name="25073" table:display="true" table:show-details="true"/>
                <table:data-pilot-member table:name="25085" table:display="true" table:show-details="true"/>
                <table:data-pilot-member table:name="25086" table:display="true" table:show-details="true"/>
                <table:data-pilot-member table:name="25087" table:display="true" table:show-details="true"/>
                <table:data-pilot-member table:name="25091" table:display="true" table:show-details="true"/>
                <table:data-pilot-member table:name="25096" table:display="true" table:show-details="true"/>
                <table:data-pilot-member table:name="25097" table:display="true" table:show-details="true"/>
                <table:data-pilot-member table:name="25118" table:display="true" table:show-details="true"/>
                <table:data-pilot-member table:name="25121" table:display="true" table:show-details="true"/>
                <table:data-pilot-member table:name="25125" table:display="true" table:show-details="true"/>
                <table:data-pilot-member table:name="25128" table:display="true" table:show-details="true"/>
                <table:data-pilot-member table:name="25153" table:display="true" table:show-details="true"/>
                <table:data-pilot-member table:name="25161" table:display="true" table:show-details="true"/>
                <table:data-pilot-member table:name="25163" table:display="true" table:show-details="true"/>
                <table:data-pilot-member table:name="25174" table:display="true" table:show-details="true"/>
                <table:data-pilot-member table:name="25182" table:display="true" table:show-details="true"/>
                <table:data-pilot-member table:name="25186" table:display="true" table:show-details="true"/>
                <table:data-pilot-member table:name="25192" table:display="true" table:show-details="true"/>
                <table:data-pilot-member table:name="25218" table:display="true" table:show-details="true"/>
                <table:data-pilot-member table:name="25224" table:display="true" table:show-details="true"/>
                <table:data-pilot-member table:name="25228" table:display="true" table:show-details="true"/>
                <table:data-pilot-member table:name="25234" table:display="true" table:show-details="true"/>
                <table:data-pilot-member table:name="25242" table:display="true" table:show-details="true"/>
                <table:data-pilot-member table:name="25251" table:display="true" table:show-details="true"/>
                <table:data-pilot-member table:name="25253" table:display="true" table:show-details="true"/>
                <table:data-pilot-member table:name="25263" table:display="true" table:show-details="true"/>
                <table:data-pilot-member table:name="25266" table:display="true" table:show-details="true"/>
                <table:data-pilot-member table:name="25267" table:display="true" table:show-details="true"/>
                <table:data-pilot-member table:name="25268" table:display="true" table:show-details="true"/>
                <table:data-pilot-member table:name="25273" table:display="true" table:show-details="true"/>
                <table:data-pilot-member table:name="25276" table:display="true" table:show-details="true"/>
                <table:data-pilot-member table:name="25278" table:display="true" table:show-details="true"/>
                <table:data-pilot-member table:name="25279" table:display="true" table:show-details="true"/>
                <table:data-pilot-member table:name="25280" table:display="true" table:show-details="true"/>
                <table:data-pilot-member table:name="25312" table:display="true" table:show-details="true"/>
                <table:data-pilot-member table:name="25323" table:display="true" table:show-details="true"/>
                <table:data-pilot-member table:name="25329" table:display="true" table:show-details="true"/>
                <table:data-pilot-member table:name="25350" table:display="true" table:show-details="true"/>
                <table:data-pilot-member table:name="25352" table:display="true" table:show-details="true"/>
                <table:data-pilot-member table:name="25369" table:display="true" table:show-details="true"/>
                <table:data-pilot-member table:name="25376" table:display="true" table:show-details="true"/>
                <table:data-pilot-member table:name="25393" table:display="true" table:show-details="true"/>
                <table:data-pilot-member table:name="25396" table:display="true" table:show-details="true"/>
                <table:data-pilot-member table:name="25404" table:display="true" table:show-details="true"/>
                <table:data-pilot-member table:name="25407" table:display="true" table:show-details="true"/>
                <table:data-pilot-member table:name="25413" table:display="true" table:show-details="true"/>
                <table:data-pilot-member table:name="25431" table:display="true" table:show-details="true"/>
                <table:data-pilot-member table:name="25448" table:display="true" table:show-details="true"/>
                <table:data-pilot-member table:name="25450" table:display="true" table:show-details="true"/>
                <table:data-pilot-member table:name="25454" table:display="true" table:show-details="true"/>
                <table:data-pilot-member table:name="25458" table:display="true" table:show-details="true"/>
                <table:data-pilot-member table:name="25465" table:display="true" table:show-details="true"/>
                <table:data-pilot-member table:name="25469" table:display="true" table:show-details="true"/>
                <table:data-pilot-member table:name="25473" table:display="true" table:show-details="true"/>
                <table:data-pilot-member table:name="25477" table:display="true" table:show-details="true"/>
                <table:data-pilot-member table:name="25492" table:display="true" table:show-details="true"/>
                <table:data-pilot-member table:name="25504" table:display="true" table:show-details="true"/>
                <table:data-pilot-member table:name="25517" table:display="true" table:show-details="true"/>
                <table:data-pilot-member table:name="25525" table:display="true" table:show-details="true"/>
                <table:data-pilot-member table:name="25530" table:display="true" table:show-details="true"/>
                <table:data-pilot-member table:name="25541" table:display="true" table:show-details="true"/>
                <table:data-pilot-member table:name="25542" table:display="true" table:show-details="true"/>
                <table:data-pilot-member table:name="25546" table:display="true" table:show-details="true"/>
                <table:data-pilot-member table:name="25553" table:display="true" table:show-details="true"/>
                <table:data-pilot-member table:name="25559" table:display="true" table:show-details="true"/>
                <table:data-pilot-member table:name="25560" table:display="true" table:show-details="true"/>
                <table:data-pilot-member table:name="25580" table:display="true" table:show-details="true"/>
                <table:data-pilot-member table:name="25591" table:display="true" table:show-details="true"/>
                <table:data-pilot-member table:name="25597" table:display="true" table:show-details="true"/>
                <table:data-pilot-member table:name="25598" table:display="true" table:show-details="true"/>
                <table:data-pilot-member table:name="25606" table:display="true" table:show-details="true"/>
                <table:data-pilot-member table:name="25608" table:display="true" table:show-details="true"/>
                <table:data-pilot-member table:name="25621" table:display="true" table:show-details="true"/>
                <table:data-pilot-member table:name="25626" table:display="true" table:show-details="true"/>
                <table:data-pilot-member table:name="25630" table:display="true" table:show-details="true"/>
                <table:data-pilot-member table:name="25641" table:display="true" table:show-details="true"/>
                <table:data-pilot-member table:name="25669" table:display="true" table:show-details="true"/>
                <table:data-pilot-member table:name="25670" table:display="true" table:show-details="true"/>
                <table:data-pilot-member table:name="25675" table:display="true" table:show-details="true"/>
                <table:data-pilot-member table:name="25677" table:display="true" table:show-details="true"/>
                <table:data-pilot-member table:name="25702" table:display="true" table:show-details="true"/>
                <table:data-pilot-member table:name="25710" table:display="true" table:show-details="true"/>
                <table:data-pilot-member table:name="25716" table:display="true" table:show-details="true"/>
                <table:data-pilot-member table:name="25717" table:display="true" table:show-details="true"/>
                <table:data-pilot-member table:name="25724" table:display="true" table:show-details="true"/>
                <table:data-pilot-member table:name="25729" table:display="true" table:show-details="true"/>
                <table:data-pilot-member table:name="25739" table:display="true" table:show-details="true"/>
                <table:data-pilot-member table:name="25745" table:display="true" table:show-details="true"/>
                <table:data-pilot-member table:name="25749" table:display="true" table:show-details="true"/>
                <table:data-pilot-member table:name="25760" table:display="true" table:show-details="true"/>
                <table:data-pilot-member table:name="25763" table:display="true" table:show-details="true"/>
                <table:data-pilot-member table:name="25772" table:display="true" table:show-details="true"/>
                <table:data-pilot-member table:name="25781" table:display="true" table:show-details="true"/>
                <table:data-pilot-member table:name="25783" table:display="true" table:show-details="true"/>
                <table:data-pilot-member table:name="25786" table:display="true" table:show-details="true"/>
                <table:data-pilot-member table:name="25800" table:display="true" table:show-details="true"/>
                <table:data-pilot-member table:name="25807" table:display="true" table:show-details="true"/>
                <table:data-pilot-member table:name="25837" table:display="true" table:show-details="true"/>
                <table:data-pilot-member table:name="25840" table:display="true" table:show-details="true"/>
                <table:data-pilot-member table:name="25843" table:display="true" table:show-details="true"/>
                <table:data-pilot-member table:name="25849" table:display="true" table:show-details="true"/>
                <table:data-pilot-member table:name="25850" table:display="true" table:show-details="true"/>
                <table:data-pilot-member table:name="25854" table:display="true" table:show-details="true"/>
                <table:data-pilot-member table:name="25859" table:display="true" table:show-details="true"/>
                <table:data-pilot-member table:name="25862" table:display="true" table:show-details="true"/>
                <table:data-pilot-member table:name="25872" table:display="true" table:show-details="true"/>
                <table:data-pilot-member table:name="25878" table:display="true" table:show-details="true"/>
                <table:data-pilot-member table:name="25890" table:display="true" table:show-details="true"/>
                <table:data-pilot-member table:name="25892" table:display="true" table:show-details="true"/>
                <table:data-pilot-member table:name="25895" table:display="true" table:show-details="true"/>
                <table:data-pilot-member table:name="25898" table:display="true" table:show-details="true"/>
                <table:data-pilot-member table:name="25903" table:display="true" table:show-details="true"/>
                <table:data-pilot-member table:name="25922" table:display="true" table:show-details="true"/>
                <table:data-pilot-member table:name="25929" table:display="true" table:show-details="true"/>
                <table:data-pilot-member table:name="25946" table:display="true" table:show-details="true"/>
                <table:data-pilot-member table:name="25949" table:display="true" table:show-details="true"/>
                <table:data-pilot-member table:name="25974" table:display="true" table:show-details="true"/>
                <table:data-pilot-member table:name="25982" table:display="true" table:show-details="true"/>
                <table:data-pilot-member table:name="25988" table:display="true" table:show-details="true"/>
                <table:data-pilot-member table:name="25991" table:display="true" table:show-details="true"/>
                <table:data-pilot-member table:name="26000" table:display="true" table:show-details="true"/>
                <table:data-pilot-member table:name="26008" table:display="true" table:show-details="true"/>
                <table:data-pilot-member table:name="26021" table:display="true" table:show-details="true"/>
                <table:data-pilot-member table:name="26024" table:display="true" table:show-details="true"/>
                <table:data-pilot-member table:name="26025" table:display="true" table:show-details="true"/>
                <table:data-pilot-member table:name="26031" table:display="true" table:show-details="true"/>
                <table:data-pilot-member table:name="26034" table:display="true" table:show-details="true"/>
                <table:data-pilot-member table:name="26040" table:display="true" table:show-details="true"/>
                <table:data-pilot-member table:name="26041" table:display="true" table:show-details="true"/>
                <table:data-pilot-member table:name="26047" table:display="true" table:show-details="true"/>
                <table:data-pilot-member table:name="26055" table:display="true" table:show-details="true"/>
                <table:data-pilot-member table:name="26068" table:display="true" table:show-details="true"/>
                <table:data-pilot-member table:name="26071" table:display="true" table:show-details="true"/>
                <table:data-pilot-member table:name="26073" table:display="true" table:show-details="true"/>
                <table:data-pilot-member table:name="26082" table:display="true" table:show-details="true"/>
                <table:data-pilot-member table:name="26118" table:display="true" table:show-details="true"/>
                <table:data-pilot-member table:name="26127" table:display="true" table:show-details="true"/>
                <table:data-pilot-member table:name="26146" table:display="true" table:show-details="true"/>
                <table:data-pilot-member table:name="26152" table:display="true" table:show-details="true"/>
                <table:data-pilot-member table:name="26161" table:display="true" table:show-details="true"/>
                <table:data-pilot-member table:name="26163" table:display="true" table:show-details="true"/>
                <table:data-pilot-member table:name="26166" table:display="true" table:show-details="true"/>
                <table:data-pilot-member table:name="26169" table:display="true" table:show-details="true"/>
                <table:data-pilot-member table:name="26172" table:display="true" table:show-details="true"/>
                <table:data-pilot-member table:name="26175" table:display="true" table:show-details="true"/>
                <table:data-pilot-member table:name="26178" table:display="true" table:show-details="true"/>
                <table:data-pilot-member table:name="26192" table:display="true" table:show-details="true"/>
                <table:data-pilot-member table:name="26197" table:display="true" table:show-details="true"/>
                <table:data-pilot-member table:name="26207" table:display="true" table:show-details="true"/>
                <table:data-pilot-member table:name="26241" table:display="true" table:show-details="true"/>
                <table:data-pilot-member table:name="26243" table:display="true" table:show-details="true"/>
                <table:data-pilot-member table:name="26249" table:display="true" table:show-details="true"/>
                <table:data-pilot-member table:name="26260" table:display="true" table:show-details="true"/>
                <table:data-pilot-member table:name="26261" table:display="true" table:show-details="true"/>
                <table:data-pilot-member table:name="26275" table:display="true" table:show-details="true"/>
                <table:data-pilot-member table:name="26284" table:display="true" table:show-details="true"/>
                <table:data-pilot-member table:name="26304" table:display="true" table:show-details="true"/>
                <table:data-pilot-member table:name="26319" table:display="true" table:show-details="true"/>
                <table:data-pilot-member table:name="26323" table:display="true" table:show-details="true"/>
                <table:data-pilot-member table:name="26335" table:display="true" table:show-details="true"/>
                <table:data-pilot-member table:name="26341" table:display="true" table:show-details="true"/>
                <table:data-pilot-member table:name="26348" table:display="true" table:show-details="true"/>
                <table:data-pilot-member table:name="26356" table:display="true" table:show-details="true"/>
                <table:data-pilot-member table:name="26357" table:display="true" table:show-details="true"/>
                <table:data-pilot-member table:name="26373" table:display="true" table:show-details="true"/>
                <table:data-pilot-member table:name="26378" table:display="true" table:show-details="true"/>
                <table:data-pilot-member table:name="26383" table:display="true" table:show-details="true"/>
                <table:data-pilot-member table:name="26401" table:display="true" table:show-details="true"/>
                <table:data-pilot-member table:name="26403" table:display="true" table:show-details="true"/>
                <table:data-pilot-member table:name="26406" table:display="true" table:show-details="true"/>
                <table:data-pilot-member table:name="26413" table:display="true" table:show-details="true"/>
                <table:data-pilot-member table:name="26415" table:display="true" table:show-details="true"/>
                <table:data-pilot-member table:name="26422" table:display="true" table:show-details="true"/>
                <table:data-pilot-member table:name="26443" table:display="true" table:show-details="true"/>
                <table:data-pilot-member table:name="26446" table:display="true" table:show-details="true"/>
                <table:data-pilot-member table:name="26450" table:display="true" table:show-details="true"/>
                <table:data-pilot-member table:name="26463" table:display="true" table:show-details="true"/>
                <table:data-pilot-member table:name="26466" table:display="true" table:show-details="true"/>
                <table:data-pilot-member table:name="26486" table:display="true" table:show-details="true"/>
                <table:data-pilot-member table:name="26491" table:display="true" table:show-details="true"/>
                <table:data-pilot-member table:name="26492" table:display="true" table:show-details="true"/>
                <table:data-pilot-member table:name="26513" table:display="true" table:show-details="true"/>
                <table:data-pilot-member table:name="26529" table:display="true" table:show-details="true"/>
                <table:data-pilot-member table:name="26542" table:display="true" table:show-details="true"/>
                <table:data-pilot-member table:name="26553" table:display="true" table:show-details="true"/>
                <table:data-pilot-member table:name="26556" table:display="true" table:show-details="true"/>
                <table:data-pilot-member table:name="26559" table:display="true" table:show-details="true"/>
                <table:data-pilot-member table:name="26573" table:display="true" table:show-details="true"/>
                <table:data-pilot-member table:name="26576" table:display="true" table:show-details="true"/>
                <table:data-pilot-member table:name="26584" table:display="true" table:show-details="true"/>
                <table:data-pilot-member table:name="26588" table:display="true" table:show-details="true"/>
                <table:data-pilot-member table:name="26591" table:display="true" table:show-details="true"/>
                <table:data-pilot-member table:name="26594" table:display="true" table:show-details="true"/>
                <table:data-pilot-member table:name="26612" table:display="true" table:show-details="true"/>
                <table:data-pilot-member table:name="26614" table:display="true" table:show-details="true"/>
                <table:data-pilot-member table:name="26635" table:display="true" table:show-details="true"/>
                <table:data-pilot-member table:name="26643" table:display="true" table:show-details="true"/>
                <table:data-pilot-member table:name="26662" table:display="true" table:show-details="true"/>
                <table:data-pilot-member table:name="26663" table:display="true" table:show-details="true"/>
                <table:data-pilot-member table:name="26669" table:display="true" table:show-details="true"/>
                <table:data-pilot-member table:name="26679" table:display="true" table:show-details="true"/>
                <table:data-pilot-member table:name="26696" table:display="true" table:show-details="true"/>
                <table:data-pilot-member table:name="26697" table:display="true" table:show-details="true"/>
                <table:data-pilot-member table:name="26708" table:display="true" table:show-details="true"/>
                <table:data-pilot-member table:name="26714" table:display="true" table:show-details="true"/>
                <table:data-pilot-member table:name="26719" table:display="true" table:show-details="true"/>
                <table:data-pilot-member table:name="26724" table:display="true" table:show-details="true"/>
                <table:data-pilot-member table:name="26726" table:display="true" table:show-details="true"/>
                <table:data-pilot-member table:name="26729" table:display="true" table:show-details="true"/>
                <table:data-pilot-member table:name="26737" table:display="true" table:show-details="true"/>
                <table:data-pilot-member table:name="26746" table:display="true" table:show-details="true"/>
                <table:data-pilot-member table:name="26750" table:display="true" table:show-details="true"/>
                <table:data-pilot-member table:name="26751" table:display="true" table:show-details="true"/>
                <table:data-pilot-member table:name="26756" table:display="true" table:show-details="true"/>
                <table:data-pilot-member table:name="26758" table:display="true" table:show-details="true"/>
                <table:data-pilot-member table:name="26769" table:display="true" table:show-details="true"/>
                <table:data-pilot-member table:name="26797" table:display="true" table:show-details="true"/>
                <table:data-pilot-member table:name="26799" table:display="true" table:show-details="true"/>
                <table:data-pilot-member table:name="26801" table:display="true" table:show-details="true"/>
                <table:data-pilot-member table:name="26821" table:display="true" table:show-details="true"/>
                <table:data-pilot-member table:name="26829" table:display="true" table:show-details="true"/>
                <table:data-pilot-member table:name="26845" table:display="true" table:show-details="true"/>
                <table:data-pilot-member table:name="26854" table:display="true" table:show-details="true"/>
                <table:data-pilot-member table:name="26894" table:display="true" table:show-details="true"/>
                <table:data-pilot-member table:name="26900" table:display="true" table:show-details="true"/>
                <table:data-pilot-member table:name="26937" table:display="true" table:show-details="true"/>
                <table:data-pilot-member table:name="26947" table:display="true" table:show-details="true"/>
                <table:data-pilot-member table:name="26960" table:display="true" table:show-details="true"/>
                <table:data-pilot-member table:name="26970" table:display="true" table:show-details="true"/>
                <table:data-pilot-member table:name="26973" table:display="true" table:show-details="true"/>
                <table:data-pilot-member table:name="26980" table:display="true" table:show-details="true"/>
                <table:data-pilot-member table:name="26987" table:display="true" table:show-details="true"/>
                <table:data-pilot-member table:name="26990" table:display="true" table:show-details="true"/>
                <table:data-pilot-member table:name="26993" table:display="true" table:show-details="true"/>
                <table:data-pilot-member table:name="26994" table:display="true" table:show-details="true"/>
                <table:data-pilot-member table:name="27007" table:display="true" table:show-details="true"/>
                <table:data-pilot-member table:name="27008" table:display="true" table:show-details="true"/>
                <table:data-pilot-member table:name="27015" table:display="true" table:show-details="true"/>
                <table:data-pilot-member table:name="27017" table:display="true" table:show-details="true"/>
                <table:data-pilot-member table:name="27031" table:display="true" table:show-details="true"/>
                <table:data-pilot-member table:name="27038" table:display="true" table:show-details="true"/>
                <table:data-pilot-member table:name="27053" table:display="true" table:show-details="true"/>
                <table:data-pilot-member table:name="27059" table:display="true" table:show-details="true"/>
                <table:data-pilot-member table:name="27070" table:display="true" table:show-details="true"/>
                <table:data-pilot-member table:name="27073" table:display="true" table:show-details="true"/>
                <table:data-pilot-member table:name="27090" table:display="true" table:show-details="true"/>
                <table:data-pilot-member table:name="27094" table:display="true" table:show-details="true"/>
                <table:data-pilot-member table:name="27104" table:display="true" table:show-details="true"/>
                <table:data-pilot-member table:name="27106" table:display="true" table:show-details="true"/>
                <table:data-pilot-member table:name="27111" table:display="true" table:show-details="true"/>
                <table:data-pilot-member table:name="27116" table:display="true" table:show-details="true"/>
                <table:data-pilot-member table:name="27121" table:display="true" table:show-details="true"/>
                <table:data-pilot-member table:name="27124" table:display="true" table:show-details="true"/>
                <table:data-pilot-member table:name="27129" table:display="true" table:show-details="true"/>
                <table:data-pilot-member table:name="27131" table:display="true" table:show-details="true"/>
                <table:data-pilot-member table:name="27139" table:display="true" table:show-details="true"/>
                <table:data-pilot-member table:name="27143" table:display="true" table:show-details="true"/>
                <table:data-pilot-member table:name="27146" table:display="true" table:show-details="true"/>
                <table:data-pilot-member table:name="27149" table:display="true" table:show-details="true"/>
                <table:data-pilot-member table:name="27155" table:display="true" table:show-details="true"/>
                <table:data-pilot-member table:name="27160" table:display="true" table:show-details="true"/>
                <table:data-pilot-member table:name="27169" table:display="true" table:show-details="true"/>
                <table:data-pilot-member table:name="27172" table:display="true" table:show-details="true"/>
                <table:data-pilot-member table:name="27177" table:display="true" table:show-details="true"/>
                <table:data-pilot-member table:name="27181" table:display="true" table:show-details="true"/>
                <table:data-pilot-member table:name="27183" table:display="true" table:show-details="true"/>
                <table:data-pilot-member table:name="27196" table:display="true" table:show-details="true"/>
                <table:data-pilot-member table:name="27201" table:display="true" table:show-details="true"/>
                <table:data-pilot-member table:name="27207" table:display="true" table:show-details="true"/>
                <table:data-pilot-member table:name="27212" table:display="true" table:show-details="true"/>
                <table:data-pilot-member table:name="27220" table:display="true" table:show-details="true"/>
                <table:data-pilot-member table:name="27221" table:display="true" table:show-details="true"/>
                <table:data-pilot-member table:name="27229" table:display="true" table:show-details="true"/>
                <table:data-pilot-member table:name="27235" table:display="true" table:show-details="true"/>
                <table:data-pilot-member table:name="27240" table:display="true" table:show-details="true"/>
                <table:data-pilot-member table:name="27253" table:display="true" table:show-details="true"/>
                <table:data-pilot-member table:name="27257" table:display="true" table:show-details="true"/>
                <table:data-pilot-member table:name="27259" table:display="true" table:show-details="true"/>
                <table:data-pilot-member table:name="27267" table:display="true" table:show-details="true"/>
                <table:data-pilot-member table:name="27278" table:display="true" table:show-details="true"/>
                <table:data-pilot-member table:name="27284" table:display="true" table:show-details="true"/>
                <table:data-pilot-member table:name="27291" table:display="true" table:show-details="true"/>
                <table:data-pilot-member table:name="27297" table:display="true" table:show-details="true"/>
                <table:data-pilot-member table:name="27298" table:display="true" table:show-details="true"/>
                <table:data-pilot-member table:name="27305" table:display="true" table:show-details="true"/>
                <table:data-pilot-member table:name="27307" table:display="true" table:show-details="true"/>
                <table:data-pilot-member table:name="27311" table:display="true" table:show-details="true"/>
                <table:data-pilot-member table:name="27318" table:display="true" table:show-details="true"/>
                <table:data-pilot-member table:name="27323" table:display="true" table:show-details="true"/>
                <table:data-pilot-member table:name="27330" table:display="true" table:show-details="true"/>
                <table:data-pilot-member table:name="27334" table:display="true" table:show-details="true"/>
                <table:data-pilot-member table:name="27335" table:display="true" table:show-details="true"/>
                <table:data-pilot-member table:name="27343" table:display="true" table:show-details="true"/>
                <table:data-pilot-member table:name="27349" table:display="true" table:show-details="true"/>
                <table:data-pilot-member table:name="27358" table:display="true" table:show-details="true"/>
                <table:data-pilot-member table:name="27364" table:display="true" table:show-details="true"/>
                <table:data-pilot-member table:name="27367" table:display="true" table:show-details="true"/>
                <table:data-pilot-member table:name="27388" table:display="true" table:show-details="true"/>
                <table:data-pilot-member table:name="27393" table:display="true" table:show-details="true"/>
                <table:data-pilot-member table:name="27395" table:display="true" table:show-details="true"/>
                <table:data-pilot-member table:name="27396" table:display="true" table:show-details="true"/>
                <table:data-pilot-member table:name="27398" table:display="true" table:show-details="true"/>
                <table:data-pilot-member table:name="27412" table:display="true" table:show-details="true"/>
                <table:data-pilot-member table:name="27414" table:display="true" table:show-details="true"/>
                <table:data-pilot-member table:name="27417" table:display="true" table:show-details="true"/>
                <table:data-pilot-member table:name="27419" table:display="true" table:show-details="true"/>
                <table:data-pilot-member table:name="27431" table:display="true" table:show-details="true"/>
                <table:data-pilot-member table:name="27437" table:display="true" table:show-details="true"/>
                <table:data-pilot-member table:name="27454" table:display="true" table:show-details="true"/>
                <table:data-pilot-member table:name="27460" table:display="true" table:show-details="true"/>
                <table:data-pilot-member table:name="27461" table:display="true" table:show-details="true"/>
                <table:data-pilot-member table:name="27482" table:display="true" table:show-details="true"/>
                <table:data-pilot-member table:name="27509" table:display="true" table:show-details="true"/>
                <table:data-pilot-member table:name="27514" table:display="true" table:show-details="true"/>
                <table:data-pilot-member table:name="27516" table:display="true" table:show-details="true"/>
                <table:data-pilot-member table:name="27533" table:display="true" table:show-details="true"/>
                <table:data-pilot-member table:name="27534" table:display="true" table:show-details="true"/>
                <table:data-pilot-member table:name="27548" table:display="true" table:show-details="true"/>
                <table:data-pilot-member table:name="27568" table:display="true" table:show-details="true"/>
                <table:data-pilot-member table:name="27576" table:display="true" table:show-details="true"/>
                <table:data-pilot-member table:name="27581" table:display="true" table:show-details="true"/>
                <table:data-pilot-member table:name="27589" table:display="true" table:show-details="true"/>
                <table:data-pilot-member table:name="27593" table:display="true" table:show-details="true"/>
                <table:data-pilot-member table:name="27598" table:display="true" table:show-details="true"/>
                <table:data-pilot-member table:name="27606" table:display="true" table:show-details="true"/>
                <table:data-pilot-member table:name="27614" table:display="true" table:show-details="true"/>
                <table:data-pilot-member table:name="27625" table:display="true" table:show-details="true"/>
                <table:data-pilot-member table:name="27627" table:display="true" table:show-details="true"/>
                <table:data-pilot-member table:name="27629" table:display="true" table:show-details="true"/>
                <table:data-pilot-member table:name="27631" table:display="true" table:show-details="true"/>
                <table:data-pilot-member table:name="27635" table:display="true" table:show-details="true"/>
                <table:data-pilot-member table:name="27647" table:display="true" table:show-details="true"/>
                <table:data-pilot-member table:name="27658" table:display="true" table:show-details="true"/>
                <table:data-pilot-member table:name="27662" table:display="true" table:show-details="true"/>
                <table:data-pilot-member table:name="27675" table:display="true" table:show-details="true"/>
                <table:data-pilot-member table:name="27677" table:display="true" table:show-details="true"/>
                <table:data-pilot-member table:name="27707" table:display="true" table:show-details="true"/>
                <table:data-pilot-member table:name="27708" table:display="true" table:show-details="true"/>
                <table:data-pilot-member table:name="27733" table:display="true" table:show-details="true"/>
                <table:data-pilot-member table:name="27743" table:display="true" table:show-details="true"/>
                <table:data-pilot-member table:name="27748" table:display="true" table:show-details="true"/>
                <table:data-pilot-member table:name="27760" table:display="true" table:show-details="true"/>
                <table:data-pilot-member table:name="27770" table:display="true" table:show-details="true"/>
                <table:data-pilot-member table:name="27777" table:display="true" table:show-details="true"/>
                <table:data-pilot-member table:name="27784" table:display="true" table:show-details="true"/>
                <table:data-pilot-member table:name="27793" table:display="true" table:show-details="true"/>
                <table:data-pilot-member table:name="27795" table:display="true" table:show-details="true"/>
                <table:data-pilot-member table:name="27803" table:display="true" table:show-details="true"/>
                <table:data-pilot-member table:name="27804" table:display="true" table:show-details="true"/>
                <table:data-pilot-member table:name="27806" table:display="true" table:show-details="true"/>
                <table:data-pilot-member table:name="27811" table:display="true" table:show-details="true"/>
                <table:data-pilot-member table:name="27814" table:display="true" table:show-details="true"/>
                <table:data-pilot-member table:name="27825" table:display="true" table:show-details="true"/>
                <table:data-pilot-member table:name="27839" table:display="true" table:show-details="true"/>
                <table:data-pilot-member table:name="27845" table:display="true" table:show-details="true"/>
                <table:data-pilot-member table:name="27855" table:display="true" table:show-details="true"/>
                <table:data-pilot-member table:name="27866" table:display="true" table:show-details="true"/>
                <table:data-pilot-member table:name="27868" table:display="true" table:show-details="true"/>
                <table:data-pilot-member table:name="27882" table:display="true" table:show-details="true"/>
                <table:data-pilot-member table:name="27891" table:display="true" table:show-details="true"/>
                <table:data-pilot-member table:name="27934" table:display="true" table:show-details="true"/>
                <table:data-pilot-member table:name="27940" table:display="true" table:show-details="true"/>
                <table:data-pilot-member table:name="27985" table:display="true" table:show-details="true"/>
                <table:data-pilot-member table:name="27989" table:display="true" table:show-details="true"/>
                <table:data-pilot-member table:name="27993" table:display="true" table:show-details="true"/>
                <table:data-pilot-member table:name="28004" table:display="true" table:show-details="true"/>
                <table:data-pilot-member table:name="28013" table:display="true" table:show-details="true"/>
                <table:data-pilot-member table:name="28018" table:display="true" table:show-details="true"/>
                <table:data-pilot-member table:name="28021" table:display="true" table:show-details="true"/>
                <table:data-pilot-member table:name="28036" table:display="true" table:show-details="true"/>
                <table:data-pilot-member table:name="28048" table:display="true" table:show-details="true"/>
                <table:data-pilot-member table:name="28055" table:display="true" table:show-details="true"/>
                <table:data-pilot-member table:name="28057" table:display="true" table:show-details="true"/>
                <table:data-pilot-member table:name="28059" table:display="true" table:show-details="true"/>
                <table:data-pilot-member table:name="28080" table:display="true" table:show-details="true"/>
                <table:data-pilot-member table:name="28086" table:display="true" table:show-details="true"/>
                <table:data-pilot-member table:name="28089" table:display="true" table:show-details="true"/>
                <table:data-pilot-member table:name="28092" table:display="true" table:show-details="true"/>
                <table:data-pilot-member table:name="28093" table:display="true" table:show-details="true"/>
                <table:data-pilot-member table:name="28095" table:display="true" table:show-details="true"/>
                <table:data-pilot-member table:name="28099" table:display="true" table:show-details="true"/>
                <table:data-pilot-member table:name="28100" table:display="true" table:show-details="true"/>
                <table:data-pilot-member table:name="28105" table:display="true" table:show-details="true"/>
                <table:data-pilot-member table:name="28114" table:display="true" table:show-details="true"/>
                <table:data-pilot-member table:name="28115" table:display="true" table:show-details="true"/>
                <table:data-pilot-member table:name="28119" table:display="true" table:show-details="true"/>
                <table:data-pilot-member table:name="28133" table:display="true" table:show-details="true"/>
                <table:data-pilot-member table:name="28160" table:display="true" table:show-details="true"/>
                <table:data-pilot-member table:name="28167" table:display="true" table:show-details="true"/>
                <table:data-pilot-member table:name="28173" table:display="true" table:show-details="true"/>
                <table:data-pilot-member table:name="28182" table:display="true" table:show-details="true"/>
                <table:data-pilot-member table:name="28183" table:display="true" table:show-details="true"/>
                <table:data-pilot-member table:name="28197" table:display="true" table:show-details="true"/>
                <table:data-pilot-member table:name="28201" table:display="true" table:show-details="true"/>
                <table:data-pilot-member table:name="28204" table:display="true" table:show-details="true"/>
                <table:data-pilot-member table:name="28209" table:display="true" table:show-details="true"/>
                <table:data-pilot-member table:name="28215" table:display="true" table:show-details="true"/>
                <table:data-pilot-member table:name="28225" table:display="true" table:show-details="true"/>
                <table:data-pilot-member table:name="28244" table:display="true" table:show-details="true"/>
                <table:data-pilot-member table:name="28246" table:display="true" table:show-details="true"/>
                <table:data-pilot-member table:name="28247" table:display="true" table:show-details="true"/>
                <table:data-pilot-member table:name="28250" table:display="true" table:show-details="true"/>
                <table:data-pilot-member table:name="28261" table:display="true" table:show-details="true"/>
                <table:data-pilot-member table:name="28264" table:display="true" table:show-details="true"/>
                <table:data-pilot-member table:name="28272" table:display="true" table:show-details="true"/>
                <table:data-pilot-member table:name="28281" table:display="true" table:show-details="true"/>
                <table:data-pilot-member table:name="28290" table:display="true" table:show-details="true"/>
                <table:data-pilot-member table:name="28303" table:display="true" table:show-details="true"/>
                <table:data-pilot-member table:name="28304" table:display="true" table:show-details="true"/>
                <table:data-pilot-member table:name="28306" table:display="true" table:show-details="true"/>
                <table:data-pilot-member table:name="28314" table:display="true" table:show-details="true"/>
                <table:data-pilot-member table:name="28337" table:display="true" table:show-details="true"/>
                <table:data-pilot-member table:name="28344" table:display="true" table:show-details="true"/>
                <table:data-pilot-member table:name="28346" table:display="true" table:show-details="true"/>
                <table:data-pilot-member table:name="28350" table:display="true" table:show-details="true"/>
                <table:data-pilot-member table:name="28357" table:display="true" table:show-details="true"/>
                <table:data-pilot-member table:name="28360" table:display="true" table:show-details="true"/>
                <table:data-pilot-member table:name="28364" table:display="true" table:show-details="true"/>
                <table:data-pilot-member table:name="28365" table:display="true" table:show-details="true"/>
                <table:data-pilot-member table:name="28374" table:display="true" table:show-details="true"/>
                <table:data-pilot-member table:name="28382" table:display="true" table:show-details="true"/>
                <table:data-pilot-member table:name="28397" table:display="true" table:show-details="true"/>
                <table:data-pilot-member table:name="28430" table:display="true" table:show-details="true"/>
                <table:data-pilot-member table:name="28439" table:display="true" table:show-details="true"/>
                <table:data-pilot-member table:name="28446" table:display="true" table:show-details="true"/>
                <table:data-pilot-member table:name="28456" table:display="true" table:show-details="true"/>
                <table:data-pilot-member table:name="28461" table:display="true" table:show-details="true"/>
                <table:data-pilot-member table:name="28468" table:display="true" table:show-details="true"/>
                <table:data-pilot-member table:name="28472" table:display="true" table:show-details="true"/>
                <table:data-pilot-member table:name="28478" table:display="true" table:show-details="true"/>
                <table:data-pilot-member table:name="28493" table:display="true" table:show-details="true"/>
                <table:data-pilot-member table:name="28495" table:display="true" table:show-details="true"/>
                <table:data-pilot-member table:name="28521" table:display="true" table:show-details="true"/>
                <table:data-pilot-member table:name="28522" table:display="true" table:show-details="true"/>
                <table:data-pilot-member table:name="28526" table:display="true" table:show-details="true"/>
                <table:data-pilot-member table:name="28531" table:display="true" table:show-details="true"/>
                <table:data-pilot-member table:name="28540" table:display="true" table:show-details="true"/>
                <table:data-pilot-member table:name="28546" table:display="true" table:show-details="true"/>
                <table:data-pilot-member table:name="28547" table:display="true" table:show-details="true"/>
                <table:data-pilot-member table:name="28550" table:display="true" table:show-details="true"/>
                <table:data-pilot-member table:name="28558" table:display="true" table:show-details="true"/>
                <table:data-pilot-member table:name="28570" table:display="true" table:show-details="true"/>
                <table:data-pilot-member table:name="28571" table:display="true" table:show-details="true"/>
                <table:data-pilot-member table:name="28579" table:display="true" table:show-details="true"/>
                <table:data-pilot-member table:name="28580" table:display="true" table:show-details="true"/>
                <table:data-pilot-member table:name="28595" table:display="true" table:show-details="true"/>
                <table:data-pilot-member table:name="28596" table:display="true" table:show-details="true"/>
                <table:data-pilot-member table:name="28606" table:display="true" table:show-details="true"/>
                <table:data-pilot-member table:name="28625" table:display="true" table:show-details="true"/>
                <table:data-pilot-member table:name="28629" table:display="true" table:show-details="true"/>
                <table:data-pilot-member table:name="28633" table:display="true" table:show-details="true"/>
                <table:data-pilot-member table:name="28635" table:display="true" table:show-details="true"/>
                <table:data-pilot-member table:name="28636" table:display="true" table:show-details="true"/>
                <table:data-pilot-member table:name="28637" table:display="true" table:show-details="true"/>
                <table:data-pilot-member table:name="28645" table:display="true" table:show-details="true"/>
                <table:data-pilot-member table:name="28648" table:display="true" table:show-details="true"/>
                <table:data-pilot-member table:name="28650" table:display="true" table:show-details="true"/>
                <table:data-pilot-member table:name="28651" table:display="true" table:show-details="true"/>
                <table:data-pilot-member table:name="28652" table:display="true" table:show-details="true"/>
                <table:data-pilot-member table:name="28655" table:display="true" table:show-details="true"/>
                <table:data-pilot-member table:name="28681" table:display="true" table:show-details="true"/>
                <table:data-pilot-member table:name="28693" table:display="true" table:show-details="true"/>
                <table:data-pilot-member table:name="28696" table:display="true" table:show-details="true"/>
                <table:data-pilot-member table:name="28703" table:display="true" table:show-details="true"/>
                <table:data-pilot-member table:name="28704" table:display="true" table:show-details="true"/>
                <table:data-pilot-member table:name="28706" table:display="true" table:show-details="true"/>
                <table:data-pilot-member table:name="28715" table:display="true" table:show-details="true"/>
                <table:data-pilot-member table:name="28725" table:display="true" table:show-details="true"/>
                <table:data-pilot-member table:name="28727" table:display="true" table:show-details="true"/>
                <table:data-pilot-member table:name="28744" table:display="true" table:show-details="true"/>
                <table:data-pilot-member table:name="28750" table:display="true" table:show-details="true"/>
                <table:data-pilot-member table:name="28751" table:display="true" table:show-details="true"/>
                <table:data-pilot-member table:name="28752" table:display="true" table:show-details="true"/>
                <table:data-pilot-member table:name="28756" table:display="true" table:show-details="true"/>
                <table:data-pilot-member table:name="28762" table:display="true" table:show-details="true"/>
                <table:data-pilot-member table:name="28769" table:display="true" table:show-details="true"/>
                <table:data-pilot-member table:name="28772" table:display="true" table:show-details="true"/>
                <table:data-pilot-member table:name="28774" table:display="true" table:show-details="true"/>
                <table:data-pilot-member table:name="28776" table:display="true" table:show-details="true"/>
                <table:data-pilot-member table:name="28783" table:display="true" table:show-details="true"/>
                <table:data-pilot-member table:name="28786" table:display="true" table:show-details="true"/>
                <table:data-pilot-member table:name="28795" table:display="true" table:show-details="true"/>
                <table:data-pilot-member table:name="28799" table:display="true" table:show-details="true"/>
                <table:data-pilot-member table:name="28804" table:display="true" table:show-details="true"/>
                <table:data-pilot-member table:name="28817" table:display="true" table:show-details="true"/>
                <table:data-pilot-member table:name="28823" table:display="true" table:show-details="true"/>
                <table:data-pilot-member table:name="28828" table:display="true" table:show-details="true"/>
                <table:data-pilot-member table:name="28837" table:display="true" table:show-details="true"/>
                <table:data-pilot-member table:name="28850" table:display="true" table:show-details="true"/>
                <table:data-pilot-member table:name="28859" table:display="true" table:show-details="true"/>
                <table:data-pilot-member table:name="28879" table:display="true" table:show-details="true"/>
                <table:data-pilot-member table:name="28881" table:display="true" table:show-details="true"/>
                <table:data-pilot-member table:name="28885" table:display="true" table:show-details="true"/>
                <table:data-pilot-member table:name="28887" table:display="true" table:show-details="true"/>
                <table:data-pilot-member table:name="28891" table:display="true" table:show-details="true"/>
                <table:data-pilot-member table:name="28893" table:display="true" table:show-details="true"/>
                <table:data-pilot-member table:name="28894" table:display="true" table:show-details="true"/>
                <table:data-pilot-member table:name="28899" table:display="true" table:show-details="true"/>
                <table:data-pilot-member table:name="28904" table:display="true" table:show-details="true"/>
                <table:data-pilot-member table:name="28927" table:display="true" table:show-details="true"/>
                <table:data-pilot-member table:name="28931" table:display="true" table:show-details="true"/>
                <table:data-pilot-member table:name="28939" table:display="true" table:show-details="true"/>
                <table:data-pilot-member table:name="28941" table:display="true" table:show-details="true"/>
                <table:data-pilot-member table:name="28959" table:display="true" table:show-details="true"/>
                <table:data-pilot-member table:name="28976" table:display="true" table:show-details="true"/>
                <table:data-pilot-member table:name="28982" table:display="true" table:show-details="true"/>
                <table:data-pilot-member table:name="28987" table:display="true" table:show-details="true"/>
                <table:data-pilot-member table:name="28989" table:display="true" table:show-details="true"/>
                <table:data-pilot-member table:name="28996" table:display="true" table:show-details="true"/>
                <table:data-pilot-member table:name="28998" table:display="true" table:show-details="true"/>
                <table:data-pilot-member table:name="29024" table:display="true" table:show-details="true"/>
                <table:data-pilot-member table:name="29036" table:display="true" table:show-details="true"/>
                <table:data-pilot-member table:name="29057" table:display="true" table:show-details="true"/>
                <table:data-pilot-member table:name="29063" table:display="true" table:show-details="true"/>
                <table:data-pilot-member table:name="29070" table:display="true" table:show-details="true"/>
                <table:data-pilot-member table:name="29083" table:display="true" table:show-details="true"/>
                <table:data-pilot-member table:name="29104" table:display="true" table:show-details="true"/>
                <table:data-pilot-member table:name="29106" table:display="true" table:show-details="true"/>
                <table:data-pilot-member table:name="29107" table:display="true" table:show-details="true"/>
                <table:data-pilot-member table:name="29110" table:display="true" table:show-details="true"/>
                <table:data-pilot-member table:name="29119" table:display="true" table:show-details="true"/>
                <table:data-pilot-member table:name="29120" table:display="true" table:show-details="true"/>
                <table:data-pilot-member table:name="29122" table:display="true" table:show-details="true"/>
                <table:data-pilot-member table:name="29128" table:display="true" table:show-details="true"/>
                <table:data-pilot-member table:name="29135" table:display="true" table:show-details="true"/>
                <table:data-pilot-member table:name="29137" table:display="true" table:show-details="true"/>
                <table:data-pilot-member table:name="29145" table:display="true" table:show-details="true"/>
                <table:data-pilot-member table:name="29152" table:display="true" table:show-details="true"/>
                <table:data-pilot-member table:name="29155" table:display="true" table:show-details="true"/>
                <table:data-pilot-member table:name="29161" table:display="true" table:show-details="true"/>
                <table:data-pilot-member table:name="29162" table:display="true" table:show-details="true"/>
                <table:data-pilot-member table:name="29172" table:display="true" table:show-details="true"/>
                <table:data-pilot-member table:name="29173" table:display="true" table:show-details="true"/>
                <table:data-pilot-member table:name="29178" table:display="true" table:show-details="true"/>
                <table:data-pilot-member table:name="29184" table:display="true" table:show-details="true"/>
                <table:data-pilot-member table:name="29195" table:display="true" table:show-details="true"/>
                <table:data-pilot-member table:name="29204" table:display="true" table:show-details="true"/>
                <table:data-pilot-member table:name="29207" table:display="true" table:show-details="true"/>
                <table:data-pilot-member table:name="29214" table:display="true" table:show-details="true"/>
                <table:data-pilot-member table:name="29225" table:display="true" table:show-details="true"/>
                <table:data-pilot-member table:name="29229" table:display="true" table:show-details="true"/>
                <table:data-pilot-member table:name="29233" table:display="true" table:show-details="true"/>
                <table:data-pilot-member table:name="29241" table:display="true" table:show-details="true"/>
                <table:data-pilot-member table:name="29259" table:display="true" table:show-details="true"/>
                <table:data-pilot-member table:name="29265" table:display="true" table:show-details="true"/>
                <table:data-pilot-member table:name="29272" table:display="true" table:show-details="true"/>
                <table:data-pilot-member table:name="29273" table:display="true" table:show-details="true"/>
                <table:data-pilot-member table:name="29275" table:display="true" table:show-details="true"/>
                <table:data-pilot-member table:name="29277" table:display="true" table:show-details="true"/>
                <table:data-pilot-member table:name="29284" table:display="true" table:show-details="true"/>
                <table:data-pilot-member table:name="29299" table:display="true" table:show-details="true"/>
                <table:data-pilot-member table:name="29300" table:display="true" table:show-details="true"/>
                <table:data-pilot-member table:name="29311" table:display="true" table:show-details="true"/>
                <table:data-pilot-member table:name="29315" table:display="true" table:show-details="true"/>
                <table:data-pilot-member table:name="29319" table:display="true" table:show-details="true"/>
                <table:data-pilot-member table:name="29332" table:display="true" table:show-details="true"/>
                <table:data-pilot-member table:name="29336" table:display="true" table:show-details="true"/>
                <table:data-pilot-member table:name="29352" table:display="true" table:show-details="true"/>
                <table:data-pilot-member table:name="29356" table:display="true" table:show-details="true"/>
                <table:data-pilot-member table:name="29369" table:display="true" table:show-details="true"/>
                <table:data-pilot-member table:name="29371" table:display="true" table:show-details="true"/>
                <table:data-pilot-member table:name="29373" table:display="true" table:show-details="true"/>
                <table:data-pilot-member table:name="29376" table:display="true" table:show-details="true"/>
                <table:data-pilot-member table:name="29390" table:display="true" table:show-details="true"/>
                <table:data-pilot-member table:name="29393" table:display="true" table:show-details="true"/>
                <table:data-pilot-member table:name="29402" table:display="true" table:show-details="true"/>
                <table:data-pilot-member table:name="29421" table:display="true" table:show-details="true"/>
                <table:data-pilot-member table:name="29430" table:display="true" table:show-details="true"/>
                <table:data-pilot-member table:name="29431" table:display="true" table:show-details="true"/>
                <table:data-pilot-member table:name="29436" table:display="true" table:show-details="true"/>
                <table:data-pilot-member table:name="29459" table:display="true" table:show-details="true"/>
                <table:data-pilot-member table:name="29464" table:display="true" table:show-details="true"/>
                <table:data-pilot-member table:name="29471" table:display="true" table:show-details="true"/>
                <table:data-pilot-member table:name="29473" table:display="true" table:show-details="true"/>
                <table:data-pilot-member table:name="29481" table:display="true" table:show-details="true"/>
                <table:data-pilot-member table:name="29483" table:display="true" table:show-details="true"/>
                <table:data-pilot-member table:name="29487" table:display="true" table:show-details="true"/>
                <table:data-pilot-member table:name="29491" table:display="true" table:show-details="true"/>
                <table:data-pilot-member table:name="29494" table:display="true" table:show-details="true"/>
                <table:data-pilot-member table:name="29517" table:display="true" table:show-details="true"/>
                <table:data-pilot-member table:name="29553" table:display="true" table:show-details="true"/>
                <table:data-pilot-member table:name="29579" table:display="true" table:show-details="true"/>
                <table:data-pilot-member table:name="29585" table:display="true" table:show-details="true"/>
                <table:data-pilot-member table:name="29588" table:display="true" table:show-details="true"/>
                <table:data-pilot-member table:name="29591" table:display="true" table:show-details="true"/>
                <table:data-pilot-member table:name="29597" table:display="true" table:show-details="true"/>
                <table:data-pilot-member table:name="29598" table:display="true" table:show-details="true"/>
                <table:data-pilot-member table:name="29619" table:display="true" table:show-details="true"/>
                <table:data-pilot-member table:name="29639" table:display="true" table:show-details="true"/>
                <table:data-pilot-member table:name="29644" table:display="true" table:show-details="true"/>
                <table:data-pilot-member table:name="29649" table:display="true" table:show-details="true"/>
                <table:data-pilot-member table:name="29655" table:display="true" table:show-details="true"/>
                <table:data-pilot-member table:name="29660" table:display="true" table:show-details="true"/>
                <table:data-pilot-member table:name="29664" table:display="true" table:show-details="true"/>
                <table:data-pilot-member table:name="29673" table:display="true" table:show-details="true"/>
                <table:data-pilot-member table:name="29680" table:display="true" table:show-details="true"/>
                <table:data-pilot-member table:name="29685" table:display="true" table:show-details="true"/>
                <table:data-pilot-member table:name="29721" table:display="true" table:show-details="true"/>
                <table:data-pilot-member table:name="29737" table:display="true" table:show-details="true"/>
                <table:data-pilot-member table:name="29743" table:display="true" table:show-details="true"/>
                <table:data-pilot-member table:name="29744" table:display="true" table:show-details="true"/>
                <table:data-pilot-member table:name="29749" table:display="true" table:show-details="true"/>
                <table:data-pilot-member table:name="29767" table:display="true" table:show-details="true"/>
                <table:data-pilot-member table:name="29771" table:display="true" table:show-details="true"/>
                <table:data-pilot-member table:name="29791" table:display="true" table:show-details="true"/>
                <table:data-pilot-member table:name="29825" table:display="true" table:show-details="true"/>
                <table:data-pilot-member table:name="29836" table:display="true" table:show-details="true"/>
                <table:data-pilot-member table:name="29841" table:display="true" table:show-details="true"/>
                <table:data-pilot-member table:name="29844" table:display="true" table:show-details="true"/>
                <table:data-pilot-member table:name="29847" table:display="true" table:show-details="true"/>
                <table:data-pilot-member table:name="29889" table:display="true" table:show-details="true"/>
                <table:data-pilot-member table:name="29900" table:display="true" table:show-details="true"/>
                <table:data-pilot-member table:name="29901" table:display="true" table:show-details="true"/>
                <table:data-pilot-member table:name="29902" table:display="true" table:show-details="true"/>
                <table:data-pilot-member table:name="29920" table:display="true" table:show-details="true"/>
                <table:data-pilot-member table:name="29924" table:display="true" table:show-details="true"/>
                <table:data-pilot-member table:name="29927" table:display="true" table:show-details="true"/>
                <table:data-pilot-member table:name="29938" table:display="true" table:show-details="true"/>
                <table:data-pilot-member table:name="29942" table:display="true" table:show-details="true"/>
                <table:data-pilot-member table:name="29952" table:display="true" table:show-details="true"/>
                <table:data-pilot-member table:name="29957" table:display="true" table:show-details="true"/>
                <table:data-pilot-member table:name="29963" table:display="true" table:show-details="true"/>
                <table:data-pilot-member table:name="29973" table:display="true" table:show-details="true"/>
                <table:data-pilot-member table:name="29976" table:display="true" table:show-details="true"/>
                <table:data-pilot-member table:name="29991" table:display="true" table:show-details="true"/>
                <table:data-pilot-member table:name="29993" table:display="true" table:show-details="true"/>
                <table:data-pilot-member table:name="29994" table:display="true" table:show-details="true"/>
                <table:data-pilot-member table:name="30008" table:display="true" table:show-details="true"/>
                <table:data-pilot-member table:name="30012" table:display="true" table:show-details="true"/>
                <table:data-pilot-member table:name="30013" table:display="true" table:show-details="true"/>
                <table:data-pilot-member table:name="30016" table:display="true" table:show-details="true"/>
                <table:data-pilot-member table:name="30025" table:display="true" table:show-details="true"/>
                <table:data-pilot-member table:name="30027" table:display="true" table:show-details="true"/>
                <table:data-pilot-member table:name="30028" table:display="true" table:show-details="true"/>
                <table:data-pilot-member table:name="30035" table:display="true" table:show-details="true"/>
                <table:data-pilot-member table:name="30045" table:display="true" table:show-details="true"/>
                <table:data-pilot-member table:name="30057" table:display="true" table:show-details="true"/>
                <table:data-pilot-member table:name="30060" table:display="true" table:show-details="true"/>
                <table:data-pilot-member table:name="30064" table:display="true" table:show-details="true"/>
                <table:data-pilot-member table:name="30083" table:display="true" table:show-details="true"/>
                <table:data-pilot-member table:name="30092" table:display="true" table:show-details="true"/>
                <table:data-pilot-member table:name="30095" table:display="true" table:show-details="true"/>
                <table:data-pilot-member table:name="30104" table:display="true" table:show-details="true"/>
                <table:data-pilot-member table:name="30108" table:display="true" table:show-details="true"/>
                <table:data-pilot-member table:name="30117" table:display="true" table:show-details="true"/>
                <table:data-pilot-member table:name="30130" table:display="true" table:show-details="true"/>
                <table:data-pilot-member table:name="30132" table:display="true" table:show-details="true"/>
                <table:data-pilot-member table:name="30133" table:display="true" table:show-details="true"/>
                <table:data-pilot-member table:name="30138" table:display="true" table:show-details="true"/>
                <table:data-pilot-member table:name="30158" table:display="true" table:show-details="true"/>
                <table:data-pilot-member table:name="30160" table:display="true" table:show-details="true"/>
                <table:data-pilot-member table:name="30168" table:display="true" table:show-details="true"/>
                <table:data-pilot-member table:name="30172" table:display="true" table:show-details="true"/>
                <table:data-pilot-member table:name="30174" table:display="true" table:show-details="true"/>
                <table:data-pilot-member table:name="30178" table:display="true" table:show-details="true"/>
                <table:data-pilot-member table:name="30180" table:display="true" table:show-details="true"/>
                <table:data-pilot-member table:name="30185" table:display="true" table:show-details="true"/>
                <table:data-pilot-member table:name="30187" table:display="true" table:show-details="true"/>
                <table:data-pilot-member table:name="30193" table:display="true" table:show-details="true"/>
                <table:data-pilot-member table:name="30197" table:display="true" table:show-details="true"/>
                <table:data-pilot-member table:name="30198" table:display="true" table:show-details="true"/>
                <table:data-pilot-member table:name="30206" table:display="true" table:show-details="true"/>
                <table:data-pilot-member table:name="30218" table:display="true" table:show-details="true"/>
                <table:data-pilot-member table:name="30223" table:display="true" table:show-details="true"/>
                <table:data-pilot-member table:name="30241" table:display="true" table:show-details="true"/>
                <table:data-pilot-member table:name="30255" table:display="true" table:show-details="true"/>
                <table:data-pilot-member table:name="30264" table:display="true" table:show-details="true"/>
                <table:data-pilot-member table:name="30269" table:display="true" table:show-details="true"/>
                <table:data-pilot-member table:name="30272" table:display="true" table:show-details="true"/>
                <table:data-pilot-member table:name="30274" table:display="true" table:show-details="true"/>
                <table:data-pilot-member table:name="30276" table:display="true" table:show-details="true"/>
                <table:data-pilot-member table:name="30286" table:display="true" table:show-details="true"/>
                <table:data-pilot-member table:name="30291" table:display="true" table:show-details="true"/>
                <table:data-pilot-member table:name="30300" table:display="true" table:show-details="true"/>
                <table:data-pilot-member table:name="30313" table:display="true" table:show-details="true"/>
                <table:data-pilot-member table:name="30314" table:display="true" table:show-details="true"/>
                <table:data-pilot-member table:name="30315" table:display="true" table:show-details="true"/>
                <table:data-pilot-member table:name="30333" table:display="true" table:show-details="true"/>
                <table:data-pilot-member table:name="30336" table:display="true" table:show-details="true"/>
                <table:data-pilot-member table:name="30344" table:display="true" table:show-details="true"/>
                <table:data-pilot-member table:name="30367" table:display="true" table:show-details="true"/>
                <table:data-pilot-member table:name="30374" table:display="true" table:show-details="true"/>
                <table:data-pilot-member table:name="30388" table:display="true" table:show-details="true"/>
                <table:data-pilot-member table:name="30398" table:display="true" table:show-details="true"/>
                <table:data-pilot-member table:name="30410" table:display="true" table:show-details="true"/>
                <table:data-pilot-member table:name="30417" table:display="true" table:show-details="true"/>
                <table:data-pilot-member table:name="30418" table:display="true" table:show-details="true"/>
                <table:data-pilot-member table:name="30426" table:display="true" table:show-details="true"/>
                <table:data-pilot-member table:name="30433" table:display="true" table:show-details="true"/>
                <table:data-pilot-member table:name="30446" table:display="true" table:show-details="true"/>
                <table:data-pilot-member table:name="30464" table:display="true" table:show-details="true"/>
                <table:data-pilot-member table:name="30466" table:display="true" table:show-details="true"/>
                <table:data-pilot-member table:name="30506" table:display="true" table:show-details="true"/>
                <table:data-pilot-member table:name="30511" table:display="true" table:show-details="true"/>
                <table:data-pilot-member table:name="30520" table:display="true" table:show-details="true"/>
                <table:data-pilot-member table:name="30532" table:display="true" table:show-details="true"/>
                <table:data-pilot-member table:name="30542" table:display="true" table:show-details="true"/>
                <table:data-pilot-member table:name="30549" table:display="true" table:show-details="true"/>
                <table:data-pilot-member table:name="30551" table:display="true" table:show-details="true"/>
                <table:data-pilot-member table:name="30559" table:display="true" table:show-details="true"/>
                <table:data-pilot-member table:name="30572" table:display="true" table:show-details="true"/>
                <table:data-pilot-member table:name="30579" table:display="true" table:show-details="true"/>
                <table:data-pilot-member table:name="30592" table:display="true" table:show-details="true"/>
                <table:data-pilot-member table:name="30593" table:display="true" table:show-details="true"/>
                <table:data-pilot-member table:name="30596" table:display="true" table:show-details="true"/>
                <table:data-pilot-member table:name="30607" table:display="true" table:show-details="true"/>
                <table:data-pilot-member table:name="30608" table:display="true" table:show-details="true"/>
                <table:data-pilot-member table:name="30612" table:display="true" table:show-details="true"/>
                <table:data-pilot-member table:name="30621" table:display="true" table:show-details="true"/>
                <table:data-pilot-member table:name="30622" table:display="true" table:show-details="true"/>
                <table:data-pilot-member table:name="30626" table:display="true" table:show-details="true"/>
                <table:data-pilot-member table:name="30627" table:display="true" table:show-details="true"/>
                <table:data-pilot-member table:name="30629" table:display="true" table:show-details="true"/>
                <table:data-pilot-member table:name="30635" table:display="true" table:show-details="true"/>
                <table:data-pilot-member table:name="30660" table:display="true" table:show-details="true"/>
                <table:data-pilot-member table:name="30670" table:display="true" table:show-details="true"/>
                <table:data-pilot-member table:name="30672" table:display="true" table:show-details="true"/>
                <table:data-pilot-member table:name="30673" table:display="true" table:show-details="true"/>
                <table:data-pilot-member table:name="30678" table:display="true" table:show-details="true"/>
                <table:data-pilot-member table:name="30683" table:display="true" table:show-details="true"/>
                <table:data-pilot-member table:name="30698" table:display="true" table:show-details="true"/>
                <table:data-pilot-member table:name="30700" table:display="true" table:show-details="true"/>
                <table:data-pilot-member table:name="30714" table:display="true" table:show-details="true"/>
                <table:data-pilot-member table:name="30718" table:display="true" table:show-details="true"/>
                <table:data-pilot-member table:name="30749" table:display="true" table:show-details="true"/>
                <table:data-pilot-member table:name="30753" table:display="true" table:show-details="true"/>
                <table:data-pilot-member table:name="30765" table:display="true" table:show-details="true"/>
                <table:data-pilot-member table:name="30768" table:display="true" table:show-details="true"/>
                <table:data-pilot-member table:name="30770" table:display="true" table:show-details="true"/>
                <table:data-pilot-member table:name="30775" table:display="true" table:show-details="true"/>
                <table:data-pilot-member table:name="30776" table:display="true" table:show-details="true"/>
                <table:data-pilot-member table:name="30777" table:display="true" table:show-details="true"/>
                <table:data-pilot-member table:name="30780" table:display="true" table:show-details="true"/>
                <table:data-pilot-member table:name="30783" table:display="true" table:show-details="true"/>
                <table:data-pilot-member table:name="30790" table:display="true" table:show-details="true"/>
                <table:data-pilot-member table:name="30794" table:display="true" table:show-details="true"/>
                <table:data-pilot-member table:name="30795" table:display="true" table:show-details="true"/>
                <table:data-pilot-member table:name="30802" table:display="true" table:show-details="true"/>
                <table:data-pilot-member table:name="30813" table:display="true" table:show-details="true"/>
                <table:data-pilot-member table:name="30814" table:display="true" table:show-details="true"/>
                <table:data-pilot-member table:name="30823" table:display="true" table:show-details="true"/>
                <table:data-pilot-member table:name="30831" table:display="true" table:show-details="true"/>
                <table:data-pilot-member table:name="30832" table:display="true" table:show-details="true"/>
                <table:data-pilot-member table:name="30837" table:display="true" table:show-details="true"/>
                <table:data-pilot-member table:name="30844" table:display="true" table:show-details="true"/>
                <table:data-pilot-member table:name="30849" table:display="true" table:show-details="true"/>
                <table:data-pilot-member table:name="30900" table:display="true" table:show-details="true"/>
                <table:data-pilot-member table:name="30902" table:display="true" table:show-details="true"/>
                <table:data-pilot-member table:name="30904" table:display="true" table:show-details="true"/>
                <table:data-pilot-member table:name="30906" table:display="true" table:show-details="true"/>
                <table:data-pilot-member table:name="30927" table:display="true" table:show-details="true"/>
                <table:data-pilot-member table:name="30928" table:display="true" table:show-details="true"/>
                <table:data-pilot-member table:name="30940" table:display="true" table:show-details="true"/>
                <table:data-pilot-member table:name="30943" table:display="true" table:show-details="true"/>
                <table:data-pilot-member table:name="30945" table:display="true" table:show-details="true"/>
                <table:data-pilot-member table:name="30957" table:display="true" table:show-details="true"/>
                <table:data-pilot-member table:name="30962" table:display="true" table:show-details="true"/>
                <table:data-pilot-member table:name="30988" table:display="true" table:show-details="true"/>
                <table:data-pilot-member table:name="30989" table:display="true" table:show-details="true"/>
                <table:data-pilot-member table:name="30990" table:display="true" table:show-details="true"/>
                <table:data-pilot-member table:name="31002" table:display="true" table:show-details="true"/>
                <table:data-pilot-member table:name="31011" table:display="true" table:show-details="true"/>
                <table:data-pilot-member table:name="31016" table:display="true" table:show-details="true"/>
                <table:data-pilot-member table:name="31027" table:display="true" table:show-details="true"/>
                <table:data-pilot-member table:name="31032" table:display="true" table:show-details="true"/>
                <table:data-pilot-member table:name="31038" table:display="true" table:show-details="true"/>
                <table:data-pilot-member table:name="31040" table:display="true" table:show-details="true"/>
                <table:data-pilot-member table:name="31045" table:display="true" table:show-details="true"/>
                <table:data-pilot-member table:name="31047" table:display="true" table:show-details="true"/>
                <table:data-pilot-member table:name="31062" table:display="true" table:show-details="true"/>
                <table:data-pilot-member table:name="31068" table:display="true" table:show-details="true"/>
                <table:data-pilot-member table:name="31070" table:display="true" table:show-details="true"/>
                <table:data-pilot-member table:name="31075" table:display="true" table:show-details="true"/>
                <table:data-pilot-member table:name="31076" table:display="true" table:show-details="true"/>
                <table:data-pilot-member table:name="31091" table:display="true" table:show-details="true"/>
                <table:data-pilot-member table:name="31093" table:display="true" table:show-details="true"/>
                <table:data-pilot-member table:name="31098" table:display="true" table:show-details="true"/>
                <table:data-pilot-member table:name="31114" table:display="true" table:show-details="true"/>
                <table:data-pilot-member table:name="31144" table:display="true" table:show-details="true"/>
                <table:data-pilot-member table:name="31163" table:display="true" table:show-details="true"/>
                <table:data-pilot-member table:name="31190" table:display="true" table:show-details="true"/>
                <table:data-pilot-member table:name="31192" table:display="true" table:show-details="true"/>
                <table:data-pilot-member table:name="31193" table:display="true" table:show-details="true"/>
                <table:data-pilot-member table:name="31198" table:display="true" table:show-details="true"/>
                <table:data-pilot-member table:name="31201" table:display="true" table:show-details="true"/>
                <table:data-pilot-member table:name="31204" table:display="true" table:show-details="true"/>
                <table:data-pilot-member table:name="31207" table:display="true" table:show-details="true"/>
                <table:data-pilot-member table:name="31230" table:display="true" table:show-details="true"/>
                <table:data-pilot-member table:name="31237" table:display="true" table:show-details="true"/>
                <table:data-pilot-member table:name="31245" table:display="true" table:show-details="true"/>
                <table:data-pilot-member table:name="31258" table:display="true" table:show-details="true"/>
                <table:data-pilot-member table:name="31267" table:display="true" table:show-details="true"/>
                <table:data-pilot-member table:name="31269" table:display="true" table:show-details="true"/>
                <table:data-pilot-member table:name="31277" table:display="true" table:show-details="true"/>
                <table:data-pilot-member table:name="31279" table:display="true" table:show-details="true"/>
                <table:data-pilot-member table:name="31286" table:display="true" table:show-details="true"/>
                <table:data-pilot-member table:name="31289" table:display="true" table:show-details="true"/>
                <table:data-pilot-member table:name="31299" table:display="true" table:show-details="true"/>
                <table:data-pilot-member table:name="31300" table:display="true" table:show-details="true"/>
                <table:data-pilot-member table:name="31304" table:display="true" table:show-details="true"/>
                <table:data-pilot-member table:name="31305" table:display="true" table:show-details="true"/>
                <table:data-pilot-member table:name="31310" table:display="true" table:show-details="true"/>
                <table:data-pilot-member table:name="31313" table:display="true" table:show-details="true"/>
                <table:data-pilot-member table:name="31322" table:display="true" table:show-details="true"/>
                <table:data-pilot-member table:name="31332" table:display="true" table:show-details="true"/>
                <table:data-pilot-member table:name="31338" table:display="true" table:show-details="true"/>
                <table:data-pilot-member table:name="31340" table:display="true" table:show-details="true"/>
                <table:data-pilot-member table:name="31342" table:display="true" table:show-details="true"/>
                <table:data-pilot-member table:name="31344" table:display="true" table:show-details="true"/>
                <table:data-pilot-member table:name="31350" table:display="true" table:show-details="true"/>
                <table:data-pilot-member table:name="31353" table:display="true" table:show-details="true"/>
                <table:data-pilot-member table:name="31354" table:display="true" table:show-details="true"/>
                <table:data-pilot-member table:name="31355" table:display="true" table:show-details="true"/>
                <table:data-pilot-member table:name="31359" table:display="true" table:show-details="true"/>
                <table:data-pilot-member table:name="31364" table:display="true" table:show-details="true"/>
                <table:data-pilot-member table:name="31370" table:display="true" table:show-details="true"/>
                <table:data-pilot-member table:name="31430" table:display="true" table:show-details="true"/>
                <table:data-pilot-member table:name="31434" table:display="true" table:show-details="true"/>
                <table:data-pilot-member table:name="31449" table:display="true" table:show-details="true"/>
                <table:data-pilot-member table:name="31450" table:display="true" table:show-details="true"/>
                <table:data-pilot-member table:name="31457" table:display="true" table:show-details="true"/>
                <table:data-pilot-member table:name="31463" table:display="true" table:show-details="true"/>
                <table:data-pilot-member table:name="31464" table:display="true" table:show-details="true"/>
                <table:data-pilot-member table:name="31466" table:display="true" table:show-details="true"/>
                <table:data-pilot-member table:name="31468" table:display="true" table:show-details="true"/>
                <table:data-pilot-member table:name="31469" table:display="true" table:show-details="true"/>
                <table:data-pilot-member table:name="31476" table:display="true" table:show-details="true"/>
                <table:data-pilot-member table:name="31481" table:display="true" table:show-details="true"/>
                <table:data-pilot-member table:name="31483" table:display="true" table:show-details="true"/>
                <table:data-pilot-member table:name="31484" table:display="true" table:show-details="true"/>
                <table:data-pilot-member table:name="31486" table:display="true" table:show-details="true"/>
                <table:data-pilot-member table:name="31490" table:display="true" table:show-details="true"/>
                <table:data-pilot-member table:name="31494" table:display="true" table:show-details="true"/>
                <table:data-pilot-member table:name="31498" table:display="true" table:show-details="true"/>
                <table:data-pilot-member table:name="31518" table:display="true" table:show-details="true"/>
                <table:data-pilot-member table:name="31520" table:display="true" table:show-details="true"/>
                <table:data-pilot-member table:name="31529" table:display="true" table:show-details="true"/>
                <table:data-pilot-member table:name="31531" table:display="true" table:show-details="true"/>
                <table:data-pilot-member table:name="31538" table:display="true" table:show-details="true"/>
                <table:data-pilot-member table:name="31543" table:display="true" table:show-details="true"/>
                <table:data-pilot-member table:name="31544" table:display="true" table:show-details="true"/>
                <table:data-pilot-member table:name="31547" table:display="true" table:show-details="true"/>
                <table:data-pilot-member table:name="31558" table:display="true" table:show-details="true"/>
                <table:data-pilot-member table:name="31561" table:display="true" table:show-details="true"/>
                <table:data-pilot-member table:name="31564" table:display="true" table:show-details="true"/>
                <table:data-pilot-member table:name="31566" table:display="true" table:show-details="true"/>
                <table:data-pilot-member table:name="31568" table:display="true" table:show-details="true"/>
                <table:data-pilot-member table:name="31569" table:display="true" table:show-details="true"/>
                <table:data-pilot-member table:name="31581" table:display="true" table:show-details="true"/>
                <table:data-pilot-member table:name="31594" table:display="true" table:show-details="true"/>
                <table:data-pilot-member table:name="31599" table:display="true" table:show-details="true"/>
                <table:data-pilot-member table:name="31604" table:display="true" table:show-details="true"/>
                <table:data-pilot-member table:name="31605" table:display="true" table:show-details="true"/>
                <table:data-pilot-member table:name="31624" table:display="true" table:show-details="true"/>
                <table:data-pilot-member table:name="31631" table:display="true" table:show-details="true"/>
                <table:data-pilot-member table:name="31635" table:display="true" table:show-details="true"/>
                <table:data-pilot-member table:name="31657" table:display="true" table:show-details="true"/>
                <table:data-pilot-member table:name="31662" table:display="true" table:show-details="true"/>
                <table:data-pilot-member table:name="31664" table:display="true" table:show-details="true"/>
                <table:data-pilot-member table:name="31666" table:display="true" table:show-details="true"/>
                <table:data-pilot-member table:name="31667" table:display="true" table:show-details="true"/>
                <table:data-pilot-member table:name="31671" table:display="true" table:show-details="true"/>
                <table:data-pilot-member table:name="31672" table:display="true" table:show-details="true"/>
                <table:data-pilot-member table:name="31675" table:display="true" table:show-details="true"/>
                <table:data-pilot-member table:name="31677" table:display="true" table:show-details="true"/>
                <table:data-pilot-member table:name="31681" table:display="true" table:show-details="true"/>
                <table:data-pilot-member table:name="31692" table:display="true" table:show-details="true"/>
                <table:data-pilot-member table:name="31694" table:display="true" table:show-details="true"/>
                <table:data-pilot-member table:name="31701" table:display="true" table:show-details="true"/>
                <table:data-pilot-member table:name="31714" table:display="true" table:show-details="true"/>
                <table:data-pilot-member table:name="31718" table:display="true" table:show-details="true"/>
                <table:data-pilot-member table:name="31750" table:display="true" table:show-details="true"/>
                <table:data-pilot-member table:name="31759" table:display="true" table:show-details="true"/>
                <table:data-pilot-member table:name="31762" table:display="true" table:show-details="true"/>
                <table:data-pilot-member table:name="31780" table:display="true" table:show-details="true"/>
                <table:data-pilot-member table:name="31783" table:display="true" table:show-details="true"/>
                <table:data-pilot-member table:name="31795" table:display="true" table:show-details="true"/>
                <table:data-pilot-member table:name="31810" table:display="true" table:show-details="true"/>
                <table:data-pilot-member table:name="31813" table:display="true" table:show-details="true"/>
                <table:data-pilot-member table:name="31830" table:display="true" table:show-details="true"/>
                <table:data-pilot-member table:name="31833" table:display="true" table:show-details="true"/>
                <table:data-pilot-member table:name="31836" table:display="true" table:show-details="true"/>
                <table:data-pilot-member table:name="31841" table:display="true" table:show-details="true"/>
                <table:data-pilot-member table:name="31842" table:display="true" table:show-details="true"/>
                <table:data-pilot-member table:name="31847" table:display="true" table:show-details="true"/>
                <table:data-pilot-member table:name="31879" table:display="true" table:show-details="true"/>
                <table:data-pilot-member table:name="31902" table:display="true" table:show-details="true"/>
                <table:data-pilot-member table:name="31912" table:display="true" table:show-details="true"/>
                <table:data-pilot-member table:name="31913" table:display="true" table:show-details="true"/>
                <table:data-pilot-member table:name="31914" table:display="true" table:show-details="true"/>
                <table:data-pilot-member table:name="31921" table:display="true" table:show-details="true"/>
                <table:data-pilot-member table:name="31925" table:display="true" table:show-details="true"/>
                <table:data-pilot-member table:name="31927" table:display="true" table:show-details="true"/>
                <table:data-pilot-member table:name="31932" table:display="true" table:show-details="true"/>
                <table:data-pilot-member table:name="31937" table:display="true" table:show-details="true"/>
                <table:data-pilot-member table:name="31949" table:display="true" table:show-details="true"/>
                <table:data-pilot-member table:name="31953" table:display="true" table:show-details="true"/>
                <table:data-pilot-member table:name="31958" table:display="true" table:show-details="true"/>
                <table:data-pilot-member table:name="31967" table:display="true" table:show-details="true"/>
                <table:data-pilot-member table:name="31972" table:display="true" table:show-details="true"/>
                <table:data-pilot-member table:name="31980" table:display="true" table:show-details="true"/>
                <table:data-pilot-member table:name="31990" table:display="true" table:show-details="true"/>
                <table:data-pilot-member table:name="31995" table:display="true" table:show-details="true"/>
                <table:data-pilot-member table:name="31997" table:display="true" table:show-details="true"/>
                <table:data-pilot-member table:name="32011" table:display="true" table:show-details="true"/>
                <table:data-pilot-member table:name="32017" table:display="true" table:show-details="true"/>
                <table:data-pilot-member table:name="32033" table:display="true" table:show-details="true"/>
                <table:data-pilot-member table:name="32035" table:display="true" table:show-details="true"/>
                <table:data-pilot-member table:name="32036" table:display="true" table:show-details="true"/>
                <table:data-pilot-member table:name="32044" table:display="true" table:show-details="true"/>
                <table:data-pilot-member table:name="32069" table:display="true" table:show-details="true"/>
                <table:data-pilot-member table:name="32075" table:display="true" table:show-details="true"/>
                <table:data-pilot-member table:name="32088" table:display="true" table:show-details="true"/>
                <table:data-pilot-member table:name="32090" table:display="true" table:show-details="true"/>
                <table:data-pilot-member table:name="32099" table:display="true" table:show-details="true"/>
                <table:data-pilot-member table:name="32114" table:display="true" table:show-details="true"/>
                <table:data-pilot-member table:name="32127" table:display="true" table:show-details="true"/>
                <table:data-pilot-member table:name="32129" table:display="true" table:show-details="true"/>
                <table:data-pilot-member table:name="32131" table:display="true" table:show-details="true"/>
                <table:data-pilot-member table:name="32134" table:display="true" table:show-details="true"/>
                <table:data-pilot-member table:name="32137" table:display="true" table:show-details="true"/>
                <table:data-pilot-member table:name="32143" table:display="true" table:show-details="true"/>
                <table:data-pilot-member table:name="32168" table:display="true" table:show-details="true"/>
                <table:data-pilot-member table:name="32182" table:display="true" table:show-details="true"/>
                <table:data-pilot-member table:name="32185" table:display="true" table:show-details="true"/>
                <table:data-pilot-member table:name="32202" table:display="true" table:show-details="true"/>
                <table:data-pilot-member table:name="32203" table:display="true" table:show-details="true"/>
                <table:data-pilot-member table:name="32216" table:display="true" table:show-details="true"/>
                <table:data-pilot-member table:name="32224" table:display="true" table:show-details="true"/>
                <table:data-pilot-member table:name="32242" table:display="true" table:show-details="true"/>
                <table:data-pilot-member table:name="32255" table:display="true" table:show-details="true"/>
                <table:data-pilot-member table:name="32262" table:display="true" table:show-details="true"/>
                <table:data-pilot-member table:name="32281" table:display="true" table:show-details="true"/>
                <table:data-pilot-member table:name="32282" table:display="true" table:show-details="true"/>
                <table:data-pilot-member table:name="32287" table:display="true" table:show-details="true"/>
                <table:data-pilot-member table:name="32289" table:display="true" table:show-details="true"/>
                <table:data-pilot-member table:name="32300" table:display="true" table:show-details="true"/>
                <table:data-pilot-member table:name="32311" table:display="true" table:show-details="true"/>
                <table:data-pilot-member table:name="32323" table:display="true" table:show-details="true"/>
                <table:data-pilot-member table:name="32328" table:display="true" table:show-details="true"/>
                <table:data-pilot-member table:name="32329" table:display="true" table:show-details="true"/>
                <table:data-pilot-member table:name="32330" table:display="true" table:show-details="true"/>
                <table:data-pilot-member table:name="32343" table:display="true" table:show-details="true"/>
                <table:data-pilot-member table:name="32346" table:display="true" table:show-details="true"/>
                <table:data-pilot-member table:name="32353" table:display="true" table:show-details="true"/>
                <table:data-pilot-member table:name="32361" table:display="true" table:show-details="true"/>
                <table:data-pilot-member table:name="32391" table:display="true" table:show-details="true"/>
                <table:data-pilot-member table:name="32402" table:display="true" table:show-details="true"/>
                <table:data-pilot-member table:name="32406" table:display="true" table:show-details="true"/>
                <table:data-pilot-member table:name="32407" table:display="true" table:show-details="true"/>
                <table:data-pilot-member table:name="32412" table:display="true" table:show-details="true"/>
                <table:data-pilot-member table:name="32427" table:display="true" table:show-details="true"/>
                <table:data-pilot-member table:name="32436" table:display="true" table:show-details="true"/>
                <table:data-pilot-member table:name="32475" table:display="true" table:show-details="true"/>
                <table:data-pilot-member table:name="32478" table:display="true" table:show-details="true"/>
                <table:data-pilot-member table:name="32491" table:display="true" table:show-details="true"/>
                <table:data-pilot-member table:name="32498" table:display="true" table:show-details="true"/>
                <table:data-pilot-member table:name="32505" table:display="true" table:show-details="true"/>
                <table:data-pilot-member table:name="32520" table:display="true" table:show-details="true"/>
                <table:data-pilot-member table:name="32552" table:display="true" table:show-details="true"/>
                <table:data-pilot-member table:name="32558" table:display="true" table:show-details="true"/>
                <table:data-pilot-member table:name="32577" table:display="true" table:show-details="true"/>
                <table:data-pilot-member table:name="32581" table:display="true" table:show-details="true"/>
                <table:data-pilot-member table:name="32600" table:display="true" table:show-details="true"/>
                <table:data-pilot-member table:name="32612" table:display="true" table:show-details="true"/>
                <table:data-pilot-member table:name="32626" table:display="true" table:show-details="true"/>
                <table:data-pilot-member table:name="32628" table:display="true" table:show-details="true"/>
                <table:data-pilot-member table:name="32637" table:display="true" table:show-details="true"/>
                <table:data-pilot-member table:name="32658" table:display="true" table:show-details="true"/>
                <table:data-pilot-member table:name="32663" table:display="true" table:show-details="true"/>
                <table:data-pilot-member table:name="32668" table:display="true" table:show-details="true"/>
                <table:data-pilot-member table:name="32669" table:display="true" table:show-details="true"/>
                <table:data-pilot-member table:name="32687" table:display="true" table:show-details="true"/>
                <table:data-pilot-member table:name="32688" table:display="true" table:show-details="true"/>
                <table:data-pilot-member table:name="32693" table:display="true" table:show-details="true"/>
                <table:data-pilot-member table:name="32695" table:display="true" table:show-details="true"/>
                <table:data-pilot-member table:name="32703" table:display="true" table:show-details="true"/>
                <table:data-pilot-member table:name="32704" table:display="true" table:show-details="true"/>
                <table:data-pilot-member table:name="32717" table:display="true" table:show-details="true"/>
                <table:data-pilot-member table:name="32728" table:display="true" table:show-details="true"/>
                <table:data-pilot-member table:name="32735" table:display="true" table:show-details="true"/>
                <table:data-pilot-member table:name="32748" table:display="true" table:show-details="true"/>
                <table:data-pilot-member table:name="32751" table:display="true" table:show-details="true"/>
                <table:data-pilot-member table:name="32754" table:display="true" table:show-details="true"/>
                <table:data-pilot-member table:name="32760" table:display="true" table:show-details="true"/>
                <table:data-pilot-member table:name="32777" table:display="true" table:show-details="true"/>
                <table:data-pilot-member table:name="32787" table:display="true" table:show-details="true"/>
                <table:data-pilot-member table:name="32791" table:display="true" table:show-details="true"/>
                <table:data-pilot-member table:name="32793" table:display="true" table:show-details="true"/>
                <table:data-pilot-member table:name="32794" table:display="true" table:show-details="true"/>
                <table:data-pilot-member table:name="32801" table:display="true" table:show-details="true"/>
                <table:data-pilot-member table:name="32809" table:display="true" table:show-details="true"/>
                <table:data-pilot-member table:name="32819" table:display="true" table:show-details="true"/>
                <table:data-pilot-member table:name="32826" table:display="true" table:show-details="true"/>
                <table:data-pilot-member table:name="32839" table:display="true" table:show-details="true"/>
                <table:data-pilot-member table:name="32847" table:display="true" table:show-details="true"/>
                <table:data-pilot-member table:name="32851" table:display="true" table:show-details="true"/>
                <table:data-pilot-member table:name="32865" table:display="true" table:show-details="true"/>
                <table:data-pilot-member table:name="32866" table:display="true" table:show-details="true"/>
                <table:data-pilot-member table:name="32869" table:display="true" table:show-details="true"/>
                <table:data-pilot-member table:name="32876" table:display="true" table:show-details="true"/>
                <table:data-pilot-member table:name="32899" table:display="true" table:show-details="true"/>
                <table:data-pilot-member table:name="32900" table:display="true" table:show-details="true"/>
                <table:data-pilot-member table:name="32913" table:display="true" table:show-details="true"/>
                <table:data-pilot-member table:name="32918" table:display="true" table:show-details="true"/>
                <table:data-pilot-member table:name="32922" table:display="true" table:show-details="true"/>
                <table:data-pilot-member table:name="32936" table:display="true" table:show-details="true"/>
                <table:data-pilot-member table:name="32938" table:display="true" table:show-details="true"/>
                <table:data-pilot-member table:name="32949" table:display="true" table:show-details="true"/>
                <table:data-pilot-member table:name="32951" table:display="true" table:show-details="true"/>
                <table:data-pilot-member table:name="32958" table:display="true" table:show-details="true"/>
                <table:data-pilot-member table:name="32961" table:display="true" table:show-details="true"/>
                <table:data-pilot-member table:name="32982" table:display="true" table:show-details="true"/>
                <table:data-pilot-member table:name="32986" table:display="true" table:show-details="true"/>
                <table:data-pilot-member table:name="32999" table:display="true" table:show-details="true"/>
                <table:data-pilot-member table:name="33003" table:display="true" table:show-details="true"/>
                <table:data-pilot-member table:name="33005" table:display="true" table:show-details="true"/>
                <table:data-pilot-member table:name="33019" table:display="true" table:show-details="true"/>
                <table:data-pilot-member table:name="33021" table:display="true" table:show-details="true"/>
                <table:data-pilot-member table:name="33032" table:display="true" table:show-details="true"/>
                <table:data-pilot-member table:name="33041" table:display="true" table:show-details="true"/>
                <table:data-pilot-member table:name="33045" table:display="true" table:show-details="true"/>
                <table:data-pilot-member table:name="33052" table:display="true" table:show-details="true"/>
                <table:data-pilot-member table:name="33058" table:display="true" table:show-details="true"/>
                <table:data-pilot-member table:name="33091" table:display="true" table:show-details="true"/>
                <table:data-pilot-member table:name="33101" table:display="true" table:show-details="true"/>
                <table:data-pilot-member table:name="33123" table:display="true" table:show-details="true"/>
                <table:data-pilot-member table:name="33125" table:display="true" table:show-details="true"/>
                <table:data-pilot-member table:name="33131" table:display="true" table:show-details="true"/>
                <table:data-pilot-member table:name="33134" table:display="true" table:show-details="true"/>
                <table:data-pilot-member table:name="33148" table:display="true" table:show-details="true"/>
                <table:data-pilot-member table:name="33149" table:display="true" table:show-details="true"/>
                <table:data-pilot-member table:name="33151" table:display="true" table:show-details="true"/>
                <table:data-pilot-member table:name="33153" table:display="true" table:show-details="true"/>
                <table:data-pilot-member table:name="33155" table:display="true" table:show-details="true"/>
                <table:data-pilot-member table:name="33156" table:display="true" table:show-details="true"/>
                <table:data-pilot-member table:name="33161" table:display="true" table:show-details="true"/>
                <table:data-pilot-member table:name="33166" table:display="true" table:show-details="true"/>
                <table:data-pilot-member table:name="33167" table:display="true" table:show-details="true"/>
                <table:data-pilot-member table:name="33172" table:display="true" table:show-details="true"/>
                <table:data-pilot-member table:name="33175" table:display="true" table:show-details="true"/>
                <table:data-pilot-member table:name="33185" table:display="true" table:show-details="true"/>
                <table:data-pilot-member table:name="33188" table:display="true" table:show-details="true"/>
                <table:data-pilot-member table:name="33196" table:display="true" table:show-details="true"/>
                <table:data-pilot-member table:name="33211" table:display="true" table:show-details="true"/>
                <table:data-pilot-member table:name="33221" table:display="true" table:show-details="true"/>
                <table:data-pilot-member table:name="33224" table:display="true" table:show-details="true"/>
                <table:data-pilot-member table:name="33232" table:display="true" table:show-details="true"/>
                <table:data-pilot-member table:name="33248" table:display="true" table:show-details="true"/>
                <table:data-pilot-member table:name="33265" table:display="true" table:show-details="true"/>
                <table:data-pilot-member table:name="33272" table:display="true" table:show-details="true"/>
                <table:data-pilot-member table:name="33284" table:display="true" table:show-details="true"/>
                <table:data-pilot-member table:name="33288" table:display="true" table:show-details="true"/>
                <table:data-pilot-member table:name="33311" table:display="true" table:show-details="true"/>
                <table:data-pilot-member table:name="33319" table:display="true" table:show-details="true"/>
                <table:data-pilot-member table:name="33322" table:display="true" table:show-details="true"/>
                <table:data-pilot-member table:name="33330" table:display="true" table:show-details="true"/>
                <table:data-pilot-member table:name="33335" table:display="true" table:show-details="true"/>
                <table:data-pilot-member table:name="33344" table:display="true" table:show-details="true"/>
                <table:data-pilot-member table:name="33347" table:display="true" table:show-details="true"/>
                <table:data-pilot-member table:name="33348" table:display="true" table:show-details="true"/>
                <table:data-pilot-member table:name="33361" table:display="true" table:show-details="true"/>
                <table:data-pilot-member table:name="33366" table:display="true" table:show-details="true"/>
                <table:data-pilot-member table:name="33369" table:display="true" table:show-details="true"/>
                <table:data-pilot-member table:name="33371" table:display="true" table:show-details="true"/>
                <table:data-pilot-member table:name="33373" table:display="true" table:show-details="true"/>
                <table:data-pilot-member table:name="33382" table:display="true" table:show-details="true"/>
                <table:data-pilot-member table:name="33384" table:display="true" table:show-details="true"/>
                <table:data-pilot-member table:name="33385" table:display="true" table:show-details="true"/>
                <table:data-pilot-member table:name="33401" table:display="true" table:show-details="true"/>
                <table:data-pilot-member table:name="33437" table:display="true" table:show-details="true"/>
                <table:data-pilot-member table:name="33444" table:display="true" table:show-details="true"/>
                <table:data-pilot-member table:name="33445" table:display="true" table:show-details="true"/>
                <table:data-pilot-member table:name="33446" table:display="true" table:show-details="true"/>
                <table:data-pilot-member table:name="33449" table:display="true" table:show-details="true"/>
                <table:data-pilot-member table:name="33469" table:display="true" table:show-details="true"/>
                <table:data-pilot-member table:name="33472" table:display="true" table:show-details="true"/>
                <table:data-pilot-member table:name="33479" table:display="true" table:show-details="true"/>
                <table:data-pilot-member table:name="33489" table:display="true" table:show-details="true"/>
                <table:data-pilot-member table:name="33491" table:display="true" table:show-details="true"/>
                <table:data-pilot-member table:name="33496" table:display="true" table:show-details="true"/>
                <table:data-pilot-member table:name="33502" table:display="true" table:show-details="true"/>
                <table:data-pilot-member table:name="33506" table:display="true" table:show-details="true"/>
                <table:data-pilot-member table:name="33513" table:display="true" table:show-details="true"/>
                <table:data-pilot-member table:name="33515" table:display="true" table:show-details="true"/>
                <table:data-pilot-member table:name="33520" table:display="true" table:show-details="true"/>
                <table:data-pilot-member table:name="33521" table:display="true" table:show-details="true"/>
                <table:data-pilot-member table:name="33545" table:display="true" table:show-details="true"/>
                <table:data-pilot-member table:name="33556" table:display="true" table:show-details="true"/>
                <table:data-pilot-member table:name="33559" table:display="true" table:show-details="true"/>
                <table:data-pilot-member table:name="33567" table:display="true" table:show-details="true"/>
                <table:data-pilot-member table:name="33575" table:display="true" table:show-details="true"/>
                <table:data-pilot-member table:name="33581" table:display="true" table:show-details="true"/>
                <table:data-pilot-member table:name="33587" table:display="true" table:show-details="true"/>
                <table:data-pilot-member table:name="33589" table:display="true" table:show-details="true"/>
                <table:data-pilot-member table:name="33597" table:display="true" table:show-details="true"/>
                <table:data-pilot-member table:name="33599" table:display="true" table:show-details="true"/>
                <table:data-pilot-member table:name="33605" table:display="true" table:show-details="true"/>
                <table:data-pilot-member table:name="33617" table:display="true" table:show-details="true"/>
                <table:data-pilot-member table:name="33628" table:display="true" table:show-details="true"/>
                <table:data-pilot-member table:name="33641" table:display="true" table:show-details="true"/>
                <table:data-pilot-member table:name="33642" table:display="true" table:show-details="true"/>
                <table:data-pilot-member table:name="33666" table:display="true" table:show-details="true"/>
                <table:data-pilot-member table:name="33678" table:display="true" table:show-details="true"/>
                <table:data-pilot-member table:name="33688" table:display="true" table:show-details="true"/>
                <table:data-pilot-member table:name="33699" table:display="true" table:show-details="true"/>
                <table:data-pilot-member table:name="33703" table:display="true" table:show-details="true"/>
                <table:data-pilot-member table:name="33714" table:display="true" table:show-details="true"/>
                <table:data-pilot-member table:name="33726" table:display="true" table:show-details="true"/>
                <table:data-pilot-member table:name="33734" table:display="true" table:show-details="true"/>
                <table:data-pilot-member table:name="33736" table:display="true" table:show-details="true"/>
                <table:data-pilot-member table:name="33737" table:display="true" table:show-details="true"/>
                <table:data-pilot-member table:name="33747" table:display="true" table:show-details="true"/>
                <table:data-pilot-member table:name="33748" table:display="true" table:show-details="true"/>
                <table:data-pilot-member table:name="33773" table:display="true" table:show-details="true"/>
                <table:data-pilot-member table:name="33782" table:display="true" table:show-details="true"/>
                <table:data-pilot-member table:name="33787" table:display="true" table:show-details="true"/>
                <table:data-pilot-member table:name="33790" table:display="true" table:show-details="true"/>
                <table:data-pilot-member table:name="33804" table:display="true" table:show-details="true"/>
                <table:data-pilot-member table:name="33806" table:display="true" table:show-details="true"/>
                <table:data-pilot-member table:name="33813" table:display="true" table:show-details="true"/>
                <table:data-pilot-member table:name="33817" table:display="true" table:show-details="true"/>
                <table:data-pilot-member table:name="33829" table:display="true" table:show-details="true"/>
                <table:data-pilot-member table:name="33832" table:display="true" table:show-details="true"/>
                <table:data-pilot-member table:name="33837" table:display="true" table:show-details="true"/>
                <table:data-pilot-member table:name="33840" table:display="true" table:show-details="true"/>
                <table:data-pilot-member table:name="33847" table:display="true" table:show-details="true"/>
                <table:data-pilot-member table:name="33856" table:display="true" table:show-details="true"/>
                <table:data-pilot-member table:name="33861" table:display="true" table:show-details="true"/>
                <table:data-pilot-member table:name="33867" table:display="true" table:show-details="true"/>
                <table:data-pilot-member table:name="33872" table:display="true" table:show-details="true"/>
                <table:data-pilot-member table:name="33885" table:display="true" table:show-details="true"/>
                <table:data-pilot-member table:name="33890" table:display="true" table:show-details="true"/>
                <table:data-pilot-member table:name="33897" table:display="true" table:show-details="true"/>
                <table:data-pilot-member table:name="33903" table:display="true" table:show-details="true"/>
                <table:data-pilot-member table:name="33904" table:display="true" table:show-details="true"/>
                <table:data-pilot-member table:name="33923" table:display="true" table:show-details="true"/>
                <table:data-pilot-member table:name="33937" table:display="true" table:show-details="true"/>
                <table:data-pilot-member table:name="33938" table:display="true" table:show-details="true"/>
                <table:data-pilot-member table:name="33939" table:display="true" table:show-details="true"/>
                <table:data-pilot-member table:name="33942" table:display="true" table:show-details="true"/>
                <table:data-pilot-member table:name="33949" table:display="true" table:show-details="true"/>
                <table:data-pilot-member table:name="33956" table:display="true" table:show-details="true"/>
                <table:data-pilot-member table:name="33960" table:display="true" table:show-details="true"/>
                <table:data-pilot-member table:name="33965" table:display="true" table:show-details="true"/>
                <table:data-pilot-member table:name="33970" table:display="true" table:show-details="true"/>
                <table:data-pilot-member table:name="33987" table:display="true" table:show-details="true"/>
                <table:data-pilot-member table:name="33993" table:display="true" table:show-details="true"/>
                <table:data-pilot-member table:name="33995" table:display="true" table:show-details="true"/>
                <table:data-pilot-member table:name="34026" table:display="true" table:show-details="true"/>
                <table:data-pilot-member table:name="34046" table:display="true" table:show-details="true"/>
                <table:data-pilot-member table:name="34056" table:display="true" table:show-details="true"/>
                <table:data-pilot-member table:name="34061" table:display="true" table:show-details="true"/>
                <table:data-pilot-member table:name="34081" table:display="true" table:show-details="true"/>
                <table:data-pilot-member table:name="34126" table:display="true" table:show-details="true"/>
                <table:data-pilot-member table:name="34129" table:display="true" table:show-details="true"/>
                <table:data-pilot-member table:name="34147" table:display="true" table:show-details="true"/>
                <table:data-pilot-member table:name="34155" table:display="true" table:show-details="true"/>
                <table:data-pilot-member table:name="34168" table:display="true" table:show-details="true"/>
                <table:data-pilot-member table:name="34183" table:display="true" table:show-details="true"/>
                <table:data-pilot-member table:name="34198" table:display="true" table:show-details="true"/>
                <table:data-pilot-member table:name="34199" table:display="true" table:show-details="true"/>
                <table:data-pilot-member table:name="34202" table:display="true" table:show-details="true"/>
                <table:data-pilot-member table:name="34206" table:display="true" table:show-details="true"/>
                <table:data-pilot-member table:name="34218" table:display="true" table:show-details="true"/>
                <table:data-pilot-member table:name="34226" table:display="true" table:show-details="true"/>
                <table:data-pilot-member table:name="34231" table:display="true" table:show-details="true"/>
                <table:data-pilot-member table:name="34234" table:display="true" table:show-details="true"/>
                <table:data-pilot-member table:name="34240" table:display="true" table:show-details="true"/>
                <table:data-pilot-member table:name="34255" table:display="true" table:show-details="true"/>
                <table:data-pilot-member table:name="34261" table:display="true" table:show-details="true"/>
                <table:data-pilot-member table:name="34264" table:display="true" table:show-details="true"/>
                <table:data-pilot-member table:name="34266" table:display="true" table:show-details="true"/>
                <table:data-pilot-member table:name="34268" table:display="true" table:show-details="true"/>
                <table:data-pilot-member table:name="34270" table:display="true" table:show-details="true"/>
                <table:data-pilot-member table:name="34271" table:display="true" table:show-details="true"/>
                <table:data-pilot-member table:name="34275" table:display="true" table:show-details="true"/>
                <table:data-pilot-member table:name="34287" table:display="true" table:show-details="true"/>
                <table:data-pilot-member table:name="34290" table:display="true" table:show-details="true"/>
                <table:data-pilot-member table:name="34291" table:display="true" table:show-details="true"/>
                <table:data-pilot-member table:name="34303" table:display="true" table:show-details="true"/>
                <table:data-pilot-member table:name="34311" table:display="true" table:show-details="true"/>
                <table:data-pilot-member table:name="34314" table:display="true" table:show-details="true"/>
                <table:data-pilot-member table:name="34327" table:display="true" table:show-details="true"/>
                <table:data-pilot-member table:name="34345" table:display="true" table:show-details="true"/>
                <table:data-pilot-member table:name="34346" table:display="true" table:show-details="true"/>
                <table:data-pilot-member table:name="34354" table:display="true" table:show-details="true"/>
                <table:data-pilot-member table:name="34359" table:display="true" table:show-details="true"/>
                <table:data-pilot-member table:name="34360" table:display="true" table:show-details="true"/>
                <table:data-pilot-member table:name="34372" table:display="true" table:show-details="true"/>
                <table:data-pilot-member table:name="34391" table:display="true" table:show-details="true"/>
                <table:data-pilot-member table:name="34413" table:display="true" table:show-details="true"/>
                <table:data-pilot-member table:name="34416" table:display="true" table:show-details="true"/>
                <table:data-pilot-member table:name="34417" table:display="true" table:show-details="true"/>
                <table:data-pilot-member table:name="34418" table:display="true" table:show-details="true"/>
                <table:data-pilot-member table:name="34423" table:display="true" table:show-details="true"/>
                <table:data-pilot-member table:name="34428" table:display="true" table:show-details="true"/>
                <table:data-pilot-member table:name="34432" table:display="true" table:show-details="true"/>
                <table:data-pilot-member table:name="34435" table:display="true" table:show-details="true"/>
                <table:data-pilot-member table:name="34448" table:display="true" table:show-details="true"/>
                <table:data-pilot-member table:name="34449" table:display="true" table:show-details="true"/>
                <table:data-pilot-member table:name="34454" table:display="true" table:show-details="true"/>
                <table:data-pilot-member table:name="34484" table:display="true" table:show-details="true"/>
                <table:data-pilot-member table:name="34491" table:display="true" table:show-details="true"/>
                <table:data-pilot-member table:name="34493" table:display="true" table:show-details="true"/>
                <table:data-pilot-member table:name="34502" table:display="true" table:show-details="true"/>
                <table:data-pilot-member table:name="34504" table:display="true" table:show-details="true"/>
                <table:data-pilot-member table:name="34524" table:display="true" table:show-details="true"/>
                <table:data-pilot-member table:name="34538" table:display="true" table:show-details="true"/>
                <table:data-pilot-member table:name="34542" table:display="true" table:show-details="true"/>
                <table:data-pilot-member table:name="34549" table:display="true" table:show-details="true"/>
                <table:data-pilot-member table:name="34552" table:display="true" table:show-details="true"/>
                <table:data-pilot-member table:name="34559" table:display="true" table:show-details="true"/>
                <table:data-pilot-member table:name="34562" table:display="true" table:show-details="true"/>
                <table:data-pilot-member table:name="34569" table:display="true" table:show-details="true"/>
                <table:data-pilot-member table:name="34572" table:display="true" table:show-details="true"/>
                <table:data-pilot-member table:name="34585" table:display="true" table:show-details="true"/>
                <table:data-pilot-member table:name="34607" table:display="true" table:show-details="true"/>
                <table:data-pilot-member table:name="34611" table:display="true" table:show-details="true"/>
                <table:data-pilot-member table:name="34612" table:display="true" table:show-details="true"/>
                <table:data-pilot-member table:name="34617" table:display="true" table:show-details="true"/>
                <table:data-pilot-member table:name="34619" table:display="true" table:show-details="true"/>
                <table:data-pilot-member table:name="34638" table:display="true" table:show-details="true"/>
                <table:data-pilot-member table:name="34640" table:display="true" table:show-details="true"/>
                <table:data-pilot-member table:name="34643" table:display="true" table:show-details="true"/>
                <table:data-pilot-member table:name="34648" table:display="true" table:show-details="true"/>
                <table:data-pilot-member table:name="34651" table:display="true" table:show-details="true"/>
                <table:data-pilot-member table:name="34659" table:display="true" table:show-details="true"/>
                <table:data-pilot-member table:name="34670" table:display="true" table:show-details="true"/>
                <table:data-pilot-member table:name="34671" table:display="true" table:show-details="true"/>
                <table:data-pilot-member table:name="34674" table:display="true" table:show-details="true"/>
                <table:data-pilot-member table:name="34677" table:display="true" table:show-details="true"/>
                <table:data-pilot-member table:name="34690" table:display="true" table:show-details="true"/>
                <table:data-pilot-member table:name="34694" table:display="true" table:show-details="true"/>
                <table:data-pilot-member table:name="34711" table:display="true" table:show-details="true"/>
                <table:data-pilot-member table:name="34715" table:display="true" table:show-details="true"/>
                <table:data-pilot-member table:name="34717" table:display="true" table:show-details="true"/>
                <table:data-pilot-member table:name="34719" table:display="true" table:show-details="true"/>
                <table:data-pilot-member table:name="34721" table:display="true" table:show-details="true"/>
                <table:data-pilot-member table:name="34728" table:display="true" table:show-details="true"/>
                <table:data-pilot-member table:name="34742" table:display="true" table:show-details="true"/>
                <table:data-pilot-member table:name="34745" table:display="true" table:show-details="true"/>
                <table:data-pilot-member table:name="34761" table:display="true" table:show-details="true"/>
                <table:data-pilot-member table:name="34765" table:display="true" table:show-details="true"/>
                <table:data-pilot-member table:name="34768" table:display="true" table:show-details="true"/>
                <table:data-pilot-member table:name="34784" table:display="true" table:show-details="true"/>
                <table:data-pilot-member table:name="34791" table:display="true" table:show-details="true"/>
                <table:data-pilot-member table:name="34792" table:display="true" table:show-details="true"/>
                <table:data-pilot-member table:name="34794" table:display="true" table:show-details="true"/>
                <table:data-pilot-member table:name="34809" table:display="true" table:show-details="true"/>
                <table:data-pilot-member table:name="34810" table:display="true" table:show-details="true"/>
                <table:data-pilot-member table:name="34817" table:display="true" table:show-details="true"/>
                <table:data-pilot-member table:name="34821" table:display="true" table:show-details="true"/>
                <table:data-pilot-member table:name="34824" table:display="true" table:show-details="true"/>
                <table:data-pilot-member table:name="34825" table:display="true" table:show-details="true"/>
                <table:data-pilot-member table:name="34827" table:display="true" table:show-details="true"/>
                <table:data-pilot-member table:name="34837" table:display="true" table:show-details="true"/>
                <table:data-pilot-member table:name="34862" table:display="true" table:show-details="true"/>
                <table:data-pilot-member table:name="34863" table:display="true" table:show-details="true"/>
                <table:data-pilot-member table:name="34864" table:display="true" table:show-details="true"/>
                <table:data-pilot-member table:name="34882" table:display="true" table:show-details="true"/>
                <table:data-pilot-member table:name="34887" table:display="true" table:show-details="true"/>
                <table:data-pilot-member table:name="34890" table:display="true" table:show-details="true"/>
                <table:data-pilot-member table:name="34932" table:display="true" table:show-details="true"/>
                <table:data-pilot-member table:name="34946" table:display="true" table:show-details="true"/>
                <table:data-pilot-member table:name="34961" table:display="true" table:show-details="true"/>
                <table:data-pilot-member table:name="34967" table:display="true" table:show-details="true"/>
                <table:data-pilot-member table:name="34968" table:display="true" table:show-details="true"/>
                <table:data-pilot-member table:name="34978" table:display="true" table:show-details="true"/>
                <table:data-pilot-member table:name="35005" table:display="true" table:show-details="true"/>
                <table:data-pilot-member table:name="35016" table:display="true" table:show-details="true"/>
                <table:data-pilot-member table:name="35025" table:display="true" table:show-details="true"/>
                <table:data-pilot-member table:name="35026" table:display="true" table:show-details="true"/>
                <table:data-pilot-member table:name="35040" table:display="true" table:show-details="true"/>
                <table:data-pilot-member table:name="35053" table:display="true" table:show-details="true"/>
                <table:data-pilot-member table:name="35059" table:display="true" table:show-details="true"/>
                <table:data-pilot-member table:name="35063" table:display="true" table:show-details="true"/>
                <table:data-pilot-member table:name="35070" table:display="true" table:show-details="true"/>
                <table:data-pilot-member table:name="35080" table:display="true" table:show-details="true"/>
                <table:data-pilot-member table:name="35092" table:display="true" table:show-details="true"/>
                <table:data-pilot-member table:name="35093" table:display="true" table:show-details="true"/>
                <table:data-pilot-member table:name="35102" table:display="true" table:show-details="true"/>
                <table:data-pilot-member table:name="35108" table:display="true" table:show-details="true"/>
                <table:data-pilot-member table:name="35112" table:display="true" table:show-details="true"/>
                <table:data-pilot-member table:name="35130" table:display="true" table:show-details="true"/>
                <table:data-pilot-member table:name="35132" table:display="true" table:show-details="true"/>
                <table:data-pilot-member table:name="35134" table:display="true" table:show-details="true"/>
                <table:data-pilot-member table:name="35138" table:display="true" table:show-details="true"/>
                <table:data-pilot-member table:name="35140" table:display="true" table:show-details="true"/>
                <table:data-pilot-member table:name="35146" table:display="true" table:show-details="true"/>
                <table:data-pilot-member table:name="35166" table:display="true" table:show-details="true"/>
                <table:data-pilot-member table:name="35170" table:display="true" table:show-details="true"/>
                <table:data-pilot-member table:name="35174" table:display="true" table:show-details="true"/>
                <table:data-pilot-member table:name="35189" table:display="true" table:show-details="true"/>
                <table:data-pilot-member table:name="35194" table:display="true" table:show-details="true"/>
                <table:data-pilot-member table:name="35203" table:display="true" table:show-details="true"/>
                <table:data-pilot-member table:name="35204" table:display="true" table:show-details="true"/>
                <table:data-pilot-member table:name="35208" table:display="true" table:show-details="true"/>
                <table:data-pilot-member table:name="35212" table:display="true" table:show-details="true"/>
                <table:data-pilot-member table:name="35217" table:display="true" table:show-details="true"/>
                <table:data-pilot-member table:name="35230" table:display="true" table:show-details="true"/>
                <table:data-pilot-member table:name="35233" table:display="true" table:show-details="true"/>
                <table:data-pilot-member table:name="35256" table:display="true" table:show-details="true"/>
                <table:data-pilot-member table:name="35262" table:display="true" table:show-details="true"/>
                <table:data-pilot-member table:name="35265" table:display="true" table:show-details="true"/>
                <table:data-pilot-member table:name="35275" table:display="true" table:show-details="true"/>
                <table:data-pilot-member table:name="35281" table:display="true" table:show-details="true"/>
                <table:data-pilot-member table:name="35288" table:display="true" table:show-details="true"/>
                <table:data-pilot-member table:name="35292" table:display="true" table:show-details="true"/>
                <table:data-pilot-member table:name="35302" table:display="true" table:show-details="true"/>
                <table:data-pilot-member table:name="35308" table:display="true" table:show-details="true"/>
                <table:data-pilot-member table:name="35318" table:display="true" table:show-details="true"/>
                <table:data-pilot-member table:name="35324" table:display="true" table:show-details="true"/>
                <table:data-pilot-member table:name="35326" table:display="true" table:show-details="true"/>
                <table:data-pilot-member table:name="35327" table:display="true" table:show-details="true"/>
                <table:data-pilot-member table:name="35365" table:display="true" table:show-details="true"/>
                <table:data-pilot-member table:name="35366" table:display="true" table:show-details="true"/>
                <table:data-pilot-member table:name="35374" table:display="true" table:show-details="true"/>
                <table:data-pilot-member table:name="35379" table:display="true" table:show-details="true"/>
                <table:data-pilot-member table:name="35385" table:display="true" table:show-details="true"/>
                <table:data-pilot-member table:name="35391" table:display="true" table:show-details="true"/>
                <table:data-pilot-member table:name="35393" table:display="true" table:show-details="true"/>
                <table:data-pilot-member table:name="35394" table:display="true" table:show-details="true"/>
                <table:data-pilot-member table:name="35400" table:display="true" table:show-details="true"/>
                <table:data-pilot-member table:name="35419" table:display="true" table:show-details="true"/>
                <table:data-pilot-member table:name="35420" table:display="true" table:show-details="true"/>
                <table:data-pilot-member table:name="35422" table:display="true" table:show-details="true"/>
                <table:data-pilot-member table:name="35437" table:display="true" table:show-details="true"/>
                <table:data-pilot-member table:name="35443" table:display="true" table:show-details="true"/>
                <table:data-pilot-member table:name="35457" table:display="true" table:show-details="true"/>
                <table:data-pilot-member table:name="35460" table:display="true" table:show-details="true"/>
                <table:data-pilot-member table:name="35464" table:display="true" table:show-details="true"/>
                <table:data-pilot-member table:name="35483" table:display="true" table:show-details="true"/>
                <table:data-pilot-member table:name="35485" table:display="true" table:show-details="true"/>
                <table:data-pilot-member table:name="35486" table:display="true" table:show-details="true"/>
                <table:data-pilot-member table:name="35493" table:display="true" table:show-details="true"/>
                <table:data-pilot-member table:name="35494" table:display="true" table:show-details="true"/>
                <table:data-pilot-member table:name="35496" table:display="true" table:show-details="true"/>
                <table:data-pilot-member table:name="35508" table:display="true" table:show-details="true"/>
                <table:data-pilot-member table:name="35511" table:display="true" table:show-details="true"/>
                <table:data-pilot-member table:name="35514" table:display="true" table:show-details="true"/>
                <table:data-pilot-member table:name="35519" table:display="true" table:show-details="true"/>
                <table:data-pilot-member table:name="35520" table:display="true" table:show-details="true"/>
                <table:data-pilot-member table:name="35525" table:display="true" table:show-details="true"/>
                <table:data-pilot-member table:name="35547" table:display="true" table:show-details="true"/>
                <table:data-pilot-member table:name="35564" table:display="true" table:show-details="true"/>
                <table:data-pilot-member table:name="35592" table:display="true" table:show-details="true"/>
                <table:data-pilot-member table:name="35595" table:display="true" table:show-details="true"/>
                <table:data-pilot-member table:name="35615" table:display="true" table:show-details="true"/>
                <table:data-pilot-member table:name="35625" table:display="true" table:show-details="true"/>
                <table:data-pilot-member table:name="35645" table:display="true" table:show-details="true"/>
                <table:data-pilot-member table:name="35650" table:display="true" table:show-details="true"/>
                <table:data-pilot-member table:name="35653" table:display="true" table:show-details="true"/>
                <table:data-pilot-member table:name="35665" table:display="true" table:show-details="true"/>
                <table:data-pilot-member table:name="35668" table:display="true" table:show-details="true"/>
                <table:data-pilot-member table:name="35670" table:display="true" table:show-details="true"/>
                <table:data-pilot-member table:name="35675" table:display="true" table:show-details="true"/>
                <table:data-pilot-member table:name="35682" table:display="true" table:show-details="true"/>
                <table:data-pilot-member table:name="35684" table:display="true" table:show-details="true"/>
                <table:data-pilot-member table:name="35715" table:display="true" table:show-details="true"/>
                <table:data-pilot-member table:name="35727" table:display="true" table:show-details="true"/>
                <table:data-pilot-member table:name="35735" table:display="true" table:show-details="true"/>
                <table:data-pilot-member table:name="35753" table:display="true" table:show-details="true"/>
                <table:data-pilot-member table:name="35765" table:display="true" table:show-details="true"/>
                <table:data-pilot-member table:name="35784" table:display="true" table:show-details="true"/>
                <table:data-pilot-member table:name="35804" table:display="true" table:show-details="true"/>
                <table:data-pilot-member table:name="35812" table:display="true" table:show-details="true"/>
                <table:data-pilot-member table:name="35818" table:display="true" table:show-details="true"/>
                <table:data-pilot-member table:name="35823" table:display="true" table:show-details="true"/>
                <table:data-pilot-member table:name="35826" table:display="true" table:show-details="true"/>
                <table:data-pilot-member table:name="35827" table:display="true" table:show-details="true"/>
                <table:data-pilot-member table:name="35848" table:display="true" table:show-details="true"/>
                <table:data-pilot-member table:name="35850" table:display="true" table:show-details="true"/>
                <table:data-pilot-member table:name="35852" table:display="true" table:show-details="true"/>
                <table:data-pilot-member table:name="35853" table:display="true" table:show-details="true"/>
                <table:data-pilot-member table:name="35869" table:display="true" table:show-details="true"/>
                <table:data-pilot-member table:name="35873" table:display="true" table:show-details="true"/>
                <table:data-pilot-member table:name="35875" table:display="true" table:show-details="true"/>
                <table:data-pilot-member table:name="35895" table:display="true" table:show-details="true"/>
                <table:data-pilot-member table:name="35909" table:display="true" table:show-details="true"/>
                <table:data-pilot-member table:name="35911" table:display="true" table:show-details="true"/>
                <table:data-pilot-member table:name="35919" table:display="true" table:show-details="true"/>
                <table:data-pilot-member table:name="35922" table:display="true" table:show-details="true"/>
                <table:data-pilot-member table:name="35926" table:display="true" table:show-details="true"/>
                <table:data-pilot-member table:name="35948" table:display="true" table:show-details="true"/>
                <table:data-pilot-member table:name="35958" table:display="true" table:show-details="true"/>
                <table:data-pilot-member table:name="35981" table:display="true" table:show-details="true"/>
                <table:data-pilot-member table:name="35990" table:display="true" table:show-details="true"/>
                <table:data-pilot-member table:name="36007" table:display="true" table:show-details="true"/>
                <table:data-pilot-member table:name="36019" table:display="true" table:show-details="true"/>
                <table:data-pilot-member table:name="36022" table:display="true" table:show-details="true"/>
                <table:data-pilot-member table:name="36029" table:display="true" table:show-details="true"/>
                <table:data-pilot-member table:name="36042" table:display="true" table:show-details="true"/>
                <table:data-pilot-member table:name="36043" table:display="true" table:show-details="true"/>
                <table:data-pilot-member table:name="36052" table:display="true" table:show-details="true"/>
                <table:data-pilot-member table:name="36063" table:display="true" table:show-details="true"/>
                <table:data-pilot-member table:name="36065" table:display="true" table:show-details="true"/>
                <table:data-pilot-member table:name="36081" table:display="true" table:show-details="true"/>
                <table:data-pilot-member table:name="36084" table:display="true" table:show-details="true"/>
                <table:data-pilot-member table:name="36094" table:display="true" table:show-details="true"/>
                <table:data-pilot-member table:name="36114" table:display="true" table:show-details="true"/>
                <table:data-pilot-member table:name="36140" table:display="true" table:show-details="true"/>
                <table:data-pilot-member table:name="36145" table:display="true" table:show-details="true"/>
                <table:data-pilot-member table:name="36146" table:display="true" table:show-details="true"/>
                <table:data-pilot-member table:name="36147" table:display="true" table:show-details="true"/>
                <table:data-pilot-member table:name="36158" table:display="true" table:show-details="true"/>
                <table:data-pilot-member table:name="36162" table:display="true" table:show-details="true"/>
                <table:data-pilot-member table:name="36165" table:display="true" table:show-details="true"/>
                <table:data-pilot-member table:name="36168" table:display="true" table:show-details="true"/>
                <table:data-pilot-member table:name="36169" table:display="true" table:show-details="true"/>
                <table:data-pilot-member table:name="36177" table:display="true" table:show-details="true"/>
                <table:data-pilot-member table:name="36179" table:display="true" table:show-details="true"/>
                <table:data-pilot-member table:name="36185" table:display="true" table:show-details="true"/>
                <table:data-pilot-member table:name="36189" table:display="true" table:show-details="true"/>
                <table:data-pilot-member table:name="36193" table:display="true" table:show-details="true"/>
                <table:data-pilot-member table:name="36206" table:display="true" table:show-details="true"/>
                <table:data-pilot-member table:name="36221" table:display="true" table:show-details="true"/>
                <table:data-pilot-member table:name="36222" table:display="true" table:show-details="true"/>
                <table:data-pilot-member table:name="36227" table:display="true" table:show-details="true"/>
                <table:data-pilot-member table:name="36229" table:display="true" table:show-details="true"/>
                <table:data-pilot-member table:name="36230" table:display="true" table:show-details="true"/>
                <table:data-pilot-member table:name="36235" table:display="true" table:show-details="true"/>
                <table:data-pilot-member table:name="36236" table:display="true" table:show-details="true"/>
                <table:data-pilot-member table:name="36240" table:display="true" table:show-details="true"/>
                <table:data-pilot-member table:name="36253" table:display="true" table:show-details="true"/>
                <table:data-pilot-member table:name="36264" table:display="true" table:show-details="true"/>
                <table:data-pilot-member table:name="36288" table:display="true" table:show-details="true"/>
                <table:data-pilot-member table:name="36294" table:display="true" table:show-details="true"/>
                <table:data-pilot-member table:name="36295" table:display="true" table:show-details="true"/>
                <table:data-pilot-member table:name="36307" table:display="true" table:show-details="true"/>
                <table:data-pilot-member table:name="36308" table:display="true" table:show-details="true"/>
                <table:data-pilot-member table:name="36318" table:display="true" table:show-details="true"/>
                <table:data-pilot-member table:name="36319" table:display="true" table:show-details="true"/>
                <table:data-pilot-member table:name="36325" table:display="true" table:show-details="true"/>
                <table:data-pilot-member table:name="36326" table:display="true" table:show-details="true"/>
                <table:data-pilot-member table:name="36327" table:display="true" table:show-details="true"/>
                <table:data-pilot-member table:name="36328" table:display="true" table:show-details="true"/>
                <table:data-pilot-member table:name="36351" table:display="true" table:show-details="true"/>
                <table:data-pilot-member table:name="36352" table:display="true" table:show-details="true"/>
                <table:data-pilot-member table:name="36358" table:display="true" table:show-details="true"/>
                <table:data-pilot-member table:name="36363" table:display="true" table:show-details="true"/>
                <table:data-pilot-member table:name="36375" table:display="true" table:show-details="true"/>
                <table:data-pilot-member table:name="36381" table:display="true" table:show-details="true"/>
                <table:data-pilot-member table:name="36389" table:display="true" table:show-details="true"/>
                <table:data-pilot-member table:name="36393" table:display="true" table:show-details="true"/>
                <table:data-pilot-member table:name="36394" table:display="true" table:show-details="true"/>
                <table:data-pilot-member table:name="36405" table:display="true" table:show-details="true"/>
                <table:data-pilot-member table:name="36406" table:display="true" table:show-details="true"/>
                <table:data-pilot-member table:name="36412" table:display="true" table:show-details="true"/>
                <table:data-pilot-member table:name="36413" table:display="true" table:show-details="true"/>
                <table:data-pilot-member table:name="36426" table:display="true" table:show-details="true"/>
                <table:data-pilot-member table:name="36432" table:display="true" table:show-details="true"/>
                <table:data-pilot-member table:name="36434" table:display="true" table:show-details="true"/>
                <table:data-pilot-member table:name="36465" table:display="true" table:show-details="true"/>
                <table:data-pilot-member table:name="36470" table:display="true" table:show-details="true"/>
                <table:data-pilot-member table:name="36475" table:display="true" table:show-details="true"/>
                <table:data-pilot-member table:name="36494" table:display="true" table:show-details="true"/>
                <table:data-pilot-member table:name="36501" table:display="true" table:show-details="true"/>
                <table:data-pilot-member table:name="36503" table:display="true" table:show-details="true"/>
                <table:data-pilot-member table:name="36509" table:display="true" table:show-details="true"/>
                <table:data-pilot-member table:name="36522" table:display="true" table:show-details="true"/>
                <table:data-pilot-member table:name="36526" table:display="true" table:show-details="true"/>
                <table:data-pilot-member table:name="36528" table:display="true" table:show-details="true"/>
                <table:data-pilot-member table:name="36535" table:display="true" table:show-details="true"/>
                <table:data-pilot-member table:name="36559" table:display="true" table:show-details="true"/>
                <table:data-pilot-member table:name="36560" table:display="true" table:show-details="true"/>
                <table:data-pilot-member table:name="36582" table:display="true" table:show-details="true"/>
                <table:data-pilot-member table:name="36591" table:display="true" table:show-details="true"/>
                <table:data-pilot-member table:name="36600" table:display="true" table:show-details="true"/>
                <table:data-pilot-member table:name="36617" table:display="true" table:show-details="true"/>
                <table:data-pilot-member table:name="36626" table:display="true" table:show-details="true"/>
                <table:data-pilot-member table:name="36631" table:display="true" table:show-details="true"/>
                <table:data-pilot-member table:name="36638" table:display="true" table:show-details="true"/>
                <table:data-pilot-member table:name="36643" table:display="true" table:show-details="true"/>
                <table:data-pilot-member table:name="36649" table:display="true" table:show-details="true"/>
                <table:data-pilot-member table:name="36650" table:display="true" table:show-details="true"/>
                <table:data-pilot-member table:name="36659" table:display="true" table:show-details="true"/>
                <table:data-pilot-member table:name="36662" table:display="true" table:show-details="true"/>
                <table:data-pilot-member table:name="36665" table:display="true" table:show-details="true"/>
                <table:data-pilot-member table:name="36667" table:display="true" table:show-details="true"/>
                <table:data-pilot-member table:name="36690" table:display="true" table:show-details="true"/>
                <table:data-pilot-member table:name="36692" table:display="true" table:show-details="true"/>
                <table:data-pilot-member table:name="36696" table:display="true" table:show-details="true"/>
                <table:data-pilot-member table:name="36697" table:display="true" table:show-details="true"/>
                <table:data-pilot-member table:name="36708" table:display="true" table:show-details="true"/>
                <table:data-pilot-member table:name="36718" table:display="true" table:show-details="true"/>
                <table:data-pilot-member table:name="36719" table:display="true" table:show-details="true"/>
                <table:data-pilot-member table:name="36726" table:display="true" table:show-details="true"/>
                <table:data-pilot-member table:name="36751" table:display="true" table:show-details="true"/>
                <table:data-pilot-member table:name="36768" table:display="true" table:show-details="true"/>
                <table:data-pilot-member table:name="36771" table:display="true" table:show-details="true"/>
                <table:data-pilot-member table:name="36780" table:display="true" table:show-details="true"/>
                <table:data-pilot-member table:name="36784" table:display="true" table:show-details="true"/>
                <table:data-pilot-member table:name="36799" table:display="true" table:show-details="true"/>
                <table:data-pilot-member table:name="36800" table:display="true" table:show-details="true"/>
                <table:data-pilot-member table:name="36803" table:display="true" table:show-details="true"/>
                <table:data-pilot-member table:name="36817" table:display="true" table:show-details="true"/>
                <table:data-pilot-member table:name="36821" table:display="true" table:show-details="true"/>
                <table:data-pilot-member table:name="36823" table:display="true" table:show-details="true"/>
                <table:data-pilot-member table:name="36824" table:display="true" table:show-details="true"/>
                <table:data-pilot-member table:name="36826" table:display="true" table:show-details="true"/>
                <table:data-pilot-member table:name="36828" table:display="true" table:show-details="true"/>
                <table:data-pilot-member table:name="36834" table:display="true" table:show-details="true"/>
                <table:data-pilot-member table:name="36842" table:display="true" table:show-details="true"/>
                <table:data-pilot-member table:name="36846" table:display="true" table:show-details="true"/>
                <table:data-pilot-member table:name="36852" table:display="true" table:show-details="true"/>
                <table:data-pilot-member table:name="36859" table:display="true" table:show-details="true"/>
                <table:data-pilot-member table:name="36866" table:display="true" table:show-details="true"/>
                <table:data-pilot-member table:name="36880" table:display="true" table:show-details="true"/>
                <table:data-pilot-member table:name="36885" table:display="true" table:show-details="true"/>
                <table:data-pilot-member table:name="36901" table:display="true" table:show-details="true"/>
                <table:data-pilot-member table:name="36907" table:display="true" table:show-details="true"/>
                <table:data-pilot-member table:name="36910" table:display="true" table:show-details="true"/>
                <table:data-pilot-member table:name="36916" table:display="true" table:show-details="true"/>
                <table:data-pilot-member table:name="36917" table:display="true" table:show-details="true"/>
                <table:data-pilot-member table:name="36918" table:display="true" table:show-details="true"/>
                <table:data-pilot-member table:name="36919" table:display="true" table:show-details="true"/>
                <table:data-pilot-member table:name="36920" table:display="true" table:show-details="true"/>
                <table:data-pilot-member table:name="36928" table:display="true" table:show-details="true"/>
                <table:data-pilot-member table:name="36932" table:display="true" table:show-details="true"/>
                <table:data-pilot-member table:name="36940" table:display="true" table:show-details="true"/>
                <table:data-pilot-member table:name="36950" table:display="true" table:show-details="true"/>
                <table:data-pilot-member table:name="36952" table:display="true" table:show-details="true"/>
                <table:data-pilot-member table:name="36956" table:display="true" table:show-details="true"/>
                <table:data-pilot-member table:name="36962" table:display="true" table:show-details="true"/>
                <table:data-pilot-member table:name="36963" table:display="true" table:show-details="true"/>
                <table:data-pilot-member table:name="36964" table:display="true" table:show-details="true"/>
                <table:data-pilot-member table:name="36972" table:display="true" table:show-details="true"/>
                <table:data-pilot-member table:name="36973" table:display="true" table:show-details="true"/>
                <table:data-pilot-member table:name="36976" table:display="true" table:show-details="true"/>
                <table:data-pilot-member table:name="36978" table:display="true" table:show-details="true"/>
                <table:data-pilot-member table:name="36981" table:display="true" table:show-details="true"/>
                <table:data-pilot-member table:name="36993" table:display="true" table:show-details="true"/>
                <table:data-pilot-member table:name="37006" table:display="true" table:show-details="true"/>
                <table:data-pilot-member table:name="37015" table:display="true" table:show-details="true"/>
                <table:data-pilot-member table:name="37021" table:display="true" table:show-details="true"/>
                <table:data-pilot-member table:name="37034" table:display="true" table:show-details="true"/>
                <table:data-pilot-member table:name="37038" table:display="true" table:show-details="true"/>
                <table:data-pilot-member table:name="37039" table:display="true" table:show-details="true"/>
                <table:data-pilot-member table:name="37044" table:display="true" table:show-details="true"/>
                <table:data-pilot-member table:name="37049" table:display="true" table:show-details="true"/>
                <table:data-pilot-member table:name="37051" table:display="true" table:show-details="true"/>
                <table:data-pilot-member table:name="37056" table:display="true" table:show-details="true"/>
                <table:data-pilot-member table:name="37057" table:display="true" table:show-details="true"/>
                <table:data-pilot-member table:name="37063" table:display="true" table:show-details="true"/>
                <table:data-pilot-member table:name="37069" table:display="true" table:show-details="true"/>
                <table:data-pilot-member table:name="37071" table:display="true" table:show-details="true"/>
                <table:data-pilot-member table:name="37082" table:display="true" table:show-details="true"/>
                <table:data-pilot-member table:name="37091" table:display="true" table:show-details="true"/>
                <table:data-pilot-member table:name="37092" table:display="true" table:show-details="true"/>
                <table:data-pilot-member table:name="37108" table:display="true" table:show-details="true"/>
                <table:data-pilot-member table:name="37121" table:display="true" table:show-details="true"/>
                <table:data-pilot-member table:name="37122" table:display="true" table:show-details="true"/>
                <table:data-pilot-member table:name="37133" table:display="true" table:show-details="true"/>
                <table:data-pilot-member table:name="37134" table:display="true" table:show-details="true"/>
                <table:data-pilot-member table:name="37140" table:display="true" table:show-details="true"/>
                <table:data-pilot-member table:name="37141" table:display="true" table:show-details="true"/>
                <table:data-pilot-member table:name="37142" table:display="true" table:show-details="true"/>
                <table:data-pilot-member table:name="37145" table:display="true" table:show-details="true"/>
                <table:data-pilot-member table:name="37152" table:display="true" table:show-details="true"/>
                <table:data-pilot-member table:name="37161" table:display="true" table:show-details="true"/>
                <table:data-pilot-member table:name="37173" table:display="true" table:show-details="true"/>
                <table:data-pilot-member table:name="37178" table:display="true" table:show-details="true"/>
                <table:data-pilot-member table:name="37190" table:display="true" table:show-details="true"/>
                <table:data-pilot-member table:name="37192" table:display="true" table:show-details="true"/>
                <table:data-pilot-member table:name="37215" table:display="true" table:show-details="true"/>
                <table:data-pilot-member table:name="37222" table:display="true" table:show-details="true"/>
                <table:data-pilot-member table:name="37237" table:display="true" table:show-details="true"/>
                <table:data-pilot-member table:name="37242" table:display="true" table:show-details="true"/>
                <table:data-pilot-member table:name="37250" table:display="true" table:show-details="true"/>
                <table:data-pilot-member table:name="37254" table:display="true" table:show-details="true"/>
                <table:data-pilot-member table:name="37274" table:display="true" table:show-details="true"/>
                <table:data-pilot-member table:name="37277" table:display="true" table:show-details="true"/>
                <table:data-pilot-member table:name="37280" table:display="true" table:show-details="true"/>
                <table:data-pilot-member table:name="37282" table:display="true" table:show-details="true"/>
                <table:data-pilot-member table:name="37292" table:display="true" table:show-details="true"/>
                <table:data-pilot-member table:name="37295" table:display="true" table:show-details="true"/>
                <table:data-pilot-member table:name="37304" table:display="true" table:show-details="true"/>
                <table:data-pilot-member table:name="37306" table:display="true" table:show-details="true"/>
                <table:data-pilot-member table:name="37320" table:display="true" table:show-details="true"/>
                <table:data-pilot-member table:name="37325" table:display="true" table:show-details="true"/>
                <table:data-pilot-member table:name="37327" table:display="true" table:show-details="true"/>
                <table:data-pilot-member table:name="37328" table:display="true" table:show-details="true"/>
                <table:data-pilot-member table:name="37334" table:display="true" table:show-details="true"/>
                <table:data-pilot-member table:name="37335" table:display="true" table:show-details="true"/>
                <table:data-pilot-member table:name="37337" table:display="true" table:show-details="true"/>
                <table:data-pilot-member table:name="37338" table:display="true" table:show-details="true"/>
                <table:data-pilot-member table:name="37339" table:display="true" table:show-details="true"/>
                <table:data-pilot-member table:name="37346" table:display="true" table:show-details="true"/>
                <table:data-pilot-member table:name="37351" table:display="true" table:show-details="true"/>
                <table:data-pilot-member table:name="37356" table:display="true" table:show-details="true"/>
                <table:data-pilot-member table:name="37362" table:display="true" table:show-details="true"/>
                <table:data-pilot-member table:name="37365" table:display="true" table:show-details="true"/>
                <table:data-pilot-member table:name="37370" table:display="true" table:show-details="true"/>
                <table:data-pilot-member table:name="37375" table:display="true" table:show-details="true"/>
                <table:data-pilot-member table:name="37379" table:display="true" table:show-details="true"/>
                <table:data-pilot-member table:name="37383" table:display="true" table:show-details="true"/>
                <table:data-pilot-member table:name="37384" table:display="true" table:show-details="true"/>
                <table:data-pilot-member table:name="37398" table:display="true" table:show-details="true"/>
                <table:data-pilot-member table:name="37404" table:display="true" table:show-details="true"/>
                <table:data-pilot-member table:name="37408" table:display="true" table:show-details="true"/>
                <table:data-pilot-member table:name="37432" table:display="true" table:show-details="true"/>
                <table:data-pilot-member table:name="37463" table:display="true" table:show-details="true"/>
                <table:data-pilot-member table:name="37464" table:display="true" table:show-details="true"/>
                <table:data-pilot-member table:name="37467" table:display="true" table:show-details="true"/>
                <table:data-pilot-member table:name="37474" table:display="true" table:show-details="true"/>
                <table:data-pilot-member table:name="37484" table:display="true" table:show-details="true"/>
                <table:data-pilot-member table:name="37491" table:display="true" table:show-details="true"/>
                <table:data-pilot-member table:name="37510" table:display="true" table:show-details="true"/>
                <table:data-pilot-member table:name="37526" table:display="true" table:show-details="true"/>
                <table:data-pilot-member table:name="37537" table:display="true" table:show-details="true"/>
                <table:data-pilot-member table:name="37572" table:display="true" table:show-details="true"/>
                <table:data-pilot-member table:name="37579" table:display="true" table:show-details="true"/>
                <table:data-pilot-member table:name="37581" table:display="true" table:show-details="true"/>
                <table:data-pilot-member table:name="37582" table:display="true" table:show-details="true"/>
                <table:data-pilot-member table:name="37600" table:display="true" table:show-details="true"/>
                <table:data-pilot-member table:name="37609" table:display="true" table:show-details="true"/>
                <table:data-pilot-member table:name="37614" table:display="true" table:show-details="true"/>
                <table:data-pilot-member table:name="37625" table:display="true" table:show-details="true"/>
                <table:data-pilot-member table:name="37627" table:display="true" table:show-details="true"/>
                <table:data-pilot-member table:name="37630" table:display="true" table:show-details="true"/>
                <table:data-pilot-member table:name="37632" table:display="true" table:show-details="true"/>
                <table:data-pilot-member table:name="37644" table:display="true" table:show-details="true"/>
                <table:data-pilot-member table:name="37648" table:display="true" table:show-details="true"/>
                <table:data-pilot-member table:name="37649" table:display="true" table:show-details="true"/>
                <table:data-pilot-member table:name="37652" table:display="true" table:show-details="true"/>
                <table:data-pilot-member table:name="37654" table:display="true" table:show-details="true"/>
                <table:data-pilot-member table:name="37656" table:display="true" table:show-details="true"/>
                <table:data-pilot-member table:name="37661" table:display="true" table:show-details="true"/>
                <table:data-pilot-member table:name="37692" table:display="true" table:show-details="true"/>
                <table:data-pilot-member table:name="37693" table:display="true" table:show-details="true"/>
                <table:data-pilot-member table:name="37702" table:display="true" table:show-details="true"/>
                <table:data-pilot-member table:name="37708" table:display="true" table:show-details="true"/>
                <table:data-pilot-member table:name="37718" table:display="true" table:show-details="true"/>
                <table:data-pilot-member table:name="37720" table:display="true" table:show-details="true"/>
                <table:data-pilot-member table:name="37732" table:display="true" table:show-details="true"/>
                <table:data-pilot-member table:name="37734" table:display="true" table:show-details="true"/>
                <table:data-pilot-member table:name="37740" table:display="true" table:show-details="true"/>
                <table:data-pilot-member table:name="37743" table:display="true" table:show-details="true"/>
                <table:data-pilot-member table:name="37748" table:display="true" table:show-details="true"/>
                <table:data-pilot-member table:name="37751" table:display="true" table:show-details="true"/>
                <table:data-pilot-member table:name="37756" table:display="true" table:show-details="true"/>
                <table:data-pilot-member table:name="37776" table:display="true" table:show-details="true"/>
                <table:data-pilot-member table:name="37785" table:display="true" table:show-details="true"/>
                <table:data-pilot-member table:name="37795" table:display="true" table:show-details="true"/>
                <table:data-pilot-member table:name="37801" table:display="true" table:show-details="true"/>
                <table:data-pilot-member table:name="37806" table:display="true" table:show-details="true"/>
                <table:data-pilot-member table:name="37808" table:display="true" table:show-details="true"/>
                <table:data-pilot-member table:name="37818" table:display="true" table:show-details="true"/>
                <table:data-pilot-member table:name="37829" table:display="true" table:show-details="true"/>
                <table:data-pilot-member table:name="37841" table:display="true" table:show-details="true"/>
                <table:data-pilot-member table:name="37862" table:display="true" table:show-details="true"/>
                <table:data-pilot-member table:name="37873" table:display="true" table:show-details="true"/>
                <table:data-pilot-member table:name="37877" table:display="true" table:show-details="true"/>
                <table:data-pilot-member table:name="37884" table:display="true" table:show-details="true"/>
                <table:data-pilot-member table:name="37901" table:display="true" table:show-details="true"/>
                <table:data-pilot-member table:name="37934" table:display="true" table:show-details="true"/>
                <table:data-pilot-member table:name="37943" table:display="true" table:show-details="true"/>
                <table:data-pilot-member table:name="37946" table:display="true" table:show-details="true"/>
                <table:data-pilot-member table:name="37948" table:display="true" table:show-details="true"/>
                <table:data-pilot-member table:name="37956" table:display="true" table:show-details="true"/>
                <table:data-pilot-member table:name="37964" table:display="true" table:show-details="true"/>
                <table:data-pilot-member table:name="37974" table:display="true" table:show-details="true"/>
                <table:data-pilot-member table:name="37979" table:display="true" table:show-details="true"/>
                <table:data-pilot-member table:name="37982" table:display="true" table:show-details="true"/>
                <table:data-pilot-member table:name="38000" table:display="true" table:show-details="true"/>
                <table:data-pilot-member table:name="38006" table:display="true" table:show-details="true"/>
                <table:data-pilot-member table:name="38008" table:display="true" table:show-details="true"/>
                <table:data-pilot-member table:name="38019" table:display="true" table:show-details="true"/>
                <table:data-pilot-member table:name="38020" table:display="true" table:show-details="true"/>
                <table:data-pilot-member table:name="38025" table:display="true" table:show-details="true"/>
                <table:data-pilot-member table:name="38036" table:display="true" table:show-details="true"/>
                <table:data-pilot-member table:name="38044" table:display="true" table:show-details="true"/>
                <table:data-pilot-member table:name="38071" table:display="true" table:show-details="true"/>
                <table:data-pilot-member table:name="38095" table:display="true" table:show-details="true"/>
                <table:data-pilot-member table:name="38101" table:display="true" table:show-details="true"/>
                <table:data-pilot-member table:name="38104" table:display="true" table:show-details="true"/>
                <table:data-pilot-member table:name="38108" table:display="true" table:show-details="true"/>
                <table:data-pilot-member table:name="38119" table:display="true" table:show-details="true"/>
                <table:data-pilot-member table:name="38130" table:display="true" table:show-details="true"/>
                <table:data-pilot-member table:name="38133" table:display="true" table:show-details="true"/>
                <table:data-pilot-member table:name="38143" table:display="true" table:show-details="true"/>
                <table:data-pilot-member table:name="38158" table:display="true" table:show-details="true"/>
                <table:data-pilot-member table:name="38170" table:display="true" table:show-details="true"/>
                <table:data-pilot-member table:name="38175" table:display="true" table:show-details="true"/>
                <table:data-pilot-member table:name="38182" table:display="true" table:show-details="true"/>
                <table:data-pilot-member table:name="38187" table:display="true" table:show-details="true"/>
                <table:data-pilot-member table:name="38188" table:display="true" table:show-details="true"/>
                <table:data-pilot-member table:name="38189" table:display="true" table:show-details="true"/>
                <table:data-pilot-member table:name="38195" table:display="true" table:show-details="true"/>
                <table:data-pilot-member table:name="38211" table:display="true" table:show-details="true"/>
                <table:data-pilot-member table:name="38230" table:display="true" table:show-details="true"/>
                <table:data-pilot-member table:name="38237" table:display="true" table:show-details="true"/>
                <table:data-pilot-member table:name="38252" table:display="true" table:show-details="true"/>
                <table:data-pilot-member table:name="38258" table:display="true" table:show-details="true"/>
                <table:data-pilot-member table:name="38266" table:display="true" table:show-details="true"/>
                <table:data-pilot-member table:name="38269" table:display="true" table:show-details="true"/>
                <table:data-pilot-member table:name="38270" table:display="true" table:show-details="true"/>
                <table:data-pilot-member table:name="38280" table:display="true" table:show-details="true"/>
                <table:data-pilot-member table:name="38299" table:display="true" table:show-details="true"/>
                <table:data-pilot-member table:name="38301" table:display="true" table:show-details="true"/>
                <table:data-pilot-member table:name="38302" table:display="true" table:show-details="true"/>
                <table:data-pilot-member table:name="38317" table:display="true" table:show-details="true"/>
                <table:data-pilot-member table:name="38321" table:display="true" table:show-details="true"/>
                <table:data-pilot-member table:name="38336" table:display="true" table:show-details="true"/>
                <table:data-pilot-member table:name="38338" table:display="true" table:show-details="true"/>
                <table:data-pilot-member table:name="38343" table:display="true" table:show-details="true"/>
                <table:data-pilot-member table:name="38349" table:display="true" table:show-details="true"/>
                <table:data-pilot-member table:name="38373" table:display="true" table:show-details="true"/>
                <table:data-pilot-member table:name="38376" table:display="true" table:show-details="true"/>
                <table:data-pilot-member table:name="38380" table:display="true" table:show-details="true"/>
                <table:data-pilot-member table:name="38383" table:display="true" table:show-details="true"/>
                <table:data-pilot-member table:name="38400" table:display="true" table:show-details="true"/>
                <table:data-pilot-member table:name="38402" table:display="true" table:show-details="true"/>
                <table:data-pilot-member table:name="38404" table:display="true" table:show-details="true"/>
                <table:data-pilot-member table:name="38409" table:display="true" table:show-details="true"/>
                <table:data-pilot-member table:name="38412" table:display="true" table:show-details="true"/>
                <table:data-pilot-member table:name="38416" table:display="true" table:show-details="true"/>
                <table:data-pilot-member table:name="38419" table:display="true" table:show-details="true"/>
                <table:data-pilot-member table:name="38420" table:display="true" table:show-details="true"/>
                <table:data-pilot-member table:name="38423" table:display="true" table:show-details="true"/>
                <table:data-pilot-member table:name="38431" table:display="true" table:show-details="true"/>
                <table:data-pilot-member table:name="38435" table:display="true" table:show-details="true"/>
                <table:data-pilot-member table:name="38444" table:display="true" table:show-details="true"/>
                <table:data-pilot-member table:name="38458" table:display="true" table:show-details="true"/>
                <table:data-pilot-member table:name="38459" table:display="true" table:show-details="true"/>
                <table:data-pilot-member table:name="38473" table:display="true" table:show-details="true"/>
                <table:data-pilot-member table:name="38474" table:display="true" table:show-details="true"/>
                <table:data-pilot-member table:name="38483" table:display="true" table:show-details="true"/>
                <table:data-pilot-member table:name="38484" table:display="true" table:show-details="true"/>
                <table:data-pilot-member table:name="38486" table:display="true" table:show-details="true"/>
                <table:data-pilot-member table:name="38499" table:display="true" table:show-details="true"/>
                <table:data-pilot-member table:name="38502" table:display="true" table:show-details="true"/>
                <table:data-pilot-member table:name="38511" table:display="true" table:show-details="true"/>
                <table:data-pilot-member table:name="38523" table:display="true" table:show-details="true"/>
                <table:data-pilot-member table:name="38529" table:display="true" table:show-details="true"/>
                <table:data-pilot-member table:name="38543" table:display="true" table:show-details="true"/>
                <table:data-pilot-member table:name="38548" table:display="true" table:show-details="true"/>
                <table:data-pilot-member table:name="38558" table:display="true" table:show-details="true"/>
                <table:data-pilot-member table:name="38559" table:display="true" table:show-details="true"/>
                <table:data-pilot-member table:name="38571" table:display="true" table:show-details="true"/>
                <table:data-pilot-member table:name="38579" table:display="true" table:show-details="true"/>
                <table:data-pilot-member table:name="38585" table:display="true" table:show-details="true"/>
                <table:data-pilot-member table:name="38591" table:display="true" table:show-details="true"/>
                <table:data-pilot-member table:name="38593" table:display="true" table:show-details="true"/>
                <table:data-pilot-member table:name="38596" table:display="true" table:show-details="true"/>
                <table:data-pilot-member table:name="38603" table:display="true" table:show-details="true"/>
                <table:data-pilot-member table:name="38607" table:display="true" table:show-details="true"/>
                <table:data-pilot-member table:name="38624" table:display="true" table:show-details="true"/>
                <table:data-pilot-member table:name="38629" table:display="true" table:show-details="true"/>
                <table:data-pilot-member table:name="38637" table:display="true" table:show-details="true"/>
                <table:data-pilot-member table:name="38639" table:display="true" table:show-details="true"/>
                <table:data-pilot-member table:name="38648" table:display="true" table:show-details="true"/>
                <table:data-pilot-member table:name="38650" table:display="true" table:show-details="true"/>
                <table:data-pilot-member table:name="38651" table:display="true" table:show-details="true"/>
                <table:data-pilot-member table:name="38653" table:display="true" table:show-details="true"/>
                <table:data-pilot-member table:name="38660" table:display="true" table:show-details="true"/>
                <table:data-pilot-member table:name="38667" table:display="true" table:show-details="true"/>
                <table:data-pilot-member table:name="38670" table:display="true" table:show-details="true"/>
                <table:data-pilot-member table:name="38674" table:display="true" table:show-details="true"/>
                <table:data-pilot-member table:name="38678" table:display="true" table:show-details="true"/>
                <table:data-pilot-member table:name="38686" table:display="true" table:show-details="true"/>
                <table:data-pilot-member table:name="38696" table:display="true" table:show-details="true"/>
                <table:data-pilot-member table:name="38698" table:display="true" table:show-details="true"/>
                <table:data-pilot-member table:name="38702" table:display="true" table:show-details="true"/>
                <table:data-pilot-member table:name="38721" table:display="true" table:show-details="true"/>
                <table:data-pilot-member table:name="38730" table:display="true" table:show-details="true"/>
                <table:data-pilot-member table:name="38734" table:display="true" table:show-details="true"/>
                <table:data-pilot-member table:name="38761" table:display="true" table:show-details="true"/>
                <table:data-pilot-member table:name="38776" table:display="true" table:show-details="true"/>
                <table:data-pilot-member table:name="38788" table:display="true" table:show-details="true"/>
                <table:data-pilot-member table:name="38794" table:display="true" table:show-details="true"/>
                <table:data-pilot-member table:name="38795" table:display="true" table:show-details="true"/>
                <table:data-pilot-member table:name="38796" table:display="true" table:show-details="true"/>
                <table:data-pilot-member table:name="38798" table:display="true" table:show-details="true"/>
                <table:data-pilot-member table:name="38803" table:display="true" table:show-details="true"/>
                <table:data-pilot-member table:name="38807" table:display="true" table:show-details="true"/>
                <table:data-pilot-member table:name="38817" table:display="true" table:show-details="true"/>
                <table:data-pilot-member table:name="38820" table:display="true" table:show-details="true"/>
                <table:data-pilot-member table:name="38830" table:display="true" table:show-details="true"/>
                <table:data-pilot-member table:name="38831" table:display="true" table:show-details="true"/>
                <table:data-pilot-member table:name="38842" table:display="true" table:show-details="true"/>
                <table:data-pilot-member table:name="38845" table:display="true" table:show-details="true"/>
                <table:data-pilot-member table:name="38862" table:display="true" table:show-details="true"/>
                <table:data-pilot-member table:name="38872" table:display="true" table:show-details="true"/>
                <table:data-pilot-member table:name="38882" table:display="true" table:show-details="true"/>
                <table:data-pilot-member table:name="38886" table:display="true" table:show-details="true"/>
                <table:data-pilot-member table:name="38906" table:display="true" table:show-details="true"/>
                <table:data-pilot-member table:name="38911" table:display="true" table:show-details="true"/>
                <table:data-pilot-member table:name="38915" table:display="true" table:show-details="true"/>
                <table:data-pilot-member table:name="38917" table:display="true" table:show-details="true"/>
                <table:data-pilot-member table:name="38924" table:display="true" table:show-details="true"/>
                <table:data-pilot-member table:name="38927" table:display="true" table:show-details="true"/>
                <table:data-pilot-member table:name="38936" table:display="true" table:show-details="true"/>
                <table:data-pilot-member table:name="38969" table:display="true" table:show-details="true"/>
                <table:data-pilot-member table:name="38972" table:display="true" table:show-details="true"/>
                <table:data-pilot-member table:name="38987" table:display="true" table:show-details="true"/>
                <table:data-pilot-member table:name="38990" table:display="true" table:show-details="true"/>
                <table:data-pilot-member table:name="38993" table:display="true" table:show-details="true"/>
                <table:data-pilot-member table:name="38999" table:display="true" table:show-details="true"/>
                <table:data-pilot-member table:name="39009" table:display="true" table:show-details="true"/>
                <table:data-pilot-member table:name="39016" table:display="true" table:show-details="true"/>
                <table:data-pilot-member table:name="39021" table:display="true" table:show-details="true"/>
                <table:data-pilot-member table:name="39024" table:display="true" table:show-details="true"/>
                <table:data-pilot-member table:name="39028" table:display="true" table:show-details="true"/>
                <table:data-pilot-member table:name="39060" table:display="true" table:show-details="true"/>
                <table:data-pilot-member table:name="39066" table:display="true" table:show-details="true"/>
                <table:data-pilot-member table:name="39067" table:display="true" table:show-details="true"/>
                <table:data-pilot-member table:name="39068" table:display="true" table:show-details="true"/>
                <table:data-pilot-member table:name="39093" table:display="true" table:show-details="true"/>
                <table:data-pilot-member table:name="39094" table:display="true" table:show-details="true"/>
                <table:data-pilot-member table:name="39118" table:display="true" table:show-details="true"/>
                <table:data-pilot-member table:name="39126" table:display="true" table:show-details="true"/>
                <table:data-pilot-member table:name="39137" table:display="true" table:show-details="true"/>
                <table:data-pilot-member table:name="39139" table:display="true" table:show-details="true"/>
                <table:data-pilot-member table:name="39140" table:display="true" table:show-details="true"/>
                <table:data-pilot-member table:name="39142" table:display="true" table:show-details="true"/>
                <table:data-pilot-member table:name="39152" table:display="true" table:show-details="true"/>
                <table:data-pilot-member table:name="39161" table:display="true" table:show-details="true"/>
                <table:data-pilot-member table:name="39164" table:display="true" table:show-details="true"/>
                <table:data-pilot-member table:name="39184" table:display="true" table:show-details="true"/>
                <table:data-pilot-member table:name="39188" table:display="true" table:show-details="true"/>
                <table:data-pilot-member table:name="39192" table:display="true" table:show-details="true"/>
                <table:data-pilot-member table:name="39207" table:display="true" table:show-details="true"/>
                <table:data-pilot-member table:name="39225" table:display="true" table:show-details="true"/>
                <table:data-pilot-member table:name="39226" table:display="true" table:show-details="true"/>
                <table:data-pilot-member table:name="39227" table:display="true" table:show-details="true"/>
                <table:data-pilot-member table:name="39258" table:display="true" table:show-details="true"/>
                <table:data-pilot-member table:name="39260" table:display="true" table:show-details="true"/>
                <table:data-pilot-member table:name="39261" table:display="true" table:show-details="true"/>
                <table:data-pilot-member table:name="39264" table:display="true" table:show-details="true"/>
                <table:data-pilot-member table:name="39270" table:display="true" table:show-details="true"/>
                <table:data-pilot-member table:name="39272" table:display="true" table:show-details="true"/>
                <table:data-pilot-member table:name="39277" table:display="true" table:show-details="true"/>
                <table:data-pilot-member table:name="39283" table:display="true" table:show-details="true"/>
                <table:data-pilot-member table:name="39285" table:display="true" table:show-details="true"/>
                <table:data-pilot-member table:name="39292" table:display="true" table:show-details="true"/>
                <table:data-pilot-member table:name="39304" table:display="true" table:show-details="true"/>
                <table:data-pilot-member table:name="39315" table:display="true" table:show-details="true"/>
                <table:data-pilot-member table:name="39319" table:display="true" table:show-details="true"/>
                <table:data-pilot-member table:name="39327" table:display="true" table:show-details="true"/>
                <table:data-pilot-member table:name="39328" table:display="true" table:show-details="true"/>
                <table:data-pilot-member table:name="39329" table:display="true" table:show-details="true"/>
                <table:data-pilot-member table:name="39344" table:display="true" table:show-details="true"/>
                <table:data-pilot-member table:name="39369" table:display="true" table:show-details="true"/>
                <table:data-pilot-member table:name="39378" table:display="true" table:show-details="true"/>
                <table:data-pilot-member table:name="39388" table:display="true" table:show-details="true"/>
                <table:data-pilot-member table:name="39393" table:display="true" table:show-details="true"/>
                <table:data-pilot-member table:name="39397" table:display="true" table:show-details="true"/>
                <table:data-pilot-member table:name="39402" table:display="true" table:show-details="true"/>
                <table:data-pilot-member table:name="39414" table:display="true" table:show-details="true"/>
                <table:data-pilot-member table:name="39421" table:display="true" table:show-details="true"/>
                <table:data-pilot-member table:name="39432" table:display="true" table:show-details="true"/>
                <table:data-pilot-member table:name="39433" table:display="true" table:show-details="true"/>
                <table:data-pilot-member table:name="39438" table:display="true" table:show-details="true"/>
                <table:data-pilot-member table:name="39439" table:display="true" table:show-details="true"/>
                <table:data-pilot-member table:name="39449" table:display="true" table:show-details="true"/>
                <table:data-pilot-member table:name="39475" table:display="true" table:show-details="true"/>
                <table:data-pilot-member table:name="39476" table:display="true" table:show-details="true"/>
                <table:data-pilot-member table:name="39485" table:display="true" table:show-details="true"/>
                <table:data-pilot-member table:name="39500" table:display="true" table:show-details="true"/>
                <table:data-pilot-member table:name="39507" table:display="true" table:show-details="true"/>
                <table:data-pilot-member table:name="39516" table:display="true" table:show-details="true"/>
                <table:data-pilot-member table:name="39519" table:display="true" table:show-details="true"/>
                <table:data-pilot-member table:name="39526" table:display="true" table:show-details="true"/>
                <table:data-pilot-member table:name="39533" table:display="true" table:show-details="true"/>
                <table:data-pilot-member table:name="39541" table:display="true" table:show-details="true"/>
                <table:data-pilot-member table:name="39544" table:display="true" table:show-details="true"/>
                <table:data-pilot-member table:name="39549" table:display="true" table:show-details="true"/>
                <table:data-pilot-member table:name="39554" table:display="true" table:show-details="true"/>
                <table:data-pilot-member table:name="39557" table:display="true" table:show-details="true"/>
                <table:data-pilot-member table:name="39575" table:display="true" table:show-details="true"/>
                <table:data-pilot-member table:name="39585" table:display="true" table:show-details="true"/>
                <table:data-pilot-member table:name="39593" table:display="true" table:show-details="true"/>
                <table:data-pilot-member table:name="39599" table:display="true" table:show-details="true"/>
                <table:data-pilot-member table:name="39614" table:display="true" table:show-details="true"/>
                <table:data-pilot-member table:name="39624" table:display="true" table:show-details="true"/>
                <table:data-pilot-member table:name="39636" table:display="true" table:show-details="true"/>
                <table:data-pilot-member table:name="39645" table:display="true" table:show-details="true"/>
                <table:data-pilot-member table:name="39648" table:display="true" table:show-details="true"/>
                <table:data-pilot-member table:name="39658" table:display="true" table:show-details="true"/>
                <table:data-pilot-member table:name="39671" table:display="true" table:show-details="true"/>
                <table:data-pilot-member table:name="39672" table:display="true" table:show-details="true"/>
                <table:data-pilot-member table:name="39676" table:display="true" table:show-details="true"/>
                <table:data-pilot-member table:name="39686" table:display="true" table:show-details="true"/>
                <table:data-pilot-member table:name="39701" table:display="true" table:show-details="true"/>
                <table:data-pilot-member table:name="39706" table:display="true" table:show-details="true"/>
                <table:data-pilot-member table:name="39710" table:display="true" table:show-details="true"/>
                <table:data-pilot-member table:name="39716" table:display="true" table:show-details="true"/>
                <table:data-pilot-member table:name="39717" table:display="true" table:show-details="true"/>
                <table:data-pilot-member table:name="39721" table:display="true" table:show-details="true"/>
                <table:data-pilot-member table:name="39725" table:display="true" table:show-details="true"/>
                <table:data-pilot-member table:name="39726" table:display="true" table:show-details="true"/>
                <table:data-pilot-member table:name="39741" table:display="true" table:show-details="true"/>
                <table:data-pilot-member table:name="39765" table:display="true" table:show-details="true"/>
                <table:data-pilot-member table:name="39774" table:display="true" table:show-details="true"/>
                <table:data-pilot-member table:name="39776" table:display="true" table:show-details="true"/>
                <table:data-pilot-member table:name="39782" table:display="true" table:show-details="true"/>
                <table:data-pilot-member table:name="39784" table:display="true" table:show-details="true"/>
                <table:data-pilot-member table:name="39786" table:display="true" table:show-details="true"/>
                <table:data-pilot-member table:name="39792" table:display="true" table:show-details="true"/>
                <table:data-pilot-member table:name="39804" table:display="true" table:show-details="true"/>
                <table:data-pilot-member table:name="39805" table:display="true" table:show-details="true"/>
                <table:data-pilot-member table:name="39814" table:display="true" table:show-details="true"/>
                <table:data-pilot-member table:name="39816" table:display="true" table:show-details="true"/>
                <table:data-pilot-member table:name="39818" table:display="true" table:show-details="true"/>
                <table:data-pilot-member table:name="39821" table:display="true" table:show-details="true"/>
                <table:data-pilot-member table:name="39837" table:display="true" table:show-details="true"/>
                <table:data-pilot-member table:name="39856" table:display="true" table:show-details="true"/>
                <table:data-pilot-member table:name="39863" table:display="true" table:show-details="true"/>
                <table:data-pilot-member table:name="39875" table:display="true" table:show-details="true"/>
                <table:data-pilot-member table:name="39879" table:display="true" table:show-details="true"/>
                <table:data-pilot-member table:name="39883" table:display="true" table:show-details="true"/>
                <table:data-pilot-member table:name="39885" table:display="true" table:show-details="true"/>
                <table:data-pilot-member table:name="39888" table:display="true" table:show-details="true"/>
                <table:data-pilot-member table:name="39900" table:display="true" table:show-details="true"/>
                <table:data-pilot-member table:name="39910" table:display="true" table:show-details="true"/>
                <table:data-pilot-member table:name="39926" table:display="true" table:show-details="true"/>
                <table:data-pilot-member table:name="39963" table:display="true" table:show-details="true"/>
                <table:data-pilot-member table:name="39966" table:display="true" table:show-details="true"/>
                <table:data-pilot-member table:name="39990" table:display="true" table:show-details="true"/>
                <table:data-pilot-member table:name="40004" table:display="true" table:show-details="true"/>
                <table:data-pilot-member table:name="40013" table:display="true" table:show-details="true"/>
                <table:data-pilot-member table:name="40015" table:display="true" table:show-details="true"/>
                <table:data-pilot-member table:name="40020" table:display="true" table:show-details="true"/>
                <table:data-pilot-member table:name="40025" table:display="true" table:show-details="true"/>
                <table:data-pilot-member table:name="40028" table:display="true" table:show-details="true"/>
                <table:data-pilot-member table:name="40033" table:display="true" table:show-details="true"/>
                <table:data-pilot-member table:name="40045" table:display="true" table:show-details="true"/>
                <table:data-pilot-member table:name="40064" table:display="true" table:show-details="true"/>
                <table:data-pilot-member table:name="40068" table:display="true" table:show-details="true"/>
                <table:data-pilot-member table:name="40071" table:display="true" table:show-details="true"/>
                <table:data-pilot-member table:name="40075" table:display="true" table:show-details="true"/>
                <table:data-pilot-member table:name="40089" table:display="true" table:show-details="true"/>
                <table:data-pilot-member table:name="40111" table:display="true" table:show-details="true"/>
                <table:data-pilot-member table:name="40123" table:display="true" table:show-details="true"/>
                <table:data-pilot-member table:name="40128" table:display="true" table:show-details="true"/>
                <table:data-pilot-member table:name="40132" table:display="true" table:show-details="true"/>
                <table:data-pilot-member table:name="40139" table:display="true" table:show-details="true"/>
                <table:data-pilot-member table:name="40144" table:display="true" table:show-details="true"/>
                <table:data-pilot-member table:name="40168" table:display="true" table:show-details="true"/>
                <table:data-pilot-member table:name="40173" table:display="true" table:show-details="true"/>
                <table:data-pilot-member table:name="40178" table:display="true" table:show-details="true"/>
                <table:data-pilot-member table:name="40187" table:display="true" table:show-details="true"/>
                <table:data-pilot-member table:name="40188" table:display="true" table:show-details="true"/>
                <table:data-pilot-member table:name="40194" table:display="true" table:show-details="true"/>
                <table:data-pilot-member table:name="40214" table:display="true" table:show-details="true"/>
                <table:data-pilot-member table:name="40226" table:display="true" table:show-details="true"/>
                <table:data-pilot-member table:name="40242" table:display="true" table:show-details="true"/>
                <table:data-pilot-member table:name="40256" table:display="true" table:show-details="true"/>
                <table:data-pilot-member table:name="40267" table:display="true" table:show-details="true"/>
                <table:data-pilot-member table:name="40292" table:display="true" table:show-details="true"/>
                <table:data-pilot-member table:name="40293" table:display="true" table:show-details="true"/>
                <table:data-pilot-member table:name="40313" table:display="true" table:show-details="true"/>
                <table:data-pilot-member table:name="40318" table:display="true" table:show-details="true"/>
                <table:data-pilot-member table:name="40321" table:display="true" table:show-details="true"/>
                <table:data-pilot-member table:name="40324" table:display="true" table:show-details="true"/>
                <table:data-pilot-member table:name="40330" table:display="true" table:show-details="true"/>
                <table:data-pilot-member table:name="40340" table:display="true" table:show-details="true"/>
                <table:data-pilot-member table:name="40348" table:display="true" table:show-details="true"/>
                <table:data-pilot-member table:name="40366" table:display="true" table:show-details="true"/>
                <table:data-pilot-member table:name="40383" table:display="true" table:show-details="true"/>
                <table:data-pilot-member table:name="40388" table:display="true" table:show-details="true"/>
                <table:data-pilot-member table:name="40389" table:display="true" table:show-details="true"/>
                <table:data-pilot-member table:name="40405" table:display="true" table:show-details="true"/>
                <table:data-pilot-member table:name="40406" table:display="true" table:show-details="true"/>
                <table:data-pilot-member table:name="40407" table:display="true" table:show-details="true"/>
                <table:data-pilot-member table:name="40415" table:display="true" table:show-details="true"/>
                <table:data-pilot-member table:name="40424" table:display="true" table:show-details="true"/>
                <table:data-pilot-member table:name="40428" table:display="true" table:show-details="true"/>
                <table:data-pilot-member table:name="40444" table:display="true" table:show-details="true"/>
                <table:data-pilot-member table:name="40454" table:display="true" table:show-details="true"/>
                <table:data-pilot-member table:name="40486" table:display="true" table:show-details="true"/>
                <table:data-pilot-member table:name="40491" table:display="true" table:show-details="true"/>
                <table:data-pilot-member table:name="40494" table:display="true" table:show-details="true"/>
                <table:data-pilot-member table:name="40497" table:display="true" table:show-details="true"/>
                <table:data-pilot-member table:name="40508" table:display="true" table:show-details="true"/>
                <table:data-pilot-member table:name="40510" table:display="true" table:show-details="true"/>
                <table:data-pilot-member table:name="40523" table:display="true" table:show-details="true"/>
                <table:data-pilot-member table:name="40527" table:display="true" table:show-details="true"/>
                <table:data-pilot-member table:name="40550" table:display="true" table:show-details="true"/>
                <table:data-pilot-member table:name="40561" table:display="true" table:show-details="true"/>
                <table:data-pilot-member table:name="40563" table:display="true" table:show-details="true"/>
                <table:data-pilot-member table:name="40586" table:display="true" table:show-details="true"/>
                <table:data-pilot-member table:name="40587" table:display="true" table:show-details="true"/>
                <table:data-pilot-member table:name="40589" table:display="true" table:show-details="true"/>
                <table:data-pilot-member table:name="40591" table:display="true" table:show-details="true"/>
                <table:data-pilot-member table:name="40609" table:display="true" table:show-details="true"/>
                <table:data-pilot-member table:name="40613" table:display="true" table:show-details="true"/>
                <table:data-pilot-member table:name="40615" table:display="true" table:show-details="true"/>
                <table:data-pilot-member table:name="40636" table:display="true" table:show-details="true"/>
                <table:data-pilot-member table:name="40647" table:display="true" table:show-details="true"/>
                <table:data-pilot-member table:name="40648" table:display="true" table:show-details="true"/>
                <table:data-pilot-member table:name="40649" table:display="true" table:show-details="true"/>
                <table:data-pilot-member table:name="40657" table:display="true" table:show-details="true"/>
                <table:data-pilot-member table:name="40659" table:display="true" table:show-details="true"/>
                <table:data-pilot-member table:name="40669" table:display="true" table:show-details="true"/>
                <table:data-pilot-member table:name="40671" table:display="true" table:show-details="true"/>
                <table:data-pilot-member table:name="40672" table:display="true" table:show-details="true"/>
                <table:data-pilot-member table:name="40691" table:display="true" table:show-details="true"/>
                <table:data-pilot-member table:name="40698" table:display="true" table:show-details="true"/>
                <table:data-pilot-member table:name="40704" table:display="true" table:show-details="true"/>
                <table:data-pilot-member table:name="40724" table:display="true" table:show-details="true"/>
                <table:data-pilot-member table:name="40731" table:display="true" table:show-details="true"/>
                <table:data-pilot-member table:name="40747" table:display="true" table:show-details="true"/>
                <table:data-pilot-member table:name="40752" table:display="true" table:show-details="true"/>
                <table:data-pilot-member table:name="40760" table:display="true" table:show-details="true"/>
                <table:data-pilot-member table:name="40764" table:display="true" table:show-details="true"/>
                <table:data-pilot-member table:name="40772" table:display="true" table:show-details="true"/>
                <table:data-pilot-member table:name="40774" table:display="true" table:show-details="true"/>
                <table:data-pilot-member table:name="40782" table:display="true" table:show-details="true"/>
                <table:data-pilot-member table:name="40797" table:display="true" table:show-details="true"/>
                <table:data-pilot-member table:name="40805" table:display="true" table:show-details="true"/>
                <table:data-pilot-member table:name="40813" table:display="true" table:show-details="true"/>
                <table:data-pilot-member table:name="40822" table:display="true" table:show-details="true"/>
                <table:data-pilot-member table:name="40824" table:display="true" table:show-details="true"/>
                <table:data-pilot-member table:name="40830" table:display="true" table:show-details="true"/>
                <table:data-pilot-member table:name="40833" table:display="true" table:show-details="true"/>
                <table:data-pilot-member table:name="40840" table:display="true" table:show-details="true"/>
                <table:data-pilot-member table:name="40841" table:display="true" table:show-details="true"/>
                <table:data-pilot-member table:name="40849" table:display="true" table:show-details="true"/>
                <table:data-pilot-member table:name="40853" table:display="true" table:show-details="true"/>
                <table:data-pilot-member table:name="40855" table:display="true" table:show-details="true"/>
                <table:data-pilot-member table:name="40856" table:display="true" table:show-details="true"/>
                <table:data-pilot-member table:name="40857" table:display="true" table:show-details="true"/>
                <table:data-pilot-member table:name="40865" table:display="true" table:show-details="true"/>
                <table:data-pilot-member table:name="40876" table:display="true" table:show-details="true"/>
                <table:data-pilot-member table:name="40877" table:display="true" table:show-details="true"/>
                <table:data-pilot-member table:name="40882" table:display="true" table:show-details="true"/>
                <table:data-pilot-member table:name="40886" table:display="true" table:show-details="true"/>
                <table:data-pilot-member table:name="40903" table:display="true" table:show-details="true"/>
                <table:data-pilot-member table:name="40910" table:display="true" table:show-details="true"/>
                <table:data-pilot-member table:name="40917" table:display="true" table:show-details="true"/>
                <table:data-pilot-member table:name="40923" table:display="true" table:show-details="true"/>
                <table:data-pilot-member table:name="40926" table:display="true" table:show-details="true"/>
                <table:data-pilot-member table:name="40933" table:display="true" table:show-details="true"/>
                <table:data-pilot-member table:name="40951" table:display="true" table:show-details="true"/>
                <table:data-pilot-member table:name="40954" table:display="true" table:show-details="true"/>
                <table:data-pilot-member table:name="40964" table:display="true" table:show-details="true"/>
                <table:data-pilot-member table:name="40969" table:display="true" table:show-details="true"/>
                <table:data-pilot-member table:name="40975" table:display="true" table:show-details="true"/>
                <table:data-pilot-member table:name="40990" table:display="true" table:show-details="true"/>
                <table:data-pilot-member table:name="40996" table:display="true" table:show-details="true"/>
                <table:data-pilot-member table:name="41002" table:display="true" table:show-details="true"/>
                <table:data-pilot-member table:name="41009" table:display="true" table:show-details="true"/>
                <table:data-pilot-member table:name="41038" table:display="true" table:show-details="true"/>
                <table:data-pilot-member table:name="41043" table:display="true" table:show-details="true"/>
                <table:data-pilot-member table:name="41049" table:display="true" table:show-details="true"/>
                <table:data-pilot-member table:name="41055" table:display="true" table:show-details="true"/>
                <table:data-pilot-member table:name="41070" table:display="true" table:show-details="true"/>
                <table:data-pilot-member table:name="41071" table:display="true" table:show-details="true"/>
                <table:data-pilot-member table:name="41075" table:display="true" table:show-details="true"/>
                <table:data-pilot-member table:name="41083" table:display="true" table:show-details="true"/>
                <table:data-pilot-member table:name="41084" table:display="true" table:show-details="true"/>
                <table:data-pilot-member table:name="41107" table:display="true" table:show-details="true"/>
                <table:data-pilot-member table:name="41119" table:display="true" table:show-details="true"/>
                <table:data-pilot-member table:name="41122" table:display="true" table:show-details="true"/>
                <table:data-pilot-member table:name="41123" table:display="true" table:show-details="true"/>
                <table:data-pilot-member table:name="41131" table:display="true" table:show-details="true"/>
                <table:data-pilot-member table:name="41135" table:display="true" table:show-details="true"/>
                <table:data-pilot-member table:name="41140" table:display="true" table:show-details="true"/>
                <table:data-pilot-member table:name="41142" table:display="true" table:show-details="true"/>
                <table:data-pilot-member table:name="41157" table:display="true" table:show-details="true"/>
                <table:data-pilot-member table:name="41161" table:display="true" table:show-details="true"/>
                <table:data-pilot-member table:name="41173" table:display="true" table:show-details="true"/>
                <table:data-pilot-member table:name="41178" table:display="true" table:show-details="true"/>
                <table:data-pilot-member table:name="41212" table:display="true" table:show-details="true"/>
                <table:data-pilot-member table:name="41222" table:display="true" table:show-details="true"/>
                <table:data-pilot-member table:name="41227" table:display="true" table:show-details="true"/>
                <table:data-pilot-member table:name="41251" table:display="true" table:show-details="true"/>
                <table:data-pilot-member table:name="41272" table:display="true" table:show-details="true"/>
                <table:data-pilot-member table:name="41274" table:display="true" table:show-details="true"/>
                <table:data-pilot-member table:name="41276" table:display="true" table:show-details="true"/>
                <table:data-pilot-member table:name="41278" table:display="true" table:show-details="true"/>
                <table:data-pilot-member table:name="41289" table:display="true" table:show-details="true"/>
                <table:data-pilot-member table:name="41297" table:display="true" table:show-details="true"/>
                <table:data-pilot-member table:name="41304" table:display="true" table:show-details="true"/>
                <table:data-pilot-member table:name="41318" table:display="true" table:show-details="true"/>
                <table:data-pilot-member table:name="41331" table:display="true" table:show-details="true"/>
                <table:data-pilot-member table:name="41337" table:display="true" table:show-details="true"/>
                <table:data-pilot-member table:name="41339" table:display="true" table:show-details="true"/>
                <table:data-pilot-member table:name="41348" table:display="true" table:show-details="true"/>
                <table:data-pilot-member table:name="41353" table:display="true" table:show-details="true"/>
                <table:data-pilot-member table:name="41358" table:display="true" table:show-details="true"/>
                <table:data-pilot-member table:name="41368" table:display="true" table:show-details="true"/>
                <table:data-pilot-member table:name="41375" table:display="true" table:show-details="true"/>
                <table:data-pilot-member table:name="41394" table:display="true" table:show-details="true"/>
                <table:data-pilot-member table:name="41396" table:display="true" table:show-details="true"/>
                <table:data-pilot-member table:name="41408" table:display="true" table:show-details="true"/>
                <table:data-pilot-member table:name="41414" table:display="true" table:show-details="true"/>
                <table:data-pilot-member table:name="41422" table:display="true" table:show-details="true"/>
                <table:data-pilot-member table:name="41427" table:display="true" table:show-details="true"/>
                <table:data-pilot-member table:name="41430" table:display="true" table:show-details="true"/>
                <table:data-pilot-member table:name="41434" table:display="true" table:show-details="true"/>
                <table:data-pilot-member table:name="41440" table:display="true" table:show-details="true"/>
                <table:data-pilot-member table:name="41441" table:display="true" table:show-details="true"/>
                <table:data-pilot-member table:name="41452" table:display="true" table:show-details="true"/>
                <table:data-pilot-member table:name="41457" table:display="true" table:show-details="true"/>
                <table:data-pilot-member table:name="41461" table:display="true" table:show-details="true"/>
                <table:data-pilot-member table:name="41477" table:display="true" table:show-details="true"/>
                <table:data-pilot-member table:name="41498" table:display="true" table:show-details="true"/>
                <table:data-pilot-member table:name="41500" table:display="true" table:show-details="true"/>
                <table:data-pilot-member table:name="41509" table:display="true" table:show-details="true"/>
                <table:data-pilot-member table:name="41511" table:display="true" table:show-details="true"/>
                <table:data-pilot-member table:name="41514" table:display="true" table:show-details="true"/>
                <table:data-pilot-member table:name="41526" table:display="true" table:show-details="true"/>
                <table:data-pilot-member table:name="41532" table:display="true" table:show-details="true"/>
                <table:data-pilot-member table:name="41548" table:display="true" table:show-details="true"/>
                <table:data-pilot-member table:name="41549" table:display="true" table:show-details="true"/>
                <table:data-pilot-member table:name="41551" table:display="true" table:show-details="true"/>
                <table:data-pilot-member table:name="41553" table:display="true" table:show-details="true"/>
                <table:data-pilot-member table:name="41557" table:display="true" table:show-details="true"/>
                <table:data-pilot-member table:name="41561" table:display="true" table:show-details="true"/>
                <table:data-pilot-member table:name="41595" table:display="true" table:show-details="true"/>
                <table:data-pilot-member table:name="41609" table:display="true" table:show-details="true"/>
                <table:data-pilot-member table:name="41623" table:display="true" table:show-details="true"/>
                <table:data-pilot-member table:name="41628" table:display="true" table:show-details="true"/>
                <table:data-pilot-member table:name="41642" table:display="true" table:show-details="true"/>
                <table:data-pilot-member table:name="41646" table:display="true" table:show-details="true"/>
                <table:data-pilot-member table:name="41654" table:display="true" table:show-details="true"/>
                <table:data-pilot-member table:name="41656" table:display="true" table:show-details="true"/>
                <table:data-pilot-member table:name="41660" table:display="true" table:show-details="true"/>
                <table:data-pilot-member table:name="41661" table:display="true" table:show-details="true"/>
                <table:data-pilot-member table:name="41674" table:display="true" table:show-details="true"/>
                <table:data-pilot-member table:name="41686" table:display="true" table:show-details="true"/>
                <table:data-pilot-member table:name="41700" table:display="true" table:show-details="true"/>
                <table:data-pilot-member table:name="41746" table:display="true" table:show-details="true"/>
                <table:data-pilot-member table:name="41747" table:display="true" table:show-details="true"/>
                <table:data-pilot-member table:name="41750" table:display="true" table:show-details="true"/>
                <table:data-pilot-member table:name="41767" table:display="true" table:show-details="true"/>
                <table:data-pilot-member table:name="41768" table:display="true" table:show-details="true"/>
                <table:data-pilot-member table:name="41771" table:display="true" table:show-details="true"/>
                <table:data-pilot-member table:name="41786" table:display="true" table:show-details="true"/>
                <table:data-pilot-member table:name="41787" table:display="true" table:show-details="true"/>
                <table:data-pilot-member table:name="41791" table:display="true" table:show-details="true"/>
                <table:data-pilot-member table:name="41806" table:display="true" table:show-details="true"/>
                <table:data-pilot-member table:name="41808" table:display="true" table:show-details="true"/>
                <table:data-pilot-member table:name="41815" table:display="true" table:show-details="true"/>
                <table:data-pilot-member table:name="41829" table:display="true" table:show-details="true"/>
                <table:data-pilot-member table:name="41835" table:display="true" table:show-details="true"/>
                <table:data-pilot-member table:name="41836" table:display="true" table:show-details="true"/>
                <table:data-pilot-member table:name="41839" table:display="true" table:show-details="true"/>
                <table:data-pilot-member table:name="41848" table:display="true" table:show-details="true"/>
                <table:data-pilot-member table:name="41855" table:display="true" table:show-details="true"/>
                <table:data-pilot-member table:name="41857" table:display="true" table:show-details="true"/>
                <table:data-pilot-member table:name="41868" table:display="true" table:show-details="true"/>
                <table:data-pilot-member table:name="41869" table:display="true" table:show-details="true"/>
                <table:data-pilot-member table:name="41877" table:display="true" table:show-details="true"/>
                <table:data-pilot-member table:name="41881" table:display="true" table:show-details="true"/>
                <table:data-pilot-member table:name="41884" table:display="true" table:show-details="true"/>
                <table:data-pilot-member table:name="41890" table:display="true" table:show-details="true"/>
                <table:data-pilot-member table:name="41899" table:display="true" table:show-details="true"/>
                <table:data-pilot-member table:name="41905" table:display="true" table:show-details="true"/>
                <table:data-pilot-member table:name="41906" table:display="true" table:show-details="true"/>
                <table:data-pilot-member table:name="41909" table:display="true" table:show-details="true"/>
                <table:data-pilot-member table:name="41914" table:display="true" table:show-details="true"/>
                <table:data-pilot-member table:name="41918" table:display="true" table:show-details="true"/>
                <table:data-pilot-member table:name="41927" table:display="true" table:show-details="true"/>
                <table:data-pilot-member table:name="41937" table:display="true" table:show-details="true"/>
                <table:data-pilot-member table:name="41950" table:display="true" table:show-details="true"/>
                <table:data-pilot-member table:name="41967" table:display="true" table:show-details="true"/>
                <table:data-pilot-member table:name="41974" table:display="true" table:show-details="true"/>
                <table:data-pilot-member table:name="41978" table:display="true" table:show-details="true"/>
                <table:data-pilot-member table:name="41983" table:display="true" table:show-details="true"/>
                <table:data-pilot-member table:name="41987" table:display="true" table:show-details="true"/>
                <table:data-pilot-member table:name="41990" table:display="true" table:show-details="true"/>
                <table:data-pilot-member table:name="41991" table:display="true" table:show-details="true"/>
                <table:data-pilot-member table:name="41992" table:display="true" table:show-details="true"/>
                <table:data-pilot-member table:name="42000" table:display="true" table:show-details="true"/>
                <table:data-pilot-member table:name="42003" table:display="true" table:show-details="true"/>
                <table:data-pilot-member table:name="42004" table:display="true" table:show-details="true"/>
                <table:data-pilot-member table:name="42010" table:display="true" table:show-details="true"/>
                <table:data-pilot-member table:name="42025" table:display="true" table:show-details="true"/>
                <table:data-pilot-member table:name="42042" table:display="true" table:show-details="true"/>
                <table:data-pilot-member table:name="42043" table:display="true" table:show-details="true"/>
                <table:data-pilot-member table:name="42057" table:display="true" table:show-details="true"/>
                <table:data-pilot-member table:name="42058" table:display="true" table:show-details="true"/>
                <table:data-pilot-member table:name="42067" table:display="true" table:show-details="true"/>
                <table:data-pilot-member table:name="42083" table:display="true" table:show-details="true"/>
                <table:data-pilot-member table:name="42089" table:display="true" table:show-details="true"/>
                <table:data-pilot-member table:name="42090" table:display="true" table:show-details="true"/>
                <table:data-pilot-member table:name="42093" table:display="true" table:show-details="true"/>
                <table:data-pilot-member table:name="42107" table:display="true" table:show-details="true"/>
                <table:data-pilot-member table:name="42112" table:display="true" table:show-details="true"/>
                <table:data-pilot-member table:name="42115" table:display="true" table:show-details="true"/>
                <table:data-pilot-member table:name="42122" table:display="true" table:show-details="true"/>
                <table:data-pilot-member table:name="42128" table:display="true" table:show-details="true"/>
                <table:data-pilot-member table:name="42131" table:display="true" table:show-details="true"/>
                <table:data-pilot-member table:name="42138" table:display="true" table:show-details="true"/>
                <table:data-pilot-member table:name="42142" table:display="true" table:show-details="true"/>
                <table:data-pilot-member table:name="42145" table:display="true" table:show-details="true"/>
                <table:data-pilot-member table:name="42148" table:display="true" table:show-details="true"/>
                <table:data-pilot-member table:name="42153" table:display="true" table:show-details="true"/>
                <table:data-pilot-member table:name="42178" table:display="true" table:show-details="true"/>
                <table:data-pilot-member table:name="42193" table:display="true" table:show-details="true"/>
                <table:data-pilot-member table:name="42196" table:display="true" table:show-details="true"/>
                <table:data-pilot-member table:name="42200" table:display="true" table:show-details="true"/>
                <table:data-pilot-member table:name="42208" table:display="true" table:show-details="true"/>
                <table:data-pilot-member table:name="42219" table:display="true" table:show-details="true"/>
                <table:data-pilot-member table:name="42245" table:display="true" table:show-details="true"/>
                <table:data-pilot-member table:name="42249" table:display="true" table:show-details="true"/>
                <table:data-pilot-member table:name="42250" table:display="true" table:show-details="true"/>
                <table:data-pilot-member table:name="42258" table:display="true" table:show-details="true"/>
                <table:data-pilot-member table:name="42259" table:display="true" table:show-details="true"/>
                <table:data-pilot-member table:name="42285" table:display="true" table:show-details="true"/>
                <table:data-pilot-member table:name="42288" table:display="true" table:show-details="true"/>
                <table:data-pilot-member table:name="42289" table:display="true" table:show-details="true"/>
                <table:data-pilot-member table:name="42294" table:display="true" table:show-details="true"/>
                <table:data-pilot-member table:name="42314" table:display="true" table:show-details="true"/>
                <table:data-pilot-member table:name="42322" table:display="true" table:show-details="true"/>
                <table:data-pilot-member table:name="42325" table:display="true" table:show-details="true"/>
                <table:data-pilot-member table:name="42330" table:display="true" table:show-details="true"/>
                <table:data-pilot-member table:name="42331" table:display="true" table:show-details="true"/>
                <table:data-pilot-member table:name="42334" table:display="true" table:show-details="true"/>
                <table:data-pilot-member table:name="42336" table:display="true" table:show-details="true"/>
                <table:data-pilot-member table:name="42338" table:display="true" table:show-details="true"/>
                <table:data-pilot-member table:name="42348" table:display="true" table:show-details="true"/>
                <table:data-pilot-member table:name="42376" table:display="true" table:show-details="true"/>
                <table:data-pilot-member table:name="42379" table:display="true" table:show-details="true"/>
                <table:data-pilot-member table:name="42385" table:display="true" table:show-details="true"/>
                <table:data-pilot-member table:name="42410" table:display="true" table:show-details="true"/>
                <table:data-pilot-member table:name="42412" table:display="true" table:show-details="true"/>
                <table:data-pilot-member table:name="42419" table:display="true" table:show-details="true"/>
                <table:data-pilot-member table:name="42420" table:display="true" table:show-details="true"/>
                <table:data-pilot-member table:name="42455" table:display="true" table:show-details="true"/>
                <table:data-pilot-member table:name="42458" table:display="true" table:show-details="true"/>
                <table:data-pilot-member table:name="42470" table:display="true" table:show-details="true"/>
                <table:data-pilot-member table:name="42473" table:display="true" table:show-details="true"/>
                <table:data-pilot-member table:name="42477" table:display="true" table:show-details="true"/>
                <table:data-pilot-member table:name="42493" table:display="true" table:show-details="true"/>
                <table:data-pilot-member table:name="42494" table:display="true" table:show-details="true"/>
                <table:data-pilot-member table:name="42496" table:display="true" table:show-details="true"/>
                <table:data-pilot-member table:name="42497" table:display="true" table:show-details="true"/>
                <table:data-pilot-member table:name="42498" table:display="true" table:show-details="true"/>
                <table:data-pilot-member table:name="42499" table:display="true" table:show-details="true"/>
                <table:data-pilot-member table:name="42501" table:display="true" table:show-details="true"/>
                <table:data-pilot-member table:name="42505" table:display="true" table:show-details="true"/>
                <table:data-pilot-member table:name="42513" table:display="true" table:show-details="true"/>
                <table:data-pilot-member table:name="42525" table:display="true" table:show-details="true"/>
                <table:data-pilot-member table:name="42526" table:display="true" table:show-details="true"/>
                <table:data-pilot-member table:name="42530" table:display="true" table:show-details="true"/>
                <table:data-pilot-member table:name="42531" table:display="true" table:show-details="true"/>
                <table:data-pilot-member table:name="42555" table:display="true" table:show-details="true"/>
                <table:data-pilot-member table:name="42556" table:display="true" table:show-details="true"/>
                <table:data-pilot-member table:name="42558" table:display="true" table:show-details="true"/>
                <table:data-pilot-member table:name="42568" table:display="true" table:show-details="true"/>
                <table:data-pilot-member table:name="42575" table:display="true" table:show-details="true"/>
                <table:data-pilot-member table:name="42584" table:display="true" table:show-details="true"/>
                <table:data-pilot-member table:name="42601" table:display="true" table:show-details="true"/>
                <table:data-pilot-member table:name="42606" table:display="true" table:show-details="true"/>
                <table:data-pilot-member table:name="42607" table:display="true" table:show-details="true"/>
                <table:data-pilot-member table:name="42612" table:display="true" table:show-details="true"/>
                <table:data-pilot-member table:name="42621" table:display="true" table:show-details="true"/>
                <table:data-pilot-member table:name="42629" table:display="true" table:show-details="true"/>
                <table:data-pilot-member table:name="42634" table:display="true" table:show-details="true"/>
                <table:data-pilot-member table:name="42662" table:display="true" table:show-details="true"/>
                <table:data-pilot-member table:name="42677" table:display="true" table:show-details="true"/>
                <table:data-pilot-member table:name="42700" table:display="true" table:show-details="true"/>
                <table:data-pilot-member table:name="42713" table:display="true" table:show-details="true"/>
                <table:data-pilot-member table:name="42714" table:display="true" table:show-details="true"/>
                <table:data-pilot-member table:name="42740" table:display="true" table:show-details="true"/>
                <table:data-pilot-member table:name="42755" table:display="true" table:show-details="true"/>
                <table:data-pilot-member table:name="42759" table:display="true" table:show-details="true"/>
                <table:data-pilot-member table:name="42768" table:display="true" table:show-details="true"/>
                <table:data-pilot-member table:name="42776" table:display="true" table:show-details="true"/>
                <table:data-pilot-member table:name="42777" table:display="true" table:show-details="true"/>
                <table:data-pilot-member table:name="42779" table:display="true" table:show-details="true"/>
                <table:data-pilot-member table:name="42784" table:display="true" table:show-details="true"/>
                <table:data-pilot-member table:name="42789" table:display="true" table:show-details="true"/>
                <table:data-pilot-member table:name="42812" table:display="true" table:show-details="true"/>
                <table:data-pilot-member table:name="42831" table:display="true" table:show-details="true"/>
                <table:data-pilot-member table:name="42835" table:display="true" table:show-details="true"/>
                <table:data-pilot-member table:name="42842" table:display="true" table:show-details="true"/>
                <table:data-pilot-member table:name="42843" table:display="true" table:show-details="true"/>
                <table:data-pilot-member table:name="42853" table:display="true" table:show-details="true"/>
                <table:data-pilot-member table:name="42862" table:display="true" table:show-details="true"/>
                <table:data-pilot-member table:name="42873" table:display="true" table:show-details="true"/>
                <table:data-pilot-member table:name="42878" table:display="true" table:show-details="true"/>
                <table:data-pilot-member table:name="42896" table:display="true" table:show-details="true"/>
                <table:data-pilot-member table:name="42899" table:display="true" table:show-details="true"/>
                <table:data-pilot-member table:name="42901" table:display="true" table:show-details="true"/>
                <table:data-pilot-member table:name="42907" table:display="true" table:show-details="true"/>
                <table:data-pilot-member table:name="42924" table:display="true" table:show-details="true"/>
                <table:data-pilot-member table:name="42928" table:display="true" table:show-details="true"/>
                <table:data-pilot-member table:name="42930" table:display="true" table:show-details="true"/>
                <table:data-pilot-member table:name="42935" table:display="true" table:show-details="true"/>
                <table:data-pilot-member table:name="42958" table:display="true" table:show-details="true"/>
                <table:data-pilot-member table:name="42961" table:display="true" table:show-details="true"/>
                <table:data-pilot-member table:name="42965" table:display="true" table:show-details="true"/>
                <table:data-pilot-member table:name="42973" table:display="true" table:show-details="true"/>
                <table:data-pilot-member table:name="42983" table:display="true" table:show-details="true"/>
                <table:data-pilot-member table:name="42987" table:display="true" table:show-details="true"/>
                <table:data-pilot-member table:name="42993" table:display="true" table:show-details="true"/>
                <table:data-pilot-member table:name="42994" table:display="true" table:show-details="true"/>
                <table:data-pilot-member table:name="43012" table:display="true" table:show-details="true"/>
                <table:data-pilot-member table:name="43023" table:display="true" table:show-details="true"/>
                <table:data-pilot-member table:name="43028" table:display="true" table:show-details="true"/>
                <table:data-pilot-member table:name="43043" table:display="true" table:show-details="true"/>
                <table:data-pilot-member table:name="43062" table:display="true" table:show-details="true"/>
                <table:data-pilot-member table:name="43064" table:display="true" table:show-details="true"/>
                <table:data-pilot-member table:name="43073" table:display="true" table:show-details="true"/>
                <table:data-pilot-member table:name="43075" table:display="true" table:show-details="true"/>
                <table:data-pilot-member table:name="43081" table:display="true" table:show-details="true"/>
                <table:data-pilot-member table:name="43092" table:display="true" table:show-details="true"/>
                <table:data-pilot-member table:name="43097" table:display="true" table:show-details="true"/>
                <table:data-pilot-member table:name="43099" table:display="true" table:show-details="true"/>
                <table:data-pilot-member table:name="43102" table:display="true" table:show-details="true"/>
                <table:data-pilot-member table:name="43110" table:display="true" table:show-details="true"/>
                <table:data-pilot-member table:name="43113" table:display="true" table:show-details="true"/>
                <table:data-pilot-member table:name="43121" table:display="true" table:show-details="true"/>
                <table:data-pilot-member table:name="43122" table:display="true" table:show-details="true"/>
                <table:data-pilot-member table:name="43123" table:display="true" table:show-details="true"/>
                <table:data-pilot-member table:name="43124" table:display="true" table:show-details="true"/>
                <table:data-pilot-member table:name="43148" table:display="true" table:show-details="true"/>
                <table:data-pilot-member table:name="43162" table:display="true" table:show-details="true"/>
                <table:data-pilot-member table:name="43163" table:display="true" table:show-details="true"/>
                <table:data-pilot-member table:name="43166" table:display="true" table:show-details="true"/>
                <table:data-pilot-member table:name="43171" table:display="true" table:show-details="true"/>
                <table:data-pilot-member table:name="43172" table:display="true" table:show-details="true"/>
                <table:data-pilot-member table:name="43183" table:display="true" table:show-details="true"/>
                <table:data-pilot-member table:name="43184" table:display="true" table:show-details="true"/>
                <table:data-pilot-member table:name="43187" table:display="true" table:show-details="true"/>
                <table:data-pilot-member table:name="43189" table:display="true" table:show-details="true"/>
                <table:data-pilot-member table:name="43199" table:display="true" table:show-details="true"/>
                <table:data-pilot-member table:name="43226" table:display="true" table:show-details="true"/>
                <table:data-pilot-member table:name="43234" table:display="true" table:show-details="true"/>
                <table:data-pilot-member table:name="43235" table:display="true" table:show-details="true"/>
                <table:data-pilot-member table:name="43246" table:display="true" table:show-details="true"/>
                <table:data-pilot-member table:name="43262" table:display="true" table:show-details="true"/>
                <table:data-pilot-member table:name="43269" table:display="true" table:show-details="true"/>
                <table:data-pilot-member table:name="43277" table:display="true" table:show-details="true"/>
                <table:data-pilot-member table:name="43282" table:display="true" table:show-details="true"/>
                <table:data-pilot-member table:name="43294" table:display="true" table:show-details="true"/>
                <table:data-pilot-member table:name="43304" table:display="true" table:show-details="true"/>
                <table:data-pilot-member table:name="43334" table:display="true" table:show-details="true"/>
                <table:data-pilot-member table:name="43337" table:display="true" table:show-details="true"/>
                <table:data-pilot-member table:name="43341" table:display="true" table:show-details="true"/>
                <table:data-pilot-member table:name="43352" table:display="true" table:show-details="true"/>
                <table:data-pilot-member table:name="43361" table:display="true" table:show-details="true"/>
                <table:data-pilot-member table:name="43362" table:display="true" table:show-details="true"/>
                <table:data-pilot-member table:name="43368" table:display="true" table:show-details="true"/>
                <table:data-pilot-member table:name="43386" table:display="true" table:show-details="true"/>
                <table:data-pilot-member table:name="43389" table:display="true" table:show-details="true"/>
                <table:data-pilot-member table:name="43394" table:display="true" table:show-details="true"/>
                <table:data-pilot-member table:name="43403" table:display="true" table:show-details="true"/>
                <table:data-pilot-member table:name="43415" table:display="true" table:show-details="true"/>
                <table:data-pilot-member table:name="43431" table:display="true" table:show-details="true"/>
                <table:data-pilot-member table:name="43435" table:display="true" table:show-details="true"/>
                <table:data-pilot-member table:name="43443" table:display="true" table:show-details="true"/>
                <table:data-pilot-member table:name="43444" table:display="true" table:show-details="true"/>
                <table:data-pilot-member table:name="43457" table:display="true" table:show-details="true"/>
                <table:data-pilot-member table:name="43470" table:display="true" table:show-details="true"/>
                <table:data-pilot-member table:name="43471" table:display="true" table:show-details="true"/>
                <table:data-pilot-member table:name="43474" table:display="true" table:show-details="true"/>
                <table:data-pilot-member table:name="43484" table:display="true" table:show-details="true"/>
                <table:data-pilot-member table:name="43494" table:display="true" table:show-details="true"/>
                <table:data-pilot-member table:name="43500" table:display="true" table:show-details="true"/>
                <table:data-pilot-member table:name="43516" table:display="true" table:show-details="true"/>
                <table:data-pilot-member table:name="43517" table:display="true" table:show-details="true"/>
                <table:data-pilot-member table:name="43528" table:display="true" table:show-details="true"/>
                <table:data-pilot-member table:name="43546" table:display="true" table:show-details="true"/>
                <table:data-pilot-member table:name="43570" table:display="true" table:show-details="true"/>
                <table:data-pilot-member table:name="43574" table:display="true" table:show-details="true"/>
                <table:data-pilot-member table:name="43582" table:display="true" table:show-details="true"/>
                <table:data-pilot-member table:name="43588" table:display="true" table:show-details="true"/>
                <table:data-pilot-member table:name="43603" table:display="true" table:show-details="true"/>
                <table:data-pilot-member table:name="43604" table:display="true" table:show-details="true"/>
                <table:data-pilot-member table:name="43616" table:display="true" table:show-details="true"/>
                <table:data-pilot-member table:name="43618" table:display="true" table:show-details="true"/>
                <table:data-pilot-member table:name="43634" table:display="true" table:show-details="true"/>
                <table:data-pilot-member table:name="43636" table:display="true" table:show-details="true"/>
                <table:data-pilot-member table:name="43638" table:display="true" table:show-details="true"/>
                <table:data-pilot-member table:name="43641" table:display="true" table:show-details="true"/>
                <table:data-pilot-member table:name="43644" table:display="true" table:show-details="true"/>
                <table:data-pilot-member table:name="43650" table:display="true" table:show-details="true"/>
                <table:data-pilot-member table:name="43659" table:display="true" table:show-details="true"/>
                <table:data-pilot-member table:name="43662" table:display="true" table:show-details="true"/>
                <table:data-pilot-member table:name="43666" table:display="true" table:show-details="true"/>
                <table:data-pilot-member table:name="43668" table:display="true" table:show-details="true"/>
                <table:data-pilot-member table:name="43670" table:display="true" table:show-details="true"/>
                <table:data-pilot-member table:name="43714" table:display="true" table:show-details="true"/>
                <table:data-pilot-member table:name="43717" table:display="true" table:show-details="true"/>
                <table:data-pilot-member table:name="43748" table:display="true" table:show-details="true"/>
                <table:data-pilot-member table:name="43750" table:display="true" table:show-details="true"/>
                <table:data-pilot-member table:name="43753" table:display="true" table:show-details="true"/>
                <table:data-pilot-member table:name="43754" table:display="true" table:show-details="true"/>
                <table:data-pilot-member table:name="43756" table:display="true" table:show-details="true"/>
                <table:data-pilot-member table:name="43775" table:display="true" table:show-details="true"/>
                <table:data-pilot-member table:name="43781" table:display="true" table:show-details="true"/>
                <table:data-pilot-member table:name="43788" table:display="true" table:show-details="true"/>
                <table:data-pilot-member table:name="43792" table:display="true" table:show-details="true"/>
                <table:data-pilot-member table:name="43814" table:display="true" table:show-details="true"/>
                <table:data-pilot-member table:name="43815" table:display="true" table:show-details="true"/>
                <table:data-pilot-member table:name="43821" table:display="true" table:show-details="true"/>
                <table:data-pilot-member table:name="43837" table:display="true" table:show-details="true"/>
                <table:data-pilot-member table:name="43840" table:display="true" table:show-details="true"/>
                <table:data-pilot-member table:name="43842" table:display="true" table:show-details="true"/>
                <table:data-pilot-member table:name="43882" table:display="true" table:show-details="true"/>
                <table:data-pilot-member table:name="43883" table:display="true" table:show-details="true"/>
                <table:data-pilot-member table:name="43938" table:display="true" table:show-details="true"/>
                <table:data-pilot-member table:name="43941" table:display="true" table:show-details="true"/>
                <table:data-pilot-member table:name="43947" table:display="true" table:show-details="true"/>
                <table:data-pilot-member table:name="43963" table:display="true" table:show-details="true"/>
                <table:data-pilot-member table:name="43983" table:display="true" table:show-details="true"/>
                <table:data-pilot-member table:name="43989" table:display="true" table:show-details="true"/>
                <table:data-pilot-member table:name="44002" table:display="true" table:show-details="true"/>
                <table:data-pilot-member table:name="44027" table:display="true" table:show-details="true"/>
                <table:data-pilot-member table:name="44032" table:display="true" table:show-details="true"/>
                <table:data-pilot-member table:name="44034" table:display="true" table:show-details="true"/>
                <table:data-pilot-member table:name="44047" table:display="true" table:show-details="true"/>
                <table:data-pilot-member table:name="44050" table:display="true" table:show-details="true"/>
                <table:data-pilot-member table:name="44059" table:display="true" table:show-details="true"/>
                <table:data-pilot-member table:name="44061" table:display="true" table:show-details="true"/>
                <table:data-pilot-member table:name="44062" table:display="true" table:show-details="true"/>
                <table:data-pilot-member table:name="44063" table:display="true" table:show-details="true"/>
                <table:data-pilot-member table:name="44074" table:display="true" table:show-details="true"/>
                <table:data-pilot-member table:name="44077" table:display="true" table:show-details="true"/>
                <table:data-pilot-member table:name="44082" table:display="true" table:show-details="true"/>
                <table:data-pilot-member table:name="44099" table:display="true" table:show-details="true"/>
                <table:data-pilot-member table:name="44100" table:display="true" table:show-details="true"/>
                <table:data-pilot-member table:name="44104" table:display="true" table:show-details="true"/>
                <table:data-pilot-member table:name="44112" table:display="true" table:show-details="true"/>
                <table:data-pilot-member table:name="44120" table:display="true" table:show-details="true"/>
                <table:data-pilot-member table:name="44123" table:display="true" table:show-details="true"/>
                <table:data-pilot-member table:name="44137" table:display="true" table:show-details="true"/>
                <table:data-pilot-member table:name="44140" table:display="true" table:show-details="true"/>
                <table:data-pilot-member table:name="44146" table:display="true" table:show-details="true"/>
                <table:data-pilot-member table:name="44166" table:display="true" table:show-details="true"/>
                <table:data-pilot-member table:name="44172" table:display="true" table:show-details="true"/>
                <table:data-pilot-member table:name="44182" table:display="true" table:show-details="true"/>
                <table:data-pilot-member table:name="44214" table:display="true" table:show-details="true"/>
                <table:data-pilot-member table:name="44223" table:display="true" table:show-details="true"/>
                <table:data-pilot-member table:name="44225" table:display="true" table:show-details="true"/>
                <table:data-pilot-member table:name="44235" table:display="true" table:show-details="true"/>
                <table:data-pilot-member table:name="44243" table:display="true" table:show-details="true"/>
                <table:data-pilot-member table:name="44244" table:display="true" table:show-details="true"/>
                <table:data-pilot-member table:name="44247" table:display="true" table:show-details="true"/>
                <table:data-pilot-member table:name="44248" table:display="true" table:show-details="true"/>
                <table:data-pilot-member table:name="44250" table:display="true" table:show-details="true"/>
                <table:data-pilot-member table:name="44253" table:display="true" table:show-details="true"/>
                <table:data-pilot-member table:name="44269" table:display="true" table:show-details="true"/>
                <table:data-pilot-member table:name="44273" table:display="true" table:show-details="true"/>
                <table:data-pilot-member table:name="44282" table:display="true" table:show-details="true"/>
                <table:data-pilot-member table:name="44294" table:display="true" table:show-details="true"/>
                <table:data-pilot-member table:name="44303" table:display="true" table:show-details="true"/>
                <table:data-pilot-member table:name="44309" table:display="true" table:show-details="true"/>
                <table:data-pilot-member table:name="44320" table:display="true" table:show-details="true"/>
                <table:data-pilot-member table:name="44322" table:display="true" table:show-details="true"/>
                <table:data-pilot-member table:name="44330" table:display="true" table:show-details="true"/>
                <table:data-pilot-member table:name="44332" table:display="true" table:show-details="true"/>
                <table:data-pilot-member table:name="44344" table:display="true" table:show-details="true"/>
                <table:data-pilot-member table:name="44347" table:display="true" table:show-details="true"/>
                <table:data-pilot-member table:name="44352" table:display="true" table:show-details="true"/>
                <table:data-pilot-member table:name="44358" table:display="true" table:show-details="true"/>
                <table:data-pilot-member table:name="44369" table:display="true" table:show-details="true"/>
                <table:data-pilot-member table:name="44394" table:display="true" table:show-details="true"/>
                <table:data-pilot-member table:name="44397" table:display="true" table:show-details="true"/>
                <table:data-pilot-member table:name="44401" table:display="true" table:show-details="true"/>
                <table:data-pilot-member table:name="44413" table:display="true" table:show-details="true"/>
                <table:data-pilot-member table:name="44418" table:display="true" table:show-details="true"/>
                <table:data-pilot-member table:name="44427" table:display="true" table:show-details="true"/>
                <table:data-pilot-member table:name="44432" table:display="true" table:show-details="true"/>
                <table:data-pilot-member table:name="44441" table:display="true" table:show-details="true"/>
                <table:data-pilot-member table:name="44464" table:display="true" table:show-details="true"/>
                <table:data-pilot-member table:name="44465" table:display="true" table:show-details="true"/>
                <table:data-pilot-member table:name="44474" table:display="true" table:show-details="true"/>
                <table:data-pilot-member table:name="44475" table:display="true" table:show-details="true"/>
                <table:data-pilot-member table:name="44479" table:display="true" table:show-details="true"/>
                <table:data-pilot-member table:name="44487" table:display="true" table:show-details="true"/>
                <table:data-pilot-member table:name="44494" table:display="true" table:show-details="true"/>
                <table:data-pilot-member table:name="44495" table:display="true" table:show-details="true"/>
                <table:data-pilot-member table:name="44500" table:display="true" table:show-details="true"/>
                <table:data-pilot-member table:name="44508" table:display="true" table:show-details="true"/>
                <table:data-pilot-member table:name="44518" table:display="true" table:show-details="true"/>
                <table:data-pilot-member table:name="44520" table:display="true" table:show-details="true"/>
                <table:data-pilot-member table:name="44534" table:display="true" table:show-details="true"/>
                <table:data-pilot-member table:name="44536" table:display="true" table:show-details="true"/>
                <table:data-pilot-member table:name="44537" table:display="true" table:show-details="true"/>
                <table:data-pilot-member table:name="44544" table:display="true" table:show-details="true"/>
                <table:data-pilot-member table:name="44550" table:display="true" table:show-details="true"/>
                <table:data-pilot-member table:name="44555" table:display="true" table:show-details="true"/>
                <table:data-pilot-member table:name="44563" table:display="true" table:show-details="true"/>
                <table:data-pilot-member table:name="44572" table:display="true" table:show-details="true"/>
                <table:data-pilot-member table:name="44576" table:display="true" table:show-details="true"/>
                <table:data-pilot-member table:name="44581" table:display="true" table:show-details="true"/>
                <table:data-pilot-member table:name="44585" table:display="true" table:show-details="true"/>
                <table:data-pilot-member table:name="44595" table:display="true" table:show-details="true"/>
                <table:data-pilot-member table:name="44600" table:display="true" table:show-details="true"/>
                <table:data-pilot-member table:name="44602" table:display="true" table:show-details="true"/>
                <table:data-pilot-member table:name="44613" table:display="true" table:show-details="true"/>
                <table:data-pilot-member table:name="44618" table:display="true" table:show-details="true"/>
                <table:data-pilot-member table:name="44619" table:display="true" table:show-details="true"/>
                <table:data-pilot-member table:name="44621" table:display="true" table:show-details="true"/>
                <table:data-pilot-member table:name="44628" table:display="true" table:show-details="true"/>
                <table:data-pilot-member table:name="44646" table:display="true" table:show-details="true"/>
                <table:data-pilot-member table:name="44654" table:display="true" table:show-details="true"/>
                <table:data-pilot-member table:name="44660" table:display="true" table:show-details="true"/>
                <table:data-pilot-member table:name="44662" table:display="true" table:show-details="true"/>
                <table:data-pilot-member table:name="44669" table:display="true" table:show-details="true"/>
                <table:data-pilot-member table:name="44684" table:display="true" table:show-details="true"/>
                <table:data-pilot-member table:name="44685" table:display="true" table:show-details="true"/>
                <table:data-pilot-member table:name="44693" table:display="true" table:show-details="true"/>
                <table:data-pilot-member table:name="44696" table:display="true" table:show-details="true"/>
                <table:data-pilot-member table:name="44706" table:display="true" table:show-details="true"/>
                <table:data-pilot-member table:name="44719" table:display="true" table:show-details="true"/>
                <table:data-pilot-member table:name="44721" table:display="true" table:show-details="true"/>
                <table:data-pilot-member table:name="44722" table:display="true" table:show-details="true"/>
                <table:data-pilot-member table:name="44736" table:display="true" table:show-details="true"/>
                <table:data-pilot-member table:name="44737" table:display="true" table:show-details="true"/>
                <table:data-pilot-member table:name="44746" table:display="true" table:show-details="true"/>
                <table:data-pilot-member table:name="44776" table:display="true" table:show-details="true"/>
                <table:data-pilot-member table:name="44785" table:display="true" table:show-details="true"/>
                <table:data-pilot-member table:name="44800" table:display="true" table:show-details="true"/>
                <table:data-pilot-member table:name="44810" table:display="true" table:show-details="true"/>
                <table:data-pilot-member table:name="44812" table:display="true" table:show-details="true"/>
                <table:data-pilot-member table:name="44825" table:display="true" table:show-details="true"/>
                <table:data-pilot-member table:name="44844" table:display="true" table:show-details="true"/>
                <table:data-pilot-member table:name="44846" table:display="true" table:show-details="true"/>
                <table:data-pilot-member table:name="44851" table:display="true" table:show-details="true"/>
                <table:data-pilot-member table:name="44852" table:display="true" table:show-details="true"/>
                <table:data-pilot-member table:name="44854" table:display="true" table:show-details="true"/>
                <table:data-pilot-member table:name="44859" table:display="true" table:show-details="true"/>
                <table:data-pilot-member table:name="44860" table:display="true" table:show-details="true"/>
                <table:data-pilot-member table:name="44867" table:display="true" table:show-details="true"/>
                <table:data-pilot-member table:name="44880" table:display="true" table:show-details="true"/>
                <table:data-pilot-member table:name="44884" table:display="true" table:show-details="true"/>
                <table:data-pilot-member table:name="44901" table:display="true" table:show-details="true"/>
                <table:data-pilot-member table:name="44907" table:display="true" table:show-details="true"/>
                <table:data-pilot-member table:name="44913" table:display="true" table:show-details="true"/>
                <table:data-pilot-member table:name="44915" table:display="true" table:show-details="true"/>
                <table:data-pilot-member table:name="44917" table:display="true" table:show-details="true"/>
                <table:data-pilot-member table:name="44919" table:display="true" table:show-details="true"/>
                <table:data-pilot-member table:name="44922" table:display="true" table:show-details="true"/>
                <table:data-pilot-member table:name="44926" table:display="true" table:show-details="true"/>
                <table:data-pilot-member table:name="44941" table:display="true" table:show-details="true"/>
                <table:data-pilot-member table:name="44942" table:display="true" table:show-details="true"/>
                <table:data-pilot-member table:name="44945" table:display="true" table:show-details="true"/>
                <table:data-pilot-member table:name="44947" table:display="true" table:show-details="true"/>
                <table:data-pilot-member table:name="44954" table:display="true" table:show-details="true"/>
                <table:data-pilot-member table:name="44961" table:display="true" table:show-details="true"/>
                <table:data-pilot-member table:name="44982" table:display="true" table:show-details="true"/>
                <table:data-pilot-member table:name="44987" table:display="true" table:show-details="true"/>
                <table:data-pilot-member table:name="44998" table:display="true" table:show-details="true"/>
                <table:data-pilot-member table:name="44999" table:display="true" table:show-details="true"/>
                <table:data-pilot-member table:name="45000" table:display="true" table:show-details="true"/>
                <table:data-pilot-member table:name="45001" table:display="true" table:show-details="true"/>
                <table:data-pilot-member table:name="45003" table:display="true" table:show-details="true"/>
                <table:data-pilot-member table:name="45005" table:display="true" table:show-details="true"/>
                <table:data-pilot-member table:name="45012" table:display="true" table:show-details="true"/>
                <table:data-pilot-member table:name="45014" table:display="true" table:show-details="true"/>
                <table:data-pilot-member table:name="45018" table:display="true" table:show-details="true"/>
                <table:data-pilot-member table:name="45040" table:display="true" table:show-details="true"/>
                <table:data-pilot-member table:name="45077" table:display="true" table:show-details="true"/>
                <table:data-pilot-member table:name="45086" table:display="true" table:show-details="true"/>
                <table:data-pilot-member table:name="45093" table:display="true" table:show-details="true"/>
                <table:data-pilot-member table:name="45095" table:display="true" table:show-details="true"/>
                <table:data-pilot-member table:name="45097" table:display="true" table:show-details="true"/>
                <table:data-pilot-member table:name="45118" table:display="true" table:show-details="true"/>
                <table:data-pilot-member table:name="45138" table:display="true" table:show-details="true"/>
                <table:data-pilot-member table:name="45157" table:display="true" table:show-details="true"/>
                <table:data-pilot-member table:name="45160" table:display="true" table:show-details="true"/>
                <table:data-pilot-member table:name="45161" table:display="true" table:show-details="true"/>
                <table:data-pilot-member table:name="45164" table:display="true" table:show-details="true"/>
                <table:data-pilot-member table:name="45169" table:display="true" table:show-details="true"/>
                <table:data-pilot-member table:name="45170" table:display="true" table:show-details="true"/>
                <table:data-pilot-member table:name="45185" table:display="true" table:show-details="true"/>
                <table:data-pilot-member table:name="45188" table:display="true" table:show-details="true"/>
                <table:data-pilot-member table:name="45193" table:display="true" table:show-details="true"/>
                <table:data-pilot-member table:name="45194" table:display="true" table:show-details="true"/>
                <table:data-pilot-member table:name="45200" table:display="true" table:show-details="true"/>
                <table:data-pilot-member table:name="45221" table:display="true" table:show-details="true"/>
                <table:data-pilot-member table:name="45225" table:display="true" table:show-details="true"/>
                <table:data-pilot-member table:name="45253" table:display="true" table:show-details="true"/>
                <table:data-pilot-member table:name="45255" table:display="true" table:show-details="true"/>
                <table:data-pilot-member table:name="45259" table:display="true" table:show-details="true"/>
                <table:data-pilot-member table:name="45265" table:display="true" table:show-details="true"/>
                <table:data-pilot-member table:name="45271" table:display="true" table:show-details="true"/>
                <table:data-pilot-member table:name="45275" table:display="true" table:show-details="true"/>
                <table:data-pilot-member table:name="45285" table:display="true" table:show-details="true"/>
                <table:data-pilot-member table:name="45286" table:display="true" table:show-details="true"/>
                <table:data-pilot-member table:name="45289" table:display="true" table:show-details="true"/>
                <table:data-pilot-member table:name="45292" table:display="true" table:show-details="true"/>
                <table:data-pilot-member table:name="45299" table:display="true" table:show-details="true"/>
                <table:data-pilot-member table:name="45313" table:display="true" table:show-details="true"/>
                <table:data-pilot-member table:name="45321" table:display="true" table:show-details="true"/>
                <table:data-pilot-member table:name="45343" table:display="true" table:show-details="true"/>
                <table:data-pilot-member table:name="45351" table:display="true" table:show-details="true"/>
                <table:data-pilot-member table:name="45365" table:display="true" table:show-details="true"/>
                <table:data-pilot-member table:name="45370" table:display="true" table:show-details="true"/>
                <table:data-pilot-member table:name="45371" table:display="true" table:show-details="true"/>
                <table:data-pilot-member table:name="45376" table:display="true" table:show-details="true"/>
                <table:data-pilot-member table:name="45382" table:display="true" table:show-details="true"/>
                <table:data-pilot-member table:name="45389" table:display="true" table:show-details="true"/>
                <table:data-pilot-member table:name="45399" table:display="true" table:show-details="true"/>
                <table:data-pilot-member table:name="45403" table:display="true" table:show-details="true"/>
                <table:data-pilot-member table:name="45414" table:display="true" table:show-details="true"/>
                <table:data-pilot-member table:name="45415" table:display="true" table:show-details="true"/>
                <table:data-pilot-member table:name="45416" table:display="true" table:show-details="true"/>
                <table:data-pilot-member table:name="45421" table:display="true" table:show-details="true"/>
                <table:data-pilot-member table:name="45440" table:display="true" table:show-details="true"/>
                <table:data-pilot-member table:name="45441" table:display="true" table:show-details="true"/>
                <table:data-pilot-member table:name="45445" table:display="true" table:show-details="true"/>
                <table:data-pilot-member table:name="45448" table:display="true" table:show-details="true"/>
                <table:data-pilot-member table:name="45467" table:display="true" table:show-details="true"/>
                <table:data-pilot-member table:name="45468" table:display="true" table:show-details="true"/>
                <table:data-pilot-member table:name="45469" table:display="true" table:show-details="true"/>
                <table:data-pilot-member table:name="45472" table:display="true" table:show-details="true"/>
                <table:data-pilot-member table:name="45475" table:display="true" table:show-details="true"/>
                <table:data-pilot-member table:name="45484" table:display="true" table:show-details="true"/>
                <table:data-pilot-member table:name="45499" table:display="true" table:show-details="true"/>
                <table:data-pilot-member table:name="45502" table:display="true" table:show-details="true"/>
                <table:data-pilot-member table:name="45511" table:display="true" table:show-details="true"/>
                <table:data-pilot-member table:name="45518" table:display="true" table:show-details="true"/>
                <table:data-pilot-member table:name="45521" table:display="true" table:show-details="true"/>
                <table:data-pilot-member table:name="45522" table:display="true" table:show-details="true"/>
                <table:data-pilot-member table:name="45538" table:display="true" table:show-details="true"/>
                <table:data-pilot-member table:name="45546" table:display="true" table:show-details="true"/>
                <table:data-pilot-member table:name="45548" table:display="true" table:show-details="true"/>
                <table:data-pilot-member table:name="45551" table:display="true" table:show-details="true"/>
                <table:data-pilot-member table:name="45552" table:display="true" table:show-details="true"/>
                <table:data-pilot-member table:name="45556" table:display="true" table:show-details="true"/>
                <table:data-pilot-member table:name="45559" table:display="true" table:show-details="true"/>
                <table:data-pilot-member table:name="45563" table:display="true" table:show-details="true"/>
                <table:data-pilot-member table:name="45569" table:display="true" table:show-details="true"/>
                <table:data-pilot-member table:name="45580" table:display="true" table:show-details="true"/>
                <table:data-pilot-member table:name="45588" table:display="true" table:show-details="true"/>
                <table:data-pilot-member table:name="45599" table:display="true" table:show-details="true"/>
                <table:data-pilot-member table:name="45602" table:display="true" table:show-details="true"/>
                <table:data-pilot-member table:name="45609" table:display="true" table:show-details="true"/>
                <table:data-pilot-member table:name="45629" table:display="true" table:show-details="true"/>
                <table:data-pilot-member table:name="45636" table:display="true" table:show-details="true"/>
                <table:data-pilot-member table:name="45646" table:display="true" table:show-details="true"/>
                <table:data-pilot-member table:name="45650" table:display="true" table:show-details="true"/>
                <table:data-pilot-member table:name="45658" table:display="true" table:show-details="true"/>
                <table:data-pilot-member table:name="45664" table:display="true" table:show-details="true"/>
                <table:data-pilot-member table:name="45670" table:display="true" table:show-details="true"/>
                <table:data-pilot-member table:name="45678" table:display="true" table:show-details="true"/>
                <table:data-pilot-member table:name="45679" table:display="true" table:show-details="true"/>
                <table:data-pilot-member table:name="45700" table:display="true" table:show-details="true"/>
                <table:data-pilot-member table:name="45701" table:display="true" table:show-details="true"/>
                <table:data-pilot-member table:name="45705" table:display="true" table:show-details="true"/>
                <table:data-pilot-member table:name="45706" table:display="true" table:show-details="true"/>
                <table:data-pilot-member table:name="45714" table:display="true" table:show-details="true"/>
                <table:data-pilot-member table:name="45726" table:display="true" table:show-details="true"/>
                <table:data-pilot-member table:name="45734" table:display="true" table:show-details="true"/>
                <table:data-pilot-member table:name="45742" table:display="true" table:show-details="true"/>
                <table:data-pilot-member table:name="45752" table:display="true" table:show-details="true"/>
                <table:data-pilot-member table:name="45758" table:display="true" table:show-details="true"/>
                <table:data-pilot-member table:name="45773" table:display="true" table:show-details="true"/>
                <table:data-pilot-member table:name="45774" table:display="true" table:show-details="true"/>
                <table:data-pilot-member table:name="45778" table:display="true" table:show-details="true"/>
                <table:data-pilot-member table:name="45782" table:display="true" table:show-details="true"/>
                <table:data-pilot-member table:name="45823" table:display="true" table:show-details="true"/>
                <table:data-pilot-member table:name="45827" table:display="true" table:show-details="true"/>
                <table:data-pilot-member table:name="45837" table:display="true" table:show-details="true"/>
                <table:data-pilot-member table:name="45846" table:display="true" table:show-details="true"/>
                <table:data-pilot-member table:name="45856" table:display="true" table:show-details="true"/>
                <table:data-pilot-member table:name="45870" table:display="true" table:show-details="true"/>
                <table:data-pilot-member table:name="45871" table:display="true" table:show-details="true"/>
                <table:data-pilot-member table:name="45879" table:display="true" table:show-details="true"/>
                <table:data-pilot-member table:name="45902" table:display="true" table:show-details="true"/>
                <table:data-pilot-member table:name="45904" table:display="true" table:show-details="true"/>
                <table:data-pilot-member table:name="45914" table:display="true" table:show-details="true"/>
                <table:data-pilot-member table:name="45917" table:display="true" table:show-details="true"/>
                <table:data-pilot-member table:name="45937" table:display="true" table:show-details="true"/>
                <table:data-pilot-member table:name="45949" table:display="true" table:show-details="true"/>
                <table:data-pilot-member table:name="45951" table:display="true" table:show-details="true"/>
                <table:data-pilot-member table:name="45954" table:display="true" table:show-details="true"/>
                <table:data-pilot-member table:name="45958" table:display="true" table:show-details="true"/>
                <table:data-pilot-member table:name="45969" table:display="true" table:show-details="true"/>
                <table:data-pilot-member table:name="45970" table:display="true" table:show-details="true"/>
                <table:data-pilot-member table:name="45982" table:display="true" table:show-details="true"/>
                <table:data-pilot-member table:name="45988" table:display="true" table:show-details="true"/>
                <table:data-pilot-member table:name="45994" table:display="true" table:show-details="true"/>
                <table:data-pilot-member table:name="46013" table:display="true" table:show-details="true"/>
                <table:data-pilot-member table:name="46032" table:display="true" table:show-details="true"/>
                <table:data-pilot-member table:name="46036" table:display="true" table:show-details="true"/>
                <table:data-pilot-member table:name="46041" table:display="true" table:show-details="true"/>
                <table:data-pilot-member table:name="46042" table:display="true" table:show-details="true"/>
                <table:data-pilot-member table:name="46046" table:display="true" table:show-details="true"/>
                <table:data-pilot-member table:name="46049" table:display="true" table:show-details="true"/>
                <table:data-pilot-member table:name="46064" table:display="true" table:show-details="true"/>
                <table:data-pilot-member table:name="46079" table:display="true" table:show-details="true"/>
                <table:data-pilot-member table:name="46081" table:display="true" table:show-details="true"/>
                <table:data-pilot-member table:name="46085" table:display="true" table:show-details="true"/>
                <table:data-pilot-member table:name="46088" table:display="true" table:show-details="true"/>
                <table:data-pilot-member table:name="46106" table:display="true" table:show-details="true"/>
                <table:data-pilot-member table:name="46126" table:display="true" table:show-details="true"/>
                <table:data-pilot-member table:name="46131" table:display="true" table:show-details="true"/>
                <table:data-pilot-member table:name="46139" table:display="true" table:show-details="true"/>
                <table:data-pilot-member table:name="46144" table:display="true" table:show-details="true"/>
                <table:data-pilot-member table:name="46149" table:display="true" table:show-details="true"/>
                <table:data-pilot-member table:name="46153" table:display="true" table:show-details="true"/>
                <table:data-pilot-member table:name="46159" table:display="true" table:show-details="true"/>
                <table:data-pilot-member table:name="46160" table:display="true" table:show-details="true"/>
                <table:data-pilot-member table:name="46161" table:display="true" table:show-details="true"/>
                <table:data-pilot-member table:name="46162" table:display="true" table:show-details="true"/>
                <table:data-pilot-member table:name="46163" table:display="true" table:show-details="true"/>
                <table:data-pilot-member table:name="46171" table:display="true" table:show-details="true"/>
                <table:data-pilot-member table:name="46180" table:display="true" table:show-details="true"/>
                <table:data-pilot-member table:name="46190" table:display="true" table:show-details="true"/>
                <table:data-pilot-member table:name="46192" table:display="true" table:show-details="true"/>
                <table:data-pilot-member table:name="46203" table:display="true" table:show-details="true"/>
                <table:data-pilot-member table:name="46251" table:display="true" table:show-details="true"/>
                <table:data-pilot-member table:name="46252" table:display="true" table:show-details="true"/>
                <table:data-pilot-member table:name="46257" table:display="true" table:show-details="true"/>
                <table:data-pilot-member table:name="46259" table:display="true" table:show-details="true"/>
                <table:data-pilot-member table:name="46262" table:display="true" table:show-details="true"/>
                <table:data-pilot-member table:name="46264" table:display="true" table:show-details="true"/>
                <table:data-pilot-member table:name="46270" table:display="true" table:show-details="true"/>
                <table:data-pilot-member table:name="46282" table:display="true" table:show-details="true"/>
                <table:data-pilot-member table:name="46287" table:display="true" table:show-details="true"/>
                <table:data-pilot-member table:name="46294" table:display="true" table:show-details="true"/>
                <table:data-pilot-member table:name="46296" table:display="true" table:show-details="true"/>
                <table:data-pilot-member table:name="46297" table:display="true" table:show-details="true"/>
                <table:data-pilot-member table:name="46307" table:display="true" table:show-details="true"/>
                <table:data-pilot-member table:name="46312" table:display="true" table:show-details="true"/>
                <table:data-pilot-member table:name="46315" table:display="true" table:show-details="true"/>
                <table:data-pilot-member table:name="46318" table:display="true" table:show-details="true"/>
                <table:data-pilot-member table:name="46324" table:display="true" table:show-details="true"/>
                <table:data-pilot-member table:name="46325" table:display="true" table:show-details="true"/>
                <table:data-pilot-member table:name="46335" table:display="true" table:show-details="true"/>
                <table:data-pilot-member table:name="46336" table:display="true" table:show-details="true"/>
                <table:data-pilot-member table:name="46338" table:display="true" table:show-details="true"/>
                <table:data-pilot-member table:name="46352" table:display="true" table:show-details="true"/>
                <table:data-pilot-member table:name="46357" table:display="true" table:show-details="true"/>
                <table:data-pilot-member table:name="46358" table:display="true" table:show-details="true"/>
                <table:data-pilot-member table:name="46364" table:display="true" table:show-details="true"/>
                <table:data-pilot-member table:name="46366" table:display="true" table:show-details="true"/>
                <table:data-pilot-member table:name="46382" table:display="true" table:show-details="true"/>
                <table:data-pilot-member table:name="46399" table:display="true" table:show-details="true"/>
                <table:data-pilot-member table:name="46401" table:display="true" table:show-details="true"/>
                <table:data-pilot-member table:name="46411" table:display="true" table:show-details="true"/>
                <table:data-pilot-member table:name="46435" table:display="true" table:show-details="true"/>
                <table:data-pilot-member table:name="46436" table:display="true" table:show-details="true"/>
                <table:data-pilot-member table:name="46446" table:display="true" table:show-details="true"/>
                <table:data-pilot-member table:name="46447" table:display="true" table:show-details="true"/>
                <table:data-pilot-member table:name="46448" table:display="true" table:show-details="true"/>
                <table:data-pilot-member table:name="46451" table:display="true" table:show-details="true"/>
                <table:data-pilot-member table:name="46459" table:display="true" table:show-details="true"/>
                <table:data-pilot-member table:name="46464" table:display="true" table:show-details="true"/>
                <table:data-pilot-member table:name="46472" table:display="true" table:show-details="true"/>
                <table:data-pilot-member table:name="46473" table:display="true" table:show-details="true"/>
                <table:data-pilot-member table:name="46475" table:display="true" table:show-details="true"/>
                <table:data-pilot-member table:name="46500" table:display="true" table:show-details="true"/>
                <table:data-pilot-member table:name="46514" table:display="true" table:show-details="true"/>
                <table:data-pilot-member table:name="46524" table:display="true" table:show-details="true"/>
                <table:data-pilot-member table:name="46527" table:display="true" table:show-details="true"/>
                <table:data-pilot-member table:name="46531" table:display="true" table:show-details="true"/>
                <table:data-pilot-member table:name="46542" table:display="true" table:show-details="true"/>
                <table:data-pilot-member table:name="46544" table:display="true" table:show-details="true"/>
                <table:data-pilot-member table:name="46554" table:display="true" table:show-details="true"/>
                <table:data-pilot-member table:name="46565" table:display="true" table:show-details="true"/>
                <table:data-pilot-member table:name="46577" table:display="true" table:show-details="true"/>
                <table:data-pilot-member table:name="46599" table:display="true" table:show-details="true"/>
                <table:data-pilot-member table:name="46611" table:display="true" table:show-details="true"/>
                <table:data-pilot-member table:name="46616" table:display="true" table:show-details="true"/>
                <table:data-pilot-member table:name="46625" table:display="true" table:show-details="true"/>
                <table:data-pilot-member table:name="46643" table:display="true" table:show-details="true"/>
                <table:data-pilot-member table:name="46648" table:display="true" table:show-details="true"/>
                <table:data-pilot-member table:name="46685" table:display="true" table:show-details="true"/>
                <table:data-pilot-member table:name="46686" table:display="true" table:show-details="true"/>
                <table:data-pilot-member table:name="46687" table:display="true" table:show-details="true"/>
                <table:data-pilot-member table:name="46688" table:display="true" table:show-details="true"/>
                <table:data-pilot-member table:name="46692" table:display="true" table:show-details="true"/>
                <table:data-pilot-member table:name="46705" table:display="true" table:show-details="true"/>
                <table:data-pilot-member table:name="46715" table:display="true" table:show-details="true"/>
                <table:data-pilot-member table:name="46728" table:display="true" table:show-details="true"/>
                <table:data-pilot-member table:name="46741" table:display="true" table:show-details="true"/>
                <table:data-pilot-member table:name="46743" table:display="true" table:show-details="true"/>
                <table:data-pilot-member table:name="46744" table:display="true" table:show-details="true"/>
                <table:data-pilot-member table:name="46759" table:display="true" table:show-details="true"/>
                <table:data-pilot-member table:name="46760" table:display="true" table:show-details="true"/>
                <table:data-pilot-member table:name="46762" table:display="true" table:show-details="true"/>
                <table:data-pilot-member table:name="46763" table:display="true" table:show-details="true"/>
                <table:data-pilot-member table:name="46775" table:display="true" table:show-details="true"/>
                <table:data-pilot-member table:name="46776" table:display="true" table:show-details="true"/>
                <table:data-pilot-member table:name="46784" table:display="true" table:show-details="true"/>
                <table:data-pilot-member table:name="46785" table:display="true" table:show-details="true"/>
                <table:data-pilot-member table:name="46788" table:display="true" table:show-details="true"/>
                <table:data-pilot-member table:name="46792" table:display="true" table:show-details="true"/>
                <table:data-pilot-member table:name="46794" table:display="true" table:show-details="true"/>
                <table:data-pilot-member table:name="46796" table:display="true" table:show-details="true"/>
                <table:data-pilot-member table:name="46802" table:display="true" table:show-details="true"/>
                <table:data-pilot-member table:name="46814" table:display="true" table:show-details="true"/>
                <table:data-pilot-member table:name="46818" table:display="true" table:show-details="true"/>
                <table:data-pilot-member table:name="46823" table:display="true" table:show-details="true"/>
                <table:data-pilot-member table:name="46833" table:display="true" table:show-details="true"/>
                <table:data-pilot-member table:name="46848" table:display="true" table:show-details="true"/>
                <table:data-pilot-member table:name="46852" table:display="true" table:show-details="true"/>
                <table:data-pilot-member table:name="46867" table:display="true" table:show-details="true"/>
                <table:data-pilot-member table:name="46872" table:display="true" table:show-details="true"/>
                <table:data-pilot-member table:name="46890" table:display="true" table:show-details="true"/>
                <table:data-pilot-member table:name="46894" table:display="true" table:show-details="true"/>
                <table:data-pilot-member table:name="46898" table:display="true" table:show-details="true"/>
                <table:data-pilot-member table:name="46919" table:display="true" table:show-details="true"/>
                <table:data-pilot-member table:name="46923" table:display="true" table:show-details="true"/>
                <table:data-pilot-member table:name="46924" table:display="true" table:show-details="true"/>
                <table:data-pilot-member table:name="46927" table:display="true" table:show-details="true"/>
                <table:data-pilot-member table:name="46934" table:display="true" table:show-details="true"/>
                <table:data-pilot-member table:name="46935" table:display="true" table:show-details="true"/>
                <table:data-pilot-member table:name="46936" table:display="true" table:show-details="true"/>
                <table:data-pilot-member table:name="46949" table:display="true" table:show-details="true"/>
                <table:data-pilot-member table:name="46973" table:display="true" table:show-details="true"/>
                <table:data-pilot-member table:name="46999" table:display="true" table:show-details="true"/>
                <table:data-pilot-member table:name="47000" table:display="true" table:show-details="true"/>
                <table:data-pilot-member table:name="47005" table:display="true" table:show-details="true"/>
                <table:data-pilot-member table:name="47009" table:display="true" table:show-details="true"/>
                <table:data-pilot-member table:name="47012" table:display="true" table:show-details="true"/>
                <table:data-pilot-member table:name="47033" table:display="true" table:show-details="true"/>
                <table:data-pilot-member table:name="47035" table:display="true" table:show-details="true"/>
                <table:data-pilot-member table:name="47036" table:display="true" table:show-details="true"/>
                <table:data-pilot-member table:name="47045" table:display="true" table:show-details="true"/>
                <table:data-pilot-member table:name="47057" table:display="true" table:show-details="true"/>
                <table:data-pilot-member table:name="47059" table:display="true" table:show-details="true"/>
                <table:data-pilot-member table:name="47063" table:display="true" table:show-details="true"/>
                <table:data-pilot-member table:name="47072" table:display="true" table:show-details="true"/>
                <table:data-pilot-member table:name="47073" table:display="true" table:show-details="true"/>
                <table:data-pilot-member table:name="47083" table:display="true" table:show-details="true"/>
                <table:data-pilot-member table:name="47084" table:display="true" table:show-details="true"/>
                <table:data-pilot-member table:name="47094" table:display="true" table:show-details="true"/>
                <table:data-pilot-member table:name="47101" table:display="true" table:show-details="true"/>
                <table:data-pilot-member table:name="47109" table:display="true" table:show-details="true"/>
                <table:data-pilot-member table:name="47111" table:display="true" table:show-details="true"/>
                <table:data-pilot-member table:name="47120" table:display="true" table:show-details="true"/>
                <table:data-pilot-member table:name="47127" table:display="true" table:show-details="true"/>
                <table:data-pilot-member table:name="47141" table:display="true" table:show-details="true"/>
                <table:data-pilot-member table:name="47144" table:display="true" table:show-details="true"/>
                <table:data-pilot-member table:name="47146" table:display="true" table:show-details="true"/>
                <table:data-pilot-member table:name="47148" table:display="true" table:show-details="true"/>
                <table:data-pilot-member table:name="47162" table:display="true" table:show-details="true"/>
                <table:data-pilot-member table:name="47168" table:display="true" table:show-details="true"/>
                <table:data-pilot-member table:name="47203" table:display="true" table:show-details="true"/>
                <table:data-pilot-member table:name="47212" table:display="true" table:show-details="true"/>
                <table:data-pilot-member table:name="47216" table:display="true" table:show-details="true"/>
                <table:data-pilot-member table:name="47234" table:display="true" table:show-details="true"/>
                <table:data-pilot-member table:name="47248" table:display="true" table:show-details="true"/>
                <table:data-pilot-member table:name="47251" table:display="true" table:show-details="true"/>
                <table:data-pilot-member table:name="47268" table:display="true" table:show-details="true"/>
                <table:data-pilot-member table:name="47269" table:display="true" table:show-details="true"/>
                <table:data-pilot-member table:name="47270" table:display="true" table:show-details="true"/>
                <table:data-pilot-member table:name="47277" table:display="true" table:show-details="true"/>
                <table:data-pilot-member table:name="47287" table:display="true" table:show-details="true"/>
                <table:data-pilot-member table:name="47293" table:display="true" table:show-details="true"/>
                <table:data-pilot-member table:name="47316" table:display="true" table:show-details="true"/>
                <table:data-pilot-member table:name="47328" table:display="true" table:show-details="true"/>
                <table:data-pilot-member table:name="47330" table:display="true" table:show-details="true"/>
                <table:data-pilot-member table:name="47340" table:display="true" table:show-details="true"/>
                <table:data-pilot-member table:name="47376" table:display="true" table:show-details="true"/>
                <table:data-pilot-member table:name="47379" table:display="true" table:show-details="true"/>
                <table:data-pilot-member table:name="47388" table:display="true" table:show-details="true"/>
                <table:data-pilot-member table:name="47392" table:display="true" table:show-details="true"/>
                <table:data-pilot-member table:name="47406" table:display="true" table:show-details="true"/>
                <table:data-pilot-member table:name="47407" table:display="true" table:show-details="true"/>
                <table:data-pilot-member table:name="47418" table:display="true" table:show-details="true"/>
                <table:data-pilot-member table:name="47419" table:display="true" table:show-details="true"/>
                <table:data-pilot-member table:name="47420" table:display="true" table:show-details="true"/>
                <table:data-pilot-member table:name="47421" table:display="true" table:show-details="true"/>
                <table:data-pilot-member table:name="47437" table:display="true" table:show-details="true"/>
                <table:data-pilot-member table:name="47441" table:display="true" table:show-details="true"/>
                <table:data-pilot-member table:name="47449" table:display="true" table:show-details="true"/>
                <table:data-pilot-member table:name="47451" table:display="true" table:show-details="true"/>
                <table:data-pilot-member table:name="47458" table:display="true" table:show-details="true"/>
                <table:data-pilot-member table:name="47476" table:display="true" table:show-details="true"/>
                <table:data-pilot-member table:name="47479" table:display="true" table:show-details="true"/>
                <table:data-pilot-member table:name="47499" table:display="true" table:show-details="true"/>
                <table:data-pilot-member table:name="47508" table:display="true" table:show-details="true"/>
                <table:data-pilot-member table:name="47513" table:display="true" table:show-details="true"/>
                <table:data-pilot-member table:name="47520" table:display="true" table:show-details="true"/>
                <table:data-pilot-member table:name="47522" table:display="true" table:show-details="true"/>
                <table:data-pilot-member table:name="47547" table:display="true" table:show-details="true"/>
                <table:data-pilot-member table:name="47558" table:display="true" table:show-details="true"/>
                <table:data-pilot-member table:name="47590" table:display="true" table:show-details="true"/>
                <table:data-pilot-member table:name="47609" table:display="true" table:show-details="true"/>
                <table:data-pilot-member table:name="47616" table:display="true" table:show-details="true"/>
                <table:data-pilot-member table:name="47617" table:display="true" table:show-details="true"/>
                <table:data-pilot-member table:name="47619" table:display="true" table:show-details="true"/>
                <table:data-pilot-member table:name="47637" table:display="true" table:show-details="true"/>
                <table:data-pilot-member table:name="47640" table:display="true" table:show-details="true"/>
                <table:data-pilot-member table:name="47647" table:display="true" table:show-details="true"/>
                <table:data-pilot-member table:name="47658" table:display="true" table:show-details="true"/>
                <table:data-pilot-member table:name="47662" table:display="true" table:show-details="true"/>
                <table:data-pilot-member table:name="47683" table:display="true" table:show-details="true"/>
                <table:data-pilot-member table:name="47687" table:display="true" table:show-details="true"/>
                <table:data-pilot-member table:name="47688" table:display="true" table:show-details="true"/>
                <table:data-pilot-member table:name="47697" table:display="true" table:show-details="true"/>
                <table:data-pilot-member table:name="47698" table:display="true" table:show-details="true"/>
                <table:data-pilot-member table:name="47704" table:display="true" table:show-details="true"/>
                <table:data-pilot-member table:name="47705" table:display="true" table:show-details="true"/>
                <table:data-pilot-member table:name="47710" table:display="true" table:show-details="true"/>
                <table:data-pilot-member table:name="47713" table:display="true" table:show-details="true"/>
                <table:data-pilot-member table:name="47717" table:display="true" table:show-details="true"/>
                <table:data-pilot-member table:name="47723" table:display="true" table:show-details="true"/>
                <table:data-pilot-member table:name="47724" table:display="true" table:show-details="true"/>
                <table:data-pilot-member table:name="47732" table:display="true" table:show-details="true"/>
                <table:data-pilot-member table:name="47743" table:display="true" table:show-details="true"/>
                <table:data-pilot-member table:name="47744" table:display="true" table:show-details="true"/>
                <table:data-pilot-member table:name="47755" table:display="true" table:show-details="true"/>
                <table:data-pilot-member table:name="47756" table:display="true" table:show-details="true"/>
                <table:data-pilot-member table:name="47757" table:display="true" table:show-details="true"/>
                <table:data-pilot-member table:name="47770" table:display="true" table:show-details="true"/>
                <table:data-pilot-member table:name="47800" table:display="true" table:show-details="true"/>
                <table:data-pilot-member table:name="47818" table:display="true" table:show-details="true"/>
                <table:data-pilot-member table:name="47822" table:display="true" table:show-details="true"/>
                <table:data-pilot-member table:name="47837" table:display="true" table:show-details="true"/>
                <table:data-pilot-member table:name="47842" table:display="true" table:show-details="true"/>
                <table:data-pilot-member table:name="47855" table:display="true" table:show-details="true"/>
                <table:data-pilot-member table:name="47860" table:display="true" table:show-details="true"/>
                <table:data-pilot-member table:name="47882" table:display="true" table:show-details="true"/>
                <table:data-pilot-member table:name="47888" table:display="true" table:show-details="true"/>
                <table:data-pilot-member table:name="47889" table:display="true" table:show-details="true"/>
                <table:data-pilot-member table:name="47893" table:display="true" table:show-details="true"/>
                <table:data-pilot-member table:name="47908" table:display="true" table:show-details="true"/>
                <table:data-pilot-member table:name="47936" table:display="true" table:show-details="true"/>
                <table:data-pilot-member table:name="47968" table:display="true" table:show-details="true"/>
                <table:data-pilot-member table:name="47972" table:display="true" table:show-details="true"/>
                <table:data-pilot-member table:name="47978" table:display="true" table:show-details="true"/>
                <table:data-pilot-member table:name="47979" table:display="true" table:show-details="true"/>
                <table:data-pilot-member table:name="47981" table:display="true" table:show-details="true"/>
                <table:data-pilot-member table:name="47990" table:display="true" table:show-details="true"/>
                <table:data-pilot-member table:name="47995" table:display="true" table:show-details="true"/>
                <table:data-pilot-member table:name="47999" table:display="true" table:show-details="true"/>
                <table:data-pilot-member table:name="48024" table:display="true" table:show-details="true"/>
                <table:data-pilot-member table:name="48026" table:display="true" table:show-details="true"/>
                <table:data-pilot-member table:name="48033" table:display="true" table:show-details="true"/>
                <table:data-pilot-member table:name="48035" table:display="true" table:show-details="true"/>
                <table:data-pilot-member table:name="48038" table:display="true" table:show-details="true"/>
                <table:data-pilot-member table:name="48044" table:display="true" table:show-details="true"/>
                <table:data-pilot-member table:name="48056" table:display="true" table:show-details="true"/>
                <table:data-pilot-member table:name="48080" table:display="true" table:show-details="true"/>
                <table:data-pilot-member table:name="48085" table:display="true" table:show-details="true"/>
                <table:data-pilot-member table:name="48095" table:display="true" table:show-details="true"/>
                <table:data-pilot-member table:name="48113" table:display="true" table:show-details="true"/>
                <table:data-pilot-member table:name="48119" table:display="true" table:show-details="true"/>
                <table:data-pilot-member table:name="48133" table:display="true" table:show-details="true"/>
                <table:data-pilot-member table:name="48136" table:display="true" table:show-details="true"/>
                <table:data-pilot-member table:name="48141" table:display="true" table:show-details="true"/>
                <table:data-pilot-member table:name="48156" table:display="true" table:show-details="true"/>
                <table:data-pilot-member table:name="48158" table:display="true" table:show-details="true"/>
                <table:data-pilot-member table:name="48170" table:display="true" table:show-details="true"/>
                <table:data-pilot-member table:name="48175" table:display="true" table:show-details="true"/>
                <table:data-pilot-member table:name="48198" table:display="true" table:show-details="true"/>
                <table:data-pilot-member table:name="48208" table:display="true" table:show-details="true"/>
                <table:data-pilot-member table:name="48212" table:display="true" table:show-details="true"/>
                <table:data-pilot-member table:name="48224" table:display="true" table:show-details="true"/>
                <table:data-pilot-member table:name="48225" table:display="true" table:show-details="true"/>
                <table:data-pilot-member table:name="48228" table:display="true" table:show-details="true"/>
                <table:data-pilot-member table:name="48229" table:display="true" table:show-details="true"/>
                <table:data-pilot-member table:name="48235" table:display="true" table:show-details="true"/>
                <table:data-pilot-member table:name="48239" table:display="true" table:show-details="true"/>
                <table:data-pilot-member table:name="48245" table:display="true" table:show-details="true"/>
                <table:data-pilot-member table:name="48248" table:display="true" table:show-details="true"/>
                <table:data-pilot-member table:name="48250" table:display="true" table:show-details="true"/>
                <table:data-pilot-member table:name="48251" table:display="true" table:show-details="true"/>
                <table:data-pilot-member table:name="48285" table:display="true" table:show-details="true"/>
                <table:data-pilot-member table:name="48287" table:display="true" table:show-details="true"/>
                <table:data-pilot-member table:name="48291" table:display="true" table:show-details="true"/>
                <table:data-pilot-member table:name="48310" table:display="true" table:show-details="true"/>
                <table:data-pilot-member table:name="48336" table:display="true" table:show-details="true"/>
                <table:data-pilot-member table:name="48347" table:display="true" table:show-details="true"/>
                <table:data-pilot-member table:name="48352" table:display="true" table:show-details="true"/>
                <table:data-pilot-member table:name="48356" table:display="true" table:show-details="true"/>
                <table:data-pilot-member table:name="48364" table:display="true" table:show-details="true"/>
                <table:data-pilot-member table:name="48375" table:display="true" table:show-details="true"/>
                <table:data-pilot-member table:name="48381" table:display="true" table:show-details="true"/>
                <table:data-pilot-member table:name="48385" table:display="true" table:show-details="true"/>
                <table:data-pilot-member table:name="48386" table:display="true" table:show-details="true"/>
                <table:data-pilot-member table:name="48399" table:display="true" table:show-details="true"/>
                <table:data-pilot-member table:name="48400" table:display="true" table:show-details="true"/>
                <table:data-pilot-member table:name="48410" table:display="true" table:show-details="true"/>
                <table:data-pilot-member table:name="48425" table:display="true" table:show-details="true"/>
                <table:data-pilot-member table:name="48438" table:display="true" table:show-details="true"/>
                <table:data-pilot-member table:name="48460" table:display="true" table:show-details="true"/>
                <table:data-pilot-member table:name="48474" table:display="true" table:show-details="true"/>
                <table:data-pilot-member table:name="48480" table:display="true" table:show-details="true"/>
                <table:data-pilot-member table:name="48484" table:display="true" table:show-details="true"/>
                <table:data-pilot-member table:name="48487" table:display="true" table:show-details="true"/>
                <table:data-pilot-member table:name="48495" table:display="true" table:show-details="true"/>
                <table:data-pilot-member table:name="48496" table:display="true" table:show-details="true"/>
                <table:data-pilot-member table:name="48497" table:display="true" table:show-details="true"/>
                <table:data-pilot-member table:name="48508" table:display="true" table:show-details="true"/>
                <table:data-pilot-member table:name="48534" table:display="true" table:show-details="true"/>
                <table:data-pilot-member table:name="48536" table:display="true" table:show-details="true"/>
                <table:data-pilot-member table:name="48537" table:display="true" table:show-details="true"/>
                <table:data-pilot-member table:name="48544" table:display="true" table:show-details="true"/>
                <table:data-pilot-member table:name="48545" table:display="true" table:show-details="true"/>
                <table:data-pilot-member table:name="48548" table:display="true" table:show-details="true"/>
                <table:data-pilot-member table:name="48551" table:display="true" table:show-details="true"/>
                <table:data-pilot-member table:name="48558" table:display="true" table:show-details="true"/>
                <table:data-pilot-member table:name="48566" table:display="true" table:show-details="true"/>
                <table:data-pilot-member table:name="48570" table:display="true" table:show-details="true"/>
                <table:data-pilot-member table:name="48573" table:display="true" table:show-details="true"/>
                <table:data-pilot-member table:name="48575" table:display="true" table:show-details="true"/>
                <table:data-pilot-member table:name="48576" table:display="true" table:show-details="true"/>
                <table:data-pilot-member table:name="48579" table:display="true" table:show-details="true"/>
                <table:data-pilot-member table:name="48584" table:display="true" table:show-details="true"/>
                <table:data-pilot-member table:name="48593" table:display="true" table:show-details="true"/>
                <table:data-pilot-member table:name="48594" table:display="true" table:show-details="true"/>
                <table:data-pilot-member table:name="48602" table:display="true" table:show-details="true"/>
                <table:data-pilot-member table:name="48632" table:display="true" table:show-details="true"/>
                <table:data-pilot-member table:name="48638" table:display="true" table:show-details="true"/>
                <table:data-pilot-member table:name="48640" table:display="true" table:show-details="true"/>
                <table:data-pilot-member table:name="48644" table:display="true" table:show-details="true"/>
                <table:data-pilot-member table:name="48645" table:display="true" table:show-details="true"/>
                <table:data-pilot-member table:name="48649" table:display="true" table:show-details="true"/>
                <table:data-pilot-member table:name="48661" table:display="true" table:show-details="true"/>
                <table:data-pilot-member table:name="48669" table:display="true" table:show-details="true"/>
                <table:data-pilot-member table:name="48670" table:display="true" table:show-details="true"/>
                <table:data-pilot-member table:name="48674" table:display="true" table:show-details="true"/>
                <table:data-pilot-member table:name="48678" table:display="true" table:show-details="true"/>
                <table:data-pilot-member table:name="48683" table:display="true" table:show-details="true"/>
                <table:data-pilot-member table:name="48700" table:display="true" table:show-details="true"/>
                <table:data-pilot-member table:name="48705" table:display="true" table:show-details="true"/>
                <table:data-pilot-member table:name="48707" table:display="true" table:show-details="true"/>
                <table:data-pilot-member table:name="48708" table:display="true" table:show-details="true"/>
                <table:data-pilot-member table:name="48709" table:display="true" table:show-details="true"/>
                <table:data-pilot-member table:name="48713" table:display="true" table:show-details="true"/>
                <table:data-pilot-member table:name="48725" table:display="true" table:show-details="true"/>
                <table:data-pilot-member table:name="48731" table:display="true" table:show-details="true"/>
                <table:data-pilot-member table:name="48738" table:display="true" table:show-details="true"/>
                <table:data-pilot-member table:name="48741" table:display="true" table:show-details="true"/>
                <table:data-pilot-member table:name="48777" table:display="true" table:show-details="true"/>
                <table:data-pilot-member table:name="48785" table:display="true" table:show-details="true"/>
                <table:data-pilot-member table:name="48786" table:display="true" table:show-details="true"/>
                <table:data-pilot-member table:name="48800" table:display="true" table:show-details="true"/>
                <table:data-pilot-member table:name="48810" table:display="true" table:show-details="true"/>
                <table:data-pilot-member table:name="48812" table:display="true" table:show-details="true"/>
                <table:data-pilot-member table:name="48819" table:display="true" table:show-details="true"/>
                <table:data-pilot-member table:name="48826" table:display="true" table:show-details="true"/>
                <table:data-pilot-member table:name="48834" table:display="true" table:show-details="true"/>
                <table:data-pilot-member table:name="48839" table:display="true" table:show-details="true"/>
                <table:data-pilot-member table:name="48866" table:display="true" table:show-details="true"/>
                <table:data-pilot-member table:name="48869" table:display="true" table:show-details="true"/>
                <table:data-pilot-member table:name="48870" table:display="true" table:show-details="true"/>
                <table:data-pilot-member table:name="48875" table:display="true" table:show-details="true"/>
                <table:data-pilot-member table:name="48878" table:display="true" table:show-details="true"/>
                <table:data-pilot-member table:name="48882" table:display="true" table:show-details="true"/>
                <table:data-pilot-member table:name="48888" table:display="true" table:show-details="true"/>
                <table:data-pilot-member table:name="48892" table:display="true" table:show-details="true"/>
                <table:data-pilot-member table:name="48893" table:display="true" table:show-details="true"/>
                <table:data-pilot-member table:name="48895" table:display="true" table:show-details="true"/>
                <table:data-pilot-member table:name="48900" table:display="true" table:show-details="true"/>
                <table:data-pilot-member table:name="48909" table:display="true" table:show-details="true"/>
                <table:data-pilot-member table:name="48914" table:display="true" table:show-details="true"/>
                <table:data-pilot-member table:name="48946" table:display="true" table:show-details="true"/>
                <table:data-pilot-member table:name="48954" table:display="true" table:show-details="true"/>
                <table:data-pilot-member table:name="48973" table:display="true" table:show-details="true"/>
                <table:data-pilot-member table:name="48981" table:display="true" table:show-details="true"/>
                <table:data-pilot-member table:name="48994" table:display="true" table:show-details="true"/>
                <table:data-pilot-member table:name="49002" table:display="true" table:show-details="true"/>
                <table:data-pilot-member table:name="49006" table:display="true" table:show-details="true"/>
                <table:data-pilot-member table:name="49010" table:display="true" table:show-details="true"/>
                <table:data-pilot-member table:name="49012" table:display="true" table:show-details="true"/>
                <table:data-pilot-member table:name="49042" table:display="true" table:show-details="true"/>
                <table:data-pilot-member table:name="49043" table:display="true" table:show-details="true"/>
                <table:data-pilot-member table:name="49072" table:display="true" table:show-details="true"/>
                <table:data-pilot-member table:name="49076" table:display="true" table:show-details="true"/>
                <table:data-pilot-member table:name="49077" table:display="true" table:show-details="true"/>
                <table:data-pilot-member table:name="49080" table:display="true" table:show-details="true"/>
                <table:data-pilot-member table:name="49101" table:display="true" table:show-details="true"/>
                <table:data-pilot-member table:name="49104" table:display="true" table:show-details="true"/>
                <table:data-pilot-member table:name="49136" table:display="true" table:show-details="true"/>
                <table:data-pilot-member table:name="49137" table:display="true" table:show-details="true"/>
                <table:data-pilot-member table:name="49138" table:display="true" table:show-details="true"/>
                <table:data-pilot-member table:name="49147" table:display="true" table:show-details="true"/>
                <table:data-pilot-member table:name="49148" table:display="true" table:show-details="true"/>
                <table:data-pilot-member table:name="49149" table:display="true" table:show-details="true"/>
                <table:data-pilot-member table:name="49156" table:display="true" table:show-details="true"/>
                <table:data-pilot-member table:name="49162" table:display="true" table:show-details="true"/>
                <table:data-pilot-member table:name="49165" table:display="true" table:show-details="true"/>
                <table:data-pilot-member table:name="49173" table:display="true" table:show-details="true"/>
                <table:data-pilot-member table:name="49182" table:display="true" table:show-details="true"/>
                <table:data-pilot-member table:name="49183" table:display="true" table:show-details="true"/>
                <table:data-pilot-member table:name="49201" table:display="true" table:show-details="true"/>
                <table:data-pilot-member table:name="49203" table:display="true" table:show-details="true"/>
                <table:data-pilot-member table:name="49207" table:display="true" table:show-details="true"/>
                <table:data-pilot-member table:name="49230" table:display="true" table:show-details="true"/>
                <table:data-pilot-member table:name="49239" table:display="true" table:show-details="true"/>
                <table:data-pilot-member table:name="49241" table:display="true" table:show-details="true"/>
                <table:data-pilot-member table:name="49242" table:display="true" table:show-details="true"/>
                <table:data-pilot-member table:name="49248" table:display="true" table:show-details="true"/>
                <table:data-pilot-member table:name="49250" table:display="true" table:show-details="true"/>
                <table:data-pilot-member table:name="49259" table:display="true" table:show-details="true"/>
                <table:data-pilot-member table:name="49268" table:display="true" table:show-details="true"/>
                <table:data-pilot-member table:name="49275" table:display="true" table:show-details="true"/>
                <table:data-pilot-member table:name="49280" table:display="true" table:show-details="true"/>
                <table:data-pilot-member table:name="49286" table:display="true" table:show-details="true"/>
                <table:data-pilot-member table:name="49299" table:display="true" table:show-details="true"/>
                <table:data-pilot-member table:name="49303" table:display="true" table:show-details="true"/>
                <table:data-pilot-member table:name="49315" table:display="true" table:show-details="true"/>
                <table:data-pilot-member table:name="49321" table:display="true" table:show-details="true"/>
                <table:data-pilot-member table:name="49324" table:display="true" table:show-details="true"/>
                <table:data-pilot-member table:name="49330" table:display="true" table:show-details="true"/>
                <table:data-pilot-member table:name="49336" table:display="true" table:show-details="true"/>
                <table:data-pilot-member table:name="49341" table:display="true" table:show-details="true"/>
                <table:data-pilot-member table:name="49348" table:display="true" table:show-details="true"/>
                <table:data-pilot-member table:name="49350" table:display="true" table:show-details="true"/>
                <table:data-pilot-member table:name="49365" table:display="true" table:show-details="true"/>
                <table:data-pilot-member table:name="49372" table:display="true" table:show-details="true"/>
                <table:data-pilot-member table:name="49381" table:display="true" table:show-details="true"/>
                <table:data-pilot-member table:name="49398" table:display="true" table:show-details="true"/>
                <table:data-pilot-member table:name="49408" table:display="true" table:show-details="true"/>
                <table:data-pilot-member table:name="49416" table:display="true" table:show-details="true"/>
                <table:data-pilot-member table:name="49420" table:display="true" table:show-details="true"/>
                <table:data-pilot-member table:name="49423" table:display="true" table:show-details="true"/>
                <table:data-pilot-member table:name="49429" table:display="true" table:show-details="true"/>
                <table:data-pilot-member table:name="49443" table:display="true" table:show-details="true"/>
                <table:data-pilot-member table:name="49453" table:display="true" table:show-details="true"/>
                <table:data-pilot-member table:name="49454" table:display="true" table:show-details="true"/>
                <table:data-pilot-member table:name="49461" table:display="true" table:show-details="true"/>
                <table:data-pilot-member table:name="49471" table:display="true" table:show-details="true"/>
                <table:data-pilot-member table:name="49477" table:display="true" table:show-details="true"/>
                <table:data-pilot-member table:name="49483" table:display="true" table:show-details="true"/>
                <table:data-pilot-member table:name="49490" table:display="true" table:show-details="true"/>
                <table:data-pilot-member table:name="49503" table:display="true" table:show-details="true"/>
                <table:data-pilot-member table:name="49518" table:display="true" table:show-details="true"/>
                <table:data-pilot-member table:name="49538" table:display="true" table:show-details="true"/>
                <table:data-pilot-member table:name="49543" table:display="true" table:show-details="true"/>
                <table:data-pilot-member table:name="49552" table:display="true" table:show-details="true"/>
                <table:data-pilot-member table:name="49554" table:display="true" table:show-details="true"/>
                <table:data-pilot-member table:name="49568" table:display="true" table:show-details="true"/>
                <table:data-pilot-member table:name="49572" table:display="true" table:show-details="true"/>
                <table:data-pilot-member table:name="49576" table:display="true" table:show-details="true"/>
                <table:data-pilot-member table:name="49580" table:display="true" table:show-details="true"/>
                <table:data-pilot-member table:name="49598" table:display="true" table:show-details="true"/>
                <table:data-pilot-member table:name="49602" table:display="true" table:show-details="true"/>
                <table:data-pilot-member table:name="49617" table:display="true" table:show-details="true"/>
                <table:data-pilot-member table:name="49624" table:display="true" table:show-details="true"/>
                <table:data-pilot-member table:name="49626" table:display="true" table:show-details="true"/>
                <table:data-pilot-member table:name="49628" table:display="true" table:show-details="true"/>
                <table:data-pilot-member table:name="49629" table:display="true" table:show-details="true"/>
                <table:data-pilot-member table:name="49655" table:display="true" table:show-details="true"/>
                <table:data-pilot-member table:name="49665" table:display="true" table:show-details="true"/>
                <table:data-pilot-member table:name="49673" table:display="true" table:show-details="true"/>
                <table:data-pilot-member table:name="49676" table:display="true" table:show-details="true"/>
                <table:data-pilot-member table:name="49679" table:display="true" table:show-details="true"/>
                <table:data-pilot-member table:name="49680" table:display="true" table:show-details="true"/>
                <table:data-pilot-member table:name="49699" table:display="true" table:show-details="true"/>
                <table:data-pilot-member table:name="49702" table:display="true" table:show-details="true"/>
                <table:data-pilot-member table:name="49707" table:display="true" table:show-details="true"/>
                <table:data-pilot-member table:name="49716" table:display="true" table:show-details="true"/>
                <table:data-pilot-member table:name="49719" table:display="true" table:show-details="true"/>
                <table:data-pilot-member table:name="49720" table:display="true" table:show-details="true"/>
                <table:data-pilot-member table:name="49723" table:display="true" table:show-details="true"/>
                <table:data-pilot-member table:name="49727" table:display="true" table:show-details="true"/>
                <table:data-pilot-member table:name="49735" table:display="true" table:show-details="true"/>
                <table:data-pilot-member table:name="49739" table:display="true" table:show-details="true"/>
                <table:data-pilot-member table:name="49742" table:display="true" table:show-details="true"/>
                <table:data-pilot-member table:name="49764" table:display="true" table:show-details="true"/>
                <table:data-pilot-member table:name="49769" table:display="true" table:show-details="true"/>
                <table:data-pilot-member table:name="49776" table:display="true" table:show-details="true"/>
                <table:data-pilot-member table:name="49778" table:display="true" table:show-details="true"/>
                <table:data-pilot-member table:name="49783" table:display="true" table:show-details="true"/>
                <table:data-pilot-member table:name="49797" table:display="true" table:show-details="true"/>
                <table:data-pilot-member table:name="49806" table:display="true" table:show-details="true"/>
                <table:data-pilot-member table:name="49816" table:display="true" table:show-details="true"/>
                <table:data-pilot-member table:name="49832" table:display="true" table:show-details="true"/>
                <table:data-pilot-member table:name="49843" table:display="true" table:show-details="true"/>
                <table:data-pilot-member table:name="49869" table:display="true" table:show-details="true"/>
                <table:data-pilot-member table:name="49870" table:display="true" table:show-details="true"/>
                <table:data-pilot-member table:name="49878" table:display="true" table:show-details="true"/>
                <table:data-pilot-member table:name="49886" table:display="true" table:show-details="true"/>
                <table:data-pilot-member table:name="49895" table:display="true" table:show-details="true"/>
                <table:data-pilot-member table:name="49896" table:display="true" table:show-details="true"/>
                <table:data-pilot-member table:name="49899" table:display="true" table:show-details="true"/>
                <table:data-pilot-member table:name="49917" table:display="true" table:show-details="true"/>
                <table:data-pilot-member table:name="49919" table:display="true" table:show-details="true"/>
                <table:data-pilot-member table:name="49922" table:display="true" table:show-details="true"/>
                <table:data-pilot-member table:name="49925" table:display="true" table:show-details="true"/>
                <table:data-pilot-member table:name="49929" table:display="true" table:show-details="true"/>
                <table:data-pilot-member table:name="49938" table:display="true" table:show-details="true"/>
                <table:data-pilot-member table:name="49943" table:display="true" table:show-details="true"/>
                <table:data-pilot-member table:name="49944" table:display="true" table:show-details="true"/>
                <table:data-pilot-member table:name="49948" table:display="true" table:show-details="true"/>
                <table:data-pilot-member table:name="49971" table:display="true" table:show-details="true"/>
                <table:data-pilot-member table:name="49974" table:display="true" table:show-details="true"/>
                <table:data-pilot-member table:name="49982" table:display="true" table:show-details="true"/>
                <table:data-pilot-member table:name="49984" table:display="true" table:show-details="true"/>
                <table:data-pilot-member table:name="49987" table:display="true" table:show-details="true"/>
                <table:data-pilot-member table:name="49991" table:display="true" table:show-details="true"/>
                <table:data-pilot-member table:name="50001" table:display="true" table:show-details="true"/>
                <table:data-pilot-member table:name="50009" table:display="true" table:show-details="true"/>
                <table:data-pilot-member table:name="50022" table:display="true" table:show-details="true"/>
                <table:data-pilot-member table:name="50031" table:display="true" table:show-details="true"/>
                <table:data-pilot-member table:name="50054" table:display="true" table:show-details="true"/>
                <table:data-pilot-member table:name="50064" table:display="true" table:show-details="true"/>
                <table:data-pilot-member table:name="50066" table:display="true" table:show-details="true"/>
                <table:data-pilot-member table:name="50067" table:display="true" table:show-details="true"/>
                <table:data-pilot-member table:name="50071" table:display="true" table:show-details="true"/>
                <table:data-pilot-member table:name="50073" table:display="true" table:show-details="true"/>
                <table:data-pilot-member table:name="50085" table:display="true" table:show-details="true"/>
                <table:data-pilot-member table:name="50091" table:display="true" table:show-details="true"/>
                <table:data-pilot-member table:name="50096" table:display="true" table:show-details="true"/>
                <table:data-pilot-member table:name="50099" table:display="true" table:show-details="true"/>
                <table:data-pilot-member table:name="50101" table:display="true" table:show-details="true"/>
                <table:data-pilot-member table:name="50108" table:display="true" table:show-details="true"/>
                <table:data-pilot-member table:name="50110" table:display="true" table:show-details="true"/>
                <table:data-pilot-member table:name="50112" table:display="true" table:show-details="true"/>
                <table:data-pilot-member table:name="50114" table:display="true" table:show-details="true"/>
                <table:data-pilot-member table:name="50127" table:display="true" table:show-details="true"/>
                <table:data-pilot-member table:name="50128" table:display="true" table:show-details="true"/>
                <table:data-pilot-member table:name="50131" table:display="true" table:show-details="true"/>
                <table:data-pilot-member table:name="50133" table:display="true" table:show-details="true"/>
                <table:data-pilot-member table:name="50141" table:display="true" table:show-details="true"/>
                <table:data-pilot-member table:name="50142" table:display="true" table:show-details="true"/>
                <table:data-pilot-member table:name="50143" table:display="true" table:show-details="true"/>
                <table:data-pilot-member table:name="50154" table:display="true" table:show-details="true"/>
                <table:data-pilot-member table:name="50169" table:display="true" table:show-details="true"/>
                <table:data-pilot-member table:name="50180" table:display="true" table:show-details="true"/>
                <table:data-pilot-member table:name="50184" table:display="true" table:show-details="true"/>
                <table:data-pilot-member table:name="50192" table:display="true" table:show-details="true"/>
                <table:data-pilot-member table:name="50235" table:display="true" table:show-details="true"/>
                <table:data-pilot-member table:name="50250" table:display="true" table:show-details="true"/>
                <table:data-pilot-member table:name="50253" table:display="true" table:show-details="true"/>
                <table:data-pilot-member table:name="50270" table:display="true" table:show-details="true"/>
                <table:data-pilot-member table:name="50284" table:display="true" table:show-details="true"/>
                <table:data-pilot-member table:name="50299" table:display="true" table:show-details="true"/>
                <table:data-pilot-member table:name="50321" table:display="true" table:show-details="true"/>
                <table:data-pilot-member table:name="50334" table:display="true" table:show-details="true"/>
                <table:data-pilot-member table:name="50338" table:display="true" table:show-details="true"/>
                <table:data-pilot-member table:name="50345" table:display="true" table:show-details="true"/>
                <table:data-pilot-member table:name="50347" table:display="true" table:show-details="true"/>
                <table:data-pilot-member table:name="50362" table:display="true" table:show-details="true"/>
                <table:data-pilot-member table:name="50365" table:display="true" table:show-details="true"/>
                <table:data-pilot-member table:name="50377" table:display="true" table:show-details="true"/>
                <table:data-pilot-member table:name="50382" table:display="true" table:show-details="true"/>
                <table:data-pilot-member table:name="50399" table:display="true" table:show-details="true"/>
                <table:data-pilot-member table:name="50407" table:display="true" table:show-details="true"/>
                <table:data-pilot-member table:name="50414" table:display="true" table:show-details="true"/>
                <table:data-pilot-member table:name="50429" table:display="true" table:show-details="true"/>
                <table:data-pilot-member table:name="50434" table:display="true" table:show-details="true"/>
                <table:data-pilot-member table:name="50437" table:display="true" table:show-details="true"/>
                <table:data-pilot-member table:name="50442" table:display="true" table:show-details="true"/>
                <table:data-pilot-member table:name="50444" table:display="true" table:show-details="true"/>
                <table:data-pilot-member table:name="50448" table:display="true" table:show-details="true"/>
                <table:data-pilot-member table:name="50460" table:display="true" table:show-details="true"/>
                <table:data-pilot-member table:name="50463" table:display="true" table:show-details="true"/>
                <table:data-pilot-member table:name="50480" table:display="true" table:show-details="true"/>
                <table:data-pilot-member table:name="50481" table:display="true" table:show-details="true"/>
                <table:data-pilot-member table:name="50494" table:display="true" table:show-details="true"/>
                <table:data-pilot-member table:name="50497" table:display="true" table:show-details="true"/>
                <table:data-pilot-member table:name="50506" table:display="true" table:show-details="true"/>
                <table:data-pilot-member table:name="50508" table:display="true" table:show-details="true"/>
                <table:data-pilot-member table:name="50517" table:display="true" table:show-details="true"/>
                <table:data-pilot-member table:name="50518" table:display="true" table:show-details="true"/>
                <table:data-pilot-member table:name="50519" table:display="true" table:show-details="true"/>
                <table:data-pilot-member table:name="50524" table:display="true" table:show-details="true"/>
                <table:data-pilot-member table:name="50537" table:display="true" table:show-details="true"/>
                <table:data-pilot-member table:name="50539" table:display="true" table:show-details="true"/>
                <table:data-pilot-member table:name="50551" table:display="true" table:show-details="true"/>
                <table:data-pilot-member table:name="50555" table:display="true" table:show-details="true"/>
                <table:data-pilot-member table:name="50560" table:display="true" table:show-details="true"/>
                <table:data-pilot-member table:name="50573" table:display="true" table:show-details="true"/>
                <table:data-pilot-member table:name="50579" table:display="true" table:show-details="true"/>
                <table:data-pilot-member table:name="50581" table:display="true" table:show-details="true"/>
                <table:data-pilot-member table:name="50593" table:display="true" table:show-details="true"/>
                <table:data-pilot-member table:name="50596" table:display="true" table:show-details="true"/>
                <table:data-pilot-member table:name="50597" table:display="true" table:show-details="true"/>
                <table:data-pilot-member table:name="50603" table:display="true" table:show-details="true"/>
                <table:data-pilot-member table:name="50605" table:display="true" table:show-details="true"/>
                <table:data-pilot-member table:name="50617" table:display="true" table:show-details="true"/>
                <table:data-pilot-member table:name="50627" table:display="true" table:show-details="true"/>
                <table:data-pilot-member table:name="50658" table:display="true" table:show-details="true"/>
                <table:data-pilot-member table:name="50666" table:display="true" table:show-details="true"/>
                <table:data-pilot-member table:name="50670" table:display="true" table:show-details="true"/>
                <table:data-pilot-member table:name="50675" table:display="true" table:show-details="true"/>
                <table:data-pilot-member table:name="50676" table:display="true" table:show-details="true"/>
                <table:data-pilot-member table:name="50694" table:display="true" table:show-details="true"/>
                <table:data-pilot-member table:name="50700" table:display="true" table:show-details="true"/>
                <table:data-pilot-member table:name="50703" table:display="true" table:show-details="true"/>
                <table:data-pilot-member table:name="50704" table:display="true" table:show-details="true"/>
                <table:data-pilot-member table:name="50710" table:display="true" table:show-details="true"/>
                <table:data-pilot-member table:name="50718" table:display="true" table:show-details="true"/>
                <table:data-pilot-member table:name="50732" table:display="true" table:show-details="true"/>
                <table:data-pilot-member table:name="50744" table:display="true" table:show-details="true"/>
                <table:data-pilot-member table:name="50746" table:display="true" table:show-details="true"/>
                <table:data-pilot-member table:name="50747" table:display="true" table:show-details="true"/>
                <table:data-pilot-member table:name="50758" table:display="true" table:show-details="true"/>
                <table:data-pilot-member table:name="50768" table:display="true" table:show-details="true"/>
                <table:data-pilot-member table:name="50769" table:display="true" table:show-details="true"/>
                <table:data-pilot-member table:name="50776" table:display="true" table:show-details="true"/>
                <table:data-pilot-member table:name="50790" table:display="true" table:show-details="true"/>
                <table:data-pilot-member table:name="50791" table:display="true" table:show-details="true"/>
                <table:data-pilot-member table:name="50795" table:display="true" table:show-details="true"/>
                <table:data-pilot-member table:name="50796" table:display="true" table:show-details="true"/>
                <table:data-pilot-member table:name="50812" table:display="true" table:show-details="true"/>
                <table:data-pilot-member table:name="50813" table:display="true" table:show-details="true"/>
                <table:data-pilot-member table:name="50815" table:display="true" table:show-details="true"/>
                <table:data-pilot-member table:name="50827" table:display="true" table:show-details="true"/>
                <table:data-pilot-member table:name="50831" table:display="true" table:show-details="true"/>
                <table:data-pilot-member table:name="50832" table:display="true" table:show-details="true"/>
                <table:data-pilot-member table:name="50834" table:display="true" table:show-details="true"/>
                <table:data-pilot-member table:name="50850" table:display="true" table:show-details="true"/>
                <table:data-pilot-member table:name="50853" table:display="true" table:show-details="true"/>
                <table:data-pilot-member table:name="50856" table:display="true" table:show-details="true"/>
                <table:data-pilot-member table:name="50858" table:display="true" table:show-details="true"/>
                <table:data-pilot-member table:name="50866" table:display="true" table:show-details="true"/>
                <table:data-pilot-member table:name="50878" table:display="true" table:show-details="true"/>
                <table:data-pilot-member table:name="50882" table:display="true" table:show-details="true"/>
                <table:data-pilot-member table:name="50889" table:display="true" table:show-details="true"/>
                <table:data-pilot-member table:name="50904" table:display="true" table:show-details="true"/>
                <table:data-pilot-member table:name="50930" table:display="true" table:show-details="true"/>
                <table:data-pilot-member table:name="50931" table:display="true" table:show-details="true"/>
                <table:data-pilot-member table:name="50941" table:display="true" table:show-details="true"/>
                <table:data-pilot-member table:name="50953" table:display="true" table:show-details="true"/>
                <table:data-pilot-member table:name="50962" table:display="true" table:show-details="true"/>
                <table:data-pilot-member table:name="50965" table:display="true" table:show-details="true"/>
                <table:data-pilot-member table:name="50973" table:display="true" table:show-details="true"/>
                <table:data-pilot-member table:name="50979" table:display="true" table:show-details="true"/>
                <table:data-pilot-member table:name="50986" table:display="true" table:show-details="true"/>
                <table:data-pilot-member table:name="50988" table:display="true" table:show-details="true"/>
                <table:data-pilot-member table:name="50990" table:display="true" table:show-details="true"/>
                <table:data-pilot-member table:name="51003" table:display="true" table:show-details="true"/>
                <table:data-pilot-member table:name="51007" table:display="true" table:show-details="true"/>
                <table:data-pilot-member table:name="51016" table:display="true" table:show-details="true"/>
                <table:data-pilot-member table:name="51034" table:display="true" table:show-details="true"/>
                <table:data-pilot-member table:name="51056" table:display="true" table:show-details="true"/>
                <table:data-pilot-member table:name="51066" table:display="true" table:show-details="true"/>
                <table:data-pilot-member table:name="51074" table:display="true" table:show-details="true"/>
                <table:data-pilot-member table:name="51080" table:display="true" table:show-details="true"/>
                <table:data-pilot-member table:name="51083" table:display="true" table:show-details="true"/>
                <table:data-pilot-member table:name="51093" table:display="true" table:show-details="true"/>
                <table:data-pilot-member table:name="51099" table:display="true" table:show-details="true"/>
                <table:data-pilot-member table:name="51107" table:display="true" table:show-details="true"/>
                <table:data-pilot-member table:name="51110" table:display="true" table:show-details="true"/>
                <table:data-pilot-member table:name="51115" table:display="true" table:show-details="true"/>
                <table:data-pilot-member table:name="51121" table:display="true" table:show-details="true"/>
                <table:data-pilot-member table:name="51123" table:display="true" table:show-details="true"/>
                <table:data-pilot-member table:name="51128" table:display="true" table:show-details="true"/>
                <table:data-pilot-member table:name="51130" table:display="true" table:show-details="true"/>
                <table:data-pilot-member table:name="51131" table:display="true" table:show-details="true"/>
                <table:data-pilot-member table:name="51133" table:display="true" table:show-details="true"/>
                <table:data-pilot-member table:name="51144" table:display="true" table:show-details="true"/>
                <table:data-pilot-member table:name="51156" table:display="true" table:show-details="true"/>
                <table:data-pilot-member table:name="51163" table:display="true" table:show-details="true"/>
                <table:data-pilot-member table:name="51177" table:display="true" table:show-details="true"/>
                <table:data-pilot-member table:name="51178" table:display="true" table:show-details="true"/>
                <table:data-pilot-member table:name="51180" table:display="true" table:show-details="true"/>
                <table:data-pilot-member table:name="51198" table:display="true" table:show-details="true"/>
                <table:data-pilot-member table:name="51200" table:display="true" table:show-details="true"/>
                <table:data-pilot-member table:name="51217" table:display="true" table:show-details="true"/>
                <table:data-pilot-member table:name="51227" table:display="true" table:show-details="true"/>
                <table:data-pilot-member table:name="51249" table:display="true" table:show-details="true"/>
                <table:data-pilot-member table:name="51264" table:display="true" table:show-details="true"/>
                <table:data-pilot-member table:name="51271" table:display="true" table:show-details="true"/>
                <table:data-pilot-member table:name="51275" table:display="true" table:show-details="true"/>
                <table:data-pilot-member table:name="51277" table:display="true" table:show-details="true"/>
                <table:data-pilot-member table:name="51300" table:display="true" table:show-details="true"/>
                <table:data-pilot-member table:name="51314" table:display="true" table:show-details="true"/>
                <table:data-pilot-member table:name="51317" table:display="true" table:show-details="true"/>
                <table:data-pilot-member table:name="51331" table:display="true" table:show-details="true"/>
                <table:data-pilot-member table:name="51337" table:display="true" table:show-details="true"/>
                <table:data-pilot-member table:name="51347" table:display="true" table:show-details="true"/>
                <table:data-pilot-member table:name="51349" table:display="true" table:show-details="true"/>
                <table:data-pilot-member table:name="51351" table:display="true" table:show-details="true"/>
                <table:data-pilot-member table:name="51356" table:display="true" table:show-details="true"/>
                <table:data-pilot-member table:name="51374" table:display="true" table:show-details="true"/>
                <table:data-pilot-member table:name="51392" table:display="true" table:show-details="true"/>
                <table:data-pilot-member table:name="51393" table:display="true" table:show-details="true"/>
                <table:data-pilot-member table:name="51404" table:display="true" table:show-details="true"/>
                <table:data-pilot-member table:name="51411" table:display="true" table:show-details="true"/>
                <table:data-pilot-member table:name="51418" table:display="true" table:show-details="true"/>
                <table:data-pilot-member table:name="51421" table:display="true" table:show-details="true"/>
                <table:data-pilot-member table:name="51422" table:display="true" table:show-details="true"/>
                <table:data-pilot-member table:name="51425" table:display="true" table:show-details="true"/>
                <table:data-pilot-member table:name="51430" table:display="true" table:show-details="true"/>
                <table:data-pilot-member table:name="51434" table:display="true" table:show-details="true"/>
                <table:data-pilot-member table:name="51435" table:display="true" table:show-details="true"/>
                <table:data-pilot-member table:name="51438" table:display="true" table:show-details="true"/>
                <table:data-pilot-member table:name="51444" table:display="true" table:show-details="true"/>
                <table:data-pilot-member table:name="51451" table:display="true" table:show-details="true"/>
                <table:data-pilot-member table:name="51454" table:display="true" table:show-details="true"/>
                <table:data-pilot-member table:name="51460" table:display="true" table:show-details="true"/>
                <table:data-pilot-member table:name="51461" table:display="true" table:show-details="true"/>
                <table:data-pilot-member table:name="51480" table:display="true" table:show-details="true"/>
                <table:data-pilot-member table:name="51482" table:display="true" table:show-details="true"/>
                <table:data-pilot-member table:name="51484" table:display="true" table:show-details="true"/>
                <table:data-pilot-member table:name="51485" table:display="true" table:show-details="true"/>
                <table:data-pilot-member table:name="51514" table:display="true" table:show-details="true"/>
                <table:data-pilot-member table:name="51518" table:display="true" table:show-details="true"/>
                <table:data-pilot-member table:name="51522" table:display="true" table:show-details="true"/>
                <table:data-pilot-member table:name="51523" table:display="true" table:show-details="true"/>
                <table:data-pilot-member table:name="51529" table:display="true" table:show-details="true"/>
                <table:data-pilot-member table:name="51541" table:display="true" table:show-details="true"/>
                <table:data-pilot-member table:name="51547" table:display="true" table:show-details="true"/>
                <table:data-pilot-member table:name="51554" table:display="true" table:show-details="true"/>
                <table:data-pilot-member table:name="51557" table:display="true" table:show-details="true"/>
                <table:data-pilot-member table:name="51569" table:display="true" table:show-details="true"/>
                <table:data-pilot-member table:name="51579" table:display="true" table:show-details="true"/>
                <table:data-pilot-member table:name="51595" table:display="true" table:show-details="true"/>
                <table:data-pilot-member table:name="51601" table:display="true" table:show-details="true"/>
                <table:data-pilot-member table:name="51611" table:display="true" table:show-details="true"/>
                <table:data-pilot-member table:name="51644" table:display="true" table:show-details="true"/>
                <table:data-pilot-member table:name="51645" table:display="true" table:show-details="true"/>
                <table:data-pilot-member table:name="51659" table:display="true" table:show-details="true"/>
                <table:data-pilot-member table:name="51662" table:display="true" table:show-details="true"/>
                <table:data-pilot-member table:name="51668" table:display="true" table:show-details="true"/>
                <table:data-pilot-member table:name="51671" table:display="true" table:show-details="true"/>
                <table:data-pilot-member table:name="51690" table:display="true" table:show-details="true"/>
                <table:data-pilot-member table:name="51692" table:display="true" table:show-details="true"/>
                <table:data-pilot-member table:name="51694" table:display="true" table:show-details="true"/>
                <table:data-pilot-member table:name="51695" table:display="true" table:show-details="true"/>
                <table:data-pilot-member table:name="51715" table:display="true" table:show-details="true"/>
                <table:data-pilot-member table:name="51724" table:display="true" table:show-details="true"/>
                <table:data-pilot-member table:name="51732" table:display="true" table:show-details="true"/>
                <table:data-pilot-member table:name="51748" table:display="true" table:show-details="true"/>
                <table:data-pilot-member table:name="51756" table:display="true" table:show-details="true"/>
                <table:data-pilot-member table:name="51783" table:display="true" table:show-details="true"/>
                <table:data-pilot-member table:name="51787" table:display="true" table:show-details="true"/>
                <table:data-pilot-member table:name="51807" table:display="true" table:show-details="true"/>
                <table:data-pilot-member table:name="51809" table:display="true" table:show-details="true"/>
                <table:data-pilot-member table:name="51812" table:display="true" table:show-details="true"/>
                <table:data-pilot-member table:name="51816" table:display="true" table:show-details="true"/>
                <table:data-pilot-member table:name="51823" table:display="true" table:show-details="true"/>
                <table:data-pilot-member table:name="51826" table:display="true" table:show-details="true"/>
                <table:data-pilot-member table:name="51827" table:display="true" table:show-details="true"/>
                <table:data-pilot-member table:name="51829" table:display="true" table:show-details="true"/>
                <table:data-pilot-member table:name="51846" table:display="true" table:show-details="true"/>
                <table:data-pilot-member table:name="51854" table:display="true" table:show-details="true"/>
                <table:data-pilot-member table:name="51860" table:display="true" table:show-details="true"/>
                <table:data-pilot-member table:name="51863" table:display="true" table:show-details="true"/>
                <table:data-pilot-member table:name="51883" table:display="true" table:show-details="true"/>
                <table:data-pilot-member table:name="51893" table:display="true" table:show-details="true"/>
                <table:data-pilot-member table:name="51898" table:display="true" table:show-details="true"/>
                <table:data-pilot-member table:name="51922" table:display="true" table:show-details="true"/>
                <table:data-pilot-member table:name="51924" table:display="true" table:show-details="true"/>
                <table:data-pilot-member table:name="51927" table:display="true" table:show-details="true"/>
                <table:data-pilot-member table:name="51934" table:display="true" table:show-details="true"/>
                <table:data-pilot-member table:name="51938" table:display="true" table:show-details="true"/>
                <table:data-pilot-member table:name="51941" table:display="true" table:show-details="true"/>
                <table:data-pilot-member table:name="51942" table:display="true" table:show-details="true"/>
                <table:data-pilot-member table:name="51944" table:display="true" table:show-details="true"/>
                <table:data-pilot-member table:name="51951" table:display="true" table:show-details="true"/>
                <table:data-pilot-member table:name="51955" table:display="true" table:show-details="true"/>
                <table:data-pilot-member table:name="51958" table:display="true" table:show-details="true"/>
                <table:data-pilot-member table:name="51983" table:display="true" table:show-details="true"/>
                <table:data-pilot-member table:name="51985" table:display="true" table:show-details="true"/>
                <table:data-pilot-member table:name="51996" table:display="true" table:show-details="true"/>
                <table:data-pilot-member table:name="51997" table:display="true" table:show-details="true"/>
                <table:data-pilot-member table:name="52004" table:display="true" table:show-details="true"/>
                <table:data-pilot-member table:name="52008" table:display="true" table:show-details="true"/>
                <table:data-pilot-member table:name="52024" table:display="true" table:show-details="true"/>
                <table:data-pilot-member table:name="52044" table:display="true" table:show-details="true"/>
                <table:data-pilot-member table:name="52054" table:display="true" table:show-details="true"/>
                <table:data-pilot-member table:name="52065" table:display="true" table:show-details="true"/>
                <table:data-pilot-member table:name="52067" table:display="true" table:show-details="true"/>
                <table:data-pilot-member table:name="52078" table:display="true" table:show-details="true"/>
                <table:data-pilot-member table:name="52081" table:display="true" table:show-details="true"/>
                <table:data-pilot-member table:name="52094" table:display="true" table:show-details="true"/>
                <table:data-pilot-member table:name="52099" table:display="true" table:show-details="true"/>
                <table:data-pilot-member table:name="52102" table:display="true" table:show-details="true"/>
                <table:data-pilot-member table:name="52134" table:display="true" table:show-details="true"/>
                <table:data-pilot-member table:name="52135" table:display="true" table:show-details="true"/>
                <table:data-pilot-member table:name="52141" table:display="true" table:show-details="true"/>
                <table:data-pilot-member table:name="52143" table:display="true" table:show-details="true"/>
                <table:data-pilot-member table:name="52146" table:display="true" table:show-details="true"/>
                <table:data-pilot-member table:name="52147" table:display="true" table:show-details="true"/>
                <table:data-pilot-member table:name="52159" table:display="true" table:show-details="true"/>
                <table:data-pilot-member table:name="52165" table:display="true" table:show-details="true"/>
                <table:data-pilot-member table:name="52175" table:display="true" table:show-details="true"/>
                <table:data-pilot-member table:name="52193" table:display="true" table:show-details="true"/>
                <table:data-pilot-member table:name="52207" table:display="true" table:show-details="true"/>
                <table:data-pilot-member table:name="52210" table:display="true" table:show-details="true"/>
                <table:data-pilot-member table:name="52220" table:display="true" table:show-details="true"/>
                <table:data-pilot-member table:name="52221" table:display="true" table:show-details="true"/>
                <table:data-pilot-member table:name="52223" table:display="true" table:show-details="true"/>
                <table:data-pilot-member table:name="52233" table:display="true" table:show-details="true"/>
                <table:data-pilot-member table:name="52235" table:display="true" table:show-details="true"/>
                <table:data-pilot-member table:name="52236" table:display="true" table:show-details="true"/>
                <table:data-pilot-member table:name="52247" table:display="true" table:show-details="true"/>
                <table:data-pilot-member table:name="52249" table:display="true" table:show-details="true"/>
                <table:data-pilot-member table:name="52253" table:display="true" table:show-details="true"/>
                <table:data-pilot-member table:name="52255" table:display="true" table:show-details="true"/>
                <table:data-pilot-member table:name="52267" table:display="true" table:show-details="true"/>
                <table:data-pilot-member table:name="52280" table:display="true" table:show-details="true"/>
                <table:data-pilot-member table:name="52282" table:display="true" table:show-details="true"/>
                <table:data-pilot-member table:name="52283" table:display="true" table:show-details="true"/>
                <table:data-pilot-member table:name="52291" table:display="true" table:show-details="true"/>
                <table:data-pilot-member table:name="52303" table:display="true" table:show-details="true"/>
                <table:data-pilot-member table:name="52312" table:display="true" table:show-details="true"/>
                <table:data-pilot-member table:name="52316" table:display="true" table:show-details="true"/>
                <table:data-pilot-member table:name="52322" table:display="true" table:show-details="true"/>
                <table:data-pilot-member table:name="52324" table:display="true" table:show-details="true"/>
                <table:data-pilot-member table:name="52329" table:display="true" table:show-details="true"/>
                <table:data-pilot-member table:name="52330" table:display="true" table:show-details="true"/>
                <table:data-pilot-member table:name="52336" table:display="true" table:show-details="true"/>
                <table:data-pilot-member table:name="52338" table:display="true" table:show-details="true"/>
                <table:data-pilot-member table:name="52341" table:display="true" table:show-details="true"/>
                <table:data-pilot-member table:name="52365" table:display="true" table:show-details="true"/>
                <table:data-pilot-member table:name="52366" table:display="true" table:show-details="true"/>
                <table:data-pilot-member table:name="52386" table:display="true" table:show-details="true"/>
                <table:data-pilot-member table:name="52388" table:display="true" table:show-details="true"/>
                <table:data-pilot-member table:name="52391" table:display="true" table:show-details="true"/>
                <table:data-pilot-member table:name="52395" table:display="true" table:show-details="true"/>
                <table:data-pilot-member table:name="52396" table:display="true" table:show-details="true"/>
                <table:data-pilot-member table:name="52399" table:display="true" table:show-details="true"/>
                <table:data-pilot-member table:name="52414" table:display="true" table:show-details="true"/>
                <table:data-pilot-member table:name="52431" table:display="true" table:show-details="true"/>
                <table:data-pilot-member table:name="52440" table:display="true" table:show-details="true"/>
                <table:data-pilot-member table:name="52446" table:display="true" table:show-details="true"/>
                <table:data-pilot-member table:name="52453" table:display="true" table:show-details="true"/>
                <table:data-pilot-member table:name="52456" table:display="true" table:show-details="true"/>
                <table:data-pilot-member table:name="52462" table:display="true" table:show-details="true"/>
                <table:data-pilot-member table:name="52477" table:display="true" table:show-details="true"/>
                <table:data-pilot-member table:name="52478" table:display="true" table:show-details="true"/>
                <table:data-pilot-member table:name="52482" table:display="true" table:show-details="true"/>
                <table:data-pilot-member table:name="52497" table:display="true" table:show-details="true"/>
                <table:data-pilot-member table:name="52502" table:display="true" table:show-details="true"/>
                <table:data-pilot-member table:name="52506" table:display="true" table:show-details="true"/>
                <table:data-pilot-member table:name="52513" table:display="true" table:show-details="true"/>
                <table:data-pilot-member table:name="52515" table:display="true" table:show-details="true"/>
                <table:data-pilot-member table:name="52518" table:display="true" table:show-details="true"/>
                <table:data-pilot-member table:name="52521" table:display="true" table:show-details="true"/>
                <table:data-pilot-member table:name="52528" table:display="true" table:show-details="true"/>
                <table:data-pilot-member table:name="52544" table:display="true" table:show-details="true"/>
                <table:data-pilot-member table:name="52551" table:display="true" table:show-details="true"/>
                <table:data-pilot-member table:name="52559" table:display="true" table:show-details="true"/>
                <table:data-pilot-member table:name="52563" table:display="true" table:show-details="true"/>
                <table:data-pilot-member table:name="52569" table:display="true" table:show-details="true"/>
                <table:data-pilot-member table:name="52576" table:display="true" table:show-details="true"/>
                <table:data-pilot-member table:name="52579" table:display="true" table:show-details="true"/>
                <table:data-pilot-member table:name="52587" table:display="true" table:show-details="true"/>
                <table:data-pilot-member table:name="52593" table:display="true" table:show-details="true"/>
                <table:data-pilot-member table:name="52601" table:display="true" table:show-details="true"/>
                <table:data-pilot-member table:name="52608" table:display="true" table:show-details="true"/>
                <table:data-pilot-member table:name="52617" table:display="true" table:show-details="true"/>
                <table:data-pilot-member table:name="52618" table:display="true" table:show-details="true"/>
                <table:data-pilot-member table:name="52631" table:display="true" table:show-details="true"/>
                <table:data-pilot-member table:name="52639" table:display="true" table:show-details="true"/>
                <table:data-pilot-member table:name="52641" table:display="true" table:show-details="true"/>
                <table:data-pilot-member table:name="52643" table:display="true" table:show-details="true"/>
                <table:data-pilot-member table:name="52644" table:display="true" table:show-details="true"/>
                <table:data-pilot-member table:name="52645" table:display="true" table:show-details="true"/>
                <table:data-pilot-member table:name="52665" table:display="true" table:show-details="true"/>
                <table:data-pilot-member table:name="52667" table:display="true" table:show-details="true"/>
                <table:data-pilot-member table:name="52674" table:display="true" table:show-details="true"/>
                <table:data-pilot-member table:name="52680" table:display="true" table:show-details="true"/>
                <table:data-pilot-member table:name="52685" table:display="true" table:show-details="true"/>
                <table:data-pilot-member table:name="52687" table:display="true" table:show-details="true"/>
                <table:data-pilot-member table:name="52699" table:display="true" table:show-details="true"/>
                <table:data-pilot-member table:name="52700" table:display="true" table:show-details="true"/>
                <table:data-pilot-member table:name="52718" table:display="true" table:show-details="true"/>
                <table:data-pilot-member table:name="52733" table:display="true" table:show-details="true"/>
                <table:data-pilot-member table:name="52760" table:display="true" table:show-details="true"/>
                <table:data-pilot-member table:name="52776" table:display="true" table:show-details="true"/>
                <table:data-pilot-member table:name="52777" table:display="true" table:show-details="true"/>
                <table:data-pilot-member table:name="52789" table:display="true" table:show-details="true"/>
                <table:data-pilot-member table:name="52810" table:display="true" table:show-details="true"/>
                <table:data-pilot-member table:name="52822" table:display="true" table:show-details="true"/>
                <table:data-pilot-member table:name="52842" table:display="true" table:show-details="true"/>
                <table:data-pilot-member table:name="52853" table:display="true" table:show-details="true"/>
                <table:data-pilot-member table:name="52857" table:display="true" table:show-details="true"/>
                <table:data-pilot-member table:name="52863" table:display="true" table:show-details="true"/>
                <table:data-pilot-member table:name="52864" table:display="true" table:show-details="true"/>
                <table:data-pilot-member table:name="52882" table:display="true" table:show-details="true"/>
                <table:data-pilot-member table:name="52883" table:display="true" table:show-details="true"/>
                <table:data-pilot-member table:name="52901" table:display="true" table:show-details="true"/>
                <table:data-pilot-member table:name="52906" table:display="true" table:show-details="true"/>
                <table:data-pilot-member table:name="52908" table:display="true" table:show-details="true"/>
                <table:data-pilot-member table:name="52911" table:display="true" table:show-details="true"/>
                <table:data-pilot-member table:name="52914" table:display="true" table:show-details="true"/>
                <table:data-pilot-member table:name="52934" table:display="true" table:show-details="true"/>
                <table:data-pilot-member table:name="52937" table:display="true" table:show-details="true"/>
                <table:data-pilot-member table:name="52941" table:display="true" table:show-details="true"/>
                <table:data-pilot-member table:name="52942" table:display="true" table:show-details="true"/>
                <table:data-pilot-member table:name="52949" table:display="true" table:show-details="true"/>
                <table:data-pilot-member table:name="52950" table:display="true" table:show-details="true"/>
                <table:data-pilot-member table:name="52952" table:display="true" table:show-details="true"/>
                <table:data-pilot-member table:name="52955" table:display="true" table:show-details="true"/>
                <table:data-pilot-member table:name="52956" table:display="true" table:show-details="true"/>
                <table:data-pilot-member table:name="52957" table:display="true" table:show-details="true"/>
                <table:data-pilot-member table:name="52962" table:display="true" table:show-details="true"/>
                <table:data-pilot-member table:name="52965" table:display="true" table:show-details="true"/>
                <table:data-pilot-member table:name="52971" table:display="true" table:show-details="true"/>
                <table:data-pilot-member table:name="52973" table:display="true" table:show-details="true"/>
                <table:data-pilot-member table:name="52978" table:display="true" table:show-details="true"/>
                <table:data-pilot-member table:name="52979" table:display="true" table:show-details="true"/>
                <table:data-pilot-member table:name="52989" table:display="true" table:show-details="true"/>
                <table:data-pilot-member table:name="52991" table:display="true" table:show-details="true"/>
                <table:data-pilot-member table:name="52992" table:display="true" table:show-details="true"/>
                <table:data-pilot-member table:name="52993" table:display="true" table:show-details="true"/>
                <table:data-pilot-member table:name="52995" table:display="true" table:show-details="true"/>
                <table:data-pilot-member table:name="52998" table:display="true" table:show-details="true"/>
                <table:data-pilot-member table:name="53011" table:display="true" table:show-details="true"/>
                <table:data-pilot-member table:name="53019" table:display="true" table:show-details="true"/>
                <table:data-pilot-member table:name="53052" table:display="true" table:show-details="true"/>
                <table:data-pilot-member table:name="53060" table:display="true" table:show-details="true"/>
                <table:data-pilot-member table:name="53061" table:display="true" table:show-details="true"/>
                <table:data-pilot-member table:name="53073" table:display="true" table:show-details="true"/>
                <table:data-pilot-member table:name="53076" table:display="true" table:show-details="true"/>
                <table:data-pilot-member table:name="53079" table:display="true" table:show-details="true"/>
                <table:data-pilot-member table:name="53081" table:display="true" table:show-details="true"/>
                <table:data-pilot-member table:name="53099" table:display="true" table:show-details="true"/>
                <table:data-pilot-member table:name="53104" table:display="true" table:show-details="true"/>
                <table:data-pilot-member table:name="53108" table:display="true" table:show-details="true"/>
                <table:data-pilot-member table:name="53114" table:display="true" table:show-details="true"/>
                <table:data-pilot-member table:name="53119" table:display="true" table:show-details="true"/>
                <table:data-pilot-member table:name="53128" table:display="true" table:show-details="true"/>
                <table:data-pilot-member table:name="53138" table:display="true" table:show-details="true"/>
                <table:data-pilot-member table:name="53153" table:display="true" table:show-details="true"/>
                <table:data-pilot-member table:name="53165" table:display="true" table:show-details="true"/>
                <table:data-pilot-member table:name="53167" table:display="true" table:show-details="true"/>
                <table:data-pilot-member table:name="53168" table:display="true" table:show-details="true"/>
                <table:data-pilot-member table:name="53177" table:display="true" table:show-details="true"/>
                <table:data-pilot-member table:name="53191" table:display="true" table:show-details="true"/>
                <table:data-pilot-member table:name="53195" table:display="true" table:show-details="true"/>
                <table:data-pilot-member table:name="53216" table:display="true" table:show-details="true"/>
                <table:data-pilot-member table:name="53225" table:display="true" table:show-details="true"/>
                <table:data-pilot-member table:name="53239" table:display="true" table:show-details="true"/>
                <table:data-pilot-member table:name="53244" table:display="true" table:show-details="true"/>
                <table:data-pilot-member table:name="53246" table:display="true" table:show-details="true"/>
                <table:data-pilot-member table:name="53254" table:display="true" table:show-details="true"/>
                <table:data-pilot-member table:name="53262" table:display="true" table:show-details="true"/>
                <table:data-pilot-member table:name="53274" table:display="true" table:show-details="true"/>
                <table:data-pilot-member table:name="53289" table:display="true" table:show-details="true"/>
                <table:data-pilot-member table:name="53292" table:display="true" table:show-details="true"/>
                <table:data-pilot-member table:name="53301" table:display="true" table:show-details="true"/>
                <table:data-pilot-member table:name="53304" table:display="true" table:show-details="true"/>
                <table:data-pilot-member table:name="53309" table:display="true" table:show-details="true"/>
                <table:data-pilot-member table:name="53314" table:display="true" table:show-details="true"/>
                <table:data-pilot-member table:name="53316" table:display="true" table:show-details="true"/>
                <table:data-pilot-member table:name="53325" table:display="true" table:show-details="true"/>
                <table:data-pilot-member table:name="53364" table:display="true" table:show-details="true"/>
                <table:data-pilot-member table:name="53366" table:display="true" table:show-details="true"/>
                <table:data-pilot-member table:name="53369" table:display="true" table:show-details="true"/>
                <table:data-pilot-member table:name="53376" table:display="true" table:show-details="true"/>
                <table:data-pilot-member table:name="53386" table:display="true" table:show-details="true"/>
                <table:data-pilot-member table:name="53394" table:display="true" table:show-details="true"/>
                <table:data-pilot-member table:name="53415" table:display="true" table:show-details="true"/>
                <table:data-pilot-member table:name="53441" table:display="true" table:show-details="true"/>
                <table:data-pilot-member table:name="53452" table:display="true" table:show-details="true"/>
                <table:data-pilot-member table:name="53455" table:display="true" table:show-details="true"/>
                <table:data-pilot-member table:name="53456" table:display="true" table:show-details="true"/>
                <table:data-pilot-member table:name="53470" table:display="true" table:show-details="true"/>
                <table:data-pilot-member table:name="53477" table:display="true" table:show-details="true"/>
                <table:data-pilot-member table:name="53499" table:display="true" table:show-details="true"/>
                <table:data-pilot-member table:name="53505" table:display="true" table:show-details="true"/>
                <table:data-pilot-member table:name="53533" table:display="true" table:show-details="true"/>
                <table:data-pilot-member table:name="53538" table:display="true" table:show-details="true"/>
                <table:data-pilot-member table:name="53547" table:display="true" table:show-details="true"/>
                <table:data-pilot-member table:name="53556" table:display="true" table:show-details="true"/>
                <table:data-pilot-member table:name="53558" table:display="true" table:show-details="true"/>
                <table:data-pilot-member table:name="53561" table:display="true" table:show-details="true"/>
                <table:data-pilot-member table:name="53568" table:display="true" table:show-details="true"/>
                <table:data-pilot-member table:name="53570" table:display="true" table:show-details="true"/>
                <table:data-pilot-member table:name="53575" table:display="true" table:show-details="true"/>
                <table:data-pilot-member table:name="53580" table:display="true" table:show-details="true"/>
                <table:data-pilot-member table:name="53593" table:display="true" table:show-details="true"/>
                <table:data-pilot-member table:name="53594" table:display="true" table:show-details="true"/>
                <table:data-pilot-member table:name="53607" table:display="true" table:show-details="true"/>
                <table:data-pilot-member table:name="53615" table:display="true" table:show-details="true"/>
                <table:data-pilot-member table:name="53625" table:display="true" table:show-details="true"/>
                <table:data-pilot-member table:name="53652" table:display="true" table:show-details="true"/>
                <table:data-pilot-member table:name="53653" table:display="true" table:show-details="true"/>
                <table:data-pilot-member table:name="53660" table:display="true" table:show-details="true"/>
                <table:data-pilot-member table:name="53669" table:display="true" table:show-details="true"/>
                <table:data-pilot-member table:name="53670" table:display="true" table:show-details="true"/>
                <table:data-pilot-member table:name="53683" table:display="true" table:show-details="true"/>
                <table:data-pilot-member table:name="53706" table:display="true" table:show-details="true"/>
                <table:data-pilot-member table:name="53709" table:display="true" table:show-details="true"/>
                <table:data-pilot-member table:name="53711" table:display="true" table:show-details="true"/>
                <table:data-pilot-member table:name="53718" table:display="true" table:show-details="true"/>
                <table:data-pilot-member table:name="53730" table:display="true" table:show-details="true"/>
                <table:data-pilot-member table:name="53732" table:display="true" table:show-details="true"/>
                <table:data-pilot-member table:name="53737" table:display="true" table:show-details="true"/>
                <table:data-pilot-member table:name="53746" table:display="true" table:show-details="true"/>
                <table:data-pilot-member table:name="53748" table:display="true" table:show-details="true"/>
                <table:data-pilot-member table:name="53749" table:display="true" table:show-details="true"/>
                <table:data-pilot-member table:name="53763" table:display="true" table:show-details="true"/>
                <table:data-pilot-member table:name="53764" table:display="true" table:show-details="true"/>
                <table:data-pilot-member table:name="53766" table:display="true" table:show-details="true"/>
                <table:data-pilot-member table:name="53786" table:display="true" table:show-details="true"/>
                <table:data-pilot-member table:name="53788" table:display="true" table:show-details="true"/>
                <table:data-pilot-member table:name="53789" table:display="true" table:show-details="true"/>
                <table:data-pilot-member table:name="53805" table:display="true" table:show-details="true"/>
                <table:data-pilot-member table:name="53818" table:display="true" table:show-details="true"/>
                <table:data-pilot-member table:name="53828" table:display="true" table:show-details="true"/>
                <table:data-pilot-member table:name="53837" table:display="true" table:show-details="true"/>
                <table:data-pilot-member table:name="53841" table:display="true" table:show-details="true"/>
                <table:data-pilot-member table:name="53842" table:display="true" table:show-details="true"/>
                <table:data-pilot-member table:name="53846" table:display="true" table:show-details="true"/>
                <table:data-pilot-member table:name="53852" table:display="true" table:show-details="true"/>
                <table:data-pilot-member table:name="53858" table:display="true" table:show-details="true"/>
                <table:data-pilot-member table:name="53861" table:display="true" table:show-details="true"/>
                <table:data-pilot-member table:name="53872" table:display="true" table:show-details="true"/>
                <table:data-pilot-member table:name="53876" table:display="true" table:show-details="true"/>
                <table:data-pilot-member table:name="53880" table:display="true" table:show-details="true"/>
                <table:data-pilot-member table:name="53893" table:display="true" table:show-details="true"/>
                <table:data-pilot-member table:name="53896" table:display="true" table:show-details="true"/>
                <table:data-pilot-member table:name="53903" table:display="true" table:show-details="true"/>
                <table:data-pilot-member table:name="53915" table:display="true" table:show-details="true"/>
                <table:data-pilot-member table:name="53917" table:display="true" table:show-details="true"/>
                <table:data-pilot-member table:name="53919" table:display="true" table:show-details="true"/>
                <table:data-pilot-member table:name="53920" table:display="true" table:show-details="true"/>
                <table:data-pilot-member table:name="53922" table:display="true" table:show-details="true"/>
                <table:data-pilot-member table:name="53928" table:display="true" table:show-details="true"/>
                <table:data-pilot-member table:name="53938" table:display="true" table:show-details="true"/>
                <table:data-pilot-member table:name="53956" table:display="true" table:show-details="true"/>
                <table:data-pilot-member table:name="53959" table:display="true" table:show-details="true"/>
                <table:data-pilot-member table:name="53970" table:display="true" table:show-details="true"/>
                <table:data-pilot-member table:name="53971" table:display="true" table:show-details="true"/>
                <table:data-pilot-member table:name="53979" table:display="true" table:show-details="true"/>
                <table:data-pilot-member table:name="53980" table:display="true" table:show-details="true"/>
                <table:data-pilot-member table:name="53987" table:display="true" table:show-details="true"/>
                <table:data-pilot-member table:name="53998" table:display="true" table:show-details="true"/>
                <table:data-pilot-member table:name="54005" table:display="true" table:show-details="true"/>
                <table:data-pilot-member table:name="54007" table:display="true" table:show-details="true"/>
                <table:data-pilot-member table:name="54011" table:display="true" table:show-details="true"/>
                <table:data-pilot-member table:name="54013" table:display="true" table:show-details="true"/>
                <table:data-pilot-member table:name="54023" table:display="true" table:show-details="true"/>
                <table:data-pilot-member table:name="54029" table:display="true" table:show-details="true"/>
                <table:data-pilot-member table:name="54038" table:display="true" table:show-details="true"/>
                <table:data-pilot-member table:name="54041" table:display="true" table:show-details="true"/>
                <table:data-pilot-member table:name="54046" table:display="true" table:show-details="true"/>
                <table:data-pilot-member table:name="54047" table:display="true" table:show-details="true"/>
                <table:data-pilot-member table:name="54056" table:display="true" table:show-details="true"/>
                <table:data-pilot-member table:name="54059" table:display="true" table:show-details="true"/>
                <table:data-pilot-member table:name="54061" table:display="true" table:show-details="true"/>
                <table:data-pilot-member table:name="54063" table:display="true" table:show-details="true"/>
                <table:data-pilot-member table:name="54065" table:display="true" table:show-details="true"/>
                <table:data-pilot-member table:name="54078" table:display="true" table:show-details="true"/>
                <table:data-pilot-member table:name="54087" table:display="true" table:show-details="true"/>
                <table:data-pilot-member table:name="54091" table:display="true" table:show-details="true"/>
                <table:data-pilot-member table:name="54104" table:display="true" table:show-details="true"/>
                <table:data-pilot-member table:name="54118" table:display="true" table:show-details="true"/>
                <table:data-pilot-member table:name="54124" table:display="true" table:show-details="true"/>
                <table:data-pilot-member table:name="54134" table:display="true" table:show-details="true"/>
                <table:data-pilot-member table:name="54140" table:display="true" table:show-details="true"/>
                <table:data-pilot-member table:name="54143" table:display="true" table:show-details="true"/>
                <table:data-pilot-member table:name="54149" table:display="true" table:show-details="true"/>
                <table:data-pilot-member table:name="54180" table:display="true" table:show-details="true"/>
                <table:data-pilot-member table:name="54182" table:display="true" table:show-details="true"/>
                <table:data-pilot-member table:name="54199" table:display="true" table:show-details="true"/>
                <table:data-pilot-member table:name="54203" table:display="true" table:show-details="true"/>
                <table:data-pilot-member table:name="54221" table:display="true" table:show-details="true"/>
                <table:data-pilot-member table:name="54240" table:display="true" table:show-details="true"/>
                <table:data-pilot-member table:name="54242" table:display="true" table:show-details="true"/>
                <table:data-pilot-member table:name="54246" table:display="true" table:show-details="true"/>
                <table:data-pilot-member table:name="54252" table:display="true" table:show-details="true"/>
                <table:data-pilot-member table:name="54270" table:display="true" table:show-details="true"/>
                <table:data-pilot-member table:name="54285" table:display="true" table:show-details="true"/>
                <table:data-pilot-member table:name="54291" table:display="true" table:show-details="true"/>
                <table:data-pilot-member table:name="54293" table:display="true" table:show-details="true"/>
                <table:data-pilot-member table:name="54301" table:display="true" table:show-details="true"/>
                <table:data-pilot-member table:name="54315" table:display="true" table:show-details="true"/>
                <table:data-pilot-member table:name="54317" table:display="true" table:show-details="true"/>
                <table:data-pilot-member table:name="54321" table:display="true" table:show-details="true"/>
                <table:data-pilot-member table:name="54334" table:display="true" table:show-details="true"/>
                <table:data-pilot-member table:name="54340" table:display="true" table:show-details="true"/>
                <table:data-pilot-member table:name="54365" table:display="true" table:show-details="true"/>
                <table:data-pilot-member table:name="54370" table:display="true" table:show-details="true"/>
                <table:data-pilot-member table:name="54377" table:display="true" table:show-details="true"/>
                <table:data-pilot-member table:name="54387" table:display="true" table:show-details="true"/>
                <table:data-pilot-member table:name="54396" table:display="true" table:show-details="true"/>
                <table:data-pilot-member table:name="54404" table:display="true" table:show-details="true"/>
                <table:data-pilot-member table:name="54410" table:display="true" table:show-details="true"/>
                <table:data-pilot-member table:name="54414" table:display="true" table:show-details="true"/>
                <table:data-pilot-member table:name="54415" table:display="true" table:show-details="true"/>
                <table:data-pilot-member table:name="54424" table:display="true" table:show-details="true"/>
                <table:data-pilot-member table:name="54429" table:display="true" table:show-details="true"/>
                <table:data-pilot-member table:name="54433" table:display="true" table:show-details="true"/>
                <table:data-pilot-member table:name="54438" table:display="true" table:show-details="true"/>
                <table:data-pilot-member table:name="54449" table:display="true" table:show-details="true"/>
                <table:data-pilot-member table:name="54451" table:display="true" table:show-details="true"/>
                <table:data-pilot-member table:name="54461" table:display="true" table:show-details="true"/>
                <table:data-pilot-member table:name="54463" table:display="true" table:show-details="true"/>
                <table:data-pilot-member table:name="54472" table:display="true" table:show-details="true"/>
                <table:data-pilot-member table:name="54477" table:display="true" table:show-details="true"/>
                <table:data-pilot-member table:name="54484" table:display="true" table:show-details="true"/>
                <table:data-pilot-member table:name="54486" table:display="true" table:show-details="true"/>
                <table:data-pilot-member table:name="54495" table:display="true" table:show-details="true"/>
                <table:data-pilot-member table:name="54502" table:display="true" table:show-details="true"/>
                <table:data-pilot-member table:name="54508" table:display="true" table:show-details="true"/>
                <table:data-pilot-member table:name="54515" table:display="true" table:show-details="true"/>
                <table:data-pilot-member table:name="54518" table:display="true" table:show-details="true"/>
                <table:data-pilot-member table:name="54520" table:display="true" table:show-details="true"/>
                <table:data-pilot-member table:name="54525" table:display="true" table:show-details="true"/>
                <table:data-pilot-member table:name="54526" table:display="true" table:show-details="true"/>
                <table:data-pilot-member table:name="54532" table:display="true" table:show-details="true"/>
                <table:data-pilot-member table:name="54534" table:display="true" table:show-details="true"/>
                <table:data-pilot-member table:name="54536" table:display="true" table:show-details="true"/>
                <table:data-pilot-member table:name="54540" table:display="true" table:show-details="true"/>
                <table:data-pilot-member table:name="54546" table:display="true" table:show-details="true"/>
                <table:data-pilot-member table:name="54557" table:display="true" table:show-details="true"/>
                <table:data-pilot-member table:name="54563" table:display="true" table:show-details="true"/>
                <table:data-pilot-member table:name="54565" table:display="true" table:show-details="true"/>
                <table:data-pilot-member table:name="54572" table:display="true" table:show-details="true"/>
                <table:data-pilot-member table:name="54573" table:display="true" table:show-details="true"/>
                <table:data-pilot-member table:name="54575" table:display="true" table:show-details="true"/>
                <table:data-pilot-member table:name="54577" table:display="true" table:show-details="true"/>
                <table:data-pilot-member table:name="54578" table:display="true" table:show-details="true"/>
                <table:data-pilot-member table:name="54583" table:display="true" table:show-details="true"/>
                <table:data-pilot-member table:name="54592" table:display="true" table:show-details="true"/>
                <table:data-pilot-member table:name="54607" table:display="true" table:show-details="true"/>
                <table:data-pilot-member table:name="54616" table:display="true" table:show-details="true"/>
                <table:data-pilot-member table:name="54632" table:display="true" table:show-details="true"/>
                <table:data-pilot-member table:name="54644" table:display="true" table:show-details="true"/>
                <table:data-pilot-member table:name="54649" table:display="true" table:show-details="true"/>
                <table:data-pilot-member table:name="54650" table:display="true" table:show-details="true"/>
                <table:data-pilot-member table:name="54656" table:display="true" table:show-details="true"/>
                <table:data-pilot-member table:name="54660" table:display="true" table:show-details="true"/>
                <table:data-pilot-member table:name="54670" table:display="true" table:show-details="true"/>
                <table:data-pilot-member table:name="54673" table:display="true" table:show-details="true"/>
                <table:data-pilot-member table:name="54677" table:display="true" table:show-details="true"/>
                <table:data-pilot-member table:name="54680" table:display="true" table:show-details="true"/>
                <table:data-pilot-member table:name="54689" table:display="true" table:show-details="true"/>
                <table:data-pilot-member table:name="54699" table:display="true" table:show-details="true"/>
                <table:data-pilot-member table:name="54703" table:display="true" table:show-details="true"/>
                <table:data-pilot-member table:name="54708" table:display="true" table:show-details="true"/>
                <table:data-pilot-member table:name="54709" table:display="true" table:show-details="true"/>
                <table:data-pilot-member table:name="54711" table:display="true" table:show-details="true"/>
                <table:data-pilot-member table:name="54714" table:display="true" table:show-details="true"/>
                <table:data-pilot-member table:name="54735" table:display="true" table:show-details="true"/>
                <table:data-pilot-member table:name="54739" table:display="true" table:show-details="true"/>
                <table:data-pilot-member table:name="54745" table:display="true" table:show-details="true"/>
                <table:data-pilot-member table:name="54758" table:display="true" table:show-details="true"/>
                <table:data-pilot-member table:name="54762" table:display="true" table:show-details="true"/>
                <table:data-pilot-member table:name="54765" table:display="true" table:show-details="true"/>
                <table:data-pilot-member table:name="54770" table:display="true" table:show-details="true"/>
                <table:data-pilot-member table:name="54774" table:display="true" table:show-details="true"/>
                <table:data-pilot-member table:name="54780" table:display="true" table:show-details="true"/>
                <table:data-pilot-member table:name="54786" table:display="true" table:show-details="true"/>
                <table:data-pilot-member table:name="54796" table:display="true" table:show-details="true"/>
                <table:data-pilot-member table:name="54803" table:display="true" table:show-details="true"/>
                <table:data-pilot-member table:name="54812" table:display="true" table:show-details="true"/>
                <table:data-pilot-member table:name="54825" table:display="true" table:show-details="true"/>
                <table:data-pilot-member table:name="54829" table:display="true" table:show-details="true"/>
                <table:data-pilot-member table:name="54834" table:display="true" table:show-details="true"/>
                <table:data-pilot-member table:name="54842" table:display="true" table:show-details="true"/>
                <table:data-pilot-member table:name="54845" table:display="true" table:show-details="true"/>
                <table:data-pilot-member table:name="54847" table:display="true" table:show-details="true"/>
                <table:data-pilot-member table:name="54857" table:display="true" table:show-details="true"/>
                <table:data-pilot-member table:name="54861" table:display="true" table:show-details="true"/>
                <table:data-pilot-member table:name="54870" table:display="true" table:show-details="true"/>
                <table:data-pilot-member table:name="54872" table:display="true" table:show-details="true"/>
                <table:data-pilot-member table:name="54874" table:display="true" table:show-details="true"/>
                <table:data-pilot-member table:name="54906" table:display="true" table:show-details="true"/>
                <table:data-pilot-member table:name="54913" table:display="true" table:show-details="true"/>
                <table:data-pilot-member table:name="54916" table:display="true" table:show-details="true"/>
                <table:data-pilot-member table:name="54932" table:display="true" table:show-details="true"/>
                <table:data-pilot-member table:name="54941" table:display="true" table:show-details="true"/>
                <table:data-pilot-member table:name="54944" table:display="true" table:show-details="true"/>
                <table:data-pilot-member table:name="54965" table:display="true" table:show-details="true"/>
                <table:data-pilot-member table:name="54971" table:display="true" table:show-details="true"/>
                <table:data-pilot-member table:name="54972" table:display="true" table:show-details="true"/>
                <table:data-pilot-member table:name="55004" table:display="true" table:show-details="true"/>
                <table:data-pilot-member table:name="55016" table:display="true" table:show-details="true"/>
                <table:data-pilot-member table:name="55059" table:display="true" table:show-details="true"/>
                <table:data-pilot-member table:name="55092" table:display="true" table:show-details="true"/>
                <table:data-pilot-member table:name="55109" table:display="true" table:show-details="true"/>
                <table:data-pilot-member table:name="55110" table:display="true" table:show-details="true"/>
                <table:data-pilot-member table:name="55113" table:display="true" table:show-details="true"/>
                <table:data-pilot-member table:name="55114" table:display="true" table:show-details="true"/>
                <table:data-pilot-member table:name="55127" table:display="true" table:show-details="true"/>
                <table:data-pilot-member table:name="55130" table:display="true" table:show-details="true"/>
                <table:data-pilot-member table:name="55135" table:display="true" table:show-details="true"/>
                <table:data-pilot-member table:name="55138" table:display="true" table:show-details="true"/>
                <table:data-pilot-member table:name="55147" table:display="true" table:show-details="true"/>
                <table:data-pilot-member table:name="55153" table:display="true" table:show-details="true"/>
                <table:data-pilot-member table:name="55164" table:display="true" table:show-details="true"/>
                <table:data-pilot-member table:name="55167" table:display="true" table:show-details="true"/>
                <table:data-pilot-member table:name="55168" table:display="true" table:show-details="true"/>
                <table:data-pilot-member table:name="55176" table:display="true" table:show-details="true"/>
                <table:data-pilot-member table:name="55179" table:display="true" table:show-details="true"/>
                <table:data-pilot-member table:name="55181" table:display="true" table:show-details="true"/>
                <table:data-pilot-member table:name="55188" table:display="true" table:show-details="true"/>
                <table:data-pilot-member table:name="55222" table:display="true" table:show-details="true"/>
                <table:data-pilot-member table:name="55241" table:display="true" table:show-details="true"/>
                <table:data-pilot-member table:name="55242" table:display="true" table:show-details="true"/>
                <table:data-pilot-member table:name="55247" table:display="true" table:show-details="true"/>
                <table:data-pilot-member table:name="55277" table:display="true" table:show-details="true"/>
                <table:data-pilot-member table:name="55278" table:display="true" table:show-details="true"/>
                <table:data-pilot-member table:name="55290" table:display="true" table:show-details="true"/>
                <table:data-pilot-member table:name="55291" table:display="true" table:show-details="true"/>
                <table:data-pilot-member table:name="55292" table:display="true" table:show-details="true"/>
                <table:data-pilot-member table:name="55294" table:display="true" table:show-details="true"/>
                <table:data-pilot-member table:name="55296" table:display="true" table:show-details="true"/>
                <table:data-pilot-member table:name="55303" table:display="true" table:show-details="true"/>
                <table:data-pilot-member table:name="55308" table:display="true" table:show-details="true"/>
                <table:data-pilot-member table:name="55314" table:display="true" table:show-details="true"/>
                <table:data-pilot-member table:name="55315" table:display="true" table:show-details="true"/>
                <table:data-pilot-member table:name="55316" table:display="true" table:show-details="true"/>
                <table:data-pilot-member table:name="55319" table:display="true" table:show-details="true"/>
                <table:data-pilot-member table:name="55326" table:display="true" table:show-details="true"/>
                <table:data-pilot-member table:name="55328" table:display="true" table:show-details="true"/>
                <table:data-pilot-member table:name="55342" table:display="true" table:show-details="true"/>
                <table:data-pilot-member table:name="55355" table:display="true" table:show-details="true"/>
                <table:data-pilot-member table:name="55359" table:display="true" table:show-details="true"/>
                <table:data-pilot-member table:name="55397" table:display="true" table:show-details="true"/>
                <table:data-pilot-member table:name="55405" table:display="true" table:show-details="true"/>
                <table:data-pilot-member table:name="55410" table:display="true" table:show-details="true"/>
                <table:data-pilot-member table:name="55415" table:display="true" table:show-details="true"/>
                <table:data-pilot-member table:name="55431" table:display="true" table:show-details="true"/>
                <table:data-pilot-member table:name="55440" table:display="true" table:show-details="true"/>
                <table:data-pilot-member table:name="55442" table:display="true" table:show-details="true"/>
                <table:data-pilot-member table:name="55453" table:display="true" table:show-details="true"/>
                <table:data-pilot-member table:name="55456" table:display="true" table:show-details="true"/>
                <table:data-pilot-member table:name="55459" table:display="true" table:show-details="true"/>
                <table:data-pilot-member table:name="55473" table:display="true" table:show-details="true"/>
                <table:data-pilot-member table:name="55475" table:display="true" table:show-details="true"/>
                <table:data-pilot-member table:name="55489" table:display="true" table:show-details="true"/>
                <table:data-pilot-member table:name="55500" table:display="true" table:show-details="true"/>
                <table:data-pilot-member table:name="55501" table:display="true" table:show-details="true"/>
                <table:data-pilot-member table:name="55531" table:display="true" table:show-details="true"/>
                <table:data-pilot-member table:name="55533" table:display="true" table:show-details="true"/>
                <table:data-pilot-member table:name="55537" table:display="true" table:show-details="true"/>
                <table:data-pilot-member table:name="55540" table:display="true" table:show-details="true"/>
                <table:data-pilot-member table:name="55546" table:display="true" table:show-details="true"/>
                <table:data-pilot-member table:name="55562" table:display="true" table:show-details="true"/>
                <table:data-pilot-member table:name="55577" table:display="true" table:show-details="true"/>
                <table:data-pilot-member table:name="55580" table:display="true" table:show-details="true"/>
                <table:data-pilot-member table:name="55587" table:display="true" table:show-details="true"/>
                <table:data-pilot-member table:name="55592" table:display="true" table:show-details="true"/>
                <table:data-pilot-member table:name="55613" table:display="true" table:show-details="true"/>
                <table:data-pilot-member table:name="55650" table:display="true" table:show-details="true"/>
                <table:data-pilot-member table:name="55662" table:display="true" table:show-details="true"/>
                <table:data-pilot-member table:name="55665" table:display="true" table:show-details="true"/>
                <table:data-pilot-member table:name="55666" table:display="true" table:show-details="true"/>
                <table:data-pilot-member table:name="55670" table:display="true" table:show-details="true"/>
                <table:data-pilot-member table:name="55672" table:display="true" table:show-details="true"/>
                <table:data-pilot-member table:name="55675" table:display="true" table:show-details="true"/>
                <table:data-pilot-member table:name="55679" table:display="true" table:show-details="true"/>
                <table:data-pilot-member table:name="55698" table:display="true" table:show-details="true"/>
                <table:data-pilot-member table:name="55705" table:display="true" table:show-details="true"/>
                <table:data-pilot-member table:name="55706" table:display="true" table:show-details="true"/>
                <table:data-pilot-member table:name="55716" table:display="true" table:show-details="true"/>
                <table:data-pilot-member table:name="55727" table:display="true" table:show-details="true"/>
                <table:data-pilot-member table:name="55728" table:display="true" table:show-details="true"/>
                <table:data-pilot-member table:name="55730" table:display="true" table:show-details="true"/>
                <table:data-pilot-member table:name="55747" table:display="true" table:show-details="true"/>
                <table:data-pilot-member table:name="55748" table:display="true" table:show-details="true"/>
                <table:data-pilot-member table:name="55749" table:display="true" table:show-details="true"/>
                <table:data-pilot-member table:name="55752" table:display="true" table:show-details="true"/>
                <table:data-pilot-member table:name="55759" table:display="true" table:show-details="true"/>
                <table:data-pilot-member table:name="55765" table:display="true" table:show-details="true"/>
                <table:data-pilot-member table:name="55769" table:display="true" table:show-details="true"/>
                <table:data-pilot-member table:name="55771" table:display="true" table:show-details="true"/>
                <table:data-pilot-member table:name="55795" table:display="true" table:show-details="true"/>
                <table:data-pilot-member table:name="55798" table:display="true" table:show-details="true"/>
                <table:data-pilot-member table:name="55819" table:display="true" table:show-details="true"/>
                <table:data-pilot-member table:name="55820" table:display="true" table:show-details="true"/>
                <table:data-pilot-member table:name="55821" table:display="true" table:show-details="true"/>
                <table:data-pilot-member table:name="55829" table:display="true" table:show-details="true"/>
                <table:data-pilot-member table:name="55839" table:display="true" table:show-details="true"/>
                <table:data-pilot-member table:name="55845" table:display="true" table:show-details="true"/>
                <table:data-pilot-member table:name="55848" table:display="true" table:show-details="true"/>
                <table:data-pilot-member table:name="55883" table:display="true" table:show-details="true"/>
                <table:data-pilot-member table:name="55886" table:display="true" table:show-details="true"/>
                <table:data-pilot-member table:name="55887" table:display="true" table:show-details="true"/>
                <table:data-pilot-member table:name="55891" table:display="true" table:show-details="true"/>
                <table:data-pilot-member table:name="55898" table:display="true" table:show-details="true"/>
                <table:data-pilot-member table:name="55900" table:display="true" table:show-details="true"/>
                <table:data-pilot-member table:name="55906" table:display="true" table:show-details="true"/>
                <table:data-pilot-member table:name="55913" table:display="true" table:show-details="true"/>
                <table:data-pilot-member table:name="55919" table:display="true" table:show-details="true"/>
                <table:data-pilot-member table:name="55925" table:display="true" table:show-details="true"/>
                <table:data-pilot-member table:name="55928" table:display="true" table:show-details="true"/>
                <table:data-pilot-member table:name="55940" table:display="true" table:show-details="true"/>
                <table:data-pilot-member table:name="55945" table:display="true" table:show-details="true"/>
                <table:data-pilot-member table:name="55953" table:display="true" table:show-details="true"/>
                <table:data-pilot-member table:name="55966" table:display="true" table:show-details="true"/>
                <table:data-pilot-member table:name="55972" table:display="true" table:show-details="true"/>
                <table:data-pilot-member table:name="55974" table:display="true" table:show-details="true"/>
                <table:data-pilot-member table:name="55976" table:display="true" table:show-details="true"/>
                <table:data-pilot-member table:name="56000" table:display="true" table:show-details="true"/>
                <table:data-pilot-member table:name="56003" table:display="true" table:show-details="true"/>
                <table:data-pilot-member table:name="56007" table:display="true" table:show-details="true"/>
                <table:data-pilot-member table:name="56021" table:display="true" table:show-details="true"/>
                <table:data-pilot-member table:name="56022" table:display="true" table:show-details="true"/>
                <table:data-pilot-member table:name="56028" table:display="true" table:show-details="true"/>
                <table:data-pilot-member table:name="56039" table:display="true" table:show-details="true"/>
                <table:data-pilot-member table:name="56042" table:display="true" table:show-details="true"/>
                <table:data-pilot-member table:name="56044" table:display="true" table:show-details="true"/>
                <table:data-pilot-member table:name="56051" table:display="true" table:show-details="true"/>
                <table:data-pilot-member table:name="56053" table:display="true" table:show-details="true"/>
                <table:data-pilot-member table:name="56055" table:display="true" table:show-details="true"/>
                <table:data-pilot-member table:name="56059" table:display="true" table:show-details="true"/>
                <table:data-pilot-member table:name="56060" table:display="true" table:show-details="true"/>
                <table:data-pilot-member table:name="56072" table:display="true" table:show-details="true"/>
                <table:data-pilot-member table:name="56078" table:display="true" table:show-details="true"/>
                <table:data-pilot-member table:name="56086" table:display="true" table:show-details="true"/>
                <table:data-pilot-member table:name="56108" table:display="true" table:show-details="true"/>
                <table:data-pilot-member table:name="56118" table:display="true" table:show-details="true"/>
                <table:data-pilot-member table:name="56120" table:display="true" table:show-details="true"/>
                <table:data-pilot-member table:name="56133" table:display="true" table:show-details="true"/>
                <table:data-pilot-member table:name="56134" table:display="true" table:show-details="true"/>
                <table:data-pilot-member table:name="56145" table:display="true" table:show-details="true"/>
                <table:data-pilot-member table:name="56159" table:display="true" table:show-details="true"/>
                <table:data-pilot-member table:name="56168" table:display="true" table:show-details="true"/>
                <table:data-pilot-member table:name="56171" table:display="true" table:show-details="true"/>
                <table:data-pilot-member table:name="56172" table:display="true" table:show-details="true"/>
                <table:data-pilot-member table:name="56179" table:display="true" table:show-details="true"/>
                <table:data-pilot-member table:name="56181" table:display="true" table:show-details="true"/>
                <table:data-pilot-member table:name="56183" table:display="true" table:show-details="true"/>
                <table:data-pilot-member table:name="56184" table:display="true" table:show-details="true"/>
                <table:data-pilot-member table:name="56202" table:display="true" table:show-details="true"/>
                <table:data-pilot-member table:name="56209" table:display="true" table:show-details="true"/>
                <table:data-pilot-member table:name="56210" table:display="true" table:show-details="true"/>
                <table:data-pilot-member table:name="56217" table:display="true" table:show-details="true"/>
                <table:data-pilot-member table:name="56220" table:display="true" table:show-details="true"/>
                <table:data-pilot-member table:name="56228" table:display="true" table:show-details="true"/>
                <table:data-pilot-member table:name="56229" table:display="true" table:show-details="true"/>
                <table:data-pilot-member table:name="56232" table:display="true" table:show-details="true"/>
                <table:data-pilot-member table:name="56244" table:display="true" table:show-details="true"/>
                <table:data-pilot-member table:name="56260" table:display="true" table:show-details="true"/>
                <table:data-pilot-member table:name="56273" table:display="true" table:show-details="true"/>
                <table:data-pilot-member table:name="56278" table:display="true" table:show-details="true"/>
                <table:data-pilot-member table:name="56295" table:display="true" table:show-details="true"/>
                <table:data-pilot-member table:name="56320" table:display="true" table:show-details="true"/>
                <table:data-pilot-member table:name="56335" table:display="true" table:show-details="true"/>
                <table:data-pilot-member table:name="56338" table:display="true" table:show-details="true"/>
                <table:data-pilot-member table:name="56339" table:display="true" table:show-details="true"/>
                <table:data-pilot-member table:name="56365" table:display="true" table:show-details="true"/>
                <table:data-pilot-member table:name="56366" table:display="true" table:show-details="true"/>
                <table:data-pilot-member table:name="56372" table:display="true" table:show-details="true"/>
                <table:data-pilot-member table:name="56380" table:display="true" table:show-details="true"/>
                <table:data-pilot-member table:name="56384" table:display="true" table:show-details="true"/>
                <table:data-pilot-member table:name="56385" table:display="true" table:show-details="true"/>
                <table:data-pilot-member table:name="56389" table:display="true" table:show-details="true"/>
                <table:data-pilot-member table:name="56393" table:display="true" table:show-details="true"/>
                <table:data-pilot-member table:name="56407" table:display="true" table:show-details="true"/>
                <table:data-pilot-member table:name="56410" table:display="true" table:show-details="true"/>
                <table:data-pilot-member table:name="56413" table:display="true" table:show-details="true"/>
                <table:data-pilot-member table:name="56420" table:display="true" table:show-details="true"/>
                <table:data-pilot-member table:name="56421" table:display="true" table:show-details="true"/>
                <table:data-pilot-member table:name="56428" table:display="true" table:show-details="true"/>
                <table:data-pilot-member table:name="56429" table:display="true" table:show-details="true"/>
                <table:data-pilot-member table:name="56431" table:display="true" table:show-details="true"/>
                <table:data-pilot-member table:name="56444" table:display="true" table:show-details="true"/>
                <table:data-pilot-member table:name="56446" table:display="true" table:show-details="true"/>
                <table:data-pilot-member table:name="56457" table:display="true" table:show-details="true"/>
                <table:data-pilot-member table:name="56464" table:display="true" table:show-details="true"/>
                <table:data-pilot-member table:name="56467" table:display="true" table:show-details="true"/>
                <table:data-pilot-member table:name="56470" table:display="true" table:show-details="true"/>
                <table:data-pilot-member table:name="56473" table:display="true" table:show-details="true"/>
                <table:data-pilot-member table:name="56487" table:display="true" table:show-details="true"/>
                <table:data-pilot-member table:name="56505" table:display="true" table:show-details="true"/>
                <table:data-pilot-member table:name="56515" table:display="true" table:show-details="true"/>
                <table:data-pilot-member table:name="56525" table:display="true" table:show-details="true"/>
                <table:data-pilot-member table:name="56529" table:display="true" table:show-details="true"/>
                <table:data-pilot-member table:name="56537" table:display="true" table:show-details="true"/>
                <table:data-pilot-member table:name="56538" table:display="true" table:show-details="true"/>
                <table:data-pilot-member table:name="56542" table:display="true" table:show-details="true"/>
                <table:data-pilot-member table:name="56544" table:display="true" table:show-details="true"/>
                <table:data-pilot-member table:name="56553" table:display="true" table:show-details="true"/>
                <table:data-pilot-member table:name="56554" table:display="true" table:show-details="true"/>
                <table:data-pilot-member table:name="56559" table:display="true" table:show-details="true"/>
                <table:data-pilot-member table:name="56578" table:display="true" table:show-details="true"/>
                <table:data-pilot-member table:name="56579" table:display="true" table:show-details="true"/>
                <table:data-pilot-member table:name="56580" table:display="true" table:show-details="true"/>
                <table:data-pilot-member table:name="56590" table:display="true" table:show-details="true"/>
                <table:data-pilot-member table:name="56597" table:display="true" table:show-details="true"/>
                <table:data-pilot-member table:name="56599" table:display="true" table:show-details="true"/>
                <table:data-pilot-member table:name="56600" table:display="true" table:show-details="true"/>
                <table:data-pilot-member table:name="56601" table:display="true" table:show-details="true"/>
                <table:data-pilot-member table:name="56614" table:display="true" table:show-details="true"/>
                <table:data-pilot-member table:name="56616" table:display="true" table:show-details="true"/>
                <table:data-pilot-member table:name="56622" table:display="true" table:show-details="true"/>
                <table:data-pilot-member table:name="56640" table:display="true" table:show-details="true"/>
                <table:data-pilot-member table:name="56641" table:display="true" table:show-details="true"/>
                <table:data-pilot-member table:name="56647" table:display="true" table:show-details="true"/>
                <table:data-pilot-member table:name="56662" table:display="true" table:show-details="true"/>
                <table:data-pilot-member table:name="56669" table:display="true" table:show-details="true"/>
                <table:data-pilot-member table:name="56681" table:display="true" table:show-details="true"/>
                <table:data-pilot-member table:name="56683" table:display="true" table:show-details="true"/>
                <table:data-pilot-member table:name="56704" table:display="true" table:show-details="true"/>
                <table:data-pilot-member table:name="56719" table:display="true" table:show-details="true"/>
                <table:data-pilot-member table:name="56728" table:display="true" table:show-details="true"/>
                <table:data-pilot-member table:name="56729" table:display="true" table:show-details="true"/>
                <table:data-pilot-member table:name="56733" table:display="true" table:show-details="true"/>
                <table:data-pilot-member table:name="56746" table:display="true" table:show-details="true"/>
                <table:data-pilot-member table:name="56752" table:display="true" table:show-details="true"/>
                <table:data-pilot-member table:name="56773" table:display="true" table:show-details="true"/>
                <table:data-pilot-member table:name="56774" table:display="true" table:show-details="true"/>
                <table:data-pilot-member table:name="56782" table:display="true" table:show-details="true"/>
                <table:data-pilot-member table:name="56807" table:display="true" table:show-details="true"/>
                <table:data-pilot-member table:name="56816" table:display="true" table:show-details="true"/>
                <table:data-pilot-member table:name="56857" table:display="true" table:show-details="true"/>
                <table:data-pilot-member table:name="56860" table:display="true" table:show-details="true"/>
                <table:data-pilot-member table:name="56861" table:display="true" table:show-details="true"/>
                <table:data-pilot-member table:name="56869" table:display="true" table:show-details="true"/>
                <table:data-pilot-member table:name="56876" table:display="true" table:show-details="true"/>
                <table:data-pilot-member table:name="56896" table:display="true" table:show-details="true"/>
                <table:data-pilot-member table:name="56917" table:display="true" table:show-details="true"/>
                <table:data-pilot-member table:name="56918" table:display="true" table:show-details="true"/>
                <table:data-pilot-member table:name="56921" table:display="true" table:show-details="true"/>
                <table:data-pilot-member table:name="56934" table:display="true" table:show-details="true"/>
                <table:data-pilot-member table:name="56943" table:display="true" table:show-details="true"/>
                <table:data-pilot-member table:name="56961" table:display="true" table:show-details="true"/>
                <table:data-pilot-member table:name="56968" table:display="true" table:show-details="true"/>
                <table:data-pilot-member table:name="56989" table:display="true" table:show-details="true"/>
                <table:data-pilot-member table:name="56999" table:display="true" table:show-details="true"/>
                <table:data-pilot-member table:name="57009" table:display="true" table:show-details="true"/>
                <table:data-pilot-member table:name="57038" table:display="true" table:show-details="true"/>
                <table:data-pilot-member table:name="57039" table:display="true" table:show-details="true"/>
                <table:data-pilot-member table:name="57052" table:display="true" table:show-details="true"/>
                <table:data-pilot-member table:name="57061" table:display="true" table:show-details="true"/>
                <table:data-pilot-member table:name="57078" table:display="true" table:show-details="true"/>
                <table:data-pilot-member table:name="57086" table:display="true" table:show-details="true"/>
                <table:data-pilot-member table:name="57096" table:display="true" table:show-details="true"/>
                <table:data-pilot-member table:name="57104" table:display="true" table:show-details="true"/>
                <table:data-pilot-member table:name="57105" table:display="true" table:show-details="true"/>
                <table:data-pilot-member table:name="57108" table:display="true" table:show-details="true"/>
                <table:data-pilot-member table:name="57110" table:display="true" table:show-details="true"/>
                <table:data-pilot-member table:name="57118" table:display="true" table:show-details="true"/>
                <table:data-pilot-member table:name="57121" table:display="true" table:show-details="true"/>
                <table:data-pilot-member table:name="57131" table:display="true" table:show-details="true"/>
                <table:data-pilot-member table:name="57143" table:display="true" table:show-details="true"/>
                <table:data-pilot-member table:name="57160" table:display="true" table:show-details="true"/>
                <table:data-pilot-member table:name="57162" table:display="true" table:show-details="true"/>
                <table:data-pilot-member table:name="57165" table:display="true" table:show-details="true"/>
                <table:data-pilot-member table:name="57167" table:display="true" table:show-details="true"/>
                <table:data-pilot-member table:name="57170" table:display="true" table:show-details="true"/>
                <table:data-pilot-member table:name="57187" table:display="true" table:show-details="true"/>
                <table:data-pilot-member table:name="57192" table:display="true" table:show-details="true"/>
                <table:data-pilot-member table:name="57209" table:display="true" table:show-details="true"/>
                <table:data-pilot-member table:name="57210" table:display="true" table:show-details="true"/>
                <table:data-pilot-member table:name="57215" table:display="true" table:show-details="true"/>
                <table:data-pilot-member table:name="57224" table:display="true" table:show-details="true"/>
                <table:data-pilot-member table:name="57235" table:display="true" table:show-details="true"/>
                <table:data-pilot-member table:name="57239" table:display="true" table:show-details="true"/>
                <table:data-pilot-member table:name="57249" table:display="true" table:show-details="true"/>
                <table:data-pilot-member table:name="57255" table:display="true" table:show-details="true"/>
                <table:data-pilot-member table:name="57258" table:display="true" table:show-details="true"/>
                <table:data-pilot-member table:name="57285" table:display="true" table:show-details="true"/>
                <table:data-pilot-member table:name="57289" table:display="true" table:show-details="true"/>
                <table:data-pilot-member table:name="57290" table:display="true" table:show-details="true"/>
                <table:data-pilot-member table:name="57295" table:display="true" table:show-details="true"/>
                <table:data-pilot-member table:name="57300" table:display="true" table:show-details="true"/>
                <table:data-pilot-member table:name="57306" table:display="true" table:show-details="true"/>
                <table:data-pilot-member table:name="57309" table:display="true" table:show-details="true"/>
                <table:data-pilot-member table:name="57311" table:display="true" table:show-details="true"/>
                <table:data-pilot-member table:name="57320" table:display="true" table:show-details="true"/>
                <table:data-pilot-member table:name="57321" table:display="true" table:show-details="true"/>
                <table:data-pilot-member table:name="57360" table:display="true" table:show-details="true"/>
                <table:data-pilot-member table:name="57372" table:display="true" table:show-details="true"/>
                <table:data-pilot-member table:name="57375" table:display="true" table:show-details="true"/>
                <table:data-pilot-member table:name="57396" table:display="true" table:show-details="true"/>
                <table:data-pilot-member table:name="57397" table:display="true" table:show-details="true"/>
                <table:data-pilot-member table:name="57405" table:display="true" table:show-details="true"/>
                <table:data-pilot-member table:name="57422" table:display="true" table:show-details="true"/>
                <table:data-pilot-member table:name="57424" table:display="true" table:show-details="true"/>
                <table:data-pilot-member table:name="57425" table:display="true" table:show-details="true"/>
                <table:data-pilot-member table:name="57436" table:display="true" table:show-details="true"/>
                <table:data-pilot-member table:name="57437" table:display="true" table:show-details="true"/>
                <table:data-pilot-member table:name="57438" table:display="true" table:show-details="true"/>
                <table:data-pilot-member table:name="57455" table:display="true" table:show-details="true"/>
                <table:data-pilot-member table:name="57460" table:display="true" table:show-details="true"/>
                <table:data-pilot-member table:name="57464" table:display="true" table:show-details="true"/>
                <table:data-pilot-member table:name="57468" table:display="true" table:show-details="true"/>
                <table:data-pilot-member table:name="57514" table:display="true" table:show-details="true"/>
                <table:data-pilot-member table:name="57516" table:display="true" table:show-details="true"/>
                <table:data-pilot-member table:name="57533" table:display="true" table:show-details="true"/>
                <table:data-pilot-member table:name="57546" table:display="true" table:show-details="true"/>
                <table:data-pilot-member table:name="57556" table:display="true" table:show-details="true"/>
                <table:data-pilot-member table:name="57570" table:display="true" table:show-details="true"/>
                <table:data-pilot-member table:name="57582" table:display="true" table:show-details="true"/>
                <table:data-pilot-member table:name="57585" table:display="true" table:show-details="true"/>
                <table:data-pilot-member table:name="57587" table:display="true" table:show-details="true"/>
                <table:data-pilot-member table:name="57590" table:display="true" table:show-details="true"/>
                <table:data-pilot-member table:name="57594" table:display="true" table:show-details="true"/>
                <table:data-pilot-member table:name="57599" table:display="true" table:show-details="true"/>
                <table:data-pilot-member table:name="57607" table:display="true" table:show-details="true"/>
                <table:data-pilot-member table:name="57614" table:display="true" table:show-details="true"/>
                <table:data-pilot-member table:name="57617" table:display="true" table:show-details="true"/>
                <table:data-pilot-member table:name="57622" table:display="true" table:show-details="true"/>
                <table:data-pilot-member table:name="57628" table:display="true" table:show-details="true"/>
                <table:data-pilot-member table:name="57633" table:display="true" table:show-details="true"/>
                <table:data-pilot-member table:name="57635" table:display="true" table:show-details="true"/>
                <table:data-pilot-member table:name="57639" table:display="true" table:show-details="true"/>
                <table:data-pilot-member table:name="57654" table:display="true" table:show-details="true"/>
                <table:data-pilot-member table:name="57673" table:display="true" table:show-details="true"/>
                <table:data-pilot-member table:name="57683" table:display="true" table:show-details="true"/>
                <table:data-pilot-member table:name="57697" table:display="true" table:show-details="true"/>
                <table:data-pilot-member table:name="57698" table:display="true" table:show-details="true"/>
                <table:data-pilot-member table:name="57706" table:display="true" table:show-details="true"/>
                <table:data-pilot-member table:name="57712" table:display="true" table:show-details="true"/>
                <table:data-pilot-member table:name="57726" table:display="true" table:show-details="true"/>
                <table:data-pilot-member table:name="57730" table:display="true" table:show-details="true"/>
                <table:data-pilot-member table:name="57751" table:display="true" table:show-details="true"/>
                <table:data-pilot-member table:name="57752" table:display="true" table:show-details="true"/>
                <table:data-pilot-member table:name="57756" table:display="true" table:show-details="true"/>
                <table:data-pilot-member table:name="57758" table:display="true" table:show-details="true"/>
                <table:data-pilot-member table:name="57770" table:display="true" table:show-details="true"/>
                <table:data-pilot-member table:name="57776" table:display="true" table:show-details="true"/>
                <table:data-pilot-member table:name="57781" table:display="true" table:show-details="true"/>
                <table:data-pilot-member table:name="57786" table:display="true" table:show-details="true"/>
                <table:data-pilot-member table:name="57795" table:display="true" table:show-details="true"/>
                <table:data-pilot-member table:name="57797" table:display="true" table:show-details="true"/>
                <table:data-pilot-member table:name="57800" table:display="true" table:show-details="true"/>
                <table:data-pilot-member table:name="57804" table:display="true" table:show-details="true"/>
                <table:data-pilot-member table:name="57819" table:display="true" table:show-details="true"/>
                <table:data-pilot-member table:name="57831" table:display="true" table:show-details="true"/>
                <table:data-pilot-member table:name="57844" table:display="true" table:show-details="true"/>
                <table:data-pilot-member table:name="57857" table:display="true" table:show-details="true"/>
                <table:data-pilot-member table:name="57867" table:display="true" table:show-details="true"/>
                <table:data-pilot-member table:name="57885" table:display="true" table:show-details="true"/>
                <table:data-pilot-member table:name="57893" table:display="true" table:show-details="true"/>
                <table:data-pilot-member table:name="57918" table:display="true" table:show-details="true"/>
                <table:data-pilot-member table:name="57933" table:display="true" table:show-details="true"/>
                <table:data-pilot-member table:name="57939" table:display="true" table:show-details="true"/>
                <table:data-pilot-member table:name="57952" table:display="true" table:show-details="true"/>
                <table:data-pilot-member table:name="57953" table:display="true" table:show-details="true"/>
                <table:data-pilot-member table:name="57955" table:display="true" table:show-details="true"/>
                <table:data-pilot-member table:name="57957" table:display="true" table:show-details="true"/>
                <table:data-pilot-member table:name="57961" table:display="true" table:show-details="true"/>
                <table:data-pilot-member table:name="57975" table:display="true" table:show-details="true"/>
                <table:data-pilot-member table:name="57977" table:display="true" table:show-details="true"/>
                <table:data-pilot-member table:name="57983" table:display="true" table:show-details="true"/>
                <table:data-pilot-member table:name="57989" table:display="true" table:show-details="true"/>
                <table:data-pilot-member table:name="57994" table:display="true" table:show-details="true"/>
                <table:data-pilot-member table:name="58005" table:display="true" table:show-details="true"/>
                <table:data-pilot-member table:name="58008" table:display="true" table:show-details="true"/>
                <table:data-pilot-member table:name="58018" table:display="true" table:show-details="true"/>
                <table:data-pilot-member table:name="58020" table:display="true" table:show-details="true"/>
                <table:data-pilot-member table:name="58041" table:display="true" table:show-details="true"/>
                <table:data-pilot-member table:name="58043" table:display="true" table:show-details="true"/>
                <table:data-pilot-member table:name="58051" table:display="true" table:show-details="true"/>
                <table:data-pilot-member table:name="58059" table:display="true" table:show-details="true"/>
                <table:data-pilot-member table:name="58062" table:display="true" table:show-details="true"/>
                <table:data-pilot-member table:name="58063" table:display="true" table:show-details="true"/>
                <table:data-pilot-member table:name="58076" table:display="true" table:show-details="true"/>
                <table:data-pilot-member table:name="58078" table:display="true" table:show-details="true"/>
                <table:data-pilot-member table:name="58086" table:display="true" table:show-details="true"/>
                <table:data-pilot-member table:name="58087" table:display="true" table:show-details="true"/>
                <table:data-pilot-member table:name="58091" table:display="true" table:show-details="true"/>
                <table:data-pilot-member table:name="58112" table:display="true" table:show-details="true"/>
                <table:data-pilot-member table:name="58122" table:display="true" table:show-details="true"/>
                <table:data-pilot-member table:name="58129" table:display="true" table:show-details="true"/>
                <table:data-pilot-member table:name="58130" table:display="true" table:show-details="true"/>
                <table:data-pilot-member table:name="58135" table:display="true" table:show-details="true"/>
                <table:data-pilot-member table:name="58157" table:display="true" table:show-details="true"/>
                <table:data-pilot-member table:name="58162" table:display="true" table:show-details="true"/>
                <table:data-pilot-member table:name="58171" table:display="true" table:show-details="true"/>
                <table:data-pilot-member table:name="58184" table:display="true" table:show-details="true"/>
                <table:data-pilot-member table:name="58188" table:display="true" table:show-details="true"/>
                <table:data-pilot-member table:name="58195" table:display="true" table:show-details="true"/>
                <table:data-pilot-member table:name="58204" table:display="true" table:show-details="true"/>
                <table:data-pilot-member table:name="58205" table:display="true" table:show-details="true"/>
                <table:data-pilot-member table:name="58226" table:display="true" table:show-details="true"/>
                <table:data-pilot-member table:name="58229" table:display="true" table:show-details="true"/>
                <table:data-pilot-member table:name="58235" table:display="true" table:show-details="true"/>
                <table:data-pilot-member table:name="58239" table:display="true" table:show-details="true"/>
                <table:data-pilot-member table:name="58247" table:display="true" table:show-details="true"/>
                <table:data-pilot-member table:name="58255" table:display="true" table:show-details="true"/>
                <table:data-pilot-member table:name="58267" table:display="true" table:show-details="true"/>
                <table:data-pilot-member table:name="58270" table:display="true" table:show-details="true"/>
                <table:data-pilot-member table:name="58289" table:display="true" table:show-details="true"/>
                <table:data-pilot-member table:name="58308" table:display="true" table:show-details="true"/>
                <table:data-pilot-member table:name="58310" table:display="true" table:show-details="true"/>
                <table:data-pilot-member table:name="58312" table:display="true" table:show-details="true"/>
                <table:data-pilot-member table:name="58325" table:display="true" table:show-details="true"/>
                <table:data-pilot-member table:name="58328" table:display="true" table:show-details="true"/>
                <table:data-pilot-member table:name="58341" table:display="true" table:show-details="true"/>
                <table:data-pilot-member table:name="58348" table:display="true" table:show-details="true"/>
                <table:data-pilot-member table:name="58354" table:display="true" table:show-details="true"/>
                <table:data-pilot-member table:name="58368" table:display="true" table:show-details="true"/>
                <table:data-pilot-member table:name="58370" table:display="true" table:show-details="true"/>
                <table:data-pilot-member table:name="58392" table:display="true" table:show-details="true"/>
                <table:data-pilot-member table:name="58396" table:display="true" table:show-details="true"/>
                <table:data-pilot-member table:name="58400" table:display="true" table:show-details="true"/>
                <table:data-pilot-member table:name="58404" table:display="true" table:show-details="true"/>
                <table:data-pilot-member table:name="58406" table:display="true" table:show-details="true"/>
                <table:data-pilot-member table:name="58431" table:display="true" table:show-details="true"/>
                <table:data-pilot-member table:name="58432" table:display="true" table:show-details="true"/>
                <table:data-pilot-member table:name="58434" table:display="true" table:show-details="true"/>
                <table:data-pilot-member table:name="58439" table:display="true" table:show-details="true"/>
                <table:data-pilot-member table:name="58440" table:display="true" table:show-details="true"/>
                <table:data-pilot-member table:name="58442" table:display="true" table:show-details="true"/>
                <table:data-pilot-member table:name="58445" table:display="true" table:show-details="true"/>
                <table:data-pilot-member table:name="58453" table:display="true" table:show-details="true"/>
                <table:data-pilot-member table:name="58454" table:display="true" table:show-details="true"/>
                <table:data-pilot-member table:name="58459" table:display="true" table:show-details="true"/>
                <table:data-pilot-member table:name="58478" table:display="true" table:show-details="true"/>
                <table:data-pilot-member table:name="58487" table:display="true" table:show-details="true"/>
                <table:data-pilot-member table:name="58511" table:display="true" table:show-details="true"/>
                <table:data-pilot-member table:name="58512" table:display="true" table:show-details="true"/>
                <table:data-pilot-member table:name="58517" table:display="true" table:show-details="true"/>
                <table:data-pilot-member table:name="58522" table:display="true" table:show-details="true"/>
                <table:data-pilot-member table:name="58546" table:display="true" table:show-details="true"/>
                <table:data-pilot-member table:name="58574" table:display="true" table:show-details="true"/>
                <table:data-pilot-member table:name="58576" table:display="true" table:show-details="true"/>
                <table:data-pilot-member table:name="58586" table:display="true" table:show-details="true"/>
                <table:data-pilot-member table:name="58608" table:display="true" table:show-details="true"/>
                <table:data-pilot-member table:name="58616" table:display="true" table:show-details="true"/>
                <table:data-pilot-member table:name="58618" table:display="true" table:show-details="true"/>
                <table:data-pilot-member table:name="58622" table:display="true" table:show-details="true"/>
                <table:data-pilot-member table:name="58631" table:display="true" table:show-details="true"/>
                <table:data-pilot-member table:name="58634" table:display="true" table:show-details="true"/>
                <table:data-pilot-member table:name="58637" table:display="true" table:show-details="true"/>
                <table:data-pilot-member table:name="58640" table:display="true" table:show-details="true"/>
                <table:data-pilot-member table:name="58641" table:display="true" table:show-details="true"/>
                <table:data-pilot-member table:name="58642" table:display="true" table:show-details="true"/>
                <table:data-pilot-member table:name="58653" table:display="true" table:show-details="true"/>
                <table:data-pilot-member table:name="58656" table:display="true" table:show-details="true"/>
                <table:data-pilot-member table:name="58661" table:display="true" table:show-details="true"/>
                <table:data-pilot-member table:name="58668" table:display="true" table:show-details="true"/>
                <table:data-pilot-member table:name="58669" table:display="true" table:show-details="true"/>
                <table:data-pilot-member table:name="58671" table:display="true" table:show-details="true"/>
                <table:data-pilot-member table:name="58673" table:display="true" table:show-details="true"/>
                <table:data-pilot-member table:name="58674" table:display="true" table:show-details="true"/>
                <table:data-pilot-member table:name="58685" table:display="true" table:show-details="true"/>
                <table:data-pilot-member table:name="58692" table:display="true" table:show-details="true"/>
                <table:data-pilot-member table:name="58716" table:display="true" table:show-details="true"/>
                <table:data-pilot-member table:name="58717" table:display="true" table:show-details="true"/>
                <table:data-pilot-member table:name="58719" table:display="true" table:show-details="true"/>
                <table:data-pilot-member table:name="58724" table:display="true" table:show-details="true"/>
                <table:data-pilot-member table:name="58735" table:display="true" table:show-details="true"/>
                <table:data-pilot-member table:name="58745" table:display="true" table:show-details="true"/>
                <table:data-pilot-member table:name="58753" table:display="true" table:show-details="true"/>
                <table:data-pilot-member table:name="58757" table:display="true" table:show-details="true"/>
                <table:data-pilot-member table:name="58760" table:display="true" table:show-details="true"/>
                <table:data-pilot-member table:name="58761" table:display="true" table:show-details="true"/>
                <table:data-pilot-member table:name="58794" table:display="true" table:show-details="true"/>
                <table:data-pilot-member table:name="58812" table:display="true" table:show-details="true"/>
                <table:data-pilot-member table:name="58815" table:display="true" table:show-details="true"/>
                <table:data-pilot-member table:name="58816" table:display="true" table:show-details="true"/>
                <table:data-pilot-member table:name="58818" table:display="true" table:show-details="true"/>
                <table:data-pilot-member table:name="58823" table:display="true" table:show-details="true"/>
                <table:data-pilot-member table:name="58824" table:display="true" table:show-details="true"/>
                <table:data-pilot-member table:name="58838" table:display="true" table:show-details="true"/>
                <table:data-pilot-member table:name="58843" table:display="true" table:show-details="true"/>
                <table:data-pilot-member table:name="58847" table:display="true" table:show-details="true"/>
                <table:data-pilot-member table:name="58848" table:display="true" table:show-details="true"/>
                <table:data-pilot-member table:name="58858" table:display="true" table:show-details="true"/>
                <table:data-pilot-member table:name="58864" table:display="true" table:show-details="true"/>
                <table:data-pilot-member table:name="58867" table:display="true" table:show-details="true"/>
                <table:data-pilot-member table:name="58877" table:display="true" table:show-details="true"/>
                <table:data-pilot-member table:name="58882" table:display="true" table:show-details="true"/>
                <table:data-pilot-member table:name="58884" table:display="true" table:show-details="true"/>
                <table:data-pilot-member table:name="58891" table:display="true" table:show-details="true"/>
                <table:data-pilot-member table:name="58905" table:display="true" table:show-details="true"/>
                <table:data-pilot-member table:name="58915" table:display="true" table:show-details="true"/>
                <table:data-pilot-member table:name="58922" table:display="true" table:show-details="true"/>
                <table:data-pilot-member table:name="58924" table:display="true" table:show-details="true"/>
                <table:data-pilot-member table:name="58936" table:display="true" table:show-details="true"/>
                <table:data-pilot-member table:name="58940" table:display="true" table:show-details="true"/>
                <table:data-pilot-member table:name="58941" table:display="true" table:show-details="true"/>
                <table:data-pilot-member table:name="58948" table:display="true" table:show-details="true"/>
                <table:data-pilot-member table:name="58951" table:display="true" table:show-details="true"/>
                <table:data-pilot-member table:name="58952" table:display="true" table:show-details="true"/>
                <table:data-pilot-member table:name="58961" table:display="true" table:show-details="true"/>
                <table:data-pilot-member table:name="58964" table:display="true" table:show-details="true"/>
                <table:data-pilot-member table:name="58965" table:display="true" table:show-details="true"/>
                <table:data-pilot-member table:name="58970" table:display="true" table:show-details="true"/>
                <table:data-pilot-member table:name="58976" table:display="true" table:show-details="true"/>
                <table:data-pilot-member table:name="58977" table:display="true" table:show-details="true"/>
                <table:data-pilot-member table:name="58980" table:display="true" table:show-details="true"/>
                <table:data-pilot-member table:name="58983" table:display="true" table:show-details="true"/>
                <table:data-pilot-member table:name="58993" table:display="true" table:show-details="true"/>
                <table:data-pilot-member table:name="58997" table:display="true" table:show-details="true"/>
                <table:data-pilot-member table:name="59001" table:display="true" table:show-details="true"/>
                <table:data-pilot-member table:name="59006" table:display="true" table:show-details="true"/>
                <table:data-pilot-member table:name="59008" table:display="true" table:show-details="true"/>
                <table:data-pilot-member table:name="59012" table:display="true" table:show-details="true"/>
                <table:data-pilot-member table:name="59015" table:display="true" table:show-details="true"/>
                <table:data-pilot-member table:name="59020" table:display="true" table:show-details="true"/>
                <table:data-pilot-member table:name="59026" table:display="true" table:show-details="true"/>
                <table:data-pilot-member table:name="59029" table:display="true" table:show-details="true"/>
                <table:data-pilot-member table:name="59047" table:display="true" table:show-details="true"/>
                <table:data-pilot-member table:name="59075" table:display="true" table:show-details="true"/>
                <table:data-pilot-member table:name="59077" table:display="true" table:show-details="true"/>
                <table:data-pilot-member table:name="59084" table:display="true" table:show-details="true"/>
                <table:data-pilot-member table:name="59100" table:display="true" table:show-details="true"/>
                <table:data-pilot-member table:name="59109" table:display="true" table:show-details="true"/>
                <table:data-pilot-member table:name="59117" table:display="true" table:show-details="true"/>
                <table:data-pilot-member table:name="59123" table:display="true" table:show-details="true"/>
                <table:data-pilot-member table:name="59135" table:display="true" table:show-details="true"/>
                <table:data-pilot-member table:name="59138" table:display="true" table:show-details="true"/>
                <table:data-pilot-member table:name="59149" table:display="true" table:show-details="true"/>
                <table:data-pilot-member table:name="59154" table:display="true" table:show-details="true"/>
                <table:data-pilot-member table:name="59159" table:display="true" table:show-details="true"/>
                <table:data-pilot-member table:name="59160" table:display="true" table:show-details="true"/>
                <table:data-pilot-member table:name="59164" table:display="true" table:show-details="true"/>
                <table:data-pilot-member table:name="59166" table:display="true" table:show-details="true"/>
                <table:data-pilot-member table:name="59172" table:display="true" table:show-details="true"/>
                <table:data-pilot-member table:name="59188" table:display="true" table:show-details="true"/>
                <table:data-pilot-member table:name="59197" table:display="true" table:show-details="true"/>
                <table:data-pilot-member table:name="59200" table:display="true" table:show-details="true"/>
                <table:data-pilot-member table:name="59215" table:display="true" table:show-details="true"/>
                <table:data-pilot-member table:name="59221" table:display="true" table:show-details="true"/>
                <table:data-pilot-member table:name="59224" table:display="true" table:show-details="true"/>
                <table:data-pilot-member table:name="59233" table:display="true" table:show-details="true"/>
                <table:data-pilot-member table:name="59238" table:display="true" table:show-details="true"/>
                <table:data-pilot-member table:name="59242" table:display="true" table:show-details="true"/>
                <table:data-pilot-member table:name="59253" table:display="true" table:show-details="true"/>
                <table:data-pilot-member table:name="59258" table:display="true" table:show-details="true"/>
                <table:data-pilot-member table:name="59265" table:display="true" table:show-details="true"/>
                <table:data-pilot-member table:name="59269" table:display="true" table:show-details="true"/>
                <table:data-pilot-member table:name="59290" table:display="true" table:show-details="true"/>
                <table:data-pilot-member table:name="59296" table:display="true" table:show-details="true"/>
                <table:data-pilot-member table:name="59321" table:display="true" table:show-details="true"/>
                <table:data-pilot-member table:name="59334" table:display="true" table:show-details="true"/>
                <table:data-pilot-member table:name="59336" table:display="true" table:show-details="true"/>
                <table:data-pilot-member table:name="59338" table:display="true" table:show-details="true"/>
                <table:data-pilot-member table:name="59340" table:display="true" table:show-details="true"/>
                <table:data-pilot-member table:name="59366" table:display="true" table:show-details="true"/>
                <table:data-pilot-member table:name="59382" table:display="true" table:show-details="true"/>
                <table:data-pilot-member table:name="59396" table:display="true" table:show-details="true"/>
                <table:data-pilot-member table:name="59425" table:display="true" table:show-details="true"/>
                <table:data-pilot-member table:name="59427" table:display="true" table:show-details="true"/>
                <table:data-pilot-member table:name="59430" table:display="true" table:show-details="true"/>
                <table:data-pilot-member table:name="59437" table:display="true" table:show-details="true"/>
                <table:data-pilot-member table:name="59440" table:display="true" table:show-details="true"/>
                <table:data-pilot-member table:name="59447" table:display="true" table:show-details="true"/>
                <table:data-pilot-member table:name="59450" table:display="true" table:show-details="true"/>
                <table:data-pilot-member table:name="59467" table:display="true" table:show-details="true"/>
                <table:data-pilot-member table:name="59471" table:display="true" table:show-details="true"/>
                <table:data-pilot-member table:name="59474" table:display="true" table:show-details="true"/>
                <table:data-pilot-member table:name="59484" table:display="true" table:show-details="true"/>
                <table:data-pilot-member table:name="59485" table:display="true" table:show-details="true"/>
                <table:data-pilot-member table:name="59496" table:display="true" table:show-details="true"/>
                <table:data-pilot-member table:name="59498" table:display="true" table:show-details="true"/>
                <table:data-pilot-member table:name="59499" table:display="true" table:show-details="true"/>
                <table:data-pilot-member table:name="59502" table:display="true" table:show-details="true"/>
                <table:data-pilot-member table:name="59506" table:display="true" table:show-details="true"/>
                <table:data-pilot-member table:name="59507" table:display="true" table:show-details="true"/>
                <table:data-pilot-member table:name="59517" table:display="true" table:show-details="true"/>
                <table:data-pilot-member table:name="59519" table:display="true" table:show-details="true"/>
                <table:data-pilot-member table:name="59534" table:display="true" table:show-details="true"/>
                <table:data-pilot-member table:name="59539" table:display="true" table:show-details="true"/>
                <table:data-pilot-member table:name="59540" table:display="true" table:show-details="true"/>
                <table:data-pilot-member table:name="59545" table:display="true" table:show-details="true"/>
                <table:data-pilot-member table:name="59562" table:display="true" table:show-details="true"/>
                <table:data-pilot-member table:name="59566" table:display="true" table:show-details="true"/>
                <table:data-pilot-member table:name="59575" table:display="true" table:show-details="true"/>
                <table:data-pilot-member table:name="59576" table:display="true" table:show-details="true"/>
                <table:data-pilot-member table:name="59585" table:display="true" table:show-details="true"/>
                <table:data-pilot-member table:name="59590" table:display="true" table:show-details="true"/>
                <table:data-pilot-member table:name="59593" table:display="true" table:show-details="true"/>
                <table:data-pilot-member table:name="59612" table:display="true" table:show-details="true"/>
                <table:data-pilot-member table:name="59620" table:display="true" table:show-details="true"/>
                <table:data-pilot-member table:name="59629" table:display="true" table:show-details="true"/>
                <table:data-pilot-member table:name="59635" table:display="true" table:show-details="true"/>
                <table:data-pilot-member table:name="59643" table:display="true" table:show-details="true"/>
                <table:data-pilot-member table:name="59654" table:display="true" table:show-details="true"/>
                <table:data-pilot-member table:name="59656" table:display="true" table:show-details="true"/>
                <table:data-pilot-member table:name="59667" table:display="true" table:show-details="true"/>
                <table:data-pilot-member table:name="59696" table:display="true" table:show-details="true"/>
                <table:data-pilot-member table:name="59710" table:display="true" table:show-details="true"/>
                <table:data-pilot-member table:name="59721" table:display="true" table:show-details="true"/>
                <table:data-pilot-member table:name="59722" table:display="true" table:show-details="true"/>
                <table:data-pilot-member table:name="59725" table:display="true" table:show-details="true"/>
                <table:data-pilot-member table:name="59727" table:display="true" table:show-details="true"/>
                <table:data-pilot-member table:name="59738" table:display="true" table:show-details="true"/>
                <table:data-pilot-member table:name="59740" table:display="true" table:show-details="true"/>
                <table:data-pilot-member table:name="59744" table:display="true" table:show-details="true"/>
                <table:data-pilot-member table:name="59746" table:display="true" table:show-details="true"/>
                <table:data-pilot-member table:name="59750" table:display="true" table:show-details="true"/>
                <table:data-pilot-member table:name="59751" table:display="true" table:show-details="true"/>
                <table:data-pilot-member table:name="59754" table:display="true" table:show-details="true"/>
                <table:data-pilot-member table:name="59772" table:display="true" table:show-details="true"/>
                <table:data-pilot-member table:name="59782" table:display="true" table:show-details="true"/>
                <table:data-pilot-member table:name="59785" table:display="true" table:show-details="true"/>
                <table:data-pilot-member table:name="59799" table:display="true" table:show-details="true"/>
                <table:data-pilot-member table:name="59803" table:display="true" table:show-details="true"/>
                <table:data-pilot-member table:name="59811" table:display="true" table:show-details="true"/>
                <table:data-pilot-member table:name="59828" table:display="true" table:show-details="true"/>
                <table:data-pilot-member table:name="59831" table:display="true" table:show-details="true"/>
                <table:data-pilot-member table:name="59832" table:display="true" table:show-details="true"/>
                <table:data-pilot-member table:name="59837" table:display="true" table:show-details="true"/>
                <table:data-pilot-member table:name="59842" table:display="true" table:show-details="true"/>
                <table:data-pilot-member table:name="59851" table:display="true" table:show-details="true"/>
                <table:data-pilot-member table:name="59863" table:display="true" table:show-details="true"/>
                <table:data-pilot-member table:name="59877" table:display="true" table:show-details="true"/>
                <table:data-pilot-member table:name="59897" table:display="true" table:show-details="true"/>
                <table:data-pilot-member table:name="59905" table:display="true" table:show-details="true"/>
                <table:data-pilot-member table:name="59915" table:display="true" table:show-details="true"/>
                <table:data-pilot-member table:name="59920" table:display="true" table:show-details="true"/>
                <table:data-pilot-member table:name="59926" table:display="true" table:show-details="true"/>
                <table:data-pilot-member table:name="59936" table:display="true" table:show-details="true"/>
                <table:data-pilot-member table:name="59944" table:display="true" table:show-details="true"/>
                <table:data-pilot-member table:name="59954" table:display="true" table:show-details="true"/>
                <table:data-pilot-member table:name="59959" table:display="true" table:show-details="true"/>
                <table:data-pilot-member table:name="59960" table:display="true" table:show-details="true"/>
                <table:data-pilot-member table:name="59984" table:display="true" table:show-details="true"/>
                <table:data-pilot-member table:name="59991" table:display="true" table:show-details="true"/>
                <table:data-pilot-member table:name="60001" table:display="true" table:show-details="true"/>
                <table:data-pilot-member table:name="60003" table:display="true" table:show-details="true"/>
                <table:data-pilot-member table:name="60005" table:display="true" table:show-details="true"/>
                <table:data-pilot-member table:name="60008" table:display="true" table:show-details="true"/>
                <table:data-pilot-member table:name="60012" table:display="true" table:show-details="true"/>
                <table:data-pilot-member table:name="60025" table:display="true" table:show-details="true"/>
                <table:data-pilot-member table:name="60041" table:display="true" table:show-details="true"/>
                <table:data-pilot-member table:name="60059" table:display="true" table:show-details="true"/>
                <table:data-pilot-member table:name="60072" table:display="true" table:show-details="true"/>
                <table:data-pilot-member table:name="60073" table:display="true" table:show-details="true"/>
                <table:data-pilot-member table:name="60083" table:display="true" table:show-details="true"/>
                <table:data-pilot-member table:name="60084" table:display="true" table:show-details="true"/>
                <table:data-pilot-member table:name="60091" table:display="true" table:show-details="true"/>
                <table:data-pilot-member table:name="60107" table:display="true" table:show-details="true"/>
                <table:data-pilot-member table:name="60131" table:display="true" table:show-details="true"/>
                <table:data-pilot-member table:name="60135" table:display="true" table:show-details="true"/>
                <table:data-pilot-member table:name="60146" table:display="true" table:show-details="true"/>
                <table:data-pilot-member table:name="60151" table:display="true" table:show-details="true"/>
                <table:data-pilot-member table:name="60153" table:display="true" table:show-details="true"/>
                <table:data-pilot-member table:name="60162" table:display="true" table:show-details="true"/>
                <table:data-pilot-member table:name="60164" table:display="true" table:show-details="true"/>
                <table:data-pilot-member table:name="60178" table:display="true" table:show-details="true"/>
                <table:data-pilot-member table:name="60186" table:display="true" table:show-details="true"/>
                <table:data-pilot-member table:name="60197" table:display="true" table:show-details="true"/>
                <table:data-pilot-member table:name="60200" table:display="true" table:show-details="true"/>
                <table:data-pilot-member table:name="60202" table:display="true" table:show-details="true"/>
                <table:data-pilot-member table:name="60203" table:display="true" table:show-details="true"/>
                <table:data-pilot-member table:name="60217" table:display="true" table:show-details="true"/>
                <table:data-pilot-member table:name="60222" table:display="true" table:show-details="true"/>
                <table:data-pilot-member table:name="60225" table:display="true" table:show-details="true"/>
                <table:data-pilot-member table:name="60237" table:display="true" table:show-details="true"/>
                <table:data-pilot-member table:name="60260" table:display="true" table:show-details="true"/>
                <table:data-pilot-member table:name="60264" table:display="true" table:show-details="true"/>
                <table:data-pilot-member table:name="60271" table:display="true" table:show-details="true"/>
                <table:data-pilot-member table:name="60278" table:display="true" table:show-details="true"/>
                <table:data-pilot-member table:name="60280" table:display="true" table:show-details="true"/>
                <table:data-pilot-member table:name="60324" table:display="true" table:show-details="true"/>
                <table:data-pilot-member table:name="60325" table:display="true" table:show-details="true"/>
                <table:data-pilot-member table:name="60327" table:display="true" table:show-details="true"/>
                <table:data-pilot-member table:name="60339" table:display="true" table:show-details="true"/>
                <table:data-pilot-member table:name="60349" table:display="true" table:show-details="true"/>
                <table:data-pilot-member table:name="60356" table:display="true" table:show-details="true"/>
                <table:data-pilot-member table:name="60359" table:display="true" table:show-details="true"/>
                <table:data-pilot-member table:name="60362" table:display="true" table:show-details="true"/>
                <table:data-pilot-member table:name="60366" table:display="true" table:show-details="true"/>
                <table:data-pilot-member table:name="60369" table:display="true" table:show-details="true"/>
                <table:data-pilot-member table:name="60389" table:display="true" table:show-details="true"/>
                <table:data-pilot-member table:name="60393" table:display="true" table:show-details="true"/>
                <table:data-pilot-member table:name="60400" table:display="true" table:show-details="true"/>
                <table:data-pilot-member table:name="60407" table:display="true" table:show-details="true"/>
                <table:data-pilot-member table:name="60408" table:display="true" table:show-details="true"/>
                <table:data-pilot-member table:name="60412" table:display="true" table:show-details="true"/>
                <table:data-pilot-member table:name="60416" table:display="true" table:show-details="true"/>
                <table:data-pilot-member table:name="60417" table:display="true" table:show-details="true"/>
                <table:data-pilot-member table:name="60424" table:display="true" table:show-details="true"/>
                <table:data-pilot-member table:name="60435" table:display="true" table:show-details="true"/>
                <table:data-pilot-member table:name="60437" table:display="true" table:show-details="true"/>
                <table:data-pilot-member table:name="60438" table:display="true" table:show-details="true"/>
                <table:data-pilot-member table:name="60448" table:display="true" table:show-details="true"/>
                <table:data-pilot-member table:name="60472" table:display="true" table:show-details="true"/>
                <table:data-pilot-member table:name="60475" table:display="true" table:show-details="true"/>
                <table:data-pilot-member table:name="60490" table:display="true" table:show-details="true"/>
                <table:data-pilot-member table:name="60495" table:display="true" table:show-details="true"/>
                <table:data-pilot-member table:name="60498" table:display="true" table:show-details="true"/>
                <table:data-pilot-member table:name="60503" table:display="true" table:show-details="true"/>
                <table:data-pilot-member table:name="60505" table:display="true" table:show-details="true"/>
                <table:data-pilot-member table:name="60536" table:display="true" table:show-details="true"/>
                <table:data-pilot-member table:name="60542" table:display="true" table:show-details="true"/>
                <table:data-pilot-member table:name="60548" table:display="true" table:show-details="true"/>
                <table:data-pilot-member table:name="60562" table:display="true" table:show-details="true"/>
                <table:data-pilot-member table:name="60570" table:display="true" table:show-details="true"/>
                <table:data-pilot-member table:name="60573" table:display="true" table:show-details="true"/>
                <table:data-pilot-member table:name="60580" table:display="true" table:show-details="true"/>
                <table:data-pilot-member table:name="60582" table:display="true" table:show-details="true"/>
                <table:data-pilot-member table:name="60599" table:display="true" table:show-details="true"/>
                <table:data-pilot-member table:name="60603" table:display="true" table:show-details="true"/>
                <table:data-pilot-member table:name="60614" table:display="true" table:show-details="true"/>
                <table:data-pilot-member table:name="60625" table:display="true" table:show-details="true"/>
                <table:data-pilot-member table:name="60627" table:display="true" table:show-details="true"/>
                <table:data-pilot-member table:name="60629" table:display="true" table:show-details="true"/>
                <table:data-pilot-member table:name="60633" table:display="true" table:show-details="true"/>
                <table:data-pilot-member table:name="60636" table:display="true" table:show-details="true"/>
                <table:data-pilot-member table:name="60639" table:display="true" table:show-details="true"/>
                <table:data-pilot-member table:name="60642" table:display="true" table:show-details="true"/>
                <table:data-pilot-member table:name="60664" table:display="true" table:show-details="true"/>
                <table:data-pilot-member table:name="60682" table:display="true" table:show-details="true"/>
                <table:data-pilot-member table:name="60684" table:display="true" table:show-details="true"/>
                <table:data-pilot-member table:name="60692" table:display="true" table:show-details="true"/>
                <table:data-pilot-member table:name="60700" table:display="true" table:show-details="true"/>
                <table:data-pilot-member table:name="60711" table:display="true" table:show-details="true"/>
                <table:data-pilot-member table:name="60712" table:display="true" table:show-details="true"/>
                <table:data-pilot-member table:name="60714" table:display="true" table:show-details="true"/>
                <table:data-pilot-member table:name="60729" table:display="true" table:show-details="true"/>
                <table:data-pilot-member table:name="60748" table:display="true" table:show-details="true"/>
                <table:data-pilot-member table:name="60749" table:display="true" table:show-details="true"/>
                <table:data-pilot-member table:name="60753" table:display="true" table:show-details="true"/>
                <table:data-pilot-member table:name="60757" table:display="true" table:show-details="true"/>
                <table:data-pilot-member table:name="60760" table:display="true" table:show-details="true"/>
                <table:data-pilot-member table:name="60764" table:display="true" table:show-details="true"/>
                <table:data-pilot-member table:name="60771" table:display="true" table:show-details="true"/>
                <table:data-pilot-member table:name="60782" table:display="true" table:show-details="true"/>
                <table:data-pilot-member table:name="60790" table:display="true" table:show-details="true"/>
                <table:data-pilot-member table:name="60793" table:display="true" table:show-details="true"/>
                <table:data-pilot-member table:name="60794" table:display="true" table:show-details="true"/>
                <table:data-pilot-member table:name="60804" table:display="true" table:show-details="true"/>
                <table:data-pilot-member table:name="60820" table:display="true" table:show-details="true"/>
                <table:data-pilot-member table:name="60828" table:display="true" table:show-details="true"/>
                <table:data-pilot-member table:name="60830" table:display="true" table:show-details="true"/>
                <table:data-pilot-member table:name="60834" table:display="true" table:show-details="true"/>
                <table:data-pilot-member table:name="60839" table:display="true" table:show-details="true"/>
                <table:data-pilot-member table:name="60848" table:display="true" table:show-details="true"/>
                <table:data-pilot-member table:name="60849" table:display="true" table:show-details="true"/>
                <table:data-pilot-member table:name="60854" table:display="true" table:show-details="true"/>
                <table:data-pilot-member table:name="60857" table:display="true" table:show-details="true"/>
                <table:data-pilot-member table:name="60860" table:display="true" table:show-details="true"/>
                <table:data-pilot-member table:name="60862" table:display="true" table:show-details="true"/>
                <table:data-pilot-member table:name="60865" table:display="true" table:show-details="true"/>
                <table:data-pilot-member table:name="60878" table:display="true" table:show-details="true"/>
                <table:data-pilot-member table:name="60884" table:display="true" table:show-details="true"/>
                <table:data-pilot-member table:name="60894" table:display="true" table:show-details="true"/>
                <table:data-pilot-member table:name="60896" table:display="true" table:show-details="true"/>
                <table:data-pilot-member table:name="60902" table:display="true" table:show-details="true"/>
                <table:data-pilot-member table:name="60906" table:display="true" table:show-details="true"/>
                <table:data-pilot-member table:name="60907" table:display="true" table:show-details="true"/>
                <table:data-pilot-member table:name="60908" table:display="true" table:show-details="true"/>
                <table:data-pilot-member table:name="60925" table:display="true" table:show-details="true"/>
                <table:data-pilot-member table:name="60931" table:display="true" table:show-details="true"/>
                <table:data-pilot-member table:name="60936" table:display="true" table:show-details="true"/>
                <table:data-pilot-member table:name="60942" table:display="true" table:show-details="true"/>
                <table:data-pilot-member table:name="60947" table:display="true" table:show-details="true"/>
                <table:data-pilot-member table:name="60952" table:display="true" table:show-details="true"/>
                <table:data-pilot-member table:name="60979" table:display="true" table:show-details="true"/>
                <table:data-pilot-member table:name="60996" table:display="true" table:show-details="true"/>
                <table:data-pilot-member table:name="61000" table:display="true" table:show-details="true"/>
                <table:data-pilot-member table:name="61019" table:display="true" table:show-details="true"/>
                <table:data-pilot-member table:name="61022" table:display="true" table:show-details="true"/>
                <table:data-pilot-member table:name="61035" table:display="true" table:show-details="true"/>
                <table:data-pilot-member table:name="61041" table:display="true" table:show-details="true"/>
                <table:data-pilot-member table:name="61052" table:display="true" table:show-details="true"/>
                <table:data-pilot-member table:name="61057" table:display="true" table:show-details="true"/>
                <table:data-pilot-member table:name="61068" table:display="true" table:show-details="true"/>
                <table:data-pilot-member table:name="61076" table:display="true" table:show-details="true"/>
                <table:data-pilot-member table:name="61080" table:display="true" table:show-details="true"/>
                <table:data-pilot-member table:name="61084" table:display="true" table:show-details="true"/>
                <table:data-pilot-member table:name="61106" table:display="true" table:show-details="true"/>
                <table:data-pilot-member table:name="61131" table:display="true" table:show-details="true"/>
                <table:data-pilot-member table:name="61134" table:display="true" table:show-details="true"/>
                <table:data-pilot-member table:name="61139" table:display="true" table:show-details="true"/>
                <table:data-pilot-member table:name="61141" table:display="true" table:show-details="true"/>
                <table:data-pilot-member table:name="61145" table:display="true" table:show-details="true"/>
                <table:data-pilot-member table:name="61155" table:display="true" table:show-details="true"/>
                <table:data-pilot-member table:name="61175" table:display="true" table:show-details="true"/>
                <table:data-pilot-member table:name="61179" table:display="true" table:show-details="true"/>
                <table:data-pilot-member table:name="61192" table:display="true" table:show-details="true"/>
                <table:data-pilot-member table:name="61194" table:display="true" table:show-details="true"/>
                <table:data-pilot-member table:name="61195" table:display="true" table:show-details="true"/>
                <table:data-pilot-member table:name="61205" table:display="true" table:show-details="true"/>
                <table:data-pilot-member table:name="61207" table:display="true" table:show-details="true"/>
                <table:data-pilot-member table:name="61209" table:display="true" table:show-details="true"/>
                <table:data-pilot-member table:name="61210" table:display="true" table:show-details="true"/>
                <table:data-pilot-member table:name="61212" table:display="true" table:show-details="true"/>
                <table:data-pilot-member table:name="61216" table:display="true" table:show-details="true"/>
                <table:data-pilot-member table:name="61224" table:display="true" table:show-details="true"/>
                <table:data-pilot-member table:name="61237" table:display="true" table:show-details="true"/>
                <table:data-pilot-member table:name="61241" table:display="true" table:show-details="true"/>
                <table:data-pilot-member table:name="61247" table:display="true" table:show-details="true"/>
                <table:data-pilot-member table:name="61249" table:display="true" table:show-details="true"/>
                <table:data-pilot-member table:name="61251" table:display="true" table:show-details="true"/>
                <table:data-pilot-member table:name="61265" table:display="true" table:show-details="true"/>
                <table:data-pilot-member table:name="61267" table:display="true" table:show-details="true"/>
                <table:data-pilot-member table:name="61292" table:display="true" table:show-details="true"/>
                <table:data-pilot-member table:name="61294" table:display="true" table:show-details="true"/>
                <table:data-pilot-member table:name="61305" table:display="true" table:show-details="true"/>
                <table:data-pilot-member table:name="61331" table:display="true" table:show-details="true"/>
                <table:data-pilot-member table:name="61340" table:display="true" table:show-details="true"/>
                <table:data-pilot-member table:name="61341" table:display="true" table:show-details="true"/>
                <table:data-pilot-member table:name="61344" table:display="true" table:show-details="true"/>
                <table:data-pilot-member table:name="61347" table:display="true" table:show-details="true"/>
                <table:data-pilot-member table:name="61355" table:display="true" table:show-details="true"/>
                <table:data-pilot-member table:name="61360" table:display="true" table:show-details="true"/>
                <table:data-pilot-member table:name="61374" table:display="true" table:show-details="true"/>
                <table:data-pilot-member table:name="61379" table:display="true" table:show-details="true"/>
                <table:data-pilot-member table:name="61385" table:display="true" table:show-details="true"/>
                <table:data-pilot-member table:name="61396" table:display="true" table:show-details="true"/>
                <table:data-pilot-member table:name="61409" table:display="true" table:show-details="true"/>
                <table:data-pilot-member table:name="61412" table:display="true" table:show-details="true"/>
                <table:data-pilot-member table:name="61418" table:display="true" table:show-details="true"/>
                <table:data-pilot-member table:name="61420" table:display="true" table:show-details="true"/>
                <table:data-pilot-member table:name="61421" table:display="true" table:show-details="true"/>
                <table:data-pilot-member table:name="61422" table:display="true" table:show-details="true"/>
                <table:data-pilot-member table:name="61423" table:display="true" table:show-details="true"/>
                <table:data-pilot-member table:name="61425" table:display="true" table:show-details="true"/>
                <table:data-pilot-member table:name="61433" table:display="true" table:show-details="true"/>
                <table:data-pilot-member table:name="61438" table:display="true" table:show-details="true"/>
                <table:data-pilot-member table:name="61449" table:display="true" table:show-details="true"/>
                <table:data-pilot-member table:name="61458" table:display="true" table:show-details="true"/>
                <table:data-pilot-member table:name="61473" table:display="true" table:show-details="true"/>
                <table:data-pilot-member table:name="61479" table:display="true" table:show-details="true"/>
                <table:data-pilot-member table:name="61480" table:display="true" table:show-details="true"/>
                <table:data-pilot-member table:name="61501" table:display="true" table:show-details="true"/>
                <table:data-pilot-member table:name="61519" table:display="true" table:show-details="true"/>
                <table:data-pilot-member table:name="61521" table:display="true" table:show-details="true"/>
                <table:data-pilot-member table:name="61531" table:display="true" table:show-details="true"/>
                <table:data-pilot-member table:name="61538" table:display="true" table:show-details="true"/>
                <table:data-pilot-member table:name="61544" table:display="true" table:show-details="true"/>
                <table:data-pilot-member table:name="61549" table:display="true" table:show-details="true"/>
                <table:data-pilot-member table:name="61552" table:display="true" table:show-details="true"/>
                <table:data-pilot-member table:name="61572" table:display="true" table:show-details="true"/>
                <table:data-pilot-member table:name="61575" table:display="true" table:show-details="true"/>
                <table:data-pilot-member table:name="61577" table:display="true" table:show-details="true"/>
                <table:data-pilot-member table:name="61583" table:display="true" table:show-details="true"/>
                <table:data-pilot-member table:name="61584" table:display="true" table:show-details="true"/>
                <table:data-pilot-member table:name="61597" table:display="true" table:show-details="true"/>
                <table:data-pilot-member table:name="61603" table:display="true" table:show-details="true"/>
                <table:data-pilot-member table:name="61611" table:display="true" table:show-details="true"/>
                <table:data-pilot-member table:name="61626" table:display="true" table:show-details="true"/>
                <table:data-pilot-member table:name="61644" table:display="true" table:show-details="true"/>
                <table:data-pilot-member table:name="61664" table:display="true" table:show-details="true"/>
                <table:data-pilot-member table:name="61671" table:display="true" table:show-details="true"/>
                <table:data-pilot-member table:name="61677" table:display="true" table:show-details="true"/>
                <table:data-pilot-member table:name="61687" table:display="true" table:show-details="true"/>
                <table:data-pilot-member table:name="61690" table:display="true" table:show-details="true"/>
                <table:data-pilot-member table:name="61693" table:display="true" table:show-details="true"/>
                <table:data-pilot-member table:name="61709" table:display="true" table:show-details="true"/>
                <table:data-pilot-member table:name="61710" table:display="true" table:show-details="true"/>
                <table:data-pilot-member table:name="61718" table:display="true" table:show-details="true"/>
                <table:data-pilot-member table:name="61726" table:display="true" table:show-details="true"/>
                <table:data-pilot-member table:name="61732" table:display="true" table:show-details="true"/>
                <table:data-pilot-member table:name="61742" table:display="true" table:show-details="true"/>
                <table:data-pilot-member table:name="61744" table:display="true" table:show-details="true"/>
                <table:data-pilot-member table:name="61754" table:display="true" table:show-details="true"/>
                <table:data-pilot-member table:name="61757" table:display="true" table:show-details="true"/>
                <table:data-pilot-member table:name="61767" table:display="true" table:show-details="true"/>
                <table:data-pilot-member table:name="61768" table:display="true" table:show-details="true"/>
                <table:data-pilot-member table:name="61779" table:display="true" table:show-details="true"/>
                <table:data-pilot-member table:name="61787" table:display="true" table:show-details="true"/>
                <table:data-pilot-member table:name="61816" table:display="true" table:show-details="true"/>
                <table:data-pilot-member table:name="61819" table:display="true" table:show-details="true"/>
                <table:data-pilot-member table:name="61825" table:display="true" table:show-details="true"/>
                <table:data-pilot-member table:name="61834" table:display="true" table:show-details="true"/>
                <table:data-pilot-member table:name="61837" table:display="true" table:show-details="true"/>
                <table:data-pilot-member table:name="61848" table:display="true" table:show-details="true"/>
                <table:data-pilot-member table:name="61852" table:display="true" table:show-details="true"/>
                <table:data-pilot-member table:name="61875" table:display="true" table:show-details="true"/>
                <table:data-pilot-member table:name="61889" table:display="true" table:show-details="true"/>
                <table:data-pilot-member table:name="61891" table:display="true" table:show-details="true"/>
                <table:data-pilot-member table:name="61900" table:display="true" table:show-details="true"/>
                <table:data-pilot-member table:name="61904" table:display="true" table:show-details="true"/>
                <table:data-pilot-member table:name="61909" table:display="true" table:show-details="true"/>
                <table:data-pilot-member table:name="61918" table:display="true" table:show-details="true"/>
                <table:data-pilot-member table:name="61931" table:display="true" table:show-details="true"/>
                <table:data-pilot-member table:name="61947" table:display="true" table:show-details="true"/>
                <table:data-pilot-member table:name="61951" table:display="true" table:show-details="true"/>
                <table:data-pilot-member table:name="61957" table:display="true" table:show-details="true"/>
                <table:data-pilot-member table:name="61965" table:display="true" table:show-details="true"/>
                <table:data-pilot-member table:name="61975" table:display="true" table:show-details="true"/>
                <table:data-pilot-member table:name="61978" table:display="true" table:show-details="true"/>
                <table:data-pilot-member table:name="61989" table:display="true" table:show-details="true"/>
                <table:data-pilot-member table:name="61990" table:display="true" table:show-details="true"/>
                <table:data-pilot-member table:name="61994" table:display="true" table:show-details="true"/>
                <table:data-pilot-member table:name="62008" table:display="true" table:show-details="true"/>
                <table:data-pilot-member table:name="62012" table:display="true" table:show-details="true"/>
                <table:data-pilot-member table:name="62036" table:display="true" table:show-details="true"/>
                <table:data-pilot-member table:name="62053" table:display="true" table:show-details="true"/>
                <table:data-pilot-member table:name="62054" table:display="true" table:show-details="true"/>
                <table:data-pilot-member table:name="62060" table:display="true" table:show-details="true"/>
                <table:data-pilot-member table:name="62061" table:display="true" table:show-details="true"/>
                <table:data-pilot-member table:name="62070" table:display="true" table:show-details="true"/>
                <table:data-pilot-member table:name="62071" table:display="true" table:show-details="true"/>
                <table:data-pilot-member table:name="62080" table:display="true" table:show-details="true"/>
                <table:data-pilot-member table:name="62094" table:display="true" table:show-details="true"/>
                <table:data-pilot-member table:name="62108" table:display="true" table:show-details="true"/>
                <table:data-pilot-member table:name="62113" table:display="true" table:show-details="true"/>
                <table:data-pilot-member table:name="62116" table:display="true" table:show-details="true"/>
                <table:data-pilot-member table:name="62134" table:display="true" table:show-details="true"/>
                <table:data-pilot-member table:name="62156" table:display="true" table:show-details="true"/>
                <table:data-pilot-member table:name="62157" table:display="true" table:show-details="true"/>
                <table:data-pilot-member table:name="62163" table:display="true" table:show-details="true"/>
                <table:data-pilot-member table:name="62165" table:display="true" table:show-details="true"/>
                <table:data-pilot-member table:name="62178" table:display="true" table:show-details="true"/>
                <table:data-pilot-member table:name="62188" table:display="true" table:show-details="true"/>
                <table:data-pilot-member table:name="62196" table:display="true" table:show-details="true"/>
                <table:data-pilot-member table:name="62206" table:display="true" table:show-details="true"/>
                <table:data-pilot-member table:name="62209" table:display="true" table:show-details="true"/>
                <table:data-pilot-member table:name="62241" table:display="true" table:show-details="true"/>
                <table:data-pilot-member table:name="62244" table:display="true" table:show-details="true"/>
                <table:data-pilot-member table:name="62249" table:display="true" table:show-details="true"/>
                <table:data-pilot-member table:name="62261" table:display="true" table:show-details="true"/>
                <table:data-pilot-member table:name="62262" table:display="true" table:show-details="true"/>
                <table:data-pilot-member table:name="62264" table:display="true" table:show-details="true"/>
                <table:data-pilot-member table:name="62299" table:display="true" table:show-details="true"/>
                <table:data-pilot-member table:name="62319" table:display="true" table:show-details="true"/>
                <table:data-pilot-member table:name="62334" table:display="true" table:show-details="true"/>
                <table:data-pilot-member table:name="62340" table:display="true" table:show-details="true"/>
                <table:data-pilot-member table:name="62344" table:display="true" table:show-details="true"/>
                <table:data-pilot-member table:name="62348" table:display="true" table:show-details="true"/>
                <table:data-pilot-member table:name="62355" table:display="true" table:show-details="true"/>
                <table:data-pilot-member table:name="62358" table:display="true" table:show-details="true"/>
                <table:data-pilot-member table:name="62369" table:display="true" table:show-details="true"/>
                <table:data-pilot-member table:name="62381" table:display="true" table:show-details="true"/>
                <table:data-pilot-member table:name="62388" table:display="true" table:show-details="true"/>
                <table:data-pilot-member table:name="62391" table:display="true" table:show-details="true"/>
                <table:data-pilot-member table:name="62393" table:display="true" table:show-details="true"/>
                <table:data-pilot-member table:name="62404" table:display="true" table:show-details="true"/>
                <table:data-pilot-member table:name="62405" table:display="true" table:show-details="true"/>
                <table:data-pilot-member table:name="62408" table:display="true" table:show-details="true"/>
                <table:data-pilot-member table:name="62410" table:display="true" table:show-details="true"/>
                <table:data-pilot-member table:name="62411" table:display="true" table:show-details="true"/>
                <table:data-pilot-member table:name="62418" table:display="true" table:show-details="true"/>
                <table:data-pilot-member table:name="62427" table:display="true" table:show-details="true"/>
                <table:data-pilot-member table:name="62440" table:display="true" table:show-details="true"/>
                <table:data-pilot-member table:name="62447" table:display="true" table:show-details="true"/>
                <table:data-pilot-member table:name="62460" table:display="true" table:show-details="true"/>
                <table:data-pilot-member table:name="62462" table:display="true" table:show-details="true"/>
                <table:data-pilot-member table:name="62465" table:display="true" table:show-details="true"/>
                <table:data-pilot-member table:name="62515" table:display="true" table:show-details="true"/>
                <table:data-pilot-member table:name="62516" table:display="true" table:show-details="true"/>
                <table:data-pilot-member table:name="62519" table:display="true" table:show-details="true"/>
                <table:data-pilot-member table:name="62520" table:display="true" table:show-details="true"/>
                <table:data-pilot-member table:name="62532" table:display="true" table:show-details="true"/>
                <table:data-pilot-member table:name="62534" table:display="true" table:show-details="true"/>
                <table:data-pilot-member table:name="62549" table:display="true" table:show-details="true"/>
                <table:data-pilot-member table:name="62551" table:display="true" table:show-details="true"/>
                <table:data-pilot-member table:name="62557" table:display="true" table:show-details="true"/>
                <table:data-pilot-member table:name="62562" table:display="true" table:show-details="true"/>
                <table:data-pilot-member table:name="62566" table:display="true" table:show-details="true"/>
                <table:data-pilot-member table:name="62574" table:display="true" table:show-details="true"/>
                <table:data-pilot-member table:name="62575" table:display="true" table:show-details="true"/>
                <table:data-pilot-member table:name="62580" table:display="true" table:show-details="true"/>
                <table:data-pilot-member table:name="62588" table:display="true" table:show-details="true"/>
                <table:data-pilot-member table:name="62598" table:display="true" table:show-details="true"/>
                <table:data-pilot-member table:name="62600" table:display="true" table:show-details="true"/>
                <table:data-pilot-member table:name="62601" table:display="true" table:show-details="true"/>
                <table:data-pilot-member table:name="62604" table:display="true" table:show-details="true"/>
                <table:data-pilot-member table:name="62607" table:display="true" table:show-details="true"/>
                <table:data-pilot-member table:name="62609" table:display="true" table:show-details="true"/>
                <table:data-pilot-member table:name="62631" table:display="true" table:show-details="true"/>
                <table:data-pilot-member table:name="62632" table:display="true" table:show-details="true"/>
                <table:data-pilot-member table:name="62633" table:display="true" table:show-details="true"/>
                <table:data-pilot-member table:name="62636" table:display="true" table:show-details="true"/>
                <table:data-pilot-member table:name="62653" table:display="true" table:show-details="true"/>
                <table:data-pilot-member table:name="62660" table:display="true" table:show-details="true"/>
                <table:data-pilot-member table:name="62663" table:display="true" table:show-details="true"/>
                <table:data-pilot-member table:name="62667" table:display="true" table:show-details="true"/>
                <table:data-pilot-member table:name="62671" table:display="true" table:show-details="true"/>
                <table:data-pilot-member table:name="62673" table:display="true" table:show-details="true"/>
                <table:data-pilot-member table:name="62684" table:display="true" table:show-details="true"/>
                <table:data-pilot-member table:name="62689" table:display="true" table:show-details="true"/>
                <table:data-pilot-member table:name="62692" table:display="true" table:show-details="true"/>
                <table:data-pilot-member table:name="62699" table:display="true" table:show-details="true"/>
                <table:data-pilot-member table:name="62708" table:display="true" table:show-details="true"/>
                <table:data-pilot-member table:name="62710" table:display="true" table:show-details="true"/>
                <table:data-pilot-member table:name="62711" table:display="true" table:show-details="true"/>
                <table:data-pilot-member table:name="62721" table:display="true" table:show-details="true"/>
                <table:data-pilot-member table:name="62734" table:display="true" table:show-details="true"/>
                <table:data-pilot-member table:name="62736" table:display="true" table:show-details="true"/>
                <table:data-pilot-member table:name="62744" table:display="true" table:show-details="true"/>
                <table:data-pilot-member table:name="62745" table:display="true" table:show-details="true"/>
                <table:data-pilot-member table:name="62750" table:display="true" table:show-details="true"/>
                <table:data-pilot-member table:name="62755" table:display="true" table:show-details="true"/>
                <table:data-pilot-member table:name="62759" table:display="true" table:show-details="true"/>
                <table:data-pilot-member table:name="62768" table:display="true" table:show-details="true"/>
                <table:data-pilot-member table:name="62770" table:display="true" table:show-details="true"/>
                <table:data-pilot-member table:name="62786" table:display="true" table:show-details="true"/>
                <table:data-pilot-member table:name="62804" table:display="true" table:show-details="true"/>
                <table:data-pilot-member table:name="62822" table:display="true" table:show-details="true"/>
                <table:data-pilot-member table:name="62834" table:display="true" table:show-details="true"/>
                <table:data-pilot-member table:name="62839" table:display="true" table:show-details="true"/>
                <table:data-pilot-member table:name="62842" table:display="true" table:show-details="true"/>
                <table:data-pilot-member table:name="62843" table:display="true" table:show-details="true"/>
                <table:data-pilot-member table:name="62848" table:display="true" table:show-details="true"/>
                <table:data-pilot-member table:name="62864" table:display="true" table:show-details="true"/>
                <table:data-pilot-member table:name="62869" table:display="true" table:show-details="true"/>
                <table:data-pilot-member table:name="62872" table:display="true" table:show-details="true"/>
                <table:data-pilot-member table:name="62882" table:display="true" table:show-details="true"/>
                <table:data-pilot-member table:name="62890" table:display="true" table:show-details="true"/>
                <table:data-pilot-member table:name="62891" table:display="true" table:show-details="true"/>
                <table:data-pilot-member table:name="62901" table:display="true" table:show-details="true"/>
                <table:data-pilot-member table:name="62904" table:display="true" table:show-details="true"/>
                <table:data-pilot-member table:name="62911" table:display="true" table:show-details="true"/>
                <table:data-pilot-member table:name="62923" table:display="true" table:show-details="true"/>
                <table:data-pilot-member table:name="62958" table:display="true" table:show-details="true"/>
                <table:data-pilot-member table:name="62962" table:display="true" table:show-details="true"/>
                <table:data-pilot-member table:name="62973" table:display="true" table:show-details="true"/>
                <table:data-pilot-member table:name="62986" table:display="true" table:show-details="true"/>
                <table:data-pilot-member table:name="62990" table:display="true" table:show-details="true"/>
                <table:data-pilot-member table:name="62991" table:display="true" table:show-details="true"/>
                <table:data-pilot-member table:name="62997" table:display="true" table:show-details="true"/>
                <table:data-pilot-member table:name="62998" table:display="true" table:show-details="true"/>
                <table:data-pilot-member table:name="63000" table:display="true" table:show-details="true"/>
                <table:data-pilot-member table:name="63009" table:display="true" table:show-details="true"/>
                <table:data-pilot-member table:name="63016" table:display="true" table:show-details="true"/>
                <table:data-pilot-member table:name="63040" table:display="true" table:show-details="true"/>
                <table:data-pilot-member table:name="63043" table:display="true" table:show-details="true"/>
                <table:data-pilot-member table:name="63044" table:display="true" table:show-details="true"/>
                <table:data-pilot-member table:name="63066" table:display="true" table:show-details="true"/>
                <table:data-pilot-member table:name="63096" table:display="true" table:show-details="true"/>
                <table:data-pilot-member table:name="63104" table:display="true" table:show-details="true"/>
                <table:data-pilot-member table:name="63110" table:display="true" table:show-details="true"/>
                <table:data-pilot-member table:name="63127" table:display="true" table:show-details="true"/>
                <table:data-pilot-member table:name="63144" table:display="true" table:show-details="true"/>
                <table:data-pilot-member table:name="63173" table:display="true" table:show-details="true"/>
                <table:data-pilot-member table:name="63180" table:display="true" table:show-details="true"/>
                <table:data-pilot-member table:name="63181" table:display="true" table:show-details="true"/>
                <table:data-pilot-member table:name="63187" table:display="true" table:show-details="true"/>
                <table:data-pilot-member table:name="63198" table:display="true" table:show-details="true"/>
                <table:data-pilot-member table:name="63204" table:display="true" table:show-details="true"/>
                <table:data-pilot-member table:name="63205" table:display="true" table:show-details="true"/>
                <table:data-pilot-member table:name="63208" table:display="true" table:show-details="true"/>
                <table:data-pilot-member table:name="63222" table:display="true" table:show-details="true"/>
                <table:data-pilot-member table:name="63230" table:display="true" table:show-details="true"/>
                <table:data-pilot-member table:name="63243" table:display="true" table:show-details="true"/>
                <table:data-pilot-member table:name="63264" table:display="true" table:show-details="true"/>
                <table:data-pilot-member table:name="63269" table:display="true" table:show-details="true"/>
                <table:data-pilot-member table:name="63274" table:display="true" table:show-details="true"/>
                <table:data-pilot-member table:name="63275" table:display="true" table:show-details="true"/>
                <table:data-pilot-member table:name="63279" table:display="true" table:show-details="true"/>
                <table:data-pilot-member table:name="63284" table:display="true" table:show-details="true"/>
                <table:data-pilot-member table:name="63287" table:display="true" table:show-details="true"/>
                <table:data-pilot-member table:name="63291" table:display="true" table:show-details="true"/>
                <table:data-pilot-member table:name="63293" table:display="true" table:show-details="true"/>
                <table:data-pilot-member table:name="63295" table:display="true" table:show-details="true"/>
                <table:data-pilot-member table:name="63308" table:display="true" table:show-details="true"/>
                <table:data-pilot-member table:name="63312" table:display="true" table:show-details="true"/>
                <table:data-pilot-member table:name="63314" table:display="true" table:show-details="true"/>
                <table:data-pilot-member table:name="63332" table:display="true" table:show-details="true"/>
                <table:data-pilot-member table:name="63335" table:display="true" table:show-details="true"/>
                <table:data-pilot-member table:name="63338" table:display="true" table:show-details="true"/>
                <table:data-pilot-member table:name="63349" table:display="true" table:show-details="true"/>
                <table:data-pilot-member table:name="63375" table:display="true" table:show-details="true"/>
                <table:data-pilot-member table:name="63411" table:display="true" table:show-details="true"/>
                <table:data-pilot-member table:name="63415" table:display="true" table:show-details="true"/>
                <table:data-pilot-member table:name="63422" table:display="true" table:show-details="true"/>
                <table:data-pilot-member table:name="63435" table:display="true" table:show-details="true"/>
                <table:data-pilot-member table:name="63441" table:display="true" table:show-details="true"/>
                <table:data-pilot-member table:name="63456" table:display="true" table:show-details="true"/>
                <table:data-pilot-member table:name="63476" table:display="true" table:show-details="true"/>
                <table:data-pilot-member table:name="63488" table:display="true" table:show-details="true"/>
                <table:data-pilot-member table:name="63497" table:display="true" table:show-details="true"/>
                <table:data-pilot-member table:name="63517" table:display="true" table:show-details="true"/>
                <table:data-pilot-member table:name="63537" table:display="true" table:show-details="true"/>
                <table:data-pilot-member table:name="63538" table:display="true" table:show-details="true"/>
                <table:data-pilot-member table:name="63548" table:display="true" table:show-details="true"/>
                <table:data-pilot-member table:name="63556" table:display="true" table:show-details="true"/>
                <table:data-pilot-member table:name="63559" table:display="true" table:show-details="true"/>
                <table:data-pilot-member table:name="63566" table:display="true" table:show-details="true"/>
                <table:data-pilot-member table:name="63568" table:display="true" table:show-details="true"/>
                <table:data-pilot-member table:name="63572" table:display="true" table:show-details="true"/>
                <table:data-pilot-member table:name="63575" table:display="true" table:show-details="true"/>
                <table:data-pilot-member table:name="63592" table:display="true" table:show-details="true"/>
                <table:data-pilot-member table:name="63598" table:display="true" table:show-details="true"/>
                <table:data-pilot-member table:name="63601" table:display="true" table:show-details="true"/>
                <table:data-pilot-member table:name="63613" table:display="true" table:show-details="true"/>
                <table:data-pilot-member table:name="63614" table:display="true" table:show-details="true"/>
                <table:data-pilot-member table:name="63622" table:display="true" table:show-details="true"/>
                <table:data-pilot-member table:name="63632" table:display="true" table:show-details="true"/>
                <table:data-pilot-member table:name="63639" table:display="true" table:show-details="true"/>
                <table:data-pilot-member table:name="63640" table:display="true" table:show-details="true"/>
                <table:data-pilot-member table:name="63642" table:display="true" table:show-details="true"/>
                <table:data-pilot-member table:name="63662" table:display="true" table:show-details="true"/>
                <table:data-pilot-member table:name="63678" table:display="true" table:show-details="true"/>
                <table:data-pilot-member table:name="63680" table:display="true" table:show-details="true"/>
                <table:data-pilot-member table:name="63696" table:display="true" table:show-details="true"/>
                <table:data-pilot-member table:name="63697" table:display="true" table:show-details="true"/>
                <table:data-pilot-member table:name="63714" table:display="true" table:show-details="true"/>
                <table:data-pilot-member table:name="63735" table:display="true" table:show-details="true"/>
                <table:data-pilot-member table:name="63740" table:display="true" table:show-details="true"/>
                <table:data-pilot-member table:name="63741" table:display="true" table:show-details="true"/>
                <table:data-pilot-member table:name="63744" table:display="true" table:show-details="true"/>
                <table:data-pilot-member table:name="63746" table:display="true" table:show-details="true"/>
                <table:data-pilot-member table:name="63753" table:display="true" table:show-details="true"/>
                <table:data-pilot-member table:name="63757" table:display="true" table:show-details="true"/>
                <table:data-pilot-member table:name="63790" table:display="true" table:show-details="true"/>
                <table:data-pilot-member table:name="63792" table:display="true" table:show-details="true"/>
                <table:data-pilot-member table:name="63802" table:display="true" table:show-details="true"/>
                <table:data-pilot-member table:name="63803" table:display="true" table:show-details="true"/>
                <table:data-pilot-member table:name="63806" table:display="true" table:show-details="true"/>
                <table:data-pilot-member table:name="63822" table:display="true" table:show-details="true"/>
                <table:data-pilot-member table:name="63828" table:display="true" table:show-details="true"/>
                <table:data-pilot-member table:name="63830" table:display="true" table:show-details="true"/>
                <table:data-pilot-member table:name="63844" table:display="true" table:show-details="true"/>
                <table:data-pilot-member table:name="63849" table:display="true" table:show-details="true"/>
                <table:data-pilot-member table:name="63850" table:display="true" table:show-details="true"/>
                <table:data-pilot-member table:name="63855" table:display="true" table:show-details="true"/>
                <table:data-pilot-member table:name="63865" table:display="true" table:show-details="true"/>
                <table:data-pilot-member table:name="63874" table:display="true" table:show-details="true"/>
                <table:data-pilot-member table:name="63880" table:display="true" table:show-details="true"/>
                <table:data-pilot-member table:name="63884" table:display="true" table:show-details="true"/>
                <table:data-pilot-member table:name="63902" table:display="true" table:show-details="true"/>
                <table:data-pilot-member table:name="63904" table:display="true" table:show-details="true"/>
                <table:data-pilot-member table:name="63909" table:display="true" table:show-details="true"/>
                <table:data-pilot-member table:name="63919" table:display="true" table:show-details="true"/>
                <table:data-pilot-member table:name="63941" table:display="true" table:show-details="true"/>
                <table:data-pilot-member table:name="63947" table:display="true" table:show-details="true"/>
                <table:data-pilot-member table:name="63948" table:display="true" table:show-details="true"/>
                <table:data-pilot-member table:name="63951" table:display="true" table:show-details="true"/>
                <table:data-pilot-member table:name="63954" table:display="true" table:show-details="true"/>
                <table:data-pilot-member table:name="63956" table:display="true" table:show-details="true"/>
                <table:data-pilot-member table:name="63963" table:display="true" table:show-details="true"/>
                <table:data-pilot-member table:name="63964" table:display="true" table:show-details="true"/>
                <table:data-pilot-member table:name="63988" table:display="true" table:show-details="true"/>
                <table:data-pilot-member table:name="63994" table:display="true" table:show-details="true"/>
                <table:data-pilot-member table:name="64008" table:display="true" table:show-details="true"/>
                <table:data-pilot-member table:name="64013" table:display="true" table:show-details="true"/>
                <table:data-pilot-member table:name="64023" table:display="true" table:show-details="true"/>
                <table:data-pilot-member table:name="64027" table:display="true" table:show-details="true"/>
                <table:data-pilot-member table:name="64028" table:display="true" table:show-details="true"/>
                <table:data-pilot-member table:name="64030" table:display="true" table:show-details="true"/>
                <table:data-pilot-member table:name="64037" table:display="true" table:show-details="true"/>
                <table:data-pilot-member table:name="64050" table:display="true" table:show-details="true"/>
                <table:data-pilot-member table:name="64056" table:display="true" table:show-details="true"/>
                <table:data-pilot-member table:name="64077" table:display="true" table:show-details="true"/>
                <table:data-pilot-member table:name="64080" table:display="true" table:show-details="true"/>
                <table:data-pilot-member table:name="64087" table:display="true" table:show-details="true"/>
                <table:data-pilot-member table:name="64088" table:display="true" table:show-details="true"/>
                <table:data-pilot-member table:name="64093" table:display="true" table:show-details="true"/>
                <table:data-pilot-member table:name="64099" table:display="true" table:show-details="true"/>
                <table:data-pilot-member table:name="64104" table:display="true" table:show-details="true"/>
                <table:data-pilot-member table:name="64105" table:display="true" table:show-details="true"/>
                <table:data-pilot-member table:name="64108" table:display="true" table:show-details="true"/>
                <table:data-pilot-member table:name="64110" table:display="true" table:show-details="true"/>
                <table:data-pilot-member table:name="64132" table:display="true" table:show-details="true"/>
                <table:data-pilot-member table:name="64146" table:display="true" table:show-details="true"/>
                <table:data-pilot-member table:name="64155" table:display="true" table:show-details="true"/>
                <table:data-pilot-member table:name="64159" table:display="true" table:show-details="true"/>
                <table:data-pilot-member table:name="64177" table:display="true" table:show-details="true"/>
                <table:data-pilot-member table:name="64186" table:display="true" table:show-details="true"/>
                <table:data-pilot-member table:name="64191" table:display="true" table:show-details="true"/>
                <table:data-pilot-member table:name="64195" table:display="true" table:show-details="true"/>
                <table:data-pilot-member table:name="64200" table:display="true" table:show-details="true"/>
                <table:data-pilot-member table:name="64201" table:display="true" table:show-details="true"/>
                <table:data-pilot-member table:name="64210" table:display="true" table:show-details="true"/>
                <table:data-pilot-member table:name="64221" table:display="true" table:show-details="true"/>
                <table:data-pilot-member table:name="64224" table:display="true" table:show-details="true"/>
                <table:data-pilot-member table:name="64239" table:display="true" table:show-details="true"/>
                <table:data-pilot-member table:name="64257" table:display="true" table:show-details="true"/>
                <table:data-pilot-member table:name="64258" table:display="true" table:show-details="true"/>
                <table:data-pilot-member table:name="64259" table:display="true" table:show-details="true"/>
                <table:data-pilot-member table:name="64260" table:display="true" table:show-details="true"/>
                <table:data-pilot-member table:name="64279" table:display="true" table:show-details="true"/>
                <table:data-pilot-member table:name="64283" table:display="true" table:show-details="true"/>
                <table:data-pilot-member table:name="64285" table:display="true" table:show-details="true"/>
                <table:data-pilot-member table:name="64287" table:display="true" table:show-details="true"/>
                <table:data-pilot-member table:name="64291" table:display="true" table:show-details="true"/>
                <table:data-pilot-member table:name="64293" table:display="true" table:show-details="true"/>
                <table:data-pilot-member table:name="64298" table:display="true" table:show-details="true"/>
                <table:data-pilot-member table:name="64301" table:display="true" table:show-details="true"/>
                <table:data-pilot-member table:name="64319" table:display="true" table:show-details="true"/>
                <table:data-pilot-member table:name="64326" table:display="true" table:show-details="true"/>
                <table:data-pilot-member table:name="64337" table:display="true" table:show-details="true"/>
                <table:data-pilot-member table:name="64349" table:display="true" table:show-details="true"/>
                <table:data-pilot-member table:name="64377" table:display="true" table:show-details="true"/>
                <table:data-pilot-member table:name="64416" table:display="true" table:show-details="true"/>
                <table:data-pilot-member table:name="64418" table:display="true" table:show-details="true"/>
                <table:data-pilot-member table:name="64424" table:display="true" table:show-details="true"/>
                <table:data-pilot-member table:name="64428" table:display="true" table:show-details="true"/>
                <table:data-pilot-member table:name="64431" table:display="true" table:show-details="true"/>
                <table:data-pilot-member table:name="64437" table:display="true" table:show-details="true"/>
                <table:data-pilot-member table:name="64439" table:display="true" table:show-details="true"/>
                <table:data-pilot-member table:name="64450" table:display="true" table:show-details="true"/>
                <table:data-pilot-member table:name="64455" table:display="true" table:show-details="true"/>
                <table:data-pilot-member table:name="64459" table:display="true" table:show-details="true"/>
                <table:data-pilot-member table:name="64461" table:display="true" table:show-details="true"/>
                <table:data-pilot-member table:name="64472" table:display="true" table:show-details="true"/>
                <table:data-pilot-member table:name="64482" table:display="true" table:show-details="true"/>
                <table:data-pilot-member table:name="64496" table:display="true" table:show-details="true"/>
                <table:data-pilot-member table:name="64501" table:display="true" table:show-details="true"/>
                <table:data-pilot-member table:name="64503" table:display="true" table:show-details="true"/>
                <table:data-pilot-member table:name="64509" table:display="true" table:show-details="true"/>
                <table:data-pilot-member table:name="64521" table:display="true" table:show-details="true"/>
                <table:data-pilot-member table:name="64525" table:display="true" table:show-details="true"/>
                <table:data-pilot-member table:name="64532" table:display="true" table:show-details="true"/>
                <table:data-pilot-member table:name="64535" table:display="true" table:show-details="true"/>
                <table:data-pilot-member table:name="64538" table:display="true" table:show-details="true"/>
                <table:data-pilot-member table:name="64544" table:display="true" table:show-details="true"/>
                <table:data-pilot-member table:name="64553" table:display="true" table:show-details="true"/>
                <table:data-pilot-member table:name="64569" table:display="true" table:show-details="true"/>
                <table:data-pilot-member table:name="64577" table:display="true" table:show-details="true"/>
                <table:data-pilot-member table:name="64595" table:display="true" table:show-details="true"/>
                <table:data-pilot-member table:name="64621" table:display="true" table:show-details="true"/>
                <table:data-pilot-member table:name="64642" table:display="true" table:show-details="true"/>
                <table:data-pilot-member table:name="64648" table:display="true" table:show-details="true"/>
                <table:data-pilot-member table:name="64650" table:display="true" table:show-details="true"/>
                <table:data-pilot-member table:name="64655" table:display="true" table:show-details="true"/>
                <table:data-pilot-member table:name="64659" table:display="true" table:show-details="true"/>
                <table:data-pilot-member table:name="64663" table:display="true" table:show-details="true"/>
                <table:data-pilot-member table:name="64666" table:display="true" table:show-details="true"/>
                <table:data-pilot-member table:name="64667" table:display="true" table:show-details="true"/>
                <table:data-pilot-member table:name="64679" table:display="true" table:show-details="true"/>
                <table:data-pilot-member table:name="64686" table:display="true" table:show-details="true"/>
                <table:data-pilot-member table:name="64700" table:display="true" table:show-details="true"/>
                <table:data-pilot-member table:name="64703" table:display="true" table:show-details="true"/>
                <table:data-pilot-member table:name="64704" table:display="true" table:show-details="true"/>
                <table:data-pilot-member table:name="64710" table:display="true" table:show-details="true"/>
                <table:data-pilot-member table:name="64714" table:display="true" table:show-details="true"/>
                <table:data-pilot-member table:name="64730" table:display="true" table:show-details="true"/>
                <table:data-pilot-member table:name="64732" table:display="true" table:show-details="true"/>
                <table:data-pilot-member table:name="64739" table:display="true" table:show-details="true"/>
                <table:data-pilot-member table:name="64758" table:display="true" table:show-details="true"/>
                <table:data-pilot-member table:name="64763" table:display="true" table:show-details="true"/>
                <table:data-pilot-member table:name="64775" table:display="true" table:show-details="true"/>
                <table:data-pilot-member table:name="64776" table:display="true" table:show-details="true"/>
                <table:data-pilot-member table:name="64785" table:display="true" table:show-details="true"/>
                <table:data-pilot-member table:name="64787" table:display="true" table:show-details="true"/>
                <table:data-pilot-member table:name="64792" table:display="true" table:show-details="true"/>
                <table:data-pilot-member table:name="64795" table:display="true" table:show-details="true"/>
                <table:data-pilot-member table:name="64803" table:display="true" table:show-details="true"/>
                <table:data-pilot-member table:name="64805" table:display="true" table:show-details="true"/>
                <table:data-pilot-member table:name="64821" table:display="true" table:show-details="true"/>
                <table:data-pilot-member table:name="64825" table:display="true" table:show-details="true"/>
                <table:data-pilot-member table:name="64834" table:display="true" table:show-details="true"/>
                <table:data-pilot-member table:name="64841" table:display="true" table:show-details="true"/>
                <table:data-pilot-member table:name="64849" table:display="true" table:show-details="true"/>
                <table:data-pilot-member table:name="64851" table:display="true" table:show-details="true"/>
                <table:data-pilot-member table:name="64858" table:display="true" table:show-details="true"/>
                <table:data-pilot-member table:name="64859" table:display="true" table:show-details="true"/>
                <table:data-pilot-member table:name="64860" table:display="true" table:show-details="true"/>
                <table:data-pilot-member table:name="64874" table:display="true" table:show-details="true"/>
                <table:data-pilot-member table:name="64913" table:display="true" table:show-details="true"/>
                <table:data-pilot-member table:name="64929" table:display="true" table:show-details="true"/>
                <table:data-pilot-member table:name="64930" table:display="true" table:show-details="true"/>
                <table:data-pilot-member table:name="64932" table:display="true" table:show-details="true"/>
                <table:data-pilot-member table:name="64945" table:display="true" table:show-details="true"/>
                <table:data-pilot-member table:name="64948" table:display="true" table:show-details="true"/>
                <table:data-pilot-member table:name="64954" table:display="true" table:show-details="true"/>
                <table:data-pilot-member table:name="64959" table:display="true" table:show-details="true"/>
                <table:data-pilot-member table:name="64969" table:display="true" table:show-details="true"/>
                <table:data-pilot-member table:name="64972" table:display="true" table:show-details="true"/>
                <table:data-pilot-member table:name="64975" table:display="true" table:show-details="true"/>
                <table:data-pilot-member table:name="64979" table:display="true" table:show-details="true"/>
                <table:data-pilot-member table:name="64991" table:display="true" table:show-details="true"/>
                <table:data-pilot-member table:name="65009" table:display="true" table:show-details="true"/>
                <table:data-pilot-member table:name="65024" table:display="true" table:show-details="true"/>
                <table:data-pilot-member table:name="65037" table:display="true" table:show-details="true"/>
                <table:data-pilot-member table:name="65041" table:display="true" table:show-details="true"/>
                <table:data-pilot-member table:name="65043" table:display="true" table:show-details="true"/>
                <table:data-pilot-member table:name="65052" table:display="true" table:show-details="true"/>
                <table:data-pilot-member table:name="65053" table:display="true" table:show-details="true"/>
                <table:data-pilot-member table:name="65056" table:display="true" table:show-details="true"/>
                <table:data-pilot-member table:name="65066" table:display="true" table:show-details="true"/>
                <table:data-pilot-member table:name="65081" table:display="true" table:show-details="true"/>
                <table:data-pilot-member table:name="65093" table:display="true" table:show-details="true"/>
                <table:data-pilot-member table:name="65105" table:display="true" table:show-details="true"/>
                <table:data-pilot-member table:name="65107" table:display="true" table:show-details="true"/>
                <table:data-pilot-member table:name="65109" table:display="true" table:show-details="true"/>
                <table:data-pilot-member table:name="65114" table:display="true" table:show-details="true"/>
                <table:data-pilot-member table:name="65127" table:display="true" table:show-details="true"/>
                <table:data-pilot-member table:name="65134" table:display="true" table:show-details="true"/>
                <table:data-pilot-member table:name="65141" table:display="true" table:show-details="true"/>
                <table:data-pilot-member table:name="65143" table:display="true" table:show-details="true"/>
                <table:data-pilot-member table:name="65151" table:display="true" table:show-details="true"/>
                <table:data-pilot-member table:name="65172" table:display="true" table:show-details="true"/>
                <table:data-pilot-member table:name="65173" table:display="true" table:show-details="true"/>
                <table:data-pilot-member table:name="65187" table:display="true" table:show-details="true"/>
                <table:data-pilot-member table:name="65213" table:display="true" table:show-details="true"/>
                <table:data-pilot-member table:name="65223" table:display="true" table:show-details="true"/>
                <table:data-pilot-member table:name="65253" table:display="true" table:show-details="true"/>
                <table:data-pilot-member table:name="65254" table:display="true" table:show-details="true"/>
                <table:data-pilot-member table:name="65256" table:display="true" table:show-details="true"/>
                <table:data-pilot-member table:name="65260" table:display="true" table:show-details="true"/>
                <table:data-pilot-member table:name="65262" table:display="true" table:show-details="true"/>
                <table:data-pilot-member table:name="65265" table:display="true" table:show-details="true"/>
                <table:data-pilot-member table:name="65273" table:display="true" table:show-details="true"/>
                <table:data-pilot-member table:name="65277" table:display="true" table:show-details="true"/>
                <table:data-pilot-member table:name="65282" table:display="true" table:show-details="true"/>
                <table:data-pilot-member table:name="65296" table:display="true" table:show-details="true"/>
                <table:data-pilot-member table:name="65305" table:display="true" table:show-details="true"/>
                <table:data-pilot-member table:name="65312" table:display="true" table:show-details="true"/>
                <table:data-pilot-member table:name="65315" table:display="true" table:show-details="true"/>
                <table:data-pilot-member table:name="65320" table:display="true" table:show-details="true"/>
                <table:data-pilot-member table:name="65335" table:display="true" table:show-details="true"/>
                <table:data-pilot-member table:name="65336" table:display="true" table:show-details="true"/>
                <table:data-pilot-member table:name="65345" table:display="true" table:show-details="true"/>
                <table:data-pilot-member table:name="65383" table:display="true" table:show-details="true"/>
                <table:data-pilot-member table:name="65394" table:display="true" table:show-details="true"/>
                <table:data-pilot-member table:name="65407" table:display="true" table:show-details="true"/>
                <table:data-pilot-member table:name="65408" table:display="true" table:show-details="true"/>
                <table:data-pilot-member table:name="65425" table:display="true" table:show-details="true"/>
                <table:data-pilot-member table:name="65437" table:display="true" table:show-details="true"/>
                <table:data-pilot-member table:name="65447" table:display="true" table:show-details="true"/>
                <table:data-pilot-member table:name="65450" table:display="true" table:show-details="true"/>
                <table:data-pilot-member table:name="65454" table:display="true" table:show-details="true"/>
                <table:data-pilot-member table:name="65467" table:display="true" table:show-details="true"/>
                <table:data-pilot-member table:name="65474" table:display="true" table:show-details="true"/>
                <table:data-pilot-member table:name="65486" table:display="true" table:show-details="true"/>
                <table:data-pilot-member table:name="65490" table:display="true" table:show-details="true"/>
                <table:data-pilot-member table:name="65500" table:display="true" table:show-details="true"/>
                <table:data-pilot-member table:name="65501" table:display="true" table:show-details="true"/>
                <table:data-pilot-member table:name="65505" table:display="true" table:show-details="true"/>
                <table:data-pilot-member table:name="65509" table:display="true" table:show-details="true"/>
                <table:data-pilot-member table:name="65517" table:display="true" table:show-details="true"/>
                <table:data-pilot-member table:name="65521" table:display="true" table:show-details="true"/>
                <table:data-pilot-member table:name="65527" table:display="true" table:show-details="true"/>
                <table:data-pilot-member table:name="65530" table:display="true" table:show-details="true"/>
                <table:data-pilot-member table:name="65540" table:display="true" table:show-details="true"/>
                <table:data-pilot-member table:name="65543" table:display="true" table:show-details="true"/>
                <table:data-pilot-member table:name="65545" table:display="true" table:show-details="true"/>
                <table:data-pilot-member table:name="65547" table:display="true" table:show-details="true"/>
                <table:data-pilot-member table:name="65554" table:display="true" table:show-details="true"/>
                <table:data-pilot-member table:name="65559" table:display="true" table:show-details="true"/>
                <table:data-pilot-member table:name="65571" table:display="true" table:show-details="true"/>
                <table:data-pilot-member table:name="65580" table:display="true" table:show-details="true"/>
                <table:data-pilot-member table:name="65585" table:display="true" table:show-details="true"/>
                <table:data-pilot-member table:name="65592" table:display="true" table:show-details="true"/>
                <table:data-pilot-member table:name="65599" table:display="true" table:show-details="true"/>
                <table:data-pilot-member table:name="65613" table:display="true" table:show-details="true"/>
                <table:data-pilot-member table:name="65628" table:display="true" table:show-details="true"/>
                <table:data-pilot-member table:name="65635" table:display="true" table:show-details="true"/>
                <table:data-pilot-member table:name="65636" table:display="true" table:show-details="true"/>
                <table:data-pilot-member table:name="65643" table:display="true" table:show-details="true"/>
                <table:data-pilot-member table:name="65684" table:display="true" table:show-details="true"/>
                <table:data-pilot-member table:name="65685" table:display="true" table:show-details="true"/>
                <table:data-pilot-member table:name="65687" table:display="true" table:show-details="true"/>
                <table:data-pilot-member table:name="65695" table:display="true" table:show-details="true"/>
                <table:data-pilot-member table:name="65697" table:display="true" table:show-details="true"/>
                <table:data-pilot-member table:name="65699" table:display="true" table:show-details="true"/>
                <table:data-pilot-member table:name="65713" table:display="true" table:show-details="true"/>
                <table:data-pilot-member table:name="65724" table:display="true" table:show-details="true"/>
                <table:data-pilot-member table:name="65743" table:display="true" table:show-details="true"/>
                <table:data-pilot-member table:name="65744" table:display="true" table:show-details="true"/>
                <table:data-pilot-member table:name="65747" table:display="true" table:show-details="true"/>
                <table:data-pilot-member table:name="65749" table:display="true" table:show-details="true"/>
                <table:data-pilot-member table:name="65759" table:display="true" table:show-details="true"/>
                <table:data-pilot-member table:name="65764" table:display="true" table:show-details="true"/>
                <table:data-pilot-member table:name="65776" table:display="true" table:show-details="true"/>
                <table:data-pilot-member table:name="65787" table:display="true" table:show-details="true"/>
                <table:data-pilot-member table:name="65799" table:display="true" table:show-details="true"/>
                <table:data-pilot-member table:name="65803" table:display="true" table:show-details="true"/>
                <table:data-pilot-member table:name="65806" table:display="true" table:show-details="true"/>
                <table:data-pilot-member table:name="65809" table:display="true" table:show-details="true"/>
                <table:data-pilot-member table:name="65813" table:display="true" table:show-details="true"/>
                <table:data-pilot-member table:name="65828" table:display="true" table:show-details="true"/>
                <table:data-pilot-member table:name="65832" table:display="true" table:show-details="true"/>
                <table:data-pilot-member table:name="65852" table:display="true" table:show-details="true"/>
                <table:data-pilot-member table:name="65857" table:display="true" table:show-details="true"/>
                <table:data-pilot-member table:name="65868" table:display="true" table:show-details="true"/>
                <table:data-pilot-member table:name="65873" table:display="true" table:show-details="true"/>
                <table:data-pilot-member table:name="65874" table:display="true" table:show-details="true"/>
                <table:data-pilot-member table:name="65894" table:display="true" table:show-details="true"/>
                <table:data-pilot-member table:name="65909" table:display="true" table:show-details="true"/>
                <table:data-pilot-member table:name="65910" table:display="true" table:show-details="true"/>
                <table:data-pilot-member table:name="65919" table:display="true" table:show-details="true"/>
                <table:data-pilot-member table:name="65927" table:display="true" table:show-details="true"/>
                <table:data-pilot-member table:name="65928" table:display="true" table:show-details="true"/>
                <table:data-pilot-member table:name="65941" table:display="true" table:show-details="true"/>
                <table:data-pilot-member table:name="65942" table:display="true" table:show-details="true"/>
                <table:data-pilot-member table:name="65951" table:display="true" table:show-details="true"/>
                <table:data-pilot-member table:name="65952" table:display="true" table:show-details="true"/>
                <table:data-pilot-member table:name="65960" table:display="true" table:show-details="true"/>
                <table:data-pilot-member table:name="65963" table:display="true" table:show-details="true"/>
                <table:data-pilot-member table:name="65982" table:display="true" table:show-details="true"/>
                <table:data-pilot-member table:name="65983" table:display="true" table:show-details="true"/>
                <table:data-pilot-member table:name="65993" table:display="true" table:show-details="true"/>
                <table:data-pilot-member table:name="66022" table:display="true" table:show-details="true"/>
                <table:data-pilot-member table:name="66035" table:display="true" table:show-details="true"/>
                <table:data-pilot-member table:name="66038" table:display="true" table:show-details="true"/>
                <table:data-pilot-member table:name="66043" table:display="true" table:show-details="true"/>
                <table:data-pilot-member table:name="66045" table:display="true" table:show-details="true"/>
                <table:data-pilot-member table:name="66049" table:display="true" table:show-details="true"/>
                <table:data-pilot-member table:name="66064" table:display="true" table:show-details="true"/>
                <table:data-pilot-member table:name="66069" table:display="true" table:show-details="true"/>
                <table:data-pilot-member table:name="66085" table:display="true" table:show-details="true"/>
                <table:data-pilot-member table:name="66096" table:display="true" table:show-details="true"/>
                <table:data-pilot-member table:name="66123" table:display="true" table:show-details="true"/>
                <table:data-pilot-member table:name="66134" table:display="true" table:show-details="true"/>
                <table:data-pilot-member table:name="66138" table:display="true" table:show-details="true"/>
                <table:data-pilot-member table:name="66144" table:display="true" table:show-details="true"/>
                <table:data-pilot-member table:name="66146" table:display="true" table:show-details="true"/>
                <table:data-pilot-member table:name="66148" table:display="true" table:show-details="true"/>
                <table:data-pilot-member table:name="66149" table:display="true" table:show-details="true"/>
                <table:data-pilot-member table:name="66153" table:display="true" table:show-details="true"/>
                <table:data-pilot-member table:name="66155" table:display="true" table:show-details="true"/>
                <table:data-pilot-member table:name="66162" table:display="true" table:show-details="true"/>
                <table:data-pilot-member table:name="66168" table:display="true" table:show-details="true"/>
                <table:data-pilot-member table:name="66170" table:display="true" table:show-details="true"/>
                <table:data-pilot-member table:name="66181" table:display="true" table:show-details="true"/>
                <table:data-pilot-member table:name="66184" table:display="true" table:show-details="true"/>
                <table:data-pilot-member table:name="66187" table:display="true" table:show-details="true"/>
                <table:data-pilot-member table:name="66202" table:display="true" table:show-details="true"/>
                <table:data-pilot-member table:name="66206" table:display="true" table:show-details="true"/>
                <table:data-pilot-member table:name="66208" table:display="true" table:show-details="true"/>
                <table:data-pilot-member table:name="66226" table:display="true" table:show-details="true"/>
                <table:data-pilot-member table:name="66237" table:display="true" table:show-details="true"/>
                <table:data-pilot-member table:name="66239" table:display="true" table:show-details="true"/>
                <table:data-pilot-member table:name="66250" table:display="true" table:show-details="true"/>
                <table:data-pilot-member table:name="66252" table:display="true" table:show-details="true"/>
                <table:data-pilot-member table:name="66275" table:display="true" table:show-details="true"/>
                <table:data-pilot-member table:name="66280" table:display="true" table:show-details="true"/>
                <table:data-pilot-member table:name="66281" table:display="true" table:show-details="true"/>
                <table:data-pilot-member table:name="66282" table:display="true" table:show-details="true"/>
                <table:data-pilot-member table:name="66292" table:display="true" table:show-details="true"/>
                <table:data-pilot-member table:name="66294" table:display="true" table:show-details="true"/>
                <table:data-pilot-member table:name="66295" table:display="true" table:show-details="true"/>
                <table:data-pilot-member table:name="66303" table:display="true" table:show-details="true"/>
                <table:data-pilot-member table:name="66316" table:display="true" table:show-details="true"/>
                <table:data-pilot-member table:name="66324" table:display="true" table:show-details="true"/>
                <table:data-pilot-member table:name="66348" table:display="true" table:show-details="true"/>
                <table:data-pilot-member table:name="66350" table:display="true" table:show-details="true"/>
                <table:data-pilot-member table:name="66364" table:display="true" table:show-details="true"/>
                <table:data-pilot-member table:name="66370" table:display="true" table:show-details="true"/>
                <table:data-pilot-member table:name="66377" table:display="true" table:show-details="true"/>
                <table:data-pilot-member table:name="66379" table:display="true" table:show-details="true"/>
                <table:data-pilot-member table:name="66380" table:display="true" table:show-details="true"/>
                <table:data-pilot-member table:name="66392" table:display="true" table:show-details="true"/>
                <table:data-pilot-member table:name="66429" table:display="true" table:show-details="true"/>
                <table:data-pilot-member table:name="66431" table:display="true" table:show-details="true"/>
                <table:data-pilot-member table:name="66437" table:display="true" table:show-details="true"/>
                <table:data-pilot-member table:name="66441" table:display="true" table:show-details="true"/>
                <table:data-pilot-member table:name="66443" table:display="true" table:show-details="true"/>
                <table:data-pilot-member table:name="66444" table:display="true" table:show-details="true"/>
                <table:data-pilot-member table:name="66464" table:display="true" table:show-details="true"/>
                <table:data-pilot-member table:name="66470" table:display="true" table:show-details="true"/>
                <table:data-pilot-member table:name="66472" table:display="true" table:show-details="true"/>
                <table:data-pilot-member table:name="66475" table:display="true" table:show-details="true"/>
                <table:data-pilot-member table:name="66488" table:display="true" table:show-details="true"/>
                <table:data-pilot-member table:name="66505" table:display="true" table:show-details="true"/>
                <table:data-pilot-member table:name="66510" table:display="true" table:show-details="true"/>
                <table:data-pilot-member table:name="66536" table:display="true" table:show-details="true"/>
                <table:data-pilot-member table:name="66541" table:display="true" table:show-details="true"/>
                <table:data-pilot-member table:name="66548" table:display="true" table:show-details="true"/>
                <table:data-pilot-member table:name="66564" table:display="true" table:show-details="true"/>
                <table:data-pilot-member table:name="66570" table:display="true" table:show-details="true"/>
                <table:data-pilot-member table:name="66582" table:display="true" table:show-details="true"/>
                <table:data-pilot-member table:name="66588" table:display="true" table:show-details="true"/>
                <table:data-pilot-member table:name="66602" table:display="true" table:show-details="true"/>
                <table:data-pilot-member table:name="66605" table:display="true" table:show-details="true"/>
                <table:data-pilot-member table:name="66606" table:display="true" table:show-details="true"/>
                <table:data-pilot-member table:name="66611" table:display="true" table:show-details="true"/>
                <table:data-pilot-member table:name="66625" table:display="true" table:show-details="true"/>
                <table:data-pilot-member table:name="66626" table:display="true" table:show-details="true"/>
                <table:data-pilot-member table:name="66639" table:display="true" table:show-details="true"/>
                <table:data-pilot-member table:name="66645" table:display="true" table:show-details="true"/>
                <table:data-pilot-member table:name="66655" table:display="true" table:show-details="true"/>
                <table:data-pilot-member table:name="66667" table:display="true" table:show-details="true"/>
                <table:data-pilot-member table:name="66673" table:display="true" table:show-details="true"/>
                <table:data-pilot-member table:name="66674" table:display="true" table:show-details="true"/>
                <table:data-pilot-member table:name="66678" table:display="true" table:show-details="true"/>
                <table:data-pilot-member table:name="66695" table:display="true" table:show-details="true"/>
                <table:data-pilot-member table:name="66697" table:display="true" table:show-details="true"/>
                <table:data-pilot-member table:name="66702" table:display="true" table:show-details="true"/>
                <table:data-pilot-member table:name="66712" table:display="true" table:show-details="true"/>
                <table:data-pilot-member table:name="66715" table:display="true" table:show-details="true"/>
                <table:data-pilot-member table:name="66717" table:display="true" table:show-details="true"/>
                <table:data-pilot-member table:name="66718" table:display="true" table:show-details="true"/>
                <table:data-pilot-member table:name="66754" table:display="true" table:show-details="true"/>
                <table:data-pilot-member table:name="66757" table:display="true" table:show-details="true"/>
                <table:data-pilot-member table:name="66765" table:display="true" table:show-details="true"/>
                <table:data-pilot-member table:name="66771" table:display="true" table:show-details="true"/>
                <table:data-pilot-member table:name="66775" table:display="true" table:show-details="true"/>
                <table:data-pilot-member table:name="66784" table:display="true" table:show-details="true"/>
                <table:data-pilot-member table:name="66789" table:display="true" table:show-details="true"/>
                <table:data-pilot-member table:name="66795" table:display="true" table:show-details="true"/>
                <table:data-pilot-member table:name="66818" table:display="true" table:show-details="true"/>
                <table:data-pilot-member table:name="66820" table:display="true" table:show-details="true"/>
                <table:data-pilot-member table:name="66828" table:display="true" table:show-details="true"/>
                <table:data-pilot-member table:name="66839" table:display="true" table:show-details="true"/>
                <table:data-pilot-member table:name="66846" table:display="true" table:show-details="true"/>
                <table:data-pilot-member table:name="66847" table:display="true" table:show-details="true"/>
                <table:data-pilot-member table:name="66849" table:display="true" table:show-details="true"/>
                <table:data-pilot-member table:name="66851" table:display="true" table:show-details="true"/>
                <table:data-pilot-member table:name="66886" table:display="true" table:show-details="true"/>
                <table:data-pilot-member table:name="66897" table:display="true" table:show-details="true"/>
                <table:data-pilot-member table:name="66901" table:display="true" table:show-details="true"/>
                <table:data-pilot-member table:name="66904" table:display="true" table:show-details="true"/>
                <table:data-pilot-member table:name="66908" table:display="true" table:show-details="true"/>
                <table:data-pilot-member table:name="66911" table:display="true" table:show-details="true"/>
                <table:data-pilot-member table:name="66914" table:display="true" table:show-details="true"/>
                <table:data-pilot-member table:name="66921" table:display="true" table:show-details="true"/>
                <table:data-pilot-member table:name="66924" table:display="true" table:show-details="true"/>
                <table:data-pilot-member table:name="66933" table:display="true" table:show-details="true"/>
                <table:data-pilot-member table:name="66936" table:display="true" table:show-details="true"/>
                <table:data-pilot-member table:name="66938" table:display="true" table:show-details="true"/>
                <table:data-pilot-member table:name="66944" table:display="true" table:show-details="true"/>
                <table:data-pilot-member table:name="66955" table:display="true" table:show-details="true"/>
                <table:data-pilot-member table:name="66964" table:display="true" table:show-details="true"/>
                <table:data-pilot-member table:name="66970" table:display="true" table:show-details="true"/>
                <table:data-pilot-member table:name="66997" table:display="true" table:show-details="true"/>
                <table:data-pilot-member table:name="67005" table:display="true" table:show-details="true"/>
                <table:data-pilot-member table:name="67020" table:display="true" table:show-details="true"/>
                <table:data-pilot-member table:name="67048" table:display="true" table:show-details="true"/>
                <table:data-pilot-member table:name="67056" table:display="true" table:show-details="true"/>
                <table:data-pilot-member table:name="67057" table:display="true" table:show-details="true"/>
                <table:data-pilot-member table:name="67075" table:display="true" table:show-details="true"/>
                <table:data-pilot-member table:name="67092" table:display="true" table:show-details="true"/>
                <table:data-pilot-member table:name="67095" table:display="true" table:show-details="true"/>
                <table:data-pilot-member table:name="67096" table:display="true" table:show-details="true"/>
                <table:data-pilot-member table:name="67098" table:display="true" table:show-details="true"/>
                <table:data-pilot-member table:name="67116" table:display="true" table:show-details="true"/>
                <table:data-pilot-member table:name="67121" table:display="true" table:show-details="true"/>
                <table:data-pilot-member table:name="67130" table:display="true" table:show-details="true"/>
                <table:data-pilot-member table:name="67131" table:display="true" table:show-details="true"/>
                <table:data-pilot-member table:name="67138" table:display="true" table:show-details="true"/>
                <table:data-pilot-member table:name="67141" table:display="true" table:show-details="true"/>
                <table:data-pilot-member table:name="67146" table:display="true" table:show-details="true"/>
                <table:data-pilot-member table:name="67163" table:display="true" table:show-details="true"/>
                <table:data-pilot-member table:name="67164" table:display="true" table:show-details="true"/>
                <table:data-pilot-member table:name="67165" table:display="true" table:show-details="true"/>
                <table:data-pilot-member table:name="67168" table:display="true" table:show-details="true"/>
                <table:data-pilot-member table:name="67173" table:display="true" table:show-details="true"/>
                <table:data-pilot-member table:name="67174" table:display="true" table:show-details="true"/>
                <table:data-pilot-member table:name="67178" table:display="true" table:show-details="true"/>
                <table:data-pilot-member table:name="67181" table:display="true" table:show-details="true"/>
                <table:data-pilot-member table:name="67192" table:display="true" table:show-details="true"/>
                <table:data-pilot-member table:name="67199" table:display="true" table:show-details="true"/>
                <table:data-pilot-member table:name="67215" table:display="true" table:show-details="true"/>
                <table:data-pilot-member table:name="67253" table:display="true" table:show-details="true"/>
                <table:data-pilot-member table:name="67265" table:display="true" table:show-details="true"/>
                <table:data-pilot-member table:name="67267" table:display="true" table:show-details="true"/>
                <table:data-pilot-member table:name="67270" table:display="true" table:show-details="true"/>
                <table:data-pilot-member table:name="67276" table:display="true" table:show-details="true"/>
                <table:data-pilot-member table:name="67277" table:display="true" table:show-details="true"/>
                <table:data-pilot-member table:name="67287" table:display="true" table:show-details="true"/>
                <table:data-pilot-member table:name="67292" table:display="true" table:show-details="true"/>
                <table:data-pilot-member table:name="67295" table:display="true" table:show-details="true"/>
                <table:data-pilot-member table:name="67305" table:display="true" table:show-details="true"/>
                <table:data-pilot-member table:name="67341" table:display="true" table:show-details="true"/>
                <table:data-pilot-member table:name="67347" table:display="true" table:show-details="true"/>
                <table:data-pilot-member table:name="67372" table:display="true" table:show-details="true"/>
                <table:data-pilot-member table:name="67373" table:display="true" table:show-details="true"/>
                <table:data-pilot-member table:name="67385" table:display="true" table:show-details="true"/>
                <table:data-pilot-member table:name="67395" table:display="true" table:show-details="true"/>
                <table:data-pilot-member table:name="67423" table:display="true" table:show-details="true"/>
                <table:data-pilot-member table:name="67424" table:display="true" table:show-details="true"/>
                <table:data-pilot-member table:name="67426" table:display="true" table:show-details="true"/>
                <table:data-pilot-member table:name="67430" table:display="true" table:show-details="true"/>
                <table:data-pilot-member table:name="67439" table:display="true" table:show-details="true"/>
                <table:data-pilot-member table:name="67464" table:display="true" table:show-details="true"/>
                <table:data-pilot-member table:name="67467" table:display="true" table:show-details="true"/>
                <table:data-pilot-member table:name="67484" table:display="true" table:show-details="true"/>
                <table:data-pilot-member table:name="67492" table:display="true" table:show-details="true"/>
                <table:data-pilot-member table:name="67508" table:display="true" table:show-details="true"/>
                <table:data-pilot-member table:name="67516" table:display="true" table:show-details="true"/>
                <table:data-pilot-member table:name="67520" table:display="true" table:show-details="true"/>
                <table:data-pilot-member table:name="67525" table:display="true" table:show-details="true"/>
                <table:data-pilot-member table:name="67528" table:display="true" table:show-details="true"/>
                <table:data-pilot-member table:name="67532" table:display="true" table:show-details="true"/>
                <table:data-pilot-member table:name="67535" table:display="true" table:show-details="true"/>
                <table:data-pilot-member table:name="67546" table:display="true" table:show-details="true"/>
                <table:data-pilot-member table:name="67547" table:display="true" table:show-details="true"/>
                <table:data-pilot-member table:name="67563" table:display="true" table:show-details="true"/>
                <table:data-pilot-member table:name="67565" table:display="true" table:show-details="true"/>
                <table:data-pilot-member table:name="67580" table:display="true" table:show-details="true"/>
                <table:data-pilot-member table:name="67599" table:display="true" table:show-details="true"/>
                <table:data-pilot-member table:name="67607" table:display="true" table:show-details="true"/>
                <table:data-pilot-member table:name="67610" table:display="true" table:show-details="true"/>
                <table:data-pilot-member table:name="67615" table:display="true" table:show-details="true"/>
                <table:data-pilot-member table:name="67619" table:display="true" table:show-details="true"/>
                <table:data-pilot-member table:name="67630" table:display="true" table:show-details="true"/>
                <table:data-pilot-member table:name="67632" table:display="true" table:show-details="true"/>
                <table:data-pilot-member table:name="67633" table:display="true" table:show-details="true"/>
                <table:data-pilot-member table:name="67640" table:display="true" table:show-details="true"/>
                <table:data-pilot-member table:name="67641" table:display="true" table:show-details="true"/>
                <table:data-pilot-member table:name="67649" table:display="true" table:show-details="true"/>
                <table:data-pilot-member table:name="67650" table:display="true" table:show-details="true"/>
                <table:data-pilot-member table:name="67666" table:display="true" table:show-details="true"/>
                <table:data-pilot-member table:name="67676" table:display="true" table:show-details="true"/>
                <table:data-pilot-member table:name="67680" table:display="true" table:show-details="true"/>
                <table:data-pilot-member table:name="67681" table:display="true" table:show-details="true"/>
                <table:data-pilot-member table:name="67683" table:display="true" table:show-details="true"/>
                <table:data-pilot-member table:name="67688" table:display="true" table:show-details="true"/>
                <table:data-pilot-member table:name="67701" table:display="true" table:show-details="true"/>
                <table:data-pilot-member table:name="67705" table:display="true" table:show-details="true"/>
                <table:data-pilot-member table:name="67709" table:display="true" table:show-details="true"/>
                <table:data-pilot-member table:name="67717" table:display="true" table:show-details="true"/>
                <table:data-pilot-member table:name="67721" table:display="true" table:show-details="true"/>
                <table:data-pilot-member table:name="67725" table:display="true" table:show-details="true"/>
                <table:data-pilot-member table:name="67733" table:display="true" table:show-details="true"/>
                <table:data-pilot-member table:name="67735" table:display="true" table:show-details="true"/>
                <table:data-pilot-member table:name="67738" table:display="true" table:show-details="true"/>
                <table:data-pilot-member table:name="67743" table:display="true" table:show-details="true"/>
                <table:data-pilot-member table:name="67745" table:display="true" table:show-details="true"/>
                <table:data-pilot-member table:name="67754" table:display="true" table:show-details="true"/>
                <table:data-pilot-member table:name="67760" table:display="true" table:show-details="true"/>
                <table:data-pilot-member table:name="67765" table:display="true" table:show-details="true"/>
                <table:data-pilot-member table:name="67775" table:display="true" table:show-details="true"/>
                <table:data-pilot-member table:name="67776" table:display="true" table:show-details="true"/>
                <table:data-pilot-member table:name="67783" table:display="true" table:show-details="true"/>
                <table:data-pilot-member table:name="67786" table:display="true" table:show-details="true"/>
                <table:data-pilot-member table:name="67798" table:display="true" table:show-details="true"/>
                <table:data-pilot-member table:name="67814" table:display="true" table:show-details="true"/>
                <table:data-pilot-member table:name="67826" table:display="true" table:show-details="true"/>
                <table:data-pilot-member table:name="67837" table:display="true" table:show-details="true"/>
                <table:data-pilot-member table:name="67845" table:display="true" table:show-details="true"/>
                <table:data-pilot-member table:name="67846" table:display="true" table:show-details="true"/>
                <table:data-pilot-member table:name="67869" table:display="true" table:show-details="true"/>
                <table:data-pilot-member table:name="67880" table:display="true" table:show-details="true"/>
                <table:data-pilot-member table:name="67883" table:display="true" table:show-details="true"/>
                <table:data-pilot-member table:name="67885" table:display="true" table:show-details="true"/>
                <table:data-pilot-member table:name="67888" table:display="true" table:show-details="true"/>
                <table:data-pilot-member table:name="67913" table:display="true" table:show-details="true"/>
                <table:data-pilot-member table:name="67923" table:display="true" table:show-details="true"/>
                <table:data-pilot-member table:name="67927" table:display="true" table:show-details="true"/>
                <table:data-pilot-member table:name="67934" table:display="true" table:show-details="true"/>
                <table:data-pilot-member table:name="67935" table:display="true" table:show-details="true"/>
                <table:data-pilot-member table:name="67943" table:display="true" table:show-details="true"/>
                <table:data-pilot-member table:name="67944" table:display="true" table:show-details="true"/>
                <table:data-pilot-member table:name="67945" table:display="true" table:show-details="true"/>
                <table:data-pilot-member table:name="67948" table:display="true" table:show-details="true"/>
                <table:data-pilot-member table:name="67950" table:display="true" table:show-details="true"/>
                <table:data-pilot-member table:name="67960" table:display="true" table:show-details="true"/>
                <table:data-pilot-member table:name="67962" table:display="true" table:show-details="true"/>
                <table:data-pilot-member table:name="67964" table:display="true" table:show-details="true"/>
                <table:data-pilot-member table:name="67965" table:display="true" table:show-details="true"/>
                <table:data-pilot-member table:name="67967" table:display="true" table:show-details="true"/>
                <table:data-pilot-member table:name="67974" table:display="true" table:show-details="true"/>
                <table:data-pilot-member table:name="67975" table:display="true" table:show-details="true"/>
                <table:data-pilot-member table:name="67979" table:display="true" table:show-details="true"/>
                <table:data-pilot-member table:name="67986" table:display="true" table:show-details="true"/>
                <table:data-pilot-member table:name="67998" table:display="true" table:show-details="true"/>
                <table:data-pilot-member table:name="68001" table:display="true" table:show-details="true"/>
                <table:data-pilot-member table:name="68002" table:display="true" table:show-details="true"/>
                <table:data-pilot-member table:name="68023" table:display="true" table:show-details="true"/>
                <table:data-pilot-member table:name="68028" table:display="true" table:show-details="true"/>
                <table:data-pilot-member table:name="68031" table:display="true" table:show-details="true"/>
                <table:data-pilot-member table:name="68051" table:display="true" table:show-details="true"/>
                <table:data-pilot-member table:name="68056" table:display="true" table:show-details="true"/>
                <table:data-pilot-member table:name="68063" table:display="true" table:show-details="true"/>
                <table:data-pilot-member table:name="68066" table:display="true" table:show-details="true"/>
                <table:data-pilot-member table:name="68068" table:display="true" table:show-details="true"/>
                <table:data-pilot-member table:name="68069" table:display="true" table:show-details="true"/>
                <table:data-pilot-member table:name="68082" table:display="true" table:show-details="true"/>
                <table:data-pilot-member table:name="68096" table:display="true" table:show-details="true"/>
                <table:data-pilot-member table:name="68101" table:display="true" table:show-details="true"/>
                <table:data-pilot-member table:name="68109" table:display="true" table:show-details="true"/>
                <table:data-pilot-member table:name="68117" table:display="true" table:show-details="true"/>
                <table:data-pilot-member table:name="68120" table:display="true" table:show-details="true"/>
                <table:data-pilot-member table:name="68130" table:display="true" table:show-details="true"/>
                <table:data-pilot-member table:name="68137" table:display="true" table:show-details="true"/>
                <table:data-pilot-member table:name="68150" table:display="true" table:show-details="true"/>
                <table:data-pilot-member table:name="68153" table:display="true" table:show-details="true"/>
                <table:data-pilot-member table:name="68169" table:display="true" table:show-details="true"/>
                <table:data-pilot-member table:name="68182" table:display="true" table:show-details="true"/>
                <table:data-pilot-member table:name="68191" table:display="true" table:show-details="true"/>
                <table:data-pilot-member table:name="68195" table:display="true" table:show-details="true"/>
                <table:data-pilot-member table:name="68208" table:display="true" table:show-details="true"/>
                <table:data-pilot-member table:name="68229" table:display="true" table:show-details="true"/>
                <table:data-pilot-member table:name="68230" table:display="true" table:show-details="true"/>
                <table:data-pilot-member table:name="68257" table:display="true" table:show-details="true"/>
                <table:data-pilot-member table:name="68270" table:display="true" table:show-details="true"/>
                <table:data-pilot-member table:name="68280" table:display="true" table:show-details="true"/>
                <table:data-pilot-member table:name="68284" table:display="true" table:show-details="true"/>
                <table:data-pilot-member table:name="68285" table:display="true" table:show-details="true"/>
                <table:data-pilot-member table:name="68288" table:display="true" table:show-details="true"/>
                <table:data-pilot-member table:name="68304" table:display="true" table:show-details="true"/>
                <table:data-pilot-member table:name="68317" table:display="true" table:show-details="true"/>
                <table:data-pilot-member table:name="68327" table:display="true" table:show-details="true"/>
                <table:data-pilot-member table:name="68341" table:display="true" table:show-details="true"/>
                <table:data-pilot-member table:name="68346" table:display="true" table:show-details="true"/>
                <table:data-pilot-member table:name="68349" table:display="true" table:show-details="true"/>
                <table:data-pilot-member table:name="68361" table:display="true" table:show-details="true"/>
                <table:data-pilot-member table:name="68363" table:display="true" table:show-details="true"/>
                <table:data-pilot-member table:name="68375" table:display="true" table:show-details="true"/>
                <table:data-pilot-member table:name="68391" table:display="true" table:show-details="true"/>
                <table:data-pilot-member table:name="68422" table:display="true" table:show-details="true"/>
                <table:data-pilot-member table:name="68435" table:display="true" table:show-details="true"/>
                <table:data-pilot-member table:name="68437" table:display="true" table:show-details="true"/>
                <table:data-pilot-member table:name="68440" table:display="true" table:show-details="true"/>
                <table:data-pilot-member table:name="68442" table:display="true" table:show-details="true"/>
                <table:data-pilot-member table:name="68445" table:display="true" table:show-details="true"/>
                <table:data-pilot-member table:name="68463" table:display="true" table:show-details="true"/>
                <table:data-pilot-member table:name="68472" table:display="true" table:show-details="true"/>
                <table:data-pilot-member table:name="68474" table:display="true" table:show-details="true"/>
                <table:data-pilot-member table:name="68486" table:display="true" table:show-details="true"/>
                <table:data-pilot-member table:name="68509" table:display="true" table:show-details="true"/>
                <table:data-pilot-member table:name="68519" table:display="true" table:show-details="true"/>
                <table:data-pilot-member table:name="68521" table:display="true" table:show-details="true"/>
                <table:data-pilot-member table:name="68527" table:display="true" table:show-details="true"/>
                <table:data-pilot-member table:name="68530" table:display="true" table:show-details="true"/>
                <table:data-pilot-member table:name="68533" table:display="true" table:show-details="true"/>
                <table:data-pilot-member table:name="68538" table:display="true" table:show-details="true"/>
                <table:data-pilot-member table:name="68544" table:display="true" table:show-details="true"/>
                <table:data-pilot-member table:name="68549" table:display="true" table:show-details="true"/>
                <table:data-pilot-member table:name="68583" table:display="true" table:show-details="true"/>
                <table:data-pilot-member table:name="68588" table:display="true" table:show-details="true"/>
                <table:data-pilot-member table:name="68590" table:display="true" table:show-details="true"/>
                <table:data-pilot-member table:name="68592" table:display="true" table:show-details="true"/>
                <table:data-pilot-member table:name="68611" table:display="true" table:show-details="true"/>
                <table:data-pilot-member table:name="68613" table:display="true" table:show-details="true"/>
                <table:data-pilot-member table:name="68632" table:display="true" table:show-details="true"/>
                <table:data-pilot-member table:name="68642" table:display="true" table:show-details="true"/>
                <table:data-pilot-member table:name="68649" table:display="true" table:show-details="true"/>
                <table:data-pilot-member table:name="68654" table:display="true" table:show-details="true"/>
                <table:data-pilot-member table:name="68668" table:display="true" table:show-details="true"/>
                <table:data-pilot-member table:name="68674" table:display="true" table:show-details="true"/>
                <table:data-pilot-member table:name="68682" table:display="true" table:show-details="true"/>
                <table:data-pilot-member table:name="68692" table:display="true" table:show-details="true"/>
                <table:data-pilot-member table:name="68707" table:display="true" table:show-details="true"/>
                <table:data-pilot-member table:name="68711" table:display="true" table:show-details="true"/>
                <table:data-pilot-member table:name="68718" table:display="true" table:show-details="true"/>
                <table:data-pilot-member table:name="68719" table:display="true" table:show-details="true"/>
                <table:data-pilot-member table:name="68730" table:display="true" table:show-details="true"/>
                <table:data-pilot-member table:name="68754" table:display="true" table:show-details="true"/>
                <table:data-pilot-member table:name="68763" table:display="true" table:show-details="true"/>
                <table:data-pilot-member table:name="68772" table:display="true" table:show-details="true"/>
                <table:data-pilot-member table:name="68783" table:display="true" table:show-details="true"/>
                <table:data-pilot-member table:name="68789" table:display="true" table:show-details="true"/>
                <table:data-pilot-member table:name="68804" table:display="true" table:show-details="true"/>
                <table:data-pilot-member table:name="68812" table:display="true" table:show-details="true"/>
                <table:data-pilot-member table:name="68827" table:display="true" table:show-details="true"/>
                <table:data-pilot-member table:name="68828" table:display="true" table:show-details="true"/>
                <table:data-pilot-member table:name="68834" table:display="true" table:show-details="true"/>
                <table:data-pilot-member table:name="68844" table:display="true" table:show-details="true"/>
                <table:data-pilot-member table:name="68846" table:display="true" table:show-details="true"/>
                <table:data-pilot-member table:name="68852" table:display="true" table:show-details="true"/>
                <table:data-pilot-member table:name="68855" table:display="true" table:show-details="true"/>
                <table:data-pilot-member table:name="68864" table:display="true" table:show-details="true"/>
                <table:data-pilot-member table:name="68872" table:display="true" table:show-details="true"/>
                <table:data-pilot-member table:name="68877" table:display="true" table:show-details="true"/>
                <table:data-pilot-member table:name="68884" table:display="true" table:show-details="true"/>
                <table:data-pilot-member table:name="68886" table:display="true" table:show-details="true"/>
                <table:data-pilot-member table:name="68891" table:display="true" table:show-details="true"/>
                <table:data-pilot-member table:name="68913" table:display="true" table:show-details="true"/>
                <table:data-pilot-member table:name="68918" table:display="true" table:show-details="true"/>
                <table:data-pilot-member table:name="68920" table:display="true" table:show-details="true"/>
                <table:data-pilot-member table:name="68933" table:display="true" table:show-details="true"/>
                <table:data-pilot-member table:name="68939" table:display="true" table:show-details="true"/>
                <table:data-pilot-member table:name="68950" table:display="true" table:show-details="true"/>
                <table:data-pilot-member table:name="68962" table:display="true" table:show-details="true"/>
                <table:data-pilot-member table:name="68966" table:display="true" table:show-details="true"/>
                <table:data-pilot-member table:name="68969" table:display="true" table:show-details="true"/>
                <table:data-pilot-member table:name="68971" table:display="true" table:show-details="true"/>
                <table:data-pilot-member table:name="68983" table:display="true" table:show-details="true"/>
                <table:data-pilot-member table:name="68992" table:display="true" table:show-details="true"/>
                <table:data-pilot-member table:name="68995" table:display="true" table:show-details="true"/>
                <table:data-pilot-member table:name="69003" table:display="true" table:show-details="true"/>
                <table:data-pilot-member table:name="69004" table:display="true" table:show-details="true"/>
                <table:data-pilot-member table:name="69007" table:display="true" table:show-details="true"/>
                <table:data-pilot-member table:name="69008" table:display="true" table:show-details="true"/>
                <table:data-pilot-member table:name="69012" table:display="true" table:show-details="true"/>
                <table:data-pilot-member table:name="69019" table:display="true" table:show-details="true"/>
                <table:data-pilot-member table:name="69021" table:display="true" table:show-details="true"/>
                <table:data-pilot-member table:name="69040" table:display="true" table:show-details="true"/>
                <table:data-pilot-member table:name="69043" table:display="true" table:show-details="true"/>
                <table:data-pilot-member table:name="69045" table:display="true" table:show-details="true"/>
                <table:data-pilot-member table:name="69046" table:display="true" table:show-details="true"/>
                <table:data-pilot-member table:name="69063" table:display="true" table:show-details="true"/>
                <table:data-pilot-member table:name="69066" table:display="true" table:show-details="true"/>
                <table:data-pilot-member table:name="69069" table:display="true" table:show-details="true"/>
                <table:data-pilot-member table:name="69080" table:display="true" table:show-details="true"/>
                <table:data-pilot-member table:name="69087" table:display="true" table:show-details="true"/>
                <table:data-pilot-member table:name="69088" table:display="true" table:show-details="true"/>
                <table:data-pilot-member table:name="69094" table:display="true" table:show-details="true"/>
                <table:data-pilot-member table:name="69096" table:display="true" table:show-details="true"/>
                <table:data-pilot-member table:name="69122" table:display="true" table:show-details="true"/>
                <table:data-pilot-member table:name="69123" table:display="true" table:show-details="true"/>
                <table:data-pilot-member table:name="69129" table:display="true" table:show-details="true"/>
                <table:data-pilot-member table:name="69132" table:display="true" table:show-details="true"/>
                <table:data-pilot-member table:name="69140" table:display="true" table:show-details="true"/>
                <table:data-pilot-member table:name="69150" table:display="true" table:show-details="true"/>
                <table:data-pilot-member table:name="69151" table:display="true" table:show-details="true"/>
                <table:data-pilot-member table:name="69155" table:display="true" table:show-details="true"/>
                <table:data-pilot-member table:name="69163" table:display="true" table:show-details="true"/>
                <table:data-pilot-member table:name="69185" table:display="true" table:show-details="true"/>
                <table:data-pilot-member table:name="69199" table:display="true" table:show-details="true"/>
                <table:data-pilot-member table:name="69217" table:display="true" table:show-details="true"/>
                <table:data-pilot-member table:name="69224" table:display="true" table:show-details="true"/>
                <table:data-pilot-member table:name="69235" table:display="true" table:show-details="true"/>
                <table:data-pilot-member table:name="69241" table:display="true" table:show-details="true"/>
                <table:data-pilot-member table:name="69245" table:display="true" table:show-details="true"/>
                <table:data-pilot-member table:name="69252" table:display="true" table:show-details="true"/>
                <table:data-pilot-member table:name="69254" table:display="true" table:show-details="true"/>
                <table:data-pilot-member table:name="69256" table:display="true" table:show-details="true"/>
                <table:data-pilot-member table:name="69264" table:display="true" table:show-details="true"/>
                <table:data-pilot-member table:name="69278" table:display="true" table:show-details="true"/>
                <table:data-pilot-member table:name="69280" table:display="true" table:show-details="true"/>
                <table:data-pilot-member table:name="69293" table:display="true" table:show-details="true"/>
                <table:data-pilot-member table:name="69313" table:display="true" table:show-details="true"/>
                <table:data-pilot-member table:name="69314" table:display="true" table:show-details="true"/>
                <table:data-pilot-member table:name="69315" table:display="true" table:show-details="true"/>
                <table:data-pilot-member table:name="69320" table:display="true" table:show-details="true"/>
                <table:data-pilot-member table:name="69327" table:display="true" table:show-details="true"/>
                <table:data-pilot-member table:name="69333" table:display="true" table:show-details="true"/>
                <table:data-pilot-member table:name="69334" table:display="true" table:show-details="true"/>
                <table:data-pilot-member table:name="69340" table:display="true" table:show-details="true"/>
                <table:data-pilot-member table:name="69348" table:display="true" table:show-details="true"/>
                <table:data-pilot-member table:name="69351" table:display="true" table:show-details="true"/>
                <table:data-pilot-member table:name="69356" table:display="true" table:show-details="true"/>
                <table:data-pilot-member table:name="69357" table:display="true" table:show-details="true"/>
                <table:data-pilot-member table:name="69378" table:display="true" table:show-details="true"/>
                <table:data-pilot-member table:name="69384" table:display="true" table:show-details="true"/>
                <table:data-pilot-member table:name="69386" table:display="true" table:show-details="true"/>
                <table:data-pilot-member table:name="69395" table:display="true" table:show-details="true"/>
                <table:data-pilot-member table:name="69404" table:display="true" table:show-details="true"/>
                <table:data-pilot-member table:name="69409" table:display="true" table:show-details="true"/>
                <table:data-pilot-member table:name="69414" table:display="true" table:show-details="true"/>
                <table:data-pilot-member table:name="69442" table:display="true" table:show-details="true"/>
                <table:data-pilot-member table:name="69466" table:display="true" table:show-details="true"/>
                <table:data-pilot-member table:name="69470" table:display="true" table:show-details="true"/>
                <table:data-pilot-member table:name="69477" table:display="true" table:show-details="true"/>
                <table:data-pilot-member table:name="69483" table:display="true" table:show-details="true"/>
                <table:data-pilot-member table:name="69489" table:display="true" table:show-details="true"/>
                <table:data-pilot-member table:name="69499" table:display="true" table:show-details="true"/>
                <table:data-pilot-member table:name="69510" table:display="true" table:show-details="true"/>
                <table:data-pilot-member table:name="69532" table:display="true" table:show-details="true"/>
                <table:data-pilot-member table:name="69541" table:display="true" table:show-details="true"/>
                <table:data-pilot-member table:name="69552" table:display="true" table:show-details="true"/>
                <table:data-pilot-member table:name="69567" table:display="true" table:show-details="true"/>
                <table:data-pilot-member table:name="69576" table:display="true" table:show-details="true"/>
                <table:data-pilot-member table:name="69588" table:display="true" table:show-details="true"/>
                <table:data-pilot-member table:name="69593" table:display="true" table:show-details="true"/>
                <table:data-pilot-member table:name="69602" table:display="true" table:show-details="true"/>
                <table:data-pilot-member table:name="69611" table:display="true" table:show-details="true"/>
                <table:data-pilot-member table:name="69620" table:display="true" table:show-details="true"/>
                <table:data-pilot-member table:name="69621" table:display="true" table:show-details="true"/>
                <table:data-pilot-member table:name="69623" table:display="true" table:show-details="true"/>
                <table:data-pilot-member table:name="69628" table:display="true" table:show-details="true"/>
                <table:data-pilot-member table:name="69630" table:display="true" table:show-details="true"/>
                <table:data-pilot-member table:name="69645" table:display="true" table:show-details="true"/>
                <table:data-pilot-member table:name="69652" table:display="true" table:show-details="true"/>
                <table:data-pilot-member table:name="69677" table:display="true" table:show-details="true"/>
                <table:data-pilot-member table:name="69683" table:display="true" table:show-details="true"/>
                <table:data-pilot-member table:name="69684" table:display="true" table:show-details="true"/>
                <table:data-pilot-member table:name="69699" table:display="true" table:show-details="true"/>
                <table:data-pilot-member table:name="69703" table:display="true" table:show-details="true"/>
                <table:data-pilot-member table:name="69713" table:display="true" table:show-details="true"/>
                <table:data-pilot-member table:name="69735" table:display="true" table:show-details="true"/>
                <table:data-pilot-member table:name="69745" table:display="true" table:show-details="true"/>
                <table:data-pilot-member table:name="69764" table:display="true" table:show-details="true"/>
                <table:data-pilot-member table:name="69776" table:display="true" table:show-details="true"/>
                <table:data-pilot-member table:name="69781" table:display="true" table:show-details="true"/>
                <table:data-pilot-member table:name="69791" table:display="true" table:show-details="true"/>
                <table:data-pilot-member table:name="69796" table:display="true" table:show-details="true"/>
                <table:data-pilot-member table:name="69797" table:display="true" table:show-details="true"/>
                <table:data-pilot-member table:name="69798" table:display="true" table:show-details="true"/>
                <table:data-pilot-member table:name="69828" table:display="true" table:show-details="true"/>
                <table:data-pilot-member table:name="69844" table:display="true" table:show-details="true"/>
                <table:data-pilot-member table:name="69848" table:display="true" table:show-details="true"/>
                <table:data-pilot-member table:name="69851" table:display="true" table:show-details="true"/>
                <table:data-pilot-member table:name="69867" table:display="true" table:show-details="true"/>
                <table:data-pilot-member table:name="69870" table:display="true" table:show-details="true"/>
                <table:data-pilot-member table:name="69872" table:display="true" table:show-details="true"/>
                <table:data-pilot-member table:name="69877" table:display="true" table:show-details="true"/>
                <table:data-pilot-member table:name="69881" table:display="true" table:show-details="true"/>
                <table:data-pilot-member table:name="69893" table:display="true" table:show-details="true"/>
                <table:data-pilot-member table:name="69898" table:display="true" table:show-details="true"/>
                <table:data-pilot-member table:name="69907" table:display="true" table:show-details="true"/>
                <table:data-pilot-member table:name="69933" table:display="true" table:show-details="true"/>
                <table:data-pilot-member table:name="69945" table:display="true" table:show-details="true"/>
                <table:data-pilot-member table:name="69951" table:display="true" table:show-details="true"/>
                <table:data-pilot-member table:name="69955" table:display="true" table:show-details="true"/>
                <table:data-pilot-member table:name="69957" table:display="true" table:show-details="true"/>
                <table:data-pilot-member table:name="69972" table:display="true" table:show-details="true"/>
                <table:data-pilot-member table:name="69983" table:display="true" table:show-details="true"/>
                <table:data-pilot-member table:name="69988" table:display="true" table:show-details="true"/>
                <table:data-pilot-member table:name="70006" table:display="true" table:show-details="true"/>
                <table:data-pilot-member table:name="70014" table:display="true" table:show-details="true"/>
                <table:data-pilot-member table:name="70020" table:display="true" table:show-details="true"/>
                <table:data-pilot-member table:name="70026" table:display="true" table:show-details="true"/>
                <table:data-pilot-member table:name="70030" table:display="true" table:show-details="true"/>
                <table:data-pilot-member table:name="70034" table:display="true" table:show-details="true"/>
                <table:data-pilot-member table:name="70045" table:display="true" table:show-details="true"/>
                <table:data-pilot-member table:name="70057" table:display="true" table:show-details="true"/>
                <table:data-pilot-member table:name="70066" table:display="true" table:show-details="true"/>
                <table:data-pilot-member table:name="70070" table:display="true" table:show-details="true"/>
                <table:data-pilot-member table:name="70072" table:display="true" table:show-details="true"/>
                <table:data-pilot-member table:name="70080" table:display="true" table:show-details="true"/>
                <table:data-pilot-member table:name="70090" table:display="true" table:show-details="true"/>
                <table:data-pilot-member table:name="70110" table:display="true" table:show-details="true"/>
                <table:data-pilot-member table:name="70111" table:display="true" table:show-details="true"/>
                <table:data-pilot-member table:name="70112" table:display="true" table:show-details="true"/>
                <table:data-pilot-member table:name="70117" table:display="true" table:show-details="true"/>
                <table:data-pilot-member table:name="70122" table:display="true" table:show-details="true"/>
                <table:data-pilot-member table:name="70130" table:display="true" table:show-details="true"/>
                <table:data-pilot-member table:name="70141" table:display="true" table:show-details="true"/>
                <table:data-pilot-member table:name="70173" table:display="true" table:show-details="true"/>
                <table:data-pilot-member table:name="70180" table:display="true" table:show-details="true"/>
                <table:data-pilot-member table:name="70181" table:display="true" table:show-details="true"/>
                <table:data-pilot-member table:name="70188" table:display="true" table:show-details="true"/>
                <table:data-pilot-member table:name="70225" table:display="true" table:show-details="true"/>
                <table:data-pilot-member table:name="70230" table:display="true" table:show-details="true"/>
                <table:data-pilot-member table:name="70241" table:display="true" table:show-details="true"/>
                <table:data-pilot-member table:name="70262" table:display="true" table:show-details="true"/>
                <table:data-pilot-member table:name="70269" table:display="true" table:show-details="true"/>
                <table:data-pilot-member table:name="70275" table:display="true" table:show-details="true"/>
                <table:data-pilot-member table:name="70283" table:display="true" table:show-details="true"/>
                <table:data-pilot-member table:name="70286" table:display="true" table:show-details="true"/>
                <table:data-pilot-member table:name="70318" table:display="true" table:show-details="true"/>
                <table:data-pilot-member table:name="70354" table:display="true" table:show-details="true"/>
                <table:data-pilot-member table:name="70357" table:display="true" table:show-details="true"/>
                <table:data-pilot-member table:name="70360" table:display="true" table:show-details="true"/>
                <table:data-pilot-member table:name="70363" table:display="true" table:show-details="true"/>
                <table:data-pilot-member table:name="70365" table:display="true" table:show-details="true"/>
                <table:data-pilot-member table:name="70367" table:display="true" table:show-details="true"/>
                <table:data-pilot-member table:name="70384" table:display="true" table:show-details="true"/>
                <table:data-pilot-member table:name="70421" table:display="true" table:show-details="true"/>
                <table:data-pilot-member table:name="70428" table:display="true" table:show-details="true"/>
                <table:data-pilot-member table:name="70437" table:display="true" table:show-details="true"/>
                <table:data-pilot-member table:name="70438" table:display="true" table:show-details="true"/>
                <table:data-pilot-member table:name="70444" table:display="true" table:show-details="true"/>
                <table:data-pilot-member table:name="70454" table:display="true" table:show-details="true"/>
                <table:data-pilot-member table:name="70455" table:display="true" table:show-details="true"/>
                <table:data-pilot-member table:name="70456" table:display="true" table:show-details="true"/>
                <table:data-pilot-member table:name="70473" table:display="true" table:show-details="true"/>
                <table:data-pilot-member table:name="70523" table:display="true" table:show-details="true"/>
                <table:data-pilot-member table:name="70529" table:display="true" table:show-details="true"/>
                <table:data-pilot-member table:name="70533" table:display="true" table:show-details="true"/>
                <table:data-pilot-member table:name="70556" table:display="true" table:show-details="true"/>
                <table:data-pilot-member table:name="70563" table:display="true" table:show-details="true"/>
                <table:data-pilot-member table:name="70565" table:display="true" table:show-details="true"/>
                <table:data-pilot-member table:name="70575" table:display="true" table:show-details="true"/>
                <table:data-pilot-member table:name="70581" table:display="true" table:show-details="true"/>
                <table:data-pilot-member table:name="70584" table:display="true" table:show-details="true"/>
                <table:data-pilot-member table:name="70611" table:display="true" table:show-details="true"/>
                <table:data-pilot-member table:name="70619" table:display="true" table:show-details="true"/>
                <table:data-pilot-member table:name="70638" table:display="true" table:show-details="true"/>
                <table:data-pilot-member table:name="70641" table:display="true" table:show-details="true"/>
                <table:data-pilot-member table:name="70646" table:display="true" table:show-details="true"/>
                <table:data-pilot-member table:name="70647" table:display="true" table:show-details="true"/>
                <table:data-pilot-member table:name="70657" table:display="true" table:show-details="true"/>
                <table:data-pilot-member table:name="70659" table:display="true" table:show-details="true"/>
                <table:data-pilot-member table:name="70670" table:display="true" table:show-details="true"/>
                <table:data-pilot-member table:name="70686" table:display="true" table:show-details="true"/>
                <table:data-pilot-member table:name="70702" table:display="true" table:show-details="true"/>
                <table:data-pilot-member table:name="70717" table:display="true" table:show-details="true"/>
                <table:data-pilot-member table:name="70725" table:display="true" table:show-details="true"/>
                <table:data-pilot-member table:name="70734" table:display="true" table:show-details="true"/>
                <table:data-pilot-member table:name="70736" table:display="true" table:show-details="true"/>
                <table:data-pilot-member table:name="70742" table:display="true" table:show-details="true"/>
                <table:data-pilot-member table:name="70755" table:display="true" table:show-details="true"/>
                <table:data-pilot-member table:name="70756" table:display="true" table:show-details="true"/>
                <table:data-pilot-member table:name="70767" table:display="true" table:show-details="true"/>
                <table:data-pilot-member table:name="70774" table:display="true" table:show-details="true"/>
                <table:data-pilot-member table:name="70782" table:display="true" table:show-details="true"/>
                <table:data-pilot-member table:name="70802" table:display="true" table:show-details="true"/>
                <table:data-pilot-member table:name="70806" table:display="true" table:show-details="true"/>
                <table:data-pilot-member table:name="70810" table:display="true" table:show-details="true"/>
                <table:data-pilot-member table:name="70829" table:display="true" table:show-details="true"/>
                <table:data-pilot-member table:name="70839" table:display="true" table:show-details="true"/>
                <table:data-pilot-member table:name="70867" table:display="true" table:show-details="true"/>
                <table:data-pilot-member table:name="70871" table:display="true" table:show-details="true"/>
                <table:data-pilot-member table:name="70873" table:display="true" table:show-details="true"/>
                <table:data-pilot-member table:name="70886" table:display="true" table:show-details="true"/>
                <table:data-pilot-member table:name="70888" table:display="true" table:show-details="true"/>
                <table:data-pilot-member table:name="70899" table:display="true" table:show-details="true"/>
                <table:data-pilot-member table:name="70902" table:display="true" table:show-details="true"/>
                <table:data-pilot-member table:name="70919" table:display="true" table:show-details="true"/>
                <table:data-pilot-member table:name="70923" table:display="true" table:show-details="true"/>
                <table:data-pilot-member table:name="70927" table:display="true" table:show-details="true"/>
                <table:data-pilot-member table:name="70930" table:display="true" table:show-details="true"/>
                <table:data-pilot-member table:name="70938" table:display="true" table:show-details="true"/>
                <table:data-pilot-member table:name="70943" table:display="true" table:show-details="true"/>
                <table:data-pilot-member table:name="70958" table:display="true" table:show-details="true"/>
                <table:data-pilot-member table:name="70967" table:display="true" table:show-details="true"/>
                <table:data-pilot-member table:name="71006" table:display="true" table:show-details="true"/>
                <table:data-pilot-member table:name="71022" table:display="true" table:show-details="true"/>
                <table:data-pilot-member table:name="71030" table:display="true" table:show-details="true"/>
                <table:data-pilot-member table:name="71037" table:display="true" table:show-details="true"/>
                <table:data-pilot-member table:name="71045" table:display="true" table:show-details="true"/>
                <table:data-pilot-member table:name="71046" table:display="true" table:show-details="true"/>
                <table:data-pilot-member table:name="71055" table:display="true" table:show-details="true"/>
                <table:data-pilot-member table:name="71063" table:display="true" table:show-details="true"/>
                <table:data-pilot-member table:name="71066" table:display="true" table:show-details="true"/>
                <table:data-pilot-member table:name="71067" table:display="true" table:show-details="true"/>
                <table:data-pilot-member table:name="71074" table:display="true" table:show-details="true"/>
                <table:data-pilot-member table:name="71086" table:display="true" table:show-details="true"/>
                <table:data-pilot-member table:name="71109" table:display="true" table:show-details="true"/>
                <table:data-pilot-member table:name="71111" table:display="true" table:show-details="true"/>
                <table:data-pilot-member table:name="71113" table:display="true" table:show-details="true"/>
                <table:data-pilot-member table:name="71115" table:display="true" table:show-details="true"/>
                <table:data-pilot-member table:name="71125" table:display="true" table:show-details="true"/>
                <table:data-pilot-member table:name="71154" table:display="true" table:show-details="true"/>
                <table:data-pilot-member table:name="71168" table:display="true" table:show-details="true"/>
                <table:data-pilot-member table:name="71177" table:display="true" table:show-details="true"/>
                <table:data-pilot-member table:name="71187" table:display="true" table:show-details="true"/>
                <table:data-pilot-member table:name="71196" table:display="true" table:show-details="true"/>
                <table:data-pilot-member table:name="71202" table:display="true" table:show-details="true"/>
                <table:data-pilot-member table:name="71220" table:display="true" table:show-details="true"/>
                <table:data-pilot-member table:name="71226" table:display="true" table:show-details="true"/>
                <table:data-pilot-member table:name="71232" table:display="true" table:show-details="true"/>
                <table:data-pilot-member table:name="71233" table:display="true" table:show-details="true"/>
                <table:data-pilot-member table:name="71237" table:display="true" table:show-details="true"/>
                <table:data-pilot-member table:name="71250" table:display="true" table:show-details="true"/>
                <table:data-pilot-member table:name="71258" table:display="true" table:show-details="true"/>
                <table:data-pilot-member table:name="71259" table:display="true" table:show-details="true"/>
                <table:data-pilot-member table:name="71262" table:display="true" table:show-details="true"/>
                <table:data-pilot-member table:name="71266" table:display="true" table:show-details="true"/>
                <table:data-pilot-member table:name="71271" table:display="true" table:show-details="true"/>
                <table:data-pilot-member table:name="71272" table:display="true" table:show-details="true"/>
                <table:data-pilot-member table:name="71274" table:display="true" table:show-details="true"/>
                <table:data-pilot-member table:name="71281" table:display="true" table:show-details="true"/>
                <table:data-pilot-member table:name="71282" table:display="true" table:show-details="true"/>
                <table:data-pilot-member table:name="71292" table:display="true" table:show-details="true"/>
                <table:data-pilot-member table:name="71299" table:display="true" table:show-details="true"/>
                <table:data-pilot-member table:name="71374" table:display="true" table:show-details="true"/>
                <table:data-pilot-member table:name="71375" table:display="true" table:show-details="true"/>
                <table:data-pilot-member table:name="71376" table:display="true" table:show-details="true"/>
                <table:data-pilot-member table:name="71392" table:display="true" table:show-details="true"/>
                <table:data-pilot-member table:name="71407" table:display="true" table:show-details="true"/>
                <table:data-pilot-member table:name="71441" table:display="true" table:show-details="true"/>
                <table:data-pilot-member table:name="71452" table:display="true" table:show-details="true"/>
                <table:data-pilot-member table:name="71456" table:display="true" table:show-details="true"/>
                <table:data-pilot-member table:name="71457" table:display="true" table:show-details="true"/>
                <table:data-pilot-member table:name="71472" table:display="true" table:show-details="true"/>
                <table:data-pilot-member table:name="71476" table:display="true" table:show-details="true"/>
                <table:data-pilot-member table:name="71495" table:display="true" table:show-details="true"/>
                <table:data-pilot-member table:name="71506" table:display="true" table:show-details="true"/>
                <table:data-pilot-member table:name="71534" table:display="true" table:show-details="true"/>
                <table:data-pilot-member table:name="71540" table:display="true" table:show-details="true"/>
                <table:data-pilot-member table:name="71542" table:display="true" table:show-details="true"/>
                <table:data-pilot-member table:name="71544" table:display="true" table:show-details="true"/>
                <table:data-pilot-member table:name="71554" table:display="true" table:show-details="true"/>
                <table:data-pilot-member table:name="71572" table:display="true" table:show-details="true"/>
                <table:data-pilot-member table:name="71574" table:display="true" table:show-details="true"/>
                <table:data-pilot-member table:name="71577" table:display="true" table:show-details="true"/>
                <table:data-pilot-member table:name="71606" table:display="true" table:show-details="true"/>
                <table:data-pilot-member table:name="71613" table:display="true" table:show-details="true"/>
                <table:data-pilot-member table:name="71618" table:display="true" table:show-details="true"/>
                <table:data-pilot-member table:name="71628" table:display="true" table:show-details="true"/>
                <table:data-pilot-member table:name="71635" table:display="true" table:show-details="true"/>
                <table:data-pilot-member table:name="71636" table:display="true" table:show-details="true"/>
                <table:data-pilot-member table:name="71652" table:display="true" table:show-details="true"/>
                <table:data-pilot-member table:name="71693" table:display="true" table:show-details="true"/>
                <table:data-pilot-member table:name="71698" table:display="true" table:show-details="true"/>
                <table:data-pilot-member table:name="71727" table:display="true" table:show-details="true"/>
                <table:data-pilot-member table:name="71748" table:display="true" table:show-details="true"/>
                <table:data-pilot-member table:name="71776" table:display="true" table:show-details="true"/>
                <table:data-pilot-member table:name="71781" table:display="true" table:show-details="true"/>
                <table:data-pilot-member table:name="71792" table:display="true" table:show-details="true"/>
                <table:data-pilot-member table:name="71812" table:display="true" table:show-details="true"/>
                <table:data-pilot-member table:name="71827" table:display="true" table:show-details="true"/>
                <table:data-pilot-member table:name="71842" table:display="true" table:show-details="true"/>
                <table:data-pilot-member table:name="71885" table:display="true" table:show-details="true"/>
                <table:data-pilot-member table:name="71892" table:display="true" table:show-details="true"/>
                <table:data-pilot-member table:name="71917" table:display="true" table:show-details="true"/>
                <table:data-pilot-member table:name="71918" table:display="true" table:show-details="true"/>
                <table:data-pilot-member table:name="71930" table:display="true" table:show-details="true"/>
                <table:data-pilot-member table:name="71953" table:display="true" table:show-details="true"/>
                <table:data-pilot-member table:name="71999" table:display="true" table:show-details="true"/>
                <table:data-pilot-member table:name="72005" table:display="true" table:show-details="true"/>
                <table:data-pilot-member table:name="72009" table:display="true" table:show-details="true"/>
                <table:data-pilot-member table:name="72020" table:display="true" table:show-details="true"/>
                <table:data-pilot-member table:name="72052" table:display="true" table:show-details="true"/>
                <table:data-pilot-member table:name="72061" table:display="true" table:show-details="true"/>
                <table:data-pilot-member table:name="72090" table:display="true" table:show-details="true"/>
                <table:data-pilot-member table:name="72104" table:display="true" table:show-details="true"/>
                <table:data-pilot-member table:name="72108" table:display="true" table:show-details="true"/>
                <table:data-pilot-member table:name="72120" table:display="true" table:show-details="true"/>
                <table:data-pilot-member table:name="72121" table:display="true" table:show-details="true"/>
                <table:data-pilot-member table:name="72128" table:display="true" table:show-details="true"/>
                <table:data-pilot-member table:name="72189" table:display="true" table:show-details="true"/>
                <table:data-pilot-member table:name="72214" table:display="true" table:show-details="true"/>
                <table:data-pilot-member table:name="72240" table:display="true" table:show-details="true"/>
                <table:data-pilot-member table:name="72250" table:display="true" table:show-details="true"/>
                <table:data-pilot-member table:name="72254" table:display="true" table:show-details="true"/>
                <table:data-pilot-member table:name="72276" table:display="true" table:show-details="true"/>
                <table:data-pilot-member table:name="72301" table:display="true" table:show-details="true"/>
                <table:data-pilot-member table:name="72311" table:display="true" table:show-details="true"/>
                <table:data-pilot-member table:name="72324" table:display="true" table:show-details="true"/>
                <table:data-pilot-member table:name="72348" table:display="true" table:show-details="true"/>
                <table:data-pilot-member table:name="72349" table:display="true" table:show-details="true"/>
                <table:data-pilot-member table:name="72370" table:display="true" table:show-details="true"/>
                <table:data-pilot-member table:name="72384" table:display="true" table:show-details="true"/>
                <table:data-pilot-member table:name="72407" table:display="true" table:show-details="true"/>
                <table:data-pilot-member table:name="72414" table:display="true" table:show-details="true"/>
                <table:data-pilot-member table:name="72443" table:display="true" table:show-details="true"/>
                <table:data-pilot-member table:name="72448" table:display="true" table:show-details="true"/>
                <table:data-pilot-member table:name="72469" table:display="true" table:show-details="true"/>
                <table:data-pilot-member table:name="72470" table:display="true" table:show-details="true"/>
                <table:data-pilot-member table:name="72489" table:display="true" table:show-details="true"/>
                <table:data-pilot-member table:name="72495" table:display="true" table:show-details="true"/>
                <table:data-pilot-member table:name="72525" table:display="true" table:show-details="true"/>
                <table:data-pilot-member table:name="72580" table:display="true" table:show-details="true"/>
                <table:data-pilot-member table:name="72671" table:display="true" table:show-details="true"/>
                <table:data-pilot-member table:name="72688" table:display="true" table:show-details="true"/>
                <table:data-pilot-member table:name="72690" table:display="true" table:show-details="true"/>
                <table:data-pilot-member table:name="72750" table:display="true" table:show-details="true"/>
                <table:data-pilot-member table:name="72852" table:display="true" table:show-details="true"/>
                <table:data-pilot-member table:name="72854" table:display="true" table:show-details="true"/>
                <table:data-pilot-member table:name="72907" table:display="true" table:show-details="true"/>
                <table:data-pilot-member table:name="72974" table:display="true" table:show-details="true"/>
                <table:data-pilot-member table:name="72986" table:display="true" table:show-details="true"/>
                <table:data-pilot-member table:name="73008" table:display="true" table:show-details="true"/>
                <table:data-pilot-member table:name="73030" table:display="true" table:show-details="true"/>
                <table:data-pilot-member table:name="73094" table:display="true" table:show-details="true"/>
                <table:data-pilot-member table:name="73103" table:display="true" table:show-details="true"/>
                <table:data-pilot-member table:name="73179" table:display="true" table:show-details="true"/>
                <table:data-pilot-member table:name="73216" table:display="true" table:show-details="true"/>
                <table:data-pilot-member table:name="73254" table:display="true" table:show-details="true"/>
                <table:data-pilot-member table:name="73348" table:display="true" table:show-details="true"/>
                <table:data-pilot-member table:name="73405" table:display="true" table:show-details="true"/>
                <table:data-pilot-member table:name="735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równania" tableooo:display-name="Średnia – porównania-select" table:orientation="data" table:used-hierarchy="0" table:function="average">
            <table:data-pilot-level table:show-empty="false" calcext:repeat-item-labels="false">
              <table:data-pilot-members>
                <table:data-pilot-member table:name="249" table:display="true" table:show-details="true"/>
                <table:data-pilot-member table:name="264" table:display="true" table:show-details="true"/>
                <table:data-pilot-member table:name="318" table:display="true" table:show-details="true"/>
                <table:data-pilot-member table:name="328" table:display="true" table:show-details="true"/>
                <table:data-pilot-member table:name="331" table:display="true" table:show-details="true"/>
                <table:data-pilot-member table:name="334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53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7" table:display="true" table:show-details="true"/>
                <table:data-pilot-member table:name="412" table:display="true" table:show-details="true"/>
                <table:data-pilot-member table:name="514" table:display="true" table:show-details="true"/>
                <table:data-pilot-member table:name="526" table:display="true" table:show-details="true"/>
                <table:data-pilot-member table:name="538" table:display="true" table:show-details="true"/>
                <table:data-pilot-member table:name="543" table:display="true" table:show-details="true"/>
                <table:data-pilot-member table:name="547" table:display="true" table:show-details="true"/>
                <table:data-pilot-member table:name="550" table:display="true" table:show-details="true"/>
                <table:data-pilot-member table:name="552" table:display="true" table:show-details="true"/>
                <table:data-pilot-member table:name="561" table:display="true" table:show-details="true"/>
                <table:data-pilot-member table:name="565" table:display="true" table:show-details="true"/>
                <table:data-pilot-member table:name="568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91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611" table:display="true" table:show-details="true"/>
                <table:data-pilot-member table:name="614" table:display="true" table:show-details="true"/>
                <table:data-pilot-member table:name="617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6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2" table:display="true" table:show-details="true"/>
                <table:data-pilot-member table:name="634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4" table:display="true" table:show-details="true"/>
                <table:data-pilot-member table:name="658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3" table:display="true" table:show-details="true"/>
                <table:data-pilot-member table:name="666" table:display="true" table:show-details="true"/>
                <table:data-pilot-member table:name="669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8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3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9" table:display="true" table:show-details="true"/>
                <table:data-pilot-member table:name="691" table:display="true" table:show-details="true"/>
                <table:data-pilot-member table:name="693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2" table:display="true" table:show-details="true"/>
                <table:data-pilot-member table:name="705" table:display="true" table:show-details="true"/>
                <table:data-pilot-member table:name="717" table:display="true" table:show-details="true"/>
                <table:data-pilot-member table:name="719" table:display="true" table:show-details="true"/>
                <table:data-pilot-member table:name="720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46" table:display="true" table:show-details="true"/>
                <table:data-pilot-member table:name="750" table:display="true" table:show-details="true"/>
                <table:data-pilot-member table:name="753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71" table:display="true" table:show-details="true"/>
                <table:data-pilot-member table:name="794" table:display="true" table:show-details="true"/>
                <table:data-pilot-member table:name="825" table:display="true" table:show-details="true"/>
                <table:data-pilot-member table:name="999" table:display="true" table:show-details="true"/>
                <table:data-pilot-member table:name="1070" table:display="true" table:show-details="true"/>
                <table:data-pilot-member table:name="1076" table:display="true" table:show-details="true"/>
                <table:data-pilot-member table:name="1095" table:display="true" table:show-details="true"/>
                <table:data-pilot-member table:name="1138" table:display="true" table:show-details="true"/>
                <table:data-pilot-member table:name="1148" table:display="true" table:show-details="true"/>
                <table:data-pilot-member table:name="1182" table:display="true" table:show-details="true"/>
                <table:data-pilot-member table:name="1212" table:display="true" table:show-details="true"/>
                <table:data-pilot-member table:name="1221" table:display="true" table:show-details="true"/>
                <table:data-pilot-member table:name="1222" table:display="true" table:show-details="true"/>
                <table:data-pilot-member table:name="1225" table:display="true" table:show-details="true"/>
                <table:data-pilot-member table:name="1233" table:display="true" table:show-details="true"/>
                <table:data-pilot-member table:name="1246" table:display="true" table:show-details="true"/>
                <table:data-pilot-member table:name="1248" table:display="true" table:show-details="true"/>
                <table:data-pilot-member table:name="1250" table:display="true" table:show-details="true"/>
                <table:data-pilot-member table:name="1257" table:display="true" table:show-details="true"/>
                <table:data-pilot-member table:name="1258" table:display="true" table:show-details="true"/>
                <table:data-pilot-member table:name="1265" table:display="true" table:show-details="true"/>
                <table:data-pilot-member table:name="1267" table:display="true" table:show-details="true"/>
                <table:data-pilot-member table:name="1269" table:display="true" table:show-details="true"/>
                <table:data-pilot-member table:name="1270" table:display="true" table:show-details="true"/>
                <table:data-pilot-member table:name="1274" table:display="true" table:show-details="true"/>
                <table:data-pilot-member table:name="1281" table:display="true" table:show-details="true"/>
                <table:data-pilot-member table:name="1283" table:display="true" table:show-details="true"/>
                <table:data-pilot-member table:name="1285" table:display="true" table:show-details="true"/>
                <table:data-pilot-member table:name="1289" table:display="true" table:show-details="true"/>
                <table:data-pilot-member table:name="1295" table:display="true" table:show-details="true"/>
                <table:data-pilot-member table:name="1301" table:display="true" table:show-details="true"/>
                <table:data-pilot-member table:name="1309" table:display="true" table:show-details="true"/>
                <table:data-pilot-member table:name="1311" table:display="true" table:show-details="true"/>
                <table:data-pilot-member table:name="1313" table:display="true" table:show-details="true"/>
                <table:data-pilot-member table:name="1314" table:display="true" table:show-details="true"/>
                <table:data-pilot-member table:name="1322" table:display="true" table:show-details="true"/>
                <table:data-pilot-member table:name="1326" table:display="true" table:show-details="true"/>
                <table:data-pilot-member table:name="1331" table:display="true" table:show-details="true"/>
                <table:data-pilot-member table:name="1341" table:display="true" table:show-details="true"/>
                <table:data-pilot-member table:name="1343" table:display="true" table:show-details="true"/>
                <table:data-pilot-member table:name="1346" table:display="true" table:show-details="true"/>
                <table:data-pilot-member table:name="1347" table:display="true" table:show-details="true"/>
                <table:data-pilot-member table:name="1348" table:display="true" table:show-details="true"/>
                <table:data-pilot-member table:name="1349" table:display="true" table:show-details="true"/>
                <table:data-pilot-member table:name="1352" table:display="true" table:show-details="true"/>
                <table:data-pilot-member table:name="1355" table:display="true" table:show-details="true"/>
                <table:data-pilot-member table:name="1358" table:display="true" table:show-details="true"/>
                <table:data-pilot-member table:name="1359" table:display="true" table:show-details="true"/>
                <table:data-pilot-member table:name="1360" table:display="true" table:show-details="true"/>
                <table:data-pilot-member table:name="1364" table:display="true" table:show-details="true"/>
                <table:data-pilot-member table:name="1366" table:display="true" table:show-details="true"/>
                <table:data-pilot-member table:name="1371" table:display="true" table:show-details="true"/>
                <table:data-pilot-member table:name="1382" table:display="true" table:show-details="true"/>
                <table:data-pilot-member table:name="1383" table:display="true" table:show-details="true"/>
                <table:data-pilot-member table:name="1388" table:display="true" table:show-details="true"/>
                <table:data-pilot-member table:name="1394" table:display="true" table:show-details="true"/>
                <table:data-pilot-member table:name="1395" table:display="true" table:show-details="true"/>
                <table:data-pilot-member table:name="1399" table:display="true" table:show-details="true"/>
                <table:data-pilot-member table:name="1400" table:display="true" table:show-details="true"/>
                <table:data-pilot-member table:name="1408" table:display="true" table:show-details="true"/>
                <table:data-pilot-member table:name="1409" table:display="true" table:show-details="true"/>
                <table:data-pilot-member table:name="1411" table:display="true" table:show-details="true"/>
                <table:data-pilot-member table:name="1412" table:display="true" table:show-details="true"/>
                <table:data-pilot-member table:name="1416" table:display="true" table:show-details="true"/>
                <table:data-pilot-member table:name="1421" table:display="true" table:show-details="true"/>
                <table:data-pilot-member table:name="1423" table:display="true" table:show-details="true"/>
                <table:data-pilot-member table:name="1424" table:display="true" table:show-details="true"/>
                <table:data-pilot-member table:name="1426" table:display="true" table:show-details="true"/>
                <table:data-pilot-member table:name="1442" table:display="true" table:show-details="true"/>
                <table:data-pilot-member table:name="1444" table:display="true" table:show-details="true"/>
                <table:data-pilot-member table:name="1448" table:display="true" table:show-details="true"/>
                <table:data-pilot-member table:name="1450" table:display="true" table:show-details="true"/>
                <table:data-pilot-member table:name="1458" table:display="true" table:show-details="true"/>
                <table:data-pilot-member table:name="1459" table:display="true" table:show-details="true"/>
                <table:data-pilot-member table:name="1461" table:display="true" table:show-details="true"/>
                <table:data-pilot-member table:name="1474" table:display="true" table:show-details="true"/>
                <table:data-pilot-member table:name="1475" table:display="true" table:show-details="true"/>
                <table:data-pilot-member table:name="1476" table:display="true" table:show-details="true"/>
                <table:data-pilot-member table:name="1477" table:display="true" table:show-details="true"/>
                <table:data-pilot-member table:name="1480" table:display="true" table:show-details="true"/>
                <table:data-pilot-member table:name="1505" table:display="true" table:show-details="true"/>
                <table:data-pilot-member table:name="1508" table:display="true" table:show-details="true"/>
                <table:data-pilot-member table:name="1517" table:display="true" table:show-details="true"/>
                <table:data-pilot-member table:name="1526" table:display="true" table:show-details="true"/>
                <table:data-pilot-member table:name="1536" table:display="true" table:show-details="true"/>
                <table:data-pilot-member table:name="1538" table:display="true" table:show-details="true"/>
                <table:data-pilot-member table:name="1570" table:display="true" table:show-details="true"/>
                <table:data-pilot-member table:name="1609" table:display="true" table:show-details="true"/>
                <table:data-pilot-member table:name="1618" table:display="true" table:show-details="true"/>
                <table:data-pilot-member table:name="1681" table:display="true" table:show-details="true"/>
                <table:data-pilot-member table:name="1727" table:display="true" table:show-details="true"/>
                <table:data-pilot-member table:name="1731" table:display="true" table:show-details="true"/>
                <table:data-pilot-member table:name="1747" table:display="true" table:show-details="true"/>
                <table:data-pilot-member table:name="1761" table:display="true" table:show-details="true"/>
                <table:data-pilot-member table:name="1795" table:display="true" table:show-details="true"/>
                <table:data-pilot-member table:name="1811" table:display="true" table:show-details="true"/>
                <table:data-pilot-member table:name="1815" table:display="true" table:show-details="true"/>
                <table:data-pilot-member table:name="1843" table:display="true" table:show-details="true"/>
                <table:data-pilot-member table:name="1851" table:display="true" table:show-details="true"/>
                <table:data-pilot-member table:name="1869" table:display="true" table:show-details="true"/>
                <table:data-pilot-member table:name="1871" table:display="true" table:show-details="true"/>
                <table:data-pilot-member table:name="1874" table:display="true" table:show-details="true"/>
                <table:data-pilot-member table:name="1880" table:display="true" table:show-details="true"/>
                <table:data-pilot-member table:name="1886" table:display="true" table:show-details="true"/>
                <table:data-pilot-member table:name="1888" table:display="true" table:show-details="true"/>
                <table:data-pilot-member table:name="1899" table:display="true" table:show-details="true"/>
                <table:data-pilot-member table:name="1909" table:display="true" table:show-details="true"/>
                <table:data-pilot-member table:name="1912" table:display="true" table:show-details="true"/>
                <table:data-pilot-member table:name="1919" table:display="true" table:show-details="true"/>
                <table:data-pilot-member table:name="1927" table:display="true" table:show-details="true"/>
                <table:data-pilot-member table:name="1929" table:display="true" table:show-details="true"/>
                <table:data-pilot-member table:name="1930" table:display="true" table:show-details="true"/>
                <table:data-pilot-member table:name="1946" table:display="true" table:show-details="true"/>
                <table:data-pilot-member table:name="1958" table:display="true" table:show-details="true"/>
                <table:data-pilot-member table:name="1968" table:display="true" table:show-details="true"/>
                <table:data-pilot-member table:name="1974" table:display="true" table:show-details="true"/>
                <table:data-pilot-member table:name="1975" table:display="true" table:show-details="true"/>
                <table:data-pilot-member table:name="1992" table:display="true" table:show-details="true"/>
                <table:data-pilot-member table:name="2000" table:display="true" table:show-details="true"/>
                <table:data-pilot-member table:name="2004" table:display="true" table:show-details="true"/>
                <table:data-pilot-member table:name="2011" table:display="true" table:show-details="true"/>
                <table:data-pilot-member table:name="2021" table:display="true" table:show-details="true"/>
                <table:data-pilot-member table:name="2023" table:display="true" table:show-details="true"/>
                <table:data-pilot-member table:name="2028" table:display="true" table:show-details="true"/>
                <table:data-pilot-member table:name="2034" table:display="true" table:show-details="true"/>
                <table:data-pilot-member table:name="2046" table:display="true" table:show-details="true"/>
                <table:data-pilot-member table:name="2050" table:display="true" table:show-details="true"/>
                <table:data-pilot-member table:name="2051" table:display="true" table:show-details="true"/>
                <table:data-pilot-member table:name="2052" table:display="true" table:show-details="true"/>
                <table:data-pilot-member table:name="2056" table:display="true" table:show-details="true"/>
                <table:data-pilot-member table:name="2058" table:display="true" table:show-details="true"/>
                <table:data-pilot-member table:name="2060" table:display="true" table:show-details="true"/>
                <table:data-pilot-member table:name="2061" table:display="true" table:show-details="true"/>
                <table:data-pilot-member table:name="2065" table:display="true" table:show-details="true"/>
                <table:data-pilot-member table:name="2066" table:display="true" table:show-details="true"/>
                <table:data-pilot-member table:name="2071" table:display="true" table:show-details="true"/>
                <table:data-pilot-member table:name="2080" table:display="true" table:show-details="true"/>
                <table:data-pilot-member table:name="2081" table:display="true" table:show-details="true"/>
                <table:data-pilot-member table:name="2083" table:display="true" table:show-details="true"/>
                <table:data-pilot-member table:name="2091" table:display="true" table:show-details="true"/>
                <table:data-pilot-member table:name="2098" table:display="true" table:show-details="true"/>
                <table:data-pilot-member table:name="2099" table:display="true" table:show-details="true"/>
                <table:data-pilot-member table:name="2101" table:display="true" table:show-details="true"/>
                <table:data-pilot-member table:name="2104" table:display="true" table:show-details="true"/>
                <table:data-pilot-member table:name="2107" table:display="true" table:show-details="true"/>
                <table:data-pilot-member table:name="2113" table:display="true" table:show-details="true"/>
                <table:data-pilot-member table:name="2121" table:display="true" table:show-details="true"/>
                <table:data-pilot-member table:name="2126" table:display="true" table:show-details="true"/>
                <table:data-pilot-member table:name="2127" table:display="true" table:show-details="true"/>
                <table:data-pilot-member table:name="2138" table:display="true" table:show-details="true"/>
                <table:data-pilot-member table:name="2139" table:display="true" table:show-details="true"/>
                <table:data-pilot-member table:name="2140" table:display="true" table:show-details="true"/>
                <table:data-pilot-member table:name="2142" table:display="true" table:show-details="true"/>
                <table:data-pilot-member table:name="2143" table:display="true" table:show-details="true"/>
                <table:data-pilot-member table:name="2146" table:display="true" table:show-details="true"/>
                <table:data-pilot-member table:name="2149" table:display="true" table:show-details="true"/>
                <table:data-pilot-member table:name="2152" table:display="true" table:show-details="true"/>
                <table:data-pilot-member table:name="2167" table:display="true" table:show-details="true"/>
                <table:data-pilot-member table:name="2175" table:display="true" table:show-details="true"/>
                <table:data-pilot-member table:name="2178" table:display="true" table:show-details="true"/>
                <table:data-pilot-member table:name="2180" table:display="true" table:show-details="true"/>
                <table:data-pilot-member table:name="2181" table:display="true" table:show-details="true"/>
                <table:data-pilot-member table:name="2190" table:display="true" table:show-details="true"/>
                <table:data-pilot-member table:name="2194" table:display="true" table:show-details="true"/>
                <table:data-pilot-member table:name="2195" table:display="true" table:show-details="true"/>
                <table:data-pilot-member table:name="2205" table:display="true" table:show-details="true"/>
                <table:data-pilot-member table:name="2208" table:display="true" table:show-details="true"/>
                <table:data-pilot-member table:name="2216" table:display="true" table:show-details="true"/>
                <table:data-pilot-member table:name="2218" table:display="true" table:show-details="true"/>
                <table:data-pilot-member table:name="2219" table:display="true" table:show-details="true"/>
                <table:data-pilot-member table:name="2248" table:display="true" table:show-details="true"/>
                <table:data-pilot-member table:name="2249" table:display="true" table:show-details="true"/>
                <table:data-pilot-member table:name="2253" table:display="true" table:show-details="true"/>
                <table:data-pilot-member table:name="2260" table:display="true" table:show-details="true"/>
                <table:data-pilot-member table:name="2272" table:display="true" table:show-details="true"/>
                <table:data-pilot-member table:name="2274" table:display="true" table:show-details="true"/>
                <table:data-pilot-member table:name="2277" table:display="true" table:show-details="true"/>
                <table:data-pilot-member table:name="2280" table:display="true" table:show-details="true"/>
                <table:data-pilot-member table:name="2307" table:display="true" table:show-details="true"/>
                <table:data-pilot-member table:name="2308" table:display="true" table:show-details="true"/>
                <table:data-pilot-member table:name="2338" table:display="true" table:show-details="true"/>
                <table:data-pilot-member table:name="2339" table:display="true" table:show-details="true"/>
                <table:data-pilot-member table:name="2346" table:display="true" table:show-details="true"/>
                <table:data-pilot-member table:name="2361" table:display="true" table:show-details="true"/>
                <table:data-pilot-member table:name="2384" table:display="true" table:show-details="true"/>
                <table:data-pilot-member table:name="2391" table:display="true" table:show-details="true"/>
                <table:data-pilot-member table:name="2395" table:display="true" table:show-details="true"/>
                <table:data-pilot-member table:name="2411" table:display="true" table:show-details="true"/>
                <table:data-pilot-member table:name="2413" table:display="true" table:show-details="true"/>
                <table:data-pilot-member table:name="2427" table:display="true" table:show-details="true"/>
                <table:data-pilot-member table:name="2447" table:display="true" table:show-details="true"/>
                <table:data-pilot-member table:name="2448" table:display="true" table:show-details="true"/>
                <table:data-pilot-member table:name="2488" table:display="true" table:show-details="true"/>
                <table:data-pilot-member table:name="2513" table:display="true" table:show-details="true"/>
                <table:data-pilot-member table:name="2523" table:display="true" table:show-details="true"/>
                <table:data-pilot-member table:name="2558" table:display="true" table:show-details="true"/>
                <table:data-pilot-member table:name="2560" table:display="true" table:show-details="true"/>
                <table:data-pilot-member table:name="2564" table:display="true" table:show-details="true"/>
                <table:data-pilot-member table:name="2573" table:display="true" table:show-details="true"/>
                <table:data-pilot-member table:name="2574" table:display="true" table:show-details="true"/>
                <table:data-pilot-member table:name="2591" table:display="true" table:show-details="true"/>
                <table:data-pilot-member table:name="2622" table:display="true" table:show-details="true"/>
                <table:data-pilot-member table:name="2636" table:display="true" table:show-details="true"/>
                <table:data-pilot-member table:name="2637" table:display="true" table:show-details="true"/>
                <table:data-pilot-member table:name="2646" table:display="true" table:show-details="true"/>
                <table:data-pilot-member table:name="2657" table:display="true" table:show-details="true"/>
                <table:data-pilot-member table:name="2658" table:display="true" table:show-details="true"/>
                <table:data-pilot-member table:name="2665" table:display="true" table:show-details="true"/>
                <table:data-pilot-member table:name="2670" table:display="true" table:show-details="true"/>
                <table:data-pilot-member table:name="2687" table:display="true" table:show-details="true"/>
                <table:data-pilot-member table:name="2689" table:display="true" table:show-details="true"/>
                <table:data-pilot-member table:name="2691" table:display="true" table:show-details="true"/>
                <table:data-pilot-member table:name="2696" table:display="true" table:show-details="true"/>
                <table:data-pilot-member table:name="2700" table:display="true" table:show-details="true"/>
                <table:data-pilot-member table:name="2701" table:display="true" table:show-details="true"/>
                <table:data-pilot-member table:name="2716" table:display="true" table:show-details="true"/>
                <table:data-pilot-member table:name="2717" table:display="true" table:show-details="true"/>
                <table:data-pilot-member table:name="2720" table:display="true" table:show-details="true"/>
                <table:data-pilot-member table:name="2722" table:display="true" table:show-details="true"/>
                <table:data-pilot-member table:name="2725" table:display="true" table:show-details="true"/>
                <table:data-pilot-member table:name="2729" table:display="true" table:show-details="true"/>
                <table:data-pilot-member table:name="2731" table:display="true" table:show-details="true"/>
                <table:data-pilot-member table:name="2732" table:display="true" table:show-details="true"/>
                <table:data-pilot-member table:name="2746" table:display="true" table:show-details="true"/>
                <table:data-pilot-member table:name="2747" table:display="true" table:show-details="true"/>
                <table:data-pilot-member table:name="2748" table:display="true" table:show-details="true"/>
                <table:data-pilot-member table:name="2763" table:display="true" table:show-details="true"/>
                <table:data-pilot-member table:name="2765" table:display="true" table:show-details="true"/>
                <table:data-pilot-member table:name="2770" table:display="true" table:show-details="true"/>
                <table:data-pilot-member table:name="2772" table:display="true" table:show-details="true"/>
                <table:data-pilot-member table:name="2773" table:display="true" table:show-details="true"/>
                <table:data-pilot-member table:name="2775" table:display="true" table:show-details="true"/>
                <table:data-pilot-member table:name="2783" table:display="true" table:show-details="true"/>
                <table:data-pilot-member table:name="2789" table:display="true" table:show-details="true"/>
                <table:data-pilot-member table:name="2796" table:display="true" table:show-details="true"/>
                <table:data-pilot-member table:name="2805" table:display="true" table:show-details="true"/>
                <table:data-pilot-member table:name="2808" table:display="true" table:show-details="true"/>
                <table:data-pilot-member table:name="2815" table:display="true" table:show-details="true"/>
                <table:data-pilot-member table:name="2817" table:display="true" table:show-details="true"/>
                <table:data-pilot-member table:name="2836" table:display="true" table:show-details="true"/>
                <table:data-pilot-member table:name="2843" table:display="true" table:show-details="true"/>
                <table:data-pilot-member table:name="2846" table:display="true" table:show-details="true"/>
                <table:data-pilot-member table:name="2855" table:display="true" table:show-details="true"/>
                <table:data-pilot-member table:name="2857" table:display="true" table:show-details="true"/>
                <table:data-pilot-member table:name="2860" table:display="true" table:show-details="true"/>
                <table:data-pilot-member table:name="2862" table:display="true" table:show-details="true"/>
                <table:data-pilot-member table:name="2863" table:display="true" table:show-details="true"/>
                <table:data-pilot-member table:name="2865" table:display="true" table:show-details="true"/>
                <table:data-pilot-member table:name="2879" table:display="true" table:show-details="true"/>
                <table:data-pilot-member table:name="2890" table:display="true" table:show-details="true"/>
                <table:data-pilot-member table:name="2898" table:display="true" table:show-details="true"/>
                <table:data-pilot-member table:name="2903" table:display="true" table:show-details="true"/>
                <table:data-pilot-member table:name="2904" table:display="true" table:show-details="true"/>
                <table:data-pilot-member table:name="2906" table:display="true" table:show-details="true"/>
                <table:data-pilot-member table:name="2910" table:display="true" table:show-details="true"/>
                <table:data-pilot-member table:name="2912" table:display="true" table:show-details="true"/>
                <table:data-pilot-member table:name="2918" table:display="true" table:show-details="true"/>
                <table:data-pilot-member table:name="2926" table:display="true" table:show-details="true"/>
                <table:data-pilot-member table:name="2932" table:display="true" table:show-details="true"/>
                <table:data-pilot-member table:name="2933" table:display="true" table:show-details="true"/>
                <table:data-pilot-member table:name="2939" table:display="true" table:show-details="true"/>
                <table:data-pilot-member table:name="2945" table:display="true" table:show-details="true"/>
                <table:data-pilot-member table:name="2956" table:display="true" table:show-details="true"/>
                <table:data-pilot-member table:name="2961" table:display="true" table:show-details="true"/>
                <table:data-pilot-member table:name="2965" table:display="true" table:show-details="true"/>
                <table:data-pilot-member table:name="2968" table:display="true" table:show-details="true"/>
                <table:data-pilot-member table:name="2972" table:display="true" table:show-details="true"/>
                <table:data-pilot-member table:name="2977" table:display="true" table:show-details="true"/>
                <table:data-pilot-member table:name="2980" table:display="true" table:show-details="true"/>
                <table:data-pilot-member table:name="2998" table:display="true" table:show-details="true"/>
                <table:data-pilot-member table:name="3007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32" table:display="true" table:show-details="true"/>
                <table:data-pilot-member table:name="3054" table:display="true" table:show-details="true"/>
                <table:data-pilot-member table:name="3058" table:display="true" table:show-details="true"/>
                <table:data-pilot-member table:name="3060" table:display="true" table:show-details="true"/>
                <table:data-pilot-member table:name="3076" table:display="true" table:show-details="true"/>
                <table:data-pilot-member table:name="3092" table:display="true" table:show-details="true"/>
                <table:data-pilot-member table:name="3093" table:display="true" table:show-details="true"/>
                <table:data-pilot-member table:name="3101" table:display="true" table:show-details="true"/>
                <table:data-pilot-member table:name="3105" table:display="true" table:show-details="true"/>
                <table:data-pilot-member table:name="3142" table:display="true" table:show-details="true"/>
                <table:data-pilot-member table:name="3180" table:display="true" table:show-details="true"/>
                <table:data-pilot-member table:name="3182" table:display="true" table:show-details="true"/>
                <table:data-pilot-member table:name="3188" table:display="true" table:show-details="true"/>
                <table:data-pilot-member table:name="3189" table:display="true" table:show-details="true"/>
                <table:data-pilot-member table:name="3202" table:display="true" table:show-details="true"/>
                <table:data-pilot-member table:name="3209" table:display="true" table:show-details="true"/>
                <table:data-pilot-member table:name="3223" table:display="true" table:show-details="true"/>
                <table:data-pilot-member table:name="3228" table:display="true" table:show-details="true"/>
                <table:data-pilot-member table:name="3235" table:display="true" table:show-details="true"/>
                <table:data-pilot-member table:name="3247" table:display="true" table:show-details="true"/>
                <table:data-pilot-member table:name="3272" table:display="true" table:show-details="true"/>
                <table:data-pilot-member table:name="3295" table:display="true" table:show-details="true"/>
                <table:data-pilot-member table:name="3303" table:display="true" table:show-details="true"/>
                <table:data-pilot-member table:name="3321" table:display="true" table:show-details="true"/>
                <table:data-pilot-member table:name="3329" table:display="true" table:show-details="true"/>
                <table:data-pilot-member table:name="3333" table:display="true" table:show-details="true"/>
                <table:data-pilot-member table:name="3335" table:display="true" table:show-details="true"/>
                <table:data-pilot-member table:name="3339" table:display="true" table:show-details="true"/>
                <table:data-pilot-member table:name="3351" table:display="true" table:show-details="true"/>
                <table:data-pilot-member table:name="3376" table:display="true" table:show-details="true"/>
                <table:data-pilot-member table:name="3378" table:display="true" table:show-details="true"/>
                <table:data-pilot-member table:name="3388" table:display="true" table:show-details="true"/>
                <table:data-pilot-member table:name="3394" table:display="true" table:show-details="true"/>
                <table:data-pilot-member table:name="3395" table:display="true" table:show-details="true"/>
                <table:data-pilot-member table:name="3398" table:display="true" table:show-details="true"/>
                <table:data-pilot-member table:name="3399" table:display="true" table:show-details="true"/>
                <table:data-pilot-member table:name="3412" table:display="true" table:show-details="true"/>
                <table:data-pilot-member table:name="3414" table:display="true" table:show-details="true"/>
                <table:data-pilot-member table:name="3418" table:display="true" table:show-details="true"/>
                <table:data-pilot-member table:name="3425" table:display="true" table:show-details="true"/>
                <table:data-pilot-member table:name="3463" table:display="true" table:show-details="true"/>
                <table:data-pilot-member table:name="3471" table:display="true" table:show-details="true"/>
                <table:data-pilot-member table:name="3472" table:display="true" table:show-details="true"/>
                <table:data-pilot-member table:name="3473" table:display="true" table:show-details="true"/>
                <table:data-pilot-member table:name="3479" table:display="true" table:show-details="true"/>
                <table:data-pilot-member table:name="3480" table:display="true" table:show-details="true"/>
                <table:data-pilot-member table:name="3484" table:display="true" table:show-details="true"/>
                <table:data-pilot-member table:name="3489" table:display="true" table:show-details="true"/>
                <table:data-pilot-member table:name="3491" table:display="true" table:show-details="true"/>
                <table:data-pilot-member table:name="3493" table:display="true" table:show-details="true"/>
                <table:data-pilot-member table:name="3500" table:display="true" table:show-details="true"/>
                <table:data-pilot-member table:name="3523" table:display="true" table:show-details="true"/>
                <table:data-pilot-member table:name="3535" table:display="true" table:show-details="true"/>
                <table:data-pilot-member table:name="3540" table:display="true" table:show-details="true"/>
                <table:data-pilot-member table:name="3541" table:display="true" table:show-details="true"/>
                <table:data-pilot-member table:name="3565" table:display="true" table:show-details="true"/>
                <table:data-pilot-member table:name="3569" table:display="true" table:show-details="true"/>
                <table:data-pilot-member table:name="3581" table:display="true" table:show-details="true"/>
                <table:data-pilot-member table:name="3584" table:display="true" table:show-details="true"/>
                <table:data-pilot-member table:name="3613" table:display="true" table:show-details="true"/>
                <table:data-pilot-member table:name="3617" table:display="true" table:show-details="true"/>
                <table:data-pilot-member table:name="3618" table:display="true" table:show-details="true"/>
                <table:data-pilot-member table:name="3621" table:display="true" table:show-details="true"/>
                <table:data-pilot-member table:name="3627" table:display="true" table:show-details="true"/>
                <table:data-pilot-member table:name="3633" table:display="true" table:show-details="true"/>
                <table:data-pilot-member table:name="3645" table:display="true" table:show-details="true"/>
                <table:data-pilot-member table:name="3653" table:display="true" table:show-details="true"/>
                <table:data-pilot-member table:name="3657" table:display="true" table:show-details="true"/>
                <table:data-pilot-member table:name="3669" table:display="true" table:show-details="true"/>
                <table:data-pilot-member table:name="3672" table:display="true" table:show-details="true"/>
                <table:data-pilot-member table:name="3674" table:display="true" table:show-details="true"/>
                <table:data-pilot-member table:name="3676" table:display="true" table:show-details="true"/>
                <table:data-pilot-member table:name="3677" table:display="true" table:show-details="true"/>
                <table:data-pilot-member table:name="3687" table:display="true" table:show-details="true"/>
                <table:data-pilot-member table:name="3703" table:display="true" table:show-details="true"/>
                <table:data-pilot-member table:name="3706" table:display="true" table:show-details="true"/>
                <table:data-pilot-member table:name="3717" table:display="true" table:show-details="true"/>
                <table:data-pilot-member table:name="3721" table:display="true" table:show-details="true"/>
                <table:data-pilot-member table:name="3722" table:display="true" table:show-details="true"/>
                <table:data-pilot-member table:name="3739" table:display="true" table:show-details="true"/>
                <table:data-pilot-member table:name="3744" table:display="true" table:show-details="true"/>
                <table:data-pilot-member table:name="3751" table:display="true" table:show-details="true"/>
                <table:data-pilot-member table:name="3766" table:display="true" table:show-details="true"/>
                <table:data-pilot-member table:name="3781" table:display="true" table:show-details="true"/>
                <table:data-pilot-member table:name="3783" table:display="true" table:show-details="true"/>
                <table:data-pilot-member table:name="3788" table:display="true" table:show-details="true"/>
                <table:data-pilot-member table:name="3796" table:display="true" table:show-details="true"/>
                <table:data-pilot-member table:name="3797" table:display="true" table:show-details="true"/>
                <table:data-pilot-member table:name="3801" table:display="true" table:show-details="true"/>
                <table:data-pilot-member table:name="3835" table:display="true" table:show-details="true"/>
                <table:data-pilot-member table:name="3849" table:display="true" table:show-details="true"/>
                <table:data-pilot-member table:name="3852" table:display="true" table:show-details="true"/>
                <table:data-pilot-member table:name="3861" table:display="true" table:show-details="true"/>
                <table:data-pilot-member table:name="3868" table:display="true" table:show-details="true"/>
                <table:data-pilot-member table:name="3869" table:display="true" table:show-details="true"/>
                <table:data-pilot-member table:name="3906" table:display="true" table:show-details="true"/>
                <table:data-pilot-member table:name="3936" table:display="true" table:show-details="true"/>
                <table:data-pilot-member table:name="3945" table:display="true" table:show-details="true"/>
                <table:data-pilot-member table:name="3952" table:display="true" table:show-details="true"/>
                <table:data-pilot-member table:name="3959" table:display="true" table:show-details="true"/>
                <table:data-pilot-member table:name="3986" table:display="true" table:show-details="true"/>
                <table:data-pilot-member table:name="3989" table:display="true" table:show-details="true"/>
                <table:data-pilot-member table:name="3998" table:display="true" table:show-details="true"/>
                <table:data-pilot-member table:name="3999" table:display="true" table:show-details="true"/>
                <table:data-pilot-member table:name="4010" table:display="true" table:show-details="true"/>
                <table:data-pilot-member table:name="4014" table:display="true" table:show-details="true"/>
                <table:data-pilot-member table:name="4029" table:display="true" table:show-details="true"/>
                <table:data-pilot-member table:name="4031" table:display="true" table:show-details="true"/>
                <table:data-pilot-member table:name="4034" table:display="true" table:show-details="true"/>
                <table:data-pilot-member table:name="4038" table:display="true" table:show-details="true"/>
                <table:data-pilot-member table:name="4061" table:display="true" table:show-details="true"/>
                <table:data-pilot-member table:name="4065" table:display="true" table:show-details="true"/>
                <table:data-pilot-member table:name="4086" table:display="true" table:show-details="true"/>
                <table:data-pilot-member table:name="4092" table:display="true" table:show-details="true"/>
                <table:data-pilot-member table:name="4093" table:display="true" table:show-details="true"/>
                <table:data-pilot-member table:name="4097" table:display="true" table:show-details="true"/>
                <table:data-pilot-member table:name="4105" table:display="true" table:show-details="true"/>
                <table:data-pilot-member table:name="4106" table:display="true" table:show-details="true"/>
                <table:data-pilot-member table:name="4107" table:display="true" table:show-details="true"/>
                <table:data-pilot-member table:name="4111" table:display="true" table:show-details="true"/>
                <table:data-pilot-member table:name="4113" table:display="true" table:show-details="true"/>
                <table:data-pilot-member table:name="4131" table:display="true" table:show-details="true"/>
                <table:data-pilot-member table:name="4132" table:display="true" table:show-details="true"/>
                <table:data-pilot-member table:name="4133" table:display="true" table:show-details="true"/>
                <table:data-pilot-member table:name="4134" table:display="true" table:show-details="true"/>
                <table:data-pilot-member table:name="4135" table:display="true" table:show-details="true"/>
                <table:data-pilot-member table:name="4139" table:display="true" table:show-details="true"/>
                <table:data-pilot-member table:name="4167" table:display="true" table:show-details="true"/>
                <table:data-pilot-member table:name="4172" table:display="true" table:show-details="true"/>
                <table:data-pilot-member table:name="4187" table:display="true" table:show-details="true"/>
                <table:data-pilot-member table:name="4190" table:display="true" table:show-details="true"/>
                <table:data-pilot-member table:name="4198" table:display="true" table:show-details="true"/>
                <table:data-pilot-member table:name="4201" table:display="true" table:show-details="true"/>
                <table:data-pilot-member table:name="4208" table:display="true" table:show-details="true"/>
                <table:data-pilot-member table:name="4224" table:display="true" table:show-details="true"/>
                <table:data-pilot-member table:name="4234" table:display="true" table:show-details="true"/>
                <table:data-pilot-member table:name="4240" table:display="true" table:show-details="true"/>
                <table:data-pilot-member table:name="4250" table:display="true" table:show-details="true"/>
                <table:data-pilot-member table:name="4254" table:display="true" table:show-details="true"/>
                <table:data-pilot-member table:name="4257" table:display="true" table:show-details="true"/>
                <table:data-pilot-member table:name="4259" table:display="true" table:show-details="true"/>
                <table:data-pilot-member table:name="4263" table:display="true" table:show-details="true"/>
                <table:data-pilot-member table:name="4269" table:display="true" table:show-details="true"/>
                <table:data-pilot-member table:name="4273" table:display="true" table:show-details="true"/>
                <table:data-pilot-member table:name="4275" table:display="true" table:show-details="true"/>
                <table:data-pilot-member table:name="4290" table:display="true" table:show-details="true"/>
                <table:data-pilot-member table:name="4302" table:display="true" table:show-details="true"/>
                <table:data-pilot-member table:name="4318" table:display="true" table:show-details="true"/>
                <table:data-pilot-member table:name="4326" table:display="true" table:show-details="true"/>
                <table:data-pilot-member table:name="4332" table:display="true" table:show-details="true"/>
                <table:data-pilot-member table:name="4345" table:display="true" table:show-details="true"/>
                <table:data-pilot-member table:name="4349" table:display="true" table:show-details="true"/>
                <table:data-pilot-member table:name="4350" table:display="true" table:show-details="true"/>
                <table:data-pilot-member table:name="4355" table:display="true" table:show-details="true"/>
                <table:data-pilot-member table:name="4361" table:display="true" table:show-details="true"/>
                <table:data-pilot-member table:name="4367" table:display="true" table:show-details="true"/>
                <table:data-pilot-member table:name="4375" table:display="true" table:show-details="true"/>
                <table:data-pilot-member table:name="4379" table:display="true" table:show-details="true"/>
                <table:data-pilot-member table:name="4385" table:display="true" table:show-details="true"/>
                <table:data-pilot-member table:name="4386" table:display="true" table:show-details="true"/>
                <table:data-pilot-member table:name="4414" table:display="true" table:show-details="true"/>
                <table:data-pilot-member table:name="4418" table:display="true" table:show-details="true"/>
                <table:data-pilot-member table:name="4427" table:display="true" table:show-details="true"/>
                <table:data-pilot-member table:name="4429" table:display="true" table:show-details="true"/>
                <table:data-pilot-member table:name="4441" table:display="true" table:show-details="true"/>
                <table:data-pilot-member table:name="4442" table:display="true" table:show-details="true"/>
                <table:data-pilot-member table:name="4449" table:display="true" table:show-details="true"/>
                <table:data-pilot-member table:name="4458" table:display="true" table:show-details="true"/>
                <table:data-pilot-member table:name="4465" table:display="true" table:show-details="true"/>
                <table:data-pilot-member table:name="4471" table:display="true" table:show-details="true"/>
                <table:data-pilot-member table:name="4472" table:display="true" table:show-details="true"/>
                <table:data-pilot-member table:name="4476" table:display="true" table:show-details="true"/>
                <table:data-pilot-member table:name="4477" table:display="true" table:show-details="true"/>
                <table:data-pilot-member table:name="4483" table:display="true" table:show-details="true"/>
                <table:data-pilot-member table:name="4493" table:display="true" table:show-details="true"/>
                <table:data-pilot-member table:name="4515" table:display="true" table:show-details="true"/>
                <table:data-pilot-member table:name="4526" table:display="true" table:show-details="true"/>
                <table:data-pilot-member table:name="4529" table:display="true" table:show-details="true"/>
                <table:data-pilot-member table:name="4533" table:display="true" table:show-details="true"/>
                <table:data-pilot-member table:name="4541" table:display="true" table:show-details="true"/>
                <table:data-pilot-member table:name="4546" table:display="true" table:show-details="true"/>
                <table:data-pilot-member table:name="4551" table:display="true" table:show-details="true"/>
                <table:data-pilot-member table:name="4569" table:display="true" table:show-details="true"/>
                <table:data-pilot-member table:name="4572" table:display="true" table:show-details="true"/>
                <table:data-pilot-member table:name="4576" table:display="true" table:show-details="true"/>
                <table:data-pilot-member table:name="4580" table:display="true" table:show-details="true"/>
                <table:data-pilot-member table:name="4581" table:display="true" table:show-details="true"/>
                <table:data-pilot-member table:name="4588" table:display="true" table:show-details="true"/>
                <table:data-pilot-member table:name="4600" table:display="true" table:show-details="true"/>
                <table:data-pilot-member table:name="4617" table:display="true" table:show-details="true"/>
                <table:data-pilot-member table:name="4636" table:display="true" table:show-details="true"/>
                <table:data-pilot-member table:name="4637" table:display="true" table:show-details="true"/>
                <table:data-pilot-member table:name="4639" table:display="true" table:show-details="true"/>
                <table:data-pilot-member table:name="4640" table:display="true" table:show-details="true"/>
                <table:data-pilot-member table:name="4644" table:display="true" table:show-details="true"/>
                <table:data-pilot-member table:name="4649" table:display="true" table:show-details="true"/>
                <table:data-pilot-member table:name="4652" table:display="true" table:show-details="true"/>
                <table:data-pilot-member table:name="4658" table:display="true" table:show-details="true"/>
                <table:data-pilot-member table:name="4666" table:display="true" table:show-details="true"/>
                <table:data-pilot-member table:name="4670" table:display="true" table:show-details="true"/>
                <table:data-pilot-member table:name="4674" table:display="true" table:show-details="true"/>
                <table:data-pilot-member table:name="4691" table:display="true" table:show-details="true"/>
                <table:data-pilot-member table:name="4696" table:display="true" table:show-details="true"/>
                <table:data-pilot-member table:name="4716" table:display="true" table:show-details="true"/>
                <table:data-pilot-member table:name="4719" table:display="true" table:show-details="true"/>
                <table:data-pilot-member table:name="4721" table:display="true" table:show-details="true"/>
                <table:data-pilot-member table:name="4722" table:display="true" table:show-details="true"/>
                <table:data-pilot-member table:name="4731" table:display="true" table:show-details="true"/>
                <table:data-pilot-member table:name="4737" table:display="true" table:show-details="true"/>
                <table:data-pilot-member table:name="4747" table:display="true" table:show-details="true"/>
                <table:data-pilot-member table:name="4749" table:display="true" table:show-details="true"/>
                <table:data-pilot-member table:name="4754" table:display="true" table:show-details="true"/>
                <table:data-pilot-member table:name="4767" table:display="true" table:show-details="true"/>
                <table:data-pilot-member table:name="4774" table:display="true" table:show-details="true"/>
                <table:data-pilot-member table:name="4780" table:display="true" table:show-details="true"/>
                <table:data-pilot-member table:name="4785" table:display="true" table:show-details="true"/>
                <table:data-pilot-member table:name="4806" table:display="true" table:show-details="true"/>
                <table:data-pilot-member table:name="4812" table:display="true" table:show-details="true"/>
                <table:data-pilot-member table:name="4820" table:display="true" table:show-details="true"/>
                <table:data-pilot-member table:name="4826" table:display="true" table:show-details="true"/>
                <table:data-pilot-member table:name="4833" table:display="true" table:show-details="true"/>
                <table:data-pilot-member table:name="4835" table:display="true" table:show-details="true"/>
                <table:data-pilot-member table:name="4892" table:display="true" table:show-details="true"/>
                <table:data-pilot-member table:name="4897" table:display="true" table:show-details="true"/>
                <table:data-pilot-member table:name="4902" table:display="true" table:show-details="true"/>
                <table:data-pilot-member table:name="4904" table:display="true" table:show-details="true"/>
                <table:data-pilot-member table:name="4909" table:display="true" table:show-details="true"/>
                <table:data-pilot-member table:name="4910" table:display="true" table:show-details="true"/>
                <table:data-pilot-member table:name="4913" table:display="true" table:show-details="true"/>
                <table:data-pilot-member table:name="4919" table:display="true" table:show-details="true"/>
                <table:data-pilot-member table:name="4950" table:display="true" table:show-details="true"/>
                <table:data-pilot-member table:name="4954" table:display="true" table:show-details="true"/>
                <table:data-pilot-member table:name="4957" table:display="true" table:show-details="true"/>
                <table:data-pilot-member table:name="4962" table:display="true" table:show-details="true"/>
                <table:data-pilot-member table:name="4964" table:display="true" table:show-details="true"/>
                <table:data-pilot-member table:name="4969" table:display="true" table:show-details="true"/>
                <table:data-pilot-member table:name="4974" table:display="true" table:show-details="true"/>
                <table:data-pilot-member table:name="4990" table:display="true" table:show-details="true"/>
                <table:data-pilot-member table:name="5017" table:display="true" table:show-details="true"/>
                <table:data-pilot-member table:name="5019" table:display="true" table:show-details="true"/>
                <table:data-pilot-member table:name="5022" table:display="true" table:show-details="true"/>
                <table:data-pilot-member table:name="5037" table:display="true" table:show-details="true"/>
                <table:data-pilot-member table:name="5038" table:display="true" table:show-details="true"/>
                <table:data-pilot-member table:name="5041" table:display="true" table:show-details="true"/>
                <table:data-pilot-member table:name="5046" table:display="true" table:show-details="true"/>
                <table:data-pilot-member table:name="5048" table:display="true" table:show-details="true"/>
                <table:data-pilot-member table:name="5052" table:display="true" table:show-details="true"/>
                <table:data-pilot-member table:name="5055" table:display="true" table:show-details="true"/>
                <table:data-pilot-member table:name="5064" table:display="true" table:show-details="true"/>
                <table:data-pilot-member table:name="5066" table:display="true" table:show-details="true"/>
                <table:data-pilot-member table:name="5079" table:display="true" table:show-details="true"/>
                <table:data-pilot-member table:name="5082" table:display="true" table:show-details="true"/>
                <table:data-pilot-member table:name="5090" table:display="true" table:show-details="true"/>
                <table:data-pilot-member table:name="5093" table:display="true" table:show-details="true"/>
                <table:data-pilot-member table:name="5103" table:display="true" table:show-details="true"/>
                <table:data-pilot-member table:name="5108" table:display="true" table:show-details="true"/>
                <table:data-pilot-member table:name="5120" table:display="true" table:show-details="true"/>
                <table:data-pilot-member table:name="5121" table:display="true" table:show-details="true"/>
                <table:data-pilot-member table:name="5130" table:display="true" table:show-details="true"/>
                <table:data-pilot-member table:name="5131" table:display="true" table:show-details="true"/>
                <table:data-pilot-member table:name="5139" table:display="true" table:show-details="true"/>
                <table:data-pilot-member table:name="5140" table:display="true" table:show-details="true"/>
                <table:data-pilot-member table:name="5145" table:display="true" table:show-details="true"/>
                <table:data-pilot-member table:name="5146" table:display="true" table:show-details="true"/>
                <table:data-pilot-member table:name="5155" table:display="true" table:show-details="true"/>
                <table:data-pilot-member table:name="5162" table:display="true" table:show-details="true"/>
                <table:data-pilot-member table:name="5170" table:display="true" table:show-details="true"/>
                <table:data-pilot-member table:name="5172" table:display="true" table:show-details="true"/>
                <table:data-pilot-member table:name="5179" table:display="true" table:show-details="true"/>
                <table:data-pilot-member table:name="5198" table:display="true" table:show-details="true"/>
                <table:data-pilot-member table:name="5208" table:display="true" table:show-details="true"/>
                <table:data-pilot-member table:name="5214" table:display="true" table:show-details="true"/>
                <table:data-pilot-member table:name="5216" table:display="true" table:show-details="true"/>
                <table:data-pilot-member table:name="5217" table:display="true" table:show-details="true"/>
                <table:data-pilot-member table:name="5233" table:display="true" table:show-details="true"/>
                <table:data-pilot-member table:name="5237" table:display="true" table:show-details="true"/>
                <table:data-pilot-member table:name="5240" table:display="true" table:show-details="true"/>
                <table:data-pilot-member table:name="5249" table:display="true" table:show-details="true"/>
                <table:data-pilot-member table:name="5250" table:display="true" table:show-details="true"/>
                <table:data-pilot-member table:name="5252" table:display="true" table:show-details="true"/>
                <table:data-pilot-member table:name="5255" table:display="true" table:show-details="true"/>
                <table:data-pilot-member table:name="5266" table:display="true" table:show-details="true"/>
                <table:data-pilot-member table:name="5269" table:display="true" table:show-details="true"/>
                <table:data-pilot-member table:name="5273" table:display="true" table:show-details="true"/>
                <table:data-pilot-member table:name="5283" table:display="true" table:show-details="true"/>
                <table:data-pilot-member table:name="5286" table:display="true" table:show-details="true"/>
                <table:data-pilot-member table:name="5308" table:display="true" table:show-details="true"/>
                <table:data-pilot-member table:name="5319" table:display="true" table:show-details="true"/>
                <table:data-pilot-member table:name="5329" table:display="true" table:show-details="true"/>
                <table:data-pilot-member table:name="5331" table:display="true" table:show-details="true"/>
                <table:data-pilot-member table:name="5349" table:display="true" table:show-details="true"/>
                <table:data-pilot-member table:name="5359" table:display="true" table:show-details="true"/>
                <table:data-pilot-member table:name="5371" table:display="true" table:show-details="true"/>
                <table:data-pilot-member table:name="5381" table:display="true" table:show-details="true"/>
                <table:data-pilot-member table:name="5387" table:display="true" table:show-details="true"/>
                <table:data-pilot-member table:name="5390" table:display="true" table:show-details="true"/>
                <table:data-pilot-member table:name="5392" table:display="true" table:show-details="true"/>
                <table:data-pilot-member table:name="5393" table:display="true" table:show-details="true"/>
                <table:data-pilot-member table:name="5395" table:display="true" table:show-details="true"/>
                <table:data-pilot-member table:name="5413" table:display="true" table:show-details="true"/>
                <table:data-pilot-member table:name="5415" table:display="true" table:show-details="true"/>
                <table:data-pilot-member table:name="5418" table:display="true" table:show-details="true"/>
                <table:data-pilot-member table:name="5429" table:display="true" table:show-details="true"/>
                <table:data-pilot-member table:name="5438" table:display="true" table:show-details="true"/>
                <table:data-pilot-member table:name="5447" table:display="true" table:show-details="true"/>
                <table:data-pilot-member table:name="5480" table:display="true" table:show-details="true"/>
                <table:data-pilot-member table:name="5487" table:display="true" table:show-details="true"/>
                <table:data-pilot-member table:name="5496" table:display="true" table:show-details="true"/>
                <table:data-pilot-member table:name="5504" table:display="true" table:show-details="true"/>
                <table:data-pilot-member table:name="5516" table:display="true" table:show-details="true"/>
                <table:data-pilot-member table:name="5533" table:display="true" table:show-details="true"/>
                <table:data-pilot-member table:name="5536" table:display="true" table:show-details="true"/>
                <table:data-pilot-member table:name="5543" table:display="true" table:show-details="true"/>
                <table:data-pilot-member table:name="5549" table:display="true" table:show-details="true"/>
                <table:data-pilot-member table:name="5554" table:display="true" table:show-details="true"/>
                <table:data-pilot-member table:name="5555" table:display="true" table:show-details="true"/>
                <table:data-pilot-member table:name="5558" table:display="true" table:show-details="true"/>
                <table:data-pilot-member table:name="5568" table:display="true" table:show-details="true"/>
                <table:data-pilot-member table:name="5575" table:display="true" table:show-details="true"/>
                <table:data-pilot-member table:name="5587" table:display="true" table:show-details="true"/>
                <table:data-pilot-member table:name="5592" table:display="true" table:show-details="true"/>
                <table:data-pilot-member table:name="5594" table:display="true" table:show-details="true"/>
                <table:data-pilot-member table:name="5602" table:display="true" table:show-details="true"/>
                <table:data-pilot-member table:name="5608" table:display="true" table:show-details="true"/>
                <table:data-pilot-member table:name="5616" table:display="true" table:show-details="true"/>
                <table:data-pilot-member table:name="5620" table:display="true" table:show-details="true"/>
                <table:data-pilot-member table:name="5623" table:display="true" table:show-details="true"/>
                <table:data-pilot-member table:name="5625" table:display="true" table:show-details="true"/>
                <table:data-pilot-member table:name="5630" table:display="true" table:show-details="true"/>
                <table:data-pilot-member table:name="5638" table:display="true" table:show-details="true"/>
                <table:data-pilot-member table:name="5644" table:display="true" table:show-details="true"/>
                <table:data-pilot-member table:name="5650" table:display="true" table:show-details="true"/>
                <table:data-pilot-member table:name="5652" table:display="true" table:show-details="true"/>
                <table:data-pilot-member table:name="5661" table:display="true" table:show-details="true"/>
                <table:data-pilot-member table:name="5671" table:display="true" table:show-details="true"/>
                <table:data-pilot-member table:name="5685" table:display="true" table:show-details="true"/>
                <table:data-pilot-member table:name="5691" table:display="true" table:show-details="true"/>
                <table:data-pilot-member table:name="5695" table:display="true" table:show-details="true"/>
                <table:data-pilot-member table:name="5697" table:display="true" table:show-details="true"/>
                <table:data-pilot-member table:name="5700" table:display="true" table:show-details="true"/>
                <table:data-pilot-member table:name="5702" table:display="true" table:show-details="true"/>
                <table:data-pilot-member table:name="5703" table:display="true" table:show-details="true"/>
                <table:data-pilot-member table:name="5717" table:display="true" table:show-details="true"/>
                <table:data-pilot-member table:name="5724" table:display="true" table:show-details="true"/>
                <table:data-pilot-member table:name="5727" table:display="true" table:show-details="true"/>
                <table:data-pilot-member table:name="5729" table:display="true" table:show-details="true"/>
                <table:data-pilot-member table:name="5743" table:display="true" table:show-details="true"/>
                <table:data-pilot-member table:name="5755" table:display="true" table:show-details="true"/>
                <table:data-pilot-member table:name="5765" table:display="true" table:show-details="true"/>
                <table:data-pilot-member table:name="5784" table:display="true" table:show-details="true"/>
                <table:data-pilot-member table:name="5788" table:display="true" table:show-details="true"/>
                <table:data-pilot-member table:name="5800" table:display="true" table:show-details="true"/>
                <table:data-pilot-member table:name="5842" table:display="true" table:show-details="true"/>
                <table:data-pilot-member table:name="5854" table:display="true" table:show-details="true"/>
                <table:data-pilot-member table:name="5858" table:display="true" table:show-details="true"/>
                <table:data-pilot-member table:name="5863" table:display="true" table:show-details="true"/>
                <table:data-pilot-member table:name="5865" table:display="true" table:show-details="true"/>
                <table:data-pilot-member table:name="5869" table:display="true" table:show-details="true"/>
                <table:data-pilot-member table:name="5882" table:display="true" table:show-details="true"/>
                <table:data-pilot-member table:name="5890" table:display="true" table:show-details="true"/>
                <table:data-pilot-member table:name="5891" table:display="true" table:show-details="true"/>
                <table:data-pilot-member table:name="5893" table:display="true" table:show-details="true"/>
                <table:data-pilot-member table:name="5898" table:display="true" table:show-details="true"/>
                <table:data-pilot-member table:name="5903" table:display="true" table:show-details="true"/>
                <table:data-pilot-member table:name="5906" table:display="true" table:show-details="true"/>
                <table:data-pilot-member table:name="5914" table:display="true" table:show-details="true"/>
                <table:data-pilot-member table:name="5925" table:display="true" table:show-details="true"/>
                <table:data-pilot-member table:name="5930" table:display="true" table:show-details="true"/>
                <table:data-pilot-member table:name="5944" table:display="true" table:show-details="true"/>
                <table:data-pilot-member table:name="5988" table:display="true" table:show-details="true"/>
                <table:data-pilot-member table:name="5990" table:display="true" table:show-details="true"/>
                <table:data-pilot-member table:name="5995" table:display="true" table:show-details="true"/>
                <table:data-pilot-member table:name="6018" table:display="true" table:show-details="true"/>
                <table:data-pilot-member table:name="6019" table:display="true" table:show-details="true"/>
                <table:data-pilot-member table:name="6021" table:display="true" table:show-details="true"/>
                <table:data-pilot-member table:name="6043" table:display="true" table:show-details="true"/>
                <table:data-pilot-member table:name="6047" table:display="true" table:show-details="true"/>
                <table:data-pilot-member table:name="6049" table:display="true" table:show-details="true"/>
                <table:data-pilot-member table:name="6054" table:display="true" table:show-details="true"/>
                <table:data-pilot-member table:name="6056" table:display="true" table:show-details="true"/>
                <table:data-pilot-member table:name="6058" table:display="true" table:show-details="true"/>
                <table:data-pilot-member table:name="6059" table:display="true" table:show-details="true"/>
                <table:data-pilot-member table:name="6061" table:display="true" table:show-details="true"/>
                <table:data-pilot-member table:name="6073" table:display="true" table:show-details="true"/>
                <table:data-pilot-member table:name="6078" table:display="true" table:show-details="true"/>
                <table:data-pilot-member table:name="6093" table:display="true" table:show-details="true"/>
                <table:data-pilot-member table:name="6098" table:display="true" table:show-details="true"/>
                <table:data-pilot-member table:name="6099" table:display="true" table:show-details="true"/>
                <table:data-pilot-member table:name="6104" table:display="true" table:show-details="true"/>
                <table:data-pilot-member table:name="6108" table:display="true" table:show-details="true"/>
                <table:data-pilot-member table:name="6110" table:display="true" table:show-details="true"/>
                <table:data-pilot-member table:name="6117" table:display="true" table:show-details="true"/>
                <table:data-pilot-member table:name="6125" table:display="true" table:show-details="true"/>
                <table:data-pilot-member table:name="6128" table:display="true" table:show-details="true"/>
                <table:data-pilot-member table:name="6129" table:display="true" table:show-details="true"/>
                <table:data-pilot-member table:name="6131" table:display="true" table:show-details="true"/>
                <table:data-pilot-member table:name="6152" table:display="true" table:show-details="true"/>
                <table:data-pilot-member table:name="6153" table:display="true" table:show-details="true"/>
                <table:data-pilot-member table:name="6157" table:display="true" table:show-details="true"/>
                <table:data-pilot-member table:name="6160" table:display="true" table:show-details="true"/>
                <table:data-pilot-member table:name="6163" table:display="true" table:show-details="true"/>
                <table:data-pilot-member table:name="6169" table:display="true" table:show-details="true"/>
                <table:data-pilot-member table:name="6186" table:display="true" table:show-details="true"/>
                <table:data-pilot-member table:name="6187" table:display="true" table:show-details="true"/>
                <table:data-pilot-member table:name="6189" table:display="true" table:show-details="true"/>
                <table:data-pilot-member table:name="6199" table:display="true" table:show-details="true"/>
                <table:data-pilot-member table:name="6202" table:display="true" table:show-details="true"/>
                <table:data-pilot-member table:name="6204" table:display="true" table:show-details="true"/>
                <table:data-pilot-member table:name="6205" table:display="true" table:show-details="true"/>
                <table:data-pilot-member table:name="6230" table:display="true" table:show-details="true"/>
                <table:data-pilot-member table:name="6248" table:display="true" table:show-details="true"/>
                <table:data-pilot-member table:name="6251" table:display="true" table:show-details="true"/>
                <table:data-pilot-member table:name="6252" table:display="true" table:show-details="true"/>
                <table:data-pilot-member table:name="6260" table:display="true" table:show-details="true"/>
                <table:data-pilot-member table:name="6275" table:display="true" table:show-details="true"/>
                <table:data-pilot-member table:name="6277" table:display="true" table:show-details="true"/>
                <table:data-pilot-member table:name="6282" table:display="true" table:show-details="true"/>
                <table:data-pilot-member table:name="6290" table:display="true" table:show-details="true"/>
                <table:data-pilot-member table:name="6291" table:display="true" table:show-details="true"/>
                <table:data-pilot-member table:name="6299" table:display="true" table:show-details="true"/>
                <table:data-pilot-member table:name="6302" table:display="true" table:show-details="true"/>
                <table:data-pilot-member table:name="6308" table:display="true" table:show-details="true"/>
                <table:data-pilot-member table:name="6314" table:display="true" table:show-details="true"/>
                <table:data-pilot-member table:name="6325" table:display="true" table:show-details="true"/>
                <table:data-pilot-member table:name="6349" table:display="true" table:show-details="true"/>
                <table:data-pilot-member table:name="6379" table:display="true" table:show-details="true"/>
                <table:data-pilot-member table:name="6381" table:display="true" table:show-details="true"/>
                <table:data-pilot-member table:name="6382" table:display="true" table:show-details="true"/>
                <table:data-pilot-member table:name="6383" table:display="true" table:show-details="true"/>
                <table:data-pilot-member table:name="6384" table:display="true" table:show-details="true"/>
                <table:data-pilot-member table:name="6397" table:display="true" table:show-details="true"/>
                <table:data-pilot-member table:name="6401" table:display="true" table:show-details="true"/>
                <table:data-pilot-member table:name="6402" table:display="true" table:show-details="true"/>
                <table:data-pilot-member table:name="6408" table:display="true" table:show-details="true"/>
                <table:data-pilot-member table:name="6409" table:display="true" table:show-details="true"/>
                <table:data-pilot-member table:name="6416" table:display="true" table:show-details="true"/>
                <table:data-pilot-member table:name="6421" table:display="true" table:show-details="true"/>
                <table:data-pilot-member table:name="6436" table:display="true" table:show-details="true"/>
                <table:data-pilot-member table:name="6446" table:display="true" table:show-details="true"/>
                <table:data-pilot-member table:name="6450" table:display="true" table:show-details="true"/>
                <table:data-pilot-member table:name="6455" table:display="true" table:show-details="true"/>
                <table:data-pilot-member table:name="6456" table:display="true" table:show-details="true"/>
                <table:data-pilot-member table:name="6473" table:display="true" table:show-details="true"/>
                <table:data-pilot-member table:name="6474" table:display="true" table:show-details="true"/>
                <table:data-pilot-member table:name="6480" table:display="true" table:show-details="true"/>
                <table:data-pilot-member table:name="6481" table:display="true" table:show-details="true"/>
                <table:data-pilot-member table:name="6490" table:display="true" table:show-details="true"/>
                <table:data-pilot-member table:name="6494" table:display="true" table:show-details="true"/>
                <table:data-pilot-member table:name="6517" table:display="true" table:show-details="true"/>
                <table:data-pilot-member table:name="6531" table:display="true" table:show-details="true"/>
                <table:data-pilot-member table:name="6532" table:display="true" table:show-details="true"/>
                <table:data-pilot-member table:name="6533" table:display="true" table:show-details="true"/>
                <table:data-pilot-member table:name="6544" table:display="true" table:show-details="true"/>
                <table:data-pilot-member table:name="6546" table:display="true" table:show-details="true"/>
                <table:data-pilot-member table:name="6567" table:display="true" table:show-details="true"/>
                <table:data-pilot-member table:name="6578" table:display="true" table:show-details="true"/>
                <table:data-pilot-member table:name="6579" table:display="true" table:show-details="true"/>
                <table:data-pilot-member table:name="6606" table:display="true" table:show-details="true"/>
                <table:data-pilot-member table:name="6608" table:display="true" table:show-details="true"/>
                <table:data-pilot-member table:name="6625" table:display="true" table:show-details="true"/>
                <table:data-pilot-member table:name="6629" table:display="true" table:show-details="true"/>
                <table:data-pilot-member table:name="6631" table:display="true" table:show-details="true"/>
                <table:data-pilot-member table:name="6651" table:display="true" table:show-details="true"/>
                <table:data-pilot-member table:name="6655" table:display="true" table:show-details="true"/>
                <table:data-pilot-member table:name="6659" table:display="true" table:show-details="true"/>
                <table:data-pilot-member table:name="6665" table:display="true" table:show-details="true"/>
                <table:data-pilot-member table:name="6677" table:display="true" table:show-details="true"/>
                <table:data-pilot-member table:name="6686" table:display="true" table:show-details="true"/>
                <table:data-pilot-member table:name="6719" table:display="true" table:show-details="true"/>
                <table:data-pilot-member table:name="6720" table:display="true" table:show-details="true"/>
                <table:data-pilot-member table:name="6732" table:display="true" table:show-details="true"/>
                <table:data-pilot-member table:name="6736" table:display="true" table:show-details="true"/>
                <table:data-pilot-member table:name="6740" table:display="true" table:show-details="true"/>
                <table:data-pilot-member table:name="6741" table:display="true" table:show-details="true"/>
                <table:data-pilot-member table:name="6752" table:display="true" table:show-details="true"/>
                <table:data-pilot-member table:name="6761" table:display="true" table:show-details="true"/>
                <table:data-pilot-member table:name="6763" table:display="true" table:show-details="true"/>
                <table:data-pilot-member table:name="6770" table:display="true" table:show-details="true"/>
                <table:data-pilot-member table:name="6777" table:display="true" table:show-details="true"/>
                <table:data-pilot-member table:name="6780" table:display="true" table:show-details="true"/>
                <table:data-pilot-member table:name="6781" table:display="true" table:show-details="true"/>
                <table:data-pilot-member table:name="6784" table:display="true" table:show-details="true"/>
                <table:data-pilot-member table:name="6787" table:display="true" table:show-details="true"/>
                <table:data-pilot-member table:name="6796" table:display="true" table:show-details="true"/>
                <table:data-pilot-member table:name="6802" table:display="true" table:show-details="true"/>
                <table:data-pilot-member table:name="6824" table:display="true" table:show-details="true"/>
                <table:data-pilot-member table:name="6826" table:display="true" table:show-details="true"/>
                <table:data-pilot-member table:name="6832" table:display="true" table:show-details="true"/>
                <table:data-pilot-member table:name="6840" table:display="true" table:show-details="true"/>
                <table:data-pilot-member table:name="6843" table:display="true" table:show-details="true"/>
                <table:data-pilot-member table:name="6847" table:display="true" table:show-details="true"/>
                <table:data-pilot-member table:name="6849" table:display="true" table:show-details="true"/>
                <table:data-pilot-member table:name="6853" table:display="true" table:show-details="true"/>
                <table:data-pilot-member table:name="6870" table:display="true" table:show-details="true"/>
                <table:data-pilot-member table:name="6872" table:display="true" table:show-details="true"/>
                <table:data-pilot-member table:name="6874" table:display="true" table:show-details="true"/>
                <table:data-pilot-member table:name="6880" table:display="true" table:show-details="true"/>
                <table:data-pilot-member table:name="6885" table:display="true" table:show-details="true"/>
                <table:data-pilot-member table:name="6886" table:display="true" table:show-details="true"/>
                <table:data-pilot-member table:name="6889" table:display="true" table:show-details="true"/>
                <table:data-pilot-member table:name="6891" table:display="true" table:show-details="true"/>
                <table:data-pilot-member table:name="6892" table:display="true" table:show-details="true"/>
                <table:data-pilot-member table:name="6900" table:display="true" table:show-details="true"/>
                <table:data-pilot-member table:name="6913" table:display="true" table:show-details="true"/>
                <table:data-pilot-member table:name="6915" table:display="true" table:show-details="true"/>
                <table:data-pilot-member table:name="6925" table:display="true" table:show-details="true"/>
                <table:data-pilot-member table:name="6938" table:display="true" table:show-details="true"/>
                <table:data-pilot-member table:name="6940" table:display="true" table:show-details="true"/>
                <table:data-pilot-member table:name="6956" table:display="true" table:show-details="true"/>
                <table:data-pilot-member table:name="6975" table:display="true" table:show-details="true"/>
                <table:data-pilot-member table:name="6979" table:display="true" table:show-details="true"/>
                <table:data-pilot-member table:name="6990" table:display="true" table:show-details="true"/>
                <table:data-pilot-member table:name="6992" table:display="true" table:show-details="true"/>
                <table:data-pilot-member table:name="7002" table:display="true" table:show-details="true"/>
                <table:data-pilot-member table:name="7029" table:display="true" table:show-details="true"/>
                <table:data-pilot-member table:name="7037" table:display="true" table:show-details="true"/>
                <table:data-pilot-member table:name="7044" table:display="true" table:show-details="true"/>
                <table:data-pilot-member table:name="7049" table:display="true" table:show-details="true"/>
                <table:data-pilot-member table:name="7050" table:display="true" table:show-details="true"/>
                <table:data-pilot-member table:name="7057" table:display="true" table:show-details="true"/>
                <table:data-pilot-member table:name="7060" table:display="true" table:show-details="true"/>
                <table:data-pilot-member table:name="7068" table:display="true" table:show-details="true"/>
                <table:data-pilot-member table:name="7073" table:display="true" table:show-details="true"/>
                <table:data-pilot-member table:name="7085" table:display="true" table:show-details="true"/>
                <table:data-pilot-member table:name="7088" table:display="true" table:show-details="true"/>
                <table:data-pilot-member table:name="7098" table:display="true" table:show-details="true"/>
                <table:data-pilot-member table:name="7102" table:display="true" table:show-details="true"/>
                <table:data-pilot-member table:name="7110" table:display="true" table:show-details="true"/>
                <table:data-pilot-member table:name="7114" table:display="true" table:show-details="true"/>
                <table:data-pilot-member table:name="7130" table:display="true" table:show-details="true"/>
                <table:data-pilot-member table:name="7154" table:display="true" table:show-details="true"/>
                <table:data-pilot-member table:name="7157" table:display="true" table:show-details="true"/>
                <table:data-pilot-member table:name="7168" table:display="true" table:show-details="true"/>
                <table:data-pilot-member table:name="7208" table:display="true" table:show-details="true"/>
                <table:data-pilot-member table:name="7212" table:display="true" table:show-details="true"/>
                <table:data-pilot-member table:name="7225" table:display="true" table:show-details="true"/>
                <table:data-pilot-member table:name="7252" table:display="true" table:show-details="true"/>
                <table:data-pilot-member table:name="7267" table:display="true" table:show-details="true"/>
                <table:data-pilot-member table:name="7276" table:display="true" table:show-details="true"/>
                <table:data-pilot-member table:name="7283" table:display="true" table:show-details="true"/>
                <table:data-pilot-member table:name="7299" table:display="true" table:show-details="true"/>
                <table:data-pilot-member table:name="7315" table:display="true" table:show-details="true"/>
                <table:data-pilot-member table:name="7317" table:display="true" table:show-details="true"/>
                <table:data-pilot-member table:name="7332" table:display="true" table:show-details="true"/>
                <table:data-pilot-member table:name="7336" table:display="true" table:show-details="true"/>
                <table:data-pilot-member table:name="7337" table:display="true" table:show-details="true"/>
                <table:data-pilot-member table:name="7342" table:display="true" table:show-details="true"/>
                <table:data-pilot-member table:name="7352" table:display="true" table:show-details="true"/>
                <table:data-pilot-member table:name="7359" table:display="true" table:show-details="true"/>
                <table:data-pilot-member table:name="7360" table:display="true" table:show-details="true"/>
                <table:data-pilot-member table:name="7367" table:display="true" table:show-details="true"/>
                <table:data-pilot-member table:name="7378" table:display="true" table:show-details="true"/>
                <table:data-pilot-member table:name="7383" table:display="true" table:show-details="true"/>
                <table:data-pilot-member table:name="7386" table:display="true" table:show-details="true"/>
                <table:data-pilot-member table:name="7388" table:display="true" table:show-details="true"/>
                <table:data-pilot-member table:name="7391" table:display="true" table:show-details="true"/>
                <table:data-pilot-member table:name="7398" table:display="true" table:show-details="true"/>
                <table:data-pilot-member table:name="7399" table:display="true" table:show-details="true"/>
                <table:data-pilot-member table:name="7422" table:display="true" table:show-details="true"/>
                <table:data-pilot-member table:name="7426" table:display="true" table:show-details="true"/>
                <table:data-pilot-member table:name="7428" table:display="true" table:show-details="true"/>
                <table:data-pilot-member table:name="7430" table:display="true" table:show-details="true"/>
                <table:data-pilot-member table:name="7435" table:display="true" table:show-details="true"/>
                <table:data-pilot-member table:name="7463" table:display="true" table:show-details="true"/>
                <table:data-pilot-member table:name="7464" table:display="true" table:show-details="true"/>
                <table:data-pilot-member table:name="7466" table:display="true" table:show-details="true"/>
                <table:data-pilot-member table:name="7484" table:display="true" table:show-details="true"/>
                <table:data-pilot-member table:name="7485" table:display="true" table:show-details="true"/>
                <table:data-pilot-member table:name="7487" table:display="true" table:show-details="true"/>
                <table:data-pilot-member table:name="7491" table:display="true" table:show-details="true"/>
                <table:data-pilot-member table:name="7495" table:display="true" table:show-details="true"/>
                <table:data-pilot-member table:name="7507" table:display="true" table:show-details="true"/>
                <table:data-pilot-member table:name="7516" table:display="true" table:show-details="true"/>
                <table:data-pilot-member table:name="7522" table:display="true" table:show-details="true"/>
                <table:data-pilot-member table:name="7541" table:display="true" table:show-details="true"/>
                <table:data-pilot-member table:name="7564" table:display="true" table:show-details="true"/>
                <table:data-pilot-member table:name="7595" table:display="true" table:show-details="true"/>
                <table:data-pilot-member table:name="7617" table:display="true" table:show-details="true"/>
                <table:data-pilot-member table:name="7618" table:display="true" table:show-details="true"/>
                <table:data-pilot-member table:name="7619" table:display="true" table:show-details="true"/>
                <table:data-pilot-member table:name="7628" table:display="true" table:show-details="true"/>
                <table:data-pilot-member table:name="7630" table:display="true" table:show-details="true"/>
                <table:data-pilot-member table:name="7643" table:display="true" table:show-details="true"/>
                <table:data-pilot-member table:name="7646" table:display="true" table:show-details="true"/>
                <table:data-pilot-member table:name="7675" table:display="true" table:show-details="true"/>
                <table:data-pilot-member table:name="7679" table:display="true" table:show-details="true"/>
                <table:data-pilot-member table:name="7690" table:display="true" table:show-details="true"/>
                <table:data-pilot-member table:name="7692" table:display="true" table:show-details="true"/>
                <table:data-pilot-member table:name="7693" table:display="true" table:show-details="true"/>
                <table:data-pilot-member table:name="7696" table:display="true" table:show-details="true"/>
                <table:data-pilot-member table:name="7699" table:display="true" table:show-details="true"/>
                <table:data-pilot-member table:name="7709" table:display="true" table:show-details="true"/>
                <table:data-pilot-member table:name="7713" table:display="true" table:show-details="true"/>
                <table:data-pilot-member table:name="7714" table:display="true" table:show-details="true"/>
                <table:data-pilot-member table:name="7719" table:display="true" table:show-details="true"/>
                <table:data-pilot-member table:name="7720" table:display="true" table:show-details="true"/>
                <table:data-pilot-member table:name="7721" table:display="true" table:show-details="true"/>
                <table:data-pilot-member table:name="7724" table:display="true" table:show-details="true"/>
                <table:data-pilot-member table:name="7733" table:display="true" table:show-details="true"/>
                <table:data-pilot-member table:name="7742" table:display="true" table:show-details="true"/>
                <table:data-pilot-member table:name="7745" table:display="true" table:show-details="true"/>
                <table:data-pilot-member table:name="7748" table:display="true" table:show-details="true"/>
                <table:data-pilot-member table:name="7750" table:display="true" table:show-details="true"/>
                <table:data-pilot-member table:name="7752" table:display="true" table:show-details="true"/>
                <table:data-pilot-member table:name="7753" table:display="true" table:show-details="true"/>
                <table:data-pilot-member table:name="7782" table:display="true" table:show-details="true"/>
                <table:data-pilot-member table:name="7795" table:display="true" table:show-details="true"/>
                <table:data-pilot-member table:name="7809" table:display="true" table:show-details="true"/>
                <table:data-pilot-member table:name="7810" table:display="true" table:show-details="true"/>
                <table:data-pilot-member table:name="7829" table:display="true" table:show-details="true"/>
                <table:data-pilot-member table:name="7832" table:display="true" table:show-details="true"/>
                <table:data-pilot-member table:name="7833" table:display="true" table:show-details="true"/>
                <table:data-pilot-member table:name="7836" table:display="true" table:show-details="true"/>
                <table:data-pilot-member table:name="7847" table:display="true" table:show-details="true"/>
                <table:data-pilot-member table:name="7858" table:display="true" table:show-details="true"/>
                <table:data-pilot-member table:name="7862" table:display="true" table:show-details="true"/>
                <table:data-pilot-member table:name="7863" table:display="true" table:show-details="true"/>
                <table:data-pilot-member table:name="7867" table:display="true" table:show-details="true"/>
                <table:data-pilot-member table:name="7872" table:display="true" table:show-details="true"/>
                <table:data-pilot-member table:name="7878" table:display="true" table:show-details="true"/>
                <table:data-pilot-member table:name="7883" table:display="true" table:show-details="true"/>
                <table:data-pilot-member table:name="7887" table:display="true" table:show-details="true"/>
                <table:data-pilot-member table:name="7897" table:display="true" table:show-details="true"/>
                <table:data-pilot-member table:name="7906" table:display="true" table:show-details="true"/>
                <table:data-pilot-member table:name="7913" table:display="true" table:show-details="true"/>
                <table:data-pilot-member table:name="7915" table:display="true" table:show-details="true"/>
                <table:data-pilot-member table:name="7929" table:display="true" table:show-details="true"/>
                <table:data-pilot-member table:name="7934" table:display="true" table:show-details="true"/>
                <table:data-pilot-member table:name="7939" table:display="true" table:show-details="true"/>
                <table:data-pilot-member table:name="7944" table:display="true" table:show-details="true"/>
                <table:data-pilot-member table:name="7950" table:display="true" table:show-details="true"/>
                <table:data-pilot-member table:name="7959" table:display="true" table:show-details="true"/>
                <table:data-pilot-member table:name="7963" table:display="true" table:show-details="true"/>
                <table:data-pilot-member table:name="7979" table:display="true" table:show-details="true"/>
                <table:data-pilot-member table:name="7989" table:display="true" table:show-details="true"/>
                <table:data-pilot-member table:name="7994" table:display="true" table:show-details="true"/>
                <table:data-pilot-member table:name="7997" table:display="true" table:show-details="true"/>
                <table:data-pilot-member table:name="8000" table:display="true" table:show-details="true"/>
                <table:data-pilot-member table:name="8001" table:display="true" table:show-details="true"/>
                <table:data-pilot-member table:name="8006" table:display="true" table:show-details="true"/>
                <table:data-pilot-member table:name="8009" table:display="true" table:show-details="true"/>
                <table:data-pilot-member table:name="8010" table:display="true" table:show-details="true"/>
                <table:data-pilot-member table:name="8020" table:display="true" table:show-details="true"/>
                <table:data-pilot-member table:name="8024" table:display="true" table:show-details="true"/>
                <table:data-pilot-member table:name="8032" table:display="true" table:show-details="true"/>
                <table:data-pilot-member table:name="8041" table:display="true" table:show-details="true"/>
                <table:data-pilot-member table:name="8046" table:display="true" table:show-details="true"/>
                <table:data-pilot-member table:name="8049" table:display="true" table:show-details="true"/>
                <table:data-pilot-member table:name="8055" table:display="true" table:show-details="true"/>
                <table:data-pilot-member table:name="8062" table:display="true" table:show-details="true"/>
                <table:data-pilot-member table:name="8071" table:display="true" table:show-details="true"/>
                <table:data-pilot-member table:name="8074" table:display="true" table:show-details="true"/>
                <table:data-pilot-member table:name="8087" table:display="true" table:show-details="true"/>
                <table:data-pilot-member table:name="8090" table:display="true" table:show-details="true"/>
                <table:data-pilot-member table:name="8111" table:display="true" table:show-details="true"/>
                <table:data-pilot-member table:name="8116" table:display="true" table:show-details="true"/>
                <table:data-pilot-member table:name="8122" table:display="true" table:show-details="true"/>
                <table:data-pilot-member table:name="8123" table:display="true" table:show-details="true"/>
                <table:data-pilot-member table:name="8149" table:display="true" table:show-details="true"/>
                <table:data-pilot-member table:name="8163" table:display="true" table:show-details="true"/>
                <table:data-pilot-member table:name="8167" table:display="true" table:show-details="true"/>
                <table:data-pilot-member table:name="8177" table:display="true" table:show-details="true"/>
                <table:data-pilot-member table:name="8178" table:display="true" table:show-details="true"/>
                <table:data-pilot-member table:name="8180" table:display="true" table:show-details="true"/>
                <table:data-pilot-member table:name="8182" table:display="true" table:show-details="true"/>
                <table:data-pilot-member table:name="8187" table:display="true" table:show-details="true"/>
                <table:data-pilot-member table:name="8191" table:display="true" table:show-details="true"/>
                <table:data-pilot-member table:name="8204" table:display="true" table:show-details="true"/>
                <table:data-pilot-member table:name="8216" table:display="true" table:show-details="true"/>
                <table:data-pilot-member table:name="8217" table:display="true" table:show-details="true"/>
                <table:data-pilot-member table:name="8251" table:display="true" table:show-details="true"/>
                <table:data-pilot-member table:name="8288" table:display="true" table:show-details="true"/>
                <table:data-pilot-member table:name="8290" table:display="true" table:show-details="true"/>
                <table:data-pilot-member table:name="8299" table:display="true" table:show-details="true"/>
                <table:data-pilot-member table:name="8313" table:display="true" table:show-details="true"/>
                <table:data-pilot-member table:name="8317" table:display="true" table:show-details="true"/>
                <table:data-pilot-member table:name="8332" table:display="true" table:show-details="true"/>
                <table:data-pilot-member table:name="8344" table:display="true" table:show-details="true"/>
                <table:data-pilot-member table:name="8360" table:display="true" table:show-details="true"/>
                <table:data-pilot-member table:name="8387" table:display="true" table:show-details="true"/>
                <table:data-pilot-member table:name="8392" table:display="true" table:show-details="true"/>
                <table:data-pilot-member table:name="8394" table:display="true" table:show-details="true"/>
                <table:data-pilot-member table:name="8396" table:display="true" table:show-details="true"/>
                <table:data-pilot-member table:name="8397" table:display="true" table:show-details="true"/>
                <table:data-pilot-member table:name="8406" table:display="true" table:show-details="true"/>
                <table:data-pilot-member table:name="8408" table:display="true" table:show-details="true"/>
                <table:data-pilot-member table:name="8414" table:display="true" table:show-details="true"/>
                <table:data-pilot-member table:name="8417" table:display="true" table:show-details="true"/>
                <table:data-pilot-member table:name="8422" table:display="true" table:show-details="true"/>
                <table:data-pilot-member table:name="8427" table:display="true" table:show-details="true"/>
                <table:data-pilot-member table:name="8428" table:display="true" table:show-details="true"/>
                <table:data-pilot-member table:name="8436" table:display="true" table:show-details="true"/>
                <table:data-pilot-member table:name="8446" table:display="true" table:show-details="true"/>
                <table:data-pilot-member table:name="8447" table:display="true" table:show-details="true"/>
                <table:data-pilot-member table:name="8448" table:display="true" table:show-details="true"/>
                <table:data-pilot-member table:name="8454" table:display="true" table:show-details="true"/>
                <table:data-pilot-member table:name="8466" table:display="true" table:show-details="true"/>
                <table:data-pilot-member table:name="8471" table:display="true" table:show-details="true"/>
                <table:data-pilot-member table:name="8491" table:display="true" table:show-details="true"/>
                <table:data-pilot-member table:name="8494" table:display="true" table:show-details="true"/>
                <table:data-pilot-member table:name="8504" table:display="true" table:show-details="true"/>
                <table:data-pilot-member table:name="8530" table:display="true" table:show-details="true"/>
                <table:data-pilot-member table:name="8540" table:display="true" table:show-details="true"/>
                <table:data-pilot-member table:name="8544" table:display="true" table:show-details="true"/>
                <table:data-pilot-member table:name="8554" table:display="true" table:show-details="true"/>
                <table:data-pilot-member table:name="8562" table:display="true" table:show-details="true"/>
                <table:data-pilot-member table:name="8563" table:display="true" table:show-details="true"/>
                <table:data-pilot-member table:name="8564" table:display="true" table:show-details="true"/>
                <table:data-pilot-member table:name="8567" table:display="true" table:show-details="true"/>
                <table:data-pilot-member table:name="8572" table:display="true" table:show-details="true"/>
                <table:data-pilot-member table:name="8575" table:display="true" table:show-details="true"/>
                <table:data-pilot-member table:name="8578" table:display="true" table:show-details="true"/>
                <table:data-pilot-member table:name="8581" table:display="true" table:show-details="true"/>
                <table:data-pilot-member table:name="8594" table:display="true" table:show-details="true"/>
                <table:data-pilot-member table:name="8600" table:display="true" table:show-details="true"/>
                <table:data-pilot-member table:name="8608" table:display="true" table:show-details="true"/>
                <table:data-pilot-member table:name="8610" table:display="true" table:show-details="true"/>
                <table:data-pilot-member table:name="8620" table:display="true" table:show-details="true"/>
                <table:data-pilot-member table:name="8624" table:display="true" table:show-details="true"/>
                <table:data-pilot-member table:name="8626" table:display="true" table:show-details="true"/>
                <table:data-pilot-member table:name="8627" table:display="true" table:show-details="true"/>
                <table:data-pilot-member table:name="8632" table:display="true" table:show-details="true"/>
                <table:data-pilot-member table:name="8633" table:display="true" table:show-details="true"/>
                <table:data-pilot-member table:name="8636" table:display="true" table:show-details="true"/>
                <table:data-pilot-member table:name="8653" table:display="true" table:show-details="true"/>
                <table:data-pilot-member table:name="8656" table:display="true" table:show-details="true"/>
                <table:data-pilot-member table:name="8663" table:display="true" table:show-details="true"/>
                <table:data-pilot-member table:name="8664" table:display="true" table:show-details="true"/>
                <table:data-pilot-member table:name="8668" table:display="true" table:show-details="true"/>
                <table:data-pilot-member table:name="8672" table:display="true" table:show-details="true"/>
                <table:data-pilot-member table:name="8686" table:display="true" table:show-details="true"/>
                <table:data-pilot-member table:name="8693" table:display="true" table:show-details="true"/>
                <table:data-pilot-member table:name="8700" table:display="true" table:show-details="true"/>
                <table:data-pilot-member table:name="8706" table:display="true" table:show-details="true"/>
                <table:data-pilot-member table:name="8707" table:display="true" table:show-details="true"/>
                <table:data-pilot-member table:name="8708" table:display="true" table:show-details="true"/>
                <table:data-pilot-member table:name="8710" table:display="true" table:show-details="true"/>
                <table:data-pilot-member table:name="8713" table:display="true" table:show-details="true"/>
                <table:data-pilot-member table:name="8728" table:display="true" table:show-details="true"/>
                <table:data-pilot-member table:name="8739" table:display="true" table:show-details="true"/>
                <table:data-pilot-member table:name="8753" table:display="true" table:show-details="true"/>
                <table:data-pilot-member table:name="8773" table:display="true" table:show-details="true"/>
                <table:data-pilot-member table:name="8788" table:display="true" table:show-details="true"/>
                <table:data-pilot-member table:name="8791" table:display="true" table:show-details="true"/>
                <table:data-pilot-member table:name="8804" table:display="true" table:show-details="true"/>
                <table:data-pilot-member table:name="8817" table:display="true" table:show-details="true"/>
                <table:data-pilot-member table:name="8840" table:display="true" table:show-details="true"/>
                <table:data-pilot-member table:name="8864" table:display="true" table:show-details="true"/>
                <table:data-pilot-member table:name="8866" table:display="true" table:show-details="true"/>
                <table:data-pilot-member table:name="8867" table:display="true" table:show-details="true"/>
                <table:data-pilot-member table:name="8872" table:display="true" table:show-details="true"/>
                <table:data-pilot-member table:name="8882" table:display="true" table:show-details="true"/>
                <table:data-pilot-member table:name="8886" table:display="true" table:show-details="true"/>
                <table:data-pilot-member table:name="8889" table:display="true" table:show-details="true"/>
                <table:data-pilot-member table:name="8905" table:display="true" table:show-details="true"/>
                <table:data-pilot-member table:name="8906" table:display="true" table:show-details="true"/>
                <table:data-pilot-member table:name="8915" table:display="true" table:show-details="true"/>
                <table:data-pilot-member table:name="8932" table:display="true" table:show-details="true"/>
                <table:data-pilot-member table:name="8940" table:display="true" table:show-details="true"/>
                <table:data-pilot-member table:name="8949" table:display="true" table:show-details="true"/>
                <table:data-pilot-member table:name="8979" table:display="true" table:show-details="true"/>
                <table:data-pilot-member table:name="9010" table:display="true" table:show-details="true"/>
                <table:data-pilot-member table:name="9020" table:display="true" table:show-details="true"/>
                <table:data-pilot-member table:name="9023" table:display="true" table:show-details="true"/>
                <table:data-pilot-member table:name="9025" table:display="true" table:show-details="true"/>
                <table:data-pilot-member table:name="9030" table:display="true" table:show-details="true"/>
                <table:data-pilot-member table:name="9041" table:display="true" table:show-details="true"/>
                <table:data-pilot-member table:name="9044" table:display="true" table:show-details="true"/>
                <table:data-pilot-member table:name="9051" table:display="true" table:show-details="true"/>
                <table:data-pilot-member table:name="9066" table:display="true" table:show-details="true"/>
                <table:data-pilot-member table:name="9072" table:display="true" table:show-details="true"/>
                <table:data-pilot-member table:name="9079" table:display="true" table:show-details="true"/>
                <table:data-pilot-member table:name="9086" table:display="true" table:show-details="true"/>
                <table:data-pilot-member table:name="9089" table:display="true" table:show-details="true"/>
                <table:data-pilot-member table:name="9093" table:display="true" table:show-details="true"/>
                <table:data-pilot-member table:name="9095" table:display="true" table:show-details="true"/>
                <table:data-pilot-member table:name="9100" table:display="true" table:show-details="true"/>
                <table:data-pilot-member table:name="9106" table:display="true" table:show-details="true"/>
                <table:data-pilot-member table:name="9108" table:display="true" table:show-details="true"/>
                <table:data-pilot-member table:name="9134" table:display="true" table:show-details="true"/>
                <table:data-pilot-member table:name="9149" table:display="true" table:show-details="true"/>
                <table:data-pilot-member table:name="9161" table:display="true" table:show-details="true"/>
                <table:data-pilot-member table:name="9211" table:display="true" table:show-details="true"/>
                <table:data-pilot-member table:name="9212" table:display="true" table:show-details="true"/>
                <table:data-pilot-member table:name="9214" table:display="true" table:show-details="true"/>
                <table:data-pilot-member table:name="9217" table:display="true" table:show-details="true"/>
                <table:data-pilot-member table:name="9221" table:display="true" table:show-details="true"/>
                <table:data-pilot-member table:name="9225" table:display="true" table:show-details="true"/>
                <table:data-pilot-member table:name="9227" table:display="true" table:show-details="true"/>
                <table:data-pilot-member table:name="9233" table:display="true" table:show-details="true"/>
                <table:data-pilot-member table:name="9248" table:display="true" table:show-details="true"/>
                <table:data-pilot-member table:name="9252" table:display="true" table:show-details="true"/>
                <table:data-pilot-member table:name="9261" table:display="true" table:show-details="true"/>
                <table:data-pilot-member table:name="9263" table:display="true" table:show-details="true"/>
                <table:data-pilot-member table:name="9272" table:display="true" table:show-details="true"/>
                <table:data-pilot-member table:name="9283" table:display="true" table:show-details="true"/>
                <table:data-pilot-member table:name="9289" table:display="true" table:show-details="true"/>
                <table:data-pilot-member table:name="9297" table:display="true" table:show-details="true"/>
                <table:data-pilot-member table:name="9301" table:display="true" table:show-details="true"/>
                <table:data-pilot-member table:name="9310" table:display="true" table:show-details="true"/>
                <table:data-pilot-member table:name="9318" table:display="true" table:show-details="true"/>
                <table:data-pilot-member table:name="9321" table:display="true" table:show-details="true"/>
                <table:data-pilot-member table:name="9343" table:display="true" table:show-details="true"/>
                <table:data-pilot-member table:name="9351" table:display="true" table:show-details="true"/>
                <table:data-pilot-member table:name="9360" table:display="true" table:show-details="true"/>
                <table:data-pilot-member table:name="9373" table:display="true" table:show-details="true"/>
                <table:data-pilot-member table:name="9379" table:display="true" table:show-details="true"/>
                <table:data-pilot-member table:name="9397" table:display="true" table:show-details="true"/>
                <table:data-pilot-member table:name="9404" table:display="true" table:show-details="true"/>
                <table:data-pilot-member table:name="9409" table:display="true" table:show-details="true"/>
                <table:data-pilot-member table:name="9415" table:display="true" table:show-details="true"/>
                <table:data-pilot-member table:name="9416" table:display="true" table:show-details="true"/>
                <table:data-pilot-member table:name="9424" table:display="true" table:show-details="true"/>
                <table:data-pilot-member table:name="9427" table:display="true" table:show-details="true"/>
                <table:data-pilot-member table:name="9441" table:display="true" table:show-details="true"/>
                <table:data-pilot-member table:name="9450" table:display="true" table:show-details="true"/>
                <table:data-pilot-member table:name="9456" table:display="true" table:show-details="true"/>
                <table:data-pilot-member table:name="9459" table:display="true" table:show-details="true"/>
                <table:data-pilot-member table:name="9479" table:display="true" table:show-details="true"/>
                <table:data-pilot-member table:name="9487" table:display="true" table:show-details="true"/>
                <table:data-pilot-member table:name="9499" table:display="true" table:show-details="true"/>
                <table:data-pilot-member table:name="9502" table:display="true" table:show-details="true"/>
                <table:data-pilot-member table:name="9521" table:display="true" table:show-details="true"/>
                <table:data-pilot-member table:name="9553" table:display="true" table:show-details="true"/>
                <table:data-pilot-member table:name="9556" table:display="true" table:show-details="true"/>
                <table:data-pilot-member table:name="9558" table:display="true" table:show-details="true"/>
                <table:data-pilot-member table:name="9561" table:display="true" table:show-details="true"/>
                <table:data-pilot-member table:name="9566" table:display="true" table:show-details="true"/>
                <table:data-pilot-member table:name="9567" table:display="true" table:show-details="true"/>
                <table:data-pilot-member table:name="9571" table:display="true" table:show-details="true"/>
                <table:data-pilot-member table:name="9576" table:display="true" table:show-details="true"/>
                <table:data-pilot-member table:name="9596" table:display="true" table:show-details="true"/>
                <table:data-pilot-member table:name="9598" table:display="true" table:show-details="true"/>
                <table:data-pilot-member table:name="9603" table:display="true" table:show-details="true"/>
                <table:data-pilot-member table:name="9606" table:display="true" table:show-details="true"/>
                <table:data-pilot-member table:name="9607" table:display="true" table:show-details="true"/>
                <table:data-pilot-member table:name="9612" table:display="true" table:show-details="true"/>
                <table:data-pilot-member table:name="9632" table:display="true" table:show-details="true"/>
                <table:data-pilot-member table:name="9633" table:display="true" table:show-details="true"/>
                <table:data-pilot-member table:name="9638" table:display="true" table:show-details="true"/>
                <table:data-pilot-member table:name="9648" table:display="true" table:show-details="true"/>
                <table:data-pilot-member table:name="9651" table:display="true" table:show-details="true"/>
                <table:data-pilot-member table:name="9655" table:display="true" table:show-details="true"/>
                <table:data-pilot-member table:name="9680" table:display="true" table:show-details="true"/>
                <table:data-pilot-member table:name="9707" table:display="true" table:show-details="true"/>
                <table:data-pilot-member table:name="9709" table:display="true" table:show-details="true"/>
                <table:data-pilot-member table:name="9716" table:display="true" table:show-details="true"/>
                <table:data-pilot-member table:name="9719" table:display="true" table:show-details="true"/>
                <table:data-pilot-member table:name="9720" table:display="true" table:show-details="true"/>
                <table:data-pilot-member table:name="9748" table:display="true" table:show-details="true"/>
                <table:data-pilot-member table:name="9754" table:display="true" table:show-details="true"/>
                <table:data-pilot-member table:name="9758" table:display="true" table:show-details="true"/>
                <table:data-pilot-member table:name="9763" table:display="true" table:show-details="true"/>
                <table:data-pilot-member table:name="9778" table:display="true" table:show-details="true"/>
                <table:data-pilot-member table:name="9779" table:display="true" table:show-details="true"/>
                <table:data-pilot-member table:name="9783" table:display="true" table:show-details="true"/>
                <table:data-pilot-member table:name="9784" table:display="true" table:show-details="true"/>
                <table:data-pilot-member table:name="9790" table:display="true" table:show-details="true"/>
                <table:data-pilot-member table:name="9798" table:display="true" table:show-details="true"/>
                <table:data-pilot-member table:name="9801" table:display="true" table:show-details="true"/>
                <table:data-pilot-member table:name="9812" table:display="true" table:show-details="true"/>
                <table:data-pilot-member table:name="9823" table:display="true" table:show-details="true"/>
                <table:data-pilot-member table:name="9830" table:display="true" table:show-details="true"/>
                <table:data-pilot-member table:name="9833" table:display="true" table:show-details="true"/>
                <table:data-pilot-member table:name="9839" table:display="true" table:show-details="true"/>
                <table:data-pilot-member table:name="9858" table:display="true" table:show-details="true"/>
                <table:data-pilot-member table:name="9865" table:display="true" table:show-details="true"/>
                <table:data-pilot-member table:name="9867" table:display="true" table:show-details="true"/>
                <table:data-pilot-member table:name="9868" table:display="true" table:show-details="true"/>
                <table:data-pilot-member table:name="9871" table:display="true" table:show-details="true"/>
                <table:data-pilot-member table:name="9873" table:display="true" table:show-details="true"/>
                <table:data-pilot-member table:name="9876" table:display="true" table:show-details="true"/>
                <table:data-pilot-member table:name="9880" table:display="true" table:show-details="true"/>
                <table:data-pilot-member table:name="9887" table:display="true" table:show-details="true"/>
                <table:data-pilot-member table:name="9893" table:display="true" table:show-details="true"/>
                <table:data-pilot-member table:name="9894" table:display="true" table:show-details="true"/>
                <table:data-pilot-member table:name="9908" table:display="true" table:show-details="true"/>
                <table:data-pilot-member table:name="9936" table:display="true" table:show-details="true"/>
                <table:data-pilot-member table:name="9942" table:display="true" table:show-details="true"/>
                <table:data-pilot-member table:name="9946" table:display="true" table:show-details="true"/>
                <table:data-pilot-member table:name="9949" table:display="true" table:show-details="true"/>
                <table:data-pilot-member table:name="9961" table:display="true" table:show-details="true"/>
                <table:data-pilot-member table:name="9962" table:display="true" table:show-details="true"/>
                <table:data-pilot-member table:name="9964" table:display="true" table:show-details="true"/>
                <table:data-pilot-member table:name="9966" table:display="true" table:show-details="true"/>
                <table:data-pilot-member table:name="9982" table:display="true" table:show-details="true"/>
                <table:data-pilot-member table:name="9987" table:display="true" table:show-details="true"/>
                <table:data-pilot-member table:name="9993" table:display="true" table:show-details="true"/>
                <table:data-pilot-member table:name="10008" table:display="true" table:show-details="true"/>
                <table:data-pilot-member table:name="10038" table:display="true" table:show-details="true"/>
                <table:data-pilot-member table:name="10042" table:display="true" table:show-details="true"/>
                <table:data-pilot-member table:name="10052" table:display="true" table:show-details="true"/>
                <table:data-pilot-member table:name="10053" table:display="true" table:show-details="true"/>
                <table:data-pilot-member table:name="10054" table:display="true" table:show-details="true"/>
                <table:data-pilot-member table:name="10055" table:display="true" table:show-details="true"/>
                <table:data-pilot-member table:name="10058" table:display="true" table:show-details="true"/>
                <table:data-pilot-member table:name="10072" table:display="true" table:show-details="true"/>
                <table:data-pilot-member table:name="10095" table:display="true" table:show-details="true"/>
                <table:data-pilot-member table:name="10097" table:display="true" table:show-details="true"/>
                <table:data-pilot-member table:name="10104" table:display="true" table:show-details="true"/>
                <table:data-pilot-member table:name="10105" table:display="true" table:show-details="true"/>
                <table:data-pilot-member table:name="10111" table:display="true" table:show-details="true"/>
                <table:data-pilot-member table:name="10123" table:display="true" table:show-details="true"/>
                <table:data-pilot-member table:name="10135" table:display="true" table:show-details="true"/>
                <table:data-pilot-member table:name="10142" table:display="true" table:show-details="true"/>
                <table:data-pilot-member table:name="10143" table:display="true" table:show-details="true"/>
                <table:data-pilot-member table:name="10145" table:display="true" table:show-details="true"/>
                <table:data-pilot-member table:name="10146" table:display="true" table:show-details="true"/>
                <table:data-pilot-member table:name="10147" table:display="true" table:show-details="true"/>
                <table:data-pilot-member table:name="10149" table:display="true" table:show-details="true"/>
                <table:data-pilot-member table:name="10162" table:display="true" table:show-details="true"/>
                <table:data-pilot-member table:name="10165" table:display="true" table:show-details="true"/>
                <table:data-pilot-member table:name="10172" table:display="true" table:show-details="true"/>
                <table:data-pilot-member table:name="10177" table:display="true" table:show-details="true"/>
                <table:data-pilot-member table:name="10178" table:display="true" table:show-details="true"/>
                <table:data-pilot-member table:name="10186" table:display="true" table:show-details="true"/>
                <table:data-pilot-member table:name="10187" table:display="true" table:show-details="true"/>
                <table:data-pilot-member table:name="10196" table:display="true" table:show-details="true"/>
                <table:data-pilot-member table:name="10198" table:display="true" table:show-details="true"/>
                <table:data-pilot-member table:name="10201" table:display="true" table:show-details="true"/>
                <table:data-pilot-member table:name="10205" table:display="true" table:show-details="true"/>
                <table:data-pilot-member table:name="10223" table:display="true" table:show-details="true"/>
                <table:data-pilot-member table:name="10258" table:display="true" table:show-details="true"/>
                <table:data-pilot-member table:name="10271" table:display="true" table:show-details="true"/>
                <table:data-pilot-member table:name="10281" table:display="true" table:show-details="true"/>
                <table:data-pilot-member table:name="10285" table:display="true" table:show-details="true"/>
                <table:data-pilot-member table:name="10288" table:display="true" table:show-details="true"/>
                <table:data-pilot-member table:name="10294" table:display="true" table:show-details="true"/>
                <table:data-pilot-member table:name="10299" table:display="true" table:show-details="true"/>
                <table:data-pilot-member table:name="10301" table:display="true" table:show-details="true"/>
                <table:data-pilot-member table:name="10317" table:display="true" table:show-details="true"/>
                <table:data-pilot-member table:name="10335" table:display="true" table:show-details="true"/>
                <table:data-pilot-member table:name="10346" table:display="true" table:show-details="true"/>
                <table:data-pilot-member table:name="10350" table:display="true" table:show-details="true"/>
                <table:data-pilot-member table:name="10355" table:display="true" table:show-details="true"/>
                <table:data-pilot-member table:name="10356" table:display="true" table:show-details="true"/>
                <table:data-pilot-member table:name="10378" table:display="true" table:show-details="true"/>
                <table:data-pilot-member table:name="10379" table:display="true" table:show-details="true"/>
                <table:data-pilot-member table:name="10388" table:display="true" table:show-details="true"/>
                <table:data-pilot-member table:name="10393" table:display="true" table:show-details="true"/>
                <table:data-pilot-member table:name="10419" table:display="true" table:show-details="true"/>
                <table:data-pilot-member table:name="10422" table:display="true" table:show-details="true"/>
                <table:data-pilot-member table:name="10424" table:display="true" table:show-details="true"/>
                <table:data-pilot-member table:name="10427" table:display="true" table:show-details="true"/>
                <table:data-pilot-member table:name="10435" table:display="true" table:show-details="true"/>
                <table:data-pilot-member table:name="10454" table:display="true" table:show-details="true"/>
                <table:data-pilot-member table:name="10466" table:display="true" table:show-details="true"/>
                <table:data-pilot-member table:name="10487" table:display="true" table:show-details="true"/>
                <table:data-pilot-member table:name="10496" table:display="true" table:show-details="true"/>
                <table:data-pilot-member table:name="10502" table:display="true" table:show-details="true"/>
                <table:data-pilot-member table:name="10503" table:display="true" table:show-details="true"/>
                <table:data-pilot-member table:name="10519" table:display="true" table:show-details="true"/>
                <table:data-pilot-member table:name="10522" table:display="true" table:show-details="true"/>
                <table:data-pilot-member table:name="10531" table:display="true" table:show-details="true"/>
                <table:data-pilot-member table:name="10532" table:display="true" table:show-details="true"/>
                <table:data-pilot-member table:name="10539" table:display="true" table:show-details="true"/>
                <table:data-pilot-member table:name="10543" table:display="true" table:show-details="true"/>
                <table:data-pilot-member table:name="10552" table:display="true" table:show-details="true"/>
                <table:data-pilot-member table:name="10563" table:display="true" table:show-details="true"/>
                <table:data-pilot-member table:name="10568" table:display="true" table:show-details="true"/>
                <table:data-pilot-member table:name="10570" table:display="true" table:show-details="true"/>
                <table:data-pilot-member table:name="10573" table:display="true" table:show-details="true"/>
                <table:data-pilot-member table:name="10579" table:display="true" table:show-details="true"/>
                <table:data-pilot-member table:name="10598" table:display="true" table:show-details="true"/>
                <table:data-pilot-member table:name="10605" table:display="true" table:show-details="true"/>
                <table:data-pilot-member table:name="10608" table:display="true" table:show-details="true"/>
                <table:data-pilot-member table:name="10611" table:display="true" table:show-details="true"/>
                <table:data-pilot-member table:name="10613" table:display="true" table:show-details="true"/>
                <table:data-pilot-member table:name="10620" table:display="true" table:show-details="true"/>
                <table:data-pilot-member table:name="10633" table:display="true" table:show-details="true"/>
                <table:data-pilot-member table:name="10645" table:display="true" table:show-details="true"/>
                <table:data-pilot-member table:name="10648" table:display="true" table:show-details="true"/>
                <table:data-pilot-member table:name="10652" table:display="true" table:show-details="true"/>
                <table:data-pilot-member table:name="10659" table:display="true" table:show-details="true"/>
                <table:data-pilot-member table:name="10664" table:display="true" table:show-details="true"/>
                <table:data-pilot-member table:name="10666" table:display="true" table:show-details="true"/>
                <table:data-pilot-member table:name="10669" table:display="true" table:show-details="true"/>
                <table:data-pilot-member table:name="10681" table:display="true" table:show-details="true"/>
                <table:data-pilot-member table:name="10688" table:display="true" table:show-details="true"/>
                <table:data-pilot-member table:name="10694" table:display="true" table:show-details="true"/>
                <table:data-pilot-member table:name="10699" table:display="true" table:show-details="true"/>
                <table:data-pilot-member table:name="10715" table:display="true" table:show-details="true"/>
                <table:data-pilot-member table:name="10726" table:display="true" table:show-details="true"/>
                <table:data-pilot-member table:name="10730" table:display="true" table:show-details="true"/>
                <table:data-pilot-member table:name="10771" table:display="true" table:show-details="true"/>
                <table:data-pilot-member table:name="10774" table:display="true" table:show-details="true"/>
                <table:data-pilot-member table:name="10782" table:display="true" table:show-details="true"/>
                <table:data-pilot-member table:name="10783" table:display="true" table:show-details="true"/>
                <table:data-pilot-member table:name="10792" table:display="true" table:show-details="true"/>
                <table:data-pilot-member table:name="10799" table:display="true" table:show-details="true"/>
                <table:data-pilot-member table:name="10807" table:display="true" table:show-details="true"/>
                <table:data-pilot-member table:name="10808" table:display="true" table:show-details="true"/>
                <table:data-pilot-member table:name="10818" table:display="true" table:show-details="true"/>
                <table:data-pilot-member table:name="10823" table:display="true" table:show-details="true"/>
                <table:data-pilot-member table:name="10824" table:display="true" table:show-details="true"/>
                <table:data-pilot-member table:name="10834" table:display="true" table:show-details="true"/>
                <table:data-pilot-member table:name="10842" table:display="true" table:show-details="true"/>
                <table:data-pilot-member table:name="10843" table:display="true" table:show-details="true"/>
                <table:data-pilot-member table:name="10844" table:display="true" table:show-details="true"/>
                <table:data-pilot-member table:name="10847" table:display="true" table:show-details="true"/>
                <table:data-pilot-member table:name="10855" table:display="true" table:show-details="true"/>
                <table:data-pilot-member table:name="10856" table:display="true" table:show-details="true"/>
                <table:data-pilot-member table:name="10867" table:display="true" table:show-details="true"/>
                <table:data-pilot-member table:name="10870" table:display="true" table:show-details="true"/>
                <table:data-pilot-member table:name="10873" table:display="true" table:show-details="true"/>
                <table:data-pilot-member table:name="10886" table:display="true" table:show-details="true"/>
                <table:data-pilot-member table:name="10897" table:display="true" table:show-details="true"/>
                <table:data-pilot-member table:name="10901" table:display="true" table:show-details="true"/>
                <table:data-pilot-member table:name="10921" table:display="true" table:show-details="true"/>
                <table:data-pilot-member table:name="10928" table:display="true" table:show-details="true"/>
                <table:data-pilot-member table:name="10939" table:display="true" table:show-details="true"/>
                <table:data-pilot-member table:name="10943" table:display="true" table:show-details="true"/>
                <table:data-pilot-member table:name="10957" table:display="true" table:show-details="true"/>
                <table:data-pilot-member table:name="10984" table:display="true" table:show-details="true"/>
                <table:data-pilot-member table:name="10997" table:display="true" table:show-details="true"/>
                <table:data-pilot-member table:name="11000" table:display="true" table:show-details="true"/>
                <table:data-pilot-member table:name="11002" table:display="true" table:show-details="true"/>
                <table:data-pilot-member table:name="11005" table:display="true" table:show-details="true"/>
                <table:data-pilot-member table:name="11012" table:display="true" table:show-details="true"/>
                <table:data-pilot-member table:name="11041" table:display="true" table:show-details="true"/>
                <table:data-pilot-member table:name="11053" table:display="true" table:show-details="true"/>
                <table:data-pilot-member table:name="11056" table:display="true" table:show-details="true"/>
                <table:data-pilot-member table:name="11058" table:display="true" table:show-details="true"/>
                <table:data-pilot-member table:name="11071" table:display="true" table:show-details="true"/>
                <table:data-pilot-member table:name="11080" table:display="true" table:show-details="true"/>
                <table:data-pilot-member table:name="11082" table:display="true" table:show-details="true"/>
                <table:data-pilot-member table:name="11091" table:display="true" table:show-details="true"/>
                <table:data-pilot-member table:name="11097" table:display="true" table:show-details="true"/>
                <table:data-pilot-member table:name="11102" table:display="true" table:show-details="true"/>
                <table:data-pilot-member table:name="11104" table:display="true" table:show-details="true"/>
                <table:data-pilot-member table:name="11107" table:display="true" table:show-details="true"/>
                <table:data-pilot-member table:name="11124" table:display="true" table:show-details="true"/>
                <table:data-pilot-member table:name="11136" table:display="true" table:show-details="true"/>
                <table:data-pilot-member table:name="11138" table:display="true" table:show-details="true"/>
                <table:data-pilot-member table:name="11143" table:display="true" table:show-details="true"/>
                <table:data-pilot-member table:name="11146" table:display="true" table:show-details="true"/>
                <table:data-pilot-member table:name="11152" table:display="true" table:show-details="true"/>
                <table:data-pilot-member table:name="11153" table:display="true" table:show-details="true"/>
                <table:data-pilot-member table:name="11157" table:display="true" table:show-details="true"/>
                <table:data-pilot-member table:name="11164" table:display="true" table:show-details="true"/>
                <table:data-pilot-member table:name="11167" table:display="true" table:show-details="true"/>
                <table:data-pilot-member table:name="11176" table:display="true" table:show-details="true"/>
                <table:data-pilot-member table:name="11179" table:display="true" table:show-details="true"/>
                <table:data-pilot-member table:name="11188" table:display="true" table:show-details="true"/>
                <table:data-pilot-member table:name="11189" table:display="true" table:show-details="true"/>
                <table:data-pilot-member table:name="11191" table:display="true" table:show-details="true"/>
                <table:data-pilot-member table:name="11195" table:display="true" table:show-details="true"/>
                <table:data-pilot-member table:name="11197" table:display="true" table:show-details="true"/>
                <table:data-pilot-member table:name="11210" table:display="true" table:show-details="true"/>
                <table:data-pilot-member table:name="11231" table:display="true" table:show-details="true"/>
                <table:data-pilot-member table:name="11243" table:display="true" table:show-details="true"/>
                <table:data-pilot-member table:name="11248" table:display="true" table:show-details="true"/>
                <table:data-pilot-member table:name="11255" table:display="true" table:show-details="true"/>
                <table:data-pilot-member table:name="11265" table:display="true" table:show-details="true"/>
                <table:data-pilot-member table:name="11269" table:display="true" table:show-details="true"/>
                <table:data-pilot-member table:name="11284" table:display="true" table:show-details="true"/>
                <table:data-pilot-member table:name="11305" table:display="true" table:show-details="true"/>
                <table:data-pilot-member table:name="11315" table:display="true" table:show-details="true"/>
                <table:data-pilot-member table:name="11318" table:display="true" table:show-details="true"/>
                <table:data-pilot-member table:name="11320" table:display="true" table:show-details="true"/>
                <table:data-pilot-member table:name="11331" table:display="true" table:show-details="true"/>
                <table:data-pilot-member table:name="11333" table:display="true" table:show-details="true"/>
                <table:data-pilot-member table:name="11342" table:display="true" table:show-details="true"/>
                <table:data-pilot-member table:name="11350" table:display="true" table:show-details="true"/>
                <table:data-pilot-member table:name="11362" table:display="true" table:show-details="true"/>
                <table:data-pilot-member table:name="11366" table:display="true" table:show-details="true"/>
                <table:data-pilot-member table:name="11368" table:display="true" table:show-details="true"/>
                <table:data-pilot-member table:name="11383" table:display="true" table:show-details="true"/>
                <table:data-pilot-member table:name="11384" table:display="true" table:show-details="true"/>
                <table:data-pilot-member table:name="11388" table:display="true" table:show-details="true"/>
                <table:data-pilot-member table:name="11393" table:display="true" table:show-details="true"/>
                <table:data-pilot-member table:name="11399" table:display="true" table:show-details="true"/>
                <table:data-pilot-member table:name="11403" table:display="true" table:show-details="true"/>
                <table:data-pilot-member table:name="11410" table:display="true" table:show-details="true"/>
                <table:data-pilot-member table:name="11427" table:display="true" table:show-details="true"/>
                <table:data-pilot-member table:name="11434" table:display="true" table:show-details="true"/>
                <table:data-pilot-member table:name="11446" table:display="true" table:show-details="true"/>
                <table:data-pilot-member table:name="11453" table:display="true" table:show-details="true"/>
                <table:data-pilot-member table:name="11466" table:display="true" table:show-details="true"/>
                <table:data-pilot-member table:name="11470" table:display="true" table:show-details="true"/>
                <table:data-pilot-member table:name="11500" table:display="true" table:show-details="true"/>
                <table:data-pilot-member table:name="11504" table:display="true" table:show-details="true"/>
                <table:data-pilot-member table:name="11506" table:display="true" table:show-details="true"/>
                <table:data-pilot-member table:name="11523" table:display="true" table:show-details="true"/>
                <table:data-pilot-member table:name="11538" table:display="true" table:show-details="true"/>
                <table:data-pilot-member table:name="11545" table:display="true" table:show-details="true"/>
                <table:data-pilot-member table:name="11561" table:display="true" table:show-details="true"/>
                <table:data-pilot-member table:name="11563" table:display="true" table:show-details="true"/>
                <table:data-pilot-member table:name="11572" table:display="true" table:show-details="true"/>
                <table:data-pilot-member table:name="11575" table:display="true" table:show-details="true"/>
                <table:data-pilot-member table:name="11579" table:display="true" table:show-details="true"/>
                <table:data-pilot-member table:name="11581" table:display="true" table:show-details="true"/>
                <table:data-pilot-member table:name="11585" table:display="true" table:show-details="true"/>
                <table:data-pilot-member table:name="11587" table:display="true" table:show-details="true"/>
                <table:data-pilot-member table:name="11601" table:display="true" table:show-details="true"/>
                <table:data-pilot-member table:name="11603" table:display="true" table:show-details="true"/>
                <table:data-pilot-member table:name="11604" table:display="true" table:show-details="true"/>
                <table:data-pilot-member table:name="11617" table:display="true" table:show-details="true"/>
                <table:data-pilot-member table:name="11622" table:display="true" table:show-details="true"/>
                <table:data-pilot-member table:name="11625" table:display="true" table:show-details="true"/>
                <table:data-pilot-member table:name="11640" table:display="true" table:show-details="true"/>
                <table:data-pilot-member table:name="11643" table:display="true" table:show-details="true"/>
                <table:data-pilot-member table:name="11654" table:display="true" table:show-details="true"/>
                <table:data-pilot-member table:name="11662" table:display="true" table:show-details="true"/>
                <table:data-pilot-member table:name="11680" table:display="true" table:show-details="true"/>
                <table:data-pilot-member table:name="11682" table:display="true" table:show-details="true"/>
                <table:data-pilot-member table:name="11701" table:display="true" table:show-details="true"/>
                <table:data-pilot-member table:name="11740" table:display="true" table:show-details="true"/>
                <table:data-pilot-member table:name="11741" table:display="true" table:show-details="true"/>
                <table:data-pilot-member table:name="11761" table:display="true" table:show-details="true"/>
                <table:data-pilot-member table:name="11762" table:display="true" table:show-details="true"/>
                <table:data-pilot-member table:name="11766" table:display="true" table:show-details="true"/>
                <table:data-pilot-member table:name="11770" table:display="true" table:show-details="true"/>
                <table:data-pilot-member table:name="11771" table:display="true" table:show-details="true"/>
                <table:data-pilot-member table:name="11776" table:display="true" table:show-details="true"/>
                <table:data-pilot-member table:name="11777" table:display="true" table:show-details="true"/>
                <table:data-pilot-member table:name="11787" table:display="true" table:show-details="true"/>
                <table:data-pilot-member table:name="11788" table:display="true" table:show-details="true"/>
                <table:data-pilot-member table:name="11793" table:display="true" table:show-details="true"/>
                <table:data-pilot-member table:name="11803" table:display="true" table:show-details="true"/>
                <table:data-pilot-member table:name="11847" table:display="true" table:show-details="true"/>
                <table:data-pilot-member table:name="11850" table:display="true" table:show-details="true"/>
                <table:data-pilot-member table:name="11874" table:display="true" table:show-details="true"/>
                <table:data-pilot-member table:name="11890" table:display="true" table:show-details="true"/>
                <table:data-pilot-member table:name="11902" table:display="true" table:show-details="true"/>
                <table:data-pilot-member table:name="11907" table:display="true" table:show-details="true"/>
                <table:data-pilot-member table:name="11935" table:display="true" table:show-details="true"/>
                <table:data-pilot-member table:name="11941" table:display="true" table:show-details="true"/>
                <table:data-pilot-member table:name="11946" table:display="true" table:show-details="true"/>
                <table:data-pilot-member table:name="11950" table:display="true" table:show-details="true"/>
                <table:data-pilot-member table:name="11958" table:display="true" table:show-details="true"/>
                <table:data-pilot-member table:name="11965" table:display="true" table:show-details="true"/>
                <table:data-pilot-member table:name="11982" table:display="true" table:show-details="true"/>
                <table:data-pilot-member table:name="11984" table:display="true" table:show-details="true"/>
                <table:data-pilot-member table:name="11994" table:display="true" table:show-details="true"/>
                <table:data-pilot-member table:name="11999" table:display="true" table:show-details="true"/>
                <table:data-pilot-member table:name="12002" table:display="true" table:show-details="true"/>
                <table:data-pilot-member table:name="12009" table:display="true" table:show-details="true"/>
                <table:data-pilot-member table:name="12021" table:display="true" table:show-details="true"/>
                <table:data-pilot-member table:name="12022" table:display="true" table:show-details="true"/>
                <table:data-pilot-member table:name="12049" table:display="true" table:show-details="true"/>
                <table:data-pilot-member table:name="12054" table:display="true" table:show-details="true"/>
                <table:data-pilot-member table:name="12056" table:display="true" table:show-details="true"/>
                <table:data-pilot-member table:name="12066" table:display="true" table:show-details="true"/>
                <table:data-pilot-member table:name="12067" table:display="true" table:show-details="true"/>
                <table:data-pilot-member table:name="12069" table:display="true" table:show-details="true"/>
                <table:data-pilot-member table:name="12070" table:display="true" table:show-details="true"/>
                <table:data-pilot-member table:name="12074" table:display="true" table:show-details="true"/>
                <table:data-pilot-member table:name="12076" table:display="true" table:show-details="true"/>
                <table:data-pilot-member table:name="12081" table:display="true" table:show-details="true"/>
                <table:data-pilot-member table:name="12094" table:display="true" table:show-details="true"/>
                <table:data-pilot-member table:name="12100" table:display="true" table:show-details="true"/>
                <table:data-pilot-member table:name="12109" table:display="true" table:show-details="true"/>
                <table:data-pilot-member table:name="12130" table:display="true" table:show-details="true"/>
                <table:data-pilot-member table:name="12134" table:display="true" table:show-details="true"/>
                <table:data-pilot-member table:name="12144" table:display="true" table:show-details="true"/>
                <table:data-pilot-member table:name="12157" table:display="true" table:show-details="true"/>
                <table:data-pilot-member table:name="12158" table:display="true" table:show-details="true"/>
                <table:data-pilot-member table:name="12172" table:display="true" table:show-details="true"/>
                <table:data-pilot-member table:name="12177" table:display="true" table:show-details="true"/>
                <table:data-pilot-member table:name="12190" table:display="true" table:show-details="true"/>
                <table:data-pilot-member table:name="12192" table:display="true" table:show-details="true"/>
                <table:data-pilot-member table:name="12193" table:display="true" table:show-details="true"/>
                <table:data-pilot-member table:name="12201" table:display="true" table:show-details="true"/>
                <table:data-pilot-member table:name="12203" table:display="true" table:show-details="true"/>
                <table:data-pilot-member table:name="12207" table:display="true" table:show-details="true"/>
                <table:data-pilot-member table:name="12210" table:display="true" table:show-details="true"/>
                <table:data-pilot-member table:name="12217" table:display="true" table:show-details="true"/>
                <table:data-pilot-member table:name="12218" table:display="true" table:show-details="true"/>
                <table:data-pilot-member table:name="12224" table:display="true" table:show-details="true"/>
                <table:data-pilot-member table:name="12249" table:display="true" table:show-details="true"/>
                <table:data-pilot-member table:name="12260" table:display="true" table:show-details="true"/>
                <table:data-pilot-member table:name="12280" table:display="true" table:show-details="true"/>
                <table:data-pilot-member table:name="12291" table:display="true" table:show-details="true"/>
                <table:data-pilot-member table:name="12293" table:display="true" table:show-details="true"/>
                <table:data-pilot-member table:name="12306" table:display="true" table:show-details="true"/>
                <table:data-pilot-member table:name="12316" table:display="true" table:show-details="true"/>
                <table:data-pilot-member table:name="12333" table:display="true" table:show-details="true"/>
                <table:data-pilot-member table:name="12356" table:display="true" table:show-details="true"/>
                <table:data-pilot-member table:name="12362" table:display="true" table:show-details="true"/>
                <table:data-pilot-member table:name="12366" table:display="true" table:show-details="true"/>
                <table:data-pilot-member table:name="12372" table:display="true" table:show-details="true"/>
                <table:data-pilot-member table:name="12374" table:display="true" table:show-details="true"/>
                <table:data-pilot-member table:name="12387" table:display="true" table:show-details="true"/>
                <table:data-pilot-member table:name="12397" table:display="true" table:show-details="true"/>
                <table:data-pilot-member table:name="12406" table:display="true" table:show-details="true"/>
                <table:data-pilot-member table:name="12413" table:display="true" table:show-details="true"/>
                <table:data-pilot-member table:name="12417" table:display="true" table:show-details="true"/>
                <table:data-pilot-member table:name="12419" table:display="true" table:show-details="true"/>
                <table:data-pilot-member table:name="12456" table:display="true" table:show-details="true"/>
                <table:data-pilot-member table:name="12471" table:display="true" table:show-details="true"/>
                <table:data-pilot-member table:name="12474" table:display="true" table:show-details="true"/>
                <table:data-pilot-member table:name="12478" table:display="true" table:show-details="true"/>
                <table:data-pilot-member table:name="12481" table:display="true" table:show-details="true"/>
                <table:data-pilot-member table:name="12485" table:display="true" table:show-details="true"/>
                <table:data-pilot-member table:name="12486" table:display="true" table:show-details="true"/>
                <table:data-pilot-member table:name="12488" table:display="true" table:show-details="true"/>
                <table:data-pilot-member table:name="12503" table:display="true" table:show-details="true"/>
                <table:data-pilot-member table:name="12509" table:display="true" table:show-details="true"/>
                <table:data-pilot-member table:name="12510" table:display="true" table:show-details="true"/>
                <table:data-pilot-member table:name="12533" table:display="true" table:show-details="true"/>
                <table:data-pilot-member table:name="12539" table:display="true" table:show-details="true"/>
                <table:data-pilot-member table:name="12541" table:display="true" table:show-details="true"/>
                <table:data-pilot-member table:name="12543" table:display="true" table:show-details="true"/>
                <table:data-pilot-member table:name="12553" table:display="true" table:show-details="true"/>
                <table:data-pilot-member table:name="12569" table:display="true" table:show-details="true"/>
                <table:data-pilot-member table:name="12573" table:display="true" table:show-details="true"/>
                <table:data-pilot-member table:name="12576" table:display="true" table:show-details="true"/>
                <table:data-pilot-member table:name="12578" table:display="true" table:show-details="true"/>
                <table:data-pilot-member table:name="12586" table:display="true" table:show-details="true"/>
                <table:data-pilot-member table:name="12590" table:display="true" table:show-details="true"/>
                <table:data-pilot-member table:name="12602" table:display="true" table:show-details="true"/>
                <table:data-pilot-member table:name="12615" table:display="true" table:show-details="true"/>
                <table:data-pilot-member table:name="12616" table:display="true" table:show-details="true"/>
                <table:data-pilot-member table:name="12621" table:display="true" table:show-details="true"/>
                <table:data-pilot-member table:name="12642" table:display="true" table:show-details="true"/>
                <table:data-pilot-member table:name="12656" table:display="true" table:show-details="true"/>
                <table:data-pilot-member table:name="12663" table:display="true" table:show-details="true"/>
                <table:data-pilot-member table:name="12666" table:display="true" table:show-details="true"/>
                <table:data-pilot-member table:name="12675" table:display="true" table:show-details="true"/>
                <table:data-pilot-member table:name="12683" table:display="true" table:show-details="true"/>
                <table:data-pilot-member table:name="12687" table:display="true" table:show-details="true"/>
                <table:data-pilot-member table:name="12691" table:display="true" table:show-details="true"/>
                <table:data-pilot-member table:name="12701" table:display="true" table:show-details="true"/>
                <table:data-pilot-member table:name="12702" table:display="true" table:show-details="true"/>
                <table:data-pilot-member table:name="12712" table:display="true" table:show-details="true"/>
                <table:data-pilot-member table:name="12718" table:display="true" table:show-details="true"/>
                <table:data-pilot-member table:name="12723" table:display="true" table:show-details="true"/>
                <table:data-pilot-member table:name="12731" table:display="true" table:show-details="true"/>
                <table:data-pilot-member table:name="12740" table:display="true" table:show-details="true"/>
                <table:data-pilot-member table:name="12750" table:display="true" table:show-details="true"/>
                <table:data-pilot-member table:name="12753" table:display="true" table:show-details="true"/>
                <table:data-pilot-member table:name="12755" table:display="true" table:show-details="true"/>
                <table:data-pilot-member table:name="12760" table:display="true" table:show-details="true"/>
                <table:data-pilot-member table:name="12762" table:display="true" table:show-details="true"/>
                <table:data-pilot-member table:name="12765" table:display="true" table:show-details="true"/>
                <table:data-pilot-member table:name="12768" table:display="true" table:show-details="true"/>
                <table:data-pilot-member table:name="12784" table:display="true" table:show-details="true"/>
                <table:data-pilot-member table:name="12795" table:display="true" table:show-details="true"/>
                <table:data-pilot-member table:name="12802" table:display="true" table:show-details="true"/>
                <table:data-pilot-member table:name="12811" table:display="true" table:show-details="true"/>
                <table:data-pilot-member table:name="12821" table:display="true" table:show-details="true"/>
                <table:data-pilot-member table:name="12823" table:display="true" table:show-details="true"/>
                <table:data-pilot-member table:name="12827" table:display="true" table:show-details="true"/>
                <table:data-pilot-member table:name="12830" table:display="true" table:show-details="true"/>
                <table:data-pilot-member table:name="12834" table:display="true" table:show-details="true"/>
                <table:data-pilot-member table:name="12843" table:display="true" table:show-details="true"/>
                <table:data-pilot-member table:name="12863" table:display="true" table:show-details="true"/>
                <table:data-pilot-member table:name="12864" table:display="true" table:show-details="true"/>
                <table:data-pilot-member table:name="12870" table:display="true" table:show-details="true"/>
                <table:data-pilot-member table:name="12875" table:display="true" table:show-details="true"/>
                <table:data-pilot-member table:name="12881" table:display="true" table:show-details="true"/>
                <table:data-pilot-member table:name="12892" table:display="true" table:show-details="true"/>
                <table:data-pilot-member table:name="12929" table:display="true" table:show-details="true"/>
                <table:data-pilot-member table:name="12936" table:display="true" table:show-details="true"/>
                <table:data-pilot-member table:name="12944" table:display="true" table:show-details="true"/>
                <table:data-pilot-member table:name="12955" table:display="true" table:show-details="true"/>
                <table:data-pilot-member table:name="12964" table:display="true" table:show-details="true"/>
                <table:data-pilot-member table:name="12972" table:display="true" table:show-details="true"/>
                <table:data-pilot-member table:name="12986" table:display="true" table:show-details="true"/>
                <table:data-pilot-member table:name="12987" table:display="true" table:show-details="true"/>
                <table:data-pilot-member table:name="12992" table:display="true" table:show-details="true"/>
                <table:data-pilot-member table:name="13000" table:display="true" table:show-details="true"/>
                <table:data-pilot-member table:name="13006" table:display="true" table:show-details="true"/>
                <table:data-pilot-member table:name="13014" table:display="true" table:show-details="true"/>
                <table:data-pilot-member table:name="13020" table:display="true" table:show-details="true"/>
                <table:data-pilot-member table:name="13030" table:display="true" table:show-details="true"/>
                <table:data-pilot-member table:name="13035" table:display="true" table:show-details="true"/>
                <table:data-pilot-member table:name="13043" table:display="true" table:show-details="true"/>
                <table:data-pilot-member table:name="13062" table:display="true" table:show-details="true"/>
                <table:data-pilot-member table:name="13065" table:display="true" table:show-details="true"/>
                <table:data-pilot-member table:name="13082" table:display="true" table:show-details="true"/>
                <table:data-pilot-member table:name="13093" table:display="true" table:show-details="true"/>
                <table:data-pilot-member table:name="13094" table:display="true" table:show-details="true"/>
                <table:data-pilot-member table:name="13102" table:display="true" table:show-details="true"/>
                <table:data-pilot-member table:name="13123" table:display="true" table:show-details="true"/>
                <table:data-pilot-member table:name="13124" table:display="true" table:show-details="true"/>
                <table:data-pilot-member table:name="13138" table:display="true" table:show-details="true"/>
                <table:data-pilot-member table:name="13140" table:display="true" table:show-details="true"/>
                <table:data-pilot-member table:name="13157" table:display="true" table:show-details="true"/>
                <table:data-pilot-member table:name="13171" table:display="true" table:show-details="true"/>
                <table:data-pilot-member table:name="13177" table:display="true" table:show-details="true"/>
                <table:data-pilot-member table:name="13195" table:display="true" table:show-details="true"/>
                <table:data-pilot-member table:name="13196" table:display="true" table:show-details="true"/>
                <table:data-pilot-member table:name="13201" table:display="true" table:show-details="true"/>
                <table:data-pilot-member table:name="13221" table:display="true" table:show-details="true"/>
                <table:data-pilot-member table:name="13229" table:display="true" table:show-details="true"/>
                <table:data-pilot-member table:name="13231" table:display="true" table:show-details="true"/>
                <table:data-pilot-member table:name="13237" table:display="true" table:show-details="true"/>
                <table:data-pilot-member table:name="13238" table:display="true" table:show-details="true"/>
                <table:data-pilot-member table:name="13246" table:display="true" table:show-details="true"/>
                <table:data-pilot-member table:name="13251" table:display="true" table:show-details="true"/>
                <table:data-pilot-member table:name="13281" table:display="true" table:show-details="true"/>
                <table:data-pilot-member table:name="13286" table:display="true" table:show-details="true"/>
                <table:data-pilot-member table:name="13289" table:display="true" table:show-details="true"/>
                <table:data-pilot-member table:name="13290" table:display="true" table:show-details="true"/>
                <table:data-pilot-member table:name="13291" table:display="true" table:show-details="true"/>
                <table:data-pilot-member table:name="13304" table:display="true" table:show-details="true"/>
                <table:data-pilot-member table:name="13310" table:display="true" table:show-details="true"/>
                <table:data-pilot-member table:name="13317" table:display="true" table:show-details="true"/>
                <table:data-pilot-member table:name="13323" table:display="true" table:show-details="true"/>
                <table:data-pilot-member table:name="13329" table:display="true" table:show-details="true"/>
                <table:data-pilot-member table:name="13341" table:display="true" table:show-details="true"/>
                <table:data-pilot-member table:name="13353" table:display="true" table:show-details="true"/>
                <table:data-pilot-member table:name="13391" table:display="true" table:show-details="true"/>
                <table:data-pilot-member table:name="13396" table:display="true" table:show-details="true"/>
                <table:data-pilot-member table:name="13415" table:display="true" table:show-details="true"/>
                <table:data-pilot-member table:name="13433" table:display="true" table:show-details="true"/>
                <table:data-pilot-member table:name="13439" table:display="true" table:show-details="true"/>
                <table:data-pilot-member table:name="13442" table:display="true" table:show-details="true"/>
                <table:data-pilot-member table:name="13454" table:display="true" table:show-details="true"/>
                <table:data-pilot-member table:name="13457" table:display="true" table:show-details="true"/>
                <table:data-pilot-member table:name="13458" table:display="true" table:show-details="true"/>
                <table:data-pilot-member table:name="13470" table:display="true" table:show-details="true"/>
                <table:data-pilot-member table:name="13485" table:display="true" table:show-details="true"/>
                <table:data-pilot-member table:name="13495" table:display="true" table:show-details="true"/>
                <table:data-pilot-member table:name="13503" table:display="true" table:show-details="true"/>
                <table:data-pilot-member table:name="13512" table:display="true" table:show-details="true"/>
                <table:data-pilot-member table:name="13526" table:display="true" table:show-details="true"/>
                <table:data-pilot-member table:name="13527" table:display="true" table:show-details="true"/>
                <table:data-pilot-member table:name="13534" table:display="true" table:show-details="true"/>
                <table:data-pilot-member table:name="13535" table:display="true" table:show-details="true"/>
                <table:data-pilot-member table:name="13545" table:display="true" table:show-details="true"/>
                <table:data-pilot-member table:name="13546" table:display="true" table:show-details="true"/>
                <table:data-pilot-member table:name="13547" table:display="true" table:show-details="true"/>
                <table:data-pilot-member table:name="13549" table:display="true" table:show-details="true"/>
                <table:data-pilot-member table:name="13551" table:display="true" table:show-details="true"/>
                <table:data-pilot-member table:name="13555" table:display="true" table:show-details="true"/>
                <table:data-pilot-member table:name="13561" table:display="true" table:show-details="true"/>
                <table:data-pilot-member table:name="13562" table:display="true" table:show-details="true"/>
                <table:data-pilot-member table:name="13564" table:display="true" table:show-details="true"/>
                <table:data-pilot-member table:name="13575" table:display="true" table:show-details="true"/>
                <table:data-pilot-member table:name="13576" table:display="true" table:show-details="true"/>
                <table:data-pilot-member table:name="13577" table:display="true" table:show-details="true"/>
                <table:data-pilot-member table:name="13580" table:display="true" table:show-details="true"/>
                <table:data-pilot-member table:name="13601" table:display="true" table:show-details="true"/>
                <table:data-pilot-member table:name="13602" table:display="true" table:show-details="true"/>
                <table:data-pilot-member table:name="13604" table:display="true" table:show-details="true"/>
                <table:data-pilot-member table:name="13611" table:display="true" table:show-details="true"/>
                <table:data-pilot-member table:name="13621" table:display="true" table:show-details="true"/>
                <table:data-pilot-member table:name="13628" table:display="true" table:show-details="true"/>
                <table:data-pilot-member table:name="13639" table:display="true" table:show-details="true"/>
                <table:data-pilot-member table:name="13658" table:display="true" table:show-details="true"/>
                <table:data-pilot-member table:name="13661" table:display="true" table:show-details="true"/>
                <table:data-pilot-member table:name="13666" table:display="true" table:show-details="true"/>
                <table:data-pilot-member table:name="13671" table:display="true" table:show-details="true"/>
                <table:data-pilot-member table:name="13674" table:display="true" table:show-details="true"/>
                <table:data-pilot-member table:name="13677" table:display="true" table:show-details="true"/>
                <table:data-pilot-member table:name="13687" table:display="true" table:show-details="true"/>
                <table:data-pilot-member table:name="13692" table:display="true" table:show-details="true"/>
                <table:data-pilot-member table:name="13693" table:display="true" table:show-details="true"/>
                <table:data-pilot-member table:name="13696" table:display="true" table:show-details="true"/>
                <table:data-pilot-member table:name="13705" table:display="true" table:show-details="true"/>
                <table:data-pilot-member table:name="13711" table:display="true" table:show-details="true"/>
                <table:data-pilot-member table:name="13713" table:display="true" table:show-details="true"/>
                <table:data-pilot-member table:name="13721" table:display="true" table:show-details="true"/>
                <table:data-pilot-member table:name="13738" table:display="true" table:show-details="true"/>
                <table:data-pilot-member table:name="13741" table:display="true" table:show-details="true"/>
                <table:data-pilot-member table:name="13744" table:display="true" table:show-details="true"/>
                <table:data-pilot-member table:name="13749" table:display="true" table:show-details="true"/>
                <table:data-pilot-member table:name="13759" table:display="true" table:show-details="true"/>
                <table:data-pilot-member table:name="13787" table:display="true" table:show-details="true"/>
                <table:data-pilot-member table:name="13796" table:display="true" table:show-details="true"/>
                <table:data-pilot-member table:name="13799" table:display="true" table:show-details="true"/>
                <table:data-pilot-member table:name="13815" table:display="true" table:show-details="true"/>
                <table:data-pilot-member table:name="13830" table:display="true" table:show-details="true"/>
                <table:data-pilot-member table:name="13845" table:display="true" table:show-details="true"/>
                <table:data-pilot-member table:name="13849" table:display="true" table:show-details="true"/>
                <table:data-pilot-member table:name="13861" table:display="true" table:show-details="true"/>
                <table:data-pilot-member table:name="13862" table:display="true" table:show-details="true"/>
                <table:data-pilot-member table:name="13876" table:display="true" table:show-details="true"/>
                <table:data-pilot-member table:name="13885" table:display="true" table:show-details="true"/>
                <table:data-pilot-member table:name="13892" table:display="true" table:show-details="true"/>
                <table:data-pilot-member table:name="13909" table:display="true" table:show-details="true"/>
                <table:data-pilot-member table:name="13914" table:display="true" table:show-details="true"/>
                <table:data-pilot-member table:name="13920" table:display="true" table:show-details="true"/>
                <table:data-pilot-member table:name="13934" table:display="true" table:show-details="true"/>
                <table:data-pilot-member table:name="13943" table:display="true" table:show-details="true"/>
                <table:data-pilot-member table:name="13945" table:display="true" table:show-details="true"/>
                <table:data-pilot-member table:name="13951" table:display="true" table:show-details="true"/>
                <table:data-pilot-member table:name="13958" table:display="true" table:show-details="true"/>
                <table:data-pilot-member table:name="13960" table:display="true" table:show-details="true"/>
                <table:data-pilot-member table:name="13965" table:display="true" table:show-details="true"/>
                <table:data-pilot-member table:name="13975" table:display="true" table:show-details="true"/>
                <table:data-pilot-member table:name="13991" table:display="true" table:show-details="true"/>
                <table:data-pilot-member table:name="13997" table:display="true" table:show-details="true"/>
                <table:data-pilot-member table:name="14004" table:display="true" table:show-details="true"/>
                <table:data-pilot-member table:name="14009" table:display="true" table:show-details="true"/>
                <table:data-pilot-member table:name="14010" table:display="true" table:show-details="true"/>
                <table:data-pilot-member table:name="14011" table:display="true" table:show-details="true"/>
                <table:data-pilot-member table:name="14054" table:display="true" table:show-details="true"/>
                <table:data-pilot-member table:name="14056" table:display="true" table:show-details="true"/>
                <table:data-pilot-member table:name="14057" table:display="true" table:show-details="true"/>
                <table:data-pilot-member table:name="14058" table:display="true" table:show-details="true"/>
                <table:data-pilot-member table:name="14070" table:display="true" table:show-details="true"/>
                <table:data-pilot-member table:name="14075" table:display="true" table:show-details="true"/>
                <table:data-pilot-member table:name="14093" table:display="true" table:show-details="true"/>
                <table:data-pilot-member table:name="14094" table:display="true" table:show-details="true"/>
                <table:data-pilot-member table:name="14099" table:display="true" table:show-details="true"/>
                <table:data-pilot-member table:name="14100" table:display="true" table:show-details="true"/>
                <table:data-pilot-member table:name="14111" table:display="true" table:show-details="true"/>
                <table:data-pilot-member table:name="14112" table:display="true" table:show-details="true"/>
                <table:data-pilot-member table:name="14122" table:display="true" table:show-details="true"/>
                <table:data-pilot-member table:name="14133" table:display="true" table:show-details="true"/>
                <table:data-pilot-member table:name="14136" table:display="true" table:show-details="true"/>
                <table:data-pilot-member table:name="14138" table:display="true" table:show-details="true"/>
                <table:data-pilot-member table:name="14162" table:display="true" table:show-details="true"/>
                <table:data-pilot-member table:name="14192" table:display="true" table:show-details="true"/>
                <table:data-pilot-member table:name="14195" table:display="true" table:show-details="true"/>
                <table:data-pilot-member table:name="14204" table:display="true" table:show-details="true"/>
                <table:data-pilot-member table:name="14211" table:display="true" table:show-details="true"/>
                <table:data-pilot-member table:name="14215" table:display="true" table:show-details="true"/>
                <table:data-pilot-member table:name="14216" table:display="true" table:show-details="true"/>
                <table:data-pilot-member table:name="14227" table:display="true" table:show-details="true"/>
                <table:data-pilot-member table:name="14228" table:display="true" table:show-details="true"/>
                <table:data-pilot-member table:name="14230" table:display="true" table:show-details="true"/>
                <table:data-pilot-member table:name="14232" table:display="true" table:show-details="true"/>
                <table:data-pilot-member table:name="14233" table:display="true" table:show-details="true"/>
                <table:data-pilot-member table:name="14240" table:display="true" table:show-details="true"/>
                <table:data-pilot-member table:name="14247" table:display="true" table:show-details="true"/>
                <table:data-pilot-member table:name="14248" table:display="true" table:show-details="true"/>
                <table:data-pilot-member table:name="14258" table:display="true" table:show-details="true"/>
                <table:data-pilot-member table:name="14270" table:display="true" table:show-details="true"/>
                <table:data-pilot-member table:name="14280" table:display="true" table:show-details="true"/>
                <table:data-pilot-member table:name="14293" table:display="true" table:show-details="true"/>
                <table:data-pilot-member table:name="14303" table:display="true" table:show-details="true"/>
                <table:data-pilot-member table:name="14320" table:display="true" table:show-details="true"/>
                <table:data-pilot-member table:name="14334" table:display="true" table:show-details="true"/>
                <table:data-pilot-member table:name="14339" table:display="true" table:show-details="true"/>
                <table:data-pilot-member table:name="14340" table:display="true" table:show-details="true"/>
                <table:data-pilot-member table:name="14350" table:display="true" table:show-details="true"/>
                <table:data-pilot-member table:name="14361" table:display="true" table:show-details="true"/>
                <table:data-pilot-member table:name="14372" table:display="true" table:show-details="true"/>
                <table:data-pilot-member table:name="14378" table:display="true" table:show-details="true"/>
                <table:data-pilot-member table:name="14389" table:display="true" table:show-details="true"/>
                <table:data-pilot-member table:name="14396" table:display="true" table:show-details="true"/>
                <table:data-pilot-member table:name="14403" table:display="true" table:show-details="true"/>
                <table:data-pilot-member table:name="14408" table:display="true" table:show-details="true"/>
                <table:data-pilot-member table:name="14413" table:display="true" table:show-details="true"/>
                <table:data-pilot-member table:name="14418" table:display="true" table:show-details="true"/>
                <table:data-pilot-member table:name="14437" table:display="true" table:show-details="true"/>
                <table:data-pilot-member table:name="14438" table:display="true" table:show-details="true"/>
                <table:data-pilot-member table:name="14446" table:display="true" table:show-details="true"/>
                <table:data-pilot-member table:name="14459" table:display="true" table:show-details="true"/>
                <table:data-pilot-member table:name="14489" table:display="true" table:show-details="true"/>
                <table:data-pilot-member table:name="14495" table:display="true" table:show-details="true"/>
                <table:data-pilot-member table:name="14498" table:display="true" table:show-details="true"/>
                <table:data-pilot-member table:name="14506" table:display="true" table:show-details="true"/>
                <table:data-pilot-member table:name="14508" table:display="true" table:show-details="true"/>
                <table:data-pilot-member table:name="14515" table:display="true" table:show-details="true"/>
                <table:data-pilot-member table:name="14537" table:display="true" table:show-details="true"/>
                <table:data-pilot-member table:name="14538" table:display="true" table:show-details="true"/>
                <table:data-pilot-member table:name="14541" table:display="true" table:show-details="true"/>
                <table:data-pilot-member table:name="14543" table:display="true" table:show-details="true"/>
                <table:data-pilot-member table:name="14548" table:display="true" table:show-details="true"/>
                <table:data-pilot-member table:name="14549" table:display="true" table:show-details="true"/>
                <table:data-pilot-member table:name="14557" table:display="true" table:show-details="true"/>
                <table:data-pilot-member table:name="14578" table:display="true" table:show-details="true"/>
                <table:data-pilot-member table:name="14580" table:display="true" table:show-details="true"/>
                <table:data-pilot-member table:name="14581" table:display="true" table:show-details="true"/>
                <table:data-pilot-member table:name="14585" table:display="true" table:show-details="true"/>
                <table:data-pilot-member table:name="14594" table:display="true" table:show-details="true"/>
                <table:data-pilot-member table:name="14601" table:display="true" table:show-details="true"/>
                <table:data-pilot-member table:name="14603" table:display="true" table:show-details="true"/>
                <table:data-pilot-member table:name="14617" table:display="true" table:show-details="true"/>
                <table:data-pilot-member table:name="14625" table:display="true" table:show-details="true"/>
                <table:data-pilot-member table:name="14632" table:display="true" table:show-details="true"/>
                <table:data-pilot-member table:name="14634" table:display="true" table:show-details="true"/>
                <table:data-pilot-member table:name="14644" table:display="true" table:show-details="true"/>
                <table:data-pilot-member table:name="14645" table:display="true" table:show-details="true"/>
                <table:data-pilot-member table:name="14648" table:display="true" table:show-details="true"/>
                <table:data-pilot-member table:name="14656" table:display="true" table:show-details="true"/>
                <table:data-pilot-member table:name="14658" table:display="true" table:show-details="true"/>
                <table:data-pilot-member table:name="14659" table:display="true" table:show-details="true"/>
                <table:data-pilot-member table:name="14670" table:display="true" table:show-details="true"/>
                <table:data-pilot-member table:name="14671" table:display="true" table:show-details="true"/>
                <table:data-pilot-member table:name="14679" table:display="true" table:show-details="true"/>
                <table:data-pilot-member table:name="14688" table:display="true" table:show-details="true"/>
                <table:data-pilot-member table:name="14689" table:display="true" table:show-details="true"/>
                <table:data-pilot-member table:name="14700" table:display="true" table:show-details="true"/>
                <table:data-pilot-member table:name="14728" table:display="true" table:show-details="true"/>
                <table:data-pilot-member table:name="14733" table:display="true" table:show-details="true"/>
                <table:data-pilot-member table:name="14734" table:display="true" table:show-details="true"/>
                <table:data-pilot-member table:name="14757" table:display="true" table:show-details="true"/>
                <table:data-pilot-member table:name="14760" table:display="true" table:show-details="true"/>
                <table:data-pilot-member table:name="14770" table:display="true" table:show-details="true"/>
                <table:data-pilot-member table:name="14771" table:display="true" table:show-details="true"/>
                <table:data-pilot-member table:name="14772" table:display="true" table:show-details="true"/>
                <table:data-pilot-member table:name="14773" table:display="true" table:show-details="true"/>
                <table:data-pilot-member table:name="14781" table:display="true" table:show-details="true"/>
                <table:data-pilot-member table:name="14807" table:display="true" table:show-details="true"/>
                <table:data-pilot-member table:name="14812" table:display="true" table:show-details="true"/>
                <table:data-pilot-member table:name="14814" table:display="true" table:show-details="true"/>
                <table:data-pilot-member table:name="14820" table:display="true" table:show-details="true"/>
                <table:data-pilot-member table:name="14821" table:display="true" table:show-details="true"/>
                <table:data-pilot-member table:name="14825" table:display="true" table:show-details="true"/>
                <table:data-pilot-member table:name="14826" table:display="true" table:show-details="true"/>
                <table:data-pilot-member table:name="14831" table:display="true" table:show-details="true"/>
                <table:data-pilot-member table:name="14864" table:display="true" table:show-details="true"/>
                <table:data-pilot-member table:name="14865" table:display="true" table:show-details="true"/>
                <table:data-pilot-member table:name="14869" table:display="true" table:show-details="true"/>
                <table:data-pilot-member table:name="14882" table:display="true" table:show-details="true"/>
                <table:data-pilot-member table:name="14891" table:display="true" table:show-details="true"/>
                <table:data-pilot-member table:name="14892" table:display="true" table:show-details="true"/>
                <table:data-pilot-member table:name="14895" table:display="true" table:show-details="true"/>
                <table:data-pilot-member table:name="14899" table:display="true" table:show-details="true"/>
                <table:data-pilot-member table:name="14912" table:display="true" table:show-details="true"/>
                <table:data-pilot-member table:name="14927" table:display="true" table:show-details="true"/>
                <table:data-pilot-member table:name="14942" table:display="true" table:show-details="true"/>
                <table:data-pilot-member table:name="14946" table:display="true" table:show-details="true"/>
                <table:data-pilot-member table:name="14955" table:display="true" table:show-details="true"/>
                <table:data-pilot-member table:name="14957" table:display="true" table:show-details="true"/>
                <table:data-pilot-member table:name="14959" table:display="true" table:show-details="true"/>
                <table:data-pilot-member table:name="14960" table:display="true" table:show-details="true"/>
                <table:data-pilot-member table:name="14962" table:display="true" table:show-details="true"/>
                <table:data-pilot-member table:name="14967" table:display="true" table:show-details="true"/>
                <table:data-pilot-member table:name="14971" table:display="true" table:show-details="true"/>
                <table:data-pilot-member table:name="14992" table:display="true" table:show-details="true"/>
                <table:data-pilot-member table:name="14993" table:display="true" table:show-details="true"/>
                <table:data-pilot-member table:name="15003" table:display="true" table:show-details="true"/>
                <table:data-pilot-member table:name="15010" table:display="true" table:show-details="true"/>
                <table:data-pilot-member table:name="15012" table:display="true" table:show-details="true"/>
                <table:data-pilot-member table:name="15018" table:display="true" table:show-details="true"/>
                <table:data-pilot-member table:name="15021" table:display="true" table:show-details="true"/>
                <table:data-pilot-member table:name="15029" table:display="true" table:show-details="true"/>
                <table:data-pilot-member table:name="15035" table:display="true" table:show-details="true"/>
                <table:data-pilot-member table:name="15049" table:display="true" table:show-details="true"/>
                <table:data-pilot-member table:name="15056" table:display="true" table:show-details="true"/>
                <table:data-pilot-member table:name="15060" table:display="true" table:show-details="true"/>
                <table:data-pilot-member table:name="15069" table:display="true" table:show-details="true"/>
                <table:data-pilot-member table:name="15089" table:display="true" table:show-details="true"/>
                <table:data-pilot-member table:name="15093" table:display="true" table:show-details="true"/>
                <table:data-pilot-member table:name="15095" table:display="true" table:show-details="true"/>
                <table:data-pilot-member table:name="15097" table:display="true" table:show-details="true"/>
                <table:data-pilot-member table:name="15130" table:display="true" table:show-details="true"/>
                <table:data-pilot-member table:name="15141" table:display="true" table:show-details="true"/>
                <table:data-pilot-member table:name="15155" table:display="true" table:show-details="true"/>
                <table:data-pilot-member table:name="15161" table:display="true" table:show-details="true"/>
                <table:data-pilot-member table:name="15168" table:display="true" table:show-details="true"/>
                <table:data-pilot-member table:name="15173" table:display="true" table:show-details="true"/>
                <table:data-pilot-member table:name="15181" table:display="true" table:show-details="true"/>
                <table:data-pilot-member table:name="15193" table:display="true" table:show-details="true"/>
                <table:data-pilot-member table:name="15197" table:display="true" table:show-details="true"/>
                <table:data-pilot-member table:name="15218" table:display="true" table:show-details="true"/>
                <table:data-pilot-member table:name="15219" table:display="true" table:show-details="true"/>
                <table:data-pilot-member table:name="15228" table:display="true" table:show-details="true"/>
                <table:data-pilot-member table:name="15239" table:display="true" table:show-details="true"/>
                <table:data-pilot-member table:name="15240" table:display="true" table:show-details="true"/>
                <table:data-pilot-member table:name="15241" table:display="true" table:show-details="true"/>
                <table:data-pilot-member table:name="15244" table:display="true" table:show-details="true"/>
                <table:data-pilot-member table:name="15247" table:display="true" table:show-details="true"/>
                <table:data-pilot-member table:name="15254" table:display="true" table:show-details="true"/>
                <table:data-pilot-member table:name="15257" table:display="true" table:show-details="true"/>
                <table:data-pilot-member table:name="15259" table:display="true" table:show-details="true"/>
                <table:data-pilot-member table:name="15266" table:display="true" table:show-details="true"/>
                <table:data-pilot-member table:name="15271" table:display="true" table:show-details="true"/>
                <table:data-pilot-member table:name="15276" table:display="true" table:show-details="true"/>
                <table:data-pilot-member table:name="15285" table:display="true" table:show-details="true"/>
                <table:data-pilot-member table:name="15293" table:display="true" table:show-details="true"/>
                <table:data-pilot-member table:name="15308" table:display="true" table:show-details="true"/>
                <table:data-pilot-member table:name="15309" table:display="true" table:show-details="true"/>
                <table:data-pilot-member table:name="15314" table:display="true" table:show-details="true"/>
                <table:data-pilot-member table:name="15316" table:display="true" table:show-details="true"/>
                <table:data-pilot-member table:name="15317" table:display="true" table:show-details="true"/>
                <table:data-pilot-member table:name="15318" table:display="true" table:show-details="true"/>
                <table:data-pilot-member table:name="15327" table:display="true" table:show-details="true"/>
                <table:data-pilot-member table:name="15329" table:display="true" table:show-details="true"/>
                <table:data-pilot-member table:name="15332" table:display="true" table:show-details="true"/>
                <table:data-pilot-member table:name="15339" table:display="true" table:show-details="true"/>
                <table:data-pilot-member table:name="15377" table:display="true" table:show-details="true"/>
                <table:data-pilot-member table:name="15382" table:display="true" table:show-details="true"/>
                <table:data-pilot-member table:name="15390" table:display="true" table:show-details="true"/>
                <table:data-pilot-member table:name="15401" table:display="true" table:show-details="true"/>
                <table:data-pilot-member table:name="15403" table:display="true" table:show-details="true"/>
                <table:data-pilot-member table:name="15412" table:display="true" table:show-details="true"/>
                <table:data-pilot-member table:name="15413" table:display="true" table:show-details="true"/>
                <table:data-pilot-member table:name="15426" table:display="true" table:show-details="true"/>
                <table:data-pilot-member table:name="15449" table:display="true" table:show-details="true"/>
                <table:data-pilot-member table:name="15457" table:display="true" table:show-details="true"/>
                <table:data-pilot-member table:name="15466" table:display="true" table:show-details="true"/>
                <table:data-pilot-member table:name="15467" table:display="true" table:show-details="true"/>
                <table:data-pilot-member table:name="15478" table:display="true" table:show-details="true"/>
                <table:data-pilot-member table:name="15490" table:display="true" table:show-details="true"/>
                <table:data-pilot-member table:name="15498" table:display="true" table:show-details="true"/>
                <table:data-pilot-member table:name="15502" table:display="true" table:show-details="true"/>
                <table:data-pilot-member table:name="15504" table:display="true" table:show-details="true"/>
                <table:data-pilot-member table:name="15514" table:display="true" table:show-details="true"/>
                <table:data-pilot-member table:name="15525" table:display="true" table:show-details="true"/>
                <table:data-pilot-member table:name="15537" table:display="true" table:show-details="true"/>
                <table:data-pilot-member table:name="15547" table:display="true" table:show-details="true"/>
                <table:data-pilot-member table:name="15609" table:display="true" table:show-details="true"/>
                <table:data-pilot-member table:name="15610" table:display="true" table:show-details="true"/>
                <table:data-pilot-member table:name="15611" table:display="true" table:show-details="true"/>
                <table:data-pilot-member table:name="15614" table:display="true" table:show-details="true"/>
                <table:data-pilot-member table:name="15624" table:display="true" table:show-details="true"/>
                <table:data-pilot-member table:name="15633" table:display="true" table:show-details="true"/>
                <table:data-pilot-member table:name="15641" table:display="true" table:show-details="true"/>
                <table:data-pilot-member table:name="15647" table:display="true" table:show-details="true"/>
                <table:data-pilot-member table:name="15657" table:display="true" table:show-details="true"/>
                <table:data-pilot-member table:name="15669" table:display="true" table:show-details="true"/>
                <table:data-pilot-member table:name="15670" table:display="true" table:show-details="true"/>
                <table:data-pilot-member table:name="15679" table:display="true" table:show-details="true"/>
                <table:data-pilot-member table:name="15684" table:display="true" table:show-details="true"/>
                <table:data-pilot-member table:name="15696" table:display="true" table:show-details="true"/>
                <table:data-pilot-member table:name="15717" table:display="true" table:show-details="true"/>
                <table:data-pilot-member table:name="15721" table:display="true" table:show-details="true"/>
                <table:data-pilot-member table:name="15730" table:display="true" table:show-details="true"/>
                <table:data-pilot-member table:name="15740" table:display="true" table:show-details="true"/>
                <table:data-pilot-member table:name="15742" table:display="true" table:show-details="true"/>
                <table:data-pilot-member table:name="15747" table:display="true" table:show-details="true"/>
                <table:data-pilot-member table:name="15749" table:display="true" table:show-details="true"/>
                <table:data-pilot-member table:name="15758" table:display="true" table:show-details="true"/>
                <table:data-pilot-member table:name="15759" table:display="true" table:show-details="true"/>
                <table:data-pilot-member table:name="15761" table:display="true" table:show-details="true"/>
                <table:data-pilot-member table:name="15763" table:display="true" table:show-details="true"/>
                <table:data-pilot-member table:name="15765" table:display="true" table:show-details="true"/>
                <table:data-pilot-member table:name="15767" table:display="true" table:show-details="true"/>
                <table:data-pilot-member table:name="15773" table:display="true" table:show-details="true"/>
                <table:data-pilot-member table:name="15786" table:display="true" table:show-details="true"/>
                <table:data-pilot-member table:name="15804" table:display="true" table:show-details="true"/>
                <table:data-pilot-member table:name="15815" table:display="true" table:show-details="true"/>
                <table:data-pilot-member table:name="15816" table:display="true" table:show-details="true"/>
                <table:data-pilot-member table:name="15820" table:display="true" table:show-details="true"/>
                <table:data-pilot-member table:name="15822" table:display="true" table:show-details="true"/>
                <table:data-pilot-member table:name="15829" table:display="true" table:show-details="true"/>
                <table:data-pilot-member table:name="15831" table:display="true" table:show-details="true"/>
                <table:data-pilot-member table:name="15833" table:display="true" table:show-details="true"/>
                <table:data-pilot-member table:name="15844" table:display="true" table:show-details="true"/>
                <table:data-pilot-member table:name="15848" table:display="true" table:show-details="true"/>
                <table:data-pilot-member table:name="15853" table:display="true" table:show-details="true"/>
                <table:data-pilot-member table:name="15861" table:display="true" table:show-details="true"/>
                <table:data-pilot-member table:name="15864" table:display="true" table:show-details="true"/>
                <table:data-pilot-member table:name="15872" table:display="true" table:show-details="true"/>
                <table:data-pilot-member table:name="15875" table:display="true" table:show-details="true"/>
                <table:data-pilot-member table:name="15880" table:display="true" table:show-details="true"/>
                <table:data-pilot-member table:name="15889" table:display="true" table:show-details="true"/>
                <table:data-pilot-member table:name="15890" table:display="true" table:show-details="true"/>
                <table:data-pilot-member table:name="15892" table:display="true" table:show-details="true"/>
                <table:data-pilot-member table:name="15893" table:display="true" table:show-details="true"/>
                <table:data-pilot-member table:name="15901" table:display="true" table:show-details="true"/>
                <table:data-pilot-member table:name="15907" table:display="true" table:show-details="true"/>
                <table:data-pilot-member table:name="15926" table:display="true" table:show-details="true"/>
                <table:data-pilot-member table:name="15929" table:display="true" table:show-details="true"/>
                <table:data-pilot-member table:name="15933" table:display="true" table:show-details="true"/>
                <table:data-pilot-member table:name="15940" table:display="true" table:show-details="true"/>
                <table:data-pilot-member table:name="15945" table:display="true" table:show-details="true"/>
                <table:data-pilot-member table:name="15947" table:display="true" table:show-details="true"/>
                <table:data-pilot-member table:name="15950" table:display="true" table:show-details="true"/>
                <table:data-pilot-member table:name="15972" table:display="true" table:show-details="true"/>
                <table:data-pilot-member table:name="15992" table:display="true" table:show-details="true"/>
                <table:data-pilot-member table:name="15997" table:display="true" table:show-details="true"/>
                <table:data-pilot-member table:name="16009" table:display="true" table:show-details="true"/>
                <table:data-pilot-member table:name="16012" table:display="true" table:show-details="true"/>
                <table:data-pilot-member table:name="16018" table:display="true" table:show-details="true"/>
                <table:data-pilot-member table:name="16029" table:display="true" table:show-details="true"/>
                <table:data-pilot-member table:name="16035" table:display="true" table:show-details="true"/>
                <table:data-pilot-member table:name="16038" table:display="true" table:show-details="true"/>
                <table:data-pilot-member table:name="16041" table:display="true" table:show-details="true"/>
                <table:data-pilot-member table:name="16047" table:display="true" table:show-details="true"/>
                <table:data-pilot-member table:name="16048" table:display="true" table:show-details="true"/>
                <table:data-pilot-member table:name="16049" table:display="true" table:show-details="true"/>
                <table:data-pilot-member table:name="16064" table:display="true" table:show-details="true"/>
                <table:data-pilot-member table:name="16066" table:display="true" table:show-details="true"/>
                <table:data-pilot-member table:name="16090" table:display="true" table:show-details="true"/>
                <table:data-pilot-member table:name="16095" table:display="true" table:show-details="true"/>
                <table:data-pilot-member table:name="16096" table:display="true" table:show-details="true"/>
                <table:data-pilot-member table:name="16099" table:display="true" table:show-details="true"/>
                <table:data-pilot-member table:name="16109" table:display="true" table:show-details="true"/>
                <table:data-pilot-member table:name="16118" table:display="true" table:show-details="true"/>
                <table:data-pilot-member table:name="16119" table:display="true" table:show-details="true"/>
                <table:data-pilot-member table:name="16139" table:display="true" table:show-details="true"/>
                <table:data-pilot-member table:name="16143" table:display="true" table:show-details="true"/>
                <table:data-pilot-member table:name="16157" table:display="true" table:show-details="true"/>
                <table:data-pilot-member table:name="16162" table:display="true" table:show-details="true"/>
                <table:data-pilot-member table:name="16171" table:display="true" table:show-details="true"/>
                <table:data-pilot-member table:name="16193" table:display="true" table:show-details="true"/>
                <table:data-pilot-member table:name="16201" table:display="true" table:show-details="true"/>
                <table:data-pilot-member table:name="16205" table:display="true" table:show-details="true"/>
                <table:data-pilot-member table:name="16206" table:display="true" table:show-details="true"/>
                <table:data-pilot-member table:name="16221" table:display="true" table:show-details="true"/>
                <table:data-pilot-member table:name="16233" table:display="true" table:show-details="true"/>
                <table:data-pilot-member table:name="16254" table:display="true" table:show-details="true"/>
                <table:data-pilot-member table:name="16256" table:display="true" table:show-details="true"/>
                <table:data-pilot-member table:name="16270" table:display="true" table:show-details="true"/>
                <table:data-pilot-member table:name="16271" table:display="true" table:show-details="true"/>
                <table:data-pilot-member table:name="16300" table:display="true" table:show-details="true"/>
                <table:data-pilot-member table:name="16312" table:display="true" table:show-details="true"/>
                <table:data-pilot-member table:name="16318" table:display="true" table:show-details="true"/>
                <table:data-pilot-member table:name="16355" table:display="true" table:show-details="true"/>
                <table:data-pilot-member table:name="16356" table:display="true" table:show-details="true"/>
                <table:data-pilot-member table:name="16372" table:display="true" table:show-details="true"/>
                <table:data-pilot-member table:name="16378" table:display="true" table:show-details="true"/>
                <table:data-pilot-member table:name="16380" table:display="true" table:show-details="true"/>
                <table:data-pilot-member table:name="16386" table:display="true" table:show-details="true"/>
                <table:data-pilot-member table:name="16387" table:display="true" table:show-details="true"/>
                <table:data-pilot-member table:name="16389" table:display="true" table:show-details="true"/>
                <table:data-pilot-member table:name="16407" table:display="true" table:show-details="true"/>
                <table:data-pilot-member table:name="16414" table:display="true" table:show-details="true"/>
                <table:data-pilot-member table:name="16415" table:display="true" table:show-details="true"/>
                <table:data-pilot-member table:name="16426" table:display="true" table:show-details="true"/>
                <table:data-pilot-member table:name="16450" table:display="true" table:show-details="true"/>
                <table:data-pilot-member table:name="16451" table:display="true" table:show-details="true"/>
                <table:data-pilot-member table:name="16453" table:display="true" table:show-details="true"/>
                <table:data-pilot-member table:name="16460" table:display="true" table:show-details="true"/>
                <table:data-pilot-member table:name="16461" table:display="true" table:show-details="true"/>
                <table:data-pilot-member table:name="16462" table:display="true" table:show-details="true"/>
                <table:data-pilot-member table:name="16463" table:display="true" table:show-details="true"/>
                <table:data-pilot-member table:name="16472" table:display="true" table:show-details="true"/>
                <table:data-pilot-member table:name="16474" table:display="true" table:show-details="true"/>
                <table:data-pilot-member table:name="16482" table:display="true" table:show-details="true"/>
                <table:data-pilot-member table:name="16489" table:display="true" table:show-details="true"/>
                <table:data-pilot-member table:name="16490" table:display="true" table:show-details="true"/>
                <table:data-pilot-member table:name="16494" table:display="true" table:show-details="true"/>
                <table:data-pilot-member table:name="16500" table:display="true" table:show-details="true"/>
                <table:data-pilot-member table:name="16508" table:display="true" table:show-details="true"/>
                <table:data-pilot-member table:name="16513" table:display="true" table:show-details="true"/>
                <table:data-pilot-member table:name="16516" table:display="true" table:show-details="true"/>
                <table:data-pilot-member table:name="16523" table:display="true" table:show-details="true"/>
                <table:data-pilot-member table:name="16524" table:display="true" table:show-details="true"/>
                <table:data-pilot-member table:name="16526" table:display="true" table:show-details="true"/>
                <table:data-pilot-member table:name="16539" table:display="true" table:show-details="true"/>
                <table:data-pilot-member table:name="16547" table:display="true" table:show-details="true"/>
                <table:data-pilot-member table:name="16557" table:display="true" table:show-details="true"/>
                <table:data-pilot-member table:name="16571" table:display="true" table:show-details="true"/>
                <table:data-pilot-member table:name="16576" table:display="true" table:show-details="true"/>
                <table:data-pilot-member table:name="16612" table:display="true" table:show-details="true"/>
                <table:data-pilot-member table:name="16613" table:display="true" table:show-details="true"/>
                <table:data-pilot-member table:name="16616" table:display="true" table:show-details="true"/>
                <table:data-pilot-member table:name="16629" table:display="true" table:show-details="true"/>
                <table:data-pilot-member table:name="16645" table:display="true" table:show-details="true"/>
                <table:data-pilot-member table:name="16656" table:display="true" table:show-details="true"/>
                <table:data-pilot-member table:name="16659" table:display="true" table:show-details="true"/>
                <table:data-pilot-member table:name="16664" table:display="true" table:show-details="true"/>
                <table:data-pilot-member table:name="16666" table:display="true" table:show-details="true"/>
                <table:data-pilot-member table:name="16679" table:display="true" table:show-details="true"/>
                <table:data-pilot-member table:name="16701" table:display="true" table:show-details="true"/>
                <table:data-pilot-member table:name="16708" table:display="true" table:show-details="true"/>
                <table:data-pilot-member table:name="16720" table:display="true" table:show-details="true"/>
                <table:data-pilot-member table:name="16722" table:display="true" table:show-details="true"/>
                <table:data-pilot-member table:name="16726" table:display="true" table:show-details="true"/>
                <table:data-pilot-member table:name="16742" table:display="true" table:show-details="true"/>
                <table:data-pilot-member table:name="16753" table:display="true" table:show-details="true"/>
                <table:data-pilot-member table:name="16765" table:display="true" table:show-details="true"/>
                <table:data-pilot-member table:name="16778" table:display="true" table:show-details="true"/>
                <table:data-pilot-member table:name="16787" table:display="true" table:show-details="true"/>
                <table:data-pilot-member table:name="16800" table:display="true" table:show-details="true"/>
                <table:data-pilot-member table:name="16801" table:display="true" table:show-details="true"/>
                <table:data-pilot-member table:name="16809" table:display="true" table:show-details="true"/>
                <table:data-pilot-member table:name="16822" table:display="true" table:show-details="true"/>
                <table:data-pilot-member table:name="16826" table:display="true" table:show-details="true"/>
                <table:data-pilot-member table:name="16837" table:display="true" table:show-details="true"/>
                <table:data-pilot-member table:name="16840" table:display="true" table:show-details="true"/>
                <table:data-pilot-member table:name="16841" table:display="true" table:show-details="true"/>
                <table:data-pilot-member table:name="16846" table:display="true" table:show-details="true"/>
                <table:data-pilot-member table:name="16856" table:display="true" table:show-details="true"/>
                <table:data-pilot-member table:name="16857" table:display="true" table:show-details="true"/>
                <table:data-pilot-member table:name="16872" table:display="true" table:show-details="true"/>
                <table:data-pilot-member table:name="16874" table:display="true" table:show-details="true"/>
                <table:data-pilot-member table:name="16879" table:display="true" table:show-details="true"/>
                <table:data-pilot-member table:name="16880" table:display="true" table:show-details="true"/>
                <table:data-pilot-member table:name="16883" table:display="true" table:show-details="true"/>
                <table:data-pilot-member table:name="16893" table:display="true" table:show-details="true"/>
                <table:data-pilot-member table:name="16899" table:display="true" table:show-details="true"/>
                <table:data-pilot-member table:name="16906" table:display="true" table:show-details="true"/>
                <table:data-pilot-member table:name="16908" table:display="true" table:show-details="true"/>
                <table:data-pilot-member table:name="16911" table:display="true" table:show-details="true"/>
                <table:data-pilot-member table:name="16920" table:display="true" table:show-details="true"/>
                <table:data-pilot-member table:name="16923" table:display="true" table:show-details="true"/>
                <table:data-pilot-member table:name="16926" table:display="true" table:show-details="true"/>
                <table:data-pilot-member table:name="16981" table:display="true" table:show-details="true"/>
                <table:data-pilot-member table:name="16985" table:display="true" table:show-details="true"/>
                <table:data-pilot-member table:name="16986" table:display="true" table:show-details="true"/>
                <table:data-pilot-member table:name="16997" table:display="true" table:show-details="true"/>
                <table:data-pilot-member table:name="17005" table:display="true" table:show-details="true"/>
                <table:data-pilot-member table:name="17038" table:display="true" table:show-details="true"/>
                <table:data-pilot-member table:name="17062" table:display="true" table:show-details="true"/>
                <table:data-pilot-member table:name="17064" table:display="true" table:show-details="true"/>
                <table:data-pilot-member table:name="17075" table:display="true" table:show-details="true"/>
                <table:data-pilot-member table:name="17076" table:display="true" table:show-details="true"/>
                <table:data-pilot-member table:name="17080" table:display="true" table:show-details="true"/>
                <table:data-pilot-member table:name="17090" table:display="true" table:show-details="true"/>
                <table:data-pilot-member table:name="17100" table:display="true" table:show-details="true"/>
                <table:data-pilot-member table:name="17112" table:display="true" table:show-details="true"/>
                <table:data-pilot-member table:name="17114" table:display="true" table:show-details="true"/>
                <table:data-pilot-member table:name="17117" table:display="true" table:show-details="true"/>
                <table:data-pilot-member table:name="17118" table:display="true" table:show-details="true"/>
                <table:data-pilot-member table:name="17120" table:display="true" table:show-details="true"/>
                <table:data-pilot-member table:name="17122" table:display="true" table:show-details="true"/>
                <table:data-pilot-member table:name="17129" table:display="true" table:show-details="true"/>
                <table:data-pilot-member table:name="17149" table:display="true" table:show-details="true"/>
                <table:data-pilot-member table:name="17150" table:display="true" table:show-details="true"/>
                <table:data-pilot-member table:name="17152" table:display="true" table:show-details="true"/>
                <table:data-pilot-member table:name="17168" table:display="true" table:show-details="true"/>
                <table:data-pilot-member table:name="17172" table:display="true" table:show-details="true"/>
                <table:data-pilot-member table:name="17184" table:display="true" table:show-details="true"/>
                <table:data-pilot-member table:name="17192" table:display="true" table:show-details="true"/>
                <table:data-pilot-member table:name="17217" table:display="true" table:show-details="true"/>
                <table:data-pilot-member table:name="17229" table:display="true" table:show-details="true"/>
                <table:data-pilot-member table:name="17234" table:display="true" table:show-details="true"/>
                <table:data-pilot-member table:name="17249" table:display="true" table:show-details="true"/>
                <table:data-pilot-member table:name="17258" table:display="true" table:show-details="true"/>
                <table:data-pilot-member table:name="17260" table:display="true" table:show-details="true"/>
                <table:data-pilot-member table:name="17263" table:display="true" table:show-details="true"/>
                <table:data-pilot-member table:name="17273" table:display="true" table:show-details="true"/>
                <table:data-pilot-member table:name="17277" table:display="true" table:show-details="true"/>
                <table:data-pilot-member table:name="17297" table:display="true" table:show-details="true"/>
                <table:data-pilot-member table:name="17314" table:display="true" table:show-details="true"/>
                <table:data-pilot-member table:name="17321" table:display="true" table:show-details="true"/>
                <table:data-pilot-member table:name="17330" table:display="true" table:show-details="true"/>
                <table:data-pilot-member table:name="17332" table:display="true" table:show-details="true"/>
                <table:data-pilot-member table:name="17335" table:display="true" table:show-details="true"/>
                <table:data-pilot-member table:name="17340" table:display="true" table:show-details="true"/>
                <table:data-pilot-member table:name="17365" table:display="true" table:show-details="true"/>
                <table:data-pilot-member table:name="17366" table:display="true" table:show-details="true"/>
                <table:data-pilot-member table:name="17371" table:display="true" table:show-details="true"/>
                <table:data-pilot-member table:name="17377" table:display="true" table:show-details="true"/>
                <table:data-pilot-member table:name="17391" table:display="true" table:show-details="true"/>
                <table:data-pilot-member table:name="17400" table:display="true" table:show-details="true"/>
                <table:data-pilot-member table:name="17408" table:display="true" table:show-details="true"/>
                <table:data-pilot-member table:name="17421" table:display="true" table:show-details="true"/>
                <table:data-pilot-member table:name="17424" table:display="true" table:show-details="true"/>
                <table:data-pilot-member table:name="17430" table:display="true" table:show-details="true"/>
                <table:data-pilot-member table:name="17442" table:display="true" table:show-details="true"/>
                <table:data-pilot-member table:name="17462" table:display="true" table:show-details="true"/>
                <table:data-pilot-member table:name="17463" table:display="true" table:show-details="true"/>
                <table:data-pilot-member table:name="17467" table:display="true" table:show-details="true"/>
                <table:data-pilot-member table:name="17473" table:display="true" table:show-details="true"/>
                <table:data-pilot-member table:name="17487" table:display="true" table:show-details="true"/>
                <table:data-pilot-member table:name="17489" table:display="true" table:show-details="true"/>
                <table:data-pilot-member table:name="17493" table:display="true" table:show-details="true"/>
                <table:data-pilot-member table:name="17507" table:display="true" table:show-details="true"/>
                <table:data-pilot-member table:name="17517" table:display="true" table:show-details="true"/>
                <table:data-pilot-member table:name="17520" table:display="true" table:show-details="true"/>
                <table:data-pilot-member table:name="17522" table:display="true" table:show-details="true"/>
                <table:data-pilot-member table:name="17525" table:display="true" table:show-details="true"/>
                <table:data-pilot-member table:name="17533" table:display="true" table:show-details="true"/>
                <table:data-pilot-member table:name="17538" table:display="true" table:show-details="true"/>
                <table:data-pilot-member table:name="17571" table:display="true" table:show-details="true"/>
                <table:data-pilot-member table:name="17575" table:display="true" table:show-details="true"/>
                <table:data-pilot-member table:name="17576" table:display="true" table:show-details="true"/>
                <table:data-pilot-member table:name="17582" table:display="true" table:show-details="true"/>
                <table:data-pilot-member table:name="17600" table:display="true" table:show-details="true"/>
                <table:data-pilot-member table:name="17604" table:display="true" table:show-details="true"/>
                <table:data-pilot-member table:name="17605" table:display="true" table:show-details="true"/>
                <table:data-pilot-member table:name="17606" table:display="true" table:show-details="true"/>
                <table:data-pilot-member table:name="17618" table:display="true" table:show-details="true"/>
                <table:data-pilot-member table:name="17632" table:display="true" table:show-details="true"/>
                <table:data-pilot-member table:name="17640" table:display="true" table:show-details="true"/>
                <table:data-pilot-member table:name="17645" table:display="true" table:show-details="true"/>
                <table:data-pilot-member table:name="17646" table:display="true" table:show-details="true"/>
                <table:data-pilot-member table:name="17655" table:display="true" table:show-details="true"/>
                <table:data-pilot-member table:name="17656" table:display="true" table:show-details="true"/>
                <table:data-pilot-member table:name="17663" table:display="true" table:show-details="true"/>
                <table:data-pilot-member table:name="17666" table:display="true" table:show-details="true"/>
                <table:data-pilot-member table:name="17667" table:display="true" table:show-details="true"/>
                <table:data-pilot-member table:name="17668" table:display="true" table:show-details="true"/>
                <table:data-pilot-member table:name="17670" table:display="true" table:show-details="true"/>
                <table:data-pilot-member table:name="17673" table:display="true" table:show-details="true"/>
                <table:data-pilot-member table:name="17675" table:display="true" table:show-details="true"/>
                <table:data-pilot-member table:name="17680" table:display="true" table:show-details="true"/>
                <table:data-pilot-member table:name="17681" table:display="true" table:show-details="true"/>
                <table:data-pilot-member table:name="17685" table:display="true" table:show-details="true"/>
                <table:data-pilot-member table:name="17690" table:display="true" table:show-details="true"/>
                <table:data-pilot-member table:name="17696" table:display="true" table:show-details="true"/>
                <table:data-pilot-member table:name="17719" table:display="true" table:show-details="true"/>
                <table:data-pilot-member table:name="17726" table:display="true" table:show-details="true"/>
                <table:data-pilot-member table:name="17731" table:display="true" table:show-details="true"/>
                <table:data-pilot-member table:name="17735" table:display="true" table:show-details="true"/>
                <table:data-pilot-member table:name="17743" table:display="true" table:show-details="true"/>
                <table:data-pilot-member table:name="17755" table:display="true" table:show-details="true"/>
                <table:data-pilot-member table:name="17779" table:display="true" table:show-details="true"/>
                <table:data-pilot-member table:name="17781" table:display="true" table:show-details="true"/>
                <table:data-pilot-member table:name="17804" table:display="true" table:show-details="true"/>
                <table:data-pilot-member table:name="17807" table:display="true" table:show-details="true"/>
                <table:data-pilot-member table:name="17813" table:display="true" table:show-details="true"/>
                <table:data-pilot-member table:name="17819" table:display="true" table:show-details="true"/>
                <table:data-pilot-member table:name="17826" table:display="true" table:show-details="true"/>
                <table:data-pilot-member table:name="17840" table:display="true" table:show-details="true"/>
                <table:data-pilot-member table:name="17845" table:display="true" table:show-details="true"/>
                <table:data-pilot-member table:name="17847" table:display="true" table:show-details="true"/>
                <table:data-pilot-member table:name="17859" table:display="true" table:show-details="true"/>
                <table:data-pilot-member table:name="17884" table:display="true" table:show-details="true"/>
                <table:data-pilot-member table:name="17895" table:display="true" table:show-details="true"/>
                <table:data-pilot-member table:name="17909" table:display="true" table:show-details="true"/>
                <table:data-pilot-member table:name="17919" table:display="true" table:show-details="true"/>
                <table:data-pilot-member table:name="17926" table:display="true" table:show-details="true"/>
                <table:data-pilot-member table:name="17956" table:display="true" table:show-details="true"/>
                <table:data-pilot-member table:name="17958" table:display="true" table:show-details="true"/>
                <table:data-pilot-member table:name="17967" table:display="true" table:show-details="true"/>
                <table:data-pilot-member table:name="17985" table:display="true" table:show-details="true"/>
                <table:data-pilot-member table:name="17990" table:display="true" table:show-details="true"/>
                <table:data-pilot-member table:name="17995" table:display="true" table:show-details="true"/>
                <table:data-pilot-member table:name="18006" table:display="true" table:show-details="true"/>
                <table:data-pilot-member table:name="18015" table:display="true" table:show-details="true"/>
                <table:data-pilot-member table:name="18016" table:display="true" table:show-details="true"/>
                <table:data-pilot-member table:name="18033" table:display="true" table:show-details="true"/>
                <table:data-pilot-member table:name="18034" table:display="true" table:show-details="true"/>
                <table:data-pilot-member table:name="18037" table:display="true" table:show-details="true"/>
                <table:data-pilot-member table:name="18039" table:display="true" table:show-details="true"/>
                <table:data-pilot-member table:name="18065" table:display="true" table:show-details="true"/>
                <table:data-pilot-member table:name="18072" table:display="true" table:show-details="true"/>
                <table:data-pilot-member table:name="18083" table:display="true" table:show-details="true"/>
                <table:data-pilot-member table:name="18088" table:display="true" table:show-details="true"/>
                <table:data-pilot-member table:name="18092" table:display="true" table:show-details="true"/>
                <table:data-pilot-member table:name="18096" table:display="true" table:show-details="true"/>
                <table:data-pilot-member table:name="18131" table:display="true" table:show-details="true"/>
                <table:data-pilot-member table:name="18137" table:display="true" table:show-details="true"/>
                <table:data-pilot-member table:name="18141" table:display="true" table:show-details="true"/>
                <table:data-pilot-member table:name="18160" table:display="true" table:show-details="true"/>
                <table:data-pilot-member table:name="18165" table:display="true" table:show-details="true"/>
                <table:data-pilot-member table:name="18169" table:display="true" table:show-details="true"/>
                <table:data-pilot-member table:name="18187" table:display="true" table:show-details="true"/>
                <table:data-pilot-member table:name="18202" table:display="true" table:show-details="true"/>
                <table:data-pilot-member table:name="18207" table:display="true" table:show-details="true"/>
                <table:data-pilot-member table:name="18228" table:display="true" table:show-details="true"/>
                <table:data-pilot-member table:name="18242" table:display="true" table:show-details="true"/>
                <table:data-pilot-member table:name="18243" table:display="true" table:show-details="true"/>
                <table:data-pilot-member table:name="18244" table:display="true" table:show-details="true"/>
                <table:data-pilot-member table:name="18248" table:display="true" table:show-details="true"/>
                <table:data-pilot-member table:name="18249" table:display="true" table:show-details="true"/>
                <table:data-pilot-member table:name="18262" table:display="true" table:show-details="true"/>
                <table:data-pilot-member table:name="18280" table:display="true" table:show-details="true"/>
                <table:data-pilot-member table:name="18281" table:display="true" table:show-details="true"/>
                <table:data-pilot-member table:name="18287" table:display="true" table:show-details="true"/>
                <table:data-pilot-member table:name="18292" table:display="true" table:show-details="true"/>
                <table:data-pilot-member table:name="18307" table:display="true" table:show-details="true"/>
                <table:data-pilot-member table:name="18320" table:display="true" table:show-details="true"/>
                <table:data-pilot-member table:name="18328" table:display="true" table:show-details="true"/>
                <table:data-pilot-member table:name="18354" table:display="true" table:show-details="true"/>
                <table:data-pilot-member table:name="18369" table:display="true" table:show-details="true"/>
                <table:data-pilot-member table:name="18400" table:display="true" table:show-details="true"/>
                <table:data-pilot-member table:name="18401" table:display="true" table:show-details="true"/>
                <table:data-pilot-member table:name="18408" table:display="true" table:show-details="true"/>
                <table:data-pilot-member table:name="18410" table:display="true" table:show-details="true"/>
                <table:data-pilot-member table:name="18412" table:display="true" table:show-details="true"/>
                <table:data-pilot-member table:name="18422" table:display="true" table:show-details="true"/>
                <table:data-pilot-member table:name="18430" table:display="true" table:show-details="true"/>
                <table:data-pilot-member table:name="18433" table:display="true" table:show-details="true"/>
                <table:data-pilot-member table:name="18435" table:display="true" table:show-details="true"/>
                <table:data-pilot-member table:name="18438" table:display="true" table:show-details="true"/>
                <table:data-pilot-member table:name="18442" table:display="true" table:show-details="true"/>
                <table:data-pilot-member table:name="18448" table:display="true" table:show-details="true"/>
                <table:data-pilot-member table:name="18456" table:display="true" table:show-details="true"/>
                <table:data-pilot-member table:name="18470" table:display="true" table:show-details="true"/>
                <table:data-pilot-member table:name="18474" table:display="true" table:show-details="true"/>
                <table:data-pilot-member table:name="18479" table:display="true" table:show-details="true"/>
                <table:data-pilot-member table:name="18480" table:display="true" table:show-details="true"/>
                <table:data-pilot-member table:name="18488" table:display="true" table:show-details="true"/>
                <table:data-pilot-member table:name="18489" table:display="true" table:show-details="true"/>
                <table:data-pilot-member table:name="18503" table:display="true" table:show-details="true"/>
                <table:data-pilot-member table:name="18506" table:display="true" table:show-details="true"/>
                <table:data-pilot-member table:name="18518" table:display="true" table:show-details="true"/>
                <table:data-pilot-member table:name="18530" table:display="true" table:show-details="true"/>
                <table:data-pilot-member table:name="18534" table:display="true" table:show-details="true"/>
                <table:data-pilot-member table:name="18546" table:display="true" table:show-details="true"/>
                <table:data-pilot-member table:name="18548" table:display="true" table:show-details="true"/>
                <table:data-pilot-member table:name="18556" table:display="true" table:show-details="true"/>
                <table:data-pilot-member table:name="18564" table:display="true" table:show-details="true"/>
                <table:data-pilot-member table:name="18565" table:display="true" table:show-details="true"/>
                <table:data-pilot-member table:name="18567" table:display="true" table:show-details="true"/>
                <table:data-pilot-member table:name="18571" table:display="true" table:show-details="true"/>
                <table:data-pilot-member table:name="18572" table:display="true" table:show-details="true"/>
                <table:data-pilot-member table:name="18580" table:display="true" table:show-details="true"/>
                <table:data-pilot-member table:name="18595" table:display="true" table:show-details="true"/>
                <table:data-pilot-member table:name="18596" table:display="true" table:show-details="true"/>
                <table:data-pilot-member table:name="18609" table:display="true" table:show-details="true"/>
                <table:data-pilot-member table:name="18613" table:display="true" table:show-details="true"/>
                <table:data-pilot-member table:name="18615" table:display="true" table:show-details="true"/>
                <table:data-pilot-member table:name="18625" table:display="true" table:show-details="true"/>
                <table:data-pilot-member table:name="18629" table:display="true" table:show-details="true"/>
                <table:data-pilot-member table:name="18634" table:display="true" table:show-details="true"/>
                <table:data-pilot-member table:name="18635" table:display="true" table:show-details="true"/>
                <table:data-pilot-member table:name="18648" table:display="true" table:show-details="true"/>
                <table:data-pilot-member table:name="18657" table:display="true" table:show-details="true"/>
                <table:data-pilot-member table:name="18676" table:display="true" table:show-details="true"/>
                <table:data-pilot-member table:name="18685" table:display="true" table:show-details="true"/>
                <table:data-pilot-member table:name="18686" table:display="true" table:show-details="true"/>
                <table:data-pilot-member table:name="18697" table:display="true" table:show-details="true"/>
                <table:data-pilot-member table:name="18724" table:display="true" table:show-details="true"/>
                <table:data-pilot-member table:name="18728" table:display="true" table:show-details="true"/>
                <table:data-pilot-member table:name="18748" table:display="true" table:show-details="true"/>
                <table:data-pilot-member table:name="18758" table:display="true" table:show-details="true"/>
                <table:data-pilot-member table:name="18760" table:display="true" table:show-details="true"/>
                <table:data-pilot-member table:name="18764" table:display="true" table:show-details="true"/>
                <table:data-pilot-member table:name="18770" table:display="true" table:show-details="true"/>
                <table:data-pilot-member table:name="18778" table:display="true" table:show-details="true"/>
                <table:data-pilot-member table:name="18789" table:display="true" table:show-details="true"/>
                <table:data-pilot-member table:name="18792" table:display="true" table:show-details="true"/>
                <table:data-pilot-member table:name="18799" table:display="true" table:show-details="true"/>
                <table:data-pilot-member table:name="18800" table:display="true" table:show-details="true"/>
                <table:data-pilot-member table:name="18802" table:display="true" table:show-details="true"/>
                <table:data-pilot-member table:name="18803" table:display="true" table:show-details="true"/>
                <table:data-pilot-member table:name="18808" table:display="true" table:show-details="true"/>
                <table:data-pilot-member table:name="18815" table:display="true" table:show-details="true"/>
                <table:data-pilot-member table:name="18822" table:display="true" table:show-details="true"/>
                <table:data-pilot-member table:name="18833" table:display="true" table:show-details="true"/>
                <table:data-pilot-member table:name="18849" table:display="true" table:show-details="true"/>
                <table:data-pilot-member table:name="18856" table:display="true" table:show-details="true"/>
                <table:data-pilot-member table:name="18867" table:display="true" table:show-details="true"/>
                <table:data-pilot-member table:name="18882" table:display="true" table:show-details="true"/>
                <table:data-pilot-member table:name="18886" table:display="true" table:show-details="true"/>
                <table:data-pilot-member table:name="18888" table:display="true" table:show-details="true"/>
                <table:data-pilot-member table:name="18889" table:display="true" table:show-details="true"/>
                <table:data-pilot-member table:name="18891" table:display="true" table:show-details="true"/>
                <table:data-pilot-member table:name="18893" table:display="true" table:show-details="true"/>
                <table:data-pilot-member table:name="18902" table:display="true" table:show-details="true"/>
                <table:data-pilot-member table:name="18907" table:display="true" table:show-details="true"/>
                <table:data-pilot-member table:name="18910" table:display="true" table:show-details="true"/>
                <table:data-pilot-member table:name="18956" table:display="true" table:show-details="true"/>
                <table:data-pilot-member table:name="18964" table:display="true" table:show-details="true"/>
                <table:data-pilot-member table:name="18969" table:display="true" table:show-details="true"/>
                <table:data-pilot-member table:name="18977" table:display="true" table:show-details="true"/>
                <table:data-pilot-member table:name="18979" table:display="true" table:show-details="true"/>
                <table:data-pilot-member table:name="18980" table:display="true" table:show-details="true"/>
                <table:data-pilot-member table:name="18991" table:display="true" table:show-details="true"/>
                <table:data-pilot-member table:name="18992" table:display="true" table:show-details="true"/>
                <table:data-pilot-member table:name="19001" table:display="true" table:show-details="true"/>
                <table:data-pilot-member table:name="19014" table:display="true" table:show-details="true"/>
                <table:data-pilot-member table:name="19031" table:display="true" table:show-details="true"/>
                <table:data-pilot-member table:name="19034" table:display="true" table:show-details="true"/>
                <table:data-pilot-member table:name="19050" table:display="true" table:show-details="true"/>
                <table:data-pilot-member table:name="19060" table:display="true" table:show-details="true"/>
                <table:data-pilot-member table:name="19071" table:display="true" table:show-details="true"/>
                <table:data-pilot-member table:name="19091" table:display="true" table:show-details="true"/>
                <table:data-pilot-member table:name="19095" table:display="true" table:show-details="true"/>
                <table:data-pilot-member table:name="19099" table:display="true" table:show-details="true"/>
                <table:data-pilot-member table:name="19105" table:display="true" table:show-details="true"/>
                <table:data-pilot-member table:name="19111" table:display="true" table:show-details="true"/>
                <table:data-pilot-member table:name="19116" table:display="true" table:show-details="true"/>
                <table:data-pilot-member table:name="19131" table:display="true" table:show-details="true"/>
                <table:data-pilot-member table:name="19144" table:display="true" table:show-details="true"/>
                <table:data-pilot-member table:name="19149" table:display="true" table:show-details="true"/>
                <table:data-pilot-member table:name="19157" table:display="true" table:show-details="true"/>
                <table:data-pilot-member table:name="19159" table:display="true" table:show-details="true"/>
                <table:data-pilot-member table:name="19161" table:display="true" table:show-details="true"/>
                <table:data-pilot-member table:name="19165" table:display="true" table:show-details="true"/>
                <table:data-pilot-member table:name="19168" table:display="true" table:show-details="true"/>
                <table:data-pilot-member table:name="19179" table:display="true" table:show-details="true"/>
                <table:data-pilot-member table:name="19181" table:display="true" table:show-details="true"/>
                <table:data-pilot-member table:name="19191" table:display="true" table:show-details="true"/>
                <table:data-pilot-member table:name="19194" table:display="true" table:show-details="true"/>
                <table:data-pilot-member table:name="19197" table:display="true" table:show-details="true"/>
                <table:data-pilot-member table:name="19201" table:display="true" table:show-details="true"/>
                <table:data-pilot-member table:name="19205" table:display="true" table:show-details="true"/>
                <table:data-pilot-member table:name="19209" table:display="true" table:show-details="true"/>
                <table:data-pilot-member table:name="19226" table:display="true" table:show-details="true"/>
                <table:data-pilot-member table:name="19242" table:display="true" table:show-details="true"/>
                <table:data-pilot-member table:name="19253" table:display="true" table:show-details="true"/>
                <table:data-pilot-member table:name="19258" table:display="true" table:show-details="true"/>
                <table:data-pilot-member table:name="19300" table:display="true" table:show-details="true"/>
                <table:data-pilot-member table:name="19302" table:display="true" table:show-details="true"/>
                <table:data-pilot-member table:name="19305" table:display="true" table:show-details="true"/>
                <table:data-pilot-member table:name="19306" table:display="true" table:show-details="true"/>
                <table:data-pilot-member table:name="19309" table:display="true" table:show-details="true"/>
                <table:data-pilot-member table:name="19313" table:display="true" table:show-details="true"/>
                <table:data-pilot-member table:name="19315" table:display="true" table:show-details="true"/>
                <table:data-pilot-member table:name="19332" table:display="true" table:show-details="true"/>
                <table:data-pilot-member table:name="19335" table:display="true" table:show-details="true"/>
                <table:data-pilot-member table:name="19337" table:display="true" table:show-details="true"/>
                <table:data-pilot-member table:name="19353" table:display="true" table:show-details="true"/>
                <table:data-pilot-member table:name="19359" table:display="true" table:show-details="true"/>
                <table:data-pilot-member table:name="19362" table:display="true" table:show-details="true"/>
                <table:data-pilot-member table:name="19367" table:display="true" table:show-details="true"/>
                <table:data-pilot-member table:name="19372" table:display="true" table:show-details="true"/>
                <table:data-pilot-member table:name="19374" table:display="true" table:show-details="true"/>
                <table:data-pilot-member table:name="19376" table:display="true" table:show-details="true"/>
                <table:data-pilot-member table:name="19397" table:display="true" table:show-details="true"/>
                <table:data-pilot-member table:name="19407" table:display="true" table:show-details="true"/>
                <table:data-pilot-member table:name="19425" table:display="true" table:show-details="true"/>
                <table:data-pilot-member table:name="19444" table:display="true" table:show-details="true"/>
                <table:data-pilot-member table:name="19446" table:display="true" table:show-details="true"/>
                <table:data-pilot-member table:name="19448" table:display="true" table:show-details="true"/>
                <table:data-pilot-member table:name="19457" table:display="true" table:show-details="true"/>
                <table:data-pilot-member table:name="19468" table:display="true" table:show-details="true"/>
                <table:data-pilot-member table:name="19493" table:display="true" table:show-details="true"/>
                <table:data-pilot-member table:name="19515" table:display="true" table:show-details="true"/>
                <table:data-pilot-member table:name="19523" table:display="true" table:show-details="true"/>
                <table:data-pilot-member table:name="19527" table:display="true" table:show-details="true"/>
                <table:data-pilot-member table:name="19538" table:display="true" table:show-details="true"/>
                <table:data-pilot-member table:name="19552" table:display="true" table:show-details="true"/>
                <table:data-pilot-member table:name="19558" table:display="true" table:show-details="true"/>
                <table:data-pilot-member table:name="19574" table:display="true" table:show-details="true"/>
                <table:data-pilot-member table:name="19638" table:display="true" table:show-details="true"/>
                <table:data-pilot-member table:name="19644" table:display="true" table:show-details="true"/>
                <table:data-pilot-member table:name="19647" table:display="true" table:show-details="true"/>
                <table:data-pilot-member table:name="19652" table:display="true" table:show-details="true"/>
                <table:data-pilot-member table:name="19653" table:display="true" table:show-details="true"/>
                <table:data-pilot-member table:name="19672" table:display="true" table:show-details="true"/>
                <table:data-pilot-member table:name="19681" table:display="true" table:show-details="true"/>
                <table:data-pilot-member table:name="19684" table:display="true" table:show-details="true"/>
                <table:data-pilot-member table:name="19686" table:display="true" table:show-details="true"/>
                <table:data-pilot-member table:name="19687" table:display="true" table:show-details="true"/>
                <table:data-pilot-member table:name="19694" table:display="true" table:show-details="true"/>
                <table:data-pilot-member table:name="19717" table:display="true" table:show-details="true"/>
                <table:data-pilot-member table:name="19723" table:display="true" table:show-details="true"/>
                <table:data-pilot-member table:name="19725" table:display="true" table:show-details="true"/>
                <table:data-pilot-member table:name="19727" table:display="true" table:show-details="true"/>
                <table:data-pilot-member table:name="19750" table:display="true" table:show-details="true"/>
                <table:data-pilot-member table:name="19751" table:display="true" table:show-details="true"/>
                <table:data-pilot-member table:name="19775" table:display="true" table:show-details="true"/>
                <table:data-pilot-member table:name="19793" table:display="true" table:show-details="true"/>
                <table:data-pilot-member table:name="19797" table:display="true" table:show-details="true"/>
                <table:data-pilot-member table:name="19803" table:display="true" table:show-details="true"/>
                <table:data-pilot-member table:name="19811" table:display="true" table:show-details="true"/>
                <table:data-pilot-member table:name="19821" table:display="true" table:show-details="true"/>
                <table:data-pilot-member table:name="19831" table:display="true" table:show-details="true"/>
                <table:data-pilot-member table:name="19836" table:display="true" table:show-details="true"/>
                <table:data-pilot-member table:name="19845" table:display="true" table:show-details="true"/>
                <table:data-pilot-member table:name="19854" table:display="true" table:show-details="true"/>
                <table:data-pilot-member table:name="19858" table:display="true" table:show-details="true"/>
                <table:data-pilot-member table:name="19863" table:display="true" table:show-details="true"/>
                <table:data-pilot-member table:name="19865" table:display="true" table:show-details="true"/>
                <table:data-pilot-member table:name="19871" table:display="true" table:show-details="true"/>
                <table:data-pilot-member table:name="19873" table:display="true" table:show-details="true"/>
                <table:data-pilot-member table:name="19884" table:display="true" table:show-details="true"/>
                <table:data-pilot-member table:name="19890" table:display="true" table:show-details="true"/>
                <table:data-pilot-member table:name="19896" table:display="true" table:show-details="true"/>
                <table:data-pilot-member table:name="19926" table:display="true" table:show-details="true"/>
                <table:data-pilot-member table:name="19939" table:display="true" table:show-details="true"/>
                <table:data-pilot-member table:name="19944" table:display="true" table:show-details="true"/>
                <table:data-pilot-member table:name="19947" table:display="true" table:show-details="true"/>
                <table:data-pilot-member table:name="19954" table:display="true" table:show-details="true"/>
                <table:data-pilot-member table:name="19958" table:display="true" table:show-details="true"/>
                <table:data-pilot-member table:name="19969" table:display="true" table:show-details="true"/>
                <table:data-pilot-member table:name="19972" table:display="true" table:show-details="true"/>
                <table:data-pilot-member table:name="19993" table:display="true" table:show-details="true"/>
                <table:data-pilot-member table:name="19995" table:display="true" table:show-details="true"/>
                <table:data-pilot-member table:name="20016" table:display="true" table:show-details="true"/>
                <table:data-pilot-member table:name="20018" table:display="true" table:show-details="true"/>
                <table:data-pilot-member table:name="20032" table:display="true" table:show-details="true"/>
                <table:data-pilot-member table:name="20034" table:display="true" table:show-details="true"/>
                <table:data-pilot-member table:name="20037" table:display="true" table:show-details="true"/>
                <table:data-pilot-member table:name="20049" table:display="true" table:show-details="true"/>
                <table:data-pilot-member table:name="20066" table:display="true" table:show-details="true"/>
                <table:data-pilot-member table:name="20067" table:display="true" table:show-details="true"/>
                <table:data-pilot-member table:name="20070" table:display="true" table:show-details="true"/>
                <table:data-pilot-member table:name="20086" table:display="true" table:show-details="true"/>
                <table:data-pilot-member table:name="20096" table:display="true" table:show-details="true"/>
                <table:data-pilot-member table:name="20099" table:display="true" table:show-details="true"/>
                <table:data-pilot-member table:name="20103" table:display="true" table:show-details="true"/>
                <table:data-pilot-member table:name="20109" table:display="true" table:show-details="true"/>
                <table:data-pilot-member table:name="20123" table:display="true" table:show-details="true"/>
                <table:data-pilot-member table:name="20132" table:display="true" table:show-details="true"/>
                <table:data-pilot-member table:name="20137" table:display="true" table:show-details="true"/>
                <table:data-pilot-member table:name="20150" table:display="true" table:show-details="true"/>
                <table:data-pilot-member table:name="20153" table:display="true" table:show-details="true"/>
                <table:data-pilot-member table:name="20157" table:display="true" table:show-details="true"/>
                <table:data-pilot-member table:name="20162" table:display="true" table:show-details="true"/>
                <table:data-pilot-member table:name="20173" table:display="true" table:show-details="true"/>
                <table:data-pilot-member table:name="20176" table:display="true" table:show-details="true"/>
                <table:data-pilot-member table:name="20182" table:display="true" table:show-details="true"/>
                <table:data-pilot-member table:name="20220" table:display="true" table:show-details="true"/>
                <table:data-pilot-member table:name="20224" table:display="true" table:show-details="true"/>
                <table:data-pilot-member table:name="20229" table:display="true" table:show-details="true"/>
                <table:data-pilot-member table:name="20234" table:display="true" table:show-details="true"/>
                <table:data-pilot-member table:name="20239" table:display="true" table:show-details="true"/>
                <table:data-pilot-member table:name="20241" table:display="true" table:show-details="true"/>
                <table:data-pilot-member table:name="20245" table:display="true" table:show-details="true"/>
                <table:data-pilot-member table:name="20246" table:display="true" table:show-details="true"/>
                <table:data-pilot-member table:name="20253" table:display="true" table:show-details="true"/>
                <table:data-pilot-member table:name="20254" table:display="true" table:show-details="true"/>
                <table:data-pilot-member table:name="20258" table:display="true" table:show-details="true"/>
                <table:data-pilot-member table:name="20265" table:display="true" table:show-details="true"/>
                <table:data-pilot-member table:name="20278" table:display="true" table:show-details="true"/>
                <table:data-pilot-member table:name="20280" table:display="true" table:show-details="true"/>
                <table:data-pilot-member table:name="20281" table:display="true" table:show-details="true"/>
                <table:data-pilot-member table:name="20287" table:display="true" table:show-details="true"/>
                <table:data-pilot-member table:name="20293" table:display="true" table:show-details="true"/>
                <table:data-pilot-member table:name="20304" table:display="true" table:show-details="true"/>
                <table:data-pilot-member table:name="20305" table:display="true" table:show-details="true"/>
                <table:data-pilot-member table:name="20306" table:display="true" table:show-details="true"/>
                <table:data-pilot-member table:name="20307" table:display="true" table:show-details="true"/>
                <table:data-pilot-member table:name="20309" table:display="true" table:show-details="true"/>
                <table:data-pilot-member table:name="20312" table:display="true" table:show-details="true"/>
                <table:data-pilot-member table:name="20316" table:display="true" table:show-details="true"/>
                <table:data-pilot-member table:name="20331" table:display="true" table:show-details="true"/>
                <table:data-pilot-member table:name="20336" table:display="true" table:show-details="true"/>
                <table:data-pilot-member table:name="20337" table:display="true" table:show-details="true"/>
                <table:data-pilot-member table:name="20346" table:display="true" table:show-details="true"/>
                <table:data-pilot-member table:name="20349" table:display="true" table:show-details="true"/>
                <table:data-pilot-member table:name="20373" table:display="true" table:show-details="true"/>
                <table:data-pilot-member table:name="20374" table:display="true" table:show-details="true"/>
                <table:data-pilot-member table:name="20380" table:display="true" table:show-details="true"/>
                <table:data-pilot-member table:name="20384" table:display="true" table:show-details="true"/>
                <table:data-pilot-member table:name="20389" table:display="true" table:show-details="true"/>
                <table:data-pilot-member table:name="20392" table:display="true" table:show-details="true"/>
                <table:data-pilot-member table:name="20396" table:display="true" table:show-details="true"/>
                <table:data-pilot-member table:name="20418" table:display="true" table:show-details="true"/>
                <table:data-pilot-member table:name="20427" table:display="true" table:show-details="true"/>
                <table:data-pilot-member table:name="20432" table:display="true" table:show-details="true"/>
                <table:data-pilot-member table:name="20443" table:display="true" table:show-details="true"/>
                <table:data-pilot-member table:name="20444" table:display="true" table:show-details="true"/>
                <table:data-pilot-member table:name="20447" table:display="true" table:show-details="true"/>
                <table:data-pilot-member table:name="20453" table:display="true" table:show-details="true"/>
                <table:data-pilot-member table:name="20456" table:display="true" table:show-details="true"/>
                <table:data-pilot-member table:name="20465" table:display="true" table:show-details="true"/>
                <table:data-pilot-member table:name="20475" table:display="true" table:show-details="true"/>
                <table:data-pilot-member table:name="20476" table:display="true" table:show-details="true"/>
                <table:data-pilot-member table:name="20486" table:display="true" table:show-details="true"/>
                <table:data-pilot-member table:name="20508" table:display="true" table:show-details="true"/>
                <table:data-pilot-member table:name="20521" table:display="true" table:show-details="true"/>
                <table:data-pilot-member table:name="20529" table:display="true" table:show-details="true"/>
                <table:data-pilot-member table:name="20535" table:display="true" table:show-details="true"/>
                <table:data-pilot-member table:name="20545" table:display="true" table:show-details="true"/>
                <table:data-pilot-member table:name="20554" table:display="true" table:show-details="true"/>
                <table:data-pilot-member table:name="20555" table:display="true" table:show-details="true"/>
                <table:data-pilot-member table:name="20556" table:display="true" table:show-details="true"/>
                <table:data-pilot-member table:name="20558" table:display="true" table:show-details="true"/>
                <table:data-pilot-member table:name="20567" table:display="true" table:show-details="true"/>
                <table:data-pilot-member table:name="20570" table:display="true" table:show-details="true"/>
                <table:data-pilot-member table:name="20584" table:display="true" table:show-details="true"/>
                <table:data-pilot-member table:name="20588" table:display="true" table:show-details="true"/>
                <table:data-pilot-member table:name="20591" table:display="true" table:show-details="true"/>
                <table:data-pilot-member table:name="20594" table:display="true" table:show-details="true"/>
                <table:data-pilot-member table:name="20618" table:display="true" table:show-details="true"/>
                <table:data-pilot-member table:name="20620" table:display="true" table:show-details="true"/>
                <table:data-pilot-member table:name="20624" table:display="true" table:show-details="true"/>
                <table:data-pilot-member table:name="20625" table:display="true" table:show-details="true"/>
                <table:data-pilot-member table:name="20627" table:display="true" table:show-details="true"/>
                <table:data-pilot-member table:name="20633" table:display="true" table:show-details="true"/>
                <table:data-pilot-member table:name="20641" table:display="true" table:show-details="true"/>
                <table:data-pilot-member table:name="20645" table:display="true" table:show-details="true"/>
                <table:data-pilot-member table:name="20646" table:display="true" table:show-details="true"/>
                <table:data-pilot-member table:name="20656" table:display="true" table:show-details="true"/>
                <table:data-pilot-member table:name="20675" table:display="true" table:show-details="true"/>
                <table:data-pilot-member table:name="20679" table:display="true" table:show-details="true"/>
                <table:data-pilot-member table:name="20682" table:display="true" table:show-details="true"/>
                <table:data-pilot-member table:name="20695" table:display="true" table:show-details="true"/>
                <table:data-pilot-member table:name="20700" table:display="true" table:show-details="true"/>
                <table:data-pilot-member table:name="20703" table:display="true" table:show-details="true"/>
                <table:data-pilot-member table:name="20705" table:display="true" table:show-details="true"/>
                <table:data-pilot-member table:name="20712" table:display="true" table:show-details="true"/>
                <table:data-pilot-member table:name="20714" table:display="true" table:show-details="true"/>
                <table:data-pilot-member table:name="20720" table:display="true" table:show-details="true"/>
                <table:data-pilot-member table:name="20723" table:display="true" table:show-details="true"/>
                <table:data-pilot-member table:name="20727" table:display="true" table:show-details="true"/>
                <table:data-pilot-member table:name="20730" table:display="true" table:show-details="true"/>
                <table:data-pilot-member table:name="20744" table:display="true" table:show-details="true"/>
                <table:data-pilot-member table:name="20745" table:display="true" table:show-details="true"/>
                <table:data-pilot-member table:name="20750" table:display="true" table:show-details="true"/>
                <table:data-pilot-member table:name="20756" table:display="true" table:show-details="true"/>
                <table:data-pilot-member table:name="20766" table:display="true" table:show-details="true"/>
                <table:data-pilot-member table:name="20772" table:display="true" table:show-details="true"/>
                <table:data-pilot-member table:name="20787" table:display="true" table:show-details="true"/>
                <table:data-pilot-member table:name="20793" table:display="true" table:show-details="true"/>
                <table:data-pilot-member table:name="20795" table:display="true" table:show-details="true"/>
                <table:data-pilot-member table:name="20802" table:display="true" table:show-details="true"/>
                <table:data-pilot-member table:name="20806" table:display="true" table:show-details="true"/>
                <table:data-pilot-member table:name="20811" table:display="true" table:show-details="true"/>
                <table:data-pilot-member table:name="20815" table:display="true" table:show-details="true"/>
                <table:data-pilot-member table:name="20820" table:display="true" table:show-details="true"/>
                <table:data-pilot-member table:name="20826" table:display="true" table:show-details="true"/>
                <table:data-pilot-member table:name="20829" table:display="true" table:show-details="true"/>
                <table:data-pilot-member table:name="20833" table:display="true" table:show-details="true"/>
                <table:data-pilot-member table:name="20847" table:display="true" table:show-details="true"/>
                <table:data-pilot-member table:name="20859" table:display="true" table:show-details="true"/>
                <table:data-pilot-member table:name="20865" table:display="true" table:show-details="true"/>
                <table:data-pilot-member table:name="20866" table:display="true" table:show-details="true"/>
                <table:data-pilot-member table:name="20873" table:display="true" table:show-details="true"/>
                <table:data-pilot-member table:name="20914" table:display="true" table:show-details="true"/>
                <table:data-pilot-member table:name="20918" table:display="true" table:show-details="true"/>
                <table:data-pilot-member table:name="20928" table:display="true" table:show-details="true"/>
                <table:data-pilot-member table:name="20929" table:display="true" table:show-details="true"/>
                <table:data-pilot-member table:name="20931" table:display="true" table:show-details="true"/>
                <table:data-pilot-member table:name="20954" table:display="true" table:show-details="true"/>
                <table:data-pilot-member table:name="20963" table:display="true" table:show-details="true"/>
                <table:data-pilot-member table:name="20998" table:display="true" table:show-details="true"/>
                <table:data-pilot-member table:name="21004" table:display="true" table:show-details="true"/>
                <table:data-pilot-member table:name="21008" table:display="true" table:show-details="true"/>
                <table:data-pilot-member table:name="21015" table:display="true" table:show-details="true"/>
                <table:data-pilot-member table:name="21017" table:display="true" table:show-details="true"/>
                <table:data-pilot-member table:name="21023" table:display="true" table:show-details="true"/>
                <table:data-pilot-member table:name="21035" table:display="true" table:show-details="true"/>
                <table:data-pilot-member table:name="21038" table:display="true" table:show-details="true"/>
                <table:data-pilot-member table:name="21044" table:display="true" table:show-details="true"/>
                <table:data-pilot-member table:name="21046" table:display="true" table:show-details="true"/>
                <table:data-pilot-member table:name="21050" table:display="true" table:show-details="true"/>
                <table:data-pilot-member table:name="21059" table:display="true" table:show-details="true"/>
                <table:data-pilot-member table:name="21102" table:display="true" table:show-details="true"/>
                <table:data-pilot-member table:name="21103" table:display="true" table:show-details="true"/>
                <table:data-pilot-member table:name="21108" table:display="true" table:show-details="true"/>
                <table:data-pilot-member table:name="21112" table:display="true" table:show-details="true"/>
                <table:data-pilot-member table:name="21117" table:display="true" table:show-details="true"/>
                <table:data-pilot-member table:name="21119" table:display="true" table:show-details="true"/>
                <table:data-pilot-member table:name="21120" table:display="true" table:show-details="true"/>
                <table:data-pilot-member table:name="21136" table:display="true" table:show-details="true"/>
                <table:data-pilot-member table:name="21144" table:display="true" table:show-details="true"/>
                <table:data-pilot-member table:name="21145" table:display="true" table:show-details="true"/>
                <table:data-pilot-member table:name="21156" table:display="true" table:show-details="true"/>
                <table:data-pilot-member table:name="21177" table:display="true" table:show-details="true"/>
                <table:data-pilot-member table:name="21182" table:display="true" table:show-details="true"/>
                <table:data-pilot-member table:name="21187" table:display="true" table:show-details="true"/>
                <table:data-pilot-member table:name="21190" table:display="true" table:show-details="true"/>
                <table:data-pilot-member table:name="21193" table:display="true" table:show-details="true"/>
                <table:data-pilot-member table:name="21199" table:display="true" table:show-details="true"/>
                <table:data-pilot-member table:name="21200" table:display="true" table:show-details="true"/>
                <table:data-pilot-member table:name="21201" table:display="true" table:show-details="true"/>
                <table:data-pilot-member table:name="21205" table:display="true" table:show-details="true"/>
                <table:data-pilot-member table:name="21207" table:display="true" table:show-details="true"/>
                <table:data-pilot-member table:name="21211" table:display="true" table:show-details="true"/>
                <table:data-pilot-member table:name="21226" table:display="true" table:show-details="true"/>
                <table:data-pilot-member table:name="21233" table:display="true" table:show-details="true"/>
                <table:data-pilot-member table:name="21234" table:display="true" table:show-details="true"/>
                <table:data-pilot-member table:name="21236" table:display="true" table:show-details="true"/>
                <table:data-pilot-member table:name="21241" table:display="true" table:show-details="true"/>
                <table:data-pilot-member table:name="21245" table:display="true" table:show-details="true"/>
                <table:data-pilot-member table:name="21254" table:display="true" table:show-details="true"/>
                <table:data-pilot-member table:name="21257" table:display="true" table:show-details="true"/>
                <table:data-pilot-member table:name="21259" table:display="true" table:show-details="true"/>
                <table:data-pilot-member table:name="21294" table:display="true" table:show-details="true"/>
                <table:data-pilot-member table:name="21307" table:display="true" table:show-details="true"/>
                <table:data-pilot-member table:name="21316" table:display="true" table:show-details="true"/>
                <table:data-pilot-member table:name="21317" table:display="true" table:show-details="true"/>
                <table:data-pilot-member table:name="21319" table:display="true" table:show-details="true"/>
                <table:data-pilot-member table:name="21327" table:display="true" table:show-details="true"/>
                <table:data-pilot-member table:name="21328" table:display="true" table:show-details="true"/>
                <table:data-pilot-member table:name="21332" table:display="true" table:show-details="true"/>
                <table:data-pilot-member table:name="21335" table:display="true" table:show-details="true"/>
                <table:data-pilot-member table:name="21340" table:display="true" table:show-details="true"/>
                <table:data-pilot-member table:name="21345" table:display="true" table:show-details="true"/>
                <table:data-pilot-member table:name="21352" table:display="true" table:show-details="true"/>
                <table:data-pilot-member table:name="21362" table:display="true" table:show-details="true"/>
                <table:data-pilot-member table:name="21379" table:display="true" table:show-details="true"/>
                <table:data-pilot-member table:name="21381" table:display="true" table:show-details="true"/>
                <table:data-pilot-member table:name="21392" table:display="true" table:show-details="true"/>
                <table:data-pilot-member table:name="21397" table:display="true" table:show-details="true"/>
                <table:data-pilot-member table:name="21398" table:display="true" table:show-details="true"/>
                <table:data-pilot-member table:name="21414" table:display="true" table:show-details="true"/>
                <table:data-pilot-member table:name="21452" table:display="true" table:show-details="true"/>
                <table:data-pilot-member table:name="21457" table:display="true" table:show-details="true"/>
                <table:data-pilot-member table:name="21463" table:display="true" table:show-details="true"/>
                <table:data-pilot-member table:name="21468" table:display="true" table:show-details="true"/>
                <table:data-pilot-member table:name="21469" table:display="true" table:show-details="true"/>
                <table:data-pilot-member table:name="21470" table:display="true" table:show-details="true"/>
                <table:data-pilot-member table:name="21473" table:display="true" table:show-details="true"/>
                <table:data-pilot-member table:name="21491" table:display="true" table:show-details="true"/>
                <table:data-pilot-member table:name="21496" table:display="true" table:show-details="true"/>
                <table:data-pilot-member table:name="21503" table:display="true" table:show-details="true"/>
                <table:data-pilot-member table:name="21507" table:display="true" table:show-details="true"/>
                <table:data-pilot-member table:name="21538" table:display="true" table:show-details="true"/>
                <table:data-pilot-member table:name="21543" table:display="true" table:show-details="true"/>
                <table:data-pilot-member table:name="21545" table:display="true" table:show-details="true"/>
                <table:data-pilot-member table:name="21550" table:display="true" table:show-details="true"/>
                <table:data-pilot-member table:name="21553" table:display="true" table:show-details="true"/>
                <table:data-pilot-member table:name="21568" table:display="true" table:show-details="true"/>
                <table:data-pilot-member table:name="21569" table:display="true" table:show-details="true"/>
                <table:data-pilot-member table:name="21576" table:display="true" table:show-details="true"/>
                <table:data-pilot-member table:name="21579" table:display="true" table:show-details="true"/>
                <table:data-pilot-member table:name="21584" table:display="true" table:show-details="true"/>
                <table:data-pilot-member table:name="21595" table:display="true" table:show-details="true"/>
                <table:data-pilot-member table:name="21597" table:display="true" table:show-details="true"/>
                <table:data-pilot-member table:name="21607" table:display="true" table:show-details="true"/>
                <table:data-pilot-member table:name="21610" table:display="true" table:show-details="true"/>
                <table:data-pilot-member table:name="21656" table:display="true" table:show-details="true"/>
                <table:data-pilot-member table:name="21664" table:display="true" table:show-details="true"/>
                <table:data-pilot-member table:name="21674" table:display="true" table:show-details="true"/>
                <table:data-pilot-member table:name="21687" table:display="true" table:show-details="true"/>
                <table:data-pilot-member table:name="21689" table:display="true" table:show-details="true"/>
                <table:data-pilot-member table:name="21693" table:display="true" table:show-details="true"/>
                <table:data-pilot-member table:name="21694" table:display="true" table:show-details="true"/>
                <table:data-pilot-member table:name="21707" table:display="true" table:show-details="true"/>
                <table:data-pilot-member table:name="21712" table:display="true" table:show-details="true"/>
                <table:data-pilot-member table:name="21713" table:display="true" table:show-details="true"/>
                <table:data-pilot-member table:name="21753" table:display="true" table:show-details="true"/>
                <table:data-pilot-member table:name="21773" table:display="true" table:show-details="true"/>
                <table:data-pilot-member table:name="21774" table:display="true" table:show-details="true"/>
                <table:data-pilot-member table:name="21777" table:display="true" table:show-details="true"/>
                <table:data-pilot-member table:name="21780" table:display="true" table:show-details="true"/>
                <table:data-pilot-member table:name="21784" table:display="true" table:show-details="true"/>
                <table:data-pilot-member table:name="21787" table:display="true" table:show-details="true"/>
                <table:data-pilot-member table:name="21809" table:display="true" table:show-details="true"/>
                <table:data-pilot-member table:name="21836" table:display="true" table:show-details="true"/>
                <table:data-pilot-member table:name="21844" table:display="true" table:show-details="true"/>
                <table:data-pilot-member table:name="21847" table:display="true" table:show-details="true"/>
                <table:data-pilot-member table:name="21852" table:display="true" table:show-details="true"/>
                <table:data-pilot-member table:name="21853" table:display="true" table:show-details="true"/>
                <table:data-pilot-member table:name="21856" table:display="true" table:show-details="true"/>
                <table:data-pilot-member table:name="21858" table:display="true" table:show-details="true"/>
                <table:data-pilot-member table:name="21871" table:display="true" table:show-details="true"/>
                <table:data-pilot-member table:name="21878" table:display="true" table:show-details="true"/>
                <table:data-pilot-member table:name="21879" table:display="true" table:show-details="true"/>
                <table:data-pilot-member table:name="21881" table:display="true" table:show-details="true"/>
                <table:data-pilot-member table:name="21884" table:display="true" table:show-details="true"/>
                <table:data-pilot-member table:name="21908" table:display="true" table:show-details="true"/>
                <table:data-pilot-member table:name="21913" table:display="true" table:show-details="true"/>
                <table:data-pilot-member table:name="21921" table:display="true" table:show-details="true"/>
                <table:data-pilot-member table:name="21930" table:display="true" table:show-details="true"/>
                <table:data-pilot-member table:name="21962" table:display="true" table:show-details="true"/>
                <table:data-pilot-member table:name="21963" table:display="true" table:show-details="true"/>
                <table:data-pilot-member table:name="21993" table:display="true" table:show-details="true"/>
                <table:data-pilot-member table:name="21995" table:display="true" table:show-details="true"/>
                <table:data-pilot-member table:name="22001" table:display="true" table:show-details="true"/>
                <table:data-pilot-member table:name="22004" table:display="true" table:show-details="true"/>
                <table:data-pilot-member table:name="22005" table:display="true" table:show-details="true"/>
                <table:data-pilot-member table:name="22007" table:display="true" table:show-details="true"/>
                <table:data-pilot-member table:name="22015" table:display="true" table:show-details="true"/>
                <table:data-pilot-member table:name="22019" table:display="true" table:show-details="true"/>
                <table:data-pilot-member table:name="22026" table:display="true" table:show-details="true"/>
                <table:data-pilot-member table:name="22029" table:display="true" table:show-details="true"/>
                <table:data-pilot-member table:name="22034" table:display="true" table:show-details="true"/>
                <table:data-pilot-member table:name="22042" table:display="true" table:show-details="true"/>
                <table:data-pilot-member table:name="22054" table:display="true" table:show-details="true"/>
                <table:data-pilot-member table:name="22056" table:display="true" table:show-details="true"/>
                <table:data-pilot-member table:name="22063" table:display="true" table:show-details="true"/>
                <table:data-pilot-member table:name="22075" table:display="true" table:show-details="true"/>
                <table:data-pilot-member table:name="22104" table:display="true" table:show-details="true"/>
                <table:data-pilot-member table:name="22108" table:display="true" table:show-details="true"/>
                <table:data-pilot-member table:name="22117" table:display="true" table:show-details="true"/>
                <table:data-pilot-member table:name="22128" table:display="true" table:show-details="true"/>
                <table:data-pilot-member table:name="22148" table:display="true" table:show-details="true"/>
                <table:data-pilot-member table:name="22151" table:display="true" table:show-details="true"/>
                <table:data-pilot-member table:name="22163" table:display="true" table:show-details="true"/>
                <table:data-pilot-member table:name="22171" table:display="true" table:show-details="true"/>
                <table:data-pilot-member table:name="22175" table:display="true" table:show-details="true"/>
                <table:data-pilot-member table:name="22189" table:display="true" table:show-details="true"/>
                <table:data-pilot-member table:name="22194" table:display="true" table:show-details="true"/>
                <table:data-pilot-member table:name="22224" table:display="true" table:show-details="true"/>
                <table:data-pilot-member table:name="22235" table:display="true" table:show-details="true"/>
                <table:data-pilot-member table:name="22236" table:display="true" table:show-details="true"/>
                <table:data-pilot-member table:name="22239" table:display="true" table:show-details="true"/>
                <table:data-pilot-member table:name="22246" table:display="true" table:show-details="true"/>
                <table:data-pilot-member table:name="22251" table:display="true" table:show-details="true"/>
                <table:data-pilot-member table:name="22257" table:display="true" table:show-details="true"/>
                <table:data-pilot-member table:name="22263" table:display="true" table:show-details="true"/>
                <table:data-pilot-member table:name="22280" table:display="true" table:show-details="true"/>
                <table:data-pilot-member table:name="22298" table:display="true" table:show-details="true"/>
                <table:data-pilot-member table:name="22303" table:display="true" table:show-details="true"/>
                <table:data-pilot-member table:name="22307" table:display="true" table:show-details="true"/>
                <table:data-pilot-member table:name="22321" table:display="true" table:show-details="true"/>
                <table:data-pilot-member table:name="22324" table:display="true" table:show-details="true"/>
                <table:data-pilot-member table:name="22327" table:display="true" table:show-details="true"/>
                <table:data-pilot-member table:name="22331" table:display="true" table:show-details="true"/>
                <table:data-pilot-member table:name="22366" table:display="true" table:show-details="true"/>
                <table:data-pilot-member table:name="22379" table:display="true" table:show-details="true"/>
                <table:data-pilot-member table:name="22382" table:display="true" table:show-details="true"/>
                <table:data-pilot-member table:name="22396" table:display="true" table:show-details="true"/>
                <table:data-pilot-member table:name="22404" table:display="true" table:show-details="true"/>
                <table:data-pilot-member table:name="22407" table:display="true" table:show-details="true"/>
                <table:data-pilot-member table:name="22409" table:display="true" table:show-details="true"/>
                <table:data-pilot-member table:name="22410" table:display="true" table:show-details="true"/>
                <table:data-pilot-member table:name="22413" table:display="true" table:show-details="true"/>
                <table:data-pilot-member table:name="22421" table:display="true" table:show-details="true"/>
                <table:data-pilot-member table:name="22424" table:display="true" table:show-details="true"/>
                <table:data-pilot-member table:name="22425" table:display="true" table:show-details="true"/>
                <table:data-pilot-member table:name="22430" table:display="true" table:show-details="true"/>
                <table:data-pilot-member table:name="22432" table:display="true" table:show-details="true"/>
                <table:data-pilot-member table:name="22433" table:display="true" table:show-details="true"/>
                <table:data-pilot-member table:name="22436" table:display="true" table:show-details="true"/>
                <table:data-pilot-member table:name="22437" table:display="true" table:show-details="true"/>
                <table:data-pilot-member table:name="22444" table:display="true" table:show-details="true"/>
                <table:data-pilot-member table:name="22446" table:display="true" table:show-details="true"/>
                <table:data-pilot-member table:name="22460" table:display="true" table:show-details="true"/>
                <table:data-pilot-member table:name="22469" table:display="true" table:show-details="true"/>
                <table:data-pilot-member table:name="22475" table:display="true" table:show-details="true"/>
                <table:data-pilot-member table:name="22476" table:display="true" table:show-details="true"/>
                <table:data-pilot-member table:name="22479" table:display="true" table:show-details="true"/>
                <table:data-pilot-member table:name="22481" table:display="true" table:show-details="true"/>
                <table:data-pilot-member table:name="22494" table:display="true" table:show-details="true"/>
                <table:data-pilot-member table:name="22497" table:display="true" table:show-details="true"/>
                <table:data-pilot-member table:name="22499" table:display="true" table:show-details="true"/>
                <table:data-pilot-member table:name="22510" table:display="true" table:show-details="true"/>
                <table:data-pilot-member table:name="22513" table:display="true" table:show-details="true"/>
                <table:data-pilot-member table:name="22521" table:display="true" table:show-details="true"/>
                <table:data-pilot-member table:name="22523" table:display="true" table:show-details="true"/>
                <table:data-pilot-member table:name="22524" table:display="true" table:show-details="true"/>
                <table:data-pilot-member table:name="22527" table:display="true" table:show-details="true"/>
                <table:data-pilot-member table:name="22533" table:display="true" table:show-details="true"/>
                <table:data-pilot-member table:name="22551" table:display="true" table:show-details="true"/>
                <table:data-pilot-member table:name="22552" table:display="true" table:show-details="true"/>
                <table:data-pilot-member table:name="22555" table:display="true" table:show-details="true"/>
                <table:data-pilot-member table:name="22563" table:display="true" table:show-details="true"/>
                <table:data-pilot-member table:name="22565" table:display="true" table:show-details="true"/>
                <table:data-pilot-member table:name="22569" table:display="true" table:show-details="true"/>
                <table:data-pilot-member table:name="22571" table:display="true" table:show-details="true"/>
                <table:data-pilot-member table:name="22583" table:display="true" table:show-details="true"/>
                <table:data-pilot-member table:name="22594" table:display="true" table:show-details="true"/>
                <table:data-pilot-member table:name="22618" table:display="true" table:show-details="true"/>
                <table:data-pilot-member table:name="22619" table:display="true" table:show-details="true"/>
                <table:data-pilot-member table:name="22628" table:display="true" table:show-details="true"/>
                <table:data-pilot-member table:name="22654" table:display="true" table:show-details="true"/>
                <table:data-pilot-member table:name="22655" table:display="true" table:show-details="true"/>
                <table:data-pilot-member table:name="22661" table:display="true" table:show-details="true"/>
                <table:data-pilot-member table:name="22698" table:display="true" table:show-details="true"/>
                <table:data-pilot-member table:name="22705" table:display="true" table:show-details="true"/>
                <table:data-pilot-member table:name="22711" table:display="true" table:show-details="true"/>
                <table:data-pilot-member table:name="22727" table:display="true" table:show-details="true"/>
                <table:data-pilot-member table:name="22732" table:display="true" table:show-details="true"/>
                <table:data-pilot-member table:name="22736" table:display="true" table:show-details="true"/>
                <table:data-pilot-member table:name="22741" table:display="true" table:show-details="true"/>
                <table:data-pilot-member table:name="22755" table:display="true" table:show-details="true"/>
                <table:data-pilot-member table:name="22757" table:display="true" table:show-details="true"/>
                <table:data-pilot-member table:name="22761" table:display="true" table:show-details="true"/>
                <table:data-pilot-member table:name="22767" table:display="true" table:show-details="true"/>
                <table:data-pilot-member table:name="22770" table:display="true" table:show-details="true"/>
                <table:data-pilot-member table:name="22771" table:display="true" table:show-details="true"/>
                <table:data-pilot-member table:name="22773" table:display="true" table:show-details="true"/>
                <table:data-pilot-member table:name="22782" table:display="true" table:show-details="true"/>
                <table:data-pilot-member table:name="22799" table:display="true" table:show-details="true"/>
                <table:data-pilot-member table:name="22813" table:display="true" table:show-details="true"/>
                <table:data-pilot-member table:name="22824" table:display="true" table:show-details="true"/>
                <table:data-pilot-member table:name="22835" table:display="true" table:show-details="true"/>
                <table:data-pilot-member table:name="22842" table:display="true" table:show-details="true"/>
                <table:data-pilot-member table:name="22845" table:display="true" table:show-details="true"/>
                <table:data-pilot-member table:name="22848" table:display="true" table:show-details="true"/>
                <table:data-pilot-member table:name="22849" table:display="true" table:show-details="true"/>
                <table:data-pilot-member table:name="22850" table:display="true" table:show-details="true"/>
                <table:data-pilot-member table:name="22852" table:display="true" table:show-details="true"/>
                <table:data-pilot-member table:name="22864" table:display="true" table:show-details="true"/>
                <table:data-pilot-member table:name="22865" table:display="true" table:show-details="true"/>
                <table:data-pilot-member table:name="22868" table:display="true" table:show-details="true"/>
                <table:data-pilot-member table:name="22869" table:display="true" table:show-details="true"/>
                <table:data-pilot-member table:name="22874" table:display="true" table:show-details="true"/>
                <table:data-pilot-member table:name="22875" table:display="true" table:show-details="true"/>
                <table:data-pilot-member table:name="22876" table:display="true" table:show-details="true"/>
                <table:data-pilot-member table:name="22896" table:display="true" table:show-details="true"/>
                <table:data-pilot-member table:name="22908" table:display="true" table:show-details="true"/>
                <table:data-pilot-member table:name="22926" table:display="true" table:show-details="true"/>
                <table:data-pilot-member table:name="22927" table:display="true" table:show-details="true"/>
                <table:data-pilot-member table:name="22940" table:display="true" table:show-details="true"/>
                <table:data-pilot-member table:name="22944" table:display="true" table:show-details="true"/>
                <table:data-pilot-member table:name="22959" table:display="true" table:show-details="true"/>
                <table:data-pilot-member table:name="22976" table:display="true" table:show-details="true"/>
                <table:data-pilot-member table:name="22983" table:display="true" table:show-details="true"/>
                <table:data-pilot-member table:name="22991" table:display="true" table:show-details="true"/>
                <table:data-pilot-member table:name="23005" table:display="true" table:show-details="true"/>
                <table:data-pilot-member table:name="23008" table:display="true" table:show-details="true"/>
                <table:data-pilot-member table:name="23011" table:display="true" table:show-details="true"/>
                <table:data-pilot-member table:name="23023" table:display="true" table:show-details="true"/>
                <table:data-pilot-member table:name="23024" table:display="true" table:show-details="true"/>
                <table:data-pilot-member table:name="23034" table:display="true" table:show-details="true"/>
                <table:data-pilot-member table:name="23035" table:display="true" table:show-details="true"/>
                <table:data-pilot-member table:name="23036" table:display="true" table:show-details="true"/>
                <table:data-pilot-member table:name="23050" table:display="true" table:show-details="true"/>
                <table:data-pilot-member table:name="23052" table:display="true" table:show-details="true"/>
                <table:data-pilot-member table:name="23058" table:display="true" table:show-details="true"/>
                <table:data-pilot-member table:name="23060" table:display="true" table:show-details="true"/>
                <table:data-pilot-member table:name="23073" table:display="true" table:show-details="true"/>
                <table:data-pilot-member table:name="23076" table:display="true" table:show-details="true"/>
                <table:data-pilot-member table:name="23098" table:display="true" table:show-details="true"/>
                <table:data-pilot-member table:name="23114" table:display="true" table:show-details="true"/>
                <table:data-pilot-member table:name="23122" table:display="true" table:show-details="true"/>
                <table:data-pilot-member table:name="23133" table:display="true" table:show-details="true"/>
                <table:data-pilot-member table:name="23138" table:display="true" table:show-details="true"/>
                <table:data-pilot-member table:name="23145" table:display="true" table:show-details="true"/>
                <table:data-pilot-member table:name="23149" table:display="true" table:show-details="true"/>
                <table:data-pilot-member table:name="23152" table:display="true" table:show-details="true"/>
                <table:data-pilot-member table:name="23163" table:display="true" table:show-details="true"/>
                <table:data-pilot-member table:name="23173" table:display="true" table:show-details="true"/>
                <table:data-pilot-member table:name="23217" table:display="true" table:show-details="true"/>
                <table:data-pilot-member table:name="23219" table:display="true" table:show-details="true"/>
                <table:data-pilot-member table:name="23228" table:display="true" table:show-details="true"/>
                <table:data-pilot-member table:name="23236" table:display="true" table:show-details="true"/>
                <table:data-pilot-member table:name="23245" table:display="true" table:show-details="true"/>
                <table:data-pilot-member table:name="23262" table:display="true" table:show-details="true"/>
                <table:data-pilot-member table:name="23266" table:display="true" table:show-details="true"/>
                <table:data-pilot-member table:name="23274" table:display="true" table:show-details="true"/>
                <table:data-pilot-member table:name="23293" table:display="true" table:show-details="true"/>
                <table:data-pilot-member table:name="23294" table:display="true" table:show-details="true"/>
                <table:data-pilot-member table:name="23298" table:display="true" table:show-details="true"/>
                <table:data-pilot-member table:name="23299" table:display="true" table:show-details="true"/>
                <table:data-pilot-member table:name="23302" table:display="true" table:show-details="true"/>
                <table:data-pilot-member table:name="23306" table:display="true" table:show-details="true"/>
                <table:data-pilot-member table:name="23309" table:display="true" table:show-details="true"/>
                <table:data-pilot-member table:name="23312" table:display="true" table:show-details="true"/>
                <table:data-pilot-member table:name="23316" table:display="true" table:show-details="true"/>
                <table:data-pilot-member table:name="23320" table:display="true" table:show-details="true"/>
                <table:data-pilot-member table:name="23327" table:display="true" table:show-details="true"/>
                <table:data-pilot-member table:name="23330" table:display="true" table:show-details="true"/>
                <table:data-pilot-member table:name="23348" table:display="true" table:show-details="true"/>
                <table:data-pilot-member table:name="23368" table:display="true" table:show-details="true"/>
                <table:data-pilot-member table:name="23373" table:display="true" table:show-details="true"/>
                <table:data-pilot-member table:name="23380" table:display="true" table:show-details="true"/>
                <table:data-pilot-member table:name="23383" table:display="true" table:show-details="true"/>
                <table:data-pilot-member table:name="23389" table:display="true" table:show-details="true"/>
                <table:data-pilot-member table:name="23403" table:display="true" table:show-details="true"/>
                <table:data-pilot-member table:name="23410" table:display="true" table:show-details="true"/>
                <table:data-pilot-member table:name="23413" table:display="true" table:show-details="true"/>
                <table:data-pilot-member table:name="23418" table:display="true" table:show-details="true"/>
                <table:data-pilot-member table:name="23426" table:display="true" table:show-details="true"/>
                <table:data-pilot-member table:name="23428" table:display="true" table:show-details="true"/>
                <table:data-pilot-member table:name="23429" table:display="true" table:show-details="true"/>
                <table:data-pilot-member table:name="23441" table:display="true" table:show-details="true"/>
                <table:data-pilot-member table:name="23446" table:display="true" table:show-details="true"/>
                <table:data-pilot-member table:name="23449" table:display="true" table:show-details="true"/>
                <table:data-pilot-member table:name="23451" table:display="true" table:show-details="true"/>
                <table:data-pilot-member table:name="23462" table:display="true" table:show-details="true"/>
                <table:data-pilot-member table:name="23464" table:display="true" table:show-details="true"/>
                <table:data-pilot-member table:name="23473" table:display="true" table:show-details="true"/>
                <table:data-pilot-member table:name="23474" table:display="true" table:show-details="true"/>
                <table:data-pilot-member table:name="23479" table:display="true" table:show-details="true"/>
                <table:data-pilot-member table:name="23484" table:display="true" table:show-details="true"/>
                <table:data-pilot-member table:name="23495" table:display="true" table:show-details="true"/>
                <table:data-pilot-member table:name="23499" table:display="true" table:show-details="true"/>
                <table:data-pilot-member table:name="23501" table:display="true" table:show-details="true"/>
                <table:data-pilot-member table:name="23506" table:display="true" table:show-details="true"/>
                <table:data-pilot-member table:name="23513" table:display="true" table:show-details="true"/>
                <table:data-pilot-member table:name="23523" table:display="true" table:show-details="true"/>
                <table:data-pilot-member table:name="23557" table:display="true" table:show-details="true"/>
                <table:data-pilot-member table:name="23572" table:display="true" table:show-details="true"/>
                <table:data-pilot-member table:name="23573" table:display="true" table:show-details="true"/>
                <table:data-pilot-member table:name="23576" table:display="true" table:show-details="true"/>
                <table:data-pilot-member table:name="23581" table:display="true" table:show-details="true"/>
                <table:data-pilot-member table:name="23592" table:display="true" table:show-details="true"/>
                <table:data-pilot-member table:name="23609" table:display="true" table:show-details="true"/>
                <table:data-pilot-member table:name="23610" table:display="true" table:show-details="true"/>
                <table:data-pilot-member table:name="23628" table:display="true" table:show-details="true"/>
                <table:data-pilot-member table:name="23630" table:display="true" table:show-details="true"/>
                <table:data-pilot-member table:name="23634" table:display="true" table:show-details="true"/>
                <table:data-pilot-member table:name="23643" table:display="true" table:show-details="true"/>
                <table:data-pilot-member table:name="23644" table:display="true" table:show-details="true"/>
                <table:data-pilot-member table:name="23656" table:display="true" table:show-details="true"/>
                <table:data-pilot-member table:name="23660" table:display="true" table:show-details="true"/>
                <table:data-pilot-member table:name="23668" table:display="true" table:show-details="true"/>
                <table:data-pilot-member table:name="23672" table:display="true" table:show-details="true"/>
                <table:data-pilot-member table:name="23675" table:display="true" table:show-details="true"/>
                <table:data-pilot-member table:name="23684" table:display="true" table:show-details="true"/>
                <table:data-pilot-member table:name="23699" table:display="true" table:show-details="true"/>
                <table:data-pilot-member table:name="23711" table:display="true" table:show-details="true"/>
                <table:data-pilot-member table:name="23725" table:display="true" table:show-details="true"/>
                <table:data-pilot-member table:name="23730" table:display="true" table:show-details="true"/>
                <table:data-pilot-member table:name="23761" table:display="true" table:show-details="true"/>
                <table:data-pilot-member table:name="23771" table:display="true" table:show-details="true"/>
                <table:data-pilot-member table:name="23778" table:display="true" table:show-details="true"/>
                <table:data-pilot-member table:name="23782" table:display="true" table:show-details="true"/>
                <table:data-pilot-member table:name="23803" table:display="true" table:show-details="true"/>
                <table:data-pilot-member table:name="23809" table:display="true" table:show-details="true"/>
                <table:data-pilot-member table:name="23811" table:display="true" table:show-details="true"/>
                <table:data-pilot-member table:name="23823" table:display="true" table:show-details="true"/>
                <table:data-pilot-member table:name="23825" table:display="true" table:show-details="true"/>
                <table:data-pilot-member table:name="23836" table:display="true" table:show-details="true"/>
                <table:data-pilot-member table:name="23844" table:display="true" table:show-details="true"/>
                <table:data-pilot-member table:name="23849" table:display="true" table:show-details="true"/>
                <table:data-pilot-member table:name="23851" table:display="true" table:show-details="true"/>
                <table:data-pilot-member table:name="23857" table:display="true" table:show-details="true"/>
                <table:data-pilot-member table:name="23858" table:display="true" table:show-details="true"/>
                <table:data-pilot-member table:name="23863" table:display="true" table:show-details="true"/>
                <table:data-pilot-member table:name="23864" table:display="true" table:show-details="true"/>
                <table:data-pilot-member table:name="23865" table:display="true" table:show-details="true"/>
                <table:data-pilot-member table:name="23870" table:display="true" table:show-details="true"/>
                <table:data-pilot-member table:name="23873" table:display="true" table:show-details="true"/>
                <table:data-pilot-member table:name="23877" table:display="true" table:show-details="true"/>
                <table:data-pilot-member table:name="23885" table:display="true" table:show-details="true"/>
                <table:data-pilot-member table:name="23897" table:display="true" table:show-details="true"/>
                <table:data-pilot-member table:name="23905" table:display="true" table:show-details="true"/>
                <table:data-pilot-member table:name="23920" table:display="true" table:show-details="true"/>
                <table:data-pilot-member table:name="23924" table:display="true" table:show-details="true"/>
                <table:data-pilot-member table:name="23929" table:display="true" table:show-details="true"/>
                <table:data-pilot-member table:name="23933" table:display="true" table:show-details="true"/>
                <table:data-pilot-member table:name="23934" table:display="true" table:show-details="true"/>
                <table:data-pilot-member table:name="23937" table:display="true" table:show-details="true"/>
                <table:data-pilot-member table:name="23938" table:display="true" table:show-details="true"/>
                <table:data-pilot-member table:name="23942" table:display="true" table:show-details="true"/>
                <table:data-pilot-member table:name="23958" table:display="true" table:show-details="true"/>
                <table:data-pilot-member table:name="23972" table:display="true" table:show-details="true"/>
                <table:data-pilot-member table:name="23990" table:display="true" table:show-details="true"/>
                <table:data-pilot-member table:name="23991" table:display="true" table:show-details="true"/>
                <table:data-pilot-member table:name="24000" table:display="true" table:show-details="true"/>
                <table:data-pilot-member table:name="24020" table:display="true" table:show-details="true"/>
                <table:data-pilot-member table:name="24026" table:display="true" table:show-details="true"/>
                <table:data-pilot-member table:name="24028" table:display="true" table:show-details="true"/>
                <table:data-pilot-member table:name="24035" table:display="true" table:show-details="true"/>
                <table:data-pilot-member table:name="24036" table:display="true" table:show-details="true"/>
                <table:data-pilot-member table:name="24048" table:display="true" table:show-details="true"/>
                <table:data-pilot-member table:name="24086" table:display="true" table:show-details="true"/>
                <table:data-pilot-member table:name="24088" table:display="true" table:show-details="true"/>
                <table:data-pilot-member table:name="24094" table:display="true" table:show-details="true"/>
                <table:data-pilot-member table:name="24105" table:display="true" table:show-details="true"/>
                <table:data-pilot-member table:name="24116" table:display="true" table:show-details="true"/>
                <table:data-pilot-member table:name="24118" table:display="true" table:show-details="true"/>
                <table:data-pilot-member table:name="24131" table:display="true" table:show-details="true"/>
                <table:data-pilot-member table:name="24141" table:display="true" table:show-details="true"/>
                <table:data-pilot-member table:name="24146" table:display="true" table:show-details="true"/>
                <table:data-pilot-member table:name="24158" table:display="true" table:show-details="true"/>
                <table:data-pilot-member table:name="24162" table:display="true" table:show-details="true"/>
                <table:data-pilot-member table:name="24163" table:display="true" table:show-details="true"/>
                <table:data-pilot-member table:name="24165" table:display="true" table:show-details="true"/>
                <table:data-pilot-member table:name="24169" table:display="true" table:show-details="true"/>
                <table:data-pilot-member table:name="24170" table:display="true" table:show-details="true"/>
                <table:data-pilot-member table:name="24181" table:display="true" table:show-details="true"/>
                <table:data-pilot-member table:name="24189" table:display="true" table:show-details="true"/>
                <table:data-pilot-member table:name="24192" table:display="true" table:show-details="true"/>
                <table:data-pilot-member table:name="24208" table:display="true" table:show-details="true"/>
                <table:data-pilot-member table:name="24224" table:display="true" table:show-details="true"/>
                <table:data-pilot-member table:name="24239" table:display="true" table:show-details="true"/>
                <table:data-pilot-member table:name="24243" table:display="true" table:show-details="true"/>
                <table:data-pilot-member table:name="24246" table:display="true" table:show-details="true"/>
                <table:data-pilot-member table:name="24252" table:display="true" table:show-details="true"/>
                <table:data-pilot-member table:name="24270" table:display="true" table:show-details="true"/>
                <table:data-pilot-member table:name="24272" table:display="true" table:show-details="true"/>
                <table:data-pilot-member table:name="24277" table:display="true" table:show-details="true"/>
                <table:data-pilot-member table:name="24282" table:display="true" table:show-details="true"/>
                <table:data-pilot-member table:name="24301" table:display="true" table:show-details="true"/>
                <table:data-pilot-member table:name="24327" table:display="true" table:show-details="true"/>
                <table:data-pilot-member table:name="24338" table:display="true" table:show-details="true"/>
                <table:data-pilot-member table:name="24348" table:display="true" table:show-details="true"/>
                <table:data-pilot-member table:name="24363" table:display="true" table:show-details="true"/>
                <table:data-pilot-member table:name="24376" table:display="true" table:show-details="true"/>
                <table:data-pilot-member table:name="24383" table:display="true" table:show-details="true"/>
                <table:data-pilot-member table:name="24389" table:display="true" table:show-details="true"/>
                <table:data-pilot-member table:name="24397" table:display="true" table:show-details="true"/>
                <table:data-pilot-member table:name="24419" table:display="true" table:show-details="true"/>
                <table:data-pilot-member table:name="24431" table:display="true" table:show-details="true"/>
                <table:data-pilot-member table:name="24456" table:display="true" table:show-details="true"/>
                <table:data-pilot-member table:name="24457" table:display="true" table:show-details="true"/>
                <table:data-pilot-member table:name="24460" table:display="true" table:show-details="true"/>
                <table:data-pilot-member table:name="24469" table:display="true" table:show-details="true"/>
                <table:data-pilot-member table:name="24471" table:display="true" table:show-details="true"/>
                <table:data-pilot-member table:name="24482" table:display="true" table:show-details="true"/>
                <table:data-pilot-member table:name="24500" table:display="true" table:show-details="true"/>
                <table:data-pilot-member table:name="24507" table:display="true" table:show-details="true"/>
                <table:data-pilot-member table:name="24509" table:display="true" table:show-details="true"/>
                <table:data-pilot-member table:name="24512" table:display="true" table:show-details="true"/>
                <table:data-pilot-member table:name="24515" table:display="true" table:show-details="true"/>
                <table:data-pilot-member table:name="24518" table:display="true" table:show-details="true"/>
                <table:data-pilot-member table:name="24537" table:display="true" table:show-details="true"/>
                <table:data-pilot-member table:name="24543" table:display="true" table:show-details="true"/>
                <table:data-pilot-member table:name="24545" table:display="true" table:show-details="true"/>
                <table:data-pilot-member table:name="24556" table:display="true" table:show-details="true"/>
                <table:data-pilot-member table:name="24557" table:display="true" table:show-details="true"/>
                <table:data-pilot-member table:name="24562" table:display="true" table:show-details="true"/>
                <table:data-pilot-member table:name="24564" table:display="true" table:show-details="true"/>
                <table:data-pilot-member table:name="24566" table:display="true" table:show-details="true"/>
                <table:data-pilot-member table:name="24572" table:display="true" table:show-details="true"/>
                <table:data-pilot-member table:name="24574" table:display="true" table:show-details="true"/>
                <table:data-pilot-member table:name="24576" table:display="true" table:show-details="true"/>
                <table:data-pilot-member table:name="24582" table:display="true" table:show-details="true"/>
                <table:data-pilot-member table:name="24593" table:display="true" table:show-details="true"/>
                <table:data-pilot-member table:name="24594" table:display="true" table:show-details="true"/>
                <table:data-pilot-member table:name="24613" table:display="true" table:show-details="true"/>
                <table:data-pilot-member table:name="24616" table:display="true" table:show-details="true"/>
                <table:data-pilot-member table:name="24617" table:display="true" table:show-details="true"/>
                <table:data-pilot-member table:name="24620" table:display="true" table:show-details="true"/>
                <table:data-pilot-member table:name="24625" table:display="true" table:show-details="true"/>
                <table:data-pilot-member table:name="24626" table:display="true" table:show-details="true"/>
                <table:data-pilot-member table:name="24634" table:display="true" table:show-details="true"/>
                <table:data-pilot-member table:name="24664" table:display="true" table:show-details="true"/>
                <table:data-pilot-member table:name="24669" table:display="true" table:show-details="true"/>
                <table:data-pilot-member table:name="24676" table:display="true" table:show-details="true"/>
                <table:data-pilot-member table:name="24677" table:display="true" table:show-details="true"/>
                <table:data-pilot-member table:name="24683" table:display="true" table:show-details="true"/>
                <table:data-pilot-member table:name="24694" table:display="true" table:show-details="true"/>
                <table:data-pilot-member table:name="24696" table:display="true" table:show-details="true"/>
                <table:data-pilot-member table:name="24702" table:display="true" table:show-details="true"/>
                <table:data-pilot-member table:name="24711" table:display="true" table:show-details="true"/>
                <table:data-pilot-member table:name="24721" table:display="true" table:show-details="true"/>
                <table:data-pilot-member table:name="24726" table:display="true" table:show-details="true"/>
                <table:data-pilot-member table:name="24739" table:display="true" table:show-details="true"/>
                <table:data-pilot-member table:name="24747" table:display="true" table:show-details="true"/>
                <table:data-pilot-member table:name="24760" table:display="true" table:show-details="true"/>
                <table:data-pilot-member table:name="24767" table:display="true" table:show-details="true"/>
                <table:data-pilot-member table:name="24769" table:display="true" table:show-details="true"/>
                <table:data-pilot-member table:name="24773" table:display="true" table:show-details="true"/>
                <table:data-pilot-member table:name="24805" table:display="true" table:show-details="true"/>
                <table:data-pilot-member table:name="24819" table:display="true" table:show-details="true"/>
                <table:data-pilot-member table:name="24822" table:display="true" table:show-details="true"/>
                <table:data-pilot-member table:name="24824" table:display="true" table:show-details="true"/>
                <table:data-pilot-member table:name="24834" table:display="true" table:show-details="true"/>
                <table:data-pilot-member table:name="24859" table:display="true" table:show-details="true"/>
                <table:data-pilot-member table:name="24862" table:display="true" table:show-details="true"/>
                <table:data-pilot-member table:name="24864" table:display="true" table:show-details="true"/>
                <table:data-pilot-member table:name="24870" table:display="true" table:show-details="true"/>
                <table:data-pilot-member table:name="24875" table:display="true" table:show-details="true"/>
                <table:data-pilot-member table:name="24880" table:display="true" table:show-details="true"/>
                <table:data-pilot-member table:name="24881" table:display="true" table:show-details="true"/>
                <table:data-pilot-member table:name="24887" table:display="true" table:show-details="true"/>
                <table:data-pilot-member table:name="24890" table:display="true" table:show-details="true"/>
                <table:data-pilot-member table:name="24891" table:display="true" table:show-details="true"/>
                <table:data-pilot-member table:name="24893" table:display="true" table:show-details="true"/>
                <table:data-pilot-member table:name="24905" table:display="true" table:show-details="true"/>
                <table:data-pilot-member table:name="24906" table:display="true" table:show-details="true"/>
                <table:data-pilot-member table:name="24913" table:display="true" table:show-details="true"/>
                <table:data-pilot-member table:name="24922" table:display="true" table:show-details="true"/>
                <table:data-pilot-member table:name="24941" table:display="true" table:show-details="true"/>
                <table:data-pilot-member table:name="24958" table:display="true" table:show-details="true"/>
                <table:data-pilot-member table:name="24959" table:display="true" table:show-details="true"/>
                <table:data-pilot-member table:name="24960" table:display="true" table:show-details="true"/>
                <table:data-pilot-member table:name="24974" table:display="true" table:show-details="true"/>
                <table:data-pilot-member table:name="24990" table:display="true" table:show-details="true"/>
                <table:data-pilot-member table:name="24991" table:display="true" table:show-details="true"/>
                <table:data-pilot-member table:name="24992" table:display="true" table:show-details="true"/>
                <table:data-pilot-member table:name="25004" table:display="true" table:show-details="true"/>
                <table:data-pilot-member table:name="25008" table:display="true" table:show-details="true"/>
                <table:data-pilot-member table:name="25028" table:display="true" table:show-details="true"/>
                <table:data-pilot-member table:name="25032" table:display="true" table:show-details="true"/>
                <table:data-pilot-member table:name="25037" table:display="true" table:show-details="true"/>
                <table:data-pilot-member table:name="25039" table:display="true" table:show-details="true"/>
                <table:data-pilot-member table:name="25050" table:display="true" table:show-details="true"/>
                <table:data-pilot-member table:name="25067" table:display="true" table:show-details="true"/>
                <table:data-pilot-member table:name="25089" table:display="true" table:show-details="true"/>
                <table:data-pilot-member table:name="25096" table:display="true" table:show-details="true"/>
                <table:data-pilot-member table:name="25104" table:display="true" table:show-details="true"/>
                <table:data-pilot-member table:name="25110" table:display="true" table:show-details="true"/>
                <table:data-pilot-member table:name="25117" table:display="true" table:show-details="true"/>
                <table:data-pilot-member table:name="25122" table:display="true" table:show-details="true"/>
                <table:data-pilot-member table:name="25135" table:display="true" table:show-details="true"/>
                <table:data-pilot-member table:name="25136" table:display="true" table:show-details="true"/>
                <table:data-pilot-member table:name="25142" table:display="true" table:show-details="true"/>
                <table:data-pilot-member table:name="25145" table:display="true" table:show-details="true"/>
                <table:data-pilot-member table:name="25158" table:display="true" table:show-details="true"/>
                <table:data-pilot-member table:name="25161" table:display="true" table:show-details="true"/>
                <table:data-pilot-member table:name="25164" table:display="true" table:show-details="true"/>
                <table:data-pilot-member table:name="25169" table:display="true" table:show-details="true"/>
                <table:data-pilot-member table:name="25180" table:display="true" table:show-details="true"/>
                <table:data-pilot-member table:name="25181" table:display="true" table:show-details="true"/>
                <table:data-pilot-member table:name="25182" table:display="true" table:show-details="true"/>
                <table:data-pilot-member table:name="25184" table:display="true" table:show-details="true"/>
                <table:data-pilot-member table:name="25192" table:display="true" table:show-details="true"/>
                <table:data-pilot-member table:name="25238" table:display="true" table:show-details="true"/>
                <table:data-pilot-member table:name="25239" table:display="true" table:show-details="true"/>
                <table:data-pilot-member table:name="25244" table:display="true" table:show-details="true"/>
                <table:data-pilot-member table:name="25278" table:display="true" table:show-details="true"/>
                <table:data-pilot-member table:name="25293" table:display="true" table:show-details="true"/>
                <table:data-pilot-member table:name="25295" table:display="true" table:show-details="true"/>
                <table:data-pilot-member table:name="25301" table:display="true" table:show-details="true"/>
                <table:data-pilot-member table:name="25308" table:display="true" table:show-details="true"/>
                <table:data-pilot-member table:name="25312" table:display="true" table:show-details="true"/>
                <table:data-pilot-member table:name="25324" table:display="true" table:show-details="true"/>
                <table:data-pilot-member table:name="25326" table:display="true" table:show-details="true"/>
                <table:data-pilot-member table:name="25327" table:display="true" table:show-details="true"/>
                <table:data-pilot-member table:name="25340" table:display="true" table:show-details="true"/>
                <table:data-pilot-member table:name="25354" table:display="true" table:show-details="true"/>
                <table:data-pilot-member table:name="25358" table:display="true" table:show-details="true"/>
                <table:data-pilot-member table:name="25359" table:display="true" table:show-details="true"/>
                <table:data-pilot-member table:name="25363" table:display="true" table:show-details="true"/>
                <table:data-pilot-member table:name="25370" table:display="true" table:show-details="true"/>
                <table:data-pilot-member table:name="25372" table:display="true" table:show-details="true"/>
                <table:data-pilot-member table:name="25377" table:display="true" table:show-details="true"/>
                <table:data-pilot-member table:name="25380" table:display="true" table:show-details="true"/>
                <table:data-pilot-member table:name="25383" table:display="true" table:show-details="true"/>
                <table:data-pilot-member table:name="25384" table:display="true" table:show-details="true"/>
                <table:data-pilot-member table:name="25391" table:display="true" table:show-details="true"/>
                <table:data-pilot-member table:name="25403" table:display="true" table:show-details="true"/>
                <table:data-pilot-member table:name="25411" table:display="true" table:show-details="true"/>
                <table:data-pilot-member table:name="25438" table:display="true" table:show-details="true"/>
                <table:data-pilot-member table:name="25441" table:display="true" table:show-details="true"/>
                <table:data-pilot-member table:name="25450" table:display="true" table:show-details="true"/>
                <table:data-pilot-member table:name="25473" table:display="true" table:show-details="true"/>
                <table:data-pilot-member table:name="25489" table:display="true" table:show-details="true"/>
                <table:data-pilot-member table:name="25500" table:display="true" table:show-details="true"/>
                <table:data-pilot-member table:name="25503" table:display="true" table:show-details="true"/>
                <table:data-pilot-member table:name="25508" table:display="true" table:show-details="true"/>
                <table:data-pilot-member table:name="25511" table:display="true" table:show-details="true"/>
                <table:data-pilot-member table:name="25513" table:display="true" table:show-details="true"/>
                <table:data-pilot-member table:name="25514" table:display="true" table:show-details="true"/>
                <table:data-pilot-member table:name="25518" table:display="true" table:show-details="true"/>
                <table:data-pilot-member table:name="25539" table:display="true" table:show-details="true"/>
                <table:data-pilot-member table:name="25542" table:display="true" table:show-details="true"/>
                <table:data-pilot-member table:name="25546" table:display="true" table:show-details="true"/>
                <table:data-pilot-member table:name="25564" table:display="true" table:show-details="true"/>
                <table:data-pilot-member table:name="25575" table:display="true" table:show-details="true"/>
                <table:data-pilot-member table:name="25577" table:display="true" table:show-details="true"/>
                <table:data-pilot-member table:name="25581" table:display="true" table:show-details="true"/>
                <table:data-pilot-member table:name="25590" table:display="true" table:show-details="true"/>
                <table:data-pilot-member table:name="25599" table:display="true" table:show-details="true"/>
                <table:data-pilot-member table:name="25605" table:display="true" table:show-details="true"/>
                <table:data-pilot-member table:name="25608" table:display="true" table:show-details="true"/>
                <table:data-pilot-member table:name="25628" table:display="true" table:show-details="true"/>
                <table:data-pilot-member table:name="25635" table:display="true" table:show-details="true"/>
                <table:data-pilot-member table:name="25648" table:display="true" table:show-details="true"/>
                <table:data-pilot-member table:name="25651" table:display="true" table:show-details="true"/>
                <table:data-pilot-member table:name="25661" table:display="true" table:show-details="true"/>
                <table:data-pilot-member table:name="25669" table:display="true" table:show-details="true"/>
                <table:data-pilot-member table:name="25683" table:display="true" table:show-details="true"/>
                <table:data-pilot-member table:name="25684" table:display="true" table:show-details="true"/>
                <table:data-pilot-member table:name="25686" table:display="true" table:show-details="true"/>
                <table:data-pilot-member table:name="25689" table:display="true" table:show-details="true"/>
                <table:data-pilot-member table:name="25692" table:display="true" table:show-details="true"/>
                <table:data-pilot-member table:name="25702" table:display="true" table:show-details="true"/>
                <table:data-pilot-member table:name="25706" table:display="true" table:show-details="true"/>
                <table:data-pilot-member table:name="25714" table:display="true" table:show-details="true"/>
                <table:data-pilot-member table:name="25716" table:display="true" table:show-details="true"/>
                <table:data-pilot-member table:name="25745" table:display="true" table:show-details="true"/>
                <table:data-pilot-member table:name="25750" table:display="true" table:show-details="true"/>
                <table:data-pilot-member table:name="25751" table:display="true" table:show-details="true"/>
                <table:data-pilot-member table:name="25752" table:display="true" table:show-details="true"/>
                <table:data-pilot-member table:name="25758" table:display="true" table:show-details="true"/>
                <table:data-pilot-member table:name="25759" table:display="true" table:show-details="true"/>
                <table:data-pilot-member table:name="25762" table:display="true" table:show-details="true"/>
                <table:data-pilot-member table:name="25784" table:display="true" table:show-details="true"/>
                <table:data-pilot-member table:name="25788" table:display="true" table:show-details="true"/>
                <table:data-pilot-member table:name="25808" table:display="true" table:show-details="true"/>
                <table:data-pilot-member table:name="25812" table:display="true" table:show-details="true"/>
                <table:data-pilot-member table:name="25814" table:display="true" table:show-details="true"/>
                <table:data-pilot-member table:name="25822" table:display="true" table:show-details="true"/>
                <table:data-pilot-member table:name="25833" table:display="true" table:show-details="true"/>
                <table:data-pilot-member table:name="25835" table:display="true" table:show-details="true"/>
                <table:data-pilot-member table:name="25836" table:display="true" table:show-details="true"/>
                <table:data-pilot-member table:name="25843" table:display="true" table:show-details="true"/>
                <table:data-pilot-member table:name="25850" table:display="true" table:show-details="true"/>
                <table:data-pilot-member table:name="25853" table:display="true" table:show-details="true"/>
                <table:data-pilot-member table:name="25854" table:display="true" table:show-details="true"/>
                <table:data-pilot-member table:name="25855" table:display="true" table:show-details="true"/>
                <table:data-pilot-member table:name="25872" table:display="true" table:show-details="true"/>
                <table:data-pilot-member table:name="25884" table:display="true" table:show-details="true"/>
                <table:data-pilot-member table:name="25891" table:display="true" table:show-details="true"/>
                <table:data-pilot-member table:name="25903" table:display="true" table:show-details="true"/>
                <table:data-pilot-member table:name="25923" table:display="true" table:show-details="true"/>
                <table:data-pilot-member table:name="25931" table:display="true" table:show-details="true"/>
                <table:data-pilot-member table:name="25935" table:display="true" table:show-details="true"/>
                <table:data-pilot-member table:name="25938" table:display="true" table:show-details="true"/>
                <table:data-pilot-member table:name="25945" table:display="true" table:show-details="true"/>
                <table:data-pilot-member table:name="25949" table:display="true" table:show-details="true"/>
                <table:data-pilot-member table:name="25952" table:display="true" table:show-details="true"/>
                <table:data-pilot-member table:name="25953" table:display="true" table:show-details="true"/>
                <table:data-pilot-member table:name="25955" table:display="true" table:show-details="true"/>
                <table:data-pilot-member table:name="25956" table:display="true" table:show-details="true"/>
                <table:data-pilot-member table:name="25960" table:display="true" table:show-details="true"/>
                <table:data-pilot-member table:name="25978" table:display="true" table:show-details="true"/>
                <table:data-pilot-member table:name="25980" table:display="true" table:show-details="true"/>
                <table:data-pilot-member table:name="25988" table:display="true" table:show-details="true"/>
                <table:data-pilot-member table:name="25990" table:display="true" table:show-details="true"/>
                <table:data-pilot-member table:name="25998" table:display="true" table:show-details="true"/>
                <table:data-pilot-member table:name="26001" table:display="true" table:show-details="true"/>
                <table:data-pilot-member table:name="26010" table:display="true" table:show-details="true"/>
                <table:data-pilot-member table:name="26018" table:display="true" table:show-details="true"/>
                <table:data-pilot-member table:name="26024" table:display="true" table:show-details="true"/>
                <table:data-pilot-member table:name="26041" table:display="true" table:show-details="true"/>
                <table:data-pilot-member table:name="26062" table:display="true" table:show-details="true"/>
                <table:data-pilot-member table:name="26068" table:display="true" table:show-details="true"/>
                <table:data-pilot-member table:name="26070" table:display="true" table:show-details="true"/>
                <table:data-pilot-member table:name="26071" table:display="true" table:show-details="true"/>
                <table:data-pilot-member table:name="26074" table:display="true" table:show-details="true"/>
                <table:data-pilot-member table:name="26081" table:display="true" table:show-details="true"/>
                <table:data-pilot-member table:name="26082" table:display="true" table:show-details="true"/>
                <table:data-pilot-member table:name="26084" table:display="true" table:show-details="true"/>
                <table:data-pilot-member table:name="26088" table:display="true" table:show-details="true"/>
                <table:data-pilot-member table:name="26095" table:display="true" table:show-details="true"/>
                <table:data-pilot-member table:name="26103" table:display="true" table:show-details="true"/>
                <table:data-pilot-member table:name="26109" table:display="true" table:show-details="true"/>
                <table:data-pilot-member table:name="26129" table:display="true" table:show-details="true"/>
                <table:data-pilot-member table:name="26132" table:display="true" table:show-details="true"/>
                <table:data-pilot-member table:name="26149" table:display="true" table:show-details="true"/>
                <table:data-pilot-member table:name="26153" table:display="true" table:show-details="true"/>
                <table:data-pilot-member table:name="26157" table:display="true" table:show-details="true"/>
                <table:data-pilot-member table:name="26174" table:display="true" table:show-details="true"/>
                <table:data-pilot-member table:name="26188" table:display="true" table:show-details="true"/>
                <table:data-pilot-member table:name="26192" table:display="true" table:show-details="true"/>
                <table:data-pilot-member table:name="26200" table:display="true" table:show-details="true"/>
                <table:data-pilot-member table:name="26219" table:display="true" table:show-details="true"/>
                <table:data-pilot-member table:name="26220" table:display="true" table:show-details="true"/>
                <table:data-pilot-member table:name="26223" table:display="true" table:show-details="true"/>
                <table:data-pilot-member table:name="26228" table:display="true" table:show-details="true"/>
                <table:data-pilot-member table:name="26229" table:display="true" table:show-details="true"/>
                <table:data-pilot-member table:name="26232" table:display="true" table:show-details="true"/>
                <table:data-pilot-member table:name="26253" table:display="true" table:show-details="true"/>
                <table:data-pilot-member table:name="26256" table:display="true" table:show-details="true"/>
                <table:data-pilot-member table:name="26264" table:display="true" table:show-details="true"/>
                <table:data-pilot-member table:name="26270" table:display="true" table:show-details="true"/>
                <table:data-pilot-member table:name="26275" table:display="true" table:show-details="true"/>
                <table:data-pilot-member table:name="26289" table:display="true" table:show-details="true"/>
                <table:data-pilot-member table:name="26300" table:display="true" table:show-details="true"/>
                <table:data-pilot-member table:name="26320" table:display="true" table:show-details="true"/>
                <table:data-pilot-member table:name="26337" table:display="true" table:show-details="true"/>
                <table:data-pilot-member table:name="26344" table:display="true" table:show-details="true"/>
                <table:data-pilot-member table:name="26359" table:display="true" table:show-details="true"/>
                <table:data-pilot-member table:name="26360" table:display="true" table:show-details="true"/>
                <table:data-pilot-member table:name="26365" table:display="true" table:show-details="true"/>
                <table:data-pilot-member table:name="26376" table:display="true" table:show-details="true"/>
                <table:data-pilot-member table:name="26382" table:display="true" table:show-details="true"/>
                <table:data-pilot-member table:name="26394" table:display="true" table:show-details="true"/>
                <table:data-pilot-member table:name="26424" table:display="true" table:show-details="true"/>
                <table:data-pilot-member table:name="26425" table:display="true" table:show-details="true"/>
                <table:data-pilot-member table:name="26429" table:display="true" table:show-details="true"/>
                <table:data-pilot-member table:name="26438" table:display="true" table:show-details="true"/>
                <table:data-pilot-member table:name="26450" table:display="true" table:show-details="true"/>
                <table:data-pilot-member table:name="26469" table:display="true" table:show-details="true"/>
                <table:data-pilot-member table:name="26476" table:display="true" table:show-details="true"/>
                <table:data-pilot-member table:name="26478" table:display="true" table:show-details="true"/>
                <table:data-pilot-member table:name="26480" table:display="true" table:show-details="true"/>
                <table:data-pilot-member table:name="26493" table:display="true" table:show-details="true"/>
                <table:data-pilot-member table:name="26502" table:display="true" table:show-details="true"/>
                <table:data-pilot-member table:name="26503" table:display="true" table:show-details="true"/>
                <table:data-pilot-member table:name="26517" table:display="true" table:show-details="true"/>
                <table:data-pilot-member table:name="26520" table:display="true" table:show-details="true"/>
                <table:data-pilot-member table:name="26525" table:display="true" table:show-details="true"/>
                <table:data-pilot-member table:name="26530" table:display="true" table:show-details="true"/>
                <table:data-pilot-member table:name="26546" table:display="true" table:show-details="true"/>
                <table:data-pilot-member table:name="26547" table:display="true" table:show-details="true"/>
                <table:data-pilot-member table:name="26551" table:display="true" table:show-details="true"/>
                <table:data-pilot-member table:name="26560" table:display="true" table:show-details="true"/>
                <table:data-pilot-member table:name="26575" table:display="true" table:show-details="true"/>
                <table:data-pilot-member table:name="26577" table:display="true" table:show-details="true"/>
                <table:data-pilot-member table:name="26594" table:display="true" table:show-details="true"/>
                <table:data-pilot-member table:name="26599" table:display="true" table:show-details="true"/>
                <table:data-pilot-member table:name="26605" table:display="true" table:show-details="true"/>
                <table:data-pilot-member table:name="26608" table:display="true" table:show-details="true"/>
                <table:data-pilot-member table:name="26612" table:display="true" table:show-details="true"/>
                <table:data-pilot-member table:name="26615" table:display="true" table:show-details="true"/>
                <table:data-pilot-member table:name="26622" table:display="true" table:show-details="true"/>
                <table:data-pilot-member table:name="26628" table:display="true" table:show-details="true"/>
                <table:data-pilot-member table:name="26630" table:display="true" table:show-details="true"/>
                <table:data-pilot-member table:name="26661" table:display="true" table:show-details="true"/>
                <table:data-pilot-member table:name="26662" table:display="true" table:show-details="true"/>
                <table:data-pilot-member table:name="26663" table:display="true" table:show-details="true"/>
                <table:data-pilot-member table:name="26664" table:display="true" table:show-details="true"/>
                <table:data-pilot-member table:name="26665" table:display="true" table:show-details="true"/>
                <table:data-pilot-member table:name="26672" table:display="true" table:show-details="true"/>
                <table:data-pilot-member table:name="26676" table:display="true" table:show-details="true"/>
                <table:data-pilot-member table:name="26679" table:display="true" table:show-details="true"/>
                <table:data-pilot-member table:name="26705" table:display="true" table:show-details="true"/>
                <table:data-pilot-member table:name="26718" table:display="true" table:show-details="true"/>
                <table:data-pilot-member table:name="26719" table:display="true" table:show-details="true"/>
                <table:data-pilot-member table:name="26722" table:display="true" table:show-details="true"/>
                <table:data-pilot-member table:name="26734" table:display="true" table:show-details="true"/>
                <table:data-pilot-member table:name="26739" table:display="true" table:show-details="true"/>
                <table:data-pilot-member table:name="26748" table:display="true" table:show-details="true"/>
                <table:data-pilot-member table:name="26753" table:display="true" table:show-details="true"/>
                <table:data-pilot-member table:name="26764" table:display="true" table:show-details="true"/>
                <table:data-pilot-member table:name="26769" table:display="true" table:show-details="true"/>
                <table:data-pilot-member table:name="26787" table:display="true" table:show-details="true"/>
                <table:data-pilot-member table:name="26788" table:display="true" table:show-details="true"/>
                <table:data-pilot-member table:name="26792" table:display="true" table:show-details="true"/>
                <table:data-pilot-member table:name="26794" table:display="true" table:show-details="true"/>
                <table:data-pilot-member table:name="26820" table:display="true" table:show-details="true"/>
                <table:data-pilot-member table:name="26821" table:display="true" table:show-details="true"/>
                <table:data-pilot-member table:name="26822" table:display="true" table:show-details="true"/>
                <table:data-pilot-member table:name="26829" table:display="true" table:show-details="true"/>
                <table:data-pilot-member table:name="26846" table:display="true" table:show-details="true"/>
                <table:data-pilot-member table:name="26847" table:display="true" table:show-details="true"/>
                <table:data-pilot-member table:name="26851" table:display="true" table:show-details="true"/>
                <table:data-pilot-member table:name="26855" table:display="true" table:show-details="true"/>
                <table:data-pilot-member table:name="26862" table:display="true" table:show-details="true"/>
                <table:data-pilot-member table:name="26864" table:display="true" table:show-details="true"/>
                <table:data-pilot-member table:name="26868" table:display="true" table:show-details="true"/>
                <table:data-pilot-member table:name="26870" table:display="true" table:show-details="true"/>
                <table:data-pilot-member table:name="26878" table:display="true" table:show-details="true"/>
                <table:data-pilot-member table:name="26892" table:display="true" table:show-details="true"/>
                <table:data-pilot-member table:name="26902" table:display="true" table:show-details="true"/>
                <table:data-pilot-member table:name="26918" table:display="true" table:show-details="true"/>
                <table:data-pilot-member table:name="26921" table:display="true" table:show-details="true"/>
                <table:data-pilot-member table:name="26925" table:display="true" table:show-details="true"/>
                <table:data-pilot-member table:name="26938" table:display="true" table:show-details="true"/>
                <table:data-pilot-member table:name="26955" table:display="true" table:show-details="true"/>
                <table:data-pilot-member table:name="26972" table:display="true" table:show-details="true"/>
                <table:data-pilot-member table:name="26988" table:display="true" table:show-details="true"/>
                <table:data-pilot-member table:name="26992" table:display="true" table:show-details="true"/>
                <table:data-pilot-member table:name="27005" table:display="true" table:show-details="true"/>
                <table:data-pilot-member table:name="27008" table:display="true" table:show-details="true"/>
                <table:data-pilot-member table:name="27015" table:display="true" table:show-details="true"/>
                <table:data-pilot-member table:name="27027" table:display="true" table:show-details="true"/>
                <table:data-pilot-member table:name="27040" table:display="true" table:show-details="true"/>
                <table:data-pilot-member table:name="27046" table:display="true" table:show-details="true"/>
                <table:data-pilot-member table:name="27049" table:display="true" table:show-details="true"/>
                <table:data-pilot-member table:name="27051" table:display="true" table:show-details="true"/>
                <table:data-pilot-member table:name="27055" table:display="true" table:show-details="true"/>
                <table:data-pilot-member table:name="27056" table:display="true" table:show-details="true"/>
                <table:data-pilot-member table:name="27062" table:display="true" table:show-details="true"/>
                <table:data-pilot-member table:name="27064" table:display="true" table:show-details="true"/>
                <table:data-pilot-member table:name="27088" table:display="true" table:show-details="true"/>
                <table:data-pilot-member table:name="27095" table:display="true" table:show-details="true"/>
                <table:data-pilot-member table:name="27098" table:display="true" table:show-details="true"/>
                <table:data-pilot-member table:name="27110" table:display="true" table:show-details="true"/>
                <table:data-pilot-member table:name="27123" table:display="true" table:show-details="true"/>
                <table:data-pilot-member table:name="27139" table:display="true" table:show-details="true"/>
                <table:data-pilot-member table:name="27166" table:display="true" table:show-details="true"/>
                <table:data-pilot-member table:name="27172" table:display="true" table:show-details="true"/>
                <table:data-pilot-member table:name="27186" table:display="true" table:show-details="true"/>
                <table:data-pilot-member table:name="27188" table:display="true" table:show-details="true"/>
                <table:data-pilot-member table:name="27204" table:display="true" table:show-details="true"/>
                <table:data-pilot-member table:name="27206" table:display="true" table:show-details="true"/>
                <table:data-pilot-member table:name="27209" table:display="true" table:show-details="true"/>
                <table:data-pilot-member table:name="27240" table:display="true" table:show-details="true"/>
                <table:data-pilot-member table:name="27248" table:display="true" table:show-details="true"/>
                <table:data-pilot-member table:name="27252" table:display="true" table:show-details="true"/>
                <table:data-pilot-member table:name="27263" table:display="true" table:show-details="true"/>
                <table:data-pilot-member table:name="27264" table:display="true" table:show-details="true"/>
                <table:data-pilot-member table:name="27266" table:display="true" table:show-details="true"/>
                <table:data-pilot-member table:name="27270" table:display="true" table:show-details="true"/>
                <table:data-pilot-member table:name="27278" table:display="true" table:show-details="true"/>
                <table:data-pilot-member table:name="27283" table:display="true" table:show-details="true"/>
                <table:data-pilot-member table:name="27284" table:display="true" table:show-details="true"/>
                <table:data-pilot-member table:name="27297" table:display="true" table:show-details="true"/>
                <table:data-pilot-member table:name="27306" table:display="true" table:show-details="true"/>
                <table:data-pilot-member table:name="27307" table:display="true" table:show-details="true"/>
                <table:data-pilot-member table:name="27312" table:display="true" table:show-details="true"/>
                <table:data-pilot-member table:name="27317" table:display="true" table:show-details="true"/>
                <table:data-pilot-member table:name="27347" table:display="true" table:show-details="true"/>
                <table:data-pilot-member table:name="27351" table:display="true" table:show-details="true"/>
                <table:data-pilot-member table:name="27355" table:display="true" table:show-details="true"/>
                <table:data-pilot-member table:name="27362" table:display="true" table:show-details="true"/>
                <table:data-pilot-member table:name="27380" table:display="true" table:show-details="true"/>
                <table:data-pilot-member table:name="27381" table:display="true" table:show-details="true"/>
                <table:data-pilot-member table:name="27387" table:display="true" table:show-details="true"/>
                <table:data-pilot-member table:name="27412" table:display="true" table:show-details="true"/>
                <table:data-pilot-member table:name="27416" table:display="true" table:show-details="true"/>
                <table:data-pilot-member table:name="27420" table:display="true" table:show-details="true"/>
                <table:data-pilot-member table:name="27422" table:display="true" table:show-details="true"/>
                <table:data-pilot-member table:name="27441" table:display="true" table:show-details="true"/>
                <table:data-pilot-member table:name="27442" table:display="true" table:show-details="true"/>
                <table:data-pilot-member table:name="27443" table:display="true" table:show-details="true"/>
                <table:data-pilot-member table:name="27466" table:display="true" table:show-details="true"/>
                <table:data-pilot-member table:name="27470" table:display="true" table:show-details="true"/>
                <table:data-pilot-member table:name="27476" table:display="true" table:show-details="true"/>
                <table:data-pilot-member table:name="27495" table:display="true" table:show-details="true"/>
                <table:data-pilot-member table:name="27516" table:display="true" table:show-details="true"/>
                <table:data-pilot-member table:name="27517" table:display="true" table:show-details="true"/>
                <table:data-pilot-member table:name="27520" table:display="true" table:show-details="true"/>
                <table:data-pilot-member table:name="27522" table:display="true" table:show-details="true"/>
                <table:data-pilot-member table:name="27544" table:display="true" table:show-details="true"/>
                <table:data-pilot-member table:name="27557" table:display="true" table:show-details="true"/>
                <table:data-pilot-member table:name="27560" table:display="true" table:show-details="true"/>
                <table:data-pilot-member table:name="27573" table:display="true" table:show-details="true"/>
                <table:data-pilot-member table:name="27577" table:display="true" table:show-details="true"/>
                <table:data-pilot-member table:name="27580" table:display="true" table:show-details="true"/>
                <table:data-pilot-member table:name="27581" table:display="true" table:show-details="true"/>
                <table:data-pilot-member table:name="27584" table:display="true" table:show-details="true"/>
                <table:data-pilot-member table:name="27596" table:display="true" table:show-details="true"/>
                <table:data-pilot-member table:name="27606" table:display="true" table:show-details="true"/>
                <table:data-pilot-member table:name="27614" table:display="true" table:show-details="true"/>
                <table:data-pilot-member table:name="27626" table:display="true" table:show-details="true"/>
                <table:data-pilot-member table:name="27638" table:display="true" table:show-details="true"/>
                <table:data-pilot-member table:name="27642" table:display="true" table:show-details="true"/>
                <table:data-pilot-member table:name="27657" table:display="true" table:show-details="true"/>
                <table:data-pilot-member table:name="27664" table:display="true" table:show-details="true"/>
                <table:data-pilot-member table:name="27666" table:display="true" table:show-details="true"/>
                <table:data-pilot-member table:name="27683" table:display="true" table:show-details="true"/>
                <table:data-pilot-member table:name="27692" table:display="true" table:show-details="true"/>
                <table:data-pilot-member table:name="27694" table:display="true" table:show-details="true"/>
                <table:data-pilot-member table:name="27701" table:display="true" table:show-details="true"/>
                <table:data-pilot-member table:name="27705" table:display="true" table:show-details="true"/>
                <table:data-pilot-member table:name="27706" table:display="true" table:show-details="true"/>
                <table:data-pilot-member table:name="27708" table:display="true" table:show-details="true"/>
                <table:data-pilot-member table:name="27710" table:display="true" table:show-details="true"/>
                <table:data-pilot-member table:name="27712" table:display="true" table:show-details="true"/>
                <table:data-pilot-member table:name="27714" table:display="true" table:show-details="true"/>
                <table:data-pilot-member table:name="27720" table:display="true" table:show-details="true"/>
                <table:data-pilot-member table:name="27732" table:display="true" table:show-details="true"/>
                <table:data-pilot-member table:name="27737" table:display="true" table:show-details="true"/>
                <table:data-pilot-member table:name="27739" table:display="true" table:show-details="true"/>
                <table:data-pilot-member table:name="27749" table:display="true" table:show-details="true"/>
                <table:data-pilot-member table:name="27756" table:display="true" table:show-details="true"/>
                <table:data-pilot-member table:name="27760" table:display="true" table:show-details="true"/>
                <table:data-pilot-member table:name="27762" table:display="true" table:show-details="true"/>
                <table:data-pilot-member table:name="27766" table:display="true" table:show-details="true"/>
                <table:data-pilot-member table:name="27785" table:display="true" table:show-details="true"/>
                <table:data-pilot-member table:name="27786" table:display="true" table:show-details="true"/>
                <table:data-pilot-member table:name="27787" table:display="true" table:show-details="true"/>
                <table:data-pilot-member table:name="27823" table:display="true" table:show-details="true"/>
                <table:data-pilot-member table:name="27854" table:display="true" table:show-details="true"/>
                <table:data-pilot-member table:name="27861" table:display="true" table:show-details="true"/>
                <table:data-pilot-member table:name="27901" table:display="true" table:show-details="true"/>
                <table:data-pilot-member table:name="27911" table:display="true" table:show-details="true"/>
                <table:data-pilot-member table:name="27926" table:display="true" table:show-details="true"/>
                <table:data-pilot-member table:name="27948" table:display="true" table:show-details="true"/>
                <table:data-pilot-member table:name="27954" table:display="true" table:show-details="true"/>
                <table:data-pilot-member table:name="27960" table:display="true" table:show-details="true"/>
                <table:data-pilot-member table:name="27966" table:display="true" table:show-details="true"/>
                <table:data-pilot-member table:name="27976" table:display="true" table:show-details="true"/>
                <table:data-pilot-member table:name="27980" table:display="true" table:show-details="true"/>
                <table:data-pilot-member table:name="27985" table:display="true" table:show-details="true"/>
                <table:data-pilot-member table:name="27990" table:display="true" table:show-details="true"/>
                <table:data-pilot-member table:name="27993" table:display="true" table:show-details="true"/>
                <table:data-pilot-member table:name="28000" table:display="true" table:show-details="true"/>
                <table:data-pilot-member table:name="28001" table:display="true" table:show-details="true"/>
                <table:data-pilot-member table:name="28011" table:display="true" table:show-details="true"/>
                <table:data-pilot-member table:name="28019" table:display="true" table:show-details="true"/>
                <table:data-pilot-member table:name="28020" table:display="true" table:show-details="true"/>
                <table:data-pilot-member table:name="28029" table:display="true" table:show-details="true"/>
                <table:data-pilot-member table:name="28035" table:display="true" table:show-details="true"/>
                <table:data-pilot-member table:name="28047" table:display="true" table:show-details="true"/>
                <table:data-pilot-member table:name="28049" table:display="true" table:show-details="true"/>
                <table:data-pilot-member table:name="28051" table:display="true" table:show-details="true"/>
                <table:data-pilot-member table:name="28074" table:display="true" table:show-details="true"/>
                <table:data-pilot-member table:name="28078" table:display="true" table:show-details="true"/>
                <table:data-pilot-member table:name="28083" table:display="true" table:show-details="true"/>
                <table:data-pilot-member table:name="28090" table:display="true" table:show-details="true"/>
                <table:data-pilot-member table:name="28094" table:display="true" table:show-details="true"/>
                <table:data-pilot-member table:name="28113" table:display="true" table:show-details="true"/>
                <table:data-pilot-member table:name="28121" table:display="true" table:show-details="true"/>
                <table:data-pilot-member table:name="28138" table:display="true" table:show-details="true"/>
                <table:data-pilot-member table:name="28161" table:display="true" table:show-details="true"/>
                <table:data-pilot-member table:name="28163" table:display="true" table:show-details="true"/>
                <table:data-pilot-member table:name="28165" table:display="true" table:show-details="true"/>
                <table:data-pilot-member table:name="28169" table:display="true" table:show-details="true"/>
                <table:data-pilot-member table:name="28177" table:display="true" table:show-details="true"/>
                <table:data-pilot-member table:name="28180" table:display="true" table:show-details="true"/>
                <table:data-pilot-member table:name="28192" table:display="true" table:show-details="true"/>
                <table:data-pilot-member table:name="28193" table:display="true" table:show-details="true"/>
                <table:data-pilot-member table:name="28195" table:display="true" table:show-details="true"/>
                <table:data-pilot-member table:name="28197" table:display="true" table:show-details="true"/>
                <table:data-pilot-member table:name="28202" table:display="true" table:show-details="true"/>
                <table:data-pilot-member table:name="28225" table:display="true" table:show-details="true"/>
                <table:data-pilot-member table:name="28230" table:display="true" table:show-details="true"/>
                <table:data-pilot-member table:name="28273" table:display="true" table:show-details="true"/>
                <table:data-pilot-member table:name="28275" table:display="true" table:show-details="true"/>
                <table:data-pilot-member table:name="28278" table:display="true" table:show-details="true"/>
                <table:data-pilot-member table:name="28297" table:display="true" table:show-details="true"/>
                <table:data-pilot-member table:name="28298" table:display="true" table:show-details="true"/>
                <table:data-pilot-member table:name="28300" table:display="true" table:show-details="true"/>
                <table:data-pilot-member table:name="28302" table:display="true" table:show-details="true"/>
                <table:data-pilot-member table:name="28327" table:display="true" table:show-details="true"/>
                <table:data-pilot-member table:name="28335" table:display="true" table:show-details="true"/>
                <table:data-pilot-member table:name="28341" table:display="true" table:show-details="true"/>
                <table:data-pilot-member table:name="28350" table:display="true" table:show-details="true"/>
                <table:data-pilot-member table:name="28351" table:display="true" table:show-details="true"/>
                <table:data-pilot-member table:name="28352" table:display="true" table:show-details="true"/>
                <table:data-pilot-member table:name="28354" table:display="true" table:show-details="true"/>
                <table:data-pilot-member table:name="28357" table:display="true" table:show-details="true"/>
                <table:data-pilot-member table:name="28370" table:display="true" table:show-details="true"/>
                <table:data-pilot-member table:name="28379" table:display="true" table:show-details="true"/>
                <table:data-pilot-member table:name="28383" table:display="true" table:show-details="true"/>
                <table:data-pilot-member table:name="28395" table:display="true" table:show-details="true"/>
                <table:data-pilot-member table:name="28397" table:display="true" table:show-details="true"/>
                <table:data-pilot-member table:name="28400" table:display="true" table:show-details="true"/>
                <table:data-pilot-member table:name="28421" table:display="true" table:show-details="true"/>
                <table:data-pilot-member table:name="28450" table:display="true" table:show-details="true"/>
                <table:data-pilot-member table:name="28457" table:display="true" table:show-details="true"/>
                <table:data-pilot-member table:name="28465" table:display="true" table:show-details="true"/>
                <table:data-pilot-member table:name="28475" table:display="true" table:show-details="true"/>
                <table:data-pilot-member table:name="28487" table:display="true" table:show-details="true"/>
                <table:data-pilot-member table:name="28489" table:display="true" table:show-details="true"/>
                <table:data-pilot-member table:name="28508" table:display="true" table:show-details="true"/>
                <table:data-pilot-member table:name="28515" table:display="true" table:show-details="true"/>
                <table:data-pilot-member table:name="28521" table:display="true" table:show-details="true"/>
                <table:data-pilot-member table:name="28523" table:display="true" table:show-details="true"/>
                <table:data-pilot-member table:name="28531" table:display="true" table:show-details="true"/>
                <table:data-pilot-member table:name="28551" table:display="true" table:show-details="true"/>
                <table:data-pilot-member table:name="28556" table:display="true" table:show-details="true"/>
                <table:data-pilot-member table:name="28564" table:display="true" table:show-details="true"/>
                <table:data-pilot-member table:name="28568" table:display="true" table:show-details="true"/>
                <table:data-pilot-member table:name="28575" table:display="true" table:show-details="true"/>
                <table:data-pilot-member table:name="28577" table:display="true" table:show-details="true"/>
                <table:data-pilot-member table:name="28616" table:display="true" table:show-details="true"/>
                <table:data-pilot-member table:name="28617" table:display="true" table:show-details="true"/>
                <table:data-pilot-member table:name="28620" table:display="true" table:show-details="true"/>
                <table:data-pilot-member table:name="28629" table:display="true" table:show-details="true"/>
                <table:data-pilot-member table:name="28637" table:display="true" table:show-details="true"/>
                <table:data-pilot-member table:name="28638" table:display="true" table:show-details="true"/>
                <table:data-pilot-member table:name="28658" table:display="true" table:show-details="true"/>
                <table:data-pilot-member table:name="28672" table:display="true" table:show-details="true"/>
                <table:data-pilot-member table:name="28685" table:display="true" table:show-details="true"/>
                <table:data-pilot-member table:name="28686" table:display="true" table:show-details="true"/>
                <table:data-pilot-member table:name="28695" table:display="true" table:show-details="true"/>
                <table:data-pilot-member table:name="28700" table:display="true" table:show-details="true"/>
                <table:data-pilot-member table:name="28713" table:display="true" table:show-details="true"/>
                <table:data-pilot-member table:name="28715" table:display="true" table:show-details="true"/>
                <table:data-pilot-member table:name="28724" table:display="true" table:show-details="true"/>
                <table:data-pilot-member table:name="28732" table:display="true" table:show-details="true"/>
                <table:data-pilot-member table:name="28739" table:display="true" table:show-details="true"/>
                <table:data-pilot-member table:name="28742" table:display="true" table:show-details="true"/>
                <table:data-pilot-member table:name="28743" table:display="true" table:show-details="true"/>
                <table:data-pilot-member table:name="28744" table:display="true" table:show-details="true"/>
                <table:data-pilot-member table:name="28750" table:display="true" table:show-details="true"/>
                <table:data-pilot-member table:name="28755" table:display="true" table:show-details="true"/>
                <table:data-pilot-member table:name="28761" table:display="true" table:show-details="true"/>
                <table:data-pilot-member table:name="28782" table:display="true" table:show-details="true"/>
                <table:data-pilot-member table:name="28787" table:display="true" table:show-details="true"/>
                <table:data-pilot-member table:name="28790" table:display="true" table:show-details="true"/>
                <table:data-pilot-member table:name="28803" table:display="true" table:show-details="true"/>
                <table:data-pilot-member table:name="28820" table:display="true" table:show-details="true"/>
                <table:data-pilot-member table:name="28822" table:display="true" table:show-details="true"/>
                <table:data-pilot-member table:name="28835" table:display="true" table:show-details="true"/>
                <table:data-pilot-member table:name="28840" table:display="true" table:show-details="true"/>
                <table:data-pilot-member table:name="28843" table:display="true" table:show-details="true"/>
                <table:data-pilot-member table:name="28871" table:display="true" table:show-details="true"/>
                <table:data-pilot-member table:name="28881" table:display="true" table:show-details="true"/>
                <table:data-pilot-member table:name="28883" table:display="true" table:show-details="true"/>
                <table:data-pilot-member table:name="28890" table:display="true" table:show-details="true"/>
                <table:data-pilot-member table:name="28893" table:display="true" table:show-details="true"/>
                <table:data-pilot-member table:name="28897" table:display="true" table:show-details="true"/>
                <table:data-pilot-member table:name="28905" table:display="true" table:show-details="true"/>
                <table:data-pilot-member table:name="28922" table:display="true" table:show-details="true"/>
                <table:data-pilot-member table:name="28937" table:display="true" table:show-details="true"/>
                <table:data-pilot-member table:name="28942" table:display="true" table:show-details="true"/>
                <table:data-pilot-member table:name="28947" table:display="true" table:show-details="true"/>
                <table:data-pilot-member table:name="28957" table:display="true" table:show-details="true"/>
                <table:data-pilot-member table:name="28966" table:display="true" table:show-details="true"/>
                <table:data-pilot-member table:name="28968" table:display="true" table:show-details="true"/>
                <table:data-pilot-member table:name="28969" table:display="true" table:show-details="true"/>
                <table:data-pilot-member table:name="28972" table:display="true" table:show-details="true"/>
                <table:data-pilot-member table:name="28976" table:display="true" table:show-details="true"/>
                <table:data-pilot-member table:name="28981" table:display="true" table:show-details="true"/>
                <table:data-pilot-member table:name="28989" table:display="true" table:show-details="true"/>
                <table:data-pilot-member table:name="29000" table:display="true" table:show-details="true"/>
                <table:data-pilot-member table:name="29009" table:display="true" table:show-details="true"/>
                <table:data-pilot-member table:name="29010" table:display="true" table:show-details="true"/>
                <table:data-pilot-member table:name="29012" table:display="true" table:show-details="true"/>
                <table:data-pilot-member table:name="29017" table:display="true" table:show-details="true"/>
                <table:data-pilot-member table:name="29027" table:display="true" table:show-details="true"/>
                <table:data-pilot-member table:name="29044" table:display="true" table:show-details="true"/>
                <table:data-pilot-member table:name="29058" table:display="true" table:show-details="true"/>
                <table:data-pilot-member table:name="29060" table:display="true" table:show-details="true"/>
                <table:data-pilot-member table:name="29065" table:display="true" table:show-details="true"/>
                <table:data-pilot-member table:name="29072" table:display="true" table:show-details="true"/>
                <table:data-pilot-member table:name="29094" table:display="true" table:show-details="true"/>
                <table:data-pilot-member table:name="29107" table:display="true" table:show-details="true"/>
                <table:data-pilot-member table:name="29114" table:display="true" table:show-details="true"/>
                <table:data-pilot-member table:name="29132" table:display="true" table:show-details="true"/>
                <table:data-pilot-member table:name="29136" table:display="true" table:show-details="true"/>
                <table:data-pilot-member table:name="29139" table:display="true" table:show-details="true"/>
                <table:data-pilot-member table:name="29145" table:display="true" table:show-details="true"/>
                <table:data-pilot-member table:name="29146" table:display="true" table:show-details="true"/>
                <table:data-pilot-member table:name="29147" table:display="true" table:show-details="true"/>
                <table:data-pilot-member table:name="29157" table:display="true" table:show-details="true"/>
                <table:data-pilot-member table:name="29158" table:display="true" table:show-details="true"/>
                <table:data-pilot-member table:name="29163" table:display="true" table:show-details="true"/>
                <table:data-pilot-member table:name="29174" table:display="true" table:show-details="true"/>
                <table:data-pilot-member table:name="29177" table:display="true" table:show-details="true"/>
                <table:data-pilot-member table:name="29180" table:display="true" table:show-details="true"/>
                <table:data-pilot-member table:name="29192" table:display="true" table:show-details="true"/>
                <table:data-pilot-member table:name="29193" table:display="true" table:show-details="true"/>
                <table:data-pilot-member table:name="29195" table:display="true" table:show-details="true"/>
                <table:data-pilot-member table:name="29224" table:display="true" table:show-details="true"/>
                <table:data-pilot-member table:name="29230" table:display="true" table:show-details="true"/>
                <table:data-pilot-member table:name="29235" table:display="true" table:show-details="true"/>
                <table:data-pilot-member table:name="29238" table:display="true" table:show-details="true"/>
                <table:data-pilot-member table:name="29239" table:display="true" table:show-details="true"/>
                <table:data-pilot-member table:name="29273" table:display="true" table:show-details="true"/>
                <table:data-pilot-member table:name="29274" table:display="true" table:show-details="true"/>
                <table:data-pilot-member table:name="29304" table:display="true" table:show-details="true"/>
                <table:data-pilot-member table:name="29306" table:display="true" table:show-details="true"/>
                <table:data-pilot-member table:name="29311" table:display="true" table:show-details="true"/>
                <table:data-pilot-member table:name="29316" table:display="true" table:show-details="true"/>
                <table:data-pilot-member table:name="29320" table:display="true" table:show-details="true"/>
                <table:data-pilot-member table:name="29326" table:display="true" table:show-details="true"/>
                <table:data-pilot-member table:name="29332" table:display="true" table:show-details="true"/>
                <table:data-pilot-member table:name="29348" table:display="true" table:show-details="true"/>
                <table:data-pilot-member table:name="29351" table:display="true" table:show-details="true"/>
                <table:data-pilot-member table:name="29356" table:display="true" table:show-details="true"/>
                <table:data-pilot-member table:name="29359" table:display="true" table:show-details="true"/>
                <table:data-pilot-member table:name="29398" table:display="true" table:show-details="true"/>
                <table:data-pilot-member table:name="29402" table:display="true" table:show-details="true"/>
                <table:data-pilot-member table:name="29403" table:display="true" table:show-details="true"/>
                <table:data-pilot-member table:name="29430" table:display="true" table:show-details="true"/>
                <table:data-pilot-member table:name="29466" table:display="true" table:show-details="true"/>
                <table:data-pilot-member table:name="29468" table:display="true" table:show-details="true"/>
                <table:data-pilot-member table:name="29470" table:display="true" table:show-details="true"/>
                <table:data-pilot-member table:name="29477" table:display="true" table:show-details="true"/>
                <table:data-pilot-member table:name="29512" table:display="true" table:show-details="true"/>
                <table:data-pilot-member table:name="29515" table:display="true" table:show-details="true"/>
                <table:data-pilot-member table:name="29521" table:display="true" table:show-details="true"/>
                <table:data-pilot-member table:name="29524" table:display="true" table:show-details="true"/>
                <table:data-pilot-member table:name="29537" table:display="true" table:show-details="true"/>
                <table:data-pilot-member table:name="29541" table:display="true" table:show-details="true"/>
                <table:data-pilot-member table:name="29563" table:display="true" table:show-details="true"/>
                <table:data-pilot-member table:name="29566" table:display="true" table:show-details="true"/>
                <table:data-pilot-member table:name="29570" table:display="true" table:show-details="true"/>
                <table:data-pilot-member table:name="29573" table:display="true" table:show-details="true"/>
                <table:data-pilot-member table:name="29590" table:display="true" table:show-details="true"/>
                <table:data-pilot-member table:name="29604" table:display="true" table:show-details="true"/>
                <table:data-pilot-member table:name="29609" table:display="true" table:show-details="true"/>
                <table:data-pilot-member table:name="29612" table:display="true" table:show-details="true"/>
                <table:data-pilot-member table:name="29613" table:display="true" table:show-details="true"/>
                <table:data-pilot-member table:name="29614" table:display="true" table:show-details="true"/>
                <table:data-pilot-member table:name="29622" table:display="true" table:show-details="true"/>
                <table:data-pilot-member table:name="29625" table:display="true" table:show-details="true"/>
                <table:data-pilot-member table:name="29629" table:display="true" table:show-details="true"/>
                <table:data-pilot-member table:name="29631" table:display="true" table:show-details="true"/>
                <table:data-pilot-member table:name="29632" table:display="true" table:show-details="true"/>
                <table:data-pilot-member table:name="29636" table:display="true" table:show-details="true"/>
                <table:data-pilot-member table:name="29658" table:display="true" table:show-details="true"/>
                <table:data-pilot-member table:name="29687" table:display="true" table:show-details="true"/>
                <table:data-pilot-member table:name="29693" table:display="true" table:show-details="true"/>
                <table:data-pilot-member table:name="29699" table:display="true" table:show-details="true"/>
                <table:data-pilot-member table:name="29708" table:display="true" table:show-details="true"/>
                <table:data-pilot-member table:name="29716" table:display="true" table:show-details="true"/>
                <table:data-pilot-member table:name="29720" table:display="true" table:show-details="true"/>
                <table:data-pilot-member table:name="29733" table:display="true" table:show-details="true"/>
                <table:data-pilot-member table:name="29736" table:display="true" table:show-details="true"/>
                <table:data-pilot-member table:name="29748" table:display="true" table:show-details="true"/>
                <table:data-pilot-member table:name="29750" table:display="true" table:show-details="true"/>
                <table:data-pilot-member table:name="29773" table:display="true" table:show-details="true"/>
                <table:data-pilot-member table:name="29778" table:display="true" table:show-details="true"/>
                <table:data-pilot-member table:name="29779" table:display="true" table:show-details="true"/>
                <table:data-pilot-member table:name="29787" table:display="true" table:show-details="true"/>
                <table:data-pilot-member table:name="29788" table:display="true" table:show-details="true"/>
                <table:data-pilot-member table:name="29793" table:display="true" table:show-details="true"/>
                <table:data-pilot-member table:name="29801" table:display="true" table:show-details="true"/>
                <table:data-pilot-member table:name="29807" table:display="true" table:show-details="true"/>
                <table:data-pilot-member table:name="29816" table:display="true" table:show-details="true"/>
                <table:data-pilot-member table:name="29825" table:display="true" table:show-details="true"/>
                <table:data-pilot-member table:name="29830" table:display="true" table:show-details="true"/>
                <table:data-pilot-member table:name="29841" table:display="true" table:show-details="true"/>
                <table:data-pilot-member table:name="29847" table:display="true" table:show-details="true"/>
                <table:data-pilot-member table:name="29852" table:display="true" table:show-details="true"/>
                <table:data-pilot-member table:name="29856" table:display="true" table:show-details="true"/>
                <table:data-pilot-member table:name="29862" table:display="true" table:show-details="true"/>
                <table:data-pilot-member table:name="29863" table:display="true" table:show-details="true"/>
                <table:data-pilot-member table:name="29876" table:display="true" table:show-details="true"/>
                <table:data-pilot-member table:name="29882" table:display="true" table:show-details="true"/>
                <table:data-pilot-member table:name="29889" table:display="true" table:show-details="true"/>
                <table:data-pilot-member table:name="29903" table:display="true" table:show-details="true"/>
                <table:data-pilot-member table:name="29907" table:display="true" table:show-details="true"/>
                <table:data-pilot-member table:name="29932" table:display="true" table:show-details="true"/>
                <table:data-pilot-member table:name="29936" table:display="true" table:show-details="true"/>
                <table:data-pilot-member table:name="29939" table:display="true" table:show-details="true"/>
                <table:data-pilot-member table:name="29946" table:display="true" table:show-details="true"/>
                <table:data-pilot-member table:name="29959" table:display="true" table:show-details="true"/>
                <table:data-pilot-member table:name="29963" table:display="true" table:show-details="true"/>
                <table:data-pilot-member table:name="29967" table:display="true" table:show-details="true"/>
                <table:data-pilot-member table:name="29968" table:display="true" table:show-details="true"/>
                <table:data-pilot-member table:name="29981" table:display="true" table:show-details="true"/>
                <table:data-pilot-member table:name="29986" table:display="true" table:show-details="true"/>
                <table:data-pilot-member table:name="29987" table:display="true" table:show-details="true"/>
                <table:data-pilot-member table:name="30005" table:display="true" table:show-details="true"/>
                <table:data-pilot-member table:name="30032" table:display="true" table:show-details="true"/>
                <table:data-pilot-member table:name="30034" table:display="true" table:show-details="true"/>
                <table:data-pilot-member table:name="30039" table:display="true" table:show-details="true"/>
                <table:data-pilot-member table:name="30050" table:display="true" table:show-details="true"/>
                <table:data-pilot-member table:name="30053" table:display="true" table:show-details="true"/>
                <table:data-pilot-member table:name="30054" table:display="true" table:show-details="true"/>
                <table:data-pilot-member table:name="30059" table:display="true" table:show-details="true"/>
                <table:data-pilot-member table:name="30060" table:display="true" table:show-details="true"/>
                <table:data-pilot-member table:name="30073" table:display="true" table:show-details="true"/>
                <table:data-pilot-member table:name="30079" table:display="true" table:show-details="true"/>
                <table:data-pilot-member table:name="30084" table:display="true" table:show-details="true"/>
                <table:data-pilot-member table:name="30089" table:display="true" table:show-details="true"/>
                <table:data-pilot-member table:name="30117" table:display="true" table:show-details="true"/>
                <table:data-pilot-member table:name="30124" table:display="true" table:show-details="true"/>
                <table:data-pilot-member table:name="30127" table:display="true" table:show-details="true"/>
                <table:data-pilot-member table:name="30132" table:display="true" table:show-details="true"/>
                <table:data-pilot-member table:name="30154" table:display="true" table:show-details="true"/>
                <table:data-pilot-member table:name="30165" table:display="true" table:show-details="true"/>
                <table:data-pilot-member table:name="30167" table:display="true" table:show-details="true"/>
                <table:data-pilot-member table:name="30168" table:display="true" table:show-details="true"/>
                <table:data-pilot-member table:name="30172" table:display="true" table:show-details="true"/>
                <table:data-pilot-member table:name="30183" table:display="true" table:show-details="true"/>
                <table:data-pilot-member table:name="30186" table:display="true" table:show-details="true"/>
                <table:data-pilot-member table:name="30199" table:display="true" table:show-details="true"/>
                <table:data-pilot-member table:name="30203" table:display="true" table:show-details="true"/>
                <table:data-pilot-member table:name="30210" table:display="true" table:show-details="true"/>
                <table:data-pilot-member table:name="30213" table:display="true" table:show-details="true"/>
                <table:data-pilot-member table:name="30218" table:display="true" table:show-details="true"/>
                <table:data-pilot-member table:name="30230" table:display="true" table:show-details="true"/>
                <table:data-pilot-member table:name="30235" table:display="true" table:show-details="true"/>
                <table:data-pilot-member table:name="30237" table:display="true" table:show-details="true"/>
                <table:data-pilot-member table:name="30247" table:display="true" table:show-details="true"/>
                <table:data-pilot-member table:name="30263" table:display="true" table:show-details="true"/>
                <table:data-pilot-member table:name="30264" table:display="true" table:show-details="true"/>
                <table:data-pilot-member table:name="30273" table:display="true" table:show-details="true"/>
                <table:data-pilot-member table:name="30278" table:display="true" table:show-details="true"/>
                <table:data-pilot-member table:name="30302" table:display="true" table:show-details="true"/>
                <table:data-pilot-member table:name="30305" table:display="true" table:show-details="true"/>
                <table:data-pilot-member table:name="30309" table:display="true" table:show-details="true"/>
                <table:data-pilot-member table:name="30323" table:display="true" table:show-details="true"/>
                <table:data-pilot-member table:name="30329" table:display="true" table:show-details="true"/>
                <table:data-pilot-member table:name="30330" table:display="true" table:show-details="true"/>
                <table:data-pilot-member table:name="30332" table:display="true" table:show-details="true"/>
                <table:data-pilot-member table:name="30337" table:display="true" table:show-details="true"/>
                <table:data-pilot-member table:name="30343" table:display="true" table:show-details="true"/>
                <table:data-pilot-member table:name="30347" table:display="true" table:show-details="true"/>
                <table:data-pilot-member table:name="30362" table:display="true" table:show-details="true"/>
                <table:data-pilot-member table:name="30367" table:display="true" table:show-details="true"/>
                <table:data-pilot-member table:name="30370" table:display="true" table:show-details="true"/>
                <table:data-pilot-member table:name="30371" table:display="true" table:show-details="true"/>
                <table:data-pilot-member table:name="30379" table:display="true" table:show-details="true"/>
                <table:data-pilot-member table:name="30381" table:display="true" table:show-details="true"/>
                <table:data-pilot-member table:name="30382" table:display="true" table:show-details="true"/>
                <table:data-pilot-member table:name="30387" table:display="true" table:show-details="true"/>
                <table:data-pilot-member table:name="30405" table:display="true" table:show-details="true"/>
                <table:data-pilot-member table:name="30412" table:display="true" table:show-details="true"/>
                <table:data-pilot-member table:name="30418" table:display="true" table:show-details="true"/>
                <table:data-pilot-member table:name="30421" table:display="true" table:show-details="true"/>
                <table:data-pilot-member table:name="30442" table:display="true" table:show-details="true"/>
                <table:data-pilot-member table:name="30456" table:display="true" table:show-details="true"/>
                <table:data-pilot-member table:name="30459" table:display="true" table:show-details="true"/>
                <table:data-pilot-member table:name="30520" table:display="true" table:show-details="true"/>
                <table:data-pilot-member table:name="30542" table:display="true" table:show-details="true"/>
                <table:data-pilot-member table:name="30545" table:display="true" table:show-details="true"/>
                <table:data-pilot-member table:name="30568" table:display="true" table:show-details="true"/>
                <table:data-pilot-member table:name="30570" table:display="true" table:show-details="true"/>
                <table:data-pilot-member table:name="30576" table:display="true" table:show-details="true"/>
                <table:data-pilot-member table:name="30578" table:display="true" table:show-details="true"/>
                <table:data-pilot-member table:name="30582" table:display="true" table:show-details="true"/>
                <table:data-pilot-member table:name="30588" table:display="true" table:show-details="true"/>
                <table:data-pilot-member table:name="30598" table:display="true" table:show-details="true"/>
                <table:data-pilot-member table:name="30601" table:display="true" table:show-details="true"/>
                <table:data-pilot-member table:name="30608" table:display="true" table:show-details="true"/>
                <table:data-pilot-member table:name="30629" table:display="true" table:show-details="true"/>
                <table:data-pilot-member table:name="30635" table:display="true" table:show-details="true"/>
                <table:data-pilot-member table:name="30641" table:display="true" table:show-details="true"/>
                <table:data-pilot-member table:name="30644" table:display="true" table:show-details="true"/>
                <table:data-pilot-member table:name="30651" table:display="true" table:show-details="true"/>
                <table:data-pilot-member table:name="30655" table:display="true" table:show-details="true"/>
                <table:data-pilot-member table:name="30666" table:display="true" table:show-details="true"/>
                <table:data-pilot-member table:name="30669" table:display="true" table:show-details="true"/>
                <table:data-pilot-member table:name="30686" table:display="true" table:show-details="true"/>
                <table:data-pilot-member table:name="30690" table:display="true" table:show-details="true"/>
                <table:data-pilot-member table:name="30692" table:display="true" table:show-details="true"/>
                <table:data-pilot-member table:name="30694" table:display="true" table:show-details="true"/>
                <table:data-pilot-member table:name="30708" table:display="true" table:show-details="true"/>
                <table:data-pilot-member table:name="30739" table:display="true" table:show-details="true"/>
                <table:data-pilot-member table:name="30770" table:display="true" table:show-details="true"/>
                <table:data-pilot-member table:name="30792" table:display="true" table:show-details="true"/>
                <table:data-pilot-member table:name="30793" table:display="true" table:show-details="true"/>
                <table:data-pilot-member table:name="30797" table:display="true" table:show-details="true"/>
                <table:data-pilot-member table:name="30817" table:display="true" table:show-details="true"/>
                <table:data-pilot-member table:name="30835" table:display="true" table:show-details="true"/>
                <table:data-pilot-member table:name="30838" table:display="true" table:show-details="true"/>
                <table:data-pilot-member table:name="30839" table:display="true" table:show-details="true"/>
                <table:data-pilot-member table:name="30856" table:display="true" table:show-details="true"/>
                <table:data-pilot-member table:name="30863" table:display="true" table:show-details="true"/>
                <table:data-pilot-member table:name="30866" table:display="true" table:show-details="true"/>
                <table:data-pilot-member table:name="30875" table:display="true" table:show-details="true"/>
                <table:data-pilot-member table:name="30890" table:display="true" table:show-details="true"/>
                <table:data-pilot-member table:name="30895" table:display="true" table:show-details="true"/>
                <table:data-pilot-member table:name="30897" table:display="true" table:show-details="true"/>
                <table:data-pilot-member table:name="30901" table:display="true" table:show-details="true"/>
                <table:data-pilot-member table:name="30910" table:display="true" table:show-details="true"/>
                <table:data-pilot-member table:name="30912" table:display="true" table:show-details="true"/>
                <table:data-pilot-member table:name="30915" table:display="true" table:show-details="true"/>
                <table:data-pilot-member table:name="30917" table:display="true" table:show-details="true"/>
                <table:data-pilot-member table:name="30920" table:display="true" table:show-details="true"/>
                <table:data-pilot-member table:name="30927" table:display="true" table:show-details="true"/>
                <table:data-pilot-member table:name="30935" table:display="true" table:show-details="true"/>
                <table:data-pilot-member table:name="30939" table:display="true" table:show-details="true"/>
                <table:data-pilot-member table:name="30955" table:display="true" table:show-details="true"/>
                <table:data-pilot-member table:name="30964" table:display="true" table:show-details="true"/>
                <table:data-pilot-member table:name="30966" table:display="true" table:show-details="true"/>
                <table:data-pilot-member table:name="30970" table:display="true" table:show-details="true"/>
                <table:data-pilot-member table:name="30983" table:display="true" table:show-details="true"/>
                <table:data-pilot-member table:name="30986" table:display="true" table:show-details="true"/>
                <table:data-pilot-member table:name="30987" table:display="true" table:show-details="true"/>
                <table:data-pilot-member table:name="30988" table:display="true" table:show-details="true"/>
                <table:data-pilot-member table:name="30999" table:display="true" table:show-details="true"/>
                <table:data-pilot-member table:name="31020" table:display="true" table:show-details="true"/>
                <table:data-pilot-member table:name="31025" table:display="true" table:show-details="true"/>
                <table:data-pilot-member table:name="31031" table:display="true" table:show-details="true"/>
                <table:data-pilot-member table:name="31037" table:display="true" table:show-details="true"/>
                <table:data-pilot-member table:name="31038" table:display="true" table:show-details="true"/>
                <table:data-pilot-member table:name="31045" table:display="true" table:show-details="true"/>
                <table:data-pilot-member table:name="31049" table:display="true" table:show-details="true"/>
                <table:data-pilot-member table:name="31058" table:display="true" table:show-details="true"/>
                <table:data-pilot-member table:name="31067" table:display="true" table:show-details="true"/>
                <table:data-pilot-member table:name="31069" table:display="true" table:show-details="true"/>
                <table:data-pilot-member table:name="31077" table:display="true" table:show-details="true"/>
                <table:data-pilot-member table:name="31078" table:display="true" table:show-details="true"/>
                <table:data-pilot-member table:name="31079" table:display="true" table:show-details="true"/>
                <table:data-pilot-member table:name="31085" table:display="true" table:show-details="true"/>
                <table:data-pilot-member table:name="31090" table:display="true" table:show-details="true"/>
                <table:data-pilot-member table:name="31094" table:display="true" table:show-details="true"/>
                <table:data-pilot-member table:name="31097" table:display="true" table:show-details="true"/>
                <table:data-pilot-member table:name="31108" table:display="true" table:show-details="true"/>
                <table:data-pilot-member table:name="31161" table:display="true" table:show-details="true"/>
                <table:data-pilot-member table:name="31174" table:display="true" table:show-details="true"/>
                <table:data-pilot-member table:name="31176" table:display="true" table:show-details="true"/>
                <table:data-pilot-member table:name="31178" table:display="true" table:show-details="true"/>
                <table:data-pilot-member table:name="31179" table:display="true" table:show-details="true"/>
                <table:data-pilot-member table:name="31191" table:display="true" table:show-details="true"/>
                <table:data-pilot-member table:name="31204" table:display="true" table:show-details="true"/>
                <table:data-pilot-member table:name="31215" table:display="true" table:show-details="true"/>
                <table:data-pilot-member table:name="31217" table:display="true" table:show-details="true"/>
                <table:data-pilot-member table:name="31220" table:display="true" table:show-details="true"/>
                <table:data-pilot-member table:name="31222" table:display="true" table:show-details="true"/>
                <table:data-pilot-member table:name="31227" table:display="true" table:show-details="true"/>
                <table:data-pilot-member table:name="31232" table:display="true" table:show-details="true"/>
                <table:data-pilot-member table:name="31249" table:display="true" table:show-details="true"/>
                <table:data-pilot-member table:name="31269" table:display="true" table:show-details="true"/>
                <table:data-pilot-member table:name="31273" table:display="true" table:show-details="true"/>
                <table:data-pilot-member table:name="31292" table:display="true" table:show-details="true"/>
                <table:data-pilot-member table:name="31293" table:display="true" table:show-details="true"/>
                <table:data-pilot-member table:name="31303" table:display="true" table:show-details="true"/>
                <table:data-pilot-member table:name="31306" table:display="true" table:show-details="true"/>
                <table:data-pilot-member table:name="31315" table:display="true" table:show-details="true"/>
                <table:data-pilot-member table:name="31316" table:display="true" table:show-details="true"/>
                <table:data-pilot-member table:name="31326" table:display="true" table:show-details="true"/>
                <table:data-pilot-member table:name="31363" table:display="true" table:show-details="true"/>
                <table:data-pilot-member table:name="31369" table:display="true" table:show-details="true"/>
                <table:data-pilot-member table:name="31371" table:display="true" table:show-details="true"/>
                <table:data-pilot-member table:name="31372" table:display="true" table:show-details="true"/>
                <table:data-pilot-member table:name="31378" table:display="true" table:show-details="true"/>
                <table:data-pilot-member table:name="31380" table:display="true" table:show-details="true"/>
                <table:data-pilot-member table:name="31381" table:display="true" table:show-details="true"/>
                <table:data-pilot-member table:name="31387" table:display="true" table:show-details="true"/>
                <table:data-pilot-member table:name="31393" table:display="true" table:show-details="true"/>
                <table:data-pilot-member table:name="31395" table:display="true" table:show-details="true"/>
                <table:data-pilot-member table:name="31396" table:display="true" table:show-details="true"/>
                <table:data-pilot-member table:name="31402" table:display="true" table:show-details="true"/>
                <table:data-pilot-member table:name="31410" table:display="true" table:show-details="true"/>
                <table:data-pilot-member table:name="31411" table:display="true" table:show-details="true"/>
                <table:data-pilot-member table:name="31417" table:display="true" table:show-details="true"/>
                <table:data-pilot-member table:name="31419" table:display="true" table:show-details="true"/>
                <table:data-pilot-member table:name="31429" table:display="true" table:show-details="true"/>
                <table:data-pilot-member table:name="31432" table:display="true" table:show-details="true"/>
                <table:data-pilot-member table:name="31433" table:display="true" table:show-details="true"/>
                <table:data-pilot-member table:name="31441" table:display="true" table:show-details="true"/>
                <table:data-pilot-member table:name="31452" table:display="true" table:show-details="true"/>
                <table:data-pilot-member table:name="31454" table:display="true" table:show-details="true"/>
                <table:data-pilot-member table:name="31456" table:display="true" table:show-details="true"/>
                <table:data-pilot-member table:name="31485" table:display="true" table:show-details="true"/>
                <table:data-pilot-member table:name="31487" table:display="true" table:show-details="true"/>
                <table:data-pilot-member table:name="31500" table:display="true" table:show-details="true"/>
                <table:data-pilot-member table:name="31511" table:display="true" table:show-details="true"/>
                <table:data-pilot-member table:name="31515" table:display="true" table:show-details="true"/>
                <table:data-pilot-member table:name="31516" table:display="true" table:show-details="true"/>
                <table:data-pilot-member table:name="31520" table:display="true" table:show-details="true"/>
                <table:data-pilot-member table:name="31521" table:display="true" table:show-details="true"/>
                <table:data-pilot-member table:name="31522" table:display="true" table:show-details="true"/>
                <table:data-pilot-member table:name="31532" table:display="true" table:show-details="true"/>
                <table:data-pilot-member table:name="31545" table:display="true" table:show-details="true"/>
                <table:data-pilot-member table:name="31554" table:display="true" table:show-details="true"/>
                <table:data-pilot-member table:name="31560" table:display="true" table:show-details="true"/>
                <table:data-pilot-member table:name="31562" table:display="true" table:show-details="true"/>
                <table:data-pilot-member table:name="31565" table:display="true" table:show-details="true"/>
                <table:data-pilot-member table:name="31580" table:display="true" table:show-details="true"/>
                <table:data-pilot-member table:name="31588" table:display="true" table:show-details="true"/>
                <table:data-pilot-member table:name="31589" table:display="true" table:show-details="true"/>
                <table:data-pilot-member table:name="31594" table:display="true" table:show-details="true"/>
                <table:data-pilot-member table:name="31596" table:display="true" table:show-details="true"/>
                <table:data-pilot-member table:name="31611" table:display="true" table:show-details="true"/>
                <table:data-pilot-member table:name="31628" table:display="true" table:show-details="true"/>
                <table:data-pilot-member table:name="31639" table:display="true" table:show-details="true"/>
                <table:data-pilot-member table:name="31643" table:display="true" table:show-details="true"/>
                <table:data-pilot-member table:name="31645" table:display="true" table:show-details="true"/>
                <table:data-pilot-member table:name="31656" table:display="true" table:show-details="true"/>
                <table:data-pilot-member table:name="31665" table:display="true" table:show-details="true"/>
                <table:data-pilot-member table:name="31667" table:display="true" table:show-details="true"/>
                <table:data-pilot-member table:name="31673" table:display="true" table:show-details="true"/>
                <table:data-pilot-member table:name="31677" table:display="true" table:show-details="true"/>
                <table:data-pilot-member table:name="31685" table:display="true" table:show-details="true"/>
                <table:data-pilot-member table:name="31696" table:display="true" table:show-details="true"/>
                <table:data-pilot-member table:name="31711" table:display="true" table:show-details="true"/>
                <table:data-pilot-member table:name="31719" table:display="true" table:show-details="true"/>
                <table:data-pilot-member table:name="31720" table:display="true" table:show-details="true"/>
                <table:data-pilot-member table:name="31721" table:display="true" table:show-details="true"/>
                <table:data-pilot-member table:name="31741" table:display="true" table:show-details="true"/>
                <table:data-pilot-member table:name="31749" table:display="true" table:show-details="true"/>
                <table:data-pilot-member table:name="31759" table:display="true" table:show-details="true"/>
                <table:data-pilot-member table:name="31771" table:display="true" table:show-details="true"/>
                <table:data-pilot-member table:name="31772" table:display="true" table:show-details="true"/>
                <table:data-pilot-member table:name="31777" table:display="true" table:show-details="true"/>
                <table:data-pilot-member table:name="31784" table:display="true" table:show-details="true"/>
                <table:data-pilot-member table:name="31792" table:display="true" table:show-details="true"/>
                <table:data-pilot-member table:name="31794" table:display="true" table:show-details="true"/>
                <table:data-pilot-member table:name="31799" table:display="true" table:show-details="true"/>
                <table:data-pilot-member table:name="31807" table:display="true" table:show-details="true"/>
                <table:data-pilot-member table:name="31820" table:display="true" table:show-details="true"/>
                <table:data-pilot-member table:name="31832" table:display="true" table:show-details="true"/>
                <table:data-pilot-member table:name="31836" table:display="true" table:show-details="true"/>
                <table:data-pilot-member table:name="31839" table:display="true" table:show-details="true"/>
                <table:data-pilot-member table:name="31853" table:display="true" table:show-details="true"/>
                <table:data-pilot-member table:name="31854" table:display="true" table:show-details="true"/>
                <table:data-pilot-member table:name="31858" table:display="true" table:show-details="true"/>
                <table:data-pilot-member table:name="31876" table:display="true" table:show-details="true"/>
                <table:data-pilot-member table:name="31878" table:display="true" table:show-details="true"/>
                <table:data-pilot-member table:name="31879" table:display="true" table:show-details="true"/>
                <table:data-pilot-member table:name="31895" table:display="true" table:show-details="true"/>
                <table:data-pilot-member table:name="31896" table:display="true" table:show-details="true"/>
                <table:data-pilot-member table:name="31899" table:display="true" table:show-details="true"/>
                <table:data-pilot-member table:name="31901" table:display="true" table:show-details="true"/>
                <table:data-pilot-member table:name="31913" table:display="true" table:show-details="true"/>
                <table:data-pilot-member table:name="31915" table:display="true" table:show-details="true"/>
                <table:data-pilot-member table:name="31925" table:display="true" table:show-details="true"/>
                <table:data-pilot-member table:name="31927" table:display="true" table:show-details="true"/>
                <table:data-pilot-member table:name="31938" table:display="true" table:show-details="true"/>
                <table:data-pilot-member table:name="31944" table:display="true" table:show-details="true"/>
                <table:data-pilot-member table:name="31946" table:display="true" table:show-details="true"/>
                <table:data-pilot-member table:name="31967" table:display="true" table:show-details="true"/>
                <table:data-pilot-member table:name="31978" table:display="true" table:show-details="true"/>
                <table:data-pilot-member table:name="31982" table:display="true" table:show-details="true"/>
                <table:data-pilot-member table:name="31985" table:display="true" table:show-details="true"/>
                <table:data-pilot-member table:name="31987" table:display="true" table:show-details="true"/>
                <table:data-pilot-member table:name="31994" table:display="true" table:show-details="true"/>
                <table:data-pilot-member table:name="32004" table:display="true" table:show-details="true"/>
                <table:data-pilot-member table:name="32009" table:display="true" table:show-details="true"/>
                <table:data-pilot-member table:name="32010" table:display="true" table:show-details="true"/>
                <table:data-pilot-member table:name="32033" table:display="true" table:show-details="true"/>
                <table:data-pilot-member table:name="32035" table:display="true" table:show-details="true"/>
                <table:data-pilot-member table:name="32040" table:display="true" table:show-details="true"/>
                <table:data-pilot-member table:name="32043" table:display="true" table:show-details="true"/>
                <table:data-pilot-member table:name="32058" table:display="true" table:show-details="true"/>
                <table:data-pilot-member table:name="32084" table:display="true" table:show-details="true"/>
                <table:data-pilot-member table:name="32093" table:display="true" table:show-details="true"/>
                <table:data-pilot-member table:name="32122" table:display="true" table:show-details="true"/>
                <table:data-pilot-member table:name="32135" table:display="true" table:show-details="true"/>
                <table:data-pilot-member table:name="32137" table:display="true" table:show-details="true"/>
                <table:data-pilot-member table:name="32140" table:display="true" table:show-details="true"/>
                <table:data-pilot-member table:name="32149" table:display="true" table:show-details="true"/>
                <table:data-pilot-member table:name="32166" table:display="true" table:show-details="true"/>
                <table:data-pilot-member table:name="32167" table:display="true" table:show-details="true"/>
                <table:data-pilot-member table:name="32173" table:display="true" table:show-details="true"/>
                <table:data-pilot-member table:name="32177" table:display="true" table:show-details="true"/>
                <table:data-pilot-member table:name="32188" table:display="true" table:show-details="true"/>
                <table:data-pilot-member table:name="32195" table:display="true" table:show-details="true"/>
                <table:data-pilot-member table:name="32196" table:display="true" table:show-details="true"/>
                <table:data-pilot-member table:name="32207" table:display="true" table:show-details="true"/>
                <table:data-pilot-member table:name="32216" table:display="true" table:show-details="true"/>
                <table:data-pilot-member table:name="32218" table:display="true" table:show-details="true"/>
                <table:data-pilot-member table:name="32223" table:display="true" table:show-details="true"/>
                <table:data-pilot-member table:name="32266" table:display="true" table:show-details="true"/>
                <table:data-pilot-member table:name="32270" table:display="true" table:show-details="true"/>
                <table:data-pilot-member table:name="32285" table:display="true" table:show-details="true"/>
                <table:data-pilot-member table:name="32293" table:display="true" table:show-details="true"/>
                <table:data-pilot-member table:name="32297" table:display="true" table:show-details="true"/>
                <table:data-pilot-member table:name="32302" table:display="true" table:show-details="true"/>
                <table:data-pilot-member table:name="32313" table:display="true" table:show-details="true"/>
                <table:data-pilot-member table:name="32347" table:display="true" table:show-details="true"/>
                <table:data-pilot-member table:name="32348" table:display="true" table:show-details="true"/>
                <table:data-pilot-member table:name="32364" table:display="true" table:show-details="true"/>
                <table:data-pilot-member table:name="32367" table:display="true" table:show-details="true"/>
                <table:data-pilot-member table:name="32370" table:display="true" table:show-details="true"/>
                <table:data-pilot-member table:name="32374" table:display="true" table:show-details="true"/>
                <table:data-pilot-member table:name="32387" table:display="true" table:show-details="true"/>
                <table:data-pilot-member table:name="32397" table:display="true" table:show-details="true"/>
                <table:data-pilot-member table:name="32433" table:display="true" table:show-details="true"/>
                <table:data-pilot-member table:name="32441" table:display="true" table:show-details="true"/>
                <table:data-pilot-member table:name="32445" table:display="true" table:show-details="true"/>
                <table:data-pilot-member table:name="32450" table:display="true" table:show-details="true"/>
                <table:data-pilot-member table:name="32483" table:display="true" table:show-details="true"/>
                <table:data-pilot-member table:name="32485" table:display="true" table:show-details="true"/>
                <table:data-pilot-member table:name="32497" table:display="true" table:show-details="true"/>
                <table:data-pilot-member table:name="32502" table:display="true" table:show-details="true"/>
                <table:data-pilot-member table:name="32505" table:display="true" table:show-details="true"/>
                <table:data-pilot-member table:name="32508" table:display="true" table:show-details="true"/>
                <table:data-pilot-member table:name="32514" table:display="true" table:show-details="true"/>
                <table:data-pilot-member table:name="32516" table:display="true" table:show-details="true"/>
                <table:data-pilot-member table:name="32524" table:display="true" table:show-details="true"/>
                <table:data-pilot-member table:name="32543" table:display="true" table:show-details="true"/>
                <table:data-pilot-member table:name="32555" table:display="true" table:show-details="true"/>
                <table:data-pilot-member table:name="32565" table:display="true" table:show-details="true"/>
                <table:data-pilot-member table:name="32569" table:display="true" table:show-details="true"/>
                <table:data-pilot-member table:name="32572" table:display="true" table:show-details="true"/>
                <table:data-pilot-member table:name="32583" table:display="true" table:show-details="true"/>
                <table:data-pilot-member table:name="32589" table:display="true" table:show-details="true"/>
                <table:data-pilot-member table:name="32590" table:display="true" table:show-details="true"/>
                <table:data-pilot-member table:name="32593" table:display="true" table:show-details="true"/>
                <table:data-pilot-member table:name="32602" table:display="true" table:show-details="true"/>
                <table:data-pilot-member table:name="32616" table:display="true" table:show-details="true"/>
                <table:data-pilot-member table:name="32625" table:display="true" table:show-details="true"/>
                <table:data-pilot-member table:name="32656" table:display="true" table:show-details="true"/>
                <table:data-pilot-member table:name="32661" table:display="true" table:show-details="true"/>
                <table:data-pilot-member table:name="32667" table:display="true" table:show-details="true"/>
                <table:data-pilot-member table:name="32668" table:display="true" table:show-details="true"/>
                <table:data-pilot-member table:name="32669" table:display="true" table:show-details="true"/>
                <table:data-pilot-member table:name="32691" table:display="true" table:show-details="true"/>
                <table:data-pilot-member table:name="32696" table:display="true" table:show-details="true"/>
                <table:data-pilot-member table:name="32702" table:display="true" table:show-details="true"/>
                <table:data-pilot-member table:name="32704" table:display="true" table:show-details="true"/>
                <table:data-pilot-member table:name="32706" table:display="true" table:show-details="true"/>
                <table:data-pilot-member table:name="32709" table:display="true" table:show-details="true"/>
                <table:data-pilot-member table:name="32728" table:display="true" table:show-details="true"/>
                <table:data-pilot-member table:name="32729" table:display="true" table:show-details="true"/>
                <table:data-pilot-member table:name="32731" table:display="true" table:show-details="true"/>
                <table:data-pilot-member table:name="32732" table:display="true" table:show-details="true"/>
                <table:data-pilot-member table:name="32749" table:display="true" table:show-details="true"/>
                <table:data-pilot-member table:name="32752" table:display="true" table:show-details="true"/>
                <table:data-pilot-member table:name="32760" table:display="true" table:show-details="true"/>
                <table:data-pilot-member table:name="32788" table:display="true" table:show-details="true"/>
                <table:data-pilot-member table:name="32827" table:display="true" table:show-details="true"/>
                <table:data-pilot-member table:name="32832" table:display="true" table:show-details="true"/>
                <table:data-pilot-member table:name="32833" table:display="true" table:show-details="true"/>
                <table:data-pilot-member table:name="32847" table:display="true" table:show-details="true"/>
                <table:data-pilot-member table:name="32852" table:display="true" table:show-details="true"/>
                <table:data-pilot-member table:name="32853" table:display="true" table:show-details="true"/>
                <table:data-pilot-member table:name="32854" table:display="true" table:show-details="true"/>
                <table:data-pilot-member table:name="32858" table:display="true" table:show-details="true"/>
                <table:data-pilot-member table:name="32860" table:display="true" table:show-details="true"/>
                <table:data-pilot-member table:name="32863" table:display="true" table:show-details="true"/>
                <table:data-pilot-member table:name="32877" table:display="true" table:show-details="true"/>
                <table:data-pilot-member table:name="32890" table:display="true" table:show-details="true"/>
                <table:data-pilot-member table:name="32903" table:display="true" table:show-details="true"/>
                <table:data-pilot-member table:name="32919" table:display="true" table:show-details="true"/>
                <table:data-pilot-member table:name="32924" table:display="true" table:show-details="true"/>
                <table:data-pilot-member table:name="32932" table:display="true" table:show-details="true"/>
                <table:data-pilot-member table:name="32947" table:display="true" table:show-details="true"/>
                <table:data-pilot-member table:name="32949" table:display="true" table:show-details="true"/>
                <table:data-pilot-member table:name="32961" table:display="true" table:show-details="true"/>
                <table:data-pilot-member table:name="32969" table:display="true" table:show-details="true"/>
                <table:data-pilot-member table:name="32981" table:display="true" table:show-details="true"/>
                <table:data-pilot-member table:name="32985" table:display="true" table:show-details="true"/>
                <table:data-pilot-member table:name="32990" table:display="true" table:show-details="true"/>
                <table:data-pilot-member table:name="32997" table:display="true" table:show-details="true"/>
                <table:data-pilot-member table:name="33010" table:display="true" table:show-details="true"/>
                <table:data-pilot-member table:name="33014" table:display="true" table:show-details="true"/>
                <table:data-pilot-member table:name="33021" table:display="true" table:show-details="true"/>
                <table:data-pilot-member table:name="33028" table:display="true" table:show-details="true"/>
                <table:data-pilot-member table:name="33034" table:display="true" table:show-details="true"/>
                <table:data-pilot-member table:name="33048" table:display="true" table:show-details="true"/>
                <table:data-pilot-member table:name="33059" table:display="true" table:show-details="true"/>
                <table:data-pilot-member table:name="33060" table:display="true" table:show-details="true"/>
                <table:data-pilot-member table:name="33061" table:display="true" table:show-details="true"/>
                <table:data-pilot-member table:name="33063" table:display="true" table:show-details="true"/>
                <table:data-pilot-member table:name="33067" table:display="true" table:show-details="true"/>
                <table:data-pilot-member table:name="33077" table:display="true" table:show-details="true"/>
                <table:data-pilot-member table:name="33100" table:display="true" table:show-details="true"/>
                <table:data-pilot-member table:name="33101" table:display="true" table:show-details="true"/>
                <table:data-pilot-member table:name="33103" table:display="true" table:show-details="true"/>
                <table:data-pilot-member table:name="33107" table:display="true" table:show-details="true"/>
                <table:data-pilot-member table:name="33119" table:display="true" table:show-details="true"/>
                <table:data-pilot-member table:name="33124" table:display="true" table:show-details="true"/>
                <table:data-pilot-member table:name="33125" table:display="true" table:show-details="true"/>
                <table:data-pilot-member table:name="33133" table:display="true" table:show-details="true"/>
                <table:data-pilot-member table:name="33135" table:display="true" table:show-details="true"/>
                <table:data-pilot-member table:name="33138" table:display="true" table:show-details="true"/>
                <table:data-pilot-member table:name="33148" table:display="true" table:show-details="true"/>
                <table:data-pilot-member table:name="33149" table:display="true" table:show-details="true"/>
                <table:data-pilot-member table:name="33151" table:display="true" table:show-details="true"/>
                <table:data-pilot-member table:name="33152" table:display="true" table:show-details="true"/>
                <table:data-pilot-member table:name="33163" table:display="true" table:show-details="true"/>
                <table:data-pilot-member table:name="33181" table:display="true" table:show-details="true"/>
                <table:data-pilot-member table:name="33187" table:display="true" table:show-details="true"/>
                <table:data-pilot-member table:name="33197" table:display="true" table:show-details="true"/>
                <table:data-pilot-member table:name="33206" table:display="true" table:show-details="true"/>
                <table:data-pilot-member table:name="33207" table:display="true" table:show-details="true"/>
                <table:data-pilot-member table:name="33222" table:display="true" table:show-details="true"/>
                <table:data-pilot-member table:name="33224" table:display="true" table:show-details="true"/>
                <table:data-pilot-member table:name="33232" table:display="true" table:show-details="true"/>
                <table:data-pilot-member table:name="33233" table:display="true" table:show-details="true"/>
                <table:data-pilot-member table:name="33237" table:display="true" table:show-details="true"/>
                <table:data-pilot-member table:name="33239" table:display="true" table:show-details="true"/>
                <table:data-pilot-member table:name="33265" table:display="true" table:show-details="true"/>
                <table:data-pilot-member table:name="33283" table:display="true" table:show-details="true"/>
                <table:data-pilot-member table:name="33289" table:display="true" table:show-details="true"/>
                <table:data-pilot-member table:name="33293" table:display="true" table:show-details="true"/>
                <table:data-pilot-member table:name="33298" table:display="true" table:show-details="true"/>
                <table:data-pilot-member table:name="33301" table:display="true" table:show-details="true"/>
                <table:data-pilot-member table:name="33315" table:display="true" table:show-details="true"/>
                <table:data-pilot-member table:name="33324" table:display="true" table:show-details="true"/>
                <table:data-pilot-member table:name="33333" table:display="true" table:show-details="true"/>
                <table:data-pilot-member table:name="33334" table:display="true" table:show-details="true"/>
                <table:data-pilot-member table:name="33339" table:display="true" table:show-details="true"/>
                <table:data-pilot-member table:name="33351" table:display="true" table:show-details="true"/>
                <table:data-pilot-member table:name="33355" table:display="true" table:show-details="true"/>
                <table:data-pilot-member table:name="33362" table:display="true" table:show-details="true"/>
                <table:data-pilot-member table:name="33373" table:display="true" table:show-details="true"/>
                <table:data-pilot-member table:name="33377" table:display="true" table:show-details="true"/>
                <table:data-pilot-member table:name="33380" table:display="true" table:show-details="true"/>
                <table:data-pilot-member table:name="33388" table:display="true" table:show-details="true"/>
                <table:data-pilot-member table:name="33397" table:display="true" table:show-details="true"/>
                <table:data-pilot-member table:name="33407" table:display="true" table:show-details="true"/>
                <table:data-pilot-member table:name="33409" table:display="true" table:show-details="true"/>
                <table:data-pilot-member table:name="33413" table:display="true" table:show-details="true"/>
                <table:data-pilot-member table:name="33416" table:display="true" table:show-details="true"/>
                <table:data-pilot-member table:name="33420" table:display="true" table:show-details="true"/>
                <table:data-pilot-member table:name="33445" table:display="true" table:show-details="true"/>
                <table:data-pilot-member table:name="33462" table:display="true" table:show-details="true"/>
                <table:data-pilot-member table:name="33481" table:display="true" table:show-details="true"/>
                <table:data-pilot-member table:name="33487" table:display="true" table:show-details="true"/>
                <table:data-pilot-member table:name="33490" table:display="true" table:show-details="true"/>
                <table:data-pilot-member table:name="33532" table:display="true" table:show-details="true"/>
                <table:data-pilot-member table:name="33545" table:display="true" table:show-details="true"/>
                <table:data-pilot-member table:name="33554" table:display="true" table:show-details="true"/>
                <table:data-pilot-member table:name="33557" table:display="true" table:show-details="true"/>
                <table:data-pilot-member table:name="33573" table:display="true" table:show-details="true"/>
                <table:data-pilot-member table:name="33582" table:display="true" table:show-details="true"/>
                <table:data-pilot-member table:name="33586" table:display="true" table:show-details="true"/>
                <table:data-pilot-member table:name="33599" table:display="true" table:show-details="true"/>
                <table:data-pilot-member table:name="33601" table:display="true" table:show-details="true"/>
                <table:data-pilot-member table:name="33606" table:display="true" table:show-details="true"/>
                <table:data-pilot-member table:name="33626" table:display="true" table:show-details="true"/>
                <table:data-pilot-member table:name="33630" table:display="true" table:show-details="true"/>
                <table:data-pilot-member table:name="33643" table:display="true" table:show-details="true"/>
                <table:data-pilot-member table:name="33644" table:display="true" table:show-details="true"/>
                <table:data-pilot-member table:name="33648" table:display="true" table:show-details="true"/>
                <table:data-pilot-member table:name="33652" table:display="true" table:show-details="true"/>
                <table:data-pilot-member table:name="33654" table:display="true" table:show-details="true"/>
                <table:data-pilot-member table:name="33656" table:display="true" table:show-details="true"/>
                <table:data-pilot-member table:name="33660" table:display="true" table:show-details="true"/>
                <table:data-pilot-member table:name="33666" table:display="true" table:show-details="true"/>
                <table:data-pilot-member table:name="33674" table:display="true" table:show-details="true"/>
                <table:data-pilot-member table:name="33680" table:display="true" table:show-details="true"/>
                <table:data-pilot-member table:name="33684" table:display="true" table:show-details="true"/>
                <table:data-pilot-member table:name="33687" table:display="true" table:show-details="true"/>
                <table:data-pilot-member table:name="33692" table:display="true" table:show-details="true"/>
                <table:data-pilot-member table:name="33696" table:display="true" table:show-details="true"/>
                <table:data-pilot-member table:name="33705" table:display="true" table:show-details="true"/>
                <table:data-pilot-member table:name="33716" table:display="true" table:show-details="true"/>
                <table:data-pilot-member table:name="33756" table:display="true" table:show-details="true"/>
                <table:data-pilot-member table:name="33763" table:display="true" table:show-details="true"/>
                <table:data-pilot-member table:name="33764" table:display="true" table:show-details="true"/>
                <table:data-pilot-member table:name="33767" table:display="true" table:show-details="true"/>
                <table:data-pilot-member table:name="33779" table:display="true" table:show-details="true"/>
                <table:data-pilot-member table:name="33781" table:display="true" table:show-details="true"/>
                <table:data-pilot-member table:name="33783" table:display="true" table:show-details="true"/>
                <table:data-pilot-member table:name="33786" table:display="true" table:show-details="true"/>
                <table:data-pilot-member table:name="33791" table:display="true" table:show-details="true"/>
                <table:data-pilot-member table:name="33815" table:display="true" table:show-details="true"/>
                <table:data-pilot-member table:name="33827" table:display="true" table:show-details="true"/>
                <table:data-pilot-member table:name="33828" table:display="true" table:show-details="true"/>
                <table:data-pilot-member table:name="33832" table:display="true" table:show-details="true"/>
                <table:data-pilot-member table:name="33838" table:display="true" table:show-details="true"/>
                <table:data-pilot-member table:name="33839" table:display="true" table:show-details="true"/>
                <table:data-pilot-member table:name="33853" table:display="true" table:show-details="true"/>
                <table:data-pilot-member table:name="33866" table:display="true" table:show-details="true"/>
                <table:data-pilot-member table:name="33884" table:display="true" table:show-details="true"/>
                <table:data-pilot-member table:name="33888" table:display="true" table:show-details="true"/>
                <table:data-pilot-member table:name="33897" table:display="true" table:show-details="true"/>
                <table:data-pilot-member table:name="33900" table:display="true" table:show-details="true"/>
                <table:data-pilot-member table:name="33901" table:display="true" table:show-details="true"/>
                <table:data-pilot-member table:name="33908" table:display="true" table:show-details="true"/>
                <table:data-pilot-member table:name="33911" table:display="true" table:show-details="true"/>
                <table:data-pilot-member table:name="33926" table:display="true" table:show-details="true"/>
                <table:data-pilot-member table:name="33930" table:display="true" table:show-details="true"/>
                <table:data-pilot-member table:name="33938" table:display="true" table:show-details="true"/>
                <table:data-pilot-member table:name="33941" table:display="true" table:show-details="true"/>
                <table:data-pilot-member table:name="33944" table:display="true" table:show-details="true"/>
                <table:data-pilot-member table:name="33957" table:display="true" table:show-details="true"/>
                <table:data-pilot-member table:name="33968" table:display="true" table:show-details="true"/>
                <table:data-pilot-member table:name="33972" table:display="true" table:show-details="true"/>
                <table:data-pilot-member table:name="33978" table:display="true" table:show-details="true"/>
                <table:data-pilot-member table:name="33979" table:display="true" table:show-details="true"/>
                <table:data-pilot-member table:name="33989" table:display="true" table:show-details="true"/>
                <table:data-pilot-member table:name="33992" table:display="true" table:show-details="true"/>
                <table:data-pilot-member table:name="34000" table:display="true" table:show-details="true"/>
                <table:data-pilot-member table:name="34003" table:display="true" table:show-details="true"/>
                <table:data-pilot-member table:name="34004" table:display="true" table:show-details="true"/>
                <table:data-pilot-member table:name="34017" table:display="true" table:show-details="true"/>
                <table:data-pilot-member table:name="34018" table:display="true" table:show-details="true"/>
                <table:data-pilot-member table:name="34019" table:display="true" table:show-details="true"/>
                <table:data-pilot-member table:name="34020" table:display="true" table:show-details="true"/>
                <table:data-pilot-member table:name="34049" table:display="true" table:show-details="true"/>
                <table:data-pilot-member table:name="34052" table:display="true" table:show-details="true"/>
                <table:data-pilot-member table:name="34083" table:display="true" table:show-details="true"/>
                <table:data-pilot-member table:name="34084" table:display="true" table:show-details="true"/>
                <table:data-pilot-member table:name="34094" table:display="true" table:show-details="true"/>
                <table:data-pilot-member table:name="34105" table:display="true" table:show-details="true"/>
                <table:data-pilot-member table:name="34107" table:display="true" table:show-details="true"/>
                <table:data-pilot-member table:name="34138" table:display="true" table:show-details="true"/>
                <table:data-pilot-member table:name="34140" table:display="true" table:show-details="true"/>
                <table:data-pilot-member table:name="34148" table:display="true" table:show-details="true"/>
                <table:data-pilot-member table:name="34157" table:display="true" table:show-details="true"/>
                <table:data-pilot-member table:name="34172" table:display="true" table:show-details="true"/>
                <table:data-pilot-member table:name="34200" table:display="true" table:show-details="true"/>
                <table:data-pilot-member table:name="34204" table:display="true" table:show-details="true"/>
                <table:data-pilot-member table:name="34235" table:display="true" table:show-details="true"/>
                <table:data-pilot-member table:name="34238" table:display="true" table:show-details="true"/>
                <table:data-pilot-member table:name="34240" table:display="true" table:show-details="true"/>
                <table:data-pilot-member table:name="34243" table:display="true" table:show-details="true"/>
                <table:data-pilot-member table:name="34254" table:display="true" table:show-details="true"/>
                <table:data-pilot-member table:name="34261" table:display="true" table:show-details="true"/>
                <table:data-pilot-member table:name="34262" table:display="true" table:show-details="true"/>
                <table:data-pilot-member table:name="34270" table:display="true" table:show-details="true"/>
                <table:data-pilot-member table:name="34297" table:display="true" table:show-details="true"/>
                <table:data-pilot-member table:name="34309" table:display="true" table:show-details="true"/>
                <table:data-pilot-member table:name="34317" table:display="true" table:show-details="true"/>
                <table:data-pilot-member table:name="34318" table:display="true" table:show-details="true"/>
                <table:data-pilot-member table:name="34324" table:display="true" table:show-details="true"/>
                <table:data-pilot-member table:name="34326" table:display="true" table:show-details="true"/>
                <table:data-pilot-member table:name="34347" table:display="true" table:show-details="true"/>
                <table:data-pilot-member table:name="34353" table:display="true" table:show-details="true"/>
                <table:data-pilot-member table:name="34356" table:display="true" table:show-details="true"/>
                <table:data-pilot-member table:name="34358" table:display="true" table:show-details="true"/>
                <table:data-pilot-member table:name="34372" table:display="true" table:show-details="true"/>
                <table:data-pilot-member table:name="34374" table:display="true" table:show-details="true"/>
                <table:data-pilot-member table:name="34381" table:display="true" table:show-details="true"/>
                <table:data-pilot-member table:name="34386" table:display="true" table:show-details="true"/>
                <table:data-pilot-member table:name="34388" table:display="true" table:show-details="true"/>
                <table:data-pilot-member table:name="34395" table:display="true" table:show-details="true"/>
                <table:data-pilot-member table:name="34406" table:display="true" table:show-details="true"/>
                <table:data-pilot-member table:name="34424" table:display="true" table:show-details="true"/>
                <table:data-pilot-member table:name="34439" table:display="true" table:show-details="true"/>
                <table:data-pilot-member table:name="34443" table:display="true" table:show-details="true"/>
                <table:data-pilot-member table:name="34444" table:display="true" table:show-details="true"/>
                <table:data-pilot-member table:name="34449" table:display="true" table:show-details="true"/>
                <table:data-pilot-member table:name="34450" table:display="true" table:show-details="true"/>
                <table:data-pilot-member table:name="34453" table:display="true" table:show-details="true"/>
                <table:data-pilot-member table:name="34460" table:display="true" table:show-details="true"/>
                <table:data-pilot-member table:name="34471" table:display="true" table:show-details="true"/>
                <table:data-pilot-member table:name="34504" table:display="true" table:show-details="true"/>
                <table:data-pilot-member table:name="34510" table:display="true" table:show-details="true"/>
                <table:data-pilot-member table:name="34511" table:display="true" table:show-details="true"/>
                <table:data-pilot-member table:name="34531" table:display="true" table:show-details="true"/>
                <table:data-pilot-member table:name="34541" table:display="true" table:show-details="true"/>
                <table:data-pilot-member table:name="34545" table:display="true" table:show-details="true"/>
                <table:data-pilot-member table:name="34546" table:display="true" table:show-details="true"/>
                <table:data-pilot-member table:name="34575" table:display="true" table:show-details="true"/>
                <table:data-pilot-member table:name="34577" table:display="true" table:show-details="true"/>
                <table:data-pilot-member table:name="34580" table:display="true" table:show-details="true"/>
                <table:data-pilot-member table:name="34582" table:display="true" table:show-details="true"/>
                <table:data-pilot-member table:name="34588" table:display="true" table:show-details="true"/>
                <table:data-pilot-member table:name="34593" table:display="true" table:show-details="true"/>
                <table:data-pilot-member table:name="34605" table:display="true" table:show-details="true"/>
                <table:data-pilot-member table:name="34613" table:display="true" table:show-details="true"/>
                <table:data-pilot-member table:name="34615" table:display="true" table:show-details="true"/>
                <table:data-pilot-member table:name="34616" table:display="true" table:show-details="true"/>
                <table:data-pilot-member table:name="34618" table:display="true" table:show-details="true"/>
                <table:data-pilot-member table:name="34646" table:display="true" table:show-details="true"/>
                <table:data-pilot-member table:name="34658" table:display="true" table:show-details="true"/>
                <table:data-pilot-member table:name="34659" table:display="true" table:show-details="true"/>
                <table:data-pilot-member table:name="34668" table:display="true" table:show-details="true"/>
                <table:data-pilot-member table:name="34670" table:display="true" table:show-details="true"/>
                <table:data-pilot-member table:name="34678" table:display="true" table:show-details="true"/>
                <table:data-pilot-member table:name="34679" table:display="true" table:show-details="true"/>
                <table:data-pilot-member table:name="34682" table:display="true" table:show-details="true"/>
                <table:data-pilot-member table:name="34687" table:display="true" table:show-details="true"/>
                <table:data-pilot-member table:name="34688" table:display="true" table:show-details="true"/>
                <table:data-pilot-member table:name="34697" table:display="true" table:show-details="true"/>
                <table:data-pilot-member table:name="34714" table:display="true" table:show-details="true"/>
                <table:data-pilot-member table:name="34721" table:display="true" table:show-details="true"/>
                <table:data-pilot-member table:name="34728" table:display="true" table:show-details="true"/>
                <table:data-pilot-member table:name="34734" table:display="true" table:show-details="true"/>
                <table:data-pilot-member table:name="34736" table:display="true" table:show-details="true"/>
                <table:data-pilot-member table:name="34741" table:display="true" table:show-details="true"/>
                <table:data-pilot-member table:name="34751" table:display="true" table:show-details="true"/>
                <table:data-pilot-member table:name="34760" table:display="true" table:show-details="true"/>
                <table:data-pilot-member table:name="34767" table:display="true" table:show-details="true"/>
                <table:data-pilot-member table:name="34772" table:display="true" table:show-details="true"/>
                <table:data-pilot-member table:name="34777" table:display="true" table:show-details="true"/>
                <table:data-pilot-member table:name="34780" table:display="true" table:show-details="true"/>
                <table:data-pilot-member table:name="34782" table:display="true" table:show-details="true"/>
                <table:data-pilot-member table:name="34784" table:display="true" table:show-details="true"/>
                <table:data-pilot-member table:name="34787" table:display="true" table:show-details="true"/>
                <table:data-pilot-member table:name="34801" table:display="true" table:show-details="true"/>
                <table:data-pilot-member table:name="34822" table:display="true" table:show-details="true"/>
                <table:data-pilot-member table:name="34823" table:display="true" table:show-details="true"/>
                <table:data-pilot-member table:name="34828" table:display="true" table:show-details="true"/>
                <table:data-pilot-member table:name="34834" table:display="true" table:show-details="true"/>
                <table:data-pilot-member table:name="34835" table:display="true" table:show-details="true"/>
                <table:data-pilot-member table:name="34849" table:display="true" table:show-details="true"/>
                <table:data-pilot-member table:name="34850" table:display="true" table:show-details="true"/>
                <table:data-pilot-member table:name="34856" table:display="true" table:show-details="true"/>
                <table:data-pilot-member table:name="34865" table:display="true" table:show-details="true"/>
                <table:data-pilot-member table:name="34875" table:display="true" table:show-details="true"/>
                <table:data-pilot-member table:name="34884" table:display="true" table:show-details="true"/>
                <table:data-pilot-member table:name="34885" table:display="true" table:show-details="true"/>
                <table:data-pilot-member table:name="34893" table:display="true" table:show-details="true"/>
                <table:data-pilot-member table:name="34905" table:display="true" table:show-details="true"/>
                <table:data-pilot-member table:name="34911" table:display="true" table:show-details="true"/>
                <table:data-pilot-member table:name="34921" table:display="true" table:show-details="true"/>
                <table:data-pilot-member table:name="34926" table:display="true" table:show-details="true"/>
                <table:data-pilot-member table:name="34930" table:display="true" table:show-details="true"/>
                <table:data-pilot-member table:name="34932" table:display="true" table:show-details="true"/>
                <table:data-pilot-member table:name="34935" table:display="true" table:show-details="true"/>
                <table:data-pilot-member table:name="34941" table:display="true" table:show-details="true"/>
                <table:data-pilot-member table:name="34966" table:display="true" table:show-details="true"/>
                <table:data-pilot-member table:name="34973" table:display="true" table:show-details="true"/>
                <table:data-pilot-member table:name="34974" table:display="true" table:show-details="true"/>
                <table:data-pilot-member table:name="34976" table:display="true" table:show-details="true"/>
                <table:data-pilot-member table:name="35001" table:display="true" table:show-details="true"/>
                <table:data-pilot-member table:name="35009" table:display="true" table:show-details="true"/>
                <table:data-pilot-member table:name="35011" table:display="true" table:show-details="true"/>
                <table:data-pilot-member table:name="35026" table:display="true" table:show-details="true"/>
                <table:data-pilot-member table:name="35035" table:display="true" table:show-details="true"/>
                <table:data-pilot-member table:name="35038" table:display="true" table:show-details="true"/>
                <table:data-pilot-member table:name="35046" table:display="true" table:show-details="true"/>
                <table:data-pilot-member table:name="35051" table:display="true" table:show-details="true"/>
                <table:data-pilot-member table:name="35060" table:display="true" table:show-details="true"/>
                <table:data-pilot-member table:name="35074" table:display="true" table:show-details="true"/>
                <table:data-pilot-member table:name="35082" table:display="true" table:show-details="true"/>
                <table:data-pilot-member table:name="35097" table:display="true" table:show-details="true"/>
                <table:data-pilot-member table:name="35100" table:display="true" table:show-details="true"/>
                <table:data-pilot-member table:name="35107" table:display="true" table:show-details="true"/>
                <table:data-pilot-member table:name="35123" table:display="true" table:show-details="true"/>
                <table:data-pilot-member table:name="35142" table:display="true" table:show-details="true"/>
                <table:data-pilot-member table:name="35150" table:display="true" table:show-details="true"/>
                <table:data-pilot-member table:name="35151" table:display="true" table:show-details="true"/>
                <table:data-pilot-member table:name="35153" table:display="true" table:show-details="true"/>
                <table:data-pilot-member table:name="35162" table:display="true" table:show-details="true"/>
                <table:data-pilot-member table:name="35163" table:display="true" table:show-details="true"/>
                <table:data-pilot-member table:name="35167" table:display="true" table:show-details="true"/>
                <table:data-pilot-member table:name="35170" table:display="true" table:show-details="true"/>
                <table:data-pilot-member table:name="35180" table:display="true" table:show-details="true"/>
                <table:data-pilot-member table:name="35188" table:display="true" table:show-details="true"/>
                <table:data-pilot-member table:name="35194" table:display="true" table:show-details="true"/>
                <table:data-pilot-member table:name="35197" table:display="true" table:show-details="true"/>
                <table:data-pilot-member table:name="35201" table:display="true" table:show-details="true"/>
                <table:data-pilot-member table:name="35217" table:display="true" table:show-details="true"/>
                <table:data-pilot-member table:name="35226" table:display="true" table:show-details="true"/>
                <table:data-pilot-member table:name="35227" table:display="true" table:show-details="true"/>
                <table:data-pilot-member table:name="35229" table:display="true" table:show-details="true"/>
                <table:data-pilot-member table:name="35234" table:display="true" table:show-details="true"/>
                <table:data-pilot-member table:name="35239" table:display="true" table:show-details="true"/>
                <table:data-pilot-member table:name="35243" table:display="true" table:show-details="true"/>
                <table:data-pilot-member table:name="35253" table:display="true" table:show-details="true"/>
                <table:data-pilot-member table:name="35265" table:display="true" table:show-details="true"/>
                <table:data-pilot-member table:name="35268" table:display="true" table:show-details="true"/>
                <table:data-pilot-member table:name="35273" table:display="true" table:show-details="true"/>
                <table:data-pilot-member table:name="35284" table:display="true" table:show-details="true"/>
                <table:data-pilot-member table:name="35292" table:display="true" table:show-details="true"/>
                <table:data-pilot-member table:name="35304" table:display="true" table:show-details="true"/>
                <table:data-pilot-member table:name="35313" table:display="true" table:show-details="true"/>
                <table:data-pilot-member table:name="35321" table:display="true" table:show-details="true"/>
                <table:data-pilot-member table:name="35326" table:display="true" table:show-details="true"/>
                <table:data-pilot-member table:name="35327" table:display="true" table:show-details="true"/>
                <table:data-pilot-member table:name="35332" table:display="true" table:show-details="true"/>
                <table:data-pilot-member table:name="35340" table:display="true" table:show-details="true"/>
                <table:data-pilot-member table:name="35351" table:display="true" table:show-details="true"/>
                <table:data-pilot-member table:name="35360" table:display="true" table:show-details="true"/>
                <table:data-pilot-member table:name="35362" table:display="true" table:show-details="true"/>
                <table:data-pilot-member table:name="35372" table:display="true" table:show-details="true"/>
                <table:data-pilot-member table:name="35375" table:display="true" table:show-details="true"/>
                <table:data-pilot-member table:name="35402" table:display="true" table:show-details="true"/>
                <table:data-pilot-member table:name="35411" table:display="true" table:show-details="true"/>
                <table:data-pilot-member table:name="35413" table:display="true" table:show-details="true"/>
                <table:data-pilot-member table:name="35424" table:display="true" table:show-details="true"/>
                <table:data-pilot-member table:name="35430" table:display="true" table:show-details="true"/>
                <table:data-pilot-member table:name="35433" table:display="true" table:show-details="true"/>
                <table:data-pilot-member table:name="35447" table:display="true" table:show-details="true"/>
                <table:data-pilot-member table:name="35458" table:display="true" table:show-details="true"/>
                <table:data-pilot-member table:name="35464" table:display="true" table:show-details="true"/>
                <table:data-pilot-member table:name="35472" table:display="true" table:show-details="true"/>
                <table:data-pilot-member table:name="35478" table:display="true" table:show-details="true"/>
                <table:data-pilot-member table:name="35487" table:display="true" table:show-details="true"/>
                <table:data-pilot-member table:name="35497" table:display="true" table:show-details="true"/>
                <table:data-pilot-member table:name="35513" table:display="true" table:show-details="true"/>
                <table:data-pilot-member table:name="35514" table:display="true" table:show-details="true"/>
                <table:data-pilot-member table:name="35521" table:display="true" table:show-details="true"/>
                <table:data-pilot-member table:name="35522" table:display="true" table:show-details="true"/>
                <table:data-pilot-member table:name="35525" table:display="true" table:show-details="true"/>
                <table:data-pilot-member table:name="35528" table:display="true" table:show-details="true"/>
                <table:data-pilot-member table:name="35540" table:display="true" table:show-details="true"/>
                <table:data-pilot-member table:name="35542" table:display="true" table:show-details="true"/>
                <table:data-pilot-member table:name="35550" table:display="true" table:show-details="true"/>
                <table:data-pilot-member table:name="35561" table:display="true" table:show-details="true"/>
                <table:data-pilot-member table:name="35609" table:display="true" table:show-details="true"/>
                <table:data-pilot-member table:name="35617" table:display="true" table:show-details="true"/>
                <table:data-pilot-member table:name="35629" table:display="true" table:show-details="true"/>
                <table:data-pilot-member table:name="35631" table:display="true" table:show-details="true"/>
                <table:data-pilot-member table:name="35653" table:display="true" table:show-details="true"/>
                <table:data-pilot-member table:name="35667" table:display="true" table:show-details="true"/>
                <table:data-pilot-member table:name="35672" table:display="true" table:show-details="true"/>
                <table:data-pilot-member table:name="35688" table:display="true" table:show-details="true"/>
                <table:data-pilot-member table:name="35693" table:display="true" table:show-details="true"/>
                <table:data-pilot-member table:name="35708" table:display="true" table:show-details="true"/>
                <table:data-pilot-member table:name="35724" table:display="true" table:show-details="true"/>
                <table:data-pilot-member table:name="35728" table:display="true" table:show-details="true"/>
                <table:data-pilot-member table:name="35734" table:display="true" table:show-details="true"/>
                <table:data-pilot-member table:name="35744" table:display="true" table:show-details="true"/>
                <table:data-pilot-member table:name="35745" table:display="true" table:show-details="true"/>
                <table:data-pilot-member table:name="35749" table:display="true" table:show-details="true"/>
                <table:data-pilot-member table:name="35752" table:display="true" table:show-details="true"/>
                <table:data-pilot-member table:name="35754" table:display="true" table:show-details="true"/>
                <table:data-pilot-member table:name="35775" table:display="true" table:show-details="true"/>
                <table:data-pilot-member table:name="35781" table:display="true" table:show-details="true"/>
                <table:data-pilot-member table:name="35789" table:display="true" table:show-details="true"/>
                <table:data-pilot-member table:name="35797" table:display="true" table:show-details="true"/>
                <table:data-pilot-member table:name="35823" table:display="true" table:show-details="true"/>
                <table:data-pilot-member table:name="35869" table:display="true" table:show-details="true"/>
                <table:data-pilot-member table:name="35880" table:display="true" table:show-details="true"/>
                <table:data-pilot-member table:name="35893" table:display="true" table:show-details="true"/>
                <table:data-pilot-member table:name="35895" table:display="true" table:show-details="true"/>
                <table:data-pilot-member table:name="35901" table:display="true" table:show-details="true"/>
                <table:data-pilot-member table:name="35908" table:display="true" table:show-details="true"/>
                <table:data-pilot-member table:name="35911" table:display="true" table:show-details="true"/>
                <table:data-pilot-member table:name="35920" table:display="true" table:show-details="true"/>
                <table:data-pilot-member table:name="35924" table:display="true" table:show-details="true"/>
                <table:data-pilot-member table:name="35934" table:display="true" table:show-details="true"/>
                <table:data-pilot-member table:name="35935" table:display="true" table:show-details="true"/>
                <table:data-pilot-member table:name="35939" table:display="true" table:show-details="true"/>
                <table:data-pilot-member table:name="35944" table:display="true" table:show-details="true"/>
                <table:data-pilot-member table:name="35946" table:display="true" table:show-details="true"/>
                <table:data-pilot-member table:name="35965" table:display="true" table:show-details="true"/>
                <table:data-pilot-member table:name="35977" table:display="true" table:show-details="true"/>
                <table:data-pilot-member table:name="35981" table:display="true" table:show-details="true"/>
                <table:data-pilot-member table:name="36000" table:display="true" table:show-details="true"/>
                <table:data-pilot-member table:name="36014" table:display="true" table:show-details="true"/>
                <table:data-pilot-member table:name="36023" table:display="true" table:show-details="true"/>
                <table:data-pilot-member table:name="36034" table:display="true" table:show-details="true"/>
                <table:data-pilot-member table:name="36039" table:display="true" table:show-details="true"/>
                <table:data-pilot-member table:name="36048" table:display="true" table:show-details="true"/>
                <table:data-pilot-member table:name="36051" table:display="true" table:show-details="true"/>
                <table:data-pilot-member table:name="36053" table:display="true" table:show-details="true"/>
                <table:data-pilot-member table:name="36054" table:display="true" table:show-details="true"/>
                <table:data-pilot-member table:name="36063" table:display="true" table:show-details="true"/>
                <table:data-pilot-member table:name="36068" table:display="true" table:show-details="true"/>
                <table:data-pilot-member table:name="36070" table:display="true" table:show-details="true"/>
                <table:data-pilot-member table:name="36073" table:display="true" table:show-details="true"/>
                <table:data-pilot-member table:name="36082" table:display="true" table:show-details="true"/>
                <table:data-pilot-member table:name="36101" table:display="true" table:show-details="true"/>
                <table:data-pilot-member table:name="36103" table:display="true" table:show-details="true"/>
                <table:data-pilot-member table:name="36116" table:display="true" table:show-details="true"/>
                <table:data-pilot-member table:name="36126" table:display="true" table:show-details="true"/>
                <table:data-pilot-member table:name="36130" table:display="true" table:show-details="true"/>
                <table:data-pilot-member table:name="36133" table:display="true" table:show-details="true"/>
                <table:data-pilot-member table:name="36136" table:display="true" table:show-details="true"/>
                <table:data-pilot-member table:name="36143" table:display="true" table:show-details="true"/>
                <table:data-pilot-member table:name="36148" table:display="true" table:show-details="true"/>
                <table:data-pilot-member table:name="36156" table:display="true" table:show-details="true"/>
                <table:data-pilot-member table:name="36164" table:display="true" table:show-details="true"/>
                <table:data-pilot-member table:name="36198" table:display="true" table:show-details="true"/>
                <table:data-pilot-member table:name="36203" table:display="true" table:show-details="true"/>
                <table:data-pilot-member table:name="36206" table:display="true" table:show-details="true"/>
                <table:data-pilot-member table:name="36209" table:display="true" table:show-details="true"/>
                <table:data-pilot-member table:name="36212" table:display="true" table:show-details="true"/>
                <table:data-pilot-member table:name="36214" table:display="true" table:show-details="true"/>
                <table:data-pilot-member table:name="36230" table:display="true" table:show-details="true"/>
                <table:data-pilot-member table:name="36238" table:display="true" table:show-details="true"/>
                <table:data-pilot-member table:name="36239" table:display="true" table:show-details="true"/>
                <table:data-pilot-member table:name="36254" table:display="true" table:show-details="true"/>
                <table:data-pilot-member table:name="36257" table:display="true" table:show-details="true"/>
                <table:data-pilot-member table:name="36273" table:display="true" table:show-details="true"/>
                <table:data-pilot-member table:name="36287" table:display="true" table:show-details="true"/>
                <table:data-pilot-member table:name="36289" table:display="true" table:show-details="true"/>
                <table:data-pilot-member table:name="36292" table:display="true" table:show-details="true"/>
                <table:data-pilot-member table:name="36298" table:display="true" table:show-details="true"/>
                <table:data-pilot-member table:name="36302" table:display="true" table:show-details="true"/>
                <table:data-pilot-member table:name="36309" table:display="true" table:show-details="true"/>
                <table:data-pilot-member table:name="36312" table:display="true" table:show-details="true"/>
                <table:data-pilot-member table:name="36318" table:display="true" table:show-details="true"/>
                <table:data-pilot-member table:name="36319" table:display="true" table:show-details="true"/>
                <table:data-pilot-member table:name="36368" table:display="true" table:show-details="true"/>
                <table:data-pilot-member table:name="36380" table:display="true" table:show-details="true"/>
                <table:data-pilot-member table:name="36393" table:display="true" table:show-details="true"/>
                <table:data-pilot-member table:name="36403" table:display="true" table:show-details="true"/>
                <table:data-pilot-member table:name="36414" table:display="true" table:show-details="true"/>
                <table:data-pilot-member table:name="36416" table:display="true" table:show-details="true"/>
                <table:data-pilot-member table:name="36420" table:display="true" table:show-details="true"/>
                <table:data-pilot-member table:name="36426" table:display="true" table:show-details="true"/>
                <table:data-pilot-member table:name="36428" table:display="true" table:show-details="true"/>
                <table:data-pilot-member table:name="36444" table:display="true" table:show-details="true"/>
                <table:data-pilot-member table:name="36465" table:display="true" table:show-details="true"/>
                <table:data-pilot-member table:name="36479" table:display="true" table:show-details="true"/>
                <table:data-pilot-member table:name="36494" table:display="true" table:show-details="true"/>
                <table:data-pilot-member table:name="36516" table:display="true" table:show-details="true"/>
                <table:data-pilot-member table:name="36520" table:display="true" table:show-details="true"/>
                <table:data-pilot-member table:name="36524" table:display="true" table:show-details="true"/>
                <table:data-pilot-member table:name="36527" table:display="true" table:show-details="true"/>
                <table:data-pilot-member table:name="36528" table:display="true" table:show-details="true"/>
                <table:data-pilot-member table:name="36535" table:display="true" table:show-details="true"/>
                <table:data-pilot-member table:name="36537" table:display="true" table:show-details="true"/>
                <table:data-pilot-member table:name="36543" table:display="true" table:show-details="true"/>
                <table:data-pilot-member table:name="36561" table:display="true" table:show-details="true"/>
                <table:data-pilot-member table:name="36563" table:display="true" table:show-details="true"/>
                <table:data-pilot-member table:name="36566" table:display="true" table:show-details="true"/>
                <table:data-pilot-member table:name="36571" table:display="true" table:show-details="true"/>
                <table:data-pilot-member table:name="36581" table:display="true" table:show-details="true"/>
                <table:data-pilot-member table:name="36585" table:display="true" table:show-details="true"/>
                <table:data-pilot-member table:name="36604" table:display="true" table:show-details="true"/>
                <table:data-pilot-member table:name="36621" table:display="true" table:show-details="true"/>
                <table:data-pilot-member table:name="36637" table:display="true" table:show-details="true"/>
                <table:data-pilot-member table:name="36639" table:display="true" table:show-details="true"/>
                <table:data-pilot-member table:name="36643" table:display="true" table:show-details="true"/>
                <table:data-pilot-member table:name="36651" table:display="true" table:show-details="true"/>
                <table:data-pilot-member table:name="36654" table:display="true" table:show-details="true"/>
                <table:data-pilot-member table:name="36655" table:display="true" table:show-details="true"/>
                <table:data-pilot-member table:name="36681" table:display="true" table:show-details="true"/>
                <table:data-pilot-member table:name="36693" table:display="true" table:show-details="true"/>
                <table:data-pilot-member table:name="36694" table:display="true" table:show-details="true"/>
                <table:data-pilot-member table:name="36696" table:display="true" table:show-details="true"/>
                <table:data-pilot-member table:name="36730" table:display="true" table:show-details="true"/>
                <table:data-pilot-member table:name="36734" table:display="true" table:show-details="true"/>
                <table:data-pilot-member table:name="36741" table:display="true" table:show-details="true"/>
                <table:data-pilot-member table:name="36800" table:display="true" table:show-details="true"/>
                <table:data-pilot-member table:name="36816" table:display="true" table:show-details="true"/>
                <table:data-pilot-member table:name="36824" table:display="true" table:show-details="true"/>
                <table:data-pilot-member table:name="36833" table:display="true" table:show-details="true"/>
                <table:data-pilot-member table:name="36841" table:display="true" table:show-details="true"/>
                <table:data-pilot-member table:name="36842" table:display="true" table:show-details="true"/>
                <table:data-pilot-member table:name="36863" table:display="true" table:show-details="true"/>
                <table:data-pilot-member table:name="36881" table:display="true" table:show-details="true"/>
                <table:data-pilot-member table:name="36888" table:display="true" table:show-details="true"/>
                <table:data-pilot-member table:name="36910" table:display="true" table:show-details="true"/>
                <table:data-pilot-member table:name="36920" table:display="true" table:show-details="true"/>
                <table:data-pilot-member table:name="36929" table:display="true" table:show-details="true"/>
                <table:data-pilot-member table:name="36939" table:display="true" table:show-details="true"/>
                <table:data-pilot-member table:name="36958" table:display="true" table:show-details="true"/>
                <table:data-pilot-member table:name="36960" table:display="true" table:show-details="true"/>
                <table:data-pilot-member table:name="36968" table:display="true" table:show-details="true"/>
                <table:data-pilot-member table:name="36976" table:display="true" table:show-details="true"/>
                <table:data-pilot-member table:name="36989" table:display="true" table:show-details="true"/>
                <table:data-pilot-member table:name="36991" table:display="true" table:show-details="true"/>
                <table:data-pilot-member table:name="36998" table:display="true" table:show-details="true"/>
                <table:data-pilot-member table:name="37004" table:display="true" table:show-details="true"/>
                <table:data-pilot-member table:name="37006" table:display="true" table:show-details="true"/>
                <table:data-pilot-member table:name="37019" table:display="true" table:show-details="true"/>
                <table:data-pilot-member table:name="37024" table:display="true" table:show-details="true"/>
                <table:data-pilot-member table:name="37027" table:display="true" table:show-details="true"/>
                <table:data-pilot-member table:name="37029" table:display="true" table:show-details="true"/>
                <table:data-pilot-member table:name="37051" table:display="true" table:show-details="true"/>
                <table:data-pilot-member table:name="37070" table:display="true" table:show-details="true"/>
                <table:data-pilot-member table:name="37081" table:display="true" table:show-details="true"/>
                <table:data-pilot-member table:name="37082" table:display="true" table:show-details="true"/>
                <table:data-pilot-member table:name="37089" table:display="true" table:show-details="true"/>
                <table:data-pilot-member table:name="37107" table:display="true" table:show-details="true"/>
                <table:data-pilot-member table:name="37112" table:display="true" table:show-details="true"/>
                <table:data-pilot-member table:name="37113" table:display="true" table:show-details="true"/>
                <table:data-pilot-member table:name="37144" table:display="true" table:show-details="true"/>
                <table:data-pilot-member table:name="37146" table:display="true" table:show-details="true"/>
                <table:data-pilot-member table:name="37150" table:display="true" table:show-details="true"/>
                <table:data-pilot-member table:name="37155" table:display="true" table:show-details="true"/>
                <table:data-pilot-member table:name="37160" table:display="true" table:show-details="true"/>
                <table:data-pilot-member table:name="37163" table:display="true" table:show-details="true"/>
                <table:data-pilot-member table:name="37167" table:display="true" table:show-details="true"/>
                <table:data-pilot-member table:name="37179" table:display="true" table:show-details="true"/>
                <table:data-pilot-member table:name="37183" table:display="true" table:show-details="true"/>
                <table:data-pilot-member table:name="37184" table:display="true" table:show-details="true"/>
                <table:data-pilot-member table:name="37185" table:display="true" table:show-details="true"/>
                <table:data-pilot-member table:name="37211" table:display="true" table:show-details="true"/>
                <table:data-pilot-member table:name="37225" table:display="true" table:show-details="true"/>
                <table:data-pilot-member table:name="37243" table:display="true" table:show-details="true"/>
                <table:data-pilot-member table:name="37251" table:display="true" table:show-details="true"/>
                <table:data-pilot-member table:name="37276" table:display="true" table:show-details="true"/>
                <table:data-pilot-member table:name="37287" table:display="true" table:show-details="true"/>
                <table:data-pilot-member table:name="37293" table:display="true" table:show-details="true"/>
                <table:data-pilot-member table:name="37303" table:display="true" table:show-details="true"/>
                <table:data-pilot-member table:name="37320" table:display="true" table:show-details="true"/>
                <table:data-pilot-member table:name="37321" table:display="true" table:show-details="true"/>
                <table:data-pilot-member table:name="37347" table:display="true" table:show-details="true"/>
                <table:data-pilot-member table:name="37351" table:display="true" table:show-details="true"/>
                <table:data-pilot-member table:name="37355" table:display="true" table:show-details="true"/>
                <table:data-pilot-member table:name="37356" table:display="true" table:show-details="true"/>
                <table:data-pilot-member table:name="37362" table:display="true" table:show-details="true"/>
                <table:data-pilot-member table:name="37391" table:display="true" table:show-details="true"/>
                <table:data-pilot-member table:name="37393" table:display="true" table:show-details="true"/>
                <table:data-pilot-member table:name="37403" table:display="true" table:show-details="true"/>
                <table:data-pilot-member table:name="37416" table:display="true" table:show-details="true"/>
                <table:data-pilot-member table:name="37419" table:display="true" table:show-details="true"/>
                <table:data-pilot-member table:name="37425" table:display="true" table:show-details="true"/>
                <table:data-pilot-member table:name="37442" table:display="true" table:show-details="true"/>
                <table:data-pilot-member table:name="37445" table:display="true" table:show-details="true"/>
                <table:data-pilot-member table:name="37448" table:display="true" table:show-details="true"/>
                <table:data-pilot-member table:name="37460" table:display="true" table:show-details="true"/>
                <table:data-pilot-member table:name="37468" table:display="true" table:show-details="true"/>
                <table:data-pilot-member table:name="37478" table:display="true" table:show-details="true"/>
                <table:data-pilot-member table:name="37484" table:display="true" table:show-details="true"/>
                <table:data-pilot-member table:name="37485" table:display="true" table:show-details="true"/>
                <table:data-pilot-member table:name="37487" table:display="true" table:show-details="true"/>
                <table:data-pilot-member table:name="37497" table:display="true" table:show-details="true"/>
                <table:data-pilot-member table:name="37499" table:display="true" table:show-details="true"/>
                <table:data-pilot-member table:name="37500" table:display="true" table:show-details="true"/>
                <table:data-pilot-member table:name="37532" table:display="true" table:show-details="true"/>
                <table:data-pilot-member table:name="37534" table:display="true" table:show-details="true"/>
                <table:data-pilot-member table:name="37544" table:display="true" table:show-details="true"/>
                <table:data-pilot-member table:name="37574" table:display="true" table:show-details="true"/>
                <table:data-pilot-member table:name="37583" table:display="true" table:show-details="true"/>
                <table:data-pilot-member table:name="37593" table:display="true" table:show-details="true"/>
                <table:data-pilot-member table:name="37604" table:display="true" table:show-details="true"/>
                <table:data-pilot-member table:name="37614" table:display="true" table:show-details="true"/>
                <table:data-pilot-member table:name="37622" table:display="true" table:show-details="true"/>
                <table:data-pilot-member table:name="37649" table:display="true" table:show-details="true"/>
                <table:data-pilot-member table:name="37650" table:display="true" table:show-details="true"/>
                <table:data-pilot-member table:name="37654" table:display="true" table:show-details="true"/>
                <table:data-pilot-member table:name="37668" table:display="true" table:show-details="true"/>
                <table:data-pilot-member table:name="37690" table:display="true" table:show-details="true"/>
                <table:data-pilot-member table:name="37691" table:display="true" table:show-details="true"/>
                <table:data-pilot-member table:name="37700" table:display="true" table:show-details="true"/>
                <table:data-pilot-member table:name="37709" table:display="true" table:show-details="true"/>
                <table:data-pilot-member table:name="37718" table:display="true" table:show-details="true"/>
                <table:data-pilot-member table:name="37731" table:display="true" table:show-details="true"/>
                <table:data-pilot-member table:name="37748" table:display="true" table:show-details="true"/>
                <table:data-pilot-member table:name="37774" table:display="true" table:show-details="true"/>
                <table:data-pilot-member table:name="37778" table:display="true" table:show-details="true"/>
                <table:data-pilot-member table:name="37780" table:display="true" table:show-details="true"/>
                <table:data-pilot-member table:name="37781" table:display="true" table:show-details="true"/>
                <table:data-pilot-member table:name="37787" table:display="true" table:show-details="true"/>
                <table:data-pilot-member table:name="37793" table:display="true" table:show-details="true"/>
                <table:data-pilot-member table:name="37802" table:display="true" table:show-details="true"/>
                <table:data-pilot-member table:name="37812" table:display="true" table:show-details="true"/>
                <table:data-pilot-member table:name="37813" table:display="true" table:show-details="true"/>
                <table:data-pilot-member table:name="37814" table:display="true" table:show-details="true"/>
                <table:data-pilot-member table:name="37818" table:display="true" table:show-details="true"/>
                <table:data-pilot-member table:name="37822" table:display="true" table:show-details="true"/>
                <table:data-pilot-member table:name="37823" table:display="true" table:show-details="true"/>
                <table:data-pilot-member table:name="37824" table:display="true" table:show-details="true"/>
                <table:data-pilot-member table:name="37828" table:display="true" table:show-details="true"/>
                <table:data-pilot-member table:name="37832" table:display="true" table:show-details="true"/>
                <table:data-pilot-member table:name="37838" table:display="true" table:show-details="true"/>
                <table:data-pilot-member table:name="37846" table:display="true" table:show-details="true"/>
                <table:data-pilot-member table:name="37857" table:display="true" table:show-details="true"/>
                <table:data-pilot-member table:name="37862" table:display="true" table:show-details="true"/>
                <table:data-pilot-member table:name="37890" table:display="true" table:show-details="true"/>
                <table:data-pilot-member table:name="37891" table:display="true" table:show-details="true"/>
                <table:data-pilot-member table:name="37898" table:display="true" table:show-details="true"/>
                <table:data-pilot-member table:name="37902" table:display="true" table:show-details="true"/>
                <table:data-pilot-member table:name="37908" table:display="true" table:show-details="true"/>
                <table:data-pilot-member table:name="37914" table:display="true" table:show-details="true"/>
                <table:data-pilot-member table:name="37928" table:display="true" table:show-details="true"/>
                <table:data-pilot-member table:name="37940" table:display="true" table:show-details="true"/>
                <table:data-pilot-member table:name="37941" table:display="true" table:show-details="true"/>
                <table:data-pilot-member table:name="37942" table:display="true" table:show-details="true"/>
                <table:data-pilot-member table:name="37952" table:display="true" table:show-details="true"/>
                <table:data-pilot-member table:name="37960" table:display="true" table:show-details="true"/>
                <table:data-pilot-member table:name="37964" table:display="true" table:show-details="true"/>
                <table:data-pilot-member table:name="37969" table:display="true" table:show-details="true"/>
                <table:data-pilot-member table:name="37998" table:display="true" table:show-details="true"/>
                <table:data-pilot-member table:name="38001" table:display="true" table:show-details="true"/>
                <table:data-pilot-member table:name="38009" table:display="true" table:show-details="true"/>
                <table:data-pilot-member table:name="38024" table:display="true" table:show-details="true"/>
                <table:data-pilot-member table:name="38032" table:display="true" table:show-details="true"/>
                <table:data-pilot-member table:name="38050" table:display="true" table:show-details="true"/>
                <table:data-pilot-member table:name="38066" table:display="true" table:show-details="true"/>
                <table:data-pilot-member table:name="38068" table:display="true" table:show-details="true"/>
                <table:data-pilot-member table:name="38094" table:display="true" table:show-details="true"/>
                <table:data-pilot-member table:name="38099" table:display="true" table:show-details="true"/>
                <table:data-pilot-member table:name="38101" table:display="true" table:show-details="true"/>
                <table:data-pilot-member table:name="38104" table:display="true" table:show-details="true"/>
                <table:data-pilot-member table:name="38121" table:display="true" table:show-details="true"/>
                <table:data-pilot-member table:name="38123" table:display="true" table:show-details="true"/>
                <table:data-pilot-member table:name="38126" table:display="true" table:show-details="true"/>
                <table:data-pilot-member table:name="38135" table:display="true" table:show-details="true"/>
                <table:data-pilot-member table:name="38139" table:display="true" table:show-details="true"/>
                <table:data-pilot-member table:name="38146" table:display="true" table:show-details="true"/>
                <table:data-pilot-member table:name="38155" table:display="true" table:show-details="true"/>
                <table:data-pilot-member table:name="38157" table:display="true" table:show-details="true"/>
                <table:data-pilot-member table:name="38165" table:display="true" table:show-details="true"/>
                <table:data-pilot-member table:name="38182" table:display="true" table:show-details="true"/>
                <table:data-pilot-member table:name="38194" table:display="true" table:show-details="true"/>
                <table:data-pilot-member table:name="38206" table:display="true" table:show-details="true"/>
                <table:data-pilot-member table:name="38222" table:display="true" table:show-details="true"/>
                <table:data-pilot-member table:name="38231" table:display="true" table:show-details="true"/>
                <table:data-pilot-member table:name="38245" table:display="true" table:show-details="true"/>
                <table:data-pilot-member table:name="38255" table:display="true" table:show-details="true"/>
                <table:data-pilot-member table:name="38271" table:display="true" table:show-details="true"/>
                <table:data-pilot-member table:name="38279" table:display="true" table:show-details="true"/>
                <table:data-pilot-member table:name="38291" table:display="true" table:show-details="true"/>
                <table:data-pilot-member table:name="38292" table:display="true" table:show-details="true"/>
                <table:data-pilot-member table:name="38293" table:display="true" table:show-details="true"/>
                <table:data-pilot-member table:name="38295" table:display="true" table:show-details="true"/>
                <table:data-pilot-member table:name="38305" table:display="true" table:show-details="true"/>
                <table:data-pilot-member table:name="38307" table:display="true" table:show-details="true"/>
                <table:data-pilot-member table:name="38312" table:display="true" table:show-details="true"/>
                <table:data-pilot-member table:name="38319" table:display="true" table:show-details="true"/>
                <table:data-pilot-member table:name="38328" table:display="true" table:show-details="true"/>
                <table:data-pilot-member table:name="38337" table:display="true" table:show-details="true"/>
                <table:data-pilot-member table:name="38338" table:display="true" table:show-details="true"/>
                <table:data-pilot-member table:name="38340" table:display="true" table:show-details="true"/>
                <table:data-pilot-member table:name="38343" table:display="true" table:show-details="true"/>
                <table:data-pilot-member table:name="38356" table:display="true" table:show-details="true"/>
                <table:data-pilot-member table:name="38360" table:display="true" table:show-details="true"/>
                <table:data-pilot-member table:name="38369" table:display="true" table:show-details="true"/>
                <table:data-pilot-member table:name="38375" table:display="true" table:show-details="true"/>
                <table:data-pilot-member table:name="38380" table:display="true" table:show-details="true"/>
                <table:data-pilot-member table:name="38383" table:display="true" table:show-details="true"/>
                <table:data-pilot-member table:name="38387" table:display="true" table:show-details="true"/>
                <table:data-pilot-member table:name="38391" table:display="true" table:show-details="true"/>
                <table:data-pilot-member table:name="38395" table:display="true" table:show-details="true"/>
                <table:data-pilot-member table:name="38412" table:display="true" table:show-details="true"/>
                <table:data-pilot-member table:name="38427" table:display="true" table:show-details="true"/>
                <table:data-pilot-member table:name="38433" table:display="true" table:show-details="true"/>
                <table:data-pilot-member table:name="38451" table:display="true" table:show-details="true"/>
                <table:data-pilot-member table:name="38463" table:display="true" table:show-details="true"/>
                <table:data-pilot-member table:name="38472" table:display="true" table:show-details="true"/>
                <table:data-pilot-member table:name="38478" table:display="true" table:show-details="true"/>
                <table:data-pilot-member table:name="38485" table:display="true" table:show-details="true"/>
                <table:data-pilot-member table:name="38488" table:display="true" table:show-details="true"/>
                <table:data-pilot-member table:name="38491" table:display="true" table:show-details="true"/>
                <table:data-pilot-member table:name="38495" table:display="true" table:show-details="true"/>
                <table:data-pilot-member table:name="38520" table:display="true" table:show-details="true"/>
                <table:data-pilot-member table:name="38522" table:display="true" table:show-details="true"/>
                <table:data-pilot-member table:name="38527" table:display="true" table:show-details="true"/>
                <table:data-pilot-member table:name="38528" table:display="true" table:show-details="true"/>
                <table:data-pilot-member table:name="38543" table:display="true" table:show-details="true"/>
                <table:data-pilot-member table:name="38549" table:display="true" table:show-details="true"/>
                <table:data-pilot-member table:name="38561" table:display="true" table:show-details="true"/>
                <table:data-pilot-member table:name="38566" table:display="true" table:show-details="true"/>
                <table:data-pilot-member table:name="38568" table:display="true" table:show-details="true"/>
                <table:data-pilot-member table:name="38577" table:display="true" table:show-details="true"/>
                <table:data-pilot-member table:name="38578" table:display="true" table:show-details="true"/>
                <table:data-pilot-member table:name="38591" table:display="true" table:show-details="true"/>
                <table:data-pilot-member table:name="38631" table:display="true" table:show-details="true"/>
                <table:data-pilot-member table:name="38635" table:display="true" table:show-details="true"/>
                <table:data-pilot-member table:name="38648" table:display="true" table:show-details="true"/>
                <table:data-pilot-member table:name="38665" table:display="true" table:show-details="true"/>
                <table:data-pilot-member table:name="38670" table:display="true" table:show-details="true"/>
                <table:data-pilot-member table:name="38674" table:display="true" table:show-details="true"/>
                <table:data-pilot-member table:name="38677" table:display="true" table:show-details="true"/>
                <table:data-pilot-member table:name="38681" table:display="true" table:show-details="true"/>
                <table:data-pilot-member table:name="38683" table:display="true" table:show-details="true"/>
                <table:data-pilot-member table:name="38687" table:display="true" table:show-details="true"/>
                <table:data-pilot-member table:name="38692" table:display="true" table:show-details="true"/>
                <table:data-pilot-member table:name="38695" table:display="true" table:show-details="true"/>
                <table:data-pilot-member table:name="38702" table:display="true" table:show-details="true"/>
                <table:data-pilot-member table:name="38706" table:display="true" table:show-details="true"/>
                <table:data-pilot-member table:name="38720" table:display="true" table:show-details="true"/>
                <table:data-pilot-member table:name="38721" table:display="true" table:show-details="true"/>
                <table:data-pilot-member table:name="38736" table:display="true" table:show-details="true"/>
                <table:data-pilot-member table:name="38738" table:display="true" table:show-details="true"/>
                <table:data-pilot-member table:name="38746" table:display="true" table:show-details="true"/>
                <table:data-pilot-member table:name="38763" table:display="true" table:show-details="true"/>
                <table:data-pilot-member table:name="38764" table:display="true" table:show-details="true"/>
                <table:data-pilot-member table:name="38766" table:display="true" table:show-details="true"/>
                <table:data-pilot-member table:name="38773" table:display="true" table:show-details="true"/>
                <table:data-pilot-member table:name="38791" table:display="true" table:show-details="true"/>
                <table:data-pilot-member table:name="38793" table:display="true" table:show-details="true"/>
                <table:data-pilot-member table:name="38794" table:display="true" table:show-details="true"/>
                <table:data-pilot-member table:name="38806" table:display="true" table:show-details="true"/>
                <table:data-pilot-member table:name="38814" table:display="true" table:show-details="true"/>
                <table:data-pilot-member table:name="38825" table:display="true" table:show-details="true"/>
                <table:data-pilot-member table:name="38835" table:display="true" table:show-details="true"/>
                <table:data-pilot-member table:name="38873" table:display="true" table:show-details="true"/>
                <table:data-pilot-member table:name="38875" table:display="true" table:show-details="true"/>
                <table:data-pilot-member table:name="38886" table:display="true" table:show-details="true"/>
                <table:data-pilot-member table:name="38893" table:display="true" table:show-details="true"/>
                <table:data-pilot-member table:name="38896" table:display="true" table:show-details="true"/>
                <table:data-pilot-member table:name="38901" table:display="true" table:show-details="true"/>
                <table:data-pilot-member table:name="38902" table:display="true" table:show-details="true"/>
                <table:data-pilot-member table:name="38903" table:display="true" table:show-details="true"/>
                <table:data-pilot-member table:name="38907" table:display="true" table:show-details="true"/>
                <table:data-pilot-member table:name="38914" table:display="true" table:show-details="true"/>
                <table:data-pilot-member table:name="38916" table:display="true" table:show-details="true"/>
                <table:data-pilot-member table:name="38922" table:display="true" table:show-details="true"/>
                <table:data-pilot-member table:name="38924" table:display="true" table:show-details="true"/>
                <table:data-pilot-member table:name="38930" table:display="true" table:show-details="true"/>
                <table:data-pilot-member table:name="38937" table:display="true" table:show-details="true"/>
                <table:data-pilot-member table:name="38941" table:display="true" table:show-details="true"/>
                <table:data-pilot-member table:name="38954" table:display="true" table:show-details="true"/>
                <table:data-pilot-member table:name="38959" table:display="true" table:show-details="true"/>
                <table:data-pilot-member table:name="38960" table:display="true" table:show-details="true"/>
                <table:data-pilot-member table:name="38961" table:display="true" table:show-details="true"/>
                <table:data-pilot-member table:name="38969" table:display="true" table:show-details="true"/>
                <table:data-pilot-member table:name="38976" table:display="true" table:show-details="true"/>
                <table:data-pilot-member table:name="39002" table:display="true" table:show-details="true"/>
                <table:data-pilot-member table:name="39005" table:display="true" table:show-details="true"/>
                <table:data-pilot-member table:name="39031" table:display="true" table:show-details="true"/>
                <table:data-pilot-member table:name="39033" table:display="true" table:show-details="true"/>
                <table:data-pilot-member table:name="39035" table:display="true" table:show-details="true"/>
                <table:data-pilot-member table:name="39045" table:display="true" table:show-details="true"/>
                <table:data-pilot-member table:name="39049" table:display="true" table:show-details="true"/>
                <table:data-pilot-member table:name="39051" table:display="true" table:show-details="true"/>
                <table:data-pilot-member table:name="39059" table:display="true" table:show-details="true"/>
                <table:data-pilot-member table:name="39066" table:display="true" table:show-details="true"/>
                <table:data-pilot-member table:name="39068" table:display="true" table:show-details="true"/>
                <table:data-pilot-member table:name="39069" table:display="true" table:show-details="true"/>
                <table:data-pilot-member table:name="39083" table:display="true" table:show-details="true"/>
                <table:data-pilot-member table:name="39084" table:display="true" table:show-details="true"/>
                <table:data-pilot-member table:name="39093" table:display="true" table:show-details="true"/>
                <table:data-pilot-member table:name="39098" table:display="true" table:show-details="true"/>
                <table:data-pilot-member table:name="39099" table:display="true" table:show-details="true"/>
                <table:data-pilot-member table:name="39100" table:display="true" table:show-details="true"/>
                <table:data-pilot-member table:name="39113" table:display="true" table:show-details="true"/>
                <table:data-pilot-member table:name="39114" table:display="true" table:show-details="true"/>
                <table:data-pilot-member table:name="39121" table:display="true" table:show-details="true"/>
                <table:data-pilot-member table:name="39124" table:display="true" table:show-details="true"/>
                <table:data-pilot-member table:name="39128" table:display="true" table:show-details="true"/>
                <table:data-pilot-member table:name="39130" table:display="true" table:show-details="true"/>
                <table:data-pilot-member table:name="39131" table:display="true" table:show-details="true"/>
                <table:data-pilot-member table:name="39136" table:display="true" table:show-details="true"/>
                <table:data-pilot-member table:name="39138" table:display="true" table:show-details="true"/>
                <table:data-pilot-member table:name="39156" table:display="true" table:show-details="true"/>
                <table:data-pilot-member table:name="39161" table:display="true" table:show-details="true"/>
                <table:data-pilot-member table:name="39170" table:display="true" table:show-details="true"/>
                <table:data-pilot-member table:name="39182" table:display="true" table:show-details="true"/>
                <table:data-pilot-member table:name="39191" table:display="true" table:show-details="true"/>
                <table:data-pilot-member table:name="39192" table:display="true" table:show-details="true"/>
                <table:data-pilot-member table:name="39196" table:display="true" table:show-details="true"/>
                <table:data-pilot-member table:name="39202" table:display="true" table:show-details="true"/>
                <table:data-pilot-member table:name="39207" table:display="true" table:show-details="true"/>
                <table:data-pilot-member table:name="39217" table:display="true" table:show-details="true"/>
                <table:data-pilot-member table:name="39235" table:display="true" table:show-details="true"/>
                <table:data-pilot-member table:name="39241" table:display="true" table:show-details="true"/>
                <table:data-pilot-member table:name="39248" table:display="true" table:show-details="true"/>
                <table:data-pilot-member table:name="39259" table:display="true" table:show-details="true"/>
                <table:data-pilot-member table:name="39263" table:display="true" table:show-details="true"/>
                <table:data-pilot-member table:name="39271" table:display="true" table:show-details="true"/>
                <table:data-pilot-member table:name="39289" table:display="true" table:show-details="true"/>
                <table:data-pilot-member table:name="39307" table:display="true" table:show-details="true"/>
                <table:data-pilot-member table:name="39309" table:display="true" table:show-details="true"/>
                <table:data-pilot-member table:name="39313" table:display="true" table:show-details="true"/>
                <table:data-pilot-member table:name="39319" table:display="true" table:show-details="true"/>
                <table:data-pilot-member table:name="39327" table:display="true" table:show-details="true"/>
                <table:data-pilot-member table:name="39328" table:display="true" table:show-details="true"/>
                <table:data-pilot-member table:name="39345" table:display="true" table:show-details="true"/>
                <table:data-pilot-member table:name="39346" table:display="true" table:show-details="true"/>
                <table:data-pilot-member table:name="39355" table:display="true" table:show-details="true"/>
                <table:data-pilot-member table:name="39366" table:display="true" table:show-details="true"/>
                <table:data-pilot-member table:name="39375" table:display="true" table:show-details="true"/>
                <table:data-pilot-member table:name="39376" table:display="true" table:show-details="true"/>
                <table:data-pilot-member table:name="39382" table:display="true" table:show-details="true"/>
                <table:data-pilot-member table:name="39383" table:display="true" table:show-details="true"/>
                <table:data-pilot-member table:name="39387" table:display="true" table:show-details="true"/>
                <table:data-pilot-member table:name="39393" table:display="true" table:show-details="true"/>
                <table:data-pilot-member table:name="39395" table:display="true" table:show-details="true"/>
                <table:data-pilot-member table:name="39399" table:display="true" table:show-details="true"/>
                <table:data-pilot-member table:name="39400" table:display="true" table:show-details="true"/>
                <table:data-pilot-member table:name="39410" table:display="true" table:show-details="true"/>
                <table:data-pilot-member table:name="39411" table:display="true" table:show-details="true"/>
                <table:data-pilot-member table:name="39428" table:display="true" table:show-details="true"/>
                <table:data-pilot-member table:name="39433" table:display="true" table:show-details="true"/>
                <table:data-pilot-member table:name="39436" table:display="true" table:show-details="true"/>
                <table:data-pilot-member table:name="39467" table:display="true" table:show-details="true"/>
                <table:data-pilot-member table:name="39477" table:display="true" table:show-details="true"/>
                <table:data-pilot-member table:name="39485" table:display="true" table:show-details="true"/>
                <table:data-pilot-member table:name="39486" table:display="true" table:show-details="true"/>
                <table:data-pilot-member table:name="39488" table:display="true" table:show-details="true"/>
                <table:data-pilot-member table:name="39491" table:display="true" table:show-details="true"/>
                <table:data-pilot-member table:name="39495" table:display="true" table:show-details="true"/>
                <table:data-pilot-member table:name="39503" table:display="true" table:show-details="true"/>
                <table:data-pilot-member table:name="39513" table:display="true" table:show-details="true"/>
                <table:data-pilot-member table:name="39514" table:display="true" table:show-details="true"/>
                <table:data-pilot-member table:name="39515" table:display="true" table:show-details="true"/>
                <table:data-pilot-member table:name="39522" table:display="true" table:show-details="true"/>
                <table:data-pilot-member table:name="39526" table:display="true" table:show-details="true"/>
                <table:data-pilot-member table:name="39528" table:display="true" table:show-details="true"/>
                <table:data-pilot-member table:name="39532" table:display="true" table:show-details="true"/>
                <table:data-pilot-member table:name="39549" table:display="true" table:show-details="true"/>
                <table:data-pilot-member table:name="39558" table:display="true" table:show-details="true"/>
                <table:data-pilot-member table:name="39571" table:display="true" table:show-details="true"/>
                <table:data-pilot-member table:name="39575" table:display="true" table:show-details="true"/>
                <table:data-pilot-member table:name="39579" table:display="true" table:show-details="true"/>
                <table:data-pilot-member table:name="39583" table:display="true" table:show-details="true"/>
                <table:data-pilot-member table:name="39585" table:display="true" table:show-details="true"/>
                <table:data-pilot-member table:name="39591" table:display="true" table:show-details="true"/>
                <table:data-pilot-member table:name="39600" table:display="true" table:show-details="true"/>
                <table:data-pilot-member table:name="39602" table:display="true" table:show-details="true"/>
                <table:data-pilot-member table:name="39611" table:display="true" table:show-details="true"/>
                <table:data-pilot-member table:name="39638" table:display="true" table:show-details="true"/>
                <table:data-pilot-member table:name="39644" table:display="true" table:show-details="true"/>
                <table:data-pilot-member table:name="39658" table:display="true" table:show-details="true"/>
                <table:data-pilot-member table:name="39659" table:display="true" table:show-details="true"/>
                <table:data-pilot-member table:name="39660" table:display="true" table:show-details="true"/>
                <table:data-pilot-member table:name="39664" table:display="true" table:show-details="true"/>
                <table:data-pilot-member table:name="39671" table:display="true" table:show-details="true"/>
                <table:data-pilot-member table:name="39680" table:display="true" table:show-details="true"/>
                <table:data-pilot-member table:name="39688" table:display="true" table:show-details="true"/>
                <table:data-pilot-member table:name="39692" table:display="true" table:show-details="true"/>
                <table:data-pilot-member table:name="39707" table:display="true" table:show-details="true"/>
                <table:data-pilot-member table:name="39722" table:display="true" table:show-details="true"/>
                <table:data-pilot-member table:name="39728" table:display="true" table:show-details="true"/>
                <table:data-pilot-member table:name="39735" table:display="true" table:show-details="true"/>
                <table:data-pilot-member table:name="39738" table:display="true" table:show-details="true"/>
                <table:data-pilot-member table:name="39744" table:display="true" table:show-details="true"/>
                <table:data-pilot-member table:name="39748" table:display="true" table:show-details="true"/>
                <table:data-pilot-member table:name="39751" table:display="true" table:show-details="true"/>
                <table:data-pilot-member table:name="39761" table:display="true" table:show-details="true"/>
                <table:data-pilot-member table:name="39770" table:display="true" table:show-details="true"/>
                <table:data-pilot-member table:name="39772" table:display="true" table:show-details="true"/>
                <table:data-pilot-member table:name="39773" table:display="true" table:show-details="true"/>
                <table:data-pilot-member table:name="39778" table:display="true" table:show-details="true"/>
                <table:data-pilot-member table:name="39810" table:display="true" table:show-details="true"/>
                <table:data-pilot-member table:name="39813" table:display="true" table:show-details="true"/>
                <table:data-pilot-member table:name="39822" table:display="true" table:show-details="true"/>
                <table:data-pilot-member table:name="39824" table:display="true" table:show-details="true"/>
                <table:data-pilot-member table:name="39829" table:display="true" table:show-details="true"/>
                <table:data-pilot-member table:name="39834" table:display="true" table:show-details="true"/>
                <table:data-pilot-member table:name="39838" table:display="true" table:show-details="true"/>
                <table:data-pilot-member table:name="39840" table:display="true" table:show-details="true"/>
                <table:data-pilot-member table:name="39865" table:display="true" table:show-details="true"/>
                <table:data-pilot-member table:name="39866" table:display="true" table:show-details="true"/>
                <table:data-pilot-member table:name="39867" table:display="true" table:show-details="true"/>
                <table:data-pilot-member table:name="39874" table:display="true" table:show-details="true"/>
                <table:data-pilot-member table:name="39877" table:display="true" table:show-details="true"/>
                <table:data-pilot-member table:name="39882" table:display="true" table:show-details="true"/>
                <table:data-pilot-member table:name="39897" table:display="true" table:show-details="true"/>
                <table:data-pilot-member table:name="39898" table:display="true" table:show-details="true"/>
                <table:data-pilot-member table:name="39902" table:display="true" table:show-details="true"/>
                <table:data-pilot-member table:name="39913" table:display="true" table:show-details="true"/>
                <table:data-pilot-member table:name="39916" table:display="true" table:show-details="true"/>
                <table:data-pilot-member table:name="39924" table:display="true" table:show-details="true"/>
                <table:data-pilot-member table:name="39930" table:display="true" table:show-details="true"/>
                <table:data-pilot-member table:name="39939" table:display="true" table:show-details="true"/>
                <table:data-pilot-member table:name="39941" table:display="true" table:show-details="true"/>
                <table:data-pilot-member table:name="39943" table:display="true" table:show-details="true"/>
                <table:data-pilot-member table:name="39950" table:display="true" table:show-details="true"/>
                <table:data-pilot-member table:name="39980" table:display="true" table:show-details="true"/>
                <table:data-pilot-member table:name="39992" table:display="true" table:show-details="true"/>
                <table:data-pilot-member table:name="39998" table:display="true" table:show-details="true"/>
                <table:data-pilot-member table:name="40001" table:display="true" table:show-details="true"/>
                <table:data-pilot-member table:name="40004" table:display="true" table:show-details="true"/>
                <table:data-pilot-member table:name="40011" table:display="true" table:show-details="true"/>
                <table:data-pilot-member table:name="40015" table:display="true" table:show-details="true"/>
                <table:data-pilot-member table:name="40022" table:display="true" table:show-details="true"/>
                <table:data-pilot-member table:name="40027" table:display="true" table:show-details="true"/>
                <table:data-pilot-member table:name="40037" table:display="true" table:show-details="true"/>
                <table:data-pilot-member table:name="40039" table:display="true" table:show-details="true"/>
                <table:data-pilot-member table:name="40067" table:display="true" table:show-details="true"/>
                <table:data-pilot-member table:name="40071" table:display="true" table:show-details="true"/>
                <table:data-pilot-member table:name="40075" table:display="true" table:show-details="true"/>
                <table:data-pilot-member table:name="40086" table:display="true" table:show-details="true"/>
                <table:data-pilot-member table:name="40087" table:display="true" table:show-details="true"/>
                <table:data-pilot-member table:name="40091" table:display="true" table:show-details="true"/>
                <table:data-pilot-member table:name="40092" table:display="true" table:show-details="true"/>
                <table:data-pilot-member table:name="40102" table:display="true" table:show-details="true"/>
                <table:data-pilot-member table:name="40105" table:display="true" table:show-details="true"/>
                <table:data-pilot-member table:name="40112" table:display="true" table:show-details="true"/>
                <table:data-pilot-member table:name="40119" table:display="true" table:show-details="true"/>
                <table:data-pilot-member table:name="40121" table:display="true" table:show-details="true"/>
                <table:data-pilot-member table:name="40123" table:display="true" table:show-details="true"/>
                <table:data-pilot-member table:name="40125" table:display="true" table:show-details="true"/>
                <table:data-pilot-member table:name="40147" table:display="true" table:show-details="true"/>
                <table:data-pilot-member table:name="40151" table:display="true" table:show-details="true"/>
                <table:data-pilot-member table:name="40166" table:display="true" table:show-details="true"/>
                <table:data-pilot-member table:name="40174" table:display="true" table:show-details="true"/>
                <table:data-pilot-member table:name="40177" table:display="true" table:show-details="true"/>
                <table:data-pilot-member table:name="40180" table:display="true" table:show-details="true"/>
                <table:data-pilot-member table:name="40184" table:display="true" table:show-details="true"/>
                <table:data-pilot-member table:name="40191" table:display="true" table:show-details="true"/>
                <table:data-pilot-member table:name="40199" table:display="true" table:show-details="true"/>
                <table:data-pilot-member table:name="40209" table:display="true" table:show-details="true"/>
                <table:data-pilot-member table:name="40221" table:display="true" table:show-details="true"/>
                <table:data-pilot-member table:name="40228" table:display="true" table:show-details="true"/>
                <table:data-pilot-member table:name="40251" table:display="true" table:show-details="true"/>
                <table:data-pilot-member table:name="40254" table:display="true" table:show-details="true"/>
                <table:data-pilot-member table:name="40258" table:display="true" table:show-details="true"/>
                <table:data-pilot-member table:name="40272" table:display="true" table:show-details="true"/>
                <table:data-pilot-member table:name="40286" table:display="true" table:show-details="true"/>
                <table:data-pilot-member table:name="40292" table:display="true" table:show-details="true"/>
                <table:data-pilot-member table:name="40302" table:display="true" table:show-details="true"/>
                <table:data-pilot-member table:name="40310" table:display="true" table:show-details="true"/>
                <table:data-pilot-member table:name="40323" table:display="true" table:show-details="true"/>
                <table:data-pilot-member table:name="40347" table:display="true" table:show-details="true"/>
                <table:data-pilot-member table:name="40352" table:display="true" table:show-details="true"/>
                <table:data-pilot-member table:name="40373" table:display="true" table:show-details="true"/>
                <table:data-pilot-member table:name="40381" table:display="true" table:show-details="true"/>
                <table:data-pilot-member table:name="40384" table:display="true" table:show-details="true"/>
                <table:data-pilot-member table:name="40394" table:display="true" table:show-details="true"/>
                <table:data-pilot-member table:name="40423" table:display="true" table:show-details="true"/>
                <table:data-pilot-member table:name="40424" table:display="true" table:show-details="true"/>
                <table:data-pilot-member table:name="40433" table:display="true" table:show-details="true"/>
                <table:data-pilot-member table:name="40440" table:display="true" table:show-details="true"/>
                <table:data-pilot-member table:name="40445" table:display="true" table:show-details="true"/>
                <table:data-pilot-member table:name="40457" table:display="true" table:show-details="true"/>
                <table:data-pilot-member table:name="40462" table:display="true" table:show-details="true"/>
                <table:data-pilot-member table:name="40470" table:display="true" table:show-details="true"/>
                <table:data-pilot-member table:name="40480" table:display="true" table:show-details="true"/>
                <table:data-pilot-member table:name="40493" table:display="true" table:show-details="true"/>
                <table:data-pilot-member table:name="40513" table:display="true" table:show-details="true"/>
                <table:data-pilot-member table:name="40516" table:display="true" table:show-details="true"/>
                <table:data-pilot-member table:name="40524" table:display="true" table:show-details="true"/>
                <table:data-pilot-member table:name="40545" table:display="true" table:show-details="true"/>
                <table:data-pilot-member table:name="40556" table:display="true" table:show-details="true"/>
                <table:data-pilot-member table:name="40562" table:display="true" table:show-details="true"/>
                <table:data-pilot-member table:name="40580" table:display="true" table:show-details="true"/>
                <table:data-pilot-member table:name="40586" table:display="true" table:show-details="true"/>
                <table:data-pilot-member table:name="40631" table:display="true" table:show-details="true"/>
                <table:data-pilot-member table:name="40633" table:display="true" table:show-details="true"/>
                <table:data-pilot-member table:name="40644" table:display="true" table:show-details="true"/>
                <table:data-pilot-member table:name="40658" table:display="true" table:show-details="true"/>
                <table:data-pilot-member table:name="40660" table:display="true" table:show-details="true"/>
                <table:data-pilot-member table:name="40667" table:display="true" table:show-details="true"/>
                <table:data-pilot-member table:name="40673" table:display="true" table:show-details="true"/>
                <table:data-pilot-member table:name="40680" table:display="true" table:show-details="true"/>
                <table:data-pilot-member table:name="40689" table:display="true" table:show-details="true"/>
                <table:data-pilot-member table:name="40704" table:display="true" table:show-details="true"/>
                <table:data-pilot-member table:name="40708" table:display="true" table:show-details="true"/>
                <table:data-pilot-member table:name="40727" table:display="true" table:show-details="true"/>
                <table:data-pilot-member table:name="40746" table:display="true" table:show-details="true"/>
                <table:data-pilot-member table:name="40750" table:display="true" table:show-details="true"/>
                <table:data-pilot-member table:name="40757" table:display="true" table:show-details="true"/>
                <table:data-pilot-member table:name="40771" table:display="true" table:show-details="true"/>
                <table:data-pilot-member table:name="40773" table:display="true" table:show-details="true"/>
                <table:data-pilot-member table:name="40797" table:display="true" table:show-details="true"/>
                <table:data-pilot-member table:name="40803" table:display="true" table:show-details="true"/>
                <table:data-pilot-member table:name="40816" table:display="true" table:show-details="true"/>
                <table:data-pilot-member table:name="40828" table:display="true" table:show-details="true"/>
                <table:data-pilot-member table:name="40831" table:display="true" table:show-details="true"/>
                <table:data-pilot-member table:name="40841" table:display="true" table:show-details="true"/>
                <table:data-pilot-member table:name="40844" table:display="true" table:show-details="true"/>
                <table:data-pilot-member table:name="40845" table:display="true" table:show-details="true"/>
                <table:data-pilot-member table:name="40870" table:display="true" table:show-details="true"/>
                <table:data-pilot-member table:name="40871" table:display="true" table:show-details="true"/>
                <table:data-pilot-member table:name="40872" table:display="true" table:show-details="true"/>
                <table:data-pilot-member table:name="40885" table:display="true" table:show-details="true"/>
                <table:data-pilot-member table:name="40894" table:display="true" table:show-details="true"/>
                <table:data-pilot-member table:name="40926" table:display="true" table:show-details="true"/>
                <table:data-pilot-member table:name="40927" table:display="true" table:show-details="true"/>
                <table:data-pilot-member table:name="40928" table:display="true" table:show-details="true"/>
                <table:data-pilot-member table:name="40931" table:display="true" table:show-details="true"/>
                <table:data-pilot-member table:name="40939" table:display="true" table:show-details="true"/>
                <table:data-pilot-member table:name="40945" table:display="true" table:show-details="true"/>
                <table:data-pilot-member table:name="40950" table:display="true" table:show-details="true"/>
                <table:data-pilot-member table:name="40965" table:display="true" table:show-details="true"/>
                <table:data-pilot-member table:name="40974" table:display="true" table:show-details="true"/>
                <table:data-pilot-member table:name="40978" table:display="true" table:show-details="true"/>
                <table:data-pilot-member table:name="40986" table:display="true" table:show-details="true"/>
                <table:data-pilot-member table:name="40992" table:display="true" table:show-details="true"/>
                <table:data-pilot-member table:name="40993" table:display="true" table:show-details="true"/>
                <table:data-pilot-member table:name="40998" table:display="true" table:show-details="true"/>
                <table:data-pilot-member table:name="41000" table:display="true" table:show-details="true"/>
                <table:data-pilot-member table:name="41002" table:display="true" table:show-details="true"/>
                <table:data-pilot-member table:name="41007" table:display="true" table:show-details="true"/>
                <table:data-pilot-member table:name="41014" table:display="true" table:show-details="true"/>
                <table:data-pilot-member table:name="41015" table:display="true" table:show-details="true"/>
                <table:data-pilot-member table:name="41021" table:display="true" table:show-details="true"/>
                <table:data-pilot-member table:name="41023" table:display="true" table:show-details="true"/>
                <table:data-pilot-member table:name="41033" table:display="true" table:show-details="true"/>
                <table:data-pilot-member table:name="41043" table:display="true" table:show-details="true"/>
                <table:data-pilot-member table:name="41089" table:display="true" table:show-details="true"/>
                <table:data-pilot-member table:name="41091" table:display="true" table:show-details="true"/>
                <table:data-pilot-member table:name="41108" table:display="true" table:show-details="true"/>
                <table:data-pilot-member table:name="41110" table:display="true" table:show-details="true"/>
                <table:data-pilot-member table:name="41114" table:display="true" table:show-details="true"/>
                <table:data-pilot-member table:name="41115" table:display="true" table:show-details="true"/>
                <table:data-pilot-member table:name="41118" table:display="true" table:show-details="true"/>
                <table:data-pilot-member table:name="41126" table:display="true" table:show-details="true"/>
                <table:data-pilot-member table:name="41127" table:display="true" table:show-details="true"/>
                <table:data-pilot-member table:name="41139" table:display="true" table:show-details="true"/>
                <table:data-pilot-member table:name="41145" table:display="true" table:show-details="true"/>
                <table:data-pilot-member table:name="41148" table:display="true" table:show-details="true"/>
                <table:data-pilot-member table:name="41158" table:display="true" table:show-details="true"/>
                <table:data-pilot-member table:name="41159" table:display="true" table:show-details="true"/>
                <table:data-pilot-member table:name="41161" table:display="true" table:show-details="true"/>
                <table:data-pilot-member table:name="41167" table:display="true" table:show-details="true"/>
                <table:data-pilot-member table:name="41168" table:display="true" table:show-details="true"/>
                <table:data-pilot-member table:name="41179" table:display="true" table:show-details="true"/>
                <table:data-pilot-member table:name="41214" table:display="true" table:show-details="true"/>
                <table:data-pilot-member table:name="41218" table:display="true" table:show-details="true"/>
                <table:data-pilot-member table:name="41234" table:display="true" table:show-details="true"/>
                <table:data-pilot-member table:name="41236" table:display="true" table:show-details="true"/>
                <table:data-pilot-member table:name="41239" table:display="true" table:show-details="true"/>
                <table:data-pilot-member table:name="41240" table:display="true" table:show-details="true"/>
                <table:data-pilot-member table:name="41242" table:display="true" table:show-details="true"/>
                <table:data-pilot-member table:name="41250" table:display="true" table:show-details="true"/>
                <table:data-pilot-member table:name="41253" table:display="true" table:show-details="true"/>
                <table:data-pilot-member table:name="41255" table:display="true" table:show-details="true"/>
                <table:data-pilot-member table:name="41280" table:display="true" table:show-details="true"/>
                <table:data-pilot-member table:name="41284" table:display="true" table:show-details="true"/>
                <table:data-pilot-member table:name="41287" table:display="true" table:show-details="true"/>
                <table:data-pilot-member table:name="41291" table:display="true" table:show-details="true"/>
                <table:data-pilot-member table:name="41292" table:display="true" table:show-details="true"/>
                <table:data-pilot-member table:name="41297" table:display="true" table:show-details="true"/>
                <table:data-pilot-member table:name="41301" table:display="true" table:show-details="true"/>
                <table:data-pilot-member table:name="41306" table:display="true" table:show-details="true"/>
                <table:data-pilot-member table:name="41308" table:display="true" table:show-details="true"/>
                <table:data-pilot-member table:name="41319" table:display="true" table:show-details="true"/>
                <table:data-pilot-member table:name="41344" table:display="true" table:show-details="true"/>
                <table:data-pilot-member table:name="41349" table:display="true" table:show-details="true"/>
                <table:data-pilot-member table:name="41352" table:display="true" table:show-details="true"/>
                <table:data-pilot-member table:name="41353" table:display="true" table:show-details="true"/>
                <table:data-pilot-member table:name="41366" table:display="true" table:show-details="true"/>
                <table:data-pilot-member table:name="41368" table:display="true" table:show-details="true"/>
                <table:data-pilot-member table:name="41377" table:display="true" table:show-details="true"/>
                <table:data-pilot-member table:name="41382" table:display="true" table:show-details="true"/>
                <table:data-pilot-member table:name="41393" table:display="true" table:show-details="true"/>
                <table:data-pilot-member table:name="41401" table:display="true" table:show-details="true"/>
                <table:data-pilot-member table:name="41414" table:display="true" table:show-details="true"/>
                <table:data-pilot-member table:name="41417" table:display="true" table:show-details="true"/>
                <table:data-pilot-member table:name="41418" table:display="true" table:show-details="true"/>
                <table:data-pilot-member table:name="41435" table:display="true" table:show-details="true"/>
                <table:data-pilot-member table:name="41437" table:display="true" table:show-details="true"/>
                <table:data-pilot-member table:name="41440" table:display="true" table:show-details="true"/>
                <table:data-pilot-member table:name="41451" table:display="true" table:show-details="true"/>
                <table:data-pilot-member table:name="41459" table:display="true" table:show-details="true"/>
                <table:data-pilot-member table:name="41483" table:display="true" table:show-details="true"/>
                <table:data-pilot-member table:name="41484" table:display="true" table:show-details="true"/>
                <table:data-pilot-member table:name="41512" table:display="true" table:show-details="true"/>
                <table:data-pilot-member table:name="41523" table:display="true" table:show-details="true"/>
                <table:data-pilot-member table:name="41541" table:display="true" table:show-details="true"/>
                <table:data-pilot-member table:name="41542" table:display="true" table:show-details="true"/>
                <table:data-pilot-member table:name="41550" table:display="true" table:show-details="true"/>
                <table:data-pilot-member table:name="41551" table:display="true" table:show-details="true"/>
                <table:data-pilot-member table:name="41555" table:display="true" table:show-details="true"/>
                <table:data-pilot-member table:name="41563" table:display="true" table:show-details="true"/>
                <table:data-pilot-member table:name="41565" table:display="true" table:show-details="true"/>
                <table:data-pilot-member table:name="41566" table:display="true" table:show-details="true"/>
                <table:data-pilot-member table:name="41568" table:display="true" table:show-details="true"/>
                <table:data-pilot-member table:name="41575" table:display="true" table:show-details="true"/>
                <table:data-pilot-member table:name="41578" table:display="true" table:show-details="true"/>
                <table:data-pilot-member table:name="41594" table:display="true" table:show-details="true"/>
                <table:data-pilot-member table:name="41595" table:display="true" table:show-details="true"/>
                <table:data-pilot-member table:name="41596" table:display="true" table:show-details="true"/>
                <table:data-pilot-member table:name="41597" table:display="true" table:show-details="true"/>
                <table:data-pilot-member table:name="41601" table:display="true" table:show-details="true"/>
                <table:data-pilot-member table:name="41606" table:display="true" table:show-details="true"/>
                <table:data-pilot-member table:name="41625" table:display="true" table:show-details="true"/>
                <table:data-pilot-member table:name="41633" table:display="true" table:show-details="true"/>
                <table:data-pilot-member table:name="41634" table:display="true" table:show-details="true"/>
                <table:data-pilot-member table:name="41639" table:display="true" table:show-details="true"/>
                <table:data-pilot-member table:name="41642" table:display="true" table:show-details="true"/>
                <table:data-pilot-member table:name="41650" table:display="true" table:show-details="true"/>
                <table:data-pilot-member table:name="41659" table:display="true" table:show-details="true"/>
                <table:data-pilot-member table:name="41662" table:display="true" table:show-details="true"/>
                <table:data-pilot-member table:name="41672" table:display="true" table:show-details="true"/>
                <table:data-pilot-member table:name="41684" table:display="true" table:show-details="true"/>
                <table:data-pilot-member table:name="41691" table:display="true" table:show-details="true"/>
                <table:data-pilot-member table:name="41719" table:display="true" table:show-details="true"/>
                <table:data-pilot-member table:name="41722" table:display="true" table:show-details="true"/>
                <table:data-pilot-member table:name="41725" table:display="true" table:show-details="true"/>
                <table:data-pilot-member table:name="41730" table:display="true" table:show-details="true"/>
                <table:data-pilot-member table:name="41743" table:display="true" table:show-details="true"/>
                <table:data-pilot-member table:name="41760" table:display="true" table:show-details="true"/>
                <table:data-pilot-member table:name="41761" table:display="true" table:show-details="true"/>
                <table:data-pilot-member table:name="41770" table:display="true" table:show-details="true"/>
                <table:data-pilot-member table:name="41776" table:display="true" table:show-details="true"/>
                <table:data-pilot-member table:name="41779" table:display="true" table:show-details="true"/>
                <table:data-pilot-member table:name="41785" table:display="true" table:show-details="true"/>
                <table:data-pilot-member table:name="41789" table:display="true" table:show-details="true"/>
                <table:data-pilot-member table:name="41803" table:display="true" table:show-details="true"/>
                <table:data-pilot-member table:name="41806" table:display="true" table:show-details="true"/>
                <table:data-pilot-member table:name="41815" table:display="true" table:show-details="true"/>
                <table:data-pilot-member table:name="41820" table:display="true" table:show-details="true"/>
                <table:data-pilot-member table:name="41832" table:display="true" table:show-details="true"/>
                <table:data-pilot-member table:name="41845" table:display="true" table:show-details="true"/>
                <table:data-pilot-member table:name="41887" table:display="true" table:show-details="true"/>
                <table:data-pilot-member table:name="41906" table:display="true" table:show-details="true"/>
                <table:data-pilot-member table:name="41932" table:display="true" table:show-details="true"/>
                <table:data-pilot-member table:name="41970" table:display="true" table:show-details="true"/>
                <table:data-pilot-member table:name="41972" table:display="true" table:show-details="true"/>
                <table:data-pilot-member table:name="41973" table:display="true" table:show-details="true"/>
                <table:data-pilot-member table:name="42009" table:display="true" table:show-details="true"/>
                <table:data-pilot-member table:name="42012" table:display="true" table:show-details="true"/>
                <table:data-pilot-member table:name="42032" table:display="true" table:show-details="true"/>
                <table:data-pilot-member table:name="42053" table:display="true" table:show-details="true"/>
                <table:data-pilot-member table:name="42056" table:display="true" table:show-details="true"/>
                <table:data-pilot-member table:name="42060" table:display="true" table:show-details="true"/>
                <table:data-pilot-member table:name="42063" table:display="true" table:show-details="true"/>
                <table:data-pilot-member table:name="42064" table:display="true" table:show-details="true"/>
                <table:data-pilot-member table:name="42068" table:display="true" table:show-details="true"/>
                <table:data-pilot-member table:name="42071" table:display="true" table:show-details="true"/>
                <table:data-pilot-member table:name="42077" table:display="true" table:show-details="true"/>
                <table:data-pilot-member table:name="42079" table:display="true" table:show-details="true"/>
                <table:data-pilot-member table:name="42084" table:display="true" table:show-details="true"/>
                <table:data-pilot-member table:name="42119" table:display="true" table:show-details="true"/>
                <table:data-pilot-member table:name="42136" table:display="true" table:show-details="true"/>
                <table:data-pilot-member table:name="42137" table:display="true" table:show-details="true"/>
                <table:data-pilot-member table:name="42151" table:display="true" table:show-details="true"/>
                <table:data-pilot-member table:name="42183" table:display="true" table:show-details="true"/>
                <table:data-pilot-member table:name="42186" table:display="true" table:show-details="true"/>
                <table:data-pilot-member table:name="42193" table:display="true" table:show-details="true"/>
                <table:data-pilot-member table:name="42201" table:display="true" table:show-details="true"/>
                <table:data-pilot-member table:name="42210" table:display="true" table:show-details="true"/>
                <table:data-pilot-member table:name="42217" table:display="true" table:show-details="true"/>
                <table:data-pilot-member table:name="42223" table:display="true" table:show-details="true"/>
                <table:data-pilot-member table:name="42225" table:display="true" table:show-details="true"/>
                <table:data-pilot-member table:name="42232" table:display="true" table:show-details="true"/>
                <table:data-pilot-member table:name="42245" table:display="true" table:show-details="true"/>
                <table:data-pilot-member table:name="42246" table:display="true" table:show-details="true"/>
                <table:data-pilot-member table:name="42277" table:display="true" table:show-details="true"/>
                <table:data-pilot-member table:name="42286" table:display="true" table:show-details="true"/>
                <table:data-pilot-member table:name="42287" table:display="true" table:show-details="true"/>
                <table:data-pilot-member table:name="42288" table:display="true" table:show-details="true"/>
                <table:data-pilot-member table:name="42303" table:display="true" table:show-details="true"/>
                <table:data-pilot-member table:name="42308" table:display="true" table:show-details="true"/>
                <table:data-pilot-member table:name="42311" table:display="true" table:show-details="true"/>
                <table:data-pilot-member table:name="42324" table:display="true" table:show-details="true"/>
                <table:data-pilot-member table:name="42329" table:display="true" table:show-details="true"/>
                <table:data-pilot-member table:name="42335" table:display="true" table:show-details="true"/>
                <table:data-pilot-member table:name="42338" table:display="true" table:show-details="true"/>
                <table:data-pilot-member table:name="42341" table:display="true" table:show-details="true"/>
                <table:data-pilot-member table:name="42362" table:display="true" table:show-details="true"/>
                <table:data-pilot-member table:name="42363" table:display="true" table:show-details="true"/>
                <table:data-pilot-member table:name="42369" table:display="true" table:show-details="true"/>
                <table:data-pilot-member table:name="42370" table:display="true" table:show-details="true"/>
                <table:data-pilot-member table:name="42374" table:display="true" table:show-details="true"/>
                <table:data-pilot-member table:name="42378" table:display="true" table:show-details="true"/>
                <table:data-pilot-member table:name="42383" table:display="true" table:show-details="true"/>
                <table:data-pilot-member table:name="42385" table:display="true" table:show-details="true"/>
                <table:data-pilot-member table:name="42397" table:display="true" table:show-details="true"/>
                <table:data-pilot-member table:name="42405" table:display="true" table:show-details="true"/>
                <table:data-pilot-member table:name="42425" table:display="true" table:show-details="true"/>
                <table:data-pilot-member table:name="42429" table:display="true" table:show-details="true"/>
                <table:data-pilot-member table:name="42434" table:display="true" table:show-details="true"/>
                <table:data-pilot-member table:name="42442" table:display="true" table:show-details="true"/>
                <table:data-pilot-member table:name="42451" table:display="true" table:show-details="true"/>
                <table:data-pilot-member table:name="42453" table:display="true" table:show-details="true"/>
                <table:data-pilot-member table:name="42471" table:display="true" table:show-details="true"/>
                <table:data-pilot-member table:name="42476" table:display="true" table:show-details="true"/>
                <table:data-pilot-member table:name="42481" table:display="true" table:show-details="true"/>
                <table:data-pilot-member table:name="42501" table:display="true" table:show-details="true"/>
                <table:data-pilot-member table:name="42502" table:display="true" table:show-details="true"/>
                <table:data-pilot-member table:name="42529" table:display="true" table:show-details="true"/>
                <table:data-pilot-member table:name="42531" table:display="true" table:show-details="true"/>
                <table:data-pilot-member table:name="42545" table:display="true" table:show-details="true"/>
                <table:data-pilot-member table:name="42557" table:display="true" table:show-details="true"/>
                <table:data-pilot-member table:name="42560" table:display="true" table:show-details="true"/>
                <table:data-pilot-member table:name="42561" table:display="true" table:show-details="true"/>
                <table:data-pilot-member table:name="42564" table:display="true" table:show-details="true"/>
                <table:data-pilot-member table:name="42576" table:display="true" table:show-details="true"/>
                <table:data-pilot-member table:name="42602" table:display="true" table:show-details="true"/>
                <table:data-pilot-member table:name="42620" table:display="true" table:show-details="true"/>
                <table:data-pilot-member table:name="42626" table:display="true" table:show-details="true"/>
                <table:data-pilot-member table:name="42632" table:display="true" table:show-details="true"/>
                <table:data-pilot-member table:name="42636" table:display="true" table:show-details="true"/>
                <table:data-pilot-member table:name="42656" table:display="true" table:show-details="true"/>
                <table:data-pilot-member table:name="42660" table:display="true" table:show-details="true"/>
                <table:data-pilot-member table:name="42667" table:display="true" table:show-details="true"/>
                <table:data-pilot-member table:name="42672" table:display="true" table:show-details="true"/>
                <table:data-pilot-member table:name="42676" table:display="true" table:show-details="true"/>
                <table:data-pilot-member table:name="42682" table:display="true" table:show-details="true"/>
                <table:data-pilot-member table:name="42685" table:display="true" table:show-details="true"/>
                <table:data-pilot-member table:name="42688" table:display="true" table:show-details="true"/>
                <table:data-pilot-member table:name="42724" table:display="true" table:show-details="true"/>
                <table:data-pilot-member table:name="42739" table:display="true" table:show-details="true"/>
                <table:data-pilot-member table:name="42751" table:display="true" table:show-details="true"/>
                <table:data-pilot-member table:name="42758" table:display="true" table:show-details="true"/>
                <table:data-pilot-member table:name="42759" table:display="true" table:show-details="true"/>
                <table:data-pilot-member table:name="42763" table:display="true" table:show-details="true"/>
                <table:data-pilot-member table:name="42774" table:display="true" table:show-details="true"/>
                <table:data-pilot-member table:name="42786" table:display="true" table:show-details="true"/>
                <table:data-pilot-member table:name="42787" table:display="true" table:show-details="true"/>
                <table:data-pilot-member table:name="42798" table:display="true" table:show-details="true"/>
                <table:data-pilot-member table:name="42821" table:display="true" table:show-details="true"/>
                <table:data-pilot-member table:name="42828" table:display="true" table:show-details="true"/>
                <table:data-pilot-member table:name="42830" table:display="true" table:show-details="true"/>
                <table:data-pilot-member table:name="42861" table:display="true" table:show-details="true"/>
                <table:data-pilot-member table:name="42866" table:display="true" table:show-details="true"/>
                <table:data-pilot-member table:name="42879" table:display="true" table:show-details="true"/>
                <table:data-pilot-member table:name="42887" table:display="true" table:show-details="true"/>
                <table:data-pilot-member table:name="42891" table:display="true" table:show-details="true"/>
                <table:data-pilot-member table:name="42894" table:display="true" table:show-details="true"/>
                <table:data-pilot-member table:name="42895" table:display="true" table:show-details="true"/>
                <table:data-pilot-member table:name="42897" table:display="true" table:show-details="true"/>
                <table:data-pilot-member table:name="42909" table:display="true" table:show-details="true"/>
                <table:data-pilot-member table:name="42927" table:display="true" table:show-details="true"/>
                <table:data-pilot-member table:name="42940" table:display="true" table:show-details="true"/>
                <table:data-pilot-member table:name="42963" table:display="true" table:show-details="true"/>
                <table:data-pilot-member table:name="42964" table:display="true" table:show-details="true"/>
                <table:data-pilot-member table:name="42980" table:display="true" table:show-details="true"/>
                <table:data-pilot-member table:name="42989" table:display="true" table:show-details="true"/>
                <table:data-pilot-member table:name="42991" table:display="true" table:show-details="true"/>
                <table:data-pilot-member table:name="43005" table:display="true" table:show-details="true"/>
                <table:data-pilot-member table:name="43013" table:display="true" table:show-details="true"/>
                <table:data-pilot-member table:name="43021" table:display="true" table:show-details="true"/>
                <table:data-pilot-member table:name="43023" table:display="true" table:show-details="true"/>
                <table:data-pilot-member table:name="43026" table:display="true" table:show-details="true"/>
                <table:data-pilot-member table:name="43028" table:display="true" table:show-details="true"/>
                <table:data-pilot-member table:name="43030" table:display="true" table:show-details="true"/>
                <table:data-pilot-member table:name="43033" table:display="true" table:show-details="true"/>
                <table:data-pilot-member table:name="43034" table:display="true" table:show-details="true"/>
                <table:data-pilot-member table:name="43044" table:display="true" table:show-details="true"/>
                <table:data-pilot-member table:name="43057" table:display="true" table:show-details="true"/>
                <table:data-pilot-member table:name="43058" table:display="true" table:show-details="true"/>
                <table:data-pilot-member table:name="43065" table:display="true" table:show-details="true"/>
                <table:data-pilot-member table:name="43072" table:display="true" table:show-details="true"/>
                <table:data-pilot-member table:name="43073" table:display="true" table:show-details="true"/>
                <table:data-pilot-member table:name="43074" table:display="true" table:show-details="true"/>
                <table:data-pilot-member table:name="43076" table:display="true" table:show-details="true"/>
                <table:data-pilot-member table:name="43084" table:display="true" table:show-details="true"/>
                <table:data-pilot-member table:name="43091" table:display="true" table:show-details="true"/>
                <table:data-pilot-member table:name="43093" table:display="true" table:show-details="true"/>
                <table:data-pilot-member table:name="43097" table:display="true" table:show-details="true"/>
                <table:data-pilot-member table:name="43100" table:display="true" table:show-details="true"/>
                <table:data-pilot-member table:name="43106" table:display="true" table:show-details="true"/>
                <table:data-pilot-member table:name="43122" table:display="true" table:show-details="true"/>
                <table:data-pilot-member table:name="43137" table:display="true" table:show-details="true"/>
                <table:data-pilot-member table:name="43150" table:display="true" table:show-details="true"/>
                <table:data-pilot-member table:name="43165" table:display="true" table:show-details="true"/>
                <table:data-pilot-member table:name="43167" table:display="true" table:show-details="true"/>
                <table:data-pilot-member table:name="43168" table:display="true" table:show-details="true"/>
                <table:data-pilot-member table:name="43171" table:display="true" table:show-details="true"/>
                <table:data-pilot-member table:name="43172" table:display="true" table:show-details="true"/>
                <table:data-pilot-member table:name="43180" table:display="true" table:show-details="true"/>
                <table:data-pilot-member table:name="43183" table:display="true" table:show-details="true"/>
                <table:data-pilot-member table:name="43184" table:display="true" table:show-details="true"/>
                <table:data-pilot-member table:name="43186" table:display="true" table:show-details="true"/>
                <table:data-pilot-member table:name="43200" table:display="true" table:show-details="true"/>
                <table:data-pilot-member table:name="43214" table:display="true" table:show-details="true"/>
                <table:data-pilot-member table:name="43224" table:display="true" table:show-details="true"/>
                <table:data-pilot-member table:name="43230" table:display="true" table:show-details="true"/>
                <table:data-pilot-member table:name="43241" table:display="true" table:show-details="true"/>
                <table:data-pilot-member table:name="43248" table:display="true" table:show-details="true"/>
                <table:data-pilot-member table:name="43262" table:display="true" table:show-details="true"/>
                <table:data-pilot-member table:name="43273" table:display="true" table:show-details="true"/>
                <table:data-pilot-member table:name="43275" table:display="true" table:show-details="true"/>
                <table:data-pilot-member table:name="43290" table:display="true" table:show-details="true"/>
                <table:data-pilot-member table:name="43317" table:display="true" table:show-details="true"/>
                <table:data-pilot-member table:name="43328" table:display="true" table:show-details="true"/>
                <table:data-pilot-member table:name="43332" table:display="true" table:show-details="true"/>
                <table:data-pilot-member table:name="43363" table:display="true" table:show-details="true"/>
                <table:data-pilot-member table:name="43365" table:display="true" table:show-details="true"/>
                <table:data-pilot-member table:name="43375" table:display="true" table:show-details="true"/>
                <table:data-pilot-member table:name="43383" table:display="true" table:show-details="true"/>
                <table:data-pilot-member table:name="43386" table:display="true" table:show-details="true"/>
                <table:data-pilot-member table:name="43391" table:display="true" table:show-details="true"/>
                <table:data-pilot-member table:name="43406" table:display="true" table:show-details="true"/>
                <table:data-pilot-member table:name="43411" table:display="true" table:show-details="true"/>
                <table:data-pilot-member table:name="43412" table:display="true" table:show-details="true"/>
                <table:data-pilot-member table:name="43433" table:display="true" table:show-details="true"/>
                <table:data-pilot-member table:name="43437" table:display="true" table:show-details="true"/>
                <table:data-pilot-member table:name="43449" table:display="true" table:show-details="true"/>
                <table:data-pilot-member table:name="43450" table:display="true" table:show-details="true"/>
                <table:data-pilot-member table:name="43452" table:display="true" table:show-details="true"/>
                <table:data-pilot-member table:name="43462" table:display="true" table:show-details="true"/>
                <table:data-pilot-member table:name="43464" table:display="true" table:show-details="true"/>
                <table:data-pilot-member table:name="43470" table:display="true" table:show-details="true"/>
                <table:data-pilot-member table:name="43477" table:display="true" table:show-details="true"/>
                <table:data-pilot-member table:name="43479" table:display="true" table:show-details="true"/>
                <table:data-pilot-member table:name="43486" table:display="true" table:show-details="true"/>
                <table:data-pilot-member table:name="43491" table:display="true" table:show-details="true"/>
                <table:data-pilot-member table:name="43493" table:display="true" table:show-details="true"/>
                <table:data-pilot-member table:name="43494" table:display="true" table:show-details="true"/>
                <table:data-pilot-member table:name="43514" table:display="true" table:show-details="true"/>
                <table:data-pilot-member table:name="43531" table:display="true" table:show-details="true"/>
                <table:data-pilot-member table:name="43545" table:display="true" table:show-details="true"/>
                <table:data-pilot-member table:name="43548" table:display="true" table:show-details="true"/>
                <table:data-pilot-member table:name="43551" table:display="true" table:show-details="true"/>
                <table:data-pilot-member table:name="43552" table:display="true" table:show-details="true"/>
                <table:data-pilot-member table:name="43572" table:display="true" table:show-details="true"/>
                <table:data-pilot-member table:name="43582" table:display="true" table:show-details="true"/>
                <table:data-pilot-member table:name="43586" table:display="true" table:show-details="true"/>
                <table:data-pilot-member table:name="43594" table:display="true" table:show-details="true"/>
                <table:data-pilot-member table:name="43607" table:display="true" table:show-details="true"/>
                <table:data-pilot-member table:name="43609" table:display="true" table:show-details="true"/>
                <table:data-pilot-member table:name="43611" table:display="true" table:show-details="true"/>
                <table:data-pilot-member table:name="43613" table:display="true" table:show-details="true"/>
                <table:data-pilot-member table:name="43614" table:display="true" table:show-details="true"/>
                <table:data-pilot-member table:name="43622" table:display="true" table:show-details="true"/>
                <table:data-pilot-member table:name="43629" table:display="true" table:show-details="true"/>
                <table:data-pilot-member table:name="43635" table:display="true" table:show-details="true"/>
                <table:data-pilot-member table:name="43642" table:display="true" table:show-details="true"/>
                <table:data-pilot-member table:name="43643" table:display="true" table:show-details="true"/>
                <table:data-pilot-member table:name="43653" table:display="true" table:show-details="true"/>
                <table:data-pilot-member table:name="43655" table:display="true" table:show-details="true"/>
                <table:data-pilot-member table:name="43660" table:display="true" table:show-details="true"/>
                <table:data-pilot-member table:name="43662" table:display="true" table:show-details="true"/>
                <table:data-pilot-member table:name="43665" table:display="true" table:show-details="true"/>
                <table:data-pilot-member table:name="43670" table:display="true" table:show-details="true"/>
                <table:data-pilot-member table:name="43680" table:display="true" table:show-details="true"/>
                <table:data-pilot-member table:name="43683" table:display="true" table:show-details="true"/>
                <table:data-pilot-member table:name="43686" table:display="true" table:show-details="true"/>
                <table:data-pilot-member table:name="43700" table:display="true" table:show-details="true"/>
                <table:data-pilot-member table:name="43707" table:display="true" table:show-details="true"/>
                <table:data-pilot-member table:name="43713" table:display="true" table:show-details="true"/>
                <table:data-pilot-member table:name="43716" table:display="true" table:show-details="true"/>
                <table:data-pilot-member table:name="43720" table:display="true" table:show-details="true"/>
                <table:data-pilot-member table:name="43723" table:display="true" table:show-details="true"/>
                <table:data-pilot-member table:name="43725" table:display="true" table:show-details="true"/>
                <table:data-pilot-member table:name="43736" table:display="true" table:show-details="true"/>
                <table:data-pilot-member table:name="43747" table:display="true" table:show-details="true"/>
                <table:data-pilot-member table:name="43748" table:display="true" table:show-details="true"/>
                <table:data-pilot-member table:name="43752" table:display="true" table:show-details="true"/>
                <table:data-pilot-member table:name="43756" table:display="true" table:show-details="true"/>
                <table:data-pilot-member table:name="43762" table:display="true" table:show-details="true"/>
                <table:data-pilot-member table:name="43765" table:display="true" table:show-details="true"/>
                <table:data-pilot-member table:name="43769" table:display="true" table:show-details="true"/>
                <table:data-pilot-member table:name="43792" table:display="true" table:show-details="true"/>
                <table:data-pilot-member table:name="43793" table:display="true" table:show-details="true"/>
                <table:data-pilot-member table:name="43808" table:display="true" table:show-details="true"/>
                <table:data-pilot-member table:name="43826" table:display="true" table:show-details="true"/>
                <table:data-pilot-member table:name="43835" table:display="true" table:show-details="true"/>
                <table:data-pilot-member table:name="43839" table:display="true" table:show-details="true"/>
                <table:data-pilot-member table:name="43840" table:display="true" table:show-details="true"/>
                <table:data-pilot-member table:name="43847" table:display="true" table:show-details="true"/>
                <table:data-pilot-member table:name="43851" table:display="true" table:show-details="true"/>
                <table:data-pilot-member table:name="43853" table:display="true" table:show-details="true"/>
                <table:data-pilot-member table:name="43854" table:display="true" table:show-details="true"/>
                <table:data-pilot-member table:name="43862" table:display="true" table:show-details="true"/>
                <table:data-pilot-member table:name="43863" table:display="true" table:show-details="true"/>
                <table:data-pilot-member table:name="43867" table:display="true" table:show-details="true"/>
                <table:data-pilot-member table:name="43880" table:display="true" table:show-details="true"/>
                <table:data-pilot-member table:name="43884" table:display="true" table:show-details="true"/>
                <table:data-pilot-member table:name="43886" table:display="true" table:show-details="true"/>
                <table:data-pilot-member table:name="43889" table:display="true" table:show-details="true"/>
                <table:data-pilot-member table:name="43901" table:display="true" table:show-details="true"/>
                <table:data-pilot-member table:name="43907" table:display="true" table:show-details="true"/>
                <table:data-pilot-member table:name="43917" table:display="true" table:show-details="true"/>
                <table:data-pilot-member table:name="43919" table:display="true" table:show-details="true"/>
                <table:data-pilot-member table:name="43925" table:display="true" table:show-details="true"/>
                <table:data-pilot-member table:name="43926" table:display="true" table:show-details="true"/>
                <table:data-pilot-member table:name="43945" table:display="true" table:show-details="true"/>
                <table:data-pilot-member table:name="43947" table:display="true" table:show-details="true"/>
                <table:data-pilot-member table:name="43956" table:display="true" table:show-details="true"/>
                <table:data-pilot-member table:name="43961" table:display="true" table:show-details="true"/>
                <table:data-pilot-member table:name="43982" table:display="true" table:show-details="true"/>
                <table:data-pilot-member table:name="43987" table:display="true" table:show-details="true"/>
                <table:data-pilot-member table:name="44014" table:display="true" table:show-details="true"/>
                <table:data-pilot-member table:name="44029" table:display="true" table:show-details="true"/>
                <table:data-pilot-member table:name="44030" table:display="true" table:show-details="true"/>
                <table:data-pilot-member table:name="44034" table:display="true" table:show-details="true"/>
                <table:data-pilot-member table:name="44046" table:display="true" table:show-details="true"/>
                <table:data-pilot-member table:name="44047" table:display="true" table:show-details="true"/>
                <table:data-pilot-member table:name="44053" table:display="true" table:show-details="true"/>
                <table:data-pilot-member table:name="44082" table:display="true" table:show-details="true"/>
                <table:data-pilot-member table:name="44090" table:display="true" table:show-details="true"/>
                <table:data-pilot-member table:name="44150" table:display="true" table:show-details="true"/>
                <table:data-pilot-member table:name="44158" table:display="true" table:show-details="true"/>
                <table:data-pilot-member table:name="44171" table:display="true" table:show-details="true"/>
                <table:data-pilot-member table:name="44194" table:display="true" table:show-details="true"/>
                <table:data-pilot-member table:name="44216" table:display="true" table:show-details="true"/>
                <table:data-pilot-member table:name="44227" table:display="true" table:show-details="true"/>
                <table:data-pilot-member table:name="44232" table:display="true" table:show-details="true"/>
                <table:data-pilot-member table:name="44236" table:display="true" table:show-details="true"/>
                <table:data-pilot-member table:name="44239" table:display="true" table:show-details="true"/>
                <table:data-pilot-member table:name="44249" table:display="true" table:show-details="true"/>
                <table:data-pilot-member table:name="44252" table:display="true" table:show-details="true"/>
                <table:data-pilot-member table:name="44264" table:display="true" table:show-details="true"/>
                <table:data-pilot-member table:name="44268" table:display="true" table:show-details="true"/>
                <table:data-pilot-member table:name="44275" table:display="true" table:show-details="true"/>
                <table:data-pilot-member table:name="44279" table:display="true" table:show-details="true"/>
                <table:data-pilot-member table:name="44282" table:display="true" table:show-details="true"/>
                <table:data-pilot-member table:name="44289" table:display="true" table:show-details="true"/>
                <table:data-pilot-member table:name="44299" table:display="true" table:show-details="true"/>
                <table:data-pilot-member table:name="44305" table:display="true" table:show-details="true"/>
                <table:data-pilot-member table:name="44321" table:display="true" table:show-details="true"/>
                <table:data-pilot-member table:name="44340" table:display="true" table:show-details="true"/>
                <table:data-pilot-member table:name="44345" table:display="true" table:show-details="true"/>
                <table:data-pilot-member table:name="44353" table:display="true" table:show-details="true"/>
                <table:data-pilot-member table:name="44363" table:display="true" table:show-details="true"/>
                <table:data-pilot-member table:name="44376" table:display="true" table:show-details="true"/>
                <table:data-pilot-member table:name="44378" table:display="true" table:show-details="true"/>
                <table:data-pilot-member table:name="44384" table:display="true" table:show-details="true"/>
                <table:data-pilot-member table:name="44394" table:display="true" table:show-details="true"/>
                <table:data-pilot-member table:name="44403" table:display="true" table:show-details="true"/>
                <table:data-pilot-member table:name="44404" table:display="true" table:show-details="true"/>
                <table:data-pilot-member table:name="44421" table:display="true" table:show-details="true"/>
                <table:data-pilot-member table:name="44426" table:display="true" table:show-details="true"/>
                <table:data-pilot-member table:name="44428" table:display="true" table:show-details="true"/>
                <table:data-pilot-member table:name="44436" table:display="true" table:show-details="true"/>
                <table:data-pilot-member table:name="44443" table:display="true" table:show-details="true"/>
                <table:data-pilot-member table:name="44461" table:display="true" table:show-details="true"/>
                <table:data-pilot-member table:name="44466" table:display="true" table:show-details="true"/>
                <table:data-pilot-member table:name="44474" table:display="true" table:show-details="true"/>
                <table:data-pilot-member table:name="44480" table:display="true" table:show-details="true"/>
                <table:data-pilot-member table:name="44490" table:display="true" table:show-details="true"/>
                <table:data-pilot-member table:name="44529" table:display="true" table:show-details="true"/>
                <table:data-pilot-member table:name="44542" table:display="true" table:show-details="true"/>
                <table:data-pilot-member table:name="44548" table:display="true" table:show-details="true"/>
                <table:data-pilot-member table:name="44557" table:display="true" table:show-details="true"/>
                <table:data-pilot-member table:name="44563" table:display="true" table:show-details="true"/>
                <table:data-pilot-member table:name="44564" table:display="true" table:show-details="true"/>
                <table:data-pilot-member table:name="44579" table:display="true" table:show-details="true"/>
                <table:data-pilot-member table:name="44591" table:display="true" table:show-details="true"/>
                <table:data-pilot-member table:name="44602" table:display="true" table:show-details="true"/>
                <table:data-pilot-member table:name="44606" table:display="true" table:show-details="true"/>
                <table:data-pilot-member table:name="44615" table:display="true" table:show-details="true"/>
                <table:data-pilot-member table:name="44622" table:display="true" table:show-details="true"/>
                <table:data-pilot-member table:name="44623" table:display="true" table:show-details="true"/>
                <table:data-pilot-member table:name="44626" table:display="true" table:show-details="true"/>
                <table:data-pilot-member table:name="44633" table:display="true" table:show-details="true"/>
                <table:data-pilot-member table:name="44637" table:display="true" table:show-details="true"/>
                <table:data-pilot-member table:name="44642" table:display="true" table:show-details="true"/>
                <table:data-pilot-member table:name="44656" table:display="true" table:show-details="true"/>
                <table:data-pilot-member table:name="44661" table:display="true" table:show-details="true"/>
                <table:data-pilot-member table:name="44680" table:display="true" table:show-details="true"/>
                <table:data-pilot-member table:name="44695" table:display="true" table:show-details="true"/>
                <table:data-pilot-member table:name="44705" table:display="true" table:show-details="true"/>
                <table:data-pilot-member table:name="44706" table:display="true" table:show-details="true"/>
                <table:data-pilot-member table:name="44715" table:display="true" table:show-details="true"/>
                <table:data-pilot-member table:name="44721" table:display="true" table:show-details="true"/>
                <table:data-pilot-member table:name="44737" table:display="true" table:show-details="true"/>
                <table:data-pilot-member table:name="44743" table:display="true" table:show-details="true"/>
                <table:data-pilot-member table:name="44746" table:display="true" table:show-details="true"/>
                <table:data-pilot-member table:name="44752" table:display="true" table:show-details="true"/>
                <table:data-pilot-member table:name="44758" table:display="true" table:show-details="true"/>
                <table:data-pilot-member table:name="44766" table:display="true" table:show-details="true"/>
                <table:data-pilot-member table:name="44776" table:display="true" table:show-details="true"/>
                <table:data-pilot-member table:name="44785" table:display="true" table:show-details="true"/>
                <table:data-pilot-member table:name="44796" table:display="true" table:show-details="true"/>
                <table:data-pilot-member table:name="44802" table:display="true" table:show-details="true"/>
                <table:data-pilot-member table:name="44811" table:display="true" table:show-details="true"/>
                <table:data-pilot-member table:name="44825" table:display="true" table:show-details="true"/>
                <table:data-pilot-member table:name="44827" table:display="true" table:show-details="true"/>
                <table:data-pilot-member table:name="44832" table:display="true" table:show-details="true"/>
                <table:data-pilot-member table:name="44833" table:display="true" table:show-details="true"/>
                <table:data-pilot-member table:name="44837" table:display="true" table:show-details="true"/>
                <table:data-pilot-member table:name="44844" table:display="true" table:show-details="true"/>
                <table:data-pilot-member table:name="44846" table:display="true" table:show-details="true"/>
                <table:data-pilot-member table:name="44866" table:display="true" table:show-details="true"/>
                <table:data-pilot-member table:name="44872" table:display="true" table:show-details="true"/>
                <table:data-pilot-member table:name="44889" table:display="true" table:show-details="true"/>
                <table:data-pilot-member table:name="44904" table:display="true" table:show-details="true"/>
                <table:data-pilot-member table:name="44914" table:display="true" table:show-details="true"/>
                <table:data-pilot-member table:name="44922" table:display="true" table:show-details="true"/>
                <table:data-pilot-member table:name="44931" table:display="true" table:show-details="true"/>
                <table:data-pilot-member table:name="44943" table:display="true" table:show-details="true"/>
                <table:data-pilot-member table:name="44951" table:display="true" table:show-details="true"/>
                <table:data-pilot-member table:name="44955" table:display="true" table:show-details="true"/>
                <table:data-pilot-member table:name="44957" table:display="true" table:show-details="true"/>
                <table:data-pilot-member table:name="44960" table:display="true" table:show-details="true"/>
                <table:data-pilot-member table:name="44964" table:display="true" table:show-details="true"/>
                <table:data-pilot-member table:name="44991" table:display="true" table:show-details="true"/>
                <table:data-pilot-member table:name="45017" table:display="true" table:show-details="true"/>
                <table:data-pilot-member table:name="45024" table:display="true" table:show-details="true"/>
                <table:data-pilot-member table:name="45044" table:display="true" table:show-details="true"/>
                <table:data-pilot-member table:name="45046" table:display="true" table:show-details="true"/>
                <table:data-pilot-member table:name="45053" table:display="true" table:show-details="true"/>
                <table:data-pilot-member table:name="45057" table:display="true" table:show-details="true"/>
                <table:data-pilot-member table:name="45058" table:display="true" table:show-details="true"/>
                <table:data-pilot-member table:name="45060" table:display="true" table:show-details="true"/>
                <table:data-pilot-member table:name="45061" table:display="true" table:show-details="true"/>
                <table:data-pilot-member table:name="45073" table:display="true" table:show-details="true"/>
                <table:data-pilot-member table:name="45089" table:display="true" table:show-details="true"/>
                <table:data-pilot-member table:name="45106" table:display="true" table:show-details="true"/>
                <table:data-pilot-member table:name="45110" table:display="true" table:show-details="true"/>
                <table:data-pilot-member table:name="45127" table:display="true" table:show-details="true"/>
                <table:data-pilot-member table:name="45140" table:display="true" table:show-details="true"/>
                <table:data-pilot-member table:name="45143" table:display="true" table:show-details="true"/>
                <table:data-pilot-member table:name="45150" table:display="true" table:show-details="true"/>
                <table:data-pilot-member table:name="45156" table:display="true" table:show-details="true"/>
                <table:data-pilot-member table:name="45159" table:display="true" table:show-details="true"/>
                <table:data-pilot-member table:name="45163" table:display="true" table:show-details="true"/>
                <table:data-pilot-member table:name="45168" table:display="true" table:show-details="true"/>
                <table:data-pilot-member table:name="45169" table:display="true" table:show-details="true"/>
                <table:data-pilot-member table:name="45187" table:display="true" table:show-details="true"/>
                <table:data-pilot-member table:name="45190" table:display="true" table:show-details="true"/>
                <table:data-pilot-member table:name="45191" table:display="true" table:show-details="true"/>
                <table:data-pilot-member table:name="45195" table:display="true" table:show-details="true"/>
                <table:data-pilot-member table:name="45201" table:display="true" table:show-details="true"/>
                <table:data-pilot-member table:name="45203" table:display="true" table:show-details="true"/>
                <table:data-pilot-member table:name="45210" table:display="true" table:show-details="true"/>
                <table:data-pilot-member table:name="45214" table:display="true" table:show-details="true"/>
                <table:data-pilot-member table:name="45221" table:display="true" table:show-details="true"/>
                <table:data-pilot-member table:name="45227" table:display="true" table:show-details="true"/>
                <table:data-pilot-member table:name="45229" table:display="true" table:show-details="true"/>
                <table:data-pilot-member table:name="45243" table:display="true" table:show-details="true"/>
                <table:data-pilot-member table:name="45244" table:display="true" table:show-details="true"/>
                <table:data-pilot-member table:name="45245" table:display="true" table:show-details="true"/>
                <table:data-pilot-member table:name="45247" table:display="true" table:show-details="true"/>
                <table:data-pilot-member table:name="45265" table:display="true" table:show-details="true"/>
                <table:data-pilot-member table:name="45266" table:display="true" table:show-details="true"/>
                <table:data-pilot-member table:name="45277" table:display="true" table:show-details="true"/>
                <table:data-pilot-member table:name="45299" table:display="true" table:show-details="true"/>
                <table:data-pilot-member table:name="45304" table:display="true" table:show-details="true"/>
                <table:data-pilot-member table:name="45309" table:display="true" table:show-details="true"/>
                <table:data-pilot-member table:name="45311" table:display="true" table:show-details="true"/>
                <table:data-pilot-member table:name="45319" table:display="true" table:show-details="true"/>
                <table:data-pilot-member table:name="45325" table:display="true" table:show-details="true"/>
                <table:data-pilot-member table:name="45328" table:display="true" table:show-details="true"/>
                <table:data-pilot-member table:name="45333" table:display="true" table:show-details="true"/>
                <table:data-pilot-member table:name="45342" table:display="true" table:show-details="true"/>
                <table:data-pilot-member table:name="45343" table:display="true" table:show-details="true"/>
                <table:data-pilot-member table:name="45350" table:display="true" table:show-details="true"/>
                <table:data-pilot-member table:name="45356" table:display="true" table:show-details="true"/>
                <table:data-pilot-member table:name="45364" table:display="true" table:show-details="true"/>
                <table:data-pilot-member table:name="45372" table:display="true" table:show-details="true"/>
                <table:data-pilot-member table:name="45374" table:display="true" table:show-details="true"/>
                <table:data-pilot-member table:name="45377" table:display="true" table:show-details="true"/>
                <table:data-pilot-member table:name="45388" table:display="true" table:show-details="true"/>
                <table:data-pilot-member table:name="45390" table:display="true" table:show-details="true"/>
                <table:data-pilot-member table:name="45396" table:display="true" table:show-details="true"/>
                <table:data-pilot-member table:name="45397" table:display="true" table:show-details="true"/>
                <table:data-pilot-member table:name="45403" table:display="true" table:show-details="true"/>
                <table:data-pilot-member table:name="45407" table:display="true" table:show-details="true"/>
                <table:data-pilot-member table:name="45423" table:display="true" table:show-details="true"/>
                <table:data-pilot-member table:name="45440" table:display="true" table:show-details="true"/>
                <table:data-pilot-member table:name="45442" table:display="true" table:show-details="true"/>
                <table:data-pilot-member table:name="45469" table:display="true" table:show-details="true"/>
                <table:data-pilot-member table:name="45472" table:display="true" table:show-details="true"/>
                <table:data-pilot-member table:name="45473" table:display="true" table:show-details="true"/>
                <table:data-pilot-member table:name="45474" table:display="true" table:show-details="true"/>
                <table:data-pilot-member table:name="45483" table:display="true" table:show-details="true"/>
                <table:data-pilot-member table:name="45488" table:display="true" table:show-details="true"/>
                <table:data-pilot-member table:name="45495" table:display="true" table:show-details="true"/>
                <table:data-pilot-member table:name="45498" table:display="true" table:show-details="true"/>
                <table:data-pilot-member table:name="45502" table:display="true" table:show-details="true"/>
                <table:data-pilot-member table:name="45506" table:display="true" table:show-details="true"/>
                <table:data-pilot-member table:name="45516" table:display="true" table:show-details="true"/>
                <table:data-pilot-member table:name="45518" table:display="true" table:show-details="true"/>
                <table:data-pilot-member table:name="45525" table:display="true" table:show-details="true"/>
                <table:data-pilot-member table:name="45540" table:display="true" table:show-details="true"/>
                <table:data-pilot-member table:name="45544" table:display="true" table:show-details="true"/>
                <table:data-pilot-member table:name="45546" table:display="true" table:show-details="true"/>
                <table:data-pilot-member table:name="45554" table:display="true" table:show-details="true"/>
                <table:data-pilot-member table:name="45564" table:display="true" table:show-details="true"/>
                <table:data-pilot-member table:name="45565" table:display="true" table:show-details="true"/>
                <table:data-pilot-member table:name="45578" table:display="true" table:show-details="true"/>
                <table:data-pilot-member table:name="45597" table:display="true" table:show-details="true"/>
                <table:data-pilot-member table:name="45606" table:display="true" table:show-details="true"/>
                <table:data-pilot-member table:name="45633" table:display="true" table:show-details="true"/>
                <table:data-pilot-member table:name="45647" table:display="true" table:show-details="true"/>
                <table:data-pilot-member table:name="45668" table:display="true" table:show-details="true"/>
                <table:data-pilot-member table:name="45679" table:display="true" table:show-details="true"/>
                <table:data-pilot-member table:name="45680" table:display="true" table:show-details="true"/>
                <table:data-pilot-member table:name="45689" table:display="true" table:show-details="true"/>
                <table:data-pilot-member table:name="45724" table:display="true" table:show-details="true"/>
                <table:data-pilot-member table:name="45737" table:display="true" table:show-details="true"/>
                <table:data-pilot-member table:name="45740" table:display="true" table:show-details="true"/>
                <table:data-pilot-member table:name="45749" table:display="true" table:show-details="true"/>
                <table:data-pilot-member table:name="45753" table:display="true" table:show-details="true"/>
                <table:data-pilot-member table:name="45755" table:display="true" table:show-details="true"/>
                <table:data-pilot-member table:name="45757" table:display="true" table:show-details="true"/>
                <table:data-pilot-member table:name="45763" table:display="true" table:show-details="true"/>
                <table:data-pilot-member table:name="45766" table:display="true" table:show-details="true"/>
                <table:data-pilot-member table:name="45775" table:display="true" table:show-details="true"/>
                <table:data-pilot-member table:name="45779" table:display="true" table:show-details="true"/>
                <table:data-pilot-member table:name="45794" table:display="true" table:show-details="true"/>
                <table:data-pilot-member table:name="45808" table:display="true" table:show-details="true"/>
                <table:data-pilot-member table:name="45822" table:display="true" table:show-details="true"/>
                <table:data-pilot-member table:name="45837" table:display="true" table:show-details="true"/>
                <table:data-pilot-member table:name="45841" table:display="true" table:show-details="true"/>
                <table:data-pilot-member table:name="45842" table:display="true" table:show-details="true"/>
                <table:data-pilot-member table:name="45865" table:display="true" table:show-details="true"/>
                <table:data-pilot-member table:name="45877" table:display="true" table:show-details="true"/>
                <table:data-pilot-member table:name="45878" table:display="true" table:show-details="true"/>
                <table:data-pilot-member table:name="45883" table:display="true" table:show-details="true"/>
                <table:data-pilot-member table:name="45884" table:display="true" table:show-details="true"/>
                <table:data-pilot-member table:name="45894" table:display="true" table:show-details="true"/>
                <table:data-pilot-member table:name="45895" table:display="true" table:show-details="true"/>
                <table:data-pilot-member table:name="45899" table:display="true" table:show-details="true"/>
                <table:data-pilot-member table:name="45913" table:display="true" table:show-details="true"/>
                <table:data-pilot-member table:name="45922" table:display="true" table:show-details="true"/>
                <table:data-pilot-member table:name="45934" table:display="true" table:show-details="true"/>
                <table:data-pilot-member table:name="45935" table:display="true" table:show-details="true"/>
                <table:data-pilot-member table:name="45952" table:display="true" table:show-details="true"/>
                <table:data-pilot-member table:name="45963" table:display="true" table:show-details="true"/>
                <table:data-pilot-member table:name="45976" table:display="true" table:show-details="true"/>
                <table:data-pilot-member table:name="45978" table:display="true" table:show-details="true"/>
                <table:data-pilot-member table:name="45983" table:display="true" table:show-details="true"/>
                <table:data-pilot-member table:name="45989" table:display="true" table:show-details="true"/>
                <table:data-pilot-member table:name="45992" table:display="true" table:show-details="true"/>
                <table:data-pilot-member table:name="46000" table:display="true" table:show-details="true"/>
                <table:data-pilot-member table:name="46001" table:display="true" table:show-details="true"/>
                <table:data-pilot-member table:name="46012" table:display="true" table:show-details="true"/>
                <table:data-pilot-member table:name="46024" table:display="true" table:show-details="true"/>
                <table:data-pilot-member table:name="46047" table:display="true" table:show-details="true"/>
                <table:data-pilot-member table:name="46057" table:display="true" table:show-details="true"/>
                <table:data-pilot-member table:name="46083" table:display="true" table:show-details="true"/>
                <table:data-pilot-member table:name="46090" table:display="true" table:show-details="true"/>
                <table:data-pilot-member table:name="46091" table:display="true" table:show-details="true"/>
                <table:data-pilot-member table:name="46094" table:display="true" table:show-details="true"/>
                <table:data-pilot-member table:name="46101" table:display="true" table:show-details="true"/>
                <table:data-pilot-member table:name="46102" table:display="true" table:show-details="true"/>
                <table:data-pilot-member table:name="46104" table:display="true" table:show-details="true"/>
                <table:data-pilot-member table:name="46117" table:display="true" table:show-details="true"/>
                <table:data-pilot-member table:name="46121" table:display="true" table:show-details="true"/>
                <table:data-pilot-member table:name="46136" table:display="true" table:show-details="true"/>
                <table:data-pilot-member table:name="46141" table:display="true" table:show-details="true"/>
                <table:data-pilot-member table:name="46148" table:display="true" table:show-details="true"/>
                <table:data-pilot-member table:name="46158" table:display="true" table:show-details="true"/>
                <table:data-pilot-member table:name="46169" table:display="true" table:show-details="true"/>
                <table:data-pilot-member table:name="46189" table:display="true" table:show-details="true"/>
                <table:data-pilot-member table:name="46208" table:display="true" table:show-details="true"/>
                <table:data-pilot-member table:name="46211" table:display="true" table:show-details="true"/>
                <table:data-pilot-member table:name="46216" table:display="true" table:show-details="true"/>
                <table:data-pilot-member table:name="46226" table:display="true" table:show-details="true"/>
                <table:data-pilot-member table:name="46241" table:display="true" table:show-details="true"/>
                <table:data-pilot-member table:name="46253" table:display="true" table:show-details="true"/>
                <table:data-pilot-member table:name="46270" table:display="true" table:show-details="true"/>
                <table:data-pilot-member table:name="46287" table:display="true" table:show-details="true"/>
                <table:data-pilot-member table:name="46289" table:display="true" table:show-details="true"/>
                <table:data-pilot-member table:name="46292" table:display="true" table:show-details="true"/>
                <table:data-pilot-member table:name="46295" table:display="true" table:show-details="true"/>
                <table:data-pilot-member table:name="46297" table:display="true" table:show-details="true"/>
                <table:data-pilot-member table:name="46307" table:display="true" table:show-details="true"/>
                <table:data-pilot-member table:name="46316" table:display="true" table:show-details="true"/>
                <table:data-pilot-member table:name="46339" table:display="true" table:show-details="true"/>
                <table:data-pilot-member table:name="46347" table:display="true" table:show-details="true"/>
                <table:data-pilot-member table:name="46356" table:display="true" table:show-details="true"/>
                <table:data-pilot-member table:name="46364" table:display="true" table:show-details="true"/>
                <table:data-pilot-member table:name="46367" table:display="true" table:show-details="true"/>
                <table:data-pilot-member table:name="46372" table:display="true" table:show-details="true"/>
                <table:data-pilot-member table:name="46374" table:display="true" table:show-details="true"/>
                <table:data-pilot-member table:name="46375" table:display="true" table:show-details="true"/>
                <table:data-pilot-member table:name="46381" table:display="true" table:show-details="true"/>
                <table:data-pilot-member table:name="46382" table:display="true" table:show-details="true"/>
                <table:data-pilot-member table:name="46390" table:display="true" table:show-details="true"/>
                <table:data-pilot-member table:name="46392" table:display="true" table:show-details="true"/>
                <table:data-pilot-member table:name="46394" table:display="true" table:show-details="true"/>
                <table:data-pilot-member table:name="46411" table:display="true" table:show-details="true"/>
                <table:data-pilot-member table:name="46414" table:display="true" table:show-details="true"/>
                <table:data-pilot-member table:name="46417" table:display="true" table:show-details="true"/>
                <table:data-pilot-member table:name="46418" table:display="true" table:show-details="true"/>
                <table:data-pilot-member table:name="46424" table:display="true" table:show-details="true"/>
                <table:data-pilot-member table:name="46428" table:display="true" table:show-details="true"/>
                <table:data-pilot-member table:name="46433" table:display="true" table:show-details="true"/>
                <table:data-pilot-member table:name="46457" table:display="true" table:show-details="true"/>
                <table:data-pilot-member table:name="46464" table:display="true" table:show-details="true"/>
                <table:data-pilot-member table:name="46471" table:display="true" table:show-details="true"/>
                <table:data-pilot-member table:name="46475" table:display="true" table:show-details="true"/>
                <table:data-pilot-member table:name="46478" table:display="true" table:show-details="true"/>
                <table:data-pilot-member table:name="46488" table:display="true" table:show-details="true"/>
                <table:data-pilot-member table:name="46499" table:display="true" table:show-details="true"/>
                <table:data-pilot-member table:name="46505" table:display="true" table:show-details="true"/>
                <table:data-pilot-member table:name="46514" table:display="true" table:show-details="true"/>
                <table:data-pilot-member table:name="46536" table:display="true" table:show-details="true"/>
                <table:data-pilot-member table:name="46538" table:display="true" table:show-details="true"/>
                <table:data-pilot-member table:name="46553" table:display="true" table:show-details="true"/>
                <table:data-pilot-member table:name="46555" table:display="true" table:show-details="true"/>
                <table:data-pilot-member table:name="46557" table:display="true" table:show-details="true"/>
                <table:data-pilot-member table:name="46561" table:display="true" table:show-details="true"/>
                <table:data-pilot-member table:name="46564" table:display="true" table:show-details="true"/>
                <table:data-pilot-member table:name="46570" table:display="true" table:show-details="true"/>
                <table:data-pilot-member table:name="46583" table:display="true" table:show-details="true"/>
                <table:data-pilot-member table:name="46584" table:display="true" table:show-details="true"/>
                <table:data-pilot-member table:name="46585" table:display="true" table:show-details="true"/>
                <table:data-pilot-member table:name="46587" table:display="true" table:show-details="true"/>
                <table:data-pilot-member table:name="46596" table:display="true" table:show-details="true"/>
                <table:data-pilot-member table:name="46608" table:display="true" table:show-details="true"/>
                <table:data-pilot-member table:name="46611" table:display="true" table:show-details="true"/>
                <table:data-pilot-member table:name="46617" table:display="true" table:show-details="true"/>
                <table:data-pilot-member table:name="46618" table:display="true" table:show-details="true"/>
                <table:data-pilot-member table:name="46626" table:display="true" table:show-details="true"/>
                <table:data-pilot-member table:name="46631" table:display="true" table:show-details="true"/>
                <table:data-pilot-member table:name="46638" table:display="true" table:show-details="true"/>
                <table:data-pilot-member table:name="46675" table:display="true" table:show-details="true"/>
                <table:data-pilot-member table:name="46682" table:display="true" table:show-details="true"/>
                <table:data-pilot-member table:name="46700" table:display="true" table:show-details="true"/>
                <table:data-pilot-member table:name="46706" table:display="true" table:show-details="true"/>
                <table:data-pilot-member table:name="46707" table:display="true" table:show-details="true"/>
                <table:data-pilot-member table:name="46710" table:display="true" table:show-details="true"/>
                <table:data-pilot-member table:name="46714" table:display="true" table:show-details="true"/>
                <table:data-pilot-member table:name="46757" table:display="true" table:show-details="true"/>
                <table:data-pilot-member table:name="46762" table:display="true" table:show-details="true"/>
                <table:data-pilot-member table:name="46770" table:display="true" table:show-details="true"/>
                <table:data-pilot-member table:name="46778" table:display="true" table:show-details="true"/>
                <table:data-pilot-member table:name="46779" table:display="true" table:show-details="true"/>
                <table:data-pilot-member table:name="46781" table:display="true" table:show-details="true"/>
                <table:data-pilot-member table:name="46806" table:display="true" table:show-details="true"/>
                <table:data-pilot-member table:name="46818" table:display="true" table:show-details="true"/>
                <table:data-pilot-member table:name="46819" table:display="true" table:show-details="true"/>
                <table:data-pilot-member table:name="46830" table:display="true" table:show-details="true"/>
                <table:data-pilot-member table:name="46836" table:display="true" table:show-details="true"/>
                <table:data-pilot-member table:name="46841" table:display="true" table:show-details="true"/>
                <table:data-pilot-member table:name="46849" table:display="true" table:show-details="true"/>
                <table:data-pilot-member table:name="46855" table:display="true" table:show-details="true"/>
                <table:data-pilot-member table:name="46858" table:display="true" table:show-details="true"/>
                <table:data-pilot-member table:name="46861" table:display="true" table:show-details="true"/>
                <table:data-pilot-member table:name="46915" table:display="true" table:show-details="true"/>
                <table:data-pilot-member table:name="46925" table:display="true" table:show-details="true"/>
                <table:data-pilot-member table:name="46933" table:display="true" table:show-details="true"/>
                <table:data-pilot-member table:name="46934" table:display="true" table:show-details="true"/>
                <table:data-pilot-member table:name="46936" table:display="true" table:show-details="true"/>
                <table:data-pilot-member table:name="46979" table:display="true" table:show-details="true"/>
                <table:data-pilot-member table:name="46980" table:display="true" table:show-details="true"/>
                <table:data-pilot-member table:name="46997" table:display="true" table:show-details="true"/>
                <table:data-pilot-member table:name="47003" table:display="true" table:show-details="true"/>
                <table:data-pilot-member table:name="47019" table:display="true" table:show-details="true"/>
                <table:data-pilot-member table:name="47024" table:display="true" table:show-details="true"/>
                <table:data-pilot-member table:name="47025" table:display="true" table:show-details="true"/>
                <table:data-pilot-member table:name="47028" table:display="true" table:show-details="true"/>
                <table:data-pilot-member table:name="47033" table:display="true" table:show-details="true"/>
                <table:data-pilot-member table:name="47062" table:display="true" table:show-details="true"/>
                <table:data-pilot-member table:name="47068" table:display="true" table:show-details="true"/>
                <table:data-pilot-member table:name="47070" table:display="true" table:show-details="true"/>
                <table:data-pilot-member table:name="47080" table:display="true" table:show-details="true"/>
                <table:data-pilot-member table:name="47086" table:display="true" table:show-details="true"/>
                <table:data-pilot-member table:name="47089" table:display="true" table:show-details="true"/>
                <table:data-pilot-member table:name="47091" table:display="true" table:show-details="true"/>
                <table:data-pilot-member table:name="47107" table:display="true" table:show-details="true"/>
                <table:data-pilot-member table:name="47123" table:display="true" table:show-details="true"/>
                <table:data-pilot-member table:name="47147" table:display="true" table:show-details="true"/>
                <table:data-pilot-member table:name="47152" table:display="true" table:show-details="true"/>
                <table:data-pilot-member table:name="47159" table:display="true" table:show-details="true"/>
                <table:data-pilot-member table:name="47171" table:display="true" table:show-details="true"/>
                <table:data-pilot-member table:name="47174" table:display="true" table:show-details="true"/>
                <table:data-pilot-member table:name="47177" table:display="true" table:show-details="true"/>
                <table:data-pilot-member table:name="47181" table:display="true" table:show-details="true"/>
                <table:data-pilot-member table:name="47184" table:display="true" table:show-details="true"/>
                <table:data-pilot-member table:name="47189" table:display="true" table:show-details="true"/>
                <table:data-pilot-member table:name="47190" table:display="true" table:show-details="true"/>
                <table:data-pilot-member table:name="47199" table:display="true" table:show-details="true"/>
                <table:data-pilot-member table:name="47201" table:display="true" table:show-details="true"/>
                <table:data-pilot-member table:name="47213" table:display="true" table:show-details="true"/>
                <table:data-pilot-member table:name="47226" table:display="true" table:show-details="true"/>
                <table:data-pilot-member table:name="47236" table:display="true" table:show-details="true"/>
                <table:data-pilot-member table:name="47239" table:display="true" table:show-details="true"/>
                <table:data-pilot-member table:name="47241" table:display="true" table:show-details="true"/>
                <table:data-pilot-member table:name="47250" table:display="true" table:show-details="true"/>
                <table:data-pilot-member table:name="47252" table:display="true" table:show-details="true"/>
                <table:data-pilot-member table:name="47277" table:display="true" table:show-details="true"/>
                <table:data-pilot-member table:name="47292" table:display="true" table:show-details="true"/>
                <table:data-pilot-member table:name="47295" table:display="true" table:show-details="true"/>
                <table:data-pilot-member table:name="47301" table:display="true" table:show-details="true"/>
                <table:data-pilot-member table:name="47313" table:display="true" table:show-details="true"/>
                <table:data-pilot-member table:name="47314" table:display="true" table:show-details="true"/>
                <table:data-pilot-member table:name="47315" table:display="true" table:show-details="true"/>
                <table:data-pilot-member table:name="47323" table:display="true" table:show-details="true"/>
                <table:data-pilot-member table:name="47326" table:display="true" table:show-details="true"/>
                <table:data-pilot-member table:name="47330" table:display="true" table:show-details="true"/>
                <table:data-pilot-member table:name="47338" table:display="true" table:show-details="true"/>
                <table:data-pilot-member table:name="47348" table:display="true" table:show-details="true"/>
                <table:data-pilot-member table:name="47350" table:display="true" table:show-details="true"/>
                <table:data-pilot-member table:name="47365" table:display="true" table:show-details="true"/>
                <table:data-pilot-member table:name="47375" table:display="true" table:show-details="true"/>
                <table:data-pilot-member table:name="47387" table:display="true" table:show-details="true"/>
                <table:data-pilot-member table:name="47389" table:display="true" table:show-details="true"/>
                <table:data-pilot-member table:name="47395" table:display="true" table:show-details="true"/>
                <table:data-pilot-member table:name="47416" table:display="true" table:show-details="true"/>
                <table:data-pilot-member table:name="47417" table:display="true" table:show-details="true"/>
                <table:data-pilot-member table:name="47418" table:display="true" table:show-details="true"/>
                <table:data-pilot-member table:name="47419" table:display="true" table:show-details="true"/>
                <table:data-pilot-member table:name="47435" table:display="true" table:show-details="true"/>
                <table:data-pilot-member table:name="47445" table:display="true" table:show-details="true"/>
                <table:data-pilot-member table:name="47450" table:display="true" table:show-details="true"/>
                <table:data-pilot-member table:name="47451" table:display="true" table:show-details="true"/>
                <table:data-pilot-member table:name="47456" table:display="true" table:show-details="true"/>
                <table:data-pilot-member table:name="47457" table:display="true" table:show-details="true"/>
                <table:data-pilot-member table:name="47463" table:display="true" table:show-details="true"/>
                <table:data-pilot-member table:name="47479" table:display="true" table:show-details="true"/>
                <table:data-pilot-member table:name="47484" table:display="true" table:show-details="true"/>
                <table:data-pilot-member table:name="47494" table:display="true" table:show-details="true"/>
                <table:data-pilot-member table:name="47499" table:display="true" table:show-details="true"/>
                <table:data-pilot-member table:name="47502" table:display="true" table:show-details="true"/>
                <table:data-pilot-member table:name="47513" table:display="true" table:show-details="true"/>
                <table:data-pilot-member table:name="47530" table:display="true" table:show-details="true"/>
                <table:data-pilot-member table:name="47546" table:display="true" table:show-details="true"/>
                <table:data-pilot-member table:name="47554" table:display="true" table:show-details="true"/>
                <table:data-pilot-member table:name="47557" table:display="true" table:show-details="true"/>
                <table:data-pilot-member table:name="47568" table:display="true" table:show-details="true"/>
                <table:data-pilot-member table:name="47574" table:display="true" table:show-details="true"/>
                <table:data-pilot-member table:name="47582" table:display="true" table:show-details="true"/>
                <table:data-pilot-member table:name="47587" table:display="true" table:show-details="true"/>
                <table:data-pilot-member table:name="47595" table:display="true" table:show-details="true"/>
                <table:data-pilot-member table:name="47597" table:display="true" table:show-details="true"/>
                <table:data-pilot-member table:name="47606" table:display="true" table:show-details="true"/>
                <table:data-pilot-member table:name="47615" table:display="true" table:show-details="true"/>
                <table:data-pilot-member table:name="47625" table:display="true" table:show-details="true"/>
                <table:data-pilot-member table:name="47636" table:display="true" table:show-details="true"/>
                <table:data-pilot-member table:name="47642" table:display="true" table:show-details="true"/>
                <table:data-pilot-member table:name="47647" table:display="true" table:show-details="true"/>
                <table:data-pilot-member table:name="47648" table:display="true" table:show-details="true"/>
                <table:data-pilot-member table:name="47650" table:display="true" table:show-details="true"/>
                <table:data-pilot-member table:name="47678" table:display="true" table:show-details="true"/>
                <table:data-pilot-member table:name="47683" table:display="true" table:show-details="true"/>
                <table:data-pilot-member table:name="47694" table:display="true" table:show-details="true"/>
                <table:data-pilot-member table:name="47701" table:display="true" table:show-details="true"/>
                <table:data-pilot-member table:name="47714" table:display="true" table:show-details="true"/>
                <table:data-pilot-member table:name="47723" table:display="true" table:show-details="true"/>
                <table:data-pilot-member table:name="47743" table:display="true" table:show-details="true"/>
                <table:data-pilot-member table:name="47747" table:display="true" table:show-details="true"/>
                <table:data-pilot-member table:name="47753" table:display="true" table:show-details="true"/>
                <table:data-pilot-member table:name="47754" table:display="true" table:show-details="true"/>
                <table:data-pilot-member table:name="47759" table:display="true" table:show-details="true"/>
                <table:data-pilot-member table:name="47773" table:display="true" table:show-details="true"/>
                <table:data-pilot-member table:name="47774" table:display="true" table:show-details="true"/>
                <table:data-pilot-member table:name="47778" table:display="true" table:show-details="true"/>
                <table:data-pilot-member table:name="47783" table:display="true" table:show-details="true"/>
                <table:data-pilot-member table:name="47784" table:display="true" table:show-details="true"/>
                <table:data-pilot-member table:name="47787" table:display="true" table:show-details="true"/>
                <table:data-pilot-member table:name="47788" table:display="true" table:show-details="true"/>
                <table:data-pilot-member table:name="47804" table:display="true" table:show-details="true"/>
                <table:data-pilot-member table:name="47807" table:display="true" table:show-details="true"/>
                <table:data-pilot-member table:name="47808" table:display="true" table:show-details="true"/>
                <table:data-pilot-member table:name="47812" table:display="true" table:show-details="true"/>
                <table:data-pilot-member table:name="47815" table:display="true" table:show-details="true"/>
                <table:data-pilot-member table:name="47816" table:display="true" table:show-details="true"/>
                <table:data-pilot-member table:name="47820" table:display="true" table:show-details="true"/>
                <table:data-pilot-member table:name="47825" table:display="true" table:show-details="true"/>
                <table:data-pilot-member table:name="47877" table:display="true" table:show-details="true"/>
                <table:data-pilot-member table:name="47881" table:display="true" table:show-details="true"/>
                <table:data-pilot-member table:name="47890" table:display="true" table:show-details="true"/>
                <table:data-pilot-member table:name="47893" table:display="true" table:show-details="true"/>
                <table:data-pilot-member table:name="47896" table:display="true" table:show-details="true"/>
                <table:data-pilot-member table:name="47897" table:display="true" table:show-details="true"/>
                <table:data-pilot-member table:name="47906" table:display="true" table:show-details="true"/>
                <table:data-pilot-member table:name="47917" table:display="true" table:show-details="true"/>
                <table:data-pilot-member table:name="47926" table:display="true" table:show-details="true"/>
                <table:data-pilot-member table:name="47967" table:display="true" table:show-details="true"/>
                <table:data-pilot-member table:name="47980" table:display="true" table:show-details="true"/>
                <table:data-pilot-member table:name="47981" table:display="true" table:show-details="true"/>
                <table:data-pilot-member table:name="47986" table:display="true" table:show-details="true"/>
                <table:data-pilot-member table:name="47987" table:display="true" table:show-details="true"/>
                <table:data-pilot-member table:name="47989" table:display="true" table:show-details="true"/>
                <table:data-pilot-member table:name="47991" table:display="true" table:show-details="true"/>
                <table:data-pilot-member table:name="47995" table:display="true" table:show-details="true"/>
                <table:data-pilot-member table:name="47999" table:display="true" table:show-details="true"/>
                <table:data-pilot-member table:name="48010" table:display="true" table:show-details="true"/>
                <table:data-pilot-member table:name="48013" table:display="true" table:show-details="true"/>
                <table:data-pilot-member table:name="48022" table:display="true" table:show-details="true"/>
                <table:data-pilot-member table:name="48025" table:display="true" table:show-details="true"/>
                <table:data-pilot-member table:name="48027" table:display="true" table:show-details="true"/>
                <table:data-pilot-member table:name="48043" table:display="true" table:show-details="true"/>
                <table:data-pilot-member table:name="48062" table:display="true" table:show-details="true"/>
                <table:data-pilot-member table:name="48067" table:display="true" table:show-details="true"/>
                <table:data-pilot-member table:name="48071" table:display="true" table:show-details="true"/>
                <table:data-pilot-member table:name="48074" table:display="true" table:show-details="true"/>
                <table:data-pilot-member table:name="48085" table:display="true" table:show-details="true"/>
                <table:data-pilot-member table:name="48099" table:display="true" table:show-details="true"/>
                <table:data-pilot-member table:name="48107" table:display="true" table:show-details="true"/>
                <table:data-pilot-member table:name="48108" table:display="true" table:show-details="true"/>
                <table:data-pilot-member table:name="48109" table:display="true" table:show-details="true"/>
                <table:data-pilot-member table:name="48127" table:display="true" table:show-details="true"/>
                <table:data-pilot-member table:name="48149" table:display="true" table:show-details="true"/>
                <table:data-pilot-member table:name="48152" table:display="true" table:show-details="true"/>
                <table:data-pilot-member table:name="48156" table:display="true" table:show-details="true"/>
                <table:data-pilot-member table:name="48163" table:display="true" table:show-details="true"/>
                <table:data-pilot-member table:name="48166" table:display="true" table:show-details="true"/>
                <table:data-pilot-member table:name="48171" table:display="true" table:show-details="true"/>
                <table:data-pilot-member table:name="48173" table:display="true" table:show-details="true"/>
                <table:data-pilot-member table:name="48190" table:display="true" table:show-details="true"/>
                <table:data-pilot-member table:name="48194" table:display="true" table:show-details="true"/>
                <table:data-pilot-member table:name="48202" table:display="true" table:show-details="true"/>
                <table:data-pilot-member table:name="48207" table:display="true" table:show-details="true"/>
                <table:data-pilot-member table:name="48217" table:display="true" table:show-details="true"/>
                <table:data-pilot-member table:name="48219" table:display="true" table:show-details="true"/>
                <table:data-pilot-member table:name="48224" table:display="true" table:show-details="true"/>
                <table:data-pilot-member table:name="48226" table:display="true" table:show-details="true"/>
                <table:data-pilot-member table:name="48227" table:display="true" table:show-details="true"/>
                <table:data-pilot-member table:name="48229" table:display="true" table:show-details="true"/>
                <table:data-pilot-member table:name="48230" table:display="true" table:show-details="true"/>
                <table:data-pilot-member table:name="48239" table:display="true" table:show-details="true"/>
                <table:data-pilot-member table:name="48241" table:display="true" table:show-details="true"/>
                <table:data-pilot-member table:name="48256" table:display="true" table:show-details="true"/>
                <table:data-pilot-member table:name="48257" table:display="true" table:show-details="true"/>
                <table:data-pilot-member table:name="48269" table:display="true" table:show-details="true"/>
                <table:data-pilot-member table:name="48273" table:display="true" table:show-details="true"/>
                <table:data-pilot-member table:name="48278" table:display="true" table:show-details="true"/>
                <table:data-pilot-member table:name="48285" table:display="true" table:show-details="true"/>
                <table:data-pilot-member table:name="48289" table:display="true" table:show-details="true"/>
                <table:data-pilot-member table:name="48292" table:display="true" table:show-details="true"/>
                <table:data-pilot-member table:name="48301" table:display="true" table:show-details="true"/>
                <table:data-pilot-member table:name="48310" table:display="true" table:show-details="true"/>
                <table:data-pilot-member table:name="48322" table:display="true" table:show-details="true"/>
                <table:data-pilot-member table:name="48341" table:display="true" table:show-details="true"/>
                <table:data-pilot-member table:name="48346" table:display="true" table:show-details="true"/>
                <table:data-pilot-member table:name="48347" table:display="true" table:show-details="true"/>
                <table:data-pilot-member table:name="48364" table:display="true" table:show-details="true"/>
                <table:data-pilot-member table:name="48380" table:display="true" table:show-details="true"/>
                <table:data-pilot-member table:name="48419" table:display="true" table:show-details="true"/>
                <table:data-pilot-member table:name="48421" table:display="true" table:show-details="true"/>
                <table:data-pilot-member table:name="48425" table:display="true" table:show-details="true"/>
                <table:data-pilot-member table:name="48435" table:display="true" table:show-details="true"/>
                <table:data-pilot-member table:name="48439" table:display="true" table:show-details="true"/>
                <table:data-pilot-member table:name="48442" table:display="true" table:show-details="true"/>
                <table:data-pilot-member table:name="48445" table:display="true" table:show-details="true"/>
                <table:data-pilot-member table:name="48467" table:display="true" table:show-details="true"/>
                <table:data-pilot-member table:name="48484" table:display="true" table:show-details="true"/>
                <table:data-pilot-member table:name="48488" table:display="true" table:show-details="true"/>
                <table:data-pilot-member table:name="48506" table:display="true" table:show-details="true"/>
                <table:data-pilot-member table:name="48514" table:display="true" table:show-details="true"/>
                <table:data-pilot-member table:name="48535" table:display="true" table:show-details="true"/>
                <table:data-pilot-member table:name="48547" table:display="true" table:show-details="true"/>
                <table:data-pilot-member table:name="48562" table:display="true" table:show-details="true"/>
                <table:data-pilot-member table:name="48564" table:display="true" table:show-details="true"/>
                <table:data-pilot-member table:name="48565" table:display="true" table:show-details="true"/>
                <table:data-pilot-member table:name="48569" table:display="true" table:show-details="true"/>
                <table:data-pilot-member table:name="48584" table:display="true" table:show-details="true"/>
                <table:data-pilot-member table:name="48590" table:display="true" table:show-details="true"/>
                <table:data-pilot-member table:name="48595" table:display="true" table:show-details="true"/>
                <table:data-pilot-member table:name="48598" table:display="true" table:show-details="true"/>
                <table:data-pilot-member table:name="48627" table:display="true" table:show-details="true"/>
                <table:data-pilot-member table:name="48653" table:display="true" table:show-details="true"/>
                <table:data-pilot-member table:name="48671" table:display="true" table:show-details="true"/>
                <table:data-pilot-member table:name="48672" table:display="true" table:show-details="true"/>
                <table:data-pilot-member table:name="48673" table:display="true" table:show-details="true"/>
                <table:data-pilot-member table:name="48682" table:display="true" table:show-details="true"/>
                <table:data-pilot-member table:name="48685" table:display="true" table:show-details="true"/>
                <table:data-pilot-member table:name="48687" table:display="true" table:show-details="true"/>
                <table:data-pilot-member table:name="48691" table:display="true" table:show-details="true"/>
                <table:data-pilot-member table:name="48707" table:display="true" table:show-details="true"/>
                <table:data-pilot-member table:name="48715" table:display="true" table:show-details="true"/>
                <table:data-pilot-member table:name="48721" table:display="true" table:show-details="true"/>
                <table:data-pilot-member table:name="48724" table:display="true" table:show-details="true"/>
                <table:data-pilot-member table:name="48730" table:display="true" table:show-details="true"/>
                <table:data-pilot-member table:name="48731" table:display="true" table:show-details="true"/>
                <table:data-pilot-member table:name="48739" table:display="true" table:show-details="true"/>
                <table:data-pilot-member table:name="48745" table:display="true" table:show-details="true"/>
                <table:data-pilot-member table:name="48749" table:display="true" table:show-details="true"/>
                <table:data-pilot-member table:name="48760" table:display="true" table:show-details="true"/>
                <table:data-pilot-member table:name="48763" table:display="true" table:show-details="true"/>
                <table:data-pilot-member table:name="48764" table:display="true" table:show-details="true"/>
                <table:data-pilot-member table:name="48795" table:display="true" table:show-details="true"/>
                <table:data-pilot-member table:name="48797" table:display="true" table:show-details="true"/>
                <table:data-pilot-member table:name="48804" table:display="true" table:show-details="true"/>
                <table:data-pilot-member table:name="48816" table:display="true" table:show-details="true"/>
                <table:data-pilot-member table:name="48821" table:display="true" table:show-details="true"/>
                <table:data-pilot-member table:name="48829" table:display="true" table:show-details="true"/>
                <table:data-pilot-member table:name="48833" table:display="true" table:show-details="true"/>
                <table:data-pilot-member table:name="48836" table:display="true" table:show-details="true"/>
                <table:data-pilot-member table:name="48837" table:display="true" table:show-details="true"/>
                <table:data-pilot-member table:name="48839" table:display="true" table:show-details="true"/>
                <table:data-pilot-member table:name="48841" table:display="true" table:show-details="true"/>
                <table:data-pilot-member table:name="48852" table:display="true" table:show-details="true"/>
                <table:data-pilot-member table:name="48855" table:display="true" table:show-details="true"/>
                <table:data-pilot-member table:name="48892" table:display="true" table:show-details="true"/>
                <table:data-pilot-member table:name="48903" table:display="true" table:show-details="true"/>
                <table:data-pilot-member table:name="48930" table:display="true" table:show-details="true"/>
                <table:data-pilot-member table:name="48945" table:display="true" table:show-details="true"/>
                <table:data-pilot-member table:name="48946" table:display="true" table:show-details="true"/>
                <table:data-pilot-member table:name="48947" table:display="true" table:show-details="true"/>
                <table:data-pilot-member table:name="48977" table:display="true" table:show-details="true"/>
                <table:data-pilot-member table:name="48981" table:display="true" table:show-details="true"/>
                <table:data-pilot-member table:name="48986" table:display="true" table:show-details="true"/>
                <table:data-pilot-member table:name="48991" table:display="true" table:show-details="true"/>
                <table:data-pilot-member table:name="48995" table:display="true" table:show-details="true"/>
                <table:data-pilot-member table:name="49026" table:display="true" table:show-details="true"/>
                <table:data-pilot-member table:name="49027" table:display="true" table:show-details="true"/>
                <table:data-pilot-member table:name="49037" table:display="true" table:show-details="true"/>
                <table:data-pilot-member table:name="49040" table:display="true" table:show-details="true"/>
                <table:data-pilot-member table:name="49056" table:display="true" table:show-details="true"/>
                <table:data-pilot-member table:name="49075" table:display="true" table:show-details="true"/>
                <table:data-pilot-member table:name="49083" table:display="true" table:show-details="true"/>
                <table:data-pilot-member table:name="49085" table:display="true" table:show-details="true"/>
                <table:data-pilot-member table:name="49093" table:display="true" table:show-details="true"/>
                <table:data-pilot-member table:name="49097" table:display="true" table:show-details="true"/>
                <table:data-pilot-member table:name="49101" table:display="true" table:show-details="true"/>
                <table:data-pilot-member table:name="49105" table:display="true" table:show-details="true"/>
                <table:data-pilot-member table:name="49106" table:display="true" table:show-details="true"/>
                <table:data-pilot-member table:name="49112" table:display="true" table:show-details="true"/>
                <table:data-pilot-member table:name="49119" table:display="true" table:show-details="true"/>
                <table:data-pilot-member table:name="49126" table:display="true" table:show-details="true"/>
                <table:data-pilot-member table:name="49127" table:display="true" table:show-details="true"/>
                <table:data-pilot-member table:name="49136" table:display="true" table:show-details="true"/>
                <table:data-pilot-member table:name="49142" table:display="true" table:show-details="true"/>
                <table:data-pilot-member table:name="49148" table:display="true" table:show-details="true"/>
                <table:data-pilot-member table:name="49153" table:display="true" table:show-details="true"/>
                <table:data-pilot-member table:name="49154" table:display="true" table:show-details="true"/>
                <table:data-pilot-member table:name="49161" table:display="true" table:show-details="true"/>
                <table:data-pilot-member table:name="49167" table:display="true" table:show-details="true"/>
                <table:data-pilot-member table:name="49169" table:display="true" table:show-details="true"/>
                <table:data-pilot-member table:name="49194" table:display="true" table:show-details="true"/>
                <table:data-pilot-member table:name="49195" table:display="true" table:show-details="true"/>
                <table:data-pilot-member table:name="49204" table:display="true" table:show-details="true"/>
                <table:data-pilot-member table:name="49219" table:display="true" table:show-details="true"/>
                <table:data-pilot-member table:name="49241" table:display="true" table:show-details="true"/>
                <table:data-pilot-member table:name="49251" table:display="true" table:show-details="true"/>
                <table:data-pilot-member table:name="49252" table:display="true" table:show-details="true"/>
                <table:data-pilot-member table:name="49253" table:display="true" table:show-details="true"/>
                <table:data-pilot-member table:name="49256" table:display="true" table:show-details="true"/>
                <table:data-pilot-member table:name="49257" table:display="true" table:show-details="true"/>
                <table:data-pilot-member table:name="49269" table:display="true" table:show-details="true"/>
                <table:data-pilot-member table:name="49275" table:display="true" table:show-details="true"/>
                <table:data-pilot-member table:name="49281" table:display="true" table:show-details="true"/>
                <table:data-pilot-member table:name="49291" table:display="true" table:show-details="true"/>
                <table:data-pilot-member table:name="49294" table:display="true" table:show-details="true"/>
                <table:data-pilot-member table:name="49296" table:display="true" table:show-details="true"/>
                <table:data-pilot-member table:name="49297" table:display="true" table:show-details="true"/>
                <table:data-pilot-member table:name="49299" table:display="true" table:show-details="true"/>
                <table:data-pilot-member table:name="49302" table:display="true" table:show-details="true"/>
                <table:data-pilot-member table:name="49308" table:display="true" table:show-details="true"/>
                <table:data-pilot-member table:name="49313" table:display="true" table:show-details="true"/>
                <table:data-pilot-member table:name="49334" table:display="true" table:show-details="true"/>
                <table:data-pilot-member table:name="49352" table:display="true" table:show-details="true"/>
                <table:data-pilot-member table:name="49361" table:display="true" table:show-details="true"/>
                <table:data-pilot-member table:name="49374" table:display="true" table:show-details="true"/>
                <table:data-pilot-member table:name="49379" table:display="true" table:show-details="true"/>
                <table:data-pilot-member table:name="49390" table:display="true" table:show-details="true"/>
                <table:data-pilot-member table:name="49398" table:display="true" table:show-details="true"/>
                <table:data-pilot-member table:name="49402" table:display="true" table:show-details="true"/>
                <table:data-pilot-member table:name="49414" table:display="true" table:show-details="true"/>
                <table:data-pilot-member table:name="49420" table:display="true" table:show-details="true"/>
                <table:data-pilot-member table:name="49427" table:display="true" table:show-details="true"/>
                <table:data-pilot-member table:name="49431" table:display="true" table:show-details="true"/>
                <table:data-pilot-member table:name="49434" table:display="true" table:show-details="true"/>
                <table:data-pilot-member table:name="49440" table:display="true" table:show-details="true"/>
                <table:data-pilot-member table:name="49458" table:display="true" table:show-details="true"/>
                <table:data-pilot-member table:name="49470" table:display="true" table:show-details="true"/>
                <table:data-pilot-member table:name="49481" table:display="true" table:show-details="true"/>
                <table:data-pilot-member table:name="49486" table:display="true" table:show-details="true"/>
                <table:data-pilot-member table:name="49490" table:display="true" table:show-details="true"/>
                <table:data-pilot-member table:name="49502" table:display="true" table:show-details="true"/>
                <table:data-pilot-member table:name="49506" table:display="true" table:show-details="true"/>
                <table:data-pilot-member table:name="49508" table:display="true" table:show-details="true"/>
                <table:data-pilot-member table:name="49516" table:display="true" table:show-details="true"/>
                <table:data-pilot-member table:name="49530" table:display="true" table:show-details="true"/>
                <table:data-pilot-member table:name="49541" table:display="true" table:show-details="true"/>
                <table:data-pilot-member table:name="49552" table:display="true" table:show-details="true"/>
                <table:data-pilot-member table:name="49579" table:display="true" table:show-details="true"/>
                <table:data-pilot-member table:name="49580" table:display="true" table:show-details="true"/>
                <table:data-pilot-member table:name="49585" table:display="true" table:show-details="true"/>
                <table:data-pilot-member table:name="49590" table:display="true" table:show-details="true"/>
                <table:data-pilot-member table:name="49594" table:display="true" table:show-details="true"/>
                <table:data-pilot-member table:name="49606" table:display="true" table:show-details="true"/>
                <table:data-pilot-member table:name="49615" table:display="true" table:show-details="true"/>
                <table:data-pilot-member table:name="49622" table:display="true" table:show-details="true"/>
                <table:data-pilot-member table:name="49636" table:display="true" table:show-details="true"/>
                <table:data-pilot-member table:name="49637" table:display="true" table:show-details="true"/>
                <table:data-pilot-member table:name="49639" table:display="true" table:show-details="true"/>
                <table:data-pilot-member table:name="49647" table:display="true" table:show-details="true"/>
                <table:data-pilot-member table:name="49649" table:display="true" table:show-details="true"/>
                <table:data-pilot-member table:name="49664" table:display="true" table:show-details="true"/>
                <table:data-pilot-member table:name="49682" table:display="true" table:show-details="true"/>
                <table:data-pilot-member table:name="49692" table:display="true" table:show-details="true"/>
                <table:data-pilot-member table:name="49704" table:display="true" table:show-details="true"/>
                <table:data-pilot-member table:name="49720" table:display="true" table:show-details="true"/>
                <table:data-pilot-member table:name="49729" table:display="true" table:show-details="true"/>
                <table:data-pilot-member table:name="49731" table:display="true" table:show-details="true"/>
                <table:data-pilot-member table:name="49736" table:display="true" table:show-details="true"/>
                <table:data-pilot-member table:name="49740" table:display="true" table:show-details="true"/>
                <table:data-pilot-member table:name="49764" table:display="true" table:show-details="true"/>
                <table:data-pilot-member table:name="49777" table:display="true" table:show-details="true"/>
                <table:data-pilot-member table:name="49785" table:display="true" table:show-details="true"/>
                <table:data-pilot-member table:name="49788" table:display="true" table:show-details="true"/>
                <table:data-pilot-member table:name="49798" table:display="true" table:show-details="true"/>
                <table:data-pilot-member table:name="49802" table:display="true" table:show-details="true"/>
                <table:data-pilot-member table:name="49804" table:display="true" table:show-details="true"/>
                <table:data-pilot-member table:name="49810" table:display="true" table:show-details="true"/>
                <table:data-pilot-member table:name="49823" table:display="true" table:show-details="true"/>
                <table:data-pilot-member table:name="49828" table:display="true" table:show-details="true"/>
                <table:data-pilot-member table:name="49833" table:display="true" table:show-details="true"/>
                <table:data-pilot-member table:name="49840" table:display="true" table:show-details="true"/>
                <table:data-pilot-member table:name="49850" table:display="true" table:show-details="true"/>
                <table:data-pilot-member table:name="49858" table:display="true" table:show-details="true"/>
                <table:data-pilot-member table:name="49874" table:display="true" table:show-details="true"/>
                <table:data-pilot-member table:name="49876" table:display="true" table:show-details="true"/>
                <table:data-pilot-member table:name="49887" table:display="true" table:show-details="true"/>
                <table:data-pilot-member table:name="49890" table:display="true" table:show-details="true"/>
                <table:data-pilot-member table:name="49908" table:display="true" table:show-details="true"/>
                <table:data-pilot-member table:name="49910" table:display="true" table:show-details="true"/>
                <table:data-pilot-member table:name="49923" table:display="true" table:show-details="true"/>
                <table:data-pilot-member table:name="49928" table:display="true" table:show-details="true"/>
                <table:data-pilot-member table:name="49944" table:display="true" table:show-details="true"/>
                <table:data-pilot-member table:name="49950" table:display="true" table:show-details="true"/>
                <table:data-pilot-member table:name="49968" table:display="true" table:show-details="true"/>
                <table:data-pilot-member table:name="49969" table:display="true" table:show-details="true"/>
                <table:data-pilot-member table:name="49972" table:display="true" table:show-details="true"/>
                <table:data-pilot-member table:name="49975" table:display="true" table:show-details="true"/>
                <table:data-pilot-member table:name="49980" table:display="true" table:show-details="true"/>
                <table:data-pilot-member table:name="49981" table:display="true" table:show-details="true"/>
                <table:data-pilot-member table:name="49991" table:display="true" table:show-details="true"/>
                <table:data-pilot-member table:name="49994" table:display="true" table:show-details="true"/>
                <table:data-pilot-member table:name="49999" table:display="true" table:show-details="true"/>
                <table:data-pilot-member table:name="50008" table:display="true" table:show-details="true"/>
                <table:data-pilot-member table:name="50027" table:display="true" table:show-details="true"/>
                <table:data-pilot-member table:name="50030" table:display="true" table:show-details="true"/>
                <table:data-pilot-member table:name="50031" table:display="true" table:show-details="true"/>
                <table:data-pilot-member table:name="50043" table:display="true" table:show-details="true"/>
                <table:data-pilot-member table:name="50050" table:display="true" table:show-details="true"/>
                <table:data-pilot-member table:name="50054" table:display="true" table:show-details="true"/>
                <table:data-pilot-member table:name="50064" table:display="true" table:show-details="true"/>
                <table:data-pilot-member table:name="50074" table:display="true" table:show-details="true"/>
                <table:data-pilot-member table:name="50077" table:display="true" table:show-details="true"/>
                <table:data-pilot-member table:name="50085" table:display="true" table:show-details="true"/>
                <table:data-pilot-member table:name="50092" table:display="true" table:show-details="true"/>
                <table:data-pilot-member table:name="50094" table:display="true" table:show-details="true"/>
                <table:data-pilot-member table:name="50096" table:display="true" table:show-details="true"/>
                <table:data-pilot-member table:name="50106" table:display="true" table:show-details="true"/>
                <table:data-pilot-member table:name="50107" table:display="true" table:show-details="true"/>
                <table:data-pilot-member table:name="50108" table:display="true" table:show-details="true"/>
                <table:data-pilot-member table:name="50122" table:display="true" table:show-details="true"/>
                <table:data-pilot-member table:name="50144" table:display="true" table:show-details="true"/>
                <table:data-pilot-member table:name="50145" table:display="true" table:show-details="true"/>
                <table:data-pilot-member table:name="50156" table:display="true" table:show-details="true"/>
                <table:data-pilot-member table:name="50160" table:display="true" table:show-details="true"/>
                <table:data-pilot-member table:name="50168" table:display="true" table:show-details="true"/>
                <table:data-pilot-member table:name="50177" table:display="true" table:show-details="true"/>
                <table:data-pilot-member table:name="50185" table:display="true" table:show-details="true"/>
                <table:data-pilot-member table:name="50195" table:display="true" table:show-details="true"/>
                <table:data-pilot-member table:name="50200" table:display="true" table:show-details="true"/>
                <table:data-pilot-member table:name="50203" table:display="true" table:show-details="true"/>
                <table:data-pilot-member table:name="50212" table:display="true" table:show-details="true"/>
                <table:data-pilot-member table:name="50230" table:display="true" table:show-details="true"/>
                <table:data-pilot-member table:name="50251" table:display="true" table:show-details="true"/>
                <table:data-pilot-member table:name="50274" table:display="true" table:show-details="true"/>
                <table:data-pilot-member table:name="50279" table:display="true" table:show-details="true"/>
                <table:data-pilot-member table:name="50289" table:display="true" table:show-details="true"/>
                <table:data-pilot-member table:name="50296" table:display="true" table:show-details="true"/>
                <table:data-pilot-member table:name="50299" table:display="true" table:show-details="true"/>
                <table:data-pilot-member table:name="50304" table:display="true" table:show-details="true"/>
                <table:data-pilot-member table:name="50305" table:display="true" table:show-details="true"/>
                <table:data-pilot-member table:name="50312" table:display="true" table:show-details="true"/>
                <table:data-pilot-member table:name="50319" table:display="true" table:show-details="true"/>
                <table:data-pilot-member table:name="50327" table:display="true" table:show-details="true"/>
                <table:data-pilot-member table:name="50328" table:display="true" table:show-details="true"/>
                <table:data-pilot-member table:name="50329" table:display="true" table:show-details="true"/>
                <table:data-pilot-member table:name="50332" table:display="true" table:show-details="true"/>
                <table:data-pilot-member table:name="50349" table:display="true" table:show-details="true"/>
                <table:data-pilot-member table:name="50350" table:display="true" table:show-details="true"/>
                <table:data-pilot-member table:name="50359" table:display="true" table:show-details="true"/>
                <table:data-pilot-member table:name="50374" table:display="true" table:show-details="true"/>
                <table:data-pilot-member table:name="50383" table:display="true" table:show-details="true"/>
                <table:data-pilot-member table:name="50387" table:display="true" table:show-details="true"/>
                <table:data-pilot-member table:name="50389" table:display="true" table:show-details="true"/>
                <table:data-pilot-member table:name="50419" table:display="true" table:show-details="true"/>
                <table:data-pilot-member table:name="50421" table:display="true" table:show-details="true"/>
                <table:data-pilot-member table:name="50426" table:display="true" table:show-details="true"/>
                <table:data-pilot-member table:name="50427" table:display="true" table:show-details="true"/>
                <table:data-pilot-member table:name="50431" table:display="true" table:show-details="true"/>
                <table:data-pilot-member table:name="50440" table:display="true" table:show-details="true"/>
                <table:data-pilot-member table:name="50446" table:display="true" table:show-details="true"/>
                <table:data-pilot-member table:name="50448" table:display="true" table:show-details="true"/>
                <table:data-pilot-member table:name="50449" table:display="true" table:show-details="true"/>
                <table:data-pilot-member table:name="50470" table:display="true" table:show-details="true"/>
                <table:data-pilot-member table:name="50482" table:display="true" table:show-details="true"/>
                <table:data-pilot-member table:name="50488" table:display="true" table:show-details="true"/>
                <table:data-pilot-member table:name="50501" table:display="true" table:show-details="true"/>
                <table:data-pilot-member table:name="50506" table:display="true" table:show-details="true"/>
                <table:data-pilot-member table:name="50509" table:display="true" table:show-details="true"/>
                <table:data-pilot-member table:name="50513" table:display="true" table:show-details="true"/>
                <table:data-pilot-member table:name="50531" table:display="true" table:show-details="true"/>
                <table:data-pilot-member table:name="50539" table:display="true" table:show-details="true"/>
                <table:data-pilot-member table:name="50547" table:display="true" table:show-details="true"/>
                <table:data-pilot-member table:name="50585" table:display="true" table:show-details="true"/>
                <table:data-pilot-member table:name="50595" table:display="true" table:show-details="true"/>
                <table:data-pilot-member table:name="50596" table:display="true" table:show-details="true"/>
                <table:data-pilot-member table:name="50603" table:display="true" table:show-details="true"/>
                <table:data-pilot-member table:name="50605" table:display="true" table:show-details="true"/>
                <table:data-pilot-member table:name="50613" table:display="true" table:show-details="true"/>
                <table:data-pilot-member table:name="50616" table:display="true" table:show-details="true"/>
                <table:data-pilot-member table:name="50620" table:display="true" table:show-details="true"/>
                <table:data-pilot-member table:name="50626" table:display="true" table:show-details="true"/>
                <table:data-pilot-member table:name="50628" table:display="true" table:show-details="true"/>
                <table:data-pilot-member table:name="50632" table:display="true" table:show-details="true"/>
                <table:data-pilot-member table:name="50639" table:display="true" table:show-details="true"/>
                <table:data-pilot-member table:name="50641" table:display="true" table:show-details="true"/>
                <table:data-pilot-member table:name="50652" table:display="true" table:show-details="true"/>
                <table:data-pilot-member table:name="50669" table:display="true" table:show-details="true"/>
                <table:data-pilot-member table:name="50690" table:display="true" table:show-details="true"/>
                <table:data-pilot-member table:name="50694" table:display="true" table:show-details="true"/>
                <table:data-pilot-member table:name="50697" table:display="true" table:show-details="true"/>
                <table:data-pilot-member table:name="50702" table:display="true" table:show-details="true"/>
                <table:data-pilot-member table:name="50709" table:display="true" table:show-details="true"/>
                <table:data-pilot-member table:name="50714" table:display="true" table:show-details="true"/>
                <table:data-pilot-member table:name="50727" table:display="true" table:show-details="true"/>
                <table:data-pilot-member table:name="50754" table:display="true" table:show-details="true"/>
                <table:data-pilot-member table:name="50756" table:display="true" table:show-details="true"/>
                <table:data-pilot-member table:name="50788" table:display="true" table:show-details="true"/>
                <table:data-pilot-member table:name="50805" table:display="true" table:show-details="true"/>
                <table:data-pilot-member table:name="50808" table:display="true" table:show-details="true"/>
                <table:data-pilot-member table:name="50810" table:display="true" table:show-details="true"/>
                <table:data-pilot-member table:name="50812" table:display="true" table:show-details="true"/>
                <table:data-pilot-member table:name="50813" table:display="true" table:show-details="true"/>
                <table:data-pilot-member table:name="50818" table:display="true" table:show-details="true"/>
                <table:data-pilot-member table:name="50827" table:display="true" table:show-details="true"/>
                <table:data-pilot-member table:name="50837" table:display="true" table:show-details="true"/>
                <table:data-pilot-member table:name="50845" table:display="true" table:show-details="true"/>
                <table:data-pilot-member table:name="50851" table:display="true" table:show-details="true"/>
                <table:data-pilot-member table:name="50857" table:display="true" table:show-details="true"/>
                <table:data-pilot-member table:name="50858" table:display="true" table:show-details="true"/>
                <table:data-pilot-member table:name="50865" table:display="true" table:show-details="true"/>
                <table:data-pilot-member table:name="50880" table:display="true" table:show-details="true"/>
                <table:data-pilot-member table:name="50889" table:display="true" table:show-details="true"/>
                <table:data-pilot-member table:name="50890" table:display="true" table:show-details="true"/>
                <table:data-pilot-member table:name="50896" table:display="true" table:show-details="true"/>
                <table:data-pilot-member table:name="50899" table:display="true" table:show-details="true"/>
                <table:data-pilot-member table:name="50909" table:display="true" table:show-details="true"/>
                <table:data-pilot-member table:name="50933" table:display="true" table:show-details="true"/>
                <table:data-pilot-member table:name="50941" table:display="true" table:show-details="true"/>
                <table:data-pilot-member table:name="50946" table:display="true" table:show-details="true"/>
                <table:data-pilot-member table:name="50967" table:display="true" table:show-details="true"/>
                <table:data-pilot-member table:name="50980" table:display="true" table:show-details="true"/>
                <table:data-pilot-member table:name="50987" table:display="true" table:show-details="true"/>
                <table:data-pilot-member table:name="50993" table:display="true" table:show-details="true"/>
                <table:data-pilot-member table:name="51020" table:display="true" table:show-details="true"/>
                <table:data-pilot-member table:name="51025" table:display="true" table:show-details="true"/>
                <table:data-pilot-member table:name="51050" table:display="true" table:show-details="true"/>
                <table:data-pilot-member table:name="51055" table:display="true" table:show-details="true"/>
                <table:data-pilot-member table:name="51090" table:display="true" table:show-details="true"/>
                <table:data-pilot-member table:name="51095" table:display="true" table:show-details="true"/>
                <table:data-pilot-member table:name="51107" table:display="true" table:show-details="true"/>
                <table:data-pilot-member table:name="51124" table:display="true" table:show-details="true"/>
                <table:data-pilot-member table:name="51138" table:display="true" table:show-details="true"/>
                <table:data-pilot-member table:name="51139" table:display="true" table:show-details="true"/>
                <table:data-pilot-member table:name="51143" table:display="true" table:show-details="true"/>
                <table:data-pilot-member table:name="51149" table:display="true" table:show-details="true"/>
                <table:data-pilot-member table:name="51158" table:display="true" table:show-details="true"/>
                <table:data-pilot-member table:name="51165" table:display="true" table:show-details="true"/>
                <table:data-pilot-member table:name="51201" table:display="true" table:show-details="true"/>
                <table:data-pilot-member table:name="51204" table:display="true" table:show-details="true"/>
                <table:data-pilot-member table:name="51206" table:display="true" table:show-details="true"/>
                <table:data-pilot-member table:name="51209" table:display="true" table:show-details="true"/>
                <table:data-pilot-member table:name="51222" table:display="true" table:show-details="true"/>
                <table:data-pilot-member table:name="51223" table:display="true" table:show-details="true"/>
                <table:data-pilot-member table:name="51235" table:display="true" table:show-details="true"/>
                <table:data-pilot-member table:name="51247" table:display="true" table:show-details="true"/>
                <table:data-pilot-member table:name="51249" table:display="true" table:show-details="true"/>
                <table:data-pilot-member table:name="51253" table:display="true" table:show-details="true"/>
                <table:data-pilot-member table:name="51279" table:display="true" table:show-details="true"/>
                <table:data-pilot-member table:name="51293" table:display="true" table:show-details="true"/>
                <table:data-pilot-member table:name="51296" table:display="true" table:show-details="true"/>
                <table:data-pilot-member table:name="51298" table:display="true" table:show-details="true"/>
                <table:data-pilot-member table:name="51299" table:display="true" table:show-details="true"/>
                <table:data-pilot-member table:name="51332" table:display="true" table:show-details="true"/>
                <table:data-pilot-member table:name="51338" table:display="true" table:show-details="true"/>
                <table:data-pilot-member table:name="51339" table:display="true" table:show-details="true"/>
                <table:data-pilot-member table:name="51340" table:display="true" table:show-details="true"/>
                <table:data-pilot-member table:name="51341" table:display="true" table:show-details="true"/>
                <table:data-pilot-member table:name="51345" table:display="true" table:show-details="true"/>
                <table:data-pilot-member table:name="51353" table:display="true" table:show-details="true"/>
                <table:data-pilot-member table:name="51354" table:display="true" table:show-details="true"/>
                <table:data-pilot-member table:name="51373" table:display="true" table:show-details="true"/>
                <table:data-pilot-member table:name="51375" table:display="true" table:show-details="true"/>
                <table:data-pilot-member table:name="51393" table:display="true" table:show-details="true"/>
                <table:data-pilot-member table:name="51395" table:display="true" table:show-details="true"/>
                <table:data-pilot-member table:name="51398" table:display="true" table:show-details="true"/>
                <table:data-pilot-member table:name="51400" table:display="true" table:show-details="true"/>
                <table:data-pilot-member table:name="51409" table:display="true" table:show-details="true"/>
                <table:data-pilot-member table:name="51431" table:display="true" table:show-details="true"/>
                <table:data-pilot-member table:name="51442" table:display="true" table:show-details="true"/>
                <table:data-pilot-member table:name="51443" table:display="true" table:show-details="true"/>
                <table:data-pilot-member table:name="51444" table:display="true" table:show-details="true"/>
                <table:data-pilot-member table:name="51445" table:display="true" table:show-details="true"/>
                <table:data-pilot-member table:name="51447" table:display="true" table:show-details="true"/>
                <table:data-pilot-member table:name="51449" table:display="true" table:show-details="true"/>
                <table:data-pilot-member table:name="51451" table:display="true" table:show-details="true"/>
                <table:data-pilot-member table:name="51460" table:display="true" table:show-details="true"/>
                <table:data-pilot-member table:name="51464" table:display="true" table:show-details="true"/>
                <table:data-pilot-member table:name="51467" table:display="true" table:show-details="true"/>
                <table:data-pilot-member table:name="51468" table:display="true" table:show-details="true"/>
                <table:data-pilot-member table:name="51482" table:display="true" table:show-details="true"/>
                <table:data-pilot-member table:name="51487" table:display="true" table:show-details="true"/>
                <table:data-pilot-member table:name="51494" table:display="true" table:show-details="true"/>
                <table:data-pilot-member table:name="51507" table:display="true" table:show-details="true"/>
                <table:data-pilot-member table:name="51513" table:display="true" table:show-details="true"/>
                <table:data-pilot-member table:name="51523" table:display="true" table:show-details="true"/>
                <table:data-pilot-member table:name="51524" table:display="true" table:show-details="true"/>
                <table:data-pilot-member table:name="51526" table:display="true" table:show-details="true"/>
                <table:data-pilot-member table:name="51533" table:display="true" table:show-details="true"/>
                <table:data-pilot-member table:name="51535" table:display="true" table:show-details="true"/>
                <table:data-pilot-member table:name="51555" table:display="true" table:show-details="true"/>
                <table:data-pilot-member table:name="51565" table:display="true" table:show-details="true"/>
                <table:data-pilot-member table:name="51568" table:display="true" table:show-details="true"/>
                <table:data-pilot-member table:name="51574" table:display="true" table:show-details="true"/>
                <table:data-pilot-member table:name="51582" table:display="true" table:show-details="true"/>
                <table:data-pilot-member table:name="51585" table:display="true" table:show-details="true"/>
                <table:data-pilot-member table:name="51592" table:display="true" table:show-details="true"/>
                <table:data-pilot-member table:name="51595" table:display="true" table:show-details="true"/>
                <table:data-pilot-member table:name="51596" table:display="true" table:show-details="true"/>
                <table:data-pilot-member table:name="51601" table:display="true" table:show-details="true"/>
                <table:data-pilot-member table:name="51606" table:display="true" table:show-details="true"/>
                <table:data-pilot-member table:name="51620" table:display="true" table:show-details="true"/>
                <table:data-pilot-member table:name="51629" table:display="true" table:show-details="true"/>
                <table:data-pilot-member table:name="51632" table:display="true" table:show-details="true"/>
                <table:data-pilot-member table:name="51633" table:display="true" table:show-details="true"/>
                <table:data-pilot-member table:name="51658" table:display="true" table:show-details="true"/>
                <table:data-pilot-member table:name="51669" table:display="true" table:show-details="true"/>
                <table:data-pilot-member table:name="51672" table:display="true" table:show-details="true"/>
                <table:data-pilot-member table:name="51691" table:display="true" table:show-details="true"/>
                <table:data-pilot-member table:name="51710" table:display="true" table:show-details="true"/>
                <table:data-pilot-member table:name="51720" table:display="true" table:show-details="true"/>
                <table:data-pilot-member table:name="51723" table:display="true" table:show-details="true"/>
                <table:data-pilot-member table:name="51727" table:display="true" table:show-details="true"/>
                <table:data-pilot-member table:name="51729" table:display="true" table:show-details="true"/>
                <table:data-pilot-member table:name="51732" table:display="true" table:show-details="true"/>
                <table:data-pilot-member table:name="51734" table:display="true" table:show-details="true"/>
                <table:data-pilot-member table:name="51751" table:display="true" table:show-details="true"/>
                <table:data-pilot-member table:name="51754" table:display="true" table:show-details="true"/>
                <table:data-pilot-member table:name="51758" table:display="true" table:show-details="true"/>
                <table:data-pilot-member table:name="51790" table:display="true" table:show-details="true"/>
                <table:data-pilot-member table:name="51791" table:display="true" table:show-details="true"/>
                <table:data-pilot-member table:name="51797" table:display="true" table:show-details="true"/>
                <table:data-pilot-member table:name="51811" table:display="true" table:show-details="true"/>
                <table:data-pilot-member table:name="51812" table:display="true" table:show-details="true"/>
                <table:data-pilot-member table:name="51824" table:display="true" table:show-details="true"/>
                <table:data-pilot-member table:name="51836" table:display="true" table:show-details="true"/>
                <table:data-pilot-member table:name="51851" table:display="true" table:show-details="true"/>
                <table:data-pilot-member table:name="51856" table:display="true" table:show-details="true"/>
                <table:data-pilot-member table:name="51861" table:display="true" table:show-details="true"/>
                <table:data-pilot-member table:name="51864" table:display="true" table:show-details="true"/>
                <table:data-pilot-member table:name="51868" table:display="true" table:show-details="true"/>
                <table:data-pilot-member table:name="51881" table:display="true" table:show-details="true"/>
                <table:data-pilot-member table:name="51890" table:display="true" table:show-details="true"/>
                <table:data-pilot-member table:name="51898" table:display="true" table:show-details="true"/>
                <table:data-pilot-member table:name="51899" table:display="true" table:show-details="true"/>
                <table:data-pilot-member table:name="51903" table:display="true" table:show-details="true"/>
                <table:data-pilot-member table:name="51904" table:display="true" table:show-details="true"/>
                <table:data-pilot-member table:name="51912" table:display="true" table:show-details="true"/>
                <table:data-pilot-member table:name="51931" table:display="true" table:show-details="true"/>
                <table:data-pilot-member table:name="51941" table:display="true" table:show-details="true"/>
                <table:data-pilot-member table:name="51946" table:display="true" table:show-details="true"/>
                <table:data-pilot-member table:name="51953" table:display="true" table:show-details="true"/>
                <table:data-pilot-member table:name="51962" table:display="true" table:show-details="true"/>
                <table:data-pilot-member table:name="51963" table:display="true" table:show-details="true"/>
                <table:data-pilot-member table:name="51978" table:display="true" table:show-details="true"/>
                <table:data-pilot-member table:name="51986" table:display="true" table:show-details="true"/>
                <table:data-pilot-member table:name="51999" table:display="true" table:show-details="true"/>
                <table:data-pilot-member table:name="52000" table:display="true" table:show-details="true"/>
                <table:data-pilot-member table:name="52004" table:display="true" table:show-details="true"/>
                <table:data-pilot-member table:name="52006" table:display="true" table:show-details="true"/>
                <table:data-pilot-member table:name="52010" table:display="true" table:show-details="true"/>
                <table:data-pilot-member table:name="52018" table:display="true" table:show-details="true"/>
                <table:data-pilot-member table:name="52020" table:display="true" table:show-details="true"/>
                <table:data-pilot-member table:name="52027" table:display="true" table:show-details="true"/>
                <table:data-pilot-member table:name="52031" table:display="true" table:show-details="true"/>
                <table:data-pilot-member table:name="52032" table:display="true" table:show-details="true"/>
                <table:data-pilot-member table:name="52035" table:display="true" table:show-details="true"/>
                <table:data-pilot-member table:name="52053" table:display="true" table:show-details="true"/>
                <table:data-pilot-member table:name="52055" table:display="true" table:show-details="true"/>
                <table:data-pilot-member table:name="52056" table:display="true" table:show-details="true"/>
                <table:data-pilot-member table:name="52061" table:display="true" table:show-details="true"/>
                <table:data-pilot-member table:name="52075" table:display="true" table:show-details="true"/>
                <table:data-pilot-member table:name="52081" table:display="true" table:show-details="true"/>
                <table:data-pilot-member table:name="52089" table:display="true" table:show-details="true"/>
                <table:data-pilot-member table:name="52092" table:display="true" table:show-details="true"/>
                <table:data-pilot-member table:name="52100" table:display="true" table:show-details="true"/>
                <table:data-pilot-member table:name="52106" table:display="true" table:show-details="true"/>
                <table:data-pilot-member table:name="52116" table:display="true" table:show-details="true"/>
                <table:data-pilot-member table:name="52118" table:display="true" table:show-details="true"/>
                <table:data-pilot-member table:name="52119" table:display="true" table:show-details="true"/>
                <table:data-pilot-member table:name="52123" table:display="true" table:show-details="true"/>
                <table:data-pilot-member table:name="52126" table:display="true" table:show-details="true"/>
                <table:data-pilot-member table:name="52133" table:display="true" table:show-details="true"/>
                <table:data-pilot-member table:name="52151" table:display="true" table:show-details="true"/>
                <table:data-pilot-member table:name="52157" table:display="true" table:show-details="true"/>
                <table:data-pilot-member table:name="52182" table:display="true" table:show-details="true"/>
                <table:data-pilot-member table:name="52186" table:display="true" table:show-details="true"/>
                <table:data-pilot-member table:name="52201" table:display="true" table:show-details="true"/>
                <table:data-pilot-member table:name="52212" table:display="true" table:show-details="true"/>
                <table:data-pilot-member table:name="52215" table:display="true" table:show-details="true"/>
                <table:data-pilot-member table:name="52227" table:display="true" table:show-details="true"/>
                <table:data-pilot-member table:name="52229" table:display="true" table:show-details="true"/>
                <table:data-pilot-member table:name="52230" table:display="true" table:show-details="true"/>
                <table:data-pilot-member table:name="52241" table:display="true" table:show-details="true"/>
                <table:data-pilot-member table:name="52249" table:display="true" table:show-details="true"/>
                <table:data-pilot-member table:name="52259" table:display="true" table:show-details="true"/>
                <table:data-pilot-member table:name="52260" table:display="true" table:show-details="true"/>
                <table:data-pilot-member table:name="52262" table:display="true" table:show-details="true"/>
                <table:data-pilot-member table:name="52272" table:display="true" table:show-details="true"/>
                <table:data-pilot-member table:name="52281" table:display="true" table:show-details="true"/>
                <table:data-pilot-member table:name="52283" table:display="true" table:show-details="true"/>
                <table:data-pilot-member table:name="52286" table:display="true" table:show-details="true"/>
                <table:data-pilot-member table:name="52305" table:display="true" table:show-details="true"/>
                <table:data-pilot-member table:name="52322" table:display="true" table:show-details="true"/>
                <table:data-pilot-member table:name="52331" table:display="true" table:show-details="true"/>
                <table:data-pilot-member table:name="52346" table:display="true" table:show-details="true"/>
                <table:data-pilot-member table:name="52353" table:display="true" table:show-details="true"/>
                <table:data-pilot-member table:name="52363" table:display="true" table:show-details="true"/>
                <table:data-pilot-member table:name="52366" table:display="true" table:show-details="true"/>
                <table:data-pilot-member table:name="52367" table:display="true" table:show-details="true"/>
                <table:data-pilot-member table:name="52373" table:display="true" table:show-details="true"/>
                <table:data-pilot-member table:name="52402" table:display="true" table:show-details="true"/>
                <table:data-pilot-member table:name="52403" table:display="true" table:show-details="true"/>
                <table:data-pilot-member table:name="52411" table:display="true" table:show-details="true"/>
                <table:data-pilot-member table:name="52418" table:display="true" table:show-details="true"/>
                <table:data-pilot-member table:name="52436" table:display="true" table:show-details="true"/>
                <table:data-pilot-member table:name="52441" table:display="true" table:show-details="true"/>
                <table:data-pilot-member table:name="52450" table:display="true" table:show-details="true"/>
                <table:data-pilot-member table:name="52453" table:display="true" table:show-details="true"/>
                <table:data-pilot-member table:name="52465" table:display="true" table:show-details="true"/>
                <table:data-pilot-member table:name="52478" table:display="true" table:show-details="true"/>
                <table:data-pilot-member table:name="52490" table:display="true" table:show-details="true"/>
                <table:data-pilot-member table:name="52498" table:display="true" table:show-details="true"/>
                <table:data-pilot-member table:name="52508" table:display="true" table:show-details="true"/>
                <table:data-pilot-member table:name="52511" table:display="true" table:show-details="true"/>
                <table:data-pilot-member table:name="52520" table:display="true" table:show-details="true"/>
                <table:data-pilot-member table:name="52530" table:display="true" table:show-details="true"/>
                <table:data-pilot-member table:name="52534" table:display="true" table:show-details="true"/>
                <table:data-pilot-member table:name="52536" table:display="true" table:show-details="true"/>
                <table:data-pilot-member table:name="52537" table:display="true" table:show-details="true"/>
                <table:data-pilot-member table:name="52539" table:display="true" table:show-details="true"/>
                <table:data-pilot-member table:name="52544" table:display="true" table:show-details="true"/>
                <table:data-pilot-member table:name="52556" table:display="true" table:show-details="true"/>
                <table:data-pilot-member table:name="52562" table:display="true" table:show-details="true"/>
                <table:data-pilot-member table:name="52568" table:display="true" table:show-details="true"/>
                <table:data-pilot-member table:name="52574" table:display="true" table:show-details="true"/>
                <table:data-pilot-member table:name="52586" table:display="true" table:show-details="true"/>
                <table:data-pilot-member table:name="52612" table:display="true" table:show-details="true"/>
                <table:data-pilot-member table:name="52614" table:display="true" table:show-details="true"/>
                <table:data-pilot-member table:name="52621" table:display="true" table:show-details="true"/>
                <table:data-pilot-member table:name="52627" table:display="true" table:show-details="true"/>
                <table:data-pilot-member table:name="52636" table:display="true" table:show-details="true"/>
                <table:data-pilot-member table:name="52661" table:display="true" table:show-details="true"/>
                <table:data-pilot-member table:name="52665" table:display="true" table:show-details="true"/>
                <table:data-pilot-member table:name="52672" table:display="true" table:show-details="true"/>
                <table:data-pilot-member table:name="52687" table:display="true" table:show-details="true"/>
                <table:data-pilot-member table:name="52690" table:display="true" table:show-details="true"/>
                <table:data-pilot-member table:name="52702" table:display="true" table:show-details="true"/>
                <table:data-pilot-member table:name="52722" table:display="true" table:show-details="true"/>
                <table:data-pilot-member table:name="52730" table:display="true" table:show-details="true"/>
                <table:data-pilot-member table:name="52744" table:display="true" table:show-details="true"/>
                <table:data-pilot-member table:name="52749" table:display="true" table:show-details="true"/>
                <table:data-pilot-member table:name="52751" table:display="true" table:show-details="true"/>
                <table:data-pilot-member table:name="52756" table:display="true" table:show-details="true"/>
                <table:data-pilot-member table:name="52767" table:display="true" table:show-details="true"/>
                <table:data-pilot-member table:name="52771" table:display="true" table:show-details="true"/>
                <table:data-pilot-member table:name="52776" table:display="true" table:show-details="true"/>
                <table:data-pilot-member table:name="52784" table:display="true" table:show-details="true"/>
                <table:data-pilot-member table:name="52786" table:display="true" table:show-details="true"/>
                <table:data-pilot-member table:name="52788" table:display="true" table:show-details="true"/>
                <table:data-pilot-member table:name="52797" table:display="true" table:show-details="true"/>
                <table:data-pilot-member table:name="52800" table:display="true" table:show-details="true"/>
                <table:data-pilot-member table:name="52807" table:display="true" table:show-details="true"/>
                <table:data-pilot-member table:name="52822" table:display="true" table:show-details="true"/>
                <table:data-pilot-member table:name="52831" table:display="true" table:show-details="true"/>
                <table:data-pilot-member table:name="52834" table:display="true" table:show-details="true"/>
                <table:data-pilot-member table:name="52838" table:display="true" table:show-details="true"/>
                <table:data-pilot-member table:name="52842" table:display="true" table:show-details="true"/>
                <table:data-pilot-member table:name="52849" table:display="true" table:show-details="true"/>
                <table:data-pilot-member table:name="52851" table:display="true" table:show-details="true"/>
                <table:data-pilot-member table:name="52857" table:display="true" table:show-details="true"/>
                <table:data-pilot-member table:name="52866" table:display="true" table:show-details="true"/>
                <table:data-pilot-member table:name="52867" table:display="true" table:show-details="true"/>
                <table:data-pilot-member table:name="52884" table:display="true" table:show-details="true"/>
                <table:data-pilot-member table:name="52889" table:display="true" table:show-details="true"/>
                <table:data-pilot-member table:name="52898" table:display="true" table:show-details="true"/>
                <table:data-pilot-member table:name="52910" table:display="true" table:show-details="true"/>
                <table:data-pilot-member table:name="52914" table:display="true" table:show-details="true"/>
                <table:data-pilot-member table:name="52937" table:display="true" table:show-details="true"/>
                <table:data-pilot-member table:name="52959" table:display="true" table:show-details="true"/>
                <table:data-pilot-member table:name="52961" table:display="true" table:show-details="true"/>
                <table:data-pilot-member table:name="52986" table:display="true" table:show-details="true"/>
                <table:data-pilot-member table:name="52999" table:display="true" table:show-details="true"/>
                <table:data-pilot-member table:name="53000" table:display="true" table:show-details="true"/>
                <table:data-pilot-member table:name="53021" table:display="true" table:show-details="true"/>
                <table:data-pilot-member table:name="53032" table:display="true" table:show-details="true"/>
                <table:data-pilot-member table:name="53033" table:display="true" table:show-details="true"/>
                <table:data-pilot-member table:name="53037" table:display="true" table:show-details="true"/>
                <table:data-pilot-member table:name="53057" table:display="true" table:show-details="true"/>
                <table:data-pilot-member table:name="53087" table:display="true" table:show-details="true"/>
                <table:data-pilot-member table:name="53103" table:display="true" table:show-details="true"/>
                <table:data-pilot-member table:name="53105" table:display="true" table:show-details="true"/>
                <table:data-pilot-member table:name="53109" table:display="true" table:show-details="true"/>
                <table:data-pilot-member table:name="53118" table:display="true" table:show-details="true"/>
                <table:data-pilot-member table:name="53119" table:display="true" table:show-details="true"/>
                <table:data-pilot-member table:name="53139" table:display="true" table:show-details="true"/>
                <table:data-pilot-member table:name="53141" table:display="true" table:show-details="true"/>
                <table:data-pilot-member table:name="53153" table:display="true" table:show-details="true"/>
                <table:data-pilot-member table:name="53164" table:display="true" table:show-details="true"/>
                <table:data-pilot-member table:name="53169" table:display="true" table:show-details="true"/>
                <table:data-pilot-member table:name="53202" table:display="true" table:show-details="true"/>
                <table:data-pilot-member table:name="53204" table:display="true" table:show-details="true"/>
                <table:data-pilot-member table:name="53216" table:display="true" table:show-details="true"/>
                <table:data-pilot-member table:name="53219" table:display="true" table:show-details="true"/>
                <table:data-pilot-member table:name="53223" table:display="true" table:show-details="true"/>
                <table:data-pilot-member table:name="53236" table:display="true" table:show-details="true"/>
                <table:data-pilot-member table:name="53265" table:display="true" table:show-details="true"/>
                <table:data-pilot-member table:name="53271" table:display="true" table:show-details="true"/>
                <table:data-pilot-member table:name="53275" table:display="true" table:show-details="true"/>
                <table:data-pilot-member table:name="53290" table:display="true" table:show-details="true"/>
                <table:data-pilot-member table:name="53299" table:display="true" table:show-details="true"/>
                <table:data-pilot-member table:name="53302" table:display="true" table:show-details="true"/>
                <table:data-pilot-member table:name="53303" table:display="true" table:show-details="true"/>
                <table:data-pilot-member table:name="53304" table:display="true" table:show-details="true"/>
                <table:data-pilot-member table:name="53312" table:display="true" table:show-details="true"/>
                <table:data-pilot-member table:name="53315" table:display="true" table:show-details="true"/>
                <table:data-pilot-member table:name="53324" table:display="true" table:show-details="true"/>
                <table:data-pilot-member table:name="53350" table:display="true" table:show-details="true"/>
                <table:data-pilot-member table:name="53373" table:display="true" table:show-details="true"/>
                <table:data-pilot-member table:name="53383" table:display="true" table:show-details="true"/>
                <table:data-pilot-member table:name="53391" table:display="true" table:show-details="true"/>
                <table:data-pilot-member table:name="53416" table:display="true" table:show-details="true"/>
                <table:data-pilot-member table:name="53420" table:display="true" table:show-details="true"/>
                <table:data-pilot-member table:name="53425" table:display="true" table:show-details="true"/>
                <table:data-pilot-member table:name="53426" table:display="true" table:show-details="true"/>
                <table:data-pilot-member table:name="53427" table:display="true" table:show-details="true"/>
                <table:data-pilot-member table:name="53432" table:display="true" table:show-details="true"/>
                <table:data-pilot-member table:name="53445" table:display="true" table:show-details="true"/>
                <table:data-pilot-member table:name="53450" table:display="true" table:show-details="true"/>
                <table:data-pilot-member table:name="53457" table:display="true" table:show-details="true"/>
                <table:data-pilot-member table:name="53463" table:display="true" table:show-details="true"/>
                <table:data-pilot-member table:name="53469" table:display="true" table:show-details="true"/>
                <table:data-pilot-member table:name="53470" table:display="true" table:show-details="true"/>
                <table:data-pilot-member table:name="53489" table:display="true" table:show-details="true"/>
                <table:data-pilot-member table:name="53495" table:display="true" table:show-details="true"/>
                <table:data-pilot-member table:name="53499" table:display="true" table:show-details="true"/>
                <table:data-pilot-member table:name="53514" table:display="true" table:show-details="true"/>
                <table:data-pilot-member table:name="53519" table:display="true" table:show-details="true"/>
                <table:data-pilot-member table:name="53528" table:display="true" table:show-details="true"/>
                <table:data-pilot-member table:name="53538" table:display="true" table:show-details="true"/>
                <table:data-pilot-member table:name="53543" table:display="true" table:show-details="true"/>
                <table:data-pilot-member table:name="53549" table:display="true" table:show-details="true"/>
                <table:data-pilot-member table:name="53560" table:display="true" table:show-details="true"/>
                <table:data-pilot-member table:name="53570" table:display="true" table:show-details="true"/>
                <table:data-pilot-member table:name="53572" table:display="true" table:show-details="true"/>
                <table:data-pilot-member table:name="53575" table:display="true" table:show-details="true"/>
                <table:data-pilot-member table:name="53583" table:display="true" table:show-details="true"/>
                <table:data-pilot-member table:name="53595" table:display="true" table:show-details="true"/>
                <table:data-pilot-member table:name="53598" table:display="true" table:show-details="true"/>
                <table:data-pilot-member table:name="53600" table:display="true" table:show-details="true"/>
                <table:data-pilot-member table:name="53604" table:display="true" table:show-details="true"/>
                <table:data-pilot-member table:name="53618" table:display="true" table:show-details="true"/>
                <table:data-pilot-member table:name="53622" table:display="true" table:show-details="true"/>
                <table:data-pilot-member table:name="53623" table:display="true" table:show-details="true"/>
                <table:data-pilot-member table:name="53626" table:display="true" table:show-details="true"/>
                <table:data-pilot-member table:name="53628" table:display="true" table:show-details="true"/>
                <table:data-pilot-member table:name="53676" table:display="true" table:show-details="true"/>
                <table:data-pilot-member table:name="53700" table:display="true" table:show-details="true"/>
                <table:data-pilot-member table:name="53706" table:display="true" table:show-details="true"/>
                <table:data-pilot-member table:name="53749" table:display="true" table:show-details="true"/>
                <table:data-pilot-member table:name="53754" table:display="true" table:show-details="true"/>
                <table:data-pilot-member table:name="53782" table:display="true" table:show-details="true"/>
                <table:data-pilot-member table:name="53795" table:display="true" table:show-details="true"/>
                <table:data-pilot-member table:name="53796" table:display="true" table:show-details="true"/>
                <table:data-pilot-member table:name="53801" table:display="true" table:show-details="true"/>
                <table:data-pilot-member table:name="53804" table:display="true" table:show-details="true"/>
                <table:data-pilot-member table:name="53810" table:display="true" table:show-details="true"/>
                <table:data-pilot-member table:name="53812" table:display="true" table:show-details="true"/>
                <table:data-pilot-member table:name="53829" table:display="true" table:show-details="true"/>
                <table:data-pilot-member table:name="53834" table:display="true" table:show-details="true"/>
                <table:data-pilot-member table:name="53835" table:display="true" table:show-details="true"/>
                <table:data-pilot-member table:name="53838" table:display="true" table:show-details="true"/>
                <table:data-pilot-member table:name="53846" table:display="true" table:show-details="true"/>
                <table:data-pilot-member table:name="53859" table:display="true" table:show-details="true"/>
                <table:data-pilot-member table:name="53884" table:display="true" table:show-details="true"/>
                <table:data-pilot-member table:name="53896" table:display="true" table:show-details="true"/>
                <table:data-pilot-member table:name="53897" table:display="true" table:show-details="true"/>
                <table:data-pilot-member table:name="53899" table:display="true" table:show-details="true"/>
                <table:data-pilot-member table:name="53902" table:display="true" table:show-details="true"/>
                <table:data-pilot-member table:name="53904" table:display="true" table:show-details="true"/>
                <table:data-pilot-member table:name="53905" table:display="true" table:show-details="true"/>
                <table:data-pilot-member table:name="53927" table:display="true" table:show-details="true"/>
                <table:data-pilot-member table:name="53938" table:display="true" table:show-details="true"/>
                <table:data-pilot-member table:name="53941" table:display="true" table:show-details="true"/>
                <table:data-pilot-member table:name="53950" table:display="true" table:show-details="true"/>
                <table:data-pilot-member table:name="53960" table:display="true" table:show-details="true"/>
                <table:data-pilot-member table:name="53966" table:display="true" table:show-details="true"/>
                <table:data-pilot-member table:name="53981" table:display="true" table:show-details="true"/>
                <table:data-pilot-member table:name="54021" table:display="true" table:show-details="true"/>
                <table:data-pilot-member table:name="54035" table:display="true" table:show-details="true"/>
                <table:data-pilot-member table:name="54041" table:display="true" table:show-details="true"/>
                <table:data-pilot-member table:name="54047" table:display="true" table:show-details="true"/>
                <table:data-pilot-member table:name="54049" table:display="true" table:show-details="true"/>
                <table:data-pilot-member table:name="54059" table:display="true" table:show-details="true"/>
                <table:data-pilot-member table:name="54060" table:display="true" table:show-details="true"/>
                <table:data-pilot-member table:name="54089" table:display="true" table:show-details="true"/>
                <table:data-pilot-member table:name="54107" table:display="true" table:show-details="true"/>
                <table:data-pilot-member table:name="54113" table:display="true" table:show-details="true"/>
                <table:data-pilot-member table:name="54115" table:display="true" table:show-details="true"/>
                <table:data-pilot-member table:name="54121" table:display="true" table:show-details="true"/>
                <table:data-pilot-member table:name="54124" table:display="true" table:show-details="true"/>
                <table:data-pilot-member table:name="54128" table:display="true" table:show-details="true"/>
                <table:data-pilot-member table:name="54144" table:display="true" table:show-details="true"/>
                <table:data-pilot-member table:name="54152" table:display="true" table:show-details="true"/>
                <table:data-pilot-member table:name="54158" table:display="true" table:show-details="true"/>
                <table:data-pilot-member table:name="54169" table:display="true" table:show-details="true"/>
                <table:data-pilot-member table:name="54175" table:display="true" table:show-details="true"/>
                <table:data-pilot-member table:name="54196" table:display="true" table:show-details="true"/>
                <table:data-pilot-member table:name="54207" table:display="true" table:show-details="true"/>
                <table:data-pilot-member table:name="54223" table:display="true" table:show-details="true"/>
                <table:data-pilot-member table:name="54233" table:display="true" table:show-details="true"/>
                <table:data-pilot-member table:name="54236" table:display="true" table:show-details="true"/>
                <table:data-pilot-member table:name="54241" table:display="true" table:show-details="true"/>
                <table:data-pilot-member table:name="54253" table:display="true" table:show-details="true"/>
                <table:data-pilot-member table:name="54254" table:display="true" table:show-details="true"/>
                <table:data-pilot-member table:name="54258" table:display="true" table:show-details="true"/>
                <table:data-pilot-member table:name="54264" table:display="true" table:show-details="true"/>
                <table:data-pilot-member table:name="54269" table:display="true" table:show-details="true"/>
                <table:data-pilot-member table:name="54274" table:display="true" table:show-details="true"/>
                <table:data-pilot-member table:name="54291" table:display="true" table:show-details="true"/>
                <table:data-pilot-member table:name="54292" table:display="true" table:show-details="true"/>
                <table:data-pilot-member table:name="54296" table:display="true" table:show-details="true"/>
                <table:data-pilot-member table:name="54303" table:display="true" table:show-details="true"/>
                <table:data-pilot-member table:name="54315" table:display="true" table:show-details="true"/>
                <table:data-pilot-member table:name="54318" table:display="true" table:show-details="true"/>
                <table:data-pilot-member table:name="54320" table:display="true" table:show-details="true"/>
                <table:data-pilot-member table:name="54325" table:display="true" table:show-details="true"/>
                <table:data-pilot-member table:name="54327" table:display="true" table:show-details="true"/>
                <table:data-pilot-member table:name="54328" table:display="true" table:show-details="true"/>
                <table:data-pilot-member table:name="54342" table:display="true" table:show-details="true"/>
                <table:data-pilot-member table:name="54356" table:display="true" table:show-details="true"/>
                <table:data-pilot-member table:name="54359" table:display="true" table:show-details="true"/>
                <table:data-pilot-member table:name="54362" table:display="true" table:show-details="true"/>
                <table:data-pilot-member table:name="54367" table:display="true" table:show-details="true"/>
                <table:data-pilot-member table:name="54373" table:display="true" table:show-details="true"/>
                <table:data-pilot-member table:name="54376" table:display="true" table:show-details="true"/>
                <table:data-pilot-member table:name="54387" table:display="true" table:show-details="true"/>
                <table:data-pilot-member table:name="54394" table:display="true" table:show-details="true"/>
                <table:data-pilot-member table:name="54397" table:display="true" table:show-details="true"/>
                <table:data-pilot-member table:name="54413" table:display="true" table:show-details="true"/>
                <table:data-pilot-member table:name="54429" table:display="true" table:show-details="true"/>
                <table:data-pilot-member table:name="54435" table:display="true" table:show-details="true"/>
                <table:data-pilot-member table:name="54448" table:display="true" table:show-details="true"/>
                <table:data-pilot-member table:name="54456" table:display="true" table:show-details="true"/>
                <table:data-pilot-member table:name="54466" table:display="true" table:show-details="true"/>
                <table:data-pilot-member table:name="54467" table:display="true" table:show-details="true"/>
                <table:data-pilot-member table:name="54476" table:display="true" table:show-details="true"/>
                <table:data-pilot-member table:name="54496" table:display="true" table:show-details="true"/>
                <table:data-pilot-member table:name="54498" table:display="true" table:show-details="true"/>
                <table:data-pilot-member table:name="54501" table:display="true" table:show-details="true"/>
                <table:data-pilot-member table:name="54505" table:display="true" table:show-details="true"/>
                <table:data-pilot-member table:name="54517" table:display="true" table:show-details="true"/>
                <table:data-pilot-member table:name="54524" table:display="true" table:show-details="true"/>
                <table:data-pilot-member table:name="54541" table:display="true" table:show-details="true"/>
                <table:data-pilot-member table:name="54546" table:display="true" table:show-details="true"/>
                <table:data-pilot-member table:name="54554" table:display="true" table:show-details="true"/>
                <table:data-pilot-member table:name="54578" table:display="true" table:show-details="true"/>
                <table:data-pilot-member table:name="54585" table:display="true" table:show-details="true"/>
                <table:data-pilot-member table:name="54588" table:display="true" table:show-details="true"/>
                <table:data-pilot-member table:name="54597" table:display="true" table:show-details="true"/>
                <table:data-pilot-member table:name="54611" table:display="true" table:show-details="true"/>
                <table:data-pilot-member table:name="54618" table:display="true" table:show-details="true"/>
                <table:data-pilot-member table:name="54624" table:display="true" table:show-details="true"/>
                <table:data-pilot-member table:name="54626" table:display="true" table:show-details="true"/>
                <table:data-pilot-member table:name="54627" table:display="true" table:show-details="true"/>
                <table:data-pilot-member table:name="54628" table:display="true" table:show-details="true"/>
                <table:data-pilot-member table:name="54631" table:display="true" table:show-details="true"/>
                <table:data-pilot-member table:name="54645" table:display="true" table:show-details="true"/>
                <table:data-pilot-member table:name="54647" table:display="true" table:show-details="true"/>
                <table:data-pilot-member table:name="54648" table:display="true" table:show-details="true"/>
                <table:data-pilot-member table:name="54653" table:display="true" table:show-details="true"/>
                <table:data-pilot-member table:name="54658" table:display="true" table:show-details="true"/>
                <table:data-pilot-member table:name="54662" table:display="true" table:show-details="true"/>
                <table:data-pilot-member table:name="54673" table:display="true" table:show-details="true"/>
                <table:data-pilot-member table:name="54683" table:display="true" table:show-details="true"/>
                <table:data-pilot-member table:name="54692" table:display="true" table:show-details="true"/>
                <table:data-pilot-member table:name="54696" table:display="true" table:show-details="true"/>
                <table:data-pilot-member table:name="54709" table:display="true" table:show-details="true"/>
                <table:data-pilot-member table:name="54711" table:display="true" table:show-details="true"/>
                <table:data-pilot-member table:name="54722" table:display="true" table:show-details="true"/>
                <table:data-pilot-member table:name="54735" table:display="true" table:show-details="true"/>
                <table:data-pilot-member table:name="54742" table:display="true" table:show-details="true"/>
                <table:data-pilot-member table:name="54749" table:display="true" table:show-details="true"/>
                <table:data-pilot-member table:name="54764" table:display="true" table:show-details="true"/>
                <table:data-pilot-member table:name="54769" table:display="true" table:show-details="true"/>
                <table:data-pilot-member table:name="54815" table:display="true" table:show-details="true"/>
                <table:data-pilot-member table:name="54828" table:display="true" table:show-details="true"/>
                <table:data-pilot-member table:name="54834" table:display="true" table:show-details="true"/>
                <table:data-pilot-member table:name="54895" table:display="true" table:show-details="true"/>
                <table:data-pilot-member table:name="54911" table:display="true" table:show-details="true"/>
                <table:data-pilot-member table:name="54915" table:display="true" table:show-details="true"/>
                <table:data-pilot-member table:name="54916" table:display="true" table:show-details="true"/>
                <table:data-pilot-member table:name="54917" table:display="true" table:show-details="true"/>
                <table:data-pilot-member table:name="54929" table:display="true" table:show-details="true"/>
                <table:data-pilot-member table:name="54942" table:display="true" table:show-details="true"/>
                <table:data-pilot-member table:name="54943" table:display="true" table:show-details="true"/>
                <table:data-pilot-member table:name="54950" table:display="true" table:show-details="true"/>
                <table:data-pilot-member table:name="54959" table:display="true" table:show-details="true"/>
                <table:data-pilot-member table:name="54972" table:display="true" table:show-details="true"/>
                <table:data-pilot-member table:name="54978" table:display="true" table:show-details="true"/>
                <table:data-pilot-member table:name="55007" table:display="true" table:show-details="true"/>
                <table:data-pilot-member table:name="55010" table:display="true" table:show-details="true"/>
                <table:data-pilot-member table:name="55040" table:display="true" table:show-details="true"/>
                <table:data-pilot-member table:name="55044" table:display="true" table:show-details="true"/>
                <table:data-pilot-member table:name="55046" table:display="true" table:show-details="true"/>
                <table:data-pilot-member table:name="55056" table:display="true" table:show-details="true"/>
                <table:data-pilot-member table:name="55069" table:display="true" table:show-details="true"/>
                <table:data-pilot-member table:name="55077" table:display="true" table:show-details="true"/>
                <table:data-pilot-member table:name="55102" table:display="true" table:show-details="true"/>
                <table:data-pilot-member table:name="55111" table:display="true" table:show-details="true"/>
                <table:data-pilot-member table:name="55116" table:display="true" table:show-details="true"/>
                <table:data-pilot-member table:name="55165" table:display="true" table:show-details="true"/>
                <table:data-pilot-member table:name="55173" table:display="true" table:show-details="true"/>
                <table:data-pilot-member table:name="55175" table:display="true" table:show-details="true"/>
                <table:data-pilot-member table:name="55193" table:display="true" table:show-details="true"/>
                <table:data-pilot-member table:name="55214" table:display="true" table:show-details="true"/>
                <table:data-pilot-member table:name="55217" table:display="true" table:show-details="true"/>
                <table:data-pilot-member table:name="55237" table:display="true" table:show-details="true"/>
                <table:data-pilot-member table:name="55246" table:display="true" table:show-details="true"/>
                <table:data-pilot-member table:name="55248" table:display="true" table:show-details="true"/>
                <table:data-pilot-member table:name="55257" table:display="true" table:show-details="true"/>
                <table:data-pilot-member table:name="55259" table:display="true" table:show-details="true"/>
                <table:data-pilot-member table:name="55261" table:display="true" table:show-details="true"/>
                <table:data-pilot-member table:name="55268" table:display="true" table:show-details="true"/>
                <table:data-pilot-member table:name="55280" table:display="true" table:show-details="true"/>
                <table:data-pilot-member table:name="55286" table:display="true" table:show-details="true"/>
                <table:data-pilot-member table:name="55316" table:display="true" table:show-details="true"/>
                <table:data-pilot-member table:name="55317" table:display="true" table:show-details="true"/>
                <table:data-pilot-member table:name="55321" table:display="true" table:show-details="true"/>
                <table:data-pilot-member table:name="55324" table:display="true" table:show-details="true"/>
                <table:data-pilot-member table:name="55327" table:display="true" table:show-details="true"/>
                <table:data-pilot-member table:name="55331" table:display="true" table:show-details="true"/>
                <table:data-pilot-member table:name="55334" table:display="true" table:show-details="true"/>
                <table:data-pilot-member table:name="55340" table:display="true" table:show-details="true"/>
                <table:data-pilot-member table:name="55344" table:display="true" table:show-details="true"/>
                <table:data-pilot-member table:name="55345" table:display="true" table:show-details="true"/>
                <table:data-pilot-member table:name="55346" table:display="true" table:show-details="true"/>
                <table:data-pilot-member table:name="55354" table:display="true" table:show-details="true"/>
                <table:data-pilot-member table:name="55356" table:display="true" table:show-details="true"/>
                <table:data-pilot-member table:name="55361" table:display="true" table:show-details="true"/>
                <table:data-pilot-member table:name="55386" table:display="true" table:show-details="true"/>
                <table:data-pilot-member table:name="55392" table:display="true" table:show-details="true"/>
                <table:data-pilot-member table:name="55399" table:display="true" table:show-details="true"/>
                <table:data-pilot-member table:name="55414" table:display="true" table:show-details="true"/>
                <table:data-pilot-member table:name="55424" table:display="true" table:show-details="true"/>
                <table:data-pilot-member table:name="55425" table:display="true" table:show-details="true"/>
                <table:data-pilot-member table:name="55442" table:display="true" table:show-details="true"/>
                <table:data-pilot-member table:name="55447" table:display="true" table:show-details="true"/>
                <table:data-pilot-member table:name="55449" table:display="true" table:show-details="true"/>
                <table:data-pilot-member table:name="55464" table:display="true" table:show-details="true"/>
                <table:data-pilot-member table:name="55467" table:display="true" table:show-details="true"/>
                <table:data-pilot-member table:name="55477" table:display="true" table:show-details="true"/>
                <table:data-pilot-member table:name="55491" table:display="true" table:show-details="true"/>
                <table:data-pilot-member table:name="55493" table:display="true" table:show-details="true"/>
                <table:data-pilot-member table:name="55519" table:display="true" table:show-details="true"/>
                <table:data-pilot-member table:name="55532" table:display="true" table:show-details="true"/>
                <table:data-pilot-member table:name="55535" table:display="true" table:show-details="true"/>
                <table:data-pilot-member table:name="55538" table:display="true" table:show-details="true"/>
                <table:data-pilot-member table:name="55544" table:display="true" table:show-details="true"/>
                <table:data-pilot-member table:name="55549" table:display="true" table:show-details="true"/>
                <table:data-pilot-member table:name="55558" table:display="true" table:show-details="true"/>
                <table:data-pilot-member table:name="55559" table:display="true" table:show-details="true"/>
                <table:data-pilot-member table:name="55571" table:display="true" table:show-details="true"/>
                <table:data-pilot-member table:name="55583" table:display="true" table:show-details="true"/>
                <table:data-pilot-member table:name="55589" table:display="true" table:show-details="true"/>
                <table:data-pilot-member table:name="55591" table:display="true" table:show-details="true"/>
                <table:data-pilot-member table:name="55605" table:display="true" table:show-details="true"/>
                <table:data-pilot-member table:name="55608" table:display="true" table:show-details="true"/>
                <table:data-pilot-member table:name="55610" table:display="true" table:show-details="true"/>
                <table:data-pilot-member table:name="55624" table:display="true" table:show-details="true"/>
                <table:data-pilot-member table:name="55633" table:display="true" table:show-details="true"/>
                <table:data-pilot-member table:name="55639" table:display="true" table:show-details="true"/>
                <table:data-pilot-member table:name="55644" table:display="true" table:show-details="true"/>
                <table:data-pilot-member table:name="55651" table:display="true" table:show-details="true"/>
                <table:data-pilot-member table:name="55674" table:display="true" table:show-details="true"/>
                <table:data-pilot-member table:name="55696" table:display="true" table:show-details="true"/>
                <table:data-pilot-member table:name="55710" table:display="true" table:show-details="true"/>
                <table:data-pilot-member table:name="55712" table:display="true" table:show-details="true"/>
                <table:data-pilot-member table:name="55715" table:display="true" table:show-details="true"/>
                <table:data-pilot-member table:name="55718" table:display="true" table:show-details="true"/>
                <table:data-pilot-member table:name="55720" table:display="true" table:show-details="true"/>
                <table:data-pilot-member table:name="55732" table:display="true" table:show-details="true"/>
                <table:data-pilot-member table:name="55739" table:display="true" table:show-details="true"/>
                <table:data-pilot-member table:name="55740" table:display="true" table:show-details="true"/>
                <table:data-pilot-member table:name="55755" table:display="true" table:show-details="true"/>
                <table:data-pilot-member table:name="55756" table:display="true" table:show-details="true"/>
                <table:data-pilot-member table:name="55767" table:display="true" table:show-details="true"/>
                <table:data-pilot-member table:name="55769" table:display="true" table:show-details="true"/>
                <table:data-pilot-member table:name="55777" table:display="true" table:show-details="true"/>
                <table:data-pilot-member table:name="55778" table:display="true" table:show-details="true"/>
                <table:data-pilot-member table:name="55782" table:display="true" table:show-details="true"/>
                <table:data-pilot-member table:name="55790" table:display="true" table:show-details="true"/>
                <table:data-pilot-member table:name="55803" table:display="true" table:show-details="true"/>
                <table:data-pilot-member table:name="55806" table:display="true" table:show-details="true"/>
                <table:data-pilot-member table:name="55813" table:display="true" table:show-details="true"/>
                <table:data-pilot-member table:name="55823" table:display="true" table:show-details="true"/>
                <table:data-pilot-member table:name="55829" table:display="true" table:show-details="true"/>
                <table:data-pilot-member table:name="55836" table:display="true" table:show-details="true"/>
                <table:data-pilot-member table:name="55840" table:display="true" table:show-details="true"/>
                <table:data-pilot-member table:name="55844" table:display="true" table:show-details="true"/>
                <table:data-pilot-member table:name="55847" table:display="true" table:show-details="true"/>
                <table:data-pilot-member table:name="55849" table:display="true" table:show-details="true"/>
                <table:data-pilot-member table:name="55853" table:display="true" table:show-details="true"/>
                <table:data-pilot-member table:name="55855" table:display="true" table:show-details="true"/>
                <table:data-pilot-member table:name="55871" table:display="true" table:show-details="true"/>
                <table:data-pilot-member table:name="55878" table:display="true" table:show-details="true"/>
                <table:data-pilot-member table:name="55904" table:display="true" table:show-details="true"/>
                <table:data-pilot-member table:name="55913" table:display="true" table:show-details="true"/>
                <table:data-pilot-member table:name="55919" table:display="true" table:show-details="true"/>
                <table:data-pilot-member table:name="55927" table:display="true" table:show-details="true"/>
                <table:data-pilot-member table:name="55929" table:display="true" table:show-details="true"/>
                <table:data-pilot-member table:name="55958" table:display="true" table:show-details="true"/>
                <table:data-pilot-member table:name="55967" table:display="true" table:show-details="true"/>
                <table:data-pilot-member table:name="55975" table:display="true" table:show-details="true"/>
                <table:data-pilot-member table:name="55977" table:display="true" table:show-details="true"/>
                <table:data-pilot-member table:name="55988" table:display="true" table:show-details="true"/>
                <table:data-pilot-member table:name="55989" table:display="true" table:show-details="true"/>
                <table:data-pilot-member table:name="55991" table:display="true" table:show-details="true"/>
                <table:data-pilot-member table:name="56000" table:display="true" table:show-details="true"/>
                <table:data-pilot-member table:name="56006" table:display="true" table:show-details="true"/>
                <table:data-pilot-member table:name="56019" table:display="true" table:show-details="true"/>
                <table:data-pilot-member table:name="56021" table:display="true" table:show-details="true"/>
                <table:data-pilot-member table:name="56025" table:display="true" table:show-details="true"/>
                <table:data-pilot-member table:name="56032" table:display="true" table:show-details="true"/>
                <table:data-pilot-member table:name="56035" table:display="true" table:show-details="true"/>
                <table:data-pilot-member table:name="56037" table:display="true" table:show-details="true"/>
                <table:data-pilot-member table:name="56042" table:display="true" table:show-details="true"/>
                <table:data-pilot-member table:name="56048" table:display="true" table:show-details="true"/>
                <table:data-pilot-member table:name="56061" table:display="true" table:show-details="true"/>
                <table:data-pilot-member table:name="56076" table:display="true" table:show-details="true"/>
                <table:data-pilot-member table:name="56078" table:display="true" table:show-details="true"/>
                <table:data-pilot-member table:name="56086" table:display="true" table:show-details="true"/>
                <table:data-pilot-member table:name="56088" table:display="true" table:show-details="true"/>
                <table:data-pilot-member table:name="56113" table:display="true" table:show-details="true"/>
                <table:data-pilot-member table:name="56120" table:display="true" table:show-details="true"/>
                <table:data-pilot-member table:name="56126" table:display="true" table:show-details="true"/>
                <table:data-pilot-member table:name="56137" table:display="true" table:show-details="true"/>
                <table:data-pilot-member table:name="56140" table:display="true" table:show-details="true"/>
                <table:data-pilot-member table:name="56141" table:display="true" table:show-details="true"/>
                <table:data-pilot-member table:name="56147" table:display="true" table:show-details="true"/>
                <table:data-pilot-member table:name="56148" table:display="true" table:show-details="true"/>
                <table:data-pilot-member table:name="56164" table:display="true" table:show-details="true"/>
                <table:data-pilot-member table:name="56165" table:display="true" table:show-details="true"/>
                <table:data-pilot-member table:name="56180" table:display="true" table:show-details="true"/>
                <table:data-pilot-member table:name="56203" table:display="true" table:show-details="true"/>
                <table:data-pilot-member table:name="56205" table:display="true" table:show-details="true"/>
                <table:data-pilot-member table:name="56210" table:display="true" table:show-details="true"/>
                <table:data-pilot-member table:name="56224" table:display="true" table:show-details="true"/>
                <table:data-pilot-member table:name="56239" table:display="true" table:show-details="true"/>
                <table:data-pilot-member table:name="56246" table:display="true" table:show-details="true"/>
                <table:data-pilot-member table:name="56253" table:display="true" table:show-details="true"/>
                <table:data-pilot-member table:name="56254" table:display="true" table:show-details="true"/>
                <table:data-pilot-member table:name="56271" table:display="true" table:show-details="true"/>
                <table:data-pilot-member table:name="56280" table:display="true" table:show-details="true"/>
                <table:data-pilot-member table:name="56291" table:display="true" table:show-details="true"/>
                <table:data-pilot-member table:name="56292" table:display="true" table:show-details="true"/>
                <table:data-pilot-member table:name="56293" table:display="true" table:show-details="true"/>
                <table:data-pilot-member table:name="56308" table:display="true" table:show-details="true"/>
                <table:data-pilot-member table:name="56315" table:display="true" table:show-details="true"/>
                <table:data-pilot-member table:name="56321" table:display="true" table:show-details="true"/>
                <table:data-pilot-member table:name="56322" table:display="true" table:show-details="true"/>
                <table:data-pilot-member table:name="56323" table:display="true" table:show-details="true"/>
                <table:data-pilot-member table:name="56324" table:display="true" table:show-details="true"/>
                <table:data-pilot-member table:name="56325" table:display="true" table:show-details="true"/>
                <table:data-pilot-member table:name="56327" table:display="true" table:show-details="true"/>
                <table:data-pilot-member table:name="56329" table:display="true" table:show-details="true"/>
                <table:data-pilot-member table:name="56331" table:display="true" table:show-details="true"/>
                <table:data-pilot-member table:name="56332" table:display="true" table:show-details="true"/>
                <table:data-pilot-member table:name="56336" table:display="true" table:show-details="true"/>
                <table:data-pilot-member table:name="56346" table:display="true" table:show-details="true"/>
                <table:data-pilot-member table:name="56369" table:display="true" table:show-details="true"/>
                <table:data-pilot-member table:name="56375" table:display="true" table:show-details="true"/>
                <table:data-pilot-member table:name="56381" table:display="true" table:show-details="true"/>
                <table:data-pilot-member table:name="56386" table:display="true" table:show-details="true"/>
                <table:data-pilot-member table:name="56394" table:display="true" table:show-details="true"/>
                <table:data-pilot-member table:name="56464" table:display="true" table:show-details="true"/>
                <table:data-pilot-member table:name="56465" table:display="true" table:show-details="true"/>
                <table:data-pilot-member table:name="56467" table:display="true" table:show-details="true"/>
                <table:data-pilot-member table:name="56470" table:display="true" table:show-details="true"/>
                <table:data-pilot-member table:name="56475" table:display="true" table:show-details="true"/>
                <table:data-pilot-member table:name="56482" table:display="true" table:show-details="true"/>
                <table:data-pilot-member table:name="56498" table:display="true" table:show-details="true"/>
                <table:data-pilot-member table:name="56506" table:display="true" table:show-details="true"/>
                <table:data-pilot-member table:name="56508" table:display="true" table:show-details="true"/>
                <table:data-pilot-member table:name="56513" table:display="true" table:show-details="true"/>
                <table:data-pilot-member table:name="56517" table:display="true" table:show-details="true"/>
                <table:data-pilot-member table:name="56529" table:display="true" table:show-details="true"/>
                <table:data-pilot-member table:name="56532" table:display="true" table:show-details="true"/>
                <table:data-pilot-member table:name="56537" table:display="true" table:show-details="true"/>
                <table:data-pilot-member table:name="56543" table:display="true" table:show-details="true"/>
                <table:data-pilot-member table:name="56554" table:display="true" table:show-details="true"/>
                <table:data-pilot-member table:name="56563" table:display="true" table:show-details="true"/>
                <table:data-pilot-member table:name="56573" table:display="true" table:show-details="true"/>
                <table:data-pilot-member table:name="56581" table:display="true" table:show-details="true"/>
                <table:data-pilot-member table:name="56592" table:display="true" table:show-details="true"/>
                <table:data-pilot-member table:name="56600" table:display="true" table:show-details="true"/>
                <table:data-pilot-member table:name="56601" table:display="true" table:show-details="true"/>
                <table:data-pilot-member table:name="56605" table:display="true" table:show-details="true"/>
                <table:data-pilot-member table:name="56611" table:display="true" table:show-details="true"/>
                <table:data-pilot-member table:name="56612" table:display="true" table:show-details="true"/>
                <table:data-pilot-member table:name="56622" table:display="true" table:show-details="true"/>
                <table:data-pilot-member table:name="56630" table:display="true" table:show-details="true"/>
                <table:data-pilot-member table:name="56635" table:display="true" table:show-details="true"/>
                <table:data-pilot-member table:name="56642" table:display="true" table:show-details="true"/>
                <table:data-pilot-member table:name="56647" table:display="true" table:show-details="true"/>
                <table:data-pilot-member table:name="56653" table:display="true" table:show-details="true"/>
                <table:data-pilot-member table:name="56661" table:display="true" table:show-details="true"/>
                <table:data-pilot-member table:name="56666" table:display="true" table:show-details="true"/>
                <table:data-pilot-member table:name="56685" table:display="true" table:show-details="true"/>
                <table:data-pilot-member table:name="56698" table:display="true" table:show-details="true"/>
                <table:data-pilot-member table:name="56730" table:display="true" table:show-details="true"/>
                <table:data-pilot-member table:name="56755" table:display="true" table:show-details="true"/>
                <table:data-pilot-member table:name="56758" table:display="true" table:show-details="true"/>
                <table:data-pilot-member table:name="56759" table:display="true" table:show-details="true"/>
                <table:data-pilot-member table:name="56767" table:display="true" table:show-details="true"/>
                <table:data-pilot-member table:name="56771" table:display="true" table:show-details="true"/>
                <table:data-pilot-member table:name="56774" table:display="true" table:show-details="true"/>
                <table:data-pilot-member table:name="56778" table:display="true" table:show-details="true"/>
                <table:data-pilot-member table:name="56792" table:display="true" table:show-details="true"/>
                <table:data-pilot-member table:name="56795" table:display="true" table:show-details="true"/>
                <table:data-pilot-member table:name="56822" table:display="true" table:show-details="true"/>
                <table:data-pilot-member table:name="56832" table:display="true" table:show-details="true"/>
                <table:data-pilot-member table:name="56844" table:display="true" table:show-details="true"/>
                <table:data-pilot-member table:name="56862" table:display="true" table:show-details="true"/>
                <table:data-pilot-member table:name="56884" table:display="true" table:show-details="true"/>
                <table:data-pilot-member table:name="56885" table:display="true" table:show-details="true"/>
                <table:data-pilot-member table:name="56887" table:display="true" table:show-details="true"/>
                <table:data-pilot-member table:name="56889" table:display="true" table:show-details="true"/>
                <table:data-pilot-member table:name="56890" table:display="true" table:show-details="true"/>
                <table:data-pilot-member table:name="56891" table:display="true" table:show-details="true"/>
                <table:data-pilot-member table:name="56902" table:display="true" table:show-details="true"/>
                <table:data-pilot-member table:name="56915" table:display="true" table:show-details="true"/>
                <table:data-pilot-member table:name="56921" table:display="true" table:show-details="true"/>
                <table:data-pilot-member table:name="56922" table:display="true" table:show-details="true"/>
                <table:data-pilot-member table:name="56925" table:display="true" table:show-details="true"/>
                <table:data-pilot-member table:name="56928" table:display="true" table:show-details="true"/>
                <table:data-pilot-member table:name="56931" table:display="true" table:show-details="true"/>
                <table:data-pilot-member table:name="56932" table:display="true" table:show-details="true"/>
                <table:data-pilot-member table:name="56940" table:display="true" table:show-details="true"/>
                <table:data-pilot-member table:name="56956" table:display="true" table:show-details="true"/>
                <table:data-pilot-member table:name="56975" table:display="true" table:show-details="true"/>
                <table:data-pilot-member table:name="56980" table:display="true" table:show-details="true"/>
                <table:data-pilot-member table:name="56981" table:display="true" table:show-details="true"/>
                <table:data-pilot-member table:name="56984" table:display="true" table:show-details="true"/>
                <table:data-pilot-member table:name="56998" table:display="true" table:show-details="true"/>
                <table:data-pilot-member table:name="57004" table:display="true" table:show-details="true"/>
                <table:data-pilot-member table:name="57006" table:display="true" table:show-details="true"/>
                <table:data-pilot-member table:name="57007" table:display="true" table:show-details="true"/>
                <table:data-pilot-member table:name="57009" table:display="true" table:show-details="true"/>
                <table:data-pilot-member table:name="57013" table:display="true" table:show-details="true"/>
                <table:data-pilot-member table:name="57026" table:display="true" table:show-details="true"/>
                <table:data-pilot-member table:name="57043" table:display="true" table:show-details="true"/>
                <table:data-pilot-member table:name="57053" table:display="true" table:show-details="true"/>
                <table:data-pilot-member table:name="57059" table:display="true" table:show-details="true"/>
                <table:data-pilot-member table:name="57062" table:display="true" table:show-details="true"/>
                <table:data-pilot-member table:name="57094" table:display="true" table:show-details="true"/>
                <table:data-pilot-member table:name="57109" table:display="true" table:show-details="true"/>
                <table:data-pilot-member table:name="57111" table:display="true" table:show-details="true"/>
                <table:data-pilot-member table:name="57114" table:display="true" table:show-details="true"/>
                <table:data-pilot-member table:name="57115" table:display="true" table:show-details="true"/>
                <table:data-pilot-member table:name="57121" table:display="true" table:show-details="true"/>
                <table:data-pilot-member table:name="57134" table:display="true" table:show-details="true"/>
                <table:data-pilot-member table:name="57144" table:display="true" table:show-details="true"/>
                <table:data-pilot-member table:name="57155" table:display="true" table:show-details="true"/>
                <table:data-pilot-member table:name="57170" table:display="true" table:show-details="true"/>
                <table:data-pilot-member table:name="57171" table:display="true" table:show-details="true"/>
                <table:data-pilot-member table:name="57173" table:display="true" table:show-details="true"/>
                <table:data-pilot-member table:name="57186" table:display="true" table:show-details="true"/>
                <table:data-pilot-member table:name="57189" table:display="true" table:show-details="true"/>
                <table:data-pilot-member table:name="57194" table:display="true" table:show-details="true"/>
                <table:data-pilot-member table:name="57200" table:display="true" table:show-details="true"/>
                <table:data-pilot-member table:name="57219" table:display="true" table:show-details="true"/>
                <table:data-pilot-member table:name="57220" table:display="true" table:show-details="true"/>
                <table:data-pilot-member table:name="57227" table:display="true" table:show-details="true"/>
                <table:data-pilot-member table:name="57228" table:display="true" table:show-details="true"/>
                <table:data-pilot-member table:name="57247" table:display="true" table:show-details="true"/>
                <table:data-pilot-member table:name="57251" table:display="true" table:show-details="true"/>
                <table:data-pilot-member table:name="57265" table:display="true" table:show-details="true"/>
                <table:data-pilot-member table:name="57270" table:display="true" table:show-details="true"/>
                <table:data-pilot-member table:name="57288" table:display="true" table:show-details="true"/>
                <table:data-pilot-member table:name="57289" table:display="true" table:show-details="true"/>
                <table:data-pilot-member table:name="57290" table:display="true" table:show-details="true"/>
                <table:data-pilot-member table:name="57294" table:display="true" table:show-details="true"/>
                <table:data-pilot-member table:name="57322" table:display="true" table:show-details="true"/>
                <table:data-pilot-member table:name="57328" table:display="true" table:show-details="true"/>
                <table:data-pilot-member table:name="57330" table:display="true" table:show-details="true"/>
                <table:data-pilot-member table:name="57338" table:display="true" table:show-details="true"/>
                <table:data-pilot-member table:name="57353" table:display="true" table:show-details="true"/>
                <table:data-pilot-member table:name="57357" table:display="true" table:show-details="true"/>
                <table:data-pilot-member table:name="57359" table:display="true" table:show-details="true"/>
                <table:data-pilot-member table:name="57361" table:display="true" table:show-details="true"/>
                <table:data-pilot-member table:name="57363" table:display="true" table:show-details="true"/>
                <table:data-pilot-member table:name="57370" table:display="true" table:show-details="true"/>
                <table:data-pilot-member table:name="57380" table:display="true" table:show-details="true"/>
                <table:data-pilot-member table:name="57381" table:display="true" table:show-details="true"/>
                <table:data-pilot-member table:name="57387" table:display="true" table:show-details="true"/>
                <table:data-pilot-member table:name="57391" table:display="true" table:show-details="true"/>
                <table:data-pilot-member table:name="57402" table:display="true" table:show-details="true"/>
                <table:data-pilot-member table:name="57409" table:display="true" table:show-details="true"/>
                <table:data-pilot-member table:name="57410" table:display="true" table:show-details="true"/>
                <table:data-pilot-member table:name="57418" table:display="true" table:show-details="true"/>
                <table:data-pilot-member table:name="57431" table:display="true" table:show-details="true"/>
                <table:data-pilot-member table:name="57435" table:display="true" table:show-details="true"/>
                <table:data-pilot-member table:name="57445" table:display="true" table:show-details="true"/>
                <table:data-pilot-member table:name="57449" table:display="true" table:show-details="true"/>
                <table:data-pilot-member table:name="57455" table:display="true" table:show-details="true"/>
                <table:data-pilot-member table:name="57479" table:display="true" table:show-details="true"/>
                <table:data-pilot-member table:name="57481" table:display="true" table:show-details="true"/>
                <table:data-pilot-member table:name="57482" table:display="true" table:show-details="true"/>
                <table:data-pilot-member table:name="57493" table:display="true" table:show-details="true"/>
                <table:data-pilot-member table:name="57506" table:display="true" table:show-details="true"/>
                <table:data-pilot-member table:name="57525" table:display="true" table:show-details="true"/>
                <table:data-pilot-member table:name="57536" table:display="true" table:show-details="true"/>
                <table:data-pilot-member table:name="57547" table:display="true" table:show-details="true"/>
                <table:data-pilot-member table:name="57549" table:display="true" table:show-details="true"/>
                <table:data-pilot-member table:name="57556" table:display="true" table:show-details="true"/>
                <table:data-pilot-member table:name="57565" table:display="true" table:show-details="true"/>
                <table:data-pilot-member table:name="57575" table:display="true" table:show-details="true"/>
                <table:data-pilot-member table:name="57576" table:display="true" table:show-details="true"/>
                <table:data-pilot-member table:name="57577" table:display="true" table:show-details="true"/>
                <table:data-pilot-member table:name="57588" table:display="true" table:show-details="true"/>
                <table:data-pilot-member table:name="57590" table:display="true" table:show-details="true"/>
                <table:data-pilot-member table:name="57595" table:display="true" table:show-details="true"/>
                <table:data-pilot-member table:name="57596" table:display="true" table:show-details="true"/>
                <table:data-pilot-member table:name="57597" table:display="true" table:show-details="true"/>
                <table:data-pilot-member table:name="57606" table:display="true" table:show-details="true"/>
                <table:data-pilot-member table:name="57637" table:display="true" table:show-details="true"/>
                <table:data-pilot-member table:name="57638" table:display="true" table:show-details="true"/>
                <table:data-pilot-member table:name="57640" table:display="true" table:show-details="true"/>
                <table:data-pilot-member table:name="57660" table:display="true" table:show-details="true"/>
                <table:data-pilot-member table:name="57663" table:display="true" table:show-details="true"/>
                <table:data-pilot-member table:name="57666" table:display="true" table:show-details="true"/>
                <table:data-pilot-member table:name="57668" table:display="true" table:show-details="true"/>
                <table:data-pilot-member table:name="57672" table:display="true" table:show-details="true"/>
                <table:data-pilot-member table:name="57678" table:display="true" table:show-details="true"/>
                <table:data-pilot-member table:name="57679" table:display="true" table:show-details="true"/>
                <table:data-pilot-member table:name="57682" table:display="true" table:show-details="true"/>
                <table:data-pilot-member table:name="57686" table:display="true" table:show-details="true"/>
                <table:data-pilot-member table:name="57689" table:display="true" table:show-details="true"/>
                <table:data-pilot-member table:name="57696" table:display="true" table:show-details="true"/>
                <table:data-pilot-member table:name="57698" table:display="true" table:show-details="true"/>
                <table:data-pilot-member table:name="57706" table:display="true" table:show-details="true"/>
                <table:data-pilot-member table:name="57709" table:display="true" table:show-details="true"/>
                <table:data-pilot-member table:name="57710" table:display="true" table:show-details="true"/>
                <table:data-pilot-member table:name="57720" table:display="true" table:show-details="true"/>
                <table:data-pilot-member table:name="57725" table:display="true" table:show-details="true"/>
                <table:data-pilot-member table:name="57730" table:display="true" table:show-details="true"/>
                <table:data-pilot-member table:name="57738" table:display="true" table:show-details="true"/>
                <table:data-pilot-member table:name="57745" table:display="true" table:show-details="true"/>
                <table:data-pilot-member table:name="57749" table:display="true" table:show-details="true"/>
                <table:data-pilot-member table:name="57755" table:display="true" table:show-details="true"/>
                <table:data-pilot-member table:name="57759" table:display="true" table:show-details="true"/>
                <table:data-pilot-member table:name="57781" table:display="true" table:show-details="true"/>
                <table:data-pilot-member table:name="57786" table:display="true" table:show-details="true"/>
                <table:data-pilot-member table:name="57800" table:display="true" table:show-details="true"/>
                <table:data-pilot-member table:name="57802" table:display="true" table:show-details="true"/>
                <table:data-pilot-member table:name="57825" table:display="true" table:show-details="true"/>
                <table:data-pilot-member table:name="57840" table:display="true" table:show-details="true"/>
                <table:data-pilot-member table:name="57848" table:display="true" table:show-details="true"/>
                <table:data-pilot-member table:name="57858" table:display="true" table:show-details="true"/>
                <table:data-pilot-member table:name="57869" table:display="true" table:show-details="true"/>
                <table:data-pilot-member table:name="57874" table:display="true" table:show-details="true"/>
                <table:data-pilot-member table:name="57882" table:display="true" table:show-details="true"/>
                <table:data-pilot-member table:name="57886" table:display="true" table:show-details="true"/>
                <table:data-pilot-member table:name="57887" table:display="true" table:show-details="true"/>
                <table:data-pilot-member table:name="57891" table:display="true" table:show-details="true"/>
                <table:data-pilot-member table:name="57893" table:display="true" table:show-details="true"/>
                <table:data-pilot-member table:name="57896" table:display="true" table:show-details="true"/>
                <table:data-pilot-member table:name="57919" table:display="true" table:show-details="true"/>
                <table:data-pilot-member table:name="57921" table:display="true" table:show-details="true"/>
                <table:data-pilot-member table:name="57937" table:display="true" table:show-details="true"/>
                <table:data-pilot-member table:name="57973" table:display="true" table:show-details="true"/>
                <table:data-pilot-member table:name="57979" table:display="true" table:show-details="true"/>
                <table:data-pilot-member table:name="57992" table:display="true" table:show-details="true"/>
                <table:data-pilot-member table:name="57995" table:display="true" table:show-details="true"/>
                <table:data-pilot-member table:name="58005" table:display="true" table:show-details="true"/>
                <table:data-pilot-member table:name="58012" table:display="true" table:show-details="true"/>
                <table:data-pilot-member table:name="58014" table:display="true" table:show-details="true"/>
                <table:data-pilot-member table:name="58015" table:display="true" table:show-details="true"/>
                <table:data-pilot-member table:name="58026" table:display="true" table:show-details="true"/>
                <table:data-pilot-member table:name="58037" table:display="true" table:show-details="true"/>
                <table:data-pilot-member table:name="58046" table:display="true" table:show-details="true"/>
                <table:data-pilot-member table:name="58050" table:display="true" table:show-details="true"/>
                <table:data-pilot-member table:name="58054" table:display="true" table:show-details="true"/>
                <table:data-pilot-member table:name="58056" table:display="true" table:show-details="true"/>
                <table:data-pilot-member table:name="58057" table:display="true" table:show-details="true"/>
                <table:data-pilot-member table:name="58058" table:display="true" table:show-details="true"/>
                <table:data-pilot-member table:name="58065" table:display="true" table:show-details="true"/>
                <table:data-pilot-member table:name="58075" table:display="true" table:show-details="true"/>
                <table:data-pilot-member table:name="58086" table:display="true" table:show-details="true"/>
                <table:data-pilot-member table:name="58094" table:display="true" table:show-details="true"/>
                <table:data-pilot-member table:name="58100" table:display="true" table:show-details="true"/>
                <table:data-pilot-member table:name="58102" table:display="true" table:show-details="true"/>
                <table:data-pilot-member table:name="58126" table:display="true" table:show-details="true"/>
                <table:data-pilot-member table:name="58132" table:display="true" table:show-details="true"/>
                <table:data-pilot-member table:name="58145" table:display="true" table:show-details="true"/>
                <table:data-pilot-member table:name="58150" table:display="true" table:show-details="true"/>
                <table:data-pilot-member table:name="58152" table:display="true" table:show-details="true"/>
                <table:data-pilot-member table:name="58156" table:display="true" table:show-details="true"/>
                <table:data-pilot-member table:name="58157" table:display="true" table:show-details="true"/>
                <table:data-pilot-member table:name="58162" table:display="true" table:show-details="true"/>
                <table:data-pilot-member table:name="58184" table:display="true" table:show-details="true"/>
                <table:data-pilot-member table:name="58189" table:display="true" table:show-details="true"/>
                <table:data-pilot-member table:name="58195" table:display="true" table:show-details="true"/>
                <table:data-pilot-member table:name="58199" table:display="true" table:show-details="true"/>
                <table:data-pilot-member table:name="58202" table:display="true" table:show-details="true"/>
                <table:data-pilot-member table:name="58204" table:display="true" table:show-details="true"/>
                <table:data-pilot-member table:name="58206" table:display="true" table:show-details="true"/>
                <table:data-pilot-member table:name="58210" table:display="true" table:show-details="true"/>
                <table:data-pilot-member table:name="58226" table:display="true" table:show-details="true"/>
                <table:data-pilot-member table:name="58237" table:display="true" table:show-details="true"/>
                <table:data-pilot-member table:name="58241" table:display="true" table:show-details="true"/>
                <table:data-pilot-member table:name="58251" table:display="true" table:show-details="true"/>
                <table:data-pilot-member table:name="58259" table:display="true" table:show-details="true"/>
                <table:data-pilot-member table:name="58271" table:display="true" table:show-details="true"/>
                <table:data-pilot-member table:name="58277" table:display="true" table:show-details="true"/>
                <table:data-pilot-member table:name="58284" table:display="true" table:show-details="true"/>
                <table:data-pilot-member table:name="58312" table:display="true" table:show-details="true"/>
                <table:data-pilot-member table:name="58315" table:display="true" table:show-details="true"/>
                <table:data-pilot-member table:name="58321" table:display="true" table:show-details="true"/>
                <table:data-pilot-member table:name="58335" table:display="true" table:show-details="true"/>
                <table:data-pilot-member table:name="58337" table:display="true" table:show-details="true"/>
                <table:data-pilot-member table:name="58345" table:display="true" table:show-details="true"/>
                <table:data-pilot-member table:name="58358" table:display="true" table:show-details="true"/>
                <table:data-pilot-member table:name="58359" table:display="true" table:show-details="true"/>
                <table:data-pilot-member table:name="58362" table:display="true" table:show-details="true"/>
                <table:data-pilot-member table:name="58375" table:display="true" table:show-details="true"/>
                <table:data-pilot-member table:name="58376" table:display="true" table:show-details="true"/>
                <table:data-pilot-member table:name="58378" table:display="true" table:show-details="true"/>
                <table:data-pilot-member table:name="58380" table:display="true" table:show-details="true"/>
                <table:data-pilot-member table:name="58386" table:display="true" table:show-details="true"/>
                <table:data-pilot-member table:name="58390" table:display="true" table:show-details="true"/>
                <table:data-pilot-member table:name="58405" table:display="true" table:show-details="true"/>
                <table:data-pilot-member table:name="58408" table:display="true" table:show-details="true"/>
                <table:data-pilot-member table:name="58412" table:display="true" table:show-details="true"/>
                <table:data-pilot-member table:name="58417" table:display="true" table:show-details="true"/>
                <table:data-pilot-member table:name="58418" table:display="true" table:show-details="true"/>
                <table:data-pilot-member table:name="58431" table:display="true" table:show-details="true"/>
                <table:data-pilot-member table:name="58442" table:display="true" table:show-details="true"/>
                <table:data-pilot-member table:name="58445" table:display="true" table:show-details="true"/>
                <table:data-pilot-member table:name="58447" table:display="true" table:show-details="true"/>
                <table:data-pilot-member table:name="58449" table:display="true" table:show-details="true"/>
                <table:data-pilot-member table:name="58460" table:display="true" table:show-details="true"/>
                <table:data-pilot-member table:name="58467" table:display="true" table:show-details="true"/>
                <table:data-pilot-member table:name="58477" table:display="true" table:show-details="true"/>
                <table:data-pilot-member table:name="58480" table:display="true" table:show-details="true"/>
                <table:data-pilot-member table:name="58481" table:display="true" table:show-details="true"/>
                <table:data-pilot-member table:name="58482" table:display="true" table:show-details="true"/>
                <table:data-pilot-member table:name="58497" table:display="true" table:show-details="true"/>
                <table:data-pilot-member table:name="58568" table:display="true" table:show-details="true"/>
                <table:data-pilot-member table:name="58573" table:display="true" table:show-details="true"/>
                <table:data-pilot-member table:name="58577" table:display="true" table:show-details="true"/>
                <table:data-pilot-member table:name="58582" table:display="true" table:show-details="true"/>
                <table:data-pilot-member table:name="58597" table:display="true" table:show-details="true"/>
                <table:data-pilot-member table:name="58602" table:display="true" table:show-details="true"/>
                <table:data-pilot-member table:name="58607" table:display="true" table:show-details="true"/>
                <table:data-pilot-member table:name="58612" table:display="true" table:show-details="true"/>
                <table:data-pilot-member table:name="58618" table:display="true" table:show-details="true"/>
                <table:data-pilot-member table:name="58631" table:display="true" table:show-details="true"/>
                <table:data-pilot-member table:name="58644" table:display="true" table:show-details="true"/>
                <table:data-pilot-member table:name="58648" table:display="true" table:show-details="true"/>
                <table:data-pilot-member table:name="58666" table:display="true" table:show-details="true"/>
                <table:data-pilot-member table:name="58675" table:display="true" table:show-details="true"/>
                <table:data-pilot-member table:name="58679" table:display="true" table:show-details="true"/>
                <table:data-pilot-member table:name="58688" table:display="true" table:show-details="true"/>
                <table:data-pilot-member table:name="58694" table:display="true" table:show-details="true"/>
                <table:data-pilot-member table:name="58695" table:display="true" table:show-details="true"/>
                <table:data-pilot-member table:name="58711" table:display="true" table:show-details="true"/>
                <table:data-pilot-member table:name="58718" table:display="true" table:show-details="true"/>
                <table:data-pilot-member table:name="58725" table:display="true" table:show-details="true"/>
                <table:data-pilot-member table:name="58728" table:display="true" table:show-details="true"/>
                <table:data-pilot-member table:name="58733" table:display="true" table:show-details="true"/>
                <table:data-pilot-member table:name="58746" table:display="true" table:show-details="true"/>
                <table:data-pilot-member table:name="58754" table:display="true" table:show-details="true"/>
                <table:data-pilot-member table:name="58758" table:display="true" table:show-details="true"/>
                <table:data-pilot-member table:name="58767" table:display="true" table:show-details="true"/>
                <table:data-pilot-member table:name="58775" table:display="true" table:show-details="true"/>
                <table:data-pilot-member table:name="58779" table:display="true" table:show-details="true"/>
                <table:data-pilot-member table:name="58781" table:display="true" table:show-details="true"/>
                <table:data-pilot-member table:name="58797" table:display="true" table:show-details="true"/>
                <table:data-pilot-member table:name="58815" table:display="true" table:show-details="true"/>
                <table:data-pilot-member table:name="58837" table:display="true" table:show-details="true"/>
                <table:data-pilot-member table:name="58838" table:display="true" table:show-details="true"/>
                <table:data-pilot-member table:name="58857" table:display="true" table:show-details="true"/>
                <table:data-pilot-member table:name="58868" table:display="true" table:show-details="true"/>
                <table:data-pilot-member table:name="58869" table:display="true" table:show-details="true"/>
                <table:data-pilot-member table:name="58875" table:display="true" table:show-details="true"/>
                <table:data-pilot-member table:name="58883" table:display="true" table:show-details="true"/>
                <table:data-pilot-member table:name="58922" table:display="true" table:show-details="true"/>
                <table:data-pilot-member table:name="58927" table:display="true" table:show-details="true"/>
                <table:data-pilot-member table:name="58929" table:display="true" table:show-details="true"/>
                <table:data-pilot-member table:name="58931" table:display="true" table:show-details="true"/>
                <table:data-pilot-member table:name="58934" table:display="true" table:show-details="true"/>
                <table:data-pilot-member table:name="58937" table:display="true" table:show-details="true"/>
                <table:data-pilot-member table:name="58965" table:display="true" table:show-details="true"/>
                <table:data-pilot-member table:name="58970" table:display="true" table:show-details="true"/>
                <table:data-pilot-member table:name="58984" table:display="true" table:show-details="true"/>
                <table:data-pilot-member table:name="59003" table:display="true" table:show-details="true"/>
                <table:data-pilot-member table:name="59004" table:display="true" table:show-details="true"/>
                <table:data-pilot-member table:name="59012" table:display="true" table:show-details="true"/>
                <table:data-pilot-member table:name="59018" table:display="true" table:show-details="true"/>
                <table:data-pilot-member table:name="59021" table:display="true" table:show-details="true"/>
                <table:data-pilot-member table:name="59023" table:display="true" table:show-details="true"/>
                <table:data-pilot-member table:name="59026" table:display="true" table:show-details="true"/>
                <table:data-pilot-member table:name="59030" table:display="true" table:show-details="true"/>
                <table:data-pilot-member table:name="59040" table:display="true" table:show-details="true"/>
                <table:data-pilot-member table:name="59050" table:display="true" table:show-details="true"/>
                <table:data-pilot-member table:name="59076" table:display="true" table:show-details="true"/>
                <table:data-pilot-member table:name="59081" table:display="true" table:show-details="true"/>
                <table:data-pilot-member table:name="59084" table:display="true" table:show-details="true"/>
                <table:data-pilot-member table:name="59098" table:display="true" table:show-details="true"/>
                <table:data-pilot-member table:name="59099" table:display="true" table:show-details="true"/>
                <table:data-pilot-member table:name="59110" table:display="true" table:show-details="true"/>
                <table:data-pilot-member table:name="59120" table:display="true" table:show-details="true"/>
                <table:data-pilot-member table:name="59127" table:display="true" table:show-details="true"/>
                <table:data-pilot-member table:name="59136" table:display="true" table:show-details="true"/>
                <table:data-pilot-member table:name="59167" table:display="true" table:show-details="true"/>
                <table:data-pilot-member table:name="59182" table:display="true" table:show-details="true"/>
                <table:data-pilot-member table:name="59188" table:display="true" table:show-details="true"/>
                <table:data-pilot-member table:name="59196" table:display="true" table:show-details="true"/>
                <table:data-pilot-member table:name="59199" table:display="true" table:show-details="true"/>
                <table:data-pilot-member table:name="59204" table:display="true" table:show-details="true"/>
                <table:data-pilot-member table:name="59206" table:display="true" table:show-details="true"/>
                <table:data-pilot-member table:name="59208" table:display="true" table:show-details="true"/>
                <table:data-pilot-member table:name="59215" table:display="true" table:show-details="true"/>
                <table:data-pilot-member table:name="59229" table:display="true" table:show-details="true"/>
                <table:data-pilot-member table:name="59237" table:display="true" table:show-details="true"/>
                <table:data-pilot-member table:name="59250" table:display="true" table:show-details="true"/>
                <table:data-pilot-member table:name="59252" table:display="true" table:show-details="true"/>
                <table:data-pilot-member table:name="59265" table:display="true" table:show-details="true"/>
                <table:data-pilot-member table:name="59268" table:display="true" table:show-details="true"/>
                <table:data-pilot-member table:name="59278" table:display="true" table:show-details="true"/>
                <table:data-pilot-member table:name="59283" table:display="true" table:show-details="true"/>
                <table:data-pilot-member table:name="59289" table:display="true" table:show-details="true"/>
                <table:data-pilot-member table:name="59309" table:display="true" table:show-details="true"/>
                <table:data-pilot-member table:name="59319" table:display="true" table:show-details="true"/>
                <table:data-pilot-member table:name="59326" table:display="true" table:show-details="true"/>
                <table:data-pilot-member table:name="59329" table:display="true" table:show-details="true"/>
                <table:data-pilot-member table:name="59365" table:display="true" table:show-details="true"/>
                <table:data-pilot-member table:name="59375" table:display="true" table:show-details="true"/>
                <table:data-pilot-member table:name="59379" table:display="true" table:show-details="true"/>
                <table:data-pilot-member table:name="59388" table:display="true" table:show-details="true"/>
                <table:data-pilot-member table:name="59392" table:display="true" table:show-details="true"/>
                <table:data-pilot-member table:name="59403" table:display="true" table:show-details="true"/>
                <table:data-pilot-member table:name="59404" table:display="true" table:show-details="true"/>
                <table:data-pilot-member table:name="59410" table:display="true" table:show-details="true"/>
                <table:data-pilot-member table:name="59412" table:display="true" table:show-details="true"/>
                <table:data-pilot-member table:name="59418" table:display="true" table:show-details="true"/>
                <table:data-pilot-member table:name="59419" table:display="true" table:show-details="true"/>
                <table:data-pilot-member table:name="59424" table:display="true" table:show-details="true"/>
                <table:data-pilot-member table:name="59438" table:display="true" table:show-details="true"/>
                <table:data-pilot-member table:name="59439" table:display="true" table:show-details="true"/>
                <table:data-pilot-member table:name="59443" table:display="true" table:show-details="true"/>
                <table:data-pilot-member table:name="59454" table:display="true" table:show-details="true"/>
                <table:data-pilot-member table:name="59464" table:display="true" table:show-details="true"/>
                <table:data-pilot-member table:name="59480" table:display="true" table:show-details="true"/>
                <table:data-pilot-member table:name="59501" table:display="true" table:show-details="true"/>
                <table:data-pilot-member table:name="59504" table:display="true" table:show-details="true"/>
                <table:data-pilot-member table:name="59512" table:display="true" table:show-details="true"/>
                <table:data-pilot-member table:name="59515" table:display="true" table:show-details="true"/>
                <table:data-pilot-member table:name="59524" table:display="true" table:show-details="true"/>
                <table:data-pilot-member table:name="59530" table:display="true" table:show-details="true"/>
                <table:data-pilot-member table:name="59540" table:display="true" table:show-details="true"/>
                <table:data-pilot-member table:name="59541" table:display="true" table:show-details="true"/>
                <table:data-pilot-member table:name="59548" table:display="true" table:show-details="true"/>
                <table:data-pilot-member table:name="59570" table:display="true" table:show-details="true"/>
                <table:data-pilot-member table:name="59572" table:display="true" table:show-details="true"/>
                <table:data-pilot-member table:name="59573" table:display="true" table:show-details="true"/>
                <table:data-pilot-member table:name="59580" table:display="true" table:show-details="true"/>
                <table:data-pilot-member table:name="59606" table:display="true" table:show-details="true"/>
                <table:data-pilot-member table:name="59617" table:display="true" table:show-details="true"/>
                <table:data-pilot-member table:name="59621" table:display="true" table:show-details="true"/>
                <table:data-pilot-member table:name="59622" table:display="true" table:show-details="true"/>
                <table:data-pilot-member table:name="59635" table:display="true" table:show-details="true"/>
                <table:data-pilot-member table:name="59645" table:display="true" table:show-details="true"/>
                <table:data-pilot-member table:name="59672" table:display="true" table:show-details="true"/>
                <table:data-pilot-member table:name="59678" table:display="true" table:show-details="true"/>
                <table:data-pilot-member table:name="59695" table:display="true" table:show-details="true"/>
                <table:data-pilot-member table:name="59699" table:display="true" table:show-details="true"/>
                <table:data-pilot-member table:name="59711" table:display="true" table:show-details="true"/>
                <table:data-pilot-member table:name="59713" table:display="true" table:show-details="true"/>
                <table:data-pilot-member table:name="59726" table:display="true" table:show-details="true"/>
                <table:data-pilot-member table:name="59727" table:display="true" table:show-details="true"/>
                <table:data-pilot-member table:name="59729" table:display="true" table:show-details="true"/>
                <table:data-pilot-member table:name="59744" table:display="true" table:show-details="true"/>
                <table:data-pilot-member table:name="59764" table:display="true" table:show-details="true"/>
                <table:data-pilot-member table:name="59779" table:display="true" table:show-details="true"/>
                <table:data-pilot-member table:name="59796" table:display="true" table:show-details="true"/>
                <table:data-pilot-member table:name="59802" table:display="true" table:show-details="true"/>
                <table:data-pilot-member table:name="59810" table:display="true" table:show-details="true"/>
                <table:data-pilot-member table:name="59812" table:display="true" table:show-details="true"/>
                <table:data-pilot-member table:name="59820" table:display="true" table:show-details="true"/>
                <table:data-pilot-member table:name="59821" table:display="true" table:show-details="true"/>
                <table:data-pilot-member table:name="59824" table:display="true" table:show-details="true"/>
                <table:data-pilot-member table:name="59835" table:display="true" table:show-details="true"/>
                <table:data-pilot-member table:name="59843" table:display="true" table:show-details="true"/>
                <table:data-pilot-member table:name="59850" table:display="true" table:show-details="true"/>
                <table:data-pilot-member table:name="59854" table:display="true" table:show-details="true"/>
                <table:data-pilot-member table:name="59855" table:display="true" table:show-details="true"/>
                <table:data-pilot-member table:name="59859" table:display="true" table:show-details="true"/>
                <table:data-pilot-member table:name="59875" table:display="true" table:show-details="true"/>
                <table:data-pilot-member table:name="59876" table:display="true" table:show-details="true"/>
                <table:data-pilot-member table:name="59878" table:display="true" table:show-details="true"/>
                <table:data-pilot-member table:name="59885" table:display="true" table:show-details="true"/>
                <table:data-pilot-member table:name="59892" table:display="true" table:show-details="true"/>
                <table:data-pilot-member table:name="59896" table:display="true" table:show-details="true"/>
                <table:data-pilot-member table:name="59905" table:display="true" table:show-details="true"/>
                <table:data-pilot-member table:name="59906" table:display="true" table:show-details="true"/>
                <table:data-pilot-member table:name="59908" table:display="true" table:show-details="true"/>
                <table:data-pilot-member table:name="59910" table:display="true" table:show-details="true"/>
                <table:data-pilot-member table:name="59925" table:display="true" table:show-details="true"/>
                <table:data-pilot-member table:name="59926" table:display="true" table:show-details="true"/>
                <table:data-pilot-member table:name="59940" table:display="true" table:show-details="true"/>
                <table:data-pilot-member table:name="59945" table:display="true" table:show-details="true"/>
                <table:data-pilot-member table:name="59956" table:display="true" table:show-details="true"/>
                <table:data-pilot-member table:name="59958" table:display="true" table:show-details="true"/>
                <table:data-pilot-member table:name="59967" table:display="true" table:show-details="true"/>
                <table:data-pilot-member table:name="59968" table:display="true" table:show-details="true"/>
                <table:data-pilot-member table:name="59970" table:display="true" table:show-details="true"/>
                <table:data-pilot-member table:name="59971" table:display="true" table:show-details="true"/>
                <table:data-pilot-member table:name="59975" table:display="true" table:show-details="true"/>
                <table:data-pilot-member table:name="59989" table:display="true" table:show-details="true"/>
                <table:data-pilot-member table:name="60011" table:display="true" table:show-details="true"/>
                <table:data-pilot-member table:name="60012" table:display="true" table:show-details="true"/>
                <table:data-pilot-member table:name="60013" table:display="true" table:show-details="true"/>
                <table:data-pilot-member table:name="60020" table:display="true" table:show-details="true"/>
                <table:data-pilot-member table:name="60029" table:display="true" table:show-details="true"/>
                <table:data-pilot-member table:name="60031" table:display="true" table:show-details="true"/>
                <table:data-pilot-member table:name="60044" table:display="true" table:show-details="true"/>
                <table:data-pilot-member table:name="60063" table:display="true" table:show-details="true"/>
                <table:data-pilot-member table:name="60078" table:display="true" table:show-details="true"/>
                <table:data-pilot-member table:name="60084" table:display="true" table:show-details="true"/>
                <table:data-pilot-member table:name="60119" table:display="true" table:show-details="true"/>
                <table:data-pilot-member table:name="60128" table:display="true" table:show-details="true"/>
                <table:data-pilot-member table:name="60146" table:display="true" table:show-details="true"/>
                <table:data-pilot-member table:name="60160" table:display="true" table:show-details="true"/>
                <table:data-pilot-member table:name="60161" table:display="true" table:show-details="true"/>
                <table:data-pilot-member table:name="60173" table:display="true" table:show-details="true"/>
                <table:data-pilot-member table:name="60180" table:display="true" table:show-details="true"/>
                <table:data-pilot-member table:name="60189" table:display="true" table:show-details="true"/>
                <table:data-pilot-member table:name="60193" table:display="true" table:show-details="true"/>
                <table:data-pilot-member table:name="60208" table:display="true" table:show-details="true"/>
                <table:data-pilot-member table:name="60215" table:display="true" table:show-details="true"/>
                <table:data-pilot-member table:name="60221" table:display="true" table:show-details="true"/>
                <table:data-pilot-member table:name="60224" table:display="true" table:show-details="true"/>
                <table:data-pilot-member table:name="60234" table:display="true" table:show-details="true"/>
                <table:data-pilot-member table:name="60245" table:display="true" table:show-details="true"/>
                <table:data-pilot-member table:name="60260" table:display="true" table:show-details="true"/>
                <table:data-pilot-member table:name="60261" table:display="true" table:show-details="true"/>
                <table:data-pilot-member table:name="60269" table:display="true" table:show-details="true"/>
                <table:data-pilot-member table:name="60270" table:display="true" table:show-details="true"/>
                <table:data-pilot-member table:name="60282" table:display="true" table:show-details="true"/>
                <table:data-pilot-member table:name="60303" table:display="true" table:show-details="true"/>
                <table:data-pilot-member table:name="60319" table:display="true" table:show-details="true"/>
                <table:data-pilot-member table:name="60320" table:display="true" table:show-details="true"/>
                <table:data-pilot-member table:name="60322" table:display="true" table:show-details="true"/>
                <table:data-pilot-member table:name="60330" table:display="true" table:show-details="true"/>
                <table:data-pilot-member table:name="60343" table:display="true" table:show-details="true"/>
                <table:data-pilot-member table:name="60359" table:display="true" table:show-details="true"/>
                <table:data-pilot-member table:name="60391" table:display="true" table:show-details="true"/>
                <table:data-pilot-member table:name="60394" table:display="true" table:show-details="true"/>
                <table:data-pilot-member table:name="60402" table:display="true" table:show-details="true"/>
                <table:data-pilot-member table:name="60431" table:display="true" table:show-details="true"/>
                <table:data-pilot-member table:name="60452" table:display="true" table:show-details="true"/>
                <table:data-pilot-member table:name="60459" table:display="true" table:show-details="true"/>
                <table:data-pilot-member table:name="60470" table:display="true" table:show-details="true"/>
                <table:data-pilot-member table:name="60472" table:display="true" table:show-details="true"/>
                <table:data-pilot-member table:name="60478" table:display="true" table:show-details="true"/>
                <table:data-pilot-member table:name="60483" table:display="true" table:show-details="true"/>
                <table:data-pilot-member table:name="60491" table:display="true" table:show-details="true"/>
                <table:data-pilot-member table:name="60497" table:display="true" table:show-details="true"/>
                <table:data-pilot-member table:name="60501" table:display="true" table:show-details="true"/>
                <table:data-pilot-member table:name="60503" table:display="true" table:show-details="true"/>
                <table:data-pilot-member table:name="60512" table:display="true" table:show-details="true"/>
                <table:data-pilot-member table:name="60516" table:display="true" table:show-details="true"/>
                <table:data-pilot-member table:name="60517" table:display="true" table:show-details="true"/>
                <table:data-pilot-member table:name="60537" table:display="true" table:show-details="true"/>
                <table:data-pilot-member table:name="60560" table:display="true" table:show-details="true"/>
                <table:data-pilot-member table:name="60563" table:display="true" table:show-details="true"/>
                <table:data-pilot-member table:name="60567" table:display="true" table:show-details="true"/>
                <table:data-pilot-member table:name="60578" table:display="true" table:show-details="true"/>
                <table:data-pilot-member table:name="60582" table:display="true" table:show-details="true"/>
                <table:data-pilot-member table:name="60583" table:display="true" table:show-details="true"/>
                <table:data-pilot-member table:name="60601" table:display="true" table:show-details="true"/>
                <table:data-pilot-member table:name="60616" table:display="true" table:show-details="true"/>
                <table:data-pilot-member table:name="60617" table:display="true" table:show-details="true"/>
                <table:data-pilot-member table:name="60649" table:display="true" table:show-details="true"/>
                <table:data-pilot-member table:name="60656" table:display="true" table:show-details="true"/>
                <table:data-pilot-member table:name="60673" table:display="true" table:show-details="true"/>
                <table:data-pilot-member table:name="60686" table:display="true" table:show-details="true"/>
                <table:data-pilot-member table:name="60688" table:display="true" table:show-details="true"/>
                <table:data-pilot-member table:name="60694" table:display="true" table:show-details="true"/>
                <table:data-pilot-member table:name="60698" table:display="true" table:show-details="true"/>
                <table:data-pilot-member table:name="60705" table:display="true" table:show-details="true"/>
                <table:data-pilot-member table:name="60707" table:display="true" table:show-details="true"/>
                <table:data-pilot-member table:name="60717" table:display="true" table:show-details="true"/>
                <table:data-pilot-member table:name="60719" table:display="true" table:show-details="true"/>
                <table:data-pilot-member table:name="60726" table:display="true" table:show-details="true"/>
                <table:data-pilot-member table:name="60760" table:display="true" table:show-details="true"/>
                <table:data-pilot-member table:name="60779" table:display="true" table:show-details="true"/>
                <table:data-pilot-member table:name="60780" table:display="true" table:show-details="true"/>
                <table:data-pilot-member table:name="60797" table:display="true" table:show-details="true"/>
                <table:data-pilot-member table:name="60814" table:display="true" table:show-details="true"/>
                <table:data-pilot-member table:name="60816" table:display="true" table:show-details="true"/>
                <table:data-pilot-member table:name="60818" table:display="true" table:show-details="true"/>
                <table:data-pilot-member table:name="60820" table:display="true" table:show-details="true"/>
                <table:data-pilot-member table:name="60822" table:display="true" table:show-details="true"/>
                <table:data-pilot-member table:name="60825" table:display="true" table:show-details="true"/>
                <table:data-pilot-member table:name="60831" table:display="true" table:show-details="true"/>
                <table:data-pilot-member table:name="60856" table:display="true" table:show-details="true"/>
                <table:data-pilot-member table:name="60861" table:display="true" table:show-details="true"/>
                <table:data-pilot-member table:name="60866" table:display="true" table:show-details="true"/>
                <table:data-pilot-member table:name="60875" table:display="true" table:show-details="true"/>
                <table:data-pilot-member table:name="60876" table:display="true" table:show-details="true"/>
                <table:data-pilot-member table:name="60878" table:display="true" table:show-details="true"/>
                <table:data-pilot-member table:name="60887" table:display="true" table:show-details="true"/>
                <table:data-pilot-member table:name="60890" table:display="true" table:show-details="true"/>
                <table:data-pilot-member table:name="60897" table:display="true" table:show-details="true"/>
                <table:data-pilot-member table:name="60913" table:display="true" table:show-details="true"/>
                <table:data-pilot-member table:name="60924" table:display="true" table:show-details="true"/>
                <table:data-pilot-member table:name="60926" table:display="true" table:show-details="true"/>
                <table:data-pilot-member table:name="60927" table:display="true" table:show-details="true"/>
                <table:data-pilot-member table:name="60931" table:display="true" table:show-details="true"/>
                <table:data-pilot-member table:name="60936" table:display="true" table:show-details="true"/>
                <table:data-pilot-member table:name="60947" table:display="true" table:show-details="true"/>
                <table:data-pilot-member table:name="60957" table:display="true" table:show-details="true"/>
                <table:data-pilot-member table:name="60959" table:display="true" table:show-details="true"/>
                <table:data-pilot-member table:name="60967" table:display="true" table:show-details="true"/>
                <table:data-pilot-member table:name="60968" table:display="true" table:show-details="true"/>
                <table:data-pilot-member table:name="60998" table:display="true" table:show-details="true"/>
                <table:data-pilot-member table:name="61004" table:display="true" table:show-details="true"/>
                <table:data-pilot-member table:name="61009" table:display="true" table:show-details="true"/>
                <table:data-pilot-member table:name="61010" table:display="true" table:show-details="true"/>
                <table:data-pilot-member table:name="61021" table:display="true" table:show-details="true"/>
                <table:data-pilot-member table:name="61023" table:display="true" table:show-details="true"/>
                <table:data-pilot-member table:name="61024" table:display="true" table:show-details="true"/>
                <table:data-pilot-member table:name="61029" table:display="true" table:show-details="true"/>
                <table:data-pilot-member table:name="61038" table:display="true" table:show-details="true"/>
                <table:data-pilot-member table:name="61055" table:display="true" table:show-details="true"/>
                <table:data-pilot-member table:name="61079" table:display="true" table:show-details="true"/>
                <table:data-pilot-member table:name="61080" table:display="true" table:show-details="true"/>
                <table:data-pilot-member table:name="61081" table:display="true" table:show-details="true"/>
                <table:data-pilot-member table:name="61087" table:display="true" table:show-details="true"/>
                <table:data-pilot-member table:name="61089" table:display="true" table:show-details="true"/>
                <table:data-pilot-member table:name="61104" table:display="true" table:show-details="true"/>
                <table:data-pilot-member table:name="61109" table:display="true" table:show-details="true"/>
                <table:data-pilot-member table:name="61110" table:display="true" table:show-details="true"/>
                <table:data-pilot-member table:name="61113" table:display="true" table:show-details="true"/>
                <table:data-pilot-member table:name="61128" table:display="true" table:show-details="true"/>
                <table:data-pilot-member table:name="61149" table:display="true" table:show-details="true"/>
                <table:data-pilot-member table:name="61151" table:display="true" table:show-details="true"/>
                <table:data-pilot-member table:name="61152" table:display="true" table:show-details="true"/>
                <table:data-pilot-member table:name="61164" table:display="true" table:show-details="true"/>
                <table:data-pilot-member table:name="61167" table:display="true" table:show-details="true"/>
                <table:data-pilot-member table:name="61170" table:display="true" table:show-details="true"/>
                <table:data-pilot-member table:name="61198" table:display="true" table:show-details="true"/>
                <table:data-pilot-member table:name="61206" table:display="true" table:show-details="true"/>
                <table:data-pilot-member table:name="61219" table:display="true" table:show-details="true"/>
                <table:data-pilot-member table:name="61223" table:display="true" table:show-details="true"/>
                <table:data-pilot-member table:name="61235" table:display="true" table:show-details="true"/>
                <table:data-pilot-member table:name="61237" table:display="true" table:show-details="true"/>
                <table:data-pilot-member table:name="61239" table:display="true" table:show-details="true"/>
                <table:data-pilot-member table:name="61244" table:display="true" table:show-details="true"/>
                <table:data-pilot-member table:name="61254" table:display="true" table:show-details="true"/>
                <table:data-pilot-member table:name="61265" table:display="true" table:show-details="true"/>
                <table:data-pilot-member table:name="61269" table:display="true" table:show-details="true"/>
                <table:data-pilot-member table:name="61270" table:display="true" table:show-details="true"/>
                <table:data-pilot-member table:name="61272" table:display="true" table:show-details="true"/>
                <table:data-pilot-member table:name="61273" table:display="true" table:show-details="true"/>
                <table:data-pilot-member table:name="61295" table:display="true" table:show-details="true"/>
                <table:data-pilot-member table:name="61298" table:display="true" table:show-details="true"/>
                <table:data-pilot-member table:name="61299" table:display="true" table:show-details="true"/>
                <table:data-pilot-member table:name="61307" table:display="true" table:show-details="true"/>
                <table:data-pilot-member table:name="61310" table:display="true" table:show-details="true"/>
                <table:data-pilot-member table:name="61315" table:display="true" table:show-details="true"/>
                <table:data-pilot-member table:name="61316" table:display="true" table:show-details="true"/>
                <table:data-pilot-member table:name="61321" table:display="true" table:show-details="true"/>
                <table:data-pilot-member table:name="61335" table:display="true" table:show-details="true"/>
                <table:data-pilot-member table:name="61355" table:display="true" table:show-details="true"/>
                <table:data-pilot-member table:name="61364" table:display="true" table:show-details="true"/>
                <table:data-pilot-member table:name="61386" table:display="true" table:show-details="true"/>
                <table:data-pilot-member table:name="61392" table:display="true" table:show-details="true"/>
                <table:data-pilot-member table:name="61397" table:display="true" table:show-details="true"/>
                <table:data-pilot-member table:name="61422" table:display="true" table:show-details="true"/>
                <table:data-pilot-member table:name="61425" table:display="true" table:show-details="true"/>
                <table:data-pilot-member table:name="61433" table:display="true" table:show-details="true"/>
                <table:data-pilot-member table:name="61453" table:display="true" table:show-details="true"/>
                <table:data-pilot-member table:name="61457" table:display="true" table:show-details="true"/>
                <table:data-pilot-member table:name="61465" table:display="true" table:show-details="true"/>
                <table:data-pilot-member table:name="61497" table:display="true" table:show-details="true"/>
                <table:data-pilot-member table:name="61500" table:display="true" table:show-details="true"/>
                <table:data-pilot-member table:name="61513" table:display="true" table:show-details="true"/>
                <table:data-pilot-member table:name="61517" table:display="true" table:show-details="true"/>
                <table:data-pilot-member table:name="61527" table:display="true" table:show-details="true"/>
                <table:data-pilot-member table:name="61530" table:display="true" table:show-details="true"/>
                <table:data-pilot-member table:name="61531" table:display="true" table:show-details="true"/>
                <table:data-pilot-member table:name="61542" table:display="true" table:show-details="true"/>
                <table:data-pilot-member table:name="61543" table:display="true" table:show-details="true"/>
                <table:data-pilot-member table:name="61546" table:display="true" table:show-details="true"/>
                <table:data-pilot-member table:name="61558" table:display="true" table:show-details="true"/>
                <table:data-pilot-member table:name="61561" table:display="true" table:show-details="true"/>
                <table:data-pilot-member table:name="61567" table:display="true" table:show-details="true"/>
                <table:data-pilot-member table:name="61581" table:display="true" table:show-details="true"/>
                <table:data-pilot-member table:name="61591" table:display="true" table:show-details="true"/>
                <table:data-pilot-member table:name="61617" table:display="true" table:show-details="true"/>
                <table:data-pilot-member table:name="61618" table:display="true" table:show-details="true"/>
                <table:data-pilot-member table:name="61627" table:display="true" table:show-details="true"/>
                <table:data-pilot-member table:name="61629" table:display="true" table:show-details="true"/>
                <table:data-pilot-member table:name="61630" table:display="true" table:show-details="true"/>
                <table:data-pilot-member table:name="61632" table:display="true" table:show-details="true"/>
                <table:data-pilot-member table:name="61635" table:display="true" table:show-details="true"/>
                <table:data-pilot-member table:name="61647" table:display="true" table:show-details="true"/>
                <table:data-pilot-member table:name="61667" table:display="true" table:show-details="true"/>
                <table:data-pilot-member table:name="61668" table:display="true" table:show-details="true"/>
                <table:data-pilot-member table:name="61672" table:display="true" table:show-details="true"/>
                <table:data-pilot-member table:name="61691" table:display="true" table:show-details="true"/>
                <table:data-pilot-member table:name="61717" table:display="true" table:show-details="true"/>
                <table:data-pilot-member table:name="61732" table:display="true" table:show-details="true"/>
                <table:data-pilot-member table:name="61747" table:display="true" table:show-details="true"/>
                <table:data-pilot-member table:name="61751" table:display="true" table:show-details="true"/>
                <table:data-pilot-member table:name="61752" table:display="true" table:show-details="true"/>
                <table:data-pilot-member table:name="61759" table:display="true" table:show-details="true"/>
                <table:data-pilot-member table:name="61761" table:display="true" table:show-details="true"/>
                <table:data-pilot-member table:name="61772" table:display="true" table:show-details="true"/>
                <table:data-pilot-member table:name="61780" table:display="true" table:show-details="true"/>
                <table:data-pilot-member table:name="61781" table:display="true" table:show-details="true"/>
                <table:data-pilot-member table:name="61784" table:display="true" table:show-details="true"/>
                <table:data-pilot-member table:name="61788" table:display="true" table:show-details="true"/>
                <table:data-pilot-member table:name="61792" table:display="true" table:show-details="true"/>
                <table:data-pilot-member table:name="61802" table:display="true" table:show-details="true"/>
                <table:data-pilot-member table:name="61818" table:display="true" table:show-details="true"/>
                <table:data-pilot-member table:name="61828" table:display="true" table:show-details="true"/>
                <table:data-pilot-member table:name="61836" table:display="true" table:show-details="true"/>
                <table:data-pilot-member table:name="61838" table:display="true" table:show-details="true"/>
                <table:data-pilot-member table:name="61839" table:display="true" table:show-details="true"/>
                <table:data-pilot-member table:name="61843" table:display="true" table:show-details="true"/>
                <table:data-pilot-member table:name="61852" table:display="true" table:show-details="true"/>
                <table:data-pilot-member table:name="61854" table:display="true" table:show-details="true"/>
                <table:data-pilot-member table:name="61865" table:display="true" table:show-details="true"/>
                <table:data-pilot-member table:name="61881" table:display="true" table:show-details="true"/>
                <table:data-pilot-member table:name="61889" table:display="true" table:show-details="true"/>
                <table:data-pilot-member table:name="61892" table:display="true" table:show-details="true"/>
                <table:data-pilot-member table:name="61893" table:display="true" table:show-details="true"/>
                <table:data-pilot-member table:name="61906" table:display="true" table:show-details="true"/>
                <table:data-pilot-member table:name="61908" table:display="true" table:show-details="true"/>
                <table:data-pilot-member table:name="61912" table:display="true" table:show-details="true"/>
                <table:data-pilot-member table:name="61919" table:display="true" table:show-details="true"/>
                <table:data-pilot-member table:name="61924" table:display="true" table:show-details="true"/>
                <table:data-pilot-member table:name="61940" table:display="true" table:show-details="true"/>
                <table:data-pilot-member table:name="61944" table:display="true" table:show-details="true"/>
                <table:data-pilot-member table:name="61947" table:display="true" table:show-details="true"/>
                <table:data-pilot-member table:name="61948" table:display="true" table:show-details="true"/>
                <table:data-pilot-member table:name="61951" table:display="true" table:show-details="true"/>
                <table:data-pilot-member table:name="61962" table:display="true" table:show-details="true"/>
                <table:data-pilot-member table:name="61965" table:display="true" table:show-details="true"/>
                <table:data-pilot-member table:name="61970" table:display="true" table:show-details="true"/>
                <table:data-pilot-member table:name="61974" table:display="true" table:show-details="true"/>
                <table:data-pilot-member table:name="61975" table:display="true" table:show-details="true"/>
                <table:data-pilot-member table:name="61976" table:display="true" table:show-details="true"/>
                <table:data-pilot-member table:name="61993" table:display="true" table:show-details="true"/>
                <table:data-pilot-member table:name="61995" table:display="true" table:show-details="true"/>
                <table:data-pilot-member table:name="62000" table:display="true" table:show-details="true"/>
                <table:data-pilot-member table:name="62008" table:display="true" table:show-details="true"/>
                <table:data-pilot-member table:name="62013" table:display="true" table:show-details="true"/>
                <table:data-pilot-member table:name="62020" table:display="true" table:show-details="true"/>
                <table:data-pilot-member table:name="62030" table:display="true" table:show-details="true"/>
                <table:data-pilot-member table:name="62056" table:display="true" table:show-details="true"/>
                <table:data-pilot-member table:name="62057" table:display="true" table:show-details="true"/>
                <table:data-pilot-member table:name="62059" table:display="true" table:show-details="true"/>
                <table:data-pilot-member table:name="62063" table:display="true" table:show-details="true"/>
                <table:data-pilot-member table:name="62074" table:display="true" table:show-details="true"/>
                <table:data-pilot-member table:name="62077" table:display="true" table:show-details="true"/>
                <table:data-pilot-member table:name="62083" table:display="true" table:show-details="true"/>
                <table:data-pilot-member table:name="62092" table:display="true" table:show-details="true"/>
                <table:data-pilot-member table:name="62101" table:display="true" table:show-details="true"/>
                <table:data-pilot-member table:name="62105" table:display="true" table:show-details="true"/>
                <table:data-pilot-member table:name="62112" table:display="true" table:show-details="true"/>
                <table:data-pilot-member table:name="62129" table:display="true" table:show-details="true"/>
                <table:data-pilot-member table:name="62149" table:display="true" table:show-details="true"/>
                <table:data-pilot-member table:name="62158" table:display="true" table:show-details="true"/>
                <table:data-pilot-member table:name="62160" table:display="true" table:show-details="true"/>
                <table:data-pilot-member table:name="62181" table:display="true" table:show-details="true"/>
                <table:data-pilot-member table:name="62183" table:display="true" table:show-details="true"/>
                <table:data-pilot-member table:name="62185" table:display="true" table:show-details="true"/>
                <table:data-pilot-member table:name="62196" table:display="true" table:show-details="true"/>
                <table:data-pilot-member table:name="62198" table:display="true" table:show-details="true"/>
                <table:data-pilot-member table:name="62204" table:display="true" table:show-details="true"/>
                <table:data-pilot-member table:name="62210" table:display="true" table:show-details="true"/>
                <table:data-pilot-member table:name="62216" table:display="true" table:show-details="true"/>
                <table:data-pilot-member table:name="62236" table:display="true" table:show-details="true"/>
                <table:data-pilot-member table:name="62237" table:display="true" table:show-details="true"/>
                <table:data-pilot-member table:name="62244" table:display="true" table:show-details="true"/>
                <table:data-pilot-member table:name="62256" table:display="true" table:show-details="true"/>
                <table:data-pilot-member table:name="62258" table:display="true" table:show-details="true"/>
                <table:data-pilot-member table:name="62274" table:display="true" table:show-details="true"/>
                <table:data-pilot-member table:name="62280" table:display="true" table:show-details="true"/>
                <table:data-pilot-member table:name="62282" table:display="true" table:show-details="true"/>
                <table:data-pilot-member table:name="62290" table:display="true" table:show-details="true"/>
                <table:data-pilot-member table:name="62294" table:display="true" table:show-details="true"/>
                <table:data-pilot-member table:name="62299" table:display="true" table:show-details="true"/>
                <table:data-pilot-member table:name="62325" table:display="true" table:show-details="true"/>
                <table:data-pilot-member table:name="62335" table:display="true" table:show-details="true"/>
                <table:data-pilot-member table:name="62343" table:display="true" table:show-details="true"/>
                <table:data-pilot-member table:name="62362" table:display="true" table:show-details="true"/>
                <table:data-pilot-member table:name="62368" table:display="true" table:show-details="true"/>
                <table:data-pilot-member table:name="62373" table:display="true" table:show-details="true"/>
                <table:data-pilot-member table:name="62374" table:display="true" table:show-details="true"/>
                <table:data-pilot-member table:name="62382" table:display="true" table:show-details="true"/>
                <table:data-pilot-member table:name="62388" table:display="true" table:show-details="true"/>
                <table:data-pilot-member table:name="62389" table:display="true" table:show-details="true"/>
                <table:data-pilot-member table:name="62405" table:display="true" table:show-details="true"/>
                <table:data-pilot-member table:name="62416" table:display="true" table:show-details="true"/>
                <table:data-pilot-member table:name="62420" table:display="true" table:show-details="true"/>
                <table:data-pilot-member table:name="62427" table:display="true" table:show-details="true"/>
                <table:data-pilot-member table:name="62429" table:display="true" table:show-details="true"/>
                <table:data-pilot-member table:name="62431" table:display="true" table:show-details="true"/>
                <table:data-pilot-member table:name="62439" table:display="true" table:show-details="true"/>
                <table:data-pilot-member table:name="62446" table:display="true" table:show-details="true"/>
                <table:data-pilot-member table:name="62452" table:display="true" table:show-details="true"/>
                <table:data-pilot-member table:name="62486" table:display="true" table:show-details="true"/>
                <table:data-pilot-member table:name="62489" table:display="true" table:show-details="true"/>
                <table:data-pilot-member table:name="62493" table:display="true" table:show-details="true"/>
                <table:data-pilot-member table:name="62494" table:display="true" table:show-details="true"/>
                <table:data-pilot-member table:name="62503" table:display="true" table:show-details="true"/>
                <table:data-pilot-member table:name="62512" table:display="true" table:show-details="true"/>
                <table:data-pilot-member table:name="62523" table:display="true" table:show-details="true"/>
                <table:data-pilot-member table:name="62535" table:display="true" table:show-details="true"/>
                <table:data-pilot-member table:name="62537" table:display="true" table:show-details="true"/>
                <table:data-pilot-member table:name="62540" table:display="true" table:show-details="true"/>
                <table:data-pilot-member table:name="62556" table:display="true" table:show-details="true"/>
                <table:data-pilot-member table:name="62564" table:display="true" table:show-details="true"/>
                <table:data-pilot-member table:name="62571" table:display="true" table:show-details="true"/>
                <table:data-pilot-member table:name="62603" table:display="true" table:show-details="true"/>
                <table:data-pilot-member table:name="62609" table:display="true" table:show-details="true"/>
                <table:data-pilot-member table:name="62610" table:display="true" table:show-details="true"/>
                <table:data-pilot-member table:name="62613" table:display="true" table:show-details="true"/>
                <table:data-pilot-member table:name="62622" table:display="true" table:show-details="true"/>
                <table:data-pilot-member table:name="62631" table:display="true" table:show-details="true"/>
                <table:data-pilot-member table:name="62638" table:display="true" table:show-details="true"/>
                <table:data-pilot-member table:name="62653" table:display="true" table:show-details="true"/>
                <table:data-pilot-member table:name="62663" table:display="true" table:show-details="true"/>
                <table:data-pilot-member table:name="62667" table:display="true" table:show-details="true"/>
                <table:data-pilot-member table:name="62698" table:display="true" table:show-details="true"/>
                <table:data-pilot-member table:name="62704" table:display="true" table:show-details="true"/>
                <table:data-pilot-member table:name="62707" table:display="true" table:show-details="true"/>
                <table:data-pilot-member table:name="62716" table:display="true" table:show-details="true"/>
                <table:data-pilot-member table:name="62717" table:display="true" table:show-details="true"/>
                <table:data-pilot-member table:name="62722" table:display="true" table:show-details="true"/>
                <table:data-pilot-member table:name="62749" table:display="true" table:show-details="true"/>
                <table:data-pilot-member table:name="62759" table:display="true" table:show-details="true"/>
                <table:data-pilot-member table:name="62763" table:display="true" table:show-details="true"/>
                <table:data-pilot-member table:name="62765" table:display="true" table:show-details="true"/>
                <table:data-pilot-member table:name="62766" table:display="true" table:show-details="true"/>
                <table:data-pilot-member table:name="62770" table:display="true" table:show-details="true"/>
                <table:data-pilot-member table:name="62774" table:display="true" table:show-details="true"/>
                <table:data-pilot-member table:name="62777" table:display="true" table:show-details="true"/>
                <table:data-pilot-member table:name="62781" table:display="true" table:show-details="true"/>
                <table:data-pilot-member table:name="62790" table:display="true" table:show-details="true"/>
                <table:data-pilot-member table:name="62796" table:display="true" table:show-details="true"/>
                <table:data-pilot-member table:name="62797" table:display="true" table:show-details="true"/>
                <table:data-pilot-member table:name="62800" table:display="true" table:show-details="true"/>
                <table:data-pilot-member table:name="62807" table:display="true" table:show-details="true"/>
                <table:data-pilot-member table:name="62809" table:display="true" table:show-details="true"/>
                <table:data-pilot-member table:name="62819" table:display="true" table:show-details="true"/>
                <table:data-pilot-member table:name="62823" table:display="true" table:show-details="true"/>
                <table:data-pilot-member table:name="62827" table:display="true" table:show-details="true"/>
                <table:data-pilot-member table:name="62831" table:display="true" table:show-details="true"/>
                <table:data-pilot-member table:name="62839" table:display="true" table:show-details="true"/>
                <table:data-pilot-member table:name="62843" table:display="true" table:show-details="true"/>
                <table:data-pilot-member table:name="62848" table:display="true" table:show-details="true"/>
                <table:data-pilot-member table:name="62863" table:display="true" table:show-details="true"/>
                <table:data-pilot-member table:name="62865" table:display="true" table:show-details="true"/>
                <table:data-pilot-member table:name="62866" table:display="true" table:show-details="true"/>
                <table:data-pilot-member table:name="62870" table:display="true" table:show-details="true"/>
                <table:data-pilot-member table:name="62876" table:display="true" table:show-details="true"/>
                <table:data-pilot-member table:name="62877" table:display="true" table:show-details="true"/>
                <table:data-pilot-member table:name="62878" table:display="true" table:show-details="true"/>
                <table:data-pilot-member table:name="62889" table:display="true" table:show-details="true"/>
                <table:data-pilot-member table:name="62899" table:display="true" table:show-details="true"/>
                <table:data-pilot-member table:name="62900" table:display="true" table:show-details="true"/>
                <table:data-pilot-member table:name="62911" table:display="true" table:show-details="true"/>
                <table:data-pilot-member table:name="62922" table:display="true" table:show-details="true"/>
                <table:data-pilot-member table:name="62932" table:display="true" table:show-details="true"/>
                <table:data-pilot-member table:name="62944" table:display="true" table:show-details="true"/>
                <table:data-pilot-member table:name="62945" table:display="true" table:show-details="true"/>
                <table:data-pilot-member table:name="62950" table:display="true" table:show-details="true"/>
                <table:data-pilot-member table:name="62953" table:display="true" table:show-details="true"/>
                <table:data-pilot-member table:name="62981" table:display="true" table:show-details="true"/>
                <table:data-pilot-member table:name="62991" table:display="true" table:show-details="true"/>
                <table:data-pilot-member table:name="63003" table:display="true" table:show-details="true"/>
                <table:data-pilot-member table:name="63011" table:display="true" table:show-details="true"/>
                <table:data-pilot-member table:name="63020" table:display="true" table:show-details="true"/>
                <table:data-pilot-member table:name="63031" table:display="true" table:show-details="true"/>
                <table:data-pilot-member table:name="63039" table:display="true" table:show-details="true"/>
                <table:data-pilot-member table:name="63046" table:display="true" table:show-details="true"/>
                <table:data-pilot-member table:name="63048" table:display="true" table:show-details="true"/>
                <table:data-pilot-member table:name="63050" table:display="true" table:show-details="true"/>
                <table:data-pilot-member table:name="63062" table:display="true" table:show-details="true"/>
                <table:data-pilot-member table:name="63065" table:display="true" table:show-details="true"/>
                <table:data-pilot-member table:name="63067" table:display="true" table:show-details="true"/>
                <table:data-pilot-member table:name="63077" table:display="true" table:show-details="true"/>
                <table:data-pilot-member table:name="63081" table:display="true" table:show-details="true"/>
                <table:data-pilot-member table:name="63082" table:display="true" table:show-details="true"/>
                <table:data-pilot-member table:name="63089" table:display="true" table:show-details="true"/>
                <table:data-pilot-member table:name="63107" table:display="true" table:show-details="true"/>
                <table:data-pilot-member table:name="63108" table:display="true" table:show-details="true"/>
                <table:data-pilot-member table:name="63119" table:display="true" table:show-details="true"/>
                <table:data-pilot-member table:name="63137" table:display="true" table:show-details="true"/>
                <table:data-pilot-member table:name="63139" table:display="true" table:show-details="true"/>
                <table:data-pilot-member table:name="63142" table:display="true" table:show-details="true"/>
                <table:data-pilot-member table:name="63144" table:display="true" table:show-details="true"/>
                <table:data-pilot-member table:name="63158" table:display="true" table:show-details="true"/>
                <table:data-pilot-member table:name="63161" table:display="true" table:show-details="true"/>
                <table:data-pilot-member table:name="63168" table:display="true" table:show-details="true"/>
                <table:data-pilot-member table:name="63183" table:display="true" table:show-details="true"/>
                <table:data-pilot-member table:name="63188" table:display="true" table:show-details="true"/>
                <table:data-pilot-member table:name="63189" table:display="true" table:show-details="true"/>
                <table:data-pilot-member table:name="63191" table:display="true" table:show-details="true"/>
                <table:data-pilot-member table:name="63202" table:display="true" table:show-details="true"/>
                <table:data-pilot-member table:name="63205" table:display="true" table:show-details="true"/>
                <table:data-pilot-member table:name="63210" table:display="true" table:show-details="true"/>
                <table:data-pilot-member table:name="63214" table:display="true" table:show-details="true"/>
                <table:data-pilot-member table:name="63218" table:display="true" table:show-details="true"/>
                <table:data-pilot-member table:name="63223" table:display="true" table:show-details="true"/>
                <table:data-pilot-member table:name="63228" table:display="true" table:show-details="true"/>
                <table:data-pilot-member table:name="63230" table:display="true" table:show-details="true"/>
                <table:data-pilot-member table:name="63234" table:display="true" table:show-details="true"/>
                <table:data-pilot-member table:name="63240" table:display="true" table:show-details="true"/>
                <table:data-pilot-member table:name="63245" table:display="true" table:show-details="true"/>
                <table:data-pilot-member table:name="63257" table:display="true" table:show-details="true"/>
                <table:data-pilot-member table:name="63264" table:display="true" table:show-details="true"/>
                <table:data-pilot-member table:name="63267" table:display="true" table:show-details="true"/>
                <table:data-pilot-member table:name="63268" table:display="true" table:show-details="true"/>
                <table:data-pilot-member table:name="63271" table:display="true" table:show-details="true"/>
                <table:data-pilot-member table:name="63278" table:display="true" table:show-details="true"/>
                <table:data-pilot-member table:name="63299" table:display="true" table:show-details="true"/>
                <table:data-pilot-member table:name="63321" table:display="true" table:show-details="true"/>
                <table:data-pilot-member table:name="63322" table:display="true" table:show-details="true"/>
                <table:data-pilot-member table:name="63327" table:display="true" table:show-details="true"/>
                <table:data-pilot-member table:name="63332" table:display="true" table:show-details="true"/>
                <table:data-pilot-member table:name="63334" table:display="true" table:show-details="true"/>
                <table:data-pilot-member table:name="63343" table:display="true" table:show-details="true"/>
                <table:data-pilot-member table:name="63344" table:display="true" table:show-details="true"/>
                <table:data-pilot-member table:name="63379" table:display="true" table:show-details="true"/>
                <table:data-pilot-member table:name="63395" table:display="true" table:show-details="true"/>
                <table:data-pilot-member table:name="63399" table:display="true" table:show-details="true"/>
                <table:data-pilot-member table:name="63404" table:display="true" table:show-details="true"/>
                <table:data-pilot-member table:name="63405" table:display="true" table:show-details="true"/>
                <table:data-pilot-member table:name="63406" table:display="true" table:show-details="true"/>
                <table:data-pilot-member table:name="63412" table:display="true" table:show-details="true"/>
                <table:data-pilot-member table:name="63424" table:display="true" table:show-details="true"/>
                <table:data-pilot-member table:name="63426" table:display="true" table:show-details="true"/>
                <table:data-pilot-member table:name="63428" table:display="true" table:show-details="true"/>
                <table:data-pilot-member table:name="63441" table:display="true" table:show-details="true"/>
                <table:data-pilot-member table:name="63465" table:display="true" table:show-details="true"/>
                <table:data-pilot-member table:name="63467" table:display="true" table:show-details="true"/>
                <table:data-pilot-member table:name="63474" table:display="true" table:show-details="true"/>
                <table:data-pilot-member table:name="63486" table:display="true" table:show-details="true"/>
                <table:data-pilot-member table:name="63489" table:display="true" table:show-details="true"/>
                <table:data-pilot-member table:name="63500" table:display="true" table:show-details="true"/>
                <table:data-pilot-member table:name="63509" table:display="true" table:show-details="true"/>
                <table:data-pilot-member table:name="63526" table:display="true" table:show-details="true"/>
                <table:data-pilot-member table:name="63527" table:display="true" table:show-details="true"/>
                <table:data-pilot-member table:name="63557" table:display="true" table:show-details="true"/>
                <table:data-pilot-member table:name="63562" table:display="true" table:show-details="true"/>
                <table:data-pilot-member table:name="63564" table:display="true" table:show-details="true"/>
                <table:data-pilot-member table:name="63568" table:display="true" table:show-details="true"/>
                <table:data-pilot-member table:name="63570" table:display="true" table:show-details="true"/>
                <table:data-pilot-member table:name="63580" table:display="true" table:show-details="true"/>
                <table:data-pilot-member table:name="63586" table:display="true" table:show-details="true"/>
                <table:data-pilot-member table:name="63605" table:display="true" table:show-details="true"/>
                <table:data-pilot-member table:name="63606" table:display="true" table:show-details="true"/>
                <table:data-pilot-member table:name="63615" table:display="true" table:show-details="true"/>
                <table:data-pilot-member table:name="63624" table:display="true" table:show-details="true"/>
                <table:data-pilot-member table:name="63641" table:display="true" table:show-details="true"/>
                <table:data-pilot-member table:name="63646" table:display="true" table:show-details="true"/>
                <table:data-pilot-member table:name="63655" table:display="true" table:show-details="true"/>
                <table:data-pilot-member table:name="63663" table:display="true" table:show-details="true"/>
                <table:data-pilot-member table:name="63675" table:display="true" table:show-details="true"/>
                <table:data-pilot-member table:name="63679" table:display="true" table:show-details="true"/>
                <table:data-pilot-member table:name="63692" table:display="true" table:show-details="true"/>
                <table:data-pilot-member table:name="63693" table:display="true" table:show-details="true"/>
                <table:data-pilot-member table:name="63706" table:display="true" table:show-details="true"/>
                <table:data-pilot-member table:name="63722" table:display="true" table:show-details="true"/>
                <table:data-pilot-member table:name="63736" table:display="true" table:show-details="true"/>
                <table:data-pilot-member table:name="63749" table:display="true" table:show-details="true"/>
                <table:data-pilot-member table:name="63752" table:display="true" table:show-details="true"/>
                <table:data-pilot-member table:name="63756" table:display="true" table:show-details="true"/>
                <table:data-pilot-member table:name="63758" table:display="true" table:show-details="true"/>
                <table:data-pilot-member table:name="63763" table:display="true" table:show-details="true"/>
                <table:data-pilot-member table:name="63775" table:display="true" table:show-details="true"/>
                <table:data-pilot-member table:name="63776" table:display="true" table:show-details="true"/>
                <table:data-pilot-member table:name="63785" table:display="true" table:show-details="true"/>
                <table:data-pilot-member table:name="63786" table:display="true" table:show-details="true"/>
                <table:data-pilot-member table:name="63800" table:display="true" table:show-details="true"/>
                <table:data-pilot-member table:name="63804" table:display="true" table:show-details="true"/>
                <table:data-pilot-member table:name="63806" table:display="true" table:show-details="true"/>
                <table:data-pilot-member table:name="63815" table:display="true" table:show-details="true"/>
                <table:data-pilot-member table:name="63821" table:display="true" table:show-details="true"/>
                <table:data-pilot-member table:name="63824" table:display="true" table:show-details="true"/>
                <table:data-pilot-member table:name="63826" table:display="true" table:show-details="true"/>
                <table:data-pilot-member table:name="63827" table:display="true" table:show-details="true"/>
                <table:data-pilot-member table:name="63835" table:display="true" table:show-details="true"/>
                <table:data-pilot-member table:name="63842" table:display="true" table:show-details="true"/>
                <table:data-pilot-member table:name="63845" table:display="true" table:show-details="true"/>
                <table:data-pilot-member table:name="63847" table:display="true" table:show-details="true"/>
                <table:data-pilot-member table:name="63848" table:display="true" table:show-details="true"/>
                <table:data-pilot-member table:name="63849" table:display="true" table:show-details="true"/>
                <table:data-pilot-member table:name="63858" table:display="true" table:show-details="true"/>
                <table:data-pilot-member table:name="63863" table:display="true" table:show-details="true"/>
                <table:data-pilot-member table:name="63869" table:display="true" table:show-details="true"/>
                <table:data-pilot-member table:name="63873" table:display="true" table:show-details="true"/>
                <table:data-pilot-member table:name="63881" table:display="true" table:show-details="true"/>
                <table:data-pilot-member table:name="63883" table:display="true" table:show-details="true"/>
                <table:data-pilot-member table:name="63887" table:display="true" table:show-details="true"/>
                <table:data-pilot-member table:name="63894" table:display="true" table:show-details="true"/>
                <table:data-pilot-member table:name="63898" table:display="true" table:show-details="true"/>
                <table:data-pilot-member table:name="63907" table:display="true" table:show-details="true"/>
                <table:data-pilot-member table:name="63917" table:display="true" table:show-details="true"/>
                <table:data-pilot-member table:name="63924" table:display="true" table:show-details="true"/>
                <table:data-pilot-member table:name="63932" table:display="true" table:show-details="true"/>
                <table:data-pilot-member table:name="63953" table:display="true" table:show-details="true"/>
                <table:data-pilot-member table:name="63960" table:display="true" table:show-details="true"/>
                <table:data-pilot-member table:name="63962" table:display="true" table:show-details="true"/>
                <table:data-pilot-member table:name="63970" table:display="true" table:show-details="true"/>
                <table:data-pilot-member table:name="63973" table:display="true" table:show-details="true"/>
                <table:data-pilot-member table:name="64000" table:display="true" table:show-details="true"/>
                <table:data-pilot-member table:name="64007" table:display="true" table:show-details="true"/>
                <table:data-pilot-member table:name="64019" table:display="true" table:show-details="true"/>
                <table:data-pilot-member table:name="64030" table:display="true" table:show-details="true"/>
                <table:data-pilot-member table:name="64032" table:display="true" table:show-details="true"/>
                <table:data-pilot-member table:name="64039" table:display="true" table:show-details="true"/>
                <table:data-pilot-member table:name="64043" table:display="true" table:show-details="true"/>
                <table:data-pilot-member table:name="64056" table:display="true" table:show-details="true"/>
                <table:data-pilot-member table:name="64064" table:display="true" table:show-details="true"/>
                <table:data-pilot-member table:name="64081" table:display="true" table:show-details="true"/>
                <table:data-pilot-member table:name="64086" table:display="true" table:show-details="true"/>
                <table:data-pilot-member table:name="64101" table:display="true" table:show-details="true"/>
                <table:data-pilot-member table:name="64104" table:display="true" table:show-details="true"/>
                <table:data-pilot-member table:name="64109" table:display="true" table:show-details="true"/>
                <table:data-pilot-member table:name="64116" table:display="true" table:show-details="true"/>
                <table:data-pilot-member table:name="64120" table:display="true" table:show-details="true"/>
                <table:data-pilot-member table:name="64121" table:display="true" table:show-details="true"/>
                <table:data-pilot-member table:name="64130" table:display="true" table:show-details="true"/>
                <table:data-pilot-member table:name="64152" table:display="true" table:show-details="true"/>
                <table:data-pilot-member table:name="64168" table:display="true" table:show-details="true"/>
                <table:data-pilot-member table:name="64171" table:display="true" table:show-details="true"/>
                <table:data-pilot-member table:name="64176" table:display="true" table:show-details="true"/>
                <table:data-pilot-member table:name="64177" table:display="true" table:show-details="true"/>
                <table:data-pilot-member table:name="64179" table:display="true" table:show-details="true"/>
                <table:data-pilot-member table:name="64182" table:display="true" table:show-details="true"/>
                <table:data-pilot-member table:name="64195" table:display="true" table:show-details="true"/>
                <table:data-pilot-member table:name="64207" table:display="true" table:show-details="true"/>
                <table:data-pilot-member table:name="64222" table:display="true" table:show-details="true"/>
                <table:data-pilot-member table:name="64225" table:display="true" table:show-details="true"/>
                <table:data-pilot-member table:name="64252" table:display="true" table:show-details="true"/>
                <table:data-pilot-member table:name="64266" table:display="true" table:show-details="true"/>
                <table:data-pilot-member table:name="64282" table:display="true" table:show-details="true"/>
                <table:data-pilot-member table:name="64290" table:display="true" table:show-details="true"/>
                <table:data-pilot-member table:name="64302" table:display="true" table:show-details="true"/>
                <table:data-pilot-member table:name="64307" table:display="true" table:show-details="true"/>
                <table:data-pilot-member table:name="64308" table:display="true" table:show-details="true"/>
                <table:data-pilot-member table:name="64318" table:display="true" table:show-details="true"/>
                <table:data-pilot-member table:name="64322" table:display="true" table:show-details="true"/>
                <table:data-pilot-member table:name="64324" table:display="true" table:show-details="true"/>
                <table:data-pilot-member table:name="64337" table:display="true" table:show-details="true"/>
                <table:data-pilot-member table:name="64342" table:display="true" table:show-details="true"/>
                <table:data-pilot-member table:name="64344" table:display="true" table:show-details="true"/>
                <table:data-pilot-member table:name="64367" table:display="true" table:show-details="true"/>
                <table:data-pilot-member table:name="64380" table:display="true" table:show-details="true"/>
                <table:data-pilot-member table:name="64388" table:display="true" table:show-details="true"/>
                <table:data-pilot-member table:name="64396" table:display="true" table:show-details="true"/>
                <table:data-pilot-member table:name="64399" table:display="true" table:show-details="true"/>
                <table:data-pilot-member table:name="64416" table:display="true" table:show-details="true"/>
                <table:data-pilot-member table:name="64421" table:display="true" table:show-details="true"/>
                <table:data-pilot-member table:name="64426" table:display="true" table:show-details="true"/>
                <table:data-pilot-member table:name="64434" table:display="true" table:show-details="true"/>
                <table:data-pilot-member table:name="64435" table:display="true" table:show-details="true"/>
                <table:data-pilot-member table:name="64436" table:display="true" table:show-details="true"/>
                <table:data-pilot-member table:name="64438" table:display="true" table:show-details="true"/>
                <table:data-pilot-member table:name="64443" table:display="true" table:show-details="true"/>
                <table:data-pilot-member table:name="64475" table:display="true" table:show-details="true"/>
                <table:data-pilot-member table:name="64480" table:display="true" table:show-details="true"/>
                <table:data-pilot-member table:name="64485" table:display="true" table:show-details="true"/>
                <table:data-pilot-member table:name="64496" table:display="true" table:show-details="true"/>
                <table:data-pilot-member table:name="64497" table:display="true" table:show-details="true"/>
                <table:data-pilot-member table:name="64498" table:display="true" table:show-details="true"/>
                <table:data-pilot-member table:name="64501" table:display="true" table:show-details="true"/>
                <table:data-pilot-member table:name="64506" table:display="true" table:show-details="true"/>
                <table:data-pilot-member table:name="64511" table:display="true" table:show-details="true"/>
                <table:data-pilot-member table:name="64527" table:display="true" table:show-details="true"/>
                <table:data-pilot-member table:name="64530" table:display="true" table:show-details="true"/>
                <table:data-pilot-member table:name="64534" table:display="true" table:show-details="true"/>
                <table:data-pilot-member table:name="64539" table:display="true" table:show-details="true"/>
                <table:data-pilot-member table:name="64545" table:display="true" table:show-details="true"/>
                <table:data-pilot-member table:name="64563" table:display="true" table:show-details="true"/>
                <table:data-pilot-member table:name="64578" table:display="true" table:show-details="true"/>
                <table:data-pilot-member table:name="64591" table:display="true" table:show-details="true"/>
                <table:data-pilot-member table:name="64597" table:display="true" table:show-details="true"/>
                <table:data-pilot-member table:name="64609" table:display="true" table:show-details="true"/>
                <table:data-pilot-member table:name="64611" table:display="true" table:show-details="true"/>
                <table:data-pilot-member table:name="64624" table:display="true" table:show-details="true"/>
                <table:data-pilot-member table:name="64651" table:display="true" table:show-details="true"/>
                <table:data-pilot-member table:name="64662" table:display="true" table:show-details="true"/>
                <table:data-pilot-member table:name="64690" table:display="true" table:show-details="true"/>
                <table:data-pilot-member table:name="64698" table:display="true" table:show-details="true"/>
                <table:data-pilot-member table:name="64702" table:display="true" table:show-details="true"/>
                <table:data-pilot-member table:name="64703" table:display="true" table:show-details="true"/>
                <table:data-pilot-member table:name="64708" table:display="true" table:show-details="true"/>
                <table:data-pilot-member table:name="64721" table:display="true" table:show-details="true"/>
                <table:data-pilot-member table:name="64743" table:display="true" table:show-details="true"/>
                <table:data-pilot-member table:name="64762" table:display="true" table:show-details="true"/>
                <table:data-pilot-member table:name="64765" table:display="true" table:show-details="true"/>
                <table:data-pilot-member table:name="64773" table:display="true" table:show-details="true"/>
                <table:data-pilot-member table:name="64785" table:display="true" table:show-details="true"/>
                <table:data-pilot-member table:name="64787" table:display="true" table:show-details="true"/>
                <table:data-pilot-member table:name="64788" table:display="true" table:show-details="true"/>
                <table:data-pilot-member table:name="64794" table:display="true" table:show-details="true"/>
                <table:data-pilot-member table:name="64801" table:display="true" table:show-details="true"/>
                <table:data-pilot-member table:name="64825" table:display="true" table:show-details="true"/>
                <table:data-pilot-member table:name="64850" table:display="true" table:show-details="true"/>
                <table:data-pilot-member table:name="64855" table:display="true" table:show-details="true"/>
                <table:data-pilot-member table:name="64859" table:display="true" table:show-details="true"/>
                <table:data-pilot-member table:name="64860" table:display="true" table:show-details="true"/>
                <table:data-pilot-member table:name="64874" table:display="true" table:show-details="true"/>
                <table:data-pilot-member table:name="64875" table:display="true" table:show-details="true"/>
                <table:data-pilot-member table:name="64879" table:display="true" table:show-details="true"/>
                <table:data-pilot-member table:name="64918" table:display="true" table:show-details="true"/>
                <table:data-pilot-member table:name="64928" table:display="true" table:show-details="true"/>
                <table:data-pilot-member table:name="64929" table:display="true" table:show-details="true"/>
                <table:data-pilot-member table:name="64947" table:display="true" table:show-details="true"/>
                <table:data-pilot-member table:name="64949" table:display="true" table:show-details="true"/>
                <table:data-pilot-member table:name="64966" table:display="true" table:show-details="true"/>
                <table:data-pilot-member table:name="64976" table:display="true" table:show-details="true"/>
                <table:data-pilot-member table:name="64989" table:display="true" table:show-details="true"/>
                <table:data-pilot-member table:name="64997" table:display="true" table:show-details="true"/>
                <table:data-pilot-member table:name="65004" table:display="true" table:show-details="true"/>
                <table:data-pilot-member table:name="65009" table:display="true" table:show-details="true"/>
                <table:data-pilot-member table:name="65027" table:display="true" table:show-details="true"/>
                <table:data-pilot-member table:name="65038" table:display="true" table:show-details="true"/>
                <table:data-pilot-member table:name="65039" table:display="true" table:show-details="true"/>
                <table:data-pilot-member table:name="65048" table:display="true" table:show-details="true"/>
                <table:data-pilot-member table:name="65057" table:display="true" table:show-details="true"/>
                <table:data-pilot-member table:name="65062" table:display="true" table:show-details="true"/>
                <table:data-pilot-member table:name="65065" table:display="true" table:show-details="true"/>
                <table:data-pilot-member table:name="65067" table:display="true" table:show-details="true"/>
                <table:data-pilot-member table:name="65070" table:display="true" table:show-details="true"/>
                <table:data-pilot-member table:name="65096" table:display="true" table:show-details="true"/>
                <table:data-pilot-member table:name="65098" table:display="true" table:show-details="true"/>
                <table:data-pilot-member table:name="65101" table:display="true" table:show-details="true"/>
                <table:data-pilot-member table:name="65107" table:display="true" table:show-details="true"/>
                <table:data-pilot-member table:name="65110" table:display="true" table:show-details="true"/>
                <table:data-pilot-member table:name="65126" table:display="true" table:show-details="true"/>
                <table:data-pilot-member table:name="65137" table:display="true" table:show-details="true"/>
                <table:data-pilot-member table:name="65141" table:display="true" table:show-details="true"/>
                <table:data-pilot-member table:name="65153" table:display="true" table:show-details="true"/>
                <table:data-pilot-member table:name="65166" table:display="true" table:show-details="true"/>
                <table:data-pilot-member table:name="65185" table:display="true" table:show-details="true"/>
                <table:data-pilot-member table:name="65193" table:display="true" table:show-details="true"/>
                <table:data-pilot-member table:name="65196" table:display="true" table:show-details="true"/>
                <table:data-pilot-member table:name="65201" table:display="true" table:show-details="true"/>
                <table:data-pilot-member table:name="65204" table:display="true" table:show-details="true"/>
                <table:data-pilot-member table:name="65205" table:display="true" table:show-details="true"/>
                <table:data-pilot-member table:name="65217" table:display="true" table:show-details="true"/>
                <table:data-pilot-member table:name="65239" table:display="true" table:show-details="true"/>
                <table:data-pilot-member table:name="65245" table:display="true" table:show-details="true"/>
                <table:data-pilot-member table:name="65250" table:display="true" table:show-details="true"/>
                <table:data-pilot-member table:name="65251" table:display="true" table:show-details="true"/>
                <table:data-pilot-member table:name="65264" table:display="true" table:show-details="true"/>
                <table:data-pilot-member table:name="65269" table:display="true" table:show-details="true"/>
                <table:data-pilot-member table:name="65274" table:display="true" table:show-details="true"/>
                <table:data-pilot-member table:name="65293" table:display="true" table:show-details="true"/>
                <table:data-pilot-member table:name="65305" table:display="true" table:show-details="true"/>
                <table:data-pilot-member table:name="65306" table:display="true" table:show-details="true"/>
                <table:data-pilot-member table:name="65309" table:display="true" table:show-details="true"/>
                <table:data-pilot-member table:name="65331" table:display="true" table:show-details="true"/>
                <table:data-pilot-member table:name="65352" table:display="true" table:show-details="true"/>
                <table:data-pilot-member table:name="65361" table:display="true" table:show-details="true"/>
                <table:data-pilot-member table:name="65367" table:display="true" table:show-details="true"/>
                <table:data-pilot-member table:name="65375" table:display="true" table:show-details="true"/>
                <table:data-pilot-member table:name="65380" table:display="true" table:show-details="true"/>
                <table:data-pilot-member table:name="65390" table:display="true" table:show-details="true"/>
                <table:data-pilot-member table:name="65401" table:display="true" table:show-details="true"/>
                <table:data-pilot-member table:name="65404" table:display="true" table:show-details="true"/>
                <table:data-pilot-member table:name="65446" table:display="true" table:show-details="true"/>
                <table:data-pilot-member table:name="65451" table:display="true" table:show-details="true"/>
                <table:data-pilot-member table:name="65474" table:display="true" table:show-details="true"/>
                <table:data-pilot-member table:name="65475" table:display="true" table:show-details="true"/>
                <table:data-pilot-member table:name="65493" table:display="true" table:show-details="true"/>
                <table:data-pilot-member table:name="65500" table:display="true" table:show-details="true"/>
                <table:data-pilot-member table:name="65502" table:display="true" table:show-details="true"/>
                <table:data-pilot-member table:name="65510" table:display="true" table:show-details="true"/>
                <table:data-pilot-member table:name="65511" table:display="true" table:show-details="true"/>
                <table:data-pilot-member table:name="65520" table:display="true" table:show-details="true"/>
                <table:data-pilot-member table:name="65523" table:display="true" table:show-details="true"/>
                <table:data-pilot-member table:name="65531" table:display="true" table:show-details="true"/>
                <table:data-pilot-member table:name="65540" table:display="true" table:show-details="true"/>
                <table:data-pilot-member table:name="65547" table:display="true" table:show-details="true"/>
                <table:data-pilot-member table:name="65550" table:display="true" table:show-details="true"/>
                <table:data-pilot-member table:name="65555" table:display="true" table:show-details="true"/>
                <table:data-pilot-member table:name="65565" table:display="true" table:show-details="true"/>
                <table:data-pilot-member table:name="65572" table:display="true" table:show-details="true"/>
                <table:data-pilot-member table:name="65577" table:display="true" table:show-details="true"/>
                <table:data-pilot-member table:name="65581" table:display="true" table:show-details="true"/>
                <table:data-pilot-member table:name="65593" table:display="true" table:show-details="true"/>
                <table:data-pilot-member table:name="65604" table:display="true" table:show-details="true"/>
                <table:data-pilot-member table:name="65606" table:display="true" table:show-details="true"/>
                <table:data-pilot-member table:name="65608" table:display="true" table:show-details="true"/>
                <table:data-pilot-member table:name="65615" table:display="true" table:show-details="true"/>
                <table:data-pilot-member table:name="65618" table:display="true" table:show-details="true"/>
                <table:data-pilot-member table:name="65621" table:display="true" table:show-details="true"/>
                <table:data-pilot-member table:name="65624" table:display="true" table:show-details="true"/>
                <table:data-pilot-member table:name="65646" table:display="true" table:show-details="true"/>
                <table:data-pilot-member table:name="65656" table:display="true" table:show-details="true"/>
                <table:data-pilot-member table:name="65660" table:display="true" table:show-details="true"/>
                <table:data-pilot-member table:name="65672" table:display="true" table:show-details="true"/>
                <table:data-pilot-member table:name="65674" table:display="true" table:show-details="true"/>
                <table:data-pilot-member table:name="65676" table:display="true" table:show-details="true"/>
                <table:data-pilot-member table:name="65680" table:display="true" table:show-details="true"/>
                <table:data-pilot-member table:name="65682" table:display="true" table:show-details="true"/>
                <table:data-pilot-member table:name="65692" table:display="true" table:show-details="true"/>
                <table:data-pilot-member table:name="65700" table:display="true" table:show-details="true"/>
                <table:data-pilot-member table:name="65706" table:display="true" table:show-details="true"/>
                <table:data-pilot-member table:name="65714" table:display="true" table:show-details="true"/>
                <table:data-pilot-member table:name="65717" table:display="true" table:show-details="true"/>
                <table:data-pilot-member table:name="65727" table:display="true" table:show-details="true"/>
                <table:data-pilot-member table:name="65733" table:display="true" table:show-details="true"/>
                <table:data-pilot-member table:name="65734" table:display="true" table:show-details="true"/>
                <table:data-pilot-member table:name="65740" table:display="true" table:show-details="true"/>
                <table:data-pilot-member table:name="65747" table:display="true" table:show-details="true"/>
                <table:data-pilot-member table:name="65753" table:display="true" table:show-details="true"/>
                <table:data-pilot-member table:name="65766" table:display="true" table:show-details="true"/>
                <table:data-pilot-member table:name="65800" table:display="true" table:show-details="true"/>
                <table:data-pilot-member table:name="65809" table:display="true" table:show-details="true"/>
                <table:data-pilot-member table:name="65844" table:display="true" table:show-details="true"/>
                <table:data-pilot-member table:name="65855" table:display="true" table:show-details="true"/>
                <table:data-pilot-member table:name="65860" table:display="true" table:show-details="true"/>
                <table:data-pilot-member table:name="65868" table:display="true" table:show-details="true"/>
                <table:data-pilot-member table:name="65882" table:display="true" table:show-details="true"/>
                <table:data-pilot-member table:name="65896" table:display="true" table:show-details="true"/>
                <table:data-pilot-member table:name="65897" table:display="true" table:show-details="true"/>
                <table:data-pilot-member table:name="65901" table:display="true" table:show-details="true"/>
                <table:data-pilot-member table:name="65906" table:display="true" table:show-details="true"/>
                <table:data-pilot-member table:name="65915" table:display="true" table:show-details="true"/>
                <table:data-pilot-member table:name="65924" table:display="true" table:show-details="true"/>
                <table:data-pilot-member table:name="65944" table:display="true" table:show-details="true"/>
                <table:data-pilot-member table:name="65947" table:display="true" table:show-details="true"/>
                <table:data-pilot-member table:name="65974" table:display="true" table:show-details="true"/>
                <table:data-pilot-member table:name="65976" table:display="true" table:show-details="true"/>
                <table:data-pilot-member table:name="66013" table:display="true" table:show-details="true"/>
                <table:data-pilot-member table:name="66030" table:display="true" table:show-details="true"/>
                <table:data-pilot-member table:name="66036" table:display="true" table:show-details="true"/>
                <table:data-pilot-member table:name="66039" table:display="true" table:show-details="true"/>
                <table:data-pilot-member table:name="66040" table:display="true" table:show-details="true"/>
                <table:data-pilot-member table:name="66044" table:display="true" table:show-details="true"/>
                <table:data-pilot-member table:name="66045" table:display="true" table:show-details="true"/>
                <table:data-pilot-member table:name="66055" table:display="true" table:show-details="true"/>
                <table:data-pilot-member table:name="66060" table:display="true" table:show-details="true"/>
                <table:data-pilot-member table:name="66070" table:display="true" table:show-details="true"/>
                <table:data-pilot-member table:name="66072" table:display="true" table:show-details="true"/>
                <table:data-pilot-member table:name="66073" table:display="true" table:show-details="true"/>
                <table:data-pilot-member table:name="66079" table:display="true" table:show-details="true"/>
                <table:data-pilot-member table:name="66088" table:display="true" table:show-details="true"/>
                <table:data-pilot-member table:name="66089" table:display="true" table:show-details="true"/>
                <table:data-pilot-member table:name="66090" table:display="true" table:show-details="true"/>
                <table:data-pilot-member table:name="66092" table:display="true" table:show-details="true"/>
                <table:data-pilot-member table:name="66093" table:display="true" table:show-details="true"/>
                <table:data-pilot-member table:name="66098" table:display="true" table:show-details="true"/>
                <table:data-pilot-member table:name="66113" table:display="true" table:show-details="true"/>
                <table:data-pilot-member table:name="66117" table:display="true" table:show-details="true"/>
                <table:data-pilot-member table:name="66121" table:display="true" table:show-details="true"/>
                <table:data-pilot-member table:name="66122" table:display="true" table:show-details="true"/>
                <table:data-pilot-member table:name="66124" table:display="true" table:show-details="true"/>
                <table:data-pilot-member table:name="66130" table:display="true" table:show-details="true"/>
                <table:data-pilot-member table:name="66134" table:display="true" table:show-details="true"/>
                <table:data-pilot-member table:name="66151" table:display="true" table:show-details="true"/>
                <table:data-pilot-member table:name="66158" table:display="true" table:show-details="true"/>
                <table:data-pilot-member table:name="66161" table:display="true" table:show-details="true"/>
                <table:data-pilot-member table:name="66165" table:display="true" table:show-details="true"/>
                <table:data-pilot-member table:name="66182" table:display="true" table:show-details="true"/>
                <table:data-pilot-member table:name="66189" table:display="true" table:show-details="true"/>
                <table:data-pilot-member table:name="66198" table:display="true" table:show-details="true"/>
                <table:data-pilot-member table:name="66202" table:display="true" table:show-details="true"/>
                <table:data-pilot-member table:name="66204" table:display="true" table:show-details="true"/>
                <table:data-pilot-member table:name="66213" table:display="true" table:show-details="true"/>
                <table:data-pilot-member table:name="66218" table:display="true" table:show-details="true"/>
                <table:data-pilot-member table:name="66219" table:display="true" table:show-details="true"/>
                <table:data-pilot-member table:name="66226" table:display="true" table:show-details="true"/>
                <table:data-pilot-member table:name="66232" table:display="true" table:show-details="true"/>
                <table:data-pilot-member table:name="66234" table:display="true" table:show-details="true"/>
                <table:data-pilot-member table:name="66256" table:display="true" table:show-details="true"/>
                <table:data-pilot-member table:name="66261" table:display="true" table:show-details="true"/>
                <table:data-pilot-member table:name="66270" table:display="true" table:show-details="true"/>
                <table:data-pilot-member table:name="66277" table:display="true" table:show-details="true"/>
                <table:data-pilot-member table:name="66296" table:display="true" table:show-details="true"/>
                <table:data-pilot-member table:name="66308" table:display="true" table:show-details="true"/>
                <table:data-pilot-member table:name="66315" table:display="true" table:show-details="true"/>
                <table:data-pilot-member table:name="66316" table:display="true" table:show-details="true"/>
                <table:data-pilot-member table:name="66317" table:display="true" table:show-details="true"/>
                <table:data-pilot-member table:name="66322" table:display="true" table:show-details="true"/>
                <table:data-pilot-member table:name="66326" table:display="true" table:show-details="true"/>
                <table:data-pilot-member table:name="66327" table:display="true" table:show-details="true"/>
                <table:data-pilot-member table:name="66335" table:display="true" table:show-details="true"/>
                <table:data-pilot-member table:name="66337" table:display="true" table:show-details="true"/>
                <table:data-pilot-member table:name="66348" table:display="true" table:show-details="true"/>
                <table:data-pilot-member table:name="66365" table:display="true" table:show-details="true"/>
                <table:data-pilot-member table:name="66367" table:display="true" table:show-details="true"/>
                <table:data-pilot-member table:name="66379" table:display="true" table:show-details="true"/>
                <table:data-pilot-member table:name="66407" table:display="true" table:show-details="true"/>
                <table:data-pilot-member table:name="66409" table:display="true" table:show-details="true"/>
                <table:data-pilot-member table:name="66411" table:display="true" table:show-details="true"/>
                <table:data-pilot-member table:name="66414" table:display="true" table:show-details="true"/>
                <table:data-pilot-member table:name="66418" table:display="true" table:show-details="true"/>
                <table:data-pilot-member table:name="66451" table:display="true" table:show-details="true"/>
                <table:data-pilot-member table:name="66454" table:display="true" table:show-details="true"/>
                <table:data-pilot-member table:name="66455" table:display="true" table:show-details="true"/>
                <table:data-pilot-member table:name="66458" table:display="true" table:show-details="true"/>
                <table:data-pilot-member table:name="66475" table:display="true" table:show-details="true"/>
                <table:data-pilot-member table:name="66537" table:display="true" table:show-details="true"/>
                <table:data-pilot-member table:name="66541" table:display="true" table:show-details="true"/>
                <table:data-pilot-member table:name="66544" table:display="true" table:show-details="true"/>
                <table:data-pilot-member table:name="66551" table:display="true" table:show-details="true"/>
                <table:data-pilot-member table:name="66552" table:display="true" table:show-details="true"/>
                <table:data-pilot-member table:name="66561" table:display="true" table:show-details="true"/>
                <table:data-pilot-member table:name="66567" table:display="true" table:show-details="true"/>
                <table:data-pilot-member table:name="66585" table:display="true" table:show-details="true"/>
                <table:data-pilot-member table:name="66607" table:display="true" table:show-details="true"/>
                <table:data-pilot-member table:name="66608" table:display="true" table:show-details="true"/>
                <table:data-pilot-member table:name="66613" table:display="true" table:show-details="true"/>
                <table:data-pilot-member table:name="66615" table:display="true" table:show-details="true"/>
                <table:data-pilot-member table:name="66626" table:display="true" table:show-details="true"/>
                <table:data-pilot-member table:name="66637" table:display="true" table:show-details="true"/>
                <table:data-pilot-member table:name="66638" table:display="true" table:show-details="true"/>
                <table:data-pilot-member table:name="66651" table:display="true" table:show-details="true"/>
                <table:data-pilot-member table:name="66653" table:display="true" table:show-details="true"/>
                <table:data-pilot-member table:name="66663" table:display="true" table:show-details="true"/>
                <table:data-pilot-member table:name="66680" table:display="true" table:show-details="true"/>
                <table:data-pilot-member table:name="66685" table:display="true" table:show-details="true"/>
                <table:data-pilot-member table:name="66687" table:display="true" table:show-details="true"/>
                <table:data-pilot-member table:name="66692" table:display="true" table:show-details="true"/>
                <table:data-pilot-member table:name="66705" table:display="true" table:show-details="true"/>
                <table:data-pilot-member table:name="66706" table:display="true" table:show-details="true"/>
                <table:data-pilot-member table:name="66708" table:display="true" table:show-details="true"/>
                <table:data-pilot-member table:name="66716" table:display="true" table:show-details="true"/>
                <table:data-pilot-member table:name="66719" table:display="true" table:show-details="true"/>
                <table:data-pilot-member table:name="66727" table:display="true" table:show-details="true"/>
                <table:data-pilot-member table:name="66729" table:display="true" table:show-details="true"/>
                <table:data-pilot-member table:name="66735" table:display="true" table:show-details="true"/>
                <table:data-pilot-member table:name="66750" table:display="true" table:show-details="true"/>
                <table:data-pilot-member table:name="66780" table:display="true" table:show-details="true"/>
                <table:data-pilot-member table:name="66787" table:display="true" table:show-details="true"/>
                <table:data-pilot-member table:name="66789" table:display="true" table:show-details="true"/>
                <table:data-pilot-member table:name="66809" table:display="true" table:show-details="true"/>
                <table:data-pilot-member table:name="66816" table:display="true" table:show-details="true"/>
                <table:data-pilot-member table:name="66820" table:display="true" table:show-details="true"/>
                <table:data-pilot-member table:name="66824" table:display="true" table:show-details="true"/>
                <table:data-pilot-member table:name="66825" table:display="true" table:show-details="true"/>
                <table:data-pilot-member table:name="66826" table:display="true" table:show-details="true"/>
                <table:data-pilot-member table:name="66837" table:display="true" table:show-details="true"/>
                <table:data-pilot-member table:name="66850" table:display="true" table:show-details="true"/>
                <table:data-pilot-member table:name="66889" table:display="true" table:show-details="true"/>
                <table:data-pilot-member table:name="66912" table:display="true" table:show-details="true"/>
                <table:data-pilot-member table:name="66939" table:display="true" table:show-details="true"/>
                <table:data-pilot-member table:name="66942" table:display="true" table:show-details="true"/>
                <table:data-pilot-member table:name="66945" table:display="true" table:show-details="true"/>
                <table:data-pilot-member table:name="66960" table:display="true" table:show-details="true"/>
                <table:data-pilot-member table:name="66969" table:display="true" table:show-details="true"/>
                <table:data-pilot-member table:name="66971" table:display="true" table:show-details="true"/>
                <table:data-pilot-member table:name="66978" table:display="true" table:show-details="true"/>
                <table:data-pilot-member table:name="66981" table:display="true" table:show-details="true"/>
                <table:data-pilot-member table:name="66993" table:display="true" table:show-details="true"/>
                <table:data-pilot-member table:name="66998" table:display="true" table:show-details="true"/>
                <table:data-pilot-member table:name="67000" table:display="true" table:show-details="true"/>
                <table:data-pilot-member table:name="67010" table:display="true" table:show-details="true"/>
                <table:data-pilot-member table:name="67011" table:display="true" table:show-details="true"/>
                <table:data-pilot-member table:name="67017" table:display="true" table:show-details="true"/>
                <table:data-pilot-member table:name="67019" table:display="true" table:show-details="true"/>
                <table:data-pilot-member table:name="67028" table:display="true" table:show-details="true"/>
                <table:data-pilot-member table:name="67030" table:display="true" table:show-details="true"/>
                <table:data-pilot-member table:name="67044" table:display="true" table:show-details="true"/>
                <table:data-pilot-member table:name="67046" table:display="true" table:show-details="true"/>
                <table:data-pilot-member table:name="67057" table:display="true" table:show-details="true"/>
                <table:data-pilot-member table:name="67075" table:display="true" table:show-details="true"/>
                <table:data-pilot-member table:name="67077" table:display="true" table:show-details="true"/>
                <table:data-pilot-member table:name="67081" table:display="true" table:show-details="true"/>
                <table:data-pilot-member table:name="67097" table:display="true" table:show-details="true"/>
                <table:data-pilot-member table:name="67105" table:display="true" table:show-details="true"/>
                <table:data-pilot-member table:name="67112" table:display="true" table:show-details="true"/>
                <table:data-pilot-member table:name="67113" table:display="true" table:show-details="true"/>
                <table:data-pilot-member table:name="67115" table:display="true" table:show-details="true"/>
                <table:data-pilot-member table:name="67127" table:display="true" table:show-details="true"/>
                <table:data-pilot-member table:name="67133" table:display="true" table:show-details="true"/>
                <table:data-pilot-member table:name="67164" table:display="true" table:show-details="true"/>
                <table:data-pilot-member table:name="67168" table:display="true" table:show-details="true"/>
                <table:data-pilot-member table:name="67171" table:display="true" table:show-details="true"/>
                <table:data-pilot-member table:name="67178" table:display="true" table:show-details="true"/>
                <table:data-pilot-member table:name="67186" table:display="true" table:show-details="true"/>
                <table:data-pilot-member table:name="67193" table:display="true" table:show-details="true"/>
                <table:data-pilot-member table:name="67197" table:display="true" table:show-details="true"/>
                <table:data-pilot-member table:name="67201" table:display="true" table:show-details="true"/>
                <table:data-pilot-member table:name="67208" table:display="true" table:show-details="true"/>
                <table:data-pilot-member table:name="67216" table:display="true" table:show-details="true"/>
                <table:data-pilot-member table:name="67224" table:display="true" table:show-details="true"/>
                <table:data-pilot-member table:name="67249" table:display="true" table:show-details="true"/>
                <table:data-pilot-member table:name="67256" table:display="true" table:show-details="true"/>
                <table:data-pilot-member table:name="67258" table:display="true" table:show-details="true"/>
                <table:data-pilot-member table:name="67276" table:display="true" table:show-details="true"/>
                <table:data-pilot-member table:name="67278" table:display="true" table:show-details="true"/>
                <table:data-pilot-member table:name="67283" table:display="true" table:show-details="true"/>
                <table:data-pilot-member table:name="67288" table:display="true" table:show-details="true"/>
                <table:data-pilot-member table:name="67290" table:display="true" table:show-details="true"/>
                <table:data-pilot-member table:name="67296" table:display="true" table:show-details="true"/>
                <table:data-pilot-member table:name="67298" table:display="true" table:show-details="true"/>
                <table:data-pilot-member table:name="67304" table:display="true" table:show-details="true"/>
                <table:data-pilot-member table:name="67307" table:display="true" table:show-details="true"/>
                <table:data-pilot-member table:name="67318" table:display="true" table:show-details="true"/>
                <table:data-pilot-member table:name="67323" table:display="true" table:show-details="true"/>
                <table:data-pilot-member table:name="67330" table:display="true" table:show-details="true"/>
                <table:data-pilot-member table:name="67331" table:display="true" table:show-details="true"/>
                <table:data-pilot-member table:name="67335" table:display="true" table:show-details="true"/>
                <table:data-pilot-member table:name="67356" table:display="true" table:show-details="true"/>
                <table:data-pilot-member table:name="67359" table:display="true" table:show-details="true"/>
                <table:data-pilot-member table:name="67369" table:display="true" table:show-details="true"/>
                <table:data-pilot-member table:name="67397" table:display="true" table:show-details="true"/>
                <table:data-pilot-member table:name="67418" table:display="true" table:show-details="true"/>
                <table:data-pilot-member table:name="67434" table:display="true" table:show-details="true"/>
                <table:data-pilot-member table:name="67438" table:display="true" table:show-details="true"/>
                <table:data-pilot-member table:name="67446" table:display="true" table:show-details="true"/>
                <table:data-pilot-member table:name="67450" table:display="true" table:show-details="true"/>
                <table:data-pilot-member table:name="67453" table:display="true" table:show-details="true"/>
                <table:data-pilot-member table:name="67456" table:display="true" table:show-details="true"/>
                <table:data-pilot-member table:name="67463" table:display="true" table:show-details="true"/>
                <table:data-pilot-member table:name="67484" table:display="true" table:show-details="true"/>
                <table:data-pilot-member table:name="67491" table:display="true" table:show-details="true"/>
                <table:data-pilot-member table:name="67515" table:display="true" table:show-details="true"/>
                <table:data-pilot-member table:name="67526" table:display="true" table:show-details="true"/>
                <table:data-pilot-member table:name="67543" table:display="true" table:show-details="true"/>
                <table:data-pilot-member table:name="67562" table:display="true" table:show-details="true"/>
                <table:data-pilot-member table:name="67568" table:display="true" table:show-details="true"/>
                <table:data-pilot-member table:name="67578" table:display="true" table:show-details="true"/>
                <table:data-pilot-member table:name="67580" table:display="true" table:show-details="true"/>
                <table:data-pilot-member table:name="67586" table:display="true" table:show-details="true"/>
                <table:data-pilot-member table:name="67595" table:display="true" table:show-details="true"/>
                <table:data-pilot-member table:name="67603" table:display="true" table:show-details="true"/>
                <table:data-pilot-member table:name="67608" table:display="true" table:show-details="true"/>
                <table:data-pilot-member table:name="67631" table:display="true" table:show-details="true"/>
                <table:data-pilot-member table:name="67638" table:display="true" table:show-details="true"/>
                <table:data-pilot-member table:name="67639" table:display="true" table:show-details="true"/>
                <table:data-pilot-member table:name="67641" table:display="true" table:show-details="true"/>
                <table:data-pilot-member table:name="67664" table:display="true" table:show-details="true"/>
                <table:data-pilot-member table:name="67673" table:display="true" table:show-details="true"/>
                <table:data-pilot-member table:name="67689" table:display="true" table:show-details="true"/>
                <table:data-pilot-member table:name="67693" table:display="true" table:show-details="true"/>
                <table:data-pilot-member table:name="67696" table:display="true" table:show-details="true"/>
                <table:data-pilot-member table:name="67697" table:display="true" table:show-details="true"/>
                <table:data-pilot-member table:name="67701" table:display="true" table:show-details="true"/>
                <table:data-pilot-member table:name="67704" table:display="true" table:show-details="true"/>
                <table:data-pilot-member table:name="67705" table:display="true" table:show-details="true"/>
                <table:data-pilot-member table:name="67718" table:display="true" table:show-details="true"/>
                <table:data-pilot-member table:name="67736" table:display="true" table:show-details="true"/>
                <table:data-pilot-member table:name="67754" table:display="true" table:show-details="true"/>
                <table:data-pilot-member table:name="67758" table:display="true" table:show-details="true"/>
                <table:data-pilot-member table:name="67760" table:display="true" table:show-details="true"/>
                <table:data-pilot-member table:name="67779" table:display="true" table:show-details="true"/>
                <table:data-pilot-member table:name="67784" table:display="true" table:show-details="true"/>
                <table:data-pilot-member table:name="67790" table:display="true" table:show-details="true"/>
                <table:data-pilot-member table:name="67792" table:display="true" table:show-details="true"/>
                <table:data-pilot-member table:name="67799" table:display="true" table:show-details="true"/>
                <table:data-pilot-member table:name="67824" table:display="true" table:show-details="true"/>
                <table:data-pilot-member table:name="67826" table:display="true" table:show-details="true"/>
                <table:data-pilot-member table:name="67830" table:display="true" table:show-details="true"/>
                <table:data-pilot-member table:name="67834" table:display="true" table:show-details="true"/>
                <table:data-pilot-member table:name="67839" table:display="true" table:show-details="true"/>
                <table:data-pilot-member table:name="67847" table:display="true" table:show-details="true"/>
                <table:data-pilot-member table:name="67856" table:display="true" table:show-details="true"/>
                <table:data-pilot-member table:name="67859" table:display="true" table:show-details="true"/>
                <table:data-pilot-member table:name="67874" table:display="true" table:show-details="true"/>
                <table:data-pilot-member table:name="67890" table:display="true" table:show-details="true"/>
                <table:data-pilot-member table:name="67914" table:display="true" table:show-details="true"/>
                <table:data-pilot-member table:name="67928" table:display="true" table:show-details="true"/>
                <table:data-pilot-member table:name="67945" table:display="true" table:show-details="true"/>
                <table:data-pilot-member table:name="67947" table:display="true" table:show-details="true"/>
                <table:data-pilot-member table:name="67981" table:display="true" table:show-details="true"/>
                <table:data-pilot-member table:name="67982" table:display="true" table:show-details="true"/>
                <table:data-pilot-member table:name="67983" table:display="true" table:show-details="true"/>
                <table:data-pilot-member table:name="67998" table:display="true" table:show-details="true"/>
                <table:data-pilot-member table:name="68003" table:display="true" table:show-details="true"/>
                <table:data-pilot-member table:name="68018" table:display="true" table:show-details="true"/>
                <table:data-pilot-member table:name="68024" table:display="true" table:show-details="true"/>
                <table:data-pilot-member table:name="68028" table:display="true" table:show-details="true"/>
                <table:data-pilot-member table:name="68032" table:display="true" table:show-details="true"/>
                <table:data-pilot-member table:name="68053" table:display="true" table:show-details="true"/>
                <table:data-pilot-member table:name="68054" table:display="true" table:show-details="true"/>
                <table:data-pilot-member table:name="68061" table:display="true" table:show-details="true"/>
                <table:data-pilot-member table:name="68064" table:display="true" table:show-details="true"/>
                <table:data-pilot-member table:name="68076" table:display="true" table:show-details="true"/>
                <table:data-pilot-member table:name="68096" table:display="true" table:show-details="true"/>
                <table:data-pilot-member table:name="68100" table:display="true" table:show-details="true"/>
                <table:data-pilot-member table:name="68104" table:display="true" table:show-details="true"/>
                <table:data-pilot-member table:name="68107" table:display="true" table:show-details="true"/>
                <table:data-pilot-member table:name="68109" table:display="true" table:show-details="true"/>
                <table:data-pilot-member table:name="68115" table:display="true" table:show-details="true"/>
                <table:data-pilot-member table:name="68135" table:display="true" table:show-details="true"/>
                <table:data-pilot-member table:name="68156" table:display="true" table:show-details="true"/>
                <table:data-pilot-member table:name="68157" table:display="true" table:show-details="true"/>
                <table:data-pilot-member table:name="68170" table:display="true" table:show-details="true"/>
                <table:data-pilot-member table:name="68179" table:display="true" table:show-details="true"/>
                <table:data-pilot-member table:name="68191" table:display="true" table:show-details="true"/>
                <table:data-pilot-member table:name="68198" table:display="true" table:show-details="true"/>
                <table:data-pilot-member table:name="68201" table:display="true" table:show-details="true"/>
                <table:data-pilot-member table:name="68204" table:display="true" table:show-details="true"/>
                <table:data-pilot-member table:name="68210" table:display="true" table:show-details="true"/>
                <table:data-pilot-member table:name="68211" table:display="true" table:show-details="true"/>
                <table:data-pilot-member table:name="68215" table:display="true" table:show-details="true"/>
                <table:data-pilot-member table:name="68237" table:display="true" table:show-details="true"/>
                <table:data-pilot-member table:name="68241" table:display="true" table:show-details="true"/>
                <table:data-pilot-member table:name="68254" table:display="true" table:show-details="true"/>
                <table:data-pilot-member table:name="68265" table:display="true" table:show-details="true"/>
                <table:data-pilot-member table:name="68279" table:display="true" table:show-details="true"/>
                <table:data-pilot-member table:name="68280" table:display="true" table:show-details="true"/>
                <table:data-pilot-member table:name="68282" table:display="true" table:show-details="true"/>
                <table:data-pilot-member table:name="68284" table:display="true" table:show-details="true"/>
                <table:data-pilot-member table:name="68297" table:display="true" table:show-details="true"/>
                <table:data-pilot-member table:name="68321" table:display="true" table:show-details="true"/>
                <table:data-pilot-member table:name="68360" table:display="true" table:show-details="true"/>
                <table:data-pilot-member table:name="68362" table:display="true" table:show-details="true"/>
                <table:data-pilot-member table:name="68375" table:display="true" table:show-details="true"/>
                <table:data-pilot-member table:name="68378" table:display="true" table:show-details="true"/>
                <table:data-pilot-member table:name="68384" table:display="true" table:show-details="true"/>
                <table:data-pilot-member table:name="68387" table:display="true" table:show-details="true"/>
                <table:data-pilot-member table:name="68393" table:display="true" table:show-details="true"/>
                <table:data-pilot-member table:name="68396" table:display="true" table:show-details="true"/>
                <table:data-pilot-member table:name="68403" table:display="true" table:show-details="true"/>
                <table:data-pilot-member table:name="68412" table:display="true" table:show-details="true"/>
                <table:data-pilot-member table:name="68419" table:display="true" table:show-details="true"/>
                <table:data-pilot-member table:name="68425" table:display="true" table:show-details="true"/>
                <table:data-pilot-member table:name="68432" table:display="true" table:show-details="true"/>
                <table:data-pilot-member table:name="68433" table:display="true" table:show-details="true"/>
                <table:data-pilot-member table:name="68444" table:display="true" table:show-details="true"/>
                <table:data-pilot-member table:name="68464" table:display="true" table:show-details="true"/>
                <table:data-pilot-member table:name="68476" table:display="true" table:show-details="true"/>
                <table:data-pilot-member table:name="68486" table:display="true" table:show-details="true"/>
                <table:data-pilot-member table:name="68491" table:display="true" table:show-details="true"/>
                <table:data-pilot-member table:name="68507" table:display="true" table:show-details="true"/>
                <table:data-pilot-member table:name="68514" table:display="true" table:show-details="true"/>
                <table:data-pilot-member table:name="68549" table:display="true" table:show-details="true"/>
                <table:data-pilot-member table:name="68555" table:display="true" table:show-details="true"/>
                <table:data-pilot-member table:name="68556" table:display="true" table:show-details="true"/>
                <table:data-pilot-member table:name="68557" table:display="true" table:show-details="true"/>
                <table:data-pilot-member table:name="68559" table:display="true" table:show-details="true"/>
                <table:data-pilot-member table:name="68560" table:display="true" table:show-details="true"/>
                <table:data-pilot-member table:name="68565" table:display="true" table:show-details="true"/>
                <table:data-pilot-member table:name="68569" table:display="true" table:show-details="true"/>
                <table:data-pilot-member table:name="68577" table:display="true" table:show-details="true"/>
                <table:data-pilot-member table:name="68593" table:display="true" table:show-details="true"/>
                <table:data-pilot-member table:name="68595" table:display="true" table:show-details="true"/>
                <table:data-pilot-member table:name="68616" table:display="true" table:show-details="true"/>
                <table:data-pilot-member table:name="68633" table:display="true" table:show-details="true"/>
                <table:data-pilot-member table:name="68640" table:display="true" table:show-details="true"/>
                <table:data-pilot-member table:name="68648" table:display="true" table:show-details="true"/>
                <table:data-pilot-member table:name="68652" table:display="true" table:show-details="true"/>
                <table:data-pilot-member table:name="68657" table:display="true" table:show-details="true"/>
                <table:data-pilot-member table:name="68663" table:display="true" table:show-details="true"/>
                <table:data-pilot-member table:name="68677" table:display="true" table:show-details="true"/>
                <table:data-pilot-member table:name="68679" table:display="true" table:show-details="true"/>
                <table:data-pilot-member table:name="68699" table:display="true" table:show-details="true"/>
                <table:data-pilot-member table:name="68702" table:display="true" table:show-details="true"/>
                <table:data-pilot-member table:name="68709" table:display="true" table:show-details="true"/>
                <table:data-pilot-member table:name="68718" table:display="true" table:show-details="true"/>
                <table:data-pilot-member table:name="68726" table:display="true" table:show-details="true"/>
                <table:data-pilot-member table:name="68730" table:display="true" table:show-details="true"/>
                <table:data-pilot-member table:name="68741" table:display="true" table:show-details="true"/>
                <table:data-pilot-member table:name="68745" table:display="true" table:show-details="true"/>
                <table:data-pilot-member table:name="68759" table:display="true" table:show-details="true"/>
                <table:data-pilot-member table:name="68765" table:display="true" table:show-details="true"/>
                <table:data-pilot-member table:name="68774" table:display="true" table:show-details="true"/>
                <table:data-pilot-member table:name="68786" table:display="true" table:show-details="true"/>
                <table:data-pilot-member table:name="68801" table:display="true" table:show-details="true"/>
                <table:data-pilot-member table:name="68814" table:display="true" table:show-details="true"/>
                <table:data-pilot-member table:name="68816" table:display="true" table:show-details="true"/>
                <table:data-pilot-member table:name="68820" table:display="true" table:show-details="true"/>
                <table:data-pilot-member table:name="68827" table:display="true" table:show-details="true"/>
                <table:data-pilot-member table:name="68847" table:display="true" table:show-details="true"/>
                <table:data-pilot-member table:name="68857" table:display="true" table:show-details="true"/>
                <table:data-pilot-member table:name="68864" table:display="true" table:show-details="true"/>
                <table:data-pilot-member table:name="68869" table:display="true" table:show-details="true"/>
                <table:data-pilot-member table:name="68881" table:display="true" table:show-details="true"/>
                <table:data-pilot-member table:name="68887" table:display="true" table:show-details="true"/>
                <table:data-pilot-member table:name="68889" table:display="true" table:show-details="true"/>
                <table:data-pilot-member table:name="68891" table:display="true" table:show-details="true"/>
                <table:data-pilot-member table:name="68898" table:display="true" table:show-details="true"/>
                <table:data-pilot-member table:name="68899" table:display="true" table:show-details="true"/>
                <table:data-pilot-member table:name="68921" table:display="true" table:show-details="true"/>
                <table:data-pilot-member table:name="68948" table:display="true" table:show-details="true"/>
                <table:data-pilot-member table:name="68958" table:display="true" table:show-details="true"/>
                <table:data-pilot-member table:name="68960" table:display="true" table:show-details="true"/>
                <table:data-pilot-member table:name="68966" table:display="true" table:show-details="true"/>
                <table:data-pilot-member table:name="69000" table:display="true" table:show-details="true"/>
                <table:data-pilot-member table:name="69006" table:display="true" table:show-details="true"/>
                <table:data-pilot-member table:name="69013" table:display="true" table:show-details="true"/>
                <table:data-pilot-member table:name="69019" table:display="true" table:show-details="true"/>
                <table:data-pilot-member table:name="69032" table:display="true" table:show-details="true"/>
                <table:data-pilot-member table:name="69043" table:display="true" table:show-details="true"/>
                <table:data-pilot-member table:name="69047" table:display="true" table:show-details="true"/>
                <table:data-pilot-member table:name="69050" table:display="true" table:show-details="true"/>
                <table:data-pilot-member table:name="69053" table:display="true" table:show-details="true"/>
                <table:data-pilot-member table:name="69057" table:display="true" table:show-details="true"/>
                <table:data-pilot-member table:name="69059" table:display="true" table:show-details="true"/>
                <table:data-pilot-member table:name="69087" table:display="true" table:show-details="true"/>
                <table:data-pilot-member table:name="69093" table:display="true" table:show-details="true"/>
                <table:data-pilot-member table:name="69095" table:display="true" table:show-details="true"/>
                <table:data-pilot-member table:name="69101" table:display="true" table:show-details="true"/>
                <table:data-pilot-member table:name="69103" table:display="true" table:show-details="true"/>
                <table:data-pilot-member table:name="69105" table:display="true" table:show-details="true"/>
                <table:data-pilot-member table:name="69111" table:display="true" table:show-details="true"/>
                <table:data-pilot-member table:name="69114" table:display="true" table:show-details="true"/>
                <table:data-pilot-member table:name="69134" table:display="true" table:show-details="true"/>
                <table:data-pilot-member table:name="69137" table:display="true" table:show-details="true"/>
                <table:data-pilot-member table:name="69138" table:display="true" table:show-details="true"/>
                <table:data-pilot-member table:name="69150" table:display="true" table:show-details="true"/>
                <table:data-pilot-member table:name="69153" table:display="true" table:show-details="true"/>
                <table:data-pilot-member table:name="69163" table:display="true" table:show-details="true"/>
                <table:data-pilot-member table:name="69179" table:display="true" table:show-details="true"/>
                <table:data-pilot-member table:name="69201" table:display="true" table:show-details="true"/>
                <table:data-pilot-member table:name="69237" table:display="true" table:show-details="true"/>
                <table:data-pilot-member table:name="69241" table:display="true" table:show-details="true"/>
                <table:data-pilot-member table:name="69246" table:display="true" table:show-details="true"/>
                <table:data-pilot-member table:name="69262" table:display="true" table:show-details="true"/>
                <table:data-pilot-member table:name="69270" table:display="true" table:show-details="true"/>
                <table:data-pilot-member table:name="69275" table:display="true" table:show-details="true"/>
                <table:data-pilot-member table:name="69280" table:display="true" table:show-details="true"/>
                <table:data-pilot-member table:name="69295" table:display="true" table:show-details="true"/>
                <table:data-pilot-member table:name="69307" table:display="true" table:show-details="true"/>
                <table:data-pilot-member table:name="69314" table:display="true" table:show-details="true"/>
                <table:data-pilot-member table:name="69356" table:display="true" table:show-details="true"/>
                <table:data-pilot-member table:name="69364" table:display="true" table:show-details="true"/>
                <table:data-pilot-member table:name="69371" table:display="true" table:show-details="true"/>
                <table:data-pilot-member table:name="69377" table:display="true" table:show-details="true"/>
                <table:data-pilot-member table:name="69393" table:display="true" table:show-details="true"/>
                <table:data-pilot-member table:name="69395" table:display="true" table:show-details="true"/>
                <table:data-pilot-member table:name="69402" table:display="true" table:show-details="true"/>
                <table:data-pilot-member table:name="69405" table:display="true" table:show-details="true"/>
                <table:data-pilot-member table:name="69412" table:display="true" table:show-details="true"/>
                <table:data-pilot-member table:name="69429" table:display="true" table:show-details="true"/>
                <table:data-pilot-member table:name="69447" table:display="true" table:show-details="true"/>
                <table:data-pilot-member table:name="69452" table:display="true" table:show-details="true"/>
                <table:data-pilot-member table:name="69465" table:display="true" table:show-details="true"/>
                <table:data-pilot-member table:name="69469" table:display="true" table:show-details="true"/>
                <table:data-pilot-member table:name="69470" table:display="true" table:show-details="true"/>
                <table:data-pilot-member table:name="69473" table:display="true" table:show-details="true"/>
                <table:data-pilot-member table:name="69485" table:display="true" table:show-details="true"/>
                <table:data-pilot-member table:name="69489" table:display="true" table:show-details="true"/>
                <table:data-pilot-member table:name="69496" table:display="true" table:show-details="true"/>
                <table:data-pilot-member table:name="69503" table:display="true" table:show-details="true"/>
                <table:data-pilot-member table:name="69504" table:display="true" table:show-details="true"/>
                <table:data-pilot-member table:name="69505" table:display="true" table:show-details="true"/>
                <table:data-pilot-member table:name="69511" table:display="true" table:show-details="true"/>
                <table:data-pilot-member table:name="69512" table:display="true" table:show-details="true"/>
                <table:data-pilot-member table:name="69518" table:display="true" table:show-details="true"/>
                <table:data-pilot-member table:name="69526" table:display="true" table:show-details="true"/>
                <table:data-pilot-member table:name="69530" table:display="true" table:show-details="true"/>
                <table:data-pilot-member table:name="69531" table:display="true" table:show-details="true"/>
                <table:data-pilot-member table:name="69540" table:display="true" table:show-details="true"/>
                <table:data-pilot-member table:name="69555" table:display="true" table:show-details="true"/>
                <table:data-pilot-member table:name="69558" table:display="true" table:show-details="true"/>
                <table:data-pilot-member table:name="69561" table:display="true" table:show-details="true"/>
                <table:data-pilot-member table:name="69568" table:display="true" table:show-details="true"/>
                <table:data-pilot-member table:name="69604" table:display="true" table:show-details="true"/>
                <table:data-pilot-member table:name="69625" table:display="true" table:show-details="true"/>
                <table:data-pilot-member table:name="69644" table:display="true" table:show-details="true"/>
                <table:data-pilot-member table:name="69663" table:display="true" table:show-details="true"/>
                <table:data-pilot-member table:name="69667" table:display="true" table:show-details="true"/>
                <table:data-pilot-member table:name="69690" table:display="true" table:show-details="true"/>
                <table:data-pilot-member table:name="69691" table:display="true" table:show-details="true"/>
                <table:data-pilot-member table:name="69697" table:display="true" table:show-details="true"/>
                <table:data-pilot-member table:name="69736" table:display="true" table:show-details="true"/>
                <table:data-pilot-member table:name="69739" table:display="true" table:show-details="true"/>
                <table:data-pilot-member table:name="69745" table:display="true" table:show-details="true"/>
                <table:data-pilot-member table:name="69752" table:display="true" table:show-details="true"/>
                <table:data-pilot-member table:name="69758" table:display="true" table:show-details="true"/>
                <table:data-pilot-member table:name="69759" table:display="true" table:show-details="true"/>
                <table:data-pilot-member table:name="69760" table:display="true" table:show-details="true"/>
                <table:data-pilot-member table:name="69765" table:display="true" table:show-details="true"/>
                <table:data-pilot-member table:name="69773" table:display="true" table:show-details="true"/>
                <table:data-pilot-member table:name="69778" table:display="true" table:show-details="true"/>
                <table:data-pilot-member table:name="69795" table:display="true" table:show-details="true"/>
                <table:data-pilot-member table:name="69802" table:display="true" table:show-details="true"/>
                <table:data-pilot-member table:name="69804" table:display="true" table:show-details="true"/>
                <table:data-pilot-member table:name="69806" table:display="true" table:show-details="true"/>
                <table:data-pilot-member table:name="69811" table:display="true" table:show-details="true"/>
                <table:data-pilot-member table:name="69814" table:display="true" table:show-details="true"/>
                <table:data-pilot-member table:name="69825" table:display="true" table:show-details="true"/>
                <table:data-pilot-member table:name="69826" table:display="true" table:show-details="true"/>
                <table:data-pilot-member table:name="69837" table:display="true" table:show-details="true"/>
                <table:data-pilot-member table:name="69842" table:display="true" table:show-details="true"/>
                <table:data-pilot-member table:name="69847" table:display="true" table:show-details="true"/>
                <table:data-pilot-member table:name="69849" table:display="true" table:show-details="true"/>
                <table:data-pilot-member table:name="69857" table:display="true" table:show-details="true"/>
                <table:data-pilot-member table:name="69858" table:display="true" table:show-details="true"/>
                <table:data-pilot-member table:name="69873" table:display="true" table:show-details="true"/>
                <table:data-pilot-member table:name="69880" table:display="true" table:show-details="true"/>
                <table:data-pilot-member table:name="69895" table:display="true" table:show-details="true"/>
                <table:data-pilot-member table:name="69900" table:display="true" table:show-details="true"/>
                <table:data-pilot-member table:name="69902" table:display="true" table:show-details="true"/>
                <table:data-pilot-member table:name="69910" table:display="true" table:show-details="true"/>
                <table:data-pilot-member table:name="69918" table:display="true" table:show-details="true"/>
                <table:data-pilot-member table:name="69932" table:display="true" table:show-details="true"/>
                <table:data-pilot-member table:name="69944" table:display="true" table:show-details="true"/>
                <table:data-pilot-member table:name="69952" table:display="true" table:show-details="true"/>
                <table:data-pilot-member table:name="69975" table:display="true" table:show-details="true"/>
                <table:data-pilot-member table:name="69981" table:display="true" table:show-details="true"/>
                <table:data-pilot-member table:name="69985" table:display="true" table:show-details="true"/>
                <table:data-pilot-member table:name="69992" table:display="true" table:show-details="true"/>
                <table:data-pilot-member table:name="69998" table:display="true" table:show-details="true"/>
                <table:data-pilot-member table:name="70001" table:display="true" table:show-details="true"/>
                <table:data-pilot-member table:name="70014" table:display="true" table:show-details="true"/>
                <table:data-pilot-member table:name="70015" table:display="true" table:show-details="true"/>
                <table:data-pilot-member table:name="70020" table:display="true" table:show-details="true"/>
                <table:data-pilot-member table:name="70028" table:display="true" table:show-details="true"/>
                <table:data-pilot-member table:name="70036" table:display="true" table:show-details="true"/>
                <table:data-pilot-member table:name="70038" table:display="true" table:show-details="true"/>
                <table:data-pilot-member table:name="70039" table:display="true" table:show-details="true"/>
                <table:data-pilot-member table:name="70041" table:display="true" table:show-details="true"/>
                <table:data-pilot-member table:name="70049" table:display="true" table:show-details="true"/>
                <table:data-pilot-member table:name="70052" table:display="true" table:show-details="true"/>
                <table:data-pilot-member table:name="70065" table:display="true" table:show-details="true"/>
                <table:data-pilot-member table:name="70068" table:display="true" table:show-details="true"/>
                <table:data-pilot-member table:name="70069" table:display="true" table:show-details="true"/>
                <table:data-pilot-member table:name="70072" table:display="true" table:show-details="true"/>
                <table:data-pilot-member table:name="70077" table:display="true" table:show-details="true"/>
                <table:data-pilot-member table:name="70080" table:display="true" table:show-details="true"/>
                <table:data-pilot-member table:name="70088" table:display="true" table:show-details="true"/>
                <table:data-pilot-member table:name="70096" table:display="true" table:show-details="true"/>
                <table:data-pilot-member table:name="70100" table:display="true" table:show-details="true"/>
                <table:data-pilot-member table:name="70104" table:display="true" table:show-details="true"/>
                <table:data-pilot-member table:name="70106" table:display="true" table:show-details="true"/>
                <table:data-pilot-member table:name="70115" table:display="true" table:show-details="true"/>
                <table:data-pilot-member table:name="70127" table:display="true" table:show-details="true"/>
                <table:data-pilot-member table:name="70135" table:display="true" table:show-details="true"/>
                <table:data-pilot-member table:name="70146" table:display="true" table:show-details="true"/>
                <table:data-pilot-member table:name="70150" table:display="true" table:show-details="true"/>
                <table:data-pilot-member table:name="70161" table:display="true" table:show-details="true"/>
                <table:data-pilot-member table:name="70162" table:display="true" table:show-details="true"/>
                <table:data-pilot-member table:name="70176" table:display="true" table:show-details="true"/>
                <table:data-pilot-member table:name="70185" table:display="true" table:show-details="true"/>
                <table:data-pilot-member table:name="70187" table:display="true" table:show-details="true"/>
                <table:data-pilot-member table:name="70198" table:display="true" table:show-details="true"/>
                <table:data-pilot-member table:name="70222" table:display="true" table:show-details="true"/>
                <table:data-pilot-member table:name="70227" table:display="true" table:show-details="true"/>
                <table:data-pilot-member table:name="70228" table:display="true" table:show-details="true"/>
                <table:data-pilot-member table:name="70230" table:display="true" table:show-details="true"/>
                <table:data-pilot-member table:name="70250" table:display="true" table:show-details="true"/>
                <table:data-pilot-member table:name="70256" table:display="true" table:show-details="true"/>
                <table:data-pilot-member table:name="70268" table:display="true" table:show-details="true"/>
                <table:data-pilot-member table:name="70282" table:display="true" table:show-details="true"/>
                <table:data-pilot-member table:name="70286" table:display="true" table:show-details="true"/>
                <table:data-pilot-member table:name="70290" table:display="true" table:show-details="true"/>
                <table:data-pilot-member table:name="70299" table:display="true" table:show-details="true"/>
                <table:data-pilot-member table:name="70307" table:display="true" table:show-details="true"/>
                <table:data-pilot-member table:name="70310" table:display="true" table:show-details="true"/>
                <table:data-pilot-member table:name="70319" table:display="true" table:show-details="true"/>
                <table:data-pilot-member table:name="70324" table:display="true" table:show-details="true"/>
                <table:data-pilot-member table:name="70326" table:display="true" table:show-details="true"/>
                <table:data-pilot-member table:name="70334" table:display="true" table:show-details="true"/>
                <table:data-pilot-member table:name="70339" table:display="true" table:show-details="true"/>
                <table:data-pilot-member table:name="70346" table:display="true" table:show-details="true"/>
                <table:data-pilot-member table:name="70353" table:display="true" table:show-details="true"/>
                <table:data-pilot-member table:name="70357" table:display="true" table:show-details="true"/>
                <table:data-pilot-member table:name="70362" table:display="true" table:show-details="true"/>
                <table:data-pilot-member table:name="70366" table:display="true" table:show-details="true"/>
                <table:data-pilot-member table:name="70377" table:display="true" table:show-details="true"/>
                <table:data-pilot-member table:name="70381" table:display="true" table:show-details="true"/>
                <table:data-pilot-member table:name="70393" table:display="true" table:show-details="true"/>
                <table:data-pilot-member table:name="70395" table:display="true" table:show-details="true"/>
                <table:data-pilot-member table:name="70396" table:display="true" table:show-details="true"/>
                <table:data-pilot-member table:name="70399" table:display="true" table:show-details="true"/>
                <table:data-pilot-member table:name="70410" table:display="true" table:show-details="true"/>
                <table:data-pilot-member table:name="70412" table:display="true" table:show-details="true"/>
                <table:data-pilot-member table:name="70416" table:display="true" table:show-details="true"/>
                <table:data-pilot-member table:name="70422" table:display="true" table:show-details="true"/>
                <table:data-pilot-member table:name="70424" table:display="true" table:show-details="true"/>
                <table:data-pilot-member table:name="70433" table:display="true" table:show-details="true"/>
                <table:data-pilot-member table:name="70453" table:display="true" table:show-details="true"/>
                <table:data-pilot-member table:name="70460" table:display="true" table:show-details="true"/>
                <table:data-pilot-member table:name="70462" table:display="true" table:show-details="true"/>
                <table:data-pilot-member table:name="70486" table:display="true" table:show-details="true"/>
                <table:data-pilot-member table:name="70492" table:display="true" table:show-details="true"/>
                <table:data-pilot-member table:name="70495" table:display="true" table:show-details="true"/>
                <table:data-pilot-member table:name="70498" table:display="true" table:show-details="true"/>
                <table:data-pilot-member table:name="70511" table:display="true" table:show-details="true"/>
                <table:data-pilot-member table:name="70524" table:display="true" table:show-details="true"/>
                <table:data-pilot-member table:name="70534" table:display="true" table:show-details="true"/>
                <table:data-pilot-member table:name="70537" table:display="true" table:show-details="true"/>
                <table:data-pilot-member table:name="70539" table:display="true" table:show-details="true"/>
                <table:data-pilot-member table:name="70541" table:display="true" table:show-details="true"/>
                <table:data-pilot-member table:name="70542" table:display="true" table:show-details="true"/>
                <table:data-pilot-member table:name="70549" table:display="true" table:show-details="true"/>
                <table:data-pilot-member table:name="70554" table:display="true" table:show-details="true"/>
                <table:data-pilot-member table:name="70556" table:display="true" table:show-details="true"/>
                <table:data-pilot-member table:name="70565" table:display="true" table:show-details="true"/>
                <table:data-pilot-member table:name="70567" table:display="true" table:show-details="true"/>
                <table:data-pilot-member table:name="70570" table:display="true" table:show-details="true"/>
                <table:data-pilot-member table:name="70571" table:display="true" table:show-details="true"/>
                <table:data-pilot-member table:name="70599" table:display="true" table:show-details="true"/>
                <table:data-pilot-member table:name="70601" table:display="true" table:show-details="true"/>
                <table:data-pilot-member table:name="70614" table:display="true" table:show-details="true"/>
                <table:data-pilot-member table:name="70620" table:display="true" table:show-details="true"/>
                <table:data-pilot-member table:name="70633" table:display="true" table:show-details="true"/>
                <table:data-pilot-member table:name="70641" table:display="true" table:show-details="true"/>
                <table:data-pilot-member table:name="70665" table:display="true" table:show-details="true"/>
                <table:data-pilot-member table:name="70668" table:display="true" table:show-details="true"/>
                <table:data-pilot-member table:name="70677" table:display="true" table:show-details="true"/>
                <table:data-pilot-member table:name="70680" table:display="true" table:show-details="true"/>
                <table:data-pilot-member table:name="70684" table:display="true" table:show-details="true"/>
                <table:data-pilot-member table:name="70687" table:display="true" table:show-details="true"/>
                <table:data-pilot-member table:name="70688" table:display="true" table:show-details="true"/>
                <table:data-pilot-member table:name="70693" table:display="true" table:show-details="true"/>
                <table:data-pilot-member table:name="70703" table:display="true" table:show-details="true"/>
                <table:data-pilot-member table:name="70717" table:display="true" table:show-details="true"/>
                <table:data-pilot-member table:name="70738" table:display="true" table:show-details="true"/>
                <table:data-pilot-member table:name="70755" table:display="true" table:show-details="true"/>
                <table:data-pilot-member table:name="70756" table:display="true" table:show-details="true"/>
                <table:data-pilot-member table:name="70788" table:display="true" table:show-details="true"/>
                <table:data-pilot-member table:name="70789" table:display="true" table:show-details="true"/>
                <table:data-pilot-member table:name="70791" table:display="true" table:show-details="true"/>
                <table:data-pilot-member table:name="70793" table:display="true" table:show-details="true"/>
                <table:data-pilot-member table:name="70800" table:display="true" table:show-details="true"/>
                <table:data-pilot-member table:name="70816" table:display="true" table:show-details="true"/>
                <table:data-pilot-member table:name="70823" table:display="true" table:show-details="true"/>
                <table:data-pilot-member table:name="70828" table:display="true" table:show-details="true"/>
                <table:data-pilot-member table:name="70835" table:display="true" table:show-details="true"/>
                <table:data-pilot-member table:name="70840" table:display="true" table:show-details="true"/>
                <table:data-pilot-member table:name="70844" table:display="true" table:show-details="true"/>
                <table:data-pilot-member table:name="70846" table:display="true" table:show-details="true"/>
                <table:data-pilot-member table:name="70857" table:display="true" table:show-details="true"/>
                <table:data-pilot-member table:name="70873" table:display="true" table:show-details="true"/>
                <table:data-pilot-member table:name="70892" table:display="true" table:show-details="true"/>
                <table:data-pilot-member table:name="70893" table:display="true" table:show-details="true"/>
                <table:data-pilot-member table:name="70896" table:display="true" table:show-details="true"/>
                <table:data-pilot-member table:name="70943" table:display="true" table:show-details="true"/>
                <table:data-pilot-member table:name="70946" table:display="true" table:show-details="true"/>
                <table:data-pilot-member table:name="70959" table:display="true" table:show-details="true"/>
                <table:data-pilot-member table:name="70961" table:display="true" table:show-details="true"/>
                <table:data-pilot-member table:name="70965" table:display="true" table:show-details="true"/>
                <table:data-pilot-member table:name="70973" table:display="true" table:show-details="true"/>
                <table:data-pilot-member table:name="70989" table:display="true" table:show-details="true"/>
                <table:data-pilot-member table:name="70995" table:display="true" table:show-details="true"/>
                <table:data-pilot-member table:name="71002" table:display="true" table:show-details="true"/>
                <table:data-pilot-member table:name="71016" table:display="true" table:show-details="true"/>
                <table:data-pilot-member table:name="71023" table:display="true" table:show-details="true"/>
                <table:data-pilot-member table:name="71031" table:display="true" table:show-details="true"/>
                <table:data-pilot-member table:name="71041" table:display="true" table:show-details="true"/>
                <table:data-pilot-member table:name="71094" table:display="true" table:show-details="true"/>
                <table:data-pilot-member table:name="71097" table:display="true" table:show-details="true"/>
                <table:data-pilot-member table:name="71110" table:display="true" table:show-details="true"/>
                <table:data-pilot-member table:name="71116" table:display="true" table:show-details="true"/>
                <table:data-pilot-member table:name="71121" table:display="true" table:show-details="true"/>
                <table:data-pilot-member table:name="71126" table:display="true" table:show-details="true"/>
                <table:data-pilot-member table:name="71132" table:display="true" table:show-details="true"/>
                <table:data-pilot-member table:name="71151" table:display="true" table:show-details="true"/>
                <table:data-pilot-member table:name="71153" table:display="true" table:show-details="true"/>
                <table:data-pilot-member table:name="71166" table:display="true" table:show-details="true"/>
                <table:data-pilot-member table:name="71167" table:display="true" table:show-details="true"/>
                <table:data-pilot-member table:name="71168" table:display="true" table:show-details="true"/>
                <table:data-pilot-member table:name="71181" table:display="true" table:show-details="true"/>
                <table:data-pilot-member table:name="71186" table:display="true" table:show-details="true"/>
                <table:data-pilot-member table:name="71188" table:display="true" table:show-details="true"/>
                <table:data-pilot-member table:name="71192" table:display="true" table:show-details="true"/>
                <table:data-pilot-member table:name="71207" table:display="true" table:show-details="true"/>
                <table:data-pilot-member table:name="71229" table:display="true" table:show-details="true"/>
                <table:data-pilot-member table:name="71230" table:display="true" table:show-details="true"/>
                <table:data-pilot-member table:name="71237" table:display="true" table:show-details="true"/>
                <table:data-pilot-member table:name="71239" table:display="true" table:show-details="true"/>
                <table:data-pilot-member table:name="71241" table:display="true" table:show-details="true"/>
                <table:data-pilot-member table:name="71250" table:display="true" table:show-details="true"/>
                <table:data-pilot-member table:name="71283" table:display="true" table:show-details="true"/>
                <table:data-pilot-member table:name="71289" table:display="true" table:show-details="true"/>
                <table:data-pilot-member table:name="71290" table:display="true" table:show-details="true"/>
                <table:data-pilot-member table:name="71293" table:display="true" table:show-details="true"/>
                <table:data-pilot-member table:name="71298" table:display="true" table:show-details="true"/>
                <table:data-pilot-member table:name="71300" table:display="true" table:show-details="true"/>
                <table:data-pilot-member table:name="71308" table:display="true" table:show-details="true"/>
                <table:data-pilot-member table:name="71315" table:display="true" table:show-details="true"/>
                <table:data-pilot-member table:name="71334" table:display="true" table:show-details="true"/>
                <table:data-pilot-member table:name="71369" table:display="true" table:show-details="true"/>
                <table:data-pilot-member table:name="71394" table:display="true" table:show-details="true"/>
                <table:data-pilot-member table:name="71398" table:display="true" table:show-details="true"/>
                <table:data-pilot-member table:name="71407" table:display="true" table:show-details="true"/>
                <table:data-pilot-member table:name="71408" table:display="true" table:show-details="true"/>
                <table:data-pilot-member table:name="71419" table:display="true" table:show-details="true"/>
                <table:data-pilot-member table:name="71420" table:display="true" table:show-details="true"/>
                <table:data-pilot-member table:name="71424" table:display="true" table:show-details="true"/>
                <table:data-pilot-member table:name="71431" table:display="true" table:show-details="true"/>
                <table:data-pilot-member table:name="71432" table:display="true" table:show-details="true"/>
                <table:data-pilot-member table:name="71444" table:display="true" table:show-details="true"/>
                <table:data-pilot-member table:name="71459" table:display="true" table:show-details="true"/>
                <table:data-pilot-member table:name="71460" table:display="true" table:show-details="true"/>
                <table:data-pilot-member table:name="71468" table:display="true" table:show-details="true"/>
                <table:data-pilot-member table:name="71472" table:display="true" table:show-details="true"/>
                <table:data-pilot-member table:name="71491" table:display="true" table:show-details="true"/>
                <table:data-pilot-member table:name="71496" table:display="true" table:show-details="true"/>
                <table:data-pilot-member table:name="71506" table:display="true" table:show-details="true"/>
                <table:data-pilot-member table:name="71511" table:display="true" table:show-details="true"/>
                <table:data-pilot-member table:name="71523" table:display="true" table:show-details="true"/>
                <table:data-pilot-member table:name="71527" table:display="true" table:show-details="true"/>
                <table:data-pilot-member table:name="71534" table:display="true" table:show-details="true"/>
                <table:data-pilot-member table:name="71541" table:display="true" table:show-details="true"/>
                <table:data-pilot-member table:name="71568" table:display="true" table:show-details="true"/>
                <table:data-pilot-member table:name="71597" table:display="true" table:show-details="true"/>
                <table:data-pilot-member table:name="71607" table:display="true" table:show-details="true"/>
                <table:data-pilot-member table:name="71637" table:display="true" table:show-details="true"/>
                <table:data-pilot-member table:name="71647" table:display="true" table:show-details="true"/>
                <table:data-pilot-member table:name="71655" table:display="true" table:show-details="true"/>
                <table:data-pilot-member table:name="71666" table:display="true" table:show-details="true"/>
                <table:data-pilot-member table:name="71676" table:display="true" table:show-details="true"/>
                <table:data-pilot-member table:name="71685" table:display="true" table:show-details="true"/>
                <table:data-pilot-member table:name="71729" table:display="true" table:show-details="true"/>
                <table:data-pilot-member table:name="71756" table:display="true" table:show-details="true"/>
                <table:data-pilot-member table:name="71767" table:display="true" table:show-details="true"/>
                <table:data-pilot-member table:name="71770" table:display="true" table:show-details="true"/>
                <table:data-pilot-member table:name="71772" table:display="true" table:show-details="true"/>
                <table:data-pilot-member table:name="71786" table:display="true" table:show-details="true"/>
                <table:data-pilot-member table:name="71791" table:display="true" table:show-details="true"/>
                <table:data-pilot-member table:name="71793" table:display="true" table:show-details="true"/>
                <table:data-pilot-member table:name="71811" table:display="true" table:show-details="true"/>
                <table:data-pilot-member table:name="71815" table:display="true" table:show-details="true"/>
                <table:data-pilot-member table:name="71825" table:display="true" table:show-details="true"/>
                <table:data-pilot-member table:name="71852" table:display="true" table:show-details="true"/>
                <table:data-pilot-member table:name="71866" table:display="true" table:show-details="true"/>
                <table:data-pilot-member table:name="71886" table:display="true" table:show-details="true"/>
                <table:data-pilot-member table:name="71889" table:display="true" table:show-details="true"/>
                <table:data-pilot-member table:name="71900" table:display="true" table:show-details="true"/>
                <table:data-pilot-member table:name="71912" table:display="true" table:show-details="true"/>
                <table:data-pilot-member table:name="71929" table:display="true" table:show-details="true"/>
                <table:data-pilot-member table:name="71930" table:display="true" table:show-details="true"/>
                <table:data-pilot-member table:name="71934" table:display="true" table:show-details="true"/>
                <table:data-pilot-member table:name="71945" table:display="true" table:show-details="true"/>
                <table:data-pilot-member table:name="71963" table:display="true" table:show-details="true"/>
                <table:data-pilot-member table:name="71966" table:display="true" table:show-details="true"/>
                <table:data-pilot-member table:name="71969" table:display="true" table:show-details="true"/>
                <table:data-pilot-member table:name="71971" table:display="true" table:show-details="true"/>
                <table:data-pilot-member table:name="71981" table:display="true" table:show-details="true"/>
                <table:data-pilot-member table:name="71983" table:display="true" table:show-details="true"/>
                <table:data-pilot-member table:name="72023" table:display="true" table:show-details="true"/>
                <table:data-pilot-member table:name="72026" table:display="true" table:show-details="true"/>
                <table:data-pilot-member table:name="72032" table:display="true" table:show-details="true"/>
                <table:data-pilot-member table:name="72047" table:display="true" table:show-details="true"/>
                <table:data-pilot-member table:name="72056" table:display="true" table:show-details="true"/>
                <table:data-pilot-member table:name="72057" table:display="true" table:show-details="true"/>
                <table:data-pilot-member table:name="72062" table:display="true" table:show-details="true"/>
                <table:data-pilot-member table:name="72067" table:display="true" table:show-details="true"/>
                <table:data-pilot-member table:name="72069" table:display="true" table:show-details="true"/>
                <table:data-pilot-member table:name="72070" table:display="true" table:show-details="true"/>
                <table:data-pilot-member table:name="72096" table:display="true" table:show-details="true"/>
                <table:data-pilot-member table:name="72103" table:display="true" table:show-details="true"/>
                <table:data-pilot-member table:name="72108" table:display="true" table:show-details="true"/>
                <table:data-pilot-member table:name="72109" table:display="true" table:show-details="true"/>
                <table:data-pilot-member table:name="72112" table:display="true" table:show-details="true"/>
                <table:data-pilot-member table:name="72119" table:display="true" table:show-details="true"/>
                <table:data-pilot-member table:name="72127" table:display="true" table:show-details="true"/>
                <table:data-pilot-member table:name="72134" table:display="true" table:show-details="true"/>
                <table:data-pilot-member table:name="72143" table:display="true" table:show-details="true"/>
                <table:data-pilot-member table:name="72147" table:display="true" table:show-details="true"/>
                <table:data-pilot-member table:name="72149" table:display="true" table:show-details="true"/>
                <table:data-pilot-member table:name="72154" table:display="true" table:show-details="true"/>
                <table:data-pilot-member table:name="72159" table:display="true" table:show-details="true"/>
                <table:data-pilot-member table:name="72166" table:display="true" table:show-details="true"/>
                <table:data-pilot-member table:name="72173" table:display="true" table:show-details="true"/>
                <table:data-pilot-member table:name="72188" table:display="true" table:show-details="true"/>
                <table:data-pilot-member table:name="72208" table:display="true" table:show-details="true"/>
                <table:data-pilot-member table:name="72222" table:display="true" table:show-details="true"/>
                <table:data-pilot-member table:name="72226" table:display="true" table:show-details="true"/>
                <table:data-pilot-member table:name="72229" table:display="true" table:show-details="true"/>
                <table:data-pilot-member table:name="72235" table:display="true" table:show-details="true"/>
                <table:data-pilot-member table:name="72246" table:display="true" table:show-details="true"/>
                <table:data-pilot-member table:name="72248" table:display="true" table:show-details="true"/>
                <table:data-pilot-member table:name="72256" table:display="true" table:show-details="true"/>
                <table:data-pilot-member table:name="72258" table:display="true" table:show-details="true"/>
                <table:data-pilot-member table:name="72263" table:display="true" table:show-details="true"/>
                <table:data-pilot-member table:name="72264" table:display="true" table:show-details="true"/>
                <table:data-pilot-member table:name="72294" table:display="true" table:show-details="true"/>
                <table:data-pilot-member table:name="72300" table:display="true" table:show-details="true"/>
                <table:data-pilot-member table:name="72303" table:display="true" table:show-details="true"/>
                <table:data-pilot-member table:name="72328" table:display="true" table:show-details="true"/>
                <table:data-pilot-member table:name="72331" table:display="true" table:show-details="true"/>
                <table:data-pilot-member table:name="72335" table:display="true" table:show-details="true"/>
                <table:data-pilot-member table:name="72342" table:display="true" table:show-details="true"/>
                <table:data-pilot-member table:name="72348" table:display="true" table:show-details="true"/>
                <table:data-pilot-member table:name="72358" table:display="true" table:show-details="true"/>
                <table:data-pilot-member table:name="72365" table:display="true" table:show-details="true"/>
                <table:data-pilot-member table:name="72371" table:display="true" table:show-details="true"/>
                <table:data-pilot-member table:name="72377" table:display="true" table:show-details="true"/>
                <table:data-pilot-member table:name="72384" table:display="true" table:show-details="true"/>
                <table:data-pilot-member table:name="72398" table:display="true" table:show-details="true"/>
                <table:data-pilot-member table:name="72403" table:display="true" table:show-details="true"/>
                <table:data-pilot-member table:name="72418" table:display="true" table:show-details="true"/>
                <table:data-pilot-member table:name="72423" table:display="true" table:show-details="true"/>
                <table:data-pilot-member table:name="72430" table:display="true" table:show-details="true"/>
                <table:data-pilot-member table:name="72442" table:display="true" table:show-details="true"/>
                <table:data-pilot-member table:name="72455" table:display="true" table:show-details="true"/>
                <table:data-pilot-member table:name="72475" table:display="true" table:show-details="true"/>
                <table:data-pilot-member table:name="72476" table:display="true" table:show-details="true"/>
                <table:data-pilot-member table:name="72478" table:display="true" table:show-details="true"/>
                <table:data-pilot-member table:name="72480" table:display="true" table:show-details="true"/>
                <table:data-pilot-member table:name="72485" table:display="true" table:show-details="true"/>
                <table:data-pilot-member table:name="72490" table:display="true" table:show-details="true"/>
                <table:data-pilot-member table:name="72493" table:display="true" table:show-details="true"/>
                <table:data-pilot-member table:name="72516" table:display="true" table:show-details="true"/>
                <table:data-pilot-member table:name="72532" table:display="true" table:show-details="true"/>
                <table:data-pilot-member table:name="72564" table:display="true" table:show-details="true"/>
                <table:data-pilot-member table:name="72577" table:display="true" table:show-details="true"/>
                <table:data-pilot-member table:name="72586" table:display="true" table:show-details="true"/>
                <table:data-pilot-member table:name="72594" table:display="true" table:show-details="true"/>
                <table:data-pilot-member table:name="72604" table:display="true" table:show-details="true"/>
                <table:data-pilot-member table:name="72613" table:display="true" table:show-details="true"/>
                <table:data-pilot-member table:name="72618" table:display="true" table:show-details="true"/>
                <table:data-pilot-member table:name="72621" table:display="true" table:show-details="true"/>
                <table:data-pilot-member table:name="72622" table:display="true" table:show-details="true"/>
                <table:data-pilot-member table:name="72624" table:display="true" table:show-details="true"/>
                <table:data-pilot-member table:name="72626" table:display="true" table:show-details="true"/>
                <table:data-pilot-member table:name="72632" table:display="true" table:show-details="true"/>
                <table:data-pilot-member table:name="72637" table:display="true" table:show-details="true"/>
                <table:data-pilot-member table:name="72656" table:display="true" table:show-details="true"/>
                <table:data-pilot-member table:name="72670" table:display="true" table:show-details="true"/>
                <table:data-pilot-member table:name="72676" table:display="true" table:show-details="true"/>
                <table:data-pilot-member table:name="72698" table:display="true" table:show-details="true"/>
                <table:data-pilot-member table:name="72700" table:display="true" table:show-details="true"/>
                <table:data-pilot-member table:name="72730" table:display="true" table:show-details="true"/>
                <table:data-pilot-member table:name="72751" table:display="true" table:show-details="true"/>
                <table:data-pilot-member table:name="72771" table:display="true" table:show-details="true"/>
                <table:data-pilot-member table:name="72776" table:display="true" table:show-details="true"/>
                <table:data-pilot-member table:name="72783" table:display="true" table:show-details="true"/>
                <table:data-pilot-member table:name="72790" table:display="true" table:show-details="true"/>
                <table:data-pilot-member table:name="72806" table:display="true" table:show-details="true"/>
                <table:data-pilot-member table:name="72824" table:display="true" table:show-details="true"/>
                <table:data-pilot-member table:name="72847" table:display="true" table:show-details="true"/>
                <table:data-pilot-member table:name="72848" table:display="true" table:show-details="true"/>
                <table:data-pilot-member table:name="72860" table:display="true" table:show-details="true"/>
                <table:data-pilot-member table:name="72862" table:display="true" table:show-details="true"/>
                <table:data-pilot-member table:name="72864" table:display="true" table:show-details="true"/>
                <table:data-pilot-member table:name="72866" table:display="true" table:show-details="true"/>
                <table:data-pilot-member table:name="72872" table:display="true" table:show-details="true"/>
                <table:data-pilot-member table:name="72878" table:display="true" table:show-details="true"/>
                <table:data-pilot-member table:name="72882" table:display="true" table:show-details="true"/>
                <table:data-pilot-member table:name="72886" table:display="true" table:show-details="true"/>
                <table:data-pilot-member table:name="72901" table:display="true" table:show-details="true"/>
                <table:data-pilot-member table:name="72907" table:display="true" table:show-details="true"/>
                <table:data-pilot-member table:name="72921" table:display="true" table:show-details="true"/>
                <table:data-pilot-member table:name="72948" table:display="true" table:show-details="true"/>
                <table:data-pilot-member table:name="72952" table:display="true" table:show-details="true"/>
                <table:data-pilot-member table:name="72963" table:display="true" table:show-details="true"/>
                <table:data-pilot-member table:name="72966" table:display="true" table:show-details="true"/>
                <table:data-pilot-member table:name="72973" table:display="true" table:show-details="true"/>
                <table:data-pilot-member table:name="72975" table:display="true" table:show-details="true"/>
                <table:data-pilot-member table:name="72979" table:display="true" table:show-details="true"/>
                <table:data-pilot-member table:name="72994" table:display="true" table:show-details="true"/>
                <table:data-pilot-member table:name="72998" table:display="true" table:show-details="true"/>
                <table:data-pilot-member table:name="73007" table:display="true" table:show-details="true"/>
                <table:data-pilot-member table:name="73020" table:display="true" table:show-details="true"/>
                <table:data-pilot-member table:name="73041" table:display="true" table:show-details="true"/>
                <table:data-pilot-member table:name="73057" table:display="true" table:show-details="true"/>
                <table:data-pilot-member table:name="73069" table:display="true" table:show-details="true"/>
                <table:data-pilot-member table:name="73093" table:display="true" table:show-details="true"/>
                <table:data-pilot-member table:name="73096" table:display="true" table:show-details="true"/>
                <table:data-pilot-member table:name="73100" table:display="true" table:show-details="true"/>
                <table:data-pilot-member table:name="73103" table:display="true" table:show-details="true"/>
                <table:data-pilot-member table:name="73115" table:display="true" table:show-details="true"/>
                <table:data-pilot-member table:name="73121" table:display="true" table:show-details="true"/>
                <table:data-pilot-member table:name="73126" table:display="true" table:show-details="true"/>
                <table:data-pilot-member table:name="73140" table:display="true" table:show-details="true"/>
                <table:data-pilot-member table:name="73162" table:display="true" table:show-details="true"/>
                <table:data-pilot-member table:name="73163" table:display="true" table:show-details="true"/>
                <table:data-pilot-member table:name="73174" table:display="true" table:show-details="true"/>
                <table:data-pilot-member table:name="73183" table:display="true" table:show-details="true"/>
                <table:data-pilot-member table:name="73195" table:display="true" table:show-details="true"/>
                <table:data-pilot-member table:name="73197" table:display="true" table:show-details="true"/>
                <table:data-pilot-member table:name="73202" table:display="true" table:show-details="true"/>
                <table:data-pilot-member table:name="73206" table:display="true" table:show-details="true"/>
                <table:data-pilot-member table:name="73212" table:display="true" table:show-details="true"/>
                <table:data-pilot-member table:name="73236" table:display="true" table:show-details="true"/>
                <table:data-pilot-member table:name="73253" table:display="true" table:show-details="true"/>
                <table:data-pilot-member table:name="73259" table:display="true" table:show-details="true"/>
                <table:data-pilot-member table:name="73284" table:display="true" table:show-details="true"/>
                <table:data-pilot-member table:name="73285" table:display="true" table:show-details="true"/>
                <table:data-pilot-member table:name="73297" table:display="true" table:show-details="true"/>
                <table:data-pilot-member table:name="73301" table:display="true" table:show-details="true"/>
                <table:data-pilot-member table:name="73303" table:display="true" table:show-details="true"/>
                <table:data-pilot-member table:name="73304" table:display="true" table:show-details="true"/>
                <table:data-pilot-member table:name="73306" table:display="true" table:show-details="true"/>
                <table:data-pilot-member table:name="73319" table:display="true" table:show-details="true"/>
                <table:data-pilot-member table:name="73349" table:display="true" table:show-details="true"/>
                <table:data-pilot-member table:name="73385" table:display="true" table:show-details="true"/>
                <table:data-pilot-member table:name="73387" table:display="true" table:show-details="true"/>
                <table:data-pilot-member table:name="73402" table:display="true" table:show-details="true"/>
                <table:data-pilot-member table:name="73411" table:display="true" table:show-details="true"/>
                <table:data-pilot-member table:name="73417" table:display="true" table:show-details="true"/>
                <table:data-pilot-member table:name="73423" table:display="true" table:show-details="true"/>
                <table:data-pilot-member table:name="73445" table:display="true" table:show-details="true"/>
                <table:data-pilot-member table:name="73463" table:display="true" table:show-details="true"/>
                <table:data-pilot-member table:name="73472" table:display="true" table:show-details="true"/>
                <table:data-pilot-member table:name="73486" table:display="true" table:show-details="true"/>
                <table:data-pilot-member table:name="73518" table:display="true" table:show-details="true"/>
                <table:data-pilot-member table:name="73523" table:display="true" table:show-details="true"/>
                <table:data-pilot-member table:name="73575" table:display="true" table:show-details="true"/>
                <table:data-pilot-member table:name="73581" table:display="true" table:show-details="true"/>
                <table:data-pilot-member table:name="73619" table:display="true" table:show-details="true"/>
                <table:data-pilot-member table:name="73633" table:display="true" table:show-details="true"/>
                <table:data-pilot-member table:name="73635" table:display="true" table:show-details="true"/>
                <table:data-pilot-member table:name="73636" table:display="true" table:show-details="true"/>
                <table:data-pilot-member table:name="73646" table:display="true" table:show-details="true"/>
                <table:data-pilot-member table:name="73648" table:display="true" table:show-details="true"/>
                <table:data-pilot-member table:name="73651" table:display="true" table:show-details="true"/>
                <table:data-pilot-member table:name="73674" table:display="true" table:show-details="true"/>
                <table:data-pilot-member table:name="73675" table:display="true" table:show-details="true"/>
                <table:data-pilot-member table:name="73682" table:display="true" table:show-details="true"/>
                <table:data-pilot-member table:name="73683" table:display="true" table:show-details="true"/>
                <table:data-pilot-member table:name="73685" table:display="true" table:show-details="true"/>
                <table:data-pilot-member table:name="73687" table:display="true" table:show-details="true"/>
                <table:data-pilot-member table:name="73708" table:display="true" table:show-details="true"/>
                <table:data-pilot-member table:name="73710" table:display="true" table:show-details="true"/>
                <table:data-pilot-member table:name="73726" table:display="true" table:show-details="true"/>
                <table:data-pilot-member table:name="73728" table:display="true" table:show-details="true"/>
                <table:data-pilot-member table:name="73736" table:display="true" table:show-details="true"/>
                <table:data-pilot-member table:name="73750" table:display="true" table:show-details="true"/>
                <table:data-pilot-member table:name="73752" table:display="true" table:show-details="true"/>
                <table:data-pilot-member table:name="73773" table:display="true" table:show-details="true"/>
                <table:data-pilot-member table:name="73791" table:display="true" table:show-details="true"/>
                <table:data-pilot-member table:name="73814" table:display="true" table:show-details="true"/>
                <table:data-pilot-member table:name="73827" table:display="true" table:show-details="true"/>
                <table:data-pilot-member table:name="73831" table:display="true" table:show-details="true"/>
                <table:data-pilot-member table:name="73841" table:display="true" table:show-details="true"/>
                <table:data-pilot-member table:name="73849" table:display="true" table:show-details="true"/>
                <table:data-pilot-member table:name="73861" table:display="true" table:show-details="true"/>
                <table:data-pilot-member table:name="73862" table:display="true" table:show-details="true"/>
                <table:data-pilot-member table:name="73863" table:display="true" table:show-details="true"/>
                <table:data-pilot-member table:name="73877" table:display="true" table:show-details="true"/>
                <table:data-pilot-member table:name="73907" table:display="true" table:show-details="true"/>
                <table:data-pilot-member table:name="73911" table:display="true" table:show-details="true"/>
                <table:data-pilot-member table:name="73922" table:display="true" table:show-details="true"/>
                <table:data-pilot-member table:name="73923" table:display="true" table:show-details="true"/>
                <table:data-pilot-member table:name="73925" table:display="true" table:show-details="true"/>
                <table:data-pilot-member table:name="73943" table:display="true" table:show-details="true"/>
                <table:data-pilot-member table:name="73944" table:display="true" table:show-details="true"/>
                <table:data-pilot-member table:name="73946" table:display="true" table:show-details="true"/>
                <table:data-pilot-member table:name="73951" table:display="true" table:show-details="true"/>
                <table:data-pilot-member table:name="73953" table:display="true" table:show-details="true"/>
                <table:data-pilot-member table:name="73963" table:display="true" table:show-details="true"/>
                <table:data-pilot-member table:name="73977" table:display="true" table:show-details="true"/>
                <table:data-pilot-member table:name="73995" table:display="true" table:show-details="true"/>
                <table:data-pilot-member table:name="73999" table:display="true" table:show-details="true"/>
                <table:data-pilot-member table:name="74001" table:display="true" table:show-details="true"/>
                <table:data-pilot-member table:name="74020" table:display="true" table:show-details="true"/>
                <table:data-pilot-member table:name="74046" table:display="true" table:show-details="true"/>
                <table:data-pilot-member table:name="74050" table:display="true" table:show-details="true"/>
                <table:data-pilot-member table:name="74054" table:display="true" table:show-details="true"/>
                <table:data-pilot-member table:name="74057" table:display="true" table:show-details="true"/>
                <table:data-pilot-member table:name="74061" table:display="true" table:show-details="true"/>
                <table:data-pilot-member table:name="74080" table:display="true" table:show-details="true"/>
                <table:data-pilot-member table:name="74096" table:display="true" table:show-details="true"/>
                <table:data-pilot-member table:name="74108" table:display="true" table:show-details="true"/>
                <table:data-pilot-member table:name="74110" table:display="true" table:show-details="true"/>
                <table:data-pilot-member table:name="74119" table:display="true" table:show-details="true"/>
                <table:data-pilot-member table:name="74127" table:display="true" table:show-details="true"/>
                <table:data-pilot-member table:name="74134" table:display="true" table:show-details="true"/>
                <table:data-pilot-member table:name="74145" table:display="true" table:show-details="true"/>
                <table:data-pilot-member table:name="74147" table:display="true" table:show-details="true"/>
                <table:data-pilot-member table:name="74152" table:display="true" table:show-details="true"/>
                <table:data-pilot-member table:name="74157" table:display="true" table:show-details="true"/>
                <table:data-pilot-member table:name="74172" table:display="true" table:show-details="true"/>
                <table:data-pilot-member table:name="74173" table:display="true" table:show-details="true"/>
                <table:data-pilot-member table:name="74175" table:display="true" table:show-details="true"/>
                <table:data-pilot-member table:name="74199" table:display="true" table:show-details="true"/>
                <table:data-pilot-member table:name="74204" table:display="true" table:show-details="true"/>
                <table:data-pilot-member table:name="74211" table:display="true" table:show-details="true"/>
                <table:data-pilot-member table:name="74218" table:display="true" table:show-details="true"/>
                <table:data-pilot-member table:name="74219" table:display="true" table:show-details="true"/>
                <table:data-pilot-member table:name="74228" table:display="true" table:show-details="true"/>
                <table:data-pilot-member table:name="74248" table:display="true" table:show-details="true"/>
                <table:data-pilot-member table:name="74253" table:display="true" table:show-details="true"/>
                <table:data-pilot-member table:name="74254" table:display="true" table:show-details="true"/>
                <table:data-pilot-member table:name="74255" table:display="true" table:show-details="true"/>
                <table:data-pilot-member table:name="74261" table:display="true" table:show-details="true"/>
                <table:data-pilot-member table:name="74301" table:display="true" table:show-details="true"/>
                <table:data-pilot-member table:name="74343" table:display="true" table:show-details="true"/>
                <table:data-pilot-member table:name="74352" table:display="true" table:show-details="true"/>
                <table:data-pilot-member table:name="74357" table:display="true" table:show-details="true"/>
                <table:data-pilot-member table:name="74363" table:display="true" table:show-details="true"/>
                <table:data-pilot-member table:name="74364" table:display="true" table:show-details="true"/>
                <table:data-pilot-member table:name="74405" table:display="true" table:show-details="true"/>
                <table:data-pilot-member table:name="74413" table:display="true" table:show-details="true"/>
                <table:data-pilot-member table:name="74429" table:display="true" table:show-details="true"/>
                <table:data-pilot-member table:name="74451" table:display="true" table:show-details="true"/>
                <table:data-pilot-member table:name="74462" table:display="true" table:show-details="true"/>
                <table:data-pilot-member table:name="74468" table:display="true" table:show-details="true"/>
                <table:data-pilot-member table:name="74473" table:display="true" table:show-details="true"/>
                <table:data-pilot-member table:name="74483" table:display="true" table:show-details="true"/>
                <table:data-pilot-member table:name="74484" table:display="true" table:show-details="true"/>
                <table:data-pilot-member table:name="74499" table:display="true" table:show-details="true"/>
                <table:data-pilot-member table:name="74501" table:display="true" table:show-details="true"/>
                <table:data-pilot-member table:name="74504" table:display="true" table:show-details="true"/>
                <table:data-pilot-member table:name="74550" table:display="true" table:show-details="true"/>
                <table:data-pilot-member table:name="74569" table:display="true" table:show-details="true"/>
                <table:data-pilot-member table:name="74576" table:display="true" table:show-details="true"/>
                <table:data-pilot-member table:name="74579" table:display="true" table:show-details="true"/>
                <table:data-pilot-member table:name="74583" table:display="true" table:show-details="true"/>
                <table:data-pilot-member table:name="74602" table:display="true" table:show-details="true"/>
                <table:data-pilot-member table:name="74668" table:display="true" table:show-details="true"/>
                <table:data-pilot-member table:name="74706" table:display="true" table:show-details="true"/>
                <table:data-pilot-member table:name="74715" table:display="true" table:show-details="true"/>
                <table:data-pilot-member table:name="74718" table:display="true" table:show-details="true"/>
                <table:data-pilot-member table:name="74721" table:display="true" table:show-details="true"/>
                <table:data-pilot-member table:name="74723" table:display="true" table:show-details="true"/>
                <table:data-pilot-member table:name="74725" table:display="true" table:show-details="true"/>
                <table:data-pilot-member table:name="74728" table:display="true" table:show-details="true"/>
                <table:data-pilot-member table:name="74741" table:display="true" table:show-details="true"/>
                <table:data-pilot-member table:name="74759" table:display="true" table:show-details="true"/>
                <table:data-pilot-member table:name="74760" table:display="true" table:show-details="true"/>
                <table:data-pilot-member table:name="74762" table:display="true" table:show-details="true"/>
                <table:data-pilot-member table:name="74784" table:display="true" table:show-details="true"/>
                <table:data-pilot-member table:name="74812" table:display="true" table:show-details="true"/>
                <table:data-pilot-member table:name="74825" table:display="true" table:show-details="true"/>
                <table:data-pilot-member table:name="74838" table:display="true" table:show-details="true"/>
                <table:data-pilot-member table:name="74842" table:display="true" table:show-details="true"/>
                <table:data-pilot-member table:name="74843" table:display="true" table:show-details="true"/>
                <table:data-pilot-member table:name="74852" table:display="true" table:show-details="true"/>
                <table:data-pilot-member table:name="74858" table:display="true" table:show-details="true"/>
                <table:data-pilot-member table:name="74887" table:display="true" table:show-details="true"/>
                <table:data-pilot-member table:name="74916" table:display="true" table:show-details="true"/>
                <table:data-pilot-member table:name="74963" table:display="true" table:show-details="true"/>
                <table:data-pilot-member table:name="74992" table:display="true" table:show-details="true"/>
                <table:data-pilot-member table:name="75030" table:display="true" table:show-details="true"/>
                <table:data-pilot-member table:name="75033" table:display="true" table:show-details="true"/>
                <table:data-pilot-member table:name="75043" table:display="true" table:show-details="true"/>
                <table:data-pilot-member table:name="75071" table:display="true" table:show-details="true"/>
                <table:data-pilot-member table:name="75080" table:display="true" table:show-details="true"/>
                <table:data-pilot-member table:name="75115" table:display="true" table:show-details="true"/>
                <table:data-pilot-member table:name="75122" table:display="true" table:show-details="true"/>
                <table:data-pilot-member table:name="75145" table:display="true" table:show-details="true"/>
                <table:data-pilot-member table:name="75147" table:display="true" table:show-details="true"/>
                <table:data-pilot-member table:name="75158" table:display="true" table:show-details="true"/>
                <table:data-pilot-member table:name="75173" table:display="true" table:show-details="true"/>
                <table:data-pilot-member table:name="75181" table:display="true" table:show-details="true"/>
                <table:data-pilot-member table:name="75192" table:display="true" table:show-details="true"/>
                <table:data-pilot-member table:name="75229" table:display="true" table:show-details="true"/>
                <table:data-pilot-member table:name="75235" table:display="true" table:show-details="true"/>
                <table:data-pilot-member table:name="75281" table:display="true" table:show-details="true"/>
                <table:data-pilot-member table:name="75301" table:display="true" table:show-details="true"/>
                <table:data-pilot-member table:name="75306" table:display="true" table:show-details="true"/>
                <table:data-pilot-member table:name="75320" table:display="true" table:show-details="true"/>
                <table:data-pilot-member table:name="75334" table:display="true" table:show-details="true"/>
                <table:data-pilot-member table:name="75353" table:display="true" table:show-details="true"/>
                <table:data-pilot-member table:name="75360" table:display="true" table:show-details="true"/>
                <table:data-pilot-member table:name="75380" table:display="true" table:show-details="true"/>
                <table:data-pilot-member table:name="75386" table:display="true" table:show-details="true"/>
                <table:data-pilot-member table:name="75412" table:display="true" table:show-details="true"/>
                <table:data-pilot-member table:name="75420" table:display="true" table:show-details="true"/>
                <table:data-pilot-member table:name="75453" table:display="true" table:show-details="true"/>
                <table:data-pilot-member table:name="75460" table:display="true" table:show-details="true"/>
                <table:data-pilot-member table:name="75472" table:display="true" table:show-details="true"/>
                <table:data-pilot-member table:name="75501" table:display="true" table:show-details="true"/>
                <table:data-pilot-member table:name="75512" table:display="true" table:show-details="true"/>
                <table:data-pilot-member table:name="75519" table:display="true" table:show-details="true"/>
                <table:data-pilot-member table:name="75549" table:display="true" table:show-details="true"/>
                <table:data-pilot-member table:name="75577" table:display="true" table:show-details="true"/>
                <table:data-pilot-member table:name="75581" table:display="true" table:show-details="true"/>
                <table:data-pilot-member table:name="75636" table:display="true" table:show-details="true"/>
                <table:data-pilot-member table:name="75692" table:display="true" table:show-details="true"/>
                <table:data-pilot-member table:name="75718" table:display="true" table:show-details="true"/>
                <table:data-pilot-member table:name="75731" table:display="true" table:show-details="true"/>
                <table:data-pilot-member table:name="75742" table:display="true" table:show-details="true"/>
                <table:data-pilot-member table:name="75748" table:display="true" table:show-details="true"/>
                <table:data-pilot-member table:name="75768" table:display="true" table:show-details="true"/>
                <table:data-pilot-member table:name="75781" table:display="true" table:show-details="true"/>
                <table:data-pilot-member table:name="75787" table:display="true" table:show-details="true"/>
                <table:data-pilot-member table:name="75822" table:display="true" table:show-details="true"/>
                <table:data-pilot-member table:name="75823" table:display="true" table:show-details="true"/>
                <table:data-pilot-member table:name="75826" table:display="true" table:show-details="true"/>
                <table:data-pilot-member table:name="75847" table:display="true" table:show-details="true"/>
                <table:data-pilot-member table:name="75848" table:display="true" table:show-details="true"/>
                <table:data-pilot-member table:name="75863" table:display="true" table:show-details="true"/>
                <table:data-pilot-member table:name="75893" table:display="true" table:show-details="true"/>
                <table:data-pilot-member table:name="75895" table:display="true" table:show-details="true"/>
                <table:data-pilot-member table:name="75901" table:display="true" table:show-details="true"/>
                <table:data-pilot-member table:name="75902" table:display="true" table:show-details="true"/>
                <table:data-pilot-member table:name="75903" table:display="true" table:show-details="true"/>
                <table:data-pilot-member table:name="75904" table:display="true" table:show-details="true"/>
                <table:data-pilot-member table:name="75909" table:display="true" table:show-details="true"/>
                <table:data-pilot-member table:name="75933" table:display="true" table:show-details="true"/>
                <table:data-pilot-member table:name="75956" table:display="true" table:show-details="true"/>
                <table:data-pilot-member table:name="75986" table:display="true" table:show-details="true"/>
                <table:data-pilot-member table:name="75990" table:display="true" table:show-details="true"/>
                <table:data-pilot-member table:name="75994" table:display="true" table:show-details="true"/>
                <table:data-pilot-member table:name="76002" table:display="true" table:show-details="true"/>
                <table:data-pilot-member table:name="76006" table:display="true" table:show-details="true"/>
                <table:data-pilot-member table:name="76062" table:display="true" table:show-details="true"/>
                <table:data-pilot-member table:name="76075" table:display="true" table:show-details="true"/>
                <table:data-pilot-member table:name="76084" table:display="true" table:show-details="true"/>
                <table:data-pilot-member table:name="76101" table:display="true" table:show-details="true"/>
                <table:data-pilot-member table:name="76107" table:display="true" table:show-details="true"/>
                <table:data-pilot-member table:name="76118" table:display="true" table:show-details="true"/>
                <table:data-pilot-member table:name="76127" table:display="true" table:show-details="true"/>
                <table:data-pilot-member table:name="76148" table:display="true" table:show-details="true"/>
                <table:data-pilot-member table:name="76193" table:display="true" table:show-details="true"/>
                <table:data-pilot-member table:name="76208" table:display="true" table:show-details="true"/>
                <table:data-pilot-member table:name="76229" table:display="true" table:show-details="true"/>
                <table:data-pilot-member table:name="76259" table:display="true" table:show-details="true"/>
                <table:data-pilot-member table:name="76263" table:display="true" table:show-details="true"/>
                <table:data-pilot-member table:name="76272" table:display="true" table:show-details="true"/>
                <table:data-pilot-member table:name="76298" table:display="true" table:show-details="true"/>
                <table:data-pilot-member table:name="76311" table:display="true" table:show-details="true"/>
                <table:data-pilot-member table:name="76328" table:display="true" table:show-details="true"/>
                <table:data-pilot-member table:name="76362" table:display="true" table:show-details="true"/>
                <table:data-pilot-member table:name="76379" table:display="true" table:show-details="true"/>
                <table:data-pilot-member table:name="76382" table:display="true" table:show-details="true"/>
                <table:data-pilot-member table:name="76385" table:display="true" table:show-details="true"/>
                <table:data-pilot-member table:name="76395" table:display="true" table:show-details="true"/>
                <table:data-pilot-member table:name="76398" table:display="true" table:show-details="true"/>
                <table:data-pilot-member table:name="76428" table:display="true" table:show-details="true"/>
                <table:data-pilot-member table:name="76436" table:display="true" table:show-details="true"/>
                <table:data-pilot-member table:name="76453" table:display="true" table:show-details="true"/>
                <table:data-pilot-member table:name="76458" table:display="true" table:show-details="true"/>
                <table:data-pilot-member table:name="76462" table:display="true" table:show-details="true"/>
                <table:data-pilot-member table:name="76465" table:display="true" table:show-details="true"/>
                <table:data-pilot-member table:name="76466" table:display="true" table:show-details="true"/>
                <table:data-pilot-member table:name="76468" table:display="true" table:show-details="true"/>
                <table:data-pilot-member table:name="76487" table:display="true" table:show-details="true"/>
                <table:data-pilot-member table:name="76519" table:display="true" table:show-details="true"/>
                <table:data-pilot-member table:name="76522" table:display="true" table:show-details="true"/>
                <table:data-pilot-member table:name="76538" table:display="true" table:show-details="true"/>
                <table:data-pilot-member table:name="76539" table:display="true" table:show-details="true"/>
                <table:data-pilot-member table:name="76545" table:display="true" table:show-details="true"/>
                <table:data-pilot-member table:name="76553" table:display="true" table:show-details="true"/>
                <table:data-pilot-member table:name="76573" table:display="true" table:show-details="true"/>
                <table:data-pilot-member table:name="76612" table:display="true" table:show-details="true"/>
                <table:data-pilot-member table:name="76618" table:display="true" table:show-details="true"/>
                <table:data-pilot-member table:name="76626" table:display="true" table:show-details="true"/>
                <table:data-pilot-member table:name="76631" table:display="true" table:show-details="true"/>
                <table:data-pilot-member table:name="76633" table:display="true" table:show-details="true"/>
                <table:data-pilot-member table:name="76673" table:display="true" table:show-details="true"/>
                <table:data-pilot-member table:name="76696" table:display="true" table:show-details="true"/>
                <table:data-pilot-member table:name="76715" table:display="true" table:show-details="true"/>
                <table:data-pilot-member table:name="76745" table:display="true" table:show-details="true"/>
                <table:data-pilot-member table:name="76756" table:display="true" table:show-details="true"/>
                <table:data-pilot-member table:name="76778" table:display="true" table:show-details="true"/>
                <table:data-pilot-member table:name="76779" table:display="true" table:show-details="true"/>
                <table:data-pilot-member table:name="76787" table:display="true" table:show-details="true"/>
                <table:data-pilot-member table:name="76827" table:display="true" table:show-details="true"/>
                <table:data-pilot-member table:name="76835" table:display="true" table:show-details="true"/>
                <table:data-pilot-member table:name="76851" table:display="true" table:show-details="true"/>
                <table:data-pilot-member table:name="76852" table:display="true" table:show-details="true"/>
                <table:data-pilot-member table:name="76868" table:display="true" table:show-details="true"/>
                <table:data-pilot-member table:name="76880" table:display="true" table:show-details="true"/>
                <table:data-pilot-member table:name="76887" table:display="true" table:show-details="true"/>
                <table:data-pilot-member table:name="76908" table:display="true" table:show-details="true"/>
                <table:data-pilot-member table:name="76913" table:display="true" table:show-details="true"/>
                <table:data-pilot-member table:name="76926" table:display="true" table:show-details="true"/>
                <table:data-pilot-member table:name="76991" table:display="true" table:show-details="true"/>
                <table:data-pilot-member table:name="77030" table:display="true" table:show-details="true"/>
                <table:data-pilot-member table:name="77045" table:display="true" table:show-details="true"/>
                <table:data-pilot-member table:name="77060" table:display="true" table:show-details="true"/>
                <table:data-pilot-member table:name="77080" table:display="true" table:show-details="true"/>
                <table:data-pilot-member table:name="77091" table:display="true" table:show-details="true"/>
                <table:data-pilot-member table:name="77104" table:display="true" table:show-details="true"/>
                <table:data-pilot-member table:name="77105" table:display="true" table:show-details="true"/>
                <table:data-pilot-member table:name="77117" table:display="true" table:show-details="true"/>
                <table:data-pilot-member table:name="77133" table:display="true" table:show-details="true"/>
                <table:data-pilot-member table:name="77157" table:display="true" table:show-details="true"/>
                <table:data-pilot-member table:name="77165" table:display="true" table:show-details="true"/>
                <table:data-pilot-member table:name="77201" table:display="true" table:show-details="true"/>
                <table:data-pilot-member table:name="77232" table:display="true" table:show-details="true"/>
                <table:data-pilot-member table:name="77245" table:display="true" table:show-details="true"/>
                <table:data-pilot-member table:name="77253" table:display="true" table:show-details="true"/>
                <table:data-pilot-member table:name="77376" table:display="true" table:show-details="true"/>
                <table:data-pilot-member table:name="77434" table:display="true" table:show-details="true"/>
                <table:data-pilot-member table:name="77441" table:display="true" table:show-details="true"/>
                <table:data-pilot-member table:name="77478" table:display="true" table:show-details="true"/>
                <table:data-pilot-member table:name="77490" table:display="true" table:show-details="true"/>
                <table:data-pilot-member table:name="77528" table:display="true" table:show-details="true"/>
                <table:data-pilot-member table:name="77571" table:display="true" table:show-details="true"/>
                <table:data-pilot-member table:name="77619" table:display="true" table:show-details="true"/>
                <table:data-pilot-member table:name="77623" table:display="true" table:show-details="true"/>
                <table:data-pilot-member table:name="77654" table:display="true" table:show-details="true"/>
                <table:data-pilot-member table:name="77674" table:display="true" table:show-details="true"/>
                <table:data-pilot-member table:name="77677" table:display="true" table:show-details="true"/>
                <table:data-pilot-member table:name="77735" table:display="true" table:show-details="true"/>
                <table:data-pilot-member table:name="77744" table:display="true" table:show-details="true"/>
                <table:data-pilot-member table:name="77757" table:display="true" table:show-details="true"/>
                <table:data-pilot-member table:name="77762" table:display="true" table:show-details="true"/>
                <table:data-pilot-member table:name="77786" table:display="true" table:show-details="true"/>
                <table:data-pilot-member table:name="77853" table:display="true" table:show-details="true"/>
                <table:data-pilot-member table:name="77856" table:display="true" table:show-details="true"/>
                <table:data-pilot-member table:name="77873" table:display="true" table:show-details="true"/>
                <table:data-pilot-member table:name="77891" table:display="true" table:show-details="true"/>
                <table:data-pilot-member table:name="77892" table:display="true" table:show-details="true"/>
                <table:data-pilot-member table:name="77893" table:display="true" table:show-details="true"/>
                <table:data-pilot-member table:name="77901" table:display="true" table:show-details="true"/>
                <table:data-pilot-member table:name="77935" table:display="true" table:show-details="true"/>
                <table:data-pilot-member table:name="77951" table:display="true" table:show-details="true"/>
                <table:data-pilot-member table:name="77960" table:display="true" table:show-details="true"/>
                <table:data-pilot-member table:name="78029" table:display="true" table:show-details="true"/>
                <table:data-pilot-member table:name="78032" table:display="true" table:show-details="true"/>
                <table:data-pilot-member table:name="78048" table:display="true" table:show-details="true"/>
                <table:data-pilot-member table:name="78067" table:display="true" table:show-details="true"/>
                <table:data-pilot-member table:name="78072" table:display="true" table:show-details="true"/>
                <table:data-pilot-member table:name="78196" table:display="true" table:show-details="true"/>
                <table:data-pilot-member table:name="78245" table:display="true" table:show-details="true"/>
                <table:data-pilot-member table:name="78265" table:display="true" table:show-details="true"/>
                <table:data-pilot-member table:name="78281" table:display="true" table:show-details="true"/>
                <table:data-pilot-member table:name="78300" table:display="true" table:show-details="true"/>
                <table:data-pilot-member table:name="78305" table:display="true" table:show-details="true"/>
                <table:data-pilot-member table:name="78318" table:display="true" table:show-details="true"/>
                <table:data-pilot-member table:name="78338" table:display="true" table:show-details="true"/>
                <table:data-pilot-member table:name="78425" table:display="true" table:show-details="true"/>
                <table:data-pilot-member table:name="78440" table:display="true" table:show-details="true"/>
                <table:data-pilot-member table:name="78454" table:display="true" table:show-details="true"/>
                <table:data-pilot-member table:name="78459" table:display="true" table:show-details="true"/>
                <table:data-pilot-member table:name="78541" table:display="true" table:show-details="true"/>
                <table:data-pilot-member table:name="78549" table:display="true" table:show-details="true"/>
                <table:data-pilot-member table:name="78565" table:display="true" table:show-details="true"/>
                <table:data-pilot-member table:name="78597" table:display="true" table:show-details="true"/>
                <table:data-pilot-member table:name="78622" table:display="true" table:show-details="true"/>
                <table:data-pilot-member table:name="78660" table:display="true" table:show-details="true"/>
                <table:data-pilot-member table:name="78736" table:display="true" table:show-details="true"/>
                <table:data-pilot-member table:name="78822" table:display="true" table:show-details="true"/>
                <table:data-pilot-member table:name="78825" table:display="true" table:show-details="true"/>
                <table:data-pilot-member table:name="78832" table:display="true" table:show-details="true"/>
                <table:data-pilot-member table:name="78901" table:display="true" table:show-details="true"/>
                <table:data-pilot-member table:name="78965" table:display="true" table:show-details="true"/>
                <table:data-pilot-member table:name="78974" table:display="true" table:show-details="true"/>
                <table:data-pilot-member table:name="79061" table:display="true" table:show-details="true"/>
                <table:data-pilot-member table:name="79105" table:display="true" table:show-details="true"/>
                <table:data-pilot-member table:name="79115" table:display="true" table:show-details="true"/>
                <table:data-pilot-member table:name="79133" table:display="true" table:show-details="true"/>
                <table:data-pilot-member table:name="79142" table:display="true" table:show-details="true"/>
                <table:data-pilot-member table:name="79154" table:display="true" table:show-details="true"/>
                <table:data-pilot-member table:name="79169" table:display="true" table:show-details="true"/>
                <table:data-pilot-member table:name="79171" table:display="true" table:show-details="true"/>
                <table:data-pilot-member table:name="79202" table:display="true" table:show-details="true"/>
                <table:data-pilot-member table:name="79212" table:display="true" table:show-details="true"/>
                <table:data-pilot-member table:name="79229" table:display="true" table:show-details="true"/>
                <table:data-pilot-member table:name="79281" table:display="true" table:show-details="true"/>
                <table:data-pilot-member table:name="79299" table:display="true" table:show-details="true"/>
                <table:data-pilot-member table:name="79306" table:display="true" table:show-details="true"/>
                <table:data-pilot-member table:name="79343" table:display="true" table:show-details="true"/>
                <table:data-pilot-member table:name="79411" table:display="true" table:show-details="true"/>
                <table:data-pilot-member table:name="79445" table:display="true" table:show-details="true"/>
                <table:data-pilot-member table:name="79462" table:display="true" table:show-details="true"/>
                <table:data-pilot-member table:name="79506" table:display="true" table:show-details="true"/>
                <table:data-pilot-member table:name="79508" table:display="true" table:show-details="true"/>
                <table:data-pilot-member table:name="79513" table:display="true" table:show-details="true"/>
                <table:data-pilot-member table:name="79519" table:display="true" table:show-details="true"/>
                <table:data-pilot-member table:name="79596" table:display="true" table:show-details="true"/>
                <table:data-pilot-member table:name="79613" table:display="true" table:show-details="true"/>
                <table:data-pilot-member table:name="79615" table:display="true" table:show-details="true"/>
                <table:data-pilot-member table:name="79679" table:display="true" table:show-details="true"/>
                <table:data-pilot-member table:name="79706" table:display="true" table:show-details="true"/>
                <table:data-pilot-member table:name="79707" table:display="true" table:show-details="true"/>
                <table:data-pilot-member table:name="79805" table:display="true" table:show-details="true"/>
                <table:data-pilot-member table:name="79871" table:display="true" table:show-details="true"/>
                <table:data-pilot-member table:name="79947" table:display="true" table:show-details="true"/>
                <table:data-pilot-member table:name="79978" table:display="true" table:show-details="true"/>
                <table:data-pilot-member table:name="80043" table:display="true" table:show-details="true"/>
                <table:data-pilot-member table:name="80063" table:display="true" table:show-details="true"/>
                <table:data-pilot-member table:name="80215" table:display="true" table:show-details="true"/>
                <table:data-pilot-member table:name="80261" table:display="true" table:show-details="true"/>
                <table:data-pilot-member table:name="80280" table:display="true" table:show-details="true"/>
                <table:data-pilot-member table:name="80310" table:display="true" table:show-details="true"/>
                <table:data-pilot-member table:name="80363" table:display="true" table:show-details="true"/>
                <table:data-pilot-member table:name="80409" table:display="true" table:show-details="true"/>
                <table:data-pilot-member table:name="80430" table:display="true" table:show-details="true"/>
                <table:data-pilot-member table:name="80448" table:display="true" table:show-details="true"/>
                <table:data-pilot-member table:name="80449" table:display="true" table:show-details="true"/>
                <table:data-pilot-member table:name="80476" table:display="true" table:show-details="true"/>
                <table:data-pilot-member table:name="80498" table:display="true" table:show-details="true"/>
                <table:data-pilot-member table:name="80567" table:display="true" table:show-details="true"/>
                <table:data-pilot-member table:name="80576" table:display="true" table:show-details="true"/>
                <table:data-pilot-member table:name="80583" table:display="true" table:show-details="true"/>
                <table:data-pilot-member table:name="80677" table:display="true" table:show-details="true"/>
                <table:data-pilot-member table:name="80728" table:display="true" table:show-details="true"/>
                <table:data-pilot-member table:name="80737" table:display="true" table:show-details="true"/>
                <table:data-pilot-member table:name="80759" table:display="true" table:show-details="true"/>
                <table:data-pilot-member table:name="80839" table:display="true" table:show-details="true"/>
                <table:data-pilot-member table:name="80998" table:display="true" table:show-details="true"/>
                <table:data-pilot-member table:name="81074" table:display="true" table:show-details="true"/>
                <table:data-pilot-member table:name="81166" table:display="true" table:show-details="true"/>
                <table:data-pilot-member table:name="81253" table:display="true" table:show-details="true"/>
                <table:data-pilot-member table:name="81454" table:display="true" table:show-details="true"/>
                <table:data-pilot-member table:name="81551" table:display="true" table:show-details="true"/>
                <table:data-pilot-member table:name="81553" table:display="true" table:show-details="true"/>
                <table:data-pilot-member table:name="81567" table:display="true" table:show-details="true"/>
                <table:data-pilot-member table:name="81621" table:display="true" table:show-details="true"/>
                <table:data-pilot-member table:name="81643" table:display="true" table:show-details="true"/>
                <table:data-pilot-member table:name="82080" table:display="true" table:show-details="true"/>
                <table:data-pilot-member table:name="82107" table:display="true" table:show-details="true"/>
                <table:data-pilot-member table:name="82179" table:display="true" table:show-details="true"/>
                <table:data-pilot-member table:name="82302" table:display="true" table:show-details="true"/>
                <table:data-pilot-member table:name="82503" table:display="true" table:show-details="true"/>
                <table:data-pilot-member table:name="82704" table:display="true" table:show-details="true"/>
                <table:data-pilot-member table:name="82785" table:display="true" table:show-details="true"/>
                <table:data-pilot-member table:name="82825" table:display="true" table:show-details="true"/>
                <table:data-pilot-member table:name="82850" table:display="true" table:show-details="true"/>
                <table:data-pilot-member table:name="83110" table:display="true" table:show-details="true"/>
                <table:data-pilot-member table:name="83133" table:display="true" table:show-details="true"/>
                <table:data-pilot-member table:name="83178" table:display="true" table:show-details="true"/>
                <table:data-pilot-member table:name="83305" table:display="true" table:show-details="true"/>
                <table:data-pilot-member table:name="83436" table:display="true" table:show-details="true"/>
                <table:data-pilot-member table:name="83700" table:display="true" table:show-details="true"/>
                <table:data-pilot-member table:name="83708" table:display="true" table:show-details="true"/>
                <table:data-pilot-member table:name="84012" table:display="true" table:show-details="true"/>
                <table:data-pilot-member table:name="846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.00.0000</text:date>, <text:time style:data-style-name="N2" text:time-value="02:20:45.82231398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2T02:20:56.289489859</dc:date>
    <meta:editing-duration>PT18S</meta:editing-duration>
    <meta:editing-cycles>2</meta:editing-cycles>
    <meta:generator>LibreOffice/6.4.7.2$Linux_X86_64 LibreOffice_project/40$Build-2</meta:generator>
    <meta:document-statistic meta:table-count="1" meta:cell-count="61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62cm" svg:height="12.578cm" xlink:href=".." xlink:type="simple" chart:class="chart:line" chart:style-name="ch1">
        <chart:title svg:x="7.698cm" svg:y="0.387cm" chart:style-name="ch2">
          <text:p>Przestawienia - środkowa wartość</text:p>
        </chart:title>
        <chart:legend chart:legend-position="end" svg:x="15.197cm" svg:y="5.741cm" style:legend-expansion="high" chart:style-name="ch3"/>
        <chart:plot-area chart:style-name="ch4" table:cell-range-address="'Tabela przestawna_select_mid_m100_1'.A3:'Tabela przestawna_select_mid_m100_1'.B102 'Tabela przestawna_select_mid_m100_1'.B2:'Tabela przestawna_select_mid_m100_1'.B2 'Tabela przestawna_select_mid_m100_1'.F2:'Tabela przestawna_select_mid_m100_1'.F102" chart:data-source-has-labels="both" svg:x="0.447cm" svg:y="1.417cm" svg:width="14.303cm" svg:height="10.91cm">
          <chartooo:coordinate-region svg:x="1.624cm" svg:y="1.417cm" svg:width="13.126cm" svg:height="9.657cm"/>
          <chart:axis chart:dimension="x" chart:name="primary-x" chart:style-name="ch5" chartooo:axis-type="auto">
            <chartooo:date-scale/>
            <chart:categories table:cell-range-address="'Tabela przestawna_select_mid_m100_1'.A3:'Tabela przestawna_select_mid_m100_1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select_mid_m100_1'.B3:'Tabela przestawna_select_mid_m100_1'.B102" chart:label-cell-address="'Tabela przestawna_select_mid_m100_1'.B2:'Tabela przestawna_select_mid_m100_1'.B2" chart:class="chart:line">
            <chart:data-point chart:repeated="100"/>
          </chart:series>
          <chart:series chart:style-name="ch8" chart:values-cell-range-address="'Tabela przestawna_select_mid_m100_1'.F3:'Tabela przestawna_select_mid_m100_1'.F102" chart:label-cell-address="'Tabela przestawna_select_mid_m100_1'.F2:'Tabela przestawna_select_mid_m100_1'.F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– przestawienia-select</text:p>
                <draw:g>
                  <svg:desc>'Tabela przestawna_select_mid_m100_1'.B2:'Tabela przestawna_select_mid_m100_1'.B2</svg:desc>
                </draw:g>
              </table:table-cell>
              <table:table-cell office:value-type="string">
                <text:p>Średnia – przestawienia-randomselect</text:p>
                <draw:g>
                  <svg:desc>'Tabela przestawna_select_mid_m100_1'.F2:'Tabela przestawna_select_mid_m100_1'.F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abela przestawna_select_mid_m100_1'.A3:'Tabela przestawna_select_mid_m100_1'.A102</svg:desc>
                </draw:g>
              </table:table-cell>
              <table:table-cell office:value-type="float" office:value="564.58">
                <text:p>564.58</text:p>
                <draw:g>
                  <svg:desc>'Tabela przestawna_select_mid_m100_1'.B3:'Tabela przestawna_select_mid_m100_1'.B102</svg:desc>
                </draw:g>
              </table:table-cell>
              <table:table-cell office:value-type="float" office:value="154.34">
                <text:p>154.34</text:p>
                <draw:g>
                  <svg:desc>'Tabela przestawna_select_mid_m100_1'.F3:'Tabela przestawna_select_mid_m100_1'.F10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16">
                <text:p>1216</text:p>
              </table:table-cell>
              <table:table-cell office:value-type="float" office:value="346.63">
                <text:p>346.6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920.4">
                <text:p>1920.4</text:p>
              </table:table-cell>
              <table:table-cell office:value-type="float" office:value="526.9">
                <text:p>526.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583.56">
                <text:p>2583.56</text:p>
              </table:table-cell>
              <table:table-cell office:value-type="float" office:value="642.25">
                <text:p>642.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192.57">
                <text:p>3192.57</text:p>
              </table:table-cell>
              <table:table-cell office:value-type="float" office:value="851.19">
                <text:p>851.1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910.94">
                <text:p>3910.94</text:p>
              </table:table-cell>
              <table:table-cell office:value-type="float" office:value="1023.53">
                <text:p>1023.5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633.93">
                <text:p>4633.93</text:p>
              </table:table-cell>
              <table:table-cell office:value-type="float" office:value="1260.87">
                <text:p>1260.8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397.86">
                <text:p>5397.86</text:p>
              </table:table-cell>
              <table:table-cell office:value-type="float" office:value="1271.97">
                <text:p>1271.9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000.85">
                <text:p>6000.85</text:p>
              </table:table-cell>
              <table:table-cell office:value-type="float" office:value="1539.61">
                <text:p>1539.6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650.3">
                <text:p>6650.3</text:p>
              </table:table-cell>
              <table:table-cell office:value-type="float" office:value="1859.76">
                <text:p>1859.7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7351.38">
                <text:p>7351.38</text:p>
              </table:table-cell>
              <table:table-cell office:value-type="float" office:value="1798.92">
                <text:p>1798.9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112.44">
                <text:p>8112.44</text:p>
              </table:table-cell>
              <table:table-cell office:value-type="float" office:value="2091.26">
                <text:p>2091.2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8788.78">
                <text:p>8788.78</text:p>
              </table:table-cell>
              <table:table-cell office:value-type="float" office:value="2226.88">
                <text:p>2226.8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260.81">
                <text:p>9260.81</text:p>
              </table:table-cell>
              <table:table-cell office:value-type="float" office:value="2351.91">
                <text:p>2351.9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251.2">
                <text:p>10251.2</text:p>
              </table:table-cell>
              <table:table-cell office:value-type="float" office:value="2567.87">
                <text:p>2567.8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844.83">
                <text:p>10844.83</text:p>
              </table:table-cell>
              <table:table-cell office:value-type="float" office:value="2712.12">
                <text:p>2712.1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1543.96">
                <text:p>11543.96</text:p>
              </table:table-cell>
              <table:table-cell office:value-type="float" office:value="2876.77">
                <text:p>2876.7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2340.81">
                <text:p>12340.81</text:p>
              </table:table-cell>
              <table:table-cell office:value-type="float" office:value="3087.72">
                <text:p>3087.7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2945.58">
                <text:p>12945.58</text:p>
              </table:table-cell>
              <table:table-cell office:value-type="float" office:value="3372.32">
                <text:p>3372.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646.49">
                <text:p>13646.49</text:p>
              </table:table-cell>
              <table:table-cell office:value-type="float" office:value="3409.87">
                <text:p>3409.8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4379.18">
                <text:p>14379.18</text:p>
              </table:table-cell>
              <table:table-cell office:value-type="float" office:value="3772.91">
                <text:p>3772.9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5193.37">
                <text:p>15193.37</text:p>
              </table:table-cell>
              <table:table-cell office:value-type="float" office:value="3632.84">
                <text:p>3632.8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6001.79">
                <text:p>16001.79</text:p>
              </table:table-cell>
              <table:table-cell office:value-type="float" office:value="3903.44">
                <text:p>3903.4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6617.62">
                <text:p>16617.62</text:p>
              </table:table-cell>
              <table:table-cell office:value-type="float" office:value="4157.66">
                <text:p>4157.6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7193.07">
                <text:p>17193.07</text:p>
              </table:table-cell>
              <table:table-cell office:value-type="float" office:value="4176.9">
                <text:p>4176.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7997.8">
                <text:p>17997.8</text:p>
              </table:table-cell>
              <table:table-cell office:value-type="float" office:value="4399.8">
                <text:p>4399.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8548.04">
                <text:p>18548.04</text:p>
              </table:table-cell>
              <table:table-cell office:value-type="float" office:value="4475.38">
                <text:p>4475.3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9328.45">
                <text:p>19328.45</text:p>
              </table:table-cell>
              <table:table-cell office:value-type="float" office:value="4850.6">
                <text:p>4850.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9656.62">
                <text:p>19656.62</text:p>
              </table:table-cell>
              <table:table-cell office:value-type="float" office:value="4743.84">
                <text:p>4743.8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0660.35">
                <text:p>20660.35</text:p>
              </table:table-cell>
              <table:table-cell office:value-type="float" office:value="5248.12">
                <text:p>5248.1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1241.1">
                <text:p>21241.1</text:p>
              </table:table-cell>
              <table:table-cell office:value-type="float" office:value="5208.3">
                <text:p>5208.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2323.3">
                <text:p>22323.3</text:p>
              </table:table-cell>
              <table:table-cell office:value-type="float" office:value="5335.12">
                <text:p>5335.1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2909.55">
                <text:p>22909.55</text:p>
              </table:table-cell>
              <table:table-cell office:value-type="float" office:value="5390.11">
                <text:p>5390.1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3852.99">
                <text:p>23852.99</text:p>
              </table:table-cell>
              <table:table-cell office:value-type="float" office:value="6061.69">
                <text:p>6061.6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4390.87">
                <text:p>24390.87</text:p>
              </table:table-cell>
              <table:table-cell office:value-type="float" office:value="5827.8">
                <text:p>5827.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5188.23">
                <text:p>25188.23</text:p>
              </table:table-cell>
              <table:table-cell office:value-type="float" office:value="6600.08">
                <text:p>6600.0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5457.94">
                <text:p>25457.94</text:p>
              </table:table-cell>
              <table:table-cell office:value-type="float" office:value="6137.09">
                <text:p>6137.0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6574.06">
                <text:p>26574.06</text:p>
              </table:table-cell>
              <table:table-cell office:value-type="float" office:value="6248.88">
                <text:p>6248.8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7254.26">
                <text:p>27254.26</text:p>
              </table:table-cell>
              <table:table-cell office:value-type="float" office:value="6724.06">
                <text:p>6724.0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7747.39">
                <text:p>27747.39</text:p>
              </table:table-cell>
              <table:table-cell office:value-type="float" office:value="6733.27">
                <text:p>6733.27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8500">
                <text:p>28500</text:p>
              </table:table-cell>
              <table:table-cell office:value-type="float" office:value="6717.91">
                <text:p>6717.9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9097.81">
                <text:p>29097.81</text:p>
              </table:table-cell>
              <table:table-cell office:value-type="float" office:value="7230.21">
                <text:p>7230.2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0104.06">
                <text:p>30104.06</text:p>
              </table:table-cell>
              <table:table-cell office:value-type="float" office:value="7164.03">
                <text:p>7164.0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0549.97">
                <text:p>30549.97</text:p>
              </table:table-cell>
              <table:table-cell office:value-type="float" office:value="7160.26">
                <text:p>7160.2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1263.64">
                <text:p>31263.64</text:p>
              </table:table-cell>
              <table:table-cell office:value-type="float" office:value="7738.79">
                <text:p>7738.7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1875.58">
                <text:p>31875.58</text:p>
              </table:table-cell>
              <table:table-cell office:value-type="float" office:value="7770.56">
                <text:p>7770.5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2561.35">
                <text:p>32561.35</text:p>
              </table:table-cell>
              <table:table-cell office:value-type="float" office:value="8177.71">
                <text:p>8177.7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3721.93">
                <text:p>33721.93</text:p>
              </table:table-cell>
              <table:table-cell office:value-type="float" office:value="7846.91">
                <text:p>7846.9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4215.62">
                <text:p>34215.62</text:p>
              </table:table-cell>
              <table:table-cell office:value-type="float" office:value="8431.22">
                <text:p>8431.2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4983.75">
                <text:p>34983.75</text:p>
              </table:table-cell>
              <table:table-cell office:value-type="float" office:value="8742.66">
                <text:p>8742.6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35641.22">
                <text:p>35641.22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6891.16">
                <text:p>36891.16</text:p>
              </table:table-cell>
              <table:table-cell office:value-type="float" office:value="8577.8">
                <text:p>8577.8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6866.34">
                <text:p>36866.34</text:p>
              </table:table-cell>
              <table:table-cell office:value-type="float" office:value="8730.26">
                <text:p>8730.26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7759.73">
                <text:p>37759.73</text:p>
              </table:table-cell>
              <table:table-cell office:value-type="float" office:value="9073.18">
                <text:p>9073.18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8725.47">
                <text:p>38725.47</text:p>
              </table:table-cell>
              <table:table-cell office:value-type="float" office:value="9001.92">
                <text:p>9001.9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9090.42">
                <text:p>39090.42</text:p>
              </table:table-cell>
              <table:table-cell office:value-type="float" office:value="9488.22">
                <text:p>9488.22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39858.36">
                <text:p>39858.36</text:p>
              </table:table-cell>
              <table:table-cell office:value-type="float" office:value="10716.05">
                <text:p>10716.05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40435.6">
                <text:p>40435.6</text:p>
              </table:table-cell>
              <table:table-cell office:value-type="float" office:value="9702.53">
                <text:p>9702.53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41220.76">
                <text:p>41220.76</text:p>
              </table:table-cell>
              <table:table-cell office:value-type="float" office:value="9701.56">
                <text:p>9701.5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1844.59">
                <text:p>41844.59</text:p>
              </table:table-cell>
              <table:table-cell office:value-type="float" office:value="9671.81">
                <text:p>9671.81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42793.31">
                <text:p>42793.31</text:p>
              </table:table-cell>
              <table:table-cell office:value-type="float" office:value="10726.77">
                <text:p>10726.77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43799.59">
                <text:p>43799.59</text:p>
              </table:table-cell>
              <table:table-cell office:value-type="float" office:value="10467.26">
                <text:p>10467.26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44476.55">
                <text:p>44476.55</text:p>
              </table:table-cell>
              <table:table-cell office:value-type="float" office:value="10738.8">
                <text:p>10738.8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5408.39">
                <text:p>45408.39</text:p>
              </table:table-cell>
              <table:table-cell office:value-type="float" office:value="11164.23">
                <text:p>11164.23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6087.36">
                <text:p>46087.36</text:p>
              </table:table-cell>
              <table:table-cell office:value-type="float" office:value="10879.89">
                <text:p>10879.89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45962.09">
                <text:p>45962.09</text:p>
              </table:table-cell>
              <table:table-cell office:value-type="float" office:value="11355.06">
                <text:p>11355.06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47218.55">
                <text:p>47218.55</text:p>
              </table:table-cell>
              <table:table-cell office:value-type="float" office:value="11499.25">
                <text:p>11499.2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48242.09">
                <text:p>48242.09</text:p>
              </table:table-cell>
              <table:table-cell office:value-type="float" office:value="11315.4">
                <text:p>11315.4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48896.08">
                <text:p>48896.08</text:p>
              </table:table-cell>
              <table:table-cell office:value-type="float" office:value="11969.84">
                <text:p>11969.8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9575.64">
                <text:p>49575.64</text:p>
              </table:table-cell>
              <table:table-cell office:value-type="float" office:value="11983.4">
                <text:p>11983.4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0356.57">
                <text:p>50356.57</text:p>
              </table:table-cell>
              <table:table-cell office:value-type="float" office:value="12286.41">
                <text:p>12286.41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0760.26">
                <text:p>50760.26</text:p>
              </table:table-cell>
              <table:table-cell office:value-type="float" office:value="12790.9">
                <text:p>12790.9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1540.41">
                <text:p>51540.41</text:p>
              </table:table-cell>
              <table:table-cell office:value-type="float" office:value="11731.84">
                <text:p>11731.84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52206.23">
                <text:p>52206.23</text:p>
              </table:table-cell>
              <table:table-cell office:value-type="float" office:value="12719.99">
                <text:p>12719.9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3375.45">
                <text:p>53375.45</text:p>
              </table:table-cell>
              <table:table-cell office:value-type="float" office:value="13018.98">
                <text:p>13018.98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3472.28">
                <text:p>53472.28</text:p>
              </table:table-cell>
              <table:table-cell office:value-type="float" office:value="12597.81">
                <text:p>12597.81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54409.12">
                <text:p>54409.12</text:p>
              </table:table-cell>
              <table:table-cell office:value-type="float" office:value="13510.51">
                <text:p>13510.5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55126.07">
                <text:p>55126.07</text:p>
              </table:table-cell>
              <table:table-cell office:value-type="float" office:value="13863.68">
                <text:p>13863.68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55920.06">
                <text:p>55920.06</text:p>
              </table:table-cell>
              <table:table-cell office:value-type="float" office:value="13665.59">
                <text:p>13665.5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6523.71">
                <text:p>56523.71</text:p>
              </table:table-cell>
              <table:table-cell office:value-type="float" office:value="13610.14">
                <text:p>13610.14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57558.27">
                <text:p>57558.27</text:p>
              </table:table-cell>
              <table:table-cell office:value-type="float" office:value="13960.4">
                <text:p>13960.4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58452.11">
                <text:p>58452.11</text:p>
              </table:table-cell>
              <table:table-cell office:value-type="float" office:value="13886.64">
                <text:p>13886.64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58686.62">
                <text:p>58686.62</text:p>
              </table:table-cell>
              <table:table-cell office:value-type="float" office:value="14554.35">
                <text:p>14554.3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59158.2">
                <text:p>59158.2</text:p>
              </table:table-cell>
              <table:table-cell office:value-type="float" office:value="14125.42">
                <text:p>14125.4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9878.7">
                <text:p>59878.7</text:p>
              </table:table-cell>
              <table:table-cell office:value-type="float" office:value="14009.91">
                <text:p>14009.91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61138.71">
                <text:p>61138.71</text:p>
              </table:table-cell>
              <table:table-cell office:value-type="float" office:value="14872.15">
                <text:p>14872.15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60182.38">
                <text:p>60182.38</text:p>
              </table:table-cell>
              <table:table-cell office:value-type="float" office:value="15292.41">
                <text:p>15292.41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61864.56">
                <text:p>61864.56</text:p>
              </table:table-cell>
              <table:table-cell office:value-type="float" office:value="16373.28">
                <text:p>16373.28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62977.76">
                <text:p>62977.76</text:p>
              </table:table-cell>
              <table:table-cell office:value-type="float" office:value="15106.31">
                <text:p>15106.3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3851.94">
                <text:p>63851.94</text:p>
              </table:table-cell>
              <table:table-cell office:value-type="float" office:value="14944.08">
                <text:p>14944.08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64924.87">
                <text:p>64924.87</text:p>
              </table:table-cell>
              <table:table-cell office:value-type="float" office:value="15050.2">
                <text:p>15050.2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65148.31">
                <text:p>65148.31</text:p>
              </table:table-cell>
              <table:table-cell office:value-type="float" office:value="14968.08">
                <text:p>14968.08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66184.53">
                <text:p>66184.53</text:p>
              </table:table-cell>
              <table:table-cell office:value-type="float" office:value="15878.53">
                <text:p>15878.53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66531.39">
                <text:p>66531.39</text:p>
              </table:table-cell>
              <table:table-cell office:value-type="float" office:value="16482.03">
                <text:p>16482.0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67747.89">
                <text:p>67747.89</text:p>
              </table:table-cell>
              <table:table-cell office:value-type="float" office:value="15293.18">
                <text:p>15293.18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68099.08">
                <text:p>68099.08</text:p>
              </table:table-cell>
              <table:table-cell office:value-type="float" office:value="16266.75">
                <text:p>16266.75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67985.26">
                <text:p>67985.26</text:p>
              </table:table-cell>
              <table:table-cell office:value-type="float" office:value="16427.14">
                <text:p>16427.14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69503.44">
                <text:p>69503.44</text:p>
              </table:table-cell>
              <table:table-cell office:value-type="float" office:value="16943.87">
                <text:p>16943.87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70429.2">
                <text:p>70429.2</text:p>
              </table:table-cell>
              <table:table-cell office:value-type="float" office:value="17329.85">
                <text:p>17329.8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9972.48">
                <text:p>69972.48</text:p>
              </table:table-cell>
              <table:table-cell office:value-type="float" office:value="16864.73">
                <text:p>16864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41cm" svg:height="13.289cm" xlink:href=".." xlink:type="simple" chart:class="chart:line" chart:style-name="ch1">
        <chart:title svg:x="7.631cm" svg:y="0.401cm" chart:style-name="ch2">
          <text:p>Porówanania - srednia wartosc</text:p>
        </chart:title>
        <chart:legend chart:legend-position="end" svg:x="14.747cm" svg:y="6.096cm" style:legend-expansion="high" chart:style-name="ch3"/>
        <chart:plot-area chart:style-name="ch4" table:cell-range-address="'Tabela przestawna_select_mid_m100_1'.A3:'Tabela przestawna_select_mid_m100_1'.A102 'Tabela przestawna_select_mid_m100_1'.C2:'Tabela przestawna_select_mid_m100_1'.C102 'Tabela przestawna_select_mid_m100_1'.G2:'Tabela przestawna_select_mid_m100_1'.G102" chart:data-source-has-labels="both" svg:x="0.43cm" svg:y="1.445cm" svg:width="13.887cm" svg:height="11.579cm">
          <chartooo:coordinate-region svg:x="1.607cm" svg:y="1.445cm" svg:width="12.71cm" svg:height="10.326cm"/>
          <chart:axis chart:dimension="x" chart:name="primary-x" chart:style-name="ch5" chartooo:axis-type="auto">
            <chartooo:date-scale/>
            <chart:categories table:cell-range-address="'Tabela przestawna_select_mid_m100_1'.A3:'Tabela przestawna_select_mid_m100_1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select_mid_m100_1'.C3:'Tabela przestawna_select_mid_m100_1'.C102" chart:label-cell-address="'Tabela przestawna_select_mid_m100_1'.C2:'Tabela przestawna_select_mid_m100_1'.C2" chart:class="chart:line">
            <chart:data-point chart:repeated="100"/>
          </chart:series>
          <chart:series chart:style-name="ch8" chart:values-cell-range-address="'Tabela przestawna_select_mid_m100_1'.G3:'Tabela przestawna_select_mid_m100_1'.G102" chart:label-cell-address="'Tabela przestawna_select_mid_m100_1'.G2:'Tabela przestawna_select_mid_m100_1'.G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– porównania-select</text:p>
                <draw:g>
                  <svg:desc>'Tabela przestawna_select_mid_m100_1'.C2:'Tabela przestawna_select_mid_m100_1'.C2</svg:desc>
                </draw:g>
              </table:table-cell>
              <table:table-cell office:value-type="string">
                <text:p>Średnia – porównania-randomselect</text:p>
                <draw:g>
                  <svg:desc>'Tabela przestawna_select_mid_m100_1'.G2:'Tabela przestawna_select_mid_m100_1'.G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abela przestawna_select_mid_m100_1'.A3:'Tabela przestawna_select_mid_m100_1'.A102</svg:desc>
                </draw:g>
              </table:table-cell>
              <table:table-cell office:value-type="float" office:value="600.19">
                <text:p>600.19</text:p>
                <draw:g>
                  <svg:desc>'Tabela przestawna_select_mid_m100_1'.C3:'Tabela przestawna_select_mid_m100_1'.C102</svg:desc>
                </draw:g>
              </table:table-cell>
              <table:table-cell office:value-type="float" office:value="324.88">
                <text:p>324.88</text:p>
                <draw:g>
                  <svg:desc>'Tabela przestawna_select_mid_m100_1'.G3:'Tabela przestawna_select_mid_m100_1'.G10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94.21">
                <text:p>1294.21</text:p>
              </table:table-cell>
              <table:table-cell office:value-type="float" office:value="672.97">
                <text:p>672.9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42.71">
                <text:p>2042.71</text:p>
              </table:table-cell>
              <table:table-cell office:value-type="float" office:value="1024.66">
                <text:p>1024.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773.64">
                <text:p>2773.64</text:p>
              </table:table-cell>
              <table:table-cell office:value-type="float" office:value="1303.5">
                <text:p>1303.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419.13">
                <text:p>3419.13</text:p>
              </table:table-cell>
              <table:table-cell office:value-type="float" office:value="1688.42">
                <text:p>1688.4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188.36">
                <text:p>4188.36</text:p>
              </table:table-cell>
              <table:table-cell office:value-type="float" office:value="1972.43">
                <text:p>1972.4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949.7">
                <text:p>4949.7</text:p>
              </table:table-cell>
              <table:table-cell office:value-type="float" office:value="2477.62">
                <text:p>2477.6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770.8">
                <text:p>5770.8</text:p>
              </table:table-cell>
              <table:table-cell office:value-type="float" office:value="2590.53">
                <text:p>2590.5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415.53">
                <text:p>6415.53</text:p>
              </table:table-cell>
              <table:table-cell office:value-type="float" office:value="3101.41">
                <text:p>3101.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061.2">
                <text:p>7061.2</text:p>
              </table:table-cell>
              <table:table-cell office:value-type="float" office:value="3546.5">
                <text:p>3546.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7857.05">
                <text:p>7857.05</text:p>
              </table:table-cell>
              <table:table-cell office:value-type="float" office:value="3752.54">
                <text:p>3752.5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667.74">
                <text:p>8667.74</text:p>
              </table:table-cell>
              <table:table-cell office:value-type="float" office:value="4139.13">
                <text:p>4139.1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350.85">
                <text:p>9350.85</text:p>
              </table:table-cell>
              <table:table-cell office:value-type="float" office:value="4352.93">
                <text:p>4352.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894.49">
                <text:p>9894.49</text:p>
              </table:table-cell>
              <table:table-cell office:value-type="float" office:value="4698.72">
                <text:p>4698.7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897.25">
                <text:p>10897.25</text:p>
              </table:table-cell>
              <table:table-cell office:value-type="float" office:value="5176.32">
                <text:p>5176.3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539.8">
                <text:p>11539.8</text:p>
              </table:table-cell>
              <table:table-cell office:value-type="float" office:value="5313.99">
                <text:p>5313.9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2344.4">
                <text:p>12344.4</text:p>
              </table:table-cell>
              <table:table-cell office:value-type="float" office:value="5551.03">
                <text:p>5551.0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217.88">
                <text:p>13217.88</text:p>
              </table:table-cell>
              <table:table-cell office:value-type="float" office:value="6119.42">
                <text:p>6119.4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884.76">
                <text:p>13884.76</text:p>
              </table:table-cell>
              <table:table-cell office:value-type="float" office:value="6589.79">
                <text:p>6589.7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550.4">
                <text:p>14550.4</text:p>
              </table:table-cell>
              <table:table-cell office:value-type="float" office:value="6705.95">
                <text:p>6705.9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5196.07">
                <text:p>15196.07</text:p>
              </table:table-cell>
              <table:table-cell office:value-type="float" office:value="7371.67">
                <text:p>7371.6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6206.09">
                <text:p>16206.09</text:p>
              </table:table-cell>
              <table:table-cell office:value-type="float" office:value="7496.77">
                <text:p>7496.7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6908.05">
                <text:p>16908.05</text:p>
              </table:table-cell>
              <table:table-cell office:value-type="float" office:value="7660.32">
                <text:p>7660.3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7673.44">
                <text:p>17673.44</text:p>
              </table:table-cell>
              <table:table-cell office:value-type="float" office:value="8252.29">
                <text:p>8252.2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487.34">
                <text:p>18487.34</text:p>
              </table:table-cell>
              <table:table-cell office:value-type="float" office:value="8463.15">
                <text:p>8463.1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9303.37">
                <text:p>19303.37</text:p>
              </table:table-cell>
              <table:table-cell office:value-type="float" office:value="8793.84">
                <text:p>8793.8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9963.89">
                <text:p>19963.89</text:p>
              </table:table-cell>
              <table:table-cell office:value-type="float" office:value="8674.94">
                <text:p>8674.9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0580.35">
                <text:p>20580.35</text:p>
              </table:table-cell>
              <table:table-cell office:value-type="float" office:value="9593.27">
                <text:p>9593.27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0928.58">
                <text:p>20928.58</text:p>
              </table:table-cell>
              <table:table-cell office:value-type="float" office:value="9377.72">
                <text:p>9377.7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2102.57">
                <text:p>22102.57</text:p>
              </table:table-cell>
              <table:table-cell office:value-type="float" office:value="10480.3">
                <text:p>10480.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2757.53">
                <text:p>22757.53</text:p>
              </table:table-cell>
              <table:table-cell office:value-type="float" office:value="10266.07">
                <text:p>10266.0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803.29">
                <text:p>23803.29</text:p>
              </table:table-cell>
              <table:table-cell office:value-type="float" office:value="10587.26">
                <text:p>10587.2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4378.56">
                <text:p>24378.56</text:p>
              </table:table-cell>
              <table:table-cell office:value-type="float" office:value="10780.34">
                <text:p>10780.3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5372.1">
                <text:p>25372.1</text:p>
              </table:table-cell>
              <table:table-cell office:value-type="float" office:value="11951.31">
                <text:p>11951.3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6151.9">
                <text:p>26151.9</text:p>
              </table:table-cell>
              <table:table-cell office:value-type="float" office:value="11737.86">
                <text:p>11737.8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6819.93">
                <text:p>26819.93</text:p>
              </table:table-cell>
              <table:table-cell office:value-type="float" office:value="12596.57">
                <text:p>12596.57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7150.7">
                <text:p>27150.7</text:p>
              </table:table-cell>
              <table:table-cell office:value-type="float" office:value="11891.13">
                <text:p>11891.13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8458.41">
                <text:p>28458.41</text:p>
              </table:table-cell>
              <table:table-cell office:value-type="float" office:value="12274.62">
                <text:p>12274.6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9256.71">
                <text:p>29256.71</text:p>
              </table:table-cell>
              <table:table-cell office:value-type="float" office:value="13116.51">
                <text:p>13116.5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9830.97">
                <text:p>29830.97</text:p>
              </table:table-cell>
              <table:table-cell office:value-type="float" office:value="13493.18">
                <text:p>13493.1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0464.56">
                <text:p>30464.56</text:p>
              </table:table-cell>
              <table:table-cell office:value-type="float" office:value="13858.11">
                <text:p>13858.1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1067.83">
                <text:p>31067.83</text:p>
              </table:table-cell>
              <table:table-cell office:value-type="float" office:value="14409.95">
                <text:p>14409.9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2002.02">
                <text:p>32002.02</text:p>
              </table:table-cell>
              <table:table-cell office:value-type="float" office:value="14299.38">
                <text:p>14299.3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2562.67">
                <text:p>32562.67</text:p>
              </table:table-cell>
              <table:table-cell office:value-type="float" office:value="14391.66">
                <text:p>14391.6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3431.29">
                <text:p>33431.29</text:p>
              </table:table-cell>
              <table:table-cell office:value-type="float" office:value="15647.53">
                <text:p>15647.5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4128.89">
                <text:p>34128.89</text:p>
              </table:table-cell>
              <table:table-cell office:value-type="float" office:value="15708.57">
                <text:p>15708.57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4735.19">
                <text:p>34735.19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6159.11">
                <text:p>36159.11</text:p>
              </table:table-cell>
              <table:table-cell office:value-type="float" office:value="15514.16">
                <text:p>15514.1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6821.38">
                <text:p>36821.38</text:p>
              </table:table-cell>
              <table:table-cell office:value-type="float" office:value="16383.03">
                <text:p>16383.0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7260.54">
                <text:p>37260.54</text:p>
              </table:table-cell>
              <table:table-cell office:value-type="float" office:value="17305.76">
                <text:p>17305.7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38154.08">
                <text:p>38154.08</text:p>
              </table:table-cell>
              <table:table-cell office:value-type="float" office:value="18045.97">
                <text:p>18045.97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9712.62">
                <text:p>39712.62</text:p>
              </table:table-cell>
              <table:table-cell office:value-type="float" office:value="17212.5">
                <text:p>17212.5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9354.65">
                <text:p>39354.65</text:p>
              </table:table-cell>
              <table:table-cell office:value-type="float" office:value="17527.53">
                <text:p>17527.53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40212.62">
                <text:p>40212.62</text:p>
              </table:table-cell>
              <table:table-cell office:value-type="float" office:value="18454.58">
                <text:p>18454.58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1211.46">
                <text:p>41211.46</text:p>
              </table:table-cell>
              <table:table-cell office:value-type="float" office:value="18310.24">
                <text:p>18310.2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1716.32">
                <text:p>41716.32</text:p>
              </table:table-cell>
              <table:table-cell office:value-type="float" office:value="18901.9">
                <text:p>18901.9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42481.14">
                <text:p>42481.14</text:p>
              </table:table-cell>
              <table:table-cell office:value-type="float" office:value="20322.59">
                <text:p>20322.59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43086">
                <text:p>43086</text:p>
              </table:table-cell>
              <table:table-cell office:value-type="float" office:value="19589.37">
                <text:p>19589.37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44177.69">
                <text:p>44177.69</text:p>
              </table:table-cell>
              <table:table-cell office:value-type="float" office:value="20112.16">
                <text:p>20112.1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4543.63">
                <text:p>44543.63</text:p>
              </table:table-cell>
              <table:table-cell office:value-type="float" office:value="19616.1">
                <text:p>19616.1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45522.16">
                <text:p>45522.16</text:p>
              </table:table-cell>
              <table:table-cell office:value-type="float" office:value="20744.43">
                <text:p>20744.43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46930.97">
                <text:p>46930.97</text:p>
              </table:table-cell>
              <table:table-cell office:value-type="float" office:value="20987.27">
                <text:p>20987.27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47343.76">
                <text:p>47343.76</text:p>
              </table:table-cell>
              <table:table-cell office:value-type="float" office:value="21568.57">
                <text:p>21568.57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7933.21">
                <text:p>47933.21</text:p>
              </table:table-cell>
              <table:table-cell office:value-type="float" office:value="22833.3">
                <text:p>22833.3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9273.17">
                <text:p>49273.17</text:p>
              </table:table-cell>
              <table:table-cell office:value-type="float" office:value="22282.7">
                <text:p>22282.7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48620.06">
                <text:p>48620.06</text:p>
              </table:table-cell>
              <table:table-cell office:value-type="float" office:value="21817.57">
                <text:p>21817.57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0540.99">
                <text:p>50540.99</text:p>
              </table:table-cell>
              <table:table-cell office:value-type="float" office:value="22243.86">
                <text:p>22243.86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0932.26">
                <text:p>50932.26</text:p>
              </table:table-cell>
              <table:table-cell office:value-type="float" office:value="22315.72">
                <text:p>22315.72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52032.08">
                <text:p>52032.08</text:p>
              </table:table-cell>
              <table:table-cell office:value-type="float" office:value="23909.7">
                <text:p>23909.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2941.28">
                <text:p>52941.28</text:p>
              </table:table-cell>
              <table:table-cell office:value-type="float" office:value="23919.59">
                <text:p>23919.59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3943.18">
                <text:p>53943.18</text:p>
              </table:table-cell>
              <table:table-cell office:value-type="float" office:value="25172.04">
                <text:p>25172.04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4155.06">
                <text:p>54155.06</text:p>
              </table:table-cell>
              <table:table-cell office:value-type="float" office:value="25531.94">
                <text:p>25531.94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4917.54">
                <text:p>54917.54</text:p>
              </table:table-cell>
              <table:table-cell office:value-type="float" office:value="24140.57">
                <text:p>24140.57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55608.83">
                <text:p>55608.83</text:p>
              </table:table-cell>
              <table:table-cell office:value-type="float" office:value="25530.06">
                <text:p>25530.0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6895.43">
                <text:p>56895.43</text:p>
              </table:table-cell>
              <table:table-cell office:value-type="float" office:value="25829.53">
                <text:p>25829.53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6997.69">
                <text:p>56997.69</text:p>
              </table:table-cell>
              <table:table-cell office:value-type="float" office:value="26210.7">
                <text:p>26210.7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57973.91">
                <text:p>57973.91</text:p>
              </table:table-cell>
              <table:table-cell office:value-type="float" office:value="27174.01">
                <text:p>27174.0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59165.25">
                <text:p>59165.25</text:p>
              </table:table-cell>
              <table:table-cell office:value-type="float" office:value="26788.68">
                <text:p>26788.68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60130.79">
                <text:p>60130.79</text:p>
              </table:table-cell>
              <table:table-cell office:value-type="float" office:value="27479.35">
                <text:p>27479.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0433.43">
                <text:p>60433.43</text:p>
              </table:table-cell>
              <table:table-cell office:value-type="float" office:value="26637.3">
                <text:p>26637.3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61412.8">
                <text:p>61412.8</text:p>
              </table:table-cell>
              <table:table-cell office:value-type="float" office:value="27083.41">
                <text:p>27083.41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62175.42">
                <text:p>62175.42</text:p>
              </table:table-cell>
              <table:table-cell office:value-type="float" office:value="27766.86">
                <text:p>27766.86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62441.2">
                <text:p>62441.2</text:p>
              </table:table-cell>
              <table:table-cell office:value-type="float" office:value="28529.96">
                <text:p>28529.96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62913.87">
                <text:p>62913.87</text:p>
              </table:table-cell>
              <table:table-cell office:value-type="float" office:value="27813.06">
                <text:p>27813.06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4069.43">
                <text:p>64069.43</text:p>
              </table:table-cell>
              <table:table-cell office:value-type="float" office:value="28645.63">
                <text:p>28645.63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65321.66">
                <text:p>65321.66</text:p>
              </table:table-cell>
              <table:table-cell office:value-type="float" office:value="29996.96">
                <text:p>29996.96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63997.76">
                <text:p>63997.76</text:p>
              </table:table-cell>
              <table:table-cell office:value-type="float" office:value="29572.26">
                <text:p>29572.26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65695.78">
                <text:p>65695.78</text:p>
              </table:table-cell>
              <table:table-cell office:value-type="float" office:value="31915.45">
                <text:p>31915.45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67258.43">
                <text:p>67258.43</text:p>
              </table:table-cell>
              <table:table-cell office:value-type="float" office:value="29856.79">
                <text:p>29856.7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8162.12">
                <text:p>68162.12</text:p>
              </table:table-cell>
              <table:table-cell office:value-type="float" office:value="29697.33">
                <text:p>29697.33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69654.24">
                <text:p>69654.24</text:p>
              </table:table-cell>
              <table:table-cell office:value-type="float" office:value="29689.23">
                <text:p>29689.23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70142.52">
                <text:p>70142.52</text:p>
              </table:table-cell>
              <table:table-cell office:value-type="float" office:value="30530.45">
                <text:p>30530.45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70550.67">
                <text:p>70550.67</text:p>
              </table:table-cell>
              <table:table-cell office:value-type="float" office:value="32308.51">
                <text:p>32308.51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71275.55">
                <text:p>71275.55</text:p>
              </table:table-cell>
              <table:table-cell office:value-type="float" office:value="32939.34">
                <text:p>32939.34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2126.03">
                <text:p>72126.03</text:p>
              </table:table-cell>
              <table:table-cell office:value-type="float" office:value="31209.16">
                <text:p>31209.1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72304.97">
                <text:p>72304.97</text:p>
              </table:table-cell>
              <table:table-cell office:value-type="float" office:value="31566.05">
                <text:p>31566.05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72554.44">
                <text:p>72554.44</text:p>
              </table:table-cell>
              <table:table-cell office:value-type="float" office:value="32754.5">
                <text:p>32754.5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74334.14">
                <text:p>74334.14</text:p>
              </table:table-cell>
              <table:table-cell office:value-type="float" office:value="32871.11">
                <text:p>32871.11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74561.62">
                <text:p>74561.62</text:p>
              </table:table-cell>
              <table:table-cell office:value-type="float" office:value="33788.34">
                <text:p>33788.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5116.2">
                <text:p>75116.2</text:p>
              </table:table-cell>
              <table:table-cell office:value-type="float" office:value="33892.58">
                <text:p>33892.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